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2.649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3.059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7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4" table:number-columns-repeated="5" table:default-cell-style-name="Default"/>
        <table:table-column table:style-name="co14" table:default-cell-style-name="Default"/>
        <table:table-column table:style-name="co4" table:number-columns-repeated="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7" calcext:value-type="float">
            <text:p>1012007</text:p>
          </table:table-cell>
          <table:table-cell office:value-type="float" office:value="601.1448" calcext:value-type="float">
            <text:p>601.1448</text:p>
          </table:table-cell>
          <table:table-cell office:value-type="float" office:value="13401.73" calcext:value-type="float">
            <text:p>13401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482575" calcext:value-type="float">
            <text:p>-0.4482575</text:p>
          </table:table-cell>
          <table:table-cell office:value-type="float" office:value="1.674461" calcext:value-type="float">
            <text:p>1.674461</text:p>
          </table:table-cell>
          <table:table-cell office:value-type="float" office:value="0" calcext:value-type="float">
            <text:p>0</text:p>
          </table:table-cell>
          <table:table-cell office:value-type="float" office:value="212.6723" calcext:value-type="float">
            <text:p>212.6723</text:p>
          </table:table-cell>
          <table:table-cell office:value-type="float" office:value="96.64483" calcext:value-type="float">
            <text:p>96.64483</text:p>
          </table:table-cell>
          <table:table-cell office:value-type="float" office:value="0.0002418633" calcext:value-type="float">
            <text:p>0.0002418633</text:p>
          </table:table-cell>
          <table:table-cell office:value-type="float" office:value="0" calcext:value-type="float">
            <text:p>0</text:p>
          </table:table-cell>
          <table:table-cell office:value-type="float" office:value="0.0000004371296" calcext:value-type="float">
            <text:p>4.371296E-07</text:p>
          </table:table-cell>
          <table:table-cell office:value-type="float" office:value="0" calcext:value-type="float">
            <text:p>0</text:p>
          </table:table-cell>
          <table:table-cell office:value-type="float" office:value="-0.000587707" calcext:value-type="float">
            <text:p>-0.000587707</text:p>
          </table:table-cell>
          <table:table-cell office:value-type="float" office:value="370" calcext:value-type="float">
            <text:p>370</text:p>
          </table:table-cell>
          <table:table-cell office:value-type="float" office:value="-0.4474284" calcext:value-type="float">
            <text:p>-0.4474284</text:p>
          </table:table-cell>
          <table:table-cell office:value-type="float" office:value="0" calcext:value-type="float">
            <text:p>0</text:p>
          </table:table-cell>
          <table:table-cell office:value-type="float" office:value="413.1486" calcext:value-type="float">
            <text:p>413.1486</text:p>
          </table:table-cell>
          <table:table-cell office:value-type="float" office:value="1350.005" calcext:value-type="float">
            <text:p>1350.005</text:p>
          </table:table-cell>
          <table:table-cell office:value-type="float" office:value="1670.561" calcext:value-type="float">
            <text:p>1670.561</text:p>
          </table:table-cell>
          <table:table-cell office:value-type="float" office:value="1262.026" calcext:value-type="float">
            <text:p>1262.026</text:p>
          </table:table-cell>
          <table:table-cell office:value-type="float" office:value="753.3376" calcext:value-type="float">
            <text:p>753.3376</text:p>
          </table:table-cell>
          <table:table-cell office:value-type="float" office:value="1120.43" calcext:value-type="float">
            <text:p>1120.43</text:p>
          </table:table-cell>
          <table:table-cell office:value-type="float" office:value="417.9629" calcext:value-type="float">
            <text:p>417.9629</text:p>
          </table:table-cell>
          <table:table-cell office:value-type="float" office:value="1836.334" calcext:value-type="float">
            <text:p>1836.334</text:p>
          </table:table-cell>
          <table:table-cell office:value-type="float" office:value="2074.381" calcext:value-type="float">
            <text:p>2074.381</text:p>
          </table:table-cell>
          <table:table-cell office:value-type="float" office:value="1662.249" calcext:value-type="float">
            <text:p>1662.249</text:p>
          </table:table-cell>
          <table:table-cell office:value-type="float" office:value="585.9975" calcext:value-type="float">
            <text:p>585.9975</text:p>
          </table:table-cell>
          <table:table-cell office:value-type="float" office:value="581.3896" calcext:value-type="float">
            <text:p>581.3896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000005850574" calcext:value-type="float">
            <text:p>-5.850574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799789" calcext:value-type="float">
            <text:p>-0.3799789</text:p>
          </table:table-cell>
          <table:table-cell office:value-type="float" office:value="0" calcext:value-type="float">
            <text:p>0</text:p>
          </table:table-cell>
          <table:table-cell office:value-type="float" office:value="6.52376" calcext:value-type="float">
            <text:p>6.5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7" calcext:value-type="float">
            <text:p>2012007</text:p>
          </table:table-cell>
          <table:table-cell office:value-type="float" office:value="600.6887" calcext:value-type="float">
            <text:p>600.6887</text:p>
          </table:table-cell>
          <table:table-cell office:value-type="float" office:value="13401.82" calcext:value-type="float">
            <text:p>13401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21462" calcext:value-type="float">
            <text:p>-0.8021462</text:p>
          </table:table-cell>
          <table:table-cell office:value-type="float" office:value="2.54659" calcext:value-type="float">
            <text:p>2.54659</text:p>
          </table:table-cell>
          <table:table-cell office:value-type="float" office:value="0" calcext:value-type="float">
            <text:p>0</text:p>
          </table:table-cell>
          <table:table-cell office:value-type="float" office:value="212.4316" calcext:value-type="float">
            <text:p>212.4316</text:p>
          </table:table-cell>
          <table:table-cell office:value-type="float" office:value="96.5908" calcext:value-type="float">
            <text:p>96.5908</text:p>
          </table:table-cell>
          <table:table-cell office:value-type="float" office:value="0.0004652609" calcext:value-type="float">
            <text:p>0.0004652609</text:p>
          </table:table-cell>
          <table:table-cell office:value-type="float" office:value="0" calcext:value-type="float">
            <text:p>0</text:p>
          </table:table-cell>
          <table:table-cell office:value-type="float" office:value="0.000000457535" calcext:value-type="float">
            <text:p>4.57535E-07</text:p>
          </table:table-cell>
          <table:table-cell office:value-type="float" office:value="0" calcext:value-type="float">
            <text:p>0</text:p>
          </table:table-cell>
          <table:table-cell office:value-type="float" office:value="-0.0006383613" calcext:value-type="float">
            <text:p>-0.0006383613</text:p>
          </table:table-cell>
          <table:table-cell office:value-type="float" office:value="370" calcext:value-type="float">
            <text:p>370</text:p>
          </table:table-cell>
          <table:table-cell office:value-type="float" office:value="-0.801043" calcext:value-type="float">
            <text:p>-0.801043</text:p>
          </table:table-cell>
          <table:table-cell office:value-type="float" office:value="0" calcext:value-type="float">
            <text:p>0</text:p>
          </table:table-cell>
          <table:table-cell office:value-type="float" office:value="413.184" calcext:value-type="float">
            <text:p>413.184</text:p>
          </table:table-cell>
          <table:table-cell office:value-type="float" office:value="1349.908" calcext:value-type="float">
            <text:p>1349.908</text:p>
          </table:table-cell>
          <table:table-cell office:value-type="float" office:value="1670.428" calcext:value-type="float">
            <text:p>1670.428</text:p>
          </table:table-cell>
          <table:table-cell office:value-type="float" office:value="1262.004" calcext:value-type="float">
            <text:p>1262.004</text:p>
          </table:table-cell>
          <table:table-cell office:value-type="float" office:value="753.3181" calcext:value-type="float">
            <text:p>753.3181</text:p>
          </table:table-cell>
          <table:table-cell office:value-type="float" office:value="1120.417" calcext:value-type="float">
            <text:p>1120.417</text:p>
          </table:table-cell>
          <table:table-cell office:value-type="float" office:value="417.9514" calcext:value-type="float">
            <text:p>417.9514</text:p>
          </table:table-cell>
          <table:table-cell office:value-type="float" office:value="1836.322" calcext:value-type="float">
            <text:p>1836.322</text:p>
          </table:table-cell>
          <table:table-cell office:value-type="float" office:value="2074.372" calcext:value-type="float">
            <text:p>2074.372</text:p>
          </table:table-cell>
          <table:table-cell office:value-type="float" office:value="1662.241" calcext:value-type="float">
            <text:p>1662.241</text:p>
          </table:table-cell>
          <table:table-cell office:value-type="float" office:value="585.9926" calcext:value-type="float">
            <text:p>585.9926</text:p>
          </table:table-cell>
          <table:table-cell office:value-type="float" office:value="581.3764" calcext:value-type="float">
            <text:p>581.3764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00000901933" calcext:value-type="float">
            <text:p>-9.01933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326358" calcext:value-type="float">
            <text:p>-0.7326358</text:p>
          </table:table-cell>
          <table:table-cell office:value-type="float" office:value="0" calcext:value-type="float">
            <text:p>0</text:p>
          </table:table-cell>
          <table:table-cell office:value-type="float" office:value="6.522794" calcext:value-type="float">
            <text:p>6.52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7" calcext:value-type="float">
            <text:p>3012007</text:p>
          </table:table-cell>
          <table:table-cell office:value-type="float" office:value="600.1797" calcext:value-type="float">
            <text:p>600.1797</text:p>
          </table:table-cell>
          <table:table-cell office:value-type="float" office:value="13401.94" calcext:value-type="float">
            <text:p>13401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85449" calcext:value-type="float">
            <text:p>-1.185449</text:p>
          </table:table-cell>
          <table:table-cell office:value-type="float" office:value="3.366192" calcext:value-type="float">
            <text:p>3.366192</text:p>
          </table:table-cell>
          <table:table-cell office:value-type="float" office:value="0" calcext:value-type="float">
            <text:p>0</text:p>
          </table:table-cell>
          <table:table-cell office:value-type="float" office:value="212.1621" calcext:value-type="float">
            <text:p>212.1621</text:p>
          </table:table-cell>
          <table:table-cell office:value-type="float" office:value="96.452" calcext:value-type="float">
            <text:p>96.452</text:p>
          </table:table-cell>
          <table:table-cell office:value-type="float" office:value="0.0006888611" calcext:value-type="float">
            <text:p>0.0006888611</text:p>
          </table:table-cell>
          <table:table-cell office:value-type="float" office:value="0" calcext:value-type="float">
            <text:p>0</text:p>
          </table:table-cell>
          <table:table-cell office:value-type="float" office:value="0.0000009060165" calcext:value-type="float">
            <text:p>9.060165E-07</text:p>
          </table:table-cell>
          <table:table-cell office:value-type="float" office:value="0" calcext:value-type="float">
            <text:p>0</text:p>
          </table:table-cell>
          <table:table-cell office:value-type="float" office:value="-0.0006383613" calcext:value-type="float">
            <text:p>-0.0006383613</text:p>
          </table:table-cell>
          <table:table-cell office:value-type="float" office:value="370" calcext:value-type="float">
            <text:p>370</text:p>
          </table:table-cell>
          <table:table-cell office:value-type="float" office:value="-1.184123" calcext:value-type="float">
            <text:p>-1.184123</text:p>
          </table:table-cell>
          <table:table-cell office:value-type="float" office:value="0" calcext:value-type="float">
            <text:p>0</text:p>
          </table:table-cell>
          <table:table-cell office:value-type="float" office:value="413.2378" calcext:value-type="float">
            <text:p>413.2378</text:p>
          </table:table-cell>
          <table:table-cell office:value-type="float" office:value="1349.839" calcext:value-type="float">
            <text:p>1349.839</text:p>
          </table:table-cell>
          <table:table-cell office:value-type="float" office:value="1670.299" calcext:value-type="float">
            <text:p>1670.299</text:p>
          </table:table-cell>
          <table:table-cell office:value-type="float" office:value="1261.984" calcext:value-type="float">
            <text:p>1261.984</text:p>
          </table:table-cell>
          <table:table-cell office:value-type="float" office:value="753.3007" calcext:value-type="float">
            <text:p>753.3007</text:p>
          </table:table-cell>
          <table:table-cell office:value-type="float" office:value="1120.404" calcext:value-type="float">
            <text:p>1120.404</text:p>
          </table:table-cell>
          <table:table-cell office:value-type="float" office:value="417.9411" calcext:value-type="float">
            <text:p>417.9411</text:p>
          </table:table-cell>
          <table:table-cell office:value-type="float" office:value="1836.31" calcext:value-type="float">
            <text:p>1836.31</text:p>
          </table:table-cell>
          <table:table-cell office:value-type="float" office:value="2074.363" calcext:value-type="float">
            <text:p>2074.363</text:p>
          </table:table-cell>
          <table:table-cell office:value-type="float" office:value="1662.233" calcext:value-type="float">
            <text:p>1662.233</text:p>
          </table:table-cell>
          <table:table-cell office:value-type="float" office:value="585.9876" calcext:value-type="float">
            <text:p>585.9876</text:p>
          </table:table-cell>
          <table:table-cell office:value-type="float" office:value="581.3633" calcext:value-type="float">
            <text:p>581.3633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494" calcext:value-type="float">
            <text:p>35.67494</text:p>
          </table:table-cell>
          <table:table-cell office:value-type="float" office:value="0" calcext:value-type="float">
            <text:p>0</text:p>
          </table:table-cell>
          <table:table-cell office:value-type="float" office:value="-0.0000001105956" calcext:value-type="float">
            <text:p>-1.10595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114925" calcext:value-type="float">
            <text:p>-1.114925</text:p>
          </table:table-cell>
          <table:table-cell office:value-type="float" office:value="0" calcext:value-type="float">
            <text:p>0</text:p>
          </table:table-cell>
          <table:table-cell office:value-type="float" office:value="6.521999" calcext:value-type="float">
            <text:p>6.52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7" calcext:value-type="float">
            <text:p>4012007</text:p>
          </table:table-cell>
          <table:table-cell office:value-type="float" office:value="599.5412" calcext:value-type="float">
            <text:p>599.5412</text:p>
          </table:table-cell>
          <table:table-cell office:value-type="float" office:value="13402.1" calcext:value-type="float">
            <text:p>1340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45794" calcext:value-type="float">
            <text:p>-1.645794</text:p>
          </table:table-cell>
          <table:table-cell office:value-type="float" office:value="4.255906" calcext:value-type="float">
            <text:p>4.255906</text:p>
          </table:table-cell>
          <table:table-cell office:value-type="float" office:value="0" calcext:value-type="float">
            <text:p>0</text:p>
          </table:table-cell>
          <table:table-cell office:value-type="float" office:value="211.9077" calcext:value-type="float">
            <text:p>211.9077</text:p>
          </table:table-cell>
          <table:table-cell office:value-type="float" office:value="96.18909" calcext:value-type="float">
            <text:p>96.18909</text:p>
          </table:table-cell>
          <table:table-cell office:value-type="float" office:value="0.0009119769" calcext:value-type="float">
            <text:p>0.0009119769</text:p>
          </table:table-cell>
          <table:table-cell office:value-type="float" office:value="0" calcext:value-type="float">
            <text:p>0</text:p>
          </table:table-cell>
          <table:table-cell office:value-type="float" office:value="0.000002101401" calcext:value-type="float">
            <text:p>2.101401E-06</text:p>
          </table:table-cell>
          <table:table-cell office:value-type="float" office:value="0" calcext:value-type="float">
            <text:p>0</text:p>
          </table:table-cell>
          <table:table-cell office:value-type="float" office:value="-0.0006383613" calcext:value-type="float">
            <text:p>-0.0006383613</text:p>
          </table:table-cell>
          <table:table-cell office:value-type="float" office:value="370" calcext:value-type="float">
            <text:p>370</text:p>
          </table:table-cell>
          <table:table-cell office:value-type="float" office:value="-1.644245" calcext:value-type="float">
            <text:p>-1.644245</text:p>
          </table:table-cell>
          <table:table-cell office:value-type="float" office:value="0" calcext:value-type="float">
            <text:p>0</text:p>
          </table:table-cell>
          <table:table-cell office:value-type="float" office:value="413.3164" calcext:value-type="float">
            <text:p>413.3164</text:p>
          </table:table-cell>
          <table:table-cell office:value-type="float" office:value="1349.772" calcext:value-type="float">
            <text:p>1349.772</text:p>
          </table:table-cell>
          <table:table-cell office:value-type="float" office:value="1670.171" calcext:value-type="float">
            <text:p>1670.171</text:p>
          </table:table-cell>
          <table:table-cell office:value-type="float" office:value="1261.964" calcext:value-type="float">
            <text:p>1261.964</text:p>
          </table:table-cell>
          <table:table-cell office:value-type="float" office:value="753.2838" calcext:value-type="float">
            <text:p>753.2838</text:p>
          </table:table-cell>
          <table:table-cell office:value-type="float" office:value="1120.391" calcext:value-type="float">
            <text:p>1120.391</text:p>
          </table:table-cell>
          <table:table-cell office:value-type="float" office:value="417.9313" calcext:value-type="float">
            <text:p>417.9313</text:p>
          </table:table-cell>
          <table:table-cell office:value-type="float" office:value="1836.299" calcext:value-type="float">
            <text:p>1836.299</text:p>
          </table:table-cell>
          <table:table-cell office:value-type="float" office:value="2074.354" calcext:value-type="float">
            <text:p>2074.354</text:p>
          </table:table-cell>
          <table:table-cell office:value-type="float" office:value="1662.226" calcext:value-type="float">
            <text:p>1662.226</text:p>
          </table:table-cell>
          <table:table-cell office:value-type="float" office:value="585.9827" calcext:value-type="float">
            <text:p>585.9827</text:p>
          </table:table-cell>
          <table:table-cell office:value-type="float" office:value="581.3505" calcext:value-type="float">
            <text:p>581.3505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494" calcext:value-type="float">
            <text:p>35.67494</text:p>
          </table:table-cell>
          <table:table-cell office:value-type="float" office:value="0" calcext:value-type="float">
            <text:p>0</text:p>
          </table:table-cell>
          <table:table-cell office:value-type="float" office:value="-0.0000001255382" calcext:value-type="float">
            <text:p>-1.25538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590788" calcext:value-type="float">
            <text:p>-1.590788</text:p>
          </table:table-cell>
          <table:table-cell office:value-type="float" office:value="0" calcext:value-type="float">
            <text:p>0</text:p>
          </table:table-cell>
          <table:table-cell office:value-type="float" office:value="6.537749" calcext:value-type="float">
            <text:p>6.537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7" calcext:value-type="float">
            <text:p>5012007</text:p>
          </table:table-cell>
          <table:table-cell office:value-type="float" office:value="598.7045" calcext:value-type="float">
            <text:p>598.7045</text:p>
          </table:table-cell>
          <table:table-cell office:value-type="float" office:value="13402.3" calcext:value-type="float">
            <text:p>1340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99096" calcext:value-type="float">
            <text:p>-2.199096</text:p>
          </table:table-cell>
          <table:table-cell office:value-type="float" office:value="5.644083" calcext:value-type="float">
            <text:p>5.644083</text:p>
          </table:table-cell>
          <table:table-cell office:value-type="float" office:value="0" calcext:value-type="float">
            <text:p>0</text:p>
          </table:table-cell>
          <table:table-cell office:value-type="float" office:value="211.6897" calcext:value-type="float">
            <text:p>211.6897</text:p>
          </table:table-cell>
          <table:table-cell office:value-type="float" office:value="95.74788" calcext:value-type="float">
            <text:p>95.74788</text:p>
          </table:table-cell>
          <table:table-cell office:value-type="float" office:value="0.001123485" calcext:value-type="float">
            <text:p>0.001123485</text:p>
          </table:table-cell>
          <table:table-cell office:value-type="float" office:value="0" calcext:value-type="float">
            <text:p>0</text:p>
          </table:table-cell>
          <table:table-cell office:value-type="float" office:value="0.00000243761" calcext:value-type="float">
            <text:p>2.43761E-06</text:p>
          </table:table-cell>
          <table:table-cell office:value-type="float" office:value="0" calcext:value-type="float">
            <text:p>0</text:p>
          </table:table-cell>
          <table:table-cell office:value-type="float" office:value="-0.0006383613" calcext:value-type="float">
            <text:p>-0.0006383613</text:p>
          </table:table-cell>
          <table:table-cell office:value-type="float" office:value="370" calcext:value-type="float">
            <text:p>370</text:p>
          </table:table-cell>
          <table:table-cell office:value-type="float" office:value="-2.197337" calcext:value-type="float">
            <text:p>-2.197337</text:p>
          </table:table-cell>
          <table:table-cell office:value-type="float" office:value="0" calcext:value-type="float">
            <text:p>0</text:p>
          </table:table-cell>
          <table:table-cell office:value-type="float" office:value="413.4403" calcext:value-type="float">
            <text:p>413.4403</text:p>
          </table:table-cell>
          <table:table-cell office:value-type="float" office:value="1349.691" calcext:value-type="float">
            <text:p>1349.691</text:p>
          </table:table-cell>
          <table:table-cell office:value-type="float" office:value="1670.041" calcext:value-type="float">
            <text:p>1670.041</text:p>
          </table:table-cell>
          <table:table-cell office:value-type="float" office:value="1261.946" calcext:value-type="float">
            <text:p>1261.946</text:p>
          </table:table-cell>
          <table:table-cell office:value-type="float" office:value="753.2669" calcext:value-type="float">
            <text:p>753.2669</text:p>
          </table:table-cell>
          <table:table-cell office:value-type="float" office:value="1120.379" calcext:value-type="float">
            <text:p>1120.379</text:p>
          </table:table-cell>
          <table:table-cell office:value-type="float" office:value="417.9218" calcext:value-type="float">
            <text:p>417.9218</text:p>
          </table:table-cell>
          <table:table-cell office:value-type="float" office:value="1836.288" calcext:value-type="float">
            <text:p>1836.288</text:p>
          </table:table-cell>
          <table:table-cell office:value-type="float" office:value="2074.345" calcext:value-type="float">
            <text:p>2074.345</text:p>
          </table:table-cell>
          <table:table-cell office:value-type="float" office:value="1662.218" calcext:value-type="float">
            <text:p>1662.218</text:p>
          </table:table-cell>
          <table:table-cell office:value-type="float" office:value="585.9779" calcext:value-type="float">
            <text:p>585.9779</text:p>
          </table:table-cell>
          <table:table-cell office:value-type="float" office:value="581.3378" calcext:value-type="float">
            <text:p>581.3378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00001462476" calcext:value-type="float">
            <text:p>-1.46247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12912" calcext:value-type="float">
            <text:p>-2.212912</text:p>
          </table:table-cell>
          <table:table-cell office:value-type="float" office:value="0" calcext:value-type="float">
            <text:p>0</text:p>
          </table:table-cell>
          <table:table-cell office:value-type="float" office:value="6.606785" calcext:value-type="float">
            <text:p>6.606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7" calcext:value-type="float">
            <text:p>6012007</text:p>
          </table:table-cell>
          <table:table-cell office:value-type="float" office:value="597.5803" calcext:value-type="float">
            <text:p>597.5803</text:p>
          </table:table-cell>
          <table:table-cell office:value-type="float" office:value="13402.57" calcext:value-type="float">
            <text:p>13402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44469" calcext:value-type="float">
            <text:p>-2.944469</text:p>
          </table:table-cell>
          <table:table-cell office:value-type="float" office:value="7.769766" calcext:value-type="float">
            <text:p>7.769766</text:p>
          </table:table-cell>
          <table:table-cell office:value-type="float" office:value="0" calcext:value-type="float">
            <text:p>0</text:p>
          </table:table-cell>
          <table:table-cell office:value-type="float" office:value="211.573" calcext:value-type="float">
            <text:p>211.573</text:p>
          </table:table-cell>
          <table:table-cell office:value-type="float" office:value="95.07485" calcext:value-type="float">
            <text:p>95.07485</text:p>
          </table:table-cell>
          <table:table-cell office:value-type="float" office:value="0.001318011" calcext:value-type="float">
            <text:p>0.001318011</text:p>
          </table:table-cell>
          <table:table-cell office:value-type="float" office:value="0" calcext:value-type="float">
            <text:p>0</text:p>
          </table:table-cell>
          <table:table-cell office:value-type="float" office:value="0.000002518777" calcext:value-type="float">
            <text:p>2.518777E-06</text:p>
          </table:table-cell>
          <table:table-cell office:value-type="float" office:value="0" calcext:value-type="float">
            <text:p>0</text:p>
          </table:table-cell>
          <table:table-cell office:value-type="float" office:value="-0.002380378" calcext:value-type="float">
            <text:p>-0.002380378</text:p>
          </table:table-cell>
          <table:table-cell office:value-type="float" office:value="370" calcext:value-type="float">
            <text:p>370</text:p>
          </table:table-cell>
          <table:table-cell office:value-type="float" office:value="-2.940773" calcext:value-type="float">
            <text:p>-2.940773</text:p>
          </table:table-cell>
          <table:table-cell office:value-type="float" office:value="0" calcext:value-type="float">
            <text:p>0</text:p>
          </table:table-cell>
          <table:table-cell office:value-type="float" office:value="413.6113" calcext:value-type="float">
            <text:p>413.6113</text:p>
          </table:table-cell>
          <table:table-cell office:value-type="float" office:value="1349.578" calcext:value-type="float">
            <text:p>1349.578</text:p>
          </table:table-cell>
          <table:table-cell office:value-type="float" office:value="1669.906" calcext:value-type="float">
            <text:p>1669.906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753.2491" calcext:value-type="float">
            <text:p>753.2491</text:p>
          </table:table-cell>
          <table:table-cell office:value-type="float" office:value="1120.366" calcext:value-type="float">
            <text:p>1120.366</text:p>
          </table:table-cell>
          <table:table-cell office:value-type="float" office:value="417.9124" calcext:value-type="float">
            <text:p>417.9124</text:p>
          </table:table-cell>
          <table:table-cell office:value-type="float" office:value="1836.278" calcext:value-type="float">
            <text:p>1836.278</text:p>
          </table:table-cell>
          <table:table-cell office:value-type="float" office:value="2074.337" calcext:value-type="float">
            <text:p>2074.337</text:p>
          </table:table-cell>
          <table:table-cell office:value-type="float" office:value="1662.211" calcext:value-type="float">
            <text:p>1662.211</text:p>
          </table:table-cell>
          <table:table-cell office:value-type="float" office:value="585.9731" calcext:value-type="float">
            <text:p>585.9731</text:p>
          </table:table-cell>
          <table:table-cell office:value-type="float" office:value="581.3253" calcext:value-type="float">
            <text:p>581.3253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493" calcext:value-type="float">
            <text:p>35.67493</text:p>
          </table:table-cell>
          <table:table-cell office:value-type="float" office:value="0" calcext:value-type="float">
            <text:p>0</text:p>
          </table:table-cell>
          <table:table-cell office:value-type="float" office:value="-0.0000006161958" calcext:value-type="float">
            <text:p>-6.16195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054445" calcext:value-type="float">
            <text:p>-3.054445</text:p>
          </table:table-cell>
          <table:table-cell office:value-type="float" office:value="0" calcext:value-type="float">
            <text:p>0</text:p>
          </table:table-cell>
          <table:table-cell office:value-type="float" office:value="6.704876" calcext:value-type="float">
            <text:p>6.704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7" calcext:value-type="float">
            <text:p>7012007</text:p>
          </table:table-cell>
          <table:table-cell office:value-type="float" office:value="596.6357" calcext:value-type="float">
            <text:p>596.6357</text:p>
          </table:table-cell>
          <table:table-cell office:value-type="float" office:value="13402.8" calcext:value-type="float">
            <text:p>1340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01023" calcext:value-type="float">
            <text:p>-3.801023</text:p>
          </table:table-cell>
          <table:table-cell office:value-type="float" office:value="10.37212" calcext:value-type="float">
            <text:p>10.37212</text:p>
          </table:table-cell>
          <table:table-cell office:value-type="float" office:value="0" calcext:value-type="float">
            <text:p>0</text:p>
          </table:table-cell>
          <table:table-cell office:value-type="float" office:value="211.4" calcext:value-type="float">
            <text:p>211.4</text:p>
          </table:table-cell>
          <table:table-cell office:value-type="float" office:value="94.57664" calcext:value-type="float">
            <text:p>94.57664</text:p>
          </table:table-cell>
          <table:table-cell office:value-type="float" office:value="0.001578862" calcext:value-type="float">
            <text:p>0.001578862</text:p>
          </table:table-cell>
          <table:table-cell office:value-type="float" office:value="0" calcext:value-type="float">
            <text:p>0</text:p>
          </table:table-cell>
          <table:table-cell office:value-type="float" office:value="0.000003861334" calcext:value-type="float">
            <text:p>3.861334E-06</text:p>
          </table:table-cell>
          <table:table-cell office:value-type="float" office:value="0" calcext:value-type="float">
            <text:p>0</text:p>
          </table:table-cell>
          <table:table-cell office:value-type="float" office:value="-0.005452884" calcext:value-type="float">
            <text:p>-0.005452884</text:p>
          </table:table-cell>
          <table:table-cell office:value-type="float" office:value="370" calcext:value-type="float">
            <text:p>370</text:p>
          </table:table-cell>
          <table:table-cell office:value-type="float" office:value="-3.793995" calcext:value-type="float">
            <text:p>-3.793995</text:p>
          </table:table-cell>
          <table:table-cell office:value-type="float" office:value="0" calcext:value-type="float">
            <text:p>0</text:p>
          </table:table-cell>
          <table:table-cell office:value-type="float" office:value="413.7422" calcext:value-type="float">
            <text:p>413.7422</text:p>
          </table:table-cell>
          <table:table-cell office:value-type="float" office:value="1349.464" calcext:value-type="float">
            <text:p>1349.464</text:p>
          </table:table-cell>
          <table:table-cell office:value-type="float" office:value="1669.77" calcext:value-type="float">
            <text:p>1669.77</text:p>
          </table:table-cell>
          <table:table-cell office:value-type="float" office:value="1261.904" calcext:value-type="float">
            <text:p>1261.904</text:p>
          </table:table-cell>
          <table:table-cell office:value-type="float" office:value="753.231" calcext:value-type="float">
            <text:p>753.231</text:p>
          </table:table-cell>
          <table:table-cell office:value-type="float" office:value="1120.353" calcext:value-type="float">
            <text:p>1120.353</text:p>
          </table:table-cell>
          <table:table-cell office:value-type="float" office:value="417.9029" calcext:value-type="float">
            <text:p>417.9029</text:p>
          </table:table-cell>
          <table:table-cell office:value-type="float" office:value="1836.267" calcext:value-type="float">
            <text:p>1836.267</text:p>
          </table:table-cell>
          <table:table-cell office:value-type="float" office:value="2074.329" calcext:value-type="float">
            <text:p>2074.329</text:p>
          </table:table-cell>
          <table:table-cell office:value-type="float" office:value="1662.204" calcext:value-type="float">
            <text:p>1662.204</text:p>
          </table:table-cell>
          <table:table-cell office:value-type="float" office:value="585.9685" calcext:value-type="float">
            <text:p>585.9685</text:p>
          </table:table-cell>
          <table:table-cell office:value-type="float" office:value="581.3129" calcext:value-type="float">
            <text:p>581.3129</text:p>
          </table:table-cell>
          <table:table-cell office:value-type="float" office:value="142.7324" calcext:value-type="float">
            <text:p>142.7324</text:p>
          </table:table-cell>
          <table:table-cell office:value-type="float" office:value="35.67498" calcext:value-type="float">
            <text:p>35.67498</text:p>
          </table:table-cell>
          <table:table-cell office:value-type="float" office:value="0" calcext:value-type="float">
            <text:p>0</text:p>
          </table:table-cell>
          <table:table-cell office:value-type="float" office:value="-0.0000007987628" calcext:value-type="float">
            <text:p>-7.98762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762723" calcext:value-type="float">
            <text:p>-3.762723</text:p>
          </table:table-cell>
          <table:table-cell office:value-type="float" office:value="0" calcext:value-type="float">
            <text:p>0</text:p>
          </table:table-cell>
          <table:table-cell office:value-type="float" office:value="6.559903" calcext:value-type="float">
            <text:p>6.559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7" calcext:value-type="float">
            <text:p>8012007</text:p>
          </table:table-cell>
          <table:table-cell office:value-type="float" office:value="595.891" calcext:value-type="float">
            <text:p>595.891</text:p>
          </table:table-cell>
          <table:table-cell office:value-type="float" office:value="13402.98" calcext:value-type="float">
            <text:p>1340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74964" calcext:value-type="float">
            <text:p>-4.474964</text:p>
          </table:table-cell>
          <table:table-cell office:value-type="float" office:value="12.09252" calcext:value-type="float">
            <text:p>12.09252</text:p>
          </table:table-cell>
          <table:table-cell office:value-type="float" office:value="0" calcext:value-type="float">
            <text:p>0</text:p>
          </table:table-cell>
          <table:table-cell office:value-type="float" office:value="211.1453" calcext:value-type="float">
            <text:p>211.1453</text:p>
          </table:table-cell>
          <table:table-cell office:value-type="float" office:value="94.25571" calcext:value-type="float">
            <text:p>94.25571</text:p>
          </table:table-cell>
          <table:table-cell office:value-type="float" office:value="0.001858749" calcext:value-type="float">
            <text:p>0.001858749</text:p>
          </table:table-cell>
          <table:table-cell office:value-type="float" office:value="0" calcext:value-type="float">
            <text:p>0</text:p>
          </table:table-cell>
          <table:table-cell office:value-type="float" office:value="0.00000498414" calcext:value-type="float">
            <text:p>4.98414E-06</text:p>
          </table:table-cell>
          <table:table-cell office:value-type="float" office:value="0" calcext:value-type="float">
            <text:p>0</text:p>
          </table:table-cell>
          <table:table-cell office:value-type="float" office:value="-0.008215036" calcext:value-type="float">
            <text:p>-0.008215036</text:p>
          </table:table-cell>
          <table:table-cell office:value-type="float" office:value="370" calcext:value-type="float">
            <text:p>370</text:p>
          </table:table-cell>
          <table:table-cell office:value-type="float" office:value="-4.464895" calcext:value-type="float">
            <text:p>-4.464895</text:p>
          </table:table-cell>
          <table:table-cell office:value-type="float" office:value="0" calcext:value-type="float">
            <text:p>0</text:p>
          </table:table-cell>
          <table:table-cell office:value-type="float" office:value="413.8386" calcext:value-type="float">
            <text:p>413.8386</text:p>
          </table:table-cell>
          <table:table-cell office:value-type="float" office:value="1349.357" calcext:value-type="float">
            <text:p>1349.357</text:p>
          </table:table-cell>
          <table:table-cell office:value-type="float" office:value="1669.638" calcext:value-type="float">
            <text:p>1669.638</text:p>
          </table:table-cell>
          <table:table-cell office:value-type="float" office:value="1261.884" calcext:value-type="float">
            <text:p>1261.884</text:p>
          </table:table-cell>
          <table:table-cell office:value-type="float" office:value="753.2133" calcext:value-type="float">
            <text:p>753.2133</text:p>
          </table:table-cell>
          <table:table-cell office:value-type="float" office:value="1120.341" calcext:value-type="float">
            <text:p>1120.341</text:p>
          </table:table-cell>
          <table:table-cell office:value-type="float" office:value="417.8936" calcext:value-type="float">
            <text:p>417.8936</text:p>
          </table:table-cell>
          <table:table-cell office:value-type="float" office:value="1836.257" calcext:value-type="float">
            <text:p>1836.257</text:p>
          </table:table-cell>
          <table:table-cell office:value-type="float" office:value="2074.321" calcext:value-type="float">
            <text:p>2074.321</text:p>
          </table:table-cell>
          <table:table-cell office:value-type="float" office:value="1662.197" calcext:value-type="float">
            <text:p>1662.197</text:p>
          </table:table-cell>
          <table:table-cell office:value-type="float" office:value="585.9639" calcext:value-type="float">
            <text:p>585.9639</text:p>
          </table:table-cell>
          <table:table-cell office:value-type="float" office:value="581.3008" calcext:value-type="float">
            <text:p>581.3008</text:p>
          </table:table-cell>
          <table:table-cell office:value-type="float" office:value="142.7324" calcext:value-type="float">
            <text:p>142.7324</text:p>
          </table:table-cell>
          <table:table-cell office:value-type="float" office:value="35.67502" calcext:value-type="float">
            <text:p>35.67502</text:p>
          </table:table-cell>
          <table:table-cell office:value-type="float" office:value="0" calcext:value-type="float">
            <text:p>0</text:p>
          </table:table-cell>
          <table:table-cell office:value-type="float" office:value="-0.0000008150323" calcext:value-type="float">
            <text:p>-8.15032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316326" calcext:value-type="float">
            <text:p>-4.316326</text:p>
          </table:table-cell>
          <table:table-cell office:value-type="float" office:value="0" calcext:value-type="float">
            <text:p>0</text:p>
          </table:table-cell>
          <table:table-cell office:value-type="float" office:value="6.442569" calcext:value-type="float">
            <text:p>6.44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7" calcext:value-type="float">
            <text:p>9012007</text:p>
          </table:table-cell>
          <table:table-cell office:value-type="float" office:value="595.0969" calcext:value-type="float">
            <text:p>595.0969</text:p>
          </table:table-cell>
          <table:table-cell office:value-type="float" office:value="13403.17" calcext:value-type="float">
            <text:p>1340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37844" calcext:value-type="float">
            <text:p>-5.137844</text:p>
          </table:table-cell>
          <table:table-cell office:value-type="float" office:value="13.96583" calcext:value-type="float">
            <text:p>13.96583</text:p>
          </table:table-cell>
          <table:table-cell office:value-type="float" office:value="0" calcext:value-type="float">
            <text:p>0</text:p>
          </table:table-cell>
          <table:table-cell office:value-type="float" office:value="210.9035" calcext:value-type="float">
            <text:p>210.9035</text:p>
          </table:table-cell>
          <table:table-cell office:value-type="float" office:value="93.88045" calcext:value-type="float">
            <text:p>93.88045</text:p>
          </table:table-cell>
          <table:table-cell office:value-type="float" office:value="0.002158233" calcext:value-type="float">
            <text:p>0.002158233</text:p>
          </table:table-cell>
          <table:table-cell office:value-type="float" office:value="0" calcext:value-type="float">
            <text:p>0</text:p>
          </table:table-cell>
          <table:table-cell office:value-type="float" office:value="0.000005647391" calcext:value-type="float">
            <text:p>5.647391E-06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5.126427" calcext:value-type="float">
            <text:p>-5.126427</text:p>
          </table:table-cell>
          <table:table-cell office:value-type="float" office:value="0" calcext:value-type="float">
            <text:p>0</text:p>
          </table:table-cell>
          <table:table-cell office:value-type="float" office:value="413.9496" calcext:value-type="float">
            <text:p>413.9496</text:p>
          </table:table-cell>
          <table:table-cell office:value-type="float" office:value="1349.253" calcext:value-type="float">
            <text:p>1349.253</text:p>
          </table:table-cell>
          <table:table-cell office:value-type="float" office:value="1669.509" calcext:value-type="float">
            <text:p>1669.509</text:p>
          </table:table-cell>
          <table:table-cell office:value-type="float" office:value="1261.863" calcext:value-type="float">
            <text:p>1261.863</text:p>
          </table:table-cell>
          <table:table-cell office:value-type="float" office:value="753.1959" calcext:value-type="float">
            <text:p>753.1959</text:p>
          </table:table-cell>
          <table:table-cell office:value-type="float" office:value="1120.328" calcext:value-type="float">
            <text:p>1120.328</text:p>
          </table:table-cell>
          <table:table-cell office:value-type="float" office:value="417.8843" calcext:value-type="float">
            <text:p>417.8843</text:p>
          </table:table-cell>
          <table:table-cell office:value-type="float" office:value="1836.246" calcext:value-type="float">
            <text:p>1836.246</text:p>
          </table:table-cell>
          <table:table-cell office:value-type="float" office:value="2074.313" calcext:value-type="float">
            <text:p>2074.313</text:p>
          </table:table-cell>
          <table:table-cell office:value-type="float" office:value="1662.19" calcext:value-type="float">
            <text:p>1662.19</text:p>
          </table:table-cell>
          <table:table-cell office:value-type="float" office:value="585.9595" calcext:value-type="float">
            <text:p>585.9595</text:p>
          </table:table-cell>
          <table:table-cell office:value-type="float" office:value="581.2888" calcext:value-type="float">
            <text:p>581.2888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8256612" calcext:value-type="float">
            <text:p>-8.25661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904275" calcext:value-type="float">
            <text:p>-4.904275</text:p>
          </table:table-cell>
          <table:table-cell office:value-type="float" office:value="0" calcext:value-type="float">
            <text:p>0</text:p>
          </table:table-cell>
          <table:table-cell office:value-type="float" office:value="6.368953" calcext:value-type="float">
            <text:p>6.368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7" calcext:value-type="float">
            <text:p>10012007</text:p>
          </table:table-cell>
          <table:table-cell office:value-type="float" office:value="594.2988" calcext:value-type="float">
            <text:p>594.2988</text:p>
          </table:table-cell>
          <table:table-cell office:value-type="float" office:value="13403.37" calcext:value-type="float">
            <text:p>1340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759567" calcext:value-type="float">
            <text:p>-5.759567</text:p>
          </table:table-cell>
          <table:table-cell office:value-type="float" office:value="15.50636" calcext:value-type="float">
            <text:p>15.50636</text:p>
          </table:table-cell>
          <table:table-cell office:value-type="float" office:value="0" calcext:value-type="float">
            <text:p>0</text:p>
          </table:table-cell>
          <table:table-cell office:value-type="float" office:value="210.6403" calcext:value-type="float">
            <text:p>210.6403</text:p>
          </table:table-cell>
          <table:table-cell office:value-type="float" office:value="93.50379" calcext:value-type="float">
            <text:p>93.50379</text:p>
          </table:table-cell>
          <table:table-cell office:value-type="float" office:value="0.002473695" calcext:value-type="float">
            <text:p>0.002473695</text:p>
          </table:table-cell>
          <table:table-cell office:value-type="float" office:value="0" calcext:value-type="float">
            <text:p>0</text:p>
          </table:table-cell>
          <table:table-cell office:value-type="float" office:value="0.000006591976" calcext:value-type="float">
            <text:p>6.591976E-06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5.747836" calcext:value-type="float">
            <text:p>-5.747836</text:p>
          </table:table-cell>
          <table:table-cell office:value-type="float" office:value="0" calcext:value-type="float">
            <text:p>0</text:p>
          </table:table-cell>
          <table:table-cell office:value-type="float" office:value="414.0636" calcext:value-type="float">
            <text:p>414.0636</text:p>
          </table:table-cell>
          <table:table-cell office:value-type="float" office:value="1349.146" calcext:value-type="float">
            <text:p>1349.146</text:p>
          </table:table-cell>
          <table:table-cell office:value-type="float" office:value="1669.379" calcext:value-type="float">
            <text:p>1669.379</text:p>
          </table:table-cell>
          <table:table-cell office:value-type="float" office:value="1261.843" calcext:value-type="float">
            <text:p>1261.843</text:p>
          </table:table-cell>
          <table:table-cell office:value-type="float" office:value="753.1783" calcext:value-type="float">
            <text:p>753.1783</text:p>
          </table:table-cell>
          <table:table-cell office:value-type="float" office:value="1120.316" calcext:value-type="float">
            <text:p>1120.316</text:p>
          </table:table-cell>
          <table:table-cell office:value-type="float" office:value="417.8751" calcext:value-type="float">
            <text:p>417.8751</text:p>
          </table:table-cell>
          <table:table-cell office:value-type="float" office:value="1836.235" calcext:value-type="float">
            <text:p>1836.235</text:p>
          </table:table-cell>
          <table:table-cell office:value-type="float" office:value="2074.305" calcext:value-type="float">
            <text:p>2074.305</text:p>
          </table:table-cell>
          <table:table-cell office:value-type="float" office:value="1662.184" calcext:value-type="float">
            <text:p>1662.184</text:p>
          </table:table-cell>
          <table:table-cell office:value-type="float" office:value="585.955" calcext:value-type="float">
            <text:p>585.955</text:p>
          </table:table-cell>
          <table:table-cell office:value-type="float" office:value="581.277" calcext:value-type="float">
            <text:p>581.277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4" calcext:value-type="float">
            <text:p>35.67504</text:p>
          </table:table-cell>
          <table:table-cell office:value-type="float" office:value="0" calcext:value-type="float">
            <text:p>0</text:p>
          </table:table-cell>
          <table:table-cell office:value-type="float" office:value="-0.0000008352371" calcext:value-type="float">
            <text:p>-8.35237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492695" calcext:value-type="float">
            <text:p>-5.492695</text:p>
          </table:table-cell>
          <table:table-cell office:value-type="float" office:value="0" calcext:value-type="float">
            <text:p>0</text:p>
          </table:table-cell>
          <table:table-cell office:value-type="float" office:value="6.335947" calcext:value-type="float">
            <text:p>6.335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7" calcext:value-type="float">
            <text:p>11012007</text:p>
          </table:table-cell>
          <table:table-cell office:value-type="float" office:value="593.168" calcext:value-type="float">
            <text:p>593.168</text:p>
          </table:table-cell>
          <table:table-cell office:value-type="float" office:value="13403.64" calcext:value-type="float">
            <text:p>13403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15174" calcext:value-type="float">
            <text:p>-6.615174</text:p>
          </table:table-cell>
          <table:table-cell office:value-type="float" office:value="17.99997" calcext:value-type="float">
            <text:p>17.99997</text:p>
          </table:table-cell>
          <table:table-cell office:value-type="float" office:value="0" calcext:value-type="float">
            <text:p>0</text:p>
          </table:table-cell>
          <table:table-cell office:value-type="float" office:value="210.3994" calcext:value-type="float">
            <text:p>210.3994</text:p>
          </table:table-cell>
          <table:table-cell office:value-type="float" office:value="92.92643" calcext:value-type="float">
            <text:p>92.92643</text:p>
          </table:table-cell>
          <table:table-cell office:value-type="float" office:value="0.002812332" calcext:value-type="float">
            <text:p>0.002812332</text:p>
          </table:table-cell>
          <table:table-cell office:value-type="float" office:value="0" calcext:value-type="float">
            <text:p>0</text:p>
          </table:table-cell>
          <table:table-cell office:value-type="float" office:value="0.000007747218" calcext:value-type="float">
            <text:p>7.747218E-06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6.603105" calcext:value-type="float">
            <text:p>-6.603105</text:p>
          </table:table-cell>
          <table:table-cell office:value-type="float" office:value="0" calcext:value-type="float">
            <text:p>0</text:p>
          </table:table-cell>
          <table:table-cell office:value-type="float" office:value="414.217" calcext:value-type="float">
            <text:p>414.217</text:p>
          </table:table-cell>
          <table:table-cell office:value-type="float" office:value="1348.996" calcext:value-type="float">
            <text:p>1348.996</text:p>
          </table:table-cell>
          <table:table-cell office:value-type="float" office:value="1669.211" calcext:value-type="float">
            <text:p>1669.211</text:p>
          </table:table-cell>
          <table:table-cell office:value-type="float" office:value="1261.813" calcext:value-type="float">
            <text:p>1261.813</text:p>
          </table:table-cell>
          <table:table-cell office:value-type="float" office:value="753.1579" calcext:value-type="float">
            <text:p>753.1579</text:p>
          </table:table-cell>
          <table:table-cell office:value-type="float" office:value="1120.302" calcext:value-type="float">
            <text:p>1120.302</text:p>
          </table:table-cell>
          <table:table-cell office:value-type="float" office:value="417.8657" calcext:value-type="float">
            <text:p>417.8657</text:p>
          </table:table-cell>
          <table:table-cell office:value-type="float" office:value="1836.225" calcext:value-type="float">
            <text:p>1836.225</text:p>
          </table:table-cell>
          <table:table-cell office:value-type="float" office:value="2074.297" calcext:value-type="float">
            <text:p>2074.297</text:p>
          </table:table-cell>
          <table:table-cell office:value-type="float" office:value="1662.177" calcext:value-type="float">
            <text:p>1662.177</text:p>
          </table:table-cell>
          <table:table-cell office:value-type="float" office:value="585.9506" calcext:value-type="float">
            <text:p>585.9506</text:p>
          </table:table-cell>
          <table:table-cell office:value-type="float" office:value="581.2654" calcext:value-type="float">
            <text:p>581.2654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8653803" calcext:value-type="float">
            <text:p>-8.65380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330534" calcext:value-type="float">
            <text:p>-6.330534</text:p>
          </table:table-cell>
          <table:table-cell office:value-type="float" office:value="0" calcext:value-type="float">
            <text:p>0</text:p>
          </table:table-cell>
          <table:table-cell office:value-type="float" office:value="6.318497" calcext:value-type="float">
            <text:p>6.318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7" calcext:value-type="float">
            <text:p>12012007</text:p>
          </table:table-cell>
          <table:table-cell office:value-type="float" office:value="592.4075" calcext:value-type="float">
            <text:p>592.4075</text:p>
          </table:table-cell>
          <table:table-cell office:value-type="float" office:value="13403.83" calcext:value-type="float">
            <text:p>1340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1657" calcext:value-type="float">
            <text:p>-7.21657</text:p>
          </table:table-cell>
          <table:table-cell office:value-type="float" office:value="20.15781" calcext:value-type="float">
            <text:p>20.15781</text:p>
          </table:table-cell>
          <table:table-cell office:value-type="float" office:value="0" calcext:value-type="float">
            <text:p>0</text:p>
          </table:table-cell>
          <table:table-cell office:value-type="float" office:value="210.0982" calcext:value-type="float">
            <text:p>210.0982</text:p>
          </table:table-cell>
          <table:table-cell office:value-type="float" office:value="92.63326" calcext:value-type="float">
            <text:p>92.63326</text:p>
          </table:table-cell>
          <table:table-cell office:value-type="float" office:value="0.003162796" calcext:value-type="float">
            <text:p>0.003162796</text:p>
          </table:table-cell>
          <table:table-cell office:value-type="float" office:value="0" calcext:value-type="float">
            <text:p>0</text:p>
          </table:table-cell>
          <table:table-cell office:value-type="float" office:value="0.000008369305" calcext:value-type="float">
            <text:p>8.369305E-06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7.204152" calcext:value-type="float">
            <text:p>-7.204152</text:p>
          </table:table-cell>
          <table:table-cell office:value-type="float" office:value="0" calcext:value-type="float">
            <text:p>0</text:p>
          </table:table-cell>
          <table:table-cell office:value-type="float" office:value="414.3081" calcext:value-type="float">
            <text:p>414.3081</text:p>
          </table:table-cell>
          <table:table-cell office:value-type="float" office:value="1348.879" calcext:value-type="float">
            <text:p>1348.879</text:p>
          </table:table-cell>
          <table:table-cell office:value-type="float" office:value="1669.065" calcext:value-type="float">
            <text:p>1669.065</text:p>
          </table:table-cell>
          <table:table-cell office:value-type="float" office:value="1261.787" calcext:value-type="float">
            <text:p>1261.787</text:p>
          </table:table-cell>
          <table:table-cell office:value-type="float" office:value="753.137" calcext:value-type="float">
            <text:p>753.137</text:p>
          </table:table-cell>
          <table:table-cell office:value-type="float" office:value="1120.287" calcext:value-type="float">
            <text:p>1120.287</text:p>
          </table:table-cell>
          <table:table-cell office:value-type="float" office:value="417.8555" calcext:value-type="float">
            <text:p>417.8555</text:p>
          </table:table-cell>
          <table:table-cell office:value-type="float" office:value="1836.214" calcext:value-type="float">
            <text:p>1836.214</text:p>
          </table:table-cell>
          <table:table-cell office:value-type="float" office:value="2074.29" calcext:value-type="float">
            <text:p>2074.29</text:p>
          </table:table-cell>
          <table:table-cell office:value-type="float" office:value="1662.17" calcext:value-type="float">
            <text:p>1662.17</text:p>
          </table:table-cell>
          <table:table-cell office:value-type="float" office:value="585.9463" calcext:value-type="float">
            <text:p>585.9463</text:p>
          </table:table-cell>
          <table:table-cell office:value-type="float" office:value="581.254" calcext:value-type="float">
            <text:p>581.254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4" calcext:value-type="float">
            <text:p>35.67504</text:p>
          </table:table-cell>
          <table:table-cell office:value-type="float" office:value="0" calcext:value-type="float">
            <text:p>0</text:p>
          </table:table-cell>
          <table:table-cell office:value-type="float" office:value="-0.0000008724222" calcext:value-type="float">
            <text:p>-8.72422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893284" calcext:value-type="float">
            <text:p>-6.893284</text:p>
          </table:table-cell>
          <table:table-cell office:value-type="float" office:value="0" calcext:value-type="float">
            <text:p>0</text:p>
          </table:table-cell>
          <table:table-cell office:value-type="float" office:value="6.28018" calcext:value-type="float">
            <text:p>6.2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7" calcext:value-type="float">
            <text:p>13012007</text:p>
          </table:table-cell>
          <table:table-cell office:value-type="float" office:value="591.8224" calcext:value-type="float">
            <text:p>591.8224</text:p>
          </table:table-cell>
          <table:table-cell office:value-type="float" office:value="13403.97" calcext:value-type="float">
            <text:p>13403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63036" calcext:value-type="float">
            <text:p>-7.663036</text:p>
          </table:table-cell>
          <table:table-cell office:value-type="float" office:value="21.94177" calcext:value-type="float">
            <text:p>21.94177</text:p>
          </table:table-cell>
          <table:table-cell office:value-type="float" office:value="0" calcext:value-type="float">
            <text:p>0</text:p>
          </table:table-cell>
          <table:table-cell office:value-type="float" office:value="209.7474" calcext:value-type="float">
            <text:p>209.7474</text:p>
          </table:table-cell>
          <table:table-cell office:value-type="float" office:value="92.45414" calcext:value-type="float">
            <text:p>92.45414</text:p>
          </table:table-cell>
          <table:table-cell office:value-type="float" office:value="0.003521916" calcext:value-type="float">
            <text:p>0.003521916</text:p>
          </table:table-cell>
          <table:table-cell office:value-type="float" office:value="0" calcext:value-type="float">
            <text:p>0</text:p>
          </table:table-cell>
          <table:table-cell office:value-type="float" office:value="0.00001036937" calcext:value-type="float">
            <text:p>1.036937E-05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7.65026" calcext:value-type="float">
            <text:p>-7.65026</text:p>
          </table:table-cell>
          <table:table-cell office:value-type="float" office:value="0" calcext:value-type="float">
            <text:p>0</text:p>
          </table:table-cell>
          <table:table-cell office:value-type="float" office:value="414.3769" calcext:value-type="float">
            <text:p>414.3769</text:p>
          </table:table-cell>
          <table:table-cell office:value-type="float" office:value="1348.781" calcext:value-type="float">
            <text:p>1348.781</text:p>
          </table:table-cell>
          <table:table-cell office:value-type="float" office:value="1668.94" calcext:value-type="float">
            <text:p>1668.94</text:p>
          </table:table-cell>
          <table:table-cell office:value-type="float" office:value="1261.766" calcext:value-type="float">
            <text:p>1261.766</text:p>
          </table:table-cell>
          <table:table-cell office:value-type="float" office:value="753.1181" calcext:value-type="float">
            <text:p>753.1181</text:p>
          </table:table-cell>
          <table:table-cell office:value-type="float" office:value="1120.273" calcext:value-type="float">
            <text:p>1120.273</text:p>
          </table:table-cell>
          <table:table-cell office:value-type="float" office:value="417.8456" calcext:value-type="float">
            <text:p>417.8456</text:p>
          </table:table-cell>
          <table:table-cell office:value-type="float" office:value="1836.203" calcext:value-type="float">
            <text:p>1836.203</text:p>
          </table:table-cell>
          <table:table-cell office:value-type="float" office:value="2074.282" calcext:value-type="float">
            <text:p>2074.282</text:p>
          </table:table-cell>
          <table:table-cell office:value-type="float" office:value="1662.164" calcext:value-type="float">
            <text:p>1662.164</text:p>
          </table:table-cell>
          <table:table-cell office:value-type="float" office:value="585.942" calcext:value-type="float">
            <text:p>585.942</text:p>
          </table:table-cell>
          <table:table-cell office:value-type="float" office:value="581.2427" calcext:value-type="float">
            <text:p>581.2427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8760588" calcext:value-type="float">
            <text:p>-8.76058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318307" calcext:value-type="float">
            <text:p>-7.318307</text:p>
          </table:table-cell>
          <table:table-cell office:value-type="float" office:value="0" calcext:value-type="float">
            <text:p>0</text:p>
          </table:table-cell>
          <table:table-cell office:value-type="float" office:value="6.259055" calcext:value-type="float">
            <text:p>6.259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7" calcext:value-type="float">
            <text:p>14012007</text:p>
          </table:table-cell>
          <table:table-cell office:value-type="float" office:value="591.2508" calcext:value-type="float">
            <text:p>591.2508</text:p>
          </table:table-cell>
          <table:table-cell office:value-type="float" office:value="13404.12" calcext:value-type="float">
            <text:p>1340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03406" calcext:value-type="float">
            <text:p>-8.103406</text:p>
          </table:table-cell>
          <table:table-cell office:value-type="float" office:value="23.56926" calcext:value-type="float">
            <text:p>23.56926</text:p>
          </table:table-cell>
          <table:table-cell office:value-type="float" office:value="0" calcext:value-type="float">
            <text:p>0</text:p>
          </table:table-cell>
          <table:table-cell office:value-type="float" office:value="209.3753" calcext:value-type="float">
            <text:p>209.3753</text:p>
          </table:table-cell>
          <table:table-cell office:value-type="float" office:value="92.28516" calcext:value-type="float">
            <text:p>92.28516</text:p>
          </table:table-cell>
          <table:table-cell office:value-type="float" office:value="0.003922648" calcext:value-type="float">
            <text:p>0.003922648</text:p>
          </table:table-cell>
          <table:table-cell office:value-type="float" office:value="0" calcext:value-type="float">
            <text:p>0</text:p>
          </table:table-cell>
          <table:table-cell office:value-type="float" office:value="0.00001246366" calcext:value-type="float">
            <text:p>1.246366E-05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8.090231" calcext:value-type="float">
            <text:p>-8.090231</text:p>
          </table:table-cell>
          <table:table-cell office:value-type="float" office:value="0" calcext:value-type="float">
            <text:p>0</text:p>
          </table:table-cell>
          <table:table-cell office:value-type="float" office:value="414.4446" calcext:value-type="float">
            <text:p>414.4446</text:p>
          </table:table-cell>
          <table:table-cell office:value-type="float" office:value="1348.687" calcext:value-type="float">
            <text:p>1348.687</text:p>
          </table:table-cell>
          <table:table-cell office:value-type="float" office:value="1668.815" calcext:value-type="float">
            <text:p>1668.815</text:p>
          </table:table-cell>
          <table:table-cell office:value-type="float" office:value="1261.746" calcext:value-type="float">
            <text:p>1261.746</text:p>
          </table:table-cell>
          <table:table-cell office:value-type="float" office:value="753.0997" calcext:value-type="float">
            <text:p>753.0997</text:p>
          </table:table-cell>
          <table:table-cell office:value-type="float" office:value="1120.26" calcext:value-type="float">
            <text:p>1120.26</text:p>
          </table:table-cell>
          <table:table-cell office:value-type="float" office:value="417.8361" calcext:value-type="float">
            <text:p>417.8361</text:p>
          </table:table-cell>
          <table:table-cell office:value-type="float" office:value="1836.193" calcext:value-type="float">
            <text:p>1836.193</text:p>
          </table:table-cell>
          <table:table-cell office:value-type="float" office:value="2074.274" calcext:value-type="float">
            <text:p>2074.274</text:p>
          </table:table-cell>
          <table:table-cell office:value-type="float" office:value="1662.157" calcext:value-type="float">
            <text:p>1662.157</text:p>
          </table:table-cell>
          <table:table-cell office:value-type="float" office:value="585.9379" calcext:value-type="float">
            <text:p>585.9379</text:p>
          </table:table-cell>
          <table:table-cell office:value-type="float" office:value="581.2316" calcext:value-type="float">
            <text:p>581.2316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8791597" calcext:value-type="float">
            <text:p>-8.79159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729246" calcext:value-type="float">
            <text:p>-7.729246</text:p>
          </table:table-cell>
          <table:table-cell office:value-type="float" office:value="0" calcext:value-type="float">
            <text:p>0</text:p>
          </table:table-cell>
          <table:table-cell office:value-type="float" office:value="6.230045" calcext:value-type="float">
            <text:p>6.23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7" calcext:value-type="float">
            <text:p>15012007</text:p>
          </table:table-cell>
          <table:table-cell office:value-type="float" office:value="590.7173" calcext:value-type="float">
            <text:p>590.7173</text:p>
          </table:table-cell>
          <table:table-cell office:value-type="float" office:value="13404.27" calcext:value-type="float">
            <text:p>13404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08673" calcext:value-type="float">
            <text:p>-8.508673</text:p>
          </table:table-cell>
          <table:table-cell office:value-type="float" office:value="25.05628" calcext:value-type="float">
            <text:p>25.05628</text:p>
          </table:table-cell>
          <table:table-cell office:value-type="float" office:value="0" calcext:value-type="float">
            <text:p>0</text:p>
          </table:table-cell>
          <table:table-cell office:value-type="float" office:value="208.9929" calcext:value-type="float">
            <text:p>208.9929</text:p>
          </table:table-cell>
          <table:table-cell office:value-type="float" office:value="92.14268" calcext:value-type="float">
            <text:p>92.14268</text:p>
          </table:table-cell>
          <table:table-cell office:value-type="float" office:value="0.004353528" calcext:value-type="float">
            <text:p>0.004353528</text:p>
          </table:table-cell>
          <table:table-cell office:value-type="float" office:value="0" calcext:value-type="float">
            <text:p>0</text:p>
          </table:table-cell>
          <table:table-cell office:value-type="float" office:value="0.00001406426" calcext:value-type="float">
            <text:p>1.406426E-05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8.495069" calcext:value-type="float">
            <text:p>-8.495069</text:p>
          </table:table-cell>
          <table:table-cell office:value-type="float" office:value="0" calcext:value-type="float">
            <text:p>0</text:p>
          </table:table-cell>
          <table:table-cell office:value-type="float" office:value="414.5072" calcext:value-type="float">
            <text:p>414.5072</text:p>
          </table:table-cell>
          <table:table-cell office:value-type="float" office:value="1348.598" calcext:value-type="float">
            <text:p>1348.598</text:p>
          </table:table-cell>
          <table:table-cell office:value-type="float" office:value="1668.693" calcext:value-type="float">
            <text:p>1668.693</text:p>
          </table:table-cell>
          <table:table-cell office:value-type="float" office:value="1261.726" calcext:value-type="float">
            <text:p>1261.726</text:p>
          </table:table-cell>
          <table:table-cell office:value-type="float" office:value="753.0816" calcext:value-type="float">
            <text:p>753.0816</text:p>
          </table:table-cell>
          <table:table-cell office:value-type="float" office:value="1120.248" calcext:value-type="float">
            <text:p>1120.248</text:p>
          </table:table-cell>
          <table:table-cell office:value-type="float" office:value="417.8267" calcext:value-type="float">
            <text:p>417.8267</text:p>
          </table:table-cell>
          <table:table-cell office:value-type="float" office:value="1836.182" calcext:value-type="float">
            <text:p>1836.182</text:p>
          </table:table-cell>
          <table:table-cell office:value-type="float" office:value="2074.267" calcext:value-type="float">
            <text:p>2074.267</text:p>
          </table:table-cell>
          <table:table-cell office:value-type="float" office:value="1662.151" calcext:value-type="float">
            <text:p>1662.151</text:p>
          </table:table-cell>
          <table:table-cell office:value-type="float" office:value="585.9338" calcext:value-type="float">
            <text:p>585.9338</text:p>
          </table:table-cell>
          <table:table-cell office:value-type="float" office:value="581.2207" calcext:value-type="float">
            <text:p>581.2207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8817879" calcext:value-type="float">
            <text:p>-8.81787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109657" calcext:value-type="float">
            <text:p>-8.109657</text:p>
          </table:table-cell>
          <table:table-cell office:value-type="float" office:value="0" calcext:value-type="float">
            <text:p>0</text:p>
          </table:table-cell>
          <table:table-cell office:value-type="float" office:value="6.20565" calcext:value-type="float">
            <text:p>6.20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7" calcext:value-type="float">
            <text:p>16012007</text:p>
          </table:table-cell>
          <table:table-cell office:value-type="float" office:value="590.2223" calcext:value-type="float">
            <text:p>590.2223</text:p>
          </table:table-cell>
          <table:table-cell office:value-type="float" office:value="13404.4" calcext:value-type="float">
            <text:p>1340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83777" calcext:value-type="float">
            <text:p>-8.883777</text:p>
          </table:table-cell>
          <table:table-cell office:value-type="float" office:value="26.47852" calcext:value-type="float">
            <text:p>26.47852</text:p>
          </table:table-cell>
          <table:table-cell office:value-type="float" office:value="0" calcext:value-type="float">
            <text:p>0</text:p>
          </table:table-cell>
          <table:table-cell office:value-type="float" office:value="208.613" calcext:value-type="float">
            <text:p>208.613</text:p>
          </table:table-cell>
          <table:table-cell office:value-type="float" office:value="92.0266" calcext:value-type="float">
            <text:p>92.0266</text:p>
          </table:table-cell>
          <table:table-cell office:value-type="float" office:value="0.004802922" calcext:value-type="float">
            <text:p>0.004802922</text:p>
          </table:table-cell>
          <table:table-cell office:value-type="float" office:value="0" calcext:value-type="float">
            <text:p>0</text:p>
          </table:table-cell>
          <table:table-cell office:value-type="float" office:value="0.00001506916" calcext:value-type="float">
            <text:p>1.506916E-05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8.869724" calcext:value-type="float">
            <text:p>-8.869724</text:p>
          </table:table-cell>
          <table:table-cell office:value-type="float" office:value="0" calcext:value-type="float">
            <text:p>0</text:p>
          </table:table-cell>
          <table:table-cell office:value-type="float" office:value="414.5631" calcext:value-type="float">
            <text:p>414.5631</text:p>
          </table:table-cell>
          <table:table-cell office:value-type="float" office:value="1348.511" calcext:value-type="float">
            <text:p>1348.511</text:p>
          </table:table-cell>
          <table:table-cell office:value-type="float" office:value="1668.573" calcext:value-type="float">
            <text:p>1668.573</text:p>
          </table:table-cell>
          <table:table-cell office:value-type="float" office:value="1261.706" calcext:value-type="float">
            <text:p>1261.706</text:p>
          </table:table-cell>
          <table:table-cell office:value-type="float" office:value="753.0639" calcext:value-type="float">
            <text:p>753.0639</text:p>
          </table:table-cell>
          <table:table-cell office:value-type="float" office:value="1120.235" calcext:value-type="float">
            <text:p>1120.235</text:p>
          </table:table-cell>
          <table:table-cell office:value-type="float" office:value="417.8177" calcext:value-type="float">
            <text:p>417.8177</text:p>
          </table:table-cell>
          <table:table-cell office:value-type="float" office:value="1836.172" calcext:value-type="float">
            <text:p>1836.172</text:p>
          </table:table-cell>
          <table:table-cell office:value-type="float" office:value="2074.259" calcext:value-type="float">
            <text:p>2074.259</text:p>
          </table:table-cell>
          <table:table-cell office:value-type="float" office:value="1662.145" calcext:value-type="float">
            <text:p>1662.145</text:p>
          </table:table-cell>
          <table:table-cell office:value-type="float" office:value="585.9297" calcext:value-type="float">
            <text:p>585.9297</text:p>
          </table:table-cell>
          <table:table-cell office:value-type="float" office:value="581.21" calcext:value-type="float">
            <text:p>581.21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8839939" calcext:value-type="float">
            <text:p>-8.83993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462095" calcext:value-type="float">
            <text:p>-8.462095</text:p>
          </table:table-cell>
          <table:table-cell office:value-type="float" office:value="0" calcext:value-type="float">
            <text:p>0</text:p>
          </table:table-cell>
          <table:table-cell office:value-type="float" office:value="6.183331" calcext:value-type="float">
            <text:p>6.183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7" calcext:value-type="float">
            <text:p>17012007</text:p>
          </table:table-cell>
          <table:table-cell office:value-type="float" office:value="589.7446" calcext:value-type="float">
            <text:p>589.7446</text:p>
          </table:table-cell>
          <table:table-cell office:value-type="float" office:value="13404.53" calcext:value-type="float">
            <text:p>13404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240497" calcext:value-type="float">
            <text:p>-9.240497</text:p>
          </table:table-cell>
          <table:table-cell office:value-type="float" office:value="27.63195" calcext:value-type="float">
            <text:p>27.63195</text:p>
          </table:table-cell>
          <table:table-cell office:value-type="float" office:value="0" calcext:value-type="float">
            <text:p>0</text:p>
          </table:table-cell>
          <table:table-cell office:value-type="float" office:value="208.2357" calcext:value-type="float">
            <text:p>208.2357</text:p>
          </table:table-cell>
          <table:table-cell office:value-type="float" office:value="91.91926" calcext:value-type="float">
            <text:p>91.91926</text:p>
          </table:table-cell>
          <table:table-cell office:value-type="float" office:value="0.005258711" calcext:value-type="float">
            <text:p>0.005258711</text:p>
          </table:table-cell>
          <table:table-cell office:value-type="float" office:value="0" calcext:value-type="float">
            <text:p>0</text:p>
          </table:table-cell>
          <table:table-cell office:value-type="float" office:value="0.00001519382" calcext:value-type="float">
            <text:p>1.519382E-05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9.225988" calcext:value-type="float">
            <text:p>-9.225988</text:p>
          </table:table-cell>
          <table:table-cell office:value-type="float" office:value="0" calcext:value-type="float">
            <text:p>0</text:p>
          </table:table-cell>
          <table:table-cell office:value-type="float" office:value="414.6171" calcext:value-type="float">
            <text:p>414.6171</text:p>
          </table:table-cell>
          <table:table-cell office:value-type="float" office:value="1348.427" calcext:value-type="float">
            <text:p>1348.427</text:p>
          </table:table-cell>
          <table:table-cell office:value-type="float" office:value="1668.456" calcext:value-type="float">
            <text:p>1668.456</text:p>
          </table:table-cell>
          <table:table-cell office:value-type="float" office:value="1261.687" calcext:value-type="float">
            <text:p>1261.687</text:p>
          </table:table-cell>
          <table:table-cell office:value-type="float" office:value="753.0473" calcext:value-type="float">
            <text:p>753.0473</text:p>
          </table:table-cell>
          <table:table-cell office:value-type="float" office:value="1120.223" calcext:value-type="float">
            <text:p>1120.223</text:p>
          </table:table-cell>
          <table:table-cell office:value-type="float" office:value="417.8088" calcext:value-type="float">
            <text:p>417.8088</text:p>
          </table:table-cell>
          <table:table-cell office:value-type="float" office:value="1836.163" calcext:value-type="float">
            <text:p>1836.163</text:p>
          </table:table-cell>
          <table:table-cell office:value-type="float" office:value="2074.252" calcext:value-type="float">
            <text:p>2074.252</text:p>
          </table:table-cell>
          <table:table-cell office:value-type="float" office:value="1662.139" calcext:value-type="float">
            <text:p>1662.139</text:p>
          </table:table-cell>
          <table:table-cell office:value-type="float" office:value="585.9257" calcext:value-type="float">
            <text:p>585.9257</text:p>
          </table:table-cell>
          <table:table-cell office:value-type="float" office:value="581.1993" calcext:value-type="float">
            <text:p>581.1993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8860644" calcext:value-type="float">
            <text:p>-8.86064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800667" calcext:value-type="float">
            <text:p>-8.800667</text:p>
          </table:table-cell>
          <table:table-cell office:value-type="float" office:value="0" calcext:value-type="float">
            <text:p>0</text:p>
          </table:table-cell>
          <table:table-cell office:value-type="float" office:value="6.165581" calcext:value-type="float">
            <text:p>6.165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7" calcext:value-type="float">
            <text:p>18012007</text:p>
          </table:table-cell>
          <table:table-cell office:value-type="float" office:value="589.2688" calcext:value-type="float">
            <text:p>589.2688</text:p>
          </table:table-cell>
          <table:table-cell office:value-type="float" office:value="13404.66" calcext:value-type="float">
            <text:p>13404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597981" calcext:value-type="float">
            <text:p>-9.597981</text:p>
          </table:table-cell>
          <table:table-cell office:value-type="float" office:value="29.17182" calcext:value-type="float">
            <text:p>29.17182</text:p>
          </table:table-cell>
          <table:table-cell office:value-type="float" office:value="0" calcext:value-type="float">
            <text:p>0</text:p>
          </table:table-cell>
          <table:table-cell office:value-type="float" office:value="207.8592" calcext:value-type="float">
            <text:p>207.8592</text:p>
          </table:table-cell>
          <table:table-cell office:value-type="float" office:value="91.80872" calcext:value-type="float">
            <text:p>91.80872</text:p>
          </table:table-cell>
          <table:table-cell office:value-type="float" office:value="0.005726663" calcext:value-type="float">
            <text:p>0.005726663</text:p>
          </table:table-cell>
          <table:table-cell office:value-type="float" office:value="0" calcext:value-type="float">
            <text:p>0</text:p>
          </table:table-cell>
          <table:table-cell office:value-type="float" office:value="0.00001533859" calcext:value-type="float">
            <text:p>1.533859E-05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9.583005" calcext:value-type="float">
            <text:p>-9.583005</text:p>
          </table:table-cell>
          <table:table-cell office:value-type="float" office:value="0" calcext:value-type="float">
            <text:p>0</text:p>
          </table:table-cell>
          <table:table-cell office:value-type="float" office:value="414.6721" calcext:value-type="float">
            <text:p>414.6721</text:p>
          </table:table-cell>
          <table:table-cell office:value-type="float" office:value="1348.344" calcext:value-type="float">
            <text:p>1348.344</text:p>
          </table:table-cell>
          <table:table-cell office:value-type="float" office:value="1668.342" calcext:value-type="float">
            <text:p>1668.342</text:p>
          </table:table-cell>
          <table:table-cell office:value-type="float" office:value="1261.668" calcext:value-type="float">
            <text:p>1261.668</text:p>
          </table:table-cell>
          <table:table-cell office:value-type="float" office:value="753.031" calcext:value-type="float">
            <text:p>753.031</text:p>
          </table:table-cell>
          <table:table-cell office:value-type="float" office:value="1120.211" calcext:value-type="float">
            <text:p>1120.211</text:p>
          </table:table-cell>
          <table:table-cell office:value-type="float" office:value="417.8" calcext:value-type="float">
            <text:p>417.8</text:p>
          </table:table-cell>
          <table:table-cell office:value-type="float" office:value="1836.154" calcext:value-type="float">
            <text:p>1836.154</text:p>
          </table:table-cell>
          <table:table-cell office:value-type="float" office:value="2074.245" calcext:value-type="float">
            <text:p>2074.245</text:p>
          </table:table-cell>
          <table:table-cell office:value-type="float" office:value="1662.133" calcext:value-type="float">
            <text:p>1662.133</text:p>
          </table:table-cell>
          <table:table-cell office:value-type="float" office:value="585.9217" calcext:value-type="float">
            <text:p>585.9217</text:p>
          </table:table-cell>
          <table:table-cell office:value-type="float" office:value="581.1888" calcext:value-type="float">
            <text:p>581.1888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8878151" calcext:value-type="float">
            <text:p>-8.87815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137656" calcext:value-type="float">
            <text:p>-9.137656</text:p>
          </table:table-cell>
          <table:table-cell office:value-type="float" office:value="0" calcext:value-type="float">
            <text:p>0</text:p>
          </table:table-cell>
          <table:table-cell office:value-type="float" office:value="6.145468" calcext:value-type="float">
            <text:p>6.145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7" calcext:value-type="float">
            <text:p>19012007</text:p>
          </table:table-cell>
          <table:table-cell office:value-type="float" office:value="588.8513" calcext:value-type="float">
            <text:p>588.8513</text:p>
          </table:table-cell>
          <table:table-cell office:value-type="float" office:value="13404.76" calcext:value-type="float">
            <text:p>13404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33113" calcext:value-type="float">
            <text:p>-9.933113</text:p>
          </table:table-cell>
          <table:table-cell office:value-type="float" office:value="30.77531" calcext:value-type="float">
            <text:p>30.77531</text:p>
          </table:table-cell>
          <table:table-cell office:value-type="float" office:value="0" calcext:value-type="float">
            <text:p>0</text:p>
          </table:table-cell>
          <table:table-cell office:value-type="float" office:value="207.5302" calcext:value-type="float">
            <text:p>207.5302</text:p>
          </table:table-cell>
          <table:table-cell office:value-type="float" office:value="91.74001" calcext:value-type="float">
            <text:p>91.74001</text:p>
          </table:table-cell>
          <table:table-cell office:value-type="float" office:value="0.006202984" calcext:value-type="float">
            <text:p>0.006202984</text:p>
          </table:table-cell>
          <table:table-cell office:value-type="float" office:value="0" calcext:value-type="float">
            <text:p>0</text:p>
          </table:table-cell>
          <table:table-cell office:value-type="float" office:value="0.00001550733" calcext:value-type="float">
            <text:p>1.550733E-05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9.917661" calcext:value-type="float">
            <text:p>-9.917661</text:p>
          </table:table-cell>
          <table:table-cell office:value-type="float" office:value="0" calcext:value-type="float">
            <text:p>0</text:p>
          </table:table-cell>
          <table:table-cell office:value-type="float" office:value="414.7082" calcext:value-type="float">
            <text:p>414.7082</text:p>
          </table:table-cell>
          <table:table-cell office:value-type="float" office:value="1348.267" calcext:value-type="float">
            <text:p>1348.267</text:p>
          </table:table-cell>
          <table:table-cell office:value-type="float" office:value="1668.233" calcext:value-type="float">
            <text:p>1668.233</text:p>
          </table:table-cell>
          <table:table-cell office:value-type="float" office:value="1261.649" calcext:value-type="float">
            <text:p>1261.649</text:p>
          </table:table-cell>
          <table:table-cell office:value-type="float" office:value="753.0152" calcext:value-type="float">
            <text:p>753.0152</text:p>
          </table:table-cell>
          <table:table-cell office:value-type="float" office:value="1120.2" calcext:value-type="float">
            <text:p>1120.2</text:p>
          </table:table-cell>
          <table:table-cell office:value-type="float" office:value="417.7914" calcext:value-type="float">
            <text:p>417.7914</text:p>
          </table:table-cell>
          <table:table-cell office:value-type="float" office:value="1836.145" calcext:value-type="float">
            <text:p>1836.145</text:p>
          </table:table-cell>
          <table:table-cell office:value-type="float" office:value="2074.237" calcext:value-type="float">
            <text:p>2074.237</text:p>
          </table:table-cell>
          <table:table-cell office:value-type="float" office:value="1662.126" calcext:value-type="float">
            <text:p>1662.126</text:p>
          </table:table-cell>
          <table:table-cell office:value-type="float" office:value="585.9178" calcext:value-type="float">
            <text:p>585.9178</text:p>
          </table:table-cell>
          <table:table-cell office:value-type="float" office:value="581.1785" calcext:value-type="float">
            <text:p>581.1785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8889799" calcext:value-type="float">
            <text:p>-8.88979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438893" calcext:value-type="float">
            <text:p>-9.438893</text:p>
          </table:table-cell>
          <table:table-cell office:value-type="float" office:value="0" calcext:value-type="float">
            <text:p>0</text:p>
          </table:table-cell>
          <table:table-cell office:value-type="float" office:value="6.111948" calcext:value-type="float">
            <text:p>6.11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7" calcext:value-type="float">
            <text:p>20012007</text:p>
          </table:table-cell>
          <table:table-cell office:value-type="float" office:value="588.4394" calcext:value-type="float">
            <text:p>588.4394</text:p>
          </table:table-cell>
          <table:table-cell office:value-type="float" office:value="13404.88" calcext:value-type="float">
            <text:p>13404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4433" calcext:value-type="float">
            <text:p>-10.24433</text:p>
          </table:table-cell>
          <table:table-cell office:value-type="float" office:value="31.32474" calcext:value-type="float">
            <text:p>31.32474</text:p>
          </table:table-cell>
          <table:table-cell office:value-type="float" office:value="0" calcext:value-type="float">
            <text:p>0</text:p>
          </table:table-cell>
          <table:table-cell office:value-type="float" office:value="207.1897" calcext:value-type="float">
            <text:p>207.1897</text:p>
          </table:table-cell>
          <table:table-cell office:value-type="float" office:value="91.66375" calcext:value-type="float">
            <text:p>91.66375</text:p>
          </table:table-cell>
          <table:table-cell office:value-type="float" office:value="0.006675083" calcext:value-type="float">
            <text:p>0.006675083</text:p>
          </table:table-cell>
          <table:table-cell office:value-type="float" office:value="0" calcext:value-type="float">
            <text:p>0</text:p>
          </table:table-cell>
          <table:table-cell office:value-type="float" office:value="0.00001559524" calcext:value-type="float">
            <text:p>1.559524E-05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10.2284" calcext:value-type="float">
            <text:p>-10.2284</text:p>
          </table:table-cell>
          <table:table-cell office:value-type="float" office:value="0" calcext:value-type="float">
            <text:p>0</text:p>
          </table:table-cell>
          <table:table-cell office:value-type="float" office:value="414.7503" calcext:value-type="float">
            <text:p>414.7503</text:p>
          </table:table-cell>
          <table:table-cell office:value-type="float" office:value="1348.193" calcext:value-type="float">
            <text:p>1348.193</text:p>
          </table:table-cell>
          <table:table-cell office:value-type="float" office:value="1668.128" calcext:value-type="float">
            <text:p>1668.128</text:p>
          </table:table-cell>
          <table:table-cell office:value-type="float" office:value="1261.632" calcext:value-type="float">
            <text:p>1261.632</text:p>
          </table:table-cell>
          <table:table-cell office:value-type="float" office:value="752.9999" calcext:value-type="float">
            <text:p>752.9999</text:p>
          </table:table-cell>
          <table:table-cell office:value-type="float" office:value="1120.188" calcext:value-type="float">
            <text:p>1120.188</text:p>
          </table:table-cell>
          <table:table-cell office:value-type="float" office:value="417.7831" calcext:value-type="float">
            <text:p>417.7831</text:p>
          </table:table-cell>
          <table:table-cell office:value-type="float" office:value="1836.137" calcext:value-type="float">
            <text:p>1836.137</text:p>
          </table:table-cell>
          <table:table-cell office:value-type="float" office:value="2074.23" calcext:value-type="float">
            <text:p>2074.23</text:p>
          </table:table-cell>
          <table:table-cell office:value-type="float" office:value="1662.121" calcext:value-type="float">
            <text:p>1662.121</text:p>
          </table:table-cell>
          <table:table-cell office:value-type="float" office:value="585.9139" calcext:value-type="float">
            <text:p>585.9139</text:p>
          </table:table-cell>
          <table:table-cell office:value-type="float" office:value="581.1682" calcext:value-type="float">
            <text:p>581.1682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2" calcext:value-type="float">
            <text:p>35.67502</text:p>
          </table:table-cell>
          <table:table-cell office:value-type="float" office:value="0" calcext:value-type="float">
            <text:p>0</text:p>
          </table:table-cell>
          <table:table-cell office:value-type="float" office:value="-0.0000008903689" calcext:value-type="float">
            <text:p>-8.90368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732631" calcext:value-type="float">
            <text:p>-9.732631</text:p>
          </table:table-cell>
          <table:table-cell office:value-type="float" office:value="0" calcext:value-type="float">
            <text:p>0</text:p>
          </table:table-cell>
          <table:table-cell office:value-type="float" office:value="6.094845" calcext:value-type="float">
            <text:p>6.09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7" calcext:value-type="float">
            <text:p>21012007</text:p>
          </table:table-cell>
          <table:table-cell office:value-type="float" office:value="588.0276" calcext:value-type="float">
            <text:p>588.0276</text:p>
          </table:table-cell>
          <table:table-cell office:value-type="float" office:value="13404.99" calcext:value-type="float">
            <text:p>13404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5847" calcext:value-type="float">
            <text:p>-10.55847</text:p>
          </table:table-cell>
          <table:table-cell office:value-type="float" office:value="32.14558" calcext:value-type="float">
            <text:p>32.14558</text:p>
          </table:table-cell>
          <table:table-cell office:value-type="float" office:value="0" calcext:value-type="float">
            <text:p>0</text:p>
          </table:table-cell>
          <table:table-cell office:value-type="float" office:value="206.8424" calcext:value-type="float">
            <text:p>206.8424</text:p>
          </table:table-cell>
          <table:table-cell office:value-type="float" office:value="91.58116" calcext:value-type="float">
            <text:p>91.58116</text:p>
          </table:table-cell>
          <table:table-cell office:value-type="float" office:value="0.007153196" calcext:value-type="float">
            <text:p>0.007153196</text:p>
          </table:table-cell>
          <table:table-cell office:value-type="float" office:value="0" calcext:value-type="float">
            <text:p>0</text:p>
          </table:table-cell>
          <table:table-cell office:value-type="float" office:value="0.00001568124" calcext:value-type="float">
            <text:p>1.568124E-05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10.54206" calcext:value-type="float">
            <text:p>-10.54206</text:p>
          </table:table-cell>
          <table:table-cell office:value-type="float" office:value="0" calcext:value-type="float">
            <text:p>0</text:p>
          </table:table-cell>
          <table:table-cell office:value-type="float" office:value="414.7937" calcext:value-type="float">
            <text:p>414.7937</text:p>
          </table:table-cell>
          <table:table-cell office:value-type="float" office:value="1348.12" calcext:value-type="float">
            <text:p>1348.12</text:p>
          </table:table-cell>
          <table:table-cell office:value-type="float" office:value="1668.025" calcext:value-type="float">
            <text:p>1668.025</text:p>
          </table:table-cell>
          <table:table-cell office:value-type="float" office:value="1261.615" calcext:value-type="float">
            <text:p>1261.615</text:p>
          </table:table-cell>
          <table:table-cell office:value-type="float" office:value="752.9847" calcext:value-type="float">
            <text:p>752.9847</text:p>
          </table:table-cell>
          <table:table-cell office:value-type="float" office:value="1120.177" calcext:value-type="float">
            <text:p>1120.177</text:p>
          </table:table-cell>
          <table:table-cell office:value-type="float" office:value="417.7751" calcext:value-type="float">
            <text:p>417.7751</text:p>
          </table:table-cell>
          <table:table-cell office:value-type="float" office:value="1836.128" calcext:value-type="float">
            <text:p>1836.128</text:p>
          </table:table-cell>
          <table:table-cell office:value-type="float" office:value="2074.223" calcext:value-type="float">
            <text:p>2074.223</text:p>
          </table:table-cell>
          <table:table-cell office:value-type="float" office:value="1662.115" calcext:value-type="float">
            <text:p>1662.115</text:p>
          </table:table-cell>
          <table:table-cell office:value-type="float" office:value="585.9102" calcext:value-type="float">
            <text:p>585.9102</text:p>
          </table:table-cell>
          <table:table-cell office:value-type="float" office:value="581.1583" calcext:value-type="float">
            <text:p>581.1583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2" calcext:value-type="float">
            <text:p>35.67502</text:p>
          </table:table-cell>
          <table:table-cell office:value-type="float" office:value="0" calcext:value-type="float">
            <text:p>0</text:p>
          </table:table-cell>
          <table:table-cell office:value-type="float" office:value="-0.0000008915545" calcext:value-type="float">
            <text:p>-8.91554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02447" calcext:value-type="float">
            <text:p>-10.02447</text:p>
          </table:table-cell>
          <table:table-cell office:value-type="float" office:value="0" calcext:value-type="float">
            <text:p>0</text:p>
          </table:table-cell>
          <table:table-cell office:value-type="float" office:value="6.072942" calcext:value-type="float">
            <text:p>6.07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7" calcext:value-type="float">
            <text:p>22012007</text:p>
          </table:table-cell>
          <table:table-cell office:value-type="float" office:value="587.5307" calcext:value-type="float">
            <text:p>587.5307</text:p>
          </table:table-cell>
          <table:table-cell office:value-type="float" office:value="13405.12" calcext:value-type="float">
            <text:p>13405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2731" calcext:value-type="float">
            <text:p>-10.92731</text:p>
          </table:table-cell>
          <table:table-cell office:value-type="float" office:value="31.66255" calcext:value-type="float">
            <text:p>31.66255</text:p>
          </table:table-cell>
          <table:table-cell office:value-type="float" office:value="0" calcext:value-type="float">
            <text:p>0</text:p>
          </table:table-cell>
          <table:table-cell office:value-type="float" office:value="206.5086" calcext:value-type="float">
            <text:p>206.5086</text:p>
          </table:table-cell>
          <table:table-cell office:value-type="float" office:value="91.41678" calcext:value-type="float">
            <text:p>91.41678</text:p>
          </table:table-cell>
          <table:table-cell office:value-type="float" office:value="0.007611553" calcext:value-type="float">
            <text:p>0.007611553</text:p>
          </table:table-cell>
          <table:table-cell office:value-type="float" office:value="0" calcext:value-type="float">
            <text:p>0</text:p>
          </table:table-cell>
          <table:table-cell office:value-type="float" office:value="0.00001792475" calcext:value-type="float">
            <text:p>1.792475E-05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10.91045" calcext:value-type="float">
            <text:p>-10.91045</text:p>
          </table:table-cell>
          <table:table-cell office:value-type="float" office:value="0" calcext:value-type="float">
            <text:p>0</text:p>
          </table:table-cell>
          <table:table-cell office:value-type="float" office:value="414.8528" calcext:value-type="float">
            <text:p>414.8528</text:p>
          </table:table-cell>
          <table:table-cell office:value-type="float" office:value="1348.049" calcext:value-type="float">
            <text:p>1348.049</text:p>
          </table:table-cell>
          <table:table-cell office:value-type="float" office:value="1667.924" calcext:value-type="float">
            <text:p>1667.924</text:p>
          </table:table-cell>
          <table:table-cell office:value-type="float" office:value="1261.598" calcext:value-type="float">
            <text:p>1261.598</text:p>
          </table:table-cell>
          <table:table-cell office:value-type="float" office:value="752.9697" calcext:value-type="float">
            <text:p>752.9697</text:p>
          </table:table-cell>
          <table:table-cell office:value-type="float" office:value="1120.166" calcext:value-type="float">
            <text:p>1120.166</text:p>
          </table:table-cell>
          <table:table-cell office:value-type="float" office:value="417.7673" calcext:value-type="float">
            <text:p>417.7673</text:p>
          </table:table-cell>
          <table:table-cell office:value-type="float" office:value="1836.12" calcext:value-type="float">
            <text:p>1836.12</text:p>
          </table:table-cell>
          <table:table-cell office:value-type="float" office:value="2074.216" calcext:value-type="float">
            <text:p>2074.216</text:p>
          </table:table-cell>
          <table:table-cell office:value-type="float" office:value="1662.109" calcext:value-type="float">
            <text:p>1662.109</text:p>
          </table:table-cell>
          <table:table-cell office:value-type="float" office:value="585.9064" calcext:value-type="float">
            <text:p>585.9064</text:p>
          </table:table-cell>
          <table:table-cell office:value-type="float" office:value="581.1484" calcext:value-type="float">
            <text:p>581.1484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2" calcext:value-type="float">
            <text:p>35.67502</text:p>
          </table:table-cell>
          <table:table-cell office:value-type="float" office:value="0" calcext:value-type="float">
            <text:p>0</text:p>
          </table:table-cell>
          <table:table-cell office:value-type="float" office:value="-0.0000008933702" calcext:value-type="float">
            <text:p>-8.93370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37838" calcext:value-type="float">
            <text:p>-10.37838</text:p>
          </table:table-cell>
          <table:table-cell office:value-type="float" office:value="0" calcext:value-type="float">
            <text:p>0</text:p>
          </table:table-cell>
          <table:table-cell office:value-type="float" office:value="6.058405" calcext:value-type="float">
            <text:p>6.058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7" calcext:value-type="float">
            <text:p>23012007</text:p>
          </table:table-cell>
          <table:table-cell office:value-type="float" office:value="586.9901" calcext:value-type="float">
            <text:p>586.9901</text:p>
          </table:table-cell>
          <table:table-cell office:value-type="float" office:value="13405.26" calcext:value-type="float">
            <text:p>1340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2934" calcext:value-type="float">
            <text:p>-11.32934</text:p>
          </table:table-cell>
          <table:table-cell office:value-type="float" office:value="32.4428" calcext:value-type="float">
            <text:p>32.4428</text:p>
          </table:table-cell>
          <table:table-cell office:value-type="float" office:value="0" calcext:value-type="float">
            <text:p>0</text:p>
          </table:table-cell>
          <table:table-cell office:value-type="float" office:value="206.1913" calcext:value-type="float">
            <text:p>206.1913</text:p>
          </table:table-cell>
          <table:table-cell office:value-type="float" office:value="91.21377" calcext:value-type="float">
            <text:p>91.21377</text:p>
          </table:table-cell>
          <table:table-cell office:value-type="float" office:value="0.008058446" calcext:value-type="float">
            <text:p>0.008058446</text:p>
          </table:table-cell>
          <table:table-cell office:value-type="float" office:value="0" calcext:value-type="float">
            <text:p>0</text:p>
          </table:table-cell>
          <table:table-cell office:value-type="float" office:value="0.00001934654" calcext:value-type="float">
            <text:p>1.934654E-05</text:p>
          </table:table-cell>
          <table:table-cell office:value-type="float" office:value="0" calcext:value-type="float">
            <text:p>0</text:p>
          </table:table-cell>
          <table:table-cell office:value-type="float" office:value="-0.009264474" calcext:value-type="float">
            <text:p>-0.009264474</text:p>
          </table:table-cell>
          <table:table-cell office:value-type="float" office:value="370" calcext:value-type="float">
            <text:p>370</text:p>
          </table:table-cell>
          <table:table-cell office:value-type="float" office:value="-11.31204" calcext:value-type="float">
            <text:p>-11.31204</text:p>
          </table:table-cell>
          <table:table-cell office:value-type="float" office:value="0" calcext:value-type="float">
            <text:p>0</text:p>
          </table:table-cell>
          <table:table-cell office:value-type="float" office:value="414.9195" calcext:value-type="float">
            <text:p>414.9195</text:p>
          </table:table-cell>
          <table:table-cell office:value-type="float" office:value="1347.974" calcext:value-type="float">
            <text:p>1347.974</text:p>
          </table:table-cell>
          <table:table-cell office:value-type="float" office:value="1667.823" calcext:value-type="float">
            <text:p>1667.823</text:p>
          </table:table-cell>
          <table:table-cell office:value-type="float" office:value="1261.581" calcext:value-type="float">
            <text:p>1261.581</text:p>
          </table:table-cell>
          <table:table-cell office:value-type="float" office:value="752.9547" calcext:value-type="float">
            <text:p>752.9547</text:p>
          </table:table-cell>
          <table:table-cell office:value-type="float" office:value="1120.156" calcext:value-type="float">
            <text:p>1120.156</text:p>
          </table:table-cell>
          <table:table-cell office:value-type="float" office:value="417.7592" calcext:value-type="float">
            <text:p>417.7592</text:p>
          </table:table-cell>
          <table:table-cell office:value-type="float" office:value="1836.112" calcext:value-type="float">
            <text:p>1836.112</text:p>
          </table:table-cell>
          <table:table-cell office:value-type="float" office:value="2074.209" calcext:value-type="float">
            <text:p>2074.209</text:p>
          </table:table-cell>
          <table:table-cell office:value-type="float" office:value="1662.103" calcext:value-type="float">
            <text:p>1662.103</text:p>
          </table:table-cell>
          <table:table-cell office:value-type="float" office:value="585.9026" calcext:value-type="float">
            <text:p>585.9026</text:p>
          </table:table-cell>
          <table:table-cell office:value-type="float" office:value="581.1385" calcext:value-type="float">
            <text:p>581.1385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2" calcext:value-type="float">
            <text:p>35.67502</text:p>
          </table:table-cell>
          <table:table-cell office:value-type="float" office:value="0" calcext:value-type="float">
            <text:p>0</text:p>
          </table:table-cell>
          <table:table-cell office:value-type="float" office:value="-0.0000008947529" calcext:value-type="float">
            <text:p>-8.94752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76583" calcext:value-type="float">
            <text:p>-10.76583</text:p>
          </table:table-cell>
          <table:table-cell office:value-type="float" office:value="0" calcext:value-type="float">
            <text:p>0</text:p>
          </table:table-cell>
          <table:table-cell office:value-type="float" office:value="6.044252" calcext:value-type="float">
            <text:p>6.044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7" calcext:value-type="float">
            <text:p>24012007</text:p>
          </table:table-cell>
          <table:table-cell office:value-type="float" office:value="586.5612" calcext:value-type="float">
            <text:p>586.5612</text:p>
          </table:table-cell>
          <table:table-cell office:value-type="float" office:value="13405.38" calcext:value-type="float">
            <text:p>13405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9555" calcext:value-type="float">
            <text:p>-11.69555</text:p>
          </table:table-cell>
          <table:table-cell office:value-type="float" office:value="33.54448" calcext:value-type="float">
            <text:p>33.54448</text:p>
          </table:table-cell>
          <table:table-cell office:value-type="float" office:value="0" calcext:value-type="float">
            <text:p>0</text:p>
          </table:table-cell>
          <table:table-cell office:value-type="float" office:value="205.8713" calcext:value-type="float">
            <text:p>205.8713</text:p>
          </table:table-cell>
          <table:table-cell office:value-type="float" office:value="91.10606" calcext:value-type="float">
            <text:p>91.10606</text:p>
          </table:table-cell>
          <table:table-cell office:value-type="float" office:value="0.008496048" calcext:value-type="float">
            <text:p>0.008496048</text:p>
          </table:table-cell>
          <table:table-cell office:value-type="float" office:value="0" calcext:value-type="float">
            <text:p>0</text:p>
          </table:table-cell>
          <table:table-cell office:value-type="float" office:value="0.00001948945" calcext:value-type="float">
            <text:p>1.948945E-05</text:p>
          </table:table-cell>
          <table:table-cell office:value-type="float" office:value="0" calcext:value-type="float">
            <text:p>0</text:p>
          </table:table-cell>
          <table:table-cell office:value-type="float" office:value="-0.01139064" calcext:value-type="float">
            <text:p>-0.01139064</text:p>
          </table:table-cell>
          <table:table-cell office:value-type="float" office:value="370" calcext:value-type="float">
            <text:p>370</text:p>
          </table:table-cell>
          <table:table-cell office:value-type="float" office:value="-11.67569" calcext:value-type="float">
            <text:p>-11.67569</text:p>
          </table:table-cell>
          <table:table-cell office:value-type="float" office:value="0" calcext:value-type="float">
            <text:p>0</text:p>
          </table:table-cell>
          <table:table-cell office:value-type="float" office:value="414.9649" calcext:value-type="float">
            <text:p>414.9649</text:p>
          </table:table-cell>
          <table:table-cell office:value-type="float" office:value="1347.901" calcext:value-type="float">
            <text:p>1347.901</text:p>
          </table:table-cell>
          <table:table-cell office:value-type="float" office:value="1667.725" calcext:value-type="float">
            <text:p>1667.725</text:p>
          </table:table-cell>
          <table:table-cell office:value-type="float" office:value="1261.564" calcext:value-type="float">
            <text:p>1261.564</text:p>
          </table:table-cell>
          <table:table-cell office:value-type="float" office:value="752.9399" calcext:value-type="float">
            <text:p>752.9399</text:p>
          </table:table-cell>
          <table:table-cell office:value-type="float" office:value="1120.145" calcext:value-type="float">
            <text:p>1120.145</text:p>
          </table:table-cell>
          <table:table-cell office:value-type="float" office:value="417.7515" calcext:value-type="float">
            <text:p>417.7515</text:p>
          </table:table-cell>
          <table:table-cell office:value-type="float" office:value="1836.104" calcext:value-type="float">
            <text:p>1836.104</text:p>
          </table:table-cell>
          <table:table-cell office:value-type="float" office:value="2074.202" calcext:value-type="float">
            <text:p>2074.202</text:p>
          </table:table-cell>
          <table:table-cell office:value-type="float" office:value="1662.097" calcext:value-type="float">
            <text:p>1662.097</text:p>
          </table:table-cell>
          <table:table-cell office:value-type="float" office:value="585.899" calcext:value-type="float">
            <text:p>585.899</text:p>
          </table:table-cell>
          <table:table-cell office:value-type="float" office:value="581.1289" calcext:value-type="float">
            <text:p>581.1289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1" calcext:value-type="float">
            <text:p>35.67501</text:p>
          </table:table-cell>
          <table:table-cell office:value-type="float" office:value="0" calcext:value-type="float">
            <text:p>0</text:p>
          </table:table-cell>
          <table:table-cell office:value-type="float" office:value="-0.0000008955992" calcext:value-type="float">
            <text:p>-8.95599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07262" calcext:value-type="float">
            <text:p>-11.07262</text:p>
          </table:table-cell>
          <table:table-cell office:value-type="float" office:value="0" calcext:value-type="float">
            <text:p>0</text:p>
          </table:table-cell>
          <table:table-cell office:value-type="float" office:value="5.987376" calcext:value-type="float">
            <text:p>5.987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7" calcext:value-type="float">
            <text:p>25012007</text:p>
          </table:table-cell>
          <table:table-cell office:value-type="float" office:value="586.1737" calcext:value-type="float">
            <text:p>586.1737</text:p>
          </table:table-cell>
          <table:table-cell office:value-type="float" office:value="13405.48" calcext:value-type="float">
            <text:p>13405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99881" calcext:value-type="float">
            <text:p>-11.99881</text:p>
          </table:table-cell>
          <table:table-cell office:value-type="float" office:value="34.47217" calcext:value-type="float">
            <text:p>34.47217</text:p>
          </table:table-cell>
          <table:table-cell office:value-type="float" office:value="0" calcext:value-type="float">
            <text:p>0</text:p>
          </table:table-cell>
          <table:table-cell office:value-type="float" office:value="205.5239" calcext:value-type="float">
            <text:p>205.5239</text:p>
          </table:table-cell>
          <table:table-cell office:value-type="float" office:value="91.02682" calcext:value-type="float">
            <text:p>91.02682</text:p>
          </table:table-cell>
          <table:table-cell office:value-type="float" office:value="0.008931036" calcext:value-type="float">
            <text:p>0.008931036</text:p>
          </table:table-cell>
          <table:table-cell office:value-type="float" office:value="0" calcext:value-type="float">
            <text:p>0</text:p>
          </table:table-cell>
          <table:table-cell office:value-type="float" office:value="0.00001961172" calcext:value-type="float">
            <text:p>1.961172E-05</text:p>
          </table:table-cell>
          <table:table-cell office:value-type="float" office:value="0" calcext:value-type="float">
            <text:p>0</text:p>
          </table:table-cell>
          <table:table-cell office:value-type="float" office:value="-0.01399084" calcext:value-type="float">
            <text:p>-0.01399084</text:p>
          </table:table-cell>
          <table:table-cell office:value-type="float" office:value="370" calcext:value-type="float">
            <text:p>370</text:p>
          </table:table-cell>
          <table:table-cell office:value-type="float" office:value="-11.97591" calcext:value-type="float">
            <text:p>-11.97591</text:p>
          </table:table-cell>
          <table:table-cell office:value-type="float" office:value="0" calcext:value-type="float">
            <text:p>0</text:p>
          </table:table-cell>
          <table:table-cell office:value-type="float" office:value="415.0077" calcext:value-type="float">
            <text:p>415.0077</text:p>
          </table:table-cell>
          <table:table-cell office:value-type="float" office:value="1347.836" calcext:value-type="float">
            <text:p>1347.836</text:p>
          </table:table-cell>
          <table:table-cell office:value-type="float" office:value="1667.63" calcext:value-type="float">
            <text:p>1667.63</text:p>
          </table:table-cell>
          <table:table-cell office:value-type="float" office:value="1261.548" calcext:value-type="float">
            <text:p>1261.548</text:p>
          </table:table-cell>
          <table:table-cell office:value-type="float" office:value="752.9255" calcext:value-type="float">
            <text:p>752.9255</text:p>
          </table:table-cell>
          <table:table-cell office:value-type="float" office:value="1120.134" calcext:value-type="float">
            <text:p>1120.134</text:p>
          </table:table-cell>
          <table:table-cell office:value-type="float" office:value="417.744" calcext:value-type="float">
            <text:p>417.744</text:p>
          </table:table-cell>
          <table:table-cell office:value-type="float" office:value="1836.096" calcext:value-type="float">
            <text:p>1836.096</text:p>
          </table:table-cell>
          <table:table-cell office:value-type="float" office:value="2074.195" calcext:value-type="float">
            <text:p>2074.195</text:p>
          </table:table-cell>
          <table:table-cell office:value-type="float" office:value="1662.092" calcext:value-type="float">
            <text:p>1662.092</text:p>
          </table:table-cell>
          <table:table-cell office:value-type="float" office:value="585.8954" calcext:value-type="float">
            <text:p>585.8954</text:p>
          </table:table-cell>
          <table:table-cell office:value-type="float" office:value="581.1194" calcext:value-type="float">
            <text:p>581.1194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04" calcext:value-type="float">
            <text:p>35.67504</text:p>
          </table:table-cell>
          <table:table-cell office:value-type="float" office:value="0" calcext:value-type="float">
            <text:p>0</text:p>
          </table:table-cell>
          <table:table-cell office:value-type="float" office:value="-0.0000008965799" calcext:value-type="float">
            <text:p>-8.96579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34388" calcext:value-type="float">
            <text:p>-11.34388</text:p>
          </table:table-cell>
          <table:table-cell office:value-type="float" office:value="0" calcext:value-type="float">
            <text:p>0</text:p>
          </table:table-cell>
          <table:table-cell office:value-type="float" office:value="5.958344" calcext:value-type="float">
            <text:p>5.958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7" calcext:value-type="float">
            <text:p>26012007</text:p>
          </table:table-cell>
          <table:table-cell office:value-type="float" office:value="585.7633" calcext:value-type="float">
            <text:p>585.7633</text:p>
          </table:table-cell>
          <table:table-cell office:value-type="float" office:value="13405.6" calcext:value-type="float">
            <text:p>1340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189" calcext:value-type="float">
            <text:p>-12.3189</text:p>
          </table:table-cell>
          <table:table-cell office:value-type="float" office:value="35.4203" calcext:value-type="float">
            <text:p>35.4203</text:p>
          </table:table-cell>
          <table:table-cell office:value-type="float" office:value="0" calcext:value-type="float">
            <text:p>0</text:p>
          </table:table-cell>
          <table:table-cell office:value-type="float" office:value="205.1557" calcext:value-type="float">
            <text:p>205.1557</text:p>
          </table:table-cell>
          <table:table-cell office:value-type="float" office:value="90.92833" calcext:value-type="float">
            <text:p>90.92833</text:p>
          </table:table-cell>
          <table:table-cell office:value-type="float" office:value="0.009374304" calcext:value-type="float">
            <text:p>0.009374304</text:p>
          </table:table-cell>
          <table:table-cell office:value-type="float" office:value="0" calcext:value-type="float">
            <text:p>0</text:p>
          </table:table-cell>
          <table:table-cell office:value-type="float" office:value="0.00001969277" calcext:value-type="float">
            <text:p>1.969277E-05</text:p>
          </table:table-cell>
          <table:table-cell office:value-type="float" office:value="0" calcext:value-type="float">
            <text:p>0</text:p>
          </table:table-cell>
          <table:table-cell office:value-type="float" office:value="-0.01539401" calcext:value-type="float">
            <text:p>-0.01539401</text:p>
          </table:table-cell>
          <table:table-cell office:value-type="float" office:value="370" calcext:value-type="float">
            <text:p>370</text:p>
          </table:table-cell>
          <table:table-cell office:value-type="float" office:value="-12.29415" calcext:value-type="float">
            <text:p>-12.29415</text:p>
          </table:table-cell>
          <table:table-cell office:value-type="float" office:value="0" calcext:value-type="float">
            <text:p>0</text:p>
          </table:table-cell>
          <table:table-cell office:value-type="float" office:value="415.0566" calcext:value-type="float">
            <text:p>415.0566</text:p>
          </table:table-cell>
          <table:table-cell office:value-type="float" office:value="1347.77" calcext:value-type="float">
            <text:p>1347.77</text:p>
          </table:table-cell>
          <table:table-cell office:value-type="float" office:value="1667.534" calcext:value-type="float">
            <text:p>1667.534</text:p>
          </table:table-cell>
          <table:table-cell office:value-type="float" office:value="1261.531" calcext:value-type="float">
            <text:p>1261.531</text:p>
          </table:table-cell>
          <table:table-cell office:value-type="float" office:value="752.911" calcext:value-type="float">
            <text:p>752.911</text:p>
          </table:table-cell>
          <table:table-cell office:value-type="float" office:value="1120.124" calcext:value-type="float">
            <text:p>1120.124</text:p>
          </table:table-cell>
          <table:table-cell office:value-type="float" office:value="417.7365" calcext:value-type="float">
            <text:p>417.7365</text:p>
          </table:table-cell>
          <table:table-cell office:value-type="float" office:value="1836.088" calcext:value-type="float">
            <text:p>1836.088</text:p>
          </table:table-cell>
          <table:table-cell office:value-type="float" office:value="2074.188" calcext:value-type="float">
            <text:p>2074.188</text:p>
          </table:table-cell>
          <table:table-cell office:value-type="float" office:value="1662.086" calcext:value-type="float">
            <text:p>1662.086</text:p>
          </table:table-cell>
          <table:table-cell office:value-type="float" office:value="585.8919" calcext:value-type="float">
            <text:p>585.8919</text:p>
          </table:table-cell>
          <table:table-cell office:value-type="float" office:value="581.11" calcext:value-type="float">
            <text:p>581.11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5" calcext:value-type="float">
            <text:p>35.67505</text:p>
          </table:table-cell>
          <table:table-cell office:value-type="float" office:value="0" calcext:value-type="float">
            <text:p>0</text:p>
          </table:table-cell>
          <table:table-cell office:value-type="float" office:value="-0.0000008973714" calcext:value-type="float">
            <text:p>-8.97371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62838" calcext:value-type="float">
            <text:p>-11.62838</text:p>
          </table:table-cell>
          <table:table-cell office:value-type="float" office:value="0" calcext:value-type="float">
            <text:p>0</text:p>
          </table:table-cell>
          <table:table-cell office:value-type="float" office:value="5.924593" calcext:value-type="float">
            <text:p>5.924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7" calcext:value-type="float">
            <text:p>27012007</text:p>
          </table:table-cell>
          <table:table-cell office:value-type="float" office:value="585.3547" calcext:value-type="float">
            <text:p>585.3547</text:p>
          </table:table-cell>
          <table:table-cell office:value-type="float" office:value="13405.71" calcext:value-type="float">
            <text:p>13405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1887" calcext:value-type="float">
            <text:p>-12.61887</text:p>
          </table:table-cell>
          <table:table-cell office:value-type="float" office:value="36.33683" calcext:value-type="float">
            <text:p>36.33683</text:p>
          </table:table-cell>
          <table:table-cell office:value-type="float" office:value="0" calcext:value-type="float">
            <text:p>0</text:p>
          </table:table-cell>
          <table:table-cell office:value-type="float" office:value="204.7873" calcext:value-type="float">
            <text:p>204.7873</text:p>
          </table:table-cell>
          <table:table-cell office:value-type="float" office:value="90.83027" calcext:value-type="float">
            <text:p>90.83027</text:p>
          </table:table-cell>
          <table:table-cell office:value-type="float" office:value="0.00981573" calcext:value-type="float">
            <text:p>0.00981573</text:p>
          </table:table-cell>
          <table:table-cell office:value-type="float" office:value="0" calcext:value-type="float">
            <text:p>0</text:p>
          </table:table-cell>
          <table:table-cell office:value-type="float" office:value="0.00001993262" calcext:value-type="float">
            <text:p>1.993262E-05</text:p>
          </table:table-cell>
          <table:table-cell office:value-type="float" office:value="0" calcext:value-type="float">
            <text:p>0</text:p>
          </table:table-cell>
          <table:table-cell office:value-type="float" office:value="-0.01539401" calcext:value-type="float">
            <text:p>-0.01539401</text:p>
          </table:table-cell>
          <table:table-cell office:value-type="float" office:value="370" calcext:value-type="float">
            <text:p>370</text:p>
          </table:table-cell>
          <table:table-cell office:value-type="float" office:value="-12.59368" calcext:value-type="float">
            <text:p>-12.59368</text:p>
          </table:table-cell>
          <table:table-cell office:value-type="float" office:value="0" calcext:value-type="float">
            <text:p>0</text:p>
          </table:table-cell>
          <table:table-cell office:value-type="float" office:value="415.1056" calcext:value-type="float">
            <text:p>415.1056</text:p>
          </table:table-cell>
          <table:table-cell office:value-type="float" office:value="1347.704" calcext:value-type="float">
            <text:p>1347.704</text:p>
          </table:table-cell>
          <table:table-cell office:value-type="float" office:value="1667.438" calcext:value-type="float">
            <text:p>1667.438</text:p>
          </table:table-cell>
          <table:table-cell office:value-type="float" office:value="1261.515" calcext:value-type="float">
            <text:p>1261.515</text:p>
          </table:table-cell>
          <table:table-cell office:value-type="float" office:value="752.8967" calcext:value-type="float">
            <text:p>752.8967</text:p>
          </table:table-cell>
          <table:table-cell office:value-type="float" office:value="1120.113" calcext:value-type="float">
            <text:p>1120.113</text:p>
          </table:table-cell>
          <table:table-cell office:value-type="float" office:value="417.7292" calcext:value-type="float">
            <text:p>417.7292</text:p>
          </table:table-cell>
          <table:table-cell office:value-type="float" office:value="1836.08" calcext:value-type="float">
            <text:p>1836.08</text:p>
          </table:table-cell>
          <table:table-cell office:value-type="float" office:value="2074.182" calcext:value-type="float">
            <text:p>2074.182</text:p>
          </table:table-cell>
          <table:table-cell office:value-type="float" office:value="1662.081" calcext:value-type="float">
            <text:p>1662.081</text:p>
          </table:table-cell>
          <table:table-cell office:value-type="float" office:value="585.8883" calcext:value-type="float">
            <text:p>585.8883</text:p>
          </table:table-cell>
          <table:table-cell office:value-type="float" office:value="581.1007" calcext:value-type="float">
            <text:p>581.1007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5" calcext:value-type="float">
            <text:p>35.67505</text:p>
          </table:table-cell>
          <table:table-cell office:value-type="float" office:value="0" calcext:value-type="float">
            <text:p>0</text:p>
          </table:table-cell>
          <table:table-cell office:value-type="float" office:value="-0.0000008978325" calcext:value-type="float">
            <text:p>-8.97832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91098" calcext:value-type="float">
            <text:p>-11.91098</text:p>
          </table:table-cell>
          <table:table-cell office:value-type="float" office:value="0" calcext:value-type="float">
            <text:p>0</text:p>
          </table:table-cell>
          <table:table-cell office:value-type="float" office:value="5.907638" calcext:value-type="float">
            <text:p>5.90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7" calcext:value-type="float">
            <text:p>28012007</text:p>
          </table:table-cell>
          <table:table-cell office:value-type="float" office:value="584.94" calcext:value-type="float">
            <text:p>584.94</text:p>
          </table:table-cell>
          <table:table-cell office:value-type="float" office:value="13405.83" calcext:value-type="float">
            <text:p>13405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2112" calcext:value-type="float">
            <text:p>-12.92112</text:p>
          </table:table-cell>
          <table:table-cell office:value-type="float" office:value="37.04441" calcext:value-type="float">
            <text:p>37.04441</text:p>
          </table:table-cell>
          <table:table-cell office:value-type="float" office:value="0" calcext:value-type="float">
            <text:p>0</text:p>
          </table:table-cell>
          <table:table-cell office:value-type="float" office:value="204.4168" calcext:value-type="float">
            <text:p>204.4168</text:p>
          </table:table-cell>
          <table:table-cell office:value-type="float" office:value="90.72607" calcext:value-type="float">
            <text:p>90.72607</text:p>
          </table:table-cell>
          <table:table-cell office:value-type="float" office:value="0.01025393" calcext:value-type="float">
            <text:p>0.01025393</text:p>
          </table:table-cell>
          <table:table-cell office:value-type="float" office:value="0" calcext:value-type="float">
            <text:p>0</text:p>
          </table:table-cell>
          <table:table-cell office:value-type="float" office:value="0.00002030397" calcext:value-type="float">
            <text:p>2.030397E-05</text:p>
          </table:table-cell>
          <table:table-cell office:value-type="float" office:value="0" calcext:value-type="float">
            <text:p>0</text:p>
          </table:table-cell>
          <table:table-cell office:value-type="float" office:value="-0.01539401" calcext:value-type="float">
            <text:p>-0.01539401</text:p>
          </table:table-cell>
          <table:table-cell office:value-type="float" office:value="370" calcext:value-type="float">
            <text:p>370</text:p>
          </table:table-cell>
          <table:table-cell office:value-type="float" office:value="-12.8955" calcext:value-type="float">
            <text:p>-12.8955</text:p>
          </table:table-cell>
          <table:table-cell office:value-type="float" office:value="0" calcext:value-type="float">
            <text:p>0</text:p>
          </table:table-cell>
          <table:table-cell office:value-type="float" office:value="415.1558" calcext:value-type="float">
            <text:p>415.1558</text:p>
          </table:table-cell>
          <table:table-cell office:value-type="float" office:value="1347.637" calcext:value-type="float">
            <text:p>1347.637</text:p>
          </table:table-cell>
          <table:table-cell office:value-type="float" office:value="1667.344" calcext:value-type="float">
            <text:p>1667.344</text:p>
          </table:table-cell>
          <table:table-cell office:value-type="float" office:value="1261.498" calcext:value-type="float">
            <text:p>1261.498</text:p>
          </table:table-cell>
          <table:table-cell office:value-type="float" office:value="752.8824" calcext:value-type="float">
            <text:p>752.8824</text:p>
          </table:table-cell>
          <table:table-cell office:value-type="float" office:value="1120.103" calcext:value-type="float">
            <text:p>1120.103</text:p>
          </table:table-cell>
          <table:table-cell office:value-type="float" office:value="417.7219" calcext:value-type="float">
            <text:p>417.7219</text:p>
          </table:table-cell>
          <table:table-cell office:value-type="float" office:value="1836.072" calcext:value-type="float">
            <text:p>1836.072</text:p>
          </table:table-cell>
          <table:table-cell office:value-type="float" office:value="2074.175" calcext:value-type="float">
            <text:p>2074.175</text:p>
          </table:table-cell>
          <table:table-cell office:value-type="float" office:value="1662.076" calcext:value-type="float">
            <text:p>1662.076</text:p>
          </table:table-cell>
          <table:table-cell office:value-type="float" office:value="585.8848" calcext:value-type="float">
            <text:p>585.8848</text:p>
          </table:table-cell>
          <table:table-cell office:value-type="float" office:value="581.0916" calcext:value-type="float">
            <text:p>581.0916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5" calcext:value-type="float">
            <text:p>35.67505</text:p>
          </table:table-cell>
          <table:table-cell office:value-type="float" office:value="0" calcext:value-type="float">
            <text:p>0</text:p>
          </table:table-cell>
          <table:table-cell office:value-type="float" office:value="-0.0000008983476" calcext:value-type="float">
            <text:p>-8.98347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19716" calcext:value-type="float">
            <text:p>-12.19716</text:p>
          </table:table-cell>
          <table:table-cell office:value-type="float" office:value="0" calcext:value-type="float">
            <text:p>0</text:p>
          </table:table-cell>
          <table:table-cell office:value-type="float" office:value="5.891915" calcext:value-type="float">
            <text:p>5.89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7" calcext:value-type="float">
            <text:p>29012007</text:p>
          </table:table-cell>
          <table:table-cell office:value-type="float" office:value="584.5115" calcext:value-type="float">
            <text:p>584.5115</text:p>
          </table:table-cell>
          <table:table-cell office:value-type="float" office:value="13405.96" calcext:value-type="float">
            <text:p>13405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22535" calcext:value-type="float">
            <text:p>-13.22535</text:p>
          </table:table-cell>
          <table:table-cell office:value-type="float" office:value="38.05375" calcext:value-type="float">
            <text:p>38.05375</text:p>
          </table:table-cell>
          <table:table-cell office:value-type="float" office:value="0" calcext:value-type="float">
            <text:p>0</text:p>
          </table:table-cell>
          <table:table-cell office:value-type="float" office:value="204.0414" calcext:value-type="float">
            <text:p>204.0414</text:p>
          </table:table-cell>
          <table:table-cell office:value-type="float" office:value="90.60809" calcext:value-type="float">
            <text:p>90.60809</text:p>
          </table:table-cell>
          <table:table-cell office:value-type="float" office:value="0.01068328" calcext:value-type="float">
            <text:p>0.01068328</text:p>
          </table:table-cell>
          <table:table-cell office:value-type="float" office:value="0" calcext:value-type="float">
            <text:p>0</text:p>
          </table:table-cell>
          <table:table-cell office:value-type="float" office:value="0.00002043683" calcext:value-type="float">
            <text:p>2.043683E-05</text:p>
          </table:table-cell>
          <table:table-cell office:value-type="float" office:value="0" calcext:value-type="float">
            <text:p>0</text:p>
          </table:table-cell>
          <table:table-cell office:value-type="float" office:value="-0.01539401" calcext:value-type="float">
            <text:p>-0.01539401</text:p>
          </table:table-cell>
          <table:table-cell office:value-type="float" office:value="370" calcext:value-type="float">
            <text:p>370</text:p>
          </table:table-cell>
          <table:table-cell office:value-type="float" office:value="-13.19929" calcext:value-type="float">
            <text:p>-13.19929</text:p>
          </table:table-cell>
          <table:table-cell office:value-type="float" office:value="0" calcext:value-type="float">
            <text:p>0</text:p>
          </table:table-cell>
          <table:table-cell office:value-type="float" office:value="415.2109" calcext:value-type="float">
            <text:p>415.2109</text:p>
          </table:table-cell>
          <table:table-cell office:value-type="float" office:value="1347.568" calcext:value-type="float">
            <text:p>1347.568</text:p>
          </table:table-cell>
          <table:table-cell office:value-type="float" office:value="1667.251" calcext:value-type="float">
            <text:p>1667.251</text:p>
          </table:table-cell>
          <table:table-cell office:value-type="float" office:value="1261.482" calcext:value-type="float">
            <text:p>1261.482</text:p>
          </table:table-cell>
          <table:table-cell office:value-type="float" office:value="752.8681" calcext:value-type="float">
            <text:p>752.8681</text:p>
          </table:table-cell>
          <table:table-cell office:value-type="float" office:value="1120.092" calcext:value-type="float">
            <text:p>1120.092</text:p>
          </table:table-cell>
          <table:table-cell office:value-type="float" office:value="417.7146" calcext:value-type="float">
            <text:p>417.7146</text:p>
          </table:table-cell>
          <table:table-cell office:value-type="float" office:value="1836.065" calcext:value-type="float">
            <text:p>1836.065</text:p>
          </table:table-cell>
          <table:table-cell office:value-type="float" office:value="2074.169" calcext:value-type="float">
            <text:p>2074.169</text:p>
          </table:table-cell>
          <table:table-cell office:value-type="float" office:value="1662.07" calcext:value-type="float">
            <text:p>1662.07</text:p>
          </table:table-cell>
          <table:table-cell office:value-type="float" office:value="585.8814" calcext:value-type="float">
            <text:p>585.8814</text:p>
          </table:table-cell>
          <table:table-cell office:value-type="float" office:value="581.0825" calcext:value-type="float">
            <text:p>581.0825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4" calcext:value-type="float">
            <text:p>35.67504</text:p>
          </table:table-cell>
          <table:table-cell office:value-type="float" office:value="0" calcext:value-type="float">
            <text:p>0</text:p>
          </table:table-cell>
          <table:table-cell office:value-type="float" office:value="-0.0000008988547" calcext:value-type="float">
            <text:p>-8.98854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49215" calcext:value-type="float">
            <text:p>-12.49215</text:p>
          </table:table-cell>
          <table:table-cell office:value-type="float" office:value="0" calcext:value-type="float">
            <text:p>0</text:p>
          </table:table-cell>
          <table:table-cell office:value-type="float" office:value="5.883115" calcext:value-type="float">
            <text:p>5.88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7" calcext:value-type="float">
            <text:p>30012007</text:p>
          </table:table-cell>
          <table:table-cell office:value-type="float" office:value="584.0746" calcext:value-type="float">
            <text:p>584.0746</text:p>
          </table:table-cell>
          <table:table-cell office:value-type="float" office:value="13406.08" calcext:value-type="float">
            <text:p>13406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4596" calcext:value-type="float">
            <text:p>-13.54596</text:p>
          </table:table-cell>
          <table:table-cell office:value-type="float" office:value="39.2466" calcext:value-type="float">
            <text:p>39.2466</text:p>
          </table:table-cell>
          <table:table-cell office:value-type="float" office:value="0" calcext:value-type="float">
            <text:p>0</text:p>
          </table:table-cell>
          <table:table-cell office:value-type="float" office:value="203.6673" calcext:value-type="float">
            <text:p>203.6673</text:p>
          </table:table-cell>
          <table:table-cell office:value-type="float" office:value="90.48094" calcext:value-type="float">
            <text:p>90.48094</text:p>
          </table:table-cell>
          <table:table-cell office:value-type="float" office:value="0.01112059" calcext:value-type="float">
            <text:p>0.01112059</text:p>
          </table:table-cell>
          <table:table-cell office:value-type="float" office:value="0" calcext:value-type="float">
            <text:p>0</text:p>
          </table:table-cell>
          <table:table-cell office:value-type="float" office:value="0.00002050637" calcext:value-type="float">
            <text:p>2.050637E-05</text:p>
          </table:table-cell>
          <table:table-cell office:value-type="float" office:value="0" calcext:value-type="float">
            <text:p>0</text:p>
          </table:table-cell>
          <table:table-cell office:value-type="float" office:value="-0.01539401" calcext:value-type="float">
            <text:p>-0.01539401</text:p>
          </table:table-cell>
          <table:table-cell office:value-type="float" office:value="370" calcext:value-type="float">
            <text:p>370</text:p>
          </table:table-cell>
          <table:table-cell office:value-type="float" office:value="-13.51947" calcext:value-type="float">
            <text:p>-13.51947</text:p>
          </table:table-cell>
          <table:table-cell office:value-type="float" office:value="0" calcext:value-type="float">
            <text:p>0</text:p>
          </table:table-cell>
          <table:table-cell office:value-type="float" office:value="415.2685" calcext:value-type="float">
            <text:p>415.2685</text:p>
          </table:table-cell>
          <table:table-cell office:value-type="float" office:value="1347.497" calcext:value-type="float">
            <text:p>1347.497</text:p>
          </table:table-cell>
          <table:table-cell office:value-type="float" office:value="1667.159" calcext:value-type="float">
            <text:p>1667.159</text:p>
          </table:table-cell>
          <table:table-cell office:value-type="float" office:value="1261.466" calcext:value-type="float">
            <text:p>1261.466</text:p>
          </table:table-cell>
          <table:table-cell office:value-type="float" office:value="752.8539" calcext:value-type="float">
            <text:p>752.8539</text:p>
          </table:table-cell>
          <table:table-cell office:value-type="float" office:value="1120.082" calcext:value-type="float">
            <text:p>1120.082</text:p>
          </table:table-cell>
          <table:table-cell office:value-type="float" office:value="417.7074" calcext:value-type="float">
            <text:p>417.7074</text:p>
          </table:table-cell>
          <table:table-cell office:value-type="float" office:value="1836.057" calcext:value-type="float">
            <text:p>1836.057</text:p>
          </table:table-cell>
          <table:table-cell office:value-type="float" office:value="2074.162" calcext:value-type="float">
            <text:p>2074.162</text:p>
          </table:table-cell>
          <table:table-cell office:value-type="float" office:value="1662.065" calcext:value-type="float">
            <text:p>1662.065</text:p>
          </table:table-cell>
          <table:table-cell office:value-type="float" office:value="585.8781" calcext:value-type="float">
            <text:p>585.8781</text:p>
          </table:table-cell>
          <table:table-cell office:value-type="float" office:value="581.0737" calcext:value-type="float">
            <text:p>581.0737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4" calcext:value-type="float">
            <text:p>35.67504</text:p>
          </table:table-cell>
          <table:table-cell office:value-type="float" office:value="0" calcext:value-type="float">
            <text:p>0</text:p>
          </table:table-cell>
          <table:table-cell office:value-type="float" office:value="-0.0000008992481" calcext:value-type="float">
            <text:p>-8.99248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79329" calcext:value-type="float">
            <text:p>-12.79329</text:p>
          </table:table-cell>
          <table:table-cell office:value-type="float" office:value="0" calcext:value-type="float">
            <text:p>0</text:p>
          </table:table-cell>
          <table:table-cell office:value-type="float" office:value="5.863965" calcext:value-type="float">
            <text:p>5.863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7" calcext:value-type="float">
            <text:p>31012007</text:p>
          </table:table-cell>
          <table:table-cell office:value-type="float" office:value="583.6329" calcext:value-type="float">
            <text:p>583.6329</text:p>
          </table:table-cell>
          <table:table-cell office:value-type="float" office:value="13406.21" calcext:value-type="float">
            <text:p>13406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87293" calcext:value-type="float">
            <text:p>-13.87293</text:p>
          </table:table-cell>
          <table:table-cell office:value-type="float" office:value="40.5567" calcext:value-type="float">
            <text:p>40.5567</text:p>
          </table:table-cell>
          <table:table-cell office:value-type="float" office:value="0" calcext:value-type="float">
            <text:p>0</text:p>
          </table:table-cell>
          <table:table-cell office:value-type="float" office:value="203.2947" calcext:value-type="float">
            <text:p>203.2947</text:p>
          </table:table-cell>
          <table:table-cell office:value-type="float" office:value="90.34812" calcext:value-type="float">
            <text:p>90.34812</text:p>
          </table:table-cell>
          <table:table-cell office:value-type="float" office:value="0.01156798" calcext:value-type="float">
            <text:p>0.01156798</text:p>
          </table:table-cell>
          <table:table-cell office:value-type="float" office:value="0" calcext:value-type="float">
            <text:p>0</text:p>
          </table:table-cell>
          <table:table-cell office:value-type="float" office:value="0.00002060722" calcext:value-type="float">
            <text:p>2.060722E-05</text:p>
          </table:table-cell>
          <table:table-cell office:value-type="float" office:value="0" calcext:value-type="float">
            <text:p>0</text:p>
          </table:table-cell>
          <table:table-cell office:value-type="float" office:value="-0.01539401" calcext:value-type="float">
            <text:p>-0.01539401</text:p>
          </table:table-cell>
          <table:table-cell office:value-type="float" office:value="370" calcext:value-type="float">
            <text:p>370</text:p>
          </table:table-cell>
          <table:table-cell office:value-type="float" office:value="-13.84599" calcext:value-type="float">
            <text:p>-13.84599</text:p>
          </table:table-cell>
          <table:table-cell office:value-type="float" office:value="0" calcext:value-type="float">
            <text:p>0</text:p>
          </table:table-cell>
          <table:table-cell office:value-type="float" office:value="415.3262" calcext:value-type="float">
            <text:p>415.3262</text:p>
          </table:table-cell>
          <table:table-cell office:value-type="float" office:value="1347.426" calcext:value-type="float">
            <text:p>1347.426</text:p>
          </table:table-cell>
          <table:table-cell office:value-type="float" office:value="1667.067" calcext:value-type="float">
            <text:p>1667.067</text:p>
          </table:table-cell>
          <table:table-cell office:value-type="float" office:value="1261.45" calcext:value-type="float">
            <text:p>1261.45</text:p>
          </table:table-cell>
          <table:table-cell office:value-type="float" office:value="752.8398" calcext:value-type="float">
            <text:p>752.8398</text:p>
          </table:table-cell>
          <table:table-cell office:value-type="float" office:value="1120.072" calcext:value-type="float">
            <text:p>1120.072</text:p>
          </table:table-cell>
          <table:table-cell office:value-type="float" office:value="417.7002" calcext:value-type="float">
            <text:p>417.7002</text:p>
          </table:table-cell>
          <table:table-cell office:value-type="float" office:value="1836.049" calcext:value-type="float">
            <text:p>1836.049</text:p>
          </table:table-cell>
          <table:table-cell office:value-type="float" office:value="2074.156" calcext:value-type="float">
            <text:p>2074.156</text:p>
          </table:table-cell>
          <table:table-cell office:value-type="float" office:value="1662.06" calcext:value-type="float">
            <text:p>1662.06</text:p>
          </table:table-cell>
          <table:table-cell office:value-type="float" office:value="585.8747" calcext:value-type="float">
            <text:p>585.8747</text:p>
          </table:table-cell>
          <table:table-cell office:value-type="float" office:value="581.0649" calcext:value-type="float">
            <text:p>581.0649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4" calcext:value-type="float">
            <text:p>35.67504</text:p>
          </table:table-cell>
          <table:table-cell office:value-type="float" office:value="0" calcext:value-type="float">
            <text:p>0</text:p>
          </table:table-cell>
          <table:table-cell office:value-type="float" office:value="-0.0000008995817" calcext:value-type="float">
            <text:p>-8.99581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09756" calcext:value-type="float">
            <text:p>-13.09756</text:p>
          </table:table-cell>
          <table:table-cell office:value-type="float" office:value="0" calcext:value-type="float">
            <text:p>0</text:p>
          </table:table-cell>
          <table:table-cell office:value-type="float" office:value="5.841704" calcext:value-type="float">
            <text:p>5.84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7" calcext:value-type="float">
            <text:p>1022007</text:p>
          </table:table-cell>
          <table:table-cell office:value-type="float" office:value="583.2021" calcext:value-type="float">
            <text:p>583.2021</text:p>
          </table:table-cell>
          <table:table-cell office:value-type="float" office:value="13406.33" calcext:value-type="float">
            <text:p>13406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9957" calcext:value-type="float">
            <text:p>-14.19957</text:p>
          </table:table-cell>
          <table:table-cell office:value-type="float" office:value="42.30766" calcext:value-type="float">
            <text:p>42.30766</text:p>
          </table:table-cell>
          <table:table-cell office:value-type="float" office:value="0" calcext:value-type="float">
            <text:p>0</text:p>
          </table:table-cell>
          <table:table-cell office:value-type="float" office:value="202.9283" calcext:value-type="float">
            <text:p>202.9283</text:p>
          </table:table-cell>
          <table:table-cell office:value-type="float" office:value="90.22367" calcext:value-type="float">
            <text:p>90.22367</text:p>
          </table:table-cell>
          <table:table-cell office:value-type="float" office:value="0.01203313" calcext:value-type="float">
            <text:p>0.01203313</text:p>
          </table:table-cell>
          <table:table-cell office:value-type="float" office:value="0" calcext:value-type="float">
            <text:p>0</text:p>
          </table:table-cell>
          <table:table-cell office:value-type="float" office:value="0.00002069145" calcext:value-type="float">
            <text:p>2.069145E-05</text:p>
          </table:table-cell>
          <table:table-cell office:value-type="float" office:value="0" calcext:value-type="float">
            <text:p>0</text:p>
          </table:table-cell>
          <table:table-cell office:value-type="float" office:value="-0.01539401" calcext:value-type="float">
            <text:p>-0.01539401</text:p>
          </table:table-cell>
          <table:table-cell office:value-type="float" office:value="370" calcext:value-type="float">
            <text:p>370</text:p>
          </table:table-cell>
          <table:table-cell office:value-type="float" office:value="-14.17217" calcext:value-type="float">
            <text:p>-14.17217</text:p>
          </table:table-cell>
          <table:table-cell office:value-type="float" office:value="0" calcext:value-type="float">
            <text:p>0</text:p>
          </table:table-cell>
          <table:table-cell office:value-type="float" office:value="415.3794" calcext:value-type="float">
            <text:p>415.3794</text:p>
          </table:table-cell>
          <table:table-cell office:value-type="float" office:value="1347.356" calcext:value-type="float">
            <text:p>1347.356</text:p>
          </table:table-cell>
          <table:table-cell office:value-type="float" office:value="1666.977" calcext:value-type="float">
            <text:p>1666.977</text:p>
          </table:table-cell>
          <table:table-cell office:value-type="float" office:value="1261.434" calcext:value-type="float">
            <text:p>1261.434</text:p>
          </table:table-cell>
          <table:table-cell office:value-type="float" office:value="752.8259" calcext:value-type="float">
            <text:p>752.8259</text:p>
          </table:table-cell>
          <table:table-cell office:value-type="float" office:value="1120.061" calcext:value-type="float">
            <text:p>1120.061</text:p>
          </table:table-cell>
          <table:table-cell office:value-type="float" office:value="417.6931" calcext:value-type="float">
            <text:p>417.6931</text:p>
          </table:table-cell>
          <table:table-cell office:value-type="float" office:value="1836.042" calcext:value-type="float">
            <text:p>1836.042</text:p>
          </table:table-cell>
          <table:table-cell office:value-type="float" office:value="2074.149" calcext:value-type="float">
            <text:p>2074.149</text:p>
          </table:table-cell>
          <table:table-cell office:value-type="float" office:value="1662.054" calcext:value-type="float">
            <text:p>1662.054</text:p>
          </table:table-cell>
          <table:table-cell office:value-type="float" office:value="585.8714" calcext:value-type="float">
            <text:p>585.8714</text:p>
          </table:table-cell>
          <table:table-cell office:value-type="float" office:value="581.0562" calcext:value-type="float">
            <text:p>581.0562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4" calcext:value-type="float">
            <text:p>35.67504</text:p>
          </table:table-cell>
          <table:table-cell office:value-type="float" office:value="0" calcext:value-type="float">
            <text:p>0</text:p>
          </table:table-cell>
          <table:table-cell office:value-type="float" office:value="-0.0000008995852" calcext:value-type="float">
            <text:p>-8.99585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39481" calcext:value-type="float">
            <text:p>-13.39481</text:p>
          </table:table-cell>
          <table:table-cell office:value-type="float" office:value="0" calcext:value-type="float">
            <text:p>0</text:p>
          </table:table-cell>
          <table:table-cell office:value-type="float" office:value="5.812718" calcext:value-type="float">
            <text:p>5.81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582.8109" calcext:value-type="float">
            <text:p>582.8109</text:p>
          </table:table-cell>
          <table:table-cell office:value-type="float" office:value="13406.44" calcext:value-type="float">
            <text:p>13406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50057" calcext:value-type="float">
            <text:p>-14.50057</text:p>
          </table:table-cell>
          <table:table-cell office:value-type="float" office:value="43.52653" calcext:value-type="float">
            <text:p>43.52653</text:p>
          </table:table-cell>
          <table:table-cell office:value-type="float" office:value="0" calcext:value-type="float">
            <text:p>0</text:p>
          </table:table-cell>
          <table:table-cell office:value-type="float" office:value="202.5693" calcext:value-type="float">
            <text:p>202.5693</text:p>
          </table:table-cell>
          <table:table-cell office:value-type="float" office:value="90.13173" calcext:value-type="float">
            <text:p>90.13173</text:p>
          </table:table-cell>
          <table:table-cell office:value-type="float" office:value="0.01251085" calcext:value-type="float">
            <text:p>0.01251085</text:p>
          </table:table-cell>
          <table:table-cell office:value-type="float" office:value="0" calcext:value-type="float">
            <text:p>0</text:p>
          </table:table-cell>
          <table:table-cell office:value-type="float" office:value="0.00002082083" calcext:value-type="float">
            <text:p>2.082083E-05</text:p>
          </table:table-cell>
          <table:table-cell office:value-type="float" office:value="0" calcext:value-type="float">
            <text:p>0</text:p>
          </table:table-cell>
          <table:table-cell office:value-type="float" office:value="-0.01539401" calcext:value-type="float">
            <text:p>-0.01539401</text:p>
          </table:table-cell>
          <table:table-cell office:value-type="float" office:value="370" calcext:value-type="float">
            <text:p>370</text:p>
          </table:table-cell>
          <table:table-cell office:value-type="float" office:value="-14.47269" calcext:value-type="float">
            <text:p>-14.47269</text:p>
          </table:table-cell>
          <table:table-cell office:value-type="float" office:value="0" calcext:value-type="float">
            <text:p>0</text:p>
          </table:table-cell>
          <table:table-cell office:value-type="float" office:value="415.4236" calcext:value-type="float">
            <text:p>415.4236</text:p>
          </table:table-cell>
          <table:table-cell office:value-type="float" office:value="1347.288" calcext:value-type="float">
            <text:p>1347.288</text:p>
          </table:table-cell>
          <table:table-cell office:value-type="float" office:value="1666.888" calcext:value-type="float">
            <text:p>1666.888</text:p>
          </table:table-cell>
          <table:table-cell office:value-type="float" office:value="1261.419" calcext:value-type="float">
            <text:p>1261.419</text:p>
          </table:table-cell>
          <table:table-cell office:value-type="float" office:value="752.8121" calcext:value-type="float">
            <text:p>752.8121</text:p>
          </table:table-cell>
          <table:table-cell office:value-type="float" office:value="1120.051" calcext:value-type="float">
            <text:p>1120.051</text:p>
          </table:table-cell>
          <table:table-cell office:value-type="float" office:value="417.686" calcext:value-type="float">
            <text:p>417.686</text:p>
          </table:table-cell>
          <table:table-cell office:value-type="float" office:value="1836.034" calcext:value-type="float">
            <text:p>1836.034</text:p>
          </table:table-cell>
          <table:table-cell office:value-type="float" office:value="2074.143" calcext:value-type="float">
            <text:p>2074.143</text:p>
          </table:table-cell>
          <table:table-cell office:value-type="float" office:value="1662.049" calcext:value-type="float">
            <text:p>1662.049</text:p>
          </table:table-cell>
          <table:table-cell office:value-type="float" office:value="585.8681" calcext:value-type="float">
            <text:p>585.8681</text:p>
          </table:table-cell>
          <table:table-cell office:value-type="float" office:value="581.0477" calcext:value-type="float">
            <text:p>581.0477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899551" calcext:value-type="float">
            <text:p>-8.9955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66482" calcext:value-type="float">
            <text:p>-13.66482</text:p>
          </table:table-cell>
          <table:table-cell office:value-type="float" office:value="0" calcext:value-type="float">
            <text:p>0</text:p>
          </table:table-cell>
          <table:table-cell office:value-type="float" office:value="5.782107" calcext:value-type="float">
            <text:p>5.78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7" calcext:value-type="float">
            <text:p>3022007</text:p>
          </table:table-cell>
          <table:table-cell office:value-type="float" office:value="582.4059" calcext:value-type="float">
            <text:p>582.4059</text:p>
          </table:table-cell>
          <table:table-cell office:value-type="float" office:value="13406.55" calcext:value-type="float">
            <text:p>13406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9975" calcext:value-type="float">
            <text:p>-14.79975</text:p>
          </table:table-cell>
          <table:table-cell office:value-type="float" office:value="43.23659" calcext:value-type="float">
            <text:p>43.23659</text:p>
          </table:table-cell>
          <table:table-cell office:value-type="float" office:value="0" calcext:value-type="float">
            <text:p>0</text:p>
          </table:table-cell>
          <table:table-cell office:value-type="float" office:value="202.2131" calcext:value-type="float">
            <text:p>202.2131</text:p>
          </table:table-cell>
          <table:table-cell office:value-type="float" office:value="90.02389" calcext:value-type="float">
            <text:p>90.02389</text:p>
          </table:table-cell>
          <table:table-cell office:value-type="float" office:value="0.01297772" calcext:value-type="float">
            <text:p>0.01297772</text:p>
          </table:table-cell>
          <table:table-cell office:value-type="float" office:value="0" calcext:value-type="float">
            <text:p>0</text:p>
          </table:table-cell>
          <table:table-cell office:value-type="float" office:value="0.00002226607" calcext:value-type="float">
            <text:p>2.226607E-05</text:p>
          </table:table-cell>
          <table:table-cell office:value-type="float" office:value="0" calcext:value-type="float">
            <text:p>0</text:p>
          </table:table-cell>
          <table:table-cell office:value-type="float" office:value="-0.01539401" calcext:value-type="float">
            <text:p>-0.01539401</text:p>
          </table:table-cell>
          <table:table-cell office:value-type="float" office:value="370" calcext:value-type="float">
            <text:p>370</text:p>
          </table:table-cell>
          <table:table-cell office:value-type="float" office:value="-14.7714" calcext:value-type="float">
            <text:p>-14.7714</text:p>
          </table:table-cell>
          <table:table-cell office:value-type="float" office:value="0" calcext:value-type="float">
            <text:p>0</text:p>
          </table:table-cell>
          <table:table-cell office:value-type="float" office:value="415.4698" calcext:value-type="float">
            <text:p>415.4698</text:p>
          </table:table-cell>
          <table:table-cell office:value-type="float" office:value="1347.221" calcext:value-type="float">
            <text:p>1347.221</text:p>
          </table:table-cell>
          <table:table-cell office:value-type="float" office:value="1666.802" calcext:value-type="float">
            <text:p>1666.802</text:p>
          </table:table-cell>
          <table:table-cell office:value-type="float" office:value="1261.403" calcext:value-type="float">
            <text:p>1261.403</text:p>
          </table:table-cell>
          <table:table-cell office:value-type="float" office:value="752.7985" calcext:value-type="float">
            <text:p>752.7985</text:p>
          </table:table-cell>
          <table:table-cell office:value-type="float" office:value="1120.041" calcext:value-type="float">
            <text:p>1120.041</text:p>
          </table:table-cell>
          <table:table-cell office:value-type="float" office:value="417.679" calcext:value-type="float">
            <text:p>417.679</text:p>
          </table:table-cell>
          <table:table-cell office:value-type="float" office:value="1836.027" calcext:value-type="float">
            <text:p>1836.027</text:p>
          </table:table-cell>
          <table:table-cell office:value-type="float" office:value="2074.136" calcext:value-type="float">
            <text:p>2074.136</text:p>
          </table:table-cell>
          <table:table-cell office:value-type="float" office:value="1662.044" calcext:value-type="float">
            <text:p>1662.044</text:p>
          </table:table-cell>
          <table:table-cell office:value-type="float" office:value="585.8649" calcext:value-type="float">
            <text:p>585.8649</text:p>
          </table:table-cell>
          <table:table-cell office:value-type="float" office:value="581.0392" calcext:value-type="float">
            <text:p>581.0392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9000416" calcext:value-type="float">
            <text:p>-9.00041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94417" calcext:value-type="float">
            <text:p>-13.94417</text:p>
          </table:table-cell>
          <table:table-cell office:value-type="float" office:value="0" calcext:value-type="float">
            <text:p>0</text:p>
          </table:table-cell>
          <table:table-cell office:value-type="float" office:value="5.762664" calcext:value-type="float">
            <text:p>5.76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7" calcext:value-type="float">
            <text:p>4022007</text:p>
          </table:table-cell>
          <table:table-cell office:value-type="float" office:value="581.9711" calcext:value-type="float">
            <text:p>581.9711</text:p>
          </table:table-cell>
          <table:table-cell office:value-type="float" office:value="13406.67" calcext:value-type="float">
            <text:p>13406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11651" calcext:value-type="float">
            <text:p>-15.11651</text:p>
          </table:table-cell>
          <table:table-cell office:value-type="float" office:value="43.66482" calcext:value-type="float">
            <text:p>43.66482</text:p>
          </table:table-cell>
          <table:table-cell office:value-type="float" office:value="0" calcext:value-type="float">
            <text:p>0</text:p>
          </table:table-cell>
          <table:table-cell office:value-type="float" office:value="201.8456" calcext:value-type="float">
            <text:p>201.8456</text:p>
          </table:table-cell>
          <table:table-cell office:value-type="float" office:value="89.88812" calcext:value-type="float">
            <text:p>89.88812</text:p>
          </table:table-cell>
          <table:table-cell office:value-type="float" office:value="0.01344222" calcext:value-type="float">
            <text:p>0.01344222</text:p>
          </table:table-cell>
          <table:table-cell office:value-type="float" office:value="0" calcext:value-type="float">
            <text:p>0</text:p>
          </table:table-cell>
          <table:table-cell office:value-type="float" office:value="0.00002391563" calcext:value-type="float">
            <text:p>2.391563E-05</text:p>
          </table:table-cell>
          <table:table-cell office:value-type="float" office:value="0" calcext:value-type="float">
            <text:p>0</text:p>
          </table:table-cell>
          <table:table-cell office:value-type="float" office:value="-0.01539401" calcext:value-type="float">
            <text:p>-0.01539401</text:p>
          </table:table-cell>
          <table:table-cell office:value-type="float" office:value="370" calcext:value-type="float">
            <text:p>370</text:p>
          </table:table-cell>
          <table:table-cell office:value-type="float" office:value="-15.0877" calcext:value-type="float">
            <text:p>-15.0877</text:p>
          </table:table-cell>
          <table:table-cell office:value-type="float" office:value="0" calcext:value-type="float">
            <text:p>0</text:p>
          </table:table-cell>
          <table:table-cell office:value-type="float" office:value="415.5251" calcext:value-type="float">
            <text:p>415.5251</text:p>
          </table:table-cell>
          <table:table-cell office:value-type="float" office:value="1347.153" calcext:value-type="float">
            <text:p>1347.153</text:p>
          </table:table-cell>
          <table:table-cell office:value-type="float" office:value="1666.715" calcext:value-type="float">
            <text:p>1666.715</text:p>
          </table:table-cell>
          <table:table-cell office:value-type="float" office:value="1261.388" calcext:value-type="float">
            <text:p>1261.388</text:p>
          </table:table-cell>
          <table:table-cell office:value-type="float" office:value="752.7849" calcext:value-type="float">
            <text:p>752.7849</text:p>
          </table:table-cell>
          <table:table-cell office:value-type="float" office:value="1120.031" calcext:value-type="float">
            <text:p>1120.031</text:p>
          </table:table-cell>
          <table:table-cell office:value-type="float" office:value="417.672" calcext:value-type="float">
            <text:p>417.672</text:p>
          </table:table-cell>
          <table:table-cell office:value-type="float" office:value="1836.02" calcext:value-type="float">
            <text:p>1836.02</text:p>
          </table:table-cell>
          <table:table-cell office:value-type="float" office:value="2074.13" calcext:value-type="float">
            <text:p>2074.13</text:p>
          </table:table-cell>
          <table:table-cell office:value-type="float" office:value="1662.039" calcext:value-type="float">
            <text:p>1662.039</text:p>
          </table:table-cell>
          <table:table-cell office:value-type="float" office:value="585.8616" calcext:value-type="float">
            <text:p>585.8616</text:p>
          </table:table-cell>
          <table:table-cell office:value-type="float" office:value="581.0309" calcext:value-type="float">
            <text:p>581.0309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9004852" calcext:value-type="float">
            <text:p>-9.00485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24321" calcext:value-type="float">
            <text:p>-14.24321</text:p>
          </table:table-cell>
          <table:table-cell office:value-type="float" office:value="0" calcext:value-type="float">
            <text:p>0</text:p>
          </table:table-cell>
          <table:table-cell office:value-type="float" office:value="5.745345" calcext:value-type="float">
            <text:p>5.745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7" calcext:value-type="float">
            <text:p>5022007</text:p>
          </table:table-cell>
          <table:table-cell office:value-type="float" office:value="581.5088" calcext:value-type="float">
            <text:p>581.5088</text:p>
          </table:table-cell>
          <table:table-cell office:value-type="float" office:value="13406.8" calcext:value-type="float">
            <text:p>1340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545" calcext:value-type="float">
            <text:p>-15.4545</text:p>
          </table:table-cell>
          <table:table-cell office:value-type="float" office:value="43.75104" calcext:value-type="float">
            <text:p>43.75104</text:p>
          </table:table-cell>
          <table:table-cell office:value-type="float" office:value="0" calcext:value-type="float">
            <text:p>0</text:p>
          </table:table-cell>
          <table:table-cell office:value-type="float" office:value="201.4962" calcext:value-type="float">
            <text:p>201.4962</text:p>
          </table:table-cell>
          <table:table-cell office:value-type="float" office:value="89.72723" calcext:value-type="float">
            <text:p>89.72723</text:p>
          </table:table-cell>
          <table:table-cell office:value-type="float" office:value="0.0138984" calcext:value-type="float">
            <text:p>0.0138984</text:p>
          </table:table-cell>
          <table:table-cell office:value-type="float" office:value="0" calcext:value-type="float">
            <text:p>0</text:p>
          </table:table-cell>
          <table:table-cell office:value-type="float" office:value="0.00002644952" calcext:value-type="float">
            <text:p>2.644952E-05</text:p>
          </table:table-cell>
          <table:table-cell office:value-type="float" office:value="0" calcext:value-type="float">
            <text:p>0</text:p>
          </table:table-cell>
          <table:table-cell office:value-type="float" office:value="-0.01539401" calcext:value-type="float">
            <text:p>-0.01539401</text:p>
          </table:table-cell>
          <table:table-cell office:value-type="float" office:value="370" calcext:value-type="float">
            <text:p>370</text:p>
          </table:table-cell>
          <table:table-cell office:value-type="float" office:value="-15.42524" calcext:value-type="float">
            <text:p>-15.42524</text:p>
          </table:table-cell>
          <table:table-cell office:value-type="float" office:value="0" calcext:value-type="float">
            <text:p>0</text:p>
          </table:table-cell>
          <table:table-cell office:value-type="float" office:value="415.5831" calcext:value-type="float">
            <text:p>415.5831</text:p>
          </table:table-cell>
          <table:table-cell office:value-type="float" office:value="1347.084" calcext:value-type="float">
            <text:p>1347.084</text:p>
          </table:table-cell>
          <table:table-cell office:value-type="float" office:value="1666.629" calcext:value-type="float">
            <text:p>1666.629</text:p>
          </table:table-cell>
          <table:table-cell office:value-type="float" office:value="1261.373" calcext:value-type="float">
            <text:p>1261.373</text:p>
          </table:table-cell>
          <table:table-cell office:value-type="float" office:value="752.7714" calcext:value-type="float">
            <text:p>752.7714</text:p>
          </table:table-cell>
          <table:table-cell office:value-type="float" office:value="1120.021" calcext:value-type="float">
            <text:p>1120.021</text:p>
          </table:table-cell>
          <table:table-cell office:value-type="float" office:value="417.6648" calcext:value-type="float">
            <text:p>417.6648</text:p>
          </table:table-cell>
          <table:table-cell office:value-type="float" office:value="1836.013" calcext:value-type="float">
            <text:p>1836.013</text:p>
          </table:table-cell>
          <table:table-cell office:value-type="float" office:value="2074.124" calcext:value-type="float">
            <text:p>2074.124</text:p>
          </table:table-cell>
          <table:table-cell office:value-type="float" office:value="1662.034" calcext:value-type="float">
            <text:p>1662.034</text:p>
          </table:table-cell>
          <table:table-cell office:value-type="float" office:value="585.8585" calcext:value-type="float">
            <text:p>585.8585</text:p>
          </table:table-cell>
          <table:table-cell office:value-type="float" office:value="581.0226" calcext:value-type="float">
            <text:p>581.0226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9011512" calcext:value-type="float">
            <text:p>-9.01151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5646" calcext:value-type="float">
            <text:p>-14.5646</text:p>
          </table:table-cell>
          <table:table-cell office:value-type="float" office:value="0" calcext:value-type="float">
            <text:p>0</text:p>
          </table:table-cell>
          <table:table-cell office:value-type="float" office:value="5.729124" calcext:value-type="float">
            <text:p>5.729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7" calcext:value-type="float">
            <text:p>6022007</text:p>
          </table:table-cell>
          <table:table-cell office:value-type="float" office:value="581.0586" calcext:value-type="float">
            <text:p>581.0586</text:p>
          </table:table-cell>
          <table:table-cell office:value-type="float" office:value="13406.92" calcext:value-type="float">
            <text:p>1340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82648" calcext:value-type="float">
            <text:p>-15.82648</text:p>
          </table:table-cell>
          <table:table-cell office:value-type="float" office:value="44.22989" calcext:value-type="float">
            <text:p>44.22989</text:p>
          </table:table-cell>
          <table:table-cell office:value-type="float" office:value="0" calcext:value-type="float">
            <text:p>0</text:p>
          </table:table-cell>
          <table:table-cell office:value-type="float" office:value="201.1472" calcext:value-type="float">
            <text:p>201.1472</text:p>
          </table:table-cell>
          <table:table-cell office:value-type="float" office:value="89.57748" calcext:value-type="float">
            <text:p>89.57748</text:p>
          </table:table-cell>
          <table:table-cell office:value-type="float" office:value="0.01435461" calcext:value-type="float">
            <text:p>0.01435461</text:p>
          </table:table-cell>
          <table:table-cell office:value-type="float" office:value="0" calcext:value-type="float">
            <text:p>0</text:p>
          </table:table-cell>
          <table:table-cell office:value-type="float" office:value="0.00002858158" calcext:value-type="float">
            <text:p>2.858158E-05</text:p>
          </table:table-cell>
          <table:table-cell office:value-type="float" office:value="0" calcext:value-type="float">
            <text:p>0</text:p>
          </table:table-cell>
          <table:table-cell office:value-type="float" office:value="-0.01748531" calcext:value-type="float">
            <text:p>-0.01748531</text:p>
          </table:table-cell>
          <table:table-cell office:value-type="float" office:value="370" calcext:value-type="float">
            <text:p>370</text:p>
          </table:table-cell>
          <table:table-cell office:value-type="float" office:value="-15.79467" calcext:value-type="float">
            <text:p>-15.79467</text:p>
          </table:table-cell>
          <table:table-cell office:value-type="float" office:value="0" calcext:value-type="float">
            <text:p>0</text:p>
          </table:table-cell>
          <table:table-cell office:value-type="float" office:value="415.6389" calcext:value-type="float">
            <text:p>415.6389</text:p>
          </table:table-cell>
          <table:table-cell office:value-type="float" office:value="1347.014" calcext:value-type="float">
            <text:p>1347.014</text:p>
          </table:table-cell>
          <table:table-cell office:value-type="float" office:value="1666.54" calcext:value-type="float">
            <text:p>1666.54</text:p>
          </table:table-cell>
          <table:table-cell office:value-type="float" office:value="1261.357" calcext:value-type="float">
            <text:p>1261.357</text:p>
          </table:table-cell>
          <table:table-cell office:value-type="float" office:value="752.7578" calcext:value-type="float">
            <text:p>752.7578</text:p>
          </table:table-cell>
          <table:table-cell office:value-type="float" office:value="1120.011" calcext:value-type="float">
            <text:p>1120.011</text:p>
          </table:table-cell>
          <table:table-cell office:value-type="float" office:value="417.6575" calcext:value-type="float">
            <text:p>417.6575</text:p>
          </table:table-cell>
          <table:table-cell office:value-type="float" office:value="1836.005" calcext:value-type="float">
            <text:p>1836.005</text:p>
          </table:table-cell>
          <table:table-cell office:value-type="float" office:value="2074.117" calcext:value-type="float">
            <text:p>2074.117</text:p>
          </table:table-cell>
          <table:table-cell office:value-type="float" office:value="1662.029" calcext:value-type="float">
            <text:p>1662.029</text:p>
          </table:table-cell>
          <table:table-cell office:value-type="float" office:value="585.8554" calcext:value-type="float">
            <text:p>585.8554</text:p>
          </table:table-cell>
          <table:table-cell office:value-type="float" office:value="581.0146" calcext:value-type="float">
            <text:p>581.0146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9015768" calcext:value-type="float">
            <text:p>-9.01576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87743" calcext:value-type="float">
            <text:p>-14.87743</text:p>
          </table:table-cell>
          <table:table-cell office:value-type="float" office:value="0" calcext:value-type="float">
            <text:p>0</text:p>
          </table:table-cell>
          <table:table-cell office:value-type="float" office:value="5.672398" calcext:value-type="float">
            <text:p>5.67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7" calcext:value-type="float">
            <text:p>7022007</text:p>
          </table:table-cell>
          <table:table-cell office:value-type="float" office:value="580.649" calcext:value-type="float">
            <text:p>580.649</text:p>
          </table:table-cell>
          <table:table-cell office:value-type="float" office:value="13407.04" calcext:value-type="float">
            <text:p>1340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4288" calcext:value-type="float">
            <text:p>-16.14288</text:p>
          </table:table-cell>
          <table:table-cell office:value-type="float" office:value="45.13947" calcext:value-type="float">
            <text:p>45.13947</text:p>
          </table:table-cell>
          <table:table-cell office:value-type="float" office:value="0" calcext:value-type="float">
            <text:p>0</text:p>
          </table:table-cell>
          <table:table-cell office:value-type="float" office:value="200.7892" calcext:value-type="float">
            <text:p>200.7892</text:p>
          </table:table-cell>
          <table:table-cell office:value-type="float" office:value="89.46208" calcext:value-type="float">
            <text:p>89.46208</text:p>
          </table:table-cell>
          <table:table-cell office:value-type="float" office:value="0.01481865" calcext:value-type="float">
            <text:p>0.01481865</text:p>
          </table:table-cell>
          <table:table-cell office:value-type="float" office:value="0" calcext:value-type="float">
            <text:p>0</text:p>
          </table:table-cell>
          <table:table-cell office:value-type="float" office:value="0.00002944104" calcext:value-type="float">
            <text:p>2.944104E-05</text:p>
          </table:table-cell>
          <table:table-cell office:value-type="float" office:value="0" calcext:value-type="float">
            <text:p>0</text:p>
          </table:table-cell>
          <table:table-cell office:value-type="float" office:value="-0.019925" calcext:value-type="float">
            <text:p>-0.019925</text:p>
          </table:table-cell>
          <table:table-cell office:value-type="float" office:value="370" calcext:value-type="float">
            <text:p>370</text:p>
          </table:table-cell>
          <table:table-cell office:value-type="float" office:value="-16.10817" calcext:value-type="float">
            <text:p>-16.10817</text:p>
          </table:table-cell>
          <table:table-cell office:value-type="float" office:value="0" calcext:value-type="float">
            <text:p>0</text:p>
          </table:table-cell>
          <table:table-cell office:value-type="float" office:value="415.6894" calcext:value-type="float">
            <text:p>415.6894</text:p>
          </table:table-cell>
          <table:table-cell office:value-type="float" office:value="1346.945" calcext:value-type="float">
            <text:p>1346.945</text:p>
          </table:table-cell>
          <table:table-cell office:value-type="float" office:value="1666.45" calcext:value-type="float">
            <text:p>1666.45</text:p>
          </table:table-cell>
          <table:table-cell office:value-type="float" office:value="1261.342" calcext:value-type="float">
            <text:p>1261.342</text:p>
          </table:table-cell>
          <table:table-cell office:value-type="float" office:value="752.7441" calcext:value-type="float">
            <text:p>752.7441</text:p>
          </table:table-cell>
          <table:table-cell office:value-type="float" office:value="1120.001" calcext:value-type="float">
            <text:p>1120.001</text:p>
          </table:table-cell>
          <table:table-cell office:value-type="float" office:value="417.6504" calcext:value-type="float">
            <text:p>417.6504</text:p>
          </table:table-cell>
          <table:table-cell office:value-type="float" office:value="1835.998" calcext:value-type="float">
            <text:p>1835.998</text:p>
          </table:table-cell>
          <table:table-cell office:value-type="float" office:value="2074.112" calcext:value-type="float">
            <text:p>2074.112</text:p>
          </table:table-cell>
          <table:table-cell office:value-type="float" office:value="1662.025" calcext:value-type="float">
            <text:p>1662.025</text:p>
          </table:table-cell>
          <table:table-cell office:value-type="float" office:value="585.8523" calcext:value-type="float">
            <text:p>585.8523</text:p>
          </table:table-cell>
          <table:table-cell office:value-type="float" office:value="581.0065" calcext:value-type="float">
            <text:p>581.0065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5" calcext:value-type="float">
            <text:p>35.67505</text:p>
          </table:table-cell>
          <table:table-cell office:value-type="float" office:value="0" calcext:value-type="float">
            <text:p>0</text:p>
          </table:table-cell>
          <table:table-cell office:value-type="float" office:value="-0.0000009020421" calcext:value-type="float">
            <text:p>-9.02042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15909" calcext:value-type="float">
            <text:p>-15.15909</text:p>
          </table:table-cell>
          <table:table-cell office:value-type="float" office:value="0" calcext:value-type="float">
            <text:p>0</text:p>
          </table:table-cell>
          <table:table-cell office:value-type="float" office:value="5.640518" calcext:value-type="float">
            <text:p>5.640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7" calcext:value-type="float">
            <text:p>8022007</text:p>
          </table:table-cell>
          <table:table-cell office:value-type="float" office:value="580.2646" calcext:value-type="float">
            <text:p>580.2646</text:p>
          </table:table-cell>
          <table:table-cell office:value-type="float" office:value="13407.14" calcext:value-type="float">
            <text:p>13407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4281" calcext:value-type="float">
            <text:p>-16.4281</text:p>
          </table:table-cell>
          <table:table-cell office:value-type="float" office:value="46.49912" calcext:value-type="float">
            <text:p>46.49912</text:p>
          </table:table-cell>
          <table:table-cell office:value-type="float" office:value="0" calcext:value-type="float">
            <text:p>0</text:p>
          </table:table-cell>
          <table:table-cell office:value-type="float" office:value="200.432" calcext:value-type="float">
            <text:p>200.432</text:p>
          </table:table-cell>
          <table:table-cell office:value-type="float" office:value="89.36672" calcext:value-type="float">
            <text:p>89.36672</text:p>
          </table:table-cell>
          <table:table-cell office:value-type="float" office:value="0.0152819" calcext:value-type="float">
            <text:p>0.0152819</text:p>
          </table:table-cell>
          <table:table-cell office:value-type="float" office:value="0" calcext:value-type="float">
            <text:p>0</text:p>
          </table:table-cell>
          <table:table-cell office:value-type="float" office:value="0.00002955237" calcext:value-type="float">
            <text:p>2.955237E-05</text:p>
          </table:table-cell>
          <table:table-cell office:value-type="float" office:value="0" calcext:value-type="float">
            <text:p>0</text:p>
          </table:table-cell>
          <table:table-cell office:value-type="float" office:value="-0.02096027" calcext:value-type="float">
            <text:p>-0.02096027</text:p>
          </table:table-cell>
          <table:table-cell office:value-type="float" office:value="370" calcext:value-type="float">
            <text:p>370</text:p>
          </table:table-cell>
          <table:table-cell office:value-type="float" office:value="-16.39189" calcext:value-type="float">
            <text:p>-16.39189</text:p>
          </table:table-cell>
          <table:table-cell office:value-type="float" office:value="0" calcext:value-type="float">
            <text:p>0</text:p>
          </table:table-cell>
          <table:table-cell office:value-type="float" office:value="415.7353" calcext:value-type="float">
            <text:p>415.7353</text:p>
          </table:table-cell>
          <table:table-cell office:value-type="float" office:value="1346.878" calcext:value-type="float">
            <text:p>1346.878</text:p>
          </table:table-cell>
          <table:table-cell office:value-type="float" office:value="1666.359" calcext:value-type="float">
            <text:p>1666.359</text:p>
          </table:table-cell>
          <table:table-cell office:value-type="float" office:value="1261.327" calcext:value-type="float">
            <text:p>1261.327</text:p>
          </table:table-cell>
          <table:table-cell office:value-type="float" office:value="752.7306" calcext:value-type="float">
            <text:p>752.7306</text:p>
          </table:table-cell>
          <table:table-cell office:value-type="float" office:value="1119.991" calcext:value-type="float">
            <text:p>1119.991</text:p>
          </table:table-cell>
          <table:table-cell office:value-type="float" office:value="417.6436" calcext:value-type="float">
            <text:p>417.6436</text:p>
          </table:table-cell>
          <table:table-cell office:value-type="float" office:value="1835.991" calcext:value-type="float">
            <text:p>1835.991</text:p>
          </table:table-cell>
          <table:table-cell office:value-type="float" office:value="2074.105" calcext:value-type="float">
            <text:p>2074.105</text:p>
          </table:table-cell>
          <table:table-cell office:value-type="float" office:value="1662.02" calcext:value-type="float">
            <text:p>1662.02</text:p>
          </table:table-cell>
          <table:table-cell office:value-type="float" office:value="585.8492" calcext:value-type="float">
            <text:p>585.8492</text:p>
          </table:table-cell>
          <table:table-cell office:value-type="float" office:value="580.9986" calcext:value-type="float">
            <text:p>580.9986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06" calcext:value-type="float">
            <text:p>35.67506</text:p>
          </table:table-cell>
          <table:table-cell office:value-type="float" office:value="0" calcext:value-type="float">
            <text:p>0</text:p>
          </table:table-cell>
          <table:table-cell office:value-type="float" office:value="-0.0000009021413" calcext:value-type="float">
            <text:p>-9.02141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42233" calcext:value-type="float">
            <text:p>-15.42233</text:p>
          </table:table-cell>
          <table:table-cell office:value-type="float" office:value="0" calcext:value-type="float">
            <text:p>0</text:p>
          </table:table-cell>
          <table:table-cell office:value-type="float" office:value="5.619937" calcext:value-type="float">
            <text:p>5.61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7" calcext:value-type="float">
            <text:p>9022007</text:p>
          </table:table-cell>
          <table:table-cell office:value-type="float" office:value="579.9055" calcext:value-type="float">
            <text:p>579.9055</text:p>
          </table:table-cell>
          <table:table-cell office:value-type="float" office:value="13407.23" calcext:value-type="float">
            <text:p>1340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7005" calcext:value-type="float">
            <text:p>-16.7005</text:p>
          </table:table-cell>
          <table:table-cell office:value-type="float" office:value="48.08569" calcext:value-type="float">
            <text:p>48.08569</text:p>
          </table:table-cell>
          <table:table-cell office:value-type="float" office:value="0" calcext:value-type="float">
            <text:p>0</text:p>
          </table:table-cell>
          <table:table-cell office:value-type="float" office:value="200.0896" calcext:value-type="float">
            <text:p>200.0896</text:p>
          </table:table-cell>
          <table:table-cell office:value-type="float" office:value="89.29062" calcext:value-type="float">
            <text:p>89.29062</text:p>
          </table:table-cell>
          <table:table-cell office:value-type="float" office:value="0.01576063" calcext:value-type="float">
            <text:p>0.01576063</text:p>
          </table:table-cell>
          <table:table-cell office:value-type="float" office:value="0" calcext:value-type="float">
            <text:p>0</text:p>
          </table:table-cell>
          <table:table-cell office:value-type="float" office:value="0.00002965349" calcext:value-type="float">
            <text:p>2.965349E-05</text:p>
          </table:table-cell>
          <table:table-cell office:value-type="float" office:value="0" calcext:value-type="float">
            <text:p>0</text:p>
          </table:table-cell>
          <table:table-cell office:value-type="float" office:value="-0.02096027" calcext:value-type="float">
            <text:p>-0.02096027</text:p>
          </table:table-cell>
          <table:table-cell office:value-type="float" office:value="370" calcext:value-type="float">
            <text:p>370</text:p>
          </table:table-cell>
          <table:table-cell office:value-type="float" office:value="-16.66381" calcext:value-type="float">
            <text:p>-16.66381</text:p>
          </table:table-cell>
          <table:table-cell office:value-type="float" office:value="0" calcext:value-type="float">
            <text:p>0</text:p>
          </table:table-cell>
          <table:table-cell office:value-type="float" office:value="415.772" calcext:value-type="float">
            <text:p>415.772</text:p>
          </table:table-cell>
          <table:table-cell office:value-type="float" office:value="1346.813" calcext:value-type="float">
            <text:p>1346.813</text:p>
          </table:table-cell>
          <table:table-cell office:value-type="float" office:value="1666.271" calcext:value-type="float">
            <text:p>1666.271</text:p>
          </table:table-cell>
          <table:table-cell office:value-type="float" office:value="1261.311" calcext:value-type="float">
            <text:p>1261.311</text:p>
          </table:table-cell>
          <table:table-cell office:value-type="float" office:value="752.7171" calcext:value-type="float">
            <text:p>752.7171</text:p>
          </table:table-cell>
          <table:table-cell office:value-type="float" office:value="1119.981" calcext:value-type="float">
            <text:p>1119.981</text:p>
          </table:table-cell>
          <table:table-cell office:value-type="float" office:value="417.6369" calcext:value-type="float">
            <text:p>417.6369</text:p>
          </table:table-cell>
          <table:table-cell office:value-type="float" office:value="1835.984" calcext:value-type="float">
            <text:p>1835.984</text:p>
          </table:table-cell>
          <table:table-cell office:value-type="float" office:value="2074.099" calcext:value-type="float">
            <text:p>2074.099</text:p>
          </table:table-cell>
          <table:table-cell office:value-type="float" office:value="1662.015" calcext:value-type="float">
            <text:p>1662.015</text:p>
          </table:table-cell>
          <table:table-cell office:value-type="float" office:value="585.8463" calcext:value-type="float">
            <text:p>585.8463</text:p>
          </table:table-cell>
          <table:table-cell office:value-type="float" office:value="580.9908" calcext:value-type="float">
            <text:p>580.9908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06" calcext:value-type="float">
            <text:p>35.67506</text:p>
          </table:table-cell>
          <table:table-cell office:value-type="float" office:value="0" calcext:value-type="float">
            <text:p>0</text:p>
          </table:table-cell>
          <table:table-cell office:value-type="float" office:value="-0.000000901739" calcext:value-type="float">
            <text:p>-9.0173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66949" calcext:value-type="float">
            <text:p>-15.66949</text:p>
          </table:table-cell>
          <table:table-cell office:value-type="float" office:value="0" calcext:value-type="float">
            <text:p>0</text:p>
          </table:table-cell>
          <table:table-cell office:value-type="float" office:value="5.595047" calcext:value-type="float">
            <text:p>5.595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7" calcext:value-type="float">
            <text:p>10022007</text:p>
          </table:table-cell>
          <table:table-cell office:value-type="float" office:value="579.571" calcext:value-type="float">
            <text:p>579.571</text:p>
          </table:table-cell>
          <table:table-cell office:value-type="float" office:value="13407.32" calcext:value-type="float">
            <text:p>13407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95363" calcext:value-type="float">
            <text:p>-16.95363</text:p>
          </table:table-cell>
          <table:table-cell office:value-type="float" office:value="48.99119" calcext:value-type="float">
            <text:p>48.99119</text:p>
          </table:table-cell>
          <table:table-cell office:value-type="float" office:value="0" calcext:value-type="float">
            <text:p>0</text:p>
          </table:table-cell>
          <table:table-cell office:value-type="float" office:value="199.7619" calcext:value-type="float">
            <text:p>199.7619</text:p>
          </table:table-cell>
          <table:table-cell office:value-type="float" office:value="89.23046" calcext:value-type="float">
            <text:p>89.23046</text:p>
          </table:table-cell>
          <table:table-cell office:value-type="float" office:value="0.01624475" calcext:value-type="float">
            <text:p>0.01624475</text:p>
          </table:table-cell>
          <table:table-cell office:value-type="float" office:value="0" calcext:value-type="float">
            <text:p>0</text:p>
          </table:table-cell>
          <table:table-cell office:value-type="float" office:value="0.00002975089" calcext:value-type="float">
            <text:p>2.975089E-05</text:p>
          </table:table-cell>
          <table:table-cell office:value-type="float" office:value="0" calcext:value-type="float">
            <text:p>0</text:p>
          </table:table-cell>
          <table:table-cell office:value-type="float" office:value="-0.02096027" calcext:value-type="float">
            <text:p>-0.02096027</text:p>
          </table:table-cell>
          <table:table-cell office:value-type="float" office:value="370" calcext:value-type="float">
            <text:p>370</text:p>
          </table:table-cell>
          <table:table-cell office:value-type="float" office:value="-16.91646" calcext:value-type="float">
            <text:p>-16.91646</text:p>
          </table:table-cell>
          <table:table-cell office:value-type="float" office:value="0" calcext:value-type="float">
            <text:p>0</text:p>
          </table:table-cell>
          <table:table-cell office:value-type="float" office:value="415.8029" calcext:value-type="float">
            <text:p>415.8029</text:p>
          </table:table-cell>
          <table:table-cell office:value-type="float" office:value="1346.753" calcext:value-type="float">
            <text:p>1346.753</text:p>
          </table:table-cell>
          <table:table-cell office:value-type="float" office:value="1666.184" calcext:value-type="float">
            <text:p>1666.184</text:p>
          </table:table-cell>
          <table:table-cell office:value-type="float" office:value="1261.296" calcext:value-type="float">
            <text:p>1261.296</text:p>
          </table:table-cell>
          <table:table-cell office:value-type="float" office:value="752.704" calcext:value-type="float">
            <text:p>752.704</text:p>
          </table:table-cell>
          <table:table-cell office:value-type="float" office:value="1119.972" calcext:value-type="float">
            <text:p>1119.972</text:p>
          </table:table-cell>
          <table:table-cell office:value-type="float" office:value="417.6302" calcext:value-type="float">
            <text:p>417.6302</text:p>
          </table:table-cell>
          <table:table-cell office:value-type="float" office:value="1835.977" calcext:value-type="float">
            <text:p>1835.977</text:p>
          </table:table-cell>
          <table:table-cell office:value-type="float" office:value="2074.093" calcext:value-type="float">
            <text:p>2074.093</text:p>
          </table:table-cell>
          <table:table-cell office:value-type="float" office:value="1662.01" calcext:value-type="float">
            <text:p>1662.01</text:p>
          </table:table-cell>
          <table:table-cell office:value-type="float" office:value="585.8433" calcext:value-type="float">
            <text:p>585.8433</text:p>
          </table:table-cell>
          <table:table-cell office:value-type="float" office:value="580.9831" calcext:value-type="float">
            <text:p>580.9831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06" calcext:value-type="float">
            <text:p>35.67506</text:p>
          </table:table-cell>
          <table:table-cell office:value-type="float" office:value="0" calcext:value-type="float">
            <text:p>0</text:p>
          </table:table-cell>
          <table:table-cell office:value-type="float" office:value="-0.0000009014279" calcext:value-type="float">
            <text:p>-9.01427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90042" calcext:value-type="float">
            <text:p>-15.90042</text:p>
          </table:table-cell>
          <table:table-cell office:value-type="float" office:value="0" calcext:value-type="float">
            <text:p>0</text:p>
          </table:table-cell>
          <table:table-cell office:value-type="float" office:value="5.573205" calcext:value-type="float">
            <text:p>5.573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7" calcext:value-type="float">
            <text:p>11022007</text:p>
          </table:table-cell>
          <table:table-cell office:value-type="float" office:value="579.2384" calcext:value-type="float">
            <text:p>579.2384</text:p>
          </table:table-cell>
          <table:table-cell office:value-type="float" office:value="13407.4" calcext:value-type="float">
            <text:p>13407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1972" calcext:value-type="float">
            <text:p>-17.1972</text:p>
          </table:table-cell>
          <table:table-cell office:value-type="float" office:value="49.26033" calcext:value-type="float">
            <text:p>49.26033</text:p>
          </table:table-cell>
          <table:table-cell office:value-type="float" office:value="0" calcext:value-type="float">
            <text:p>0</text:p>
          </table:table-cell>
          <table:table-cell office:value-type="float" office:value="199.4282" calcext:value-type="float">
            <text:p>199.4282</text:p>
          </table:table-cell>
          <table:table-cell office:value-type="float" office:value="89.16483" calcext:value-type="float">
            <text:p>89.16483</text:p>
          </table:table-cell>
          <table:table-cell office:value-type="float" office:value="0.01672783" calcext:value-type="float">
            <text:p>0.01672783</text:p>
          </table:table-cell>
          <table:table-cell office:value-type="float" office:value="0" calcext:value-type="float">
            <text:p>0</text:p>
          </table:table-cell>
          <table:table-cell office:value-type="float" office:value="0.00002984088" calcext:value-type="float">
            <text:p>2.984088E-05</text:p>
          </table:table-cell>
          <table:table-cell office:value-type="float" office:value="0" calcext:value-type="float">
            <text:p>0</text:p>
          </table:table-cell>
          <table:table-cell office:value-type="float" office:value="-0.02096027" calcext:value-type="float">
            <text:p>-0.02096027</text:p>
          </table:table-cell>
          <table:table-cell office:value-type="float" office:value="370" calcext:value-type="float">
            <text:p>370</text:p>
          </table:table-cell>
          <table:table-cell office:value-type="float" office:value="-17.15954" calcext:value-type="float">
            <text:p>-17.15954</text:p>
          </table:table-cell>
          <table:table-cell office:value-type="float" office:value="0" calcext:value-type="float">
            <text:p>0</text:p>
          </table:table-cell>
          <table:table-cell office:value-type="float" office:value="415.8365" calcext:value-type="float">
            <text:p>415.8365</text:p>
          </table:table-cell>
          <table:table-cell office:value-type="float" office:value="1346.698" calcext:value-type="float">
            <text:p>1346.698</text:p>
          </table:table-cell>
          <table:table-cell office:value-type="float" office:value="1666.099" calcext:value-type="float">
            <text:p>1666.099</text:p>
          </table:table-cell>
          <table:table-cell office:value-type="float" office:value="1261.282" calcext:value-type="float">
            <text:p>1261.282</text:p>
          </table:table-cell>
          <table:table-cell office:value-type="float" office:value="752.691" calcext:value-type="float">
            <text:p>752.691</text:p>
          </table:table-cell>
          <table:table-cell office:value-type="float" office:value="1119.962" calcext:value-type="float">
            <text:p>1119.962</text:p>
          </table:table-cell>
          <table:table-cell office:value-type="float" office:value="417.6237" calcext:value-type="float">
            <text:p>417.6237</text:p>
          </table:table-cell>
          <table:table-cell office:value-type="float" office:value="1835.97" calcext:value-type="float">
            <text:p>1835.97</text:p>
          </table:table-cell>
          <table:table-cell office:value-type="float" office:value="2074.087" calcext:value-type="float">
            <text:p>2074.087</text:p>
          </table:table-cell>
          <table:table-cell office:value-type="float" office:value="1662.005" calcext:value-type="float">
            <text:p>1662.005</text:p>
          </table:table-cell>
          <table:table-cell office:value-type="float" office:value="585.8403" calcext:value-type="float">
            <text:p>585.8403</text:p>
          </table:table-cell>
          <table:table-cell office:value-type="float" office:value="580.9755" calcext:value-type="float">
            <text:p>580.9755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05" calcext:value-type="float">
            <text:p>35.67505</text:p>
          </table:table-cell>
          <table:table-cell office:value-type="float" office:value="0" calcext:value-type="float">
            <text:p>0</text:p>
          </table:table-cell>
          <table:table-cell office:value-type="float" office:value="-0.0000009013564" calcext:value-type="float">
            <text:p>-9.01356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1281" calcext:value-type="float">
            <text:p>-16.1281</text:p>
          </table:table-cell>
          <table:table-cell office:value-type="float" office:value="0" calcext:value-type="float">
            <text:p>0</text:p>
          </table:table-cell>
          <table:table-cell office:value-type="float" office:value="5.557779" calcext:value-type="float">
            <text:p>5.557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7" calcext:value-type="float">
            <text:p>12022007</text:p>
          </table:table-cell>
          <table:table-cell office:value-type="float" office:value="578.8886" calcext:value-type="float">
            <text:p>578.8886</text:p>
          </table:table-cell>
          <table:table-cell office:value-type="float" office:value="13407.5" calcext:value-type="float">
            <text:p>1340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44801" calcext:value-type="float">
            <text:p>-17.44801</text:p>
          </table:table-cell>
          <table:table-cell office:value-type="float" office:value="49.60142" calcext:value-type="float">
            <text:p>49.60142</text:p>
          </table:table-cell>
          <table:table-cell office:value-type="float" office:value="0" calcext:value-type="float">
            <text:p>0</text:p>
          </table:table-cell>
          <table:table-cell office:value-type="float" office:value="199.0764" calcext:value-type="float">
            <text:p>199.0764</text:p>
          </table:table-cell>
          <table:table-cell office:value-type="float" office:value="89.07938" calcext:value-type="float">
            <text:p>89.07938</text:p>
          </table:table-cell>
          <table:table-cell office:value-type="float" office:value="0.01721215" calcext:value-type="float">
            <text:p>0.01721215</text:p>
          </table:table-cell>
          <table:table-cell office:value-type="float" office:value="0" calcext:value-type="float">
            <text:p>0</text:p>
          </table:table-cell>
          <table:table-cell office:value-type="float" office:value="0.0000299256" calcext:value-type="float">
            <text:p>2.99256E-05</text:p>
          </table:table-cell>
          <table:table-cell office:value-type="float" office:value="0" calcext:value-type="float">
            <text:p>0</text:p>
          </table:table-cell>
          <table:table-cell office:value-type="float" office:value="-0.02096027" calcext:value-type="float">
            <text:p>-0.02096027</text:p>
          </table:table-cell>
          <table:table-cell office:value-type="float" office:value="370" calcext:value-type="float">
            <text:p>370</text:p>
          </table:table-cell>
          <table:table-cell office:value-type="float" office:value="-17.40986" calcext:value-type="float">
            <text:p>-17.40986</text:p>
          </table:table-cell>
          <table:table-cell office:value-type="float" office:value="0" calcext:value-type="float">
            <text:p>0</text:p>
          </table:table-cell>
          <table:table-cell office:value-type="float" office:value="415.8775" calcext:value-type="float">
            <text:p>415.8775</text:p>
          </table:table-cell>
          <table:table-cell office:value-type="float" office:value="1346.645" calcext:value-type="float">
            <text:p>1346.645</text:p>
          </table:table-cell>
          <table:table-cell office:value-type="float" office:value="1666.015" calcext:value-type="float">
            <text:p>1666.015</text:p>
          </table:table-cell>
          <table:table-cell office:value-type="float" office:value="1261.267" calcext:value-type="float">
            <text:p>1261.267</text:p>
          </table:table-cell>
          <table:table-cell office:value-type="float" office:value="752.6781" calcext:value-type="float">
            <text:p>752.6781</text:p>
          </table:table-cell>
          <table:table-cell office:value-type="float" office:value="1119.953" calcext:value-type="float">
            <text:p>1119.953</text:p>
          </table:table-cell>
          <table:table-cell office:value-type="float" office:value="417.6172" calcext:value-type="float">
            <text:p>417.6172</text:p>
          </table:table-cell>
          <table:table-cell office:value-type="float" office:value="1835.963" calcext:value-type="float">
            <text:p>1835.963</text:p>
          </table:table-cell>
          <table:table-cell office:value-type="float" office:value="2074.081" calcext:value-type="float">
            <text:p>2074.081</text:p>
          </table:table-cell>
          <table:table-cell office:value-type="float" office:value="1662.001" calcext:value-type="float">
            <text:p>1662.001</text:p>
          </table:table-cell>
          <table:table-cell office:value-type="float" office:value="585.8374" calcext:value-type="float">
            <text:p>585.8374</text:p>
          </table:table-cell>
          <table:table-cell office:value-type="float" office:value="580.9678" calcext:value-type="float">
            <text:p>580.9678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05" calcext:value-type="float">
            <text:p>35.67505</text:p>
          </table:table-cell>
          <table:table-cell office:value-type="float" office:value="0" calcext:value-type="float">
            <text:p>0</text:p>
          </table:table-cell>
          <table:table-cell office:value-type="float" office:value="-0.0000009013911" calcext:value-type="float">
            <text:p>-9.01391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36461" calcext:value-type="float">
            <text:p>-16.36461</text:p>
          </table:table-cell>
          <table:table-cell office:value-type="float" office:value="0" calcext:value-type="float">
            <text:p>0</text:p>
          </table:table-cell>
          <table:table-cell office:value-type="float" office:value="5.543736" calcext:value-type="float">
            <text:p>5.543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7" calcext:value-type="float">
            <text:p>13022007</text:p>
          </table:table-cell>
          <table:table-cell office:value-type="float" office:value="578.5061" calcext:value-type="float">
            <text:p>578.5061</text:p>
          </table:table-cell>
          <table:table-cell office:value-type="float" office:value="13407.61" calcext:value-type="float">
            <text:p>13407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2047" calcext:value-type="float">
            <text:p>-17.72047</text:p>
          </table:table-cell>
          <table:table-cell office:value-type="float" office:value="50.58081" calcext:value-type="float">
            <text:p>50.58081</text:p>
          </table:table-cell>
          <table:table-cell office:value-type="float" office:value="0" calcext:value-type="float">
            <text:p>0</text:p>
          </table:table-cell>
          <table:table-cell office:value-type="float" office:value="198.7157" calcext:value-type="float">
            <text:p>198.7157</text:p>
          </table:table-cell>
          <table:table-cell office:value-type="float" office:value="88.96451" calcext:value-type="float">
            <text:p>88.96451</text:p>
          </table:table-cell>
          <table:table-cell office:value-type="float" office:value="0.01769726" calcext:value-type="float">
            <text:p>0.01769726</text:p>
          </table:table-cell>
          <table:table-cell office:value-type="float" office:value="0" calcext:value-type="float">
            <text:p>0</text:p>
          </table:table-cell>
          <table:table-cell office:value-type="float" office:value="0.00003008384" calcext:value-type="float">
            <text:p>3.008384E-05</text:p>
          </table:table-cell>
          <table:table-cell office:value-type="float" office:value="0" calcext:value-type="float">
            <text:p>0</text:p>
          </table:table-cell>
          <table:table-cell office:value-type="float" office:value="-0.02096027" calcext:value-type="float">
            <text:p>-0.02096027</text:p>
          </table:table-cell>
          <table:table-cell office:value-type="float" office:value="370" calcext:value-type="float">
            <text:p>370</text:p>
          </table:table-cell>
          <table:table-cell office:value-type="float" office:value="-17.68184" calcext:value-type="float">
            <text:p>-17.68184</text:p>
          </table:table-cell>
          <table:table-cell office:value-type="float" office:value="0" calcext:value-type="float">
            <text:p>0</text:p>
          </table:table-cell>
          <table:table-cell office:value-type="float" office:value="415.9283" calcext:value-type="float">
            <text:p>415.9283</text:p>
          </table:table-cell>
          <table:table-cell office:value-type="float" office:value="1346.591" calcext:value-type="float">
            <text:p>1346.591</text:p>
          </table:table-cell>
          <table:table-cell office:value-type="float" office:value="1665.93" calcext:value-type="float">
            <text:p>1665.93</text:p>
          </table:table-cell>
          <table:table-cell office:value-type="float" office:value="1261.253" calcext:value-type="float">
            <text:p>1261.253</text:p>
          </table:table-cell>
          <table:table-cell office:value-type="float" office:value="752.6653" calcext:value-type="float">
            <text:p>752.6653</text:p>
          </table:table-cell>
          <table:table-cell office:value-type="float" office:value="1119.943" calcext:value-type="float">
            <text:p>1119.943</text:p>
          </table:table-cell>
          <table:table-cell office:value-type="float" office:value="417.6108" calcext:value-type="float">
            <text:p>417.6108</text:p>
          </table:table-cell>
          <table:table-cell office:value-type="float" office:value="1835.956" calcext:value-type="float">
            <text:p>1835.956</text:p>
          </table:table-cell>
          <table:table-cell office:value-type="float" office:value="2074.075" calcext:value-type="float">
            <text:p>2074.075</text:p>
          </table:table-cell>
          <table:table-cell office:value-type="float" office:value="1661.996" calcext:value-type="float">
            <text:p>1661.996</text:p>
          </table:table-cell>
          <table:table-cell office:value-type="float" office:value="585.8346" calcext:value-type="float">
            <text:p>585.8346</text:p>
          </table:table-cell>
          <table:table-cell office:value-type="float" office:value="580.9604" calcext:value-type="float">
            <text:p>580.9604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05" calcext:value-type="float">
            <text:p>35.67505</text:p>
          </table:table-cell>
          <table:table-cell office:value-type="float" office:value="0" calcext:value-type="float">
            <text:p>0</text:p>
          </table:table-cell>
          <table:table-cell office:value-type="float" office:value="-0.0000009013581" calcext:value-type="float">
            <text:p>-9.01358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62288" calcext:value-type="float">
            <text:p>-16.62288</text:p>
          </table:table-cell>
          <table:table-cell office:value-type="float" office:value="0" calcext:value-type="float">
            <text:p>0</text:p>
          </table:table-cell>
          <table:table-cell office:value-type="float" office:value="5.530071" calcext:value-type="float">
            <text:p>5.530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7" calcext:value-type="float">
            <text:p>14022007</text:p>
          </table:table-cell>
          <table:table-cell office:value-type="float" office:value="578.1318" calcext:value-type="float">
            <text:p>578.1318</text:p>
          </table:table-cell>
          <table:table-cell office:value-type="float" office:value="13407.71" calcext:value-type="float">
            <text:p>13407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0027" calcext:value-type="float">
            <text:p>-18.0027</text:p>
          </table:table-cell>
          <table:table-cell office:value-type="float" office:value="52.05805" calcext:value-type="float">
            <text:p>52.05805</text:p>
          </table:table-cell>
          <table:table-cell office:value-type="float" office:value="0" calcext:value-type="float">
            <text:p>0</text:p>
          </table:table-cell>
          <table:table-cell office:value-type="float" office:value="198.3672" calcext:value-type="float">
            <text:p>198.3672</text:p>
          </table:table-cell>
          <table:table-cell office:value-type="float" office:value="88.85883" calcext:value-type="float">
            <text:p>88.85883</text:p>
          </table:table-cell>
          <table:table-cell office:value-type="float" office:value="0.01819151" calcext:value-type="float">
            <text:p>0.01819151</text:p>
          </table:table-cell>
          <table:table-cell office:value-type="float" office:value="0" calcext:value-type="float">
            <text:p>0</text:p>
          </table:table-cell>
          <table:table-cell office:value-type="float" office:value="0.00003014468" calcext:value-type="float">
            <text:p>3.014468E-05</text:p>
          </table:table-cell>
          <table:table-cell office:value-type="float" office:value="0" calcext:value-type="float">
            <text:p>0</text:p>
          </table:table-cell>
          <table:table-cell office:value-type="float" office:value="-0.02096027" calcext:value-type="float">
            <text:p>-0.02096027</text:p>
          </table:table-cell>
          <table:table-cell office:value-type="float" office:value="370" calcext:value-type="float">
            <text:p>370</text:p>
          </table:table-cell>
          <table:table-cell office:value-type="float" office:value="-17.96358" calcext:value-type="float">
            <text:p>-17.96358</text:p>
          </table:table-cell>
          <table:table-cell office:value-type="float" office:value="0" calcext:value-type="float">
            <text:p>0</text:p>
          </table:table-cell>
          <table:table-cell office:value-type="float" office:value="415.9746" calcext:value-type="float">
            <text:p>415.9746</text:p>
          </table:table-cell>
          <table:table-cell office:value-type="float" office:value="1346.535" calcext:value-type="float">
            <text:p>1346.535</text:p>
          </table:table-cell>
          <table:table-cell office:value-type="float" office:value="1665.845" calcext:value-type="float">
            <text:p>1665.845</text:p>
          </table:table-cell>
          <table:table-cell office:value-type="float" office:value="1261.238" calcext:value-type="float">
            <text:p>1261.238</text:p>
          </table:table-cell>
          <table:table-cell office:value-type="float" office:value="752.6525" calcext:value-type="float">
            <text:p>752.6525</text:p>
          </table:table-cell>
          <table:table-cell office:value-type="float" office:value="1119.934" calcext:value-type="float">
            <text:p>1119.934</text:p>
          </table:table-cell>
          <table:table-cell office:value-type="float" office:value="417.6045" calcext:value-type="float">
            <text:p>417.6045</text:p>
          </table:table-cell>
          <table:table-cell office:value-type="float" office:value="1835.949" calcext:value-type="float">
            <text:p>1835.949</text:p>
          </table:table-cell>
          <table:table-cell office:value-type="float" office:value="2074.07" calcext:value-type="float">
            <text:p>2074.07</text:p>
          </table:table-cell>
          <table:table-cell office:value-type="float" office:value="1661.992" calcext:value-type="float">
            <text:p>1661.992</text:p>
          </table:table-cell>
          <table:table-cell office:value-type="float" office:value="585.8317" calcext:value-type="float">
            <text:p>585.8317</text:p>
          </table:table-cell>
          <table:table-cell office:value-type="float" office:value="580.9531" calcext:value-type="float">
            <text:p>580.9531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05" calcext:value-type="float">
            <text:p>35.67505</text:p>
          </table:table-cell>
          <table:table-cell office:value-type="float" office:value="0" calcext:value-type="float">
            <text:p>0</text:p>
          </table:table-cell>
          <table:table-cell office:value-type="float" office:value="-0.0000009009666" calcext:value-type="float">
            <text:p>-9.00966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87775" calcext:value-type="float">
            <text:p>-16.87775</text:p>
          </table:table-cell>
          <table:table-cell office:value-type="float" office:value="0" calcext:value-type="float">
            <text:p>0</text:p>
          </table:table-cell>
          <table:table-cell office:value-type="float" office:value="5.503221" calcext:value-type="float">
            <text:p>5.503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7" calcext:value-type="float">
            <text:p>15022007</text:p>
          </table:table-cell>
          <table:table-cell office:value-type="float" office:value="577.8092" calcext:value-type="float">
            <text:p>577.8092</text:p>
          </table:table-cell>
          <table:table-cell office:value-type="float" office:value="13407.8" calcext:value-type="float">
            <text:p>1340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4641" calcext:value-type="float">
            <text:p>-18.24641</text:p>
          </table:table-cell>
          <table:table-cell office:value-type="float" office:value="52.84916" calcext:value-type="float">
            <text:p>52.84916</text:p>
          </table:table-cell>
          <table:table-cell office:value-type="float" office:value="0" calcext:value-type="float">
            <text:p>0</text:p>
          </table:table-cell>
          <table:table-cell office:value-type="float" office:value="198.0399" calcext:value-type="float">
            <text:p>198.0399</text:p>
          </table:table-cell>
          <table:table-cell office:value-type="float" office:value="88.79637" calcext:value-type="float">
            <text:p>88.79637</text:p>
          </table:table-cell>
          <table:table-cell office:value-type="float" office:value="0.01867928" calcext:value-type="float">
            <text:p>0.01867928</text:p>
          </table:table-cell>
          <table:table-cell office:value-type="float" office:value="0" calcext:value-type="float">
            <text:p>0</text:p>
          </table:table-cell>
          <table:table-cell office:value-type="float" office:value="0.00003024214" calcext:value-type="float">
            <text:p>3.024214E-05</text:p>
          </table:table-cell>
          <table:table-cell office:value-type="float" office:value="0" calcext:value-type="float">
            <text:p>0</text:p>
          </table:table-cell>
          <table:table-cell office:value-type="float" office:value="-0.02096027" calcext:value-type="float">
            <text:p>-0.02096027</text:p>
          </table:table-cell>
          <table:table-cell office:value-type="float" office:value="370" calcext:value-type="float">
            <text:p>370</text:p>
          </table:table-cell>
          <table:table-cell office:value-type="float" office:value="-18.20681" calcext:value-type="float">
            <text:p>-18.20681</text:p>
          </table:table-cell>
          <table:table-cell office:value-type="float" office:value="0" calcext:value-type="float">
            <text:p>0</text:p>
          </table:table-cell>
          <table:table-cell office:value-type="float" office:value="416.0056" calcext:value-type="float">
            <text:p>416.0056</text:p>
          </table:table-cell>
          <table:table-cell office:value-type="float" office:value="1346.48" calcext:value-type="float">
            <text:p>1346.48</text:p>
          </table:table-cell>
          <table:table-cell office:value-type="float" office:value="1665.765" calcext:value-type="float">
            <text:p>1665.765</text:p>
          </table:table-cell>
          <table:table-cell office:value-type="float" office:value="1261.224" calcext:value-type="float">
            <text:p>1261.224</text:p>
          </table:table-cell>
          <table:table-cell office:value-type="float" office:value="752.64" calcext:value-type="float">
            <text:p>752.64</text:p>
          </table:table-cell>
          <table:table-cell office:value-type="float" office:value="1119.924" calcext:value-type="float">
            <text:p>1119.924</text:p>
          </table:table-cell>
          <table:table-cell office:value-type="float" office:value="417.5982" calcext:value-type="float">
            <text:p>417.5982</text:p>
          </table:table-cell>
          <table:table-cell office:value-type="float" office:value="1835.942" calcext:value-type="float">
            <text:p>1835.942</text:p>
          </table:table-cell>
          <table:table-cell office:value-type="float" office:value="2074.064" calcext:value-type="float">
            <text:p>2074.064</text:p>
          </table:table-cell>
          <table:table-cell office:value-type="float" office:value="1661.987" calcext:value-type="float">
            <text:p>1661.987</text:p>
          </table:table-cell>
          <table:table-cell office:value-type="float" office:value="585.8289" calcext:value-type="float">
            <text:p>585.8289</text:p>
          </table:table-cell>
          <table:table-cell office:value-type="float" office:value="580.9458" calcext:value-type="float">
            <text:p>580.9458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05" calcext:value-type="float">
            <text:p>35.67505</text:p>
          </table:table-cell>
          <table:table-cell office:value-type="float" office:value="0" calcext:value-type="float">
            <text:p>0</text:p>
          </table:table-cell>
          <table:table-cell office:value-type="float" office:value="-0.0000009006653" calcext:value-type="float">
            <text:p>-9.00665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0983" calcext:value-type="float">
            <text:p>-17.0983</text:p>
          </table:table-cell>
          <table:table-cell office:value-type="float" office:value="0" calcext:value-type="float">
            <text:p>0</text:p>
          </table:table-cell>
          <table:table-cell office:value-type="float" office:value="5.480393" calcext:value-type="float">
            <text:p>5.480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7" calcext:value-type="float">
            <text:p>16022007</text:p>
          </table:table-cell>
          <table:table-cell office:value-type="float" office:value="577.5011" calcext:value-type="float">
            <text:p>577.5011</text:p>
          </table:table-cell>
          <table:table-cell office:value-type="float" office:value="13407.88" calcext:value-type="float">
            <text:p>1340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47888" calcext:value-type="float">
            <text:p>-18.47888</text:p>
          </table:table-cell>
          <table:table-cell office:value-type="float" office:value="53.67352" calcext:value-type="float">
            <text:p>53.67352</text:p>
          </table:table-cell>
          <table:table-cell office:value-type="float" office:value="0" calcext:value-type="float">
            <text:p>0</text:p>
          </table:table-cell>
          <table:table-cell office:value-type="float" office:value="197.7191" calcext:value-type="float">
            <text:p>197.7191</text:p>
          </table:table-cell>
          <table:table-cell office:value-type="float" office:value="88.73868" calcext:value-type="float">
            <text:p>88.73868</text:p>
          </table:table-cell>
          <table:table-cell office:value-type="float" office:value="0.01917166" calcext:value-type="float">
            <text:p>0.01917166</text:p>
          </table:table-cell>
          <table:table-cell office:value-type="float" office:value="0" calcext:value-type="float">
            <text:p>0</text:p>
          </table:table-cell>
          <table:table-cell office:value-type="float" office:value="0.00003034187" calcext:value-type="float">
            <text:p>3.034187E-05</text:p>
          </table:table-cell>
          <table:table-cell office:value-type="float" office:value="0" calcext:value-type="float">
            <text:p>0</text:p>
          </table:table-cell>
          <table:table-cell office:value-type="float" office:value="-0.02096027" calcext:value-type="float">
            <text:p>-0.02096027</text:p>
          </table:table-cell>
          <table:table-cell office:value-type="float" office:value="370" calcext:value-type="float">
            <text:p>370</text:p>
          </table:table-cell>
          <table:table-cell office:value-type="float" office:value="-18.43878" calcext:value-type="float">
            <text:p>-18.43878</text:p>
          </table:table-cell>
          <table:table-cell office:value-type="float" office:value="0" calcext:value-type="float">
            <text:p>0</text:p>
          </table:table-cell>
          <table:table-cell office:value-type="float" office:value="416.0343" calcext:value-type="float">
            <text:p>416.0343</text:p>
          </table:table-cell>
          <table:table-cell office:value-type="float" office:value="1346.432" calcext:value-type="float">
            <text:p>1346.432</text:p>
          </table:table-cell>
          <table:table-cell office:value-type="float" office:value="1665.686" calcext:value-type="float">
            <text:p>1665.686</text:p>
          </table:table-cell>
          <table:table-cell office:value-type="float" office:value="1261.21" calcext:value-type="float">
            <text:p>1261.21</text:p>
          </table:table-cell>
          <table:table-cell office:value-type="float" office:value="752.6276" calcext:value-type="float">
            <text:p>752.6276</text:p>
          </table:table-cell>
          <table:table-cell office:value-type="float" office:value="1119.915" calcext:value-type="float">
            <text:p>1119.915</text:p>
          </table:table-cell>
          <table:table-cell office:value-type="float" office:value="417.592" calcext:value-type="float">
            <text:p>417.592</text:p>
          </table:table-cell>
          <table:table-cell office:value-type="float" office:value="1835.936" calcext:value-type="float">
            <text:p>1835.936</text:p>
          </table:table-cell>
          <table:table-cell office:value-type="float" office:value="2074.058" calcext:value-type="float">
            <text:p>2074.058</text:p>
          </table:table-cell>
          <table:table-cell office:value-type="float" office:value="1661.983" calcext:value-type="float">
            <text:p>1661.983</text:p>
          </table:table-cell>
          <table:table-cell office:value-type="float" office:value="585.8261" calcext:value-type="float">
            <text:p>585.8261</text:p>
          </table:table-cell>
          <table:table-cell office:value-type="float" office:value="580.9385" calcext:value-type="float">
            <text:p>580.9385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05" calcext:value-type="float">
            <text:p>35.67505</text:p>
          </table:table-cell>
          <table:table-cell office:value-type="float" office:value="0" calcext:value-type="float">
            <text:p>0</text:p>
          </table:table-cell>
          <table:table-cell office:value-type="float" office:value="-0.0000009003239" calcext:value-type="float">
            <text:p>-9.00323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30841" calcext:value-type="float">
            <text:p>-17.30841</text:p>
          </table:table-cell>
          <table:table-cell office:value-type="float" office:value="0" calcext:value-type="float">
            <text:p>0</text:p>
          </table:table-cell>
          <table:table-cell office:value-type="float" office:value="5.458386" calcext:value-type="float">
            <text:p>5.458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7" calcext:value-type="float">
            <text:p>17022007</text:p>
          </table:table-cell>
          <table:table-cell office:value-type="float" office:value="577.2039" calcext:value-type="float">
            <text:p>577.2039</text:p>
          </table:table-cell>
          <table:table-cell office:value-type="float" office:value="13407.96" calcext:value-type="float">
            <text:p>13407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033" calcext:value-type="float">
            <text:p>-18.7033</text:p>
          </table:table-cell>
          <table:table-cell office:value-type="float" office:value="54.35387" calcext:value-type="float">
            <text:p>54.35387</text:p>
          </table:table-cell>
          <table:table-cell office:value-type="float" office:value="0" calcext:value-type="float">
            <text:p>0</text:p>
          </table:table-cell>
          <table:table-cell office:value-type="float" office:value="197.4034" calcext:value-type="float">
            <text:p>197.4034</text:p>
          </table:table-cell>
          <table:table-cell office:value-type="float" office:value="88.6834" calcext:value-type="float">
            <text:p>88.6834</text:p>
          </table:table-cell>
          <table:table-cell office:value-type="float" office:value="0.01966773" calcext:value-type="float">
            <text:p>0.01966773</text:p>
          </table:table-cell>
          <table:table-cell office:value-type="float" office:value="0" calcext:value-type="float">
            <text:p>0</text:p>
          </table:table-cell>
          <table:table-cell office:value-type="float" office:value="0.00003041624" calcext:value-type="float">
            <text:p>3.041624E-05</text:p>
          </table:table-cell>
          <table:table-cell office:value-type="float" office:value="0" calcext:value-type="float">
            <text:p>0</text:p>
          </table:table-cell>
          <table:table-cell office:value-type="float" office:value="-0.02096027" calcext:value-type="float">
            <text:p>-0.02096027</text:p>
          </table:table-cell>
          <table:table-cell office:value-type="float" office:value="370" calcext:value-type="float">
            <text:p>370</text:p>
          </table:table-cell>
          <table:table-cell office:value-type="float" office:value="-18.6627" calcext:value-type="float">
            <text:p>-18.6627</text:p>
          </table:table-cell>
          <table:table-cell office:value-type="float" office:value="0" calcext:value-type="float">
            <text:p>0</text:p>
          </table:table-cell>
          <table:table-cell office:value-type="float" office:value="416.0616" calcext:value-type="float">
            <text:p>416.0616</text:p>
          </table:table-cell>
          <table:table-cell office:value-type="float" office:value="1346.386" calcext:value-type="float">
            <text:p>1346.386</text:p>
          </table:table-cell>
          <table:table-cell office:value-type="float" office:value="1665.609" calcext:value-type="float">
            <text:p>1665.609</text:p>
          </table:table-cell>
          <table:table-cell office:value-type="float" office:value="1261.196" calcext:value-type="float">
            <text:p>1261.196</text:p>
          </table:table-cell>
          <table:table-cell office:value-type="float" office:value="752.6152" calcext:value-type="float">
            <text:p>752.6152</text:p>
          </table:table-cell>
          <table:table-cell office:value-type="float" office:value="1119.906" calcext:value-type="float">
            <text:p>1119.906</text:p>
          </table:table-cell>
          <table:table-cell office:value-type="float" office:value="417.5859" calcext:value-type="float">
            <text:p>417.5859</text:p>
          </table:table-cell>
          <table:table-cell office:value-type="float" office:value="1835.929" calcext:value-type="float">
            <text:p>1835.929</text:p>
          </table:table-cell>
          <table:table-cell office:value-type="float" office:value="2074.052" calcext:value-type="float">
            <text:p>2074.052</text:p>
          </table:table-cell>
          <table:table-cell office:value-type="float" office:value="1661.978" calcext:value-type="float">
            <text:p>1661.978</text:p>
          </table:table-cell>
          <table:table-cell office:value-type="float" office:value="585.8234" calcext:value-type="float">
            <text:p>585.8234</text:p>
          </table:table-cell>
          <table:table-cell office:value-type="float" office:value="580.9315" calcext:value-type="float">
            <text:p>580.9315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05" calcext:value-type="float">
            <text:p>35.67505</text:p>
          </table:table-cell>
          <table:table-cell office:value-type="float" office:value="0" calcext:value-type="float">
            <text:p>0</text:p>
          </table:table-cell>
          <table:table-cell office:value-type="float" office:value="-0.0000008999955" calcext:value-type="float">
            <text:p>-8.99995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51085" calcext:value-type="float">
            <text:p>-17.51085</text:p>
          </table:table-cell>
          <table:table-cell office:value-type="float" office:value="0" calcext:value-type="float">
            <text:p>0</text:p>
          </table:table-cell>
          <table:table-cell office:value-type="float" office:value="5.436769" calcext:value-type="float">
            <text:p>5.436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7" calcext:value-type="float">
            <text:p>18022007</text:p>
          </table:table-cell>
          <table:table-cell office:value-type="float" office:value="576.8926" calcext:value-type="float">
            <text:p>576.8926</text:p>
          </table:table-cell>
          <table:table-cell office:value-type="float" office:value="13408.04" calcext:value-type="float">
            <text:p>13408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95115" calcext:value-type="float">
            <text:p>-18.95115</text:p>
          </table:table-cell>
          <table:table-cell office:value-type="float" office:value="54.18093" calcext:value-type="float">
            <text:p>54.18093</text:p>
          </table:table-cell>
          <table:table-cell office:value-type="float" office:value="0" calcext:value-type="float">
            <text:p>0</text:p>
          </table:table-cell>
          <table:table-cell office:value-type="float" office:value="197.072" calcext:value-type="float">
            <text:p>197.072</text:p>
          </table:table-cell>
          <table:table-cell office:value-type="float" office:value="88.60982" calcext:value-type="float">
            <text:p>88.60982</text:p>
          </table:table-cell>
          <table:table-cell office:value-type="float" office:value="0.0201609" calcext:value-type="float">
            <text:p>0.0201609</text:p>
          </table:table-cell>
          <table:table-cell office:value-type="float" office:value="0" calcext:value-type="float">
            <text:p>0</text:p>
          </table:table-cell>
          <table:table-cell office:value-type="float" office:value="0.00003073589" calcext:value-type="float">
            <text:p>3.073589E-05</text:p>
          </table:table-cell>
          <table:table-cell office:value-type="float" office:value="0" calcext:value-type="float">
            <text:p>0</text:p>
          </table:table-cell>
          <table:table-cell office:value-type="float" office:value="-0.02179072" calcext:value-type="float">
            <text:p>-0.02179072</text:p>
          </table:table-cell>
          <table:table-cell office:value-type="float" office:value="370" calcext:value-type="float">
            <text:p>370</text:p>
          </table:table-cell>
          <table:table-cell office:value-type="float" office:value="-18.90923" calcext:value-type="float">
            <text:p>-18.90923</text:p>
          </table:table-cell>
          <table:table-cell office:value-type="float" office:value="0" calcext:value-type="float">
            <text:p>0</text:p>
          </table:table-cell>
          <table:table-cell office:value-type="float" office:value="416.0965" calcext:value-type="float">
            <text:p>416.0965</text:p>
          </table:table-cell>
          <table:table-cell office:value-type="float" office:value="1346.341" calcext:value-type="float">
            <text:p>1346.341</text:p>
          </table:table-cell>
          <table:table-cell office:value-type="float" office:value="1665.531" calcext:value-type="float">
            <text:p>1665.531</text:p>
          </table:table-cell>
          <table:table-cell office:value-type="float" office:value="1261.183" calcext:value-type="float">
            <text:p>1261.183</text:p>
          </table:table-cell>
          <table:table-cell office:value-type="float" office:value="752.6024" calcext:value-type="float">
            <text:p>752.6024</text:p>
          </table:table-cell>
          <table:table-cell office:value-type="float" office:value="1119.897" calcext:value-type="float">
            <text:p>1119.897</text:p>
          </table:table-cell>
          <table:table-cell office:value-type="float" office:value="417.5799" calcext:value-type="float">
            <text:p>417.5799</text:p>
          </table:table-cell>
          <table:table-cell office:value-type="float" office:value="1835.922" calcext:value-type="float">
            <text:p>1835.922</text:p>
          </table:table-cell>
          <table:table-cell office:value-type="float" office:value="2074.046" calcext:value-type="float">
            <text:p>2074.046</text:p>
          </table:table-cell>
          <table:table-cell office:value-type="float" office:value="1661.974" calcext:value-type="float">
            <text:p>1661.974</text:p>
          </table:table-cell>
          <table:table-cell office:value-type="float" office:value="585.8206" calcext:value-type="float">
            <text:p>585.8206</text:p>
          </table:table-cell>
          <table:table-cell office:value-type="float" office:value="580.9244" calcext:value-type="float">
            <text:p>580.9244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03" calcext:value-type="float">
            <text:p>35.67503</text:p>
          </table:table-cell>
          <table:table-cell office:value-type="float" office:value="0" calcext:value-type="float">
            <text:p>0</text:p>
          </table:table-cell>
          <table:table-cell office:value-type="float" office:value="-0.0000008999869" calcext:value-type="float">
            <text:p>-8.99986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72009" calcext:value-type="float">
            <text:p>-17.72009</text:p>
          </table:table-cell>
          <table:table-cell office:value-type="float" office:value="0" calcext:value-type="float">
            <text:p>0</text:p>
          </table:table-cell>
          <table:table-cell office:value-type="float" office:value="5.399498" calcext:value-type="float">
            <text:p>5.399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7" calcext:value-type="float">
            <text:p>19022007</text:p>
          </table:table-cell>
          <table:table-cell office:value-type="float" office:value="576.5378" calcext:value-type="float">
            <text:p>576.5378</text:p>
          </table:table-cell>
          <table:table-cell office:value-type="float" office:value="13408.14" calcext:value-type="float">
            <text:p>13408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2253" calcext:value-type="float">
            <text:p>-19.2253</text:p>
          </table:table-cell>
          <table:table-cell office:value-type="float" office:value="54.29976" calcext:value-type="float">
            <text:p>54.29976</text:p>
          </table:table-cell>
          <table:table-cell office:value-type="float" office:value="0" calcext:value-type="float">
            <text:p>0</text:p>
          </table:table-cell>
          <table:table-cell office:value-type="float" office:value="196.7289" calcext:value-type="float">
            <text:p>196.7289</text:p>
          </table:table-cell>
          <table:table-cell office:value-type="float" office:value="88.49926" calcext:value-type="float">
            <text:p>88.49926</text:p>
          </table:table-cell>
          <table:table-cell office:value-type="float" office:value="0.02064167" calcext:value-type="float">
            <text:p>0.02064167</text:p>
          </table:table-cell>
          <table:table-cell office:value-type="float" office:value="0" calcext:value-type="float">
            <text:p>0</text:p>
          </table:table-cell>
          <table:table-cell office:value-type="float" office:value="0.00003204983" calcext:value-type="float">
            <text:p>3.204983E-05</text:p>
          </table:table-cell>
          <table:table-cell office:value-type="float" office:value="0" calcext:value-type="float">
            <text:p>0</text:p>
          </table:table-cell>
          <table:table-cell office:value-type="float" office:value="-0.02437067" calcext:value-type="float">
            <text:p>-0.02437067</text:p>
          </table:table-cell>
          <table:table-cell office:value-type="float" office:value="370" calcext:value-type="float">
            <text:p>370</text:p>
          </table:table-cell>
          <table:table-cell office:value-type="float" office:value="-19.18032" calcext:value-type="float">
            <text:p>-19.18032</text:p>
          </table:table-cell>
          <table:table-cell office:value-type="float" office:value="0" calcext:value-type="float">
            <text:p>0</text:p>
          </table:table-cell>
          <table:table-cell office:value-type="float" office:value="416.1414" calcext:value-type="float">
            <text:p>416.1414</text:p>
          </table:table-cell>
          <table:table-cell office:value-type="float" office:value="1346.296" calcext:value-type="float">
            <text:p>1346.296</text:p>
          </table:table-cell>
          <table:table-cell office:value-type="float" office:value="1665.453" calcext:value-type="float">
            <text:p>1665.453</text:p>
          </table:table-cell>
          <table:table-cell office:value-type="float" office:value="1261.169" calcext:value-type="float">
            <text:p>1261.169</text:p>
          </table:table-cell>
          <table:table-cell office:value-type="float" office:value="752.5899" calcext:value-type="float">
            <text:p>752.5899</text:p>
          </table:table-cell>
          <table:table-cell office:value-type="float" office:value="1119.888" calcext:value-type="float">
            <text:p>1119.888</text:p>
          </table:table-cell>
          <table:table-cell office:value-type="float" office:value="417.5738" calcext:value-type="float">
            <text:p>417.5738</text:p>
          </table:table-cell>
          <table:table-cell office:value-type="float" office:value="1835.916" calcext:value-type="float">
            <text:p>1835.916</text:p>
          </table:table-cell>
          <table:table-cell office:value-type="float" office:value="2074.041" calcext:value-type="float">
            <text:p>2074.041</text:p>
          </table:table-cell>
          <table:table-cell office:value-type="float" office:value="1661.969" calcext:value-type="float">
            <text:p>1661.969</text:p>
          </table:table-cell>
          <table:table-cell office:value-type="float" office:value="585.818" calcext:value-type="float">
            <text:p>585.818</text:p>
          </table:table-cell>
          <table:table-cell office:value-type="float" office:value="580.9175" calcext:value-type="float">
            <text:p>580.9175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08" calcext:value-type="float">
            <text:p>35.67508</text:p>
          </table:table-cell>
          <table:table-cell office:value-type="float" office:value="0" calcext:value-type="float">
            <text:p>0</text:p>
          </table:table-cell>
          <table:table-cell office:value-type="float" office:value="-0.0000009001317" calcext:value-type="float">
            <text:p>-9.00131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9589" calcext:value-type="float">
            <text:p>-17.9589</text:p>
          </table:table-cell>
          <table:table-cell office:value-type="float" office:value="0" calcext:value-type="float">
            <text:p>0</text:p>
          </table:table-cell>
          <table:table-cell office:value-type="float" office:value="5.367001" calcext:value-type="float">
            <text:p>5.367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7" calcext:value-type="float">
            <text:p>20022007</text:p>
          </table:table-cell>
          <table:table-cell office:value-type="float" office:value="576.1952" calcext:value-type="float">
            <text:p>576.1952</text:p>
          </table:table-cell>
          <table:table-cell office:value-type="float" office:value="13408.24" calcext:value-type="float">
            <text:p>13408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50949" calcext:value-type="float">
            <text:p>-19.50949</text:p>
          </table:table-cell>
          <table:table-cell office:value-type="float" office:value="54.98331" calcext:value-type="float">
            <text:p>54.98331</text:p>
          </table:table-cell>
          <table:table-cell office:value-type="float" office:value="0" calcext:value-type="float">
            <text:p>0</text:p>
          </table:table-cell>
          <table:table-cell office:value-type="float" office:value="196.3813" calcext:value-type="float">
            <text:p>196.3813</text:p>
          </table:table-cell>
          <table:table-cell office:value-type="float" office:value="88.40208" calcext:value-type="float">
            <text:p>88.40208</text:p>
          </table:table-cell>
          <table:table-cell office:value-type="float" office:value="0.02111972" calcext:value-type="float">
            <text:p>0.02111972</text:p>
          </table:table-cell>
          <table:table-cell office:value-type="float" office:value="0" calcext:value-type="float">
            <text:p>0</text:p>
          </table:table-cell>
          <table:table-cell office:value-type="float" office:value="0.00003216617" calcext:value-type="float">
            <text:p>3.216617E-05</text:p>
          </table:table-cell>
          <table:table-cell office:value-type="float" office:value="0" calcext:value-type="float">
            <text:p>0</text:p>
          </table:table-cell>
          <table:table-cell office:value-type="float" office:value="-0.02669934" calcext:value-type="float">
            <text:p>-0.02669934</text:p>
          </table:table-cell>
          <table:table-cell office:value-type="float" office:value="370" calcext:value-type="float">
            <text:p>370</text:p>
          </table:table-cell>
          <table:table-cell office:value-type="float" office:value="-19.4617" calcext:value-type="float">
            <text:p>-19.4617</text:p>
          </table:table-cell>
          <table:table-cell office:value-type="float" office:value="0" calcext:value-type="float">
            <text:p>0</text:p>
          </table:table-cell>
          <table:table-cell office:value-type="float" office:value="416.1852" calcext:value-type="float">
            <text:p>416.1852</text:p>
          </table:table-cell>
          <table:table-cell office:value-type="float" office:value="1346.247" calcext:value-type="float">
            <text:p>1346.247</text:p>
          </table:table-cell>
          <table:table-cell office:value-type="float" office:value="1665.375" calcext:value-type="float">
            <text:p>1665.375</text:p>
          </table:table-cell>
          <table:table-cell office:value-type="float" office:value="1261.156" calcext:value-type="float">
            <text:p>1261.156</text:p>
          </table:table-cell>
          <table:table-cell office:value-type="float" office:value="752.5773" calcext:value-type="float">
            <text:p>752.5773</text:p>
          </table:table-cell>
          <table:table-cell office:value-type="float" office:value="1119.879" calcext:value-type="float">
            <text:p>1119.879</text:p>
          </table:table-cell>
          <table:table-cell office:value-type="float" office:value="417.5676" calcext:value-type="float">
            <text:p>417.5676</text:p>
          </table:table-cell>
          <table:table-cell office:value-type="float" office:value="1835.91" calcext:value-type="float">
            <text:p>1835.91</text:p>
          </table:table-cell>
          <table:table-cell office:value-type="float" office:value="2074.035" calcext:value-type="float">
            <text:p>2074.035</text:p>
          </table:table-cell>
          <table:table-cell office:value-type="float" office:value="1661.965" calcext:value-type="float">
            <text:p>1661.965</text:p>
          </table:table-cell>
          <table:table-cell office:value-type="float" office:value="585.8153" calcext:value-type="float">
            <text:p>585.8153</text:p>
          </table:table-cell>
          <table:table-cell office:value-type="float" office:value="580.9106" calcext:value-type="float">
            <text:p>580.9106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2" calcext:value-type="float">
            <text:p>35.67512</text:p>
          </table:table-cell>
          <table:table-cell office:value-type="float" office:value="0" calcext:value-type="float">
            <text:p>0</text:p>
          </table:table-cell>
          <table:table-cell office:value-type="float" office:value="-0.0000009002812" calcext:value-type="float">
            <text:p>-9.00281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18846" calcext:value-type="float">
            <text:p>-18.18846</text:p>
          </table:table-cell>
          <table:table-cell office:value-type="float" office:value="0" calcext:value-type="float">
            <text:p>0</text:p>
          </table:table-cell>
          <table:table-cell office:value-type="float" office:value="5.315016" calcext:value-type="float">
            <text:p>5.315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7" calcext:value-type="float">
            <text:p>21022007</text:p>
          </table:table-cell>
          <table:table-cell office:value-type="float" office:value="575.8849" calcext:value-type="float">
            <text:p>575.8849</text:p>
          </table:table-cell>
          <table:table-cell office:value-type="float" office:value="13408.32" calcext:value-type="float">
            <text:p>13408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77068" calcext:value-type="float">
            <text:p>-19.77068</text:p>
          </table:table-cell>
          <table:table-cell office:value-type="float" office:value="55.68372" calcext:value-type="float">
            <text:p>55.68372</text:p>
          </table:table-cell>
          <table:table-cell office:value-type="float" office:value="0" calcext:value-type="float">
            <text:p>0</text:p>
          </table:table-cell>
          <table:table-cell office:value-type="float" office:value="196.0544" calcext:value-type="float">
            <text:p>196.0544</text:p>
          </table:table-cell>
          <table:table-cell office:value-type="float" office:value="88.33205" calcext:value-type="float">
            <text:p>88.33205</text:p>
          </table:table-cell>
          <table:table-cell office:value-type="float" office:value="0.0215963" calcext:value-type="float">
            <text:p>0.0215963</text:p>
          </table:table-cell>
          <table:table-cell office:value-type="float" office:value="0" calcext:value-type="float">
            <text:p>0</text:p>
          </table:table-cell>
          <table:table-cell office:value-type="float" office:value="0.00003223713" calcext:value-type="float">
            <text:p>3.223713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19.72091" calcext:value-type="float">
            <text:p>-19.72091</text:p>
          </table:table-cell>
          <table:table-cell office:value-type="float" office:value="0" calcext:value-type="float">
            <text:p>0</text:p>
          </table:table-cell>
          <table:table-cell office:value-type="float" office:value="416.2182" calcext:value-type="float">
            <text:p>416.2182</text:p>
          </table:table-cell>
          <table:table-cell office:value-type="float" office:value="1346.199" calcext:value-type="float">
            <text:p>1346.199</text:p>
          </table:table-cell>
          <table:table-cell office:value-type="float" office:value="1665.3" calcext:value-type="float">
            <text:p>1665.3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752.5648" calcext:value-type="float">
            <text:p>752.5648</text:p>
          </table:table-cell>
          <table:table-cell office:value-type="float" office:value="1119.87" calcext:value-type="float">
            <text:p>1119.87</text:p>
          </table:table-cell>
          <table:table-cell office:value-type="float" office:value="417.5616" calcext:value-type="float">
            <text:p>417.5616</text:p>
          </table:table-cell>
          <table:table-cell office:value-type="float" office:value="1835.903" calcext:value-type="float">
            <text:p>1835.903</text:p>
          </table:table-cell>
          <table:table-cell office:value-type="float" office:value="2074.03" calcext:value-type="float">
            <text:p>2074.03</text:p>
          </table:table-cell>
          <table:table-cell office:value-type="float" office:value="1661.961" calcext:value-type="float">
            <text:p>1661.961</text:p>
          </table:table-cell>
          <table:table-cell office:value-type="float" office:value="585.8126" calcext:value-type="float">
            <text:p>585.8126</text:p>
          </table:table-cell>
          <table:table-cell office:value-type="float" office:value="580.9037" calcext:value-type="float">
            <text:p>580.9037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5" calcext:value-type="float">
            <text:p>35.67515</text:p>
          </table:table-cell>
          <table:table-cell office:value-type="float" office:value="0" calcext:value-type="float">
            <text:p>0</text:p>
          </table:table-cell>
          <table:table-cell office:value-type="float" office:value="-0.0000009002723" calcext:value-type="float">
            <text:p>-9.00272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39758" calcext:value-type="float">
            <text:p>-18.39758</text:p>
          </table:table-cell>
          <table:table-cell office:value-type="float" office:value="0" calcext:value-type="float">
            <text:p>0</text:p>
          </table:table-cell>
          <table:table-cell office:value-type="float" office:value="5.265006" calcext:value-type="float">
            <text:p>5.265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7" calcext:value-type="float">
            <text:p>22022007</text:p>
          </table:table-cell>
          <table:table-cell office:value-type="float" office:value="575.5579" calcext:value-type="float">
            <text:p>575.5579</text:p>
          </table:table-cell>
          <table:table-cell office:value-type="float" office:value="13408.41" calcext:value-type="float">
            <text:p>13408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00323" calcext:value-type="float">
            <text:p>-20.00323</text:p>
          </table:table-cell>
          <table:table-cell office:value-type="float" office:value="55.678" calcext:value-type="float">
            <text:p>55.678</text:p>
          </table:table-cell>
          <table:table-cell office:value-type="float" office:value="0" calcext:value-type="float">
            <text:p>0</text:p>
          </table:table-cell>
          <table:table-cell office:value-type="float" office:value="195.7274" calcext:value-type="float">
            <text:p>195.7274</text:p>
          </table:table-cell>
          <table:table-cell office:value-type="float" office:value="88.24172" calcext:value-type="float">
            <text:p>88.24172</text:p>
          </table:table-cell>
          <table:table-cell office:value-type="float" office:value="0.02205553" calcext:value-type="float">
            <text:p>0.02205553</text:p>
          </table:table-cell>
          <table:table-cell office:value-type="float" office:value="0" calcext:value-type="float">
            <text:p>0</text:p>
          </table:table-cell>
          <table:table-cell office:value-type="float" office:value="0.00003355577" calcext:value-type="float">
            <text:p>3.355577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19.953" calcext:value-type="float">
            <text:p>-19.953</text:p>
          </table:table-cell>
          <table:table-cell office:value-type="float" office:value="0" calcext:value-type="float">
            <text:p>0</text:p>
          </table:table-cell>
          <table:table-cell office:value-type="float" office:value="416.2555" calcext:value-type="float">
            <text:p>416.2555</text:p>
          </table:table-cell>
          <table:table-cell office:value-type="float" office:value="1346.154" calcext:value-type="float">
            <text:p>1346.154</text:p>
          </table:table-cell>
          <table:table-cell office:value-type="float" office:value="1665.225" calcext:value-type="float">
            <text:p>1665.225</text:p>
          </table:table-cell>
          <table:table-cell office:value-type="float" office:value="1261.13" calcext:value-type="float">
            <text:p>1261.13</text:p>
          </table:table-cell>
          <table:table-cell office:value-type="float" office:value="752.5523" calcext:value-type="float">
            <text:p>752.5523</text:p>
          </table:table-cell>
          <table:table-cell office:value-type="float" office:value="1119.861" calcext:value-type="float">
            <text:p>1119.861</text:p>
          </table:table-cell>
          <table:table-cell office:value-type="float" office:value="417.5555" calcext:value-type="float">
            <text:p>417.5555</text:p>
          </table:table-cell>
          <table:table-cell office:value-type="float" office:value="1835.897" calcext:value-type="float">
            <text:p>1835.897</text:p>
          </table:table-cell>
          <table:table-cell office:value-type="float" office:value="2074.024" calcext:value-type="float">
            <text:p>2074.024</text:p>
          </table:table-cell>
          <table:table-cell office:value-type="float" office:value="1661.957" calcext:value-type="float">
            <text:p>1661.957</text:p>
          </table:table-cell>
          <table:table-cell office:value-type="float" office:value="585.8101" calcext:value-type="float">
            <text:p>585.8101</text:p>
          </table:table-cell>
          <table:table-cell office:value-type="float" office:value="580.897" calcext:value-type="float">
            <text:p>580.897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5" calcext:value-type="float">
            <text:p>35.67515</text:p>
          </table:table-cell>
          <table:table-cell office:value-type="float" office:value="0" calcext:value-type="float">
            <text:p>0</text:p>
          </table:table-cell>
          <table:table-cell office:value-type="float" office:value="-0.0000009002785" calcext:value-type="float">
            <text:p>-9.00278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61843" calcext:value-type="float">
            <text:p>-18.61843</text:p>
          </table:table-cell>
          <table:table-cell office:value-type="float" office:value="0" calcext:value-type="float">
            <text:p>0</text:p>
          </table:table-cell>
          <table:table-cell office:value-type="float" office:value="5.253417" calcext:value-type="float">
            <text:p>5.253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7" calcext:value-type="float">
            <text:p>23022007</text:p>
          </table:table-cell>
          <table:table-cell office:value-type="float" office:value="575.2303" calcext:value-type="float">
            <text:p>575.2303</text:p>
          </table:table-cell>
          <table:table-cell office:value-type="float" office:value="13408.5" calcext:value-type="float">
            <text:p>1340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23265" calcext:value-type="float">
            <text:p>-20.23265</text:p>
          </table:table-cell>
          <table:table-cell office:value-type="float" office:value="56.42837" calcext:value-type="float">
            <text:p>56.42837</text:p>
          </table:table-cell>
          <table:table-cell office:value-type="float" office:value="0" calcext:value-type="float">
            <text:p>0</text:p>
          </table:table-cell>
          <table:table-cell office:value-type="float" office:value="195.3881" calcext:value-type="float">
            <text:p>195.3881</text:p>
          </table:table-cell>
          <table:table-cell office:value-type="float" office:value="88.15284" calcext:value-type="float">
            <text:p>88.15284</text:p>
          </table:table-cell>
          <table:table-cell office:value-type="float" office:value="0.02249994" calcext:value-type="float">
            <text:p>0.02249994</text:p>
          </table:table-cell>
          <table:table-cell office:value-type="float" office:value="0" calcext:value-type="float">
            <text:p>0</text:p>
          </table:table-cell>
          <table:table-cell office:value-type="float" office:value="0.00003417696" calcext:value-type="float">
            <text:p>3.417696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0.18198" calcext:value-type="float">
            <text:p>-20.18198</text:p>
          </table:table-cell>
          <table:table-cell office:value-type="float" office:value="0" calcext:value-type="float">
            <text:p>0</text:p>
          </table:table-cell>
          <table:table-cell office:value-type="float" office:value="416.2939" calcext:value-type="float">
            <text:p>416.2939</text:p>
          </table:table-cell>
          <table:table-cell office:value-type="float" office:value="1346.107" calcext:value-type="float">
            <text:p>1346.107</text:p>
          </table:table-cell>
          <table:table-cell office:value-type="float" office:value="1665.152" calcext:value-type="float">
            <text:p>1665.152</text:p>
          </table:table-cell>
          <table:table-cell office:value-type="float" office:value="1261.117" calcext:value-type="float">
            <text:p>1261.117</text:p>
          </table:table-cell>
          <table:table-cell office:value-type="float" office:value="752.5399" calcext:value-type="float">
            <text:p>752.5399</text:p>
          </table:table-cell>
          <table:table-cell office:value-type="float" office:value="1119.853" calcext:value-type="float">
            <text:p>1119.853</text:p>
          </table:table-cell>
          <table:table-cell office:value-type="float" office:value="417.5494" calcext:value-type="float">
            <text:p>417.5494</text:p>
          </table:table-cell>
          <table:table-cell office:value-type="float" office:value="1835.891" calcext:value-type="float">
            <text:p>1835.891</text:p>
          </table:table-cell>
          <table:table-cell office:value-type="float" office:value="2074.019" calcext:value-type="float">
            <text:p>2074.019</text:p>
          </table:table-cell>
          <table:table-cell office:value-type="float" office:value="1661.953" calcext:value-type="float">
            <text:p>1661.953</text:p>
          </table:table-cell>
          <table:table-cell office:value-type="float" office:value="585.8075" calcext:value-type="float">
            <text:p>585.8075</text:p>
          </table:table-cell>
          <table:table-cell office:value-type="float" office:value="580.8904" calcext:value-type="float">
            <text:p>580.8904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5" calcext:value-type="float">
            <text:p>35.67515</text:p>
          </table:table-cell>
          <table:table-cell office:value-type="float" office:value="0" calcext:value-type="float">
            <text:p>0</text:p>
          </table:table-cell>
          <table:table-cell office:value-type="float" office:value="-0.0000009001251" calcext:value-type="float">
            <text:p>-9.00125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8371" calcext:value-type="float">
            <text:p>-18.8371</text:p>
          </table:table-cell>
          <table:table-cell office:value-type="float" office:value="0" calcext:value-type="float">
            <text:p>0</text:p>
          </table:table-cell>
          <table:table-cell office:value-type="float" office:value="5.243124" calcext:value-type="float">
            <text:p>5.24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7" calcext:value-type="float">
            <text:p>24022007</text:p>
          </table:table-cell>
          <table:table-cell office:value-type="float" office:value="574.882" calcext:value-type="float">
            <text:p>574.882</text:p>
          </table:table-cell>
          <table:table-cell office:value-type="float" office:value="13408.6" calcext:value-type="float">
            <text:p>1340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7392" calcext:value-type="float">
            <text:p>-20.47392</text:p>
          </table:table-cell>
          <table:table-cell office:value-type="float" office:value="57.34" calcext:value-type="float">
            <text:p>57.34</text:p>
          </table:table-cell>
          <table:table-cell office:value-type="float" office:value="0" calcext:value-type="float">
            <text:p>0</text:p>
          </table:table-cell>
          <table:table-cell office:value-type="float" office:value="195.0396" calcext:value-type="float">
            <text:p>195.0396</text:p>
          </table:table-cell>
          <table:table-cell office:value-type="float" office:value="88.04498" calcext:value-type="float">
            <text:p>88.04498</text:p>
          </table:table-cell>
          <table:table-cell office:value-type="float" office:value="0.0229349" calcext:value-type="float">
            <text:p>0.0229349</text:p>
          </table:table-cell>
          <table:table-cell office:value-type="float" office:value="0" calcext:value-type="float">
            <text:p>0</text:p>
          </table:table-cell>
          <table:table-cell office:value-type="float" office:value="0.00003427494" calcext:value-type="float">
            <text:p>3.427494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0.42281" calcext:value-type="float">
            <text:p>-20.42281</text:p>
          </table:table-cell>
          <table:table-cell office:value-type="float" office:value="0" calcext:value-type="float">
            <text:p>0</text:p>
          </table:table-cell>
          <table:table-cell office:value-type="float" office:value="416.3408" calcext:value-type="float">
            <text:p>416.3408</text:p>
          </table:table-cell>
          <table:table-cell office:value-type="float" office:value="1346.057" calcext:value-type="float">
            <text:p>1346.057</text:p>
          </table:table-cell>
          <table:table-cell office:value-type="float" office:value="1665.079" calcext:value-type="float">
            <text:p>1665.079</text:p>
          </table:table-cell>
          <table:table-cell office:value-type="float" office:value="1261.103" calcext:value-type="float">
            <text:p>1261.103</text:p>
          </table:table-cell>
          <table:table-cell office:value-type="float" office:value="752.5275" calcext:value-type="float">
            <text:p>752.5275</text:p>
          </table:table-cell>
          <table:table-cell office:value-type="float" office:value="1119.844" calcext:value-type="float">
            <text:p>1119.844</text:p>
          </table:table-cell>
          <table:table-cell office:value-type="float" office:value="417.5435" calcext:value-type="float">
            <text:p>417.5435</text:p>
          </table:table-cell>
          <table:table-cell office:value-type="float" office:value="1835.885" calcext:value-type="float">
            <text:p>1835.885</text:p>
          </table:table-cell>
          <table:table-cell office:value-type="float" office:value="2074.013" calcext:value-type="float">
            <text:p>2074.013</text:p>
          </table:table-cell>
          <table:table-cell office:value-type="float" office:value="1661.948" calcext:value-type="float">
            <text:p>1661.948</text:p>
          </table:table-cell>
          <table:table-cell office:value-type="float" office:value="585.8049" calcext:value-type="float">
            <text:p>585.8049</text:p>
          </table:table-cell>
          <table:table-cell office:value-type="float" office:value="580.8838" calcext:value-type="float">
            <text:p>580.8838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4" calcext:value-type="float">
            <text:p>35.67514</text:p>
          </table:table-cell>
          <table:table-cell office:value-type="float" office:value="0" calcext:value-type="float">
            <text:p>0</text:p>
          </table:table-cell>
          <table:table-cell office:value-type="float" office:value="-0.0000008999834" calcext:value-type="float">
            <text:p>-8.99983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06957" calcext:value-type="float">
            <text:p>-19.06957</text:p>
          </table:table-cell>
          <table:table-cell office:value-type="float" office:value="0" calcext:value-type="float">
            <text:p>0</text:p>
          </table:table-cell>
          <table:table-cell office:value-type="float" office:value="5.234608" calcext:value-type="float">
            <text:p>5.234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7" calcext:value-type="float">
            <text:p>25022007</text:p>
          </table:table-cell>
          <table:table-cell office:value-type="float" office:value="574.5142" calcext:value-type="float">
            <text:p>574.5142</text:p>
          </table:table-cell>
          <table:table-cell office:value-type="float" office:value="13408.7" calcext:value-type="float">
            <text:p>1340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73656" calcext:value-type="float">
            <text:p>-20.73656</text:p>
          </table:table-cell>
          <table:table-cell office:value-type="float" office:value="58.21815" calcext:value-type="float">
            <text:p>58.21815</text:p>
          </table:table-cell>
          <table:table-cell office:value-type="float" office:value="0" calcext:value-type="float">
            <text:p>0</text:p>
          </table:table-cell>
          <table:table-cell office:value-type="float" office:value="194.6946" calcext:value-type="float">
            <text:p>194.6946</text:p>
          </table:table-cell>
          <table:table-cell office:value-type="float" office:value="87.92014" calcext:value-type="float">
            <text:p>87.92014</text:p>
          </table:table-cell>
          <table:table-cell office:value-type="float" office:value="0.02337194" calcext:value-type="float">
            <text:p>0.02337194</text:p>
          </table:table-cell>
          <table:table-cell office:value-type="float" office:value="0" calcext:value-type="float">
            <text:p>0</text:p>
          </table:table-cell>
          <table:table-cell office:value-type="float" office:value="0.00003433718" calcext:value-type="float">
            <text:p>3.433718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0.68502" calcext:value-type="float">
            <text:p>-20.68502</text:p>
          </table:table-cell>
          <table:table-cell office:value-type="float" office:value="0" calcext:value-type="float">
            <text:p>0</text:p>
          </table:table-cell>
          <table:table-cell office:value-type="float" office:value="416.3922" calcext:value-type="float">
            <text:p>416.3922</text:p>
          </table:table-cell>
          <table:table-cell office:value-type="float" office:value="1346.008" calcext:value-type="float">
            <text:p>1346.008</text:p>
          </table:table-cell>
          <table:table-cell office:value-type="float" office:value="1665.003" calcext:value-type="float">
            <text:p>1665.003</text:p>
          </table:table-cell>
          <table:table-cell office:value-type="float" office:value="1261.09" calcext:value-type="float">
            <text:p>1261.09</text:p>
          </table:table-cell>
          <table:table-cell office:value-type="float" office:value="752.5151" calcext:value-type="float">
            <text:p>752.5151</text:p>
          </table:table-cell>
          <table:table-cell office:value-type="float" office:value="1119.835" calcext:value-type="float">
            <text:p>1119.835</text:p>
          </table:table-cell>
          <table:table-cell office:value-type="float" office:value="417.5376" calcext:value-type="float">
            <text:p>417.5376</text:p>
          </table:table-cell>
          <table:table-cell office:value-type="float" office:value="1835.878" calcext:value-type="float">
            <text:p>1835.878</text:p>
          </table:table-cell>
          <table:table-cell office:value-type="float" office:value="2074.008" calcext:value-type="float">
            <text:p>2074.008</text:p>
          </table:table-cell>
          <table:table-cell office:value-type="float" office:value="1661.944" calcext:value-type="float">
            <text:p>1661.944</text:p>
          </table:table-cell>
          <table:table-cell office:value-type="float" office:value="585.8024" calcext:value-type="float">
            <text:p>585.8024</text:p>
          </table:table-cell>
          <table:table-cell office:value-type="float" office:value="580.8773" calcext:value-type="float">
            <text:p>580.8773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4" calcext:value-type="float">
            <text:p>35.67514</text:p>
          </table:table-cell>
          <table:table-cell office:value-type="float" office:value="0" calcext:value-type="float">
            <text:p>0</text:p>
          </table:table-cell>
          <table:table-cell office:value-type="float" office:value="-0.0000008998275" calcext:value-type="float">
            <text:p>-8.99827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31649" calcext:value-type="float">
            <text:p>-19.31649</text:p>
          </table:table-cell>
          <table:table-cell office:value-type="float" office:value="0" calcext:value-type="float">
            <text:p>0</text:p>
          </table:table-cell>
          <table:table-cell office:value-type="float" office:value="5.21903" calcext:value-type="float">
            <text:p>5.2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7" calcext:value-type="float">
            <text:p>26022007</text:p>
          </table:table-cell>
          <table:table-cell office:value-type="float" office:value="574.1364" calcext:value-type="float">
            <text:p>574.1364</text:p>
          </table:table-cell>
          <table:table-cell office:value-type="float" office:value="13408.81" calcext:value-type="float">
            <text:p>1340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00727" calcext:value-type="float">
            <text:p>-21.00727</text:p>
          </table:table-cell>
          <table:table-cell office:value-type="float" office:value="59.21734" calcext:value-type="float">
            <text:p>59.21734</text:p>
          </table:table-cell>
          <table:table-cell office:value-type="float" office:value="0" calcext:value-type="float">
            <text:p>0</text:p>
          </table:table-cell>
          <table:table-cell office:value-type="float" office:value="194.3559" calcext:value-type="float">
            <text:p>194.3559</text:p>
          </table:table-cell>
          <table:table-cell office:value-type="float" office:value="87.78767" calcext:value-type="float">
            <text:p>87.78767</text:p>
          </table:table-cell>
          <table:table-cell office:value-type="float" office:value="0.02380577" calcext:value-type="float">
            <text:p>0.02380577</text:p>
          </table:table-cell>
          <table:table-cell office:value-type="float" office:value="0" calcext:value-type="float">
            <text:p>0</text:p>
          </table:table-cell>
          <table:table-cell office:value-type="float" office:value="0.00003440035" calcext:value-type="float">
            <text:p>3.440035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0.95529" calcext:value-type="float">
            <text:p>-20.95529</text:p>
          </table:table-cell>
          <table:table-cell office:value-type="float" office:value="0" calcext:value-type="float">
            <text:p>0</text:p>
          </table:table-cell>
          <table:table-cell office:value-type="float" office:value="416.4439" calcext:value-type="float">
            <text:p>416.4439</text:p>
          </table:table-cell>
          <table:table-cell office:value-type="float" office:value="1345.957" calcext:value-type="float">
            <text:p>1345.957</text:p>
          </table:table-cell>
          <table:table-cell office:value-type="float" office:value="1664.928" calcext:value-type="float">
            <text:p>1664.928</text:p>
          </table:table-cell>
          <table:table-cell office:value-type="float" office:value="1261.077" calcext:value-type="float">
            <text:p>1261.077</text:p>
          </table:table-cell>
          <table:table-cell office:value-type="float" office:value="752.5027" calcext:value-type="float">
            <text:p>752.5027</text:p>
          </table:table-cell>
          <table:table-cell office:value-type="float" office:value="1119.825" calcext:value-type="float">
            <text:p>1119.825</text:p>
          </table:table-cell>
          <table:table-cell office:value-type="float" office:value="417.5317" calcext:value-type="float">
            <text:p>417.5317</text:p>
          </table:table-cell>
          <table:table-cell office:value-type="float" office:value="1835.872" calcext:value-type="float">
            <text:p>1835.872</text:p>
          </table:table-cell>
          <table:table-cell office:value-type="float" office:value="2074.003" calcext:value-type="float">
            <text:p>2074.003</text:p>
          </table:table-cell>
          <table:table-cell office:value-type="float" office:value="1661.94" calcext:value-type="float">
            <text:p>1661.94</text:p>
          </table:table-cell>
          <table:table-cell office:value-type="float" office:value="585.7999" calcext:value-type="float">
            <text:p>585.7999</text:p>
          </table:table-cell>
          <table:table-cell office:value-type="float" office:value="580.8708" calcext:value-type="float">
            <text:p>580.8708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4" calcext:value-type="float">
            <text:p>35.67514</text:p>
          </table:table-cell>
          <table:table-cell office:value-type="float" office:value="0" calcext:value-type="float">
            <text:p>0</text:p>
          </table:table-cell>
          <table:table-cell office:value-type="float" office:value="-0.0000008996582" calcext:value-type="float">
            <text:p>-8.99658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5714" calcext:value-type="float">
            <text:p>-19.5714</text:p>
          </table:table-cell>
          <table:table-cell office:value-type="float" office:value="0" calcext:value-type="float">
            <text:p>0</text:p>
          </table:table-cell>
          <table:table-cell office:value-type="float" office:value="5.203258" calcext:value-type="float">
            <text:p>5.203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7" calcext:value-type="float">
            <text:p>27022007</text:p>
          </table:table-cell>
          <table:table-cell office:value-type="float" office:value="573.7493" calcext:value-type="float">
            <text:p>573.7493</text:p>
          </table:table-cell>
          <table:table-cell office:value-type="float" office:value="13408.91" calcext:value-type="float">
            <text:p>13408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9538" calcext:value-type="float">
            <text:p>-21.29538</text:p>
          </table:table-cell>
          <table:table-cell office:value-type="float" office:value="60.78445" calcext:value-type="float">
            <text:p>60.78445</text:p>
          </table:table-cell>
          <table:table-cell office:value-type="float" office:value="0" calcext:value-type="float">
            <text:p>0</text:p>
          </table:table-cell>
          <table:table-cell office:value-type="float" office:value="194.0251" calcext:value-type="float">
            <text:p>194.0251</text:p>
          </table:table-cell>
          <table:table-cell office:value-type="float" office:value="87.64785" calcext:value-type="float">
            <text:p>87.64785</text:p>
          </table:table-cell>
          <table:table-cell office:value-type="float" office:value="0.02424768" calcext:value-type="float">
            <text:p>0.02424768</text:p>
          </table:table-cell>
          <table:table-cell office:value-type="float" office:value="0" calcext:value-type="float">
            <text:p>0</text:p>
          </table:table-cell>
          <table:table-cell office:value-type="float" office:value="0.00003446543" calcext:value-type="float">
            <text:p>3.446543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1.24296" calcext:value-type="float">
            <text:p>-21.24296</text:p>
          </table:table-cell>
          <table:table-cell office:value-type="float" office:value="0" calcext:value-type="float">
            <text:p>0</text:p>
          </table:table-cell>
          <table:table-cell office:value-type="float" office:value="416.4962" calcext:value-type="float">
            <text:p>416.4962</text:p>
          </table:table-cell>
          <table:table-cell office:value-type="float" office:value="1345.902" calcext:value-type="float">
            <text:p>1345.902</text:p>
          </table:table-cell>
          <table:table-cell office:value-type="float" office:value="1664.853" calcext:value-type="float">
            <text:p>1664.853</text:p>
          </table:table-cell>
          <table:table-cell office:value-type="float" office:value="1261.064" calcext:value-type="float">
            <text:p>1261.064</text:p>
          </table:table-cell>
          <table:table-cell office:value-type="float" office:value="752.4904" calcext:value-type="float">
            <text:p>752.4904</text:p>
          </table:table-cell>
          <table:table-cell office:value-type="float" office:value="1119.815" calcext:value-type="float">
            <text:p>1119.815</text:p>
          </table:table-cell>
          <table:table-cell office:value-type="float" office:value="417.5259" calcext:value-type="float">
            <text:p>417.5259</text:p>
          </table:table-cell>
          <table:table-cell office:value-type="float" office:value="1835.866" calcext:value-type="float">
            <text:p>1835.866</text:p>
          </table:table-cell>
          <table:table-cell office:value-type="float" office:value="2073.997" calcext:value-type="float">
            <text:p>2073.997</text:p>
          </table:table-cell>
          <table:table-cell office:value-type="float" office:value="1661.936" calcext:value-type="float">
            <text:p>1661.936</text:p>
          </table:table-cell>
          <table:table-cell office:value-type="float" office:value="585.7975" calcext:value-type="float">
            <text:p>585.7975</text:p>
          </table:table-cell>
          <table:table-cell office:value-type="float" office:value="580.8645" calcext:value-type="float">
            <text:p>580.8645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4" calcext:value-type="float">
            <text:p>35.67514</text:p>
          </table:table-cell>
          <table:table-cell office:value-type="float" office:value="0" calcext:value-type="float">
            <text:p>0</text:p>
          </table:table-cell>
          <table:table-cell office:value-type="float" office:value="-0.0000008991967" calcext:value-type="float">
            <text:p>-8.99196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83405" calcext:value-type="float">
            <text:p>-19.83405</text:p>
          </table:table-cell>
          <table:table-cell office:value-type="float" office:value="0" calcext:value-type="float">
            <text:p>0</text:p>
          </table:table-cell>
          <table:table-cell office:value-type="float" office:value="5.178061" calcext:value-type="float">
            <text:p>5.178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7" calcext:value-type="float">
            <text:p>28022007</text:p>
          </table:table-cell>
          <table:table-cell office:value-type="float" office:value="573.4009" calcext:value-type="float">
            <text:p>573.4009</text:p>
          </table:table-cell>
          <table:table-cell office:value-type="float" office:value="13409.01" calcext:value-type="float">
            <text:p>13409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465" calcext:value-type="float">
            <text:p>-21.5465</text:p>
          </table:table-cell>
          <table:table-cell office:value-type="float" office:value="61.50275" calcext:value-type="float">
            <text:p>61.50275</text:p>
          </table:table-cell>
          <table:table-cell office:value-type="float" office:value="0" calcext:value-type="float">
            <text:p>0</text:p>
          </table:table-cell>
          <table:table-cell office:value-type="float" office:value="193.6925" calcext:value-type="float">
            <text:p>193.6925</text:p>
          </table:table-cell>
          <table:table-cell office:value-type="float" office:value="87.54257" calcext:value-type="float">
            <text:p>87.54257</text:p>
          </table:table-cell>
          <table:table-cell office:value-type="float" office:value="0.02467565" calcext:value-type="float">
            <text:p>0.02467565</text:p>
          </table:table-cell>
          <table:table-cell office:value-type="float" office:value="0" calcext:value-type="float">
            <text:p>0</text:p>
          </table:table-cell>
          <table:table-cell office:value-type="float" office:value="0.00003451157" calcext:value-type="float">
            <text:p>3.451157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1.49366" calcext:value-type="float">
            <text:p>-21.49366</text:p>
          </table:table-cell>
          <table:table-cell office:value-type="float" office:value="0" calcext:value-type="float">
            <text:p>0</text:p>
          </table:table-cell>
          <table:table-cell office:value-type="float" office:value="416.5406" calcext:value-type="float">
            <text:p>416.5406</text:p>
          </table:table-cell>
          <table:table-cell office:value-type="float" office:value="1345.849" calcext:value-type="float">
            <text:p>1345.849</text:p>
          </table:table-cell>
          <table:table-cell office:value-type="float" office:value="1664.779" calcext:value-type="float">
            <text:p>1664.779</text:p>
          </table:table-cell>
          <table:table-cell office:value-type="float" office:value="1261.051" calcext:value-type="float">
            <text:p>1261.051</text:p>
          </table:table-cell>
          <table:table-cell office:value-type="float" office:value="752.4781" calcext:value-type="float">
            <text:p>752.4781</text:p>
          </table:table-cell>
          <table:table-cell office:value-type="float" office:value="1119.805" calcext:value-type="float">
            <text:p>1119.805</text:p>
          </table:table-cell>
          <table:table-cell office:value-type="float" office:value="417.5201" calcext:value-type="float">
            <text:p>417.5201</text:p>
          </table:table-cell>
          <table:table-cell office:value-type="float" office:value="1835.86" calcext:value-type="float">
            <text:p>1835.86</text:p>
          </table:table-cell>
          <table:table-cell office:value-type="float" office:value="2073.992" calcext:value-type="float">
            <text:p>2073.992</text:p>
          </table:table-cell>
          <table:table-cell office:value-type="float" office:value="1661.932" calcext:value-type="float">
            <text:p>1661.932</text:p>
          </table:table-cell>
          <table:table-cell office:value-type="float" office:value="585.795" calcext:value-type="float">
            <text:p>585.795</text:p>
          </table:table-cell>
          <table:table-cell office:value-type="float" office:value="580.8582" calcext:value-type="float">
            <text:p>580.8582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4" calcext:value-type="float">
            <text:p>35.67514</text:p>
          </table:table-cell>
          <table:table-cell office:value-type="float" office:value="0" calcext:value-type="float">
            <text:p>0</text:p>
          </table:table-cell>
          <table:table-cell office:value-type="float" office:value="-0.0000008989191" calcext:value-type="float">
            <text:p>-8.98919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06881" calcext:value-type="float">
            <text:p>-20.06881</text:p>
          </table:table-cell>
          <table:table-cell office:value-type="float" office:value="0" calcext:value-type="float">
            <text:p>0</text:p>
          </table:table-cell>
          <table:table-cell office:value-type="float" office:value="5.161892" calcext:value-type="float">
            <text:p>5.16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7" calcext:value-type="float">
            <text:p>1032007</text:p>
          </table:table-cell>
          <table:table-cell office:value-type="float" office:value="573.0535" calcext:value-type="float">
            <text:p>573.0535</text:p>
          </table:table-cell>
          <table:table-cell office:value-type="float" office:value="13409.1" calcext:value-type="float">
            <text:p>1340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9199" calcext:value-type="float">
            <text:p>-21.79199</text:p>
          </table:table-cell>
          <table:table-cell office:value-type="float" office:value="61.76791" calcext:value-type="float">
            <text:p>61.76791</text:p>
          </table:table-cell>
          <table:table-cell office:value-type="float" office:value="0" calcext:value-type="float">
            <text:p>0</text:p>
          </table:table-cell>
          <table:table-cell office:value-type="float" office:value="193.353" calcext:value-type="float">
            <text:p>193.353</text:p>
          </table:table-cell>
          <table:table-cell office:value-type="float" office:value="87.43732" calcext:value-type="float">
            <text:p>87.43732</text:p>
          </table:table-cell>
          <table:table-cell office:value-type="float" office:value="0.0250967" calcext:value-type="float">
            <text:p>0.0250967</text:p>
          </table:table-cell>
          <table:table-cell office:value-type="float" office:value="0" calcext:value-type="float">
            <text:p>0</text:p>
          </table:table-cell>
          <table:table-cell office:value-type="float" office:value="0.00003506206" calcext:value-type="float">
            <text:p>3.506206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1.73873" calcext:value-type="float">
            <text:p>-21.73873</text:p>
          </table:table-cell>
          <table:table-cell office:value-type="float" office:value="0" calcext:value-type="float">
            <text:p>0</text:p>
          </table:table-cell>
          <table:table-cell office:value-type="float" office:value="416.586" calcext:value-type="float">
            <text:p>416.586</text:p>
          </table:table-cell>
          <table:table-cell office:value-type="float" office:value="1345.799" calcext:value-type="float">
            <text:p>1345.799</text:p>
          </table:table-cell>
          <table:table-cell office:value-type="float" office:value="1664.704" calcext:value-type="float">
            <text:p>1664.704</text:p>
          </table:table-cell>
          <table:table-cell office:value-type="float" office:value="1261.038" calcext:value-type="float">
            <text:p>1261.038</text:p>
          </table:table-cell>
          <table:table-cell office:value-type="float" office:value="752.4659" calcext:value-type="float">
            <text:p>752.4659</text:p>
          </table:table-cell>
          <table:table-cell office:value-type="float" office:value="1119.795" calcext:value-type="float">
            <text:p>1119.795</text:p>
          </table:table-cell>
          <table:table-cell office:value-type="float" office:value="417.5143" calcext:value-type="float">
            <text:p>417.5143</text:p>
          </table:table-cell>
          <table:table-cell office:value-type="float" office:value="1835.854" calcext:value-type="float">
            <text:p>1835.854</text:p>
          </table:table-cell>
          <table:table-cell office:value-type="float" office:value="2073.987" calcext:value-type="float">
            <text:p>2073.987</text:p>
          </table:table-cell>
          <table:table-cell office:value-type="float" office:value="1661.928" calcext:value-type="float">
            <text:p>1661.928</text:p>
          </table:table-cell>
          <table:table-cell office:value-type="float" office:value="585.7927" calcext:value-type="float">
            <text:p>585.7927</text:p>
          </table:table-cell>
          <table:table-cell office:value-type="float" office:value="580.8519" calcext:value-type="float">
            <text:p>580.8519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3" calcext:value-type="float">
            <text:p>35.67513</text:p>
          </table:table-cell>
          <table:table-cell office:value-type="float" office:value="0" calcext:value-type="float">
            <text:p>0</text:p>
          </table:table-cell>
          <table:table-cell office:value-type="float" office:value="-0.0000008988341" calcext:value-type="float">
            <text:p>-8.98834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30128" calcext:value-type="float">
            <text:p>-20.30128</text:p>
          </table:table-cell>
          <table:table-cell office:value-type="float" office:value="0" calcext:value-type="float">
            <text:p>0</text:p>
          </table:table-cell>
          <table:table-cell office:value-type="float" office:value="5.149131" calcext:value-type="float">
            <text:p>5.149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7" calcext:value-type="float">
            <text:p>2032007</text:p>
          </table:table-cell>
          <table:table-cell office:value-type="float" office:value="572.6616" calcext:value-type="float">
            <text:p>572.6616</text:p>
          </table:table-cell>
          <table:table-cell office:value-type="float" office:value="13409.21" calcext:value-type="float">
            <text:p>13409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0661" calcext:value-type="float">
            <text:p>-22.0661</text:p>
          </table:table-cell>
          <table:table-cell office:value-type="float" office:value="61.80187" calcext:value-type="float">
            <text:p>61.80187</text:p>
          </table:table-cell>
          <table:table-cell office:value-type="float" office:value="0" calcext:value-type="float">
            <text:p>0</text:p>
          </table:table-cell>
          <table:table-cell office:value-type="float" office:value="193.0246" calcext:value-type="float">
            <text:p>193.0246</text:p>
          </table:table-cell>
          <table:table-cell office:value-type="float" office:value="87.29441" calcext:value-type="float">
            <text:p>87.29441</text:p>
          </table:table-cell>
          <table:table-cell office:value-type="float" office:value="0.0255023" calcext:value-type="float">
            <text:p>0.0255023</text:p>
          </table:table-cell>
          <table:table-cell office:value-type="float" office:value="0" calcext:value-type="float">
            <text:p>0</text:p>
          </table:table-cell>
          <table:table-cell office:value-type="float" office:value="0.00003672994" calcext:value-type="float">
            <text:p>3.672994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2.01243" calcext:value-type="float">
            <text:p>-22.01243</text:p>
          </table:table-cell>
          <table:table-cell office:value-type="float" office:value="0" calcext:value-type="float">
            <text:p>0</text:p>
          </table:table-cell>
          <table:table-cell office:value-type="float" office:value="416.6373" calcext:value-type="float">
            <text:p>416.6373</text:p>
          </table:table-cell>
          <table:table-cell office:value-type="float" office:value="1345.744" calcext:value-type="float">
            <text:p>1345.744</text:p>
          </table:table-cell>
          <table:table-cell office:value-type="float" office:value="1664.628" calcext:value-type="float">
            <text:p>1664.628</text:p>
          </table:table-cell>
          <table:table-cell office:value-type="float" office:value="1261.025" calcext:value-type="float">
            <text:p>1261.025</text:p>
          </table:table-cell>
          <table:table-cell office:value-type="float" office:value="752.4535" calcext:value-type="float">
            <text:p>752.4535</text:p>
          </table:table-cell>
          <table:table-cell office:value-type="float" office:value="1119.785" calcext:value-type="float">
            <text:p>1119.785</text:p>
          </table:table-cell>
          <table:table-cell office:value-type="float" office:value="417.5084" calcext:value-type="float">
            <text:p>417.5084</text:p>
          </table:table-cell>
          <table:table-cell office:value-type="float" office:value="1835.848" calcext:value-type="float">
            <text:p>1835.848</text:p>
          </table:table-cell>
          <table:table-cell office:value-type="float" office:value="2073.981" calcext:value-type="float">
            <text:p>2073.981</text:p>
          </table:table-cell>
          <table:table-cell office:value-type="float" office:value="1661.924" calcext:value-type="float">
            <text:p>1661.924</text:p>
          </table:table-cell>
          <table:table-cell office:value-type="float" office:value="585.7902" calcext:value-type="float">
            <text:p>585.7902</text:p>
          </table:table-cell>
          <table:table-cell office:value-type="float" office:value="580.8458" calcext:value-type="float">
            <text:p>580.8458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3" calcext:value-type="float">
            <text:p>35.67513</text:p>
          </table:table-cell>
          <table:table-cell office:value-type="float" office:value="0" calcext:value-type="float">
            <text:p>0</text:p>
          </table:table-cell>
          <table:table-cell office:value-type="float" office:value="-0.0000008992006" calcext:value-type="float">
            <text:p>-8.99200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56779" calcext:value-type="float">
            <text:p>-20.56779</text:p>
          </table:table-cell>
          <table:table-cell office:value-type="float" office:value="0" calcext:value-type="float">
            <text:p>0</text:p>
          </table:table-cell>
          <table:table-cell office:value-type="float" office:value="5.141791" calcext:value-type="float">
            <text:p>5.14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7" calcext:value-type="float">
            <text:p>3032007</text:p>
          </table:table-cell>
          <table:table-cell office:value-type="float" office:value="572.2463" calcext:value-type="float">
            <text:p>572.2463</text:p>
          </table:table-cell>
          <table:table-cell office:value-type="float" office:value="13409.32" calcext:value-type="float">
            <text:p>1340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35924" calcext:value-type="float">
            <text:p>-22.35924</text:p>
          </table:table-cell>
          <table:table-cell office:value-type="float" office:value="61.28422" calcext:value-type="float">
            <text:p>61.28422</text:p>
          </table:table-cell>
          <table:table-cell office:value-type="float" office:value="0" calcext:value-type="float">
            <text:p>0</text:p>
          </table:table-cell>
          <table:table-cell office:value-type="float" office:value="192.7142" calcext:value-type="float">
            <text:p>192.7142</text:p>
          </table:table-cell>
          <table:table-cell office:value-type="float" office:value="87.13291" calcext:value-type="float">
            <text:p>87.13291</text:p>
          </table:table-cell>
          <table:table-cell office:value-type="float" office:value="0.02587845" calcext:value-type="float">
            <text:p>0.02587845</text:p>
          </table:table-cell>
          <table:table-cell office:value-type="float" office:value="0" calcext:value-type="float">
            <text:p>0</text:p>
          </table:table-cell>
          <table:table-cell office:value-type="float" office:value="0.00003927012" calcext:value-type="float">
            <text:p>3.927012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2.3052" calcext:value-type="float">
            <text:p>-22.3052</text:p>
          </table:table-cell>
          <table:table-cell office:value-type="float" office:value="0" calcext:value-type="float">
            <text:p>0</text:p>
          </table:table-cell>
          <table:table-cell office:value-type="float" office:value="416.69" calcext:value-type="float">
            <text:p>416.69</text:p>
          </table:table-cell>
          <table:table-cell office:value-type="float" office:value="1345.686" calcext:value-type="float">
            <text:p>1345.686</text:p>
          </table:table-cell>
          <table:table-cell office:value-type="float" office:value="1664.553" calcext:value-type="float">
            <text:p>1664.553</text:p>
          </table:table-cell>
          <table:table-cell office:value-type="float" office:value="1261.011" calcext:value-type="float">
            <text:p>1261.011</text:p>
          </table:table-cell>
          <table:table-cell office:value-type="float" office:value="752.4416" calcext:value-type="float">
            <text:p>752.4416</text:p>
          </table:table-cell>
          <table:table-cell office:value-type="float" office:value="1119.776" calcext:value-type="float">
            <text:p>1119.776</text:p>
          </table:table-cell>
          <table:table-cell office:value-type="float" office:value="417.5022" calcext:value-type="float">
            <text:p>417.5022</text:p>
          </table:table-cell>
          <table:table-cell office:value-type="float" office:value="1835.842" calcext:value-type="float">
            <text:p>1835.842</text:p>
          </table:table-cell>
          <table:table-cell office:value-type="float" office:value="2073.976" calcext:value-type="float">
            <text:p>2073.976</text:p>
          </table:table-cell>
          <table:table-cell office:value-type="float" office:value="1661.92" calcext:value-type="float">
            <text:p>1661.92</text:p>
          </table:table-cell>
          <table:table-cell office:value-type="float" office:value="585.7878" calcext:value-type="float">
            <text:p>585.7878</text:p>
          </table:table-cell>
          <table:table-cell office:value-type="float" office:value="580.8397" calcext:value-type="float">
            <text:p>580.8397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3" calcext:value-type="float">
            <text:p>35.67513</text:p>
          </table:table-cell>
          <table:table-cell office:value-type="float" office:value="0" calcext:value-type="float">
            <text:p>0</text:p>
          </table:table-cell>
          <table:table-cell office:value-type="float" office:value="-0.000000908893" calcext:value-type="float">
            <text:p>-9.0889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85478" calcext:value-type="float">
            <text:p>-20.85478</text:p>
          </table:table-cell>
          <table:table-cell office:value-type="float" office:value="0" calcext:value-type="float">
            <text:p>0</text:p>
          </table:table-cell>
          <table:table-cell office:value-type="float" office:value="5.135952" calcext:value-type="float">
            <text:p>5.135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7" calcext:value-type="float">
            <text:p>4032007</text:p>
          </table:table-cell>
          <table:table-cell office:value-type="float" office:value="571.8289" calcext:value-type="float">
            <text:p>571.8289</text:p>
          </table:table-cell>
          <table:table-cell office:value-type="float" office:value="13409.43" calcext:value-type="float">
            <text:p>13409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65904" calcext:value-type="float">
            <text:p>-22.65904</text:p>
          </table:table-cell>
          <table:table-cell office:value-type="float" office:value="61.49461" calcext:value-type="float">
            <text:p>61.49461</text:p>
          </table:table-cell>
          <table:table-cell office:value-type="float" office:value="0" calcext:value-type="float">
            <text:p>0</text:p>
          </table:table-cell>
          <table:table-cell office:value-type="float" office:value="192.4053" calcext:value-type="float">
            <text:p>192.4053</text:p>
          </table:table-cell>
          <table:table-cell office:value-type="float" office:value="86.97183" calcext:value-type="float">
            <text:p>86.97183</text:p>
          </table:table-cell>
          <table:table-cell office:value-type="float" office:value="0.02625584" calcext:value-type="float">
            <text:p>0.02625584</text:p>
          </table:table-cell>
          <table:table-cell office:value-type="float" office:value="0" calcext:value-type="float">
            <text:p>0</text:p>
          </table:table-cell>
          <table:table-cell office:value-type="float" office:value="0.0000415609" calcext:value-type="float">
            <text:p>4.15609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2.60462" calcext:value-type="float">
            <text:p>-22.60462</text:p>
          </table:table-cell>
          <table:table-cell office:value-type="float" office:value="0" calcext:value-type="float">
            <text:p>0</text:p>
          </table:table-cell>
          <table:table-cell office:value-type="float" office:value="416.7437" calcext:value-type="float">
            <text:p>416.7437</text:p>
          </table:table-cell>
          <table:table-cell office:value-type="float" office:value="1345.626" calcext:value-type="float">
            <text:p>1345.626</text:p>
          </table:table-cell>
          <table:table-cell office:value-type="float" office:value="1664.478" calcext:value-type="float">
            <text:p>1664.478</text:p>
          </table:table-cell>
          <table:table-cell office:value-type="float" office:value="1260.998" calcext:value-type="float">
            <text:p>1260.998</text:p>
          </table:table-cell>
          <table:table-cell office:value-type="float" office:value="752.4297" calcext:value-type="float">
            <text:p>752.4297</text:p>
          </table:table-cell>
          <table:table-cell office:value-type="float" office:value="1119.768" calcext:value-type="float">
            <text:p>1119.768</text:p>
          </table:table-cell>
          <table:table-cell office:value-type="float" office:value="417.4958" calcext:value-type="float">
            <text:p>417.4958</text:p>
          </table:table-cell>
          <table:table-cell office:value-type="float" office:value="1835.836" calcext:value-type="float">
            <text:p>1835.836</text:p>
          </table:table-cell>
          <table:table-cell office:value-type="float" office:value="2073.971" calcext:value-type="float">
            <text:p>2073.971</text:p>
          </table:table-cell>
          <table:table-cell office:value-type="float" office:value="1661.916" calcext:value-type="float">
            <text:p>1661.916</text:p>
          </table:table-cell>
          <table:table-cell office:value-type="float" office:value="585.7855" calcext:value-type="float">
            <text:p>585.7855</text:p>
          </table:table-cell>
          <table:table-cell office:value-type="float" office:value="580.8337" calcext:value-type="float">
            <text:p>580.8337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3" calcext:value-type="float">
            <text:p>35.67513</text:p>
          </table:table-cell>
          <table:table-cell office:value-type="float" office:value="0" calcext:value-type="float">
            <text:p>0</text:p>
          </table:table-cell>
          <table:table-cell office:value-type="float" office:value="-0.0000009100423" calcext:value-type="float">
            <text:p>-9.10042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14346" calcext:value-type="float">
            <text:p>-21.14346</text:p>
          </table:table-cell>
          <table:table-cell office:value-type="float" office:value="0" calcext:value-type="float">
            <text:p>0</text:p>
          </table:table-cell>
          <table:table-cell office:value-type="float" office:value="5.125164" calcext:value-type="float">
            <text:p>5.125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7" calcext:value-type="float">
            <text:p>5032007</text:p>
          </table:table-cell>
          <table:table-cell office:value-type="float" office:value="571.4136" calcext:value-type="float">
            <text:p>571.4136</text:p>
          </table:table-cell>
          <table:table-cell office:value-type="float" office:value="13409.54" calcext:value-type="float">
            <text:p>13409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95543" calcext:value-type="float">
            <text:p>-22.95543</text:p>
          </table:table-cell>
          <table:table-cell office:value-type="float" office:value="62.15282" calcext:value-type="float">
            <text:p>62.15282</text:p>
          </table:table-cell>
          <table:table-cell office:value-type="float" office:value="0" calcext:value-type="float">
            <text:p>0</text:p>
          </table:table-cell>
          <table:table-cell office:value-type="float" office:value="192.0955" calcext:value-type="float">
            <text:p>192.0955</text:p>
          </table:table-cell>
          <table:table-cell office:value-type="float" office:value="86.8136" calcext:value-type="float">
            <text:p>86.8136</text:p>
          </table:table-cell>
          <table:table-cell office:value-type="float" office:value="0.02663471" calcext:value-type="float">
            <text:p>0.02663471</text:p>
          </table:table-cell>
          <table:table-cell office:value-type="float" office:value="0" calcext:value-type="float">
            <text:p>0</text:p>
          </table:table-cell>
          <table:table-cell office:value-type="float" office:value="0.00004350262" calcext:value-type="float">
            <text:p>4.350262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2.90064" calcext:value-type="float">
            <text:p>-22.90064</text:p>
          </table:table-cell>
          <table:table-cell office:value-type="float" office:value="0" calcext:value-type="float">
            <text:p>0</text:p>
          </table:table-cell>
          <table:table-cell office:value-type="float" office:value="416.7982" calcext:value-type="float">
            <text:p>416.7982</text:p>
          </table:table-cell>
          <table:table-cell office:value-type="float" office:value="1345.564" calcext:value-type="float">
            <text:p>1345.564</text:p>
          </table:table-cell>
          <table:table-cell office:value-type="float" office:value="1664.402" calcext:value-type="float">
            <text:p>1664.402</text:p>
          </table:table-cell>
          <table:table-cell office:value-type="float" office:value="1260.984" calcext:value-type="float">
            <text:p>1260.984</text:p>
          </table:table-cell>
          <table:table-cell office:value-type="float" office:value="752.4177" calcext:value-type="float">
            <text:p>752.4177</text:p>
          </table:table-cell>
          <table:table-cell office:value-type="float" office:value="1119.759" calcext:value-type="float">
            <text:p>1119.759</text:p>
          </table:table-cell>
          <table:table-cell office:value-type="float" office:value="417.4894" calcext:value-type="float">
            <text:p>417.4894</text:p>
          </table:table-cell>
          <table:table-cell office:value-type="float" office:value="1835.831" calcext:value-type="float">
            <text:p>1835.831</text:p>
          </table:table-cell>
          <table:table-cell office:value-type="float" office:value="2073.966" calcext:value-type="float">
            <text:p>2073.966</text:p>
          </table:table-cell>
          <table:table-cell office:value-type="float" office:value="1661.912" calcext:value-type="float">
            <text:p>1661.912</text:p>
          </table:table-cell>
          <table:table-cell office:value-type="float" office:value="585.7831" calcext:value-type="float">
            <text:p>585.7831</text:p>
          </table:table-cell>
          <table:table-cell office:value-type="float" office:value="580.8276" calcext:value-type="float">
            <text:p>580.8276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2" calcext:value-type="float">
            <text:p>35.67512</text:p>
          </table:table-cell>
          <table:table-cell office:value-type="float" office:value="0" calcext:value-type="float">
            <text:p>0</text:p>
          </table:table-cell>
          <table:table-cell office:value-type="float" office:value="-0.0000009101675" calcext:value-type="float">
            <text:p>-9.10167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43055" calcext:value-type="float">
            <text:p>-21.43055</text:p>
          </table:table-cell>
          <table:table-cell office:value-type="float" office:value="0" calcext:value-type="float">
            <text:p>0</text:p>
          </table:table-cell>
          <table:table-cell office:value-type="float" office:value="5.115946" calcext:value-type="float">
            <text:p>5.115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7" calcext:value-type="float">
            <text:p>6032007</text:p>
          </table:table-cell>
          <table:table-cell office:value-type="float" office:value="570.996" calcext:value-type="float">
            <text:p>570.996</text:p>
          </table:table-cell>
          <table:table-cell office:value-type="float" office:value="13409.65" calcext:value-type="float">
            <text:p>13409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25192" calcext:value-type="float">
            <text:p>-23.25192</text:p>
          </table:table-cell>
          <table:table-cell office:value-type="float" office:value="62.79638" calcext:value-type="float">
            <text:p>62.79638</text:p>
          </table:table-cell>
          <table:table-cell office:value-type="float" office:value="0" calcext:value-type="float">
            <text:p>0</text:p>
          </table:table-cell>
          <table:table-cell office:value-type="float" office:value="191.7893" calcext:value-type="float">
            <text:p>191.7893</text:p>
          </table:table-cell>
          <table:table-cell office:value-type="float" office:value="86.65359" calcext:value-type="float">
            <text:p>86.65359</text:p>
          </table:table-cell>
          <table:table-cell office:value-type="float" office:value="0.02701227" calcext:value-type="float">
            <text:p>0.02701227</text:p>
          </table:table-cell>
          <table:table-cell office:value-type="float" office:value="0" calcext:value-type="float">
            <text:p>0</text:p>
          </table:table-cell>
          <table:table-cell office:value-type="float" office:value="0.00004538977" calcext:value-type="float">
            <text:p>4.538977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3.19675" calcext:value-type="float">
            <text:p>-23.19675</text:p>
          </table:table-cell>
          <table:table-cell office:value-type="float" office:value="0" calcext:value-type="float">
            <text:p>0</text:p>
          </table:table-cell>
          <table:table-cell office:value-type="float" office:value="416.8528" calcext:value-type="float">
            <text:p>416.8528</text:p>
          </table:table-cell>
          <table:table-cell office:value-type="float" office:value="1345.504" calcext:value-type="float">
            <text:p>1345.504</text:p>
          </table:table-cell>
          <table:table-cell office:value-type="float" office:value="1664.326" calcext:value-type="float">
            <text:p>1664.326</text:p>
          </table:table-cell>
          <table:table-cell office:value-type="float" office:value="1260.97" calcext:value-type="float">
            <text:p>1260.97</text:p>
          </table:table-cell>
          <table:table-cell office:value-type="float" office:value="752.4056" calcext:value-type="float">
            <text:p>752.4056</text:p>
          </table:table-cell>
          <table:table-cell office:value-type="float" office:value="1119.751" calcext:value-type="float">
            <text:p>1119.751</text:p>
          </table:table-cell>
          <table:table-cell office:value-type="float" office:value="417.4832" calcext:value-type="float">
            <text:p>417.4832</text:p>
          </table:table-cell>
          <table:table-cell office:value-type="float" office:value="1835.824" calcext:value-type="float">
            <text:p>1835.824</text:p>
          </table:table-cell>
          <table:table-cell office:value-type="float" office:value="2073.961" calcext:value-type="float">
            <text:p>2073.961</text:p>
          </table:table-cell>
          <table:table-cell office:value-type="float" office:value="1661.908" calcext:value-type="float">
            <text:p>1661.908</text:p>
          </table:table-cell>
          <table:table-cell office:value-type="float" office:value="585.7808" calcext:value-type="float">
            <text:p>585.7808</text:p>
          </table:table-cell>
          <table:table-cell office:value-type="float" office:value="580.8218" calcext:value-type="float">
            <text:p>580.8218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2" calcext:value-type="float">
            <text:p>35.67512</text:p>
          </table:table-cell>
          <table:table-cell office:value-type="float" office:value="0" calcext:value-type="float">
            <text:p>0</text:p>
          </table:table-cell>
          <table:table-cell office:value-type="float" office:value="-0.000000910241" calcext:value-type="float">
            <text:p>-9.1024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71976" calcext:value-type="float">
            <text:p>-21.71976</text:p>
          </table:table-cell>
          <table:table-cell office:value-type="float" office:value="0" calcext:value-type="float">
            <text:p>0</text:p>
          </table:table-cell>
          <table:table-cell office:value-type="float" office:value="5.108737" calcext:value-type="float">
            <text:p>5.108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7" calcext:value-type="float">
            <text:p>7032007</text:p>
          </table:table-cell>
          <table:table-cell office:value-type="float" office:value="570.5701" calcext:value-type="float">
            <text:p>570.5701</text:p>
          </table:table-cell>
          <table:table-cell office:value-type="float" office:value="13409.76" calcext:value-type="float">
            <text:p>13409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55122" calcext:value-type="float">
            <text:p>-23.55122</text:p>
          </table:table-cell>
          <table:table-cell office:value-type="float" office:value="62.78683" calcext:value-type="float">
            <text:p>62.78683</text:p>
          </table:table-cell>
          <table:table-cell office:value-type="float" office:value="0" calcext:value-type="float">
            <text:p>0</text:p>
          </table:table-cell>
          <table:table-cell office:value-type="float" office:value="191.4932" calcext:value-type="float">
            <text:p>191.4932</text:p>
          </table:table-cell>
          <table:table-cell office:value-type="float" office:value="86.4873" calcext:value-type="float">
            <text:p>86.4873</text:p>
          </table:table-cell>
          <table:table-cell office:value-type="float" office:value="0.02737374" calcext:value-type="float">
            <text:p>0.02737374</text:p>
          </table:table-cell>
          <table:table-cell office:value-type="float" office:value="0" calcext:value-type="float">
            <text:p>0</text:p>
          </table:table-cell>
          <table:table-cell office:value-type="float" office:value="0.00004796922" calcext:value-type="float">
            <text:p>4.796922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3.49569" calcext:value-type="float">
            <text:p>-23.49569</text:p>
          </table:table-cell>
          <table:table-cell office:value-type="float" office:value="0" calcext:value-type="float">
            <text:p>0</text:p>
          </table:table-cell>
          <table:table-cell office:value-type="float" office:value="416.9073" calcext:value-type="float">
            <text:p>416.9073</text:p>
          </table:table-cell>
          <table:table-cell office:value-type="float" office:value="1345.443" calcext:value-type="float">
            <text:p>1345.443</text:p>
          </table:table-cell>
          <table:table-cell office:value-type="float" office:value="1664.248" calcext:value-type="float">
            <text:p>1664.248</text:p>
          </table:table-cell>
          <table:table-cell office:value-type="float" office:value="1260.956" calcext:value-type="float">
            <text:p>1260.956</text:p>
          </table:table-cell>
          <table:table-cell office:value-type="float" office:value="752.3936" calcext:value-type="float">
            <text:p>752.3936</text:p>
          </table:table-cell>
          <table:table-cell office:value-type="float" office:value="1119.742" calcext:value-type="float">
            <text:p>1119.742</text:p>
          </table:table-cell>
          <table:table-cell office:value-type="float" office:value="417.477" calcext:value-type="float">
            <text:p>417.477</text:p>
          </table:table-cell>
          <table:table-cell office:value-type="float" office:value="1835.818" calcext:value-type="float">
            <text:p>1835.818</text:p>
          </table:table-cell>
          <table:table-cell office:value-type="float" office:value="2073.956" calcext:value-type="float">
            <text:p>2073.956</text:p>
          </table:table-cell>
          <table:table-cell office:value-type="float" office:value="1661.904" calcext:value-type="float">
            <text:p>1661.904</text:p>
          </table:table-cell>
          <table:table-cell office:value-type="float" office:value="585.7786" calcext:value-type="float">
            <text:p>585.7786</text:p>
          </table:table-cell>
          <table:table-cell office:value-type="float" office:value="580.8159" calcext:value-type="float">
            <text:p>580.8159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2" calcext:value-type="float">
            <text:p>35.67512</text:p>
          </table:table-cell>
          <table:table-cell office:value-type="float" office:value="0" calcext:value-type="float">
            <text:p>0</text:p>
          </table:table-cell>
          <table:table-cell office:value-type="float" office:value="-0.0000009110202" calcext:value-type="float">
            <text:p>-9.11020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01651" calcext:value-type="float">
            <text:p>-22.01651</text:p>
          </table:table-cell>
          <table:table-cell office:value-type="float" office:value="0" calcext:value-type="float">
            <text:p>0</text:p>
          </table:table-cell>
          <table:table-cell office:value-type="float" office:value="5.106184" calcext:value-type="float">
            <text:p>5.106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7" calcext:value-type="float">
            <text:p>8032007</text:p>
          </table:table-cell>
          <table:table-cell office:value-type="float" office:value="570.1429" calcext:value-type="float">
            <text:p>570.1429</text:p>
          </table:table-cell>
          <table:table-cell office:value-type="float" office:value="13409.88" calcext:value-type="float">
            <text:p>13409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85242" calcext:value-type="float">
            <text:p>-23.85242</text:p>
          </table:table-cell>
          <table:table-cell office:value-type="float" office:value="62.94447" calcext:value-type="float">
            <text:p>62.94447</text:p>
          </table:table-cell>
          <table:table-cell office:value-type="float" office:value="0" calcext:value-type="float">
            <text:p>0</text:p>
          </table:table-cell>
          <table:table-cell office:value-type="float" office:value="191.2" calcext:value-type="float">
            <text:p>191.2</text:p>
          </table:table-cell>
          <table:table-cell office:value-type="float" office:value="86.32146" calcext:value-type="float">
            <text:p>86.32146</text:p>
          </table:table-cell>
          <table:table-cell office:value-type="float" office:value="0.02772151" calcext:value-type="float">
            <text:p>0.02772151</text:p>
          </table:table-cell>
          <table:table-cell office:value-type="float" office:value="0" calcext:value-type="float">
            <text:p>0</text:p>
          </table:table-cell>
          <table:table-cell office:value-type="float" office:value="0.0000506331" calcext:value-type="float">
            <text:p>5.06331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3.79655" calcext:value-type="float">
            <text:p>-23.79655</text:p>
          </table:table-cell>
          <table:table-cell office:value-type="float" office:value="0" calcext:value-type="float">
            <text:p>0</text:p>
          </table:table-cell>
          <table:table-cell office:value-type="float" office:value="416.9616" calcext:value-type="float">
            <text:p>416.9616</text:p>
          </table:table-cell>
          <table:table-cell office:value-type="float" office:value="1345.382" calcext:value-type="float">
            <text:p>1345.382</text:p>
          </table:table-cell>
          <table:table-cell office:value-type="float" office:value="1664.169" calcext:value-type="float">
            <text:p>1664.169</text:p>
          </table:table-cell>
          <table:table-cell office:value-type="float" office:value="1260.942" calcext:value-type="float">
            <text:p>1260.942</text:p>
          </table:table-cell>
          <table:table-cell office:value-type="float" office:value="752.3815" calcext:value-type="float">
            <text:p>752.3815</text:p>
          </table:table-cell>
          <table:table-cell office:value-type="float" office:value="1119.734" calcext:value-type="float">
            <text:p>1119.734</text:p>
          </table:table-cell>
          <table:table-cell office:value-type="float" office:value="417.4707" calcext:value-type="float">
            <text:p>417.4707</text:p>
          </table:table-cell>
          <table:table-cell office:value-type="float" office:value="1835.813" calcext:value-type="float">
            <text:p>1835.813</text:p>
          </table:table-cell>
          <table:table-cell office:value-type="float" office:value="2073.95" calcext:value-type="float">
            <text:p>2073.95</text:p>
          </table:table-cell>
          <table:table-cell office:value-type="float" office:value="1661.9" calcext:value-type="float">
            <text:p>1661.9</text:p>
          </table:table-cell>
          <table:table-cell office:value-type="float" office:value="585.7762" calcext:value-type="float">
            <text:p>585.7762</text:p>
          </table:table-cell>
          <table:table-cell office:value-type="float" office:value="580.8102" calcext:value-type="float">
            <text:p>580.8102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1" calcext:value-type="float">
            <text:p>35.67511</text:p>
          </table:table-cell>
          <table:table-cell office:value-type="float" office:value="0" calcext:value-type="float">
            <text:p>0</text:p>
          </table:table-cell>
          <table:table-cell office:value-type="float" office:value="-0.0000009117202" calcext:value-type="float">
            <text:p>-9.11720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31472" calcext:value-type="float">
            <text:p>-22.31472</text:p>
          </table:table-cell>
          <table:table-cell office:value-type="float" office:value="0" calcext:value-type="float">
            <text:p>0</text:p>
          </table:table-cell>
          <table:table-cell office:value-type="float" office:value="5.103007" calcext:value-type="float">
            <text:p>5.10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7" calcext:value-type="float">
            <text:p>9032007</text:p>
          </table:table-cell>
          <table:table-cell office:value-type="float" office:value="569.7199" calcext:value-type="float">
            <text:p>569.7199</text:p>
          </table:table-cell>
          <table:table-cell office:value-type="float" office:value="13409.99" calcext:value-type="float">
            <text:p>1340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14795" calcext:value-type="float">
            <text:p>-24.14795</text:p>
          </table:table-cell>
          <table:table-cell office:value-type="float" office:value="62.65619" calcext:value-type="float">
            <text:p>62.65619</text:p>
          </table:table-cell>
          <table:table-cell office:value-type="float" office:value="0" calcext:value-type="float">
            <text:p>0</text:p>
          </table:table-cell>
          <table:table-cell office:value-type="float" office:value="190.9109" calcext:value-type="float">
            <text:p>190.9109</text:p>
          </table:table-cell>
          <table:table-cell office:value-type="float" office:value="86.16036" calcext:value-type="float">
            <text:p>86.16036</text:p>
          </table:table-cell>
          <table:table-cell office:value-type="float" office:value="0.02804486" calcext:value-type="float">
            <text:p>0.02804486</text:p>
          </table:table-cell>
          <table:table-cell office:value-type="float" office:value="0" calcext:value-type="float">
            <text:p>0</text:p>
          </table:table-cell>
          <table:table-cell office:value-type="float" office:value="0.00005365786" calcext:value-type="float">
            <text:p>5.365786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4.09175" calcext:value-type="float">
            <text:p>-24.09175</text:p>
          </table:table-cell>
          <table:table-cell office:value-type="float" office:value="0" calcext:value-type="float">
            <text:p>0</text:p>
          </table:table-cell>
          <table:table-cell office:value-type="float" office:value="417.0142" calcext:value-type="float">
            <text:p>417.0142</text:p>
          </table:table-cell>
          <table:table-cell office:value-type="float" office:value="1345.321" calcext:value-type="float">
            <text:p>1345.321</text:p>
          </table:table-cell>
          <table:table-cell office:value-type="float" office:value="1664.089" calcext:value-type="float">
            <text:p>1664.089</text:p>
          </table:table-cell>
          <table:table-cell office:value-type="float" office:value="1260.928" calcext:value-type="float">
            <text:p>1260.928</text:p>
          </table:table-cell>
          <table:table-cell office:value-type="float" office:value="752.3694" calcext:value-type="float">
            <text:p>752.3694</text:p>
          </table:table-cell>
          <table:table-cell office:value-type="float" office:value="1119.725" calcext:value-type="float">
            <text:p>1119.725</text:p>
          </table:table-cell>
          <table:table-cell office:value-type="float" office:value="417.4642" calcext:value-type="float">
            <text:p>417.4642</text:p>
          </table:table-cell>
          <table:table-cell office:value-type="float" office:value="1835.807" calcext:value-type="float">
            <text:p>1835.807</text:p>
          </table:table-cell>
          <table:table-cell office:value-type="float" office:value="2073.946" calcext:value-type="float">
            <text:p>2073.946</text:p>
          </table:table-cell>
          <table:table-cell office:value-type="float" office:value="1661.896" calcext:value-type="float">
            <text:p>1661.896</text:p>
          </table:table-cell>
          <table:table-cell office:value-type="float" office:value="585.774" calcext:value-type="float">
            <text:p>585.774</text:p>
          </table:table-cell>
          <table:table-cell office:value-type="float" office:value="580.8045" calcext:value-type="float">
            <text:p>580.8045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1" calcext:value-type="float">
            <text:p>35.67511</text:p>
          </table:table-cell>
          <table:table-cell office:value-type="float" office:value="0" calcext:value-type="float">
            <text:p>0</text:p>
          </table:table-cell>
          <table:table-cell office:value-type="float" office:value="-0.0000009150585" calcext:value-type="float">
            <text:p>-9.15058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61031" calcext:value-type="float">
            <text:p>-22.61031</text:p>
          </table:table-cell>
          <table:table-cell office:value-type="float" office:value="0" calcext:value-type="float">
            <text:p>0</text:p>
          </table:table-cell>
          <table:table-cell office:value-type="float" office:value="5.103196" calcext:value-type="float">
            <text:p>5.103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7" calcext:value-type="float">
            <text:p>10032007</text:p>
          </table:table-cell>
          <table:table-cell office:value-type="float" office:value="569.2986" calcext:value-type="float">
            <text:p>569.2986</text:p>
          </table:table-cell>
          <table:table-cell office:value-type="float" office:value="13410.1" calcext:value-type="float">
            <text:p>1341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43947" calcext:value-type="float">
            <text:p>-24.43947</text:p>
          </table:table-cell>
          <table:table-cell office:value-type="float" office:value="62.78469" calcext:value-type="float">
            <text:p>62.78469</text:p>
          </table:table-cell>
          <table:table-cell office:value-type="float" office:value="0" calcext:value-type="float">
            <text:p>0</text:p>
          </table:table-cell>
          <table:table-cell office:value-type="float" office:value="190.6217" calcext:value-type="float">
            <text:p>190.6217</text:p>
          </table:table-cell>
          <table:table-cell office:value-type="float" office:value="86.00111" calcext:value-type="float">
            <text:p>86.00111</text:p>
          </table:table-cell>
          <table:table-cell office:value-type="float" office:value="0.02835014" calcext:value-type="float">
            <text:p>0.02835014</text:p>
          </table:table-cell>
          <table:table-cell office:value-type="float" office:value="0" calcext:value-type="float">
            <text:p>0</text:p>
          </table:table-cell>
          <table:table-cell office:value-type="float" office:value="0.00005647172" calcext:value-type="float">
            <text:p>5.647172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4.38298" calcext:value-type="float">
            <text:p>-24.38298</text:p>
          </table:table-cell>
          <table:table-cell office:value-type="float" office:value="0" calcext:value-type="float">
            <text:p>0</text:p>
          </table:table-cell>
          <table:table-cell office:value-type="float" office:value="417.0669" calcext:value-type="float">
            <text:p>417.0669</text:p>
          </table:table-cell>
          <table:table-cell office:value-type="float" office:value="1345.259" calcext:value-type="float">
            <text:p>1345.259</text:p>
          </table:table-cell>
          <table:table-cell office:value-type="float" office:value="1664.009" calcext:value-type="float">
            <text:p>1664.009</text:p>
          </table:table-cell>
          <table:table-cell office:value-type="float" office:value="1260.915" calcext:value-type="float">
            <text:p>1260.915</text:p>
          </table:table-cell>
          <table:table-cell office:value-type="float" office:value="752.3572" calcext:value-type="float">
            <text:p>752.3572</text:p>
          </table:table-cell>
          <table:table-cell office:value-type="float" office:value="1119.716" calcext:value-type="float">
            <text:p>1119.716</text:p>
          </table:table-cell>
          <table:table-cell office:value-type="float" office:value="417.4577" calcext:value-type="float">
            <text:p>417.4577</text:p>
          </table:table-cell>
          <table:table-cell office:value-type="float" office:value="1835.801" calcext:value-type="float">
            <text:p>1835.801</text:p>
          </table:table-cell>
          <table:table-cell office:value-type="float" office:value="2073.94" calcext:value-type="float">
            <text:p>2073.94</text:p>
          </table:table-cell>
          <table:table-cell office:value-type="float" office:value="1661.893" calcext:value-type="float">
            <text:p>1661.893</text:p>
          </table:table-cell>
          <table:table-cell office:value-type="float" office:value="585.7718" calcext:value-type="float">
            <text:p>585.7718</text:p>
          </table:table-cell>
          <table:table-cell office:value-type="float" office:value="580.7988" calcext:value-type="float">
            <text:p>580.7988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1" calcext:value-type="float">
            <text:p>35.67511</text:p>
          </table:table-cell>
          <table:table-cell office:value-type="float" office:value="0" calcext:value-type="float">
            <text:p>0</text:p>
          </table:table-cell>
          <table:table-cell office:value-type="float" office:value="-0.0000009180114" calcext:value-type="float">
            <text:p>-9.18011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90428" calcext:value-type="float">
            <text:p>-22.90428</text:p>
          </table:table-cell>
          <table:table-cell office:value-type="float" office:value="0" calcext:value-type="float">
            <text:p>0</text:p>
          </table:table-cell>
          <table:table-cell office:value-type="float" office:value="5.105708" calcext:value-type="float">
            <text:p>5.105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7" calcext:value-type="float">
            <text:p>11032007</text:p>
          </table:table-cell>
          <table:table-cell office:value-type="float" office:value="568.928" calcext:value-type="float">
            <text:p>568.928</text:p>
          </table:table-cell>
          <table:table-cell office:value-type="float" office:value="13410.2" calcext:value-type="float">
            <text:p>1341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68638" calcext:value-type="float">
            <text:p>-24.68638</text:p>
          </table:table-cell>
          <table:table-cell office:value-type="float" office:value="64.01965" calcext:value-type="float">
            <text:p>64.01965</text:p>
          </table:table-cell>
          <table:table-cell office:value-type="float" office:value="0" calcext:value-type="float">
            <text:p>0</text:p>
          </table:table-cell>
          <table:table-cell office:value-type="float" office:value="190.3058" calcext:value-type="float">
            <text:p>190.3058</text:p>
          </table:table-cell>
          <table:table-cell office:value-type="float" office:value="85.8875" calcext:value-type="float">
            <text:p>85.8875</text:p>
          </table:table-cell>
          <table:table-cell office:value-type="float" office:value="0.0286459" calcext:value-type="float">
            <text:p>0.0286459</text:p>
          </table:table-cell>
          <table:table-cell office:value-type="float" office:value="0" calcext:value-type="float">
            <text:p>0</text:p>
          </table:table-cell>
          <table:table-cell office:value-type="float" office:value="0.00005799878" calcext:value-type="float">
            <text:p>5.799878E-05</text:p>
          </table:table-cell>
          <table:table-cell office:value-type="float" office:value="0" calcext:value-type="float">
            <text:p>0</text:p>
          </table:table-cell>
          <table:table-cell office:value-type="float" office:value="-0.02820373" calcext:value-type="float">
            <text:p>-0.02820373</text:p>
          </table:table-cell>
          <table:table-cell office:value-type="float" office:value="370" calcext:value-type="float">
            <text:p>370</text:p>
          </table:table-cell>
          <table:table-cell office:value-type="float" office:value="-24.62959" calcext:value-type="float">
            <text:p>-24.62959</text:p>
          </table:table-cell>
          <table:table-cell office:value-type="float" office:value="0" calcext:value-type="float">
            <text:p>0</text:p>
          </table:table-cell>
          <table:table-cell office:value-type="float" office:value="417.1136" calcext:value-type="float">
            <text:p>417.1136</text:p>
          </table:table-cell>
          <table:table-cell office:value-type="float" office:value="1345.199" calcext:value-type="float">
            <text:p>1345.199</text:p>
          </table:table-cell>
          <table:table-cell office:value-type="float" office:value="1663.929" calcext:value-type="float">
            <text:p>1663.929</text:p>
          </table:table-cell>
          <table:table-cell office:value-type="float" office:value="1260.901" calcext:value-type="float">
            <text:p>1260.901</text:p>
          </table:table-cell>
          <table:table-cell office:value-type="float" office:value="752.3451" calcext:value-type="float">
            <text:p>752.3451</text:p>
          </table:table-cell>
          <table:table-cell office:value-type="float" office:value="1119.707" calcext:value-type="float">
            <text:p>1119.707</text:p>
          </table:table-cell>
          <table:table-cell office:value-type="float" office:value="417.4517" calcext:value-type="float">
            <text:p>417.4517</text:p>
          </table:table-cell>
          <table:table-cell office:value-type="float" office:value="1835.795" calcext:value-type="float">
            <text:p>1835.795</text:p>
          </table:table-cell>
          <table:table-cell office:value-type="float" office:value="2073.936" calcext:value-type="float">
            <text:p>2073.936</text:p>
          </table:table-cell>
          <table:table-cell office:value-type="float" office:value="1661.889" calcext:value-type="float">
            <text:p>1661.889</text:p>
          </table:table-cell>
          <table:table-cell office:value-type="float" office:value="585.7695" calcext:value-type="float">
            <text:p>585.7695</text:p>
          </table:table-cell>
          <table:table-cell office:value-type="float" office:value="580.7933" calcext:value-type="float">
            <text:p>580.7933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1" calcext:value-type="float">
            <text:p>35.67511</text:p>
          </table:table-cell>
          <table:table-cell office:value-type="float" office:value="0" calcext:value-type="float">
            <text:p>0</text:p>
          </table:table-cell>
          <table:table-cell office:value-type="float" office:value="-0.0000009179134" calcext:value-type="float">
            <text:p>-9.17913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15721" calcext:value-type="float">
            <text:p>-23.15721</text:p>
          </table:table-cell>
          <table:table-cell office:value-type="float" office:value="0" calcext:value-type="float">
            <text:p>0</text:p>
          </table:table-cell>
          <table:table-cell office:value-type="float" office:value="5.111713" calcext:value-type="float">
            <text:p>5.11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7" calcext:value-type="float">
            <text:p>12032007</text:p>
          </table:table-cell>
          <table:table-cell office:value-type="float" office:value="568.5355" calcext:value-type="float">
            <text:p>568.5355</text:p>
          </table:table-cell>
          <table:table-cell office:value-type="float" office:value="13410.3" calcext:value-type="float">
            <text:p>1341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97725" calcext:value-type="float">
            <text:p>-24.97725</text:p>
          </table:table-cell>
          <table:table-cell office:value-type="float" office:value="63.77347" calcext:value-type="float">
            <text:p>63.77347</text:p>
          </table:table-cell>
          <table:table-cell office:value-type="float" office:value="0" calcext:value-type="float">
            <text:p>0</text:p>
          </table:table-cell>
          <table:table-cell office:value-type="float" office:value="189.9976" calcext:value-type="float">
            <text:p>189.9976</text:p>
          </table:table-cell>
          <table:table-cell office:value-type="float" office:value="85.75387" calcext:value-type="float">
            <text:p>85.75387</text:p>
          </table:table-cell>
          <table:table-cell office:value-type="float" office:value="0.02893232" calcext:value-type="float">
            <text:p>0.02893232</text:p>
          </table:table-cell>
          <table:table-cell office:value-type="float" office:value="0" calcext:value-type="float">
            <text:p>0</text:p>
          </table:table-cell>
          <table:table-cell office:value-type="float" office:value="0.00006049685" calcext:value-type="float">
            <text:p>6.049685E-05</text:p>
          </table:table-cell>
          <table:table-cell office:value-type="float" office:value="0" calcext:value-type="float">
            <text:p>0</text:p>
          </table:table-cell>
          <table:table-cell office:value-type="float" office:value="-0.02934229" calcext:value-type="float">
            <text:p>-0.02934229</text:p>
          </table:table-cell>
          <table:table-cell office:value-type="float" office:value="370" calcext:value-type="float">
            <text:p>370</text:p>
          </table:table-cell>
          <table:table-cell office:value-type="float" office:value="-24.91903" calcext:value-type="float">
            <text:p>-24.91903</text:p>
          </table:table-cell>
          <table:table-cell office:value-type="float" office:value="0" calcext:value-type="float">
            <text:p>0</text:p>
          </table:table-cell>
          <table:table-cell office:value-type="float" office:value="417.1642" calcext:value-type="float">
            <text:p>417.1642</text:p>
          </table:table-cell>
          <table:table-cell office:value-type="float" office:value="1345.139" calcext:value-type="float">
            <text:p>1345.139</text:p>
          </table:table-cell>
          <table:table-cell office:value-type="float" office:value="1663.849" calcext:value-type="float">
            <text:p>1663.849</text:p>
          </table:table-cell>
          <table:table-cell office:value-type="float" office:value="1260.886" calcext:value-type="float">
            <text:p>1260.886</text:p>
          </table:table-cell>
          <table:table-cell office:value-type="float" office:value="752.3331" calcext:value-type="float">
            <text:p>752.3331</text:p>
          </table:table-cell>
          <table:table-cell office:value-type="float" office:value="1119.699" calcext:value-type="float">
            <text:p>1119.699</text:p>
          </table:table-cell>
          <table:table-cell office:value-type="float" office:value="417.4456" calcext:value-type="float">
            <text:p>417.4456</text:p>
          </table:table-cell>
          <table:table-cell office:value-type="float" office:value="1835.789" calcext:value-type="float">
            <text:p>1835.789</text:p>
          </table:table-cell>
          <table:table-cell office:value-type="float" office:value="2073.93" calcext:value-type="float">
            <text:p>2073.93</text:p>
          </table:table-cell>
          <table:table-cell office:value-type="float" office:value="1661.885" calcext:value-type="float">
            <text:p>1661.885</text:p>
          </table:table-cell>
          <table:table-cell office:value-type="float" office:value="585.7674" calcext:value-type="float">
            <text:p>585.7674</text:p>
          </table:table-cell>
          <table:table-cell office:value-type="float" office:value="580.7877" calcext:value-type="float">
            <text:p>580.7877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" calcext:value-type="float">
            <text:p>35.6751</text:p>
          </table:table-cell>
          <table:table-cell office:value-type="float" office:value="0" calcext:value-type="float">
            <text:p>0</text:p>
          </table:table-cell>
          <table:table-cell office:value-type="float" office:value="-0.0000009186354" calcext:value-type="float">
            <text:p>-9.18635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42676" calcext:value-type="float">
            <text:p>-23.42676</text:p>
          </table:table-cell>
          <table:table-cell office:value-type="float" office:value="0" calcext:value-type="float">
            <text:p>0</text:p>
          </table:table-cell>
          <table:table-cell office:value-type="float" office:value="5.091743" calcext:value-type="float">
            <text:p>5.09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7" calcext:value-type="float">
            <text:p>13032007</text:p>
          </table:table-cell>
          <table:table-cell office:value-type="float" office:value="568.1103" calcext:value-type="float">
            <text:p>568.1103</text:p>
          </table:table-cell>
          <table:table-cell office:value-type="float" office:value="13410.41" calcext:value-type="float">
            <text:p>1341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29222" calcext:value-type="float">
            <text:p>-25.29222</text:p>
          </table:table-cell>
          <table:table-cell office:value-type="float" office:value="62.51086" calcext:value-type="float">
            <text:p>62.51086</text:p>
          </table:table-cell>
          <table:table-cell office:value-type="float" office:value="0" calcext:value-type="float">
            <text:p>0</text:p>
          </table:table-cell>
          <table:table-cell office:value-type="float" office:value="189.7101" calcext:value-type="float">
            <text:p>189.7101</text:p>
          </table:table-cell>
          <table:table-cell office:value-type="float" office:value="85.59051" calcext:value-type="float">
            <text:p>85.59051</text:p>
          </table:table-cell>
          <table:table-cell office:value-type="float" office:value="0.02918349" calcext:value-type="float">
            <text:p>0.02918349</text:p>
          </table:table-cell>
          <table:table-cell office:value-type="float" office:value="0" calcext:value-type="float">
            <text:p>0</text:p>
          </table:table-cell>
          <table:table-cell office:value-type="float" office:value="0.0000644755" calcext:value-type="float">
            <text:p>6.44755E-05</text:p>
          </table:table-cell>
          <table:table-cell office:value-type="float" office:value="0" calcext:value-type="float">
            <text:p>0</text:p>
          </table:table-cell>
          <table:table-cell office:value-type="float" office:value="-0.03162125" calcext:value-type="float">
            <text:p>-0.03162125</text:p>
          </table:table-cell>
          <table:table-cell office:value-type="float" office:value="370" calcext:value-type="float">
            <text:p>370</text:p>
          </table:table-cell>
          <table:table-cell office:value-type="float" office:value="-25.23148" calcext:value-type="float">
            <text:p>-25.23148</text:p>
          </table:table-cell>
          <table:table-cell office:value-type="float" office:value="0" calcext:value-type="float">
            <text:p>0</text:p>
          </table:table-cell>
          <table:table-cell office:value-type="float" office:value="417.2183" calcext:value-type="float">
            <text:p>417.2183</text:p>
          </table:table-cell>
          <table:table-cell office:value-type="float" office:value="1345.078" calcext:value-type="float">
            <text:p>1345.078</text:p>
          </table:table-cell>
          <table:table-cell office:value-type="float" office:value="1663.769" calcext:value-type="float">
            <text:p>1663.769</text:p>
          </table:table-cell>
          <table:table-cell office:value-type="float" office:value="1260.873" calcext:value-type="float">
            <text:p>1260.873</text:p>
          </table:table-cell>
          <table:table-cell office:value-type="float" office:value="752.321" calcext:value-type="float">
            <text:p>752.321</text:p>
          </table:table-cell>
          <table:table-cell office:value-type="float" office:value="1119.69" calcext:value-type="float">
            <text:p>1119.69</text:p>
          </table:table-cell>
          <table:table-cell office:value-type="float" office:value="417.439" calcext:value-type="float">
            <text:p>417.439</text:p>
          </table:table-cell>
          <table:table-cell office:value-type="float" office:value="1835.784" calcext:value-type="float">
            <text:p>1835.784</text:p>
          </table:table-cell>
          <table:table-cell office:value-type="float" office:value="2073.926" calcext:value-type="float">
            <text:p>2073.926</text:p>
          </table:table-cell>
          <table:table-cell office:value-type="float" office:value="1661.881" calcext:value-type="float">
            <text:p>1661.881</text:p>
          </table:table-cell>
          <table:table-cell office:value-type="float" office:value="585.7651" calcext:value-type="float">
            <text:p>585.7651</text:p>
          </table:table-cell>
          <table:table-cell office:value-type="float" office:value="580.7822" calcext:value-type="float">
            <text:p>580.7822</text:p>
          </table:table-cell>
          <table:table-cell office:value-type="float" office:value="142.7319" calcext:value-type="float">
            <text:p>142.7319</text:p>
          </table:table-cell>
          <table:table-cell office:value-type="float" office:value="35.67515" calcext:value-type="float">
            <text:p>35.67515</text:p>
          </table:table-cell>
          <table:table-cell office:value-type="float" office:value="0" calcext:value-type="float">
            <text:p>0</text:p>
          </table:table-cell>
          <table:table-cell office:value-type="float" office:value="-0.000001000631" calcext:value-type="float">
            <text:p>-1.00063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72364" calcext:value-type="float">
            <text:p>-23.72364</text:p>
          </table:table-cell>
          <table:table-cell office:value-type="float" office:value="0" calcext:value-type="float">
            <text:p>0</text:p>
          </table:table-cell>
          <table:table-cell office:value-type="float" office:value="5.076035" calcext:value-type="float">
            <text:p>5.076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7" calcext:value-type="float">
            <text:p>14032007</text:p>
          </table:table-cell>
          <table:table-cell office:value-type="float" office:value="567.5986" calcext:value-type="float">
            <text:p>567.5986</text:p>
          </table:table-cell>
          <table:table-cell office:value-type="float" office:value="13410.54" calcext:value-type="float">
            <text:p>1341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67772" calcext:value-type="float">
            <text:p>-25.67772</text:p>
          </table:table-cell>
          <table:table-cell office:value-type="float" office:value="60.50662" calcext:value-type="float">
            <text:p>60.50662</text:p>
          </table:table-cell>
          <table:table-cell office:value-type="float" office:value="0" calcext:value-type="float">
            <text:p>0</text:p>
          </table:table-cell>
          <table:table-cell office:value-type="float" office:value="189.4517" calcext:value-type="float">
            <text:p>189.4517</text:p>
          </table:table-cell>
          <table:table-cell office:value-type="float" office:value="85.34681" calcext:value-type="float">
            <text:p>85.34681</text:p>
          </table:table-cell>
          <table:table-cell office:value-type="float" office:value="0.02940292" calcext:value-type="float">
            <text:p>0.02940292</text:p>
          </table:table-cell>
          <table:table-cell office:value-type="float" office:value="0" calcext:value-type="float">
            <text:p>0</text:p>
          </table:table-cell>
          <table:table-cell office:value-type="float" office:value="0.00006833864" calcext:value-type="float">
            <text:p>6.833864E-05</text:p>
          </table:table-cell>
          <table:table-cell office:value-type="float" office:value="0" calcext:value-type="float">
            <text:p>0</text:p>
          </table:table-cell>
          <table:table-cell office:value-type="float" office:value="-0.03366366" calcext:value-type="float">
            <text:p>-0.03366366</text:p>
          </table:table-cell>
          <table:table-cell office:value-type="float" office:value="370" calcext:value-type="float">
            <text:p>370</text:p>
          </table:table-cell>
          <table:table-cell office:value-type="float" office:value="-25.61472" calcext:value-type="float">
            <text:p>-25.61472</text:p>
          </table:table-cell>
          <table:table-cell office:value-type="float" office:value="0" calcext:value-type="float">
            <text:p>0</text:p>
          </table:table-cell>
          <table:table-cell office:value-type="float" office:value="417.2883" calcext:value-type="float">
            <text:p>417.2883</text:p>
          </table:table-cell>
          <table:table-cell office:value-type="float" office:value="1345.015" calcext:value-type="float">
            <text:p>1345.015</text:p>
          </table:table-cell>
          <table:table-cell office:value-type="float" office:value="1663.687" calcext:value-type="float">
            <text:p>1663.687</text:p>
          </table:table-cell>
          <table:table-cell office:value-type="float" office:value="1260.859" calcext:value-type="float">
            <text:p>1260.859</text:p>
          </table:table-cell>
          <table:table-cell office:value-type="float" office:value="752.309" calcext:value-type="float">
            <text:p>752.309</text:p>
          </table:table-cell>
          <table:table-cell office:value-type="float" office:value="1119.682" calcext:value-type="float">
            <text:p>1119.682</text:p>
          </table:table-cell>
          <table:table-cell office:value-type="float" office:value="417.432" calcext:value-type="float">
            <text:p>417.432</text:p>
          </table:table-cell>
          <table:table-cell office:value-type="float" office:value="1835.778" calcext:value-type="float">
            <text:p>1835.778</text:p>
          </table:table-cell>
          <table:table-cell office:value-type="float" office:value="2073.921" calcext:value-type="float">
            <text:p>2073.921</text:p>
          </table:table-cell>
          <table:table-cell office:value-type="float" office:value="1661.878" calcext:value-type="float">
            <text:p>1661.878</text:p>
          </table:table-cell>
          <table:table-cell office:value-type="float" office:value="585.7631" calcext:value-type="float">
            <text:p>585.7631</text:p>
          </table:table-cell>
          <table:table-cell office:value-type="float" office:value="580.7769" calcext:value-type="float">
            <text:p>580.7769</text:p>
          </table:table-cell>
          <table:table-cell office:value-type="float" office:value="142.7319" calcext:value-type="float">
            <text:p>142.7319</text:p>
          </table:table-cell>
          <table:table-cell office:value-type="float" office:value="35.67519" calcext:value-type="float">
            <text:p>35.67519</text:p>
          </table:table-cell>
          <table:table-cell office:value-type="float" office:value="0" calcext:value-type="float">
            <text:p>0</text:p>
          </table:table-cell>
          <table:table-cell office:value-type="float" office:value="-0.000001535536" calcext:value-type="float">
            <text:p>-1.53553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08652" calcext:value-type="float">
            <text:p>-24.08652</text:p>
          </table:table-cell>
          <table:table-cell office:value-type="float" office:value="0" calcext:value-type="float">
            <text:p>0</text:p>
          </table:table-cell>
          <table:table-cell office:value-type="float" office:value="5.055434" calcext:value-type="float">
            <text:p>5.055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7" calcext:value-type="float">
            <text:p>15032007</text:p>
          </table:table-cell>
          <table:table-cell office:value-type="float" office:value="566.3074" calcext:value-type="float">
            <text:p>566.3074</text:p>
          </table:table-cell>
          <table:table-cell office:value-type="float" office:value="13410.85" calcext:value-type="float">
            <text:p>13410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5529" calcext:value-type="float">
            <text:p>-26.55529</text:p>
          </table:table-cell>
          <table:table-cell office:value-type="float" office:value="62.12608" calcext:value-type="float">
            <text:p>62.12608</text:p>
          </table:table-cell>
          <table:table-cell office:value-type="float" office:value="0" calcext:value-type="float">
            <text:p>0</text:p>
          </table:table-cell>
          <table:table-cell office:value-type="float" office:value="189.3974" calcext:value-type="float">
            <text:p>189.3974</text:p>
          </table:table-cell>
          <table:table-cell office:value-type="float" office:value="84.50519" calcext:value-type="float">
            <text:p>84.50519</text:p>
          </table:table-cell>
          <table:table-cell office:value-type="float" office:value="0.02958938" calcext:value-type="float">
            <text:p>0.02958938</text:p>
          </table:table-cell>
          <table:table-cell office:value-type="float" office:value="0" calcext:value-type="float">
            <text:p>0</text:p>
          </table:table-cell>
          <table:table-cell office:value-type="float" office:value="0.0000693403" calcext:value-type="float">
            <text:p>6.93403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26.49134" calcext:value-type="float">
            <text:p>-26.49134</text:p>
          </table:table-cell>
          <table:table-cell office:value-type="float" office:value="0" calcext:value-type="float">
            <text:p>0</text:p>
          </table:table-cell>
          <table:table-cell office:value-type="float" office:value="417.5239" calcext:value-type="float">
            <text:p>417.5239</text:p>
          </table:table-cell>
          <table:table-cell office:value-type="float" office:value="1344.87" calcext:value-type="float">
            <text:p>1344.87</text:p>
          </table:table-cell>
          <table:table-cell office:value-type="float" office:value="1663.531" calcext:value-type="float">
            <text:p>1663.531</text:p>
          </table:table-cell>
          <table:table-cell office:value-type="float" office:value="1260.834" calcext:value-type="float">
            <text:p>1260.834</text:p>
          </table:table-cell>
          <table:table-cell office:value-type="float" office:value="752.2922" calcext:value-type="float">
            <text:p>752.2922</text:p>
          </table:table-cell>
          <table:table-cell office:value-type="float" office:value="1119.672" calcext:value-type="float">
            <text:p>1119.672</text:p>
          </table:table-cell>
          <table:table-cell office:value-type="float" office:value="417.4256" calcext:value-type="float">
            <text:p>417.4256</text:p>
          </table:table-cell>
          <table:table-cell office:value-type="float" office:value="1835.772" calcext:value-type="float">
            <text:p>1835.772</text:p>
          </table:table-cell>
          <table:table-cell office:value-type="float" office:value="2073.917" calcext:value-type="float">
            <text:p>2073.917</text:p>
          </table:table-cell>
          <table:table-cell office:value-type="float" office:value="1661.874" calcext:value-type="float">
            <text:p>1661.874</text:p>
          </table:table-cell>
          <table:table-cell office:value-type="float" office:value="585.7609" calcext:value-type="float">
            <text:p>585.7609</text:p>
          </table:table-cell>
          <table:table-cell office:value-type="float" office:value="580.7714" calcext:value-type="float">
            <text:p>580.7714</text:p>
          </table:table-cell>
          <table:table-cell office:value-type="float" office:value="142.7319" calcext:value-type="float">
            <text:p>142.7319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0002743736" calcext:value-type="float">
            <text:p>-2.74373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05262" calcext:value-type="float">
            <text:p>-25.05262</text:p>
          </table:table-cell>
          <table:table-cell office:value-type="float" office:value="0" calcext:value-type="float">
            <text:p>0</text:p>
          </table:table-cell>
          <table:table-cell office:value-type="float" office:value="5.144639" calcext:value-type="float">
            <text:p>5.144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7" calcext:value-type="float">
            <text:p>16032007</text:p>
          </table:table-cell>
          <table:table-cell office:value-type="float" office:value="564.7053" calcext:value-type="float">
            <text:p>564.7053</text:p>
          </table:table-cell>
          <table:table-cell office:value-type="float" office:value="13411.21" calcext:value-type="float">
            <text:p>1341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78674" calcext:value-type="float">
            <text:p>-27.78674</text:p>
          </table:table-cell>
          <table:table-cell office:value-type="float" office:value="66.02626" calcext:value-type="float">
            <text:p>66.02626</text:p>
          </table:table-cell>
          <table:table-cell office:value-type="float" office:value="0" calcext:value-type="float">
            <text:p>0</text:p>
          </table:table-cell>
          <table:table-cell office:value-type="float" office:value="189.4143" calcext:value-type="float">
            <text:p>189.4143</text:p>
          </table:table-cell>
          <table:table-cell office:value-type="float" office:value="83.59751" calcext:value-type="float">
            <text:p>83.59751</text:p>
          </table:table-cell>
          <table:table-cell office:value-type="float" office:value="0.02978346" calcext:value-type="float">
            <text:p>0.02978346</text:p>
          </table:table-cell>
          <table:table-cell office:value-type="float" office:value="0" calcext:value-type="float">
            <text:p>0</text:p>
          </table:table-cell>
          <table:table-cell office:value-type="float" office:value="0.00007090686" calcext:value-type="float">
            <text:p>7.090686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27.7226" calcext:value-type="float">
            <text:p>-27.7226</text:p>
          </table:table-cell>
          <table:table-cell office:value-type="float" office:value="0" calcext:value-type="float">
            <text:p>0</text:p>
          </table:table-cell>
          <table:table-cell office:value-type="float" office:value="417.7171" calcext:value-type="float">
            <text:p>417.7171</text:p>
          </table:table-cell>
          <table:table-cell office:value-type="float" office:value="1344.658" calcext:value-type="float">
            <text:p>1344.658</text:p>
          </table:table-cell>
          <table:table-cell office:value-type="float" office:value="1663.326" calcext:value-type="float">
            <text:p>1663.326</text:p>
          </table:table-cell>
          <table:table-cell office:value-type="float" office:value="1260.794" calcext:value-type="float">
            <text:p>1260.794</text:p>
          </table:table-cell>
          <table:table-cell office:value-type="float" office:value="752.2686" calcext:value-type="float">
            <text:p>752.2686</text:p>
          </table:table-cell>
          <table:table-cell office:value-type="float" office:value="1119.656" calcext:value-type="float">
            <text:p>1119.656</text:p>
          </table:table-cell>
          <table:table-cell office:value-type="float" office:value="417.417" calcext:value-type="float">
            <text:p>417.417</text:p>
          </table:table-cell>
          <table:table-cell office:value-type="float" office:value="1835.766" calcext:value-type="float">
            <text:p>1835.766</text:p>
          </table:table-cell>
          <table:table-cell office:value-type="float" office:value="2073.912" calcext:value-type="float">
            <text:p>2073.912</text:p>
          </table:table-cell>
          <table:table-cell office:value-type="float" office:value="1661.87" calcext:value-type="float">
            <text:p>1661.87</text:p>
          </table:table-cell>
          <table:table-cell office:value-type="float" office:value="585.7587" calcext:value-type="float">
            <text:p>585.7587</text:p>
          </table:table-cell>
          <table:table-cell office:value-type="float" office:value="580.7661" calcext:value-type="float">
            <text:p>580.7661</text:p>
          </table:table-cell>
          <table:table-cell office:value-type="float" office:value="142.7319" calcext:value-type="float">
            <text:p>142.7319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000284261" calcext:value-type="float">
            <text:p>-2.8426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.2729" calcext:value-type="float">
            <text:p>-26.2729</text:p>
          </table:table-cell>
          <table:table-cell office:value-type="float" office:value="0" calcext:value-type="float">
            <text:p>0</text:p>
          </table:table-cell>
          <table:table-cell office:value-type="float" office:value="5.133375" calcext:value-type="float">
            <text:p>5.13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7" calcext:value-type="float">
            <text:p>17032007</text:p>
          </table:table-cell>
          <table:table-cell office:value-type="float" office:value="562.6707" calcext:value-type="float">
            <text:p>562.6707</text:p>
          </table:table-cell>
          <table:table-cell office:value-type="float" office:value="13411.66" calcext:value-type="float">
            <text:p>13411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33506" calcext:value-type="float">
            <text:p>-29.33506</text:p>
          </table:table-cell>
          <table:table-cell office:value-type="float" office:value="70.99023" calcext:value-type="float">
            <text:p>70.99023</text:p>
          </table:table-cell>
          <table:table-cell office:value-type="float" office:value="0" calcext:value-type="float">
            <text:p>0</text:p>
          </table:table-cell>
          <table:table-cell office:value-type="float" office:value="189.5459" calcext:value-type="float">
            <text:p>189.5459</text:p>
          </table:table-cell>
          <table:table-cell office:value-type="float" office:value="82.42616" calcext:value-type="float">
            <text:p>82.42616</text:p>
          </table:table-cell>
          <table:table-cell office:value-type="float" office:value="0.03000041" calcext:value-type="float">
            <text:p>0.03000041</text:p>
          </table:table-cell>
          <table:table-cell office:value-type="float" office:value="0" calcext:value-type="float">
            <text:p>0</text:p>
          </table:table-cell>
          <table:table-cell office:value-type="float" office:value="0.00007248556" calcext:value-type="float">
            <text:p>7.248556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29.2707" calcext:value-type="float">
            <text:p>-29.2707</text:p>
          </table:table-cell>
          <table:table-cell office:value-type="float" office:value="0" calcext:value-type="float">
            <text:p>0</text:p>
          </table:table-cell>
          <table:table-cell office:value-type="float" office:value="417.963" calcext:value-type="float">
            <text:p>417.963</text:p>
          </table:table-cell>
          <table:table-cell office:value-type="float" office:value="1344.388" calcext:value-type="float">
            <text:p>1344.388</text:p>
          </table:table-cell>
          <table:table-cell office:value-type="float" office:value="1663.071" calcext:value-type="float">
            <text:p>1663.071</text:p>
          </table:table-cell>
          <table:table-cell office:value-type="float" office:value="1260.745" calcext:value-type="float">
            <text:p>1260.745</text:p>
          </table:table-cell>
          <table:table-cell office:value-type="float" office:value="752.2373" calcext:value-type="float">
            <text:p>752.2373</text:p>
          </table:table-cell>
          <table:table-cell office:value-type="float" office:value="1119.638" calcext:value-type="float">
            <text:p>1119.638</text:p>
          </table:table-cell>
          <table:table-cell office:value-type="float" office:value="417.4067" calcext:value-type="float">
            <text:p>417.4067</text:p>
          </table:table-cell>
          <table:table-cell office:value-type="float" office:value="1835.758" calcext:value-type="float">
            <text:p>1835.758</text:p>
          </table:table-cell>
          <table:table-cell office:value-type="float" office:value="2073.907" calcext:value-type="float">
            <text:p>2073.907</text:p>
          </table:table-cell>
          <table:table-cell office:value-type="float" office:value="1661.867" calcext:value-type="float">
            <text:p>1661.867</text:p>
          </table:table-cell>
          <table:table-cell office:value-type="float" office:value="585.7566" calcext:value-type="float">
            <text:p>585.7566</text:p>
          </table:table-cell>
          <table:table-cell office:value-type="float" office:value="580.7607" calcext:value-type="float">
            <text:p>580.7607</text:p>
          </table:table-cell>
          <table:table-cell office:value-type="float" office:value="142.7319" calcext:value-type="float">
            <text:p>142.7319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000302306" calcext:value-type="float">
            <text:p>-3.0230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83254" calcext:value-type="float">
            <text:p>-27.83254</text:p>
          </table:table-cell>
          <table:table-cell office:value-type="float" office:value="0" calcext:value-type="float">
            <text:p>0</text:p>
          </table:table-cell>
          <table:table-cell office:value-type="float" office:value="5.14468" calcext:value-type="float">
            <text:p>5.14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7" calcext:value-type="float">
            <text:p>18032007</text:p>
          </table:table-cell>
          <table:table-cell office:value-type="float" office:value="560.4711" calcext:value-type="float">
            <text:p>560.4711</text:p>
          </table:table-cell>
          <table:table-cell office:value-type="float" office:value="13412.15" calcext:value-type="float">
            <text:p>1341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00079" calcext:value-type="float">
            <text:p>-31.00079</text:p>
          </table:table-cell>
          <table:table-cell office:value-type="float" office:value="76.28369" calcext:value-type="float">
            <text:p>76.28369</text:p>
          </table:table-cell>
          <table:table-cell office:value-type="float" office:value="0" calcext:value-type="float">
            <text:p>0</text:p>
          </table:table-cell>
          <table:table-cell office:value-type="float" office:value="189.6303" calcext:value-type="float">
            <text:p>189.6303</text:p>
          </table:table-cell>
          <table:table-cell office:value-type="float" office:value="81.20074" calcext:value-type="float">
            <text:p>81.20074</text:p>
          </table:table-cell>
          <table:table-cell office:value-type="float" office:value="0.03024448" calcext:value-type="float">
            <text:p>0.03024448</text:p>
          </table:table-cell>
          <table:table-cell office:value-type="float" office:value="0" calcext:value-type="float">
            <text:p>0</text:p>
          </table:table-cell>
          <table:table-cell office:value-type="float" office:value="0.00007376068" calcext:value-type="float">
            <text:p>7.376068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30.93619" calcext:value-type="float">
            <text:p>-30.93619</text:p>
          </table:table-cell>
          <table:table-cell office:value-type="float" office:value="0" calcext:value-type="float">
            <text:p>0</text:p>
          </table:table-cell>
          <table:table-cell office:value-type="float" office:value="418.2354" calcext:value-type="float">
            <text:p>418.2354</text:p>
          </table:table-cell>
          <table:table-cell office:value-type="float" office:value="1344.083" calcext:value-type="float">
            <text:p>1344.083</text:p>
          </table:table-cell>
          <table:table-cell office:value-type="float" office:value="1662.777" calcext:value-type="float">
            <text:p>1662.777</text:p>
          </table:table-cell>
          <table:table-cell office:value-type="float" office:value="1260.687" calcext:value-type="float">
            <text:p>1260.687</text:p>
          </table:table-cell>
          <table:table-cell office:value-type="float" office:value="752.1998" calcext:value-type="float">
            <text:p>752.1998</text:p>
          </table:table-cell>
          <table:table-cell office:value-type="float" office:value="1119.615" calcext:value-type="float">
            <text:p>1119.615</text:p>
          </table:table-cell>
          <table:table-cell office:value-type="float" office:value="417.395" calcext:value-type="float">
            <text:p>417.395</text:p>
          </table:table-cell>
          <table:table-cell office:value-type="float" office:value="1835.748" calcext:value-type="float">
            <text:p>1835.748</text:p>
          </table:table-cell>
          <table:table-cell office:value-type="float" office:value="2073.902" calcext:value-type="float">
            <text:p>2073.902</text:p>
          </table:table-cell>
          <table:table-cell office:value-type="float" office:value="1661.863" calcext:value-type="float">
            <text:p>1661.863</text:p>
          </table:table-cell>
          <table:table-cell office:value-type="float" office:value="585.7545" calcext:value-type="float">
            <text:p>585.7545</text:p>
          </table:table-cell>
          <table:table-cell office:value-type="float" office:value="580.7555" calcext:value-type="float">
            <text:p>580.7555</text:p>
          </table:table-cell>
          <table:table-cell office:value-type="float" office:value="142.7319" calcext:value-type="float">
            <text:p>142.7319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0003197933" calcext:value-type="float">
            <text:p>-3.19793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.51303" calcext:value-type="float">
            <text:p>-29.51303</text:p>
          </table:table-cell>
          <table:table-cell office:value-type="float" office:value="0" calcext:value-type="float">
            <text:p>0</text:p>
          </table:table-cell>
          <table:table-cell office:value-type="float" office:value="5.159396" calcext:value-type="float">
            <text:p>5.159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7" calcext:value-type="float">
            <text:p>19032007</text:p>
          </table:table-cell>
          <table:table-cell office:value-type="float" office:value="558.3059" calcext:value-type="float">
            <text:p>558.3059</text:p>
          </table:table-cell>
          <table:table-cell office:value-type="float" office:value="13412.64" calcext:value-type="float">
            <text:p>1341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63595" calcext:value-type="float">
            <text:p>-32.63595</text:p>
          </table:table-cell>
          <table:table-cell office:value-type="float" office:value="81.51524" calcext:value-type="float">
            <text:p>81.51524</text:p>
          </table:table-cell>
          <table:table-cell office:value-type="float" office:value="0" calcext:value-type="float">
            <text:p>0</text:p>
          </table:table-cell>
          <table:table-cell office:value-type="float" office:value="189.6111" calcext:value-type="float">
            <text:p>189.6111</text:p>
          </table:table-cell>
          <table:table-cell office:value-type="float" office:value="80.04768" calcext:value-type="float">
            <text:p>80.04768</text:p>
          </table:table-cell>
          <table:table-cell office:value-type="float" office:value="0.03051412" calcext:value-type="float">
            <text:p>0.03051412</text:p>
          </table:table-cell>
          <table:table-cell office:value-type="float" office:value="0" calcext:value-type="float">
            <text:p>0</text:p>
          </table:table-cell>
          <table:table-cell office:value-type="float" office:value="0.00007452935" calcext:value-type="float">
            <text:p>7.45293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32.57108" calcext:value-type="float">
            <text:p>-32.57108</text:p>
          </table:table-cell>
          <table:table-cell office:value-type="float" office:value="0" calcext:value-type="float">
            <text:p>0</text:p>
          </table:table-cell>
          <table:table-cell office:value-type="float" office:value="418.5109" calcext:value-type="float">
            <text:p>418.5109</text:p>
          </table:table-cell>
          <table:table-cell office:value-type="float" office:value="1343.773" calcext:value-type="float">
            <text:p>1343.773</text:p>
          </table:table-cell>
          <table:table-cell office:value-type="float" office:value="1662.468" calcext:value-type="float">
            <text:p>1662.468</text:p>
          </table:table-cell>
          <table:table-cell office:value-type="float" office:value="1260.623" calcext:value-type="float">
            <text:p>1260.623</text:p>
          </table:table-cell>
          <table:table-cell office:value-type="float" office:value="752.1554" calcext:value-type="float">
            <text:p>752.1554</text:p>
          </table:table-cell>
          <table:table-cell office:value-type="float" office:value="1119.587" calcext:value-type="float">
            <text:p>1119.587</text:p>
          </table:table-cell>
          <table:table-cell office:value-type="float" office:value="417.3818" calcext:value-type="float">
            <text:p>417.3818</text:p>
          </table:table-cell>
          <table:table-cell office:value-type="float" office:value="1835.737" calcext:value-type="float">
            <text:p>1835.737</text:p>
          </table:table-cell>
          <table:table-cell office:value-type="float" office:value="2073.896" calcext:value-type="float">
            <text:p>2073.896</text:p>
          </table:table-cell>
          <table:table-cell office:value-type="float" office:value="1661.859" calcext:value-type="float">
            <text:p>1661.859</text:p>
          </table:table-cell>
          <table:table-cell office:value-type="float" office:value="585.7524" calcext:value-type="float">
            <text:p>585.7524</text:p>
          </table:table-cell>
          <table:table-cell office:value-type="float" office:value="580.7504" calcext:value-type="float">
            <text:p>580.7504</text:p>
          </table:table-cell>
          <table:table-cell office:value-type="float" office:value="142.7318" calcext:value-type="float">
            <text:p>142.7318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0003320755" calcext:value-type="float">
            <text:p>-3.32075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15809" calcext:value-type="float">
            <text:p>-31.15809</text:p>
          </table:table-cell>
          <table:table-cell office:value-type="float" office:value="0" calcext:value-type="float">
            <text:p>0</text:p>
          </table:table-cell>
          <table:table-cell office:value-type="float" office:value="5.169204" calcext:value-type="float">
            <text:p>5.169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7" calcext:value-type="float">
            <text:p>20032007</text:p>
          </table:table-cell>
          <table:table-cell office:value-type="float" office:value="555.6955" calcext:value-type="float">
            <text:p>555.6955</text:p>
          </table:table-cell>
          <table:table-cell office:value-type="float" office:value="13413.24" calcext:value-type="float">
            <text:p>13413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57873" calcext:value-type="float">
            <text:p>-34.57873</text:p>
          </table:table-cell>
          <table:table-cell office:value-type="float" office:value="87.44133" calcext:value-type="float">
            <text:p>87.44133</text:p>
          </table:table-cell>
          <table:table-cell office:value-type="float" office:value="0" calcext:value-type="float">
            <text:p>0</text:p>
          </table:table-cell>
          <table:table-cell office:value-type="float" office:value="189.5494" calcext:value-type="float">
            <text:p>189.5494</text:p>
          </table:table-cell>
          <table:table-cell office:value-type="float" office:value="78.68002" calcext:value-type="float">
            <text:p>78.68002</text:p>
          </table:table-cell>
          <table:table-cell office:value-type="float" office:value="0.03080428" calcext:value-type="float">
            <text:p>0.03080428</text:p>
          </table:table-cell>
          <table:table-cell office:value-type="float" office:value="0" calcext:value-type="float">
            <text:p>0</text:p>
          </table:table-cell>
          <table:table-cell office:value-type="float" office:value="0.00007494169" calcext:value-type="float">
            <text:p>7.494169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34.51357" calcext:value-type="float">
            <text:p>-34.51357</text:p>
          </table:table-cell>
          <table:table-cell office:value-type="float" office:value="0" calcext:value-type="float">
            <text:p>0</text:p>
          </table:table-cell>
          <table:table-cell office:value-type="float" office:value="418.8471" calcext:value-type="float">
            <text:p>418.8471</text:p>
          </table:table-cell>
          <table:table-cell office:value-type="float" office:value="1343.375" calcext:value-type="float">
            <text:p>1343.375</text:p>
          </table:table-cell>
          <table:table-cell office:value-type="float" office:value="1662.088" calcext:value-type="float">
            <text:p>1662.088</text:p>
          </table:table-cell>
          <table:table-cell office:value-type="float" office:value="1260.551" calcext:value-type="float">
            <text:p>1260.551</text:p>
          </table:table-cell>
          <table:table-cell office:value-type="float" office:value="752.1019" calcext:value-type="float">
            <text:p>752.1019</text:p>
          </table:table-cell>
          <table:table-cell office:value-type="float" office:value="1119.556" calcext:value-type="float">
            <text:p>1119.556</text:p>
          </table:table-cell>
          <table:table-cell office:value-type="float" office:value="417.3675" calcext:value-type="float">
            <text:p>417.3675</text:p>
          </table:table-cell>
          <table:table-cell office:value-type="float" office:value="1835.725" calcext:value-type="float">
            <text:p>1835.725</text:p>
          </table:table-cell>
          <table:table-cell office:value-type="float" office:value="2073.889" calcext:value-type="float">
            <text:p>2073.889</text:p>
          </table:table-cell>
          <table:table-cell office:value-type="float" office:value="1661.855" calcext:value-type="float">
            <text:p>1661.855</text:p>
          </table:table-cell>
          <table:table-cell office:value-type="float" office:value="585.7503" calcext:value-type="float">
            <text:p>585.7503</text:p>
          </table:table-cell>
          <table:table-cell office:value-type="float" office:value="580.7451" calcext:value-type="float">
            <text:p>580.7451</text:p>
          </table:table-cell>
          <table:table-cell office:value-type="float" office:value="142.7318" calcext:value-type="float">
            <text:p>142.7318</text:p>
          </table:table-cell>
          <table:table-cell office:value-type="float" office:value="35.6752" calcext:value-type="float">
            <text:p>35.6752</text:p>
          </table:table-cell>
          <table:table-cell office:value-type="float" office:value="0" calcext:value-type="float">
            <text:p>0</text:p>
          </table:table-cell>
          <table:table-cell office:value-type="float" office:value="-0.00003677123" calcext:value-type="float">
            <text:p>-3.67712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.13579" calcext:value-type="float">
            <text:p>-33.13579</text:p>
          </table:table-cell>
          <table:table-cell office:value-type="float" office:value="0" calcext:value-type="float">
            <text:p>0</text:p>
          </table:table-cell>
          <table:table-cell office:value-type="float" office:value="5.204228" calcext:value-type="float">
            <text:p>5.204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7" calcext:value-type="float">
            <text:p>21032007</text:p>
          </table:table-cell>
          <table:table-cell office:value-type="float" office:value="553.1425" calcext:value-type="float">
            <text:p>553.1425</text:p>
          </table:table-cell>
          <table:table-cell office:value-type="float" office:value="13413.82" calcext:value-type="float">
            <text:p>13413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49953" calcext:value-type="float">
            <text:p>-36.49953</text:p>
          </table:table-cell>
          <table:table-cell office:value-type="float" office:value="93.44154" calcext:value-type="float">
            <text:p>93.44154</text:p>
          </table:table-cell>
          <table:table-cell office:value-type="float" office:value="0" calcext:value-type="float">
            <text:p>0</text:p>
          </table:table-cell>
          <table:table-cell office:value-type="float" office:value="189.3647" calcext:value-type="float">
            <text:p>189.3647</text:p>
          </table:table-cell>
          <table:table-cell office:value-type="float" office:value="77.45993" calcext:value-type="float">
            <text:p>77.45993</text:p>
          </table:table-cell>
          <table:table-cell office:value-type="float" office:value="0.03111133" calcext:value-type="float">
            <text:p>0.03111133</text:p>
          </table:table-cell>
          <table:table-cell office:value-type="float" office:value="0" calcext:value-type="float">
            <text:p>0</text:p>
          </table:table-cell>
          <table:table-cell office:value-type="float" office:value="0.00007494445" calcext:value-type="float">
            <text:p>7.49444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36.43406" calcext:value-type="float">
            <text:p>-36.43406</text:p>
          </table:table-cell>
          <table:table-cell office:value-type="float" office:value="0" calcext:value-type="float">
            <text:p>0</text:p>
          </table:table-cell>
          <table:table-cell office:value-type="float" office:value="419.1665" calcext:value-type="float">
            <text:p>419.1665</text:p>
          </table:table-cell>
          <table:table-cell office:value-type="float" office:value="1342.961" calcext:value-type="float">
            <text:p>1342.961</text:p>
          </table:table-cell>
          <table:table-cell office:value-type="float" office:value="1661.665" calcext:value-type="float">
            <text:p>1661.665</text:p>
          </table:table-cell>
          <table:table-cell office:value-type="float" office:value="1260.47" calcext:value-type="float">
            <text:p>1260.47</text:p>
          </table:table-cell>
          <table:table-cell office:value-type="float" office:value="752.0367" calcext:value-type="float">
            <text:p>752.0367</text:p>
          </table:table-cell>
          <table:table-cell office:value-type="float" office:value="1119.517" calcext:value-type="float">
            <text:p>1119.517</text:p>
          </table:table-cell>
          <table:table-cell office:value-type="float" office:value="417.3502" calcext:value-type="float">
            <text:p>417.3502</text:p>
          </table:table-cell>
          <table:table-cell office:value-type="float" office:value="1835.712" calcext:value-type="float">
            <text:p>1835.712</text:p>
          </table:table-cell>
          <table:table-cell office:value-type="float" office:value="2073.883" calcext:value-type="float">
            <text:p>2073.883</text:p>
          </table:table-cell>
          <table:table-cell office:value-type="float" office:value="1661.852" calcext:value-type="float">
            <text:p>1661.852</text:p>
          </table:table-cell>
          <table:table-cell office:value-type="float" office:value="585.7482" calcext:value-type="float">
            <text:p>585.7482</text:p>
          </table:table-cell>
          <table:table-cell office:value-type="float" office:value="580.74" calcext:value-type="float">
            <text:p>580.74</text:p>
          </table:table-cell>
          <table:table-cell office:value-type="float" office:value="142.7318" calcext:value-type="float">
            <text:p>142.7318</text:p>
          </table:table-cell>
          <table:table-cell office:value-type="float" office:value="35.6752" calcext:value-type="float">
            <text:p>35.6752</text:p>
          </table:table-cell>
          <table:table-cell office:value-type="float" office:value="0" calcext:value-type="float">
            <text:p>0</text:p>
          </table:table-cell>
          <table:table-cell office:value-type="float" office:value="-0.00003993867" calcext:value-type="float">
            <text:p>-3.99386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07355" calcext:value-type="float">
            <text:p>-35.07355</text:p>
          </table:table-cell>
          <table:table-cell office:value-type="float" office:value="0" calcext:value-type="float">
            <text:p>0</text:p>
          </table:table-cell>
          <table:table-cell office:value-type="float" office:value="5.221525" calcext:value-type="float">
            <text:p>5.22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7" calcext:value-type="float">
            <text:p>22032007</text:p>
          </table:table-cell>
          <table:table-cell office:value-type="float" office:value="550.6123" calcext:value-type="float">
            <text:p>550.6123</text:p>
          </table:table-cell>
          <table:table-cell office:value-type="float" office:value="13414.4" calcext:value-type="float">
            <text:p>1341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39723" calcext:value-type="float">
            <text:p>-38.39723</text:p>
          </table:table-cell>
          <table:table-cell office:value-type="float" office:value="99.39284" calcext:value-type="float">
            <text:p>99.39284</text:p>
          </table:table-cell>
          <table:table-cell office:value-type="float" office:value="0" calcext:value-type="float">
            <text:p>0</text:p>
          </table:table-cell>
          <table:table-cell office:value-type="float" office:value="188.9692" calcext:value-type="float">
            <text:p>188.9692</text:p>
          </table:table-cell>
          <table:table-cell office:value-type="float" office:value="76.37086" calcext:value-type="float">
            <text:p>76.37086</text:p>
          </table:table-cell>
          <table:table-cell office:value-type="float" office:value="0.03145325" calcext:value-type="float">
            <text:p>0.03145325</text:p>
          </table:table-cell>
          <table:table-cell office:value-type="float" office:value="0" calcext:value-type="float">
            <text:p>0</text:p>
          </table:table-cell>
          <table:table-cell office:value-type="float" office:value="0.00007494445" calcext:value-type="float">
            <text:p>7.49444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38.33142" calcext:value-type="float">
            <text:p>-38.33142</text:p>
          </table:table-cell>
          <table:table-cell office:value-type="float" office:value="0" calcext:value-type="float">
            <text:p>0</text:p>
          </table:table-cell>
          <table:table-cell office:value-type="float" office:value="419.4748" calcext:value-type="float">
            <text:p>419.4748</text:p>
          </table:table-cell>
          <table:table-cell office:value-type="float" office:value="1342.505" calcext:value-type="float">
            <text:p>1342.505</text:p>
          </table:table-cell>
          <table:table-cell office:value-type="float" office:value="1661.203" calcext:value-type="float">
            <text:p>1661.203</text:p>
          </table:table-cell>
          <table:table-cell office:value-type="float" office:value="1260.388" calcext:value-type="float">
            <text:p>1260.388</text:p>
          </table:table-cell>
          <table:table-cell office:value-type="float" office:value="751.9615" calcext:value-type="float">
            <text:p>751.9615</text:p>
          </table:table-cell>
          <table:table-cell office:value-type="float" office:value="1119.475" calcext:value-type="float">
            <text:p>1119.475</text:p>
          </table:table-cell>
          <table:table-cell office:value-type="float" office:value="417.3299" calcext:value-type="float">
            <text:p>417.3299</text:p>
          </table:table-cell>
          <table:table-cell office:value-type="float" office:value="1835.697" calcext:value-type="float">
            <text:p>1835.697</text:p>
          </table:table-cell>
          <table:table-cell office:value-type="float" office:value="2073.875" calcext:value-type="float">
            <text:p>2073.875</text:p>
          </table:table-cell>
          <table:table-cell office:value-type="float" office:value="1661.847" calcext:value-type="float">
            <text:p>1661.847</text:p>
          </table:table-cell>
          <table:table-cell office:value-type="float" office:value="585.746" calcext:value-type="float">
            <text:p>585.746</text:p>
          </table:table-cell>
          <table:table-cell office:value-type="float" office:value="580.7347" calcext:value-type="float">
            <text:p>580.7347</text:p>
          </table:table-cell>
          <table:table-cell office:value-type="float" office:value="142.7318" calcext:value-type="float">
            <text:p>142.7318</text:p>
          </table:table-cell>
          <table:table-cell office:value-type="float" office:value="35.6752" calcext:value-type="float">
            <text:p>35.6752</text:p>
          </table:table-cell>
          <table:table-cell office:value-type="float" office:value="0" calcext:value-type="float">
            <text:p>0</text:p>
          </table:table-cell>
          <table:table-cell office:value-type="float" office:value="-0.00004310871" calcext:value-type="float">
            <text:p>-4.31087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99046" calcext:value-type="float">
            <text:p>-36.99046</text:p>
          </table:table-cell>
          <table:table-cell office:value-type="float" office:value="0" calcext:value-type="float">
            <text:p>0</text:p>
          </table:table-cell>
          <table:table-cell office:value-type="float" office:value="5.240918" calcext:value-type="float">
            <text:p>5.24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7" calcext:value-type="float">
            <text:p>23032007</text:p>
          </table:table-cell>
          <table:table-cell office:value-type="float" office:value="549.1249" calcext:value-type="float">
            <text:p>549.1249</text:p>
          </table:table-cell>
          <table:table-cell office:value-type="float" office:value="13414.71" calcext:value-type="float">
            <text:p>13414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55212" calcext:value-type="float">
            <text:p>-39.55212</text:p>
          </table:table-cell>
          <table:table-cell office:value-type="float" office:value="103.3273" calcext:value-type="float">
            <text:p>103.3273</text:p>
          </table:table-cell>
          <table:table-cell office:value-type="float" office:value="0" calcext:value-type="float">
            <text:p>0</text:p>
          </table:table-cell>
          <table:table-cell office:value-type="float" office:value="188.1098" calcext:value-type="float">
            <text:p>188.1098</text:p>
          </table:table-cell>
          <table:table-cell office:value-type="float" office:value="76.08466" calcext:value-type="float">
            <text:p>76.08466</text:p>
          </table:table-cell>
          <table:table-cell office:value-type="float" office:value="0.03179713" calcext:value-type="float">
            <text:p>0.03179713</text:p>
          </table:table-cell>
          <table:table-cell office:value-type="float" office:value="0" calcext:value-type="float">
            <text:p>0</text:p>
          </table:table-cell>
          <table:table-cell office:value-type="float" office:value="0.00007494445" calcext:value-type="float">
            <text:p>7.49444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39.48597" calcext:value-type="float">
            <text:p>-39.48597</text:p>
          </table:table-cell>
          <table:table-cell office:value-type="float" office:value="0" calcext:value-type="float">
            <text:p>0</text:p>
          </table:table-cell>
          <table:table-cell office:value-type="float" office:value="419.6233" calcext:value-type="float">
            <text:p>419.6233</text:p>
          </table:table-cell>
          <table:table-cell office:value-type="float" office:value="1342.133" calcext:value-type="float">
            <text:p>1342.133</text:p>
          </table:table-cell>
          <table:table-cell office:value-type="float" office:value="1660.795" calcext:value-type="float">
            <text:p>1660.795</text:p>
          </table:table-cell>
          <table:table-cell office:value-type="float" office:value="1260.305" calcext:value-type="float">
            <text:p>1260.305</text:p>
          </table:table-cell>
          <table:table-cell office:value-type="float" office:value="751.8875" calcext:value-type="float">
            <text:p>751.8875</text:p>
          </table:table-cell>
          <table:table-cell office:value-type="float" office:value="1119.432" calcext:value-type="float">
            <text:p>1119.432</text:p>
          </table:table-cell>
          <table:table-cell office:value-type="float" office:value="417.3069" calcext:value-type="float">
            <text:p>417.3069</text:p>
          </table:table-cell>
          <table:table-cell office:value-type="float" office:value="1835.681" calcext:value-type="float">
            <text:p>1835.681</text:p>
          </table:table-cell>
          <table:table-cell office:value-type="float" office:value="2073.868" calcext:value-type="float">
            <text:p>2073.868</text:p>
          </table:table-cell>
          <table:table-cell office:value-type="float" office:value="1661.843" calcext:value-type="float">
            <text:p>1661.843</text:p>
          </table:table-cell>
          <table:table-cell office:value-type="float" office:value="585.7438" calcext:value-type="float">
            <text:p>585.7438</text:p>
          </table:table-cell>
          <table:table-cell office:value-type="float" office:value="580.7296" calcext:value-type="float">
            <text:p>580.7296</text:p>
          </table:table-cell>
          <table:table-cell office:value-type="float" office:value="142.7318" calcext:value-type="float">
            <text:p>142.7318</text:p>
          </table:table-cell>
          <table:table-cell office:value-type="float" office:value="35.6752" calcext:value-type="float">
            <text:p>35.6752</text:p>
          </table:table-cell>
          <table:table-cell office:value-type="float" office:value="0" calcext:value-type="float">
            <text:p>0</text:p>
          </table:table-cell>
          <table:table-cell office:value-type="float" office:value="-0.00004378392" calcext:value-type="float">
            <text:p>-4.37839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13308" calcext:value-type="float">
            <text:p>-38.13308</text:p>
          </table:table-cell>
          <table:table-cell office:value-type="float" office:value="0" calcext:value-type="float">
            <text:p>0</text:p>
          </table:table-cell>
          <table:table-cell office:value-type="float" office:value="5.228712" calcext:value-type="float">
            <text:p>5.228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7" calcext:value-type="float">
            <text:p>24032007</text:p>
          </table:table-cell>
          <table:table-cell office:value-type="float" office:value="548.1082" calcext:value-type="float">
            <text:p>548.1082</text:p>
          </table:table-cell>
          <table:table-cell office:value-type="float" office:value="13414.91" calcext:value-type="float">
            <text:p>13414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35852" calcext:value-type="float">
            <text:p>-40.35852</text:p>
          </table:table-cell>
          <table:table-cell office:value-type="float" office:value="105.705" calcext:value-type="float">
            <text:p>105.705</text:p>
          </table:table-cell>
          <table:table-cell office:value-type="float" office:value="0" calcext:value-type="float">
            <text:p>0</text:p>
          </table:table-cell>
          <table:table-cell office:value-type="float" office:value="187.3898" calcext:value-type="float">
            <text:p>187.3898</text:p>
          </table:table-cell>
          <table:table-cell office:value-type="float" office:value="75.95" calcext:value-type="float">
            <text:p>75.95</text:p>
          </table:table-cell>
          <table:table-cell office:value-type="float" office:value="0.03207612" calcext:value-type="float">
            <text:p>0.03207612</text:p>
          </table:table-cell>
          <table:table-cell office:value-type="float" office:value="0" calcext:value-type="float">
            <text:p>0</text:p>
          </table:table-cell>
          <table:table-cell office:value-type="float" office:value="0.00007494445" calcext:value-type="float">
            <text:p>7.49444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40.29209" calcext:value-type="float">
            <text:p>-40.29209</text:p>
          </table:table-cell>
          <table:table-cell office:value-type="float" office:value="0" calcext:value-type="float">
            <text:p>0</text:p>
          </table:table-cell>
          <table:table-cell office:value-type="float" office:value="419.7195" calcext:value-type="float">
            <text:p>419.7195</text:p>
          </table:table-cell>
          <table:table-cell office:value-type="float" office:value="1341.867" calcext:value-type="float">
            <text:p>1341.867</text:p>
          </table:table-cell>
          <table:table-cell office:value-type="float" office:value="1660.501" calcext:value-type="float">
            <text:p>1660.501</text:p>
          </table:table-cell>
          <table:table-cell office:value-type="float" office:value="1260.243" calcext:value-type="float">
            <text:p>1260.243</text:p>
          </table:table-cell>
          <table:table-cell office:value-type="float" office:value="751.8257" calcext:value-type="float">
            <text:p>751.8257</text:p>
          </table:table-cell>
          <table:table-cell office:value-type="float" office:value="1119.393" calcext:value-type="float">
            <text:p>1119.393</text:p>
          </table:table-cell>
          <table:table-cell office:value-type="float" office:value="417.2863" calcext:value-type="float">
            <text:p>417.2863</text:p>
          </table:table-cell>
          <table:table-cell office:value-type="float" office:value="1835.664" calcext:value-type="float">
            <text:p>1835.664</text:p>
          </table:table-cell>
          <table:table-cell office:value-type="float" office:value="2073.86" calcext:value-type="float">
            <text:p>2073.86</text:p>
          </table:table-cell>
          <table:table-cell office:value-type="float" office:value="1661.839" calcext:value-type="float">
            <text:p>1661.839</text:p>
          </table:table-cell>
          <table:table-cell office:value-type="float" office:value="585.7415" calcext:value-type="float">
            <text:p>585.7415</text:p>
          </table:table-cell>
          <table:table-cell office:value-type="float" office:value="580.7244" calcext:value-type="float">
            <text:p>580.7244</text:p>
          </table:table-cell>
          <table:table-cell office:value-type="float" office:value="142.7318" calcext:value-type="float">
            <text:p>142.7318</text:p>
          </table:table-cell>
          <table:table-cell office:value-type="float" office:value="35.67519" calcext:value-type="float">
            <text:p>35.67519</text:p>
          </table:table-cell>
          <table:table-cell office:value-type="float" office:value="0" calcext:value-type="float">
            <text:p>0</text:p>
          </table:table-cell>
          <table:table-cell office:value-type="float" office:value="-0.00004397623" calcext:value-type="float">
            <text:p>-4.39762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92039" calcext:value-type="float">
            <text:p>-38.92039</text:p>
          </table:table-cell>
          <table:table-cell office:value-type="float" office:value="0" calcext:value-type="float">
            <text:p>0</text:p>
          </table:table-cell>
          <table:table-cell office:value-type="float" office:value="5.209405" calcext:value-type="float">
            <text:p>5.209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7" calcext:value-type="float">
            <text:p>25032007</text:p>
          </table:table-cell>
          <table:table-cell office:value-type="float" office:value="547.1714" calcext:value-type="float">
            <text:p>547.1714</text:p>
          </table:table-cell>
          <table:table-cell office:value-type="float" office:value="13415.11" calcext:value-type="float">
            <text:p>13415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07799" calcext:value-type="float">
            <text:p>-41.07799</text:p>
          </table:table-cell>
          <table:table-cell office:value-type="float" office:value="107.6982" calcext:value-type="float">
            <text:p>107.6982</text:p>
          </table:table-cell>
          <table:table-cell office:value-type="float" office:value="0" calcext:value-type="float">
            <text:p>0</text:p>
          </table:table-cell>
          <table:table-cell office:value-type="float" office:value="186.6479" calcext:value-type="float">
            <text:p>186.6479</text:p>
          </table:table-cell>
          <table:table-cell office:value-type="float" office:value="75.80875" calcext:value-type="float">
            <text:p>75.80875</text:p>
          </table:table-cell>
          <table:table-cell office:value-type="float" office:value="0.03235678" calcext:value-type="float">
            <text:p>0.03235678</text:p>
          </table:table-cell>
          <table:table-cell office:value-type="float" office:value="0" calcext:value-type="float">
            <text:p>0</text:p>
          </table:table-cell>
          <table:table-cell office:value-type="float" office:value="0.00007494445" calcext:value-type="float">
            <text:p>7.49444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41.01128" calcext:value-type="float">
            <text:p>-41.01128</text:p>
          </table:table-cell>
          <table:table-cell office:value-type="float" office:value="0" calcext:value-type="float">
            <text:p>0</text:p>
          </table:table-cell>
          <table:table-cell office:value-type="float" office:value="419.8135" calcext:value-type="float">
            <text:p>419.8135</text:p>
          </table:table-cell>
          <table:table-cell office:value-type="float" office:value="1341.618" calcext:value-type="float">
            <text:p>1341.618</text:p>
          </table:table-cell>
          <table:table-cell office:value-type="float" office:value="1660.246" calcext:value-type="float">
            <text:p>1660.246</text:p>
          </table:table-cell>
          <table:table-cell office:value-type="float" office:value="1260.187" calcext:value-type="float">
            <text:p>1260.187</text:p>
          </table:table-cell>
          <table:table-cell office:value-type="float" office:value="751.7765" calcext:value-type="float">
            <text:p>751.7765</text:p>
          </table:table-cell>
          <table:table-cell office:value-type="float" office:value="1119.36" calcext:value-type="float">
            <text:p>1119.36</text:p>
          </table:table-cell>
          <table:table-cell office:value-type="float" office:value="417.2693" calcext:value-type="float">
            <text:p>417.2693</text:p>
          </table:table-cell>
          <table:table-cell office:value-type="float" office:value="1835.648" calcext:value-type="float">
            <text:p>1835.648</text:p>
          </table:table-cell>
          <table:table-cell office:value-type="float" office:value="2073.851" calcext:value-type="float">
            <text:p>2073.851</text:p>
          </table:table-cell>
          <table:table-cell office:value-type="float" office:value="1661.834" calcext:value-type="float">
            <text:p>1661.834</text:p>
          </table:table-cell>
          <table:table-cell office:value-type="float" office:value="585.7391" calcext:value-type="float">
            <text:p>585.7391</text:p>
          </table:table-cell>
          <table:table-cell office:value-type="float" office:value="580.7191" calcext:value-type="float">
            <text:p>580.7191</text:p>
          </table:table-cell>
          <table:table-cell office:value-type="float" office:value="142.7318" calcext:value-type="float">
            <text:p>142.7318</text:p>
          </table:table-cell>
          <table:table-cell office:value-type="float" office:value="35.67519" calcext:value-type="float">
            <text:p>35.67519</text:p>
          </table:table-cell>
          <table:table-cell office:value-type="float" office:value="0" calcext:value-type="float">
            <text:p>0</text:p>
          </table:table-cell>
          <table:table-cell office:value-type="float" office:value="-0.00004416713" calcext:value-type="float">
            <text:p>-4.41671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63631" calcext:value-type="float">
            <text:p>-39.63631</text:p>
          </table:table-cell>
          <table:table-cell office:value-type="float" office:value="0" calcext:value-type="float">
            <text:p>0</text:p>
          </table:table-cell>
          <table:table-cell office:value-type="float" office:value="5.205867" calcext:value-type="float">
            <text:p>5.205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7" calcext:value-type="float">
            <text:p>26032007</text:p>
          </table:table-cell>
          <table:table-cell office:value-type="float" office:value="546.0386" calcext:value-type="float">
            <text:p>546.0386</text:p>
          </table:table-cell>
          <table:table-cell office:value-type="float" office:value="13415.36" calcext:value-type="float">
            <text:p>13415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9065" calcext:value-type="float">
            <text:p>-41.9065</text:p>
          </table:table-cell>
          <table:table-cell office:value-type="float" office:value="109.6051" calcext:value-type="float">
            <text:p>109.6051</text:p>
          </table:table-cell>
          <table:table-cell office:value-type="float" office:value="0" calcext:value-type="float">
            <text:p>0</text:p>
          </table:table-cell>
          <table:table-cell office:value-type="float" office:value="185.646" calcext:value-type="float">
            <text:p>185.646</text:p>
          </table:table-cell>
          <table:table-cell office:value-type="float" office:value="75.58732" calcext:value-type="float">
            <text:p>75.58732</text:p>
          </table:table-cell>
          <table:table-cell office:value-type="float" office:value="0.0326318" calcext:value-type="float">
            <text:p>0.0326318</text:p>
          </table:table-cell>
          <table:table-cell office:value-type="float" office:value="0" calcext:value-type="float">
            <text:p>0</text:p>
          </table:table-cell>
          <table:table-cell office:value-type="float" office:value="0.00007494445" calcext:value-type="float">
            <text:p>7.49444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41.83951" calcext:value-type="float">
            <text:p>-41.83951</text:p>
          </table:table-cell>
          <table:table-cell office:value-type="float" office:value="0" calcext:value-type="float">
            <text:p>0</text:p>
          </table:table-cell>
          <table:table-cell office:value-type="float" office:value="419.9424" calcext:value-type="float">
            <text:p>419.9424</text:p>
          </table:table-cell>
          <table:table-cell office:value-type="float" office:value="1341.314" calcext:value-type="float">
            <text:p>1341.314</text:p>
          </table:table-cell>
          <table:table-cell office:value-type="float" office:value="1659.955" calcext:value-type="float">
            <text:p>1659.955</text:p>
          </table:table-cell>
          <table:table-cell office:value-type="float" office:value="1260.127" calcext:value-type="float">
            <text:p>1260.127</text:p>
          </table:table-cell>
          <table:table-cell office:value-type="float" office:value="751.7294" calcext:value-type="float">
            <text:p>751.7294</text:p>
          </table:table-cell>
          <table:table-cell office:value-type="float" office:value="1119.328" calcext:value-type="float">
            <text:p>1119.328</text:p>
          </table:table-cell>
          <table:table-cell office:value-type="float" office:value="417.2537" calcext:value-type="float">
            <text:p>417.2537</text:p>
          </table:table-cell>
          <table:table-cell office:value-type="float" office:value="1835.633" calcext:value-type="float">
            <text:p>1835.633</text:p>
          </table:table-cell>
          <table:table-cell office:value-type="float" office:value="2073.843" calcext:value-type="float">
            <text:p>2073.843</text:p>
          </table:table-cell>
          <table:table-cell office:value-type="float" office:value="1661.829" calcext:value-type="float">
            <text:p>1661.829</text:p>
          </table:table-cell>
          <table:table-cell office:value-type="float" office:value="585.7368" calcext:value-type="float">
            <text:p>585.7368</text:p>
          </table:table-cell>
          <table:table-cell office:value-type="float" office:value="580.7137" calcext:value-type="float">
            <text:p>580.7137</text:p>
          </table:table-cell>
          <table:table-cell office:value-type="float" office:value="142.7318" calcext:value-type="float">
            <text:p>142.7318</text:p>
          </table:table-cell>
          <table:table-cell office:value-type="float" office:value="35.67519" calcext:value-type="float">
            <text:p>35.67519</text:p>
          </table:table-cell>
          <table:table-cell office:value-type="float" office:value="0" calcext:value-type="float">
            <text:p>0</text:p>
          </table:table-cell>
          <table:table-cell office:value-type="float" office:value="-0.00004485381" calcext:value-type="float">
            <text:p>-4.48538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48766" calcext:value-type="float">
            <text:p>-40.48766</text:p>
          </table:table-cell>
          <table:table-cell office:value-type="float" office:value="0" calcext:value-type="float">
            <text:p>0</text:p>
          </table:table-cell>
          <table:table-cell office:value-type="float" office:value="5.228871" calcext:value-type="float">
            <text:p>5.228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7" calcext:value-type="float">
            <text:p>27032007</text:p>
          </table:table-cell>
          <table:table-cell office:value-type="float" office:value="544.6176" calcext:value-type="float">
            <text:p>544.6176</text:p>
          </table:table-cell>
          <table:table-cell office:value-type="float" office:value="13415.67" calcext:value-type="float">
            <text:p>1341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94313" calcext:value-type="float">
            <text:p>-42.94313</text:p>
          </table:table-cell>
          <table:table-cell office:value-type="float" office:value="111.7729" calcext:value-type="float">
            <text:p>111.7729</text:p>
          </table:table-cell>
          <table:table-cell office:value-type="float" office:value="0" calcext:value-type="float">
            <text:p>0</text:p>
          </table:table-cell>
          <table:table-cell office:value-type="float" office:value="184.4621" calcext:value-type="float">
            <text:p>184.4621</text:p>
          </table:table-cell>
          <table:table-cell office:value-type="float" office:value="75.31084" calcext:value-type="float">
            <text:p>75.31084</text:p>
          </table:table-cell>
          <table:table-cell office:value-type="float" office:value="0.03289712" calcext:value-type="float">
            <text:p>0.03289712</text:p>
          </table:table-cell>
          <table:table-cell office:value-type="float" office:value="0" calcext:value-type="float">
            <text:p>0</text:p>
          </table:table-cell>
          <table:table-cell office:value-type="float" office:value="0.00007494445" calcext:value-type="float">
            <text:p>7.49444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42.87588" calcext:value-type="float">
            <text:p>-42.87588</text:p>
          </table:table-cell>
          <table:table-cell office:value-type="float" office:value="0" calcext:value-type="float">
            <text:p>0</text:p>
          </table:table-cell>
          <table:table-cell office:value-type="float" office:value="420.0989" calcext:value-type="float">
            <text:p>420.0989</text:p>
          </table:table-cell>
          <table:table-cell office:value-type="float" office:value="1340.915" calcext:value-type="float">
            <text:p>1340.915</text:p>
          </table:table-cell>
          <table:table-cell office:value-type="float" office:value="1659.584" calcext:value-type="float">
            <text:p>1659.584</text:p>
          </table:table-cell>
          <table:table-cell office:value-type="float" office:value="1260.053" calcext:value-type="float">
            <text:p>1260.053</text:p>
          </table:table-cell>
          <table:table-cell office:value-type="float" office:value="751.6738" calcext:value-type="float">
            <text:p>751.6738</text:p>
          </table:table-cell>
          <table:table-cell office:value-type="float" office:value="1119.293" calcext:value-type="float">
            <text:p>1119.293</text:p>
          </table:table-cell>
          <table:table-cell office:value-type="float" office:value="417.2365" calcext:value-type="float">
            <text:p>417.2365</text:p>
          </table:table-cell>
          <table:table-cell office:value-type="float" office:value="1835.618" calcext:value-type="float">
            <text:p>1835.618</text:p>
          </table:table-cell>
          <table:table-cell office:value-type="float" office:value="2073.835" calcext:value-type="float">
            <text:p>2073.835</text:p>
          </table:table-cell>
          <table:table-cell office:value-type="float" office:value="1661.824" calcext:value-type="float">
            <text:p>1661.824</text:p>
          </table:table-cell>
          <table:table-cell office:value-type="float" office:value="585.7344" calcext:value-type="float">
            <text:p>585.7344</text:p>
          </table:table-cell>
          <table:table-cell office:value-type="float" office:value="580.7083" calcext:value-type="float">
            <text:p>580.7083</text:p>
          </table:table-cell>
          <table:table-cell office:value-type="float" office:value="142.7318" calcext:value-type="float">
            <text:p>142.7318</text:p>
          </table:table-cell>
          <table:table-cell office:value-type="float" office:value="35.67519" calcext:value-type="float">
            <text:p>35.67519</text:p>
          </table:table-cell>
          <table:table-cell office:value-type="float" office:value="0" calcext:value-type="float">
            <text:p>0</text:p>
          </table:table-cell>
          <table:table-cell office:value-type="float" office:value="-0.00004743456" calcext:value-type="float">
            <text:p>-4.74345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.56463" calcext:value-type="float">
            <text:p>-41.56463</text:p>
          </table:table-cell>
          <table:table-cell office:value-type="float" office:value="0" calcext:value-type="float">
            <text:p>0</text:p>
          </table:table-cell>
          <table:table-cell office:value-type="float" office:value="5.269461" calcext:value-type="float">
            <text:p>5.269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7" calcext:value-type="float">
            <text:p>28032007</text:p>
          </table:table-cell>
          <table:table-cell office:value-type="float" office:value="542.8507" calcext:value-type="float">
            <text:p>542.8507</text:p>
          </table:table-cell>
          <table:table-cell office:value-type="float" office:value="13416.04" calcext:value-type="float">
            <text:p>13416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25473" calcext:value-type="float">
            <text:p>-44.25473</text:p>
          </table:table-cell>
          <table:table-cell office:value-type="float" office:value="114.5619" calcext:value-type="float">
            <text:p>114.5619</text:p>
          </table:table-cell>
          <table:table-cell office:value-type="float" office:value="0" calcext:value-type="float">
            <text:p>0</text:p>
          </table:table-cell>
          <table:table-cell office:value-type="float" office:value="183.2322" calcext:value-type="float">
            <text:p>183.2322</text:p>
          </table:table-cell>
          <table:table-cell office:value-type="float" office:value="75.01781" calcext:value-type="float">
            <text:p>75.01781</text:p>
          </table:table-cell>
          <table:table-cell office:value-type="float" office:value="0.03316213" calcext:value-type="float">
            <text:p>0.03316213</text:p>
          </table:table-cell>
          <table:table-cell office:value-type="float" office:value="0" calcext:value-type="float">
            <text:p>0</text:p>
          </table:table-cell>
          <table:table-cell office:value-type="float" office:value="0.00007494709" calcext:value-type="float">
            <text:p>7.494709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44.18721" calcext:value-type="float">
            <text:p>-44.18721</text:p>
          </table:table-cell>
          <table:table-cell office:value-type="float" office:value="0" calcext:value-type="float">
            <text:p>0</text:p>
          </table:table-cell>
          <table:table-cell office:value-type="float" office:value="420.2734" calcext:value-type="float">
            <text:p>420.2734</text:p>
          </table:table-cell>
          <table:table-cell office:value-type="float" office:value="1340.392" calcext:value-type="float">
            <text:p>1340.392</text:p>
          </table:table-cell>
          <table:table-cell office:value-type="float" office:value="1659.089" calcext:value-type="float">
            <text:p>1659.089</text:p>
          </table:table-cell>
          <table:table-cell office:value-type="float" office:value="1259.963" calcext:value-type="float">
            <text:p>1259.963</text:p>
          </table:table-cell>
          <table:table-cell office:value-type="float" office:value="751.5984" calcext:value-type="float">
            <text:p>751.5984</text:p>
          </table:table-cell>
          <table:table-cell office:value-type="float" office:value="1119.25" calcext:value-type="float">
            <text:p>1119.25</text:p>
          </table:table-cell>
          <table:table-cell office:value-type="float" office:value="417.2142" calcext:value-type="float">
            <text:p>417.2142</text:p>
          </table:table-cell>
          <table:table-cell office:value-type="float" office:value="1835.602" calcext:value-type="float">
            <text:p>1835.602</text:p>
          </table:table-cell>
          <table:table-cell office:value-type="float" office:value="2073.826" calcext:value-type="float">
            <text:p>2073.826</text:p>
          </table:table-cell>
          <table:table-cell office:value-type="float" office:value="1661.82" calcext:value-type="float">
            <text:p>1661.82</text:p>
          </table:table-cell>
          <table:table-cell office:value-type="float" office:value="585.7319" calcext:value-type="float">
            <text:p>585.7319</text:p>
          </table:table-cell>
          <table:table-cell office:value-type="float" office:value="580.7029" calcext:value-type="float">
            <text:p>580.7029</text:p>
          </table:table-cell>
          <table:table-cell office:value-type="float" office:value="142.7318" calcext:value-type="float">
            <text:p>142.7318</text:p>
          </table:table-cell>
          <table:table-cell office:value-type="float" office:value="35.67519" calcext:value-type="float">
            <text:p>35.67519</text:p>
          </table:table-cell>
          <table:table-cell office:value-type="float" office:value="0" calcext:value-type="float">
            <text:p>0</text:p>
          </table:table-cell>
          <table:table-cell office:value-type="float" office:value="-0.00005561245" calcext:value-type="float">
            <text:p>-5.56124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93477" calcext:value-type="float">
            <text:p>-42.93477</text:p>
          </table:table-cell>
          <table:table-cell office:value-type="float" office:value="0" calcext:value-type="float">
            <text:p>0</text:p>
          </table:table-cell>
          <table:table-cell office:value-type="float" office:value="5.327837" calcext:value-type="float">
            <text:p>5.327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7" calcext:value-type="float">
            <text:p>29032007</text:p>
          </table:table-cell>
          <table:table-cell office:value-type="float" office:value="540.5115" calcext:value-type="float">
            <text:p>540.5115</text:p>
          </table:table-cell>
          <table:table-cell office:value-type="float" office:value="13416.49" calcext:value-type="float">
            <text:p>13416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10048" calcext:value-type="float">
            <text:p>-46.10048</text:p>
          </table:table-cell>
          <table:table-cell office:value-type="float" office:value="119.6777" calcext:value-type="float">
            <text:p>119.6777</text:p>
          </table:table-cell>
          <table:table-cell office:value-type="float" office:value="0" calcext:value-type="float">
            <text:p>0</text:p>
          </table:table-cell>
          <table:table-cell office:value-type="float" office:value="183.2742" calcext:value-type="float">
            <text:p>183.2742</text:p>
          </table:table-cell>
          <table:table-cell office:value-type="float" office:value="74.0191" calcext:value-type="float">
            <text:p>74.0191</text:p>
          </table:table-cell>
          <table:table-cell office:value-type="float" office:value="0.03348309" calcext:value-type="float">
            <text:p>0.03348309</text:p>
          </table:table-cell>
          <table:table-cell office:value-type="float" office:value="0" calcext:value-type="float">
            <text:p>0</text:p>
          </table:table-cell>
          <table:table-cell office:value-type="float" office:value="0.00007501722" calcext:value-type="float">
            <text:p>7.501722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46.03264" calcext:value-type="float">
            <text:p>-46.03264</text:p>
          </table:table-cell>
          <table:table-cell office:value-type="float" office:value="0" calcext:value-type="float">
            <text:p>0</text:p>
          </table:table-cell>
          <table:table-cell office:value-type="float" office:value="420.515" calcext:value-type="float">
            <text:p>420.515</text:p>
          </table:table-cell>
          <table:table-cell office:value-type="float" office:value="1340" calcext:value-type="float">
            <text:p>1340</text:p>
          </table:table-cell>
          <table:table-cell office:value-type="float" office:value="1658.645" calcext:value-type="float">
            <text:p>1658.645</text:p>
          </table:table-cell>
          <table:table-cell office:value-type="float" office:value="1259.872" calcext:value-type="float">
            <text:p>1259.872</text:p>
          </table:table-cell>
          <table:table-cell office:value-type="float" office:value="751.5201" calcext:value-type="float">
            <text:p>751.5201</text:p>
          </table:table-cell>
          <table:table-cell office:value-type="float" office:value="1119.202" calcext:value-type="float">
            <text:p>1119.202</text:p>
          </table:table-cell>
          <table:table-cell office:value-type="float" office:value="417.1891" calcext:value-type="float">
            <text:p>417.1891</text:p>
          </table:table-cell>
          <table:table-cell office:value-type="float" office:value="1835.572" calcext:value-type="float">
            <text:p>1835.572</text:p>
          </table:table-cell>
          <table:table-cell office:value-type="float" office:value="2073.818" calcext:value-type="float">
            <text:p>2073.818</text:p>
          </table:table-cell>
          <table:table-cell office:value-type="float" office:value="1661.815" calcext:value-type="float">
            <text:p>1661.815</text:p>
          </table:table-cell>
          <table:table-cell office:value-type="float" office:value="585.7294" calcext:value-type="float">
            <text:p>585.7294</text:p>
          </table:table-cell>
          <table:table-cell office:value-type="float" office:value="580.6973" calcext:value-type="float">
            <text:p>580.6973</text:p>
          </table:table-cell>
          <table:table-cell office:value-type="float" office:value="142.7318" calcext:value-type="float">
            <text:p>142.7318</text:p>
          </table:table-cell>
          <table:table-cell office:value-type="float" office:value="35.67519" calcext:value-type="float">
            <text:p>35.67519</text:p>
          </table:table-cell>
          <table:table-cell office:value-type="float" office:value="0" calcext:value-type="float">
            <text:p>0</text:p>
          </table:table-cell>
          <table:table-cell office:value-type="float" office:value="-0.0000619804" calcext:value-type="float">
            <text:p>-6.1980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78123" calcext:value-type="float">
            <text:p>-44.78123</text:p>
          </table:table-cell>
          <table:table-cell office:value-type="float" office:value="0" calcext:value-type="float">
            <text:p>0</text:p>
          </table:table-cell>
          <table:table-cell office:value-type="float" office:value="5.328543" calcext:value-type="float">
            <text:p>5.328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7" calcext:value-type="float">
            <text:p>30032007</text:p>
          </table:table-cell>
          <table:table-cell office:value-type="float" office:value="538.5867" calcext:value-type="float">
            <text:p>538.5867</text:p>
          </table:table-cell>
          <table:table-cell office:value-type="float" office:value="13416.9" calcext:value-type="float">
            <text:p>1341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40891" calcext:value-type="float">
            <text:p>-47.40891</text:p>
          </table:table-cell>
          <table:table-cell office:value-type="float" office:value="121.9847" calcext:value-type="float">
            <text:p>121.9847</text:p>
          </table:table-cell>
          <table:table-cell office:value-type="float" office:value="0" calcext:value-type="float">
            <text:p>0</text:p>
          </table:table-cell>
          <table:table-cell office:value-type="float" office:value="183.1457" calcext:value-type="float">
            <text:p>183.1457</text:p>
          </table:table-cell>
          <table:table-cell office:value-type="float" office:value="73.02888" calcext:value-type="float">
            <text:p>73.02888</text:p>
          </table:table-cell>
          <table:table-cell office:value-type="float" office:value="0.0337266" calcext:value-type="float">
            <text:p>0.0337266</text:p>
          </table:table-cell>
          <table:table-cell office:value-type="float" office:value="0" calcext:value-type="float">
            <text:p>0</text:p>
          </table:table-cell>
          <table:table-cell office:value-type="float" office:value="0.00007518788" calcext:value-type="float">
            <text:p>7.518788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47.34082" calcext:value-type="float">
            <text:p>-47.34082</text:p>
          </table:table-cell>
          <table:table-cell office:value-type="float" office:value="0" calcext:value-type="float">
            <text:p>0</text:p>
          </table:table-cell>
          <table:table-cell office:value-type="float" office:value="420.8374" calcext:value-type="float">
            <text:p>420.8374</text:p>
          </table:table-cell>
          <table:table-cell office:value-type="float" office:value="1339.745" calcext:value-type="float">
            <text:p>1339.745</text:p>
          </table:table-cell>
          <table:table-cell office:value-type="float" office:value="1658.31" calcext:value-type="float">
            <text:p>1658.31</text:p>
          </table:table-cell>
          <table:table-cell office:value-type="float" office:value="1259.804" calcext:value-type="float">
            <text:p>1259.804</text:p>
          </table:table-cell>
          <table:table-cell office:value-type="float" office:value="751.4525" calcext:value-type="float">
            <text:p>751.4525</text:p>
          </table:table-cell>
          <table:table-cell office:value-type="float" office:value="1119.16" calcext:value-type="float">
            <text:p>1119.16</text:p>
          </table:table-cell>
          <table:table-cell office:value-type="float" office:value="417.1653" calcext:value-type="float">
            <text:p>417.1653</text:p>
          </table:table-cell>
          <table:table-cell office:value-type="float" office:value="1835.542" calcext:value-type="float">
            <text:p>1835.542</text:p>
          </table:table-cell>
          <table:table-cell office:value-type="float" office:value="2073.808" calcext:value-type="float">
            <text:p>2073.808</text:p>
          </table:table-cell>
          <table:table-cell office:value-type="float" office:value="1661.809" calcext:value-type="float">
            <text:p>1661.809</text:p>
          </table:table-cell>
          <table:table-cell office:value-type="float" office:value="585.7268" calcext:value-type="float">
            <text:p>585.7268</text:p>
          </table:table-cell>
          <table:table-cell office:value-type="float" office:value="580.6918" calcext:value-type="float">
            <text:p>580.6918</text:p>
          </table:table-cell>
          <table:table-cell office:value-type="float" office:value="142.7318" calcext:value-type="float">
            <text:p>142.7318</text:p>
          </table:table-cell>
          <table:table-cell office:value-type="float" office:value="35.67518" calcext:value-type="float">
            <text:p>35.67518</text:p>
          </table:table-cell>
          <table:table-cell office:value-type="float" office:value="0" calcext:value-type="float">
            <text:p>0</text:p>
          </table:table-cell>
          <table:table-cell office:value-type="float" office:value="-0.0001352147" calcext:value-type="float">
            <text:p>-0.00013521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25643" calcext:value-type="float">
            <text:p>-46.25643</text:p>
          </table:table-cell>
          <table:table-cell office:value-type="float" office:value="0" calcext:value-type="float">
            <text:p>0</text:p>
          </table:table-cell>
          <table:table-cell office:value-type="float" office:value="5.495216" calcext:value-type="float">
            <text:p>5.495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7" calcext:value-type="float">
            <text:p>31032007</text:p>
          </table:table-cell>
          <table:table-cell office:value-type="float" office:value="536.3901" calcext:value-type="float">
            <text:p>536.3901</text:p>
          </table:table-cell>
          <table:table-cell office:value-type="float" office:value="13417.35" calcext:value-type="float">
            <text:p>13417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.18258" calcext:value-type="float">
            <text:p>-49.18258</text:p>
          </table:table-cell>
          <table:table-cell office:value-type="float" office:value="127.6598" calcext:value-type="float">
            <text:p>127.6598</text:p>
          </table:table-cell>
          <table:table-cell office:value-type="float" office:value="0" calcext:value-type="float">
            <text:p>0</text:p>
          </table:table-cell>
          <table:table-cell office:value-type="float" office:value="183.1156" calcext:value-type="float">
            <text:p>183.1156</text:p>
          </table:table-cell>
          <table:table-cell office:value-type="float" office:value="72.02973" calcext:value-type="float">
            <text:p>72.02973</text:p>
          </table:table-cell>
          <table:table-cell office:value-type="float" office:value="0.03397917" calcext:value-type="float">
            <text:p>0.03397917</text:p>
          </table:table-cell>
          <table:table-cell office:value-type="float" office:value="0" calcext:value-type="float">
            <text:p>0</text:p>
          </table:table-cell>
          <table:table-cell office:value-type="float" office:value="0.00007560608" calcext:value-type="float">
            <text:p>7.560608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49.11425" calcext:value-type="float">
            <text:p>-49.11425</text:p>
          </table:table-cell>
          <table:table-cell office:value-type="float" office:value="0" calcext:value-type="float">
            <text:p>0</text:p>
          </table:table-cell>
          <table:table-cell office:value-type="float" office:value="421.0838" calcext:value-type="float">
            <text:p>421.0838</text:p>
          </table:table-cell>
          <table:table-cell office:value-type="float" office:value="1339.396" calcext:value-type="float">
            <text:p>1339.396</text:p>
          </table:table-cell>
          <table:table-cell office:value-type="float" office:value="1657.93" calcext:value-type="float">
            <text:p>1657.93</text:p>
          </table:table-cell>
          <table:table-cell office:value-type="float" office:value="1259.727" calcext:value-type="float">
            <text:p>1259.727</text:p>
          </table:table-cell>
          <table:table-cell office:value-type="float" office:value="751.3832" calcext:value-type="float">
            <text:p>751.3832</text:p>
          </table:table-cell>
          <table:table-cell office:value-type="float" office:value="1119.118" calcext:value-type="float">
            <text:p>1119.118</text:p>
          </table:table-cell>
          <table:table-cell office:value-type="float" office:value="417.1419" calcext:value-type="float">
            <text:p>417.1419</text:p>
          </table:table-cell>
          <table:table-cell office:value-type="float" office:value="1835.512" calcext:value-type="float">
            <text:p>1835.512</text:p>
          </table:table-cell>
          <table:table-cell office:value-type="float" office:value="2073.799" calcext:value-type="float">
            <text:p>2073.799</text:p>
          </table:table-cell>
          <table:table-cell office:value-type="float" office:value="1661.804" calcext:value-type="float">
            <text:p>1661.804</text:p>
          </table:table-cell>
          <table:table-cell office:value-type="float" office:value="585.7242" calcext:value-type="float">
            <text:p>585.7242</text:p>
          </table:table-cell>
          <table:table-cell office:value-type="float" office:value="580.686" calcext:value-type="float">
            <text:p>580.686</text:p>
          </table:table-cell>
          <table:table-cell office:value-type="float" office:value="142.7318" calcext:value-type="float">
            <text:p>142.7318</text:p>
          </table:table-cell>
          <table:table-cell office:value-type="float" office:value="35.67518" calcext:value-type="float">
            <text:p>35.67518</text:p>
          </table:table-cell>
          <table:table-cell office:value-type="float" office:value="0" calcext:value-type="float">
            <text:p>0</text:p>
          </table:table-cell>
          <table:table-cell office:value-type="float" office:value="-0.0001404976" calcext:value-type="float">
            <text:p>-0.00014049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9651" calcext:value-type="float">
            <text:p>-47.9651</text:p>
          </table:table-cell>
          <table:table-cell office:value-type="float" office:value="0" calcext:value-type="float">
            <text:p>0</text:p>
          </table:table-cell>
          <table:table-cell office:value-type="float" office:value="5.430101" calcext:value-type="float">
            <text:p>5.43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7" calcext:value-type="float">
            <text:p>1042007</text:p>
          </table:table-cell>
          <table:table-cell office:value-type="float" office:value="534.0469" calcext:value-type="float">
            <text:p>534.0469</text:p>
          </table:table-cell>
          <table:table-cell office:value-type="float" office:value="13417.84" calcext:value-type="float">
            <text:p>13417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02589" calcext:value-type="float">
            <text:p>-51.02589</text:p>
          </table:table-cell>
          <table:table-cell office:value-type="float" office:value="133.6502" calcext:value-type="float">
            <text:p>133.6502</text:p>
          </table:table-cell>
          <table:table-cell office:value-type="float" office:value="0" calcext:value-type="float">
            <text:p>0</text:p>
          </table:table-cell>
          <table:table-cell office:value-type="float" office:value="183.0499" calcext:value-type="float">
            <text:p>183.0499</text:p>
          </table:table-cell>
          <table:table-cell office:value-type="float" office:value="70.96446" calcext:value-type="float">
            <text:p>70.96446</text:p>
          </table:table-cell>
          <table:table-cell office:value-type="float" office:value="0.03426192" calcext:value-type="float">
            <text:p>0.03426192</text:p>
          </table:table-cell>
          <table:table-cell office:value-type="float" office:value="0" calcext:value-type="float">
            <text:p>0</text:p>
          </table:table-cell>
          <table:table-cell office:value-type="float" office:value="0.00007653641" calcext:value-type="float">
            <text:p>7.653641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50.95727" calcext:value-type="float">
            <text:p>-50.95727</text:p>
          </table:table-cell>
          <table:table-cell office:value-type="float" office:value="0" calcext:value-type="float">
            <text:p>0</text:p>
          </table:table-cell>
          <table:table-cell office:value-type="float" office:value="421.3503" calcext:value-type="float">
            <text:p>421.3503</text:p>
          </table:table-cell>
          <table:table-cell office:value-type="float" office:value="1339.014" calcext:value-type="float">
            <text:p>1339.014</text:p>
          </table:table-cell>
          <table:table-cell office:value-type="float" office:value="1657.526" calcext:value-type="float">
            <text:p>1657.526</text:p>
          </table:table-cell>
          <table:table-cell office:value-type="float" office:value="1259.651" calcext:value-type="float">
            <text:p>1259.651</text:p>
          </table:table-cell>
          <table:table-cell office:value-type="float" office:value="751.3114" calcext:value-type="float">
            <text:p>751.3114</text:p>
          </table:table-cell>
          <table:table-cell office:value-type="float" office:value="1119.075" calcext:value-type="float">
            <text:p>1119.075</text:p>
          </table:table-cell>
          <table:table-cell office:value-type="float" office:value="417.1183" calcext:value-type="float">
            <text:p>417.1183</text:p>
          </table:table-cell>
          <table:table-cell office:value-type="float" office:value="1835.483" calcext:value-type="float">
            <text:p>1835.483</text:p>
          </table:table-cell>
          <table:table-cell office:value-type="float" office:value="2073.79" calcext:value-type="float">
            <text:p>2073.79</text:p>
          </table:table-cell>
          <table:table-cell office:value-type="float" office:value="1661.799" calcext:value-type="float">
            <text:p>1661.799</text:p>
          </table:table-cell>
          <table:table-cell office:value-type="float" office:value="585.7215" calcext:value-type="float">
            <text:p>585.7215</text:p>
          </table:table-cell>
          <table:table-cell office:value-type="float" office:value="580.6802" calcext:value-type="float">
            <text:p>580.6802</text:p>
          </table:table-cell>
          <table:table-cell office:value-type="float" office:value="142.7319" calcext:value-type="float">
            <text:p>142.7319</text:p>
          </table:table-cell>
          <table:table-cell office:value-type="float" office:value="35.67518" calcext:value-type="float">
            <text:p>35.67518</text:p>
          </table:table-cell>
          <table:table-cell office:value-type="float" office:value="0" calcext:value-type="float">
            <text:p>0</text:p>
          </table:table-cell>
          <table:table-cell office:value-type="float" office:value="-0.000144042" calcext:value-type="float">
            <text:p>-0.0001440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77887" calcext:value-type="float">
            <text:p>-49.77887</text:p>
          </table:table-cell>
          <table:table-cell office:value-type="float" office:value="0" calcext:value-type="float">
            <text:p>0</text:p>
          </table:table-cell>
          <table:table-cell office:value-type="float" office:value="5.400578" calcext:value-type="float">
            <text:p>5.400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7" calcext:value-type="float">
            <text:p>2042007</text:p>
          </table:table-cell>
          <table:table-cell office:value-type="float" office:value="531.663" calcext:value-type="float">
            <text:p>531.663</text:p>
          </table:table-cell>
          <table:table-cell office:value-type="float" office:value="13418.33" calcext:value-type="float">
            <text:p>1341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86123" calcext:value-type="float">
            <text:p>-52.86123</text:p>
          </table:table-cell>
          <table:table-cell office:value-type="float" office:value="139.194" calcext:value-type="float">
            <text:p>139.194</text:p>
          </table:table-cell>
          <table:table-cell office:value-type="float" office:value="0" calcext:value-type="float">
            <text:p>0</text:p>
          </table:table-cell>
          <table:table-cell office:value-type="float" office:value="182.7417" calcext:value-type="float">
            <text:p>182.7417</text:p>
          </table:table-cell>
          <table:table-cell office:value-type="float" office:value="70.05763" calcext:value-type="float">
            <text:p>70.05763</text:p>
          </table:table-cell>
          <table:table-cell office:value-type="float" office:value="0.03459706" calcext:value-type="float">
            <text:p>0.03459706</text:p>
          </table:table-cell>
          <table:table-cell office:value-type="float" office:value="0" calcext:value-type="float">
            <text:p>0</text:p>
          </table:table-cell>
          <table:table-cell office:value-type="float" office:value="0.00007666399" calcext:value-type="float">
            <text:p>7.666399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52.79227" calcext:value-type="float">
            <text:p>-52.79227</text:p>
          </table:table-cell>
          <table:table-cell office:value-type="float" office:value="0" calcext:value-type="float">
            <text:p>0</text:p>
          </table:table-cell>
          <table:table-cell office:value-type="float" office:value="421.5971" calcext:value-type="float">
            <text:p>421.5971</text:p>
          </table:table-cell>
          <table:table-cell office:value-type="float" office:value="1338.545" calcext:value-type="float">
            <text:p>1338.545</text:p>
          </table:table-cell>
          <table:table-cell office:value-type="float" office:value="1657.054" calcext:value-type="float">
            <text:p>1657.054</text:p>
          </table:table-cell>
          <table:table-cell office:value-type="float" office:value="1259.564" calcext:value-type="float">
            <text:p>1259.564</text:p>
          </table:table-cell>
          <table:table-cell office:value-type="float" office:value="751.2323" calcext:value-type="float">
            <text:p>751.2323</text:p>
          </table:table-cell>
          <table:table-cell office:value-type="float" office:value="1119.029" calcext:value-type="float">
            <text:p>1119.029</text:p>
          </table:table-cell>
          <table:table-cell office:value-type="float" office:value="417.0937" calcext:value-type="float">
            <text:p>417.0937</text:p>
          </table:table-cell>
          <table:table-cell office:value-type="float" office:value="1835.452" calcext:value-type="float">
            <text:p>1835.452</text:p>
          </table:table-cell>
          <table:table-cell office:value-type="float" office:value="2073.776" calcext:value-type="float">
            <text:p>2073.776</text:p>
          </table:table-cell>
          <table:table-cell office:value-type="float" office:value="1661.793" calcext:value-type="float">
            <text:p>1661.793</text:p>
          </table:table-cell>
          <table:table-cell office:value-type="float" office:value="585.7188" calcext:value-type="float">
            <text:p>585.7188</text:p>
          </table:table-cell>
          <table:table-cell office:value-type="float" office:value="580.6743" calcext:value-type="float">
            <text:p>580.6743</text:p>
          </table:table-cell>
          <table:table-cell office:value-type="float" office:value="142.7319" calcext:value-type="float">
            <text:p>142.7319</text:p>
          </table:table-cell>
          <table:table-cell office:value-type="float" office:value="35.67518" calcext:value-type="float">
            <text:p>35.67518</text:p>
          </table:table-cell>
          <table:table-cell office:value-type="float" office:value="0" calcext:value-type="float">
            <text:p>0</text:p>
          </table:table-cell>
          <table:table-cell office:value-type="float" office:value="-0.0001498774" calcext:value-type="float">
            <text:p>-0.00014987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63125" calcext:value-type="float">
            <text:p>-51.63125</text:p>
          </table:table-cell>
          <table:table-cell office:value-type="float" office:value="0" calcext:value-type="float">
            <text:p>0</text:p>
          </table:table-cell>
          <table:table-cell office:value-type="float" office:value="5.417806" calcext:value-type="float">
            <text:p>5.417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7" calcext:value-type="float">
            <text:p>3042007</text:p>
          </table:table-cell>
          <table:table-cell office:value-type="float" office:value="529.0748" calcext:value-type="float">
            <text:p>529.0748</text:p>
          </table:table-cell>
          <table:table-cell office:value-type="float" office:value="13418.87" calcext:value-type="float">
            <text:p>1341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83099" calcext:value-type="float">
            <text:p>-54.83099</text:p>
          </table:table-cell>
          <table:table-cell office:value-type="float" office:value="144.78" calcext:value-type="float">
            <text:p>144.78</text:p>
          </table:table-cell>
          <table:table-cell office:value-type="float" office:value="0" calcext:value-type="float">
            <text:p>0</text:p>
          </table:table-cell>
          <table:table-cell office:value-type="float" office:value="182.6423" calcext:value-type="float">
            <text:p>182.6423</text:p>
          </table:table-cell>
          <table:table-cell office:value-type="float" office:value="68.91809" calcext:value-type="float">
            <text:p>68.91809</text:p>
          </table:table-cell>
          <table:table-cell office:value-type="float" office:value="0.03489165" calcext:value-type="float">
            <text:p>0.03489165</text:p>
          </table:table-cell>
          <table:table-cell office:value-type="float" office:value="0" calcext:value-type="float">
            <text:p>0</text:p>
          </table:table-cell>
          <table:table-cell office:value-type="float" office:value="0.00007669629" calcext:value-type="float">
            <text:p>7.669629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54.76174" calcext:value-type="float">
            <text:p>-54.76174</text:p>
          </table:table-cell>
          <table:table-cell office:value-type="float" office:value="0" calcext:value-type="float">
            <text:p>0</text:p>
          </table:table-cell>
          <table:table-cell office:value-type="float" office:value="421.9037" calcext:value-type="float">
            <text:p>421.9037</text:p>
          </table:table-cell>
          <table:table-cell office:value-type="float" office:value="1338.115" calcext:value-type="float">
            <text:p>1338.115</text:p>
          </table:table-cell>
          <table:table-cell office:value-type="float" office:value="1656.584" calcext:value-type="float">
            <text:p>1656.584</text:p>
          </table:table-cell>
          <table:table-cell office:value-type="float" office:value="1259.469" calcext:value-type="float">
            <text:p>1259.469</text:p>
          </table:table-cell>
          <table:table-cell office:value-type="float" office:value="751.1516" calcext:value-type="float">
            <text:p>751.1516</text:p>
          </table:table-cell>
          <table:table-cell office:value-type="float" office:value="1118.978" calcext:value-type="float">
            <text:p>1118.978</text:p>
          </table:table-cell>
          <table:table-cell office:value-type="float" office:value="417.0671" calcext:value-type="float">
            <text:p>417.0671</text:p>
          </table:table-cell>
          <table:table-cell office:value-type="float" office:value="1835.421" calcext:value-type="float">
            <text:p>1835.421</text:p>
          </table:table-cell>
          <table:table-cell office:value-type="float" office:value="2073.754" calcext:value-type="float">
            <text:p>2073.754</text:p>
          </table:table-cell>
          <table:table-cell office:value-type="float" office:value="1661.788" calcext:value-type="float">
            <text:p>1661.788</text:p>
          </table:table-cell>
          <table:table-cell office:value-type="float" office:value="585.7161" calcext:value-type="float">
            <text:p>585.7161</text:p>
          </table:table-cell>
          <table:table-cell office:value-type="float" office:value="580.6684" calcext:value-type="float">
            <text:p>580.6684</text:p>
          </table:table-cell>
          <table:table-cell office:value-type="float" office:value="142.7319" calcext:value-type="float">
            <text:p>142.7319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001548485" calcext:value-type="float">
            <text:p>-0.00015484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63539" calcext:value-type="float">
            <text:p>-53.63539</text:p>
          </table:table-cell>
          <table:table-cell office:value-type="float" office:value="0" calcext:value-type="float">
            <text:p>0</text:p>
          </table:table-cell>
          <table:table-cell office:value-type="float" office:value="5.452275" calcext:value-type="float">
            <text:p>5.45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7" calcext:value-type="float">
            <text:p>4042007</text:p>
          </table:table-cell>
          <table:table-cell office:value-type="float" office:value="526.9498" calcext:value-type="float">
            <text:p>526.9498</text:p>
          </table:table-cell>
          <table:table-cell office:value-type="float" office:value="13419.31" calcext:value-type="float">
            <text:p>13419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46662" calcext:value-type="float">
            <text:p>-56.46662</text:p>
          </table:table-cell>
          <table:table-cell office:value-type="float" office:value="149.5105" calcext:value-type="float">
            <text:p>149.5105</text:p>
          </table:table-cell>
          <table:table-cell office:value-type="float" office:value="0" calcext:value-type="float">
            <text:p>0</text:p>
          </table:table-cell>
          <table:table-cell office:value-type="float" office:value="182.3477" calcext:value-type="float">
            <text:p>182.3477</text:p>
          </table:table-cell>
          <table:table-cell office:value-type="float" office:value="68.02744" calcext:value-type="float">
            <text:p>68.02744</text:p>
          </table:table-cell>
          <table:table-cell office:value-type="float" office:value="0.03522143" calcext:value-type="float">
            <text:p>0.03522143</text:p>
          </table:table-cell>
          <table:table-cell office:value-type="float" office:value="0" calcext:value-type="float">
            <text:p>0</text:p>
          </table:table-cell>
          <table:table-cell office:value-type="float" office:value="0.00007669866" calcext:value-type="float">
            <text:p>7.669866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56.39705" calcext:value-type="float">
            <text:p>-56.39705</text:p>
          </table:table-cell>
          <table:table-cell office:value-type="float" office:value="0" calcext:value-type="float">
            <text:p>0</text:p>
          </table:table-cell>
          <table:table-cell office:value-type="float" office:value="422.1725" calcext:value-type="float">
            <text:p>422.1725</text:p>
          </table:table-cell>
          <table:table-cell office:value-type="float" office:value="1337.765" calcext:value-type="float">
            <text:p>1337.765</text:p>
          </table:table-cell>
          <table:table-cell office:value-type="float" office:value="1656.181" calcext:value-type="float">
            <text:p>1656.181</text:p>
          </table:table-cell>
          <table:table-cell office:value-type="float" office:value="1259.385" calcext:value-type="float">
            <text:p>1259.385</text:p>
          </table:table-cell>
          <table:table-cell office:value-type="float" office:value="751.0759" calcext:value-type="float">
            <text:p>751.0759</text:p>
          </table:table-cell>
          <table:table-cell office:value-type="float" office:value="1118.93" calcext:value-type="float">
            <text:p>1118.93</text:p>
          </table:table-cell>
          <table:table-cell office:value-type="float" office:value="417.0407" calcext:value-type="float">
            <text:p>417.0407</text:p>
          </table:table-cell>
          <table:table-cell office:value-type="float" office:value="1835.389" calcext:value-type="float">
            <text:p>1835.389</text:p>
          </table:table-cell>
          <table:table-cell office:value-type="float" office:value="2073.732" calcext:value-type="float">
            <text:p>2073.732</text:p>
          </table:table-cell>
          <table:table-cell office:value-type="float" office:value="1661.782" calcext:value-type="float">
            <text:p>1661.782</text:p>
          </table:table-cell>
          <table:table-cell office:value-type="float" office:value="585.7132" calcext:value-type="float">
            <text:p>585.7132</text:p>
          </table:table-cell>
          <table:table-cell office:value-type="float" office:value="580.6625" calcext:value-type="float">
            <text:p>580.6625</text:p>
          </table:table-cell>
          <table:table-cell office:value-type="float" office:value="142.7319" calcext:value-type="float">
            <text:p>142.7319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001556435" calcext:value-type="float">
            <text:p>-0.00015564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26121" calcext:value-type="float">
            <text:p>-55.26121</text:p>
          </table:table-cell>
          <table:table-cell office:value-type="float" office:value="0" calcext:value-type="float">
            <text:p>0</text:p>
          </table:table-cell>
          <table:table-cell office:value-type="float" office:value="5.442332" calcext:value-type="float">
            <text:p>5.44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7" calcext:value-type="float">
            <text:p>5042007</text:p>
          </table:table-cell>
          <table:table-cell office:value-type="float" office:value="524.218" calcext:value-type="float">
            <text:p>524.218</text:p>
          </table:table-cell>
          <table:table-cell office:value-type="float" office:value="13419.91" calcext:value-type="float">
            <text:p>13419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50246" calcext:value-type="float">
            <text:p>-58.50246</text:p>
          </table:table-cell>
          <table:table-cell office:value-type="float" office:value="155.3757" calcext:value-type="float">
            <text:p>155.3757</text:p>
          </table:table-cell>
          <table:table-cell office:value-type="float" office:value="0" calcext:value-type="float">
            <text:p>0</text:p>
          </table:table-cell>
          <table:table-cell office:value-type="float" office:value="182.1423" calcext:value-type="float">
            <text:p>182.1423</text:p>
          </table:table-cell>
          <table:table-cell office:value-type="float" office:value="66.79602" calcext:value-type="float">
            <text:p>66.79602</text:p>
          </table:table-cell>
          <table:table-cell office:value-type="float" office:value="0.0355421" calcext:value-type="float">
            <text:p>0.0355421</text:p>
          </table:table-cell>
          <table:table-cell office:value-type="float" office:value="0" calcext:value-type="float">
            <text:p>0</text:p>
          </table:table-cell>
          <table:table-cell office:value-type="float" office:value="0.00007670521" calcext:value-type="float">
            <text:p>7.670521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58.43257" calcext:value-type="float">
            <text:p>-58.43257</text:p>
          </table:table-cell>
          <table:table-cell office:value-type="float" office:value="0" calcext:value-type="float">
            <text:p>0</text:p>
          </table:table-cell>
          <table:table-cell office:value-type="float" office:value="422.5223" calcext:value-type="float">
            <text:p>422.5223</text:p>
          </table:table-cell>
          <table:table-cell office:value-type="float" office:value="1337.312" calcext:value-type="float">
            <text:p>1337.312</text:p>
          </table:table-cell>
          <table:table-cell office:value-type="float" office:value="1655.697" calcext:value-type="float">
            <text:p>1655.697</text:p>
          </table:table-cell>
          <table:table-cell office:value-type="float" office:value="1259.289" calcext:value-type="float">
            <text:p>1259.289</text:p>
          </table:table-cell>
          <table:table-cell office:value-type="float" office:value="750.9965" calcext:value-type="float">
            <text:p>750.9965</text:p>
          </table:table-cell>
          <table:table-cell office:value-type="float" office:value="1118.881" calcext:value-type="float">
            <text:p>1118.881</text:p>
          </table:table-cell>
          <table:table-cell office:value-type="float" office:value="417.0141" calcext:value-type="float">
            <text:p>417.0141</text:p>
          </table:table-cell>
          <table:table-cell office:value-type="float" office:value="1835.357" calcext:value-type="float">
            <text:p>1835.357</text:p>
          </table:table-cell>
          <table:table-cell office:value-type="float" office:value="2073.71" calcext:value-type="float">
            <text:p>2073.71</text:p>
          </table:table-cell>
          <table:table-cell office:value-type="float" office:value="1661.776" calcext:value-type="float">
            <text:p>1661.776</text:p>
          </table:table-cell>
          <table:table-cell office:value-type="float" office:value="585.7104" calcext:value-type="float">
            <text:p>585.7104</text:p>
          </table:table-cell>
          <table:table-cell office:value-type="float" office:value="580.6563" calcext:value-type="float">
            <text:p>580.6563</text:p>
          </table:table-cell>
          <table:table-cell office:value-type="float" office:value="142.7319" calcext:value-type="float">
            <text:p>142.7319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001594346" calcext:value-type="float">
            <text:p>-0.00015943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34894" calcext:value-type="float">
            <text:p>-57.34894</text:p>
          </table:table-cell>
          <table:table-cell office:value-type="float" office:value="0" calcext:value-type="float">
            <text:p>0</text:p>
          </table:table-cell>
          <table:table-cell office:value-type="float" office:value="5.494184" calcext:value-type="float">
            <text:p>5.494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7" calcext:value-type="float">
            <text:p>6042007</text:p>
          </table:table-cell>
          <table:table-cell office:value-type="float" office:value="521.3583" calcext:value-type="float">
            <text:p>521.3583</text:p>
          </table:table-cell>
          <table:table-cell office:value-type="float" office:value="13420.51" calcext:value-type="float">
            <text:p>1342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68744" calcext:value-type="float">
            <text:p>-60.68744</text:p>
          </table:table-cell>
          <table:table-cell office:value-type="float" office:value="162.1824" calcext:value-type="float">
            <text:p>162.1824</text:p>
          </table:table-cell>
          <table:table-cell office:value-type="float" office:value="0" calcext:value-type="float">
            <text:p>0</text:p>
          </table:table-cell>
          <table:table-cell office:value-type="float" office:value="181.6711" calcext:value-type="float">
            <text:p>181.6711</text:p>
          </table:table-cell>
          <table:table-cell office:value-type="float" office:value="65.72031" calcext:value-type="float">
            <text:p>65.72031</text:p>
          </table:table-cell>
          <table:table-cell office:value-type="float" office:value="0.03589113" calcext:value-type="float">
            <text:p>0.03589113</text:p>
          </table:table-cell>
          <table:table-cell office:value-type="float" office:value="0" calcext:value-type="float">
            <text:p>0</text:p>
          </table:table-cell>
          <table:table-cell office:value-type="float" office:value="0.00007670521" calcext:value-type="float">
            <text:p>7.670521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60.6172" calcext:value-type="float">
            <text:p>-60.6172</text:p>
          </table:table-cell>
          <table:table-cell office:value-type="float" office:value="0" calcext:value-type="float">
            <text:p>0</text:p>
          </table:table-cell>
          <table:table-cell office:value-type="float" office:value="422.8485" calcext:value-type="float">
            <text:p>422.8485</text:p>
          </table:table-cell>
          <table:table-cell office:value-type="float" office:value="1336.75" calcext:value-type="float">
            <text:p>1336.75</text:p>
          </table:table-cell>
          <table:table-cell office:value-type="float" office:value="1655.111" calcext:value-type="float">
            <text:p>1655.111</text:p>
          </table:table-cell>
          <table:table-cell office:value-type="float" office:value="1259.173" calcext:value-type="float">
            <text:p>1259.173</text:p>
          </table:table-cell>
          <table:table-cell office:value-type="float" office:value="750.906" calcext:value-type="float">
            <text:p>750.906</text:p>
          </table:table-cell>
          <table:table-cell office:value-type="float" office:value="1118.826" calcext:value-type="float">
            <text:p>1118.826</text:p>
          </table:table-cell>
          <table:table-cell office:value-type="float" office:value="416.9854" calcext:value-type="float">
            <text:p>416.9854</text:p>
          </table:table-cell>
          <table:table-cell office:value-type="float" office:value="1835.324" calcext:value-type="float">
            <text:p>1835.324</text:p>
          </table:table-cell>
          <table:table-cell office:value-type="float" office:value="2073.687" calcext:value-type="float">
            <text:p>2073.687</text:p>
          </table:table-cell>
          <table:table-cell office:value-type="float" office:value="1661.77" calcext:value-type="float">
            <text:p>1661.77</text:p>
          </table:table-cell>
          <table:table-cell office:value-type="float" office:value="585.7074" calcext:value-type="float">
            <text:p>585.7074</text:p>
          </table:table-cell>
          <table:table-cell office:value-type="float" office:value="580.6502" calcext:value-type="float">
            <text:p>580.6502</text:p>
          </table:table-cell>
          <table:table-cell office:value-type="float" office:value="142.7319" calcext:value-type="float">
            <text:p>142.7319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001662533" calcext:value-type="float">
            <text:p>-0.00016625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55537" calcext:value-type="float">
            <text:p>-59.55537</text:p>
          </table:table-cell>
          <table:table-cell office:value-type="float" office:value="0" calcext:value-type="float">
            <text:p>0</text:p>
          </table:table-cell>
          <table:table-cell office:value-type="float" office:value="5.515634" calcext:value-type="float">
            <text:p>5.515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7" calcext:value-type="float">
            <text:p>7042007</text:p>
          </table:table-cell>
          <table:table-cell office:value-type="float" office:value="518.4963" calcext:value-type="float">
            <text:p>518.4963</text:p>
          </table:table-cell>
          <table:table-cell office:value-type="float" office:value="13421.11" calcext:value-type="float">
            <text:p>1342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82444" calcext:value-type="float">
            <text:p>-62.82444</text:p>
          </table:table-cell>
          <table:table-cell office:value-type="float" office:value="167.6421" calcext:value-type="float">
            <text:p>167.6421</text:p>
          </table:table-cell>
          <table:table-cell office:value-type="float" office:value="0" calcext:value-type="float">
            <text:p>0</text:p>
          </table:table-cell>
          <table:table-cell office:value-type="float" office:value="179.5762" calcext:value-type="float">
            <text:p>179.5762</text:p>
          </table:table-cell>
          <table:table-cell office:value-type="float" office:value="65.05624" calcext:value-type="float">
            <text:p>65.05624</text:p>
          </table:table-cell>
          <table:table-cell office:value-type="float" office:value="0.03621487" calcext:value-type="float">
            <text:p>0.03621487</text:p>
          </table:table-cell>
          <table:table-cell office:value-type="float" office:value="0" calcext:value-type="float">
            <text:p>0</text:p>
          </table:table-cell>
          <table:table-cell office:value-type="float" office:value="0.00007670521" calcext:value-type="float">
            <text:p>7.670521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62.75387" calcext:value-type="float">
            <text:p>-62.75387</text:p>
          </table:table-cell>
          <table:table-cell office:value-type="float" office:value="0" calcext:value-type="float">
            <text:p>0</text:p>
          </table:table-cell>
          <table:table-cell office:value-type="float" office:value="423.1878" calcext:value-type="float">
            <text:p>423.1878</text:p>
          </table:table-cell>
          <table:table-cell office:value-type="float" office:value="1335.982" calcext:value-type="float">
            <text:p>1335.982</text:p>
          </table:table-cell>
          <table:table-cell office:value-type="float" office:value="1654.364" calcext:value-type="float">
            <text:p>1654.364</text:p>
          </table:table-cell>
          <table:table-cell office:value-type="float" office:value="1259.026" calcext:value-type="float">
            <text:p>1259.026</text:p>
          </table:table-cell>
          <table:table-cell office:value-type="float" office:value="750.7998" calcext:value-type="float">
            <text:p>750.7998</text:p>
          </table:table-cell>
          <table:table-cell office:value-type="float" office:value="1118.763" calcext:value-type="float">
            <text:p>1118.763</text:p>
          </table:table-cell>
          <table:table-cell office:value-type="float" office:value="416.9535" calcext:value-type="float">
            <text:p>416.9535</text:p>
          </table:table-cell>
          <table:table-cell office:value-type="float" office:value="1835.288" calcext:value-type="float">
            <text:p>1835.288</text:p>
          </table:table-cell>
          <table:table-cell office:value-type="float" office:value="2073.664" calcext:value-type="float">
            <text:p>2073.664</text:p>
          </table:table-cell>
          <table:table-cell office:value-type="float" office:value="1661.764" calcext:value-type="float">
            <text:p>1661.764</text:p>
          </table:table-cell>
          <table:table-cell office:value-type="float" office:value="585.7045" calcext:value-type="float">
            <text:p>585.7045</text:p>
          </table:table-cell>
          <table:table-cell office:value-type="float" office:value="580.644" calcext:value-type="float">
            <text:p>580.644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0020152" calcext:value-type="float">
            <text:p>-0.000201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1.7619" calcext:value-type="float">
            <text:p>-61.7619</text:p>
          </table:table-cell>
          <table:table-cell office:value-type="float" office:value="0" calcext:value-type="float">
            <text:p>0</text:p>
          </table:table-cell>
          <table:table-cell office:value-type="float" office:value="5.585418" calcext:value-type="float">
            <text:p>5.585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7" calcext:value-type="float">
            <text:p>8042007</text:p>
          </table:table-cell>
          <table:table-cell office:value-type="float" office:value="515.1339" calcext:value-type="float">
            <text:p>515.1339</text:p>
          </table:table-cell>
          <table:table-cell office:value-type="float" office:value="13421.72" calcext:value-type="float">
            <text:p>13421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41591" calcext:value-type="float">
            <text:p>-65.41591</text:p>
          </table:table-cell>
          <table:table-cell office:value-type="float" office:value="173.887" calcext:value-type="float">
            <text:p>173.887</text:p>
          </table:table-cell>
          <table:table-cell office:value-type="float" office:value="0" calcext:value-type="float">
            <text:p>0</text:p>
          </table:table-cell>
          <table:table-cell office:value-type="float" office:value="177.3807" calcext:value-type="float">
            <text:p>177.3807</text:p>
          </table:table-cell>
          <table:table-cell office:value-type="float" office:value="64.47835" calcext:value-type="float">
            <text:p>64.47835</text:p>
          </table:table-cell>
          <table:table-cell office:value-type="float" office:value="0.03640195" calcext:value-type="float">
            <text:p>0.03640195</text:p>
          </table:table-cell>
          <table:table-cell office:value-type="float" office:value="0" calcext:value-type="float">
            <text:p>0</text:p>
          </table:table-cell>
          <table:table-cell office:value-type="float" office:value="0.00007670521" calcext:value-type="float">
            <text:p>7.670521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65.34515" calcext:value-type="float">
            <text:p>-65.34515</text:p>
          </table:table-cell>
          <table:table-cell office:value-type="float" office:value="0" calcext:value-type="float">
            <text:p>0</text:p>
          </table:table-cell>
          <table:table-cell office:value-type="float" office:value="423.5079" calcext:value-type="float">
            <text:p>423.5079</text:p>
          </table:table-cell>
          <table:table-cell office:value-type="float" office:value="1334.97" calcext:value-type="float">
            <text:p>1334.97</text:p>
          </table:table-cell>
          <table:table-cell office:value-type="float" office:value="1653.393" calcext:value-type="float">
            <text:p>1653.393</text:p>
          </table:table-cell>
          <table:table-cell office:value-type="float" office:value="1258.839" calcext:value-type="float">
            <text:p>1258.839</text:p>
          </table:table-cell>
          <table:table-cell office:value-type="float" office:value="750.6712" calcext:value-type="float">
            <text:p>750.6712</text:p>
          </table:table-cell>
          <table:table-cell office:value-type="float" office:value="1118.686" calcext:value-type="float">
            <text:p>1118.686</text:p>
          </table:table-cell>
          <table:table-cell office:value-type="float" office:value="416.9165" calcext:value-type="float">
            <text:p>416.9165</text:p>
          </table:table-cell>
          <table:table-cell office:value-type="float" office:value="1835.25" calcext:value-type="float">
            <text:p>1835.25</text:p>
          </table:table-cell>
          <table:table-cell office:value-type="float" office:value="2073.64" calcext:value-type="float">
            <text:p>2073.64</text:p>
          </table:table-cell>
          <table:table-cell office:value-type="float" office:value="1661.758" calcext:value-type="float">
            <text:p>1661.758</text:p>
          </table:table-cell>
          <table:table-cell office:value-type="float" office:value="585.7015" calcext:value-type="float">
            <text:p>585.7015</text:p>
          </table:table-cell>
          <table:table-cell office:value-type="float" office:value="580.6377" calcext:value-type="float">
            <text:p>580.6377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6" calcext:value-type="float">
            <text:p>35.67516</text:p>
          </table:table-cell>
          <table:table-cell office:value-type="float" office:value="0" calcext:value-type="float">
            <text:p>0</text:p>
          </table:table-cell>
          <table:table-cell office:value-type="float" office:value="-0.0003618667" calcext:value-type="float">
            <text:p>-0.0003618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4.45242" calcext:value-type="float">
            <text:p>-64.45242</text:p>
          </table:table-cell>
          <table:table-cell office:value-type="float" office:value="0" calcext:value-type="float">
            <text:p>0</text:p>
          </table:table-cell>
          <table:table-cell office:value-type="float" office:value="5.684654" calcext:value-type="float">
            <text:p>5.684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7" calcext:value-type="float">
            <text:p>9042007</text:p>
          </table:table-cell>
          <table:table-cell office:value-type="float" office:value="511.9165" calcext:value-type="float">
            <text:p>511.9165</text:p>
          </table:table-cell>
          <table:table-cell office:value-type="float" office:value="13422.19" calcext:value-type="float">
            <text:p>13422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02689" calcext:value-type="float">
            <text:p>-68.02689</text:p>
          </table:table-cell>
          <table:table-cell office:value-type="float" office:value="179.6486" calcext:value-type="float">
            <text:p>179.6486</text:p>
          </table:table-cell>
          <table:table-cell office:value-type="float" office:value="0" calcext:value-type="float">
            <text:p>0</text:p>
          </table:table-cell>
          <table:table-cell office:value-type="float" office:value="176.0412" calcext:value-type="float">
            <text:p>176.0412</text:p>
          </table:table-cell>
          <table:table-cell office:value-type="float" office:value="64.15572" calcext:value-type="float">
            <text:p>64.15572</text:p>
          </table:table-cell>
          <table:table-cell office:value-type="float" office:value="0.03658192" calcext:value-type="float">
            <text:p>0.03658192</text:p>
          </table:table-cell>
          <table:table-cell office:value-type="float" office:value="0" calcext:value-type="float">
            <text:p>0</text:p>
          </table:table-cell>
          <table:table-cell office:value-type="float" office:value="0.00007675866" calcext:value-type="float">
            <text:p>7.675866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67.95595" calcext:value-type="float">
            <text:p>-67.95595</text:p>
          </table:table-cell>
          <table:table-cell office:value-type="float" office:value="0" calcext:value-type="float">
            <text:p>0</text:p>
          </table:table-cell>
          <table:table-cell office:value-type="float" office:value="423.7477" calcext:value-type="float">
            <text:p>423.7477</text:p>
          </table:table-cell>
          <table:table-cell office:value-type="float" office:value="1333.929" calcext:value-type="float">
            <text:p>1333.929</text:p>
          </table:table-cell>
          <table:table-cell office:value-type="float" office:value="1652.339" calcext:value-type="float">
            <text:p>1652.339</text:p>
          </table:table-cell>
          <table:table-cell office:value-type="float" office:value="1258.629" calcext:value-type="float">
            <text:p>1258.629</text:p>
          </table:table-cell>
          <table:table-cell office:value-type="float" office:value="750.5254" calcext:value-type="float">
            <text:p>750.5254</text:p>
          </table:table-cell>
          <table:table-cell office:value-type="float" office:value="1118.598" calcext:value-type="float">
            <text:p>1118.598</text:p>
          </table:table-cell>
          <table:table-cell office:value-type="float" office:value="416.8744" calcext:value-type="float">
            <text:p>416.8744</text:p>
          </table:table-cell>
          <table:table-cell office:value-type="float" office:value="1835.208" calcext:value-type="float">
            <text:p>1835.208</text:p>
          </table:table-cell>
          <table:table-cell office:value-type="float" office:value="2073.615" calcext:value-type="float">
            <text:p>2073.615</text:p>
          </table:table-cell>
          <table:table-cell office:value-type="float" office:value="1661.752" calcext:value-type="float">
            <text:p>1661.752</text:p>
          </table:table-cell>
          <table:table-cell office:value-type="float" office:value="585.6984" calcext:value-type="float">
            <text:p>585.6984</text:p>
          </table:table-cell>
          <table:table-cell office:value-type="float" office:value="580.6313" calcext:value-type="float">
            <text:p>580.6313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6" calcext:value-type="float">
            <text:p>35.67516</text:p>
          </table:table-cell>
          <table:table-cell office:value-type="float" office:value="0" calcext:value-type="float">
            <text:p>0</text:p>
          </table:table-cell>
          <table:table-cell office:value-type="float" office:value="-0.0005369919" calcext:value-type="float">
            <text:p>-0.00053699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7.14175" calcext:value-type="float">
            <text:p>-67.14175</text:p>
          </table:table-cell>
          <table:table-cell office:value-type="float" office:value="0" calcext:value-type="float">
            <text:p>0</text:p>
          </table:table-cell>
          <table:table-cell office:value-type="float" office:value="5.763465" calcext:value-type="float">
            <text:p>5.763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7" calcext:value-type="float">
            <text:p>10042007</text:p>
          </table:table-cell>
          <table:table-cell office:value-type="float" office:value="508.3985" calcext:value-type="float">
            <text:p>508.3985</text:p>
          </table:table-cell>
          <table:table-cell office:value-type="float" office:value="13422.78" calcext:value-type="float">
            <text:p>13422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59694" calcext:value-type="float">
            <text:p>-70.59694</text:p>
          </table:table-cell>
          <table:table-cell office:value-type="float" office:value="184.784" calcext:value-type="float">
            <text:p>184.784</text:p>
          </table:table-cell>
          <table:table-cell office:value-type="float" office:value="0" calcext:value-type="float">
            <text:p>0</text:p>
          </table:table-cell>
          <table:table-cell office:value-type="float" office:value="176.2049" calcext:value-type="float">
            <text:p>176.2049</text:p>
          </table:table-cell>
          <table:table-cell office:value-type="float" office:value="62.93501" calcext:value-type="float">
            <text:p>62.93501</text:p>
          </table:table-cell>
          <table:table-cell office:value-type="float" office:value="0.03668712" calcext:value-type="float">
            <text:p>0.03668712</text:p>
          </table:table-cell>
          <table:table-cell office:value-type="float" office:value="0" calcext:value-type="float">
            <text:p>0</text:p>
          </table:table-cell>
          <table:table-cell office:value-type="float" office:value="0.00007757511" calcext:value-type="float">
            <text:p>7.757511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70.52589" calcext:value-type="float">
            <text:p>-70.52589</text:p>
          </table:table-cell>
          <table:table-cell office:value-type="float" office:value="0" calcext:value-type="float">
            <text:p>0</text:p>
          </table:table-cell>
          <table:table-cell office:value-type="float" office:value="424.0394" calcext:value-type="float">
            <text:p>424.0394</text:p>
          </table:table-cell>
          <table:table-cell office:value-type="float" office:value="1333.239" calcext:value-type="float">
            <text:p>1333.239</text:p>
          </table:table-cell>
          <table:table-cell office:value-type="float" office:value="1651.544" calcext:value-type="float">
            <text:p>1651.544</text:p>
          </table:table-cell>
          <table:table-cell office:value-type="float" office:value="1258.459" calcext:value-type="float">
            <text:p>1258.459</text:p>
          </table:table-cell>
          <table:table-cell office:value-type="float" office:value="750.3932" calcext:value-type="float">
            <text:p>750.3932</text:p>
          </table:table-cell>
          <table:table-cell office:value-type="float" office:value="1118.512" calcext:value-type="float">
            <text:p>1118.512</text:p>
          </table:table-cell>
          <table:table-cell office:value-type="float" office:value="416.8307" calcext:value-type="float">
            <text:p>416.8307</text:p>
          </table:table-cell>
          <table:table-cell office:value-type="float" office:value="1835.164" calcext:value-type="float">
            <text:p>1835.164</text:p>
          </table:table-cell>
          <table:table-cell office:value-type="float" office:value="2073.589" calcext:value-type="float">
            <text:p>2073.589</text:p>
          </table:table-cell>
          <table:table-cell office:value-type="float" office:value="1661.745" calcext:value-type="float">
            <text:p>1661.745</text:p>
          </table:table-cell>
          <table:table-cell office:value-type="float" office:value="585.6952" calcext:value-type="float">
            <text:p>585.6952</text:p>
          </table:table-cell>
          <table:table-cell office:value-type="float" office:value="580.6248" calcext:value-type="float">
            <text:p>580.6248</text:p>
          </table:table-cell>
          <table:table-cell office:value-type="float" office:value="142.732" calcext:value-type="float">
            <text:p>142.732</text:p>
          </table:table-cell>
          <table:table-cell office:value-type="float" office:value="35.67516" calcext:value-type="float">
            <text:p>35.67516</text:p>
          </table:table-cell>
          <table:table-cell office:value-type="float" office:value="0" calcext:value-type="float">
            <text:p>0</text:p>
          </table:table-cell>
          <table:table-cell office:value-type="float" office:value="-0.0007564096" calcext:value-type="float">
            <text:p>-0.00075640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.01965" calcext:value-type="float">
            <text:p>-70.01965</text:p>
          </table:table-cell>
          <table:table-cell office:value-type="float" office:value="0" calcext:value-type="float">
            <text:p>0</text:p>
          </table:table-cell>
          <table:table-cell office:value-type="float" office:value="6.071599" calcext:value-type="float">
            <text:p>6.07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7" calcext:value-type="float">
            <text:p>11042007</text:p>
          </table:table-cell>
          <table:table-cell office:value-type="float" office:value="505.4314" calcext:value-type="float">
            <text:p>505.4314</text:p>
          </table:table-cell>
          <table:table-cell office:value-type="float" office:value="13423.29" calcext:value-type="float">
            <text:p>13423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78719" calcext:value-type="float">
            <text:p>-72.78719</text:p>
          </table:table-cell>
          <table:table-cell office:value-type="float" office:value="189.7386" calcext:value-type="float">
            <text:p>189.7386</text:p>
          </table:table-cell>
          <table:table-cell office:value-type="float" office:value="0" calcext:value-type="float">
            <text:p>0</text:p>
          </table:table-cell>
          <table:table-cell office:value-type="float" office:value="176.1731" calcext:value-type="float">
            <text:p>176.1731</text:p>
          </table:table-cell>
          <table:table-cell office:value-type="float" office:value="61.87017" calcext:value-type="float">
            <text:p>61.87017</text:p>
          </table:table-cell>
          <table:table-cell office:value-type="float" office:value="0.03680455" calcext:value-type="float">
            <text:p>0.03680455</text:p>
          </table:table-cell>
          <table:table-cell office:value-type="float" office:value="0" calcext:value-type="float">
            <text:p>0</text:p>
          </table:table-cell>
          <table:table-cell office:value-type="float" office:value="0.00007784305" calcext:value-type="float">
            <text:p>7.78430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72.71603" calcext:value-type="float">
            <text:p>-72.71603</text:p>
          </table:table-cell>
          <table:table-cell office:value-type="float" office:value="0" calcext:value-type="float">
            <text:p>0</text:p>
          </table:table-cell>
          <table:table-cell office:value-type="float" office:value="424.3143" calcext:value-type="float">
            <text:p>424.3143</text:p>
          </table:table-cell>
          <table:table-cell office:value-type="float" office:value="1332.684" calcext:value-type="float">
            <text:p>1332.684</text:p>
          </table:table-cell>
          <table:table-cell office:value-type="float" office:value="1650.901" calcext:value-type="float">
            <text:p>1650.901</text:p>
          </table:table-cell>
          <table:table-cell office:value-type="float" office:value="1258.319" calcext:value-type="float">
            <text:p>1258.319</text:p>
          </table:table-cell>
          <table:table-cell office:value-type="float" office:value="750.2791" calcext:value-type="float">
            <text:p>750.2791</text:p>
          </table:table-cell>
          <table:table-cell office:value-type="float" office:value="1118.435" calcext:value-type="float">
            <text:p>1118.435</text:p>
          </table:table-cell>
          <table:table-cell office:value-type="float" office:value="416.7903" calcext:value-type="float">
            <text:p>416.7903</text:p>
          </table:table-cell>
          <table:table-cell office:value-type="float" office:value="1835.119" calcext:value-type="float">
            <text:p>1835.119</text:p>
          </table:table-cell>
          <table:table-cell office:value-type="float" office:value="2073.562" calcext:value-type="float">
            <text:p>2073.562</text:p>
          </table:table-cell>
          <table:table-cell office:value-type="float" office:value="1661.738" calcext:value-type="float">
            <text:p>1661.738</text:p>
          </table:table-cell>
          <table:table-cell office:value-type="float" office:value="585.692" calcext:value-type="float">
            <text:p>585.692</text:p>
          </table:table-cell>
          <table:table-cell office:value-type="float" office:value="580.6182" calcext:value-type="float">
            <text:p>580.6182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16" calcext:value-type="float">
            <text:p>35.67516</text:p>
          </table:table-cell>
          <table:table-cell office:value-type="float" office:value="0" calcext:value-type="float">
            <text:p>0</text:p>
          </table:table-cell>
          <table:table-cell office:value-type="float" office:value="-0.0008953926" calcext:value-type="float">
            <text:p>-0.00089539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2.41965" calcext:value-type="float">
            <text:p>-72.41965</text:p>
          </table:table-cell>
          <table:table-cell office:value-type="float" office:value="0" calcext:value-type="float">
            <text:p>0</text:p>
          </table:table-cell>
          <table:table-cell office:value-type="float" office:value="6.281326" calcext:value-type="float">
            <text:p>6.28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7" calcext:value-type="float">
            <text:p>12042007</text:p>
          </table:table-cell>
          <table:table-cell office:value-type="float" office:value="502.6743" calcext:value-type="float">
            <text:p>502.6743</text:p>
          </table:table-cell>
          <table:table-cell office:value-type="float" office:value="13423.79" calcext:value-type="float">
            <text:p>13423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16223" calcext:value-type="float">
            <text:p>-75.16223</text:p>
          </table:table-cell>
          <table:table-cell office:value-type="float" office:value="197.1485" calcext:value-type="float">
            <text:p>197.1485</text:p>
          </table:table-cell>
          <table:table-cell office:value-type="float" office:value="0" calcext:value-type="float">
            <text:p>0</text:p>
          </table:table-cell>
          <table:table-cell office:value-type="float" office:value="176.0672" calcext:value-type="float">
            <text:p>176.0672</text:p>
          </table:table-cell>
          <table:table-cell office:value-type="float" office:value="60.88421" calcext:value-type="float">
            <text:p>60.88421</text:p>
          </table:table-cell>
          <table:table-cell office:value-type="float" office:value="0.03697002" calcext:value-type="float">
            <text:p>0.03697002</text:p>
          </table:table-cell>
          <table:table-cell office:value-type="float" office:value="0" calcext:value-type="float">
            <text:p>0</text:p>
          </table:table-cell>
          <table:table-cell office:value-type="float" office:value="0.00007784305" calcext:value-type="float">
            <text:p>7.78430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75.0909" calcext:value-type="float">
            <text:p>-75.0909</text:p>
          </table:table-cell>
          <table:table-cell office:value-type="float" office:value="0" calcext:value-type="float">
            <text:p>0</text:p>
          </table:table-cell>
          <table:table-cell office:value-type="float" office:value="424.5806" calcext:value-type="float">
            <text:p>424.5806</text:p>
          </table:table-cell>
          <table:table-cell office:value-type="float" office:value="1332.171" calcext:value-type="float">
            <text:p>1332.171</text:p>
          </table:table-cell>
          <table:table-cell office:value-type="float" office:value="1650.308" calcext:value-type="float">
            <text:p>1650.308</text:p>
          </table:table-cell>
          <table:table-cell office:value-type="float" office:value="1258.184" calcext:value-type="float">
            <text:p>1258.184</text:p>
          </table:table-cell>
          <table:table-cell office:value-type="float" office:value="750.173" calcext:value-type="float">
            <text:p>750.173</text:p>
          </table:table-cell>
          <table:table-cell office:value-type="float" office:value="1118.361" calcext:value-type="float">
            <text:p>1118.361</text:p>
          </table:table-cell>
          <table:table-cell office:value-type="float" office:value="416.7516" calcext:value-type="float">
            <text:p>416.7516</text:p>
          </table:table-cell>
          <table:table-cell office:value-type="float" office:value="1835.076" calcext:value-type="float">
            <text:p>1835.076</text:p>
          </table:table-cell>
          <table:table-cell office:value-type="float" office:value="2073.535" calcext:value-type="float">
            <text:p>2073.535</text:p>
          </table:table-cell>
          <table:table-cell office:value-type="float" office:value="1661.731" calcext:value-type="float">
            <text:p>1661.731</text:p>
          </table:table-cell>
          <table:table-cell office:value-type="float" office:value="585.6887" calcext:value-type="float">
            <text:p>585.6887</text:p>
          </table:table-cell>
          <table:table-cell office:value-type="float" office:value="580.6114" calcext:value-type="float">
            <text:p>580.6114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16" calcext:value-type="float">
            <text:p>35.67516</text:p>
          </table:table-cell>
          <table:table-cell office:value-type="float" office:value="0" calcext:value-type="float">
            <text:p>0</text:p>
          </table:table-cell>
          <table:table-cell office:value-type="float" office:value="-0.0009395062" calcext:value-type="float">
            <text:p>-0.00093950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4.64069" calcext:value-type="float">
            <text:p>-74.64069</text:p>
          </table:table-cell>
          <table:table-cell office:value-type="float" office:value="0" calcext:value-type="float">
            <text:p>0</text:p>
          </table:table-cell>
          <table:table-cell office:value-type="float" office:value="6.127586" calcext:value-type="float">
            <text:p>6.127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7" calcext:value-type="float">
            <text:p>13042007</text:p>
          </table:table-cell>
          <table:table-cell office:value-type="float" office:value="499.5571" calcext:value-type="float">
            <text:p>499.5571</text:p>
          </table:table-cell>
          <table:table-cell office:value-type="float" office:value="13424.37" calcext:value-type="float">
            <text:p>13424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70737" calcext:value-type="float">
            <text:p>-77.70737</text:p>
          </table:table-cell>
          <table:table-cell office:value-type="float" office:value="205.2087" calcext:value-type="float">
            <text:p>205.2087</text:p>
          </table:table-cell>
          <table:table-cell office:value-type="float" office:value="0" calcext:value-type="float">
            <text:p>0</text:p>
          </table:table-cell>
          <table:table-cell office:value-type="float" office:value="175.9901" calcext:value-type="float">
            <text:p>175.9901</text:p>
          </table:table-cell>
          <table:table-cell office:value-type="float" office:value="59.68439" calcext:value-type="float">
            <text:p>59.68439</text:p>
          </table:table-cell>
          <table:table-cell office:value-type="float" office:value="0.0371385" calcext:value-type="float">
            <text:p>0.0371385</text:p>
          </table:table-cell>
          <table:table-cell office:value-type="float" office:value="0" calcext:value-type="float">
            <text:p>0</text:p>
          </table:table-cell>
          <table:table-cell office:value-type="float" office:value="0.00007784305" calcext:value-type="float">
            <text:p>7.78430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77.63587" calcext:value-type="float">
            <text:p>-77.63587</text:p>
          </table:table-cell>
          <table:table-cell office:value-type="float" office:value="0" calcext:value-type="float">
            <text:p>0</text:p>
          </table:table-cell>
          <table:table-cell office:value-type="float" office:value="424.8934" calcext:value-type="float">
            <text:p>424.8934</text:p>
          </table:table-cell>
          <table:table-cell office:value-type="float" office:value="1331.587" calcext:value-type="float">
            <text:p>1331.587</text:p>
          </table:table-cell>
          <table:table-cell office:value-type="float" office:value="1649.682" calcext:value-type="float">
            <text:p>1649.682</text:p>
          </table:table-cell>
          <table:table-cell office:value-type="float" office:value="1258.048" calcext:value-type="float">
            <text:p>1258.048</text:p>
          </table:table-cell>
          <table:table-cell office:value-type="float" office:value="750.0712" calcext:value-type="float">
            <text:p>750.0712</text:p>
          </table:table-cell>
          <table:table-cell office:value-type="float" office:value="1118.291" calcext:value-type="float">
            <text:p>1118.291</text:p>
          </table:table-cell>
          <table:table-cell office:value-type="float" office:value="416.7142" calcext:value-type="float">
            <text:p>416.7142</text:p>
          </table:table-cell>
          <table:table-cell office:value-type="float" office:value="1835.033" calcext:value-type="float">
            <text:p>1835.033</text:p>
          </table:table-cell>
          <table:table-cell office:value-type="float" office:value="2073.508" calcext:value-type="float">
            <text:p>2073.508</text:p>
          </table:table-cell>
          <table:table-cell office:value-type="float" office:value="1661.723" calcext:value-type="float">
            <text:p>1661.723</text:p>
          </table:table-cell>
          <table:table-cell office:value-type="float" office:value="585.6852" calcext:value-type="float">
            <text:p>585.6852</text:p>
          </table:table-cell>
          <table:table-cell office:value-type="float" office:value="580.6044" calcext:value-type="float">
            <text:p>580.6044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15" calcext:value-type="float">
            <text:p>35.67515</text:p>
          </table:table-cell>
          <table:table-cell office:value-type="float" office:value="0" calcext:value-type="float">
            <text:p>0</text:p>
          </table:table-cell>
          <table:table-cell office:value-type="float" office:value="-0.001001526" calcext:value-type="float">
            <text:p>-0.0010015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7.12679" calcext:value-type="float">
            <text:p>-77.12679</text:p>
          </table:table-cell>
          <table:table-cell office:value-type="float" office:value="0" calcext:value-type="float">
            <text:p>0</text:p>
          </table:table-cell>
          <table:table-cell office:value-type="float" office:value="6.068406" calcext:value-type="float">
            <text:p>6.068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7" calcext:value-type="float">
            <text:p>14042007</text:p>
          </table:table-cell>
          <table:table-cell office:value-type="float" office:value="496.741" calcext:value-type="float">
            <text:p>496.741</text:p>
          </table:table-cell>
          <table:table-cell office:value-type="float" office:value="13424.85" calcext:value-type="float">
            <text:p>13424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00178" calcext:value-type="float">
            <text:p>-80.00178</text:p>
          </table:table-cell>
          <table:table-cell office:value-type="float" office:value="212.6122" calcext:value-type="float">
            <text:p>212.6122</text:p>
          </table:table-cell>
          <table:table-cell office:value-type="float" office:value="0" calcext:value-type="float">
            <text:p>0</text:p>
          </table:table-cell>
          <table:table-cell office:value-type="float" office:value="175.5465" calcext:value-type="float">
            <text:p>175.5465</text:p>
          </table:table-cell>
          <table:table-cell office:value-type="float" office:value="58.89788" calcext:value-type="float">
            <text:p>58.89788</text:p>
          </table:table-cell>
          <table:table-cell office:value-type="float" office:value="0.03733818" calcext:value-type="float">
            <text:p>0.03733818</text:p>
          </table:table-cell>
          <table:table-cell office:value-type="float" office:value="0" calcext:value-type="float">
            <text:p>0</text:p>
          </table:table-cell>
          <table:table-cell office:value-type="float" office:value="0.00007784305" calcext:value-type="float">
            <text:p>7.78430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79.93008" calcext:value-type="float">
            <text:p>-79.93008</text:p>
          </table:table-cell>
          <table:table-cell office:value-type="float" office:value="0" calcext:value-type="float">
            <text:p>0</text:p>
          </table:table-cell>
          <table:table-cell office:value-type="float" office:value="425.1274" calcext:value-type="float">
            <text:p>425.1274</text:p>
          </table:table-cell>
          <table:table-cell office:value-type="float" office:value="1330.939" calcext:value-type="float">
            <text:p>1330.939</text:p>
          </table:table-cell>
          <table:table-cell office:value-type="float" office:value="1649.002" calcext:value-type="float">
            <text:p>1649.002</text:p>
          </table:table-cell>
          <table:table-cell office:value-type="float" office:value="1257.898" calcext:value-type="float">
            <text:p>1257.898</text:p>
          </table:table-cell>
          <table:table-cell office:value-type="float" office:value="749.9637" calcext:value-type="float">
            <text:p>749.9637</text:p>
          </table:table-cell>
          <table:table-cell office:value-type="float" office:value="1118.218" calcext:value-type="float">
            <text:p>1118.218</text:p>
          </table:table-cell>
          <table:table-cell office:value-type="float" office:value="416.6762" calcext:value-type="float">
            <text:p>416.6762</text:p>
          </table:table-cell>
          <table:table-cell office:value-type="float" office:value="1834.99" calcext:value-type="float">
            <text:p>1834.99</text:p>
          </table:table-cell>
          <table:table-cell office:value-type="float" office:value="2073.48" calcext:value-type="float">
            <text:p>2073.48</text:p>
          </table:table-cell>
          <table:table-cell office:value-type="float" office:value="1661.715" calcext:value-type="float">
            <text:p>1661.715</text:p>
          </table:table-cell>
          <table:table-cell office:value-type="float" office:value="585.6816" calcext:value-type="float">
            <text:p>585.6816</text:p>
          </table:table-cell>
          <table:table-cell office:value-type="float" office:value="580.5974" calcext:value-type="float">
            <text:p>580.5974</text:p>
          </table:table-cell>
          <table:table-cell office:value-type="float" office:value="142.7321" calcext:value-type="float">
            <text:p>142.7321</text:p>
          </table:table-cell>
          <table:table-cell office:value-type="float" office:value="35.67515" calcext:value-type="float">
            <text:p>35.67515</text:p>
          </table:table-cell>
          <table:table-cell office:value-type="float" office:value="0" calcext:value-type="float">
            <text:p>0</text:p>
          </table:table-cell>
          <table:table-cell office:value-type="float" office:value="-0.001062979" calcext:value-type="float">
            <text:p>-0.0010629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9.41641" calcext:value-type="float">
            <text:p>-79.41641</text:p>
          </table:table-cell>
          <table:table-cell office:value-type="float" office:value="0" calcext:value-type="float">
            <text:p>0</text:p>
          </table:table-cell>
          <table:table-cell office:value-type="float" office:value="6.064074" calcext:value-type="float">
            <text:p>6.06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7" calcext:value-type="float">
            <text:p>15042007</text:p>
          </table:table-cell>
          <table:table-cell office:value-type="float" office:value="494.1695" calcext:value-type="float">
            <text:p>494.1695</text:p>
          </table:table-cell>
          <table:table-cell office:value-type="float" office:value="13425.25" calcext:value-type="float">
            <text:p>13425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04768" calcext:value-type="float">
            <text:p>-82.04768</text:p>
          </table:table-cell>
          <table:table-cell office:value-type="float" office:value="217.9888" calcext:value-type="float">
            <text:p>217.9888</text:p>
          </table:table-cell>
          <table:table-cell office:value-type="float" office:value="0" calcext:value-type="float">
            <text:p>0</text:p>
          </table:table-cell>
          <table:table-cell office:value-type="float" office:value="174.0287" calcext:value-type="float">
            <text:p>174.0287</text:p>
          </table:table-cell>
          <table:table-cell office:value-type="float" office:value="58.54054" calcext:value-type="float">
            <text:p>58.54054</text:p>
          </table:table-cell>
          <table:table-cell office:value-type="float" office:value="0.03746178" calcext:value-type="float">
            <text:p>0.03746178</text:p>
          </table:table-cell>
          <table:table-cell office:value-type="float" office:value="0" calcext:value-type="float">
            <text:p>0</text:p>
          </table:table-cell>
          <table:table-cell office:value-type="float" office:value="0.00007784305" calcext:value-type="float">
            <text:p>7.78430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81.97587" calcext:value-type="float">
            <text:p>-81.97587</text:p>
          </table:table-cell>
          <table:table-cell office:value-type="float" office:value="0" calcext:value-type="float">
            <text:p>0</text:p>
          </table:table-cell>
          <table:table-cell office:value-type="float" office:value="425.3612" calcext:value-type="float">
            <text:p>425.3612</text:p>
          </table:table-cell>
          <table:table-cell office:value-type="float" office:value="1330.172" calcext:value-type="float">
            <text:p>1330.172</text:p>
          </table:table-cell>
          <table:table-cell office:value-type="float" office:value="1648.215" calcext:value-type="float">
            <text:p>1648.215</text:p>
          </table:table-cell>
          <table:table-cell office:value-type="float" office:value="1257.732" calcext:value-type="float">
            <text:p>1257.732</text:p>
          </table:table-cell>
          <table:table-cell office:value-type="float" office:value="749.8469" calcext:value-type="float">
            <text:p>749.8469</text:p>
          </table:table-cell>
          <table:table-cell office:value-type="float" office:value="1118.139" calcext:value-type="float">
            <text:p>1118.139</text:p>
          </table:table-cell>
          <table:table-cell office:value-type="float" office:value="416.6365" calcext:value-type="float">
            <text:p>416.6365</text:p>
          </table:table-cell>
          <table:table-cell office:value-type="float" office:value="1834.947" calcext:value-type="float">
            <text:p>1834.947</text:p>
          </table:table-cell>
          <table:table-cell office:value-type="float" office:value="2073.453" calcext:value-type="float">
            <text:p>2073.453</text:p>
          </table:table-cell>
          <table:table-cell office:value-type="float" office:value="1661.707" calcext:value-type="float">
            <text:p>1661.707</text:p>
          </table:table-cell>
          <table:table-cell office:value-type="float" office:value="585.6781" calcext:value-type="float">
            <text:p>585.6781</text:p>
          </table:table-cell>
          <table:table-cell office:value-type="float" office:value="580.5901" calcext:value-type="float">
            <text:p>580.5901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15" calcext:value-type="float">
            <text:p>35.67515</text:p>
          </table:table-cell>
          <table:table-cell office:value-type="float" office:value="0" calcext:value-type="float">
            <text:p>0</text:p>
          </table:table-cell>
          <table:table-cell office:value-type="float" office:value="-0.001172077" calcext:value-type="float">
            <text:p>-0.0011720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1.53381" calcext:value-type="float">
            <text:p>-81.53381</text:p>
          </table:table-cell>
          <table:table-cell office:value-type="float" office:value="0" calcext:value-type="float">
            <text:p>0</text:p>
          </table:table-cell>
          <table:table-cell office:value-type="float" office:value="6.135098" calcext:value-type="float">
            <text:p>6.135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7" calcext:value-type="float">
            <text:p>16042007</text:p>
          </table:table-cell>
          <table:table-cell office:value-type="float" office:value="492.142" calcext:value-type="float">
            <text:p>492.142</text:p>
          </table:table-cell>
          <table:table-cell office:value-type="float" office:value="13425.5" calcext:value-type="float">
            <text:p>1342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7915" calcext:value-type="float">
            <text:p>-83.7915</text:p>
          </table:table-cell>
          <table:table-cell office:value-type="float" office:value="223.0354" calcext:value-type="float">
            <text:p>223.0354</text:p>
          </table:table-cell>
          <table:table-cell office:value-type="float" office:value="0" calcext:value-type="float">
            <text:p>0</text:p>
          </table:table-cell>
          <table:table-cell office:value-type="float" office:value="173.2027" calcext:value-type="float">
            <text:p>173.2027</text:p>
          </table:table-cell>
          <table:table-cell office:value-type="float" office:value="58.399" calcext:value-type="float">
            <text:p>58.399</text:p>
          </table:table-cell>
          <table:table-cell office:value-type="float" office:value="0.03762719" calcext:value-type="float">
            <text:p>0.03762719</text:p>
          </table:table-cell>
          <table:table-cell office:value-type="float" office:value="0" calcext:value-type="float">
            <text:p>0</text:p>
          </table:table-cell>
          <table:table-cell office:value-type="float" office:value="0.00007784305" calcext:value-type="float">
            <text:p>7.78430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83.71951" calcext:value-type="float">
            <text:p>-83.71951</text:p>
          </table:table-cell>
          <table:table-cell office:value-type="float" office:value="0" calcext:value-type="float">
            <text:p>0</text:p>
          </table:table-cell>
          <table:table-cell office:value-type="float" office:value="425.5038" calcext:value-type="float">
            <text:p>425.5038</text:p>
          </table:table-cell>
          <table:table-cell office:value-type="float" office:value="1329.562" calcext:value-type="float">
            <text:p>1329.562</text:p>
          </table:table-cell>
          <table:table-cell office:value-type="float" office:value="1647.527" calcext:value-type="float">
            <text:p>1647.527</text:p>
          </table:table-cell>
          <table:table-cell office:value-type="float" office:value="1257.572" calcext:value-type="float">
            <text:p>1257.572</text:p>
          </table:table-cell>
          <table:table-cell office:value-type="float" office:value="749.7319" calcext:value-type="float">
            <text:p>749.7319</text:p>
          </table:table-cell>
          <table:table-cell office:value-type="float" office:value="1118.057" calcext:value-type="float">
            <text:p>1118.057</text:p>
          </table:table-cell>
          <table:table-cell office:value-type="float" office:value="416.5952" calcext:value-type="float">
            <text:p>416.5952</text:p>
          </table:table-cell>
          <table:table-cell office:value-type="float" office:value="1834.902" calcext:value-type="float">
            <text:p>1834.902</text:p>
          </table:table-cell>
          <table:table-cell office:value-type="float" office:value="2073.425" calcext:value-type="float">
            <text:p>2073.425</text:p>
          </table:table-cell>
          <table:table-cell office:value-type="float" office:value="1661.699" calcext:value-type="float">
            <text:p>1661.699</text:p>
          </table:table-cell>
          <table:table-cell office:value-type="float" office:value="585.6744" calcext:value-type="float">
            <text:p>585.6744</text:p>
          </table:table-cell>
          <table:table-cell office:value-type="float" office:value="580.5827" calcext:value-type="float">
            <text:p>580.5827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14" calcext:value-type="float">
            <text:p>35.67514</text:p>
          </table:table-cell>
          <table:table-cell office:value-type="float" office:value="0" calcext:value-type="float">
            <text:p>0</text:p>
          </table:table-cell>
          <table:table-cell office:value-type="float" office:value="-0.001205475" calcext:value-type="float">
            <text:p>-0.0012054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3.26928" calcext:value-type="float">
            <text:p>-83.26928</text:p>
          </table:table-cell>
          <table:table-cell office:value-type="float" office:value="0" calcext:value-type="float">
            <text:p>0</text:p>
          </table:table-cell>
          <table:table-cell office:value-type="float" office:value="6.126662" calcext:value-type="float">
            <text:p>6.126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7" calcext:value-type="float">
            <text:p>17042007</text:p>
          </table:table-cell>
          <table:table-cell office:value-type="float" office:value="490.3947" calcext:value-type="float">
            <text:p>490.3947</text:p>
          </table:table-cell>
          <table:table-cell office:value-type="float" office:value="13425.69" calcext:value-type="float">
            <text:p>13425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2831" calcext:value-type="float">
            <text:p>-85.2831</text:p>
          </table:table-cell>
          <table:table-cell office:value-type="float" office:value="227.1582" calcext:value-type="float">
            <text:p>227.1582</text:p>
          </table:table-cell>
          <table:table-cell office:value-type="float" office:value="0" calcext:value-type="float">
            <text:p>0</text:p>
          </table:table-cell>
          <table:table-cell office:value-type="float" office:value="172.4602" calcext:value-type="float">
            <text:p>172.4602</text:p>
          </table:table-cell>
          <table:table-cell office:value-type="float" office:value="58.28378" calcext:value-type="float">
            <text:p>58.28378</text:p>
          </table:table-cell>
          <table:table-cell office:value-type="float" office:value="0.03780513" calcext:value-type="float">
            <text:p>0.03780513</text:p>
          </table:table-cell>
          <table:table-cell office:value-type="float" office:value="0" calcext:value-type="float">
            <text:p>0</text:p>
          </table:table-cell>
          <table:table-cell office:value-type="float" office:value="0.00007784305" calcext:value-type="float">
            <text:p>7.78430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85.21095" calcext:value-type="float">
            <text:p>-85.21095</text:p>
          </table:table-cell>
          <table:table-cell office:value-type="float" office:value="0" calcext:value-type="float">
            <text:p>0</text:p>
          </table:table-cell>
          <table:table-cell office:value-type="float" office:value="425.6279" calcext:value-type="float">
            <text:p>425.6279</text:p>
          </table:table-cell>
          <table:table-cell office:value-type="float" office:value="1329.041" calcext:value-type="float">
            <text:p>1329.041</text:p>
          </table:table-cell>
          <table:table-cell office:value-type="float" office:value="1646.942" calcext:value-type="float">
            <text:p>1646.942</text:p>
          </table:table-cell>
          <table:table-cell office:value-type="float" office:value="1257.438" calcext:value-type="float">
            <text:p>1257.438</text:p>
          </table:table-cell>
          <table:table-cell office:value-type="float" office:value="749.6271" calcext:value-type="float">
            <text:p>749.6271</text:p>
          </table:table-cell>
          <table:table-cell office:value-type="float" office:value="1117.983" calcext:value-type="float">
            <text:p>1117.983</text:p>
          </table:table-cell>
          <table:table-cell office:value-type="float" office:value="416.5561" calcext:value-type="float">
            <text:p>416.5561</text:p>
          </table:table-cell>
          <table:table-cell office:value-type="float" office:value="1834.857" calcext:value-type="float">
            <text:p>1834.857</text:p>
          </table:table-cell>
          <table:table-cell office:value-type="float" office:value="2073.397" calcext:value-type="float">
            <text:p>2073.397</text:p>
          </table:table-cell>
          <table:table-cell office:value-type="float" office:value="1661.681" calcext:value-type="float">
            <text:p>1661.681</text:p>
          </table:table-cell>
          <table:table-cell office:value-type="float" office:value="585.6706" calcext:value-type="float">
            <text:p>585.6706</text:p>
          </table:table-cell>
          <table:table-cell office:value-type="float" office:value="580.5752" calcext:value-type="float">
            <text:p>580.5752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14" calcext:value-type="float">
            <text:p>35.67514</text:p>
          </table:table-cell>
          <table:table-cell office:value-type="float" office:value="0" calcext:value-type="float">
            <text:p>0</text:p>
          </table:table-cell>
          <table:table-cell office:value-type="float" office:value="-0.001221308" calcext:value-type="float">
            <text:p>-0.0012213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4.76474" calcext:value-type="float">
            <text:p>-84.76474</text:p>
          </table:table-cell>
          <table:table-cell office:value-type="float" office:value="0" calcext:value-type="float">
            <text:p>0</text:p>
          </table:table-cell>
          <table:table-cell office:value-type="float" office:value="6.131031" calcext:value-type="float">
            <text:p>6.13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7" calcext:value-type="float">
            <text:p>18042007</text:p>
          </table:table-cell>
          <table:table-cell office:value-type="float" office:value="488.2112" calcext:value-type="float">
            <text:p>488.2112</text:p>
          </table:table-cell>
          <table:table-cell office:value-type="float" office:value="13425.97" calcext:value-type="float">
            <text:p>13425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04922" calcext:value-type="float">
            <text:p>-87.04922</text:p>
          </table:table-cell>
          <table:table-cell office:value-type="float" office:value="231.6528" calcext:value-type="float">
            <text:p>231.6528</text:p>
          </table:table-cell>
          <table:table-cell office:value-type="float" office:value="0" calcext:value-type="float">
            <text:p>0</text:p>
          </table:table-cell>
          <table:table-cell office:value-type="float" office:value="171.44" calcext:value-type="float">
            <text:p>171.44</text:p>
          </table:table-cell>
          <table:table-cell office:value-type="float" office:value="58.09068" calcext:value-type="float">
            <text:p>58.09068</text:p>
          </table:table-cell>
          <table:table-cell office:value-type="float" office:value="0.03793361" calcext:value-type="float">
            <text:p>0.03793361</text:p>
          </table:table-cell>
          <table:table-cell office:value-type="float" office:value="0" calcext:value-type="float">
            <text:p>0</text:p>
          </table:table-cell>
          <table:table-cell office:value-type="float" office:value="0.00007784305" calcext:value-type="float">
            <text:p>7.784305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86.97693" calcext:value-type="float">
            <text:p>-86.97693</text:p>
          </table:table-cell>
          <table:table-cell office:value-type="float" office:value="0" calcext:value-type="float">
            <text:p>0</text:p>
          </table:table-cell>
          <table:table-cell office:value-type="float" office:value="425.7927" calcext:value-type="float">
            <text:p>425.7927</text:p>
          </table:table-cell>
          <table:table-cell office:value-type="float" office:value="1328.339" calcext:value-type="float">
            <text:p>1328.339</text:p>
          </table:table-cell>
          <table:table-cell office:value-type="float" office:value="1646.237" calcext:value-type="float">
            <text:p>1646.237</text:p>
          </table:table-cell>
          <table:table-cell office:value-type="float" office:value="1257.289" calcext:value-type="float">
            <text:p>1257.289</text:p>
          </table:table-cell>
          <table:table-cell office:value-type="float" office:value="749.5168" calcext:value-type="float">
            <text:p>749.5168</text:p>
          </table:table-cell>
          <table:table-cell office:value-type="float" office:value="1117.91" calcext:value-type="float">
            <text:p>1117.91</text:p>
          </table:table-cell>
          <table:table-cell office:value-type="float" office:value="416.5178" calcext:value-type="float">
            <text:p>416.5178</text:p>
          </table:table-cell>
          <table:table-cell office:value-type="float" office:value="1834.813" calcext:value-type="float">
            <text:p>1834.813</text:p>
          </table:table-cell>
          <table:table-cell office:value-type="float" office:value="2073.369" calcext:value-type="float">
            <text:p>2073.369</text:p>
          </table:table-cell>
          <table:table-cell office:value-type="float" office:value="1661.661" calcext:value-type="float">
            <text:p>1661.661</text:p>
          </table:table-cell>
          <table:table-cell office:value-type="float" office:value="585.6667" calcext:value-type="float">
            <text:p>585.6667</text:p>
          </table:table-cell>
          <table:table-cell office:value-type="float" office:value="580.5675" calcext:value-type="float">
            <text:p>580.5675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14" calcext:value-type="float">
            <text:p>35.67514</text:p>
          </table:table-cell>
          <table:table-cell office:value-type="float" office:value="0" calcext:value-type="float">
            <text:p>0</text:p>
          </table:table-cell>
          <table:table-cell office:value-type="float" office:value="-0.00131719" calcext:value-type="float">
            <text:p>-0.001317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6.61549" calcext:value-type="float">
            <text:p>-86.61549</text:p>
          </table:table-cell>
          <table:table-cell office:value-type="float" office:value="0" calcext:value-type="float">
            <text:p>0</text:p>
          </table:table-cell>
          <table:table-cell office:value-type="float" office:value="6.215772" calcext:value-type="float">
            <text:p>6.215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7" calcext:value-type="float">
            <text:p>19042007</text:p>
          </table:table-cell>
          <table:table-cell office:value-type="float" office:value="485.5982" calcext:value-type="float">
            <text:p>485.5982</text:p>
          </table:table-cell>
          <table:table-cell office:value-type="float" office:value="13426.3" calcext:value-type="float">
            <text:p>1342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19428" calcext:value-type="float">
            <text:p>-89.19428</text:p>
          </table:table-cell>
          <table:table-cell office:value-type="float" office:value="237.1041" calcext:value-type="float">
            <text:p>237.1041</text:p>
          </table:table-cell>
          <table:table-cell office:value-type="float" office:value="0" calcext:value-type="float">
            <text:p>0</text:p>
          </table:table-cell>
          <table:table-cell office:value-type="float" office:value="170.4515" calcext:value-type="float">
            <text:p>170.4515</text:p>
          </table:table-cell>
          <table:table-cell office:value-type="float" office:value="40.53405" calcext:value-type="float">
            <text:p>40.53405</text:p>
          </table:table-cell>
          <table:table-cell office:value-type="float" office:value="0.03804351" calcext:value-type="float">
            <text:p>0.03804351</text:p>
          </table:table-cell>
          <table:table-cell office:value-type="float" office:value="0" calcext:value-type="float">
            <text:p>0</text:p>
          </table:table-cell>
          <table:table-cell office:value-type="float" office:value="0.00007785564" calcext:value-type="float">
            <text:p>7.785564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89.12189" calcext:value-type="float">
            <text:p>-89.12189</text:p>
          </table:table-cell>
          <table:table-cell office:value-type="float" office:value="0" calcext:value-type="float">
            <text:p>0</text:p>
          </table:table-cell>
          <table:table-cell office:value-type="float" office:value="401.923" calcext:value-type="float">
            <text:p>401.923</text:p>
          </table:table-cell>
          <table:table-cell office:value-type="float" office:value="1344" calcext:value-type="float">
            <text:p>1344</text:p>
          </table:table-cell>
          <table:table-cell office:value-type="float" office:value="1670.26" calcext:value-type="float">
            <text:p>1670.26</text:p>
          </table:table-cell>
          <table:table-cell office:value-type="float" office:value="1257.11" calcext:value-type="float">
            <text:p>1257.11</text:p>
          </table:table-cell>
          <table:table-cell office:value-type="float" office:value="749.3862" calcext:value-type="float">
            <text:p>749.3862</text:p>
          </table:table-cell>
          <table:table-cell office:value-type="float" office:value="1117.826" calcext:value-type="float">
            <text:p>1117.826</text:p>
          </table:table-cell>
          <table:table-cell office:value-type="float" office:value="416.4763" calcext:value-type="float">
            <text:p>416.4763</text:p>
          </table:table-cell>
          <table:table-cell office:value-type="float" office:value="1834.768" calcext:value-type="float">
            <text:p>1834.768</text:p>
          </table:table-cell>
          <table:table-cell office:value-type="float" office:value="2073.34" calcext:value-type="float">
            <text:p>2073.34</text:p>
          </table:table-cell>
          <table:table-cell office:value-type="float" office:value="1661.641" calcext:value-type="float">
            <text:p>1661.641</text:p>
          </table:table-cell>
          <table:table-cell office:value-type="float" office:value="585.6628" calcext:value-type="float">
            <text:p>585.6628</text:p>
          </table:table-cell>
          <table:table-cell office:value-type="float" office:value="580.5597" calcext:value-type="float">
            <text:p>580.5597</text:p>
          </table:table-cell>
          <table:table-cell office:value-type="float" office:value="142.7322" calcext:value-type="float">
            <text:p>142.7322</text:p>
          </table:table-cell>
          <table:table-cell office:value-type="float" office:value="35.67514" calcext:value-type="float">
            <text:p>35.67514</text:p>
          </table:table-cell>
          <table:table-cell office:value-type="float" office:value="0" calcext:value-type="float">
            <text:p>0</text:p>
          </table:table-cell>
          <table:table-cell office:value-type="float" office:value="-0.001485665" calcext:value-type="float">
            <text:p>-0.0014856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8.83551" calcext:value-type="float">
            <text:p>-88.83551</text:p>
          </table:table-cell>
          <table:table-cell office:value-type="float" office:value="0" calcext:value-type="float">
            <text:p>0</text:p>
          </table:table-cell>
          <table:table-cell office:value-type="float" office:value="6.291337" calcext:value-type="float">
            <text:p>6.29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7" calcext:value-type="float">
            <text:p>20042007</text:p>
          </table:table-cell>
          <table:table-cell office:value-type="float" office:value="482.5529" calcext:value-type="float">
            <text:p>482.5529</text:p>
          </table:table-cell>
          <table:table-cell office:value-type="float" office:value="13426.71" calcext:value-type="float">
            <text:p>13426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1.75603" calcext:value-type="float">
            <text:p>-91.75603</text:p>
          </table:table-cell>
          <table:table-cell office:value-type="float" office:value="244.9178" calcext:value-type="float">
            <text:p>244.9178</text:p>
          </table:table-cell>
          <table:table-cell office:value-type="float" office:value="0" calcext:value-type="float">
            <text:p>0</text:p>
          </table:table-cell>
          <table:table-cell office:value-type="float" office:value="170.1042" calcext:value-type="float">
            <text:p>170.1042</text:p>
          </table:table-cell>
          <table:table-cell office:value-type="float" office:value="28.05761" calcext:value-type="float">
            <text:p>28.05761</text:p>
          </table:table-cell>
          <table:table-cell office:value-type="float" office:value="0.03824544" calcext:value-type="float">
            <text:p>0.03824544</text:p>
          </table:table-cell>
          <table:table-cell office:value-type="float" office:value="0" calcext:value-type="float">
            <text:p>0</text:p>
          </table:table-cell>
          <table:table-cell office:value-type="float" office:value="0.00007787054" calcext:value-type="float">
            <text:p>7.787054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91.68343" calcext:value-type="float">
            <text:p>-91.68343</text:p>
          </table:table-cell>
          <table:table-cell office:value-type="float" office:value="0" calcext:value-type="float">
            <text:p>0</text:p>
          </table:table-cell>
          <table:table-cell office:value-type="float" office:value="385.1109" calcext:value-type="float">
            <text:p>385.1109</text:p>
          </table:table-cell>
          <table:table-cell office:value-type="float" office:value="1354.752" calcext:value-type="float">
            <text:p>1354.752</text:p>
          </table:table-cell>
          <table:table-cell office:value-type="float" office:value="1686.74" calcext:value-type="float">
            <text:p>1686.74</text:p>
          </table:table-cell>
          <table:table-cell office:value-type="float" office:value="1256.918" calcext:value-type="float">
            <text:p>1256.918</text:p>
          </table:table-cell>
          <table:table-cell office:value-type="float" office:value="749.2496" calcext:value-type="float">
            <text:p>749.2496</text:p>
          </table:table-cell>
          <table:table-cell office:value-type="float" office:value="1117.736" calcext:value-type="float">
            <text:p>1117.736</text:p>
          </table:table-cell>
          <table:table-cell office:value-type="float" office:value="416.4308" calcext:value-type="float">
            <text:p>416.4308</text:p>
          </table:table-cell>
          <table:table-cell office:value-type="float" office:value="1834.72" calcext:value-type="float">
            <text:p>1834.72</text:p>
          </table:table-cell>
          <table:table-cell office:value-type="float" office:value="2073.311" calcext:value-type="float">
            <text:p>2073.311</text:p>
          </table:table-cell>
          <table:table-cell office:value-type="float" office:value="1661.62" calcext:value-type="float">
            <text:p>1661.62</text:p>
          </table:table-cell>
          <table:table-cell office:value-type="float" office:value="585.6588" calcext:value-type="float">
            <text:p>585.6588</text:p>
          </table:table-cell>
          <table:table-cell office:value-type="float" office:value="580.5517" calcext:value-type="float">
            <text:p>580.5517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13" calcext:value-type="float">
            <text:p>35.67513</text:p>
          </table:table-cell>
          <table:table-cell office:value-type="float" office:value="0" calcext:value-type="float">
            <text:p>0</text:p>
          </table:table-cell>
          <table:table-cell office:value-type="float" office:value="-0.001606822" calcext:value-type="float">
            <text:p>-0.0016068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1.40681" calcext:value-type="float">
            <text:p>-91.40681</text:p>
          </table:table-cell>
          <table:table-cell office:value-type="float" office:value="0" calcext:value-type="float">
            <text:p>0</text:p>
          </table:table-cell>
          <table:table-cell office:value-type="float" office:value="6.300472" calcext:value-type="float">
            <text:p>6.300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7" calcext:value-type="float">
            <text:p>21042007</text:p>
          </table:table-cell>
          <table:table-cell office:value-type="float" office:value="479.7722" calcext:value-type="float">
            <text:p>479.7722</text:p>
          </table:table-cell>
          <table:table-cell office:value-type="float" office:value="13427.1" calcext:value-type="float">
            <text:p>1342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4.08076" calcext:value-type="float">
            <text:p>-94.08076</text:p>
          </table:table-cell>
          <table:table-cell office:value-type="float" office:value="251.6091" calcext:value-type="float">
            <text:p>251.6091</text:p>
          </table:table-cell>
          <table:table-cell office:value-type="float" office:value="0" calcext:value-type="float">
            <text:p>0</text:p>
          </table:table-cell>
          <table:table-cell office:value-type="float" office:value="169.7308" calcext:value-type="float">
            <text:p>169.7308</text:p>
          </table:table-cell>
          <table:table-cell office:value-type="float" office:value="27.63755" calcext:value-type="float">
            <text:p>27.63755</text:p>
          </table:table-cell>
          <table:table-cell office:value-type="float" office:value="0.03849043" calcext:value-type="float">
            <text:p>0.03849043</text:p>
          </table:table-cell>
          <table:table-cell office:value-type="float" office:value="0" calcext:value-type="float">
            <text:p>0</text:p>
          </table:table-cell>
          <table:table-cell office:value-type="float" office:value="0.00007791672" calcext:value-type="float">
            <text:p>7.791672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94.00791" calcext:value-type="float">
            <text:p>-94.00791</text:p>
          </table:table-cell>
          <table:table-cell office:value-type="float" office:value="0" calcext:value-type="float">
            <text:p>0</text:p>
          </table:table-cell>
          <table:table-cell office:value-type="float" office:value="385.2203" calcext:value-type="float">
            <text:p>385.2203</text:p>
          </table:table-cell>
          <table:table-cell office:value-type="float" office:value="1354.056" calcext:value-type="float">
            <text:p>1354.056</text:p>
          </table:table-cell>
          <table:table-cell office:value-type="float" office:value="1685.913" calcext:value-type="float">
            <text:p>1685.913</text:p>
          </table:table-cell>
          <table:table-cell office:value-type="float" office:value="1256.74" calcext:value-type="float">
            <text:p>1256.74</text:p>
          </table:table-cell>
          <table:table-cell office:value-type="float" office:value="749.1212" calcext:value-type="float">
            <text:p>749.1212</text:p>
          </table:table-cell>
          <table:table-cell office:value-type="float" office:value="1117.646" calcext:value-type="float">
            <text:p>1117.646</text:p>
          </table:table-cell>
          <table:table-cell office:value-type="float" office:value="416.3843" calcext:value-type="float">
            <text:p>416.3843</text:p>
          </table:table-cell>
          <table:table-cell office:value-type="float" office:value="1834.67" calcext:value-type="float">
            <text:p>1834.67</text:p>
          </table:table-cell>
          <table:table-cell office:value-type="float" office:value="2073.281" calcext:value-type="float">
            <text:p>2073.281</text:p>
          </table:table-cell>
          <table:table-cell office:value-type="float" office:value="1661.599" calcext:value-type="float">
            <text:p>1661.599</text:p>
          </table:table-cell>
          <table:table-cell office:value-type="float" office:value="585.6547" calcext:value-type="float">
            <text:p>585.6547</text:p>
          </table:table-cell>
          <table:table-cell office:value-type="float" office:value="580.5436" calcext:value-type="float">
            <text:p>580.5436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13" calcext:value-type="float">
            <text:p>35.67513</text:p>
          </table:table-cell>
          <table:table-cell office:value-type="float" office:value="0" calcext:value-type="float">
            <text:p>0</text:p>
          </table:table-cell>
          <table:table-cell office:value-type="float" office:value="-0.001632763" calcext:value-type="float">
            <text:p>-0.0016327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3.74386" calcext:value-type="float">
            <text:p>-93.74386</text:p>
          </table:table-cell>
          <table:table-cell office:value-type="float" office:value="0" calcext:value-type="float">
            <text:p>0</text:p>
          </table:table-cell>
          <table:table-cell office:value-type="float" office:value="6.312346" calcext:value-type="float">
            <text:p>6.31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7" calcext:value-type="float">
            <text:p>22042007</text:p>
          </table:table-cell>
          <table:table-cell office:value-type="float" office:value="477.0526" calcext:value-type="float">
            <text:p>477.0526</text:p>
          </table:table-cell>
          <table:table-cell office:value-type="float" office:value="13427.5" calcext:value-type="float">
            <text:p>1342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.08305" calcext:value-type="float">
            <text:p>-96.08305</text:p>
          </table:table-cell>
          <table:table-cell office:value-type="float" office:value="256.2832" calcext:value-type="float">
            <text:p>256.2832</text:p>
          </table:table-cell>
          <table:table-cell office:value-type="float" office:value="0" calcext:value-type="float">
            <text:p>0</text:p>
          </table:table-cell>
          <table:table-cell office:value-type="float" office:value="169.4212" calcext:value-type="float">
            <text:p>169.4212</text:p>
          </table:table-cell>
          <table:table-cell office:value-type="float" office:value="27.12284" calcext:value-type="float">
            <text:p>27.12284</text:p>
          </table:table-cell>
          <table:table-cell office:value-type="float" office:value="0.03860461" calcext:value-type="float">
            <text:p>0.03860461</text:p>
          </table:table-cell>
          <table:table-cell office:value-type="float" office:value="0" calcext:value-type="float">
            <text:p>0</text:p>
          </table:table-cell>
          <table:table-cell office:value-type="float" office:value="0.0000779587" calcext:value-type="float">
            <text:p>7.79587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96.01009" calcext:value-type="float">
            <text:p>-96.01009</text:p>
          </table:table-cell>
          <table:table-cell office:value-type="float" office:value="0" calcext:value-type="float">
            <text:p>0</text:p>
          </table:table-cell>
          <table:table-cell office:value-type="float" office:value="385.3251" calcext:value-type="float">
            <text:p>385.3251</text:p>
          </table:table-cell>
          <table:table-cell office:value-type="float" office:value="1353.414" calcext:value-type="float">
            <text:p>1353.414</text:p>
          </table:table-cell>
          <table:table-cell office:value-type="float" office:value="1685.157" calcext:value-type="float">
            <text:p>1685.157</text:p>
          </table:table-cell>
          <table:table-cell office:value-type="float" office:value="1256.588" calcext:value-type="float">
            <text:p>1256.588</text:p>
          </table:table-cell>
          <table:table-cell office:value-type="float" office:value="749.001" calcext:value-type="float">
            <text:p>749.001</text:p>
          </table:table-cell>
          <table:table-cell office:value-type="float" office:value="1117.562" calcext:value-type="float">
            <text:p>1117.562</text:p>
          </table:table-cell>
          <table:table-cell office:value-type="float" office:value="416.3404" calcext:value-type="float">
            <text:p>416.3404</text:p>
          </table:table-cell>
          <table:table-cell office:value-type="float" office:value="1834.62" calcext:value-type="float">
            <text:p>1834.62</text:p>
          </table:table-cell>
          <table:table-cell office:value-type="float" office:value="2073.25" calcext:value-type="float">
            <text:p>2073.25</text:p>
          </table:table-cell>
          <table:table-cell office:value-type="float" office:value="1661.578" calcext:value-type="float">
            <text:p>1661.578</text:p>
          </table:table-cell>
          <table:table-cell office:value-type="float" office:value="585.6506" calcext:value-type="float">
            <text:p>585.6506</text:p>
          </table:table-cell>
          <table:table-cell office:value-type="float" office:value="580.5352" calcext:value-type="float">
            <text:p>580.5352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13" calcext:value-type="float">
            <text:p>35.67513</text:p>
          </table:table-cell>
          <table:table-cell office:value-type="float" office:value="0" calcext:value-type="float">
            <text:p>0</text:p>
          </table:table-cell>
          <table:table-cell office:value-type="float" office:value="-0.001762297" calcext:value-type="float">
            <text:p>-0.0017622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6.01425" calcext:value-type="float">
            <text:p>-96.01425</text:p>
          </table:table-cell>
          <table:table-cell office:value-type="float" office:value="0" calcext:value-type="float">
            <text:p>0</text:p>
          </table:table-cell>
          <table:table-cell office:value-type="float" office:value="6.580177" calcext:value-type="float">
            <text:p>6.580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7" calcext:value-type="float">
            <text:p>23042007</text:p>
          </table:table-cell>
          <table:table-cell office:value-type="float" office:value="474.7985" calcext:value-type="float">
            <text:p>474.7985</text:p>
          </table:table-cell>
          <table:table-cell office:value-type="float" office:value="13427.81" calcext:value-type="float">
            <text:p>13427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09018" calcext:value-type="float">
            <text:p>-98.09018</text:p>
          </table:table-cell>
          <table:table-cell office:value-type="float" office:value="263.1462" calcext:value-type="float">
            <text:p>263.1462</text:p>
          </table:table-cell>
          <table:table-cell office:value-type="float" office:value="0" calcext:value-type="float">
            <text:p>0</text:p>
          </table:table-cell>
          <table:table-cell office:value-type="float" office:value="169.0572" calcext:value-type="float">
            <text:p>169.0572</text:p>
          </table:table-cell>
          <table:table-cell office:value-type="float" office:value="26.72973" calcext:value-type="float">
            <text:p>26.72973</text:p>
          </table:table-cell>
          <table:table-cell office:value-type="float" office:value="0.03879679" calcext:value-type="float">
            <text:p>0.03879679</text:p>
          </table:table-cell>
          <table:table-cell office:value-type="float" office:value="0" calcext:value-type="float">
            <text:p>0</text:p>
          </table:table-cell>
          <table:table-cell office:value-type="float" office:value="0.0000779587" calcext:value-type="float">
            <text:p>7.79587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98.01703" calcext:value-type="float">
            <text:p>-98.01703</text:p>
          </table:table-cell>
          <table:table-cell office:value-type="float" office:value="0" calcext:value-type="float">
            <text:p>0</text:p>
          </table:table-cell>
          <table:table-cell office:value-type="float" office:value="385.4224" calcext:value-type="float">
            <text:p>385.4224</text:p>
          </table:table-cell>
          <table:table-cell office:value-type="float" office:value="1352.896" calcext:value-type="float">
            <text:p>1352.896</text:p>
          </table:table-cell>
          <table:table-cell office:value-type="float" office:value="1684.516" calcext:value-type="float">
            <text:p>1684.516</text:p>
          </table:table-cell>
          <table:table-cell office:value-type="float" office:value="1256.451" calcext:value-type="float">
            <text:p>1256.451</text:p>
          </table:table-cell>
          <table:table-cell office:value-type="float" office:value="748.8876" calcext:value-type="float">
            <text:p>748.8876</text:p>
          </table:table-cell>
          <table:table-cell office:value-type="float" office:value="1117.481" calcext:value-type="float">
            <text:p>1117.481</text:p>
          </table:table-cell>
          <table:table-cell office:value-type="float" office:value="416.2982" calcext:value-type="float">
            <text:p>416.2982</text:p>
          </table:table-cell>
          <table:table-cell office:value-type="float" office:value="1834.571" calcext:value-type="float">
            <text:p>1834.571</text:p>
          </table:table-cell>
          <table:table-cell office:value-type="float" office:value="2073.22" calcext:value-type="float">
            <text:p>2073.22</text:p>
          </table:table-cell>
          <table:table-cell office:value-type="float" office:value="1661.557" calcext:value-type="float">
            <text:p>1661.557</text:p>
          </table:table-cell>
          <table:table-cell office:value-type="float" office:value="585.6464" calcext:value-type="float">
            <text:p>585.6464</text:p>
          </table:table-cell>
          <table:table-cell office:value-type="float" office:value="580.5268" calcext:value-type="float">
            <text:p>580.5268</text:p>
          </table:table-cell>
          <table:table-cell office:value-type="float" office:value="142.7323" calcext:value-type="float">
            <text:p>142.7323</text:p>
          </table:table-cell>
          <table:table-cell office:value-type="float" office:value="35.67513" calcext:value-type="float">
            <text:p>35.67513</text:p>
          </table:table-cell>
          <table:table-cell office:value-type="float" office:value="0" calcext:value-type="float">
            <text:p>0</text:p>
          </table:table-cell>
          <table:table-cell office:value-type="float" office:value="-0.001780694" calcext:value-type="float">
            <text:p>-0.0017806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7.90235" calcext:value-type="float">
            <text:p>-97.90235</text:p>
          </table:table-cell>
          <table:table-cell office:value-type="float" office:value="0" calcext:value-type="float">
            <text:p>0</text:p>
          </table:table-cell>
          <table:table-cell office:value-type="float" office:value="6.461588" calcext:value-type="float">
            <text:p>6.46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7" calcext:value-type="float">
            <text:p>24042007</text:p>
          </table:table-cell>
          <table:table-cell office:value-type="float" office:value="472.4479" calcext:value-type="float">
            <text:p>472.4479</text:p>
          </table:table-cell>
          <table:table-cell office:value-type="float" office:value="13428.14" calcext:value-type="float">
            <text:p>13428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0722" calcext:value-type="float">
            <text:p>-100.0722</text:p>
          </table:table-cell>
          <table:table-cell office:value-type="float" office:value="269.695" calcext:value-type="float">
            <text:p>269.695</text:p>
          </table:table-cell>
          <table:table-cell office:value-type="float" office:value="0" calcext:value-type="float">
            <text:p>0</text:p>
          </table:table-cell>
          <table:table-cell office:value-type="float" office:value="168.594" calcext:value-type="float">
            <text:p>168.594</text:p>
          </table:table-cell>
          <table:table-cell office:value-type="float" office:value="26.36847" calcext:value-type="float">
            <text:p>26.36847</text:p>
          </table:table-cell>
          <table:table-cell office:value-type="float" office:value="0.03904579" calcext:value-type="float">
            <text:p>0.03904579</text:p>
          </table:table-cell>
          <table:table-cell office:value-type="float" office:value="0" calcext:value-type="float">
            <text:p>0</text:p>
          </table:table-cell>
          <table:table-cell office:value-type="float" office:value="0.0000779587" calcext:value-type="float">
            <text:p>7.79587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99.99875" calcext:value-type="float">
            <text:p>-99.99875</text:p>
          </table:table-cell>
          <table:table-cell office:value-type="float" office:value="0" calcext:value-type="float">
            <text:p>0</text:p>
          </table:table-cell>
          <table:table-cell office:value-type="float" office:value="385.5073" calcext:value-type="float">
            <text:p>385.5073</text:p>
          </table:table-cell>
          <table:table-cell office:value-type="float" office:value="1352.287" calcext:value-type="float">
            <text:p>1352.287</text:p>
          </table:table-cell>
          <table:table-cell office:value-type="float" office:value="1683.849" calcext:value-type="float">
            <text:p>1683.849</text:p>
          </table:table-cell>
          <table:table-cell office:value-type="float" office:value="1256.313" calcext:value-type="float">
            <text:p>1256.313</text:p>
          </table:table-cell>
          <table:table-cell office:value-type="float" office:value="748.7824" calcext:value-type="float">
            <text:p>748.7824</text:p>
          </table:table-cell>
          <table:table-cell office:value-type="float" office:value="1117.407" calcext:value-type="float">
            <text:p>1117.407</text:p>
          </table:table-cell>
          <table:table-cell office:value-type="float" office:value="416.2588" calcext:value-type="float">
            <text:p>416.2588</text:p>
          </table:table-cell>
          <table:table-cell office:value-type="float" office:value="1834.524" calcext:value-type="float">
            <text:p>1834.524</text:p>
          </table:table-cell>
          <table:table-cell office:value-type="float" office:value="2073.189" calcext:value-type="float">
            <text:p>2073.189</text:p>
          </table:table-cell>
          <table:table-cell office:value-type="float" office:value="1661.536" calcext:value-type="float">
            <text:p>1661.536</text:p>
          </table:table-cell>
          <table:table-cell office:value-type="float" office:value="585.6421" calcext:value-type="float">
            <text:p>585.6421</text:p>
          </table:table-cell>
          <table:table-cell office:value-type="float" office:value="580.5182" calcext:value-type="float">
            <text:p>580.5182</text:p>
          </table:table-cell>
          <table:table-cell office:value-type="float" office:value="142.7324" calcext:value-type="float">
            <text:p>142.7324</text:p>
          </table:table-cell>
          <table:table-cell office:value-type="float" office:value="35.67513" calcext:value-type="float">
            <text:p>35.67513</text:p>
          </table:table-cell>
          <table:table-cell office:value-type="float" office:value="0" calcext:value-type="float">
            <text:p>0</text:p>
          </table:table-cell>
          <table:table-cell office:value-type="float" office:value="-0.00181397" calcext:value-type="float">
            <text:p>-0.001813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9.87228" calcext:value-type="float">
            <text:p>-99.87228</text:p>
          </table:table-cell>
          <table:table-cell office:value-type="float" office:value="0" calcext:value-type="float">
            <text:p>0</text:p>
          </table:table-cell>
          <table:table-cell office:value-type="float" office:value="6.449758" calcext:value-type="float">
            <text:p>6.449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7" calcext:value-type="float">
            <text:p>25042007</text:p>
          </table:table-cell>
          <table:table-cell office:value-type="float" office:value="469.396" calcext:value-type="float">
            <text:p>469.396</text:p>
          </table:table-cell>
          <table:table-cell office:value-type="float" office:value="13428.56" calcext:value-type="float">
            <text:p>13428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.5055" calcext:value-type="float">
            <text:p>-102.5055</text:p>
          </table:table-cell>
          <table:table-cell office:value-type="float" office:value="275.9269" calcext:value-type="float">
            <text:p>275.9269</text:p>
          </table:table-cell>
          <table:table-cell office:value-type="float" office:value="0" calcext:value-type="float">
            <text:p>0</text:p>
          </table:table-cell>
          <table:table-cell office:value-type="float" office:value="166.891" calcext:value-type="float">
            <text:p>166.891</text:p>
          </table:table-cell>
          <table:table-cell office:value-type="float" office:value="26.12934" calcext:value-type="float">
            <text:p>26.12934</text:p>
          </table:table-cell>
          <table:table-cell office:value-type="float" office:value="0.03914463" calcext:value-type="float">
            <text:p>0.03914463</text:p>
          </table:table-cell>
          <table:table-cell office:value-type="float" office:value="0" calcext:value-type="float">
            <text:p>0</text:p>
          </table:table-cell>
          <table:table-cell office:value-type="float" office:value="0.0000779587" calcext:value-type="float">
            <text:p>7.79587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102.432" calcext:value-type="float">
            <text:p>-102.432</text:p>
          </table:table-cell>
          <table:table-cell office:value-type="float" office:value="0" calcext:value-type="float">
            <text:p>0</text:p>
          </table:table-cell>
          <table:table-cell office:value-type="float" office:value="385.6384" calcext:value-type="float">
            <text:p>385.6384</text:p>
          </table:table-cell>
          <table:table-cell office:value-type="float" office:value="1351.293" calcext:value-type="float">
            <text:p>1351.293</text:p>
          </table:table-cell>
          <table:table-cell office:value-type="float" office:value="1682.863" calcext:value-type="float">
            <text:p>1682.863</text:p>
          </table:table-cell>
          <table:table-cell office:value-type="float" office:value="1256.129" calcext:value-type="float">
            <text:p>1256.129</text:p>
          </table:table-cell>
          <table:table-cell office:value-type="float" office:value="748.6554" calcext:value-type="float">
            <text:p>748.6554</text:p>
          </table:table-cell>
          <table:table-cell office:value-type="float" office:value="1117.323" calcext:value-type="float">
            <text:p>1117.323</text:p>
          </table:table-cell>
          <table:table-cell office:value-type="float" office:value="416.2169" calcext:value-type="float">
            <text:p>416.2169</text:p>
          </table:table-cell>
          <table:table-cell office:value-type="float" office:value="1834.477" calcext:value-type="float">
            <text:p>1834.477</text:p>
          </table:table-cell>
          <table:table-cell office:value-type="float" office:value="2073.158" calcext:value-type="float">
            <text:p>2073.158</text:p>
          </table:table-cell>
          <table:table-cell office:value-type="float" office:value="1661.514" calcext:value-type="float">
            <text:p>1661.514</text:p>
          </table:table-cell>
          <table:table-cell office:value-type="float" office:value="585.6377" calcext:value-type="float">
            <text:p>585.6377</text:p>
          </table:table-cell>
          <table:table-cell office:value-type="float" office:value="580.5095" calcext:value-type="float">
            <text:p>580.5095</text:p>
          </table:table-cell>
          <table:table-cell office:value-type="float" office:value="142.7324" calcext:value-type="float">
            <text:p>142.7324</text:p>
          </table:table-cell>
          <table:table-cell office:value-type="float" office:value="35.67512" calcext:value-type="float">
            <text:p>35.67512</text:p>
          </table:table-cell>
          <table:table-cell office:value-type="float" office:value="0" calcext:value-type="float">
            <text:p>0</text:p>
          </table:table-cell>
          <table:table-cell office:value-type="float" office:value="-0.002071558" calcext:value-type="float">
            <text:p>-0.0020715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2.447" calcext:value-type="float">
            <text:p>-102.447</text:p>
          </table:table-cell>
          <table:table-cell office:value-type="float" office:value="0" calcext:value-type="float">
            <text:p>0</text:p>
          </table:table-cell>
          <table:table-cell office:value-type="float" office:value="6.591013" calcext:value-type="float">
            <text:p>6.59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7" calcext:value-type="float">
            <text:p>26042007</text:p>
          </table:table-cell>
          <table:table-cell office:value-type="float" office:value="465.7075" calcext:value-type="float">
            <text:p>465.7075</text:p>
          </table:table-cell>
          <table:table-cell office:value-type="float" office:value="13428.95" calcext:value-type="float">
            <text:p>13428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732" calcext:value-type="float">
            <text:p>-105.5732</text:p>
          </table:table-cell>
          <table:table-cell office:value-type="float" office:value="284.0058" calcext:value-type="float">
            <text:p>284.0058</text:p>
          </table:table-cell>
          <table:table-cell office:value-type="float" office:value="0" calcext:value-type="float">
            <text:p>0</text:p>
          </table:table-cell>
          <table:table-cell office:value-type="float" office:value="165.4078" calcext:value-type="float">
            <text:p>165.4078</text:p>
          </table:table-cell>
          <table:table-cell office:value-type="float" office:value="25.98848" calcext:value-type="float">
            <text:p>25.98848</text:p>
          </table:table-cell>
          <table:table-cell office:value-type="float" office:value="0.03912734" calcext:value-type="float">
            <text:p>0.03912734</text:p>
          </table:table-cell>
          <table:table-cell office:value-type="float" office:value="0" calcext:value-type="float">
            <text:p>0</text:p>
          </table:table-cell>
          <table:table-cell office:value-type="float" office:value="0.0000779587" calcext:value-type="float">
            <text:p>7.79587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105.4997" calcext:value-type="float">
            <text:p>-105.4997</text:p>
          </table:table-cell>
          <table:table-cell office:value-type="float" office:value="0" calcext:value-type="float">
            <text:p>0</text:p>
          </table:table-cell>
          <table:table-cell office:value-type="float" office:value="385.7807" calcext:value-type="float">
            <text:p>385.7807</text:p>
          </table:table-cell>
          <table:table-cell office:value-type="float" office:value="1350.031" calcext:value-type="float">
            <text:p>1350.031</text:p>
          </table:table-cell>
          <table:table-cell office:value-type="float" office:value="1681.521" calcext:value-type="float">
            <text:p>1681.521</text:p>
          </table:table-cell>
          <table:table-cell office:value-type="float" office:value="1255.876" calcext:value-type="float">
            <text:p>1255.876</text:p>
          </table:table-cell>
          <table:table-cell office:value-type="float" office:value="748.4927" calcext:value-type="float">
            <text:p>748.4927</text:p>
          </table:table-cell>
          <table:table-cell office:value-type="float" office:value="1117.219" calcext:value-type="float">
            <text:p>1117.219</text:p>
          </table:table-cell>
          <table:table-cell office:value-type="float" office:value="416.165" calcext:value-type="float">
            <text:p>416.165</text:p>
          </table:table-cell>
          <table:table-cell office:value-type="float" office:value="1834.426" calcext:value-type="float">
            <text:p>1834.426</text:p>
          </table:table-cell>
          <table:table-cell office:value-type="float" office:value="2073.127" calcext:value-type="float">
            <text:p>2073.127</text:p>
          </table:table-cell>
          <table:table-cell office:value-type="float" office:value="1661.493" calcext:value-type="float">
            <text:p>1661.493</text:p>
          </table:table-cell>
          <table:table-cell office:value-type="float" office:value="585.6332" calcext:value-type="float">
            <text:p>585.6332</text:p>
          </table:table-cell>
          <table:table-cell office:value-type="float" office:value="580.5005" calcext:value-type="float">
            <text:p>580.5005</text:p>
          </table:table-cell>
          <table:table-cell office:value-type="float" office:value="142.7324" calcext:value-type="float">
            <text:p>142.7324</text:p>
          </table:table-cell>
          <table:table-cell office:value-type="float" office:value="35.67512" calcext:value-type="float">
            <text:p>35.67512</text:p>
          </table:table-cell>
          <table:table-cell office:value-type="float" office:value="0" calcext:value-type="float">
            <text:p>0</text:p>
          </table:table-cell>
          <table:table-cell office:value-type="float" office:value="-0.00252109" calcext:value-type="float">
            <text:p>-0.002521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5.6685" calcext:value-type="float">
            <text:p>-105.6685</text:p>
          </table:table-cell>
          <table:table-cell office:value-type="float" office:value="0" calcext:value-type="float">
            <text:p>0</text:p>
          </table:table-cell>
          <table:table-cell office:value-type="float" office:value="6.745055" calcext:value-type="float">
            <text:p>6.745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7" calcext:value-type="float">
            <text:p>27042007</text:p>
          </table:table-cell>
          <table:table-cell office:value-type="float" office:value="461.6906" calcext:value-type="float">
            <text:p>461.6906</text:p>
          </table:table-cell>
          <table:table-cell office:value-type="float" office:value="13429.3" calcext:value-type="float">
            <text:p>1342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0484" calcext:value-type="float">
            <text:p>-109.0484</text:p>
          </table:table-cell>
          <table:table-cell office:value-type="float" office:value="293.4993" calcext:value-type="float">
            <text:p>293.4993</text:p>
          </table:table-cell>
          <table:table-cell office:value-type="float" office:value="0" calcext:value-type="float">
            <text:p>0</text:p>
          </table:table-cell>
          <table:table-cell office:value-type="float" office:value="164.264" calcext:value-type="float">
            <text:p>164.264</text:p>
          </table:table-cell>
          <table:table-cell office:value-type="float" office:value="25.92932" calcext:value-type="float">
            <text:p>25.92932</text:p>
          </table:table-cell>
          <table:table-cell office:value-type="float" office:value="0.03903182" calcext:value-type="float">
            <text:p>0.03903182</text:p>
          </table:table-cell>
          <table:table-cell office:value-type="float" office:value="0" calcext:value-type="float">
            <text:p>0</text:p>
          </table:table-cell>
          <table:table-cell office:value-type="float" office:value="0.0000779587" calcext:value-type="float">
            <text:p>7.79587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108.975" calcext:value-type="float">
            <text:p>-108.975</text:p>
          </table:table-cell>
          <table:table-cell office:value-type="float" office:value="0" calcext:value-type="float">
            <text:p>0</text:p>
          </table:table-cell>
          <table:table-cell office:value-type="float" office:value="385.9514" calcext:value-type="float">
            <text:p>385.9514</text:p>
          </table:table-cell>
          <table:table-cell office:value-type="float" office:value="1348.635" calcext:value-type="float">
            <text:p>1348.635</text:p>
          </table:table-cell>
          <table:table-cell office:value-type="float" office:value="1679.952" calcext:value-type="float">
            <text:p>1679.952</text:p>
          </table:table-cell>
          <table:table-cell office:value-type="float" office:value="1255.569" calcext:value-type="float">
            <text:p>1255.569</text:p>
          </table:table-cell>
          <table:table-cell office:value-type="float" office:value="748.298" calcext:value-type="float">
            <text:p>748.298</text:p>
          </table:table-cell>
          <table:table-cell office:value-type="float" office:value="1117.089" calcext:value-type="float">
            <text:p>1117.089</text:p>
          </table:table-cell>
          <table:table-cell office:value-type="float" office:value="416.1044" calcext:value-type="float">
            <text:p>416.1044</text:p>
          </table:table-cell>
          <table:table-cell office:value-type="float" office:value="1834.364" calcext:value-type="float">
            <text:p>1834.364</text:p>
          </table:table-cell>
          <table:table-cell office:value-type="float" office:value="2073.095" calcext:value-type="float">
            <text:p>2073.095</text:p>
          </table:table-cell>
          <table:table-cell office:value-type="float" office:value="1661.471" calcext:value-type="float">
            <text:p>1661.471</text:p>
          </table:table-cell>
          <table:table-cell office:value-type="float" office:value="585.6287" calcext:value-type="float">
            <text:p>585.6287</text:p>
          </table:table-cell>
          <table:table-cell office:value-type="float" office:value="580.4915" calcext:value-type="float">
            <text:p>580.4915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512" calcext:value-type="float">
            <text:p>35.67512</text:p>
          </table:table-cell>
          <table:table-cell office:value-type="float" office:value="0" calcext:value-type="float">
            <text:p>0</text:p>
          </table:table-cell>
          <table:table-cell office:value-type="float" office:value="-0.003092584" calcext:value-type="float">
            <text:p>-0.0030925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9.2658" calcext:value-type="float">
            <text:p>-109.2658</text:p>
          </table:table-cell>
          <table:table-cell office:value-type="float" office:value="0" calcext:value-type="float">
            <text:p>0</text:p>
          </table:table-cell>
          <table:table-cell office:value-type="float" office:value="6.867227" calcext:value-type="float">
            <text:p>6.86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7" calcext:value-type="float">
            <text:p>28042007</text:p>
          </table:table-cell>
          <table:table-cell office:value-type="float" office:value="457.6213" calcext:value-type="float">
            <text:p>457.6213</text:p>
          </table:table-cell>
          <table:table-cell office:value-type="float" office:value="13429.58" calcext:value-type="float">
            <text:p>1342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665" calcext:value-type="float">
            <text:p>-112.665</text:p>
          </table:table-cell>
          <table:table-cell office:value-type="float" office:value="303.6515" calcext:value-type="float">
            <text:p>303.6515</text:p>
          </table:table-cell>
          <table:table-cell office:value-type="float" office:value="0" calcext:value-type="float">
            <text:p>0</text:p>
          </table:table-cell>
          <table:table-cell office:value-type="float" office:value="163.3983" calcext:value-type="float">
            <text:p>163.3983</text:p>
          </table:table-cell>
          <table:table-cell office:value-type="float" office:value="25.9048" calcext:value-type="float">
            <text:p>25.9048</text:p>
          </table:table-cell>
          <table:table-cell office:value-type="float" office:value="0.03893604" calcext:value-type="float">
            <text:p>0.03893604</text:p>
          </table:table-cell>
          <table:table-cell office:value-type="float" office:value="0" calcext:value-type="float">
            <text:p>0</text:p>
          </table:table-cell>
          <table:table-cell office:value-type="float" office:value="0.0000779587" calcext:value-type="float">
            <text:p>7.79587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112.5918" calcext:value-type="float">
            <text:p>-112.5918</text:p>
          </table:table-cell>
          <table:table-cell office:value-type="float" office:value="0" calcext:value-type="float">
            <text:p>0</text:p>
          </table:table-cell>
          <table:table-cell office:value-type="float" office:value="386.1441" calcext:value-type="float">
            <text:p>386.1441</text:p>
          </table:table-cell>
          <table:table-cell office:value-type="float" office:value="1347.217" calcext:value-type="float">
            <text:p>1347.217</text:p>
          </table:table-cell>
          <table:table-cell office:value-type="float" office:value="1678.32" calcext:value-type="float">
            <text:p>1678.32</text:p>
          </table:table-cell>
          <table:table-cell office:value-type="float" office:value="1255.237" calcext:value-type="float">
            <text:p>1255.237</text:p>
          </table:table-cell>
          <table:table-cell office:value-type="float" office:value="748.082" calcext:value-type="float">
            <text:p>748.082</text:p>
          </table:table-cell>
          <table:table-cell office:value-type="float" office:value="1116.944" calcext:value-type="float">
            <text:p>1116.944</text:p>
          </table:table-cell>
          <table:table-cell office:value-type="float" office:value="416.0367" calcext:value-type="float">
            <text:p>416.0367</text:p>
          </table:table-cell>
          <table:table-cell office:value-type="float" office:value="1834.291" calcext:value-type="float">
            <text:p>1834.291</text:p>
          </table:table-cell>
          <table:table-cell office:value-type="float" office:value="2073.062" calcext:value-type="float">
            <text:p>2073.062</text:p>
          </table:table-cell>
          <table:table-cell office:value-type="float" office:value="1661.449" calcext:value-type="float">
            <text:p>1661.449</text:p>
          </table:table-cell>
          <table:table-cell office:value-type="float" office:value="585.6241" calcext:value-type="float">
            <text:p>585.6241</text:p>
          </table:table-cell>
          <table:table-cell office:value-type="float" office:value="580.4822" calcext:value-type="float">
            <text:p>580.4822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512" calcext:value-type="float">
            <text:p>35.67512</text:p>
          </table:table-cell>
          <table:table-cell office:value-type="float" office:value="0" calcext:value-type="float">
            <text:p>0</text:p>
          </table:table-cell>
          <table:table-cell office:value-type="float" office:value="-0.003694806" calcext:value-type="float">
            <text:p>-0.0036948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2.9678" calcext:value-type="float">
            <text:p>-112.9678</text:p>
          </table:table-cell>
          <table:table-cell office:value-type="float" office:value="0" calcext:value-type="float">
            <text:p>0</text:p>
          </table:table-cell>
          <table:table-cell office:value-type="float" office:value="6.952353" calcext:value-type="float">
            <text:p>6.95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7" calcext:value-type="float">
            <text:p>29042007</text:p>
          </table:table-cell>
          <table:table-cell office:value-type="float" office:value="453.6366" calcext:value-type="float">
            <text:p>453.6366</text:p>
          </table:table-cell>
          <table:table-cell office:value-type="float" office:value="13429.83" calcext:value-type="float">
            <text:p>13429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6.2534" calcext:value-type="float">
            <text:p>-116.2534</text:p>
          </table:table-cell>
          <table:table-cell office:value-type="float" office:value="314.063" calcext:value-type="float">
            <text:p>314.063</text:p>
          </table:table-cell>
          <table:table-cell office:value-type="float" office:value="0" calcext:value-type="float">
            <text:p>0</text:p>
          </table:table-cell>
          <table:table-cell office:value-type="float" office:value="162.6723" calcext:value-type="float">
            <text:p>162.6723</text:p>
          </table:table-cell>
          <table:table-cell office:value-type="float" office:value="25.89096" calcext:value-type="float">
            <text:p>25.89096</text:p>
          </table:table-cell>
          <table:table-cell office:value-type="float" office:value="0.03885003" calcext:value-type="float">
            <text:p>0.03885003</text:p>
          </table:table-cell>
          <table:table-cell office:value-type="float" office:value="0" calcext:value-type="float">
            <text:p>0</text:p>
          </table:table-cell>
          <table:table-cell office:value-type="float" office:value="0.00007796143" calcext:value-type="float">
            <text:p>7.796143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116.1802" calcext:value-type="float">
            <text:p>-116.1802</text:p>
          </table:table-cell>
          <table:table-cell office:value-type="float" office:value="0" calcext:value-type="float">
            <text:p>0</text:p>
          </table:table-cell>
          <table:table-cell office:value-type="float" office:value="386.3462" calcext:value-type="float">
            <text:p>386.3462</text:p>
          </table:table-cell>
          <table:table-cell office:value-type="float" office:value="1345.83" calcext:value-type="float">
            <text:p>1345.83</text:p>
          </table:table-cell>
          <table:table-cell office:value-type="float" office:value="1676.71" calcext:value-type="float">
            <text:p>1676.71</text:p>
          </table:table-cell>
          <table:table-cell office:value-type="float" office:value="1254.906" calcext:value-type="float">
            <text:p>1254.906</text:p>
          </table:table-cell>
          <table:table-cell office:value-type="float" office:value="747.8572" calcext:value-type="float">
            <text:p>747.8572</text:p>
          </table:table-cell>
          <table:table-cell office:value-type="float" office:value="1116.791" calcext:value-type="float">
            <text:p>1116.791</text:p>
          </table:table-cell>
          <table:table-cell office:value-type="float" office:value="415.9639" calcext:value-type="float">
            <text:p>415.9639</text:p>
          </table:table-cell>
          <table:table-cell office:value-type="float" office:value="1834.214" calcext:value-type="float">
            <text:p>1834.214</text:p>
          </table:table-cell>
          <table:table-cell office:value-type="float" office:value="2073.028" calcext:value-type="float">
            <text:p>2073.028</text:p>
          </table:table-cell>
          <table:table-cell office:value-type="float" office:value="1661.427" calcext:value-type="float">
            <text:p>1661.427</text:p>
          </table:table-cell>
          <table:table-cell office:value-type="float" office:value="585.6195" calcext:value-type="float">
            <text:p>585.6195</text:p>
          </table:table-cell>
          <table:table-cell office:value-type="float" office:value="580.4729" calcext:value-type="float">
            <text:p>580.4729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511" calcext:value-type="float">
            <text:p>35.67511</text:p>
          </table:table-cell>
          <table:table-cell office:value-type="float" office:value="0" calcext:value-type="float">
            <text:p>0</text:p>
          </table:table-cell>
          <table:table-cell office:value-type="float" office:value="-0.00426473" calcext:value-type="float">
            <text:p>-0.004264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6.6253" calcext:value-type="float">
            <text:p>-116.6253</text:p>
          </table:table-cell>
          <table:table-cell office:value-type="float" office:value="0" calcext:value-type="float">
            <text:p>0</text:p>
          </table:table-cell>
          <table:table-cell office:value-type="float" office:value="7.02116" calcext:value-type="float">
            <text:p>7.0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7" calcext:value-type="float">
            <text:p>30042007</text:p>
          </table:table-cell>
          <table:table-cell office:value-type="float" office:value="450.0122" calcext:value-type="float">
            <text:p>450.0122</text:p>
          </table:table-cell>
          <table:table-cell office:value-type="float" office:value="13430.07" calcext:value-type="float">
            <text:p>1343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9.546" calcext:value-type="float">
            <text:p>-119.546</text:p>
          </table:table-cell>
          <table:table-cell office:value-type="float" office:value="323.6281" calcext:value-type="float">
            <text:p>323.6281</text:p>
          </table:table-cell>
          <table:table-cell office:value-type="float" office:value="0" calcext:value-type="float">
            <text:p>0</text:p>
          </table:table-cell>
          <table:table-cell office:value-type="float" office:value="161.9873" calcext:value-type="float">
            <text:p>161.9873</text:p>
          </table:table-cell>
          <table:table-cell office:value-type="float" office:value="25.83202" calcext:value-type="float">
            <text:p>25.83202</text:p>
          </table:table-cell>
          <table:table-cell office:value-type="float" office:value="0.03891786" calcext:value-type="float">
            <text:p>0.03891786</text:p>
          </table:table-cell>
          <table:table-cell office:value-type="float" office:value="0" calcext:value-type="float">
            <text:p>0</text:p>
          </table:table-cell>
          <table:table-cell office:value-type="float" office:value="0.00007797297" calcext:value-type="float">
            <text:p>7.797297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119.4728" calcext:value-type="float">
            <text:p>-119.4728</text:p>
          </table:table-cell>
          <table:table-cell office:value-type="float" office:value="0" calcext:value-type="float">
            <text:p>0</text:p>
          </table:table-cell>
          <table:table-cell office:value-type="float" office:value="386.5443" calcext:value-type="float">
            <text:p>386.5443</text:p>
          </table:table-cell>
          <table:table-cell office:value-type="float" office:value="1344.622" calcext:value-type="float">
            <text:p>1344.622</text:p>
          </table:table-cell>
          <table:table-cell office:value-type="float" office:value="1675.29" calcext:value-type="float">
            <text:p>1675.29</text:p>
          </table:table-cell>
          <table:table-cell office:value-type="float" office:value="1254.602" calcext:value-type="float">
            <text:p>1254.602</text:p>
          </table:table-cell>
          <table:table-cell office:value-type="float" office:value="747.6454" calcext:value-type="float">
            <text:p>747.6454</text:p>
          </table:table-cell>
          <table:table-cell office:value-type="float" office:value="1116.639" calcext:value-type="float">
            <text:p>1116.639</text:p>
          </table:table-cell>
          <table:table-cell office:value-type="float" office:value="415.8896" calcext:value-type="float">
            <text:p>415.8896</text:p>
          </table:table-cell>
          <table:table-cell office:value-type="float" office:value="1834.135" calcext:value-type="float">
            <text:p>1834.135</text:p>
          </table:table-cell>
          <table:table-cell office:value-type="float" office:value="2072.991" calcext:value-type="float">
            <text:p>2072.991</text:p>
          </table:table-cell>
          <table:table-cell office:value-type="float" office:value="1661.405" calcext:value-type="float">
            <text:p>1661.405</text:p>
          </table:table-cell>
          <table:table-cell office:value-type="float" office:value="585.6146" calcext:value-type="float">
            <text:p>585.6146</text:p>
          </table:table-cell>
          <table:table-cell office:value-type="float" office:value="580.4633" calcext:value-type="float">
            <text:p>580.4633</text:p>
          </table:table-cell>
          <table:table-cell office:value-type="float" office:value="142.7325" calcext:value-type="float">
            <text:p>142.7325</text:p>
          </table:table-cell>
          <table:table-cell office:value-type="float" office:value="35.67511" calcext:value-type="float">
            <text:p>35.67511</text:p>
          </table:table-cell>
          <table:table-cell office:value-type="float" office:value="0" calcext:value-type="float">
            <text:p>0</text:p>
          </table:table-cell>
          <table:table-cell office:value-type="float" office:value="-0.004679837" calcext:value-type="float">
            <text:p>-0.0046798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9.9377" calcext:value-type="float">
            <text:p>-119.9377</text:p>
          </table:table-cell>
          <table:table-cell office:value-type="float" office:value="0" calcext:value-type="float">
            <text:p>0</text:p>
          </table:table-cell>
          <table:table-cell office:value-type="float" office:value="7.040968" calcext:value-type="float">
            <text:p>7.04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7" calcext:value-type="float">
            <text:p>1052007</text:p>
          </table:table-cell>
          <table:table-cell office:value-type="float" office:value="446.6644" calcext:value-type="float">
            <text:p>446.6644</text:p>
          </table:table-cell>
          <table:table-cell office:value-type="float" office:value="13430.33" calcext:value-type="float">
            <text:p>1343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2.4944" calcext:value-type="float">
            <text:p>-122.4944</text:p>
          </table:table-cell>
          <table:table-cell office:value-type="float" office:value="331.4482" calcext:value-type="float">
            <text:p>331.4482</text:p>
          </table:table-cell>
          <table:table-cell office:value-type="float" office:value="0" calcext:value-type="float">
            <text:p>0</text:p>
          </table:table-cell>
          <table:table-cell office:value-type="float" office:value="161.3749" calcext:value-type="float">
            <text:p>161.3749</text:p>
          </table:table-cell>
          <table:table-cell office:value-type="float" office:value="25.67629" calcext:value-type="float">
            <text:p>25.67629</text:p>
          </table:table-cell>
          <table:table-cell office:value-type="float" office:value="0.03902215" calcext:value-type="float">
            <text:p>0.03902215</text:p>
          </table:table-cell>
          <table:table-cell office:value-type="float" office:value="0" calcext:value-type="float">
            <text:p>0</text:p>
          </table:table-cell>
          <table:table-cell office:value-type="float" office:value="0.00009199724" calcext:value-type="float">
            <text:p>9.199724E-05</text:p>
          </table:table-cell>
          <table:table-cell office:value-type="float" office:value="0" calcext:value-type="float">
            <text:p>0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122.4211" calcext:value-type="float">
            <text:p>-122.4211</text:p>
          </table:table-cell>
          <table:table-cell office:value-type="float" office:value="0" calcext:value-type="float">
            <text:p>0</text:p>
          </table:table-cell>
          <table:table-cell office:value-type="float" office:value="386.6967" calcext:value-type="float">
            <text:p>386.6967</text:p>
          </table:table-cell>
          <table:table-cell office:value-type="float" office:value="1343.599" calcext:value-type="float">
            <text:p>1343.599</text:p>
          </table:table-cell>
          <table:table-cell office:value-type="float" office:value="1674.068" calcext:value-type="float">
            <text:p>1674.068</text:p>
          </table:table-cell>
          <table:table-cell office:value-type="float" office:value="1254.33" calcext:value-type="float">
            <text:p>1254.33</text:p>
          </table:table-cell>
          <table:table-cell office:value-type="float" office:value="747.4543" calcext:value-type="float">
            <text:p>747.4543</text:p>
          </table:table-cell>
          <table:table-cell office:value-type="float" office:value="1116.496" calcext:value-type="float">
            <text:p>1116.496</text:p>
          </table:table-cell>
          <table:table-cell office:value-type="float" office:value="415.8185" calcext:value-type="float">
            <text:p>415.8185</text:p>
          </table:table-cell>
          <table:table-cell office:value-type="float" office:value="1834.055" calcext:value-type="float">
            <text:p>1834.055</text:p>
          </table:table-cell>
          <table:table-cell office:value-type="float" office:value="2072.947" calcext:value-type="float">
            <text:p>2072.947</text:p>
          </table:table-cell>
          <table:table-cell office:value-type="float" office:value="1661.381" calcext:value-type="float">
            <text:p>1661.381</text:p>
          </table:table-cell>
          <table:table-cell office:value-type="float" office:value="585.6097" calcext:value-type="float">
            <text:p>585.6097</text:p>
          </table:table-cell>
          <table:table-cell office:value-type="float" office:value="580.4536" calcext:value-type="float">
            <text:p>580.4536</text:p>
          </table:table-cell>
          <table:table-cell office:value-type="float" office:value="142.7326" calcext:value-type="float">
            <text:p>142.7326</text:p>
          </table:table-cell>
          <table:table-cell office:value-type="float" office:value="35.67511" calcext:value-type="float">
            <text:p>35.67511</text:p>
          </table:table-cell>
          <table:table-cell office:value-type="float" office:value="0" calcext:value-type="float">
            <text:p>0</text:p>
          </table:table-cell>
          <table:table-cell office:value-type="float" office:value="-0.004944335" calcext:value-type="float">
            <text:p>-0.004944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2.954" calcext:value-type="float">
            <text:p>-122.954</text:p>
          </table:table-cell>
          <table:table-cell office:value-type="float" office:value="0" calcext:value-type="float">
            <text:p>0</text:p>
          </table:table-cell>
          <table:table-cell office:value-type="float" office:value="7.109224" calcext:value-type="float">
            <text:p>7.109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7" calcext:value-type="float">
            <text:p>2052007</text:p>
          </table:table-cell>
          <table:table-cell office:value-type="float" office:value="443.6617" calcext:value-type="float">
            <text:p>443.6617</text:p>
          </table:table-cell>
          <table:table-cell office:value-type="float" office:value="13430.08" calcext:value-type="float">
            <text:p>1343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2899" calcext:value-type="float">
            <text:p>-124.2899</text:p>
          </table:table-cell>
          <table:table-cell office:value-type="float" office:value="330.2954" calcext:value-type="float">
            <text:p>330.2954</text:p>
          </table:table-cell>
          <table:table-cell office:value-type="float" office:value="0" calcext:value-type="float">
            <text:p>0</text:p>
          </table:table-cell>
          <table:table-cell office:value-type="float" office:value="160.6222" calcext:value-type="float">
            <text:p>160.6222</text:p>
          </table:table-cell>
          <table:table-cell office:value-type="float" office:value="25.21907" calcext:value-type="float">
            <text:p>25.21907</text:p>
          </table:table-cell>
          <table:table-cell office:value-type="float" office:value="0.03852347" calcext:value-type="float">
            <text:p>0.03852347</text:p>
          </table:table-cell>
          <table:table-cell office:value-type="float" office:value="0.7215866" calcext:value-type="float">
            <text:p>0.7215866</text:p>
          </table:table-cell>
          <table:table-cell office:value-type="float" office:value="0.0002810721" calcext:value-type="float">
            <text:p>0.0002810721</text:p>
          </table:table-cell>
          <table:table-cell office:value-type="float" office:value="0.003259978" calcext:value-type="float">
            <text:p>0.003259978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124.9421" calcext:value-type="float">
            <text:p>-124.9421</text:p>
          </table:table-cell>
          <table:table-cell office:value-type="float" office:value="0" calcext:value-type="float">
            <text:p>0</text:p>
          </table:table-cell>
          <table:table-cell office:value-type="float" office:value="387.0689" calcext:value-type="float">
            <text:p>387.0689</text:p>
          </table:table-cell>
          <table:table-cell office:value-type="float" office:value="1342.895" calcext:value-type="float">
            <text:p>1342.895</text:p>
          </table:table-cell>
          <table:table-cell office:value-type="float" office:value="1672.976" calcext:value-type="float">
            <text:p>1672.976</text:p>
          </table:table-cell>
          <table:table-cell office:value-type="float" office:value="1254.143" calcext:value-type="float">
            <text:p>1254.143</text:p>
          </table:table-cell>
          <table:table-cell office:value-type="float" office:value="746.9232" calcext:value-type="float">
            <text:p>746.9232</text:p>
          </table:table-cell>
          <table:table-cell office:value-type="float" office:value="1116.236" calcext:value-type="float">
            <text:p>1116.236</text:p>
          </table:table-cell>
          <table:table-cell office:value-type="float" office:value="415.7982" calcext:value-type="float">
            <text:p>415.7982</text:p>
          </table:table-cell>
          <table:table-cell office:value-type="float" office:value="1833.941" calcext:value-type="float">
            <text:p>1833.941</text:p>
          </table:table-cell>
          <table:table-cell office:value-type="float" office:value="2072.841" calcext:value-type="float">
            <text:p>2072.841</text:p>
          </table:table-cell>
          <table:table-cell office:value-type="float" office:value="1661.303" calcext:value-type="float">
            <text:p>1661.303</text:p>
          </table:table-cell>
          <table:table-cell office:value-type="float" office:value="585.5875" calcext:value-type="float">
            <text:p>585.5875</text:p>
          </table:table-cell>
          <table:table-cell office:value-type="float" office:value="580.4144" calcext:value-type="float">
            <text:p>580.4144</text:p>
          </table:table-cell>
          <table:table-cell office:value-type="float" office:value="142.7255" calcext:value-type="float">
            <text:p>142.7255</text:p>
          </table:table-cell>
          <table:table-cell office:value-type="float" office:value="35.67274" calcext:value-type="float">
            <text:p>35.67274</text:p>
          </table:table-cell>
          <table:table-cell office:value-type="float" office:value="0" calcext:value-type="float">
            <text:p>0</text:p>
          </table:table-cell>
          <table:table-cell office:value-type="float" office:value="-0.005449967" calcext:value-type="float">
            <text:p>-0.0054499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5.4044" calcext:value-type="float">
            <text:p>-125.4044</text:p>
          </table:table-cell>
          <table:table-cell office:value-type="float" office:value="0" calcext:value-type="float">
            <text:p>0</text:p>
          </table:table-cell>
          <table:table-cell office:value-type="float" office:value="7.759835" calcext:value-type="float">
            <text:p>7.759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7" calcext:value-type="float">
            <text:p>3052007</text:p>
          </table:table-cell>
          <table:table-cell office:value-type="float" office:value="441.5402" calcext:value-type="float">
            <text:p>441.5402</text:p>
          </table:table-cell>
          <table:table-cell office:value-type="float" office:value="13430.24" calcext:value-type="float">
            <text:p>1343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.1369" calcext:value-type="float">
            <text:p>-126.1369</text:p>
          </table:table-cell>
          <table:table-cell office:value-type="float" office:value="335.4987" calcext:value-type="float">
            <text:p>335.4987</text:p>
          </table:table-cell>
          <table:table-cell office:value-type="float" office:value="0" calcext:value-type="float">
            <text:p>0</text:p>
          </table:table-cell>
          <table:table-cell office:value-type="float" office:value="160.2244" calcext:value-type="float">
            <text:p>160.2244</text:p>
          </table:table-cell>
          <table:table-cell office:value-type="float" office:value="24.97898" calcext:value-type="float">
            <text:p>24.97898</text:p>
          </table:table-cell>
          <table:table-cell office:value-type="float" office:value="0.0385426" calcext:value-type="float">
            <text:p>0.0385426</text:p>
          </table:table-cell>
          <table:table-cell office:value-type="float" office:value="0.7215866" calcext:value-type="float">
            <text:p>0.7215866</text:p>
          </table:table-cell>
          <table:table-cell office:value-type="float" office:value="0.0002814726" calcext:value-type="float">
            <text:p>0.0002814726</text:p>
          </table:table-cell>
          <table:table-cell office:value-type="float" office:value="0.003259978" calcext:value-type="float">
            <text:p>0.003259978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126.789" calcext:value-type="float">
            <text:p>-126.789</text:p>
          </table:table-cell>
          <table:table-cell office:value-type="float" office:value="0" calcext:value-type="float">
            <text:p>0</text:p>
          </table:table-cell>
          <table:table-cell office:value-type="float" office:value="387.1643" calcext:value-type="float">
            <text:p>387.1643</text:p>
          </table:table-cell>
          <table:table-cell office:value-type="float" office:value="1342.378" calcext:value-type="float">
            <text:p>1342.378</text:p>
          </table:table-cell>
          <table:table-cell office:value-type="float" office:value="1672.281" calcext:value-type="float">
            <text:p>1672.281</text:p>
          </table:table-cell>
          <table:table-cell office:value-type="float" office:value="1253.994" calcext:value-type="float">
            <text:p>1253.994</text:p>
          </table:table-cell>
          <table:table-cell office:value-type="float" office:value="746.7865" calcext:value-type="float">
            <text:p>746.7865</text:p>
          </table:table-cell>
          <table:table-cell office:value-type="float" office:value="1116.134" calcext:value-type="float">
            <text:p>1116.134</text:p>
          </table:table-cell>
          <table:table-cell office:value-type="float" office:value="415.7399" calcext:value-type="float">
            <text:p>415.7399</text:p>
          </table:table-cell>
          <table:table-cell office:value-type="float" office:value="1833.866" calcext:value-type="float">
            <text:p>1833.866</text:p>
          </table:table-cell>
          <table:table-cell office:value-type="float" office:value="2072.791" calcext:value-type="float">
            <text:p>2072.791</text:p>
          </table:table-cell>
          <table:table-cell office:value-type="float" office:value="1661.278" calcext:value-type="float">
            <text:p>1661.278</text:p>
          </table:table-cell>
          <table:table-cell office:value-type="float" office:value="585.5822" calcext:value-type="float">
            <text:p>585.5822</text:p>
          </table:table-cell>
          <table:table-cell office:value-type="float" office:value="580.4042" calcext:value-type="float">
            <text:p>580.4042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274" calcext:value-type="float">
            <text:p>35.67274</text:p>
          </table:table-cell>
          <table:table-cell office:value-type="float" office:value="0" calcext:value-type="float">
            <text:p>0</text:p>
          </table:table-cell>
          <table:table-cell office:value-type="float" office:value="-0.00561112" calcext:value-type="float">
            <text:p>-0.00561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7.3001" calcext:value-type="float">
            <text:p>-127.3001</text:p>
          </table:table-cell>
          <table:table-cell office:value-type="float" office:value="0" calcext:value-type="float">
            <text:p>0</text:p>
          </table:table-cell>
          <table:table-cell office:value-type="float" office:value="7.80868" calcext:value-type="float">
            <text:p>7.8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7" calcext:value-type="float">
            <text:p>4052007</text:p>
          </table:table-cell>
          <table:table-cell office:value-type="float" office:value="439.552" calcext:value-type="float">
            <text:p>439.552</text:p>
          </table:table-cell>
          <table:table-cell office:value-type="float" office:value="13430.34" calcext:value-type="float">
            <text:p>1343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.8546" calcext:value-type="float">
            <text:p>-128.8546</text:p>
          </table:table-cell>
          <table:table-cell office:value-type="float" office:value="327.9862" calcext:value-type="float">
            <text:p>327.9862</text:p>
          </table:table-cell>
          <table:table-cell office:value-type="float" office:value="0" calcext:value-type="float">
            <text:p>0</text:p>
          </table:table-cell>
          <table:table-cell office:value-type="float" office:value="159.7632" calcext:value-type="float">
            <text:p>159.7632</text:p>
          </table:table-cell>
          <table:table-cell office:value-type="float" office:value="24.60463" calcext:value-type="float">
            <text:p>24.60463</text:p>
          </table:table-cell>
          <table:table-cell office:value-type="float" office:value="0.03847458" calcext:value-type="float">
            <text:p>0.03847458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00421659" calcext:value-type="float">
            <text:p>0.000421659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-0.03442962" calcext:value-type="float">
            <text:p>-0.03442962</text:p>
          </table:table-cell>
          <table:table-cell office:value-type="float" office:value="370" calcext:value-type="float">
            <text:p>370</text:p>
          </table:table-cell>
          <table:table-cell office:value-type="float" office:value="-129.6258" calcext:value-type="float">
            <text:p>-129.6258</text:p>
          </table:table-cell>
          <table:table-cell office:value-type="float" office:value="0" calcext:value-type="float">
            <text:p>0</text:p>
          </table:table-cell>
          <table:table-cell office:value-type="float" office:value="387.31" calcext:value-type="float">
            <text:p>387.31</text:p>
          </table:table-cell>
          <table:table-cell office:value-type="float" office:value="1341.913" calcext:value-type="float">
            <text:p>1341.913</text:p>
          </table:table-cell>
          <table:table-cell office:value-type="float" office:value="1671.675" calcext:value-type="float">
            <text:p>1671.675</text:p>
          </table:table-cell>
          <table:table-cell office:value-type="float" office:value="1253.895" calcext:value-type="float">
            <text:p>1253.895</text:p>
          </table:table-cell>
          <table:table-cell office:value-type="float" office:value="746.6199" calcext:value-type="float">
            <text:p>746.6199</text:p>
          </table:table-cell>
          <table:table-cell office:value-type="float" office:value="1116.037" calcext:value-type="float">
            <text:p>1116.037</text:p>
          </table:table-cell>
          <table:table-cell office:value-type="float" office:value="415.6977" calcext:value-type="float">
            <text:p>415.6977</text:p>
          </table:table-cell>
          <table:table-cell office:value-type="float" office:value="1833.793" calcext:value-type="float">
            <text:p>1833.793</text:p>
          </table:table-cell>
          <table:table-cell office:value-type="float" office:value="2072.736" calcext:value-type="float">
            <text:p>2072.736</text:p>
          </table:table-cell>
          <table:table-cell office:value-type="float" office:value="1661.248" calcext:value-type="float">
            <text:p>1661.248</text:p>
          </table:table-cell>
          <table:table-cell office:value-type="float" office:value="585.5745" calcext:value-type="float">
            <text:p>585.5745</text:p>
          </table:table-cell>
          <table:table-cell office:value-type="float" office:value="580.3892" calcext:value-type="float">
            <text:p>580.3892</text:p>
          </table:table-cell>
          <table:table-cell office:value-type="float" office:value="142.7246" calcext:value-type="float">
            <text:p>142.7246</text:p>
          </table:table-cell>
          <table:table-cell office:value-type="float" office:value="35.67237" calcext:value-type="float">
            <text:p>35.67237</text:p>
          </table:table-cell>
          <table:table-cell office:value-type="float" office:value="0" calcext:value-type="float">
            <text:p>0</text:p>
          </table:table-cell>
          <table:table-cell office:value-type="float" office:value="-0.005783252" calcext:value-type="float">
            <text:p>-0.0057832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8.9927" calcext:value-type="float">
            <text:p>-128.9927</text:p>
          </table:table-cell>
          <table:table-cell office:value-type="float" office:value="0" calcext:value-type="float">
            <text:p>0</text:p>
          </table:table-cell>
          <table:table-cell office:value-type="float" office:value="6.781991" calcext:value-type="float">
            <text:p>6.78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7" calcext:value-type="float">
            <text:p>5052007</text:p>
          </table:table-cell>
          <table:table-cell office:value-type="float" office:value="437.2556" calcext:value-type="float">
            <text:p>437.2556</text:p>
          </table:table-cell>
          <table:table-cell office:value-type="float" office:value="13430.59" calcext:value-type="float">
            <text:p>1343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1.6543" calcext:value-type="float">
            <text:p>-131.6543</text:p>
          </table:table-cell>
          <table:table-cell office:value-type="float" office:value="329.9986" calcext:value-type="float">
            <text:p>329.9986</text:p>
          </table:table-cell>
          <table:table-cell office:value-type="float" office:value="0" calcext:value-type="float">
            <text:p>0</text:p>
          </table:table-cell>
          <table:table-cell office:value-type="float" office:value="159.35" calcext:value-type="float">
            <text:p>159.35</text:p>
          </table:table-cell>
          <table:table-cell office:value-type="float" office:value="24.19587" calcext:value-type="float">
            <text:p>24.19587</text:p>
          </table:table-cell>
          <table:table-cell office:value-type="float" office:value="0.03845128" calcext:value-type="float">
            <text:p>0.03845128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004224859" calcext:value-type="float">
            <text:p>0.0004224859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-0.03453866" calcext:value-type="float">
            <text:p>-0.03453866</text:p>
          </table:table-cell>
          <table:table-cell office:value-type="float" office:value="370" calcext:value-type="float">
            <text:p>370</text:p>
          </table:table-cell>
          <table:table-cell office:value-type="float" office:value="-132.4254" calcext:value-type="float">
            <text:p>-132.4254</text:p>
          </table:table-cell>
          <table:table-cell office:value-type="float" office:value="0" calcext:value-type="float">
            <text:p>0</text:p>
          </table:table-cell>
          <table:table-cell office:value-type="float" office:value="387.4163" calcext:value-type="float">
            <text:p>387.4163</text:p>
          </table:table-cell>
          <table:table-cell office:value-type="float" office:value="1341.337" calcext:value-type="float">
            <text:p>1341.337</text:p>
          </table:table-cell>
          <table:table-cell office:value-type="float" office:value="1671.004" calcext:value-type="float">
            <text:p>1671.004</text:p>
          </table:table-cell>
          <table:table-cell office:value-type="float" office:value="1253.772" calcext:value-type="float">
            <text:p>1253.772</text:p>
          </table:table-cell>
          <table:table-cell office:value-type="float" office:value="746.5099" calcext:value-type="float">
            <text:p>746.5099</text:p>
          </table:table-cell>
          <table:table-cell office:value-type="float" office:value="1115.959" calcext:value-type="float">
            <text:p>1115.959</text:p>
          </table:table-cell>
          <table:table-cell office:value-type="float" office:value="415.6524" calcext:value-type="float">
            <text:p>415.6524</text:p>
          </table:table-cell>
          <table:table-cell office:value-type="float" office:value="1833.728" calcext:value-type="float">
            <text:p>1833.728</text:p>
          </table:table-cell>
          <table:table-cell office:value-type="float" office:value="2072.698" calcext:value-type="float">
            <text:p>2072.698</text:p>
          </table:table-cell>
          <table:table-cell office:value-type="float" office:value="1661.224" calcext:value-type="float">
            <text:p>1661.224</text:p>
          </table:table-cell>
          <table:table-cell office:value-type="float" office:value="585.5708" calcext:value-type="float">
            <text:p>585.5708</text:p>
          </table:table-cell>
          <table:table-cell office:value-type="float" office:value="580.3796" calcext:value-type="float">
            <text:p>580.3796</text:p>
          </table:table-cell>
          <table:table-cell office:value-type="float" office:value="142.7249" calcext:value-type="float">
            <text:p>142.7249</text:p>
          </table:table-cell>
          <table:table-cell office:value-type="float" office:value="35.67237" calcext:value-type="float">
            <text:p>35.67237</text:p>
          </table:table-cell>
          <table:table-cell office:value-type="float" office:value="0" calcext:value-type="float">
            <text:p>0</text:p>
          </table:table-cell>
          <table:table-cell office:value-type="float" office:value="-0.005975447" calcext:value-type="float">
            <text:p>-0.0059754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0.9726" calcext:value-type="float">
            <text:p>-130.9726</text:p>
          </table:table-cell>
          <table:table-cell office:value-type="float" office:value="0" calcext:value-type="float">
            <text:p>0</text:p>
          </table:table-cell>
          <table:table-cell office:value-type="float" office:value="5.962469" calcext:value-type="float">
            <text:p>5.96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7" calcext:value-type="float">
            <text:p>6052007</text:p>
          </table:table-cell>
          <table:table-cell office:value-type="float" office:value="434.985" calcext:value-type="float">
            <text:p>434.985</text:p>
          </table:table-cell>
          <table:table-cell office:value-type="float" office:value="13430.77" calcext:value-type="float">
            <text:p>1343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4.7214" calcext:value-type="float">
            <text:p>-134.7214</text:p>
          </table:table-cell>
          <table:table-cell office:value-type="float" office:value="345.7954" calcext:value-type="float">
            <text:p>345.7954</text:p>
          </table:table-cell>
          <table:table-cell office:value-type="float" office:value="0" calcext:value-type="float">
            <text:p>0</text:p>
          </table:table-cell>
          <table:table-cell office:value-type="float" office:value="158.8292" calcext:value-type="float">
            <text:p>158.8292</text:p>
          </table:table-cell>
          <table:table-cell office:value-type="float" office:value="23.94106" calcext:value-type="float">
            <text:p>23.94106</text:p>
          </table:table-cell>
          <table:table-cell office:value-type="float" office:value="0.03863948" calcext:value-type="float">
            <text:p>0.03863948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3639882" calcext:value-type="float">
            <text:p>0.03639882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1764857" calcext:value-type="float">
            <text:p>0.1764857</text:p>
          </table:table-cell>
          <table:table-cell office:value-type="float" office:value="370" calcext:value-type="float">
            <text:p>370</text:p>
          </table:table-cell>
          <table:table-cell office:value-type="float" office:value="-135.7393" calcext:value-type="float">
            <text:p>-135.7393</text:p>
          </table:table-cell>
          <table:table-cell office:value-type="float" office:value="0" calcext:value-type="float">
            <text:p>0</text:p>
          </table:table-cell>
          <table:table-cell office:value-type="float" office:value="387.5049" calcext:value-type="float">
            <text:p>387.5049</text:p>
          </table:table-cell>
          <table:table-cell office:value-type="float" office:value="1340.709" calcext:value-type="float">
            <text:p>1340.709</text:p>
          </table:table-cell>
          <table:table-cell office:value-type="float" office:value="1670.268" calcext:value-type="float">
            <text:p>1670.268</text:p>
          </table:table-cell>
          <table:table-cell office:value-type="float" office:value="1253.62" calcext:value-type="float">
            <text:p>1253.62</text:p>
          </table:table-cell>
          <table:table-cell office:value-type="float" office:value="746.3871" calcext:value-type="float">
            <text:p>746.3871</text:p>
          </table:table-cell>
          <table:table-cell office:value-type="float" office:value="1115.873" calcext:value-type="float">
            <text:p>1115.873</text:p>
          </table:table-cell>
          <table:table-cell office:value-type="float" office:value="415.6041" calcext:value-type="float">
            <text:p>415.6041</text:p>
          </table:table-cell>
          <table:table-cell office:value-type="float" office:value="1833.663" calcext:value-type="float">
            <text:p>1833.663</text:p>
          </table:table-cell>
          <table:table-cell office:value-type="float" office:value="2072.66" calcext:value-type="float">
            <text:p>2072.66</text:p>
          </table:table-cell>
          <table:table-cell office:value-type="float" office:value="1661.198" calcext:value-type="float">
            <text:p>1661.198</text:p>
          </table:table-cell>
          <table:table-cell office:value-type="float" office:value="585.5646" calcext:value-type="float">
            <text:p>585.5646</text:p>
          </table:table-cell>
          <table:table-cell office:value-type="float" office:value="580.3688" calcext:value-type="float">
            <text:p>580.3688</text:p>
          </table:table-cell>
          <table:table-cell office:value-type="float" office:value="142.7261" calcext:value-type="float">
            <text:p>142.7261</text:p>
          </table:table-cell>
          <table:table-cell office:value-type="float" office:value="35.67236" calcext:value-type="float">
            <text:p>35.67236</text:p>
          </table:table-cell>
          <table:table-cell office:value-type="float" office:value="0" calcext:value-type="float">
            <text:p>0</text:p>
          </table:table-cell>
          <table:table-cell office:value-type="float" office:value="-0.006050976" calcext:value-type="float">
            <text:p>-0.0060509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2.9601" calcext:value-type="float">
            <text:p>-132.9601</text:p>
          </table:table-cell>
          <table:table-cell office:value-type="float" office:value="0" calcext:value-type="float">
            <text:p>0</text:p>
          </table:table-cell>
          <table:table-cell office:value-type="float" office:value="4.671758" calcext:value-type="float">
            <text:p>4.67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7" calcext:value-type="float">
            <text:p>7052007</text:p>
          </table:table-cell>
          <table:table-cell office:value-type="float" office:value="432.476" calcext:value-type="float">
            <text:p>432.476</text:p>
          </table:table-cell>
          <table:table-cell office:value-type="float" office:value="13430.96" calcext:value-type="float">
            <text:p>13430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7.0727" calcext:value-type="float">
            <text:p>-137.0727</text:p>
          </table:table-cell>
          <table:table-cell office:value-type="float" office:value="357.8201" calcext:value-type="float">
            <text:p>357.8201</text:p>
          </table:table-cell>
          <table:table-cell office:value-type="float" office:value="0" calcext:value-type="float">
            <text:p>0</text:p>
          </table:table-cell>
          <table:table-cell office:value-type="float" office:value="157.7618" calcext:value-type="float">
            <text:p>157.7618</text:p>
          </table:table-cell>
          <table:table-cell office:value-type="float" office:value="23.81619" calcext:value-type="float">
            <text:p>23.81619</text:p>
          </table:table-cell>
          <table:table-cell office:value-type="float" office:value="0.03885525" calcext:value-type="float">
            <text:p>0.03885525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4608092" calcext:value-type="float">
            <text:p>0.04608092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2462822" calcext:value-type="float">
            <text:p>0.2462822</text:p>
          </table:table-cell>
          <table:table-cell office:value-type="float" office:value="370" calcext:value-type="float">
            <text:p>370</text:p>
          </table:table-cell>
          <table:table-cell office:value-type="float" office:value="-138.1699" calcext:value-type="float">
            <text:p>-138.1699</text:p>
          </table:table-cell>
          <table:table-cell office:value-type="float" office:value="0" calcext:value-type="float">
            <text:p>0</text:p>
          </table:table-cell>
          <table:table-cell office:value-type="float" office:value="387.6525" calcext:value-type="float">
            <text:p>387.6525</text:p>
          </table:table-cell>
          <table:table-cell office:value-type="float" office:value="1339.857" calcext:value-type="float">
            <text:p>1339.857</text:p>
          </table:table-cell>
          <table:table-cell office:value-type="float" office:value="1669.37" calcext:value-type="float">
            <text:p>1669.37</text:p>
          </table:table-cell>
          <table:table-cell office:value-type="float" office:value="1253.441" calcext:value-type="float">
            <text:p>1253.441</text:p>
          </table:table-cell>
          <table:table-cell office:value-type="float" office:value="746.2571" calcext:value-type="float">
            <text:p>746.2571</text:p>
          </table:table-cell>
          <table:table-cell office:value-type="float" office:value="1115.783" calcext:value-type="float">
            <text:p>1115.783</text:p>
          </table:table-cell>
          <table:table-cell office:value-type="float" office:value="415.5555" calcext:value-type="float">
            <text:p>415.5555</text:p>
          </table:table-cell>
          <table:table-cell office:value-type="float" office:value="1833.597" calcext:value-type="float">
            <text:p>1833.597</text:p>
          </table:table-cell>
          <table:table-cell office:value-type="float" office:value="2072.624" calcext:value-type="float">
            <text:p>2072.624</text:p>
          </table:table-cell>
          <table:table-cell office:value-type="float" office:value="1661.173" calcext:value-type="float">
            <text:p>1661.173</text:p>
          </table:table-cell>
          <table:table-cell office:value-type="float" office:value="585.5583" calcext:value-type="float">
            <text:p>585.5583</text:p>
          </table:table-cell>
          <table:table-cell office:value-type="float" office:value="580.3568" calcext:value-type="float">
            <text:p>580.3568</text:p>
          </table:table-cell>
          <table:table-cell office:value-type="float" office:value="142.7269" calcext:value-type="float">
            <text:p>142.7269</text:p>
          </table:table-cell>
          <table:table-cell office:value-type="float" office:value="35.67236" calcext:value-type="float">
            <text:p>35.67236</text:p>
          </table:table-cell>
          <table:table-cell office:value-type="float" office:value="0" calcext:value-type="float">
            <text:p>0</text:p>
          </table:table-cell>
          <table:table-cell office:value-type="float" office:value="-0.00617133" calcext:value-type="float">
            <text:p>-0.006171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5.2058" calcext:value-type="float">
            <text:p>-135.2058</text:p>
          </table:table-cell>
          <table:table-cell office:value-type="float" office:value="0" calcext:value-type="float">
            <text:p>0</text:p>
          </table:table-cell>
          <table:table-cell office:value-type="float" office:value="4.496383" calcext:value-type="float">
            <text:p>4.496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7" calcext:value-type="float">
            <text:p>8052007</text:p>
          </table:table-cell>
          <table:table-cell office:value-type="float" office:value="429.5916" calcext:value-type="float">
            <text:p>429.5916</text:p>
          </table:table-cell>
          <table:table-cell office:value-type="float" office:value="13431.13" calcext:value-type="float">
            <text:p>1343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.5619" calcext:value-type="float">
            <text:p>-139.5619</text:p>
          </table:table-cell>
          <table:table-cell office:value-type="float" office:value="368.539" calcext:value-type="float">
            <text:p>368.539</text:p>
          </table:table-cell>
          <table:table-cell office:value-type="float" office:value="0" calcext:value-type="float">
            <text:p>0</text:p>
          </table:table-cell>
          <table:table-cell office:value-type="float" office:value="156.7608" calcext:value-type="float">
            <text:p>156.7608</text:p>
          </table:table-cell>
          <table:table-cell office:value-type="float" office:value="23.72752" calcext:value-type="float">
            <text:p>23.72752</text:p>
          </table:table-cell>
          <table:table-cell office:value-type="float" office:value="0.03905001" calcext:value-type="float">
            <text:p>0.03905001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484692" calcext:value-type="float">
            <text:p>0.0484692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2911249" calcext:value-type="float">
            <text:p>0.2911249</text:p>
          </table:table-cell>
          <table:table-cell office:value-type="float" office:value="370" calcext:value-type="float">
            <text:p>370</text:p>
          </table:table-cell>
          <table:table-cell office:value-type="float" office:value="-140.7061" calcext:value-type="float">
            <text:p>-140.7061</text:p>
          </table:table-cell>
          <table:table-cell office:value-type="float" office:value="0" calcext:value-type="float">
            <text:p>0</text:p>
          </table:table-cell>
          <table:table-cell office:value-type="float" office:value="387.8116" calcext:value-type="float">
            <text:p>387.8116</text:p>
          </table:table-cell>
          <table:table-cell office:value-type="float" office:value="1338.845" calcext:value-type="float">
            <text:p>1338.845</text:p>
          </table:table-cell>
          <table:table-cell office:value-type="float" office:value="1668.279" calcext:value-type="float">
            <text:p>1668.279</text:p>
          </table:table-cell>
          <table:table-cell office:value-type="float" office:value="1253.223" calcext:value-type="float">
            <text:p>1253.223</text:p>
          </table:table-cell>
          <table:table-cell office:value-type="float" office:value="746.1006" calcext:value-type="float">
            <text:p>746.1006</text:p>
          </table:table-cell>
          <table:table-cell office:value-type="float" office:value="1115.676" calcext:value-type="float">
            <text:p>1115.676</text:p>
          </table:table-cell>
          <table:table-cell office:value-type="float" office:value="415.5021" calcext:value-type="float">
            <text:p>415.5021</text:p>
          </table:table-cell>
          <table:table-cell office:value-type="float" office:value="1833.53" calcext:value-type="float">
            <text:p>1833.53</text:p>
          </table:table-cell>
          <table:table-cell office:value-type="float" office:value="2072.588" calcext:value-type="float">
            <text:p>2072.588</text:p>
          </table:table-cell>
          <table:table-cell office:value-type="float" office:value="1661.148" calcext:value-type="float">
            <text:p>1661.148</text:p>
          </table:table-cell>
          <table:table-cell office:value-type="float" office:value="585.5521" calcext:value-type="float">
            <text:p>585.5521</text:p>
          </table:table-cell>
          <table:table-cell office:value-type="float" office:value="580.3448" calcext:value-type="float">
            <text:p>580.3448</text:p>
          </table:table-cell>
          <table:table-cell office:value-type="float" office:value="142.7271" calcext:value-type="float">
            <text:p>142.7271</text:p>
          </table:table-cell>
          <table:table-cell office:value-type="float" office:value="35.67236" calcext:value-type="float">
            <text:p>35.67236</text:p>
          </table:table-cell>
          <table:table-cell office:value-type="float" office:value="0" calcext:value-type="float">
            <text:p>0</text:p>
          </table:table-cell>
          <table:table-cell office:value-type="float" office:value="-0.006383738" calcext:value-type="float">
            <text:p>-0.0063837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7.8475" calcext:value-type="float">
            <text:p>-137.8475</text:p>
          </table:table-cell>
          <table:table-cell office:value-type="float" office:value="0" calcext:value-type="float">
            <text:p>0</text:p>
          </table:table-cell>
          <table:table-cell office:value-type="float" office:value="4.604131" calcext:value-type="float">
            <text:p>4.604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7" calcext:value-type="float">
            <text:p>9052007</text:p>
          </table:table-cell>
          <table:table-cell office:value-type="float" office:value="426.3253" calcext:value-type="float">
            <text:p>426.3253</text:p>
          </table:table-cell>
          <table:table-cell office:value-type="float" office:value="13431.31" calcext:value-type="float">
            <text:p>13431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.417" calcext:value-type="float">
            <text:p>-142.417</text:p>
          </table:table-cell>
          <table:table-cell office:value-type="float" office:value="378.042" calcext:value-type="float">
            <text:p>378.042</text:p>
          </table:table-cell>
          <table:table-cell office:value-type="float" office:value="0" calcext:value-type="float">
            <text:p>0</text:p>
          </table:table-cell>
          <table:table-cell office:value-type="float" office:value="155.7263" calcext:value-type="float">
            <text:p>155.7263</text:p>
          </table:table-cell>
          <table:table-cell office:value-type="float" office:value="23.60508" calcext:value-type="float">
            <text:p>23.60508</text:p>
          </table:table-cell>
          <table:table-cell office:value-type="float" office:value="0.03923732" calcext:value-type="float">
            <text:p>0.03923732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4975121" calcext:value-type="float">
            <text:p>0.04975121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3249192" calcext:value-type="float">
            <text:p>0.3249192</text:p>
          </table:table-cell>
          <table:table-cell office:value-type="float" office:value="370" calcext:value-type="float">
            <text:p>370</text:p>
          </table:table-cell>
          <table:table-cell office:value-type="float" office:value="-143.5961" calcext:value-type="float">
            <text:p>-143.5961</text:p>
          </table:table-cell>
          <table:table-cell office:value-type="float" office:value="0" calcext:value-type="float">
            <text:p>0</text:p>
          </table:table-cell>
          <table:table-cell office:value-type="float" office:value="387.9982" calcext:value-type="float">
            <text:p>387.9982</text:p>
          </table:table-cell>
          <table:table-cell office:value-type="float" office:value="1337.704" calcext:value-type="float">
            <text:p>1337.704</text:p>
          </table:table-cell>
          <table:table-cell office:value-type="float" office:value="1667.024" calcext:value-type="float">
            <text:p>1667.024</text:p>
          </table:table-cell>
          <table:table-cell office:value-type="float" office:value="1252.963" calcext:value-type="float">
            <text:p>1252.963</text:p>
          </table:table-cell>
          <table:table-cell office:value-type="float" office:value="745.9308" calcext:value-type="float">
            <text:p>745.9308</text:p>
          </table:table-cell>
          <table:table-cell office:value-type="float" office:value="1115.555" calcext:value-type="float">
            <text:p>1115.555</text:p>
          </table:table-cell>
          <table:table-cell office:value-type="float" office:value="415.444" calcext:value-type="float">
            <text:p>415.444</text:p>
          </table:table-cell>
          <table:table-cell office:value-type="float" office:value="1833.459" calcext:value-type="float">
            <text:p>1833.459</text:p>
          </table:table-cell>
          <table:table-cell office:value-type="float" office:value="2072.551" calcext:value-type="float">
            <text:p>2072.551</text:p>
          </table:table-cell>
          <table:table-cell office:value-type="float" office:value="1661.123" calcext:value-type="float">
            <text:p>1661.123</text:p>
          </table:table-cell>
          <table:table-cell office:value-type="float" office:value="585.5461" calcext:value-type="float">
            <text:p>585.5461</text:p>
          </table:table-cell>
          <table:table-cell office:value-type="float" office:value="580.3327" calcext:value-type="float">
            <text:p>580.3327</text:p>
          </table:table-cell>
          <table:table-cell office:value-type="float" office:value="142.7272" calcext:value-type="float">
            <text:p>142.7272</text:p>
          </table:table-cell>
          <table:table-cell office:value-type="float" office:value="35.67236" calcext:value-type="float">
            <text:p>35.67236</text:p>
          </table:table-cell>
          <table:table-cell office:value-type="float" office:value="0" calcext:value-type="float">
            <text:p>0</text:p>
          </table:table-cell>
          <table:table-cell office:value-type="float" office:value="-0.006702806" calcext:value-type="float">
            <text:p>-0.0067028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0.8644" calcext:value-type="float">
            <text:p>-140.8644</text:p>
          </table:table-cell>
          <table:table-cell office:value-type="float" office:value="0" calcext:value-type="float">
            <text:p>0</text:p>
          </table:table-cell>
          <table:table-cell office:value-type="float" office:value="4.732928" calcext:value-type="float">
            <text:p>4.73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7" calcext:value-type="float">
            <text:p>10052007</text:p>
          </table:table-cell>
          <table:table-cell office:value-type="float" office:value="423.1092" calcext:value-type="float">
            <text:p>423.1092</text:p>
          </table:table-cell>
          <table:table-cell office:value-type="float" office:value="13431.47" calcext:value-type="float">
            <text:p>13431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.3345" calcext:value-type="float">
            <text:p>-145.3345</text:p>
          </table:table-cell>
          <table:table-cell office:value-type="float" office:value="388.6672" calcext:value-type="float">
            <text:p>388.6672</text:p>
          </table:table-cell>
          <table:table-cell office:value-type="float" office:value="0" calcext:value-type="float">
            <text:p>0</text:p>
          </table:table-cell>
          <table:table-cell office:value-type="float" office:value="154.8374" calcext:value-type="float">
            <text:p>154.8374</text:p>
          </table:table-cell>
          <table:table-cell office:value-type="float" office:value="7.073804" calcext:value-type="float">
            <text:p>7.073804</text:p>
          </table:table-cell>
          <table:table-cell office:value-type="float" office:value="0.03945266" calcext:value-type="float">
            <text:p>0.03945266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5056958" calcext:value-type="float">
            <text:p>0.05056958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3504004" calcext:value-type="float">
            <text:p>0.3504004</text:p>
          </table:table-cell>
          <table:table-cell office:value-type="float" office:value="370" calcext:value-type="float">
            <text:p>370</text:p>
          </table:table-cell>
          <table:table-cell office:value-type="float" office:value="-146.5397" calcext:value-type="float">
            <text:p>-146.5397</text:p>
          </table:table-cell>
          <table:table-cell office:value-type="float" office:value="0" calcext:value-type="float">
            <text:p>0</text:p>
          </table:table-cell>
          <table:table-cell office:value-type="float" office:value="361.3231" calcext:value-type="float">
            <text:p>361.3231</text:p>
          </table:table-cell>
          <table:table-cell office:value-type="float" office:value="1379.913" calcext:value-type="float">
            <text:p>1379.913</text:p>
          </table:table-cell>
          <table:table-cell office:value-type="float" office:value="1665.778" calcext:value-type="float">
            <text:p>1665.778</text:p>
          </table:table-cell>
          <table:table-cell office:value-type="float" office:value="1252.689" calcext:value-type="float">
            <text:p>1252.689</text:p>
          </table:table-cell>
          <table:table-cell office:value-type="float" office:value="745.7479" calcext:value-type="float">
            <text:p>745.7479</text:p>
          </table:table-cell>
          <table:table-cell office:value-type="float" office:value="1115.421" calcext:value-type="float">
            <text:p>1115.421</text:p>
          </table:table-cell>
          <table:table-cell office:value-type="float" office:value="415.3805" calcext:value-type="float">
            <text:p>415.3805</text:p>
          </table:table-cell>
          <table:table-cell office:value-type="float" office:value="1833.384" calcext:value-type="float">
            <text:p>1833.384</text:p>
          </table:table-cell>
          <table:table-cell office:value-type="float" office:value="2072.507" calcext:value-type="float">
            <text:p>2072.507</text:p>
          </table:table-cell>
          <table:table-cell office:value-type="float" office:value="1661.098" calcext:value-type="float">
            <text:p>1661.098</text:p>
          </table:table-cell>
          <table:table-cell office:value-type="float" office:value="585.54" calcext:value-type="float">
            <text:p>585.54</text:p>
          </table:table-cell>
          <table:table-cell office:value-type="float" office:value="580.3205" calcext:value-type="float">
            <text:p>580.3205</text:p>
          </table:table-cell>
          <table:table-cell office:value-type="float" office:value="142.7274" calcext:value-type="float">
            <text:p>142.7274</text:p>
          </table:table-cell>
          <table:table-cell office:value-type="float" office:value="35.67235" calcext:value-type="float">
            <text:p>35.67235</text:p>
          </table:table-cell>
          <table:table-cell office:value-type="float" office:value="0" calcext:value-type="float">
            <text:p>0</text:p>
          </table:table-cell>
          <table:table-cell office:value-type="float" office:value="-0.006884739" calcext:value-type="float">
            <text:p>-0.0068847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3.846" calcext:value-type="float">
            <text:p>-143.846</text:p>
          </table:table-cell>
          <table:table-cell office:value-type="float" office:value="0" calcext:value-type="float">
            <text:p>0</text:p>
          </table:table-cell>
          <table:table-cell office:value-type="float" office:value="4.771918" calcext:value-type="float">
            <text:p>4.77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7" calcext:value-type="float">
            <text:p>11052007</text:p>
          </table:table-cell>
          <table:table-cell office:value-type="float" office:value="419.7725" calcext:value-type="float">
            <text:p>419.7725</text:p>
          </table:table-cell>
          <table:table-cell office:value-type="float" office:value="13431.62" calcext:value-type="float">
            <text:p>13431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3202" calcext:value-type="float">
            <text:p>-148.3202</text:p>
          </table:table-cell>
          <table:table-cell office:value-type="float" office:value="400.195" calcext:value-type="float">
            <text:p>400.195</text:p>
          </table:table-cell>
          <table:table-cell office:value-type="float" office:value="0" calcext:value-type="float">
            <text:p>0</text:p>
          </table:table-cell>
          <table:table-cell office:value-type="float" office:value="153.8095" calcext:value-type="float">
            <text:p>153.8095</text:p>
          </table:table-cell>
          <table:table-cell office:value-type="float" office:value="7.069375" calcext:value-type="float">
            <text:p>7.069375</text:p>
          </table:table-cell>
          <table:table-cell office:value-type="float" office:value="0.03963388" calcext:value-type="float">
            <text:p>0.03963388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5110415" calcext:value-type="float">
            <text:p>0.05110415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369389" calcext:value-type="float">
            <text:p>0.369389</text:p>
          </table:table-cell>
          <table:table-cell office:value-type="float" office:value="370" calcext:value-type="float">
            <text:p>370</text:p>
          </table:table-cell>
          <table:table-cell office:value-type="float" office:value="-149.5448" calcext:value-type="float">
            <text:p>-149.5448</text:p>
          </table:table-cell>
          <table:table-cell office:value-type="float" office:value="0" calcext:value-type="float">
            <text:p>0</text:p>
          </table:table-cell>
          <table:table-cell office:value-type="float" office:value="361.4205" calcext:value-type="float">
            <text:p>361.4205</text:p>
          </table:table-cell>
          <table:table-cell office:value-type="float" office:value="1378.731" calcext:value-type="float">
            <text:p>1378.731</text:p>
          </table:table-cell>
          <table:table-cell office:value-type="float" office:value="1664.507" calcext:value-type="float">
            <text:p>1664.507</text:p>
          </table:table-cell>
          <table:table-cell office:value-type="float" office:value="1252.416" calcext:value-type="float">
            <text:p>1252.416</text:p>
          </table:table-cell>
          <table:table-cell office:value-type="float" office:value="745.5637" calcext:value-type="float">
            <text:p>745.5637</text:p>
          </table:table-cell>
          <table:table-cell office:value-type="float" office:value="1115.286" calcext:value-type="float">
            <text:p>1115.286</text:p>
          </table:table-cell>
          <table:table-cell office:value-type="float" office:value="415.315" calcext:value-type="float">
            <text:p>415.315</text:p>
          </table:table-cell>
          <table:table-cell office:value-type="float" office:value="1833.308" calcext:value-type="float">
            <text:p>1833.308</text:p>
          </table:table-cell>
          <table:table-cell office:value-type="float" office:value="2072.457" calcext:value-type="float">
            <text:p>2072.457</text:p>
          </table:table-cell>
          <table:table-cell office:value-type="float" office:value="1661.073" calcext:value-type="float">
            <text:p>1661.073</text:p>
          </table:table-cell>
          <table:table-cell office:value-type="float" office:value="585.534" calcext:value-type="float">
            <text:p>585.534</text:p>
          </table:table-cell>
          <table:table-cell office:value-type="float" office:value="580.3082" calcext:value-type="float">
            <text:p>580.3082</text:p>
          </table:table-cell>
          <table:table-cell office:value-type="float" office:value="142.7275" calcext:value-type="float">
            <text:p>142.7275</text:p>
          </table:table-cell>
          <table:table-cell office:value-type="float" office:value="35.67235" calcext:value-type="float">
            <text:p>35.67235</text:p>
          </table:table-cell>
          <table:table-cell office:value-type="float" office:value="0" calcext:value-type="float">
            <text:p>0</text:p>
          </table:table-cell>
          <table:table-cell office:value-type="float" office:value="-0.007157418" calcext:value-type="float">
            <text:p>-0.0071574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6.9523" calcext:value-type="float">
            <text:p>-146.9523</text:p>
          </table:table-cell>
          <table:table-cell office:value-type="float" office:value="0" calcext:value-type="float">
            <text:p>0</text:p>
          </table:table-cell>
          <table:table-cell office:value-type="float" office:value="4.874149" calcext:value-type="float">
            <text:p>4.874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7" calcext:value-type="float">
            <text:p>12052007</text:p>
          </table:table-cell>
          <table:table-cell office:value-type="float" office:value="416.8836" calcext:value-type="float">
            <text:p>416.8836</text:p>
          </table:table-cell>
          <table:table-cell office:value-type="float" office:value="13431.73" calcext:value-type="float">
            <text:p>13431.73</text:p>
          </table:table-cell>
          <table:table-cell office:value-type="float" office:value="0" calcext:value-type="float">
            <text:p>0</text:p>
          </table:table-cell>
          <table:table-cell office:value-type="float" office:value="0.0003303303" calcext:value-type="float">
            <text:p>0.0003303303</text:p>
          </table:table-cell>
          <table:table-cell office:value-type="float" office:value="-150.959" calcext:value-type="float">
            <text:p>-150.959</text:p>
          </table:table-cell>
          <table:table-cell office:value-type="float" office:value="408.11" calcext:value-type="float">
            <text:p>408.11</text:p>
          </table:table-cell>
          <table:table-cell office:value-type="float" office:value="-0.001543109" calcext:value-type="float">
            <text:p>-0.001543109</text:p>
          </table:table-cell>
          <table:table-cell office:value-type="float" office:value="153.0446" calcext:value-type="float">
            <text:p>153.0446</text:p>
          </table:table-cell>
          <table:table-cell office:value-type="float" office:value="7.067239" calcext:value-type="float">
            <text:p>7.067239</text:p>
          </table:table-cell>
          <table:table-cell office:value-type="float" office:value="0.03991945" calcext:value-type="float">
            <text:p>0.03991945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5146267" calcext:value-type="float">
            <text:p>0.05146267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3837751" calcext:value-type="float">
            <text:p>0.3837751</text:p>
          </table:table-cell>
          <table:table-cell office:value-type="float" office:value="370" calcext:value-type="float">
            <text:p>370</text:p>
          </table:table-cell>
          <table:table-cell office:value-type="float" office:value="-152.2027" calcext:value-type="float">
            <text:p>-152.2027</text:p>
          </table:table-cell>
          <table:table-cell office:value-type="float" office:value="0" calcext:value-type="float">
            <text:p>0</text:p>
          </table:table-cell>
          <table:table-cell office:value-type="float" office:value="361.5163" calcext:value-type="float">
            <text:p>361.5163</text:p>
          </table:table-cell>
          <table:table-cell office:value-type="float" office:value="1377.735" calcext:value-type="float">
            <text:p>1377.735</text:p>
          </table:table-cell>
          <table:table-cell office:value-type="float" office:value="1663.424" calcext:value-type="float">
            <text:p>1663.424</text:p>
          </table:table-cell>
          <table:table-cell office:value-type="float" office:value="1252.171" calcext:value-type="float">
            <text:p>1252.171</text:p>
          </table:table-cell>
          <table:table-cell office:value-type="float" office:value="745.3904" calcext:value-type="float">
            <text:p>745.3904</text:p>
          </table:table-cell>
          <table:table-cell office:value-type="float" office:value="1115.154" calcext:value-type="float">
            <text:p>1115.154</text:p>
          </table:table-cell>
          <table:table-cell office:value-type="float" office:value="415.2497" calcext:value-type="float">
            <text:p>415.2497</text:p>
          </table:table-cell>
          <table:table-cell office:value-type="float" office:value="1833.23" calcext:value-type="float">
            <text:p>1833.23</text:p>
          </table:table-cell>
          <table:table-cell office:value-type="float" office:value="2072.406" calcext:value-type="float">
            <text:p>2072.406</text:p>
          </table:table-cell>
          <table:table-cell office:value-type="float" office:value="1661.048" calcext:value-type="float">
            <text:p>1661.048</text:p>
          </table:table-cell>
          <table:table-cell office:value-type="float" office:value="585.5279" calcext:value-type="float">
            <text:p>585.5279</text:p>
          </table:table-cell>
          <table:table-cell office:value-type="float" office:value="580.2959" calcext:value-type="float">
            <text:p>580.2959</text:p>
          </table:table-cell>
          <table:table-cell office:value-type="float" office:value="142.7275" calcext:value-type="float">
            <text:p>142.7275</text:p>
          </table:table-cell>
          <table:table-cell office:value-type="float" office:value="35.67235" calcext:value-type="float">
            <text:p>35.67235</text:p>
          </table:table-cell>
          <table:table-cell office:value-type="float" office:value="0" calcext:value-type="float">
            <text:p>0</text:p>
          </table:table-cell>
          <table:table-cell office:value-type="float" office:value="-0.007303805" calcext:value-type="float">
            <text:p>-0.007303805</text:p>
          </table:table-cell>
          <table:table-cell office:value-type="float" office:value="0" calcext:value-type="float">
            <text:p>0</text:p>
          </table:table-cell>
          <table:table-cell office:value-type="float" office:value="0.004861883" calcext:value-type="float">
            <text:p>0.004861883</text:p>
          </table:table-cell>
          <table:table-cell office:value-type="float" office:value="0.00199365" calcext:value-type="float">
            <text:p>0.00199365</text:p>
          </table:table-cell>
          <table:table-cell office:value-type="float" office:value="-0.008213751" calcext:value-type="float">
            <text:p>-0.008213751</text:p>
          </table:table-cell>
          <table:table-cell office:value-type="float" office:value="-0.006220101" calcext:value-type="float">
            <text:p>-0.006220101</text:p>
          </table:table-cell>
          <table:table-cell office:value-type="float" office:value="-149.6483" calcext:value-type="float">
            <text:p>-149.6483</text:p>
          </table:table-cell>
          <table:table-cell office:value-type="float" office:value="0" calcext:value-type="float">
            <text:p>0</text:p>
          </table:table-cell>
          <table:table-cell office:value-type="float" office:value="4.919125" calcext:value-type="float">
            <text:p>4.919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7" calcext:value-type="float">
            <text:p>13052007</text:p>
          </table:table-cell>
          <table:table-cell office:value-type="float" office:value="413.4932" calcext:value-type="float">
            <text:p>413.4932</text:p>
          </table:table-cell>
          <table:table-cell office:value-type="float" office:value="13431.85" calcext:value-type="float">
            <text:p>13431.85</text:p>
          </table:table-cell>
          <table:table-cell office:value-type="float" office:value="0" calcext:value-type="float">
            <text:p>0</text:p>
          </table:table-cell>
          <table:table-cell office:value-type="float" office:value="0.0006678239" calcext:value-type="float">
            <text:p>0.0006678239</text:p>
          </table:table-cell>
          <table:table-cell office:value-type="float" office:value="-154.0013" calcext:value-type="float">
            <text:p>-154.0013</text:p>
          </table:table-cell>
          <table:table-cell office:value-type="float" office:value="417.5305" calcext:value-type="float">
            <text:p>417.5305</text:p>
          </table:table-cell>
          <table:table-cell office:value-type="float" office:value="-0.004612994" calcext:value-type="float">
            <text:p>-0.004612994</text:p>
          </table:table-cell>
          <table:table-cell office:value-type="float" office:value="152.019" calcext:value-type="float">
            <text:p>152.019</text:p>
          </table:table-cell>
          <table:table-cell office:value-type="float" office:value="7.064652" calcext:value-type="float">
            <text:p>7.064652</text:p>
          </table:table-cell>
          <table:table-cell office:value-type="float" office:value="0.04006452" calcext:value-type="float">
            <text:p>0.04006452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5171424" calcext:value-type="float">
            <text:p>0.05171424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3951163" calcext:value-type="float">
            <text:p>0.3951163</text:p>
          </table:table-cell>
          <table:table-cell office:value-type="float" office:value="370" calcext:value-type="float">
            <text:p>370</text:p>
          </table:table-cell>
          <table:table-cell office:value-type="float" office:value="-155.2629" calcext:value-type="float">
            <text:p>-155.2629</text:p>
          </table:table-cell>
          <table:table-cell office:value-type="float" office:value="0" calcext:value-type="float">
            <text:p>0</text:p>
          </table:table-cell>
          <table:table-cell office:value-type="float" office:value="361.6452" calcext:value-type="float">
            <text:p>361.6452</text:p>
          </table:table-cell>
          <table:table-cell office:value-type="float" office:value="1376.486" calcext:value-type="float">
            <text:p>1376.486</text:p>
          </table:table-cell>
          <table:table-cell office:value-type="float" office:value="1662.104" calcext:value-type="float">
            <text:p>1662.104</text:p>
          </table:table-cell>
          <table:table-cell office:value-type="float" office:value="1251.895" calcext:value-type="float">
            <text:p>1251.895</text:p>
          </table:table-cell>
          <table:table-cell office:value-type="float" office:value="745.2059" calcext:value-type="float">
            <text:p>745.2059</text:p>
          </table:table-cell>
          <table:table-cell office:value-type="float" office:value="1115.02" calcext:value-type="float">
            <text:p>1115.02</text:p>
          </table:table-cell>
          <table:table-cell office:value-type="float" office:value="415.1842" calcext:value-type="float">
            <text:p>415.1842</text:p>
          </table:table-cell>
          <table:table-cell office:value-type="float" office:value="1833.152" calcext:value-type="float">
            <text:p>1833.152</text:p>
          </table:table-cell>
          <table:table-cell office:value-type="float" office:value="2072.356" calcext:value-type="float">
            <text:p>2072.356</text:p>
          </table:table-cell>
          <table:table-cell office:value-type="float" office:value="1661.022" calcext:value-type="float">
            <text:p>1661.022</text:p>
          </table:table-cell>
          <table:table-cell office:value-type="float" office:value="585.5217" calcext:value-type="float">
            <text:p>585.5217</text:p>
          </table:table-cell>
          <table:table-cell office:value-type="float" office:value="580.2834" calcext:value-type="float">
            <text:p>580.2834</text:p>
          </table:table-cell>
          <table:table-cell office:value-type="float" office:value="142.7275" calcext:value-type="float">
            <text:p>142.7275</text:p>
          </table:table-cell>
          <table:table-cell office:value-type="float" office:value="35.67235" calcext:value-type="float">
            <text:p>35.67235</text:p>
          </table:table-cell>
          <table:table-cell office:value-type="float" office:value="0" calcext:value-type="float">
            <text:p>0</text:p>
          </table:table-cell>
          <table:table-cell office:value-type="float" office:value="-0.007665913" calcext:value-type="float">
            <text:p>-0.007665913</text:p>
          </table:table-cell>
          <table:table-cell office:value-type="float" office:value="0" calcext:value-type="float">
            <text:p>0</text:p>
          </table:table-cell>
          <table:table-cell office:value-type="float" office:value="0.01449847" calcext:value-type="float">
            <text:p>0.01449847</text:p>
          </table:table-cell>
          <table:table-cell office:value-type="float" office:value="0.02748261" calcext:value-type="float">
            <text:p>0.02748261</text:p>
          </table:table-cell>
          <table:table-cell office:value-type="float" office:value="-0.04331536" calcext:value-type="float">
            <text:p>-0.04331536</text:p>
          </table:table-cell>
          <table:table-cell office:value-type="float" office:value="-0.01583276" calcext:value-type="float">
            <text:p>-0.01583276</text:p>
          </table:table-cell>
          <table:table-cell office:value-type="float" office:value="-152.8433" calcext:value-type="float">
            <text:p>-152.8433</text:p>
          </table:table-cell>
          <table:table-cell office:value-type="float" office:value="0" calcext:value-type="float">
            <text:p>0</text:p>
          </table:table-cell>
          <table:table-cell office:value-type="float" office:value="5.064356" calcext:value-type="float">
            <text:p>5.064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7" calcext:value-type="float">
            <text:p>14052007</text:p>
          </table:table-cell>
          <table:table-cell office:value-type="float" office:value="409.5722" calcext:value-type="float">
            <text:p>409.5722</text:p>
          </table:table-cell>
          <table:table-cell office:value-type="float" office:value="13431.93" calcext:value-type="float">
            <text:p>13431.93</text:p>
          </table:table-cell>
          <table:table-cell office:value-type="float" office:value="0" calcext:value-type="float">
            <text:p>0</text:p>
          </table:table-cell>
          <table:table-cell office:value-type="float" office:value="0.001007565" calcext:value-type="float">
            <text:p>0.001007565</text:p>
          </table:table-cell>
          <table:table-cell office:value-type="float" office:value="-157.6076" calcext:value-type="float">
            <text:p>-157.6076</text:p>
          </table:table-cell>
          <table:table-cell office:value-type="float" office:value="428.3355" calcext:value-type="float">
            <text:p>428.3355</text:p>
          </table:table-cell>
          <table:table-cell office:value-type="float" office:value="-0.008832281" calcext:value-type="float">
            <text:p>-0.008832281</text:p>
          </table:table-cell>
          <table:table-cell office:value-type="float" office:value="150.7147" calcext:value-type="float">
            <text:p>150.7147</text:p>
          </table:table-cell>
          <table:table-cell office:value-type="float" office:value="7.062836" calcext:value-type="float">
            <text:p>7.062836</text:p>
          </table:table-cell>
          <table:table-cell office:value-type="float" office:value="0.04012671" calcext:value-type="float">
            <text:p>0.04012671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5190042" calcext:value-type="float">
            <text:p>0.05190042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4044153" calcext:value-type="float">
            <text:p>0.4044153</text:p>
          </table:table-cell>
          <table:table-cell office:value-type="float" office:value="370" calcext:value-type="float">
            <text:p>370</text:p>
          </table:table-cell>
          <table:table-cell office:value-type="float" office:value="-158.8542" calcext:value-type="float">
            <text:p>-158.8542</text:p>
          </table:table-cell>
          <table:table-cell office:value-type="float" office:value="0" calcext:value-type="float">
            <text:p>0</text:p>
          </table:table-cell>
          <table:table-cell office:value-type="float" office:value="361.8193" calcext:value-type="float">
            <text:p>361.8193</text:p>
          </table:table-cell>
          <table:table-cell office:value-type="float" office:value="1375.051" calcext:value-type="float">
            <text:p>1375.051</text:p>
          </table:table-cell>
          <table:table-cell office:value-type="float" office:value="1660.503" calcext:value-type="float">
            <text:p>1660.503</text:p>
          </table:table-cell>
          <table:table-cell office:value-type="float" office:value="1251.551" calcext:value-type="float">
            <text:p>1251.551</text:p>
          </table:table-cell>
          <table:table-cell office:value-type="float" office:value="744.9827" calcext:value-type="float">
            <text:p>744.9827</text:p>
          </table:table-cell>
          <table:table-cell office:value-type="float" office:value="1114.861" calcext:value-type="float">
            <text:p>1114.861</text:p>
          </table:table-cell>
          <table:table-cell office:value-type="float" office:value="415.1104" calcext:value-type="float">
            <text:p>415.1104</text:p>
          </table:table-cell>
          <table:table-cell office:value-type="float" office:value="1833.071" calcext:value-type="float">
            <text:p>1833.071</text:p>
          </table:table-cell>
          <table:table-cell office:value-type="float" office:value="2072.304" calcext:value-type="float">
            <text:p>2072.304</text:p>
          </table:table-cell>
          <table:table-cell office:value-type="float" office:value="1660.997" calcext:value-type="float">
            <text:p>1660.997</text:p>
          </table:table-cell>
          <table:table-cell office:value-type="float" office:value="585.5154" calcext:value-type="float">
            <text:p>585.5154</text:p>
          </table:table-cell>
          <table:table-cell office:value-type="float" office:value="580.2709" calcext:value-type="float">
            <text:p>580.2709</text:p>
          </table:table-cell>
          <table:table-cell office:value-type="float" office:value="142.7275" calcext:value-type="float">
            <text:p>142.7275</text:p>
          </table:table-cell>
          <table:table-cell office:value-type="float" office:value="35.67234" calcext:value-type="float">
            <text:p>35.67234</text:p>
          </table:table-cell>
          <table:table-cell office:value-type="float" office:value="0" calcext:value-type="float">
            <text:p>0</text:p>
          </table:table-cell>
          <table:table-cell office:value-type="float" office:value="-0.008170308" calcext:value-type="float">
            <text:p>-0.008170308</text:p>
          </table:table-cell>
          <table:table-cell office:value-type="float" office:value="0" calcext:value-type="float">
            <text:p>0</text:p>
          </table:table-cell>
          <table:table-cell office:value-type="float" office:value="0.02431997" calcext:value-type="float">
            <text:p>0.02431997</text:p>
          </table:table-cell>
          <table:table-cell office:value-type="float" office:value="0.1039721" calcext:value-type="float">
            <text:p>0.1039721</text:p>
          </table:table-cell>
          <table:table-cell office:value-type="float" office:value="-0.09964088" calcext:value-type="float">
            <text:p>-0.09964088</text:p>
          </table:table-cell>
          <table:table-cell office:value-type="float" office:value="0.004331216" calcext:value-type="float">
            <text:p>0.004331216</text:p>
          </table:table-cell>
          <table:table-cell office:value-type="float" office:value="-156.6019" calcext:value-type="float">
            <text:p>-156.6019</text:p>
          </table:table-cell>
          <table:table-cell office:value-type="float" office:value="0" calcext:value-type="float">
            <text:p>0</text:p>
          </table:table-cell>
          <table:table-cell office:value-type="float" office:value="5.211126" calcext:value-type="float">
            <text:p>5.21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7" calcext:value-type="float">
            <text:p>15052007</text:p>
          </table:table-cell>
          <table:table-cell office:value-type="float" office:value="405.4117" calcext:value-type="float">
            <text:p>405.4117</text:p>
          </table:table-cell>
          <table:table-cell office:value-type="float" office:value="13431.96" calcext:value-type="float">
            <text:p>13431.96</text:p>
          </table:table-cell>
          <table:table-cell office:value-type="float" office:value="0" calcext:value-type="float">
            <text:p>0</text:p>
          </table:table-cell>
          <table:table-cell office:value-type="float" office:value="0.001359304" calcext:value-type="float">
            <text:p>0.001359304</text:p>
          </table:table-cell>
          <table:table-cell office:value-type="float" office:value="-161.5128" calcext:value-type="float">
            <text:p>-161.5128</text:p>
          </table:table-cell>
          <table:table-cell office:value-type="float" office:value="440.5319" calcext:value-type="float">
            <text:p>440.5319</text:p>
          </table:table-cell>
          <table:table-cell office:value-type="float" office:value="-0.0154036" calcext:value-type="float">
            <text:p>-0.0154036</text:p>
          </table:table-cell>
          <table:table-cell office:value-type="float" office:value="149.5716" calcext:value-type="float">
            <text:p>149.5716</text:p>
          </table:table-cell>
          <table:table-cell office:value-type="float" office:value="7.062025" calcext:value-type="float">
            <text:p>7.062025</text:p>
          </table:table-cell>
          <table:table-cell office:value-type="float" office:value="0.04013572" calcext:value-type="float">
            <text:p>0.04013572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520535" calcext:value-type="float">
            <text:p>0.0520535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4123404" calcext:value-type="float">
            <text:p>0.4123404</text:p>
          </table:table-cell>
          <table:table-cell office:value-type="float" office:value="370" calcext:value-type="float">
            <text:p>370</text:p>
          </table:table-cell>
          <table:table-cell office:value-type="float" office:value="-162.6923" calcext:value-type="float">
            <text:p>-162.6923</text:p>
          </table:table-cell>
          <table:table-cell office:value-type="float" office:value="0" calcext:value-type="float">
            <text:p>0</text:p>
          </table:table-cell>
          <table:table-cell office:value-type="float" office:value="362.0344" calcext:value-type="float">
            <text:p>362.0344</text:p>
          </table:table-cell>
          <table:table-cell office:value-type="float" office:value="1373.53" calcext:value-type="float">
            <text:p>1373.53</text:p>
          </table:table-cell>
          <table:table-cell office:value-type="float" office:value="1658.769" calcext:value-type="float">
            <text:p>1658.769</text:p>
          </table:table-cell>
          <table:table-cell office:value-type="float" office:value="1251.165" calcext:value-type="float">
            <text:p>1251.165</text:p>
          </table:table-cell>
          <table:table-cell office:value-type="float" office:value="744.7372" calcext:value-type="float">
            <text:p>744.7372</text:p>
          </table:table-cell>
          <table:table-cell office:value-type="float" office:value="1114.679" calcext:value-type="float">
            <text:p>1114.679</text:p>
          </table:table-cell>
          <table:table-cell office:value-type="float" office:value="415.0279" calcext:value-type="float">
            <text:p>415.0279</text:p>
          </table:table-cell>
          <table:table-cell office:value-type="float" office:value="1832.975" calcext:value-type="float">
            <text:p>1832.975</text:p>
          </table:table-cell>
          <table:table-cell office:value-type="float" office:value="2072.251" calcext:value-type="float">
            <text:p>2072.251</text:p>
          </table:table-cell>
          <table:table-cell office:value-type="float" office:value="1660.971" calcext:value-type="float">
            <text:p>1660.971</text:p>
          </table:table-cell>
          <table:table-cell office:value-type="float" office:value="585.5091" calcext:value-type="float">
            <text:p>585.5091</text:p>
          </table:table-cell>
          <table:table-cell office:value-type="float" office:value="580.2582" calcext:value-type="float">
            <text:p>580.2582</text:p>
          </table:table-cell>
          <table:table-cell office:value-type="float" office:value="142.7274" calcext:value-type="float">
            <text:p>142.7274</text:p>
          </table:table-cell>
          <table:table-cell office:value-type="float" office:value="35.67234" calcext:value-type="float">
            <text:p>35.67234</text:p>
          </table:table-cell>
          <table:table-cell office:value-type="float" office:value="0" calcext:value-type="float">
            <text:p>0</text:p>
          </table:table-cell>
          <table:table-cell office:value-type="float" office:value="-0.008760873" calcext:value-type="float">
            <text:p>-0.008760873</text:p>
          </table:table-cell>
          <table:table-cell office:value-type="float" office:value="0" calcext:value-type="float">
            <text:p>0</text:p>
          </table:table-cell>
          <table:table-cell office:value-type="float" office:value="0.03409653" calcext:value-type="float">
            <text:p>0.03409653</text:p>
          </table:table-cell>
          <table:table-cell office:value-type="float" office:value="0.2476828" calcext:value-type="float">
            <text:p>0.2476828</text:p>
          </table:table-cell>
          <table:table-cell office:value-type="float" office:value="-0.1747523" calcext:value-type="float">
            <text:p>-0.1747523</text:p>
          </table:table-cell>
          <table:table-cell office:value-type="float" office:value="0.07293049" calcext:value-type="float">
            <text:p>0.07293049</text:p>
          </table:table-cell>
          <table:table-cell office:value-type="float" office:value="-160.6366" calcext:value-type="float">
            <text:p>-160.6366</text:p>
          </table:table-cell>
          <table:table-cell office:value-type="float" office:value="0" calcext:value-type="float">
            <text:p>0</text:p>
          </table:table-cell>
          <table:table-cell office:value-type="float" office:value="5.339249" calcext:value-type="float">
            <text:p>5.33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7" calcext:value-type="float">
            <text:p>16052007</text:p>
          </table:table-cell>
          <table:table-cell office:value-type="float" office:value="401.287" calcext:value-type="float">
            <text:p>401.287</text:p>
          </table:table-cell>
          <table:table-cell office:value-type="float" office:value="13431.94" calcext:value-type="float">
            <text:p>13431.94</text:p>
          </table:table-cell>
          <table:table-cell office:value-type="float" office:value="0" calcext:value-type="float">
            <text:p>0</text:p>
          </table:table-cell>
          <table:table-cell office:value-type="float" office:value="0.001732684" calcext:value-type="float">
            <text:p>0.001732684</text:p>
          </table:table-cell>
          <table:table-cell office:value-type="float" office:value="-165.4401" calcext:value-type="float">
            <text:p>-165.4401</text:p>
          </table:table-cell>
          <table:table-cell office:value-type="float" office:value="452.8167" calcext:value-type="float">
            <text:p>452.8167</text:p>
          </table:table-cell>
          <table:table-cell office:value-type="float" office:value="-0.02355338" calcext:value-type="float">
            <text:p>-0.02355338</text:p>
          </table:table-cell>
          <table:table-cell office:value-type="float" office:value="148.4061" calcext:value-type="float">
            <text:p>148.4061</text:p>
          </table:table-cell>
          <table:table-cell office:value-type="float" office:value="7.061596" calcext:value-type="float">
            <text:p>7.061596</text:p>
          </table:table-cell>
          <table:table-cell office:value-type="float" office:value="0.04014963" calcext:value-type="float">
            <text:p>0.04014963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5217187" calcext:value-type="float">
            <text:p>0.05217187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4188091" calcext:value-type="float">
            <text:p>0.4188091</text:p>
          </table:table-cell>
          <table:table-cell office:value-type="float" office:value="370" calcext:value-type="float">
            <text:p>370</text:p>
          </table:table-cell>
          <table:table-cell office:value-type="float" office:value="-166.4962" calcext:value-type="float">
            <text:p>-166.4962</text:p>
          </table:table-cell>
          <table:table-cell office:value-type="float" office:value="0" calcext:value-type="float">
            <text:p>0</text:p>
          </table:table-cell>
          <table:table-cell office:value-type="float" office:value="362.2599" calcext:value-type="float">
            <text:p>362.2599</text:p>
          </table:table-cell>
          <table:table-cell office:value-type="float" office:value="1372.039" calcext:value-type="float">
            <text:p>1372.039</text:p>
          </table:table-cell>
          <table:table-cell office:value-type="float" office:value="1657.035" calcext:value-type="float">
            <text:p>1657.035</text:p>
          </table:table-cell>
          <table:table-cell office:value-type="float" office:value="1250.773" calcext:value-type="float">
            <text:p>1250.773</text:p>
          </table:table-cell>
          <table:table-cell office:value-type="float" office:value="744.4786" calcext:value-type="float">
            <text:p>744.4786</text:p>
          </table:table-cell>
          <table:table-cell office:value-type="float" office:value="1114.485" calcext:value-type="float">
            <text:p>1114.485</text:p>
          </table:table-cell>
          <table:table-cell office:value-type="float" office:value="414.9386" calcext:value-type="float">
            <text:p>414.9386</text:p>
          </table:table-cell>
          <table:table-cell office:value-type="float" office:value="1832.872" calcext:value-type="float">
            <text:p>1832.872</text:p>
          </table:table-cell>
          <table:table-cell office:value-type="float" office:value="2072.196" calcext:value-type="float">
            <text:p>2072.196</text:p>
          </table:table-cell>
          <table:table-cell office:value-type="float" office:value="1660.945" calcext:value-type="float">
            <text:p>1660.945</text:p>
          </table:table-cell>
          <table:table-cell office:value-type="float" office:value="585.5027" calcext:value-type="float">
            <text:p>585.5027</text:p>
          </table:table-cell>
          <table:table-cell office:value-type="float" office:value="580.2452" calcext:value-type="float">
            <text:p>580.2452</text:p>
          </table:table-cell>
          <table:table-cell office:value-type="float" office:value="142.7274" calcext:value-type="float">
            <text:p>142.7274</text:p>
          </table:table-cell>
          <table:table-cell office:value-type="float" office:value="35.67234" calcext:value-type="float">
            <text:p>35.67234</text:p>
          </table:table-cell>
          <table:table-cell office:value-type="float" office:value="0" calcext:value-type="float">
            <text:p>0</text:p>
          </table:table-cell>
          <table:table-cell office:value-type="float" office:value="-0.009350756" calcext:value-type="float">
            <text:p>-0.009350756</text:p>
          </table:table-cell>
          <table:table-cell office:value-type="float" office:value="0" calcext:value-type="float">
            <text:p>0</text:p>
          </table:table-cell>
          <table:table-cell office:value-type="float" office:value="0.04234754" calcext:value-type="float">
            <text:p>0.04234754</text:p>
          </table:table-cell>
          <table:table-cell office:value-type="float" office:value="0.4462335" calcext:value-type="float">
            <text:p>0.4462335</text:p>
          </table:table-cell>
          <table:table-cell office:value-type="float" office:value="-0.2515028" calcext:value-type="float">
            <text:p>-0.2515028</text:p>
          </table:table-cell>
          <table:table-cell office:value-type="float" office:value="0.1947306" calcext:value-type="float">
            <text:p>0.1947306</text:p>
          </table:table-cell>
          <table:table-cell office:value-type="float" office:value="-164.6759" calcext:value-type="float">
            <text:p>-164.6759</text:p>
          </table:table-cell>
          <table:table-cell office:value-type="float" office:value="0" calcext:value-type="float">
            <text:p>0</text:p>
          </table:table-cell>
          <table:table-cell office:value-type="float" office:value="5.452725" calcext:value-type="float">
            <text:p>5.45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7" calcext:value-type="float">
            <text:p>17052007</text:p>
          </table:table-cell>
          <table:table-cell office:value-type="float" office:value="397.3686" calcext:value-type="float">
            <text:p>397.3686</text:p>
          </table:table-cell>
          <table:table-cell office:value-type="float" office:value="13431.92" calcext:value-type="float">
            <text:p>13431.92</text:p>
          </table:table-cell>
          <table:table-cell office:value-type="float" office:value="0" calcext:value-type="float">
            <text:p>0</text:p>
          </table:table-cell>
          <table:table-cell office:value-type="float" office:value="0.002135724" calcext:value-type="float">
            <text:p>0.002135724</text:p>
          </table:table-cell>
          <table:table-cell office:value-type="float" office:value="-169.2107" calcext:value-type="float">
            <text:p>-169.2107</text:p>
          </table:table-cell>
          <table:table-cell office:value-type="float" office:value="464.9988" calcext:value-type="float">
            <text:p>464.9988</text:p>
          </table:table-cell>
          <table:table-cell office:value-type="float" office:value="-0.03345187" calcext:value-type="float">
            <text:p>-0.03345187</text:p>
          </table:table-cell>
          <table:table-cell office:value-type="float" office:value="147.5879" calcext:value-type="float">
            <text:p>147.5879</text:p>
          </table:table-cell>
          <table:table-cell office:value-type="float" office:value="7.061402" calcext:value-type="float">
            <text:p>7.061402</text:p>
          </table:table-cell>
          <table:table-cell office:value-type="float" office:value="0.04019954" calcext:value-type="float">
            <text:p>0.04019954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5227362" calcext:value-type="float">
            <text:p>0.05227362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4244476" calcext:value-type="float">
            <text:p>0.4244476</text:p>
          </table:table-cell>
          <table:table-cell office:value-type="float" office:value="370" calcext:value-type="float">
            <text:p>370</text:p>
          </table:table-cell>
          <table:table-cell office:value-type="float" office:value="-170.1037" calcext:value-type="float">
            <text:p>-170.1037</text:p>
          </table:table-cell>
          <table:table-cell office:value-type="float" office:value="0" calcext:value-type="float">
            <text:p>0</text:p>
          </table:table-cell>
          <table:table-cell office:value-type="float" office:value="362.4843" calcext:value-type="float">
            <text:p>362.4843</text:p>
          </table:table-cell>
          <table:table-cell office:value-type="float" office:value="1370.629" calcext:value-type="float">
            <text:p>1370.629</text:p>
          </table:table-cell>
          <table:table-cell office:value-type="float" office:value="1655.401" calcext:value-type="float">
            <text:p>1655.401</text:p>
          </table:table-cell>
          <table:table-cell office:value-type="float" office:value="1250.392" calcext:value-type="float">
            <text:p>1250.392</text:p>
          </table:table-cell>
          <table:table-cell office:value-type="float" office:value="744.23" calcext:value-type="float">
            <text:p>744.23</text:p>
          </table:table-cell>
          <table:table-cell office:value-type="float" office:value="1114.29" calcext:value-type="float">
            <text:p>1114.29</text:p>
          </table:table-cell>
          <table:table-cell office:value-type="float" office:value="414.847" calcext:value-type="float">
            <text:p>414.847</text:p>
          </table:table-cell>
          <table:table-cell office:value-type="float" office:value="1832.766" calcext:value-type="float">
            <text:p>1832.766</text:p>
          </table:table-cell>
          <table:table-cell office:value-type="float" office:value="2072.141" calcext:value-type="float">
            <text:p>2072.141</text:p>
          </table:table-cell>
          <table:table-cell office:value-type="float" office:value="1660.918" calcext:value-type="float">
            <text:p>1660.918</text:p>
          </table:table-cell>
          <table:table-cell office:value-type="float" office:value="585.4962" calcext:value-type="float">
            <text:p>585.4962</text:p>
          </table:table-cell>
          <table:table-cell office:value-type="float" office:value="580.2322" calcext:value-type="float">
            <text:p>580.2322</text:p>
          </table:table-cell>
          <table:table-cell office:value-type="float" office:value="142.7274" calcext:value-type="float">
            <text:p>142.7274</text:p>
          </table:table-cell>
          <table:table-cell office:value-type="float" office:value="35.67234" calcext:value-type="float">
            <text:p>35.67234</text:p>
          </table:table-cell>
          <table:table-cell office:value-type="float" office:value="0" calcext:value-type="float">
            <text:p>0</text:p>
          </table:table-cell>
          <table:table-cell office:value-type="float" office:value="-0.009879432" calcext:value-type="float">
            <text:p>-0.009879432</text:p>
          </table:table-cell>
          <table:table-cell office:value-type="float" office:value="0" calcext:value-type="float">
            <text:p>0</text:p>
          </table:table-cell>
          <table:table-cell office:value-type="float" office:value="0.0494022" calcext:value-type="float">
            <text:p>0.0494022</text:p>
          </table:table-cell>
          <table:table-cell office:value-type="float" office:value="0.6811101" calcext:value-type="float">
            <text:p>0.6811101</text:p>
          </table:table-cell>
          <table:table-cell office:value-type="float" office:value="-0.3274924" calcext:value-type="float">
            <text:p>-0.3274924</text:p>
          </table:table-cell>
          <table:table-cell office:value-type="float" office:value="0.3536178" calcext:value-type="float">
            <text:p>0.3536178</text:p>
          </table:table-cell>
          <table:table-cell office:value-type="float" office:value="-168.5314" calcext:value-type="float">
            <text:p>-168.5314</text:p>
          </table:table-cell>
          <table:table-cell office:value-type="float" office:value="0" calcext:value-type="float">
            <text:p>0</text:p>
          </table:table-cell>
          <table:table-cell office:value-type="float" office:value="5.541416" calcext:value-type="float">
            <text:p>5.54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7" calcext:value-type="float">
            <text:p>18052007</text:p>
          </table:table-cell>
          <table:table-cell office:value-type="float" office:value="393.7448" calcext:value-type="float">
            <text:p>393.7448</text:p>
          </table:table-cell>
          <table:table-cell office:value-type="float" office:value="13431.89" calcext:value-type="float">
            <text:p>13431.89</text:p>
          </table:table-cell>
          <table:table-cell office:value-type="float" office:value="0" calcext:value-type="float">
            <text:p>0</text:p>
          </table:table-cell>
          <table:table-cell office:value-type="float" office:value="0.002571973" calcext:value-type="float">
            <text:p>0.002571973</text:p>
          </table:table-cell>
          <table:table-cell office:value-type="float" office:value="-172.7068" calcext:value-type="float">
            <text:p>-172.7068</text:p>
          </table:table-cell>
          <table:table-cell office:value-type="float" office:value="477.1414" calcext:value-type="float">
            <text:p>477.1414</text:p>
          </table:table-cell>
          <table:table-cell office:value-type="float" office:value="-0.04473663" calcext:value-type="float">
            <text:p>-0.04473663</text:p>
          </table:table-cell>
          <table:table-cell office:value-type="float" office:value="146.8629" calcext:value-type="float">
            <text:p>146.8629</text:p>
          </table:table-cell>
          <table:table-cell office:value-type="float" office:value="7.061289" calcext:value-type="float">
            <text:p>7.061289</text:p>
          </table:table-cell>
          <table:table-cell office:value-type="float" office:value="0.04030007" calcext:value-type="float">
            <text:p>0.04030007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5235554" calcext:value-type="float">
            <text:p>0.05235554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4292334" calcext:value-type="float">
            <text:p>0.4292334</text:p>
          </table:table-cell>
          <table:table-cell office:value-type="float" office:value="370" calcext:value-type="float">
            <text:p>370</text:p>
          </table:table-cell>
          <table:table-cell office:value-type="float" office:value="-173.4062" calcext:value-type="float">
            <text:p>-173.4062</text:p>
          </table:table-cell>
          <table:table-cell office:value-type="float" office:value="0" calcext:value-type="float">
            <text:p>0</text:p>
          </table:table-cell>
          <table:table-cell office:value-type="float" office:value="362.6951" calcext:value-type="float">
            <text:p>362.6951</text:p>
          </table:table-cell>
          <table:table-cell office:value-type="float" office:value="1369.326" calcext:value-type="float">
            <text:p>1369.326</text:p>
          </table:table-cell>
          <table:table-cell office:value-type="float" office:value="1653.912" calcext:value-type="float">
            <text:p>1653.912</text:p>
          </table:table-cell>
          <table:table-cell office:value-type="float" office:value="1250.046" calcext:value-type="float">
            <text:p>1250.046</text:p>
          </table:table-cell>
          <table:table-cell office:value-type="float" office:value="743.9921" calcext:value-type="float">
            <text:p>743.9921</text:p>
          </table:table-cell>
          <table:table-cell office:value-type="float" office:value="1114.104" calcext:value-type="float">
            <text:p>1114.104</text:p>
          </table:table-cell>
          <table:table-cell office:value-type="float" office:value="414.757" calcext:value-type="float">
            <text:p>414.757</text:p>
          </table:table-cell>
          <table:table-cell office:value-type="float" office:value="1832.658" calcext:value-type="float">
            <text:p>1832.658</text:p>
          </table:table-cell>
          <table:table-cell office:value-type="float" office:value="2072.083" calcext:value-type="float">
            <text:p>2072.083</text:p>
          </table:table-cell>
          <table:table-cell office:value-type="float" office:value="1660.89" calcext:value-type="float">
            <text:p>1660.89</text:p>
          </table:table-cell>
          <table:table-cell office:value-type="float" office:value="585.4894" calcext:value-type="float">
            <text:p>585.4894</text:p>
          </table:table-cell>
          <table:table-cell office:value-type="float" office:value="580.2188" calcext:value-type="float">
            <text:p>580.2188</text:p>
          </table:table-cell>
          <table:table-cell office:value-type="float" office:value="142.7274" calcext:value-type="float">
            <text:p>142.7274</text:p>
          </table:table-cell>
          <table:table-cell office:value-type="float" office:value="35.67234" calcext:value-type="float">
            <text:p>35.67234</text:p>
          </table:table-cell>
          <table:table-cell office:value-type="float" office:value="0" calcext:value-type="float">
            <text:p>0</text:p>
          </table:table-cell>
          <table:table-cell office:value-type="float" office:value="-0.01031083" calcext:value-type="float">
            <text:p>-0.01031083</text:p>
          </table:table-cell>
          <table:table-cell office:value-type="float" office:value="0" calcext:value-type="float">
            <text:p>0</text:p>
          </table:table-cell>
          <table:table-cell office:value-type="float" office:value="0.05712737" calcext:value-type="float">
            <text:p>0.05712737</text:p>
          </table:table-cell>
          <table:table-cell office:value-type="float" office:value="0.9428148" calcext:value-type="float">
            <text:p>0.9428148</text:p>
          </table:table-cell>
          <table:table-cell office:value-type="float" office:value="-0.4020942" calcext:value-type="float">
            <text:p>-0.4020942</text:p>
          </table:table-cell>
          <table:table-cell office:value-type="float" office:value="0.5407205" calcext:value-type="float">
            <text:p>0.5407205</text:p>
          </table:table-cell>
          <table:table-cell office:value-type="float" office:value="-172.1046" calcext:value-type="float">
            <text:p>-172.1046</text:p>
          </table:table-cell>
          <table:table-cell office:value-type="float" office:value="0" calcext:value-type="float">
            <text:p>0</text:p>
          </table:table-cell>
          <table:table-cell office:value-type="float" office:value="5.624492" calcext:value-type="float">
            <text:p>5.624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7" calcext:value-type="float">
            <text:p>19052007</text:p>
          </table:table-cell>
          <table:table-cell office:value-type="float" office:value="390.526" calcext:value-type="float">
            <text:p>390.526</text:p>
          </table:table-cell>
          <table:table-cell office:value-type="float" office:value="13431.88" calcext:value-type="float">
            <text:p>13431.88</text:p>
          </table:table-cell>
          <table:table-cell office:value-type="float" office:value="0" calcext:value-type="float">
            <text:p>0</text:p>
          </table:table-cell>
          <table:table-cell office:value-type="float" office:value="0.003046455" calcext:value-type="float">
            <text:p>0.003046455</text:p>
          </table:table-cell>
          <table:table-cell office:value-type="float" office:value="-175.7036" calcext:value-type="float">
            <text:p>-175.7036</text:p>
          </table:table-cell>
          <table:table-cell office:value-type="float" office:value="485.8009" calcext:value-type="float">
            <text:p>485.8009</text:p>
          </table:table-cell>
          <table:table-cell office:value-type="float" office:value="-0.05757773" calcext:value-type="float">
            <text:p>-0.05757773</text:p>
          </table:table-cell>
          <table:table-cell office:value-type="float" office:value="146.2134" calcext:value-type="float">
            <text:p>146.2134</text:p>
          </table:table-cell>
          <table:table-cell office:value-type="float" office:value="7.05914" calcext:value-type="float">
            <text:p>7.05914</text:p>
          </table:table-cell>
          <table:table-cell office:value-type="float" office:value="0.04046134" calcext:value-type="float">
            <text:p>0.04046134</text:p>
          </table:table-cell>
          <table:table-cell office:value-type="float" office:value="0.838896" calcext:value-type="float">
            <text:p>0.838896</text:p>
          </table:table-cell>
          <table:table-cell office:value-type="float" office:value="0.05245643" calcext:value-type="float">
            <text:p>0.05245643</text:p>
          </table:table-cell>
          <table:table-cell office:value-type="float" office:value="0.004782651" calcext:value-type="float">
            <text:p>0.004782651</text:p>
          </table:table-cell>
          <table:table-cell office:value-type="float" office:value="0.4345664" calcext:value-type="float">
            <text:p>0.4345664</text:p>
          </table:table-cell>
          <table:table-cell office:value-type="float" office:value="370" calcext:value-type="float">
            <text:p>370</text:p>
          </table:table-cell>
          <table:table-cell office:value-type="float" office:value="-176.1677" calcext:value-type="float">
            <text:p>-176.1677</text:p>
          </table:table-cell>
          <table:table-cell office:value-type="float" office:value="0" calcext:value-type="float">
            <text:p>0</text:p>
          </table:table-cell>
          <table:table-cell office:value-type="float" office:value="362.8427" calcext:value-type="float">
            <text:p>362.8427</text:p>
          </table:table-cell>
          <table:table-cell office:value-type="float" office:value="1368.198" calcext:value-type="float">
            <text:p>1368.198</text:p>
          </table:table-cell>
          <table:table-cell office:value-type="float" office:value="1652.645" calcext:value-type="float">
            <text:p>1652.645</text:p>
          </table:table-cell>
          <table:table-cell office:value-type="float" office:value="1249.748" calcext:value-type="float">
            <text:p>1249.748</text:p>
          </table:table-cell>
          <table:table-cell office:value-type="float" office:value="743.7805" calcext:value-type="float">
            <text:p>743.7805</text:p>
          </table:table-cell>
          <table:table-cell office:value-type="float" office:value="1113.933" calcext:value-type="float">
            <text:p>1113.933</text:p>
          </table:table-cell>
          <table:table-cell office:value-type="float" office:value="414.6727" calcext:value-type="float">
            <text:p>414.6727</text:p>
          </table:table-cell>
          <table:table-cell office:value-type="float" office:value="1832.552" calcext:value-type="float">
            <text:p>1832.552</text:p>
          </table:table-cell>
          <table:table-cell office:value-type="float" office:value="2072.024" calcext:value-type="float">
            <text:p>2072.024</text:p>
          </table:table-cell>
          <table:table-cell office:value-type="float" office:value="1660.863" calcext:value-type="float">
            <text:p>1660.863</text:p>
          </table:table-cell>
          <table:table-cell office:value-type="float" office:value="585.4825" calcext:value-type="float">
            <text:p>585.4825</text:p>
          </table:table-cell>
          <table:table-cell office:value-type="float" office:value="580.2052" calcext:value-type="float">
            <text:p>580.2052</text:p>
          </table:table-cell>
          <table:table-cell office:value-type="float" office:value="142.7273" calcext:value-type="float">
            <text:p>142.7273</text:p>
          </table:table-cell>
          <table:table-cell office:value-type="float" office:value="35.67233" calcext:value-type="float">
            <text:p>35.67233</text:p>
          </table:table-cell>
          <table:table-cell office:value-type="float" office:value="0" calcext:value-type="float">
            <text:p>0</text:p>
          </table:table-cell>
          <table:table-cell office:value-type="float" office:value="-0.01061466" calcext:value-type="float">
            <text:p>-0.01061466</text:p>
          </table:table-cell>
          <table:table-cell office:value-type="float" office:value="0" calcext:value-type="float">
            <text:p>0</text:p>
          </table:table-cell>
          <table:table-cell office:value-type="float" office:value="0.06891617" calcext:value-type="float">
            <text:p>0.06891617</text:p>
          </table:table-cell>
          <table:table-cell office:value-type="float" office:value="1.251299" calcext:value-type="float">
            <text:p>1.251299</text:p>
          </table:table-cell>
          <table:table-cell office:value-type="float" office:value="-0.4828309" calcext:value-type="float">
            <text:p>-0.4828309</text:p>
          </table:table-cell>
          <table:table-cell office:value-type="float" office:value="0.768468" calcext:value-type="float">
            <text:p>0.768468</text:p>
          </table:table-cell>
          <table:table-cell office:value-type="float" office:value="-175.2562" calcext:value-type="float">
            <text:p>-175.2562</text:p>
          </table:table-cell>
          <table:table-cell office:value-type="float" office:value="0" calcext:value-type="float">
            <text:p>0</text:p>
          </table:table-cell>
          <table:table-cell office:value-type="float" office:value="5.786562" calcext:value-type="float">
            <text:p>5.786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7" calcext:value-type="float">
            <text:p>20052007</text:p>
          </table:table-cell>
          <table:table-cell office:value-type="float" office:value="387.9379" calcext:value-type="float">
            <text:p>387.9379</text:p>
          </table:table-cell>
          <table:table-cell office:value-type="float" office:value="13431.87" calcext:value-type="float">
            <text:p>13431.87</text:p>
          </table:table-cell>
          <table:table-cell office:value-type="float" office:value="0" calcext:value-type="float">
            <text:p>0</text:p>
          </table:table-cell>
          <table:table-cell office:value-type="float" office:value="0.003560525" calcext:value-type="float">
            <text:p>0.003560525</text:p>
          </table:table-cell>
          <table:table-cell office:value-type="float" office:value="-177.3748" calcext:value-type="float">
            <text:p>-177.3748</text:p>
          </table:table-cell>
          <table:table-cell office:value-type="float" office:value="487.6748" calcext:value-type="float">
            <text:p>487.6748</text:p>
          </table:table-cell>
          <table:table-cell office:value-type="float" office:value="-0.06789009" calcext:value-type="float">
            <text:p>-0.06789009</text:p>
          </table:table-cell>
          <table:table-cell office:value-type="float" office:value="145.573" calcext:value-type="float">
            <text:p>145.573</text:p>
          </table:table-cell>
          <table:table-cell office:value-type="float" office:value="6.914584" calcext:value-type="float">
            <text:p>6.914584</text:p>
          </table:table-cell>
          <table:table-cell office:value-type="float" office:value="0.04013621" calcext:value-type="float">
            <text:p>0.04013621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04993" calcext:value-type="float">
            <text:p>0.05304993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468953" calcext:value-type="float">
            <text:p>0.4468953</text:p>
          </table:table-cell>
          <table:table-cell office:value-type="float" office:value="370" calcext:value-type="float">
            <text:p>370</text:p>
          </table:table-cell>
          <table:table-cell office:value-type="float" office:value="-177.8218" calcext:value-type="float">
            <text:p>-177.8218</text:p>
          </table:table-cell>
          <table:table-cell office:value-type="float" office:value="0" calcext:value-type="float">
            <text:p>0</text:p>
          </table:table-cell>
          <table:table-cell office:value-type="float" office:value="362.9883" calcext:value-type="float">
            <text:p>362.9883</text:p>
          </table:table-cell>
          <table:table-cell office:value-type="float" office:value="1367.446" calcext:value-type="float">
            <text:p>1367.446</text:p>
          </table:table-cell>
          <table:table-cell office:value-type="float" office:value="1651.724" calcext:value-type="float">
            <text:p>1651.724</text:p>
          </table:table-cell>
          <table:table-cell office:value-type="float" office:value="1249.562" calcext:value-type="float">
            <text:p>1249.562</text:p>
          </table:table-cell>
          <table:table-cell office:value-type="float" office:value="743.5403" calcext:value-type="float">
            <text:p>743.5403</text:p>
          </table:table-cell>
          <table:table-cell office:value-type="float" office:value="1113.759" calcext:value-type="float">
            <text:p>1113.759</text:p>
          </table:table-cell>
          <table:table-cell office:value-type="float" office:value="414.606" calcext:value-type="float">
            <text:p>414.606</text:p>
          </table:table-cell>
          <table:table-cell office:value-type="float" office:value="1832.44" calcext:value-type="float">
            <text:p>1832.44</text:p>
          </table:table-cell>
          <table:table-cell office:value-type="float" office:value="2071.953" calcext:value-type="float">
            <text:p>2071.953</text:p>
          </table:table-cell>
          <table:table-cell office:value-type="float" office:value="1660.822" calcext:value-type="float">
            <text:p>1660.822</text:p>
          </table:table-cell>
          <table:table-cell office:value-type="float" office:value="585.4716" calcext:value-type="float">
            <text:p>585.4716</text:p>
          </table:table-cell>
          <table:table-cell office:value-type="float" office:value="580.1851" calcext:value-type="float">
            <text:p>580.1851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8" calcext:value-type="float">
            <text:p>35.67178</text:p>
          </table:table-cell>
          <table:table-cell office:value-type="float" office:value="0" calcext:value-type="float">
            <text:p>0</text:p>
          </table:table-cell>
          <table:table-cell office:value-type="float" office:value="-0.01110486" calcext:value-type="float">
            <text:p>-0.01110486</text:p>
          </table:table-cell>
          <table:table-cell office:value-type="float" office:value="0" calcext:value-type="float">
            <text:p>0</text:p>
          </table:table-cell>
          <table:table-cell office:value-type="float" office:value="0.07415434" calcext:value-type="float">
            <text:p>0.07415434</text:p>
          </table:table-cell>
          <table:table-cell office:value-type="float" office:value="1.491039" calcext:value-type="float">
            <text:p>1.491039</text:p>
          </table:table-cell>
          <table:table-cell office:value-type="float" office:value="-0.5387053" calcext:value-type="float">
            <text:p>-0.5387053</text:p>
          </table:table-cell>
          <table:table-cell office:value-type="float" office:value="0.9523339" calcext:value-type="float">
            <text:p>0.9523339</text:p>
          </table:table-cell>
          <table:table-cell office:value-type="float" office:value="-177.6133" calcext:value-type="float">
            <text:p>-177.6133</text:p>
          </table:table-cell>
          <table:table-cell office:value-type="float" office:value="0" calcext:value-type="float">
            <text:p>0</text:p>
          </table:table-cell>
          <table:table-cell office:value-type="float" office:value="6.469877" calcext:value-type="float">
            <text:p>6.469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7" calcext:value-type="float">
            <text:p>21052007</text:p>
          </table:table-cell>
          <table:table-cell office:value-type="float" office:value="385.9422" calcext:value-type="float">
            <text:p>385.9422</text:p>
          </table:table-cell>
          <table:table-cell office:value-type="float" office:value="13431.87" calcext:value-type="float">
            <text:p>13431.87</text:p>
          </table:table-cell>
          <table:table-cell office:value-type="float" office:value="0" calcext:value-type="float">
            <text:p>0</text:p>
          </table:table-cell>
          <table:table-cell office:value-type="float" office:value="0.004119654" calcext:value-type="float">
            <text:p>0.004119654</text:p>
          </table:table-cell>
          <table:table-cell office:value-type="float" office:value="-179.5564" calcext:value-type="float">
            <text:p>-179.5564</text:p>
          </table:table-cell>
          <table:table-cell office:value-type="float" office:value="495.7607" calcext:value-type="float">
            <text:p>495.7607</text:p>
          </table:table-cell>
          <table:table-cell office:value-type="float" office:value="-0.08073102" calcext:value-type="float">
            <text:p>-0.08073102</text:p>
          </table:table-cell>
          <table:table-cell office:value-type="float" office:value="145.1773" calcext:value-type="float">
            <text:p>145.1773</text:p>
          </table:table-cell>
          <table:table-cell office:value-type="float" office:value="6.85808" calcext:value-type="float">
            <text:p>6.85808</text:p>
          </table:table-cell>
          <table:table-cell office:value-type="float" office:value="0.04020672" calcext:value-type="float">
            <text:p>0.04020672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31923" calcext:value-type="float">
            <text:p>0.05331923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487102" calcext:value-type="float">
            <text:p>0.4487102</text:p>
          </table:table-cell>
          <table:table-cell office:value-type="float" office:value="370" calcext:value-type="float">
            <text:p>370</text:p>
          </table:table-cell>
          <table:table-cell office:value-type="float" office:value="-179.8543" calcext:value-type="float">
            <text:p>-179.8543</text:p>
          </table:table-cell>
          <table:table-cell office:value-type="float" office:value="0" calcext:value-type="float">
            <text:p>0</text:p>
          </table:table-cell>
          <table:table-cell office:value-type="float" office:value="363.04" calcext:value-type="float">
            <text:p>363.04</text:p>
          </table:table-cell>
          <table:table-cell office:value-type="float" office:value="1366.858" calcext:value-type="float">
            <text:p>1366.858</text:p>
          </table:table-cell>
          <table:table-cell office:value-type="float" office:value="1651.017" calcext:value-type="float">
            <text:p>1651.017</text:p>
          </table:table-cell>
          <table:table-cell office:value-type="float" office:value="1249.394" calcext:value-type="float">
            <text:p>1249.394</text:p>
          </table:table-cell>
          <table:table-cell office:value-type="float" office:value="743.3983" calcext:value-type="float">
            <text:p>743.3983</text:p>
          </table:table-cell>
          <table:table-cell office:value-type="float" office:value="1113.643" calcext:value-type="float">
            <text:p>1113.643</text:p>
          </table:table-cell>
          <table:table-cell office:value-type="float" office:value="414.5415" calcext:value-type="float">
            <text:p>414.5415</text:p>
          </table:table-cell>
          <table:table-cell office:value-type="float" office:value="1832.342" calcext:value-type="float">
            <text:p>1832.342</text:p>
          </table:table-cell>
          <table:table-cell office:value-type="float" office:value="2071.895" calcext:value-type="float">
            <text:p>2071.895</text:p>
          </table:table-cell>
          <table:table-cell office:value-type="float" office:value="1660.794" calcext:value-type="float">
            <text:p>1660.794</text:p>
          </table:table-cell>
          <table:table-cell office:value-type="float" office:value="585.4643" calcext:value-type="float">
            <text:p>585.4643</text:p>
          </table:table-cell>
          <table:table-cell office:value-type="float" office:value="580.171" calcext:value-type="float">
            <text:p>580.171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8" calcext:value-type="float">
            <text:p>35.67178</text:p>
          </table:table-cell>
          <table:table-cell office:value-type="float" office:value="0" calcext:value-type="float">
            <text:p>0</text:p>
          </table:table-cell>
          <table:table-cell office:value-type="float" office:value="-0.01126026" calcext:value-type="float">
            <text:p>-0.01126026</text:p>
          </table:table-cell>
          <table:table-cell office:value-type="float" office:value="0" calcext:value-type="float">
            <text:p>0</text:p>
          </table:table-cell>
          <table:table-cell office:value-type="float" office:value="0.078081" calcext:value-type="float">
            <text:p>0.078081</text:p>
          </table:table-cell>
          <table:table-cell office:value-type="float" office:value="1.683206" calcext:value-type="float">
            <text:p>1.683206</text:p>
          </table:table-cell>
          <table:table-cell office:value-type="float" office:value="-0.5926546" calcext:value-type="float">
            <text:p>-0.5926546</text:p>
          </table:table-cell>
          <table:table-cell office:value-type="float" office:value="1.090552" calcext:value-type="float">
            <text:p>1.090552</text:p>
          </table:table-cell>
          <table:table-cell office:value-type="float" office:value="-179.5421" calcext:value-type="float">
            <text:p>-179.5421</text:p>
          </table:table-cell>
          <table:table-cell office:value-type="float" office:value="0" calcext:value-type="float">
            <text:p>0</text:p>
          </table:table-cell>
          <table:table-cell office:value-type="float" office:value="6.227594" calcext:value-type="float">
            <text:p>6.227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7" calcext:value-type="float">
            <text:p>22052007</text:p>
          </table:table-cell>
          <table:table-cell office:value-type="float" office:value="383.9596" calcext:value-type="float">
            <text:p>383.9596</text:p>
          </table:table-cell>
          <table:table-cell office:value-type="float" office:value="13431.9" calcext:value-type="float">
            <text:p>13431.9</text:p>
          </table:table-cell>
          <table:table-cell office:value-type="float" office:value="0" calcext:value-type="float">
            <text:p>0</text:p>
          </table:table-cell>
          <table:table-cell office:value-type="float" office:value="0.004728078" calcext:value-type="float">
            <text:p>0.004728078</text:p>
          </table:table-cell>
          <table:table-cell office:value-type="float" office:value="-181.525" calcext:value-type="float">
            <text:p>-181.525</text:p>
          </table:table-cell>
          <table:table-cell office:value-type="float" office:value="502.8888" calcext:value-type="float">
            <text:p>502.8888</text:p>
          </table:table-cell>
          <table:table-cell office:value-type="float" office:value="-0.09583323" calcext:value-type="float">
            <text:p>-0.09583323</text:p>
          </table:table-cell>
          <table:table-cell office:value-type="float" office:value="144.7622" calcext:value-type="float">
            <text:p>144.7622</text:p>
          </table:table-cell>
          <table:table-cell office:value-type="float" office:value="6.770943" calcext:value-type="float">
            <text:p>6.770943</text:p>
          </table:table-cell>
          <table:table-cell office:value-type="float" office:value="0.04033284" calcext:value-type="float">
            <text:p>0.04033284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58749" calcext:value-type="float">
            <text:p>0.05358749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02852" calcext:value-type="float">
            <text:p>0.4502852</text:p>
          </table:table-cell>
          <table:table-cell office:value-type="float" office:value="370" calcext:value-type="float">
            <text:p>370</text:p>
          </table:table-cell>
          <table:table-cell office:value-type="float" office:value="-181.6407" calcext:value-type="float">
            <text:p>-181.6407</text:p>
          </table:table-cell>
          <table:table-cell office:value-type="float" office:value="0" calcext:value-type="float">
            <text:p>0</text:p>
          </table:table-cell>
          <table:table-cell office:value-type="float" office:value="363.0779" calcext:value-type="float">
            <text:p>363.0779</text:p>
          </table:table-cell>
          <table:table-cell office:value-type="float" office:value="1366.26" calcext:value-type="float">
            <text:p>1366.26</text:p>
          </table:table-cell>
          <table:table-cell office:value-type="float" office:value="1650.345" calcext:value-type="float">
            <text:p>1650.345</text:p>
          </table:table-cell>
          <table:table-cell office:value-type="float" office:value="1249.237" calcext:value-type="float">
            <text:p>1249.237</text:p>
          </table:table-cell>
          <table:table-cell office:value-type="float" office:value="743.2703" calcext:value-type="float">
            <text:p>743.2703</text:p>
          </table:table-cell>
          <table:table-cell office:value-type="float" office:value="1113.54" calcext:value-type="float">
            <text:p>1113.54</text:p>
          </table:table-cell>
          <table:table-cell office:value-type="float" office:value="414.4862" calcext:value-type="float">
            <text:p>414.4862</text:p>
          </table:table-cell>
          <table:table-cell office:value-type="float" office:value="1832.26" calcext:value-type="float">
            <text:p>1832.26</text:p>
          </table:table-cell>
          <table:table-cell office:value-type="float" office:value="2071.838" calcext:value-type="float">
            <text:p>2071.838</text:p>
          </table:table-cell>
          <table:table-cell office:value-type="float" office:value="1660.765" calcext:value-type="float">
            <text:p>1660.765</text:p>
          </table:table-cell>
          <table:table-cell office:value-type="float" office:value="585.4567" calcext:value-type="float">
            <text:p>585.4567</text:p>
          </table:table-cell>
          <table:table-cell office:value-type="float" office:value="580.1566" calcext:value-type="float">
            <text:p>580.1566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8" calcext:value-type="float">
            <text:p>35.67178</text:p>
          </table:table-cell>
          <table:table-cell office:value-type="float" office:value="0" calcext:value-type="float">
            <text:p>0</text:p>
          </table:table-cell>
          <table:table-cell office:value-type="float" office:value="-0.01132702" calcext:value-type="float">
            <text:p>-0.01132702</text:p>
          </table:table-cell>
          <table:table-cell office:value-type="float" office:value="0" calcext:value-type="float">
            <text:p>0</text:p>
          </table:table-cell>
          <table:table-cell office:value-type="float" office:value="0.08246587" calcext:value-type="float">
            <text:p>0.08246587</text:p>
          </table:table-cell>
          <table:table-cell office:value-type="float" office:value="1.914622" calcext:value-type="float">
            <text:p>1.914622</text:p>
          </table:table-cell>
          <table:table-cell office:value-type="float" office:value="-0.6553075" calcext:value-type="float">
            <text:p>-0.6553075</text:p>
          </table:table-cell>
          <table:table-cell office:value-type="float" office:value="1.259315" calcext:value-type="float">
            <text:p>1.259315</text:p>
          </table:table-cell>
          <table:table-cell office:value-type="float" office:value="-181.4363" calcext:value-type="float">
            <text:p>-181.4363</text:p>
          </table:table-cell>
          <table:table-cell office:value-type="float" office:value="0" calcext:value-type="float">
            <text:p>0</text:p>
          </table:table-cell>
          <table:table-cell office:value-type="float" office:value="6.165919" calcext:value-type="float">
            <text:p>6.165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7" calcext:value-type="float">
            <text:p>23052007</text:p>
          </table:table-cell>
          <table:table-cell office:value-type="float" office:value="382.119" calcext:value-type="float">
            <text:p>382.119</text:p>
          </table:table-cell>
          <table:table-cell office:value-type="float" office:value="13431.92" calcext:value-type="float">
            <text:p>13431.92</text:p>
          </table:table-cell>
          <table:table-cell office:value-type="float" office:value="0" calcext:value-type="float">
            <text:p>0</text:p>
          </table:table-cell>
          <table:table-cell office:value-type="float" office:value="0.005392157" calcext:value-type="float">
            <text:p>0.005392157</text:p>
          </table:table-cell>
          <table:table-cell office:value-type="float" office:value="-183.3049" calcext:value-type="float">
            <text:p>-183.3049</text:p>
          </table:table-cell>
          <table:table-cell office:value-type="float" office:value="509.5367" calcext:value-type="float">
            <text:p>509.5367</text:p>
          </table:table-cell>
          <table:table-cell office:value-type="float" office:value="-0.1134124" calcext:value-type="float">
            <text:p>-0.1134124</text:p>
          </table:table-cell>
          <table:table-cell office:value-type="float" office:value="144.3347" calcext:value-type="float">
            <text:p>144.3347</text:p>
          </table:table-cell>
          <table:table-cell office:value-type="float" office:value="6.691457" calcext:value-type="float">
            <text:p>6.691457</text:p>
          </table:table-cell>
          <table:table-cell office:value-type="float" office:value="0.04052618" calcext:value-type="float">
            <text:p>0.04052618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84752" calcext:value-type="float">
            <text:p>0.05384752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16593" calcext:value-type="float">
            <text:p>0.4516593</text:p>
          </table:table-cell>
          <table:table-cell office:value-type="float" office:value="370" calcext:value-type="float">
            <text:p>370</text:p>
          </table:table-cell>
          <table:table-cell office:value-type="float" office:value="-183.2884" calcext:value-type="float">
            <text:p>-183.2884</text:p>
          </table:table-cell>
          <table:table-cell office:value-type="float" office:value="0" calcext:value-type="float">
            <text:p>0</text:p>
          </table:table-cell>
          <table:table-cell office:value-type="float" office:value="363.1211" calcext:value-type="float">
            <text:p>363.1211</text:p>
          </table:table-cell>
          <table:table-cell office:value-type="float" office:value="1365.709" calcext:value-type="float">
            <text:p>1365.709</text:p>
          </table:table-cell>
          <table:table-cell office:value-type="float" office:value="1649.713" calcext:value-type="float">
            <text:p>1649.713</text:p>
          </table:table-cell>
          <table:table-cell office:value-type="float" office:value="1249.091" calcext:value-type="float">
            <text:p>1249.091</text:p>
          </table:table-cell>
          <table:table-cell office:value-type="float" office:value="743.1461" calcext:value-type="float">
            <text:p>743.1461</text:p>
          </table:table-cell>
          <table:table-cell office:value-type="float" office:value="1113.441" calcext:value-type="float">
            <text:p>1113.441</text:p>
          </table:table-cell>
          <table:table-cell office:value-type="float" office:value="414.4341" calcext:value-type="float">
            <text:p>414.4341</text:p>
          </table:table-cell>
          <table:table-cell office:value-type="float" office:value="1832.183" calcext:value-type="float">
            <text:p>1832.183</text:p>
          </table:table-cell>
          <table:table-cell office:value-type="float" office:value="2071.782" calcext:value-type="float">
            <text:p>2071.782</text:p>
          </table:table-cell>
          <table:table-cell office:value-type="float" office:value="1660.736" calcext:value-type="float">
            <text:p>1660.736</text:p>
          </table:table-cell>
          <table:table-cell office:value-type="float" office:value="585.4491" calcext:value-type="float">
            <text:p>585.4491</text:p>
          </table:table-cell>
          <table:table-cell office:value-type="float" office:value="580.1419" calcext:value-type="float">
            <text:p>580.1419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8" calcext:value-type="float">
            <text:p>35.67178</text:p>
          </table:table-cell>
          <table:table-cell office:value-type="float" office:value="0" calcext:value-type="float">
            <text:p>0</text:p>
          </table:table-cell>
          <table:table-cell office:value-type="float" office:value="-0.01135034" calcext:value-type="float">
            <text:p>-0.01135034</text:p>
          </table:table-cell>
          <table:table-cell office:value-type="float" office:value="0" calcext:value-type="float">
            <text:p>0</text:p>
          </table:table-cell>
          <table:table-cell office:value-type="float" office:value="0.0854888" calcext:value-type="float">
            <text:p>0.0854888</text:p>
          </table:table-cell>
          <table:table-cell office:value-type="float" office:value="2.088531" calcext:value-type="float">
            <text:p>2.088531</text:p>
          </table:table-cell>
          <table:table-cell office:value-type="float" office:value="-0.7131162" calcext:value-type="float">
            <text:p>-0.7131162</text:p>
          </table:table-cell>
          <table:table-cell office:value-type="float" office:value="1.375414" calcext:value-type="float">
            <text:p>1.375414</text:p>
          </table:table-cell>
          <table:table-cell office:value-type="float" office:value="-183.2025" calcext:value-type="float">
            <text:p>-183.2025</text:p>
          </table:table-cell>
          <table:table-cell office:value-type="float" office:value="0" calcext:value-type="float">
            <text:p>0</text:p>
          </table:table-cell>
          <table:table-cell office:value-type="float" office:value="6.167435" calcext:value-type="float">
            <text:p>6.167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7" calcext:value-type="float">
            <text:p>24052007</text:p>
          </table:table-cell>
          <table:table-cell office:value-type="float" office:value="380.4972" calcext:value-type="float">
            <text:p>380.4972</text:p>
          </table:table-cell>
          <table:table-cell office:value-type="float" office:value="13431.91" calcext:value-type="float">
            <text:p>13431.91</text:p>
          </table:table-cell>
          <table:table-cell office:value-type="float" office:value="0" calcext:value-type="float">
            <text:p>0</text:p>
          </table:table-cell>
          <table:table-cell office:value-type="float" office:value="0.006117959" calcext:value-type="float">
            <text:p>0.006117959</text:p>
          </table:table-cell>
          <table:table-cell office:value-type="float" office:value="-184.8473" calcext:value-type="float">
            <text:p>-184.8473</text:p>
          </table:table-cell>
          <table:table-cell office:value-type="float" office:value="514.8456" calcext:value-type="float">
            <text:p>514.8456</text:p>
          </table:table-cell>
          <table:table-cell office:value-type="float" office:value="-0.1335956" calcext:value-type="float">
            <text:p>-0.1335956</text:p>
          </table:table-cell>
          <table:table-cell office:value-type="float" office:value="143.8345" calcext:value-type="float">
            <text:p>143.8345</text:p>
          </table:table-cell>
          <table:table-cell office:value-type="float" office:value="6.636766" calcext:value-type="float">
            <text:p>6.636766</text:p>
          </table:table-cell>
          <table:table-cell office:value-type="float" office:value="0.04074549" calcext:value-type="float">
            <text:p>0.04074549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878" calcext:value-type="float">
            <text:p>0.053878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27663" calcext:value-type="float">
            <text:p>0.4527663</text:p>
          </table:table-cell>
          <table:table-cell office:value-type="float" office:value="370" calcext:value-type="float">
            <text:p>370</text:p>
          </table:table-cell>
          <table:table-cell office:value-type="float" office:value="-184.6815" calcext:value-type="float">
            <text:p>-184.6815</text:p>
          </table:table-cell>
          <table:table-cell office:value-type="float" office:value="0" calcext:value-type="float">
            <text:p>0</text:p>
          </table:table-cell>
          <table:table-cell office:value-type="float" office:value="363.2109" calcext:value-type="float">
            <text:p>363.2109</text:p>
          </table:table-cell>
          <table:table-cell office:value-type="float" office:value="1365.194" calcext:value-type="float">
            <text:p>1365.194</text:p>
          </table:table-cell>
          <table:table-cell office:value-type="float" office:value="1649.129" calcext:value-type="float">
            <text:p>1649.129</text:p>
          </table:table-cell>
          <table:table-cell office:value-type="float" office:value="1248.957" calcext:value-type="float">
            <text:p>1248.957</text:p>
          </table:table-cell>
          <table:table-cell office:value-type="float" office:value="743.0335" calcext:value-type="float">
            <text:p>743.0335</text:p>
          </table:table-cell>
          <table:table-cell office:value-type="float" office:value="1113.349" calcext:value-type="float">
            <text:p>1113.349</text:p>
          </table:table-cell>
          <table:table-cell office:value-type="float" office:value="414.3851" calcext:value-type="float">
            <text:p>414.3851</text:p>
          </table:table-cell>
          <table:table-cell office:value-type="float" office:value="1832.11" calcext:value-type="float">
            <text:p>1832.11</text:p>
          </table:table-cell>
          <table:table-cell office:value-type="float" office:value="2071.728" calcext:value-type="float">
            <text:p>2071.728</text:p>
          </table:table-cell>
          <table:table-cell office:value-type="float" office:value="1660.708" calcext:value-type="float">
            <text:p>1660.708</text:p>
          </table:table-cell>
          <table:table-cell office:value-type="float" office:value="585.4415" calcext:value-type="float">
            <text:p>585.4415</text:p>
          </table:table-cell>
          <table:table-cell office:value-type="float" office:value="580.127" calcext:value-type="float">
            <text:p>580.127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7" calcext:value-type="float">
            <text:p>35.67177</text:p>
          </table:table-cell>
          <table:table-cell office:value-type="float" office:value="0" calcext:value-type="float">
            <text:p>0</text:p>
          </table:table-cell>
          <table:table-cell office:value-type="float" office:value="-0.01136311" calcext:value-type="float">
            <text:p>-0.01136311</text:p>
          </table:table-cell>
          <table:table-cell office:value-type="float" office:value="0" calcext:value-type="float">
            <text:p>0</text:p>
          </table:table-cell>
          <table:table-cell office:value-type="float" office:value="0.08885808" calcext:value-type="float">
            <text:p>0.08885808</text:p>
          </table:table-cell>
          <table:table-cell office:value-type="float" office:value="2.283611" calcext:value-type="float">
            <text:p>2.283611</text:p>
          </table:table-cell>
          <table:table-cell office:value-type="float" office:value="-0.7782943" calcext:value-type="float">
            <text:p>-0.7782943</text:p>
          </table:table-cell>
          <table:table-cell office:value-type="float" office:value="1.505317" calcext:value-type="float">
            <text:p>1.505317</text:p>
          </table:table-cell>
          <table:table-cell office:value-type="float" office:value="-184.771" calcext:value-type="float">
            <text:p>-184.771</text:p>
          </table:table-cell>
          <table:table-cell office:value-type="float" office:value="0" calcext:value-type="float">
            <text:p>0</text:p>
          </table:table-cell>
          <table:table-cell office:value-type="float" office:value="6.212261" calcext:value-type="float">
            <text:p>6.21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7" calcext:value-type="float">
            <text:p>25052007</text:p>
          </table:table-cell>
          <table:table-cell office:value-type="float" office:value="378.4223" calcext:value-type="float">
            <text:p>378.4223</text:p>
          </table:table-cell>
          <table:table-cell office:value-type="float" office:value="13431.93" calcext:value-type="float">
            <text:p>13431.93</text:p>
          </table:table-cell>
          <table:table-cell office:value-type="float" office:value="0" calcext:value-type="float">
            <text:p>0</text:p>
          </table:table-cell>
          <table:table-cell office:value-type="float" office:value="0.00690936" calcext:value-type="float">
            <text:p>0.00690936</text:p>
          </table:table-cell>
          <table:table-cell office:value-type="float" office:value="-186.7313" calcext:value-type="float">
            <text:p>-186.7313</text:p>
          </table:table-cell>
          <table:table-cell office:value-type="float" office:value="520.8348" calcext:value-type="float">
            <text:p>520.8348</text:p>
          </table:table-cell>
          <table:table-cell office:value-type="float" office:value="-0.1590002" calcext:value-type="float">
            <text:p>-0.1590002</text:p>
          </table:table-cell>
          <table:table-cell office:value-type="float" office:value="143.213" calcext:value-type="float">
            <text:p>143.213</text:p>
          </table:table-cell>
          <table:table-cell office:value-type="float" office:value="6.550375" calcext:value-type="float">
            <text:p>6.550375</text:p>
          </table:table-cell>
          <table:table-cell office:value-type="float" office:value="0.04085794" calcext:value-type="float">
            <text:p>0.04085794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88971" calcext:value-type="float">
            <text:p>0.05388971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36721" calcext:value-type="float">
            <text:p>0.4536721</text:p>
          </table:table-cell>
          <table:table-cell office:value-type="float" office:value="370" calcext:value-type="float">
            <text:p>370</text:p>
          </table:table-cell>
          <table:table-cell office:value-type="float" office:value="-186.3265" calcext:value-type="float">
            <text:p>-186.3265</text:p>
          </table:table-cell>
          <table:table-cell office:value-type="float" office:value="0" calcext:value-type="float">
            <text:p>0</text:p>
          </table:table-cell>
          <table:table-cell office:value-type="float" office:value="363.3422" calcext:value-type="float">
            <text:p>363.3422</text:p>
          </table:table-cell>
          <table:table-cell office:value-type="float" office:value="1364.453" calcext:value-type="float">
            <text:p>1364.453</text:p>
          </table:table-cell>
          <table:table-cell office:value-type="float" office:value="1648.374" calcext:value-type="float">
            <text:p>1648.374</text:p>
          </table:table-cell>
          <table:table-cell office:value-type="float" office:value="1248.794" calcext:value-type="float">
            <text:p>1248.794</text:p>
          </table:table-cell>
          <table:table-cell office:value-type="float" office:value="742.9117" calcext:value-type="float">
            <text:p>742.9117</text:p>
          </table:table-cell>
          <table:table-cell office:value-type="float" office:value="1113.254" calcext:value-type="float">
            <text:p>1113.254</text:p>
          </table:table-cell>
          <table:table-cell office:value-type="float" office:value="414.337" calcext:value-type="float">
            <text:p>414.337</text:p>
          </table:table-cell>
          <table:table-cell office:value-type="float" office:value="1832.04" calcext:value-type="float">
            <text:p>1832.04</text:p>
          </table:table-cell>
          <table:table-cell office:value-type="float" office:value="2071.675" calcext:value-type="float">
            <text:p>2071.675</text:p>
          </table:table-cell>
          <table:table-cell office:value-type="float" office:value="1660.679" calcext:value-type="float">
            <text:p>1660.679</text:p>
          </table:table-cell>
          <table:table-cell office:value-type="float" office:value="585.4339" calcext:value-type="float">
            <text:p>585.4339</text:p>
          </table:table-cell>
          <table:table-cell office:value-type="float" office:value="580.1118" calcext:value-type="float">
            <text:p>580.1118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7" calcext:value-type="float">
            <text:p>35.67177</text:p>
          </table:table-cell>
          <table:table-cell office:value-type="float" office:value="0" calcext:value-type="float">
            <text:p>0</text:p>
          </table:table-cell>
          <table:table-cell office:value-type="float" office:value="-0.01149271" calcext:value-type="float">
            <text:p>-0.01149271</text:p>
          </table:table-cell>
          <table:table-cell office:value-type="float" office:value="0" calcext:value-type="float">
            <text:p>0</text:p>
          </table:table-cell>
          <table:table-cell office:value-type="float" office:value="0.09412537" calcext:value-type="float">
            <text:p>0.09412537</text:p>
          </table:table-cell>
          <table:table-cell office:value-type="float" office:value="2.586435" calcext:value-type="float">
            <text:p>2.586435</text:p>
          </table:table-cell>
          <table:table-cell office:value-type="float" office:value="-0.8667612" calcext:value-type="float">
            <text:p>-0.8667612</text:p>
          </table:table-cell>
          <table:table-cell office:value-type="float" office:value="1.719674" calcext:value-type="float">
            <text:p>1.719674</text:p>
          </table:table-cell>
          <table:table-cell office:value-type="float" office:value="-186.7606" calcext:value-type="float">
            <text:p>-186.7606</text:p>
          </table:table-cell>
          <table:table-cell office:value-type="float" office:value="0" calcext:value-type="float">
            <text:p>0</text:p>
          </table:table-cell>
          <table:table-cell office:value-type="float" office:value="6.339988" calcext:value-type="float">
            <text:p>6.33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7" calcext:value-type="float">
            <text:p>26052007</text:p>
          </table:table-cell>
          <table:table-cell office:value-type="float" office:value="375.7915" calcext:value-type="float">
            <text:p>375.7915</text:p>
          </table:table-cell>
          <table:table-cell office:value-type="float" office:value="13431.96" calcext:value-type="float">
            <text:p>13431.96</text:p>
          </table:table-cell>
          <table:table-cell office:value-type="float" office:value="0" calcext:value-type="float">
            <text:p>0</text:p>
          </table:table-cell>
          <table:table-cell office:value-type="float" office:value="0.00780647" calcext:value-type="float">
            <text:p>0.00780647</text:p>
          </table:table-cell>
          <table:table-cell office:value-type="float" office:value="-189.1526" calcext:value-type="float">
            <text:p>-189.1526</text:p>
          </table:table-cell>
          <table:table-cell office:value-type="float" office:value="528.5318" calcext:value-type="float">
            <text:p>528.5318</text:p>
          </table:table-cell>
          <table:table-cell office:value-type="float" office:value="-0.1922503" calcext:value-type="float">
            <text:p>-0.1922503</text:p>
          </table:table-cell>
          <table:table-cell office:value-type="float" office:value="142.4819" calcext:value-type="float">
            <text:p>142.4819</text:p>
          </table:table-cell>
          <table:table-cell office:value-type="float" office:value="6.458796" calcext:value-type="float">
            <text:p>6.458796</text:p>
          </table:table-cell>
          <table:table-cell office:value-type="float" office:value="0.04091265" calcext:value-type="float">
            <text:p>0.04091265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89421" calcext:value-type="float">
            <text:p>0.05389421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42069" calcext:value-type="float">
            <text:p>0.4542069</text:p>
          </table:table-cell>
          <table:table-cell office:value-type="float" office:value="370" calcext:value-type="float">
            <text:p>370</text:p>
          </table:table-cell>
          <table:table-cell office:value-type="float" office:value="-188.4315" calcext:value-type="float">
            <text:p>-188.4315</text:p>
          </table:table-cell>
          <table:table-cell office:value-type="float" office:value="0" calcext:value-type="float">
            <text:p>0</text:p>
          </table:table-cell>
          <table:table-cell office:value-type="float" office:value="363.4996" calcext:value-type="float">
            <text:p>363.4996</text:p>
          </table:table-cell>
          <table:table-cell office:value-type="float" office:value="1363.461" calcext:value-type="float">
            <text:p>1363.461</text:p>
          </table:table-cell>
          <table:table-cell office:value-type="float" office:value="1647.388" calcext:value-type="float">
            <text:p>1647.388</text:p>
          </table:table-cell>
          <table:table-cell office:value-type="float" office:value="1248.586" calcext:value-type="float">
            <text:p>1248.586</text:p>
          </table:table-cell>
          <table:table-cell office:value-type="float" office:value="742.7629" calcext:value-type="float">
            <text:p>742.7629</text:p>
          </table:table-cell>
          <table:table-cell office:value-type="float" office:value="1113.145" calcext:value-type="float">
            <text:p>1113.145</text:p>
          </table:table-cell>
          <table:table-cell office:value-type="float" office:value="414.2846" calcext:value-type="float">
            <text:p>414.2846</text:p>
          </table:table-cell>
          <table:table-cell office:value-type="float" office:value="1831.969" calcext:value-type="float">
            <text:p>1831.969</text:p>
          </table:table-cell>
          <table:table-cell office:value-type="float" office:value="2071.623" calcext:value-type="float">
            <text:p>2071.623</text:p>
          </table:table-cell>
          <table:table-cell office:value-type="float" office:value="1660.651" calcext:value-type="float">
            <text:p>1660.651</text:p>
          </table:table-cell>
          <table:table-cell office:value-type="float" office:value="585.4264" calcext:value-type="float">
            <text:p>585.4264</text:p>
          </table:table-cell>
          <table:table-cell office:value-type="float" office:value="580.0965" calcext:value-type="float">
            <text:p>580.0965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7" calcext:value-type="float">
            <text:p>35.67177</text:p>
          </table:table-cell>
          <table:table-cell office:value-type="float" office:value="0" calcext:value-type="float">
            <text:p>0</text:p>
          </table:table-cell>
          <table:table-cell office:value-type="float" office:value="-0.01177991" calcext:value-type="float">
            <text:p>-0.01177991</text:p>
          </table:table-cell>
          <table:table-cell office:value-type="float" office:value="0" calcext:value-type="float">
            <text:p>0</text:p>
          </table:table-cell>
          <table:table-cell office:value-type="float" office:value="0.1027204" calcext:value-type="float">
            <text:p>0.1027204</text:p>
          </table:table-cell>
          <table:table-cell office:value-type="float" office:value="2.980335" calcext:value-type="float">
            <text:p>2.980335</text:p>
          </table:table-cell>
          <table:table-cell office:value-type="float" office:value="-0.9773368" calcext:value-type="float">
            <text:p>-0.9773368</text:p>
          </table:table-cell>
          <table:table-cell office:value-type="float" office:value="2.002998" calcext:value-type="float">
            <text:p>2.002998</text:p>
          </table:table-cell>
          <table:table-cell office:value-type="float" office:value="-189.3029" calcext:value-type="float">
            <text:p>-189.3029</text:p>
          </table:table-cell>
          <table:table-cell office:value-type="float" office:value="0" calcext:value-type="float">
            <text:p>0</text:p>
          </table:table-cell>
          <table:table-cell office:value-type="float" office:value="6.491021" calcext:value-type="float">
            <text:p>6.49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7" calcext:value-type="float">
            <text:p>27052007</text:p>
          </table:table-cell>
          <table:table-cell office:value-type="float" office:value="372.8963" calcext:value-type="float">
            <text:p>372.8963</text:p>
          </table:table-cell>
          <table:table-cell office:value-type="float" office:value="13431.95" calcext:value-type="float">
            <text:p>13431.95</text:p>
          </table:table-cell>
          <table:table-cell office:value-type="float" office:value="0" calcext:value-type="float">
            <text:p>0</text:p>
          </table:table-cell>
          <table:table-cell office:value-type="float" office:value="0.008823696" calcext:value-type="float">
            <text:p>0.008823696</text:p>
          </table:table-cell>
          <table:table-cell office:value-type="float" office:value="-191.8926" calcext:value-type="float">
            <text:p>-191.8926</text:p>
          </table:table-cell>
          <table:table-cell office:value-type="float" office:value="537.181" calcext:value-type="float">
            <text:p>537.181</text:p>
          </table:table-cell>
          <table:table-cell office:value-type="float" office:value="-0.2322763" calcext:value-type="float">
            <text:p>-0.2322763</text:p>
          </table:table-cell>
          <table:table-cell office:value-type="float" office:value="141.719" calcext:value-type="float">
            <text:p>141.719</text:p>
          </table:table-cell>
          <table:table-cell office:value-type="float" office:value="6.364119" calcext:value-type="float">
            <text:p>6.364119</text:p>
          </table:table-cell>
          <table:table-cell office:value-type="float" office:value="0.04090663" calcext:value-type="float">
            <text:p>0.04090663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89814" calcext:value-type="float">
            <text:p>0.05389814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46798" calcext:value-type="float">
            <text:p>0.4546798</text:p>
          </table:table-cell>
          <table:table-cell office:value-type="float" office:value="370" calcext:value-type="float">
            <text:p>370</text:p>
          </table:table-cell>
          <table:table-cell office:value-type="float" office:value="-190.781" calcext:value-type="float">
            <text:p>-190.781</text:p>
          </table:table-cell>
          <table:table-cell office:value-type="float" office:value="0" calcext:value-type="float">
            <text:p>0</text:p>
          </table:table-cell>
          <table:table-cell office:value-type="float" office:value="363.6789" calcext:value-type="float">
            <text:p>363.6789</text:p>
          </table:table-cell>
          <table:table-cell office:value-type="float" office:value="1362.37" calcext:value-type="float">
            <text:p>1362.37</text:p>
          </table:table-cell>
          <table:table-cell office:value-type="float" office:value="1646.269" calcext:value-type="float">
            <text:p>1646.269</text:p>
          </table:table-cell>
          <table:table-cell office:value-type="float" office:value="1248.342" calcext:value-type="float">
            <text:p>1248.342</text:p>
          </table:table-cell>
          <table:table-cell office:value-type="float" office:value="742.5957" calcext:value-type="float">
            <text:p>742.5957</text:p>
          </table:table-cell>
          <table:table-cell office:value-type="float" office:value="1113.02" calcext:value-type="float">
            <text:p>1113.02</text:p>
          </table:table-cell>
          <table:table-cell office:value-type="float" office:value="414.2256" calcext:value-type="float">
            <text:p>414.2256</text:p>
          </table:table-cell>
          <table:table-cell office:value-type="float" office:value="1831.894" calcext:value-type="float">
            <text:p>1831.894</text:p>
          </table:table-cell>
          <table:table-cell office:value-type="float" office:value="2071.57" calcext:value-type="float">
            <text:p>2071.57</text:p>
          </table:table-cell>
          <table:table-cell office:value-type="float" office:value="1660.623" calcext:value-type="float">
            <text:p>1660.623</text:p>
          </table:table-cell>
          <table:table-cell office:value-type="float" office:value="585.4169" calcext:value-type="float">
            <text:p>585.4169</text:p>
          </table:table-cell>
          <table:table-cell office:value-type="float" office:value="580.0811" calcext:value-type="float">
            <text:p>580.0811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6" calcext:value-type="float">
            <text:p>35.67176</text:p>
          </table:table-cell>
          <table:table-cell office:value-type="float" office:value="0" calcext:value-type="float">
            <text:p>0</text:p>
          </table:table-cell>
          <table:table-cell office:value-type="float" office:value="-0.01216157" calcext:value-type="float">
            <text:p>-0.01216157</text:p>
          </table:table-cell>
          <table:table-cell office:value-type="float" office:value="0" calcext:value-type="float">
            <text:p>0</text:p>
          </table:table-cell>
          <table:table-cell office:value-type="float" office:value="0.1152222" calcext:value-type="float">
            <text:p>0.1152222</text:p>
          </table:table-cell>
          <table:table-cell office:value-type="float" office:value="3.472037" calcext:value-type="float">
            <text:p>3.472037</text:p>
          </table:table-cell>
          <table:table-cell office:value-type="float" office:value="-1.118108" calcext:value-type="float">
            <text:p>-1.118108</text:p>
          </table:table-cell>
          <table:table-cell office:value-type="float" office:value="2.353929" calcext:value-type="float">
            <text:p>2.353929</text:p>
          </table:table-cell>
          <table:table-cell office:value-type="float" office:value="-192.1318" calcext:value-type="float">
            <text:p>-192.1318</text:p>
          </table:table-cell>
          <table:table-cell office:value-type="float" office:value="0" calcext:value-type="float">
            <text:p>0</text:p>
          </table:table-cell>
          <table:table-cell office:value-type="float" office:value="6.617089" calcext:value-type="float">
            <text:p>6.617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7" calcext:value-type="float">
            <text:p>28052007</text:p>
          </table:table-cell>
          <table:table-cell office:value-type="float" office:value="369.7658" calcext:value-type="float">
            <text:p>369.7658</text:p>
          </table:table-cell>
          <table:table-cell office:value-type="float" office:value="13431.91" calcext:value-type="float">
            <text:p>13431.91</text:p>
          </table:table-cell>
          <table:table-cell office:value-type="float" office:value="0" calcext:value-type="float">
            <text:p>0</text:p>
          </table:table-cell>
          <table:table-cell office:value-type="float" office:value="0.00995591" calcext:value-type="float">
            <text:p>0.00995591</text:p>
          </table:table-cell>
          <table:table-cell office:value-type="float" office:value="-194.9158" calcext:value-type="float">
            <text:p>-194.9158</text:p>
          </table:table-cell>
          <table:table-cell office:value-type="float" office:value="546.8799" calcext:value-type="float">
            <text:p>546.8799</text:p>
          </table:table-cell>
          <table:table-cell office:value-type="float" office:value="-0.2823787" calcext:value-type="float">
            <text:p>-0.2823787</text:p>
          </table:table-cell>
          <table:table-cell office:value-type="float" office:value="140.9241" calcext:value-type="float">
            <text:p>140.9241</text:p>
          </table:table-cell>
          <table:table-cell office:value-type="float" office:value="6.265386" calcext:value-type="float">
            <text:p>6.265386</text:p>
          </table:table-cell>
          <table:table-cell office:value-type="float" office:value="0.04086408" calcext:value-type="float">
            <text:p>0.04086408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0153" calcext:value-type="float">
            <text:p>0.05390153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51029" calcext:value-type="float">
            <text:p>0.4551029</text:p>
          </table:table-cell>
          <table:table-cell office:value-type="float" office:value="370" calcext:value-type="float">
            <text:p>370</text:p>
          </table:table-cell>
          <table:table-cell office:value-type="float" office:value="-193.3484" calcext:value-type="float">
            <text:p>-193.3484</text:p>
          </table:table-cell>
          <table:table-cell office:value-type="float" office:value="0" calcext:value-type="float">
            <text:p>0</text:p>
          </table:table-cell>
          <table:table-cell office:value-type="float" office:value="363.8805" calcext:value-type="float">
            <text:p>363.8805</text:p>
          </table:table-cell>
          <table:table-cell office:value-type="float" office:value="1361.196" calcext:value-type="float">
            <text:p>1361.196</text:p>
          </table:table-cell>
          <table:table-cell office:value-type="float" office:value="1645.025" calcext:value-type="float">
            <text:p>1645.025</text:p>
          </table:table-cell>
          <table:table-cell office:value-type="float" office:value="1248.066" calcext:value-type="float">
            <text:p>1248.066</text:p>
          </table:table-cell>
          <table:table-cell office:value-type="float" office:value="742.4113" calcext:value-type="float">
            <text:p>742.4113</text:p>
          </table:table-cell>
          <table:table-cell office:value-type="float" office:value="1112.88" calcext:value-type="float">
            <text:p>1112.88</text:p>
          </table:table-cell>
          <table:table-cell office:value-type="float" office:value="414.161" calcext:value-type="float">
            <text:p>414.161</text:p>
          </table:table-cell>
          <table:table-cell office:value-type="float" office:value="1831.814" calcext:value-type="float">
            <text:p>1831.814</text:p>
          </table:table-cell>
          <table:table-cell office:value-type="float" office:value="2071.516" calcext:value-type="float">
            <text:p>2071.516</text:p>
          </table:table-cell>
          <table:table-cell office:value-type="float" office:value="1660.595" calcext:value-type="float">
            <text:p>1660.595</text:p>
          </table:table-cell>
          <table:table-cell office:value-type="float" office:value="585.4035" calcext:value-type="float">
            <text:p>585.4035</text:p>
          </table:table-cell>
          <table:table-cell office:value-type="float" office:value="580.0655" calcext:value-type="float">
            <text:p>580.0655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6" calcext:value-type="float">
            <text:p>35.67176</text:p>
          </table:table-cell>
          <table:table-cell office:value-type="float" office:value="0" calcext:value-type="float">
            <text:p>0</text:p>
          </table:table-cell>
          <table:table-cell office:value-type="float" office:value="-0.01263274" calcext:value-type="float">
            <text:p>-0.01263274</text:p>
          </table:table-cell>
          <table:table-cell office:value-type="float" office:value="0" calcext:value-type="float">
            <text:p>0</text:p>
          </table:table-cell>
          <table:table-cell office:value-type="float" office:value="0.1271315" calcext:value-type="float">
            <text:p>0.1271315</text:p>
          </table:table-cell>
          <table:table-cell office:value-type="float" office:value="4.039738" calcext:value-type="float">
            <text:p>4.039738</text:p>
          </table:table-cell>
          <table:table-cell office:value-type="float" office:value="-1.279823" calcext:value-type="float">
            <text:p>-1.279823</text:p>
          </table:table-cell>
          <table:table-cell office:value-type="float" office:value="2.759914" calcext:value-type="float">
            <text:p>2.759914</text:p>
          </table:table-cell>
          <table:table-cell office:value-type="float" office:value="-195.224" calcext:value-type="float">
            <text:p>-195.224</text:p>
          </table:table-cell>
          <table:table-cell office:value-type="float" office:value="0" calcext:value-type="float">
            <text:p>0</text:p>
          </table:table-cell>
          <table:table-cell office:value-type="float" office:value="6.734086" calcext:value-type="float">
            <text:p>6.734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7" calcext:value-type="float">
            <text:p>29052007</text:p>
          </table:table-cell>
          <table:table-cell office:value-type="float" office:value="366.7677" calcext:value-type="float">
            <text:p>366.7677</text:p>
          </table:table-cell>
          <table:table-cell office:value-type="float" office:value="13431.84" calcext:value-type="float">
            <text:p>13431.84</text:p>
          </table:table-cell>
          <table:table-cell office:value-type="float" office:value="0" calcext:value-type="float">
            <text:p>0</text:p>
          </table:table-cell>
          <table:table-cell office:value-type="float" office:value="0.01116139" calcext:value-type="float">
            <text:p>0.01116139</text:p>
          </table:table-cell>
          <table:table-cell office:value-type="float" office:value="-197.884" calcext:value-type="float">
            <text:p>-197.884</text:p>
          </table:table-cell>
          <table:table-cell office:value-type="float" office:value="556.4788" calcext:value-type="float">
            <text:p>556.4788</text:p>
          </table:table-cell>
          <table:table-cell office:value-type="float" office:value="-0.3414786" calcext:value-type="float">
            <text:p>-0.3414786</text:p>
          </table:table-cell>
          <table:table-cell office:value-type="float" office:value="140.2585" calcext:value-type="float">
            <text:p>140.2585</text:p>
          </table:table-cell>
          <table:table-cell office:value-type="float" office:value="6.163399" calcext:value-type="float">
            <text:p>6.163399</text:p>
          </table:table-cell>
          <table:table-cell office:value-type="float" office:value="0.04087479" calcext:value-type="float">
            <text:p>0.04087479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0475" calcext:value-type="float">
            <text:p>0.05390475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54858" calcext:value-type="float">
            <text:p>0.4554858</text:p>
          </table:table-cell>
          <table:table-cell office:value-type="float" office:value="370" calcext:value-type="float">
            <text:p>370</text:p>
          </table:table-cell>
          <table:table-cell office:value-type="float" office:value="-195.8588" calcext:value-type="float">
            <text:p>-195.8588</text:p>
          </table:table-cell>
          <table:table-cell office:value-type="float" office:value="0" calcext:value-type="float">
            <text:p>0</text:p>
          </table:table-cell>
          <table:table-cell office:value-type="float" office:value="364.0852" calcext:value-type="float">
            <text:p>364.0852</text:p>
          </table:table-cell>
          <table:table-cell office:value-type="float" office:value="1360.092" calcext:value-type="float">
            <text:p>1360.092</text:p>
          </table:table-cell>
          <table:table-cell office:value-type="float" office:value="1643.839" calcext:value-type="float">
            <text:p>1643.839</text:p>
          </table:table-cell>
          <table:table-cell office:value-type="float" office:value="1247.793" calcext:value-type="float">
            <text:p>1247.793</text:p>
          </table:table-cell>
          <table:table-cell office:value-type="float" office:value="742.224" calcext:value-type="float">
            <text:p>742.224</text:p>
          </table:table-cell>
          <table:table-cell office:value-type="float" office:value="1112.733" calcext:value-type="float">
            <text:p>1112.733</text:p>
          </table:table-cell>
          <table:table-cell office:value-type="float" office:value="414.0934" calcext:value-type="float">
            <text:p>414.0934</text:p>
          </table:table-cell>
          <table:table-cell office:value-type="float" office:value="1831.721" calcext:value-type="float">
            <text:p>1831.721</text:p>
          </table:table-cell>
          <table:table-cell office:value-type="float" office:value="2071.462" calcext:value-type="float">
            <text:p>2071.462</text:p>
          </table:table-cell>
          <table:table-cell office:value-type="float" office:value="1660.567" calcext:value-type="float">
            <text:p>1660.567</text:p>
          </table:table-cell>
          <table:table-cell office:value-type="float" office:value="585.39" calcext:value-type="float">
            <text:p>585.39</text:p>
          </table:table-cell>
          <table:table-cell office:value-type="float" office:value="580.0499" calcext:value-type="float">
            <text:p>580.0499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6" calcext:value-type="float">
            <text:p>35.67176</text:p>
          </table:table-cell>
          <table:table-cell office:value-type="float" office:value="0" calcext:value-type="float">
            <text:p>0</text:p>
          </table:table-cell>
          <table:table-cell office:value-type="float" office:value="-0.01303678" calcext:value-type="float">
            <text:p>-0.01303678</text:p>
          </table:table-cell>
          <table:table-cell office:value-type="float" office:value="0" calcext:value-type="float">
            <text:p>0</text:p>
          </table:table-cell>
          <table:table-cell office:value-type="float" office:value="0.1386153" calcext:value-type="float">
            <text:p>0.1386153</text:p>
          </table:table-cell>
          <table:table-cell office:value-type="float" office:value="4.611571" calcext:value-type="float">
            <text:p>4.611571</text:p>
          </table:table-cell>
          <table:table-cell office:value-type="float" office:value="-1.452723" calcext:value-type="float">
            <text:p>-1.452723</text:p>
          </table:table-cell>
          <table:table-cell office:value-type="float" office:value="3.158848" calcext:value-type="float">
            <text:p>3.158848</text:p>
          </table:table-cell>
          <table:table-cell office:value-type="float" office:value="-198.2052" calcext:value-type="float">
            <text:p>-198.2052</text:p>
          </table:table-cell>
          <table:table-cell office:value-type="float" office:value="0" calcext:value-type="float">
            <text:p>0</text:p>
          </table:table-cell>
          <table:table-cell office:value-type="float" office:value="6.803973" calcext:value-type="float">
            <text:p>6.803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7" calcext:value-type="float">
            <text:p>30052007</text:p>
          </table:table-cell>
          <table:table-cell office:value-type="float" office:value="364.5709" calcext:value-type="float">
            <text:p>364.5709</text:p>
          </table:table-cell>
          <table:table-cell office:value-type="float" office:value="13431.78" calcext:value-type="float">
            <text:p>13431.78</text:p>
          </table:table-cell>
          <table:table-cell office:value-type="float" office:value="0" calcext:value-type="float">
            <text:p>0</text:p>
          </table:table-cell>
          <table:table-cell office:value-type="float" office:value="0.01237476" calcext:value-type="float">
            <text:p>0.01237476</text:p>
          </table:table-cell>
          <table:table-cell office:value-type="float" office:value="-199.8794" calcext:value-type="float">
            <text:p>-199.8794</text:p>
          </table:table-cell>
          <table:table-cell office:value-type="float" office:value="561.7018" calcext:value-type="float">
            <text:p>561.7018</text:p>
          </table:table-cell>
          <table:table-cell office:value-type="float" office:value="-0.3999538" calcext:value-type="float">
            <text:p>-0.3999538</text:p>
          </table:table-cell>
          <table:table-cell office:value-type="float" office:value="139.8157" calcext:value-type="float">
            <text:p>139.8157</text:p>
          </table:table-cell>
          <table:table-cell office:value-type="float" office:value="6.096685" calcext:value-type="float">
            <text:p>6.096685</text:p>
          </table:table-cell>
          <table:table-cell office:value-type="float" office:value="0.04095782" calcext:value-type="float">
            <text:p>0.04095782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0754" calcext:value-type="float">
            <text:p>0.05390754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58364" calcext:value-type="float">
            <text:p>0.4558364</text:p>
          </table:table-cell>
          <table:table-cell office:value-type="float" office:value="370" calcext:value-type="float">
            <text:p>370</text:p>
          </table:table-cell>
          <table:table-cell office:value-type="float" office:value="-197.5298" calcext:value-type="float">
            <text:p>-197.5298</text:p>
          </table:table-cell>
          <table:table-cell office:value-type="float" office:value="0" calcext:value-type="float">
            <text:p>0</text:p>
          </table:table-cell>
          <table:table-cell office:value-type="float" office:value="364.1556" calcext:value-type="float">
            <text:p>364.1556</text:p>
          </table:table-cell>
          <table:table-cell office:value-type="float" office:value="1359.418" calcext:value-type="float">
            <text:p>1359.418</text:p>
          </table:table-cell>
          <table:table-cell office:value-type="float" office:value="1643.019" calcext:value-type="float">
            <text:p>1643.019</text:p>
          </table:table-cell>
          <table:table-cell office:value-type="float" office:value="1247.589" calcext:value-type="float">
            <text:p>1247.589</text:p>
          </table:table-cell>
          <table:table-cell office:value-type="float" office:value="742.0626" calcext:value-type="float">
            <text:p>742.0626</text:p>
          </table:table-cell>
          <table:table-cell office:value-type="float" office:value="1112.598" calcext:value-type="float">
            <text:p>1112.598</text:p>
          </table:table-cell>
          <table:table-cell office:value-type="float" office:value="414.0275" calcext:value-type="float">
            <text:p>414.0275</text:p>
          </table:table-cell>
          <table:table-cell office:value-type="float" office:value="1831.627" calcext:value-type="float">
            <text:p>1831.627</text:p>
          </table:table-cell>
          <table:table-cell office:value-type="float" office:value="2071.407" calcext:value-type="float">
            <text:p>2071.407</text:p>
          </table:table-cell>
          <table:table-cell office:value-type="float" office:value="1660.539" calcext:value-type="float">
            <text:p>1660.539</text:p>
          </table:table-cell>
          <table:table-cell office:value-type="float" office:value="585.3765" calcext:value-type="float">
            <text:p>585.3765</text:p>
          </table:table-cell>
          <table:table-cell office:value-type="float" office:value="580.0342" calcext:value-type="float">
            <text:p>580.0342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6" calcext:value-type="float">
            <text:p>35.67176</text:p>
          </table:table-cell>
          <table:table-cell office:value-type="float" office:value="0" calcext:value-type="float">
            <text:p>0</text:p>
          </table:table-cell>
          <table:table-cell office:value-type="float" office:value="-0.01320177" calcext:value-type="float">
            <text:p>-0.01320177</text:p>
          </table:table-cell>
          <table:table-cell office:value-type="float" office:value="0" calcext:value-type="float">
            <text:p>0</text:p>
          </table:table-cell>
          <table:table-cell office:value-type="float" office:value="0.1467688" calcext:value-type="float">
            <text:p>0.1467688</text:p>
          </table:table-cell>
          <table:table-cell office:value-type="float" office:value="5.028966" calcext:value-type="float">
            <text:p>5.028966</text:p>
          </table:table-cell>
          <table:table-cell office:value-type="float" office:value="-1.603788" calcext:value-type="float">
            <text:p>-1.603788</text:p>
          </table:table-cell>
          <table:table-cell office:value-type="float" office:value="3.425178" calcext:value-type="float">
            <text:p>3.425178</text:p>
          </table:table-cell>
          <table:table-cell office:value-type="float" office:value="-200.3912" calcext:value-type="float">
            <text:p>-200.3912</text:p>
          </table:table-cell>
          <table:table-cell office:value-type="float" office:value="0" calcext:value-type="float">
            <text:p>0</text:p>
          </table:table-cell>
          <table:table-cell office:value-type="float" office:value="7.052031" calcext:value-type="float">
            <text:p>7.052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7" calcext:value-type="float">
            <text:p>31052007</text:p>
          </table:table-cell>
          <table:table-cell office:value-type="float" office:value="362.8132" calcext:value-type="float">
            <text:p>362.8132</text:p>
          </table:table-cell>
          <table:table-cell office:value-type="float" office:value="13431.74" calcext:value-type="float">
            <text:p>13431.74</text:p>
          </table:table-cell>
          <table:table-cell office:value-type="float" office:value="0" calcext:value-type="float">
            <text:p>0</text:p>
          </table:table-cell>
          <table:table-cell office:value-type="float" office:value="0.01370653" calcext:value-type="float">
            <text:p>0.01370653</text:p>
          </table:table-cell>
          <table:table-cell office:value-type="float" office:value="-201.735" calcext:value-type="float">
            <text:p>-201.735</text:p>
          </table:table-cell>
          <table:table-cell office:value-type="float" office:value="568.4705" calcext:value-type="float">
            <text:p>568.4705</text:p>
          </table:table-cell>
          <table:table-cell office:value-type="float" office:value="-0.4597343" calcext:value-type="float">
            <text:p>-0.4597343</text:p>
          </table:table-cell>
          <table:table-cell office:value-type="float" office:value="139.3928" calcext:value-type="float">
            <text:p>139.3928</text:p>
          </table:table-cell>
          <table:table-cell office:value-type="float" office:value="6.037897" calcext:value-type="float">
            <text:p>6.037897</text:p>
          </table:table-cell>
          <table:table-cell office:value-type="float" office:value="0.04108405" calcext:value-type="float">
            <text:p>0.04108405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1004" calcext:value-type="float">
            <text:p>0.05391004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61618" calcext:value-type="float">
            <text:p>0.4561618</text:p>
          </table:table-cell>
          <table:table-cell office:value-type="float" office:value="370" calcext:value-type="float">
            <text:p>370</text:p>
          </table:table-cell>
          <table:table-cell office:value-type="float" office:value="-199.0159" calcext:value-type="float">
            <text:p>-199.0159</text:p>
          </table:table-cell>
          <table:table-cell office:value-type="float" office:value="0" calcext:value-type="float">
            <text:p>0</text:p>
          </table:table-cell>
          <table:table-cell office:value-type="float" office:value="364.1993" calcext:value-type="float">
            <text:p>364.1993</text:p>
          </table:table-cell>
          <table:table-cell office:value-type="float" office:value="1358.884" calcext:value-type="float">
            <text:p>1358.884</text:p>
          </table:table-cell>
          <table:table-cell office:value-type="float" office:value="1642.401" calcext:value-type="float">
            <text:p>1642.401</text:p>
          </table:table-cell>
          <table:table-cell office:value-type="float" office:value="1247.441" calcext:value-type="float">
            <text:p>1247.441</text:p>
          </table:table-cell>
          <table:table-cell office:value-type="float" office:value="741.9364" calcext:value-type="float">
            <text:p>741.9364</text:p>
          </table:table-cell>
          <table:table-cell office:value-type="float" office:value="1112.495" calcext:value-type="float">
            <text:p>1112.495</text:p>
          </table:table-cell>
          <table:table-cell office:value-type="float" office:value="413.9735" calcext:value-type="float">
            <text:p>413.9735</text:p>
          </table:table-cell>
          <table:table-cell office:value-type="float" office:value="1831.541" calcext:value-type="float">
            <text:p>1831.541</text:p>
          </table:table-cell>
          <table:table-cell office:value-type="float" office:value="2071.352" calcext:value-type="float">
            <text:p>2071.352</text:p>
          </table:table-cell>
          <table:table-cell office:value-type="float" office:value="1660.51" calcext:value-type="float">
            <text:p>1660.51</text:p>
          </table:table-cell>
          <table:table-cell office:value-type="float" office:value="585.363" calcext:value-type="float">
            <text:p>585.363</text:p>
          </table:table-cell>
          <table:table-cell office:value-type="float" office:value="580.0183" calcext:value-type="float">
            <text:p>580.0183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5" calcext:value-type="float">
            <text:p>35.67175</text:p>
          </table:table-cell>
          <table:table-cell office:value-type="float" office:value="0" calcext:value-type="float">
            <text:p>0</text:p>
          </table:table-cell>
          <table:table-cell office:value-type="float" office:value="-0.013258" calcext:value-type="float">
            <text:p>-0.013258</text:p>
          </table:table-cell>
          <table:table-cell office:value-type="float" office:value="0" calcext:value-type="float">
            <text:p>0</text:p>
          </table:table-cell>
          <table:table-cell office:value-type="float" office:value="0.1562256" calcext:value-type="float">
            <text:p>0.1562256</text:p>
          </table:table-cell>
          <table:table-cell office:value-type="float" office:value="5.503039" calcext:value-type="float">
            <text:p>5.503039</text:p>
          </table:table-cell>
          <table:table-cell office:value-type="float" office:value="-1.768141" calcext:value-type="float">
            <text:p>-1.768141</text:p>
          </table:table-cell>
          <table:table-cell office:value-type="float" office:value="3.734898" calcext:value-type="float">
            <text:p>3.734898</text:p>
          </table:table-cell>
          <table:table-cell office:value-type="float" office:value="-202.1201" calcext:value-type="float">
            <text:p>-202.1201</text:p>
          </table:table-cell>
          <table:table-cell office:value-type="float" office:value="0" calcext:value-type="float">
            <text:p>0</text:p>
          </table:table-cell>
          <table:table-cell office:value-type="float" office:value="6.982698" calcext:value-type="float">
            <text:p>6.98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7" calcext:value-type="float">
            <text:p>1062007</text:p>
          </table:table-cell>
          <table:table-cell office:value-type="float" office:value="360.7764" calcext:value-type="float">
            <text:p>360.7764</text:p>
          </table:table-cell>
          <table:table-cell office:value-type="float" office:value="13431.73" calcext:value-type="float">
            <text:p>13431.73</text:p>
          </table:table-cell>
          <table:table-cell office:value-type="float" office:value="0" calcext:value-type="float">
            <text:p>0</text:p>
          </table:table-cell>
          <table:table-cell office:value-type="float" office:value="0.01517063" calcext:value-type="float">
            <text:p>0.01517063</text:p>
          </table:table-cell>
          <table:table-cell office:value-type="float" office:value="-203.7754" calcext:value-type="float">
            <text:p>-203.7754</text:p>
          </table:table-cell>
          <table:table-cell office:value-type="float" office:value="576.1525" calcext:value-type="float">
            <text:p>576.1525</text:p>
          </table:table-cell>
          <table:table-cell office:value-type="float" office:value="-0.5300831" calcext:value-type="float">
            <text:p>-0.5300831</text:p>
          </table:table-cell>
          <table:table-cell office:value-type="float" office:value="138.9155" calcext:value-type="float">
            <text:p>138.9155</text:p>
          </table:table-cell>
          <table:table-cell office:value-type="float" office:value="5.95364" calcext:value-type="float">
            <text:p>5.95364</text:p>
          </table:table-cell>
          <table:table-cell office:value-type="float" office:value="0.04120383" calcext:value-type="float">
            <text:p>0.04120383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1254" calcext:value-type="float">
            <text:p>0.05391254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64684" calcext:value-type="float">
            <text:p>0.4564684</text:p>
          </table:table-cell>
          <table:table-cell office:value-type="float" office:value="370" calcext:value-type="float">
            <text:p>370</text:p>
          </table:table-cell>
          <table:table-cell office:value-type="float" office:value="-200.3932" calcext:value-type="float">
            <text:p>-200.3932</text:p>
          </table:table-cell>
          <table:table-cell office:value-type="float" office:value="0" calcext:value-type="float">
            <text:p>0</text:p>
          </table:table-cell>
          <table:table-cell office:value-type="float" office:value="364.255" calcext:value-type="float">
            <text:p>364.255</text:p>
          </table:table-cell>
          <table:table-cell office:value-type="float" office:value="1358.197" calcext:value-type="float">
            <text:p>1358.197</text:p>
          </table:table-cell>
          <table:table-cell office:value-type="float" office:value="1641.688" calcext:value-type="float">
            <text:p>1641.688</text:p>
          </table:table-cell>
          <table:table-cell office:value-type="float" office:value="1247.284" calcext:value-type="float">
            <text:p>1247.284</text:p>
          </table:table-cell>
          <table:table-cell office:value-type="float" office:value="741.8121" calcext:value-type="float">
            <text:p>741.8121</text:p>
          </table:table-cell>
          <table:table-cell office:value-type="float" office:value="1112.397" calcext:value-type="float">
            <text:p>1112.397</text:p>
          </table:table-cell>
          <table:table-cell office:value-type="float" office:value="413.924" calcext:value-type="float">
            <text:p>413.924</text:p>
          </table:table-cell>
          <table:table-cell office:value-type="float" office:value="1831.467" calcext:value-type="float">
            <text:p>1831.467</text:p>
          </table:table-cell>
          <table:table-cell office:value-type="float" office:value="2071.297" calcext:value-type="float">
            <text:p>2071.297</text:p>
          </table:table-cell>
          <table:table-cell office:value-type="float" office:value="1660.482" calcext:value-type="float">
            <text:p>1660.482</text:p>
          </table:table-cell>
          <table:table-cell office:value-type="float" office:value="585.3493" calcext:value-type="float">
            <text:p>585.3493</text:p>
          </table:table-cell>
          <table:table-cell office:value-type="float" office:value="580.0024" calcext:value-type="float">
            <text:p>580.0024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5" calcext:value-type="float">
            <text:p>35.67175</text:p>
          </table:table-cell>
          <table:table-cell office:value-type="float" office:value="0" calcext:value-type="float">
            <text:p>0</text:p>
          </table:table-cell>
          <table:table-cell office:value-type="float" office:value="-0.01339039" calcext:value-type="float">
            <text:p>-0.01339039</text:p>
          </table:table-cell>
          <table:table-cell office:value-type="float" office:value="0" calcext:value-type="float">
            <text:p>0</text:p>
          </table:table-cell>
          <table:table-cell office:value-type="float" office:value="0.1846325" calcext:value-type="float">
            <text:p>0.1846325</text:p>
          </table:table-cell>
          <table:table-cell office:value-type="float" office:value="6.351312" calcext:value-type="float">
            <text:p>6.351312</text:p>
          </table:table-cell>
          <table:table-cell office:value-type="float" office:value="-2.023462" calcext:value-type="float">
            <text:p>-2.023462</text:p>
          </table:table-cell>
          <table:table-cell office:value-type="float" office:value="4.327849" calcext:value-type="float">
            <text:p>4.327849</text:p>
          </table:table-cell>
          <table:table-cell office:value-type="float" office:value="-204.1014" calcext:value-type="float">
            <text:p>-204.1014</text:p>
          </table:table-cell>
          <table:table-cell office:value-type="float" office:value="0" calcext:value-type="float">
            <text:p>0</text:p>
          </table:table-cell>
          <table:table-cell office:value-type="float" office:value="6.99234" calcext:value-type="float">
            <text:p>6.99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7" calcext:value-type="float">
            <text:p>2062007</text:p>
          </table:table-cell>
          <table:table-cell office:value-type="float" office:value="358.3321" calcext:value-type="float">
            <text:p>358.3321</text:p>
          </table:table-cell>
          <table:table-cell office:value-type="float" office:value="13431.7" calcext:value-type="float">
            <text:p>13431.7</text:p>
          </table:table-cell>
          <table:table-cell office:value-type="float" office:value="0" calcext:value-type="float">
            <text:p>0</text:p>
          </table:table-cell>
          <table:table-cell office:value-type="float" office:value="0.01705991" calcext:value-type="float">
            <text:p>0.01705991</text:p>
          </table:table-cell>
          <table:table-cell office:value-type="float" office:value="-206.1333" calcext:value-type="float">
            <text:p>-206.1333</text:p>
          </table:table-cell>
          <table:table-cell office:value-type="float" office:value="583.9097" calcext:value-type="float">
            <text:p>583.9097</text:p>
          </table:table-cell>
          <table:table-cell office:value-type="float" office:value="-0.6088612" calcext:value-type="float">
            <text:p>-0.6088612</text:p>
          </table:table-cell>
          <table:table-cell office:value-type="float" office:value="138.2248" calcext:value-type="float">
            <text:p>138.2248</text:p>
          </table:table-cell>
          <table:table-cell office:value-type="float" office:value="5.858545" calcext:value-type="float">
            <text:p>5.858545</text:p>
          </table:table-cell>
          <table:table-cell office:value-type="float" office:value="0.04124595" calcext:value-type="float">
            <text:p>0.04124595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1505" calcext:value-type="float">
            <text:p>0.05391505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67615" calcext:value-type="float">
            <text:p>0.4567615</text:p>
          </table:table-cell>
          <table:table-cell office:value-type="float" office:value="370" calcext:value-type="float">
            <text:p>370</text:p>
          </table:table-cell>
          <table:table-cell office:value-type="float" office:value="-201.9762" calcext:value-type="float">
            <text:p>-201.9762</text:p>
          </table:table-cell>
          <table:table-cell office:value-type="float" office:value="0" calcext:value-type="float">
            <text:p>0</text:p>
          </table:table-cell>
          <table:table-cell office:value-type="float" office:value="364.4091" calcext:value-type="float">
            <text:p>364.4091</text:p>
          </table:table-cell>
          <table:table-cell office:value-type="float" office:value="1357.271" calcext:value-type="float">
            <text:p>1357.271</text:p>
          </table:table-cell>
          <table:table-cell office:value-type="float" office:value="1640.764" calcext:value-type="float">
            <text:p>1640.764</text:p>
          </table:table-cell>
          <table:table-cell office:value-type="float" office:value="1247.09" calcext:value-type="float">
            <text:p>1247.09</text:p>
          </table:table-cell>
          <table:table-cell office:value-type="float" office:value="741.6648" calcext:value-type="float">
            <text:p>741.6648</text:p>
          </table:table-cell>
          <table:table-cell office:value-type="float" office:value="1112.288" calcext:value-type="float">
            <text:p>1112.288</text:p>
          </table:table-cell>
          <table:table-cell office:value-type="float" office:value="413.8719" calcext:value-type="float">
            <text:p>413.8719</text:p>
          </table:table-cell>
          <table:table-cell office:value-type="float" office:value="1831.394" calcext:value-type="float">
            <text:p>1831.394</text:p>
          </table:table-cell>
          <table:table-cell office:value-type="float" office:value="2071.243" calcext:value-type="float">
            <text:p>2071.243</text:p>
          </table:table-cell>
          <table:table-cell office:value-type="float" office:value="1660.453" calcext:value-type="float">
            <text:p>1660.453</text:p>
          </table:table-cell>
          <table:table-cell office:value-type="float" office:value="585.3356" calcext:value-type="float">
            <text:p>585.3356</text:p>
          </table:table-cell>
          <table:table-cell office:value-type="float" office:value="579.9863" calcext:value-type="float">
            <text:p>579.9863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5" calcext:value-type="float">
            <text:p>35.67175</text:p>
          </table:table-cell>
          <table:table-cell office:value-type="float" office:value="0" calcext:value-type="float">
            <text:p>0</text:p>
          </table:table-cell>
          <table:table-cell office:value-type="float" office:value="-0.01366233" calcext:value-type="float">
            <text:p>-0.01366233</text:p>
          </table:table-cell>
          <table:table-cell office:value-type="float" office:value="0" calcext:value-type="float">
            <text:p>0</text:p>
          </table:table-cell>
          <table:table-cell office:value-type="float" office:value="0.2108947" calcext:value-type="float">
            <text:p>0.2108947</text:p>
          </table:table-cell>
          <table:table-cell office:value-type="float" office:value="7.34022" calcext:value-type="float">
            <text:p>7.34022</text:p>
          </table:table-cell>
          <table:table-cell office:value-type="float" office:value="-2.316352" calcext:value-type="float">
            <text:p>-2.316352</text:p>
          </table:table-cell>
          <table:table-cell office:value-type="float" office:value="5.023869" calcext:value-type="float">
            <text:p>5.023869</text:p>
          </table:table-cell>
          <table:table-cell office:value-type="float" office:value="-206.5104" calcext:value-type="float">
            <text:p>-206.5104</text:p>
          </table:table-cell>
          <table:table-cell office:value-type="float" office:value="0" calcext:value-type="float">
            <text:p>0</text:p>
          </table:table-cell>
          <table:table-cell office:value-type="float" office:value="7.121038" calcext:value-type="float">
            <text:p>7.12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7" calcext:value-type="float">
            <text:p>3062007</text:p>
          </table:table-cell>
          <table:table-cell office:value-type="float" office:value="356.0904" calcext:value-type="float">
            <text:p>356.0904</text:p>
          </table:table-cell>
          <table:table-cell office:value-type="float" office:value="13431.65" calcext:value-type="float">
            <text:p>13431.65</text:p>
          </table:table-cell>
          <table:table-cell office:value-type="float" office:value="0" calcext:value-type="float">
            <text:p>0</text:p>
          </table:table-cell>
          <table:table-cell office:value-type="float" office:value="0.0188126" calcext:value-type="float">
            <text:p>0.0188126</text:p>
          </table:table-cell>
          <table:table-cell office:value-type="float" office:value="-208.4174" calcext:value-type="float">
            <text:p>-208.4174</text:p>
          </table:table-cell>
          <table:table-cell office:value-type="float" office:value="591.8913" calcext:value-type="float">
            <text:p>591.8913</text:p>
          </table:table-cell>
          <table:table-cell office:value-type="float" office:value="-0.7032826" calcext:value-type="float">
            <text:p>-0.7032826</text:p>
          </table:table-cell>
          <table:table-cell office:value-type="float" office:value="137.7512" calcext:value-type="float">
            <text:p>137.7512</text:p>
          </table:table-cell>
          <table:table-cell office:value-type="float" office:value="5.77556" calcext:value-type="float">
            <text:p>5.77556</text:p>
          </table:table-cell>
          <table:table-cell office:value-type="float" office:value="0.0414011" calcext:value-type="float">
            <text:p>0.0414011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1728" calcext:value-type="float">
            <text:p>0.05391728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70468" calcext:value-type="float">
            <text:p>0.4570468</text:p>
          </table:table-cell>
          <table:table-cell office:value-type="float" office:value="370" calcext:value-type="float">
            <text:p>370</text:p>
          </table:table-cell>
          <table:table-cell office:value-type="float" office:value="-203.4389" calcext:value-type="float">
            <text:p>-203.4389</text:p>
          </table:table-cell>
          <table:table-cell office:value-type="float" office:value="0" calcext:value-type="float">
            <text:p>0</text:p>
          </table:table-cell>
          <table:table-cell office:value-type="float" office:value="364.4862" calcext:value-type="float">
            <text:p>364.4862</text:p>
          </table:table-cell>
          <table:table-cell office:value-type="float" office:value="1356.527" calcext:value-type="float">
            <text:p>1356.527</text:p>
          </table:table-cell>
          <table:table-cell office:value-type="float" office:value="1639.937" calcext:value-type="float">
            <text:p>1639.937</text:p>
          </table:table-cell>
          <table:table-cell office:value-type="float" office:value="1246.895" calcext:value-type="float">
            <text:p>1246.895</text:p>
          </table:table-cell>
          <table:table-cell office:value-type="float" office:value="741.5156" calcext:value-type="float">
            <text:p>741.5156</text:p>
          </table:table-cell>
          <table:table-cell office:value-type="float" office:value="1112.167" calcext:value-type="float">
            <text:p>1112.167</text:p>
          </table:table-cell>
          <table:table-cell office:value-type="float" office:value="413.8145" calcext:value-type="float">
            <text:p>413.8145</text:p>
          </table:table-cell>
          <table:table-cell office:value-type="float" office:value="1831.318" calcext:value-type="float">
            <text:p>1831.318</text:p>
          </table:table-cell>
          <table:table-cell office:value-type="float" office:value="2071.19" calcext:value-type="float">
            <text:p>2071.19</text:p>
          </table:table-cell>
          <table:table-cell office:value-type="float" office:value="1660.424" calcext:value-type="float">
            <text:p>1660.424</text:p>
          </table:table-cell>
          <table:table-cell office:value-type="float" office:value="585.3219" calcext:value-type="float">
            <text:p>585.3219</text:p>
          </table:table-cell>
          <table:table-cell office:value-type="float" office:value="579.9701" calcext:value-type="float">
            <text:p>579.9701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5" calcext:value-type="float">
            <text:p>35.67175</text:p>
          </table:table-cell>
          <table:table-cell office:value-type="float" office:value="0" calcext:value-type="float">
            <text:p>0</text:p>
          </table:table-cell>
          <table:table-cell office:value-type="float" office:value="-0.01382965" calcext:value-type="float">
            <text:p>-0.01382965</text:p>
          </table:table-cell>
          <table:table-cell office:value-type="float" office:value="0" calcext:value-type="float">
            <text:p>0</text:p>
          </table:table-cell>
          <table:table-cell office:value-type="float" office:value="0.2293228" calcext:value-type="float">
            <text:p>0.2293228</text:p>
          </table:table-cell>
          <table:table-cell office:value-type="float" office:value="8.360909" calcext:value-type="float">
            <text:p>8.360909</text:p>
          </table:table-cell>
          <table:table-cell office:value-type="float" office:value="-2.609976" calcext:value-type="float">
            <text:p>-2.609976</text:p>
          </table:table-cell>
          <table:table-cell office:value-type="float" office:value="5.750933" calcext:value-type="float">
            <text:p>5.750933</text:p>
          </table:table-cell>
          <table:table-cell office:value-type="float" office:value="-208.7281" calcext:value-type="float">
            <text:p>-208.7281</text:p>
          </table:table-cell>
          <table:table-cell office:value-type="float" office:value="0" calcext:value-type="float">
            <text:p>0</text:p>
          </table:table-cell>
          <table:table-cell office:value-type="float" office:value="7.147268" calcext:value-type="float">
            <text:p>7.147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7" calcext:value-type="float">
            <text:p>4062007</text:p>
          </table:table-cell>
          <table:table-cell office:value-type="float" office:value="354.299" calcext:value-type="float">
            <text:p>354.299</text:p>
          </table:table-cell>
          <table:table-cell office:value-type="float" office:value="13431.59" calcext:value-type="float">
            <text:p>13431.59</text:p>
          </table:table-cell>
          <table:table-cell office:value-type="float" office:value="0" calcext:value-type="float">
            <text:p>0</text:p>
          </table:table-cell>
          <table:table-cell office:value-type="float" office:value="0.02075318" calcext:value-type="float">
            <text:p>0.02075318</text:p>
          </table:table-cell>
          <table:table-cell office:value-type="float" office:value="-210.2347" calcext:value-type="float">
            <text:p>-210.2347</text:p>
          </table:table-cell>
          <table:table-cell office:value-type="float" office:value="597.3829" calcext:value-type="float">
            <text:p>597.3829</text:p>
          </table:table-cell>
          <table:table-cell office:value-type="float" office:value="-0.8055888" calcext:value-type="float">
            <text:p>-0.8055888</text:p>
          </table:table-cell>
          <table:table-cell office:value-type="float" office:value="137.2525" calcext:value-type="float">
            <text:p>137.2525</text:p>
          </table:table-cell>
          <table:table-cell office:value-type="float" office:value="5.706055" calcext:value-type="float">
            <text:p>5.706055</text:p>
          </table:table-cell>
          <table:table-cell office:value-type="float" office:value="0.04158828" calcext:value-type="float">
            <text:p>0.04158828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1944" calcext:value-type="float">
            <text:p>0.05391944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73278" calcext:value-type="float">
            <text:p>0.4573278</text:p>
          </table:table-cell>
          <table:table-cell office:value-type="float" office:value="370" calcext:value-type="float">
            <text:p>370</text:p>
          </table:table-cell>
          <table:table-cell office:value-type="float" office:value="-204.5532" calcext:value-type="float">
            <text:p>-204.5532</text:p>
          </table:table-cell>
          <table:table-cell office:value-type="float" office:value="0" calcext:value-type="float">
            <text:p>0</text:p>
          </table:table-cell>
          <table:table-cell office:value-type="float" office:value="364.5961" calcext:value-type="float">
            <text:p>364.5961</text:p>
          </table:table-cell>
          <table:table-cell office:value-type="float" office:value="1355.937" calcext:value-type="float">
            <text:p>1355.937</text:p>
          </table:table-cell>
          <table:table-cell office:value-type="float" office:value="1639.269" calcext:value-type="float">
            <text:p>1639.269</text:p>
          </table:table-cell>
          <table:table-cell office:value-type="float" office:value="1246.737" calcext:value-type="float">
            <text:p>1246.737</text:p>
          </table:table-cell>
          <table:table-cell office:value-type="float" office:value="741.3854" calcext:value-type="float">
            <text:p>741.3854</text:p>
          </table:table-cell>
          <table:table-cell office:value-type="float" office:value="1112.062" calcext:value-type="float">
            <text:p>1112.062</text:p>
          </table:table-cell>
          <table:table-cell office:value-type="float" office:value="413.7621" calcext:value-type="float">
            <text:p>413.7621</text:p>
          </table:table-cell>
          <table:table-cell office:value-type="float" office:value="1831.244" calcext:value-type="float">
            <text:p>1831.244</text:p>
          </table:table-cell>
          <table:table-cell office:value-type="float" office:value="2071.136" calcext:value-type="float">
            <text:p>2071.136</text:p>
          </table:table-cell>
          <table:table-cell office:value-type="float" office:value="1660.396" calcext:value-type="float">
            <text:p>1660.396</text:p>
          </table:table-cell>
          <table:table-cell office:value-type="float" office:value="585.3082" calcext:value-type="float">
            <text:p>585.3082</text:p>
          </table:table-cell>
          <table:table-cell office:value-type="float" office:value="579.9537" calcext:value-type="float">
            <text:p>579.9537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4" calcext:value-type="float">
            <text:p>35.67174</text:p>
          </table:table-cell>
          <table:table-cell office:value-type="float" office:value="0" calcext:value-type="float">
            <text:p>0</text:p>
          </table:table-cell>
          <table:table-cell office:value-type="float" office:value="-0.01387592" calcext:value-type="float">
            <text:p>-0.01387592</text:p>
          </table:table-cell>
          <table:table-cell office:value-type="float" office:value="0" calcext:value-type="float">
            <text:p>0</text:p>
          </table:table-cell>
          <table:table-cell office:value-type="float" office:value="0.243546" calcext:value-type="float">
            <text:p>0.243546</text:p>
          </table:table-cell>
          <table:table-cell office:value-type="float" office:value="9.243183" calcext:value-type="float">
            <text:p>9.243183</text:p>
          </table:table-cell>
          <table:table-cell office:value-type="float" office:value="-2.891566" calcext:value-type="float">
            <text:p>-2.891566</text:p>
          </table:table-cell>
          <table:table-cell office:value-type="float" office:value="6.351617" calcext:value-type="float">
            <text:p>6.351617</text:p>
          </table:table-cell>
          <table:table-cell office:value-type="float" office:value="-210.5176" calcext:value-type="float">
            <text:p>-210.5176</text:p>
          </table:table-cell>
          <table:table-cell office:value-type="float" office:value="0" calcext:value-type="float">
            <text:p>0</text:p>
          </table:table-cell>
          <table:table-cell office:value-type="float" office:value="7.220025" calcext:value-type="float">
            <text:p>7.22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7" calcext:value-type="float">
            <text:p>5062007</text:p>
          </table:table-cell>
          <table:table-cell office:value-type="float" office:value="352.5443" calcext:value-type="float">
            <text:p>352.5443</text:p>
          </table:table-cell>
          <table:table-cell office:value-type="float" office:value="13431.55" calcext:value-type="float">
            <text:p>13431.55</text:p>
          </table:table-cell>
          <table:table-cell office:value-type="float" office:value="0" calcext:value-type="float">
            <text:p>0</text:p>
          </table:table-cell>
          <table:table-cell office:value-type="float" office:value="0.02291342" calcext:value-type="float">
            <text:p>0.02291342</text:p>
          </table:table-cell>
          <table:table-cell office:value-type="float" office:value="-211.8957" calcext:value-type="float">
            <text:p>-211.8957</text:p>
          </table:table-cell>
          <table:table-cell office:value-type="float" office:value="602.7075" calcext:value-type="float">
            <text:p>602.7075</text:p>
          </table:table-cell>
          <table:table-cell office:value-type="float" office:value="-0.9096652" calcext:value-type="float">
            <text:p>-0.9096652</text:p>
          </table:table-cell>
          <table:table-cell office:value-type="float" office:value="136.8449" calcext:value-type="float">
            <text:p>136.8449</text:p>
          </table:table-cell>
          <table:table-cell office:value-type="float" office:value="5.642728" calcext:value-type="float">
            <text:p>5.642728</text:p>
          </table:table-cell>
          <table:table-cell office:value-type="float" office:value="0.04169711" calcext:value-type="float">
            <text:p>0.04169711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216" calcext:value-type="float">
            <text:p>0.0539216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76136" calcext:value-type="float">
            <text:p>0.4576136</text:p>
          </table:table-cell>
          <table:table-cell office:value-type="float" office:value="370" calcext:value-type="float">
            <text:p>370</text:p>
          </table:table-cell>
          <table:table-cell office:value-type="float" office:value="-205.4161" calcext:value-type="float">
            <text:p>-205.4161</text:p>
          </table:table-cell>
          <table:table-cell office:value-type="float" office:value="0" calcext:value-type="float">
            <text:p>0</text:p>
          </table:table-cell>
          <table:table-cell office:value-type="float" office:value="364.6199" calcext:value-type="float">
            <text:p>364.6199</text:p>
          </table:table-cell>
          <table:table-cell office:value-type="float" office:value="1355.388" calcext:value-type="float">
            <text:p>1355.388</text:p>
          </table:table-cell>
          <table:table-cell office:value-type="float" office:value="1638.648" calcext:value-type="float">
            <text:p>1638.648</text:p>
          </table:table-cell>
          <table:table-cell office:value-type="float" office:value="1246.604" calcext:value-type="float">
            <text:p>1246.604</text:p>
          </table:table-cell>
          <table:table-cell office:value-type="float" office:value="741.2642" calcext:value-type="float">
            <text:p>741.2642</text:p>
          </table:table-cell>
          <table:table-cell office:value-type="float" office:value="1111.965" calcext:value-type="float">
            <text:p>1111.965</text:p>
          </table:table-cell>
          <table:table-cell office:value-type="float" office:value="413.714" calcext:value-type="float">
            <text:p>413.714</text:p>
          </table:table-cell>
          <table:table-cell office:value-type="float" office:value="1831.171" calcext:value-type="float">
            <text:p>1831.171</text:p>
          </table:table-cell>
          <table:table-cell office:value-type="float" office:value="2071.083" calcext:value-type="float">
            <text:p>2071.083</text:p>
          </table:table-cell>
          <table:table-cell office:value-type="float" office:value="1660.367" calcext:value-type="float">
            <text:p>1660.367</text:p>
          </table:table-cell>
          <table:table-cell office:value-type="float" office:value="585.2944" calcext:value-type="float">
            <text:p>585.2944</text:p>
          </table:table-cell>
          <table:table-cell office:value-type="float" office:value="579.9373" calcext:value-type="float">
            <text:p>579.9373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4" calcext:value-type="float">
            <text:p>35.67174</text:p>
          </table:table-cell>
          <table:table-cell office:value-type="float" office:value="0" calcext:value-type="float">
            <text:p>0</text:p>
          </table:table-cell>
          <table:table-cell office:value-type="float" office:value="-0.01395757" calcext:value-type="float">
            <text:p>-0.01395757</text:p>
          </table:table-cell>
          <table:table-cell office:value-type="float" office:value="0" calcext:value-type="float">
            <text:p>0</text:p>
          </table:table-cell>
          <table:table-cell office:value-type="float" office:value="0.269997" calcext:value-type="float">
            <text:p>0.269997</text:p>
          </table:table-cell>
          <table:table-cell office:value-type="float" office:value="10.28531" calcext:value-type="float">
            <text:p>10.28531</text:p>
          </table:table-cell>
          <table:table-cell office:value-type="float" office:value="-3.239608" calcext:value-type="float">
            <text:p>-3.239608</text:p>
          </table:table-cell>
          <table:table-cell office:value-type="float" office:value="7.045699" calcext:value-type="float">
            <text:p>7.045699</text:p>
          </table:table-cell>
          <table:table-cell office:value-type="float" office:value="-212.2475" calcext:value-type="float">
            <text:p>-212.2475</text:p>
          </table:table-cell>
          <table:table-cell office:value-type="float" office:value="0" calcext:value-type="float">
            <text:p>0</text:p>
          </table:table-cell>
          <table:table-cell office:value-type="float" office:value="7.390468" calcext:value-type="float">
            <text:p>7.390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7" calcext:value-type="float">
            <text:p>6062007</text:p>
          </table:table-cell>
          <table:table-cell office:value-type="float" office:value="350.6285" calcext:value-type="float">
            <text:p>350.6285</text:p>
          </table:table-cell>
          <table:table-cell office:value-type="float" office:value="13431.53" calcext:value-type="float">
            <text:p>13431.53</text:p>
          </table:table-cell>
          <table:table-cell office:value-type="float" office:value="0" calcext:value-type="float">
            <text:p>0</text:p>
          </table:table-cell>
          <table:table-cell office:value-type="float" office:value="0.02528503" calcext:value-type="float">
            <text:p>0.02528503</text:p>
          </table:table-cell>
          <table:table-cell office:value-type="float" office:value="-213.8936" calcext:value-type="float">
            <text:p>-213.8936</text:p>
          </table:table-cell>
          <table:table-cell office:value-type="float" office:value="610.2903" calcext:value-type="float">
            <text:p>610.2903</text:p>
          </table:table-cell>
          <table:table-cell office:value-type="float" office:value="-1.034278" calcext:value-type="float">
            <text:p>-1.034278</text:p>
          </table:table-cell>
          <table:table-cell office:value-type="float" office:value="136.4021" calcext:value-type="float">
            <text:p>136.4021</text:p>
          </table:table-cell>
          <table:table-cell office:value-type="float" office:value="5.563054" calcext:value-type="float">
            <text:p>5.563054</text:p>
          </table:table-cell>
          <table:table-cell office:value-type="float" office:value="0.04184307" calcext:value-type="float">
            <text:p>0.04184307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2377" calcext:value-type="float">
            <text:p>0.05392377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79079" calcext:value-type="float">
            <text:p>0.4579079</text:p>
          </table:table-cell>
          <table:table-cell office:value-type="float" office:value="370" calcext:value-type="float">
            <text:p>370</text:p>
          </table:table-cell>
          <table:table-cell office:value-type="float" office:value="-206.1995" calcext:value-type="float">
            <text:p>-206.1995</text:p>
          </table:table-cell>
          <table:table-cell office:value-type="float" office:value="0" calcext:value-type="float">
            <text:p>0</text:p>
          </table:table-cell>
          <table:table-cell office:value-type="float" office:value="364.6448" calcext:value-type="float">
            <text:p>364.6448</text:p>
          </table:table-cell>
          <table:table-cell office:value-type="float" office:value="1354.754" calcext:value-type="float">
            <text:p>1354.754</text:p>
          </table:table-cell>
          <table:table-cell office:value-type="float" office:value="1637.983" calcext:value-type="float">
            <text:p>1637.983</text:p>
          </table:table-cell>
          <table:table-cell office:value-type="float" office:value="1246.457" calcext:value-type="float">
            <text:p>1246.457</text:p>
          </table:table-cell>
          <table:table-cell office:value-type="float" office:value="741.1472" calcext:value-type="float">
            <text:p>741.1472</text:p>
          </table:table-cell>
          <table:table-cell office:value-type="float" office:value="1111.87" calcext:value-type="float">
            <text:p>1111.87</text:p>
          </table:table-cell>
          <table:table-cell office:value-type="float" office:value="413.6676" calcext:value-type="float">
            <text:p>413.6676</text:p>
          </table:table-cell>
          <table:table-cell office:value-type="float" office:value="1831.1" calcext:value-type="float">
            <text:p>1831.1</text:p>
          </table:table-cell>
          <table:table-cell office:value-type="float" office:value="2071.03" calcext:value-type="float">
            <text:p>2071.03</text:p>
          </table:table-cell>
          <table:table-cell office:value-type="float" office:value="1660.339" calcext:value-type="float">
            <text:p>1660.339</text:p>
          </table:table-cell>
          <table:table-cell office:value-type="float" office:value="585.2805" calcext:value-type="float">
            <text:p>585.2805</text:p>
          </table:table-cell>
          <table:table-cell office:value-type="float" office:value="579.9208" calcext:value-type="float">
            <text:p>579.9208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4" calcext:value-type="float">
            <text:p>35.67174</text:p>
          </table:table-cell>
          <table:table-cell office:value-type="float" office:value="0" calcext:value-type="float">
            <text:p>0</text:p>
          </table:table-cell>
          <table:table-cell office:value-type="float" office:value="-0.01406233" calcext:value-type="float">
            <text:p>-0.01406233</text:p>
          </table:table-cell>
          <table:table-cell office:value-type="float" office:value="0" calcext:value-type="float">
            <text:p>0</text:p>
          </table:table-cell>
          <table:table-cell office:value-type="float" office:value="0.2975571" calcext:value-type="float">
            <text:p>0.2975571</text:p>
          </table:table-cell>
          <table:table-cell office:value-type="float" office:value="11.81758" calcext:value-type="float">
            <text:p>11.81758</text:p>
          </table:table-cell>
          <table:table-cell office:value-type="float" office:value="-3.682153" calcext:value-type="float">
            <text:p>-3.682153</text:p>
          </table:table-cell>
          <table:table-cell office:value-type="float" office:value="8.135428" calcext:value-type="float">
            <text:p>8.135428</text:p>
          </table:table-cell>
          <table:table-cell office:value-type="float" office:value="-214.1203" calcext:value-type="float">
            <text:p>-214.1203</text:p>
          </table:table-cell>
          <table:table-cell office:value-type="float" office:value="0" calcext:value-type="float">
            <text:p>0</text:p>
          </table:table-cell>
          <table:table-cell office:value-type="float" office:value="7.387899" calcext:value-type="float">
            <text:p>7.387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7" calcext:value-type="float">
            <text:p>7062007</text:p>
          </table:table-cell>
          <table:table-cell office:value-type="float" office:value="348.1708" calcext:value-type="float">
            <text:p>348.1708</text:p>
          </table:table-cell>
          <table:table-cell office:value-type="float" office:value="13431.48" calcext:value-type="float">
            <text:p>13431.48</text:p>
          </table:table-cell>
          <table:table-cell office:value-type="float" office:value="0" calcext:value-type="float">
            <text:p>0</text:p>
          </table:table-cell>
          <table:table-cell office:value-type="float" office:value="0.02863363" calcext:value-type="float">
            <text:p>0.02863363</text:p>
          </table:table-cell>
          <table:table-cell office:value-type="float" office:value="-216.3453" calcext:value-type="float">
            <text:p>-216.3453</text:p>
          </table:table-cell>
          <table:table-cell office:value-type="float" office:value="618.7805" calcext:value-type="float">
            <text:p>618.7805</text:p>
          </table:table-cell>
          <table:table-cell office:value-type="float" office:value="-1.18743" calcext:value-type="float">
            <text:p>-1.18743</text:p>
          </table:table-cell>
          <table:table-cell office:value-type="float" office:value="135.6619" calcext:value-type="float">
            <text:p>135.6619</text:p>
          </table:table-cell>
          <table:table-cell office:value-type="float" office:value="5.461259" calcext:value-type="float">
            <text:p>5.461259</text:p>
          </table:table-cell>
          <table:table-cell office:value-type="float" office:value="0.04192407" calcext:value-type="float">
            <text:p>0.04192407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2627" calcext:value-type="float">
            <text:p>0.05392627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82163" calcext:value-type="float">
            <text:p>0.4582163</text:p>
          </table:table-cell>
          <table:table-cell office:value-type="float" office:value="370" calcext:value-type="float">
            <text:p>370</text:p>
          </table:table-cell>
          <table:table-cell office:value-type="float" office:value="-206.9765" calcext:value-type="float">
            <text:p>-206.9765</text:p>
          </table:table-cell>
          <table:table-cell office:value-type="float" office:value="0" calcext:value-type="float">
            <text:p>0</text:p>
          </table:table-cell>
          <table:table-cell office:value-type="float" office:value="364.7705" calcext:value-type="float">
            <text:p>364.7705</text:p>
          </table:table-cell>
          <table:table-cell office:value-type="float" office:value="1353.812" calcext:value-type="float">
            <text:p>1353.812</text:p>
          </table:table-cell>
          <table:table-cell office:value-type="float" office:value="1637.065" calcext:value-type="float">
            <text:p>1637.065</text:p>
          </table:table-cell>
          <table:table-cell office:value-type="float" office:value="1246.27" calcext:value-type="float">
            <text:p>1246.27</text:p>
          </table:table-cell>
          <table:table-cell office:value-type="float" office:value="741.0042" calcext:value-type="float">
            <text:p>741.0042</text:p>
          </table:table-cell>
          <table:table-cell office:value-type="float" office:value="1111.764" calcext:value-type="float">
            <text:p>1111.764</text:p>
          </table:table-cell>
          <table:table-cell office:value-type="float" office:value="413.6184" calcext:value-type="float">
            <text:p>413.6184</text:p>
          </table:table-cell>
          <table:table-cell office:value-type="float" office:value="1831.029" calcext:value-type="float">
            <text:p>1831.029</text:p>
          </table:table-cell>
          <table:table-cell office:value-type="float" office:value="2070.977" calcext:value-type="float">
            <text:p>2070.977</text:p>
          </table:table-cell>
          <table:table-cell office:value-type="float" office:value="1660.31" calcext:value-type="float">
            <text:p>1660.31</text:p>
          </table:table-cell>
          <table:table-cell office:value-type="float" office:value="585.2667" calcext:value-type="float">
            <text:p>585.2667</text:p>
          </table:table-cell>
          <table:table-cell office:value-type="float" office:value="579.9042" calcext:value-type="float">
            <text:p>579.9042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3" calcext:value-type="float">
            <text:p>35.67173</text:p>
          </table:table-cell>
          <table:table-cell office:value-type="float" office:value="0" calcext:value-type="float">
            <text:p>0</text:p>
          </table:table-cell>
          <table:table-cell office:value-type="float" office:value="-0.01433269" calcext:value-type="float">
            <text:p>-0.01433269</text:p>
          </table:table-cell>
          <table:table-cell office:value-type="float" office:value="0" calcext:value-type="float">
            <text:p>0</text:p>
          </table:table-cell>
          <table:table-cell office:value-type="float" office:value="0.3370431" calcext:value-type="float">
            <text:p>0.3370431</text:p>
          </table:table-cell>
          <table:table-cell office:value-type="float" office:value="13.92366" calcext:value-type="float">
            <text:p>13.92366</text:p>
          </table:table-cell>
          <table:table-cell office:value-type="float" office:value="-4.267272" calcext:value-type="float">
            <text:p>-4.267272</text:p>
          </table:table-cell>
          <table:table-cell office:value-type="float" office:value="9.656384" calcext:value-type="float">
            <text:p>9.656384</text:p>
          </table:table-cell>
          <table:table-cell office:value-type="float" office:value="-216.5572" calcext:value-type="float">
            <text:p>-216.5572</text:p>
          </table:table-cell>
          <table:table-cell office:value-type="float" office:value="0" calcext:value-type="float">
            <text:p>0</text:p>
          </table:table-cell>
          <table:table-cell office:value-type="float" office:value="7.523499" calcext:value-type="float">
            <text:p>7.523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7" calcext:value-type="float">
            <text:p>8062007</text:p>
          </table:table-cell>
          <table:table-cell office:value-type="float" office:value="345.3588" calcext:value-type="float">
            <text:p>345.3588</text:p>
          </table:table-cell>
          <table:table-cell office:value-type="float" office:value="13431.37" calcext:value-type="float">
            <text:p>13431.37</text:p>
          </table:table-cell>
          <table:table-cell office:value-type="float" office:value="0" calcext:value-type="float">
            <text:p>0</text:p>
          </table:table-cell>
          <table:table-cell office:value-type="float" office:value="0.03284601" calcext:value-type="float">
            <text:p>0.03284601</text:p>
          </table:table-cell>
          <table:table-cell office:value-type="float" office:value="-219.2524" calcext:value-type="float">
            <text:p>-219.2524</text:p>
          </table:table-cell>
          <table:table-cell office:value-type="float" office:value="628.1915" calcext:value-type="float">
            <text:p>628.1915</text:p>
          </table:table-cell>
          <table:table-cell office:value-type="float" office:value="-1.377853" calcext:value-type="float">
            <text:p>-1.377853</text:p>
          </table:table-cell>
          <table:table-cell office:value-type="float" office:value="134.831" calcext:value-type="float">
            <text:p>134.831</text:p>
          </table:table-cell>
          <table:table-cell office:value-type="float" office:value="5.357992" calcext:value-type="float">
            <text:p>5.357992</text:p>
          </table:table-cell>
          <table:table-cell office:value-type="float" office:value="0.04190842" calcext:value-type="float">
            <text:p>0.04190842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2878" calcext:value-type="float">
            <text:p>0.05392878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85436" calcext:value-type="float">
            <text:p>0.4585436</text:p>
          </table:table-cell>
          <table:table-cell office:value-type="float" office:value="370" calcext:value-type="float">
            <text:p>370</text:p>
          </table:table-cell>
          <table:table-cell office:value-type="float" office:value="-207.883" calcext:value-type="float">
            <text:p>-207.883</text:p>
          </table:table-cell>
          <table:table-cell office:value-type="float" office:value="0" calcext:value-type="float">
            <text:p>0</text:p>
          </table:table-cell>
          <table:table-cell office:value-type="float" office:value="364.9422" calcext:value-type="float">
            <text:p>364.9422</text:p>
          </table:table-cell>
          <table:table-cell office:value-type="float" office:value="1352.713" calcext:value-type="float">
            <text:p>1352.713</text:p>
          </table:table-cell>
          <table:table-cell office:value-type="float" office:value="1635.956" calcext:value-type="float">
            <text:p>1635.956</text:p>
          </table:table-cell>
          <table:table-cell office:value-type="float" office:value="1246.025" calcext:value-type="float">
            <text:p>1246.025</text:p>
          </table:table-cell>
          <table:table-cell office:value-type="float" office:value="740.8388" calcext:value-type="float">
            <text:p>740.8388</text:p>
          </table:table-cell>
          <table:table-cell office:value-type="float" office:value="1111.637" calcext:value-type="float">
            <text:p>1111.637</text:p>
          </table:table-cell>
          <table:table-cell office:value-type="float" office:value="413.5616" calcext:value-type="float">
            <text:p>413.5616</text:p>
          </table:table-cell>
          <table:table-cell office:value-type="float" office:value="1830.956" calcext:value-type="float">
            <text:p>1830.956</text:p>
          </table:table-cell>
          <table:table-cell office:value-type="float" office:value="2070.925" calcext:value-type="float">
            <text:p>2070.925</text:p>
          </table:table-cell>
          <table:table-cell office:value-type="float" office:value="1660.282" calcext:value-type="float">
            <text:p>1660.282</text:p>
          </table:table-cell>
          <table:table-cell office:value-type="float" office:value="585.2528" calcext:value-type="float">
            <text:p>585.2528</text:p>
          </table:table-cell>
          <table:table-cell office:value-type="float" office:value="579.8875" calcext:value-type="float">
            <text:p>579.8875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3" calcext:value-type="float">
            <text:p>35.67173</text:p>
          </table:table-cell>
          <table:table-cell office:value-type="float" office:value="0" calcext:value-type="float">
            <text:p>0</text:p>
          </table:table-cell>
          <table:table-cell office:value-type="float" office:value="-0.01475875" calcext:value-type="float">
            <text:p>-0.01475875</text:p>
          </table:table-cell>
          <table:table-cell office:value-type="float" office:value="0" calcext:value-type="float">
            <text:p>0</text:p>
          </table:table-cell>
          <table:table-cell office:value-type="float" office:value="0.3805062" calcext:value-type="float">
            <text:p>0.3805062</text:p>
          </table:table-cell>
          <table:table-cell office:value-type="float" office:value="16.46434" calcext:value-type="float">
            <text:p>16.46434</text:p>
          </table:table-cell>
          <table:table-cell office:value-type="float" office:value="-4.998666" calcext:value-type="float">
            <text:p>-4.998666</text:p>
          </table:table-cell>
          <table:table-cell office:value-type="float" office:value="11.46568" calcext:value-type="float">
            <text:p>11.46568</text:p>
          </table:table-cell>
          <table:table-cell office:value-type="float" office:value="-219.4054" calcext:value-type="float">
            <text:p>-219.4054</text:p>
          </table:table-cell>
          <table:table-cell office:value-type="float" office:value="0" calcext:value-type="float">
            <text:p>0</text:p>
          </table:table-cell>
          <table:table-cell office:value-type="float" office:value="7.652788" calcext:value-type="float">
            <text:p>7.65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7" calcext:value-type="float">
            <text:p>9062007</text:p>
          </table:table-cell>
          <table:table-cell office:value-type="float" office:value="342.2152" calcext:value-type="float">
            <text:p>342.2152</text:p>
          </table:table-cell>
          <table:table-cell office:value-type="float" office:value="13431.21" calcext:value-type="float">
            <text:p>13431.21</text:p>
          </table:table-cell>
          <table:table-cell office:value-type="float" office:value="0" calcext:value-type="float">
            <text:p>0</text:p>
          </table:table-cell>
          <table:table-cell office:value-type="float" office:value="0.03872924" calcext:value-type="float">
            <text:p>0.03872924</text:p>
          </table:table-cell>
          <table:table-cell office:value-type="float" office:value="-222.5836" calcext:value-type="float">
            <text:p>-222.5836</text:p>
          </table:table-cell>
          <table:table-cell office:value-type="float" office:value="637.9099" calcext:value-type="float">
            <text:p>637.9099</text:p>
          </table:table-cell>
          <table:table-cell office:value-type="float" office:value="-1.614065" calcext:value-type="float">
            <text:p>-1.614065</text:p>
          </table:table-cell>
          <table:table-cell office:value-type="float" office:value="133.6805" calcext:value-type="float">
            <text:p>133.6805</text:p>
          </table:table-cell>
          <table:table-cell office:value-type="float" office:value="5.246725" calcext:value-type="float">
            <text:p>5.246725</text:p>
          </table:table-cell>
          <table:table-cell office:value-type="float" office:value="0.04179914" calcext:value-type="float">
            <text:p>0.04179914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3128" calcext:value-type="float">
            <text:p>0.05393128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88936" calcext:value-type="float">
            <text:p>0.4588936</text:p>
          </table:table-cell>
          <table:table-cell office:value-type="float" office:value="370" calcext:value-type="float">
            <text:p>370</text:p>
          </table:table-cell>
          <table:table-cell office:value-type="float" office:value="-208.8812" calcext:value-type="float">
            <text:p>-208.8812</text:p>
          </table:table-cell>
          <table:table-cell office:value-type="float" office:value="0" calcext:value-type="float">
            <text:p>0</text:p>
          </table:table-cell>
          <table:table-cell office:value-type="float" office:value="365.1438" calcext:value-type="float">
            <text:p>365.1438</text:p>
          </table:table-cell>
          <table:table-cell office:value-type="float" office:value="1351.486" calcext:value-type="float">
            <text:p>1351.486</text:p>
          </table:table-cell>
          <table:table-cell office:value-type="float" office:value="1634.667" calcext:value-type="float">
            <text:p>1634.667</text:p>
          </table:table-cell>
          <table:table-cell office:value-type="float" office:value="1245.737" calcext:value-type="float">
            <text:p>1245.737</text:p>
          </table:table-cell>
          <table:table-cell office:value-type="float" office:value="740.649" calcext:value-type="float">
            <text:p>740.649</text:p>
          </table:table-cell>
          <table:table-cell office:value-type="float" office:value="1111.493" calcext:value-type="float">
            <text:p>1111.493</text:p>
          </table:table-cell>
          <table:table-cell office:value-type="float" office:value="413.499" calcext:value-type="float">
            <text:p>413.499</text:p>
          </table:table-cell>
          <table:table-cell office:value-type="float" office:value="1830.867" calcext:value-type="float">
            <text:p>1830.867</text:p>
          </table:table-cell>
          <table:table-cell office:value-type="float" office:value="2070.871" calcext:value-type="float">
            <text:p>2070.871</text:p>
          </table:table-cell>
          <table:table-cell office:value-type="float" office:value="1660.254" calcext:value-type="float">
            <text:p>1660.254</text:p>
          </table:table-cell>
          <table:table-cell office:value-type="float" office:value="585.239" calcext:value-type="float">
            <text:p>585.239</text:p>
          </table:table-cell>
          <table:table-cell office:value-type="float" office:value="579.8708" calcext:value-type="float">
            <text:p>579.8708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73" calcext:value-type="float">
            <text:p>35.67173</text:p>
          </table:table-cell>
          <table:table-cell office:value-type="float" office:value="0" calcext:value-type="float">
            <text:p>0</text:p>
          </table:table-cell>
          <table:table-cell office:value-type="float" office:value="-0.01533658" calcext:value-type="float">
            <text:p>-0.01533658</text:p>
          </table:table-cell>
          <table:table-cell office:value-type="float" office:value="0" calcext:value-type="float">
            <text:p>0</text:p>
          </table:table-cell>
          <table:table-cell office:value-type="float" office:value="0.4200492" calcext:value-type="float">
            <text:p>0.4200492</text:p>
          </table:table-cell>
          <table:table-cell office:value-type="float" office:value="19.45731" calcext:value-type="float">
            <text:p>19.45731</text:p>
          </table:table-cell>
          <table:table-cell office:value-type="float" office:value="-5.895933" calcext:value-type="float">
            <text:p>-5.895933</text:p>
          </table:table-cell>
          <table:table-cell office:value-type="float" office:value="13.56138" calcext:value-type="float">
            <text:p>13.56138</text:p>
          </table:table-cell>
          <table:table-cell office:value-type="float" office:value="-222.6358" calcext:value-type="float">
            <text:p>-222.6358</text:p>
          </table:table-cell>
          <table:table-cell office:value-type="float" office:value="0" calcext:value-type="float">
            <text:p>0</text:p>
          </table:table-cell>
          <table:table-cell office:value-type="float" office:value="7.786589" calcext:value-type="float">
            <text:p>7.786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7" calcext:value-type="float">
            <text:p>10062007</text:p>
          </table:table-cell>
          <table:table-cell office:value-type="float" office:value="339.0433" calcext:value-type="float">
            <text:p>339.0433</text:p>
          </table:table-cell>
          <table:table-cell office:value-type="float" office:value="13431.04" calcext:value-type="float">
            <text:p>13431.04</text:p>
          </table:table-cell>
          <table:table-cell office:value-type="float" office:value="0" calcext:value-type="float">
            <text:p>0</text:p>
          </table:table-cell>
          <table:table-cell office:value-type="float" office:value="0.04344288" calcext:value-type="float">
            <text:p>0.04344288</text:p>
          </table:table-cell>
          <table:table-cell office:value-type="float" office:value="-226.0645" calcext:value-type="float">
            <text:p>-226.0645</text:p>
          </table:table-cell>
          <table:table-cell office:value-type="float" office:value="651.9949" calcext:value-type="float">
            <text:p>651.9949</text:p>
          </table:table-cell>
          <table:table-cell office:value-type="float" office:value="-1.912121" calcext:value-type="float">
            <text:p>-1.912121</text:p>
          </table:table-cell>
          <table:table-cell office:value-type="float" office:value="132.9554" calcext:value-type="float">
            <text:p>132.9554</text:p>
          </table:table-cell>
          <table:table-cell office:value-type="float" office:value="5.132905" calcext:value-type="float">
            <text:p>5.132905</text:p>
          </table:table-cell>
          <table:table-cell office:value-type="float" office:value="0.04175835" calcext:value-type="float">
            <text:p>0.04175835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338" calcext:value-type="float">
            <text:p>0.0539338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92696" calcext:value-type="float">
            <text:p>0.4592696</text:p>
          </table:table-cell>
          <table:table-cell office:value-type="float" office:value="370" calcext:value-type="float">
            <text:p>370</text:p>
          </table:table-cell>
          <table:table-cell office:value-type="float" office:value="-209.7769" calcext:value-type="float">
            <text:p>-209.7769</text:p>
          </table:table-cell>
          <table:table-cell office:value-type="float" office:value="0" calcext:value-type="float">
            <text:p>0</text:p>
          </table:table-cell>
          <table:table-cell office:value-type="float" office:value="365.2987" calcext:value-type="float">
            <text:p>365.2987</text:p>
          </table:table-cell>
          <table:table-cell office:value-type="float" office:value="1350.297" calcext:value-type="float">
            <text:p>1350.297</text:p>
          </table:table-cell>
          <table:table-cell office:value-type="float" office:value="1633.402" calcext:value-type="float">
            <text:p>1633.402</text:p>
          </table:table-cell>
          <table:table-cell office:value-type="float" office:value="1245.44" calcext:value-type="float">
            <text:p>1245.44</text:p>
          </table:table-cell>
          <table:table-cell office:value-type="float" office:value="740.4523" calcext:value-type="float">
            <text:p>740.4523</text:p>
          </table:table-cell>
          <table:table-cell office:value-type="float" office:value="1111.337" calcext:value-type="float">
            <text:p>1111.337</text:p>
          </table:table-cell>
          <table:table-cell office:value-type="float" office:value="413.4302" calcext:value-type="float">
            <text:p>413.4302</text:p>
          </table:table-cell>
          <table:table-cell office:value-type="float" office:value="1830.774" calcext:value-type="float">
            <text:p>1830.774</text:p>
          </table:table-cell>
          <table:table-cell office:value-type="float" office:value="2070.817" calcext:value-type="float">
            <text:p>2070.817</text:p>
          </table:table-cell>
          <table:table-cell office:value-type="float" office:value="1660.225" calcext:value-type="float">
            <text:p>1660.225</text:p>
          </table:table-cell>
          <table:table-cell office:value-type="float" office:value="585.2251" calcext:value-type="float">
            <text:p>585.2251</text:p>
          </table:table-cell>
          <table:table-cell office:value-type="float" office:value="579.854" calcext:value-type="float">
            <text:p>579.854</text:p>
          </table:table-cell>
          <table:table-cell office:value-type="float" office:value="142.7257" calcext:value-type="float">
            <text:p>142.7257</text:p>
          </table:table-cell>
          <table:table-cell office:value-type="float" office:value="35.67173" calcext:value-type="float">
            <text:p>35.67173</text:p>
          </table:table-cell>
          <table:table-cell office:value-type="float" office:value="0" calcext:value-type="float">
            <text:p>0</text:p>
          </table:table-cell>
          <table:table-cell office:value-type="float" office:value="-0.01585602" calcext:value-type="float">
            <text:p>-0.01585602</text:p>
          </table:table-cell>
          <table:table-cell office:value-type="float" office:value="0" calcext:value-type="float">
            <text:p>0</text:p>
          </table:table-cell>
          <table:table-cell office:value-type="float" office:value="0.4741358" calcext:value-type="float">
            <text:p>0.4741358</text:p>
          </table:table-cell>
          <table:table-cell office:value-type="float" office:value="22.9291" calcext:value-type="float">
            <text:p>22.9291</text:p>
          </table:table-cell>
          <table:table-cell office:value-type="float" office:value="-7.081246" calcext:value-type="float">
            <text:p>-7.081246</text:p>
          </table:table-cell>
          <table:table-cell office:value-type="float" office:value="15.84786" calcext:value-type="float">
            <text:p>15.84786</text:p>
          </table:table-cell>
          <table:table-cell office:value-type="float" office:value="-225.895" calcext:value-type="float">
            <text:p>-225.895</text:p>
          </table:table-cell>
          <table:table-cell office:value-type="float" office:value="0" calcext:value-type="float">
            <text:p>0</text:p>
          </table:table-cell>
          <table:table-cell office:value-type="float" office:value="7.861662" calcext:value-type="float">
            <text:p>7.8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7" calcext:value-type="float">
            <text:p>11062007</text:p>
          </table:table-cell>
          <table:table-cell office:value-type="float" office:value="335.4359" calcext:value-type="float">
            <text:p>335.4359</text:p>
          </table:table-cell>
          <table:table-cell office:value-type="float" office:value="13430.8" calcext:value-type="float">
            <text:p>13430.8</text:p>
          </table:table-cell>
          <table:table-cell office:value-type="float" office:value="0" calcext:value-type="float">
            <text:p>0</text:p>
          </table:table-cell>
          <table:table-cell office:value-type="float" office:value="0.05335504" calcext:value-type="float">
            <text:p>0.05335504</text:p>
          </table:table-cell>
          <table:table-cell office:value-type="float" office:value="-230.0451" calcext:value-type="float">
            <text:p>-230.0451</text:p>
          </table:table-cell>
          <table:table-cell office:value-type="float" office:value="664.5513" calcext:value-type="float">
            <text:p>664.5513</text:p>
          </table:table-cell>
          <table:table-cell office:value-type="float" office:value="-2.251792" calcext:value-type="float">
            <text:p>-2.251792</text:p>
          </table:table-cell>
          <table:table-cell office:value-type="float" office:value="130.9813" calcext:value-type="float">
            <text:p>130.9813</text:p>
          </table:table-cell>
          <table:table-cell office:value-type="float" office:value="5.008336" calcext:value-type="float">
            <text:p>5.008336</text:p>
          </table:table-cell>
          <table:table-cell office:value-type="float" office:value="0.04160228" calcext:value-type="float">
            <text:p>0.04160228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3658" calcext:value-type="float">
            <text:p>0.05393658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596744" calcext:value-type="float">
            <text:p>0.4596744</text:p>
          </table:table-cell>
          <table:table-cell office:value-type="float" office:value="370" calcext:value-type="float">
            <text:p>370</text:p>
          </table:table-cell>
          <table:table-cell office:value-type="float" office:value="-211.2589" calcext:value-type="float">
            <text:p>-211.2589</text:p>
          </table:table-cell>
          <table:table-cell office:value-type="float" office:value="0" calcext:value-type="float">
            <text:p>0</text:p>
          </table:table-cell>
          <table:table-cell office:value-type="float" office:value="365.5415" calcext:value-type="float">
            <text:p>365.5415</text:p>
          </table:table-cell>
          <table:table-cell office:value-type="float" office:value="1348.887" calcext:value-type="float">
            <text:p>1348.887</text:p>
          </table:table-cell>
          <table:table-cell office:value-type="float" office:value="1631.885" calcext:value-type="float">
            <text:p>1631.885</text:p>
          </table:table-cell>
          <table:table-cell office:value-type="float" office:value="1245.086" calcext:value-type="float">
            <text:p>1245.086</text:p>
          </table:table-cell>
          <table:table-cell office:value-type="float" office:value="740.2275" calcext:value-type="float">
            <text:p>740.2275</text:p>
          </table:table-cell>
          <table:table-cell office:value-type="float" office:value="1111.164" calcext:value-type="float">
            <text:p>1111.164</text:p>
          </table:table-cell>
          <table:table-cell office:value-type="float" office:value="413.3557" calcext:value-type="float">
            <text:p>413.3557</text:p>
          </table:table-cell>
          <table:table-cell office:value-type="float" office:value="1830.678" calcext:value-type="float">
            <text:p>1830.678</text:p>
          </table:table-cell>
          <table:table-cell office:value-type="float" office:value="2070.761" calcext:value-type="float">
            <text:p>2070.761</text:p>
          </table:table-cell>
          <table:table-cell office:value-type="float" office:value="1660.196" calcext:value-type="float">
            <text:p>1660.196</text:p>
          </table:table-cell>
          <table:table-cell office:value-type="float" office:value="585.2112" calcext:value-type="float">
            <text:p>585.2112</text:p>
          </table:table-cell>
          <table:table-cell office:value-type="float" office:value="579.8371" calcext:value-type="float">
            <text:p>579.8371</text:p>
          </table:table-cell>
          <table:table-cell office:value-type="float" office:value="142.7257" calcext:value-type="float">
            <text:p>142.7257</text:p>
          </table:table-cell>
          <table:table-cell office:value-type="float" office:value="35.67172" calcext:value-type="float">
            <text:p>35.67172</text:p>
          </table:table-cell>
          <table:table-cell office:value-type="float" office:value="0" calcext:value-type="float">
            <text:p>0</text:p>
          </table:table-cell>
          <table:table-cell office:value-type="float" office:value="-0.01655652" calcext:value-type="float">
            <text:p>-0.01655652</text:p>
          </table:table-cell>
          <table:table-cell office:value-type="float" office:value="0" calcext:value-type="float">
            <text:p>0</text:p>
          </table:table-cell>
          <table:table-cell office:value-type="float" office:value="0.5280538" calcext:value-type="float">
            <text:p>0.5280538</text:p>
          </table:table-cell>
          <table:table-cell office:value-type="float" office:value="26.45388" calcext:value-type="float">
            <text:p>26.45388</text:p>
          </table:table-cell>
          <table:table-cell office:value-type="float" office:value="-8.449226" calcext:value-type="float">
            <text:p>-8.449226</text:p>
          </table:table-cell>
          <table:table-cell office:value-type="float" office:value="18.00466" calcext:value-type="float">
            <text:p>18.00466</text:p>
          </table:table-cell>
          <table:table-cell office:value-type="float" office:value="-229.671" calcext:value-type="float">
            <text:p>-229.671</text:p>
          </table:table-cell>
          <table:table-cell office:value-type="float" office:value="0" calcext:value-type="float">
            <text:p>0</text:p>
          </table:table-cell>
          <table:table-cell office:value-type="float" office:value="7.995862" calcext:value-type="float">
            <text:p>7.995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7" calcext:value-type="float">
            <text:p>12062007</text:p>
          </table:table-cell>
          <table:table-cell office:value-type="float" office:value="331.8727" calcext:value-type="float">
            <text:p>331.8727</text:p>
          </table:table-cell>
          <table:table-cell office:value-type="float" office:value="13430.46" calcext:value-type="float">
            <text:p>13430.46</text:p>
          </table:table-cell>
          <table:table-cell office:value-type="float" office:value="0" calcext:value-type="float">
            <text:p>0</text:p>
          </table:table-cell>
          <table:table-cell office:value-type="float" office:value="0.06132206" calcext:value-type="float">
            <text:p>0.06132206</text:p>
          </table:table-cell>
          <table:table-cell office:value-type="float" office:value="-234.1745" calcext:value-type="float">
            <text:p>-234.1745</text:p>
          </table:table-cell>
          <table:table-cell office:value-type="float" office:value="678.1669" calcext:value-type="float">
            <text:p>678.1669</text:p>
          </table:table-cell>
          <table:table-cell office:value-type="float" office:value="-2.647285" calcext:value-type="float">
            <text:p>-2.647285</text:p>
          </table:table-cell>
          <table:table-cell office:value-type="float" office:value="129.8774" calcext:value-type="float">
            <text:p>129.8774</text:p>
          </table:table-cell>
          <table:table-cell office:value-type="float" office:value="4.898242" calcext:value-type="float">
            <text:p>4.898242</text:p>
          </table:table-cell>
          <table:table-cell office:value-type="float" office:value="0.04145932" calcext:value-type="float">
            <text:p>0.04145932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3978" calcext:value-type="float">
            <text:p>0.05393978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601103" calcext:value-type="float">
            <text:p>0.4601103</text:p>
          </table:table-cell>
          <table:table-cell office:value-type="float" office:value="370" calcext:value-type="float">
            <text:p>370</text:p>
          </table:table-cell>
          <table:table-cell office:value-type="float" office:value="-212.072" calcext:value-type="float">
            <text:p>-212.072</text:p>
          </table:table-cell>
          <table:table-cell office:value-type="float" office:value="0" calcext:value-type="float">
            <text:p>0</text:p>
          </table:table-cell>
          <table:table-cell office:value-type="float" office:value="365.7907" calcext:value-type="float">
            <text:p>365.7907</text:p>
          </table:table-cell>
          <table:table-cell office:value-type="float" office:value="1347.53" calcext:value-type="float">
            <text:p>1347.53</text:p>
          </table:table-cell>
          <table:table-cell office:value-type="float" office:value="1630.325" calcext:value-type="float">
            <text:p>1630.325</text:p>
          </table:table-cell>
          <table:table-cell office:value-type="float" office:value="1244.704" calcext:value-type="float">
            <text:p>1244.704</text:p>
          </table:table-cell>
          <table:table-cell office:value-type="float" office:value="739.9875" calcext:value-type="float">
            <text:p>739.9875</text:p>
          </table:table-cell>
          <table:table-cell office:value-type="float" office:value="1110.967" calcext:value-type="float">
            <text:p>1110.967</text:p>
          </table:table-cell>
          <table:table-cell office:value-type="float" office:value="413.2728" calcext:value-type="float">
            <text:p>413.2728</text:p>
          </table:table-cell>
          <table:table-cell office:value-type="float" office:value="1830.573" calcext:value-type="float">
            <text:p>1830.573</text:p>
          </table:table-cell>
          <table:table-cell office:value-type="float" office:value="2070.7" calcext:value-type="float">
            <text:p>2070.7</text:p>
          </table:table-cell>
          <table:table-cell office:value-type="float" office:value="1660.167" calcext:value-type="float">
            <text:p>1660.167</text:p>
          </table:table-cell>
          <table:table-cell office:value-type="float" office:value="585.1971" calcext:value-type="float">
            <text:p>585.1971</text:p>
          </table:table-cell>
          <table:table-cell office:value-type="float" office:value="579.8201" calcext:value-type="float">
            <text:p>579.8201</text:p>
          </table:table-cell>
          <table:table-cell office:value-type="float" office:value="142.7257" calcext:value-type="float">
            <text:p>142.7257</text:p>
          </table:table-cell>
          <table:table-cell office:value-type="float" office:value="35.67172" calcext:value-type="float">
            <text:p>35.67172</text:p>
          </table:table-cell>
          <table:table-cell office:value-type="float" office:value="0" calcext:value-type="float">
            <text:p>0</text:p>
          </table:table-cell>
          <table:table-cell office:value-type="float" office:value="-0.01727663" calcext:value-type="float">
            <text:p>-0.01727663</text:p>
          </table:table-cell>
          <table:table-cell office:value-type="float" office:value="0" calcext:value-type="float">
            <text:p>0</text:p>
          </table:table-cell>
          <table:table-cell office:value-type="float" office:value="0.5819346" calcext:value-type="float">
            <text:p>0.5819346</text:p>
          </table:table-cell>
          <table:table-cell office:value-type="float" office:value="30.82373" calcext:value-type="float">
            <text:p>30.82373</text:p>
          </table:table-cell>
          <table:table-cell office:value-type="float" office:value="-9.899962" calcext:value-type="float">
            <text:p>-9.899962</text:p>
          </table:table-cell>
          <table:table-cell office:value-type="float" office:value="20.92377" calcext:value-type="float">
            <text:p>20.92377</text:p>
          </table:table-cell>
          <table:table-cell office:value-type="float" office:value="-233.4908" calcext:value-type="float">
            <text:p>-233.4908</text:p>
          </table:table-cell>
          <table:table-cell office:value-type="float" office:value="0" calcext:value-type="float">
            <text:p>0</text:p>
          </table:table-cell>
          <table:table-cell office:value-type="float" office:value="8.080759" calcext:value-type="float">
            <text:p>8.080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7" calcext:value-type="float">
            <text:p>13062007</text:p>
          </table:table-cell>
          <table:table-cell office:value-type="float" office:value="328.4734" calcext:value-type="float">
            <text:p>328.4734</text:p>
          </table:table-cell>
          <table:table-cell office:value-type="float" office:value="13430.11" calcext:value-type="float">
            <text:p>13430.11</text:p>
          </table:table-cell>
          <table:table-cell office:value-type="float" office:value="0" calcext:value-type="float">
            <text:p>0</text:p>
          </table:table-cell>
          <table:table-cell office:value-type="float" office:value="0.06869256" calcext:value-type="float">
            <text:p>0.06869256</text:p>
          </table:table-cell>
          <table:table-cell office:value-type="float" office:value="-238.0788" calcext:value-type="float">
            <text:p>-238.0788</text:p>
          </table:table-cell>
          <table:table-cell office:value-type="float" office:value="688.9777" calcext:value-type="float">
            <text:p>688.9777</text:p>
          </table:table-cell>
          <table:table-cell office:value-type="float" office:value="-3.092036" calcext:value-type="float">
            <text:p>-3.092036</text:p>
          </table:table-cell>
          <table:table-cell office:value-type="float" office:value="129.1693" calcext:value-type="float">
            <text:p>129.1693</text:p>
          </table:table-cell>
          <table:table-cell office:value-type="float" office:value="4.780434" calcext:value-type="float">
            <text:p>4.780434</text:p>
          </table:table-cell>
          <table:table-cell office:value-type="float" office:value="0.04136777" calcext:value-type="float">
            <text:p>0.04136777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396061" calcext:value-type="float">
            <text:p>0.05396061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614201" calcext:value-type="float">
            <text:p>0.4614201</text:p>
          </table:table-cell>
          <table:table-cell office:value-type="float" office:value="370" calcext:value-type="float">
            <text:p>370</text:p>
          </table:table-cell>
          <table:table-cell office:value-type="float" office:value="-212.4547" calcext:value-type="float">
            <text:p>-212.4547</text:p>
          </table:table-cell>
          <table:table-cell office:value-type="float" office:value="0" calcext:value-type="float">
            <text:p>0</text:p>
          </table:table-cell>
          <table:table-cell office:value-type="float" office:value="366.0363" calcext:value-type="float">
            <text:p>366.0363</text:p>
          </table:table-cell>
          <table:table-cell office:value-type="float" office:value="1346.251" calcext:value-type="float">
            <text:p>1346.251</text:p>
          </table:table-cell>
          <table:table-cell office:value-type="float" office:value="1628.856" calcext:value-type="float">
            <text:p>1628.856</text:p>
          </table:table-cell>
          <table:table-cell office:value-type="float" office:value="1244.346" calcext:value-type="float">
            <text:p>1244.346</text:p>
          </table:table-cell>
          <table:table-cell office:value-type="float" office:value="739.7512" calcext:value-type="float">
            <text:p>739.7512</text:p>
          </table:table-cell>
          <table:table-cell office:value-type="float" office:value="1110.769" calcext:value-type="float">
            <text:p>1110.769</text:p>
          </table:table-cell>
          <table:table-cell office:value-type="float" office:value="413.1861" calcext:value-type="float">
            <text:p>413.1861</text:p>
          </table:table-cell>
          <table:table-cell office:value-type="float" office:value="1830.455" calcext:value-type="float">
            <text:p>1830.455</text:p>
          </table:table-cell>
          <table:table-cell office:value-type="float" office:value="2070.629" calcext:value-type="float">
            <text:p>2070.629</text:p>
          </table:table-cell>
          <table:table-cell office:value-type="float" office:value="1660.137" calcext:value-type="float">
            <text:p>1660.137</text:p>
          </table:table-cell>
          <table:table-cell office:value-type="float" office:value="585.183" calcext:value-type="float">
            <text:p>585.183</text:p>
          </table:table-cell>
          <table:table-cell office:value-type="float" office:value="579.803" calcext:value-type="float">
            <text:p>579.803</text:p>
          </table:table-cell>
          <table:table-cell office:value-type="float" office:value="142.7257" calcext:value-type="float">
            <text:p>142.7257</text:p>
          </table:table-cell>
          <table:table-cell office:value-type="float" office:value="35.67171" calcext:value-type="float">
            <text:p>35.67171</text:p>
          </table:table-cell>
          <table:table-cell office:value-type="float" office:value="0" calcext:value-type="float">
            <text:p>0</text:p>
          </table:table-cell>
          <table:table-cell office:value-type="float" office:value="-0.01789625" calcext:value-type="float">
            <text:p>-0.01789625</text:p>
          </table:table-cell>
          <table:table-cell office:value-type="float" office:value="0" calcext:value-type="float">
            <text:p>0</text:p>
          </table:table-cell>
          <table:table-cell office:value-type="float" office:value="0.6467536" calcext:value-type="float">
            <text:p>0.6467536</text:p>
          </table:table-cell>
          <table:table-cell office:value-type="float" office:value="35.51828" calcext:value-type="float">
            <text:p>35.51828</text:p>
          </table:table-cell>
          <table:table-cell office:value-type="float" office:value="-11.5179" calcext:value-type="float">
            <text:p>-11.5179</text:p>
          </table:table-cell>
          <table:table-cell office:value-type="float" office:value="24.00037" calcext:value-type="float">
            <text:p>24.00037</text:p>
          </table:table-cell>
          <table:table-cell office:value-type="float" office:value="-237.1424" calcext:value-type="float">
            <text:p>-237.1424</text:p>
          </table:table-cell>
          <table:table-cell office:value-type="float" office:value="0" calcext:value-type="float">
            <text:p>0</text:p>
          </table:table-cell>
          <table:table-cell office:value-type="float" office:value="8.271502" calcext:value-type="float">
            <text:p>8.27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7" calcext:value-type="float">
            <text:p>14062007</text:p>
          </table:table-cell>
          <table:table-cell office:value-type="float" office:value="325.928" calcext:value-type="float">
            <text:p>325.928</text:p>
          </table:table-cell>
          <table:table-cell office:value-type="float" office:value="13429.92" calcext:value-type="float">
            <text:p>13429.92</text:p>
          </table:table-cell>
          <table:table-cell office:value-type="float" office:value="0" calcext:value-type="float">
            <text:p>0</text:p>
          </table:table-cell>
          <table:table-cell office:value-type="float" office:value="0.07446831" calcext:value-type="float">
            <text:p>0.07446831</text:p>
          </table:table-cell>
          <table:table-cell office:value-type="float" office:value="-240.8928" calcext:value-type="float">
            <text:p>-240.8928</text:p>
          </table:table-cell>
          <table:table-cell office:value-type="float" office:value="698.1188" calcext:value-type="float">
            <text:p>698.1188</text:p>
          </table:table-cell>
          <table:table-cell office:value-type="float" office:value="-3.471676" calcext:value-type="float">
            <text:p>-3.471676</text:p>
          </table:table-cell>
          <table:table-cell office:value-type="float" office:value="128.775" calcext:value-type="float">
            <text:p>128.775</text:p>
          </table:table-cell>
          <table:table-cell office:value-type="float" office:value="4.638807" calcext:value-type="float">
            <text:p>4.638807</text:p>
          </table:table-cell>
          <table:table-cell office:value-type="float" office:value="0.04125854" calcext:value-type="float">
            <text:p>0.04125854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408735" calcext:value-type="float">
            <text:p>0.05408735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636976" calcext:value-type="float">
            <text:p>0.4636976</text:p>
          </table:table-cell>
          <table:table-cell office:value-type="float" office:value="370" calcext:value-type="float">
            <text:p>370</text:p>
          </table:table-cell>
          <table:table-cell office:value-type="float" office:value="-210.8934" calcext:value-type="float">
            <text:p>-210.8934</text:p>
          </table:table-cell>
          <table:table-cell office:value-type="float" office:value="0" calcext:value-type="float">
            <text:p>0</text:p>
          </table:table-cell>
          <table:table-cell office:value-type="float" office:value="366.1351" calcext:value-type="float">
            <text:p>366.1351</text:p>
          </table:table-cell>
          <table:table-cell office:value-type="float" office:value="1345.452" calcext:value-type="float">
            <text:p>1345.452</text:p>
          </table:table-cell>
          <table:table-cell office:value-type="float" office:value="1627.903" calcext:value-type="float">
            <text:p>1627.903</text:p>
          </table:table-cell>
          <table:table-cell office:value-type="float" office:value="1244.105" calcext:value-type="float">
            <text:p>1244.105</text:p>
          </table:table-cell>
          <table:table-cell office:value-type="float" office:value="739.5596" calcext:value-type="float">
            <text:p>739.5596</text:p>
          </table:table-cell>
          <table:table-cell office:value-type="float" office:value="1110.598" calcext:value-type="float">
            <text:p>1110.598</text:p>
          </table:table-cell>
          <table:table-cell office:value-type="float" office:value="413.106" calcext:value-type="float">
            <text:p>413.106</text:p>
          </table:table-cell>
          <table:table-cell office:value-type="float" office:value="1830.337" calcext:value-type="float">
            <text:p>1830.337</text:p>
          </table:table-cell>
          <table:table-cell office:value-type="float" office:value="2070.556" calcext:value-type="float">
            <text:p>2070.556</text:p>
          </table:table-cell>
          <table:table-cell office:value-type="float" office:value="1660.107" calcext:value-type="float">
            <text:p>1660.107</text:p>
          </table:table-cell>
          <table:table-cell office:value-type="float" office:value="585.1688" calcext:value-type="float">
            <text:p>585.1688</text:p>
          </table:table-cell>
          <table:table-cell office:value-type="float" office:value="579.7858" calcext:value-type="float">
            <text:p>579.7858</text:p>
          </table:table-cell>
          <table:table-cell office:value-type="float" office:value="142.7257" calcext:value-type="float">
            <text:p>142.7257</text:p>
          </table:table-cell>
          <table:table-cell office:value-type="float" office:value="35.67171" calcext:value-type="float">
            <text:p>35.67171</text:p>
          </table:table-cell>
          <table:table-cell office:value-type="float" office:value="0" calcext:value-type="float">
            <text:p>0</text:p>
          </table:table-cell>
          <table:table-cell office:value-type="float" office:value="-0.01835772" calcext:value-type="float">
            <text:p>-0.01835772</text:p>
          </table:table-cell>
          <table:table-cell office:value-type="float" office:value="0" calcext:value-type="float">
            <text:p>0</text:p>
          </table:table-cell>
          <table:table-cell office:value-type="float" office:value="0.7081006" calcext:value-type="float">
            <text:p>0.7081006</text:p>
          </table:table-cell>
          <table:table-cell office:value-type="float" office:value="40.75078" calcext:value-type="float">
            <text:p>40.75078</text:p>
          </table:table-cell>
          <table:table-cell office:value-type="float" office:value="-12.75186" calcext:value-type="float">
            <text:p>-12.75186</text:p>
          </table:table-cell>
          <table:table-cell office:value-type="float" office:value="27.99892" calcext:value-type="float">
            <text:p>27.99892</text:p>
          </table:table-cell>
          <table:table-cell office:value-type="float" office:value="-239.7886" calcext:value-type="float">
            <text:p>-239.7886</text:p>
          </table:table-cell>
          <table:table-cell office:value-type="float" office:value="0" calcext:value-type="float">
            <text:p>0</text:p>
          </table:table-cell>
          <table:table-cell office:value-type="float" office:value="8.480552" calcext:value-type="float">
            <text:p>8.480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7" calcext:value-type="float">
            <text:p>15062007</text:p>
          </table:table-cell>
          <table:table-cell office:value-type="float" office:value="323.5937" calcext:value-type="float">
            <text:p>323.5937</text:p>
          </table:table-cell>
          <table:table-cell office:value-type="float" office:value="13429.74" calcext:value-type="float">
            <text:p>13429.74</text:p>
          </table:table-cell>
          <table:table-cell office:value-type="float" office:value="0" calcext:value-type="float">
            <text:p>0</text:p>
          </table:table-cell>
          <table:table-cell office:value-type="float" office:value="0.08230282" calcext:value-type="float">
            <text:p>0.08230282</text:p>
          </table:table-cell>
          <table:table-cell office:value-type="float" office:value="-243.8551" calcext:value-type="float">
            <text:p>-243.8551</text:p>
          </table:table-cell>
          <table:table-cell office:value-type="float" office:value="707.842" calcext:value-type="float">
            <text:p>707.842</text:p>
          </table:table-cell>
          <table:table-cell office:value-type="float" office:value="-3.975659" calcext:value-type="float">
            <text:p>-3.975659</text:p>
          </table:table-cell>
          <table:table-cell office:value-type="float" office:value="128.3406" calcext:value-type="float">
            <text:p>128.3406</text:p>
          </table:table-cell>
          <table:table-cell office:value-type="float" office:value="4.530202" calcext:value-type="float">
            <text:p>4.530202</text:p>
          </table:table-cell>
          <table:table-cell office:value-type="float" office:value="0.04130757" calcext:value-type="float">
            <text:p>0.04130757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408907" calcext:value-type="float">
            <text:p>0.05408907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639467" calcext:value-type="float">
            <text:p>0.4639467</text:p>
          </table:table-cell>
          <table:table-cell office:value-type="float" office:value="370" calcext:value-type="float">
            <text:p>370</text:p>
          </table:table-cell>
          <table:table-cell office:value-type="float" office:value="-208.7315" calcext:value-type="float">
            <text:p>-208.7315</text:p>
          </table:table-cell>
          <table:table-cell office:value-type="float" office:value="0" calcext:value-type="float">
            <text:p>0</text:p>
          </table:table-cell>
          <table:table-cell office:value-type="float" office:value="366.2519" calcext:value-type="float">
            <text:p>366.2519</text:p>
          </table:table-cell>
          <table:table-cell office:value-type="float" office:value="1344.638" calcext:value-type="float">
            <text:p>1344.638</text:p>
          </table:table-cell>
          <table:table-cell office:value-type="float" office:value="1627.022" calcext:value-type="float">
            <text:p>1627.022</text:p>
          </table:table-cell>
          <table:table-cell office:value-type="float" office:value="1243.887" calcext:value-type="float">
            <text:p>1243.887</text:p>
          </table:table-cell>
          <table:table-cell office:value-type="float" office:value="739.4009" calcext:value-type="float">
            <text:p>739.4009</text:p>
          </table:table-cell>
          <table:table-cell office:value-type="float" office:value="1110.459" calcext:value-type="float">
            <text:p>1110.459</text:p>
          </table:table-cell>
          <table:table-cell office:value-type="float" office:value="413.038" calcext:value-type="float">
            <text:p>413.038</text:p>
          </table:table-cell>
          <table:table-cell office:value-type="float" office:value="1830.23" calcext:value-type="float">
            <text:p>1830.23</text:p>
          </table:table-cell>
          <table:table-cell office:value-type="float" office:value="2070.484" calcext:value-type="float">
            <text:p>2070.484</text:p>
          </table:table-cell>
          <table:table-cell office:value-type="float" office:value="1660.076" calcext:value-type="float">
            <text:p>1660.076</text:p>
          </table:table-cell>
          <table:table-cell office:value-type="float" office:value="585.1545" calcext:value-type="float">
            <text:p>585.1545</text:p>
          </table:table-cell>
          <table:table-cell office:value-type="float" office:value="579.7684" calcext:value-type="float">
            <text:p>579.7684</text:p>
          </table:table-cell>
          <table:table-cell office:value-type="float" office:value="142.7257" calcext:value-type="float">
            <text:p>142.7257</text:p>
          </table:table-cell>
          <table:table-cell office:value-type="float" office:value="35.67171" calcext:value-type="float">
            <text:p>35.67171</text:p>
          </table:table-cell>
          <table:table-cell office:value-type="float" office:value="0" calcext:value-type="float">
            <text:p>0</text:p>
          </table:table-cell>
          <table:table-cell office:value-type="float" office:value="-0.01862774" calcext:value-type="float">
            <text:p>-0.01862774</text:p>
          </table:table-cell>
          <table:table-cell office:value-type="float" office:value="0" calcext:value-type="float">
            <text:p>0</text:p>
          </table:table-cell>
          <table:table-cell office:value-type="float" office:value="0.7818154" calcext:value-type="float">
            <text:p>0.7818154</text:p>
          </table:table-cell>
          <table:table-cell office:value-type="float" office:value="47.13818" calcext:value-type="float">
            <text:p>47.13818</text:p>
          </table:table-cell>
          <table:table-cell office:value-type="float" office:value="-14.52134" calcext:value-type="float">
            <text:p>-14.52134</text:p>
          </table:table-cell>
          <table:table-cell office:value-type="float" office:value="32.61684" calcext:value-type="float">
            <text:p>32.61684</text:p>
          </table:table-cell>
          <table:table-cell office:value-type="float" office:value="-242.226" calcext:value-type="float">
            <text:p>-242.226</text:p>
          </table:table-cell>
          <table:table-cell office:value-type="float" office:value="0" calcext:value-type="float">
            <text:p>0</text:p>
          </table:table-cell>
          <table:table-cell office:value-type="float" office:value="8.458379" calcext:value-type="float">
            <text:p>8.458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7" calcext:value-type="float">
            <text:p>16062007</text:p>
          </table:table-cell>
          <table:table-cell office:value-type="float" office:value="320.9" calcext:value-type="float">
            <text:p>320.9</text:p>
          </table:table-cell>
          <table:table-cell office:value-type="float" office:value="13429.49" calcext:value-type="float">
            <text:p>13429.49</text:p>
          </table:table-cell>
          <table:table-cell office:value-type="float" office:value="0" calcext:value-type="float">
            <text:p>0</text:p>
          </table:table-cell>
          <table:table-cell office:value-type="float" office:value="0.09502082" calcext:value-type="float">
            <text:p>0.09502082</text:p>
          </table:table-cell>
          <table:table-cell office:value-type="float" office:value="-247.2249" calcext:value-type="float">
            <text:p>-247.2249</text:p>
          </table:table-cell>
          <table:table-cell office:value-type="float" office:value="719.1485" calcext:value-type="float">
            <text:p>719.1485</text:p>
          </table:table-cell>
          <table:table-cell office:value-type="float" office:value="-4.580284" calcext:value-type="float">
            <text:p>-4.580284</text:p>
          </table:table-cell>
          <table:table-cell office:value-type="float" office:value="127.7259" calcext:value-type="float">
            <text:p>127.7259</text:p>
          </table:table-cell>
          <table:table-cell office:value-type="float" office:value="4.429272" calcext:value-type="float">
            <text:p>4.429272</text:p>
          </table:table-cell>
          <table:table-cell office:value-type="float" office:value="0.0412758" calcext:value-type="float">
            <text:p>0.0412758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409124" calcext:value-type="float">
            <text:p>0.05409124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642752" calcext:value-type="float">
            <text:p>0.4642752</text:p>
          </table:table-cell>
          <table:table-cell office:value-type="float" office:value="370" calcext:value-type="float">
            <text:p>370</text:p>
          </table:table-cell>
          <table:table-cell office:value-type="float" office:value="-206.7749" calcext:value-type="float">
            <text:p>-206.7749</text:p>
          </table:table-cell>
          <table:table-cell office:value-type="float" office:value="0" calcext:value-type="float">
            <text:p>0</text:p>
          </table:table-cell>
          <table:table-cell office:value-type="float" office:value="366.4434" calcext:value-type="float">
            <text:p>366.4434</text:p>
          </table:table-cell>
          <table:table-cell office:value-type="float" office:value="1343.603" calcext:value-type="float">
            <text:p>1343.603</text:p>
          </table:table-cell>
          <table:table-cell office:value-type="float" office:value="1625.909" calcext:value-type="float">
            <text:p>1625.909</text:p>
          </table:table-cell>
          <table:table-cell office:value-type="float" office:value="1243.621" calcext:value-type="float">
            <text:p>1243.621</text:p>
          </table:table-cell>
          <table:table-cell office:value-type="float" office:value="739.2225" calcext:value-type="float">
            <text:p>739.2225</text:p>
          </table:table-cell>
          <table:table-cell office:value-type="float" office:value="1110.309" calcext:value-type="float">
            <text:p>1110.309</text:p>
          </table:table-cell>
          <table:table-cell office:value-type="float" office:value="412.9696" calcext:value-type="float">
            <text:p>412.9696</text:p>
          </table:table-cell>
          <table:table-cell office:value-type="float" office:value="1830.131" calcext:value-type="float">
            <text:p>1830.131</text:p>
          </table:table-cell>
          <table:table-cell office:value-type="float" office:value="2070.411" calcext:value-type="float">
            <text:p>2070.411</text:p>
          </table:table-cell>
          <table:table-cell office:value-type="float" office:value="1660.045" calcext:value-type="float">
            <text:p>1660.045</text:p>
          </table:table-cell>
          <table:table-cell office:value-type="float" office:value="585.14" calcext:value-type="float">
            <text:p>585.14</text:p>
          </table:table-cell>
          <table:table-cell office:value-type="float" office:value="579.7508" calcext:value-type="float">
            <text:p>579.7508</text:p>
          </table:table-cell>
          <table:table-cell office:value-type="float" office:value="142.7257" calcext:value-type="float">
            <text:p>142.7257</text:p>
          </table:table-cell>
          <table:table-cell office:value-type="float" office:value="35.67171" calcext:value-type="float">
            <text:p>35.67171</text:p>
          </table:table-cell>
          <table:table-cell office:value-type="float" office:value="0" calcext:value-type="float">
            <text:p>0</text:p>
          </table:table-cell>
          <table:table-cell office:value-type="float" office:value="-0.01908574" calcext:value-type="float">
            <text:p>-0.01908574</text:p>
          </table:table-cell>
          <table:table-cell office:value-type="float" office:value="0" calcext:value-type="float">
            <text:p>0</text:p>
          </table:table-cell>
          <table:table-cell office:value-type="float" office:value="0.859553" calcext:value-type="float">
            <text:p>0.859553</text:p>
          </table:table-cell>
          <table:table-cell office:value-type="float" office:value="54.09832" calcext:value-type="float">
            <text:p>54.09832</text:p>
          </table:table-cell>
          <table:table-cell office:value-type="float" office:value="-16.76368" calcext:value-type="float">
            <text:p>-16.76368</text:p>
          </table:table-cell>
          <table:table-cell office:value-type="float" office:value="37.33464" calcext:value-type="float">
            <text:p>37.33464</text:p>
          </table:table-cell>
          <table:table-cell office:value-type="float" office:value="-245.1084" calcext:value-type="float">
            <text:p>-245.1084</text:p>
          </table:table-cell>
          <table:table-cell office:value-type="float" office:value="0" calcext:value-type="float">
            <text:p>0</text:p>
          </table:table-cell>
          <table:table-cell office:value-type="float" office:value="8.573906" calcext:value-type="float">
            <text:p>8.573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7" calcext:value-type="float">
            <text:p>17062007</text:p>
          </table:table-cell>
          <table:table-cell office:value-type="float" office:value="318.1254" calcext:value-type="float">
            <text:p>318.1254</text:p>
          </table:table-cell>
          <table:table-cell office:value-type="float" office:value="13429.2" calcext:value-type="float">
            <text:p>13429.2</text:p>
          </table:table-cell>
          <table:table-cell office:value-type="float" office:value="0" calcext:value-type="float">
            <text:p>0</text:p>
          </table:table-cell>
          <table:table-cell office:value-type="float" office:value="0.1066715" calcext:value-type="float">
            <text:p>0.1066715</text:p>
          </table:table-cell>
          <table:table-cell office:value-type="float" office:value="-250.8395" calcext:value-type="float">
            <text:p>-250.8395</text:p>
          </table:table-cell>
          <table:table-cell office:value-type="float" office:value="731.2479" calcext:value-type="float">
            <text:p>731.2479</text:p>
          </table:table-cell>
          <table:table-cell office:value-type="float" office:value="-5.300071" calcext:value-type="float">
            <text:p>-5.300071</text:p>
          </table:table-cell>
          <table:table-cell office:value-type="float" office:value="127.1659" calcext:value-type="float">
            <text:p>127.1659</text:p>
          </table:table-cell>
          <table:table-cell office:value-type="float" office:value="4.314026" calcext:value-type="float">
            <text:p>4.314026</text:p>
          </table:table-cell>
          <table:table-cell office:value-type="float" office:value="0.04125668" calcext:value-type="float">
            <text:p>0.04125668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409376" calcext:value-type="float">
            <text:p>0.05409376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64675" calcext:value-type="float">
            <text:p>0.464675</text:p>
          </table:table-cell>
          <table:table-cell office:value-type="float" office:value="370" calcext:value-type="float">
            <text:p>370</text:p>
          </table:table-cell>
          <table:table-cell office:value-type="float" office:value="-204.9061" calcext:value-type="float">
            <text:p>-204.9061</text:p>
          </table:table-cell>
          <table:table-cell office:value-type="float" office:value="0" calcext:value-type="float">
            <text:p>0</text:p>
          </table:table-cell>
          <table:table-cell office:value-type="float" office:value="366.6497" calcext:value-type="float">
            <text:p>366.6497</text:p>
          </table:table-cell>
          <table:table-cell office:value-type="float" office:value="1342.547" calcext:value-type="float">
            <text:p>1342.547</text:p>
          </table:table-cell>
          <table:table-cell office:value-type="float" office:value="1624.764" calcext:value-type="float">
            <text:p>1624.764</text:p>
          </table:table-cell>
          <table:table-cell office:value-type="float" office:value="1243.339" calcext:value-type="float">
            <text:p>1243.339</text:p>
          </table:table-cell>
          <table:table-cell office:value-type="float" office:value="739.0337" calcext:value-type="float">
            <text:p>739.0337</text:p>
          </table:table-cell>
          <table:table-cell office:value-type="float" office:value="1110.149" calcext:value-type="float">
            <text:p>1110.149</text:p>
          </table:table-cell>
          <table:table-cell office:value-type="float" office:value="412.8979" calcext:value-type="float">
            <text:p>412.8979</text:p>
          </table:table-cell>
          <table:table-cell office:value-type="float" office:value="1830.03" calcext:value-type="float">
            <text:p>1830.03</text:p>
          </table:table-cell>
          <table:table-cell office:value-type="float" office:value="2070.339" calcext:value-type="float">
            <text:p>2070.339</text:p>
          </table:table-cell>
          <table:table-cell office:value-type="float" office:value="1660.011" calcext:value-type="float">
            <text:p>1660.011</text:p>
          </table:table-cell>
          <table:table-cell office:value-type="float" office:value="585.1253" calcext:value-type="float">
            <text:p>585.1253</text:p>
          </table:table-cell>
          <table:table-cell office:value-type="float" office:value="579.733" calcext:value-type="float">
            <text:p>579.733</text:p>
          </table:table-cell>
          <table:table-cell office:value-type="float" office:value="142.7257" calcext:value-type="float">
            <text:p>142.7257</text:p>
          </table:table-cell>
          <table:table-cell office:value-type="float" office:value="35.6717" calcext:value-type="float">
            <text:p>35.6717</text:p>
          </table:table-cell>
          <table:table-cell office:value-type="float" office:value="0" calcext:value-type="float">
            <text:p>0</text:p>
          </table:table-cell>
          <table:table-cell office:value-type="float" office:value="-0.01953611" calcext:value-type="float">
            <text:p>-0.01953611</text:p>
          </table:table-cell>
          <table:table-cell office:value-type="float" office:value="0" calcext:value-type="float">
            <text:p>0</text:p>
          </table:table-cell>
          <table:table-cell office:value-type="float" office:value="0.9623154" calcext:value-type="float">
            <text:p>0.9623154</text:p>
          </table:table-cell>
          <table:table-cell office:value-type="float" office:value="61.62629" calcext:value-type="float">
            <text:p>61.62629</text:p>
          </table:table-cell>
          <table:table-cell office:value-type="float" office:value="-19.53025" calcext:value-type="float">
            <text:p>-19.53025</text:p>
          </table:table-cell>
          <table:table-cell office:value-type="float" office:value="42.09604" calcext:value-type="float">
            <text:p>42.09604</text:p>
          </table:table-cell>
          <table:table-cell office:value-type="float" office:value="-248.0899" calcext:value-type="float">
            <text:p>-248.0899</text:p>
          </table:table-cell>
          <table:table-cell office:value-type="float" office:value="0" calcext:value-type="float">
            <text:p>0</text:p>
          </table:table-cell>
          <table:table-cell office:value-type="float" office:value="8.658154" calcext:value-type="float">
            <text:p>8.658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7" calcext:value-type="float">
            <text:p>18062007</text:p>
          </table:table-cell>
          <table:table-cell office:value-type="float" office:value="315.0508" calcext:value-type="float">
            <text:p>315.0508</text:p>
          </table:table-cell>
          <table:table-cell office:value-type="float" office:value="13428.82" calcext:value-type="float">
            <text:p>13428.82</text:p>
          </table:table-cell>
          <table:table-cell office:value-type="float" office:value="0" calcext:value-type="float">
            <text:p>0</text:p>
          </table:table-cell>
          <table:table-cell office:value-type="float" office:value="0.1270192" calcext:value-type="float">
            <text:p>0.1270192</text:p>
          </table:table-cell>
          <table:table-cell office:value-type="float" office:value="-254.8716" calcext:value-type="float">
            <text:p>-254.8716</text:p>
          </table:table-cell>
          <table:table-cell office:value-type="float" office:value="746.3577" calcext:value-type="float">
            <text:p>746.3577</text:p>
          </table:table-cell>
          <table:table-cell office:value-type="float" office:value="-6.079656" calcext:value-type="float">
            <text:p>-6.079656</text:p>
          </table:table-cell>
          <table:table-cell office:value-type="float" office:value="126.1939" calcext:value-type="float">
            <text:p>126.1939</text:p>
          </table:table-cell>
          <table:table-cell office:value-type="float" office:value="4.205846" calcext:value-type="float">
            <text:p>4.205846</text:p>
          </table:table-cell>
          <table:table-cell office:value-type="float" office:value="0.04118001" calcext:value-type="float">
            <text:p>0.04118001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409687" calcext:value-type="float">
            <text:p>0.05409687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651402" calcext:value-type="float">
            <text:p>0.4651402</text:p>
          </table:table-cell>
          <table:table-cell office:value-type="float" office:value="370" calcext:value-type="float">
            <text:p>370</text:p>
          </table:table-cell>
          <table:table-cell office:value-type="float" office:value="-203.5916" calcext:value-type="float">
            <text:p>-203.5916</text:p>
          </table:table-cell>
          <table:table-cell office:value-type="float" office:value="0" calcext:value-type="float">
            <text:p>0</text:p>
          </table:table-cell>
          <table:table-cell office:value-type="float" office:value="366.8659" calcext:value-type="float">
            <text:p>366.8659</text:p>
          </table:table-cell>
          <table:table-cell office:value-type="float" office:value="1341.362" calcext:value-type="float">
            <text:p>1341.362</text:p>
          </table:table-cell>
          <table:table-cell office:value-type="float" office:value="1623.428" calcext:value-type="float">
            <text:p>1623.428</text:p>
          </table:table-cell>
          <table:table-cell office:value-type="float" office:value="1243.016" calcext:value-type="float">
            <text:p>1243.016</text:p>
          </table:table-cell>
          <table:table-cell office:value-type="float" office:value="738.8231" calcext:value-type="float">
            <text:p>738.8231</text:p>
          </table:table-cell>
          <table:table-cell office:value-type="float" office:value="1109.974" calcext:value-type="float">
            <text:p>1109.974</text:p>
          </table:table-cell>
          <table:table-cell office:value-type="float" office:value="412.8224" calcext:value-type="float">
            <text:p>412.8224</text:p>
          </table:table-cell>
          <table:table-cell office:value-type="float" office:value="1829.917" calcext:value-type="float">
            <text:p>1829.917</text:p>
          </table:table-cell>
          <table:table-cell office:value-type="float" office:value="2070.267" calcext:value-type="float">
            <text:p>2070.267</text:p>
          </table:table-cell>
          <table:table-cell office:value-type="float" office:value="1659.968" calcext:value-type="float">
            <text:p>1659.968</text:p>
          </table:table-cell>
          <table:table-cell office:value-type="float" office:value="585.1106" calcext:value-type="float">
            <text:p>585.1106</text:p>
          </table:table-cell>
          <table:table-cell office:value-type="float" office:value="579.715" calcext:value-type="float">
            <text:p>579.715</text:p>
          </table:table-cell>
          <table:table-cell office:value-type="float" office:value="142.7257" calcext:value-type="float">
            <text:p>142.7257</text:p>
          </table:table-cell>
          <table:table-cell office:value-type="float" office:value="35.6717" calcext:value-type="float">
            <text:p>35.6717</text:p>
          </table:table-cell>
          <table:table-cell office:value-type="float" office:value="0" calcext:value-type="float">
            <text:p>0</text:p>
          </table:table-cell>
          <table:table-cell office:value-type="float" office:value="-0.02012766" calcext:value-type="float">
            <text:p>-0.02012766</text:p>
          </table:table-cell>
          <table:table-cell office:value-type="float" office:value="0" calcext:value-type="float">
            <text:p>0</text:p>
          </table:table-cell>
          <table:table-cell office:value-type="float" office:value="1.062106" calcext:value-type="float">
            <text:p>1.062106</text:p>
          </table:table-cell>
          <table:table-cell office:value-type="float" office:value="69.19511" calcext:value-type="float">
            <text:p>69.19511</text:p>
          </table:table-cell>
          <table:table-cell office:value-type="float" office:value="-22.53772" calcext:value-type="float">
            <text:p>-22.53772</text:p>
          </table:table-cell>
          <table:table-cell office:value-type="float" office:value="46.65739" calcext:value-type="float">
            <text:p>46.65739</text:p>
          </table:table-cell>
          <table:table-cell office:value-type="float" office:value="-251.456" calcext:value-type="float">
            <text:p>-251.456</text:p>
          </table:table-cell>
          <table:table-cell office:value-type="float" office:value="0" calcext:value-type="float">
            <text:p>0</text:p>
          </table:table-cell>
          <table:table-cell office:value-type="float" office:value="8.770325" calcext:value-type="float">
            <text:p>8.770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7" calcext:value-type="float">
            <text:p>19062007</text:p>
          </table:table-cell>
          <table:table-cell office:value-type="float" office:value="313.1004" calcext:value-type="float">
            <text:p>313.1004</text:p>
          </table:table-cell>
          <table:table-cell office:value-type="float" office:value="13428.55" calcext:value-type="float">
            <text:p>13428.55</text:p>
          </table:table-cell>
          <table:table-cell office:value-type="float" office:value="0" calcext:value-type="float">
            <text:p>0</text:p>
          </table:table-cell>
          <table:table-cell office:value-type="float" office:value="0.1381932" calcext:value-type="float">
            <text:p>0.1381932</text:p>
          </table:table-cell>
          <table:table-cell office:value-type="float" office:value="-257.6996" calcext:value-type="float">
            <text:p>-257.6996</text:p>
          </table:table-cell>
          <table:table-cell office:value-type="float" office:value="756.1168" calcext:value-type="float">
            <text:p>756.1168</text:p>
          </table:table-cell>
          <table:table-cell office:value-type="float" office:value="-6.775382" calcext:value-type="float">
            <text:p>-6.775382</text:p>
          </table:table-cell>
          <table:table-cell office:value-type="float" office:value="125.8496" calcext:value-type="float">
            <text:p>125.8496</text:p>
          </table:table-cell>
          <table:table-cell office:value-type="float" office:value="4.145942" calcext:value-type="float">
            <text:p>4.145942</text:p>
          </table:table-cell>
          <table:table-cell office:value-type="float" office:value="0.04135626" calcext:value-type="float">
            <text:p>0.04135626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410009" calcext:value-type="float">
            <text:p>0.05410009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656664" calcext:value-type="float">
            <text:p>0.4656664</text:p>
          </table:table-cell>
          <table:table-cell office:value-type="float" office:value="370" calcext:value-type="float">
            <text:p>370</text:p>
          </table:table-cell>
          <table:table-cell office:value-type="float" office:value="-199.8868" calcext:value-type="float">
            <text:p>-199.8868</text:p>
          </table:table-cell>
          <table:table-cell office:value-type="float" office:value="0" calcext:value-type="float">
            <text:p>0</text:p>
          </table:table-cell>
          <table:table-cell office:value-type="float" office:value="366.9421" calcext:value-type="float">
            <text:p>366.9421</text:p>
          </table:table-cell>
          <table:table-cell office:value-type="float" office:value="1340.765" calcext:value-type="float">
            <text:p>1340.765</text:p>
          </table:table-cell>
          <table:table-cell office:value-type="float" office:value="1622.665" calcext:value-type="float">
            <text:p>1622.665</text:p>
          </table:table-cell>
          <table:table-cell office:value-type="float" office:value="1242.8" calcext:value-type="float">
            <text:p>1242.8</text:p>
          </table:table-cell>
          <table:table-cell office:value-type="float" office:value="738.6559" calcext:value-type="float">
            <text:p>738.6559</text:p>
          </table:table-cell>
          <table:table-cell office:value-type="float" office:value="1109.819" calcext:value-type="float">
            <text:p>1109.819</text:p>
          </table:table-cell>
          <table:table-cell office:value-type="float" office:value="412.7497" calcext:value-type="float">
            <text:p>412.7497</text:p>
          </table:table-cell>
          <table:table-cell office:value-type="float" office:value="1829.803" calcext:value-type="float">
            <text:p>1829.803</text:p>
          </table:table-cell>
          <table:table-cell office:value-type="float" office:value="2070.194" calcext:value-type="float">
            <text:p>2070.194</text:p>
          </table:table-cell>
          <table:table-cell office:value-type="float" office:value="1659.924" calcext:value-type="float">
            <text:p>1659.924</text:p>
          </table:table-cell>
          <table:table-cell office:value-type="float" office:value="585.0957" calcext:value-type="float">
            <text:p>585.0957</text:p>
          </table:table-cell>
          <table:table-cell office:value-type="float" office:value="579.6968" calcext:value-type="float">
            <text:p>579.6968</text:p>
          </table:table-cell>
          <table:table-cell office:value-type="float" office:value="142.7258" calcext:value-type="float">
            <text:p>142.7258</text:p>
          </table:table-cell>
          <table:table-cell office:value-type="float" office:value="35.6717" calcext:value-type="float">
            <text:p>35.6717</text:p>
          </table:table-cell>
          <table:table-cell office:value-type="float" office:value="0" calcext:value-type="float">
            <text:p>0</text:p>
          </table:table-cell>
          <table:table-cell office:value-type="float" office:value="-0.02025355" calcext:value-type="float">
            <text:p>-0.02025355</text:p>
          </table:table-cell>
          <table:table-cell office:value-type="float" office:value="0" calcext:value-type="float">
            <text:p>0</text:p>
          </table:table-cell>
          <table:table-cell office:value-type="float" office:value="1.127077" calcext:value-type="float">
            <text:p>1.127077</text:p>
          </table:table-cell>
          <table:table-cell office:value-type="float" office:value="76.89255" calcext:value-type="float">
            <text:p>76.89255</text:p>
          </table:table-cell>
          <table:table-cell office:value-type="float" office:value="-24.39609" calcext:value-type="float">
            <text:p>-24.39609</text:p>
          </table:table-cell>
          <table:table-cell office:value-type="float" office:value="52.49645" calcext:value-type="float">
            <text:p>52.49645</text:p>
          </table:table-cell>
          <table:table-cell office:value-type="float" office:value="-253.5903" calcext:value-type="float">
            <text:p>-253.5903</text:p>
          </table:table-cell>
          <table:table-cell office:value-type="float" office:value="0" calcext:value-type="float">
            <text:p>0</text:p>
          </table:table-cell>
          <table:table-cell office:value-type="float" office:value="8.770992" calcext:value-type="float">
            <text:p>8.77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7" calcext:value-type="float">
            <text:p>20062007</text:p>
          </table:table-cell>
          <table:table-cell office:value-type="float" office:value="311.2877" calcext:value-type="float">
            <text:p>311.2877</text:p>
          </table:table-cell>
          <table:table-cell office:value-type="float" office:value="13428.43" calcext:value-type="float">
            <text:p>13428.43</text:p>
          </table:table-cell>
          <table:table-cell office:value-type="float" office:value="0" calcext:value-type="float">
            <text:p>0</text:p>
          </table:table-cell>
          <table:table-cell office:value-type="float" office:value="0.1508586" calcext:value-type="float">
            <text:p>0.1508586</text:p>
          </table:table-cell>
          <table:table-cell office:value-type="float" office:value="-260.1759" calcext:value-type="float">
            <text:p>-260.1759</text:p>
          </table:table-cell>
          <table:table-cell office:value-type="float" office:value="766.1633" calcext:value-type="float">
            <text:p>766.1633</text:p>
          </table:table-cell>
          <table:table-cell office:value-type="float" office:value="-7.502541" calcext:value-type="float">
            <text:p>-7.502541</text:p>
          </table:table-cell>
          <table:table-cell office:value-type="float" office:value="125.5877" calcext:value-type="float">
            <text:p>125.5877</text:p>
          </table:table-cell>
          <table:table-cell office:value-type="float" office:value="4.08006" calcext:value-type="float">
            <text:p>4.08006</text:p>
          </table:table-cell>
          <table:table-cell office:value-type="float" office:value="0.04152122" calcext:value-type="float">
            <text:p>0.04152122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410385" calcext:value-type="float">
            <text:p>0.05410385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662502" calcext:value-type="float">
            <text:p>0.4662502</text:p>
          </table:table-cell>
          <table:table-cell office:value-type="float" office:value="370" calcext:value-type="float">
            <text:p>370</text:p>
          </table:table-cell>
          <table:table-cell office:value-type="float" office:value="-194.868" calcext:value-type="float">
            <text:p>-194.868</text:p>
          </table:table-cell>
          <table:table-cell office:value-type="float" office:value="0" calcext:value-type="float">
            <text:p>0</text:p>
          </table:table-cell>
          <table:table-cell office:value-type="float" office:value="366.9788" calcext:value-type="float">
            <text:p>366.9788</text:p>
          </table:table-cell>
          <table:table-cell office:value-type="float" office:value="1340.259" calcext:value-type="float">
            <text:p>1340.259</text:p>
          </table:table-cell>
          <table:table-cell office:value-type="float" office:value="1622.009" calcext:value-type="float">
            <text:p>1622.009</text:p>
          </table:table-cell>
          <table:table-cell office:value-type="float" office:value="1242.621" calcext:value-type="float">
            <text:p>1242.621</text:p>
          </table:table-cell>
          <table:table-cell office:value-type="float" office:value="738.52" calcext:value-type="float">
            <text:p>738.52</text:p>
          </table:table-cell>
          <table:table-cell office:value-type="float" office:value="1109.698" calcext:value-type="float">
            <text:p>1109.698</text:p>
          </table:table-cell>
          <table:table-cell office:value-type="float" office:value="412.69" calcext:value-type="float">
            <text:p>412.69</text:p>
          </table:table-cell>
          <table:table-cell office:value-type="float" office:value="1829.703" calcext:value-type="float">
            <text:p>1829.703</text:p>
          </table:table-cell>
          <table:table-cell office:value-type="float" office:value="2070.12" calcext:value-type="float">
            <text:p>2070.12</text:p>
          </table:table-cell>
          <table:table-cell office:value-type="float" office:value="1659.881" calcext:value-type="float">
            <text:p>1659.881</text:p>
          </table:table-cell>
          <table:table-cell office:value-type="float" office:value="585.0807" calcext:value-type="float">
            <text:p>585.0807</text:p>
          </table:table-cell>
          <table:table-cell office:value-type="float" office:value="579.6785" calcext:value-type="float">
            <text:p>579.6785</text:p>
          </table:table-cell>
          <table:table-cell office:value-type="float" office:value="142.7258" calcext:value-type="float">
            <text:p>142.7258</text:p>
          </table:table-cell>
          <table:table-cell office:value-type="float" office:value="35.6717" calcext:value-type="float">
            <text:p>35.6717</text:p>
          </table:table-cell>
          <table:table-cell office:value-type="float" office:value="0" calcext:value-type="float">
            <text:p>0</text:p>
          </table:table-cell>
          <table:table-cell office:value-type="float" office:value="-0.02038502" calcext:value-type="float">
            <text:p>-0.02038502</text:p>
          </table:table-cell>
          <table:table-cell office:value-type="float" office:value="0" calcext:value-type="float">
            <text:p>0</text:p>
          </table:table-cell>
          <table:table-cell office:value-type="float" office:value="1.221587" calcext:value-type="float">
            <text:p>1.221587</text:p>
          </table:table-cell>
          <table:table-cell office:value-type="float" office:value="86.11734" calcext:value-type="float">
            <text:p>86.11734</text:p>
          </table:table-cell>
          <table:table-cell office:value-type="float" office:value="-26.85315" calcext:value-type="float">
            <text:p>-26.85315</text:p>
          </table:table-cell>
          <table:table-cell office:value-type="float" office:value="59.26419" calcext:value-type="float">
            <text:p>59.26419</text:p>
          </table:table-cell>
          <table:table-cell office:value-type="float" office:value="-255.4509" calcext:value-type="float">
            <text:p>-255.4509</text:p>
          </table:table-cell>
          <table:table-cell office:value-type="float" office:value="0" calcext:value-type="float">
            <text:p>0</text:p>
          </table:table-cell>
          <table:table-cell office:value-type="float" office:value="8.8811" calcext:value-type="float">
            <text:p>8.8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7" calcext:value-type="float">
            <text:p>21062007</text:p>
          </table:table-cell>
          <table:table-cell office:value-type="float" office:value="309.4366" calcext:value-type="float">
            <text:p>309.4366</text:p>
          </table:table-cell>
          <table:table-cell office:value-type="float" office:value="13428.31" calcext:value-type="float">
            <text:p>13428.31</text:p>
          </table:table-cell>
          <table:table-cell office:value-type="float" office:value="0" calcext:value-type="float">
            <text:p>0</text:p>
          </table:table-cell>
          <table:table-cell office:value-type="float" office:value="0.1661575" calcext:value-type="float">
            <text:p>0.1661575</text:p>
          </table:table-cell>
          <table:table-cell office:value-type="float" office:value="-262.952" calcext:value-type="float">
            <text:p>-262.952</text:p>
          </table:table-cell>
          <table:table-cell office:value-type="float" office:value="780.2742" calcext:value-type="float">
            <text:p>780.2742</text:p>
          </table:table-cell>
          <table:table-cell office:value-type="float" office:value="-8.420374" calcext:value-type="float">
            <text:p>-8.420374</text:p>
          </table:table-cell>
          <table:table-cell office:value-type="float" office:value="125.2781" calcext:value-type="float">
            <text:p>125.2781</text:p>
          </table:table-cell>
          <table:table-cell office:value-type="float" office:value="4.001648" calcext:value-type="float">
            <text:p>4.001648</text:p>
          </table:table-cell>
          <table:table-cell office:value-type="float" office:value="0.04168192" calcext:value-type="float">
            <text:p>0.04168192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410778" calcext:value-type="float">
            <text:p>0.05410778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668904" calcext:value-type="float">
            <text:p>0.4668904</text:p>
          </table:table-cell>
          <table:table-cell office:value-type="float" office:value="370" calcext:value-type="float">
            <text:p>370</text:p>
          </table:table-cell>
          <table:table-cell office:value-type="float" office:value="-187.9205" calcext:value-type="float">
            <text:p>-187.9205</text:p>
          </table:table-cell>
          <table:table-cell office:value-type="float" office:value="0" calcext:value-type="float">
            <text:p>0</text:p>
          </table:table-cell>
          <table:table-cell office:value-type="float" office:value="367.0597" calcext:value-type="float">
            <text:p>367.0597</text:p>
          </table:table-cell>
          <table:table-cell office:value-type="float" office:value="1339.7" calcext:value-type="float">
            <text:p>1339.7</text:p>
          </table:table-cell>
          <table:table-cell office:value-type="float" office:value="1621.317" calcext:value-type="float">
            <text:p>1621.317</text:p>
          </table:table-cell>
          <table:table-cell office:value-type="float" office:value="1242.445" calcext:value-type="float">
            <text:p>1242.445</text:p>
          </table:table-cell>
          <table:table-cell office:value-type="float" office:value="738.3871" calcext:value-type="float">
            <text:p>738.3871</text:p>
          </table:table-cell>
          <table:table-cell office:value-type="float" office:value="1109.584" calcext:value-type="float">
            <text:p>1109.584</text:p>
          </table:table-cell>
          <table:table-cell office:value-type="float" office:value="412.6352" calcext:value-type="float">
            <text:p>412.6352</text:p>
          </table:table-cell>
          <table:table-cell office:value-type="float" office:value="1829.61" calcext:value-type="float">
            <text:p>1829.61</text:p>
          </table:table-cell>
          <table:table-cell office:value-type="float" office:value="2070.049" calcext:value-type="float">
            <text:p>2070.049</text:p>
          </table:table-cell>
          <table:table-cell office:value-type="float" office:value="1659.837" calcext:value-type="float">
            <text:p>1659.837</text:p>
          </table:table-cell>
          <table:table-cell office:value-type="float" office:value="585.0657" calcext:value-type="float">
            <text:p>585.0657</text:p>
          </table:table-cell>
          <table:table-cell office:value-type="float" office:value="579.66" calcext:value-type="float">
            <text:p>579.66</text:p>
          </table:table-cell>
          <table:table-cell office:value-type="float" office:value="142.7258" calcext:value-type="float">
            <text:p>142.7258</text:p>
          </table:table-cell>
          <table:table-cell office:value-type="float" office:value="35.6717" calcext:value-type="float">
            <text:p>35.6717</text:p>
          </table:table-cell>
          <table:table-cell office:value-type="float" office:value="0" calcext:value-type="float">
            <text:p>0</text:p>
          </table:table-cell>
          <table:table-cell office:value-type="float" office:value="-0.02056876" calcext:value-type="float">
            <text:p>-0.02056876</text:p>
          </table:table-cell>
          <table:table-cell office:value-type="float" office:value="0" calcext:value-type="float">
            <text:p>0</text:p>
          </table:table-cell>
          <table:table-cell office:value-type="float" office:value="1.326872" calcext:value-type="float">
            <text:p>1.326872</text:p>
          </table:table-cell>
          <table:table-cell office:value-type="float" office:value="98.01445" calcext:value-type="float">
            <text:p>98.01445</text:p>
          </table:table-cell>
          <table:table-cell office:value-type="float" office:value="-29.94824" calcext:value-type="float">
            <text:p>-29.94824</text:p>
          </table:table-cell>
          <table:table-cell office:value-type="float" office:value="68.06621" calcext:value-type="float">
            <text:p>68.06621</text:p>
          </table:table-cell>
          <table:table-cell office:value-type="float" office:value="-257.3437" calcext:value-type="float">
            <text:p>-257.3437</text:p>
          </table:table-cell>
          <table:table-cell office:value-type="float" office:value="0" calcext:value-type="float">
            <text:p>0</text:p>
          </table:table-cell>
          <table:table-cell office:value-type="float" office:value="8.914053" calcext:value-type="float">
            <text:p>8.914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7" calcext:value-type="float">
            <text:p>22062007</text:p>
          </table:table-cell>
          <table:table-cell office:value-type="float" office:value="307.4333" calcext:value-type="float">
            <text:p>307.4333</text:p>
          </table:table-cell>
          <table:table-cell office:value-type="float" office:value="13428.08" calcext:value-type="float">
            <text:p>13428.08</text:p>
          </table:table-cell>
          <table:table-cell office:value-type="float" office:value="0" calcext:value-type="float">
            <text:p>0</text:p>
          </table:table-cell>
          <table:table-cell office:value-type="float" office:value="0.1900731" calcext:value-type="float">
            <text:p>0.1900731</text:p>
          </table:table-cell>
          <table:table-cell office:value-type="float" office:value="-266.1281" calcext:value-type="float">
            <text:p>-266.1281</text:p>
          </table:table-cell>
          <table:table-cell office:value-type="float" office:value="791.9807" calcext:value-type="float">
            <text:p>791.9807</text:p>
          </table:table-cell>
          <table:table-cell office:value-type="float" office:value="-9.524397" calcext:value-type="float">
            <text:p>-9.524397</text:p>
          </table:table-cell>
          <table:table-cell office:value-type="float" office:value="124.7951" calcext:value-type="float">
            <text:p>124.7951</text:p>
          </table:table-cell>
          <table:table-cell office:value-type="float" office:value="3.914166" calcext:value-type="float">
            <text:p>3.914166</text:p>
          </table:table-cell>
          <table:table-cell office:value-type="float" office:value="0.0418199" calcext:value-type="float">
            <text:p>0.0418199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411194" calcext:value-type="float">
            <text:p>0.05411194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675856" calcext:value-type="float">
            <text:p>0.4675856</text:p>
          </table:table-cell>
          <table:table-cell office:value-type="float" office:value="370" calcext:value-type="float">
            <text:p>370</text:p>
          </table:table-cell>
          <table:table-cell office:value-type="float" office:value="-180.8618" calcext:value-type="float">
            <text:p>-180.8618</text:p>
          </table:table-cell>
          <table:table-cell office:value-type="float" office:value="0" calcext:value-type="float">
            <text:p>0</text:p>
          </table:table-cell>
          <table:table-cell office:value-type="float" office:value="367.2098" calcext:value-type="float">
            <text:p>367.2098</text:p>
          </table:table-cell>
          <table:table-cell office:value-type="float" office:value="1338.956" calcext:value-type="float">
            <text:p>1338.956</text:p>
          </table:table-cell>
          <table:table-cell office:value-type="float" office:value="1620.516" calcext:value-type="float">
            <text:p>1620.516</text:p>
          </table:table-cell>
          <table:table-cell office:value-type="float" office:value="1242.25" calcext:value-type="float">
            <text:p>1242.25</text:p>
          </table:table-cell>
          <table:table-cell office:value-type="float" office:value="738.2437" calcext:value-type="float">
            <text:p>738.2437</text:p>
          </table:table-cell>
          <table:table-cell office:value-type="float" office:value="1109.465" calcext:value-type="float">
            <text:p>1109.465</text:p>
          </table:table-cell>
          <table:table-cell office:value-type="float" office:value="412.5794" calcext:value-type="float">
            <text:p>412.5794</text:p>
          </table:table-cell>
          <table:table-cell office:value-type="float" office:value="1829.52" calcext:value-type="float">
            <text:p>1829.52</text:p>
          </table:table-cell>
          <table:table-cell office:value-type="float" office:value="2069.978" calcext:value-type="float">
            <text:p>2069.978</text:p>
          </table:table-cell>
          <table:table-cell office:value-type="float" office:value="1659.794" calcext:value-type="float">
            <text:p>1659.794</text:p>
          </table:table-cell>
          <table:table-cell office:value-type="float" office:value="585.0506" calcext:value-type="float">
            <text:p>585.0506</text:p>
          </table:table-cell>
          <table:table-cell office:value-type="float" office:value="579.6412" calcext:value-type="float">
            <text:p>579.6412</text:p>
          </table:table-cell>
          <table:table-cell office:value-type="float" office:value="142.7258" calcext:value-type="float">
            <text:p>142.7258</text:p>
          </table:table-cell>
          <table:table-cell office:value-type="float" office:value="35.67169" calcext:value-type="float">
            <text:p>35.67169</text:p>
          </table:table-cell>
          <table:table-cell office:value-type="float" office:value="0" calcext:value-type="float">
            <text:p>0</text:p>
          </table:table-cell>
          <table:table-cell office:value-type="float" office:value="-0.02077331" calcext:value-type="float">
            <text:p>-0.02077331</text:p>
          </table:table-cell>
          <table:table-cell office:value-type="float" office:value="0" calcext:value-type="float">
            <text:p>0</text:p>
          </table:table-cell>
          <table:table-cell office:value-type="float" office:value="1.447504" calcext:value-type="float">
            <text:p>1.447504</text:p>
          </table:table-cell>
          <table:table-cell office:value-type="float" office:value="110.62" calcext:value-type="float">
            <text:p>110.62</text:p>
          </table:table-cell>
          <table:table-cell office:value-type="float" office:value="-33.42989" calcext:value-type="float">
            <text:p>-33.42989</text:p>
          </table:table-cell>
          <table:table-cell office:value-type="float" office:value="77.19009" calcext:value-type="float">
            <text:p>77.19009</text:p>
          </table:table-cell>
          <table:table-cell office:value-type="float" office:value="-259.5099" calcext:value-type="float">
            <text:p>-259.5099</text:p>
          </table:table-cell>
          <table:table-cell office:value-type="float" office:value="0" calcext:value-type="float">
            <text:p>0</text:p>
          </table:table-cell>
          <table:table-cell office:value-type="float" office:value="9.005303" calcext:value-type="float">
            <text:p>9.005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7" calcext:value-type="float">
            <text:p>23062007</text:p>
          </table:table-cell>
          <table:table-cell office:value-type="float" office:value="305.1662" calcext:value-type="float">
            <text:p>305.1662</text:p>
          </table:table-cell>
          <table:table-cell office:value-type="float" office:value="13427.8" calcext:value-type="float">
            <text:p>13427.8</text:p>
          </table:table-cell>
          <table:table-cell office:value-type="float" office:value="0" calcext:value-type="float">
            <text:p>0</text:p>
          </table:table-cell>
          <table:table-cell office:value-type="float" office:value="0.2219513" calcext:value-type="float">
            <text:p>0.2219513</text:p>
          </table:table-cell>
          <table:table-cell office:value-type="float" office:value="-269.8348" calcext:value-type="float">
            <text:p>-269.8348</text:p>
          </table:table-cell>
          <table:table-cell office:value-type="float" office:value="804.8282" calcext:value-type="float">
            <text:p>804.8282</text:p>
          </table:table-cell>
          <table:table-cell office:value-type="float" office:value="-10.8672" calcext:value-type="float">
            <text:p>-10.8672</text:p>
          </table:table-cell>
          <table:table-cell office:value-type="float" office:value="124.2092" calcext:value-type="float">
            <text:p>124.2092</text:p>
          </table:table-cell>
          <table:table-cell office:value-type="float" office:value="3.822334" calcext:value-type="float">
            <text:p>3.822334</text:p>
          </table:table-cell>
          <table:table-cell office:value-type="float" office:value="0.0419485" calcext:value-type="float">
            <text:p>0.0419485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411658" calcext:value-type="float">
            <text:p>0.05411658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683332" calcext:value-type="float">
            <text:p>0.4683332</text:p>
          </table:table-cell>
          <table:table-cell office:value-type="float" office:value="370" calcext:value-type="float">
            <text:p>370</text:p>
          </table:table-cell>
          <table:table-cell office:value-type="float" office:value="-174.6308" calcext:value-type="float">
            <text:p>-174.6308</text:p>
          </table:table-cell>
          <table:table-cell office:value-type="float" office:value="0" calcext:value-type="float">
            <text:p>0</text:p>
          </table:table-cell>
          <table:table-cell office:value-type="float" office:value="367.3815" calcext:value-type="float">
            <text:p>367.3815</text:p>
          </table:table-cell>
          <table:table-cell office:value-type="float" office:value="1338.064" calcext:value-type="float">
            <text:p>1338.064</text:p>
          </table:table-cell>
          <table:table-cell office:value-type="float" office:value="1619.582" calcext:value-type="float">
            <text:p>1619.582</text:p>
          </table:table-cell>
          <table:table-cell office:value-type="float" office:value="1242.026" calcext:value-type="float">
            <text:p>1242.026</text:p>
          </table:table-cell>
          <table:table-cell office:value-type="float" office:value="738.0902" calcext:value-type="float">
            <text:p>738.0902</text:p>
          </table:table-cell>
          <table:table-cell office:value-type="float" office:value="1109.338" calcext:value-type="float">
            <text:p>1109.338</text:p>
          </table:table-cell>
          <table:table-cell office:value-type="float" office:value="412.5221" calcext:value-type="float">
            <text:p>412.5221</text:p>
          </table:table-cell>
          <table:table-cell office:value-type="float" office:value="1829.43" calcext:value-type="float">
            <text:p>1829.43</text:p>
          </table:table-cell>
          <table:table-cell office:value-type="float" office:value="2069.908" calcext:value-type="float">
            <text:p>2069.908</text:p>
          </table:table-cell>
          <table:table-cell office:value-type="float" office:value="1659.751" calcext:value-type="float">
            <text:p>1659.751</text:p>
          </table:table-cell>
          <table:table-cell office:value-type="float" office:value="585.0353" calcext:value-type="float">
            <text:p>585.0353</text:p>
          </table:table-cell>
          <table:table-cell office:value-type="float" office:value="579.6225" calcext:value-type="float">
            <text:p>579.6225</text:p>
          </table:table-cell>
          <table:table-cell office:value-type="float" office:value="142.7258" calcext:value-type="float">
            <text:p>142.7258</text:p>
          </table:table-cell>
          <table:table-cell office:value-type="float" office:value="35.67169" calcext:value-type="float">
            <text:p>35.67169</text:p>
          </table:table-cell>
          <table:table-cell office:value-type="float" office:value="0" calcext:value-type="float">
            <text:p>0</text:p>
          </table:table-cell>
          <table:table-cell office:value-type="float" office:value="-0.02106621" calcext:value-type="float">
            <text:p>-0.02106621</text:p>
          </table:table-cell>
          <table:table-cell office:value-type="float" office:value="0" calcext:value-type="float">
            <text:p>0</text:p>
          </table:table-cell>
          <table:table-cell office:value-type="float" office:value="1.603227" calcext:value-type="float">
            <text:p>1.603227</text:p>
          </table:table-cell>
          <table:table-cell office:value-type="float" office:value="124.2767" calcext:value-type="float">
            <text:p>124.2767</text:p>
          </table:table-cell>
          <table:table-cell office:value-type="float" office:value="-38.50241" calcext:value-type="float">
            <text:p>-38.50241</text:p>
          </table:table-cell>
          <table:table-cell office:value-type="float" office:value="85.77431" calcext:value-type="float">
            <text:p>85.77431</text:p>
          </table:table-cell>
          <table:table-cell office:value-type="float" office:value="-261.9934" calcext:value-type="float">
            <text:p>-261.9934</text:p>
          </table:table-cell>
          <table:table-cell office:value-type="float" office:value="0" calcext:value-type="float">
            <text:p>0</text:p>
          </table:table-cell>
          <table:table-cell office:value-type="float" office:value="9.122581" calcext:value-type="float">
            <text:p>9.12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7" calcext:value-type="float">
            <text:p>24062007</text:p>
          </table:table-cell>
          <table:table-cell office:value-type="float" office:value="302.5714" calcext:value-type="float">
            <text:p>302.5714</text:p>
          </table:table-cell>
          <table:table-cell office:value-type="float" office:value="13427.43" calcext:value-type="float">
            <text:p>13427.43</text:p>
          </table:table-cell>
          <table:table-cell office:value-type="float" office:value="0" calcext:value-type="float">
            <text:p>0</text:p>
          </table:table-cell>
          <table:table-cell office:value-type="float" office:value="0.2647615" calcext:value-type="float">
            <text:p>0.2647615</text:p>
          </table:table-cell>
          <table:table-cell office:value-type="float" office:value="-274.1641" calcext:value-type="float">
            <text:p>-274.1641</text:p>
          </table:table-cell>
          <table:table-cell office:value-type="float" office:value="819.4589" calcext:value-type="float">
            <text:p>819.4589</text:p>
          </table:table-cell>
          <table:table-cell office:value-type="float" office:value="-12.39425" calcext:value-type="float">
            <text:p>-12.39425</text:p>
          </table:table-cell>
          <table:table-cell office:value-type="float" office:value="123.4282" calcext:value-type="float">
            <text:p>123.4282</text:p>
          </table:table-cell>
          <table:table-cell office:value-type="float" office:value="3.725199" calcext:value-type="float">
            <text:p>3.725199</text:p>
          </table:table-cell>
          <table:table-cell office:value-type="float" office:value="0.04203589" calcext:value-type="float">
            <text:p>0.04203589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412123" calcext:value-type="float">
            <text:p>0.05412123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691313" calcext:value-type="float">
            <text:p>0.4691313</text:p>
          </table:table-cell>
          <table:table-cell office:value-type="float" office:value="370" calcext:value-type="float">
            <text:p>370</text:p>
          </table:table-cell>
          <table:table-cell office:value-type="float" office:value="-169.7218" calcext:value-type="float">
            <text:p>-169.7218</text:p>
          </table:table-cell>
          <table:table-cell office:value-type="float" office:value="0" calcext:value-type="float">
            <text:p>0</text:p>
          </table:table-cell>
          <table:table-cell office:value-type="float" office:value="367.5865" calcext:value-type="float">
            <text:p>367.5865</text:p>
          </table:table-cell>
          <table:table-cell office:value-type="float" office:value="1337.026" calcext:value-type="float">
            <text:p>1337.026</text:p>
          </table:table-cell>
          <table:table-cell office:value-type="float" office:value="1618.448" calcext:value-type="float">
            <text:p>1618.448</text:p>
          </table:table-cell>
          <table:table-cell office:value-type="float" office:value="1241.758" calcext:value-type="float">
            <text:p>1241.758</text:p>
          </table:table-cell>
          <table:table-cell office:value-type="float" office:value="737.9086" calcext:value-type="float">
            <text:p>737.9086</text:p>
          </table:table-cell>
          <table:table-cell office:value-type="float" office:value="1109.191" calcext:value-type="float">
            <text:p>1109.191</text:p>
          </table:table-cell>
          <table:table-cell office:value-type="float" office:value="412.4586" calcext:value-type="float">
            <text:p>412.4586</text:p>
          </table:table-cell>
          <table:table-cell office:value-type="float" office:value="1829.337" calcext:value-type="float">
            <text:p>1829.337</text:p>
          </table:table-cell>
          <table:table-cell office:value-type="float" office:value="2069.837" calcext:value-type="float">
            <text:p>2069.837</text:p>
          </table:table-cell>
          <table:table-cell office:value-type="float" office:value="1659.707" calcext:value-type="float">
            <text:p>1659.707</text:p>
          </table:table-cell>
          <table:table-cell office:value-type="float" office:value="585.0201" calcext:value-type="float">
            <text:p>585.0201</text:p>
          </table:table-cell>
          <table:table-cell office:value-type="float" office:value="579.6035" calcext:value-type="float">
            <text:p>579.6035</text:p>
          </table:table-cell>
          <table:table-cell office:value-type="float" office:value="142.7259" calcext:value-type="float">
            <text:p>142.7259</text:p>
          </table:table-cell>
          <table:table-cell office:value-type="float" office:value="35.67169" calcext:value-type="float">
            <text:p>35.67169</text:p>
          </table:table-cell>
          <table:table-cell office:value-type="float" office:value="0" calcext:value-type="float">
            <text:p>0</text:p>
          </table:table-cell>
          <table:table-cell office:value-type="float" office:value="-0.02147139" calcext:value-type="float">
            <text:p>-0.02147139</text:p>
          </table:table-cell>
          <table:table-cell office:value-type="float" office:value="0" calcext:value-type="float">
            <text:p>0</text:p>
          </table:table-cell>
          <table:table-cell office:value-type="float" office:value="1.747454" calcext:value-type="float">
            <text:p>1.747454</text:p>
          </table:table-cell>
          <table:table-cell office:value-type="float" office:value="137.7877" calcext:value-type="float">
            <text:p>137.7877</text:p>
          </table:table-cell>
          <table:table-cell office:value-type="float" office:value="-44.31598" calcext:value-type="float">
            <text:p>-44.31598</text:p>
          </table:table-cell>
          <table:table-cell office:value-type="float" office:value="93.47169" calcext:value-type="float">
            <text:p>93.47169</text:p>
          </table:table-cell>
          <table:table-cell office:value-type="float" office:value="-264.903" calcext:value-type="float">
            <text:p>-264.903</text:p>
          </table:table-cell>
          <table:table-cell office:value-type="float" office:value="0" calcext:value-type="float">
            <text:p>0</text:p>
          </table:table-cell>
          <table:table-cell office:value-type="float" office:value="9.227835" calcext:value-type="float">
            <text:p>9.227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7" calcext:value-type="float">
            <text:p>25062007</text:p>
          </table:table-cell>
          <table:table-cell office:value-type="float" office:value="299.9355" calcext:value-type="float">
            <text:p>299.9355</text:p>
          </table:table-cell>
          <table:table-cell office:value-type="float" office:value="13426.98" calcext:value-type="float">
            <text:p>13426.98</text:p>
          </table:table-cell>
          <table:table-cell office:value-type="float" office:value="0" calcext:value-type="float">
            <text:p>0</text:p>
          </table:table-cell>
          <table:table-cell office:value-type="float" office:value="0.3117514" calcext:value-type="float">
            <text:p>0.3117514</text:p>
          </table:table-cell>
          <table:table-cell office:value-type="float" office:value="-278.6927" calcext:value-type="float">
            <text:p>-278.6927</text:p>
          </table:table-cell>
          <table:table-cell office:value-type="float" office:value="835.8212" calcext:value-type="float">
            <text:p>835.8212</text:p>
          </table:table-cell>
          <table:table-cell office:value-type="float" office:value="-13.96804" calcext:value-type="float">
            <text:p>-13.96804</text:p>
          </table:table-cell>
          <table:table-cell office:value-type="float" office:value="122.528" calcext:value-type="float">
            <text:p>122.528</text:p>
          </table:table-cell>
          <table:table-cell office:value-type="float" office:value="3.626558" calcext:value-type="float">
            <text:p>3.626558</text:p>
          </table:table-cell>
          <table:table-cell office:value-type="float" office:value="0.04220499" calcext:value-type="float">
            <text:p>0.04220499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477931" calcext:value-type="float">
            <text:p>0.05477931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4990326" calcext:value-type="float">
            <text:p>0.4990326</text:p>
          </table:table-cell>
          <table:table-cell office:value-type="float" office:value="370" calcext:value-type="float">
            <text:p>370</text:p>
          </table:table-cell>
          <table:table-cell office:value-type="float" office:value="-163.8941" calcext:value-type="float">
            <text:p>-163.8941</text:p>
          </table:table-cell>
          <table:table-cell office:value-type="float" office:value="0" calcext:value-type="float">
            <text:p>0</text:p>
          </table:table-cell>
          <table:table-cell office:value-type="float" office:value="367.8056" calcext:value-type="float">
            <text:p>367.8056</text:p>
          </table:table-cell>
          <table:table-cell office:value-type="float" office:value="1335.99" calcext:value-type="float">
            <text:p>1335.99</text:p>
          </table:table-cell>
          <table:table-cell office:value-type="float" office:value="1617.251" calcext:value-type="float">
            <text:p>1617.251</text:p>
          </table:table-cell>
          <table:table-cell office:value-type="float" office:value="1241.462" calcext:value-type="float">
            <text:p>1241.462</text:p>
          </table:table-cell>
          <table:table-cell office:value-type="float" office:value="737.7098" calcext:value-type="float">
            <text:p>737.7098</text:p>
          </table:table-cell>
          <table:table-cell office:value-type="float" office:value="1109.027" calcext:value-type="float">
            <text:p>1109.027</text:p>
          </table:table-cell>
          <table:table-cell office:value-type="float" office:value="412.3886" calcext:value-type="float">
            <text:p>412.3886</text:p>
          </table:table-cell>
          <table:table-cell office:value-type="float" office:value="1829.233" calcext:value-type="float">
            <text:p>1829.233</text:p>
          </table:table-cell>
          <table:table-cell office:value-type="float" office:value="2069.767" calcext:value-type="float">
            <text:p>2069.767</text:p>
          </table:table-cell>
          <table:table-cell office:value-type="float" office:value="1659.664" calcext:value-type="float">
            <text:p>1659.664</text:p>
          </table:table-cell>
          <table:table-cell office:value-type="float" office:value="585.0048" calcext:value-type="float">
            <text:p>585.0048</text:p>
          </table:table-cell>
          <table:table-cell office:value-type="float" office:value="579.5845" calcext:value-type="float">
            <text:p>579.5845</text:p>
          </table:table-cell>
          <table:table-cell office:value-type="float" office:value="142.7259" calcext:value-type="float">
            <text:p>142.7259</text:p>
          </table:table-cell>
          <table:table-cell office:value-type="float" office:value="35.67169" calcext:value-type="float">
            <text:p>35.67169</text:p>
          </table:table-cell>
          <table:table-cell office:value-type="float" office:value="0" calcext:value-type="float">
            <text:p>0</text:p>
          </table:table-cell>
          <table:table-cell office:value-type="float" office:value="-0.02187207" calcext:value-type="float">
            <text:p>-0.02187207</text:p>
          </table:table-cell>
          <table:table-cell office:value-type="float" office:value="0" calcext:value-type="float">
            <text:p>0</text:p>
          </table:table-cell>
          <table:table-cell office:value-type="float" office:value="1.903819" calcext:value-type="float">
            <text:p>1.903819</text:p>
          </table:table-cell>
          <table:table-cell office:value-type="float" office:value="152.5336" calcext:value-type="float">
            <text:p>152.5336</text:p>
          </table:table-cell>
          <table:table-cell office:value-type="float" office:value="-50.26252" calcext:value-type="float">
            <text:p>-50.26252</text:p>
          </table:table-cell>
          <table:table-cell office:value-type="float" office:value="102.2711" calcext:value-type="float">
            <text:p>102.2711</text:p>
          </table:table-cell>
          <table:table-cell office:value-type="float" office:value="-267.9339" calcext:value-type="float">
            <text:p>-267.9339</text:p>
          </table:table-cell>
          <table:table-cell office:value-type="float" office:value="0" calcext:value-type="float">
            <text:p>0</text:p>
          </table:table-cell>
          <table:table-cell office:value-type="float" office:value="9.272462" calcext:value-type="float">
            <text:p>9.27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7" calcext:value-type="float">
            <text:p>26062007</text:p>
          </table:table-cell>
          <table:table-cell office:value-type="float" office:value="297.6247" calcext:value-type="float">
            <text:p>297.6247</text:p>
          </table:table-cell>
          <table:table-cell office:value-type="float" office:value="13426.71" calcext:value-type="float">
            <text:p>13426.71</text:p>
          </table:table-cell>
          <table:table-cell office:value-type="float" office:value="0" calcext:value-type="float">
            <text:p>0</text:p>
          </table:table-cell>
          <table:table-cell office:value-type="float" office:value="0.3493806" calcext:value-type="float">
            <text:p>0.3493806</text:p>
          </table:table-cell>
          <table:table-cell office:value-type="float" office:value="-281.7204" calcext:value-type="float">
            <text:p>-281.7204</text:p>
          </table:table-cell>
          <table:table-cell office:value-type="float" office:value="842.5011" calcext:value-type="float">
            <text:p>842.5011</text:p>
          </table:table-cell>
          <table:table-cell office:value-type="float" office:value="-15.28119" calcext:value-type="float">
            <text:p>-15.28119</text:p>
          </table:table-cell>
          <table:table-cell office:value-type="float" office:value="121.6463" calcext:value-type="float">
            <text:p>121.6463</text:p>
          </table:table-cell>
          <table:table-cell office:value-type="float" office:value="3.483707" calcext:value-type="float">
            <text:p>3.483707</text:p>
          </table:table-cell>
          <table:table-cell office:value-type="float" office:value="0.0419256" calcext:value-type="float">
            <text:p>0.0419256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534264" calcext:value-type="float">
            <text:p>0.05534264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5220876" calcext:value-type="float">
            <text:p>0.5220876</text:p>
          </table:table-cell>
          <table:table-cell office:value-type="float" office:value="370" calcext:value-type="float">
            <text:p>370</text:p>
          </table:table-cell>
          <table:table-cell office:value-type="float" office:value="-153.8542" calcext:value-type="float">
            <text:p>-153.8542</text:p>
          </table:table-cell>
          <table:table-cell office:value-type="float" office:value="0" calcext:value-type="float">
            <text:p>0</text:p>
          </table:table-cell>
          <table:table-cell office:value-type="float" office:value="367.9387" calcext:value-type="float">
            <text:p>367.9387</text:p>
          </table:table-cell>
          <table:table-cell office:value-type="float" office:value="1335.25" calcext:value-type="float">
            <text:p>1335.25</text:p>
          </table:table-cell>
          <table:table-cell office:value-type="float" office:value="1616.357" calcext:value-type="float">
            <text:p>1616.357</text:p>
          </table:table-cell>
          <table:table-cell office:value-type="float" office:value="1241.206" calcext:value-type="float">
            <text:p>1241.206</text:p>
          </table:table-cell>
          <table:table-cell office:value-type="float" office:value="737.5285" calcext:value-type="float">
            <text:p>737.5285</text:p>
          </table:table-cell>
          <table:table-cell office:value-type="float" office:value="1108.865" calcext:value-type="float">
            <text:p>1108.865</text:p>
          </table:table-cell>
          <table:table-cell office:value-type="float" office:value="412.3185" calcext:value-type="float">
            <text:p>412.3185</text:p>
          </table:table-cell>
          <table:table-cell office:value-type="float" office:value="1829.123" calcext:value-type="float">
            <text:p>1829.123</text:p>
          </table:table-cell>
          <table:table-cell office:value-type="float" office:value="2069.695" calcext:value-type="float">
            <text:p>2069.695</text:p>
          </table:table-cell>
          <table:table-cell office:value-type="float" office:value="1659.62" calcext:value-type="float">
            <text:p>1659.62</text:p>
          </table:table-cell>
          <table:table-cell office:value-type="float" office:value="584.9895" calcext:value-type="float">
            <text:p>584.9895</text:p>
          </table:table-cell>
          <table:table-cell office:value-type="float" office:value="579.5653" calcext:value-type="float">
            <text:p>579.5653</text:p>
          </table:table-cell>
          <table:table-cell office:value-type="float" office:value="142.7258" calcext:value-type="float">
            <text:p>142.7258</text:p>
          </table:table-cell>
          <table:table-cell office:value-type="float" office:value="35.67168" calcext:value-type="float">
            <text:p>35.67168</text:p>
          </table:table-cell>
          <table:table-cell office:value-type="float" office:value="0" calcext:value-type="float">
            <text:p>0</text:p>
          </table:table-cell>
          <table:table-cell office:value-type="float" office:value="-0.0222227" calcext:value-type="float">
            <text:p>-0.0222227</text:p>
          </table:table-cell>
          <table:table-cell office:value-type="float" office:value="0" calcext:value-type="float">
            <text:p>0</text:p>
          </table:table-cell>
          <table:table-cell office:value-type="float" office:value="2.079733" calcext:value-type="float">
            <text:p>2.079733</text:p>
          </table:table-cell>
          <table:table-cell office:value-type="float" office:value="169.4851" calcext:value-type="float">
            <text:p>169.4851</text:p>
          </table:table-cell>
          <table:table-cell office:value-type="float" office:value="-55.43032" calcext:value-type="float">
            <text:p>-55.43032</text:p>
          </table:table-cell>
          <table:table-cell office:value-type="float" office:value="114.0547" calcext:value-type="float">
            <text:p>114.0547</text:p>
          </table:table-cell>
          <table:table-cell office:value-type="float" office:value="-270.4446" calcext:value-type="float">
            <text:p>-270.4446</text:p>
          </table:table-cell>
          <table:table-cell office:value-type="float" office:value="0" calcext:value-type="float">
            <text:p>0</text:p>
          </table:table-cell>
          <table:table-cell office:value-type="float" office:value="10.04419" calcext:value-type="float">
            <text:p>10.04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7" calcext:value-type="float">
            <text:p>27062007</text:p>
          </table:table-cell>
          <table:table-cell office:value-type="float" office:value="295.4182" calcext:value-type="float">
            <text:p>295.4182</text:p>
          </table:table-cell>
          <table:table-cell office:value-type="float" office:value="13426.39" calcext:value-type="float">
            <text:p>13426.39</text:p>
          </table:table-cell>
          <table:table-cell office:value-type="float" office:value="0" calcext:value-type="float">
            <text:p>0</text:p>
          </table:table-cell>
          <table:table-cell office:value-type="float" office:value="0.3779391" calcext:value-type="float">
            <text:p>0.3779391</text:p>
          </table:table-cell>
          <table:table-cell office:value-type="float" office:value="-285.985" calcext:value-type="float">
            <text:p>-285.985</text:p>
          </table:table-cell>
          <table:table-cell office:value-type="float" office:value="857.0535" calcext:value-type="float">
            <text:p>857.0535</text:p>
          </table:table-cell>
          <table:table-cell office:value-type="float" office:value="-16.85486" calcext:value-type="float">
            <text:p>-16.85486</text:p>
          </table:table-cell>
          <table:table-cell office:value-type="float" office:value="121.3223" calcext:value-type="float">
            <text:p>121.3223</text:p>
          </table:table-cell>
          <table:table-cell office:value-type="float" office:value="3.392628" calcext:value-type="float">
            <text:p>3.392628</text:p>
          </table:table-cell>
          <table:table-cell office:value-type="float" office:value="0.041913" calcext:value-type="float">
            <text:p>0.041913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541293" calcext:value-type="float">
            <text:p>0.05541293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5222673" calcext:value-type="float">
            <text:p>0.5222673</text:p>
          </table:table-cell>
          <table:table-cell office:value-type="float" office:value="370" calcext:value-type="float">
            <text:p>370</text:p>
          </table:table-cell>
          <table:table-cell office:value-type="float" office:value="-142.9972" calcext:value-type="float">
            <text:p>-142.9972</text:p>
          </table:table-cell>
          <table:table-cell office:value-type="float" office:value="0" calcext:value-type="float">
            <text:p>0</text:p>
          </table:table-cell>
          <table:table-cell office:value-type="float" office:value="368.0362" calcext:value-type="float">
            <text:p>368.0362</text:p>
          </table:table-cell>
          <table:table-cell office:value-type="float" office:value="1334.443" calcext:value-type="float">
            <text:p>1334.443</text:p>
          </table:table-cell>
          <table:table-cell office:value-type="float" office:value="1615.469" calcext:value-type="float">
            <text:p>1615.469</text:p>
          </table:table-cell>
          <table:table-cell office:value-type="float" office:value="1240.989" calcext:value-type="float">
            <text:p>1240.989</text:p>
          </table:table-cell>
          <table:table-cell office:value-type="float" office:value="737.3727" calcext:value-type="float">
            <text:p>737.3727</text:p>
          </table:table-cell>
          <table:table-cell office:value-type="float" office:value="1108.726" calcext:value-type="float">
            <text:p>1108.726</text:p>
          </table:table-cell>
          <table:table-cell office:value-type="float" office:value="412.2532" calcext:value-type="float">
            <text:p>412.2532</text:p>
          </table:table-cell>
          <table:table-cell office:value-type="float" office:value="1829.013" calcext:value-type="float">
            <text:p>1829.013</text:p>
          </table:table-cell>
          <table:table-cell office:value-type="float" office:value="2069.622" calcext:value-type="float">
            <text:p>2069.622</text:p>
          </table:table-cell>
          <table:table-cell office:value-type="float" office:value="1659.577" calcext:value-type="float">
            <text:p>1659.577</text:p>
          </table:table-cell>
          <table:table-cell office:value-type="float" office:value="584.9741" calcext:value-type="float">
            <text:p>584.9741</text:p>
          </table:table-cell>
          <table:table-cell office:value-type="float" office:value="579.5461" calcext:value-type="float">
            <text:p>579.5461</text:p>
          </table:table-cell>
          <table:table-cell office:value-type="float" office:value="142.7258" calcext:value-type="float">
            <text:p>142.7258</text:p>
          </table:table-cell>
          <table:table-cell office:value-type="float" office:value="35.67168" calcext:value-type="float">
            <text:p>35.67168</text:p>
          </table:table-cell>
          <table:table-cell office:value-type="float" office:value="0" calcext:value-type="float">
            <text:p>0</text:p>
          </table:table-cell>
          <table:table-cell office:value-type="float" office:value="-0.02271164" calcext:value-type="float">
            <text:p>-0.02271164</text:p>
          </table:table-cell>
          <table:table-cell office:value-type="float" office:value="0" calcext:value-type="float">
            <text:p>0</text:p>
          </table:table-cell>
          <table:table-cell office:value-type="float" office:value="2.250608" calcext:value-type="float">
            <text:p>2.250608</text:p>
          </table:table-cell>
          <table:table-cell office:value-type="float" office:value="189.393" calcext:value-type="float">
            <text:p>189.393</text:p>
          </table:table-cell>
          <table:table-cell office:value-type="float" office:value="-61.79722" calcext:value-type="float">
            <text:p>-61.79722</text:p>
          </table:table-cell>
          <table:table-cell office:value-type="float" office:value="127.5958" calcext:value-type="float">
            <text:p>127.5958</text:p>
          </table:table-cell>
          <table:table-cell office:value-type="float" office:value="-272.8962" calcext:value-type="float">
            <text:p>-272.8962</text:p>
          </table:table-cell>
          <table:table-cell office:value-type="float" office:value="0" calcext:value-type="float">
            <text:p>0</text:p>
          </table:table-cell>
          <table:table-cell office:value-type="float" office:value="9.803381" calcext:value-type="float">
            <text:p>9.803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7" calcext:value-type="float">
            <text:p>28062007</text:p>
          </table:table-cell>
          <table:table-cell office:value-type="float" office:value="293.1094" calcext:value-type="float">
            <text:p>293.1094</text:p>
          </table:table-cell>
          <table:table-cell office:value-type="float" office:value="13425.95" calcext:value-type="float">
            <text:p>13425.95</text:p>
          </table:table-cell>
          <table:table-cell office:value-type="float" office:value="0" calcext:value-type="float">
            <text:p>0</text:p>
          </table:table-cell>
          <table:table-cell office:value-type="float" office:value="0.4308836" calcext:value-type="float">
            <text:p>0.4308836</text:p>
          </table:table-cell>
          <table:table-cell office:value-type="float" office:value="-290.4252" calcext:value-type="float">
            <text:p>-290.4252</text:p>
          </table:table-cell>
          <table:table-cell office:value-type="float" office:value="873.7487" calcext:value-type="float">
            <text:p>873.7487</text:p>
          </table:table-cell>
          <table:table-cell office:value-type="float" office:value="-18.65971" calcext:value-type="float">
            <text:p>-18.65971</text:p>
          </table:table-cell>
          <table:table-cell office:value-type="float" office:value="120.7263" calcext:value-type="float">
            <text:p>120.7263</text:p>
          </table:table-cell>
          <table:table-cell office:value-type="float" office:value="3.299325" calcext:value-type="float">
            <text:p>3.299325</text:p>
          </table:table-cell>
          <table:table-cell office:value-type="float" office:value="0.04197886" calcext:value-type="float">
            <text:p>0.04197886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541457" calcext:value-type="float">
            <text:p>0.05541457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5225494" calcext:value-type="float">
            <text:p>0.5225494</text:p>
          </table:table-cell>
          <table:table-cell office:value-type="float" office:value="370" calcext:value-type="float">
            <text:p>370</text:p>
          </table:table-cell>
          <table:table-cell office:value-type="float" office:value="-132.146" calcext:value-type="float">
            <text:p>-132.146</text:p>
          </table:table-cell>
          <table:table-cell office:value-type="float" office:value="0" calcext:value-type="float">
            <text:p>0</text:p>
          </table:table-cell>
          <table:table-cell office:value-type="float" office:value="368.2312" calcext:value-type="float">
            <text:p>368.2312</text:p>
          </table:table-cell>
          <table:table-cell office:value-type="float" office:value="1333.502" calcext:value-type="float">
            <text:p>1333.502</text:p>
          </table:table-cell>
          <table:table-cell office:value-type="float" office:value="1614.441" calcext:value-type="float">
            <text:p>1614.441</text:p>
          </table:table-cell>
          <table:table-cell office:value-type="float" office:value="1240.743" calcext:value-type="float">
            <text:p>1240.743</text:p>
          </table:table-cell>
          <table:table-cell office:value-type="float" office:value="737.2039" calcext:value-type="float">
            <text:p>737.2039</text:p>
          </table:table-cell>
          <table:table-cell office:value-type="float" office:value="1108.583" calcext:value-type="float">
            <text:p>1108.583</text:p>
          </table:table-cell>
          <table:table-cell office:value-type="float" office:value="412.1883" calcext:value-type="float">
            <text:p>412.1883</text:p>
          </table:table-cell>
          <table:table-cell office:value-type="float" office:value="1828.906" calcext:value-type="float">
            <text:p>1828.906</text:p>
          </table:table-cell>
          <table:table-cell office:value-type="float" office:value="2069.55" calcext:value-type="float">
            <text:p>2069.55</text:p>
          </table:table-cell>
          <table:table-cell office:value-type="float" office:value="1659.533" calcext:value-type="float">
            <text:p>1659.533</text:p>
          </table:table-cell>
          <table:table-cell office:value-type="float" office:value="584.9587" calcext:value-type="float">
            <text:p>584.9587</text:p>
          </table:table-cell>
          <table:table-cell office:value-type="float" office:value="579.5214" calcext:value-type="float">
            <text:p>579.5214</text:p>
          </table:table-cell>
          <table:table-cell office:value-type="float" office:value="142.7258" calcext:value-type="float">
            <text:p>142.7258</text:p>
          </table:table-cell>
          <table:table-cell office:value-type="float" office:value="35.67168" calcext:value-type="float">
            <text:p>35.67168</text:p>
          </table:table-cell>
          <table:table-cell office:value-type="float" office:value="0" calcext:value-type="float">
            <text:p>0</text:p>
          </table:table-cell>
          <table:table-cell office:value-type="float" office:value="-0.02309398" calcext:value-type="float">
            <text:p>-0.02309398</text:p>
          </table:table-cell>
          <table:table-cell office:value-type="float" office:value="0" calcext:value-type="float">
            <text:p>0</text:p>
          </table:table-cell>
          <table:table-cell office:value-type="float" office:value="2.440501" calcext:value-type="float">
            <text:p>2.440501</text:p>
          </table:table-cell>
          <table:table-cell office:value-type="float" office:value="209.8683" calcext:value-type="float">
            <text:p>209.8683</text:p>
          </table:table-cell>
          <table:table-cell office:value-type="float" office:value="-68.80096" calcext:value-type="float">
            <text:p>-68.80096</text:p>
          </table:table-cell>
          <table:table-cell office:value-type="float" office:value="141.0674" calcext:value-type="float">
            <text:p>141.0674</text:p>
          </table:table-cell>
          <table:table-cell office:value-type="float" office:value="-275.5928" calcext:value-type="float">
            <text:p>-275.5928</text:p>
          </table:table-cell>
          <table:table-cell office:value-type="float" office:value="0" calcext:value-type="float">
            <text:p>0</text:p>
          </table:table-cell>
          <table:table-cell office:value-type="float" office:value="9.861537" calcext:value-type="float">
            <text:p>9.86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7" calcext:value-type="float">
            <text:p>29062007</text:p>
          </table:table-cell>
          <table:table-cell office:value-type="float" office:value="290.7565" calcext:value-type="float">
            <text:p>290.7565</text:p>
          </table:table-cell>
          <table:table-cell office:value-type="float" office:value="13425.46" calcext:value-type="float">
            <text:p>13425.46</text:p>
          </table:table-cell>
          <table:table-cell office:value-type="float" office:value="0" calcext:value-type="float">
            <text:p>0</text:p>
          </table:table-cell>
          <table:table-cell office:value-type="float" office:value="0.4901037" calcext:value-type="float">
            <text:p>0.4901037</text:p>
          </table:table-cell>
          <table:table-cell office:value-type="float" office:value="-295.0997" calcext:value-type="float">
            <text:p>-295.0997</text:p>
          </table:table-cell>
          <table:table-cell office:value-type="float" office:value="888.5891" calcext:value-type="float">
            <text:p>888.5891</text:p>
          </table:table-cell>
          <table:table-cell office:value-type="float" office:value="-20.59488" calcext:value-type="float">
            <text:p>-20.59488</text:p>
          </table:table-cell>
          <table:table-cell office:value-type="float" office:value="120.0836" calcext:value-type="float">
            <text:p>120.0836</text:p>
          </table:table-cell>
          <table:table-cell office:value-type="float" office:value="3.206018" calcext:value-type="float">
            <text:p>3.206018</text:p>
          </table:table-cell>
          <table:table-cell office:value-type="float" office:value="0.04210623" calcext:value-type="float">
            <text:p>0.04210623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541654" calcext:value-type="float">
            <text:p>0.05541654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5229183" calcext:value-type="float">
            <text:p>0.5229183</text:p>
          </table:table-cell>
          <table:table-cell office:value-type="float" office:value="370" calcext:value-type="float">
            <text:p>370</text:p>
          </table:table-cell>
          <table:table-cell office:value-type="float" office:value="-121.4703" calcext:value-type="float">
            <text:p>-121.4703</text:p>
          </table:table-cell>
          <table:table-cell office:value-type="float" office:value="0" calcext:value-type="float">
            <text:p>0</text:p>
          </table:table-cell>
          <table:table-cell office:value-type="float" office:value="368.4378" calcext:value-type="float">
            <text:p>368.4378</text:p>
          </table:table-cell>
          <table:table-cell office:value-type="float" office:value="1332.553" calcext:value-type="float">
            <text:p>1332.553</text:p>
          </table:table-cell>
          <table:table-cell office:value-type="float" office:value="1613.363" calcext:value-type="float">
            <text:p>1613.363</text:p>
          </table:table-cell>
          <table:table-cell office:value-type="float" office:value="1240.479" calcext:value-type="float">
            <text:p>1240.479</text:p>
          </table:table-cell>
          <table:table-cell office:value-type="float" office:value="737.0264" calcext:value-type="float">
            <text:p>737.0264</text:p>
          </table:table-cell>
          <table:table-cell office:value-type="float" office:value="1108.429" calcext:value-type="float">
            <text:p>1108.429</text:p>
          </table:table-cell>
          <table:table-cell office:value-type="float" office:value="412.1225" calcext:value-type="float">
            <text:p>412.1225</text:p>
          </table:table-cell>
          <table:table-cell office:value-type="float" office:value="1828.797" calcext:value-type="float">
            <text:p>1828.797</text:p>
          </table:table-cell>
          <table:table-cell office:value-type="float" office:value="2069.478" calcext:value-type="float">
            <text:p>2069.478</text:p>
          </table:table-cell>
          <table:table-cell office:value-type="float" office:value="1659.489" calcext:value-type="float">
            <text:p>1659.489</text:p>
          </table:table-cell>
          <table:table-cell office:value-type="float" office:value="584.9432" calcext:value-type="float">
            <text:p>584.9432</text:p>
          </table:table-cell>
          <table:table-cell office:value-type="float" office:value="579.4961" calcext:value-type="float">
            <text:p>579.4961</text:p>
          </table:table-cell>
          <table:table-cell office:value-type="float" office:value="142.7258" calcext:value-type="float">
            <text:p>142.7258</text:p>
          </table:table-cell>
          <table:table-cell office:value-type="float" office:value="35.67168" calcext:value-type="float">
            <text:p>35.67168</text:p>
          </table:table-cell>
          <table:table-cell office:value-type="float" office:value="0" calcext:value-type="float">
            <text:p>0</text:p>
          </table:table-cell>
          <table:table-cell office:value-type="float" office:value="-0.02344498" calcext:value-type="float">
            <text:p>-0.02344498</text:p>
          </table:table-cell>
          <table:table-cell office:value-type="float" office:value="0" calcext:value-type="float">
            <text:p>0</text:p>
          </table:table-cell>
          <table:table-cell office:value-type="float" office:value="2.625103" calcext:value-type="float">
            <text:p>2.625103</text:p>
          </table:table-cell>
          <table:table-cell office:value-type="float" office:value="230.9865" calcext:value-type="float">
            <text:p>230.9865</text:p>
          </table:table-cell>
          <table:table-cell office:value-type="float" office:value="-76.51883" calcext:value-type="float">
            <text:p>-76.51883</text:p>
          </table:table-cell>
          <table:table-cell office:value-type="float" office:value="154.4677" calcext:value-type="float">
            <text:p>154.4677</text:p>
          </table:table-cell>
          <table:table-cell office:value-type="float" office:value="-278.3835" calcext:value-type="float">
            <text:p>-278.3835</text:p>
          </table:table-cell>
          <table:table-cell office:value-type="float" office:value="0" calcext:value-type="float">
            <text:p>0</text:p>
          </table:table-cell>
          <table:table-cell office:value-type="float" office:value="9.910522" calcext:value-type="float">
            <text:p>9.910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7" calcext:value-type="float">
            <text:p>30062007</text:p>
          </table:table-cell>
          <table:table-cell office:value-type="float" office:value="288.4041" calcext:value-type="float">
            <text:p>288.4041</text:p>
          </table:table-cell>
          <table:table-cell office:value-type="float" office:value="13425.17" calcext:value-type="float">
            <text:p>13425.17</text:p>
          </table:table-cell>
          <table:table-cell office:value-type="float" office:value="0" calcext:value-type="float">
            <text:p>0</text:p>
          </table:table-cell>
          <table:table-cell office:value-type="float" office:value="0.5587965" calcext:value-type="float">
            <text:p>0.5587965</text:p>
          </table:table-cell>
          <table:table-cell office:value-type="float" office:value="-298.3179" calcext:value-type="float">
            <text:p>-298.3179</text:p>
          </table:table-cell>
          <table:table-cell office:value-type="float" office:value="895.2955" calcext:value-type="float">
            <text:p>895.2955</text:p>
          </table:table-cell>
          <table:table-cell office:value-type="float" office:value="-22.35739" calcext:value-type="float">
            <text:p>-22.35739</text:p>
          </table:table-cell>
          <table:table-cell office:value-type="float" office:value="118.8394" calcext:value-type="float">
            <text:p>118.8394</text:p>
          </table:table-cell>
          <table:table-cell office:value-type="float" office:value="3.097216" calcext:value-type="float">
            <text:p>3.097216</text:p>
          </table:table-cell>
          <table:table-cell office:value-type="float" office:value="0.0414898" calcext:value-type="float">
            <text:p>0.0414898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550259" calcext:value-type="float">
            <text:p>0.05550259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5289332" calcext:value-type="float">
            <text:p>0.5289332</text:p>
          </table:table-cell>
          <table:table-cell office:value-type="float" office:value="370" calcext:value-type="float">
            <text:p>370</text:p>
          </table:table-cell>
          <table:table-cell office:value-type="float" office:value="-107.8282" calcext:value-type="float">
            <text:p>-107.8282</text:p>
          </table:table-cell>
          <table:table-cell office:value-type="float" office:value="0" calcext:value-type="float">
            <text:p>0</text:p>
          </table:table-cell>
          <table:table-cell office:value-type="float" office:value="368.5616" calcext:value-type="float">
            <text:p>368.5616</text:p>
          </table:table-cell>
          <table:table-cell office:value-type="float" office:value="1331.815" calcext:value-type="float">
            <text:p>1331.815</text:p>
          </table:table-cell>
          <table:table-cell office:value-type="float" office:value="1612.368" calcext:value-type="float">
            <text:p>1612.368</text:p>
          </table:table-cell>
          <table:table-cell office:value-type="float" office:value="1240.217" calcext:value-type="float">
            <text:p>1240.217</text:p>
          </table:table-cell>
          <table:table-cell office:value-type="float" office:value="736.8503" calcext:value-type="float">
            <text:p>736.8503</text:p>
          </table:table-cell>
          <table:table-cell office:value-type="float" office:value="1108.272" calcext:value-type="float">
            <text:p>1108.272</text:p>
          </table:table-cell>
          <table:table-cell office:value-type="float" office:value="412.0546" calcext:value-type="float">
            <text:p>412.0546</text:p>
          </table:table-cell>
          <table:table-cell office:value-type="float" office:value="1828.688" calcext:value-type="float">
            <text:p>1828.688</text:p>
          </table:table-cell>
          <table:table-cell office:value-type="float" office:value="2069.405" calcext:value-type="float">
            <text:p>2069.405</text:p>
          </table:table-cell>
          <table:table-cell office:value-type="float" office:value="1659.445" calcext:value-type="float">
            <text:p>1659.445</text:p>
          </table:table-cell>
          <table:table-cell office:value-type="float" office:value="584.9277" calcext:value-type="float">
            <text:p>584.9277</text:p>
          </table:table-cell>
          <table:table-cell office:value-type="float" office:value="579.4706" calcext:value-type="float">
            <text:p>579.4706</text:p>
          </table:table-cell>
          <table:table-cell office:value-type="float" office:value="142.7257" calcext:value-type="float">
            <text:p>142.7257</text:p>
          </table:table-cell>
          <table:table-cell office:value-type="float" office:value="35.67168" calcext:value-type="float">
            <text:p>35.67168</text:p>
          </table:table-cell>
          <table:table-cell office:value-type="float" office:value="0" calcext:value-type="float">
            <text:p>0</text:p>
          </table:table-cell>
          <table:table-cell office:value-type="float" office:value="-0.0237639" calcext:value-type="float">
            <text:p>-0.0237639</text:p>
          </table:table-cell>
          <table:table-cell office:value-type="float" office:value="0" calcext:value-type="float">
            <text:p>0</text:p>
          </table:table-cell>
          <table:table-cell office:value-type="float" office:value="2.845749" calcext:value-type="float">
            <text:p>2.845749</text:p>
          </table:table-cell>
          <table:table-cell office:value-type="float" office:value="254.2201" calcext:value-type="float">
            <text:p>254.2201</text:p>
          </table:table-cell>
          <table:table-cell office:value-type="float" office:value="-84.64552" calcext:value-type="float">
            <text:p>-84.64552</text:p>
          </table:table-cell>
          <table:table-cell office:value-type="float" office:value="169.5746" calcext:value-type="float">
            <text:p>169.5746</text:p>
          </table:table-cell>
          <table:table-cell office:value-type="float" office:value="-280.9937" calcext:value-type="float">
            <text:p>-280.9937</text:p>
          </table:table-cell>
          <table:table-cell office:value-type="float" office:value="0" calcext:value-type="float">
            <text:p>0</text:p>
          </table:table-cell>
          <table:table-cell office:value-type="float" office:value="11.0568" calcext:value-type="float">
            <text:p>11.0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7" calcext:value-type="float">
            <text:p>1072007</text:p>
          </table:table-cell>
          <table:table-cell office:value-type="float" office:value="286.4977" calcext:value-type="float">
            <text:p>286.4977</text:p>
          </table:table-cell>
          <table:table-cell office:value-type="float" office:value="13424.79" calcext:value-type="float">
            <text:p>13424.79</text:p>
          </table:table-cell>
          <table:table-cell office:value-type="float" office:value="0" calcext:value-type="float">
            <text:p>0</text:p>
          </table:table-cell>
          <table:table-cell office:value-type="float" office:value="0.6030012" calcext:value-type="float">
            <text:p>0.6030012</text:p>
          </table:table-cell>
          <table:table-cell office:value-type="float" office:value="-302.8223" calcext:value-type="float">
            <text:p>-302.8223</text:p>
          </table:table-cell>
          <table:table-cell office:value-type="float" office:value="909.9716" calcext:value-type="float">
            <text:p>909.9716</text:p>
          </table:table-cell>
          <table:table-cell office:value-type="float" office:value="-23.99025" calcext:value-type="float">
            <text:p>-23.99025</text:p>
          </table:table-cell>
          <table:table-cell office:value-type="float" office:value="118.622" calcext:value-type="float">
            <text:p>118.622</text:p>
          </table:table-cell>
          <table:table-cell office:value-type="float" office:value="3.0416" calcext:value-type="float">
            <text:p>3.0416</text:p>
          </table:table-cell>
          <table:table-cell office:value-type="float" office:value="0.04108234" calcext:value-type="float">
            <text:p>0.04108234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564086" calcext:value-type="float">
            <text:p>0.05564086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5289561" calcext:value-type="float">
            <text:p>0.5289561</text:p>
          </table:table-cell>
          <table:table-cell office:value-type="float" office:value="370" calcext:value-type="float">
            <text:p>370</text:p>
          </table:table-cell>
          <table:table-cell office:value-type="float" office:value="-99.07319" calcext:value-type="float">
            <text:p>-99.07319</text:p>
          </table:table-cell>
          <table:table-cell office:value-type="float" office:value="0" calcext:value-type="float">
            <text:p>0</text:p>
          </table:table-cell>
          <table:table-cell office:value-type="float" office:value="368.6098" calcext:value-type="float">
            <text:p>368.6098</text:p>
          </table:table-cell>
          <table:table-cell office:value-type="float" office:value="1331.126" calcext:value-type="float">
            <text:p>1331.126</text:p>
          </table:table-cell>
          <table:table-cell office:value-type="float" office:value="1611.609" calcext:value-type="float">
            <text:p>1611.609</text:p>
          </table:table-cell>
          <table:table-cell office:value-type="float" office:value="1240.017" calcext:value-type="float">
            <text:p>1240.017</text:p>
          </table:table-cell>
          <table:table-cell office:value-type="float" office:value="736.6992" calcext:value-type="float">
            <text:p>736.6992</text:p>
          </table:table-cell>
          <table:table-cell office:value-type="float" office:value="1108.132" calcext:value-type="float">
            <text:p>1108.132</text:p>
          </table:table-cell>
          <table:table-cell office:value-type="float" office:value="411.9894" calcext:value-type="float">
            <text:p>411.9894</text:p>
          </table:table-cell>
          <table:table-cell office:value-type="float" office:value="1828.579" calcext:value-type="float">
            <text:p>1828.579</text:p>
          </table:table-cell>
          <table:table-cell office:value-type="float" office:value="2069.332" calcext:value-type="float">
            <text:p>2069.332</text:p>
          </table:table-cell>
          <table:table-cell office:value-type="float" office:value="1659.4" calcext:value-type="float">
            <text:p>1659.4</text:p>
          </table:table-cell>
          <table:table-cell office:value-type="float" office:value="584.9121" calcext:value-type="float">
            <text:p>584.9121</text:p>
          </table:table-cell>
          <table:table-cell office:value-type="float" office:value="579.4451" calcext:value-type="float">
            <text:p>579.4451</text:p>
          </table:table-cell>
          <table:table-cell office:value-type="float" office:value="142.7256" calcext:value-type="float">
            <text:p>142.7256</text:p>
          </table:table-cell>
          <table:table-cell office:value-type="float" office:value="35.67167" calcext:value-type="float">
            <text:p>35.67167</text:p>
          </table:table-cell>
          <table:table-cell office:value-type="float" office:value="0" calcext:value-type="float">
            <text:p>0</text:p>
          </table:table-cell>
          <table:table-cell office:value-type="float" office:value="-0.02428526" calcext:value-type="float">
            <text:p>-0.02428526</text:p>
          </table:table-cell>
          <table:table-cell office:value-type="float" office:value="0" calcext:value-type="float">
            <text:p>0</text:p>
          </table:table-cell>
          <table:table-cell office:value-type="float" office:value="2.991167" calcext:value-type="float">
            <text:p>2.991167</text:p>
          </table:table-cell>
          <table:table-cell office:value-type="float" office:value="271.4133" calcext:value-type="float">
            <text:p>271.4133</text:p>
          </table:table-cell>
          <table:table-cell office:value-type="float" office:value="-90.21282" calcext:value-type="float">
            <text:p>-90.21282</text:p>
          </table:table-cell>
          <table:table-cell office:value-type="float" office:value="181.2004" calcext:value-type="float">
            <text:p>181.2004</text:p>
          </table:table-cell>
          <table:table-cell office:value-type="float" office:value="-283.2116" calcext:value-type="float">
            <text:p>-283.2116</text:p>
          </table:table-cell>
          <table:table-cell office:value-type="float" office:value="0" calcext:value-type="float">
            <text:p>0</text:p>
          </table:table-cell>
          <table:table-cell office:value-type="float" office:value="10.40083" calcext:value-type="float">
            <text:p>10.40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7" calcext:value-type="float">
            <text:p>2072007</text:p>
          </table:table-cell>
          <table:table-cell office:value-type="float" office:value="284.825" calcext:value-type="float">
            <text:p>284.825</text:p>
          </table:table-cell>
          <table:table-cell office:value-type="float" office:value="13424.45" calcext:value-type="float">
            <text:p>13424.45</text:p>
          </table:table-cell>
          <table:table-cell office:value-type="float" office:value="0" calcext:value-type="float">
            <text:p>0</text:p>
          </table:table-cell>
          <table:table-cell office:value-type="float" office:value="0.6461902" calcext:value-type="float">
            <text:p>0.6461902</text:p>
          </table:table-cell>
          <table:table-cell office:value-type="float" office:value="-306.6584" calcext:value-type="float">
            <text:p>-306.6584</text:p>
          </table:table-cell>
          <table:table-cell office:value-type="float" office:value="920.6049" calcext:value-type="float">
            <text:p>920.6049</text:p>
          </table:table-cell>
          <table:table-cell office:value-type="float" office:value="-25.83564" calcext:value-type="float">
            <text:p>-25.83564</text:p>
          </table:table-cell>
          <table:table-cell office:value-type="float" office:value="118.2086" calcext:value-type="float">
            <text:p>118.2086</text:p>
          </table:table-cell>
          <table:table-cell office:value-type="float" office:value="2.975533" calcext:value-type="float">
            <text:p>2.975533</text:p>
          </table:table-cell>
          <table:table-cell office:value-type="float" office:value="0.04131717" calcext:value-type="float">
            <text:p>0.04131717</text:p>
          </table:table-cell>
          <table:table-cell office:value-type="float" office:value="1.002502" calcext:value-type="float">
            <text:p>1.002502</text:p>
          </table:table-cell>
          <table:table-cell office:value-type="float" office:value="0.05577926" calcext:value-type="float">
            <text:p>0.05577926</text:p>
          </table:table-cell>
          <table:table-cell office:value-type="float" office:value="0.00497188" calcext:value-type="float">
            <text:p>0.00497188</text:p>
          </table:table-cell>
          <table:table-cell office:value-type="float" office:value="0.5290409" calcext:value-type="float">
            <text:p>0.5290409</text:p>
          </table:table-cell>
          <table:table-cell office:value-type="float" office:value="370" calcext:value-type="float">
            <text:p>370</text:p>
          </table:table-cell>
          <table:table-cell office:value-type="float" office:value="-85.73019" calcext:value-type="float">
            <text:p>-85.73019</text:p>
          </table:table-cell>
          <table:table-cell office:value-type="float" office:value="0" calcext:value-type="float">
            <text:p>0</text:p>
          </table:table-cell>
          <table:table-cell office:value-type="float" office:value="368.692" calcext:value-type="float">
            <text:p>368.692</text:p>
          </table:table-cell>
          <table:table-cell office:value-type="float" office:value="1330.515" calcext:value-type="float">
            <text:p>1330.515</text:p>
          </table:table-cell>
          <table:table-cell office:value-type="float" office:value="1610.913" calcext:value-type="float">
            <text:p>1610.913</text:p>
          </table:table-cell>
          <table:table-cell office:value-type="float" office:value="1239.843" calcext:value-type="float">
            <text:p>1239.843</text:p>
          </table:table-cell>
          <table:table-cell office:value-type="float" office:value="736.5721" calcext:value-type="float">
            <text:p>736.5721</text:p>
          </table:table-cell>
          <table:table-cell office:value-type="float" office:value="1108.017" calcext:value-type="float">
            <text:p>1108.017</text:p>
          </table:table-cell>
          <table:table-cell office:value-type="float" office:value="411.935" calcext:value-type="float">
            <text:p>411.935</text:p>
          </table:table-cell>
          <table:table-cell office:value-type="float" office:value="1828.479" calcext:value-type="float">
            <text:p>1828.479</text:p>
          </table:table-cell>
          <table:table-cell office:value-type="float" office:value="2069.26" calcext:value-type="float">
            <text:p>2069.26</text:p>
          </table:table-cell>
          <table:table-cell office:value-type="float" office:value="1659.356" calcext:value-type="float">
            <text:p>1659.356</text:p>
          </table:table-cell>
          <table:table-cell office:value-type="float" office:value="584.8964" calcext:value-type="float">
            <text:p>584.8964</text:p>
          </table:table-cell>
          <table:table-cell office:value-type="float" office:value="579.4195" calcext:value-type="float">
            <text:p>579.4195</text:p>
          </table:table-cell>
          <table:table-cell office:value-type="float" office:value="142.7255" calcext:value-type="float">
            <text:p>142.7255</text:p>
          </table:table-cell>
          <table:table-cell office:value-type="float" office:value="35.67167" calcext:value-type="float">
            <text:p>35.67167</text:p>
          </table:table-cell>
          <table:table-cell office:value-type="float" office:value="0" calcext:value-type="float">
            <text:p>0</text:p>
          </table:table-cell>
          <table:table-cell office:value-type="float" office:value="-0.02440138" calcext:value-type="float">
            <text:p>-0.02440138</text:p>
          </table:table-cell>
          <table:table-cell office:value-type="float" office:value="0" calcext:value-type="float">
            <text:p>0</text:p>
          </table:table-cell>
          <table:table-cell office:value-type="float" office:value="3.180199" calcext:value-type="float">
            <text:p>3.180199</text:p>
          </table:table-cell>
          <table:table-cell office:value-type="float" office:value="294.6601" calcext:value-type="float">
            <text:p>294.6601</text:p>
          </table:table-cell>
          <table:table-cell office:value-type="float" office:value="-98.13306" calcext:value-type="float">
            <text:p>-98.13306</text:p>
          </table:table-cell>
          <table:table-cell office:value-type="float" office:value="196.527" calcext:value-type="float">
            <text:p>196.527</text:p>
          </table:table-cell>
          <table:table-cell office:value-type="float" office:value="-285.1716" calcext:value-type="float">
            <text:p>-285.1716</text:p>
          </table:table-cell>
          <table:table-cell office:value-type="float" office:value="0" calcext:value-type="float">
            <text:p>0</text:p>
          </table:table-cell>
          <table:table-cell office:value-type="float" office:value="10.36987" calcext:value-type="float">
            <text:p>10.36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7" calcext:value-type="float">
            <text:p>3072007</text:p>
          </table:table-cell>
          <table:table-cell office:value-type="float" office:value="282.7172" calcext:value-type="float">
            <text:p>282.7172</text:p>
          </table:table-cell>
          <table:table-cell office:value-type="float" office:value="13424.17" calcext:value-type="float">
            <text:p>13424.17</text:p>
          </table:table-cell>
          <table:table-cell office:value-type="float" office:value="0" calcext:value-type="float">
            <text:p>0</text:p>
          </table:table-cell>
          <table:table-cell office:value-type="float" office:value="0.6973334" calcext:value-type="float">
            <text:p>0.6973334</text:p>
          </table:table-cell>
          <table:table-cell office:value-type="float" office:value="-310.1382" calcext:value-type="float">
            <text:p>-310.1382</text:p>
          </table:table-cell>
          <table:table-cell office:value-type="float" office:value="930.571" calcext:value-type="float">
            <text:p>930.571</text:p>
          </table:table-cell>
          <table:table-cell office:value-type="float" office:value="-27.63741" calcext:value-type="float">
            <text:p>-27.63741</text:p>
          </table:table-cell>
          <table:table-cell office:value-type="float" office:value="117.8068" calcext:value-type="float">
            <text:p>117.8068</text:p>
          </table:table-cell>
          <table:table-cell office:value-type="float" office:value="2.861157" calcext:value-type="float">
            <text:p>2.861157</text:p>
          </table:table-cell>
          <table:table-cell office:value-type="float" office:value="0.04082067" calcext:value-type="float">
            <text:p>0.04082067</text:p>
          </table:table-cell>
          <table:table-cell office:value-type="float" office:value="1.004502" calcext:value-type="float">
            <text:p>1.004502</text:p>
          </table:table-cell>
          <table:table-cell office:value-type="float" office:value="0.05601325" calcext:value-type="float">
            <text:p>0.05601325</text:p>
          </table:table-cell>
          <table:table-cell office:value-type="float" office:value="0.005101618" calcext:value-type="float">
            <text:p>0.005101618</text:p>
          </table:table-cell>
          <table:table-cell office:value-type="float" office:value="0.5333371" calcext:value-type="float">
            <text:p>0.5333371</text:p>
          </table:table-cell>
          <table:table-cell office:value-type="float" office:value="370" calcext:value-type="float">
            <text:p>370</text:p>
          </table:table-cell>
          <table:table-cell office:value-type="float" office:value="-67.2566" calcext:value-type="float">
            <text:p>-67.2566</text:p>
          </table:table-cell>
          <table:table-cell office:value-type="float" office:value="0" calcext:value-type="float">
            <text:p>0</text:p>
          </table:table-cell>
          <table:table-cell office:value-type="float" office:value="368.7166" calcext:value-type="float">
            <text:p>368.7166</text:p>
          </table:table-cell>
          <table:table-cell office:value-type="float" office:value="1329.833" calcext:value-type="float">
            <text:p>1329.833</text:p>
          </table:table-cell>
          <table:table-cell office:value-type="float" office:value="1610.075" calcext:value-type="float">
            <text:p>1610.075</text:p>
          </table:table-cell>
          <table:table-cell office:value-type="float" office:value="1239.642" calcext:value-type="float">
            <text:p>1239.642</text:p>
          </table:table-cell>
          <table:table-cell office:value-type="float" office:value="736.4282" calcext:value-type="float">
            <text:p>736.4282</text:p>
          </table:table-cell>
          <table:table-cell office:value-type="float" office:value="1107.891" calcext:value-type="float">
            <text:p>1107.891</text:p>
          </table:table-cell>
          <table:table-cell office:value-type="float" office:value="411.879" calcext:value-type="float">
            <text:p>411.879</text:p>
          </table:table-cell>
          <table:table-cell office:value-type="float" office:value="1828.39" calcext:value-type="float">
            <text:p>1828.39</text:p>
          </table:table-cell>
          <table:table-cell office:value-type="float" office:value="2069.188" calcext:value-type="float">
            <text:p>2069.188</text:p>
          </table:table-cell>
          <table:table-cell office:value-type="float" office:value="1659.311" calcext:value-type="float">
            <text:p>1659.311</text:p>
          </table:table-cell>
          <table:table-cell office:value-type="float" office:value="584.8807" calcext:value-type="float">
            <text:p>584.8807</text:p>
          </table:table-cell>
          <table:table-cell office:value-type="float" office:value="579.3937" calcext:value-type="float">
            <text:p>579.3937</text:p>
          </table:table-cell>
          <table:table-cell office:value-type="float" office:value="142.7254" calcext:value-type="float">
            <text:p>142.7254</text:p>
          </table:table-cell>
          <table:table-cell office:value-type="float" office:value="35.67167" calcext:value-type="float">
            <text:p>35.67167</text:p>
          </table:table-cell>
          <table:table-cell office:value-type="float" office:value="0" calcext:value-type="float">
            <text:p>0</text:p>
          </table:table-cell>
          <table:table-cell office:value-type="float" office:value="-0.02507883" calcext:value-type="float">
            <text:p>-0.02507883</text:p>
          </table:table-cell>
          <table:table-cell office:value-type="float" office:value="0" calcext:value-type="float">
            <text:p>0</text:p>
          </table:table-cell>
          <table:table-cell office:value-type="float" office:value="3.409599" calcext:value-type="float">
            <text:p>3.409599</text:p>
          </table:table-cell>
          <table:table-cell office:value-type="float" office:value="323.7086" calcext:value-type="float">
            <text:p>323.7086</text:p>
          </table:table-cell>
          <table:table-cell office:value-type="float" office:value="-107.0214" calcext:value-type="float">
            <text:p>-107.0214</text:p>
          </table:table-cell>
          <table:table-cell office:value-type="float" office:value="216.6872" calcext:value-type="float">
            <text:p>216.6872</text:p>
          </table:table-cell>
          <table:table-cell office:value-type="float" office:value="-287.5073" calcext:value-type="float">
            <text:p>-287.5073</text:p>
          </table:table-cell>
          <table:table-cell office:value-type="float" office:value="0" calcext:value-type="float">
            <text:p>0</text:p>
          </table:table-cell>
          <table:table-cell office:value-type="float" office:value="11.02044" calcext:value-type="float">
            <text:p>11.0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7" calcext:value-type="float">
            <text:p>4072007</text:p>
          </table:table-cell>
          <table:table-cell office:value-type="float" office:value="280.5207" calcext:value-type="float">
            <text:p>280.5207</text:p>
          </table:table-cell>
          <table:table-cell office:value-type="float" office:value="13424.11" calcext:value-type="float">
            <text:p>13424.11</text:p>
          </table:table-cell>
          <table:table-cell office:value-type="float" office:value="0" calcext:value-type="float">
            <text:p>0</text:p>
          </table:table-cell>
          <table:table-cell office:value-type="float" office:value="0.8009548" calcext:value-type="float">
            <text:p>0.8009548</text:p>
          </table:table-cell>
          <table:table-cell office:value-type="float" office:value="-313.3296" calcext:value-type="float">
            <text:p>-313.3296</text:p>
          </table:table-cell>
          <table:table-cell office:value-type="float" office:value="936.6811" calcext:value-type="float">
            <text:p>936.6811</text:p>
          </table:table-cell>
          <table:table-cell office:value-type="float" office:value="-29.44121" calcext:value-type="float">
            <text:p>-29.44121</text:p>
          </table:table-cell>
          <table:table-cell office:value-type="float" office:value="116.2633" calcext:value-type="float">
            <text:p>116.2633</text:p>
          </table:table-cell>
          <table:table-cell office:value-type="float" office:value="2.734188" calcext:value-type="float">
            <text:p>2.734188</text:p>
          </table:table-cell>
          <table:table-cell office:value-type="float" office:value="0.03936213" calcext:value-type="float">
            <text:p>0.03936213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645984" calcext:value-type="float">
            <text:p>0.05645984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03709" calcext:value-type="float">
            <text:p>0.5403709</text:p>
          </table:table-cell>
          <table:table-cell office:value-type="float" office:value="370" calcext:value-type="float">
            <text:p>370</text:p>
          </table:table-cell>
          <table:table-cell office:value-type="float" office:value="-49.03698" calcext:value-type="float">
            <text:p>-49.03698</text:p>
          </table:table-cell>
          <table:table-cell office:value-type="float" office:value="0" calcext:value-type="float">
            <text:p>0</text:p>
          </table:table-cell>
          <table:table-cell office:value-type="float" office:value="368.7203" calcext:value-type="float">
            <text:p>368.7203</text:p>
          </table:table-cell>
          <table:table-cell office:value-type="float" office:value="1329.194" calcext:value-type="float">
            <text:p>1329.194</text:p>
          </table:table-cell>
          <table:table-cell office:value-type="float" office:value="1609.314" calcext:value-type="float">
            <text:p>1609.314</text:p>
          </table:table-cell>
          <table:table-cell office:value-type="float" office:value="1239.487" calcext:value-type="float">
            <text:p>1239.487</text:p>
          </table:table-cell>
          <table:table-cell office:value-type="float" office:value="736.2838" calcext:value-type="float">
            <text:p>736.2838</text:p>
          </table:table-cell>
          <table:table-cell office:value-type="float" office:value="1107.764" calcext:value-type="float">
            <text:p>1107.764</text:p>
          </table:table-cell>
          <table:table-cell office:value-type="float" office:value="411.8196" calcext:value-type="float">
            <text:p>411.8196</text:p>
          </table:table-cell>
          <table:table-cell office:value-type="float" office:value="1828.299" calcext:value-type="float">
            <text:p>1828.299</text:p>
          </table:table-cell>
          <table:table-cell office:value-type="float" office:value="2069.118" calcext:value-type="float">
            <text:p>2069.118</text:p>
          </table:table-cell>
          <table:table-cell office:value-type="float" office:value="1659.267" calcext:value-type="float">
            <text:p>1659.267</text:p>
          </table:table-cell>
          <table:table-cell office:value-type="float" office:value="584.865" calcext:value-type="float">
            <text:p>584.865</text:p>
          </table:table-cell>
          <table:table-cell office:value-type="float" office:value="579.3679" calcext:value-type="float">
            <text:p>579.3679</text:p>
          </table:table-cell>
          <table:table-cell office:value-type="float" office:value="142.7252" calcext:value-type="float">
            <text:p>142.7252</text:p>
          </table:table-cell>
          <table:table-cell office:value-type="float" office:value="35.67167" calcext:value-type="float">
            <text:p>35.67167</text:p>
          </table:table-cell>
          <table:table-cell office:value-type="float" office:value="0" calcext:value-type="float">
            <text:p>0</text:p>
          </table:table-cell>
          <table:table-cell office:value-type="float" office:value="-0.02571579" calcext:value-type="float">
            <text:p>-0.02571579</text:p>
          </table:table-cell>
          <table:table-cell office:value-type="float" office:value="0" calcext:value-type="float">
            <text:p>0</text:p>
          </table:table-cell>
          <table:table-cell office:value-type="float" office:value="3.660146" calcext:value-type="float">
            <text:p>3.660146</text:p>
          </table:table-cell>
          <table:table-cell office:value-type="float" office:value="352.6552" calcext:value-type="float">
            <text:p>352.6552</text:p>
          </table:table-cell>
          <table:table-cell office:value-type="float" office:value="-116.3391" calcext:value-type="float">
            <text:p>-116.3391</text:p>
          </table:table-cell>
          <table:table-cell office:value-type="float" office:value="236.316" calcext:value-type="float">
            <text:p>236.316</text:p>
          </table:table-cell>
          <table:table-cell office:value-type="float" office:value="-289.7776" calcext:value-type="float">
            <text:p>-289.7776</text:p>
          </table:table-cell>
          <table:table-cell office:value-type="float" office:value="0" calcext:value-type="float">
            <text:p>0</text:p>
          </table:table-cell>
          <table:table-cell office:value-type="float" office:value="11.8922" calcext:value-type="float">
            <text:p>11.8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7" calcext:value-type="float">
            <text:p>5072007</text:p>
          </table:table-cell>
          <table:table-cell office:value-type="float" office:value="278.4849" calcext:value-type="float">
            <text:p>278.4849</text:p>
          </table:table-cell>
          <table:table-cell office:value-type="float" office:value="13423.84" calcext:value-type="float">
            <text:p>13423.84</text:p>
          </table:table-cell>
          <table:table-cell office:value-type="float" office:value="0" calcext:value-type="float">
            <text:p>0</text:p>
          </table:table-cell>
          <table:table-cell office:value-type="float" office:value="0.8573195" calcext:value-type="float">
            <text:p>0.8573195</text:p>
          </table:table-cell>
          <table:table-cell office:value-type="float" office:value="-317.3264" calcext:value-type="float">
            <text:p>-317.3264</text:p>
          </table:table-cell>
          <table:table-cell office:value-type="float" office:value="951.9391" calcext:value-type="float">
            <text:p>951.9391</text:p>
          </table:table-cell>
          <table:table-cell office:value-type="float" office:value="-31.24256" calcext:value-type="float">
            <text:p>-31.24256</text:p>
          </table:table-cell>
          <table:table-cell office:value-type="float" office:value="116.0319" calcext:value-type="float">
            <text:p>116.0319</text:p>
          </table:table-cell>
          <table:table-cell office:value-type="float" office:value="2.675165" calcext:value-type="float">
            <text:p>2.675165</text:p>
          </table:table-cell>
          <table:table-cell office:value-type="float" office:value="0.0376667" calcext:value-type="float">
            <text:p>0.0376667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659538" calcext:value-type="float">
            <text:p>0.05659538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399761" calcext:value-type="float">
            <text:p>0.5399761</text:p>
          </table:table-cell>
          <table:table-cell office:value-type="float" office:value="370" calcext:value-type="float">
            <text:p>370</text:p>
          </table:table-cell>
          <table:table-cell office:value-type="float" office:value="-29.64664" calcext:value-type="float">
            <text:p>-29.64664</text:p>
          </table:table-cell>
          <table:table-cell office:value-type="float" office:value="0" calcext:value-type="float">
            <text:p>0</text:p>
          </table:table-cell>
          <table:table-cell office:value-type="float" office:value="368.7448" calcext:value-type="float">
            <text:p>368.7448</text:p>
          </table:table-cell>
          <table:table-cell office:value-type="float" office:value="1328.544" calcext:value-type="float">
            <text:p>1328.544</text:p>
          </table:table-cell>
          <table:table-cell office:value-type="float" office:value="1608.493" calcext:value-type="float">
            <text:p>1608.493</text:p>
          </table:table-cell>
          <table:table-cell office:value-type="float" office:value="1239.281" calcext:value-type="float">
            <text:p>1239.281</text:p>
          </table:table-cell>
          <table:table-cell office:value-type="float" office:value="736.1345" calcext:value-type="float">
            <text:p>736.1345</text:p>
          </table:table-cell>
          <table:table-cell office:value-type="float" office:value="1107.634" calcext:value-type="float">
            <text:p>1107.634</text:p>
          </table:table-cell>
          <table:table-cell office:value-type="float" office:value="411.7599" calcext:value-type="float">
            <text:p>411.7599</text:p>
          </table:table-cell>
          <table:table-cell office:value-type="float" office:value="1828.197" calcext:value-type="float">
            <text:p>1828.197</text:p>
          </table:table-cell>
          <table:table-cell office:value-type="float" office:value="2069.047" calcext:value-type="float">
            <text:p>2069.047</text:p>
          </table:table-cell>
          <table:table-cell office:value-type="float" office:value="1659.222" calcext:value-type="float">
            <text:p>1659.222</text:p>
          </table:table-cell>
          <table:table-cell office:value-type="float" office:value="584.8492" calcext:value-type="float">
            <text:p>584.8492</text:p>
          </table:table-cell>
          <table:table-cell office:value-type="float" office:value="579.342" calcext:value-type="float">
            <text:p>579.342</text:p>
          </table:table-cell>
          <table:table-cell office:value-type="float" office:value="142.7251" calcext:value-type="float">
            <text:p>142.7251</text:p>
          </table:table-cell>
          <table:table-cell office:value-type="float" office:value="35.67167" calcext:value-type="float">
            <text:p>35.67167</text:p>
          </table:table-cell>
          <table:table-cell office:value-type="float" office:value="0" calcext:value-type="float">
            <text:p>0</text:p>
          </table:table-cell>
          <table:table-cell office:value-type="float" office:value="-0.02690994" calcext:value-type="float">
            <text:p>-0.02690994</text:p>
          </table:table-cell>
          <table:table-cell office:value-type="float" office:value="0" calcext:value-type="float">
            <text:p>0</text:p>
          </table:table-cell>
          <table:table-cell office:value-type="float" office:value="3.853489" calcext:value-type="float">
            <text:p>3.853489</text:p>
          </table:table-cell>
          <table:table-cell office:value-type="float" office:value="383.0717" calcext:value-type="float">
            <text:p>383.0717</text:p>
          </table:table-cell>
          <table:table-cell office:value-type="float" office:value="-125.1807" calcext:value-type="float">
            <text:p>-125.1807</text:p>
          </table:table-cell>
          <table:table-cell office:value-type="float" office:value="257.891" calcext:value-type="float">
            <text:p>257.891</text:p>
          </table:table-cell>
          <table:table-cell office:value-type="float" office:value="-292.0441" calcext:value-type="float">
            <text:p>-292.0441</text:p>
          </table:table-cell>
          <table:table-cell office:value-type="float" office:value="0" calcext:value-type="float">
            <text:p>0</text:p>
          </table:table-cell>
          <table:table-cell office:value-type="float" office:value="11.95978" calcext:value-type="float">
            <text:p>11.95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7" calcext:value-type="float">
            <text:p>6072007</text:p>
          </table:table-cell>
          <table:table-cell office:value-type="float" office:value="276.5142" calcext:value-type="float">
            <text:p>276.5142</text:p>
          </table:table-cell>
          <table:table-cell office:value-type="float" office:value="13423.41" calcext:value-type="float">
            <text:p>13423.41</text:p>
          </table:table-cell>
          <table:table-cell office:value-type="float" office:value="0" calcext:value-type="float">
            <text:p>0</text:p>
          </table:table-cell>
          <table:table-cell office:value-type="float" office:value="0.9464465" calcext:value-type="float">
            <text:p>0.9464465</text:p>
          </table:table-cell>
          <table:table-cell office:value-type="float" office:value="-322.345" calcext:value-type="float">
            <text:p>-322.345</text:p>
          </table:table-cell>
          <table:table-cell office:value-type="float" office:value="968.0255" calcext:value-type="float">
            <text:p>968.0255</text:p>
          </table:table-cell>
          <table:table-cell office:value-type="float" office:value="-33.97206" calcext:value-type="float">
            <text:p>-33.97206</text:p>
          </table:table-cell>
          <table:table-cell office:value-type="float" office:value="115.5231" calcext:value-type="float">
            <text:p>115.5231</text:p>
          </table:table-cell>
          <table:table-cell office:value-type="float" office:value="2.604601" calcext:value-type="float">
            <text:p>2.604601</text:p>
          </table:table-cell>
          <table:table-cell office:value-type="float" office:value="0.03760525" calcext:value-type="float">
            <text:p>0.03760525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673092" calcext:value-type="float">
            <text:p>0.05673092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396798" calcext:value-type="float">
            <text:p>0.5396798</text:p>
          </table:table-cell>
          <table:table-cell office:value-type="float" office:value="370" calcext:value-type="float">
            <text:p>370</text:p>
          </table:table-cell>
          <table:table-cell office:value-type="float" office:value="-14.91454" calcext:value-type="float">
            <text:p>-14.91454</text:p>
          </table:table-cell>
          <table:table-cell office:value-type="float" office:value="0" calcext:value-type="float">
            <text:p>0</text:p>
          </table:table-cell>
          <table:table-cell office:value-type="float" office:value="368.8905" calcext:value-type="float">
            <text:p>368.8905</text:p>
          </table:table-cell>
          <table:table-cell office:value-type="float" office:value="1327.762" calcext:value-type="float">
            <text:p>1327.762</text:p>
          </table:table-cell>
          <table:table-cell office:value-type="float" office:value="1607.613" calcext:value-type="float">
            <text:p>1607.613</text:p>
          </table:table-cell>
          <table:table-cell office:value-type="float" office:value="1239.064" calcext:value-type="float">
            <text:p>1239.064</text:p>
          </table:table-cell>
          <table:table-cell office:value-type="float" office:value="735.9894" calcext:value-type="float">
            <text:p>735.9894</text:p>
          </table:table-cell>
          <table:table-cell office:value-type="float" office:value="1107.505" calcext:value-type="float">
            <text:p>1107.505</text:p>
          </table:table-cell>
          <table:table-cell office:value-type="float" office:value="411.7018" calcext:value-type="float">
            <text:p>411.7018</text:p>
          </table:table-cell>
          <table:table-cell office:value-type="float" office:value="1828.096" calcext:value-type="float">
            <text:p>1828.096</text:p>
          </table:table-cell>
          <table:table-cell office:value-type="float" office:value="2068.977" calcext:value-type="float">
            <text:p>2068.977</text:p>
          </table:table-cell>
          <table:table-cell office:value-type="float" office:value="1659.178" calcext:value-type="float">
            <text:p>1659.178</text:p>
          </table:table-cell>
          <table:table-cell office:value-type="float" office:value="584.8334" calcext:value-type="float">
            <text:p>584.8334</text:p>
          </table:table-cell>
          <table:table-cell office:value-type="float" office:value="579.3159" calcext:value-type="float">
            <text:p>579.3159</text:p>
          </table:table-cell>
          <table:table-cell office:value-type="float" office:value="142.725" calcext:value-type="float">
            <text:p>142.725</text:p>
          </table:table-cell>
          <table:table-cell office:value-type="float" office:value="35.67167" calcext:value-type="float">
            <text:p>35.67167</text:p>
          </table:table-cell>
          <table:table-cell office:value-type="float" office:value="0" calcext:value-type="float">
            <text:p>0</text:p>
          </table:table-cell>
          <table:table-cell office:value-type="float" office:value="-0.02752705" calcext:value-type="float">
            <text:p>-0.02752705</text:p>
          </table:table-cell>
          <table:table-cell office:value-type="float" office:value="0" calcext:value-type="float">
            <text:p>0</text:p>
          </table:table-cell>
          <table:table-cell office:value-type="float" office:value="4.07009" calcext:value-type="float">
            <text:p>4.07009</text:p>
          </table:table-cell>
          <table:table-cell office:value-type="float" office:value="411.7098" calcext:value-type="float">
            <text:p>411.7098</text:p>
          </table:table-cell>
          <table:table-cell office:value-type="float" office:value="-136.8268" calcext:value-type="float">
            <text:p>-136.8268</text:p>
          </table:table-cell>
          <table:table-cell office:value-type="float" office:value="274.8829" calcext:value-type="float">
            <text:p>274.8829</text:p>
          </table:table-cell>
          <table:table-cell office:value-type="float" office:value="-294.4138" calcext:value-type="float">
            <text:p>-294.4138</text:p>
          </table:table-cell>
          <table:table-cell office:value-type="float" office:value="0" calcext:value-type="float">
            <text:p>0</text:p>
          </table:table-cell>
          <table:table-cell office:value-type="float" office:value="12.03948" calcext:value-type="float">
            <text:p>12.03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7" calcext:value-type="float">
            <text:p>7072007</text:p>
          </table:table-cell>
          <table:table-cell office:value-type="float" office:value="274.2872" calcext:value-type="float">
            <text:p>274.2872</text:p>
          </table:table-cell>
          <table:table-cell office:value-type="float" office:value="13422.9" calcext:value-type="float">
            <text:p>13422.9</text:p>
          </table:table-cell>
          <table:table-cell office:value-type="float" office:value="0" calcext:value-type="float">
            <text:p>0</text:p>
          </table:table-cell>
          <table:table-cell office:value-type="float" office:value="1.010682" calcext:value-type="float">
            <text:p>1.010682</text:p>
          </table:table-cell>
          <table:table-cell office:value-type="float" office:value="-328.3557" calcext:value-type="float">
            <text:p>-328.3557</text:p>
          </table:table-cell>
          <table:table-cell office:value-type="float" office:value="986.3488" calcext:value-type="float">
            <text:p>986.3488</text:p>
          </table:table-cell>
          <table:table-cell office:value-type="float" office:value="-37.36015" calcext:value-type="float">
            <text:p>-37.36015</text:p>
          </table:table-cell>
          <table:table-cell office:value-type="float" office:value="114.9475" calcext:value-type="float">
            <text:p>114.9475</text:p>
          </table:table-cell>
          <table:table-cell office:value-type="float" office:value="2.530198" calcext:value-type="float">
            <text:p>2.530198</text:p>
          </table:table-cell>
          <table:table-cell office:value-type="float" office:value="0.03752586" calcext:value-type="float">
            <text:p>0.03752586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686646" calcext:value-type="float">
            <text:p>0.05686646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394657" calcext:value-type="float">
            <text:p>0.5394657</text:p>
          </table:table-cell>
          <table:table-cell office:value-type="float" office:value="370" calcext:value-type="float">
            <text:p>370</text:p>
          </table:table-cell>
          <table:table-cell office:value-type="float" office:value="0.1288821" calcext:value-type="float">
            <text:p>0.1288821</text:p>
          </table:table-cell>
          <table:table-cell office:value-type="float" office:value="0" calcext:value-type="float">
            <text:p>0</text:p>
          </table:table-cell>
          <table:table-cell office:value-type="float" office:value="369.0412" calcext:value-type="float">
            <text:p>369.0412</text:p>
          </table:table-cell>
          <table:table-cell office:value-type="float" office:value="1326.842" calcext:value-type="float">
            <text:p>1326.842</text:p>
          </table:table-cell>
          <table:table-cell office:value-type="float" office:value="1606.591" calcext:value-type="float">
            <text:p>1606.591</text:p>
          </table:table-cell>
          <table:table-cell office:value-type="float" office:value="1238.815" calcext:value-type="float">
            <text:p>1238.815</text:p>
          </table:table-cell>
          <table:table-cell office:value-type="float" office:value="735.8207" calcext:value-type="float">
            <text:p>735.8207</text:p>
          </table:table-cell>
          <table:table-cell office:value-type="float" office:value="1107.365" calcext:value-type="float">
            <text:p>1107.365</text:p>
          </table:table-cell>
          <table:table-cell office:value-type="float" office:value="411.6407" calcext:value-type="float">
            <text:p>411.6407</text:p>
          </table:table-cell>
          <table:table-cell office:value-type="float" office:value="1827.993" calcext:value-type="float">
            <text:p>1827.993</text:p>
          </table:table-cell>
          <table:table-cell office:value-type="float" office:value="2068.907" calcext:value-type="float">
            <text:p>2068.907</text:p>
          </table:table-cell>
          <table:table-cell office:value-type="float" office:value="1659.134" calcext:value-type="float">
            <text:p>1659.134</text:p>
          </table:table-cell>
          <table:table-cell office:value-type="float" office:value="584.8177" calcext:value-type="float">
            <text:p>584.8177</text:p>
          </table:table-cell>
          <table:table-cell office:value-type="float" office:value="579.2897" calcext:value-type="float">
            <text:p>579.2897</text:p>
          </table:table-cell>
          <table:table-cell office:value-type="float" office:value="142.7249" calcext:value-type="float">
            <text:p>142.7249</text:p>
          </table:table-cell>
          <table:table-cell office:value-type="float" office:value="35.67166" calcext:value-type="float">
            <text:p>35.67166</text:p>
          </table:table-cell>
          <table:table-cell office:value-type="float" office:value="0" calcext:value-type="float">
            <text:p>0</text:p>
          </table:table-cell>
          <table:table-cell office:value-type="float" office:value="-0.02809043" calcext:value-type="float">
            <text:p>-0.02809043</text:p>
          </table:table-cell>
          <table:table-cell office:value-type="float" office:value="0" calcext:value-type="float">
            <text:p>0</text:p>
          </table:table-cell>
          <table:table-cell office:value-type="float" office:value="4.294401" calcext:value-type="float">
            <text:p>4.294401</text:p>
          </table:table-cell>
          <table:table-cell office:value-type="float" office:value="441.9199" calcext:value-type="float">
            <text:p>441.9199</text:p>
          </table:table-cell>
          <table:table-cell office:value-type="float" office:value="-149.3792" calcext:value-type="float">
            <text:p>-149.3792</text:p>
          </table:table-cell>
          <table:table-cell office:value-type="float" office:value="292.5407" calcext:value-type="float">
            <text:p>292.5407</text:p>
          </table:table-cell>
          <table:table-cell office:value-type="float" office:value="-297.1093" calcext:value-type="float">
            <text:p>-297.1093</text:p>
          </table:table-cell>
          <table:table-cell office:value-type="float" office:value="0" calcext:value-type="float">
            <text:p>0</text:p>
          </table:table-cell>
          <table:table-cell office:value-type="float" office:value="12.11121" calcext:value-type="float">
            <text:p>12.1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7" calcext:value-type="float">
            <text:p>8072007</text:p>
          </table:table-cell>
          <table:table-cell office:value-type="float" office:value="272.1435" calcext:value-type="float">
            <text:p>272.1435</text:p>
          </table:table-cell>
          <table:table-cell office:value-type="float" office:value="13422.59" calcext:value-type="float">
            <text:p>13422.59</text:p>
          </table:table-cell>
          <table:table-cell office:value-type="float" office:value="0" calcext:value-type="float">
            <text:p>0</text:p>
          </table:table-cell>
          <table:table-cell office:value-type="float" office:value="1.125465" calcext:value-type="float">
            <text:p>1.125465</text:p>
          </table:table-cell>
          <table:table-cell office:value-type="float" office:value="-332.2158" calcext:value-type="float">
            <text:p>-332.2158</text:p>
          </table:table-cell>
          <table:table-cell office:value-type="float" office:value="992.593" calcext:value-type="float">
            <text:p>992.593</text:p>
          </table:table-cell>
          <table:table-cell office:value-type="float" office:value="-39.80338" calcext:value-type="float">
            <text:p>-39.80338</text:p>
          </table:table-cell>
          <table:table-cell office:value-type="float" office:value="113.7283" calcext:value-type="float">
            <text:p>113.7283</text:p>
          </table:table-cell>
          <table:table-cell office:value-type="float" office:value="2.435633" calcext:value-type="float">
            <text:p>2.435633</text:p>
          </table:table-cell>
          <table:table-cell office:value-type="float" office:value="0.03638824" calcext:value-type="float">
            <text:p>0.03638824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71685" calcext:value-type="float">
            <text:p>0.0571685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57129" calcext:value-type="float">
            <text:p>0.5457129</text:p>
          </table:table-cell>
          <table:table-cell office:value-type="float" office:value="370" calcext:value-type="float">
            <text:p>370</text:p>
          </table:table-cell>
          <table:table-cell office:value-type="float" office:value="14.2638" calcext:value-type="float">
            <text:p>14.2638</text:p>
          </table:table-cell>
          <table:table-cell office:value-type="float" office:value="0" calcext:value-type="float">
            <text:p>0</text:p>
          </table:table-cell>
          <table:table-cell office:value-type="float" office:value="369.1154" calcext:value-type="float">
            <text:p>369.1154</text:p>
          </table:table-cell>
          <table:table-cell office:value-type="float" office:value="1326.109" calcext:value-type="float">
            <text:p>1326.109</text:p>
          </table:table-cell>
          <table:table-cell office:value-type="float" office:value="1605.744" calcext:value-type="float">
            <text:p>1605.744</text:p>
          </table:table-cell>
          <table:table-cell office:value-type="float" office:value="1238.601" calcext:value-type="float">
            <text:p>1238.601</text:p>
          </table:table-cell>
          <table:table-cell office:value-type="float" office:value="735.6608" calcext:value-type="float">
            <text:p>735.6608</text:p>
          </table:table-cell>
          <table:table-cell office:value-type="float" office:value="1107.217" calcext:value-type="float">
            <text:p>1107.217</text:p>
          </table:table-cell>
          <table:table-cell office:value-type="float" office:value="411.578" calcext:value-type="float">
            <text:p>411.578</text:p>
          </table:table-cell>
          <table:table-cell office:value-type="float" office:value="1827.888" calcext:value-type="float">
            <text:p>1827.888</text:p>
          </table:table-cell>
          <table:table-cell office:value-type="float" office:value="2068.837" calcext:value-type="float">
            <text:p>2068.837</text:p>
          </table:table-cell>
          <table:table-cell office:value-type="float" office:value="1659.091" calcext:value-type="float">
            <text:p>1659.091</text:p>
          </table:table-cell>
          <table:table-cell office:value-type="float" office:value="584.8019" calcext:value-type="float">
            <text:p>584.8019</text:p>
          </table:table-cell>
          <table:table-cell office:value-type="float" office:value="579.2635" calcext:value-type="float">
            <text:p>579.2635</text:p>
          </table:table-cell>
          <table:table-cell office:value-type="float" office:value="142.7247" calcext:value-type="float">
            <text:p>142.7247</text:p>
          </table:table-cell>
          <table:table-cell office:value-type="float" office:value="35.67166" calcext:value-type="float">
            <text:p>35.67166</text:p>
          </table:table-cell>
          <table:table-cell office:value-type="float" office:value="0" calcext:value-type="float">
            <text:p>0</text:p>
          </table:table-cell>
          <table:table-cell office:value-type="float" office:value="-0.02866757" calcext:value-type="float">
            <text:p>-0.02866757</text:p>
          </table:table-cell>
          <table:table-cell office:value-type="float" office:value="0" calcext:value-type="float">
            <text:p>0</text:p>
          </table:table-cell>
          <table:table-cell office:value-type="float" office:value="4.491533" calcext:value-type="float">
            <text:p>4.491533</text:p>
          </table:table-cell>
          <table:table-cell office:value-type="float" office:value="468.2633" calcext:value-type="float">
            <text:p>468.2633</text:p>
          </table:table-cell>
          <table:table-cell office:value-type="float" office:value="-160.1434" calcext:value-type="float">
            <text:p>-160.1434</text:p>
          </table:table-cell>
          <table:table-cell office:value-type="float" office:value="308.1199" calcext:value-type="float">
            <text:p>308.1199</text:p>
          </table:table-cell>
          <table:table-cell office:value-type="float" office:value="-299.5653" calcext:value-type="float">
            <text:p>-299.5653</text:p>
          </table:table-cell>
          <table:table-cell office:value-type="float" office:value="0" calcext:value-type="float">
            <text:p>0</text:p>
          </table:table-cell>
          <table:table-cell office:value-type="float" office:value="13.14183" calcext:value-type="float">
            <text:p>13.14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7" calcext:value-type="float">
            <text:p>9072007</text:p>
          </table:table-cell>
          <table:table-cell office:value-type="float" office:value="270.0632" calcext:value-type="float">
            <text:p>270.0632</text:p>
          </table:table-cell>
          <table:table-cell office:value-type="float" office:value="13422.2" calcext:value-type="float">
            <text:p>13422.2</text:p>
          </table:table-cell>
          <table:table-cell office:value-type="float" office:value="0" calcext:value-type="float">
            <text:p>0</text:p>
          </table:table-cell>
          <table:table-cell office:value-type="float" office:value="1.199137" calcext:value-type="float">
            <text:p>1.199137</text:p>
          </table:table-cell>
          <table:table-cell office:value-type="float" office:value="-336.6801" calcext:value-type="float">
            <text:p>-336.6801</text:p>
          </table:table-cell>
          <table:table-cell office:value-type="float" office:value="1007.842" calcext:value-type="float">
            <text:p>1007.842</text:p>
          </table:table-cell>
          <table:table-cell office:value-type="float" office:value="-42.03783" calcext:value-type="float">
            <text:p>-42.03783</text:p>
          </table:table-cell>
          <table:table-cell office:value-type="float" office:value="113.5427" calcext:value-type="float">
            <text:p>113.5427</text:p>
          </table:table-cell>
          <table:table-cell office:value-type="float" office:value="2.383263" calcext:value-type="float">
            <text:p>2.383263</text:p>
          </table:table-cell>
          <table:table-cell office:value-type="float" office:value="0.03521742" calcext:value-type="float">
            <text:p>0.03521742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730368" calcext:value-type="float">
            <text:p>0.05730368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52499" calcext:value-type="float">
            <text:p>0.5452499</text:p>
          </table:table-cell>
          <table:table-cell office:value-type="float" office:value="370" calcext:value-type="float">
            <text:p>370</text:p>
          </table:table-cell>
          <table:table-cell office:value-type="float" office:value="31.16994" calcext:value-type="float">
            <text:p>31.16994</text:p>
          </table:table-cell>
          <table:table-cell office:value-type="float" office:value="0" calcext:value-type="float">
            <text:p>0</text:p>
          </table:table-cell>
          <table:table-cell office:value-type="float" office:value="369.1283" calcext:value-type="float">
            <text:p>369.1283</text:p>
          </table:table-cell>
          <table:table-cell office:value-type="float" office:value="1325.376" calcext:value-type="float">
            <text:p>1325.376</text:p>
          </table:table-cell>
          <table:table-cell office:value-type="float" office:value="1604.871" calcext:value-type="float">
            <text:p>1604.871</text:p>
          </table:table-cell>
          <table:table-cell office:value-type="float" office:value="1238.384" calcext:value-type="float">
            <text:p>1238.384</text:p>
          </table:table-cell>
          <table:table-cell office:value-type="float" office:value="735.5059" calcext:value-type="float">
            <text:p>735.5059</text:p>
          </table:table-cell>
          <table:table-cell office:value-type="float" office:value="1107.081" calcext:value-type="float">
            <text:p>1107.081</text:p>
          </table:table-cell>
          <table:table-cell office:value-type="float" office:value="411.517" calcext:value-type="float">
            <text:p>411.517</text:p>
          </table:table-cell>
          <table:table-cell office:value-type="float" office:value="1827.783" calcext:value-type="float">
            <text:p>1827.783</text:p>
          </table:table-cell>
          <table:table-cell office:value-type="float" office:value="2068.766" calcext:value-type="float">
            <text:p>2068.766</text:p>
          </table:table-cell>
          <table:table-cell office:value-type="float" office:value="1659.047" calcext:value-type="float">
            <text:p>1659.047</text:p>
          </table:table-cell>
          <table:table-cell office:value-type="float" office:value="584.7861" calcext:value-type="float">
            <text:p>584.7861</text:p>
          </table:table-cell>
          <table:table-cell office:value-type="float" office:value="579.2372" calcext:value-type="float">
            <text:p>579.2372</text:p>
          </table:table-cell>
          <table:table-cell office:value-type="float" office:value="142.7246" calcext:value-type="float">
            <text:p>142.7246</text:p>
          </table:table-cell>
          <table:table-cell office:value-type="float" office:value="35.67166" calcext:value-type="float">
            <text:p>35.67166</text:p>
          </table:table-cell>
          <table:table-cell office:value-type="float" office:value="0" calcext:value-type="float">
            <text:p>0</text:p>
          </table:table-cell>
          <table:table-cell office:value-type="float" office:value="-0.02979644" calcext:value-type="float">
            <text:p>-0.02979644</text:p>
          </table:table-cell>
          <table:table-cell office:value-type="float" office:value="0" calcext:value-type="float">
            <text:p>0</text:p>
          </table:table-cell>
          <table:table-cell office:value-type="float" office:value="4.702847" calcext:value-type="float">
            <text:p>4.702847</text:p>
          </table:table-cell>
          <table:table-cell office:value-type="float" office:value="497.8001" calcext:value-type="float">
            <text:p>497.8001</text:p>
          </table:table-cell>
          <table:table-cell office:value-type="float" office:value="-170.5554" calcext:value-type="float">
            <text:p>-170.5554</text:p>
          </table:table-cell>
          <table:table-cell office:value-type="float" office:value="327.2447" calcext:value-type="float">
            <text:p>327.2447</text:p>
          </table:table-cell>
          <table:table-cell office:value-type="float" office:value="-302.0199" calcext:value-type="float">
            <text:p>-302.0199</text:p>
          </table:table-cell>
          <table:table-cell office:value-type="float" office:value="0" calcext:value-type="float">
            <text:p>0</text:p>
          </table:table-cell>
          <table:table-cell office:value-type="float" office:value="13.36136" calcext:value-type="float">
            <text:p>13.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7" calcext:value-type="float">
            <text:p>10072007</text:p>
          </table:table-cell>
          <table:table-cell office:value-type="float" office:value="268.3326" calcext:value-type="float">
            <text:p>268.3326</text:p>
          </table:table-cell>
          <table:table-cell office:value-type="float" office:value="13421.74" calcext:value-type="float">
            <text:p>13421.74</text:p>
          </table:table-cell>
          <table:table-cell office:value-type="float" office:value="0" calcext:value-type="float">
            <text:p>0</text:p>
          </table:table-cell>
          <table:table-cell office:value-type="float" office:value="1.269351" calcext:value-type="float">
            <text:p>1.269351</text:p>
          </table:table-cell>
          <table:table-cell office:value-type="float" office:value="-341.5675" calcext:value-type="float">
            <text:p>-341.5675</text:p>
          </table:table-cell>
          <table:table-cell office:value-type="float" office:value="1022.826" calcext:value-type="float">
            <text:p>1022.826</text:p>
          </table:table-cell>
          <table:table-cell office:value-type="float" office:value="-44.83763" calcext:value-type="float">
            <text:p>-44.83763</text:p>
          </table:table-cell>
          <table:table-cell office:value-type="float" office:value="113.2497" calcext:value-type="float">
            <text:p>113.2497</text:p>
          </table:table-cell>
          <table:table-cell office:value-type="float" office:value="2.336642" calcext:value-type="float">
            <text:p>2.336642</text:p>
          </table:table-cell>
          <table:table-cell office:value-type="float" office:value="0.0352402" calcext:value-type="float">
            <text:p>0.0352402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743887" calcext:value-type="float">
            <text:p>0.05743887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48825" calcext:value-type="float">
            <text:p>0.5448825</text:p>
          </table:table-cell>
          <table:table-cell office:value-type="float" office:value="370" calcext:value-type="float">
            <text:p>370</text:p>
          </table:table-cell>
          <table:table-cell office:value-type="float" office:value="43.52573" calcext:value-type="float">
            <text:p>43.52573</text:p>
          </table:table-cell>
          <table:table-cell office:value-type="float" office:value="0" calcext:value-type="float">
            <text:p>0</text:p>
          </table:table-cell>
          <table:table-cell office:value-type="float" office:value="369.2061" calcext:value-type="float">
            <text:p>369.2061</text:p>
          </table:table-cell>
          <table:table-cell office:value-type="float" office:value="1324.722" calcext:value-type="float">
            <text:p>1324.722</text:p>
          </table:table-cell>
          <table:table-cell office:value-type="float" office:value="1604.095" calcext:value-type="float">
            <text:p>1604.095</text:p>
          </table:table-cell>
          <table:table-cell office:value-type="float" office:value="1238.183" calcext:value-type="float">
            <text:p>1238.183</text:p>
          </table:table-cell>
          <table:table-cell office:value-type="float" office:value="735.3644" calcext:value-type="float">
            <text:p>735.3644</text:p>
          </table:table-cell>
          <table:table-cell office:value-type="float" office:value="1106.952" calcext:value-type="float">
            <text:p>1106.952</text:p>
          </table:table-cell>
          <table:table-cell office:value-type="float" office:value="411.4586" calcext:value-type="float">
            <text:p>411.4586</text:p>
          </table:table-cell>
          <table:table-cell office:value-type="float" office:value="1827.679" calcext:value-type="float">
            <text:p>1827.679</text:p>
          </table:table-cell>
          <table:table-cell office:value-type="float" office:value="2068.695" calcext:value-type="float">
            <text:p>2068.695</text:p>
          </table:table-cell>
          <table:table-cell office:value-type="float" office:value="1659.004" calcext:value-type="float">
            <text:p>1659.004</text:p>
          </table:table-cell>
          <table:table-cell office:value-type="float" office:value="584.7703" calcext:value-type="float">
            <text:p>584.7703</text:p>
          </table:table-cell>
          <table:table-cell office:value-type="float" office:value="579.2109" calcext:value-type="float">
            <text:p>579.2109</text:p>
          </table:table-cell>
          <table:table-cell office:value-type="float" office:value="142.7245" calcext:value-type="float">
            <text:p>142.7245</text:p>
          </table:table-cell>
          <table:table-cell office:value-type="float" office:value="35.67166" calcext:value-type="float">
            <text:p>35.67166</text:p>
          </table:table-cell>
          <table:table-cell office:value-type="float" office:value="0" calcext:value-type="float">
            <text:p>0</text:p>
          </table:table-cell>
          <table:table-cell office:value-type="float" office:value="-0.03023505" calcext:value-type="float">
            <text:p>-0.03023505</text:p>
          </table:table-cell>
          <table:table-cell office:value-type="float" office:value="0" calcext:value-type="float">
            <text:p>0</text:p>
          </table:table-cell>
          <table:table-cell office:value-type="float" office:value="4.871868" calcext:value-type="float">
            <text:p>4.871868</text:p>
          </table:table-cell>
          <table:table-cell office:value-type="float" office:value="522.5021" calcext:value-type="float">
            <text:p>522.5021</text:p>
          </table:table-cell>
          <table:table-cell office:value-type="float" office:value="-180.8138" calcext:value-type="float">
            <text:p>-180.8138</text:p>
          </table:table-cell>
          <table:table-cell office:value-type="float" office:value="341.6884" calcext:value-type="float">
            <text:p>341.6884</text:p>
          </table:table-cell>
          <table:table-cell office:value-type="float" office:value="-304.1701" calcext:value-type="float">
            <text:p>-304.1701</text:p>
          </table:table-cell>
          <table:table-cell office:value-type="float" office:value="0" calcext:value-type="float">
            <text:p>0</text:p>
          </table:table-cell>
          <table:table-cell office:value-type="float" office:value="13.41954" calcext:value-type="float">
            <text:p>13.4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7" calcext:value-type="float">
            <text:p>11072007</text:p>
          </table:table-cell>
          <table:table-cell office:value-type="float" office:value="266.7295" calcext:value-type="float">
            <text:p>266.7295</text:p>
          </table:table-cell>
          <table:table-cell office:value-type="float" office:value="13421.3" calcext:value-type="float">
            <text:p>13421.3</text:p>
          </table:table-cell>
          <table:table-cell office:value-type="float" office:value="0" calcext:value-type="float">
            <text:p>0</text:p>
          </table:table-cell>
          <table:table-cell office:value-type="float" office:value="1.343264" calcext:value-type="float">
            <text:p>1.343264</text:p>
          </table:table-cell>
          <table:table-cell office:value-type="float" office:value="-346.0268" calcext:value-type="float">
            <text:p>-346.0268</text:p>
          </table:table-cell>
          <table:table-cell office:value-type="float" office:value="1035.936" calcext:value-type="float">
            <text:p>1035.936</text:p>
          </table:table-cell>
          <table:table-cell office:value-type="float" office:value="-47.39131" calcext:value-type="float">
            <text:p>-47.39131</text:p>
          </table:table-cell>
          <table:table-cell office:value-type="float" office:value="112.9593" calcext:value-type="float">
            <text:p>112.9593</text:p>
          </table:table-cell>
          <table:table-cell office:value-type="float" office:value="2.294738" calcext:value-type="float">
            <text:p>2.294738</text:p>
          </table:table-cell>
          <table:table-cell office:value-type="float" office:value="0.03536666" calcext:value-type="float">
            <text:p>0.03536666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757405" calcext:value-type="float">
            <text:p>0.05757405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45988" calcext:value-type="float">
            <text:p>0.5445988</text:p>
          </table:table-cell>
          <table:table-cell office:value-type="float" office:value="370" calcext:value-type="float">
            <text:p>370</text:p>
          </table:table-cell>
          <table:table-cell office:value-type="float" office:value="56.07682" calcext:value-type="float">
            <text:p>56.07682</text:p>
          </table:table-cell>
          <table:table-cell office:value-type="float" office:value="0" calcext:value-type="float">
            <text:p>0</text:p>
          </table:table-cell>
          <table:table-cell office:value-type="float" office:value="369.284" calcext:value-type="float">
            <text:p>369.284</text:p>
          </table:table-cell>
          <table:table-cell office:value-type="float" office:value="1324.112" calcext:value-type="float">
            <text:p>1324.112</text:p>
          </table:table-cell>
          <table:table-cell office:value-type="float" office:value="1603.381" calcext:value-type="float">
            <text:p>1603.381</text:p>
          </table:table-cell>
          <table:table-cell office:value-type="float" office:value="1237.995" calcext:value-type="float">
            <text:p>1237.995</text:p>
          </table:table-cell>
          <table:table-cell office:value-type="float" office:value="735.2301" calcext:value-type="float">
            <text:p>735.2301</text:p>
          </table:table-cell>
          <table:table-cell office:value-type="float" office:value="1106.829" calcext:value-type="float">
            <text:p>1106.829</text:p>
          </table:table-cell>
          <table:table-cell office:value-type="float" office:value="411.4019" calcext:value-type="float">
            <text:p>411.4019</text:p>
          </table:table-cell>
          <table:table-cell office:value-type="float" office:value="1827.577" calcext:value-type="float">
            <text:p>1827.577</text:p>
          </table:table-cell>
          <table:table-cell office:value-type="float" office:value="2068.625" calcext:value-type="float">
            <text:p>2068.625</text:p>
          </table:table-cell>
          <table:table-cell office:value-type="float" office:value="1658.96" calcext:value-type="float">
            <text:p>1658.96</text:p>
          </table:table-cell>
          <table:table-cell office:value-type="float" office:value="584.7546" calcext:value-type="float">
            <text:p>584.7546</text:p>
          </table:table-cell>
          <table:table-cell office:value-type="float" office:value="579.1845" calcext:value-type="float">
            <text:p>579.1845</text:p>
          </table:table-cell>
          <table:table-cell office:value-type="float" office:value="142.7244" calcext:value-type="float">
            <text:p>142.7244</text:p>
          </table:table-cell>
          <table:table-cell office:value-type="float" office:value="35.67165" calcext:value-type="float">
            <text:p>35.67165</text:p>
          </table:table-cell>
          <table:table-cell office:value-type="float" office:value="0" calcext:value-type="float">
            <text:p>0</text:p>
          </table:table-cell>
          <table:table-cell office:value-type="float" office:value="-0.0304747" calcext:value-type="float">
            <text:p>-0.0304747</text:p>
          </table:table-cell>
          <table:table-cell office:value-type="float" office:value="0" calcext:value-type="float">
            <text:p>0</text:p>
          </table:table-cell>
          <table:table-cell office:value-type="float" office:value="5.01962" calcext:value-type="float">
            <text:p>5.01962</text:p>
          </table:table-cell>
          <table:table-cell office:value-type="float" office:value="546.3524" calcext:value-type="float">
            <text:p>546.3524</text:p>
          </table:table-cell>
          <table:table-cell office:value-type="float" office:value="-190.2042" calcext:value-type="float">
            <text:p>-190.2042</text:p>
          </table:table-cell>
          <table:table-cell office:value-type="float" office:value="356.1482" calcext:value-type="float">
            <text:p>356.1482</text:p>
          </table:table-cell>
          <table:table-cell office:value-type="float" office:value="-306.1794" calcext:value-type="float">
            <text:p>-306.1794</text:p>
          </table:table-cell>
          <table:table-cell office:value-type="float" office:value="0" calcext:value-type="float">
            <text:p>0</text:p>
          </table:table-cell>
          <table:table-cell office:value-type="float" office:value="13.51896" calcext:value-type="float">
            <text:p>13.5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7" calcext:value-type="float">
            <text:p>12072007</text:p>
          </table:table-cell>
          <table:table-cell office:value-type="float" office:value="265.1374" calcext:value-type="float">
            <text:p>265.1374</text:p>
          </table:table-cell>
          <table:table-cell office:value-type="float" office:value="13420.86" calcext:value-type="float">
            <text:p>13420.86</text:p>
          </table:table-cell>
          <table:table-cell office:value-type="float" office:value="0" calcext:value-type="float">
            <text:p>0</text:p>
          </table:table-cell>
          <table:table-cell office:value-type="float" office:value="1.420505" calcext:value-type="float">
            <text:p>1.420505</text:p>
          </table:table-cell>
          <table:table-cell office:value-type="float" office:value="-350.4643" calcext:value-type="float">
            <text:p>-350.4643</text:p>
          </table:table-cell>
          <table:table-cell office:value-type="float" office:value="1049.988" calcext:value-type="float">
            <text:p>1049.988</text:p>
          </table:table-cell>
          <table:table-cell office:value-type="float" office:value="-49.90981" calcext:value-type="float">
            <text:p>-49.90981</text:p>
          </table:table-cell>
          <table:table-cell office:value-type="float" office:value="112.5774" calcext:value-type="float">
            <text:p>112.5774</text:p>
          </table:table-cell>
          <table:table-cell office:value-type="float" office:value="2.249736" calcext:value-type="float">
            <text:p>2.249736</text:p>
          </table:table-cell>
          <table:table-cell office:value-type="float" office:value="0.03547563" calcext:value-type="float">
            <text:p>0.03547563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770923" calcext:value-type="float">
            <text:p>0.05770923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43898" calcext:value-type="float">
            <text:p>0.5443898</text:p>
          </table:table-cell>
          <table:table-cell office:value-type="float" office:value="370" calcext:value-type="float">
            <text:p>370</text:p>
          </table:table-cell>
          <table:table-cell office:value-type="float" office:value="78.29315" calcext:value-type="float">
            <text:p>78.29315</text:p>
          </table:table-cell>
          <table:table-cell office:value-type="float" office:value="0" calcext:value-type="float">
            <text:p>0</text:p>
          </table:table-cell>
          <table:table-cell office:value-type="float" office:value="369.3813" calcext:value-type="float">
            <text:p>369.3813</text:p>
          </table:table-cell>
          <table:table-cell office:value-type="float" office:value="1323.484" calcext:value-type="float">
            <text:p>1323.484</text:p>
          </table:table-cell>
          <table:table-cell office:value-type="float" office:value="1602.664" calcext:value-type="float">
            <text:p>1602.664</text:p>
          </table:table-cell>
          <table:table-cell office:value-type="float" office:value="1237.811" calcext:value-type="float">
            <text:p>1237.811</text:p>
          </table:table-cell>
          <table:table-cell office:value-type="float" office:value="735.1" calcext:value-type="float">
            <text:p>735.1</text:p>
          </table:table-cell>
          <table:table-cell office:value-type="float" office:value="1106.711" calcext:value-type="float">
            <text:p>1106.711</text:p>
          </table:table-cell>
          <table:table-cell office:value-type="float" office:value="411.3502" calcext:value-type="float">
            <text:p>411.3502</text:p>
          </table:table-cell>
          <table:table-cell office:value-type="float" office:value="1827.478" calcext:value-type="float">
            <text:p>1827.478</text:p>
          </table:table-cell>
          <table:table-cell office:value-type="float" office:value="2068.555" calcext:value-type="float">
            <text:p>2068.555</text:p>
          </table:table-cell>
          <table:table-cell office:value-type="float" office:value="1658.917" calcext:value-type="float">
            <text:p>1658.917</text:p>
          </table:table-cell>
          <table:table-cell office:value-type="float" office:value="584.7391" calcext:value-type="float">
            <text:p>584.7391</text:p>
          </table:table-cell>
          <table:table-cell office:value-type="float" office:value="579.1581" calcext:value-type="float">
            <text:p>579.1581</text:p>
          </table:table-cell>
          <table:table-cell office:value-type="float" office:value="142.7243" calcext:value-type="float">
            <text:p>142.7243</text:p>
          </table:table-cell>
          <table:table-cell office:value-type="float" office:value="35.67165" calcext:value-type="float">
            <text:p>35.67165</text:p>
          </table:table-cell>
          <table:table-cell office:value-type="float" office:value="0" calcext:value-type="float">
            <text:p>0</text:p>
          </table:table-cell>
          <table:table-cell office:value-type="float" office:value="-0.03069851" calcext:value-type="float">
            <text:p>-0.03069851</text:p>
          </table:table-cell>
          <table:table-cell office:value-type="float" office:value="0" calcext:value-type="float">
            <text:p>0</text:p>
          </table:table-cell>
          <table:table-cell office:value-type="float" office:value="5.203106" calcext:value-type="float">
            <text:p>5.203106</text:p>
          </table:table-cell>
          <table:table-cell office:value-type="float" office:value="580.324" calcext:value-type="float">
            <text:p>580.324</text:p>
          </table:table-cell>
          <table:table-cell office:value-type="float" office:value="-200.0413" calcext:value-type="float">
            <text:p>-200.0413</text:p>
          </table:table-cell>
          <table:table-cell office:value-type="float" office:value="380.2827" calcext:value-type="float">
            <text:p>380.2827</text:p>
          </table:table-cell>
          <table:table-cell office:value-type="float" office:value="-308.179" calcext:value-type="float">
            <text:p>-308.179</text:p>
          </table:table-cell>
          <table:table-cell office:value-type="float" office:value="0" calcext:value-type="float">
            <text:p>0</text:p>
          </table:table-cell>
          <table:table-cell office:value-type="float" office:value="13.59625" calcext:value-type="float">
            <text:p>13.59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7" calcext:value-type="float">
            <text:p>13072007</text:p>
          </table:table-cell>
          <table:table-cell office:value-type="float" office:value="263.5102" calcext:value-type="float">
            <text:p>263.5102</text:p>
          </table:table-cell>
          <table:table-cell office:value-type="float" office:value="13420.53" calcext:value-type="float">
            <text:p>13420.53</text:p>
          </table:table-cell>
          <table:table-cell office:value-type="float" office:value="0" calcext:value-type="float">
            <text:p>0</text:p>
          </table:table-cell>
          <table:table-cell office:value-type="float" office:value="1.530843" calcext:value-type="float">
            <text:p>1.530843</text:p>
          </table:table-cell>
          <table:table-cell office:value-type="float" office:value="-353.5306" calcext:value-type="float">
            <text:p>-353.5306</text:p>
          </table:table-cell>
          <table:table-cell office:value-type="float" office:value="1054.026" calcext:value-type="float">
            <text:p>1054.026</text:p>
          </table:table-cell>
          <table:table-cell office:value-type="float" office:value="-52.16733" calcext:value-type="float">
            <text:p>-52.16733</text:p>
          </table:table-cell>
          <table:table-cell office:value-type="float" office:value="111.9465" calcext:value-type="float">
            <text:p>111.9465</text:p>
          </table:table-cell>
          <table:table-cell office:value-type="float" office:value="2.185501" calcext:value-type="float">
            <text:p>2.185501</text:p>
          </table:table-cell>
          <table:table-cell office:value-type="float" office:value="0.03507049" calcext:value-type="float">
            <text:p>0.03507049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796408" calcext:value-type="float">
            <text:p>0.05796408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92841" calcext:value-type="float">
            <text:p>0.5492841</text:p>
          </table:table-cell>
          <table:table-cell office:value-type="float" office:value="370" calcext:value-type="float">
            <text:p>370</text:p>
          </table:table-cell>
          <table:table-cell office:value-type="float" office:value="100.2418" calcext:value-type="float">
            <text:p>100.2418</text:p>
          </table:table-cell>
          <table:table-cell office:value-type="float" office:value="0" calcext:value-type="float">
            <text:p>0</text:p>
          </table:table-cell>
          <table:table-cell office:value-type="float" office:value="369.4162" calcext:value-type="float">
            <text:p>369.4162</text:p>
          </table:table-cell>
          <table:table-cell office:value-type="float" office:value="1322.914" calcext:value-type="float">
            <text:p>1322.914</text:p>
          </table:table-cell>
          <table:table-cell office:value-type="float" office:value="1602.014" calcext:value-type="float">
            <text:p>1602.014</text:p>
          </table:table-cell>
          <table:table-cell office:value-type="float" office:value="1237.649" calcext:value-type="float">
            <text:p>1237.649</text:p>
          </table:table-cell>
          <table:table-cell office:value-type="float" office:value="734.9715" calcext:value-type="float">
            <text:p>734.9715</text:p>
          </table:table-cell>
          <table:table-cell office:value-type="float" office:value="1106.595" calcext:value-type="float">
            <text:p>1106.595</text:p>
          </table:table-cell>
          <table:table-cell office:value-type="float" office:value="411.2982" calcext:value-type="float">
            <text:p>411.2982</text:p>
          </table:table-cell>
          <table:table-cell office:value-type="float" office:value="1827.385" calcext:value-type="float">
            <text:p>1827.385</text:p>
          </table:table-cell>
          <table:table-cell office:value-type="float" office:value="2068.486" calcext:value-type="float">
            <text:p>2068.486</text:p>
          </table:table-cell>
          <table:table-cell office:value-type="float" office:value="1658.873" calcext:value-type="float">
            <text:p>1658.873</text:p>
          </table:table-cell>
          <table:table-cell office:value-type="float" office:value="584.7238" calcext:value-type="float">
            <text:p>584.7238</text:p>
          </table:table-cell>
          <table:table-cell office:value-type="float" office:value="579.1315" calcext:value-type="float">
            <text:p>579.1315</text:p>
          </table:table-cell>
          <table:table-cell office:value-type="float" office:value="142.7241" calcext:value-type="float">
            <text:p>142.7241</text:p>
          </table:table-cell>
          <table:table-cell office:value-type="float" office:value="35.67165" calcext:value-type="float">
            <text:p>35.67165</text:p>
          </table:table-cell>
          <table:table-cell office:value-type="float" office:value="0" calcext:value-type="float">
            <text:p>0</text:p>
          </table:table-cell>
          <table:table-cell office:value-type="float" office:value="-0.03101685" calcext:value-type="float">
            <text:p>-0.03101685</text:p>
          </table:table-cell>
          <table:table-cell office:value-type="float" office:value="0" calcext:value-type="float">
            <text:p>0</text:p>
          </table:table-cell>
          <table:table-cell office:value-type="float" office:value="5.381395" calcext:value-type="float">
            <text:p>5.381395</text:p>
          </table:table-cell>
          <table:table-cell office:value-type="float" office:value="613.4743" calcext:value-type="float">
            <text:p>613.4743</text:p>
          </table:table-cell>
          <table:table-cell office:value-type="float" office:value="-210.4219" calcext:value-type="float">
            <text:p>-210.4219</text:p>
          </table:table-cell>
          <table:table-cell office:value-type="float" office:value="403.0524" calcext:value-type="float">
            <text:p>403.0524</text:p>
          </table:table-cell>
          <table:table-cell office:value-type="float" office:value="-310.15" calcext:value-type="float">
            <text:p>-310.15</text:p>
          </table:table-cell>
          <table:table-cell office:value-type="float" office:value="0" calcext:value-type="float">
            <text:p>0</text:p>
          </table:table-cell>
          <table:table-cell office:value-type="float" office:value="14.74928" calcext:value-type="float">
            <text:p>14.74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7" calcext:value-type="float">
            <text:p>14072007</text:p>
          </table:table-cell>
          <table:table-cell office:value-type="float" office:value="261.8812" calcext:value-type="float">
            <text:p>261.8812</text:p>
          </table:table-cell>
          <table:table-cell office:value-type="float" office:value="13420.14" calcext:value-type="float">
            <text:p>13420.14</text:p>
          </table:table-cell>
          <table:table-cell office:value-type="float" office:value="0" calcext:value-type="float">
            <text:p>0</text:p>
          </table:table-cell>
          <table:table-cell office:value-type="float" office:value="1.622134" calcext:value-type="float">
            <text:p>1.622134</text:p>
          </table:table-cell>
          <table:table-cell office:value-type="float" office:value="-357.8684" calcext:value-type="float">
            <text:p>-357.8684</text:p>
          </table:table-cell>
          <table:table-cell office:value-type="float" office:value="1068.896" calcext:value-type="float">
            <text:p>1068.896</text:p>
          </table:table-cell>
          <table:table-cell office:value-type="float" office:value="-54.80143" calcext:value-type="float">
            <text:p>-54.80143</text:p>
          </table:table-cell>
          <table:table-cell office:value-type="float" office:value="111.7973" calcext:value-type="float">
            <text:p>111.7973</text:p>
          </table:table-cell>
          <table:table-cell office:value-type="float" office:value="2.148232" calcext:value-type="float">
            <text:p>2.148232</text:p>
          </table:table-cell>
          <table:table-cell office:value-type="float" office:value="0.03492293" calcext:value-type="float">
            <text:p>0.03492293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809926" calcext:value-type="float">
            <text:p>0.05809926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89126" calcext:value-type="float">
            <text:p>0.5489126</text:p>
          </table:table-cell>
          <table:table-cell office:value-type="float" office:value="370" calcext:value-type="float">
            <text:p>370</text:p>
          </table:table-cell>
          <table:table-cell office:value-type="float" office:value="121.7869" calcext:value-type="float">
            <text:p>121.7869</text:p>
          </table:table-cell>
          <table:table-cell office:value-type="float" office:value="0" calcext:value-type="float">
            <text:p>0</text:p>
          </table:table-cell>
          <table:table-cell office:value-type="float" office:value="369.4121" calcext:value-type="float">
            <text:p>369.4121</text:p>
          </table:table-cell>
          <table:table-cell office:value-type="float" office:value="1322.329" calcext:value-type="float">
            <text:p>1322.329</text:p>
          </table:table-cell>
          <table:table-cell office:value-type="float" office:value="1601.327" calcext:value-type="float">
            <text:p>1601.327</text:p>
          </table:table-cell>
          <table:table-cell office:value-type="float" office:value="1237.473" calcext:value-type="float">
            <text:p>1237.473</text:p>
          </table:table-cell>
          <table:table-cell office:value-type="float" office:value="734.8452" calcext:value-type="float">
            <text:p>734.8452</text:p>
          </table:table-cell>
          <table:table-cell office:value-type="float" office:value="1106.484" calcext:value-type="float">
            <text:p>1106.484</text:p>
          </table:table-cell>
          <table:table-cell office:value-type="float" office:value="411.2489" calcext:value-type="float">
            <text:p>411.2489</text:p>
          </table:table-cell>
          <table:table-cell office:value-type="float" office:value="1827.3" calcext:value-type="float">
            <text:p>1827.3</text:p>
          </table:table-cell>
          <table:table-cell office:value-type="float" office:value="2068.417" calcext:value-type="float">
            <text:p>2068.417</text:p>
          </table:table-cell>
          <table:table-cell office:value-type="float" office:value="1658.83" calcext:value-type="float">
            <text:p>1658.83</text:p>
          </table:table-cell>
          <table:table-cell office:value-type="float" office:value="584.7086" calcext:value-type="float">
            <text:p>584.7086</text:p>
          </table:table-cell>
          <table:table-cell office:value-type="float" office:value="579.1051" calcext:value-type="float">
            <text:p>579.1051</text:p>
          </table:table-cell>
          <table:table-cell office:value-type="float" office:value="142.724" calcext:value-type="float">
            <text:p>142.724</text:p>
          </table:table-cell>
          <table:table-cell office:value-type="float" office:value="35.67165" calcext:value-type="float">
            <text:p>35.67165</text:p>
          </table:table-cell>
          <table:table-cell office:value-type="float" office:value="0" calcext:value-type="float">
            <text:p>0</text:p>
          </table:table-cell>
          <table:table-cell office:value-type="float" office:value="-0.03156075" calcext:value-type="float">
            <text:p>-0.03156075</text:p>
          </table:table-cell>
          <table:table-cell office:value-type="float" office:value="0" calcext:value-type="float">
            <text:p>0</text:p>
          </table:table-cell>
          <table:table-cell office:value-type="float" office:value="5.552785" calcext:value-type="float">
            <text:p>5.552785</text:p>
          </table:table-cell>
          <table:table-cell office:value-type="float" office:value="647.7626" calcext:value-type="float">
            <text:p>647.7626</text:p>
          </table:table-cell>
          <table:table-cell office:value-type="float" office:value="-221.4747" calcext:value-type="float">
            <text:p>-221.4747</text:p>
          </table:table-cell>
          <table:table-cell office:value-type="float" office:value="426.288" calcext:value-type="float">
            <text:p>426.288</text:p>
          </table:table-cell>
          <table:table-cell office:value-type="float" office:value="-312.1759" calcext:value-type="float">
            <text:p>-312.1759</text:p>
          </table:table-cell>
          <table:table-cell office:value-type="float" office:value="0" calcext:value-type="float">
            <text:p>0</text:p>
          </table:table-cell>
          <table:table-cell office:value-type="float" office:value="15.0664" calcext:value-type="float">
            <text:p>15.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7" calcext:value-type="float">
            <text:p>15072007</text:p>
          </table:table-cell>
          <table:table-cell office:value-type="float" office:value="260.4751" calcext:value-type="float">
            <text:p>260.4751</text:p>
          </table:table-cell>
          <table:table-cell office:value-type="float" office:value="13419.76" calcext:value-type="float">
            <text:p>13419.76</text:p>
          </table:table-cell>
          <table:table-cell office:value-type="float" office:value="0" calcext:value-type="float">
            <text:p>0</text:p>
          </table:table-cell>
          <table:table-cell office:value-type="float" office:value="1.712958" calcext:value-type="float">
            <text:p>1.712958</text:p>
          </table:table-cell>
          <table:table-cell office:value-type="float" office:value="-362.2114" calcext:value-type="float">
            <text:p>-362.2114</text:p>
          </table:table-cell>
          <table:table-cell office:value-type="float" office:value="1081.917" calcext:value-type="float">
            <text:p>1081.917</text:p>
          </table:table-cell>
          <table:table-cell office:value-type="float" office:value="-57.4589" calcext:value-type="float">
            <text:p>-57.4589</text:p>
          </table:table-cell>
          <table:table-cell office:value-type="float" office:value="111.5306" calcext:value-type="float">
            <text:p>111.5306</text:p>
          </table:table-cell>
          <table:table-cell office:value-type="float" office:value="2.113987" calcext:value-type="float">
            <text:p>2.113987</text:p>
          </table:table-cell>
          <table:table-cell office:value-type="float" office:value="0.03506747" calcext:value-type="float">
            <text:p>0.03506747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823445" calcext:value-type="float">
            <text:p>0.05823445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86343" calcext:value-type="float">
            <text:p>0.5486343</text:p>
          </table:table-cell>
          <table:table-cell office:value-type="float" office:value="370" calcext:value-type="float">
            <text:p>370</text:p>
          </table:table-cell>
          <table:table-cell office:value-type="float" office:value="134.9077" calcext:value-type="float">
            <text:p>134.9077</text:p>
          </table:table-cell>
          <table:table-cell office:value-type="float" office:value="0" calcext:value-type="float">
            <text:p>0</text:p>
          </table:table-cell>
          <table:table-cell office:value-type="float" office:value="369.4702" calcext:value-type="float">
            <text:p>369.4702</text:p>
          </table:table-cell>
          <table:table-cell office:value-type="float" office:value="1321.805" calcext:value-type="float">
            <text:p>1321.805</text:p>
          </table:table-cell>
          <table:table-cell office:value-type="float" office:value="1600.71" calcext:value-type="float">
            <text:p>1600.71</text:p>
          </table:table-cell>
          <table:table-cell office:value-type="float" office:value="1237.299" calcext:value-type="float">
            <text:p>1237.299</text:p>
          </table:table-cell>
          <table:table-cell office:value-type="float" office:value="734.7339" calcext:value-type="float">
            <text:p>734.7339</text:p>
          </table:table-cell>
          <table:table-cell office:value-type="float" office:value="1106.378" calcext:value-type="float">
            <text:p>1106.378</text:p>
          </table:table-cell>
          <table:table-cell office:value-type="float" office:value="411.201" calcext:value-type="float">
            <text:p>411.201</text:p>
          </table:table-cell>
          <table:table-cell office:value-type="float" office:value="1827.215" calcext:value-type="float">
            <text:p>1827.215</text:p>
          </table:table-cell>
          <table:table-cell office:value-type="float" office:value="2068.349" calcext:value-type="float">
            <text:p>2068.349</text:p>
          </table:table-cell>
          <table:table-cell office:value-type="float" office:value="1658.787" calcext:value-type="float">
            <text:p>1658.787</text:p>
          </table:table-cell>
          <table:table-cell office:value-type="float" office:value="584.6934" calcext:value-type="float">
            <text:p>584.6934</text:p>
          </table:table-cell>
          <table:table-cell office:value-type="float" office:value="579.0788" calcext:value-type="float">
            <text:p>579.0788</text:p>
          </table:table-cell>
          <table:table-cell office:value-type="float" office:value="142.7239" calcext:value-type="float">
            <text:p>142.7239</text:p>
          </table:table-cell>
          <table:table-cell office:value-type="float" office:value="35.67165" calcext:value-type="float">
            <text:p>35.67165</text:p>
          </table:table-cell>
          <table:table-cell office:value-type="float" office:value="0" calcext:value-type="float">
            <text:p>0</text:p>
          </table:table-cell>
          <table:table-cell office:value-type="float" office:value="-0.0317643" calcext:value-type="float">
            <text:p>-0.0317643</text:p>
          </table:table-cell>
          <table:table-cell office:value-type="float" office:value="0" calcext:value-type="float">
            <text:p>0</text:p>
          </table:table-cell>
          <table:table-cell office:value-type="float" office:value="5.734356" calcext:value-type="float">
            <text:p>5.734356</text:p>
          </table:table-cell>
          <table:table-cell office:value-type="float" office:value="673.2969" calcext:value-type="float">
            <text:p>673.2969</text:p>
          </table:table-cell>
          <table:table-cell office:value-type="float" office:value="-232.199" calcext:value-type="float">
            <text:p>-232.199</text:p>
          </table:table-cell>
          <table:table-cell office:value-type="float" office:value="441.0978" calcext:value-type="float">
            <text:p>441.0978</text:p>
          </table:table-cell>
          <table:table-cell office:value-type="float" office:value="-313.9748" calcext:value-type="float">
            <text:p>-313.9748</text:p>
          </table:table-cell>
          <table:table-cell office:value-type="float" office:value="0" calcext:value-type="float">
            <text:p>0</text:p>
          </table:table-cell>
          <table:table-cell office:value-type="float" office:value="15.17436" calcext:value-type="float">
            <text:p>15.1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7" calcext:value-type="float">
            <text:p>16072007</text:p>
          </table:table-cell>
          <table:table-cell office:value-type="float" office:value="258.9227" calcext:value-type="float">
            <text:p>258.9227</text:p>
          </table:table-cell>
          <table:table-cell office:value-type="float" office:value="13419.34" calcext:value-type="float">
            <text:p>13419.34</text:p>
          </table:table-cell>
          <table:table-cell office:value-type="float" office:value="0" calcext:value-type="float">
            <text:p>0</text:p>
          </table:table-cell>
          <table:table-cell office:value-type="float" office:value="1.807222" calcext:value-type="float">
            <text:p>1.807222</text:p>
          </table:table-cell>
          <table:table-cell office:value-type="float" office:value="-366.756" calcext:value-type="float">
            <text:p>-366.756</text:p>
          </table:table-cell>
          <table:table-cell office:value-type="float" office:value="1095.978" calcext:value-type="float">
            <text:p>1095.978</text:p>
          </table:table-cell>
          <table:table-cell office:value-type="float" office:value="-60.18417" calcext:value-type="float">
            <text:p>-60.18417</text:p>
          </table:table-cell>
          <table:table-cell office:value-type="float" office:value="111.1447" calcext:value-type="float">
            <text:p>111.1447</text:p>
          </table:table-cell>
          <table:table-cell office:value-type="float" office:value="2.070252" calcext:value-type="float">
            <text:p>2.070252</text:p>
          </table:table-cell>
          <table:table-cell office:value-type="float" office:value="0.03518206" calcext:value-type="float">
            <text:p>0.03518206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836963" calcext:value-type="float">
            <text:p>0.05836963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84389" calcext:value-type="float">
            <text:p>0.5484389</text:p>
          </table:table-cell>
          <table:table-cell office:value-type="float" office:value="370" calcext:value-type="float">
            <text:p>370</text:p>
          </table:table-cell>
          <table:table-cell office:value-type="float" office:value="154.2012" calcext:value-type="float">
            <text:p>154.2012</text:p>
          </table:table-cell>
          <table:table-cell office:value-type="float" office:value="0" calcext:value-type="float">
            <text:p>0</text:p>
          </table:table-cell>
          <table:table-cell office:value-type="float" office:value="369.5535" calcext:value-type="float">
            <text:p>369.5535</text:p>
          </table:table-cell>
          <table:table-cell office:value-type="float" office:value="1321.175" calcext:value-type="float">
            <text:p>1321.175</text:p>
          </table:table-cell>
          <table:table-cell office:value-type="float" office:value="1600.017" calcext:value-type="float">
            <text:p>1600.017</text:p>
          </table:table-cell>
          <table:table-cell office:value-type="float" office:value="1237.126" calcext:value-type="float">
            <text:p>1237.126</text:p>
          </table:table-cell>
          <table:table-cell office:value-type="float" office:value="734.6105" calcext:value-type="float">
            <text:p>734.6105</text:p>
          </table:table-cell>
          <table:table-cell office:value-type="float" office:value="1106.272" calcext:value-type="float">
            <text:p>1106.272</text:p>
          </table:table-cell>
          <table:table-cell office:value-type="float" office:value="411.1541" calcext:value-type="float">
            <text:p>411.1541</text:p>
          </table:table-cell>
          <table:table-cell office:value-type="float" office:value="1827.132" calcext:value-type="float">
            <text:p>1827.132</text:p>
          </table:table-cell>
          <table:table-cell office:value-type="float" office:value="2068.282" calcext:value-type="float">
            <text:p>2068.282</text:p>
          </table:table-cell>
          <table:table-cell office:value-type="float" office:value="1658.744" calcext:value-type="float">
            <text:p>1658.744</text:p>
          </table:table-cell>
          <table:table-cell office:value-type="float" office:value="584.6782" calcext:value-type="float">
            <text:p>584.6782</text:p>
          </table:table-cell>
          <table:table-cell office:value-type="float" office:value="579.0527" calcext:value-type="float">
            <text:p>579.0527</text:p>
          </table:table-cell>
          <table:table-cell office:value-type="float" office:value="142.7238" calcext:value-type="float">
            <text:p>142.7238</text:p>
          </table:table-cell>
          <table:table-cell office:value-type="float" office:value="35.67165" calcext:value-type="float">
            <text:p>35.67165</text:p>
          </table:table-cell>
          <table:table-cell office:value-type="float" office:value="0" calcext:value-type="float">
            <text:p>0</text:p>
          </table:table-cell>
          <table:table-cell office:value-type="float" office:value="-0.03198995" calcext:value-type="float">
            <text:p>-0.03198995</text:p>
          </table:table-cell>
          <table:table-cell office:value-type="float" office:value="0" calcext:value-type="float">
            <text:p>0</text:p>
          </table:table-cell>
          <table:table-cell office:value-type="float" office:value="5.92205" calcext:value-type="float">
            <text:p>5.92205</text:p>
          </table:table-cell>
          <table:table-cell office:value-type="float" office:value="707.5561" calcext:value-type="float">
            <text:p>707.5561</text:p>
          </table:table-cell>
          <table:table-cell office:value-type="float" office:value="-245.3487" calcext:value-type="float">
            <text:p>-245.3487</text:p>
          </table:table-cell>
          <table:table-cell office:value-type="float" office:value="462.2074" calcext:value-type="float">
            <text:p>462.2074</text:p>
          </table:table-cell>
          <table:table-cell office:value-type="float" office:value="-315.9415" calcext:value-type="float">
            <text:p>-315.9415</text:p>
          </table:table-cell>
          <table:table-cell office:value-type="float" office:value="0" calcext:value-type="float">
            <text:p>0</text:p>
          </table:table-cell>
          <table:table-cell office:value-type="float" office:value="15.31404" calcext:value-type="float">
            <text:p>15.3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7" calcext:value-type="float">
            <text:p>17072007</text:p>
          </table:table-cell>
          <table:table-cell office:value-type="float" office:value="257.1206" calcext:value-type="float">
            <text:p>257.1206</text:p>
          </table:table-cell>
          <table:table-cell office:value-type="float" office:value="13418.87" calcext:value-type="float">
            <text:p>13418.87</text:p>
          </table:table-cell>
          <table:table-cell office:value-type="float" office:value="0" calcext:value-type="float">
            <text:p>0</text:p>
          </table:table-cell>
          <table:table-cell office:value-type="float" office:value="1.904898" calcext:value-type="float">
            <text:p>1.904898</text:p>
          </table:table-cell>
          <table:table-cell office:value-type="float" office:value="-371.8055" calcext:value-type="float">
            <text:p>-371.8055</text:p>
          </table:table-cell>
          <table:table-cell office:value-type="float" office:value="1111.802" calcext:value-type="float">
            <text:p>1111.802</text:p>
          </table:table-cell>
          <table:table-cell office:value-type="float" office:value="-63.15997" calcext:value-type="float">
            <text:p>-63.15997</text:p>
          </table:table-cell>
          <table:table-cell office:value-type="float" office:value="110.678" calcext:value-type="float">
            <text:p>110.678</text:p>
          </table:table-cell>
          <table:table-cell office:value-type="float" office:value="2.020478" calcext:value-type="float">
            <text:p>2.020478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850515" calcext:value-type="float">
            <text:p>0.05850515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83178" calcext:value-type="float">
            <text:p>0.5483178</text:p>
          </table:table-cell>
          <table:table-cell office:value-type="float" office:value="370" calcext:value-type="float">
            <text:p>370</text:p>
          </table:table-cell>
          <table:table-cell office:value-type="float" office:value="168.9471" calcext:value-type="float">
            <text:p>168.9471</text:p>
          </table:table-cell>
          <table:table-cell office:value-type="float" office:value="0" calcext:value-type="float">
            <text:p>0</text:p>
          </table:table-cell>
          <table:table-cell office:value-type="float" office:value="369.6554" calcext:value-type="float">
            <text:p>369.6554</text:p>
          </table:table-cell>
          <table:table-cell office:value-type="float" office:value="1320.411" calcext:value-type="float">
            <text:p>1320.411</text:p>
          </table:table-cell>
          <table:table-cell office:value-type="float" office:value="1599.198" calcext:value-type="float">
            <text:p>1599.198</text:p>
          </table:table-cell>
          <table:table-cell office:value-type="float" office:value="1236.924" calcext:value-type="float">
            <text:p>1236.924</text:p>
          </table:table-cell>
          <table:table-cell office:value-type="float" office:value="734.4734" calcext:value-type="float">
            <text:p>734.4734</text:p>
          </table:table-cell>
          <table:table-cell office:value-type="float" office:value="1106.152" calcext:value-type="float">
            <text:p>1106.152</text:p>
          </table:table-cell>
          <table:table-cell office:value-type="float" office:value="411.105" calcext:value-type="float">
            <text:p>411.105</text:p>
          </table:table-cell>
          <table:table-cell office:value-type="float" office:value="1827.048" calcext:value-type="float">
            <text:p>1827.048</text:p>
          </table:table-cell>
          <table:table-cell office:value-type="float" office:value="2068.215" calcext:value-type="float">
            <text:p>2068.215</text:p>
          </table:table-cell>
          <table:table-cell office:value-type="float" office:value="1658.701" calcext:value-type="float">
            <text:p>1658.701</text:p>
          </table:table-cell>
          <table:table-cell office:value-type="float" office:value="584.6631" calcext:value-type="float">
            <text:p>584.6631</text:p>
          </table:table-cell>
          <table:table-cell office:value-type="float" office:value="579.0267" calcext:value-type="float">
            <text:p>579.0267</text:p>
          </table:table-cell>
          <table:table-cell office:value-type="float" office:value="142.7237" calcext:value-type="float">
            <text:p>142.7237</text:p>
          </table:table-cell>
          <table:table-cell office:value-type="float" office:value="35.67165" calcext:value-type="float">
            <text:p>35.67165</text:p>
          </table:table-cell>
          <table:table-cell office:value-type="float" office:value="0" calcext:value-type="float">
            <text:p>0</text:p>
          </table:table-cell>
          <table:table-cell office:value-type="float" office:value="-0.03228185" calcext:value-type="float">
            <text:p>-0.03228185</text:p>
          </table:table-cell>
          <table:table-cell office:value-type="float" office:value="0" calcext:value-type="float">
            <text:p>0</text:p>
          </table:table-cell>
          <table:table-cell office:value-type="float" office:value="6.094825" calcext:value-type="float">
            <text:p>6.094825</text:p>
          </table:table-cell>
          <table:table-cell office:value-type="float" office:value="738.6272" calcext:value-type="float">
            <text:p>738.6272</text:p>
          </table:table-cell>
          <table:table-cell office:value-type="float" office:value="-259.6003" calcext:value-type="float">
            <text:p>-259.6003</text:p>
          </table:table-cell>
          <table:table-cell office:value-type="float" office:value="479.0269" calcext:value-type="float">
            <text:p>479.0269</text:p>
          </table:table-cell>
          <table:table-cell office:value-type="float" office:value="-318.2146" calcext:value-type="float">
            <text:p>-318.2146</text:p>
          </table:table-cell>
          <table:table-cell office:value-type="float" office:value="0" calcext:value-type="float">
            <text:p>0</text:p>
          </table:table-cell>
          <table:table-cell office:value-type="float" office:value="15.50764" calcext:value-type="float">
            <text:p>15.50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7" calcext:value-type="float">
            <text:p>18072007</text:p>
          </table:table-cell>
          <table:table-cell office:value-type="float" office:value="255.4527" calcext:value-type="float">
            <text:p>255.4527</text:p>
          </table:table-cell>
          <table:table-cell office:value-type="float" office:value="13418.38" calcext:value-type="float">
            <text:p>13418.38</text:p>
          </table:table-cell>
          <table:table-cell office:value-type="float" office:value="0" calcext:value-type="float">
            <text:p>0</text:p>
          </table:table-cell>
          <table:table-cell office:value-type="float" office:value="2.005724" calcext:value-type="float">
            <text:p>2.005724</text:p>
          </table:table-cell>
          <table:table-cell office:value-type="float" office:value="-376.4787" calcext:value-type="float">
            <text:p>-376.4787</text:p>
          </table:table-cell>
          <table:table-cell office:value-type="float" office:value="1126.222" calcext:value-type="float">
            <text:p>1126.222</text:p>
          </table:table-cell>
          <table:table-cell office:value-type="float" office:value="-65.85635" calcext:value-type="float">
            <text:p>-65.85635</text:p>
          </table:table-cell>
          <table:table-cell office:value-type="float" office:value="110.2948" calcext:value-type="float">
            <text:p>110.2948</text:p>
          </table:table-cell>
          <table:table-cell office:value-type="float" office:value="1.978893" calcext:value-type="float">
            <text:p>1.978893</text:p>
          </table:table-cell>
          <table:table-cell office:value-type="float" office:value="0.03544558" calcext:value-type="float">
            <text:p>0.03544558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864069" calcext:value-type="float">
            <text:p>0.05864069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82642" calcext:value-type="float">
            <text:p>0.5482642</text:p>
          </table:table-cell>
          <table:table-cell office:value-type="float" office:value="370" calcext:value-type="float">
            <text:p>370</text:p>
          </table:table-cell>
          <table:table-cell office:value-type="float" office:value="184.6481" calcext:value-type="float">
            <text:p>184.6481</text:p>
          </table:table-cell>
          <table:table-cell office:value-type="float" office:value="0" calcext:value-type="float">
            <text:p>0</text:p>
          </table:table-cell>
          <table:table-cell office:value-type="float" office:value="369.755" calcext:value-type="float">
            <text:p>369.755</text:p>
          </table:table-cell>
          <table:table-cell office:value-type="float" office:value="1319.738" calcext:value-type="float">
            <text:p>1319.738</text:p>
          </table:table-cell>
          <table:table-cell office:value-type="float" office:value="1598.417" calcext:value-type="float">
            <text:p>1598.417</text:p>
          </table:table-cell>
          <table:table-cell office:value-type="float" office:value="1236.723" calcext:value-type="float">
            <text:p>1236.723</text:p>
          </table:table-cell>
          <table:table-cell office:value-type="float" office:value="734.3336" calcext:value-type="float">
            <text:p>734.3336</text:p>
          </table:table-cell>
          <table:table-cell office:value-type="float" office:value="1106.028" calcext:value-type="float">
            <text:p>1106.028</text:p>
          </table:table-cell>
          <table:table-cell office:value-type="float" office:value="411.0515" calcext:value-type="float">
            <text:p>411.0515</text:p>
          </table:table-cell>
          <table:table-cell office:value-type="float" office:value="1826.955" calcext:value-type="float">
            <text:p>1826.955</text:p>
          </table:table-cell>
          <table:table-cell office:value-type="float" office:value="2068.147" calcext:value-type="float">
            <text:p>2068.147</text:p>
          </table:table-cell>
          <table:table-cell office:value-type="float" office:value="1658.659" calcext:value-type="float">
            <text:p>1658.659</text:p>
          </table:table-cell>
          <table:table-cell office:value-type="float" office:value="584.6481" calcext:value-type="float">
            <text:p>584.6481</text:p>
          </table:table-cell>
          <table:table-cell office:value-type="float" office:value="579.0014" calcext:value-type="float">
            <text:p>579.0014</text:p>
          </table:table-cell>
          <table:table-cell office:value-type="float" office:value="142.7236" calcext:value-type="float">
            <text:p>142.7236</text:p>
          </table:table-cell>
          <table:table-cell office:value-type="float" office:value="35.67164" calcext:value-type="float">
            <text:p>35.67164</text:p>
          </table:table-cell>
          <table:table-cell office:value-type="float" office:value="0" calcext:value-type="float">
            <text:p>0</text:p>
          </table:table-cell>
          <table:table-cell office:value-type="float" office:value="-0.03245226" calcext:value-type="float">
            <text:p>-0.03245226</text:p>
          </table:table-cell>
          <table:table-cell office:value-type="float" office:value="0" calcext:value-type="float">
            <text:p>0</text:p>
          </table:table-cell>
          <table:table-cell office:value-type="float" office:value="6.256711" calcext:value-type="float">
            <text:p>6.256711</text:p>
          </table:table-cell>
          <table:table-cell office:value-type="float" office:value="768.7362" calcext:value-type="float">
            <text:p>768.7362</text:p>
          </table:table-cell>
          <table:table-cell office:value-type="float" office:value="-272.0247" calcext:value-type="float">
            <text:p>-272.0247</text:p>
          </table:table-cell>
          <table:table-cell office:value-type="float" office:value="496.7115" calcext:value-type="float">
            <text:p>496.7115</text:p>
          </table:table-cell>
          <table:table-cell office:value-type="float" office:value="-320.3631" calcext:value-type="float">
            <text:p>-320.3631</text:p>
          </table:table-cell>
          <table:table-cell office:value-type="float" office:value="0" calcext:value-type="float">
            <text:p>0</text:p>
          </table:table-cell>
          <table:table-cell office:value-type="float" office:value="15.67161" calcext:value-type="float">
            <text:p>15.67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7" calcext:value-type="float">
            <text:p>19072007</text:p>
          </table:table-cell>
          <table:table-cell office:value-type="float" office:value="253.8664" calcext:value-type="float">
            <text:p>253.8664</text:p>
          </table:table-cell>
          <table:table-cell office:value-type="float" office:value="13417.9" calcext:value-type="float">
            <text:p>13417.9</text:p>
          </table:table-cell>
          <table:table-cell office:value-type="float" office:value="0" calcext:value-type="float">
            <text:p>0</text:p>
          </table:table-cell>
          <table:table-cell office:value-type="float" office:value="2.117108" calcext:value-type="float">
            <text:p>2.117108</text:p>
          </table:table-cell>
          <table:table-cell office:value-type="float" office:value="-380.9776" calcext:value-type="float">
            <text:p>-380.9776</text:p>
          </table:table-cell>
          <table:table-cell office:value-type="float" office:value="1141.049" calcext:value-type="float">
            <text:p>1141.049</text:p>
          </table:table-cell>
          <table:table-cell office:value-type="float" office:value="-68.46396" calcext:value-type="float">
            <text:p>-68.46396</text:p>
          </table:table-cell>
          <table:table-cell office:value-type="float" office:value="109.8537" calcext:value-type="float">
            <text:p>109.8537</text:p>
          </table:table-cell>
          <table:table-cell office:value-type="float" office:value="1.938454" calcext:value-type="float">
            <text:p>1.938454</text:p>
          </table:table-cell>
          <table:table-cell office:value-type="float" office:value="0.0357324" calcext:value-type="float">
            <text:p>0.0357324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877636" calcext:value-type="float">
            <text:p>0.05877636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82756" calcext:value-type="float">
            <text:p>0.5482756</text:p>
          </table:table-cell>
          <table:table-cell office:value-type="float" office:value="370" calcext:value-type="float">
            <text:p>370</text:p>
          </table:table-cell>
          <table:table-cell office:value-type="float" office:value="201.9425" calcext:value-type="float">
            <text:p>201.9425</text:p>
          </table:table-cell>
          <table:table-cell office:value-type="float" office:value="0" calcext:value-type="float">
            <text:p>0</text:p>
          </table:table-cell>
          <table:table-cell office:value-type="float" office:value="369.8542" calcext:value-type="float">
            <text:p>369.8542</text:p>
          </table:table-cell>
          <table:table-cell office:value-type="float" office:value="1319.107" calcext:value-type="float">
            <text:p>1319.107</text:p>
          </table:table-cell>
          <table:table-cell office:value-type="float" office:value="1597.668" calcext:value-type="float">
            <text:p>1597.668</text:p>
          </table:table-cell>
          <table:table-cell office:value-type="float" office:value="1236.526" calcext:value-type="float">
            <text:p>1236.526</text:p>
          </table:table-cell>
          <table:table-cell office:value-type="float" office:value="734.1974" calcext:value-type="float">
            <text:p>734.1974</text:p>
          </table:table-cell>
          <table:table-cell office:value-type="float" office:value="1105.906" calcext:value-type="float">
            <text:p>1105.906</text:p>
          </table:table-cell>
          <table:table-cell office:value-type="float" office:value="410.9988" calcext:value-type="float">
            <text:p>410.9988</text:p>
          </table:table-cell>
          <table:table-cell office:value-type="float" office:value="1826.859" calcext:value-type="float">
            <text:p>1826.859</text:p>
          </table:table-cell>
          <table:table-cell office:value-type="float" office:value="2068.08" calcext:value-type="float">
            <text:p>2068.08</text:p>
          </table:table-cell>
          <table:table-cell office:value-type="float" office:value="1658.616" calcext:value-type="float">
            <text:p>1658.616</text:p>
          </table:table-cell>
          <table:table-cell office:value-type="float" office:value="584.6332" calcext:value-type="float">
            <text:p>584.6332</text:p>
          </table:table-cell>
          <table:table-cell office:value-type="float" office:value="578.9844" calcext:value-type="float">
            <text:p>578.9844</text:p>
          </table:table-cell>
          <table:table-cell office:value-type="float" office:value="142.7234" calcext:value-type="float">
            <text:p>142.7234</text:p>
          </table:table-cell>
          <table:table-cell office:value-type="float" office:value="35.67164" calcext:value-type="float">
            <text:p>35.67164</text:p>
          </table:table-cell>
          <table:table-cell office:value-type="float" office:value="0" calcext:value-type="float">
            <text:p>0</text:p>
          </table:table-cell>
          <table:table-cell office:value-type="float" office:value="-0.03255978" calcext:value-type="float">
            <text:p>-0.03255978</text:p>
          </table:table-cell>
          <table:table-cell office:value-type="float" office:value="0" calcext:value-type="float">
            <text:p>0</text:p>
          </table:table-cell>
          <table:table-cell office:value-type="float" office:value="6.383265" calcext:value-type="float">
            <text:p>6.383265</text:p>
          </table:table-cell>
          <table:table-cell office:value-type="float" office:value="800.0256" calcext:value-type="float">
            <text:p>800.0256</text:p>
          </table:table-cell>
          <table:table-cell office:value-type="float" office:value="-284.1248" calcext:value-type="float">
            <text:p>-284.1248</text:p>
          </table:table-cell>
          <table:table-cell office:value-type="float" office:value="515.9009" calcext:value-type="float">
            <text:p>515.9009</text:p>
          </table:table-cell>
          <table:table-cell office:value-type="float" office:value="-322.4321" calcext:value-type="float">
            <text:p>-322.4321</text:p>
          </table:table-cell>
          <table:table-cell office:value-type="float" office:value="0" calcext:value-type="float">
            <text:p>0</text:p>
          </table:table-cell>
          <table:table-cell office:value-type="float" office:value="15.84503" calcext:value-type="float">
            <text:p>15.84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7" calcext:value-type="float">
            <text:p>20072007</text:p>
          </table:table-cell>
          <table:table-cell office:value-type="float" office:value="252.3333" calcext:value-type="float">
            <text:p>252.3333</text:p>
          </table:table-cell>
          <table:table-cell office:value-type="float" office:value="13417.41" calcext:value-type="float">
            <text:p>13417.41</text:p>
          </table:table-cell>
          <table:table-cell office:value-type="float" office:value="0" calcext:value-type="float">
            <text:p>0</text:p>
          </table:table-cell>
          <table:table-cell office:value-type="float" office:value="2.229557" calcext:value-type="float">
            <text:p>2.229557</text:p>
          </table:table-cell>
          <table:table-cell office:value-type="float" office:value="-385.4156" calcext:value-type="float">
            <text:p>-385.4156</text:p>
          </table:table-cell>
          <table:table-cell office:value-type="float" office:value="1154.704" calcext:value-type="float">
            <text:p>1154.704</text:p>
          </table:table-cell>
          <table:table-cell office:value-type="float" office:value="-71.05194" calcext:value-type="float">
            <text:p>-71.05194</text:p>
          </table:table-cell>
          <table:table-cell office:value-type="float" office:value="109.3629" calcext:value-type="float">
            <text:p>109.3629</text:p>
          </table:table-cell>
          <table:table-cell office:value-type="float" office:value="1.898236" calcext:value-type="float">
            <text:p>1.898236</text:p>
          </table:table-cell>
          <table:table-cell office:value-type="float" office:value="0.03616245" calcext:value-type="float">
            <text:p>0.03616245</text:p>
          </table:table-cell>
          <table:table-cell office:value-type="float" office:value="1.005857" calcext:value-type="float">
            <text:p>1.005857</text:p>
          </table:table-cell>
          <table:table-cell office:value-type="float" office:value="0.05891226" calcext:value-type="float">
            <text:p>0.05891226</text:p>
          </table:table-cell>
          <table:table-cell office:value-type="float" office:value="0.005154467" calcext:value-type="float">
            <text:p>0.005154467</text:p>
          </table:table-cell>
          <table:table-cell office:value-type="float" office:value="0.5483516" calcext:value-type="float">
            <text:p>0.5483516</text:p>
          </table:table-cell>
          <table:table-cell office:value-type="float" office:value="370" calcext:value-type="float">
            <text:p>370</text:p>
          </table:table-cell>
          <table:table-cell office:value-type="float" office:value="215.7522" calcext:value-type="float">
            <text:p>215.7522</text:p>
          </table:table-cell>
          <table:table-cell office:value-type="float" office:value="0" calcext:value-type="float">
            <text:p>0</text:p>
          </table:table-cell>
          <table:table-cell office:value-type="float" office:value="369.9384" calcext:value-type="float">
            <text:p>369.9384</text:p>
          </table:table-cell>
          <table:table-cell office:value-type="float" office:value="1318.512" calcext:value-type="float">
            <text:p>1318.512</text:p>
          </table:table-cell>
          <table:table-cell office:value-type="float" office:value="1596.947" calcext:value-type="float">
            <text:p>1596.947</text:p>
          </table:table-cell>
          <table:table-cell office:value-type="float" office:value="1236.331" calcext:value-type="float">
            <text:p>1236.331</text:p>
          </table:table-cell>
          <table:table-cell office:value-type="float" office:value="734.0616" calcext:value-type="float">
            <text:p>734.0616</text:p>
          </table:table-cell>
          <table:table-cell office:value-type="float" office:value="1105.783" calcext:value-type="float">
            <text:p>1105.783</text:p>
          </table:table-cell>
          <table:table-cell office:value-type="float" office:value="410.9465" calcext:value-type="float">
            <text:p>410.9465</text:p>
          </table:table-cell>
          <table:table-cell office:value-type="float" office:value="1826.762" calcext:value-type="float">
            <text:p>1826.762</text:p>
          </table:table-cell>
          <table:table-cell office:value-type="float" office:value="2068.013" calcext:value-type="float">
            <text:p>2068.013</text:p>
          </table:table-cell>
          <table:table-cell office:value-type="float" office:value="1658.574" calcext:value-type="float">
            <text:p>1658.574</text:p>
          </table:table-cell>
          <table:table-cell office:value-type="float" office:value="584.6182" calcext:value-type="float">
            <text:p>584.6182</text:p>
          </table:table-cell>
          <table:table-cell office:value-type="float" office:value="578.967" calcext:value-type="float">
            <text:p>578.967</text:p>
          </table:table-cell>
          <table:table-cell office:value-type="float" office:value="142.7233" calcext:value-type="float">
            <text:p>142.7233</text:p>
          </table:table-cell>
          <table:table-cell office:value-type="float" office:value="35.67164" calcext:value-type="float">
            <text:p>35.67164</text:p>
          </table:table-cell>
          <table:table-cell office:value-type="float" office:value="0" calcext:value-type="float">
            <text:p>0</text:p>
          </table:table-cell>
          <table:table-cell office:value-type="float" office:value="-0.03265146" calcext:value-type="float">
            <text:p>-0.03265146</text:p>
          </table:table-cell>
          <table:table-cell office:value-type="float" office:value="0" calcext:value-type="float">
            <text:p>0</text:p>
          </table:table-cell>
          <table:table-cell office:value-type="float" office:value="6.524015" calcext:value-type="float">
            <text:p>6.524015</text:p>
          </table:table-cell>
          <table:table-cell office:value-type="float" office:value="828.6604" calcext:value-type="float">
            <text:p>828.6604</text:p>
          </table:table-cell>
          <table:table-cell office:value-type="float" office:value="-297.1028" calcext:value-type="float">
            <text:p>-297.1028</text:p>
          </table:table-cell>
          <table:table-cell office:value-type="float" office:value="531.5576" calcext:value-type="float">
            <text:p>531.5576</text:p>
          </table:table-cell>
          <table:table-cell office:value-type="float" office:value="-324.4542" calcext:value-type="float">
            <text:p>-324.4542</text:p>
          </table:table-cell>
          <table:table-cell office:value-type="float" office:value="0" calcext:value-type="float">
            <text:p>0</text:p>
          </table:table-cell>
          <table:table-cell office:value-type="float" office:value="16.01395" calcext:value-type="float">
            <text:p>16.0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7" calcext:value-type="float">
            <text:p>21072007</text:p>
          </table:table-cell>
          <table:table-cell office:value-type="float" office:value="250.6407" calcext:value-type="float">
            <text:p>250.6407</text:p>
          </table:table-cell>
          <table:table-cell office:value-type="float" office:value="13417.08" calcext:value-type="float">
            <text:p>13417.08</text:p>
          </table:table-cell>
          <table:table-cell office:value-type="float" office:value="0" calcext:value-type="float">
            <text:p>0</text:p>
          </table:table-cell>
          <table:table-cell office:value-type="float" office:value="2.426104" calcext:value-type="float">
            <text:p>2.426104</text:p>
          </table:table-cell>
          <table:table-cell office:value-type="float" office:value="-388.6718" calcext:value-type="float">
            <text:p>-388.6718</text:p>
          </table:table-cell>
          <table:table-cell office:value-type="float" office:value="1159.367" calcext:value-type="float">
            <text:p>1159.367</text:p>
          </table:table-cell>
          <table:table-cell office:value-type="float" office:value="-73.60526" calcext:value-type="float">
            <text:p>-73.60526</text:p>
          </table:table-cell>
          <table:table-cell office:value-type="float" office:value="108.4449" calcext:value-type="float">
            <text:p>108.4449</text:p>
          </table:table-cell>
          <table:table-cell office:value-type="float" office:value="1.827116" calcext:value-type="float">
            <text:p>1.827116</text:p>
          </table:table-cell>
          <table:table-cell office:value-type="float" office:value="0.03560528" calcext:value-type="float">
            <text:p>0.03560528</text:p>
          </table:table-cell>
          <table:table-cell office:value-type="float" office:value="1.006935" calcext:value-type="float">
            <text:p>1.006935</text:p>
          </table:table-cell>
          <table:table-cell office:value-type="float" office:value="0.05928947" calcext:value-type="float">
            <text:p>0.05928947</text:p>
          </table:table-cell>
          <table:table-cell office:value-type="float" office:value="0.005202946" calcext:value-type="float">
            <text:p>0.005202946</text:p>
          </table:table-cell>
          <table:table-cell office:value-type="float" office:value="0.5580723" calcext:value-type="float">
            <text:p>0.5580723</text:p>
          </table:table-cell>
          <table:table-cell office:value-type="float" office:value="370" calcext:value-type="float">
            <text:p>370</text:p>
          </table:table-cell>
          <table:table-cell office:value-type="float" office:value="235.7773" calcext:value-type="float">
            <text:p>235.7773</text:p>
          </table:table-cell>
          <table:table-cell office:value-type="float" office:value="0" calcext:value-type="float">
            <text:p>0</text:p>
          </table:table-cell>
          <table:table-cell office:value-type="float" office:value="369.9661" calcext:value-type="float">
            <text:p>369.9661</text:p>
          </table:table-cell>
          <table:table-cell office:value-type="float" office:value="1318.005" calcext:value-type="float">
            <text:p>1318.005</text:p>
          </table:table-cell>
          <table:table-cell office:value-type="float" office:value="1596.227" calcext:value-type="float">
            <text:p>1596.227</text:p>
          </table:table-cell>
          <table:table-cell office:value-type="float" office:value="1236.129" calcext:value-type="float">
            <text:p>1236.129</text:p>
          </table:table-cell>
          <table:table-cell office:value-type="float" office:value="733.9228" calcext:value-type="float">
            <text:p>733.9228</text:p>
          </table:table-cell>
          <table:table-cell office:value-type="float" office:value="1105.66" calcext:value-type="float">
            <text:p>1105.66</text:p>
          </table:table-cell>
          <table:table-cell office:value-type="float" office:value="410.8932" calcext:value-type="float">
            <text:p>410.8932</text:p>
          </table:table-cell>
          <table:table-cell office:value-type="float" office:value="1826.665" calcext:value-type="float">
            <text:p>1826.665</text:p>
          </table:table-cell>
          <table:table-cell office:value-type="float" office:value="2067.946" calcext:value-type="float">
            <text:p>2067.946</text:p>
          </table:table-cell>
          <table:table-cell office:value-type="float" office:value="1658.531" calcext:value-type="float">
            <text:p>1658.531</text:p>
          </table:table-cell>
          <table:table-cell office:value-type="float" office:value="584.6033" calcext:value-type="float">
            <text:p>584.6033</text:p>
          </table:table-cell>
          <table:table-cell office:value-type="float" office:value="578.9495" calcext:value-type="float">
            <text:p>578.9495</text:p>
          </table:table-cell>
          <table:table-cell office:value-type="float" office:value="142.7232" calcext:value-type="float">
            <text:p>142.7232</text:p>
          </table:table-cell>
          <table:table-cell office:value-type="float" office:value="35.67163" calcext:value-type="float">
            <text:p>35.67163</text:p>
          </table:table-cell>
          <table:table-cell office:value-type="float" office:value="0" calcext:value-type="float">
            <text:p>0</text:p>
          </table:table-cell>
          <table:table-cell office:value-type="float" office:value="-0.03289549" calcext:value-type="float">
            <text:p>-0.03289549</text:p>
          </table:table-cell>
          <table:table-cell office:value-type="float" office:value="0" calcext:value-type="float">
            <text:p>0</text:p>
          </table:table-cell>
          <table:table-cell office:value-type="float" office:value="6.644651" calcext:value-type="float">
            <text:p>6.644651</text:p>
          </table:table-cell>
          <table:table-cell office:value-type="float" office:value="863.2341" calcext:value-type="float">
            <text:p>863.2341</text:p>
          </table:table-cell>
          <table:table-cell office:value-type="float" office:value="-310.935" calcext:value-type="float">
            <text:p>-310.935</text:p>
          </table:table-cell>
          <table:table-cell office:value-type="float" office:value="552.2991" calcext:value-type="float">
            <text:p>552.2991</text:p>
          </table:table-cell>
          <table:table-cell office:value-type="float" office:value="-326.5812" calcext:value-type="float">
            <text:p>-326.5812</text:p>
          </table:table-cell>
          <table:table-cell office:value-type="float" office:value="0" calcext:value-type="float">
            <text:p>0</text:p>
          </table:table-cell>
          <table:table-cell office:value-type="float" office:value="17.42357" calcext:value-type="float">
            <text:p>17.4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7" calcext:value-type="float">
            <text:p>22072007</text:p>
          </table:table-cell>
          <table:table-cell office:value-type="float" office:value="248.755" calcext:value-type="float">
            <text:p>248.755</text:p>
          </table:table-cell>
          <table:table-cell office:value-type="float" office:value="13416.58" calcext:value-type="float">
            <text:p>13416.58</text:p>
          </table:table-cell>
          <table:table-cell office:value-type="float" office:value="0" calcext:value-type="float">
            <text:p>0</text:p>
          </table:table-cell>
          <table:table-cell office:value-type="float" office:value="2.557503" calcext:value-type="float">
            <text:p>2.557503</text:p>
          </table:table-cell>
          <table:table-cell office:value-type="float" office:value="-394.2902" calcext:value-type="float">
            <text:p>-394.2902</text:p>
          </table:table-cell>
          <table:table-cell office:value-type="float" office:value="1176.329" calcext:value-type="float">
            <text:p>1176.329</text:p>
          </table:table-cell>
          <table:table-cell office:value-type="float" office:value="-76.29054" calcext:value-type="float">
            <text:p>-76.29054</text:p>
          </table:table-cell>
          <table:table-cell office:value-type="float" office:value="108.3023" calcext:value-type="float">
            <text:p>108.3023</text:p>
          </table:table-cell>
          <table:table-cell office:value-type="float" office:value="1.789428" calcext:value-type="float">
            <text:p>1.789428</text:p>
          </table:table-cell>
          <table:table-cell office:value-type="float" office:value="0.03532805" calcext:value-type="float">
            <text:p>0.03532805</text:p>
          </table:table-cell>
          <table:table-cell office:value-type="float" office:value="1.006935" calcext:value-type="float">
            <text:p>1.006935</text:p>
          </table:table-cell>
          <table:table-cell office:value-type="float" office:value="0.05942501" calcext:value-type="float">
            <text:p>0.05942501</text:p>
          </table:table-cell>
          <table:table-cell office:value-type="float" office:value="0.005202946" calcext:value-type="float">
            <text:p>0.005202946</text:p>
          </table:table-cell>
          <table:table-cell office:value-type="float" office:value="0.5577362" calcext:value-type="float">
            <text:p>0.5577362</text:p>
          </table:table-cell>
          <table:table-cell office:value-type="float" office:value="370" calcext:value-type="float">
            <text:p>370</text:p>
          </table:table-cell>
          <table:table-cell office:value-type="float" office:value="252.3362" calcext:value-type="float">
            <text:p>252.3362</text:p>
          </table:table-cell>
          <table:table-cell office:value-type="float" office:value="0" calcext:value-type="float">
            <text:p>0</text:p>
          </table:table-cell>
          <table:table-cell office:value-type="float" office:value="369.9374" calcext:value-type="float">
            <text:p>369.9374</text:p>
          </table:table-cell>
          <table:table-cell office:value-type="float" office:value="1317.254" calcext:value-type="float">
            <text:p>1317.254</text:p>
          </table:table-cell>
          <table:table-cell office:value-type="float" office:value="1595.424" calcext:value-type="float">
            <text:p>1595.424</text:p>
          </table:table-cell>
          <table:table-cell office:value-type="float" office:value="1235.927" calcext:value-type="float">
            <text:p>1235.927</text:p>
          </table:table-cell>
          <table:table-cell office:value-type="float" office:value="733.7812" calcext:value-type="float">
            <text:p>733.7812</text:p>
          </table:table-cell>
          <table:table-cell office:value-type="float" office:value="1105.535" calcext:value-type="float">
            <text:p>1105.535</text:p>
          </table:table-cell>
          <table:table-cell office:value-type="float" office:value="410.8387" calcext:value-type="float">
            <text:p>410.8387</text:p>
          </table:table-cell>
          <table:table-cell office:value-type="float" office:value="1826.566" calcext:value-type="float">
            <text:p>1826.566</text:p>
          </table:table-cell>
          <table:table-cell office:value-type="float" office:value="2067.879" calcext:value-type="float">
            <text:p>2067.879</text:p>
          </table:table-cell>
          <table:table-cell office:value-type="float" office:value="1658.489" calcext:value-type="float">
            <text:p>1658.489</text:p>
          </table:table-cell>
          <table:table-cell office:value-type="float" office:value="584.5884" calcext:value-type="float">
            <text:p>584.5884</text:p>
          </table:table-cell>
          <table:table-cell office:value-type="float" office:value="578.9319" calcext:value-type="float">
            <text:p>578.9319</text:p>
          </table:table-cell>
          <table:table-cell office:value-type="float" office:value="142.7231" calcext:value-type="float">
            <text:p>142.7231</text:p>
          </table:table-cell>
          <table:table-cell office:value-type="float" office:value="35.67163" calcext:value-type="float">
            <text:p>35.67163</text:p>
          </table:table-cell>
          <table:table-cell office:value-type="float" office:value="0" calcext:value-type="float">
            <text:p>0</text:p>
          </table:table-cell>
          <table:table-cell office:value-type="float" office:value="-0.03352075" calcext:value-type="float">
            <text:p>-0.03352075</text:p>
          </table:table-cell>
          <table:table-cell office:value-type="float" office:value="0" calcext:value-type="float">
            <text:p>0</text:p>
          </table:table-cell>
          <table:table-cell office:value-type="float" office:value="6.750513" calcext:value-type="float">
            <text:p>6.750513</text:p>
          </table:table-cell>
          <table:table-cell office:value-type="float" office:value="897.031" calcext:value-type="float">
            <text:p>897.031</text:p>
          </table:table-cell>
          <table:table-cell office:value-type="float" office:value="-325.2409" calcext:value-type="float">
            <text:p>-325.2409</text:p>
          </table:table-cell>
          <table:table-cell office:value-type="float" office:value="571.7902" calcext:value-type="float">
            <text:p>571.7902</text:p>
          </table:table-cell>
          <table:table-cell office:value-type="float" office:value="-329.0016" calcext:value-type="float">
            <text:p>-329.0016</text:p>
          </table:table-cell>
          <table:table-cell office:value-type="float" office:value="0" calcext:value-type="float">
            <text:p>0</text:p>
          </table:table-cell>
          <table:table-cell office:value-type="float" office:value="16.90847" calcext:value-type="float">
            <text:p>16.90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7" calcext:value-type="float">
            <text:p>23072007</text:p>
          </table:table-cell>
          <table:table-cell office:value-type="float" office:value="247.1502" calcext:value-type="float">
            <text:p>247.1502</text:p>
          </table:table-cell>
          <table:table-cell office:value-type="float" office:value="13416.09" calcext:value-type="float">
            <text:p>13416.09</text:p>
          </table:table-cell>
          <table:table-cell office:value-type="float" office:value="0" calcext:value-type="float">
            <text:p>0</text:p>
          </table:table-cell>
          <table:table-cell office:value-type="float" office:value="2.680557" calcext:value-type="float">
            <text:p>2.680557</text:p>
          </table:table-cell>
          <table:table-cell office:value-type="float" office:value="-398.7918" calcext:value-type="float">
            <text:p>-398.7918</text:p>
          </table:table-cell>
          <table:table-cell office:value-type="float" office:value="1190.573" calcext:value-type="float">
            <text:p>1190.573</text:p>
          </table:table-cell>
          <table:table-cell office:value-type="float" office:value="-78.72348" calcext:value-type="float">
            <text:p>-78.72348</text:p>
          </table:table-cell>
          <table:table-cell office:value-type="float" office:value="107.9852" calcext:value-type="float">
            <text:p>107.9852</text:p>
          </table:table-cell>
          <table:table-cell office:value-type="float" office:value="1.754844" calcext:value-type="float">
            <text:p>1.754844</text:p>
          </table:table-cell>
          <table:table-cell office:value-type="float" office:value="0.03559789" calcext:value-type="float">
            <text:p>0.03559789</text:p>
          </table:table-cell>
          <table:table-cell office:value-type="float" office:value="1.006935" calcext:value-type="float">
            <text:p>1.006935</text:p>
          </table:table-cell>
          <table:table-cell office:value-type="float" office:value="0.05956062" calcext:value-type="float">
            <text:p>0.05956062</text:p>
          </table:table-cell>
          <table:table-cell office:value-type="float" office:value="0.005202946" calcext:value-type="float">
            <text:p>0.005202946</text:p>
          </table:table-cell>
          <table:table-cell office:value-type="float" office:value="0.557523" calcext:value-type="float">
            <text:p>0.557523</text:p>
          </table:table-cell>
          <table:table-cell office:value-type="float" office:value="370" calcext:value-type="float">
            <text:p>370</text:p>
          </table:table-cell>
          <table:table-cell office:value-type="float" office:value="265.9668" calcext:value-type="float">
            <text:p>265.9668</text:p>
          </table:table-cell>
          <table:table-cell office:value-type="float" office:value="0" calcext:value-type="float">
            <text:p>0</text:p>
          </table:table-cell>
          <table:table-cell office:value-type="float" office:value="370.0137" calcext:value-type="float">
            <text:p>370.0137</text:p>
          </table:table-cell>
          <table:table-cell office:value-type="float" office:value="1316.613" calcext:value-type="float">
            <text:p>1316.613</text:p>
          </table:table-cell>
          <table:table-cell office:value-type="float" office:value="1594.679" calcext:value-type="float">
            <text:p>1594.679</text:p>
          </table:table-cell>
          <table:table-cell office:value-type="float" office:value="1235.732" calcext:value-type="float">
            <text:p>1235.732</text:p>
          </table:table-cell>
          <table:table-cell office:value-type="float" office:value="733.6436" calcext:value-type="float">
            <text:p>733.6436</text:p>
          </table:table-cell>
          <table:table-cell office:value-type="float" office:value="1105.412" calcext:value-type="float">
            <text:p>1105.412</text:p>
          </table:table-cell>
          <table:table-cell office:value-type="float" office:value="410.7852" calcext:value-type="float">
            <text:p>410.7852</text:p>
          </table:table-cell>
          <table:table-cell office:value-type="float" office:value="1826.468" calcext:value-type="float">
            <text:p>1826.468</text:p>
          </table:table-cell>
          <table:table-cell office:value-type="float" office:value="2067.812" calcext:value-type="float">
            <text:p>2067.812</text:p>
          </table:table-cell>
          <table:table-cell office:value-type="float" office:value="1658.447" calcext:value-type="float">
            <text:p>1658.447</text:p>
          </table:table-cell>
          <table:table-cell office:value-type="float" office:value="584.5735" calcext:value-type="float">
            <text:p>584.5735</text:p>
          </table:table-cell>
          <table:table-cell office:value-type="float" office:value="578.9143" calcext:value-type="float">
            <text:p>578.9143</text:p>
          </table:table-cell>
          <table:table-cell office:value-type="float" office:value="142.723" calcext:value-type="float">
            <text:p>142.723</text:p>
          </table:table-cell>
          <table:table-cell office:value-type="float" office:value="35.67163" calcext:value-type="float">
            <text:p>35.67163</text:p>
          </table:table-cell>
          <table:table-cell office:value-type="float" office:value="0" calcext:value-type="float">
            <text:p>0</text:p>
          </table:table-cell>
          <table:table-cell office:value-type="float" office:value="-0.03369902" calcext:value-type="float">
            <text:p>-0.03369902</text:p>
          </table:table-cell>
          <table:table-cell office:value-type="float" office:value="0" calcext:value-type="float">
            <text:p>0</text:p>
          </table:table-cell>
          <table:table-cell office:value-type="float" office:value="6.831336" calcext:value-type="float">
            <text:p>6.831336</text:p>
          </table:table-cell>
          <table:table-cell office:value-type="float" office:value="924.9888" calcext:value-type="float">
            <text:p>924.9888</text:p>
          </table:table-cell>
          <table:table-cell office:value-type="float" office:value="-337.4988" calcext:value-type="float">
            <text:p>-337.4988</text:p>
          </table:table-cell>
          <table:table-cell office:value-type="float" office:value="587.49" calcext:value-type="float">
            <text:p>587.49</text:p>
          </table:table-cell>
          <table:table-cell office:value-type="float" office:value="-331.1171" calcext:value-type="float">
            <text:p>-331.1171</text:p>
          </table:table-cell>
          <table:table-cell office:value-type="float" office:value="0" calcext:value-type="float">
            <text:p>0</text:p>
          </table:table-cell>
          <table:table-cell office:value-type="float" office:value="16.95117" calcext:value-type="float">
            <text:p>16.95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7" calcext:value-type="float">
            <text:p>24072007</text:p>
          </table:table-cell>
          <table:table-cell office:value-type="float" office:value="245.6003" calcext:value-type="float">
            <text:p>245.6003</text:p>
          </table:table-cell>
          <table:table-cell office:value-type="float" office:value="13415.6" calcext:value-type="float">
            <text:p>13415.6</text:p>
          </table:table-cell>
          <table:table-cell office:value-type="float" office:value="0" calcext:value-type="float">
            <text:p>0</text:p>
          </table:table-cell>
          <table:table-cell office:value-type="float" office:value="2.804178" calcext:value-type="float">
            <text:p>2.804178</text:p>
          </table:table-cell>
          <table:table-cell office:value-type="float" office:value="-403.0944" calcext:value-type="float">
            <text:p>-403.0944</text:p>
          </table:table-cell>
          <table:table-cell office:value-type="float" office:value="1205.131" calcext:value-type="float">
            <text:p>1205.131</text:p>
          </table:table-cell>
          <table:table-cell office:value-type="float" office:value="-81.06443" calcext:value-type="float">
            <text:p>-81.06443</text:p>
          </table:table-cell>
          <table:table-cell office:value-type="float" office:value="107.6179" calcext:value-type="float">
            <text:p>107.6179</text:p>
          </table:table-cell>
          <table:table-cell office:value-type="float" office:value="1.721137" calcext:value-type="float">
            <text:p>1.721137</text:p>
          </table:table-cell>
          <table:table-cell office:value-type="float" office:value="0.03597582" calcext:value-type="float">
            <text:p>0.03597582</text:p>
          </table:table-cell>
          <table:table-cell office:value-type="float" office:value="1.006935" calcext:value-type="float">
            <text:p>1.006935</text:p>
          </table:table-cell>
          <table:table-cell office:value-type="float" office:value="0.05969652" calcext:value-type="float">
            <text:p>0.05969652</text:p>
          </table:table-cell>
          <table:table-cell office:value-type="float" office:value="0.005202946" calcext:value-type="float">
            <text:p>0.005202946</text:p>
          </table:table-cell>
          <table:table-cell office:value-type="float" office:value="0.557419" calcext:value-type="float">
            <text:p>0.557419</text:p>
          </table:table-cell>
          <table:table-cell office:value-type="float" office:value="370" calcext:value-type="float">
            <text:p>370</text:p>
          </table:table-cell>
          <table:table-cell office:value-type="float" office:value="278.3647" calcext:value-type="float">
            <text:p>278.3647</text:p>
          </table:table-cell>
          <table:table-cell office:value-type="float" office:value="0" calcext:value-type="float">
            <text:p>0</text:p>
          </table:table-cell>
          <table:table-cell office:value-type="float" office:value="370.0908" calcext:value-type="float">
            <text:p>370.0908</text:p>
          </table:table-cell>
          <table:table-cell office:value-type="float" office:value="1316.001" calcext:value-type="float">
            <text:p>1316.001</text:p>
          </table:table-cell>
          <table:table-cell office:value-type="float" office:value="1593.956" calcext:value-type="float">
            <text:p>1593.956</text:p>
          </table:table-cell>
          <table:table-cell office:value-type="float" office:value="1235.536" calcext:value-type="float">
            <text:p>1235.536</text:p>
          </table:table-cell>
          <table:table-cell office:value-type="float" office:value="733.5071" calcext:value-type="float">
            <text:p>733.5071</text:p>
          </table:table-cell>
          <table:table-cell office:value-type="float" office:value="1105.29" calcext:value-type="float">
            <text:p>1105.29</text:p>
          </table:table-cell>
          <table:table-cell office:value-type="float" office:value="410.7332" calcext:value-type="float">
            <text:p>410.7332</text:p>
          </table:table-cell>
          <table:table-cell office:value-type="float" office:value="1826.37" calcext:value-type="float">
            <text:p>1826.37</text:p>
          </table:table-cell>
          <table:table-cell office:value-type="float" office:value="2067.744" calcext:value-type="float">
            <text:p>2067.744</text:p>
          </table:table-cell>
          <table:table-cell office:value-type="float" office:value="1658.404" calcext:value-type="float">
            <text:p>1658.404</text:p>
          </table:table-cell>
          <table:table-cell office:value-type="float" office:value="584.5587" calcext:value-type="float">
            <text:p>584.5587</text:p>
          </table:table-cell>
          <table:table-cell office:value-type="float" office:value="578.8967" calcext:value-type="float">
            <text:p>578.8967</text:p>
          </table:table-cell>
          <table:table-cell office:value-type="float" office:value="142.7229" calcext:value-type="float">
            <text:p>142.7229</text:p>
          </table:table-cell>
          <table:table-cell office:value-type="float" office:value="35.67163" calcext:value-type="float">
            <text:p>35.67163</text:p>
          </table:table-cell>
          <table:table-cell office:value-type="float" office:value="0" calcext:value-type="float">
            <text:p>0</text:p>
          </table:table-cell>
          <table:table-cell office:value-type="float" office:value="-0.03380585" calcext:value-type="float">
            <text:p>-0.03380585</text:p>
          </table:table-cell>
          <table:table-cell office:value-type="float" office:value="0" calcext:value-type="float">
            <text:p>0</text:p>
          </table:table-cell>
          <table:table-cell office:value-type="float" office:value="6.899474" calcext:value-type="float">
            <text:p>6.899474</text:p>
          </table:table-cell>
          <table:table-cell office:value-type="float" office:value="951.1216" calcext:value-type="float">
            <text:p>951.1216</text:p>
          </table:table-cell>
          <table:table-cell office:value-type="float" office:value="-349.2648" calcext:value-type="float">
            <text:p>-349.2648</text:p>
          </table:table-cell>
          <table:table-cell office:value-type="float" office:value="601.8568" calcext:value-type="float">
            <text:p>601.8568</text:p>
          </table:table-cell>
          <table:table-cell office:value-type="float" office:value="-333.1817" calcext:value-type="float">
            <text:p>-333.1817</text:p>
          </table:table-cell>
          <table:table-cell office:value-type="float" office:value="0" calcext:value-type="float">
            <text:p>0</text:p>
          </table:table-cell>
          <table:table-cell office:value-type="float" office:value="17.05017" calcext:value-type="float">
            <text:p>17.05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7" calcext:value-type="float">
            <text:p>25072007</text:p>
          </table:table-cell>
          <table:table-cell office:value-type="float" office:value="244.1758" calcext:value-type="float">
            <text:p>244.1758</text:p>
          </table:table-cell>
          <table:table-cell office:value-type="float" office:value="13415.19" calcext:value-type="float">
            <text:p>13415.19</text:p>
          </table:table-cell>
          <table:table-cell office:value-type="float" office:value="0" calcext:value-type="float">
            <text:p>0</text:p>
          </table:table-cell>
          <table:table-cell office:value-type="float" office:value="2.953227" calcext:value-type="float">
            <text:p>2.953227</text:p>
          </table:table-cell>
          <table:table-cell office:value-type="float" office:value="-405.9899" calcext:value-type="float">
            <text:p>-405.9899</text:p>
          </table:table-cell>
          <table:table-cell office:value-type="float" office:value="1207.676" calcext:value-type="float">
            <text:p>1207.676</text:p>
          </table:table-cell>
          <table:table-cell office:value-type="float" office:value="-83.10641" calcext:value-type="float">
            <text:p>-83.10641</text:p>
          </table:table-cell>
          <table:table-cell office:value-type="float" office:value="107.2817" calcext:value-type="float">
            <text:p>107.2817</text:p>
          </table:table-cell>
          <table:table-cell office:value-type="float" office:value="1.671719" calcext:value-type="float">
            <text:p>1.671719</text:p>
          </table:table-cell>
          <table:table-cell office:value-type="float" office:value="0.03611838" calcext:value-type="float">
            <text:p>0.03611838</text:p>
          </table:table-cell>
          <table:table-cell office:value-type="float" office:value="1.011652" calcext:value-type="float">
            <text:p>1.011652</text:p>
          </table:table-cell>
          <table:table-cell office:value-type="float" office:value="0.0599685" calcext:value-type="float">
            <text:p>0.0599685</text:p>
          </table:table-cell>
          <table:table-cell office:value-type="float" office:value="0.005465582" calcext:value-type="float">
            <text:p>0.005465582</text:p>
          </table:table-cell>
          <table:table-cell office:value-type="float" office:value="0.5679942" calcext:value-type="float">
            <text:p>0.5679942</text:p>
          </table:table-cell>
          <table:table-cell office:value-type="float" office:value="370" calcext:value-type="float">
            <text:p>370</text:p>
          </table:table-cell>
          <table:table-cell office:value-type="float" office:value="288.4467" calcext:value-type="float">
            <text:p>288.4467</text:p>
          </table:table-cell>
          <table:table-cell office:value-type="float" office:value="0" calcext:value-type="float">
            <text:p>0</text:p>
          </table:table-cell>
          <table:table-cell office:value-type="float" office:value="370.103" calcext:value-type="float">
            <text:p>370.103</text:p>
          </table:table-cell>
          <table:table-cell office:value-type="float" office:value="1315.513" calcext:value-type="float">
            <text:p>1315.513</text:p>
          </table:table-cell>
          <table:table-cell office:value-type="float" office:value="1593.341" calcext:value-type="float">
            <text:p>1593.341</text:p>
          </table:table-cell>
          <table:table-cell office:value-type="float" office:value="1235.369" calcext:value-type="float">
            <text:p>1235.369</text:p>
          </table:table-cell>
          <table:table-cell office:value-type="float" office:value="733.3824" calcext:value-type="float">
            <text:p>733.3824</text:p>
          </table:table-cell>
          <table:table-cell office:value-type="float" office:value="1105.174" calcext:value-type="float">
            <text:p>1105.174</text:p>
          </table:table-cell>
          <table:table-cell office:value-type="float" office:value="410.6822" calcext:value-type="float">
            <text:p>410.6822</text:p>
          </table:table-cell>
          <table:table-cell office:value-type="float" office:value="1826.272" calcext:value-type="float">
            <text:p>1826.272</text:p>
          </table:table-cell>
          <table:table-cell office:value-type="float" office:value="2067.677" calcext:value-type="float">
            <text:p>2067.677</text:p>
          </table:table-cell>
          <table:table-cell office:value-type="float" office:value="1658.362" calcext:value-type="float">
            <text:p>1658.362</text:p>
          </table:table-cell>
          <table:table-cell office:value-type="float" office:value="584.5437" calcext:value-type="float">
            <text:p>584.5437</text:p>
          </table:table-cell>
          <table:table-cell office:value-type="float" office:value="578.879" calcext:value-type="float">
            <text:p>578.879</text:p>
          </table:table-cell>
          <table:table-cell office:value-type="float" office:value="142.7227" calcext:value-type="float">
            <text:p>142.7227</text:p>
          </table:table-cell>
          <table:table-cell office:value-type="float" office:value="35.67163" calcext:value-type="float">
            <text:p>35.67163</text:p>
          </table:table-cell>
          <table:table-cell office:value-type="float" office:value="0" calcext:value-type="float">
            <text:p>0</text:p>
          </table:table-cell>
          <table:table-cell office:value-type="float" office:value="-0.03395855" calcext:value-type="float">
            <text:p>-0.03395855</text:p>
          </table:table-cell>
          <table:table-cell office:value-type="float" office:value="0" calcext:value-type="float">
            <text:p>0</text:p>
          </table:table-cell>
          <table:table-cell office:value-type="float" office:value="6.945964" calcext:value-type="float">
            <text:p>6.945964</text:p>
          </table:table-cell>
          <table:table-cell office:value-type="float" office:value="971.1428" calcext:value-type="float">
            <text:p>971.1428</text:p>
          </table:table-cell>
          <table:table-cell office:value-type="float" office:value="-358.3266" calcext:value-type="float">
            <text:p>-358.3266</text:p>
          </table:table-cell>
          <table:table-cell office:value-type="float" office:value="612.8162" calcext:value-type="float">
            <text:p>612.8162</text:p>
          </table:table-cell>
          <table:table-cell office:value-type="float" office:value="-335.0705" calcext:value-type="float">
            <text:p>-335.0705</text:p>
          </table:table-cell>
          <table:table-cell office:value-type="float" office:value="0" calcext:value-type="float">
            <text:p>0</text:p>
          </table:table-cell>
          <table:table-cell office:value-type="float" office:value="18.07262" calcext:value-type="float">
            <text:p>18.07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7" calcext:value-type="float">
            <text:p>26072007</text:p>
          </table:table-cell>
          <table:table-cell office:value-type="float" office:value="242.734" calcext:value-type="float">
            <text:p>242.734</text:p>
          </table:table-cell>
          <table:table-cell office:value-type="float" office:value="13414.78" calcext:value-type="float">
            <text:p>13414.78</text:p>
          </table:table-cell>
          <table:table-cell office:value-type="float" office:value="0" calcext:value-type="float">
            <text:p>0</text:p>
          </table:table-cell>
          <table:table-cell office:value-type="float" office:value="3.095768" calcext:value-type="float">
            <text:p>3.095768</text:p>
          </table:table-cell>
          <table:table-cell office:value-type="float" office:value="-409.9854" calcext:value-type="float">
            <text:p>-409.9854</text:p>
          </table:table-cell>
          <table:table-cell office:value-type="float" office:value="1219.624" calcext:value-type="float">
            <text:p>1219.624</text:p>
          </table:table-cell>
          <table:table-cell office:value-type="float" office:value="-85.18783" calcext:value-type="float">
            <text:p>-85.18783</text:p>
          </table:table-cell>
          <table:table-cell office:value-type="float" office:value="107.142" calcext:value-type="float">
            <text:p>107.142</text:p>
          </table:table-cell>
          <table:table-cell office:value-type="float" office:value="1.646487" calcext:value-type="float">
            <text:p>1.646487</text:p>
          </table:table-cell>
          <table:table-cell office:value-type="float" office:value="0.03616833" calcext:value-type="float">
            <text:p>0.03616833</text:p>
          </table:table-cell>
          <table:table-cell office:value-type="float" office:value="1.011652" calcext:value-type="float">
            <text:p>1.011652</text:p>
          </table:table-cell>
          <table:table-cell office:value-type="float" office:value="0.06010368" calcext:value-type="float">
            <text:p>0.06010368</text:p>
          </table:table-cell>
          <table:table-cell office:value-type="float" office:value="0.005465582" calcext:value-type="float">
            <text:p>0.005465582</text:p>
          </table:table-cell>
          <table:table-cell office:value-type="float" office:value="0.5674683" calcext:value-type="float">
            <text:p>0.5674683</text:p>
          </table:table-cell>
          <table:table-cell office:value-type="float" office:value="370" calcext:value-type="float">
            <text:p>370</text:p>
          </table:table-cell>
          <table:table-cell office:value-type="float" office:value="297.3945" calcext:value-type="float">
            <text:p>297.3945</text:p>
          </table:table-cell>
          <table:table-cell office:value-type="float" office:value="0" calcext:value-type="float">
            <text:p>0</text:p>
          </table:table-cell>
          <table:table-cell office:value-type="float" office:value="370.0731" calcext:value-type="float">
            <text:p>370.0731</text:p>
          </table:table-cell>
          <table:table-cell office:value-type="float" office:value="1314.992" calcext:value-type="float">
            <text:p>1314.992</text:p>
          </table:table-cell>
          <table:table-cell office:value-type="float" office:value="1592.736" calcext:value-type="float">
            <text:p>1592.736</text:p>
          </table:table-cell>
          <table:table-cell office:value-type="float" office:value="1235.208" calcext:value-type="float">
            <text:p>1235.208</text:p>
          </table:table-cell>
          <table:table-cell office:value-type="float" office:value="733.2639" calcext:value-type="float">
            <text:p>733.2639</text:p>
          </table:table-cell>
          <table:table-cell office:value-type="float" office:value="1105.066" calcext:value-type="float">
            <text:p>1105.066</text:p>
          </table:table-cell>
          <table:table-cell office:value-type="float" office:value="410.6354" calcext:value-type="float">
            <text:p>410.6354</text:p>
          </table:table-cell>
          <table:table-cell office:value-type="float" office:value="1826.177" calcext:value-type="float">
            <text:p>1826.177</text:p>
          </table:table-cell>
          <table:table-cell office:value-type="float" office:value="2067.61" calcext:value-type="float">
            <text:p>2067.61</text:p>
          </table:table-cell>
          <table:table-cell office:value-type="float" office:value="1658.32" calcext:value-type="float">
            <text:p>1658.32</text:p>
          </table:table-cell>
          <table:table-cell office:value-type="float" office:value="584.5289" calcext:value-type="float">
            <text:p>584.5289</text:p>
          </table:table-cell>
          <table:table-cell office:value-type="float" office:value="578.8613" calcext:value-type="float">
            <text:p>578.8613</text:p>
          </table:table-cell>
          <table:table-cell office:value-type="float" office:value="142.7226" calcext:value-type="float">
            <text:p>142.7226</text:p>
          </table:table-cell>
          <table:table-cell office:value-type="float" office:value="35.67163" calcext:value-type="float">
            <text:p>35.67163</text:p>
          </table:table-cell>
          <table:table-cell office:value-type="float" office:value="0" calcext:value-type="float">
            <text:p>0</text:p>
          </table:table-cell>
          <table:table-cell office:value-type="float" office:value="-0.03420996" calcext:value-type="float">
            <text:p>-0.03420996</text:p>
          </table:table-cell>
          <table:table-cell office:value-type="float" office:value="0" calcext:value-type="float">
            <text:p>0</text:p>
          </table:table-cell>
          <table:table-cell office:value-type="float" office:value="6.9865" calcext:value-type="float">
            <text:p>6.9865</text:p>
          </table:table-cell>
          <table:table-cell office:value-type="float" office:value="991.1165" calcext:value-type="float">
            <text:p>991.1165</text:p>
          </table:table-cell>
          <table:table-cell office:value-type="float" office:value="-367.4326" calcext:value-type="float">
            <text:p>-367.4326</text:p>
          </table:table-cell>
          <table:table-cell office:value-type="float" office:value="623.6839" calcext:value-type="float">
            <text:p>623.6839</text:p>
          </table:table-cell>
          <table:table-cell office:value-type="float" office:value="-336.9768" calcext:value-type="float">
            <text:p>-336.9768</text:p>
          </table:table-cell>
          <table:table-cell office:value-type="float" office:value="0" calcext:value-type="float">
            <text:p>0</text:p>
          </table:table-cell>
          <table:table-cell office:value-type="float" office:value="18.06262" calcext:value-type="float">
            <text:p>18.06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7" calcext:value-type="float">
            <text:p>27072007</text:p>
          </table:table-cell>
          <table:table-cell office:value-type="float" office:value="241.3112" calcext:value-type="float">
            <text:p>241.3112</text:p>
          </table:table-cell>
          <table:table-cell office:value-type="float" office:value="13414.38" calcext:value-type="float">
            <text:p>13414.38</text:p>
          </table:table-cell>
          <table:table-cell office:value-type="float" office:value="0" calcext:value-type="float">
            <text:p>0</text:p>
          </table:table-cell>
          <table:table-cell office:value-type="float" office:value="3.238374" calcext:value-type="float">
            <text:p>3.238374</text:p>
          </table:table-cell>
          <table:table-cell office:value-type="float" office:value="-413.7675" calcext:value-type="float">
            <text:p>-413.7675</text:p>
          </table:table-cell>
          <table:table-cell office:value-type="float" office:value="1230.825" calcext:value-type="float">
            <text:p>1230.825</text:p>
          </table:table-cell>
          <table:table-cell office:value-type="float" office:value="-87.20015" calcext:value-type="float">
            <text:p>-87.20015</text:p>
          </table:table-cell>
          <table:table-cell office:value-type="float" office:value="106.9648" calcext:value-type="float">
            <text:p>106.9648</text:p>
          </table:table-cell>
          <table:table-cell office:value-type="float" office:value="1.620541" calcext:value-type="float">
            <text:p>1.620541</text:p>
          </table:table-cell>
          <table:table-cell office:value-type="float" office:value="0.03627664" calcext:value-type="float">
            <text:p>0.03627664</text:p>
          </table:table-cell>
          <table:table-cell office:value-type="float" office:value="1.011652" calcext:value-type="float">
            <text:p>1.011652</text:p>
          </table:table-cell>
          <table:table-cell office:value-type="float" office:value="0.06023886" calcext:value-type="float">
            <text:p>0.06023886</text:p>
          </table:table-cell>
          <table:table-cell office:value-type="float" office:value="0.005465582" calcext:value-type="float">
            <text:p>0.005465582</text:p>
          </table:table-cell>
          <table:table-cell office:value-type="float" office:value="0.5671028" calcext:value-type="float">
            <text:p>0.5671028</text:p>
          </table:table-cell>
          <table:table-cell office:value-type="float" office:value="370" calcext:value-type="float">
            <text:p>370</text:p>
          </table:table-cell>
          <table:table-cell office:value-type="float" office:value="309.3822" calcext:value-type="float">
            <text:p>309.3822</text:p>
          </table:table-cell>
          <table:table-cell office:value-type="float" office:value="0" calcext:value-type="float">
            <text:p>0</text:p>
          </table:table-cell>
          <table:table-cell office:value-type="float" office:value="370.0437" calcext:value-type="float">
            <text:p>370.0437</text:p>
          </table:table-cell>
          <table:table-cell office:value-type="float" office:value="1314.477" calcext:value-type="float">
            <text:p>1314.477</text:p>
          </table:table-cell>
          <table:table-cell office:value-type="float" office:value="1592.137" calcext:value-type="float">
            <text:p>1592.137</text:p>
          </table:table-cell>
          <table:table-cell office:value-type="float" office:value="1235.049" calcext:value-type="float">
            <text:p>1235.049</text:p>
          </table:table-cell>
          <table:table-cell office:value-type="float" office:value="733.1503" calcext:value-type="float">
            <text:p>733.1503</text:p>
          </table:table-cell>
          <table:table-cell office:value-type="float" office:value="1104.963" calcext:value-type="float">
            <text:p>1104.963</text:p>
          </table:table-cell>
          <table:table-cell office:value-type="float" office:value="410.5915" calcext:value-type="float">
            <text:p>410.5915</text:p>
          </table:table-cell>
          <table:table-cell office:value-type="float" office:value="1826.09" calcext:value-type="float">
            <text:p>1826.09</text:p>
          </table:table-cell>
          <table:table-cell office:value-type="float" office:value="2067.544" calcext:value-type="float">
            <text:p>2067.544</text:p>
          </table:table-cell>
          <table:table-cell office:value-type="float" office:value="1658.278" calcext:value-type="float">
            <text:p>1658.278</text:p>
          </table:table-cell>
          <table:table-cell office:value-type="float" office:value="584.514" calcext:value-type="float">
            <text:p>584.514</text:p>
          </table:table-cell>
          <table:table-cell office:value-type="float" office:value="578.8436" calcext:value-type="float">
            <text:p>578.8436</text:p>
          </table:table-cell>
          <table:table-cell office:value-type="float" office:value="142.7225" calcext:value-type="float">
            <text:p>142.7225</text:p>
          </table:table-cell>
          <table:table-cell office:value-type="float" office:value="35.67162" calcext:value-type="float">
            <text:p>35.67162</text:p>
          </table:table-cell>
          <table:table-cell office:value-type="float" office:value="0" calcext:value-type="float">
            <text:p>0</text:p>
          </table:table-cell>
          <table:table-cell office:value-type="float" office:value="-0.03436636" calcext:value-type="float">
            <text:p>-0.03436636</text:p>
          </table:table-cell>
          <table:table-cell office:value-type="float" office:value="0" calcext:value-type="float">
            <text:p>0</text:p>
          </table:table-cell>
          <table:table-cell office:value-type="float" office:value="7.027044" calcext:value-type="float">
            <text:p>7.027044</text:p>
          </table:table-cell>
          <table:table-cell office:value-type="float" office:value="1014.636" calcext:value-type="float">
            <text:p>1014.636</text:p>
          </table:table-cell>
          <table:table-cell office:value-type="float" office:value="-377.1918" calcext:value-type="float">
            <text:p>-377.1918</text:p>
          </table:table-cell>
          <table:table-cell office:value-type="float" office:value="637.4442" calcext:value-type="float">
            <text:p>637.4442</text:p>
          </table:table-cell>
          <table:table-cell office:value-type="float" office:value="-338.8537" calcext:value-type="float">
            <text:p>-338.8537</text:p>
          </table:table-cell>
          <table:table-cell office:value-type="float" office:value="0" calcext:value-type="float">
            <text:p>0</text:p>
          </table:table-cell>
          <table:table-cell office:value-type="float" office:value="18.1665" calcext:value-type="float">
            <text:p>18.1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7" calcext:value-type="float">
            <text:p>28072007</text:p>
          </table:table-cell>
          <table:table-cell office:value-type="float" office:value="239.8375" calcext:value-type="float">
            <text:p>239.8375</text:p>
          </table:table-cell>
          <table:table-cell office:value-type="float" office:value="13413.96" calcext:value-type="float">
            <text:p>13413.96</text:p>
          </table:table-cell>
          <table:table-cell office:value-type="float" office:value="0" calcext:value-type="float">
            <text:p>0</text:p>
          </table:table-cell>
          <table:table-cell office:value-type="float" office:value="3.377426" calcext:value-type="float">
            <text:p>3.377426</text:p>
          </table:table-cell>
          <table:table-cell office:value-type="float" office:value="-417.694" calcext:value-type="float">
            <text:p>-417.694</text:p>
          </table:table-cell>
          <table:table-cell office:value-type="float" office:value="1243.523" calcext:value-type="float">
            <text:p>1243.523</text:p>
          </table:table-cell>
          <table:table-cell office:value-type="float" office:value="-89.2459" calcext:value-type="float">
            <text:p>-89.2459</text:p>
          </table:table-cell>
          <table:table-cell office:value-type="float" office:value="106.7211" calcext:value-type="float">
            <text:p>106.7211</text:p>
          </table:table-cell>
          <table:table-cell office:value-type="float" office:value="1.591796" calcext:value-type="float">
            <text:p>1.591796</text:p>
          </table:table-cell>
          <table:table-cell office:value-type="float" office:value="0.03646861" calcext:value-type="float">
            <text:p>0.03646861</text:p>
          </table:table-cell>
          <table:table-cell office:value-type="float" office:value="1.011652" calcext:value-type="float">
            <text:p>1.011652</text:p>
          </table:table-cell>
          <table:table-cell office:value-type="float" office:value="0.06037417" calcext:value-type="float">
            <text:p>0.06037417</text:p>
          </table:table-cell>
          <table:table-cell office:value-type="float" office:value="0.005465582" calcext:value-type="float">
            <text:p>0.005465582</text:p>
          </table:table-cell>
          <table:table-cell office:value-type="float" office:value="0.5668809" calcext:value-type="float">
            <text:p>0.5668809</text:p>
          </table:table-cell>
          <table:table-cell office:value-type="float" office:value="370" calcext:value-type="float">
            <text:p>370</text:p>
          </table:table-cell>
          <table:table-cell office:value-type="float" office:value="326.8638" calcext:value-type="float">
            <text:p>326.8638</text:p>
          </table:table-cell>
          <table:table-cell office:value-type="float" office:value="0" calcext:value-type="float">
            <text:p>0</text:p>
          </table:table-cell>
          <table:table-cell office:value-type="float" office:value="370.0498" calcext:value-type="float">
            <text:p>370.0498</text:p>
          </table:table-cell>
          <table:table-cell office:value-type="float" office:value="1313.91" calcext:value-type="float">
            <text:p>1313.91</text:p>
          </table:table-cell>
          <table:table-cell office:value-type="float" office:value="1591.491" calcext:value-type="float">
            <text:p>1591.491</text:p>
          </table:table-cell>
          <table:table-cell office:value-type="float" office:value="1234.881" calcext:value-type="float">
            <text:p>1234.881</text:p>
          </table:table-cell>
          <table:table-cell office:value-type="float" office:value="733.0307" calcext:value-type="float">
            <text:p>733.0307</text:p>
          </table:table-cell>
          <table:table-cell office:value-type="float" office:value="1104.856" calcext:value-type="float">
            <text:p>1104.856</text:p>
          </table:table-cell>
          <table:table-cell office:value-type="float" office:value="410.548" calcext:value-type="float">
            <text:p>410.548</text:p>
          </table:table-cell>
          <table:table-cell office:value-type="float" office:value="1826.01" calcext:value-type="float">
            <text:p>1826.01</text:p>
          </table:table-cell>
          <table:table-cell office:value-type="float" office:value="2067.479" calcext:value-type="float">
            <text:p>2067.479</text:p>
          </table:table-cell>
          <table:table-cell office:value-type="float" office:value="1658.236" calcext:value-type="float">
            <text:p>1658.236</text:p>
          </table:table-cell>
          <table:table-cell office:value-type="float" office:value="584.4993" calcext:value-type="float">
            <text:p>584.4993</text:p>
          </table:table-cell>
          <table:table-cell office:value-type="float" office:value="578.8259" calcext:value-type="float">
            <text:p>578.8259</text:p>
          </table:table-cell>
          <table:table-cell office:value-type="float" office:value="142.7224" calcext:value-type="float">
            <text:p>142.7224</text:p>
          </table:table-cell>
          <table:table-cell office:value-type="float" office:value="35.67162" calcext:value-type="float">
            <text:p>35.67162</text:p>
          </table:table-cell>
          <table:table-cell office:value-type="float" office:value="0" calcext:value-type="float">
            <text:p>0</text:p>
          </table:table-cell>
          <table:table-cell office:value-type="float" office:value="-0.0345348" calcext:value-type="float">
            <text:p>-0.0345348</text:p>
          </table:table-cell>
          <table:table-cell office:value-type="float" office:value="0" calcext:value-type="float">
            <text:p>0</text:p>
          </table:table-cell>
          <table:table-cell office:value-type="float" office:value="7.073553" calcext:value-type="float">
            <text:p>7.073553</text:p>
          </table:table-cell>
          <table:table-cell office:value-type="float" office:value="1045.782" calcext:value-type="float">
            <text:p>1045.782</text:p>
          </table:table-cell>
          <table:table-cell office:value-type="float" office:value="-388.9682" calcext:value-type="float">
            <text:p>-388.9682</text:p>
          </table:table-cell>
          <table:table-cell office:value-type="float" office:value="656.8142" calcext:value-type="float">
            <text:p>656.8142</text:p>
          </table:table-cell>
          <table:table-cell office:value-type="float" office:value="-340.8113" calcext:value-type="float">
            <text:p>-340.8113</text:p>
          </table:table-cell>
          <table:table-cell office:value-type="float" office:value="0" calcext:value-type="float">
            <text:p>0</text:p>
          </table:table-cell>
          <table:table-cell office:value-type="float" office:value="18.23994" calcext:value-type="float">
            <text:p>18.23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7" calcext:value-type="float">
            <text:p>29072007</text:p>
          </table:table-cell>
          <table:table-cell office:value-type="float" office:value="238.3236" calcext:value-type="float">
            <text:p>238.3236</text:p>
          </table:table-cell>
          <table:table-cell office:value-type="float" office:value="13413.6" calcext:value-type="float">
            <text:p>13413.6</text:p>
          </table:table-cell>
          <table:table-cell office:value-type="float" office:value="0" calcext:value-type="float">
            <text:p>0</text:p>
          </table:table-cell>
          <table:table-cell office:value-type="float" office:value="3.576644" calcext:value-type="float">
            <text:p>3.576644</text:p>
          </table:table-cell>
          <table:table-cell office:value-type="float" office:value="-420.6033" calcext:value-type="float">
            <text:p>-420.6033</text:p>
          </table:table-cell>
          <table:table-cell office:value-type="float" office:value="1247.488" calcext:value-type="float">
            <text:p>1247.488</text:p>
          </table:table-cell>
          <table:table-cell office:value-type="float" office:value="-91.26838" calcext:value-type="float">
            <text:p>-91.26838</text:p>
          </table:table-cell>
          <table:table-cell office:value-type="float" office:value="106.2707" calcext:value-type="float">
            <text:p>106.2707</text:p>
          </table:table-cell>
          <table:table-cell office:value-type="float" office:value="1.548338" calcext:value-type="float">
            <text:p>1.548338</text:p>
          </table:table-cell>
          <table:table-cell office:value-type="float" office:value="0.03628543" calcext:value-type="float">
            <text:p>0.03628543</text:p>
          </table:table-cell>
          <table:table-cell office:value-type="float" office:value="1.011652" calcext:value-type="float">
            <text:p>1.011652</text:p>
          </table:table-cell>
          <table:table-cell office:value-type="float" office:value="0.06066208" calcext:value-type="float">
            <text:p>0.06066208</text:p>
          </table:table-cell>
          <table:table-cell office:value-type="float" office:value="0.005465582" calcext:value-type="float">
            <text:p>0.005465582</text:p>
          </table:table-cell>
          <table:table-cell office:value-type="float" office:value="0.578526" calcext:value-type="float">
            <text:p>0.578526</text:p>
          </table:table-cell>
          <table:table-cell office:value-type="float" office:value="370" calcext:value-type="float">
            <text:p>370</text:p>
          </table:table-cell>
          <table:table-cell office:value-type="float" office:value="349.6492" calcext:value-type="float">
            <text:p>349.6492</text:p>
          </table:table-cell>
          <table:table-cell office:value-type="float" office:value="0" calcext:value-type="float">
            <text:p>0</text:p>
          </table:table-cell>
          <table:table-cell office:value-type="float" office:value="370.0233" calcext:value-type="float">
            <text:p>370.0233</text:p>
          </table:table-cell>
          <table:table-cell office:value-type="float" office:value="1313.382" calcext:value-type="float">
            <text:p>1313.382</text:p>
          </table:table-cell>
          <table:table-cell office:value-type="float" office:value="1590.869" calcext:value-type="float">
            <text:p>1590.869</text:p>
          </table:table-cell>
          <table:table-cell office:value-type="float" office:value="1234.721" calcext:value-type="float">
            <text:p>1234.721</text:p>
          </table:table-cell>
          <table:table-cell office:value-type="float" office:value="732.9081" calcext:value-type="float">
            <text:p>732.9081</text:p>
          </table:table-cell>
          <table:table-cell office:value-type="float" office:value="1104.745" calcext:value-type="float">
            <text:p>1104.745</text:p>
          </table:table-cell>
          <table:table-cell office:value-type="float" office:value="410.5032" calcext:value-type="float">
            <text:p>410.5032</text:p>
          </table:table-cell>
          <table:table-cell office:value-type="float" office:value="1825.929" calcext:value-type="float">
            <text:p>1825.929</text:p>
          </table:table-cell>
          <table:table-cell office:value-type="float" office:value="2067.414" calcext:value-type="float">
            <text:p>2067.414</text:p>
          </table:table-cell>
          <table:table-cell office:value-type="float" office:value="1658.194" calcext:value-type="float">
            <text:p>1658.194</text:p>
          </table:table-cell>
          <table:table-cell office:value-type="float" office:value="584.4844" calcext:value-type="float">
            <text:p>584.4844</text:p>
          </table:table-cell>
          <table:table-cell office:value-type="float" office:value="578.8085" calcext:value-type="float">
            <text:p>578.8085</text:p>
          </table:table-cell>
          <table:table-cell office:value-type="float" office:value="142.7223" calcext:value-type="float">
            <text:p>142.7223</text:p>
          </table:table-cell>
          <table:table-cell office:value-type="float" office:value="35.67162" calcext:value-type="float">
            <text:p>35.67162</text:p>
          </table:table-cell>
          <table:table-cell office:value-type="float" office:value="0" calcext:value-type="float">
            <text:p>0</text:p>
          </table:table-cell>
          <table:table-cell office:value-type="float" office:value="-0.03481301" calcext:value-type="float">
            <text:p>-0.03481301</text:p>
          </table:table-cell>
          <table:table-cell office:value-type="float" office:value="0" calcext:value-type="float">
            <text:p>0</text:p>
          </table:table-cell>
          <table:table-cell office:value-type="float" office:value="7.120914" calcext:value-type="float">
            <text:p>7.120914</text:p>
          </table:table-cell>
          <table:table-cell office:value-type="float" office:value="1082.362" calcext:value-type="float">
            <text:p>1082.362</text:p>
          </table:table-cell>
          <table:table-cell office:value-type="float" office:value="-401.8558" calcext:value-type="float">
            <text:p>-401.8558</text:p>
          </table:table-cell>
          <table:table-cell office:value-type="float" office:value="680.5067" calcext:value-type="float">
            <text:p>680.5067</text:p>
          </table:table-cell>
          <table:table-cell office:value-type="float" office:value="-342.808" calcext:value-type="float">
            <text:p>-342.808</text:p>
          </table:table-cell>
          <table:table-cell office:value-type="float" office:value="0" calcext:value-type="float">
            <text:p>0</text:p>
          </table:table-cell>
          <table:table-cell office:value-type="float" office:value="19.33508" calcext:value-type="float">
            <text:p>19.33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7" calcext:value-type="float">
            <text:p>30072007</text:p>
          </table:table-cell>
          <table:table-cell office:value-type="float" office:value="236.6321" calcext:value-type="float">
            <text:p>236.6321</text:p>
          </table:table-cell>
          <table:table-cell office:value-type="float" office:value="13413.11" calcext:value-type="float">
            <text:p>13413.11</text:p>
          </table:table-cell>
          <table:table-cell office:value-type="float" office:value="0" calcext:value-type="float">
            <text:p>0</text:p>
          </table:table-cell>
          <table:table-cell office:value-type="float" office:value="3.724996" calcext:value-type="float">
            <text:p>3.724996</text:p>
          </table:table-cell>
          <table:table-cell office:value-type="float" office:value="-425.1456" calcext:value-type="float">
            <text:p>-425.1456</text:p>
          </table:table-cell>
          <table:table-cell office:value-type="float" office:value="1262.356" calcext:value-type="float">
            <text:p>1262.356</text:p>
          </table:table-cell>
          <table:table-cell office:value-type="float" office:value="-93.54955" calcext:value-type="float">
            <text:p>-93.54955</text:p>
          </table:table-cell>
          <table:table-cell office:value-type="float" office:value="106.1021" calcext:value-type="float">
            <text:p>106.1021</text:p>
          </table:table-cell>
          <table:table-cell office:value-type="float" office:value="1.518313" calcext:value-type="float">
            <text:p>1.518313</text:p>
          </table:table-cell>
          <table:table-cell office:value-type="float" office:value="0.03620223" calcext:value-type="float">
            <text:p>0.03620223</text:p>
          </table:table-cell>
          <table:table-cell office:value-type="float" office:value="1.011652" calcext:value-type="float">
            <text:p>1.011652</text:p>
          </table:table-cell>
          <table:table-cell office:value-type="float" office:value="0.0607969" calcext:value-type="float">
            <text:p>0.0607969</text:p>
          </table:table-cell>
          <table:table-cell office:value-type="float" office:value="0.005465582" calcext:value-type="float">
            <text:p>0.005465582</text:p>
          </table:table-cell>
          <table:table-cell office:value-type="float" office:value="0.5778449" calcext:value-type="float">
            <text:p>0.5778449</text:p>
          </table:table-cell>
          <table:table-cell office:value-type="float" office:value="370" calcext:value-type="float">
            <text:p>370</text:p>
          </table:table-cell>
          <table:table-cell office:value-type="float" office:value="368.4171" calcext:value-type="float">
            <text:p>368.4171</text:p>
          </table:table-cell>
          <table:table-cell office:value-type="float" office:value="0" calcext:value-type="float">
            <text:p>0</text:p>
          </table:table-cell>
          <table:table-cell office:value-type="float" office:value="369.9807" calcext:value-type="float">
            <text:p>369.9807</text:p>
          </table:table-cell>
          <table:table-cell office:value-type="float" office:value="1312.727" calcext:value-type="float">
            <text:p>1312.727</text:p>
          </table:table-cell>
          <table:table-cell office:value-type="float" office:value="1590.131" calcext:value-type="float">
            <text:p>1590.131</text:p>
          </table:table-cell>
          <table:table-cell office:value-type="float" office:value="1234.53" calcext:value-type="float">
            <text:p>1234.53</text:p>
          </table:table-cell>
          <table:table-cell office:value-type="float" office:value="732.78" calcext:value-type="float">
            <text:p>732.78</text:p>
          </table:table-cell>
          <table:table-cell office:value-type="float" office:value="1104.628" calcext:value-type="float">
            <text:p>1104.628</text:p>
          </table:table-cell>
          <table:table-cell office:value-type="float" office:value="410.4548" calcext:value-type="float">
            <text:p>410.4548</text:p>
          </table:table-cell>
          <table:table-cell office:value-type="float" office:value="1825.837" calcext:value-type="float">
            <text:p>1825.837</text:p>
          </table:table-cell>
          <table:table-cell office:value-type="float" office:value="2067.348" calcext:value-type="float">
            <text:p>2067.348</text:p>
          </table:table-cell>
          <table:table-cell office:value-type="float" office:value="1658.152" calcext:value-type="float">
            <text:p>1658.152</text:p>
          </table:table-cell>
          <table:table-cell office:value-type="float" office:value="584.4697" calcext:value-type="float">
            <text:p>584.4697</text:p>
          </table:table-cell>
          <table:table-cell office:value-type="float" office:value="578.7911" calcext:value-type="float">
            <text:p>578.7911</text:p>
          </table:table-cell>
          <table:table-cell office:value-type="float" office:value="142.7222" calcext:value-type="float">
            <text:p>142.7222</text:p>
          </table:table-cell>
          <table:table-cell office:value-type="float" office:value="35.67162" calcext:value-type="float">
            <text:p>35.67162</text:p>
          </table:table-cell>
          <table:table-cell office:value-type="float" office:value="0" calcext:value-type="float">
            <text:p>0</text:p>
          </table:table-cell>
          <table:table-cell office:value-type="float" office:value="-0.0353412" calcext:value-type="float">
            <text:p>-0.0353412</text:p>
          </table:table-cell>
          <table:table-cell office:value-type="float" office:value="0" calcext:value-type="float">
            <text:p>0</text:p>
          </table:table-cell>
          <table:table-cell office:value-type="float" office:value="7.16203" calcext:value-type="float">
            <text:p>7.16203</text:p>
          </table:table-cell>
          <table:table-cell office:value-type="float" office:value="1118.328" calcext:value-type="float">
            <text:p>1118.328</text:p>
          </table:table-cell>
          <table:table-cell office:value-type="float" office:value="-416.793" calcext:value-type="float">
            <text:p>-416.793</text:p>
          </table:table-cell>
          <table:table-cell office:value-type="float" office:value="701.5353" calcext:value-type="float">
            <text:p>701.5353</text:p>
          </table:table-cell>
          <table:table-cell office:value-type="float" office:value="-345.043" calcext:value-type="float">
            <text:p>-345.043</text:p>
          </table:table-cell>
          <table:table-cell office:value-type="float" office:value="0" calcext:value-type="float">
            <text:p>0</text:p>
          </table:table-cell>
          <table:table-cell office:value-type="float" office:value="19.30627" calcext:value-type="float">
            <text:p>19.30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7" calcext:value-type="float">
            <text:p>31072007</text:p>
          </table:table-cell>
          <table:table-cell office:value-type="float" office:value="235.0229" calcext:value-type="float">
            <text:p>235.0229</text:p>
          </table:table-cell>
          <table:table-cell office:value-type="float" office:value="13412.6" calcext:value-type="float">
            <text:p>13412.6</text:p>
          </table:table-cell>
          <table:table-cell office:value-type="float" office:value="0" calcext:value-type="float">
            <text:p>0</text:p>
          </table:table-cell>
          <table:table-cell office:value-type="float" office:value="3.865408" calcext:value-type="float">
            <text:p>3.865408</text:p>
          </table:table-cell>
          <table:table-cell office:value-type="float" office:value="-429.6021" calcext:value-type="float">
            <text:p>-429.6021</text:p>
          </table:table-cell>
          <table:table-cell office:value-type="float" office:value="1276.696" calcext:value-type="float">
            <text:p>1276.696</text:p>
          </table:table-cell>
          <table:table-cell office:value-type="float" office:value="-95.75182" calcext:value-type="float">
            <text:p>-95.75182</text:p>
          </table:table-cell>
          <table:table-cell office:value-type="float" office:value="105.6618" calcext:value-type="float">
            <text:p>105.6618</text:p>
          </table:table-cell>
          <table:table-cell office:value-type="float" office:value="1.486892" calcext:value-type="float">
            <text:p>1.486892</text:p>
          </table:table-cell>
          <table:table-cell office:value-type="float" office:value="0.03630458" calcext:value-type="float">
            <text:p>0.03630458</text:p>
          </table:table-cell>
          <table:table-cell office:value-type="float" office:value="1.011652" calcext:value-type="float">
            <text:p>1.011652</text:p>
          </table:table-cell>
          <table:table-cell office:value-type="float" office:value="0.06093173" calcext:value-type="float">
            <text:p>0.06093173</text:p>
          </table:table-cell>
          <table:table-cell office:value-type="float" office:value="0.005465582" calcext:value-type="float">
            <text:p>0.005465582</text:p>
          </table:table-cell>
          <table:table-cell office:value-type="float" office:value="0.5773339" calcext:value-type="float">
            <text:p>0.5773339</text:p>
          </table:table-cell>
          <table:table-cell office:value-type="float" office:value="370" calcext:value-type="float">
            <text:p>370</text:p>
          </table:table-cell>
          <table:table-cell office:value-type="float" office:value="386.8956" calcext:value-type="float">
            <text:p>386.8956</text:p>
          </table:table-cell>
          <table:table-cell office:value-type="float" office:value="0" calcext:value-type="float">
            <text:p>0</text:p>
          </table:table-cell>
          <table:table-cell office:value-type="float" office:value="370.041" calcext:value-type="float">
            <text:p>370.041</text:p>
          </table:table-cell>
          <table:table-cell office:value-type="float" office:value="1312.056" calcext:value-type="float">
            <text:p>1312.056</text:p>
          </table:table-cell>
          <table:table-cell office:value-type="float" office:value="1589.386" calcext:value-type="float">
            <text:p>1589.386</text:p>
          </table:table-cell>
          <table:table-cell office:value-type="float" office:value="1234.334" calcext:value-type="float">
            <text:p>1234.334</text:p>
          </table:table-cell>
          <table:table-cell office:value-type="float" office:value="732.6454" calcext:value-type="float">
            <text:p>732.6454</text:p>
          </table:table-cell>
          <table:table-cell office:value-type="float" office:value="1104.509" calcext:value-type="float">
            <text:p>1104.509</text:p>
          </table:table-cell>
          <table:table-cell office:value-type="float" office:value="410.4055" calcext:value-type="float">
            <text:p>410.4055</text:p>
          </table:table-cell>
          <table:table-cell office:value-type="float" office:value="1825.743" calcext:value-type="float">
            <text:p>1825.743</text:p>
          </table:table-cell>
          <table:table-cell office:value-type="float" office:value="2067.283" calcext:value-type="float">
            <text:p>2067.283</text:p>
          </table:table-cell>
          <table:table-cell office:value-type="float" office:value="1658.11" calcext:value-type="float">
            <text:p>1658.11</text:p>
          </table:table-cell>
          <table:table-cell office:value-type="float" office:value="584.4551" calcext:value-type="float">
            <text:p>584.4551</text:p>
          </table:table-cell>
          <table:table-cell office:value-type="float" office:value="578.7738" calcext:value-type="float">
            <text:p>578.7738</text:p>
          </table:table-cell>
          <table:table-cell office:value-type="float" office:value="142.7221" calcext:value-type="float">
            <text:p>142.7221</text:p>
          </table:table-cell>
          <table:table-cell office:value-type="float" office:value="35.67162" calcext:value-type="float">
            <text:p>35.67162</text:p>
          </table:table-cell>
          <table:table-cell office:value-type="float" office:value="0" calcext:value-type="float">
            <text:p>0</text:p>
          </table:table-cell>
          <table:table-cell office:value-type="float" office:value="-0.03559537" calcext:value-type="float">
            <text:p>-0.03559537</text:p>
          </table:table-cell>
          <table:table-cell office:value-type="float" office:value="0" calcext:value-type="float">
            <text:p>0</text:p>
          </table:table-cell>
          <table:table-cell office:value-type="float" office:value="7.192677" calcext:value-type="float">
            <text:p>7.192677</text:p>
          </table:table-cell>
          <table:table-cell office:value-type="float" office:value="1153.82" calcext:value-type="float">
            <text:p>1153.82</text:p>
          </table:table-cell>
          <table:table-cell office:value-type="float" office:value="-431.544" calcext:value-type="float">
            <text:p>-431.544</text:p>
          </table:table-cell>
          <table:table-cell office:value-type="float" office:value="722.2764" calcext:value-type="float">
            <text:p>722.2764</text:p>
          </table:table-cell>
          <table:table-cell office:value-type="float" office:value="-347.2007" calcext:value-type="float">
            <text:p>-347.2007</text:p>
          </table:table-cell>
          <table:table-cell office:value-type="float" office:value="0" calcext:value-type="float">
            <text:p>0</text:p>
          </table:table-cell>
          <table:table-cell office:value-type="float" office:value="19.20801" calcext:value-type="float">
            <text:p>19.2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7" calcext:value-type="float">
            <text:p>1082007</text:p>
          </table:table-cell>
          <table:table-cell office:value-type="float" office:value="233.3302" calcext:value-type="float">
            <text:p>233.3302</text:p>
          </table:table-cell>
          <table:table-cell office:value-type="float" office:value="13412.04" calcext:value-type="float">
            <text:p>13412.04</text:p>
          </table:table-cell>
          <table:table-cell office:value-type="float" office:value="0" calcext:value-type="float">
            <text:p>0</text:p>
          </table:table-cell>
          <table:table-cell office:value-type="float" office:value="4.002287" calcext:value-type="float">
            <text:p>4.002287</text:p>
          </table:table-cell>
          <table:table-cell office:value-type="float" office:value="-434.0508" calcext:value-type="float">
            <text:p>-434.0508</text:p>
          </table:table-cell>
          <table:table-cell office:value-type="float" office:value="1292.067" calcext:value-type="float">
            <text:p>1292.067</text:p>
          </table:table-cell>
          <table:table-cell office:value-type="float" office:value="-97.95371" calcext:value-type="float">
            <text:p>-97.95371</text:p>
          </table:table-cell>
          <table:table-cell office:value-type="float" office:value="105.1222" calcext:value-type="float">
            <text:p>105.1222</text:p>
          </table:table-cell>
          <table:table-cell office:value-type="float" office:value="1.453819" calcext:value-type="float">
            <text:p>1.453819</text:p>
          </table:table-cell>
          <table:table-cell office:value-type="float" office:value="0.03641911" calcext:value-type="float">
            <text:p>0.03641911</text:p>
          </table:table-cell>
          <table:table-cell office:value-type="float" office:value="1.011652" calcext:value-type="float">
            <text:p>1.011652</text:p>
          </table:table-cell>
          <table:table-cell office:value-type="float" office:value="0.06106655" calcext:value-type="float">
            <text:p>0.06106655</text:p>
          </table:table-cell>
          <table:table-cell office:value-type="float" office:value="0.005465582" calcext:value-type="float">
            <text:p>0.005465582</text:p>
          </table:table-cell>
          <table:table-cell office:value-type="float" office:value="0.5769614" calcext:value-type="float">
            <text:p>0.5769614</text:p>
          </table:table-cell>
          <table:table-cell office:value-type="float" office:value="370" calcext:value-type="float">
            <text:p>370</text:p>
          </table:table-cell>
          <table:table-cell office:value-type="float" office:value="404.0043" calcext:value-type="float">
            <text:p>404.0043</text:p>
          </table:table-cell>
          <table:table-cell office:value-type="float" office:value="0" calcext:value-type="float">
            <text:p>0</text:p>
          </table:table-cell>
          <table:table-cell office:value-type="float" office:value="370.131" calcext:value-type="float">
            <text:p>370.131</text:p>
          </table:table-cell>
          <table:table-cell office:value-type="float" office:value="1311.325" calcext:value-type="float">
            <text:p>1311.325</text:p>
          </table:table-cell>
          <table:table-cell office:value-type="float" office:value="1588.572" calcext:value-type="float">
            <text:p>1588.572</text:p>
          </table:table-cell>
          <table:table-cell office:value-type="float" office:value="1234.123" calcext:value-type="float">
            <text:p>1234.123</text:p>
          </table:table-cell>
          <table:table-cell office:value-type="float" office:value="732.5049" calcext:value-type="float">
            <text:p>732.5049</text:p>
          </table:table-cell>
          <table:table-cell office:value-type="float" office:value="1104.383" calcext:value-type="float">
            <text:p>1104.383</text:p>
          </table:table-cell>
          <table:table-cell office:value-type="float" office:value="410.355" calcext:value-type="float">
            <text:p>410.355</text:p>
          </table:table-cell>
          <table:table-cell office:value-type="float" office:value="1825.648" calcext:value-type="float">
            <text:p>1825.648</text:p>
          </table:table-cell>
          <table:table-cell office:value-type="float" office:value="2067.219" calcext:value-type="float">
            <text:p>2067.219</text:p>
          </table:table-cell>
          <table:table-cell office:value-type="float" office:value="1658.069" calcext:value-type="float">
            <text:p>1658.069</text:p>
          </table:table-cell>
          <table:table-cell office:value-type="float" office:value="584.4404" calcext:value-type="float">
            <text:p>584.4404</text:p>
          </table:table-cell>
          <table:table-cell office:value-type="float" office:value="578.7566" calcext:value-type="float">
            <text:p>578.7566</text:p>
          </table:table-cell>
          <table:table-cell office:value-type="float" office:value="142.722" calcext:value-type="float">
            <text:p>142.722</text:p>
          </table:table-cell>
          <table:table-cell office:value-type="float" office:value="35.67161" calcext:value-type="float">
            <text:p>35.67161</text:p>
          </table:table-cell>
          <table:table-cell office:value-type="float" office:value="0" calcext:value-type="float">
            <text:p>0</text:p>
          </table:table-cell>
          <table:table-cell office:value-type="float" office:value="-0.0358497" calcext:value-type="float">
            <text:p>-0.0358497</text:p>
          </table:table-cell>
          <table:table-cell office:value-type="float" office:value="0" calcext:value-type="float">
            <text:p>0</text:p>
          </table:table-cell>
          <table:table-cell office:value-type="float" office:value="7.217359" calcext:value-type="float">
            <text:p>7.217359</text:p>
          </table:table-cell>
          <table:table-cell office:value-type="float" office:value="1187.716" calcext:value-type="float">
            <text:p>1187.716</text:p>
          </table:table-cell>
          <table:table-cell office:value-type="float" office:value="-446.0778" calcext:value-type="float">
            <text:p>-446.0778</text:p>
          </table:table-cell>
          <table:table-cell office:value-type="float" office:value="741.6385" calcext:value-type="float">
            <text:p>741.6385</text:p>
          </table:table-cell>
          <table:table-cell office:value-type="float" office:value="-349.4828" calcext:value-type="float">
            <text:p>-349.4828</text:p>
          </table:table-cell>
          <table:table-cell office:value-type="float" office:value="0" calcext:value-type="float">
            <text:p>0</text:p>
          </table:table-cell>
          <table:table-cell office:value-type="float" office:value="19.24093" calcext:value-type="float">
            <text:p>19.24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7" calcext:value-type="float">
            <text:p>2082007</text:p>
          </table:table-cell>
          <table:table-cell office:value-type="float" office:value="231.6541" calcext:value-type="float">
            <text:p>231.6541</text:p>
          </table:table-cell>
          <table:table-cell office:value-type="float" office:value="13411.56" calcext:value-type="float">
            <text:p>13411.56</text:p>
          </table:table-cell>
          <table:table-cell office:value-type="float" office:value="0" calcext:value-type="float">
            <text:p>0</text:p>
          </table:table-cell>
          <table:table-cell office:value-type="float" office:value="4.203497" calcext:value-type="float">
            <text:p>4.203497</text:p>
          </table:table-cell>
          <table:table-cell office:value-type="float" office:value="-437.2686" calcext:value-type="float">
            <text:p>-437.2686</text:p>
          </table:table-cell>
          <table:table-cell office:value-type="float" office:value="1296.287" calcext:value-type="float">
            <text:p>1296.287</text:p>
          </table:table-cell>
          <table:table-cell office:value-type="float" office:value="-99.97815" calcext:value-type="float">
            <text:p>-99.97815</text:p>
          </table:table-cell>
          <table:table-cell office:value-type="float" office:value="104.5948" calcext:value-type="float">
            <text:p>104.5948</text:p>
          </table:table-cell>
          <table:table-cell office:value-type="float" office:value="1.411188" calcext:value-type="float">
            <text:p>1.411188</text:p>
          </table:table-cell>
          <table:table-cell office:value-type="float" office:value="0.036165" calcext:value-type="float">
            <text:p>0.036165</text:p>
          </table:table-cell>
          <table:table-cell office:value-type="float" office:value="1.013621" calcext:value-type="float">
            <text:p>1.013621</text:p>
          </table:table-cell>
          <table:table-cell office:value-type="float" office:value="0.06138653" calcext:value-type="float">
            <text:p>0.06138653</text:p>
          </table:table-cell>
          <table:table-cell office:value-type="float" office:value="0.005601909" calcext:value-type="float">
            <text:p>0.005601909</text:p>
          </table:table-cell>
          <table:table-cell office:value-type="float" office:value="0.5896968" calcext:value-type="float">
            <text:p>0.5896968</text:p>
          </table:table-cell>
          <table:table-cell office:value-type="float" office:value="370" calcext:value-type="float">
            <text:p>370</text:p>
          </table:table-cell>
          <table:table-cell office:value-type="float" office:value="425.1566" calcext:value-type="float">
            <text:p>425.1566</text:p>
          </table:table-cell>
          <table:table-cell office:value-type="float" office:value="0" calcext:value-type="float">
            <text:p>0</text:p>
          </table:table-cell>
          <table:table-cell office:value-type="float" office:value="370.1383" calcext:value-type="float">
            <text:p>370.1383</text:p>
          </table:table-cell>
          <table:table-cell office:value-type="float" office:value="1310.722" calcext:value-type="float">
            <text:p>1310.722</text:p>
          </table:table-cell>
          <table:table-cell office:value-type="float" office:value="1587.813" calcext:value-type="float">
            <text:p>1587.813</text:p>
          </table:table-cell>
          <table:table-cell office:value-type="float" office:value="1233.919" calcext:value-type="float">
            <text:p>1233.919</text:p>
          </table:table-cell>
          <table:table-cell office:value-type="float" office:value="732.3635" calcext:value-type="float">
            <text:p>732.3635</text:p>
          </table:table-cell>
          <table:table-cell office:value-type="float" office:value="1104.251" calcext:value-type="float">
            <text:p>1104.251</text:p>
          </table:table-cell>
          <table:table-cell office:value-type="float" office:value="410.3027" calcext:value-type="float">
            <text:p>410.3027</text:p>
          </table:table-cell>
          <table:table-cell office:value-type="float" office:value="1825.552" calcext:value-type="float">
            <text:p>1825.552</text:p>
          </table:table-cell>
          <table:table-cell office:value-type="float" office:value="2067.152" calcext:value-type="float">
            <text:p>2067.152</text:p>
          </table:table-cell>
          <table:table-cell office:value-type="float" office:value="1658.027" calcext:value-type="float">
            <text:p>1658.027</text:p>
          </table:table-cell>
          <table:table-cell office:value-type="float" office:value="584.4256" calcext:value-type="float">
            <text:p>584.4256</text:p>
          </table:table-cell>
          <table:table-cell office:value-type="float" office:value="578.7394" calcext:value-type="float">
            <text:p>578.7394</text:p>
          </table:table-cell>
          <table:table-cell office:value-type="float" office:value="142.7218" calcext:value-type="float">
            <text:p>142.7218</text:p>
          </table:table-cell>
          <table:table-cell office:value-type="float" office:value="35.67161" calcext:value-type="float">
            <text:p>35.67161</text:p>
          </table:table-cell>
          <table:table-cell office:value-type="float" office:value="0" calcext:value-type="float">
            <text:p>0</text:p>
          </table:table-cell>
          <table:table-cell office:value-type="float" office:value="-0.03617365" calcext:value-type="float">
            <text:p>-0.03617365</text:p>
          </table:table-cell>
          <table:table-cell office:value-type="float" office:value="0" calcext:value-type="float">
            <text:p>0</text:p>
          </table:table-cell>
          <table:table-cell office:value-type="float" office:value="7.240098" calcext:value-type="float">
            <text:p>7.240098</text:p>
          </table:table-cell>
          <table:table-cell office:value-type="float" office:value="1224.026" calcext:value-type="float">
            <text:p>1224.026</text:p>
          </table:table-cell>
          <table:table-cell office:value-type="float" office:value="-460.0135" calcext:value-type="float">
            <text:p>-460.0135</text:p>
          </table:table-cell>
          <table:table-cell office:value-type="float" office:value="764.0126" calcext:value-type="float">
            <text:p>764.0126</text:p>
          </table:table-cell>
          <table:table-cell office:value-type="float" office:value="-351.7462" calcext:value-type="float">
            <text:p>-351.7462</text:p>
          </table:table-cell>
          <table:table-cell office:value-type="float" office:value="0" calcext:value-type="float">
            <text:p>0</text:p>
          </table:table-cell>
          <table:table-cell office:value-type="float" office:value="20.29482" calcext:value-type="float">
            <text:p>20.29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7" calcext:value-type="float">
            <text:p>3082007</text:p>
          </table:table-cell>
          <table:table-cell office:value-type="float" office:value="230.0158" calcext:value-type="float">
            <text:p>230.0158</text:p>
          </table:table-cell>
          <table:table-cell office:value-type="float" office:value="13411.02" calcext:value-type="float">
            <text:p>13411.02</text:p>
          </table:table-cell>
          <table:table-cell office:value-type="float" office:value="0" calcext:value-type="float">
            <text:p>0</text:p>
          </table:table-cell>
          <table:table-cell office:value-type="float" office:value="4.343692" calcext:value-type="float">
            <text:p>4.343692</text:p>
          </table:table-cell>
          <table:table-cell office:value-type="float" office:value="-441.6512" calcext:value-type="float">
            <text:p>-441.6512</text:p>
          </table:table-cell>
          <table:table-cell office:value-type="float" office:value="1310.286" calcext:value-type="float">
            <text:p>1310.286</text:p>
          </table:table-cell>
          <table:table-cell office:value-type="float" office:value="-101.7483" calcext:value-type="float">
            <text:p>-101.7483</text:p>
          </table:table-cell>
          <table:table-cell office:value-type="float" office:value="104.4305" calcext:value-type="float">
            <text:p>104.4305</text:p>
          </table:table-cell>
          <table:table-cell office:value-type="float" office:value="1.386021" calcext:value-type="float">
            <text:p>1.386021</text:p>
          </table:table-cell>
          <table:table-cell office:value-type="float" office:value="0.03616492" calcext:value-type="float">
            <text:p>0.03616492</text:p>
          </table:table-cell>
          <table:table-cell office:value-type="float" office:value="1.013621" calcext:value-type="float">
            <text:p>1.013621</text:p>
          </table:table-cell>
          <table:table-cell office:value-type="float" office:value="0.061521" calcext:value-type="float">
            <text:p>0.061521</text:p>
          </table:table-cell>
          <table:table-cell office:value-type="float" office:value="0.005601909" calcext:value-type="float">
            <text:p>0.005601909</text:p>
          </table:table-cell>
          <table:table-cell office:value-type="float" office:value="0.5887552" calcext:value-type="float">
            <text:p>0.5887552</text:p>
          </table:table-cell>
          <table:table-cell office:value-type="float" office:value="370" calcext:value-type="float">
            <text:p>370</text:p>
          </table:table-cell>
          <table:table-cell office:value-type="float" office:value="444.5157" calcext:value-type="float">
            <text:p>444.5157</text:p>
          </table:table-cell>
          <table:table-cell office:value-type="float" office:value="0" calcext:value-type="float">
            <text:p>0</text:p>
          </table:table-cell>
          <table:table-cell office:value-type="float" office:value="370.1104" calcext:value-type="float">
            <text:p>370.1104</text:p>
          </table:table-cell>
          <table:table-cell office:value-type="float" office:value="1310.08" calcext:value-type="float">
            <text:p>1310.08</text:p>
          </table:table-cell>
          <table:table-cell office:value-type="float" office:value="1587.08" calcext:value-type="float">
            <text:p>1587.08</text:p>
          </table:table-cell>
          <table:table-cell office:value-type="float" office:value="1233.72" calcext:value-type="float">
            <text:p>1233.72</text:p>
          </table:table-cell>
          <table:table-cell office:value-type="float" office:value="732.2255" calcext:value-type="float">
            <text:p>732.2255</text:p>
          </table:table-cell>
          <table:table-cell office:value-type="float" office:value="1104.126" calcext:value-type="float">
            <text:p>1104.126</text:p>
          </table:table-cell>
          <table:table-cell office:value-type="float" office:value="410.2513" calcext:value-type="float">
            <text:p>410.2513</text:p>
          </table:table-cell>
          <table:table-cell office:value-type="float" office:value="1825.455" calcext:value-type="float">
            <text:p>1825.455</text:p>
          </table:table-cell>
          <table:table-cell office:value-type="float" office:value="2067.086" calcext:value-type="float">
            <text:p>2067.086</text:p>
          </table:table-cell>
          <table:table-cell office:value-type="float" office:value="1657.985" calcext:value-type="float">
            <text:p>1657.985</text:p>
          </table:table-cell>
          <table:table-cell office:value-type="float" office:value="584.4109" calcext:value-type="float">
            <text:p>584.4109</text:p>
          </table:table-cell>
          <table:table-cell office:value-type="float" office:value="578.7223" calcext:value-type="float">
            <text:p>578.7223</text:p>
          </table:table-cell>
          <table:table-cell office:value-type="float" office:value="142.7217" calcext:value-type="float">
            <text:p>142.7217</text:p>
          </table:table-cell>
          <table:table-cell office:value-type="float" office:value="35.67161" calcext:value-type="float">
            <text:p>35.67161</text:p>
          </table:table-cell>
          <table:table-cell office:value-type="float" office:value="0" calcext:value-type="float">
            <text:p>0</text:p>
          </table:table-cell>
          <table:table-cell office:value-type="float" office:value="-0.03656681" calcext:value-type="float">
            <text:p>-0.03656681</text:p>
          </table:table-cell>
          <table:table-cell office:value-type="float" office:value="0" calcext:value-type="float">
            <text:p>0</text:p>
          </table:table-cell>
          <table:table-cell office:value-type="float" office:value="7.251579" calcext:value-type="float">
            <text:p>7.251579</text:p>
          </table:table-cell>
          <table:table-cell office:value-type="float" office:value="1259.304" calcext:value-type="float">
            <text:p>1259.304</text:p>
          </table:table-cell>
          <table:table-cell office:value-type="float" office:value="-473.3088" calcext:value-type="float">
            <text:p>-473.3088</text:p>
          </table:table-cell>
          <table:table-cell office:value-type="float" office:value="785.9957" calcext:value-type="float">
            <text:p>785.9957</text:p>
          </table:table-cell>
          <table:table-cell office:value-type="float" office:value="-353.9792" calcext:value-type="float">
            <text:p>-353.9792</text:p>
          </table:table-cell>
          <table:table-cell office:value-type="float" office:value="0" calcext:value-type="float">
            <text:p>0</text:p>
          </table:table-cell>
          <table:table-cell office:value-type="float" office:value="19.91409" calcext:value-type="float">
            <text:p>19.91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7" calcext:value-type="float">
            <text:p>4082007</text:p>
          </table:table-cell>
          <table:table-cell office:value-type="float" office:value="228.7084" calcext:value-type="float">
            <text:p>228.7084</text:p>
          </table:table-cell>
          <table:table-cell office:value-type="float" office:value="13410.47" calcext:value-type="float">
            <text:p>13410.47</text:p>
          </table:table-cell>
          <table:table-cell office:value-type="float" office:value="0" calcext:value-type="float">
            <text:p>0</text:p>
          </table:table-cell>
          <table:table-cell office:value-type="float" office:value="4.612911" calcext:value-type="float">
            <text:p>4.612911</text:p>
          </table:table-cell>
          <table:table-cell office:value-type="float" office:value="-445.0738" calcext:value-type="float">
            <text:p>-445.0738</text:p>
          </table:table-cell>
          <table:table-cell office:value-type="float" office:value="1321.608" calcext:value-type="float">
            <text:p>1321.608</text:p>
          </table:table-cell>
          <table:table-cell office:value-type="float" office:value="-102.8715" calcext:value-type="float">
            <text:p>-102.8715</text:p>
          </table:table-cell>
          <table:table-cell office:value-type="float" office:value="104.0489" calcext:value-type="float">
            <text:p>104.0489</text:p>
          </table:table-cell>
          <table:table-cell office:value-type="float" office:value="1.360151" calcext:value-type="float">
            <text:p>1.360151</text:p>
          </table:table-cell>
          <table:table-cell office:value-type="float" office:value="0.03633865" calcext:value-type="float">
            <text:p>0.03633865</text:p>
          </table:table-cell>
          <table:table-cell office:value-type="float" office:value="1.013621" calcext:value-type="float">
            <text:p>1.013621</text:p>
          </table:table-cell>
          <table:table-cell office:value-type="float" office:value="0.06165547" calcext:value-type="float">
            <text:p>0.06165547</text:p>
          </table:table-cell>
          <table:table-cell office:value-type="float" office:value="0.005601909" calcext:value-type="float">
            <text:p>0.005601909</text:p>
          </table:table-cell>
          <table:table-cell office:value-type="float" office:value="0.5879845" calcext:value-type="float">
            <text:p>0.5879845</text:p>
          </table:table-cell>
          <table:table-cell office:value-type="float" office:value="370" calcext:value-type="float">
            <text:p>370</text:p>
          </table:table-cell>
          <table:table-cell office:value-type="float" office:value="461.84" calcext:value-type="float">
            <text:p>461.84</text:p>
          </table:table-cell>
          <table:table-cell office:value-type="float" office:value="0" calcext:value-type="float">
            <text:p>0</text:p>
          </table:table-cell>
          <table:table-cell office:value-type="float" office:value="370.1841" calcext:value-type="float">
            <text:p>370.1841</text:p>
          </table:table-cell>
          <table:table-cell office:value-type="float" office:value="1309.489" calcext:value-type="float">
            <text:p>1309.489</text:p>
          </table:table-cell>
          <table:table-cell office:value-type="float" office:value="1586.405" calcext:value-type="float">
            <text:p>1586.405</text:p>
          </table:table-cell>
          <table:table-cell office:value-type="float" office:value="1233.569" calcext:value-type="float">
            <text:p>1233.569</text:p>
          </table:table-cell>
          <table:table-cell office:value-type="float" office:value="732.1293" calcext:value-type="float">
            <text:p>732.1293</text:p>
          </table:table-cell>
          <table:table-cell office:value-type="float" office:value="1104.028" calcext:value-type="float">
            <text:p>1104.028</text:p>
          </table:table-cell>
          <table:table-cell office:value-type="float" office:value="410.2012" calcext:value-type="float">
            <text:p>410.2012</text:p>
          </table:table-cell>
          <table:table-cell office:value-type="float" office:value="1825.359" calcext:value-type="float">
            <text:p>1825.359</text:p>
          </table:table-cell>
          <table:table-cell office:value-type="float" office:value="2067.021" calcext:value-type="float">
            <text:p>2067.021</text:p>
          </table:table-cell>
          <table:table-cell office:value-type="float" office:value="1657.942" calcext:value-type="float">
            <text:p>1657.942</text:p>
          </table:table-cell>
          <table:table-cell office:value-type="float" office:value="584.3958" calcext:value-type="float">
            <text:p>584.3958</text:p>
          </table:table-cell>
          <table:table-cell office:value-type="float" office:value="578.7043" calcext:value-type="float">
            <text:p>578.7043</text:p>
          </table:table-cell>
          <table:table-cell office:value-type="float" office:value="142.7216" calcext:value-type="float">
            <text:p>142.7216</text:p>
          </table:table-cell>
          <table:table-cell office:value-type="float" office:value="35.67161" calcext:value-type="float">
            <text:p>35.67161</text:p>
          </table:table-cell>
          <table:table-cell office:value-type="float" office:value="0" calcext:value-type="float">
            <text:p>0</text:p>
          </table:table-cell>
          <table:table-cell office:value-type="float" office:value="-0.03674417" calcext:value-type="float">
            <text:p>-0.03674417</text:p>
          </table:table-cell>
          <table:table-cell office:value-type="float" office:value="0" calcext:value-type="float">
            <text:p>0</text:p>
          </table:table-cell>
          <table:table-cell office:value-type="float" office:value="7.261352" calcext:value-type="float">
            <text:p>7.261352</text:p>
          </table:table-cell>
          <table:table-cell office:value-type="float" office:value="1292.583" calcext:value-type="float">
            <text:p>1292.583</text:p>
          </table:table-cell>
          <table:table-cell office:value-type="float" office:value="-486.9585" calcext:value-type="float">
            <text:p>-486.9585</text:p>
          </table:table-cell>
          <table:table-cell office:value-type="float" office:value="805.6245" calcext:value-type="float">
            <text:p>805.6245</text:p>
          </table:table-cell>
          <table:table-cell office:value-type="float" office:value="-356.0079" calcext:value-type="float">
            <text:p>-356.0079</text:p>
          </table:table-cell>
          <table:table-cell office:value-type="float" office:value="0" calcext:value-type="float">
            <text:p>0</text:p>
          </table:table-cell>
          <table:table-cell office:value-type="float" office:value="19.64313" calcext:value-type="float">
            <text:p>19.64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7" calcext:value-type="float">
            <text:p>5082007</text:p>
          </table:table-cell>
          <table:table-cell office:value-type="float" office:value="227.7021" calcext:value-type="float">
            <text:p>227.7021</text:p>
          </table:table-cell>
          <table:table-cell office:value-type="float" office:value="13409.88" calcext:value-type="float">
            <text:p>13409.88</text:p>
          </table:table-cell>
          <table:table-cell office:value-type="float" office:value="0" calcext:value-type="float">
            <text:p>0</text:p>
          </table:table-cell>
          <table:table-cell office:value-type="float" office:value="5.234781" calcext:value-type="float">
            <text:p>5.234781</text:p>
          </table:table-cell>
          <table:table-cell office:value-type="float" office:value="-448.4952" calcext:value-type="float">
            <text:p>-448.4952</text:p>
          </table:table-cell>
          <table:table-cell office:value-type="float" office:value="1334.211" calcext:value-type="float">
            <text:p>1334.211</text:p>
          </table:table-cell>
          <table:table-cell office:value-type="float" office:value="-103.9874" calcext:value-type="float">
            <text:p>-103.9874</text:p>
          </table:table-cell>
          <table:table-cell office:value-type="float" office:value="103.5261" calcext:value-type="float">
            <text:p>103.5261</text:p>
          </table:table-cell>
          <table:table-cell office:value-type="float" office:value="1.331373" calcext:value-type="float">
            <text:p>1.331373</text:p>
          </table:table-cell>
          <table:table-cell office:value-type="float" office:value="0.03654219" calcext:value-type="float">
            <text:p>0.03654219</text:p>
          </table:table-cell>
          <table:table-cell office:value-type="float" office:value="1.013621" calcext:value-type="float">
            <text:p>1.013621</text:p>
          </table:table-cell>
          <table:table-cell office:value-type="float" office:value="0.06178993" calcext:value-type="float">
            <text:p>0.06178993</text:p>
          </table:table-cell>
          <table:table-cell office:value-type="float" office:value="0.005601909" calcext:value-type="float">
            <text:p>0.005601909</text:p>
          </table:table-cell>
          <table:table-cell office:value-type="float" office:value="0.5873528" calcext:value-type="float">
            <text:p>0.5873528</text:p>
          </table:table-cell>
          <table:table-cell office:value-type="float" office:value="370" calcext:value-type="float">
            <text:p>370</text:p>
          </table:table-cell>
          <table:table-cell office:value-type="float" office:value="479.3662" calcext:value-type="float">
            <text:p>479.3662</text:p>
          </table:table-cell>
          <table:table-cell office:value-type="float" office:value="0" calcext:value-type="float">
            <text:p>0</text:p>
          </table:table-cell>
          <table:table-cell office:value-type="float" office:value="370.3211" calcext:value-type="float">
            <text:p>370.3211</text:p>
          </table:table-cell>
          <table:table-cell office:value-type="float" office:value="1308.942" calcext:value-type="float">
            <text:p>1308.942</text:p>
          </table:table-cell>
          <table:table-cell office:value-type="float" office:value="1585.734" calcext:value-type="float">
            <text:p>1585.734</text:p>
          </table:table-cell>
          <table:table-cell office:value-type="float" office:value="1233.451" calcext:value-type="float">
            <text:p>1233.451</text:p>
          </table:table-cell>
          <table:table-cell office:value-type="float" office:value="732.0976" calcext:value-type="float">
            <text:p>732.0976</text:p>
          </table:table-cell>
          <table:table-cell office:value-type="float" office:value="1103.943" calcext:value-type="float">
            <text:p>1103.943</text:p>
          </table:table-cell>
          <table:table-cell office:value-type="float" office:value="410.1591" calcext:value-type="float">
            <text:p>410.1591</text:p>
          </table:table-cell>
          <table:table-cell office:value-type="float" office:value="1825.272" calcext:value-type="float">
            <text:p>1825.272</text:p>
          </table:table-cell>
          <table:table-cell office:value-type="float" office:value="2066.965" calcext:value-type="float">
            <text:p>2066.965</text:p>
          </table:table-cell>
          <table:table-cell office:value-type="float" office:value="1657.903" calcext:value-type="float">
            <text:p>1657.903</text:p>
          </table:table-cell>
          <table:table-cell office:value-type="float" office:value="584.3808" calcext:value-type="float">
            <text:p>584.3808</text:p>
          </table:table-cell>
          <table:table-cell office:value-type="float" office:value="578.6852" calcext:value-type="float">
            <text:p>578.6852</text:p>
          </table:table-cell>
          <table:table-cell office:value-type="float" office:value="142.7215" calcext:value-type="float">
            <text:p>142.7215</text:p>
          </table:table-cell>
          <table:table-cell office:value-type="float" office:value="35.67161" calcext:value-type="float">
            <text:p>35.67161</text:p>
          </table:table-cell>
          <table:table-cell office:value-type="float" office:value="0" calcext:value-type="float">
            <text:p>0</text:p>
          </table:table-cell>
          <table:table-cell office:value-type="float" office:value="-0.03690809" calcext:value-type="float">
            <text:p>-0.03690809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326.691" calcext:value-type="float">
            <text:p>1326.691</text:p>
          </table:table-cell>
          <table:table-cell office:value-type="float" office:value="-501.2284" calcext:value-type="float">
            <text:p>-501.2284</text:p>
          </table:table-cell>
          <table:table-cell office:value-type="float" office:value="825.4626" calcext:value-type="float">
            <text:p>825.4626</text:p>
          </table:table-cell>
          <table:table-cell office:value-type="float" office:value="-358.1394" calcext:value-type="float">
            <text:p>-358.1394</text:p>
          </table:table-cell>
          <table:table-cell office:value-type="float" office:value="0" calcext:value-type="float">
            <text:p>0</text:p>
          </table:table-cell>
          <table:table-cell office:value-type="float" office:value="19.46778" calcext:value-type="float">
            <text:p>19.46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7" calcext:value-type="float">
            <text:p>6082007</text:p>
          </table:table-cell>
          <table:table-cell office:value-type="float" office:value="226.802" calcext:value-type="float">
            <text:p>226.802</text:p>
          </table:table-cell>
          <table:table-cell office:value-type="float" office:value="13409.32" calcext:value-type="float">
            <text:p>13409.32</text:p>
          </table:table-cell>
          <table:table-cell office:value-type="float" office:value="0" calcext:value-type="float">
            <text:p>0</text:p>
          </table:table-cell>
          <table:table-cell office:value-type="float" office:value="6.065757" calcext:value-type="float">
            <text:p>6.065757</text:p>
          </table:table-cell>
          <table:table-cell office:value-type="float" office:value="-451.0326" calcext:value-type="float">
            <text:p>-451.0326</text:p>
          </table:table-cell>
          <table:table-cell office:value-type="float" office:value="1336.417" calcext:value-type="float">
            <text:p>1336.417</text:p>
          </table:table-cell>
          <table:table-cell office:value-type="float" office:value="-105.0303" calcext:value-type="float">
            <text:p>-105.0303</text:p>
          </table:table-cell>
          <table:table-cell office:value-type="float" office:value="102.9425" calcext:value-type="float">
            <text:p>102.9425</text:p>
          </table:table-cell>
          <table:table-cell office:value-type="float" office:value="1.294362" calcext:value-type="float">
            <text:p>1.294362</text:p>
          </table:table-cell>
          <table:table-cell office:value-type="float" office:value="0.03643266" calcext:value-type="float">
            <text:p>0.03643266</text:p>
          </table:table-cell>
          <table:table-cell office:value-type="float" office:value="1.015563" calcext:value-type="float">
            <text:p>1.015563</text:p>
          </table:table-cell>
          <table:table-cell office:value-type="float" office:value="0.06205742" calcext:value-type="float">
            <text:p>0.06205742</text:p>
          </table:table-cell>
          <table:table-cell office:value-type="float" office:value="0.005751027" calcext:value-type="float">
            <text:p>0.005751027</text:p>
          </table:table-cell>
          <table:table-cell office:value-type="float" office:value="0.6009396" calcext:value-type="float">
            <text:p>0.6009396</text:p>
          </table:table-cell>
          <table:table-cell office:value-type="float" office:value="370" calcext:value-type="float">
            <text:p>370</text:p>
          </table:table-cell>
          <table:table-cell office:value-type="float" office:value="497.8583" calcext:value-type="float">
            <text:p>497.8583</text:p>
          </table:table-cell>
          <table:table-cell office:value-type="float" office:value="0" calcext:value-type="float">
            <text:p>0</text:p>
          </table:table-cell>
          <table:table-cell office:value-type="float" office:value="370.3576" calcext:value-type="float">
            <text:p>370.3576</text:p>
          </table:table-cell>
          <table:table-cell office:value-type="float" office:value="1308.496" calcext:value-type="float">
            <text:p>1308.496</text:p>
          </table:table-cell>
          <table:table-cell office:value-type="float" office:value="1585.124" calcext:value-type="float">
            <text:p>1585.124</text:p>
          </table:table-cell>
          <table:table-cell office:value-type="float" office:value="1233.371" calcext:value-type="float">
            <text:p>1233.371</text:p>
          </table:table-cell>
          <table:table-cell office:value-type="float" office:value="732.0992" calcext:value-type="float">
            <text:p>732.0992</text:p>
          </table:table-cell>
          <table:table-cell office:value-type="float" office:value="1103.856" calcext:value-type="float">
            <text:p>1103.856</text:p>
          </table:table-cell>
          <table:table-cell office:value-type="float" office:value="410.1235" calcext:value-type="float">
            <text:p>410.1235</text:p>
          </table:table-cell>
          <table:table-cell office:value-type="float" office:value="1825.19" calcext:value-type="float">
            <text:p>1825.19</text:p>
          </table:table-cell>
          <table:table-cell office:value-type="float" office:value="2066.913" calcext:value-type="float">
            <text:p>2066.913</text:p>
          </table:table-cell>
          <table:table-cell office:value-type="float" office:value="1657.867" calcext:value-type="float">
            <text:p>1657.867</text:p>
          </table:table-cell>
          <table:table-cell office:value-type="float" office:value="584.3676" calcext:value-type="float">
            <text:p>584.3676</text:p>
          </table:table-cell>
          <table:table-cell office:value-type="float" office:value="578.6677" calcext:value-type="float">
            <text:p>578.6677</text:p>
          </table:table-cell>
          <table:table-cell office:value-type="float" office:value="142.7214" calcext:value-type="float">
            <text:p>142.7214</text:p>
          </table:table-cell>
          <table:table-cell office:value-type="float" office:value="35.6716" calcext:value-type="float">
            <text:p>35.6716</text:p>
          </table:table-cell>
          <table:table-cell office:value-type="float" office:value="0" calcext:value-type="float">
            <text:p>0</text:p>
          </table:table-cell>
          <table:table-cell office:value-type="float" office:value="-0.03715171" calcext:value-type="float">
            <text:p>-0.03715171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360.411" calcext:value-type="float">
            <text:p>1360.411</text:p>
          </table:table-cell>
          <table:table-cell office:value-type="float" office:value="-514.9478" calcext:value-type="float">
            <text:p>-514.9478</text:p>
          </table:table-cell>
          <table:table-cell office:value-type="float" office:value="845.4633" calcext:value-type="float">
            <text:p>845.4633</text:p>
          </table:table-cell>
          <table:table-cell office:value-type="float" office:value="-360.334" calcext:value-type="float">
            <text:p>-360.334</text:p>
          </table:table-cell>
          <table:table-cell office:value-type="float" office:value="0" calcext:value-type="float">
            <text:p>0</text:p>
          </table:table-cell>
          <table:table-cell office:value-type="float" office:value="20.15194" calcext:value-type="float">
            <text:p>20.15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7" calcext:value-type="float">
            <text:p>7082007</text:p>
          </table:table-cell>
          <table:table-cell office:value-type="float" office:value="226.0507" calcext:value-type="float">
            <text:p>226.0507</text:p>
          </table:table-cell>
          <table:table-cell office:value-type="float" office:value="13408.73" calcext:value-type="float">
            <text:p>13408.73</text:p>
          </table:table-cell>
          <table:table-cell office:value-type="float" office:value="0" calcext:value-type="float">
            <text:p>0</text:p>
          </table:table-cell>
          <table:table-cell office:value-type="float" office:value="6.865435" calcext:value-type="float">
            <text:p>6.865435</text:p>
          </table:table-cell>
          <table:table-cell office:value-type="float" office:value="-454.5036" calcext:value-type="float">
            <text:p>-454.5036</text:p>
          </table:table-cell>
          <table:table-cell office:value-type="float" office:value="1348.303" calcext:value-type="float">
            <text:p>1348.303</text:p>
          </table:table-cell>
          <table:table-cell office:value-type="float" office:value="-105.8878" calcext:value-type="float">
            <text:p>-105.8878</text:p>
          </table:table-cell>
          <table:table-cell office:value-type="float" office:value="102.7611" calcext:value-type="float">
            <text:p>102.7611</text:p>
          </table:table-cell>
          <table:table-cell office:value-type="float" office:value="1.273229" calcext:value-type="float">
            <text:p>1.273229</text:p>
          </table:table-cell>
          <table:table-cell office:value-type="float" office:value="0.03652532" calcext:value-type="float">
            <text:p>0.03652532</text:p>
          </table:table-cell>
          <table:table-cell office:value-type="float" office:value="1.015563" calcext:value-type="float">
            <text:p>1.015563</text:p>
          </table:table-cell>
          <table:table-cell office:value-type="float" office:value="0.06205742" calcext:value-type="float">
            <text:p>0.06205742</text:p>
          </table:table-cell>
          <table:table-cell office:value-type="float" office:value="0.005751027" calcext:value-type="float">
            <text:p>0.005751027</text:p>
          </table:table-cell>
          <table:table-cell office:value-type="float" office:value="0.5996515" calcext:value-type="float">
            <text:p>0.5996515</text:p>
          </table:table-cell>
          <table:table-cell office:value-type="float" office:value="370" calcext:value-type="float">
            <text:p>370</text:p>
          </table:table-cell>
          <table:table-cell office:value-type="float" office:value="515.8902" calcext:value-type="float">
            <text:p>515.8902</text:p>
          </table:table-cell>
          <table:table-cell office:value-type="float" office:value="0" calcext:value-type="float">
            <text:p>0</text:p>
          </table:table-cell>
          <table:table-cell office:value-type="float" office:value="370.385" calcext:value-type="float">
            <text:p>370.385</text:p>
          </table:table-cell>
          <table:table-cell office:value-type="float" office:value="1308.071" calcext:value-type="float">
            <text:p>1308.071</text:p>
          </table:table-cell>
          <table:table-cell office:value-type="float" office:value="1584.562" calcext:value-type="float">
            <text:p>1584.562</text:p>
          </table:table-cell>
          <table:table-cell office:value-type="float" office:value="1233.316" calcext:value-type="float">
            <text:p>1233.316</text:p>
          </table:table-cell>
          <table:table-cell office:value-type="float" office:value="732.1093" calcext:value-type="float">
            <text:p>732.1093</text:p>
          </table:table-cell>
          <table:table-cell office:value-type="float" office:value="1103.777" calcext:value-type="float">
            <text:p>1103.777</text:p>
          </table:table-cell>
          <table:table-cell office:value-type="float" office:value="410.0928" calcext:value-type="float">
            <text:p>410.0928</text:p>
          </table:table-cell>
          <table:table-cell office:value-type="float" office:value="1825.112" calcext:value-type="float">
            <text:p>1825.112</text:p>
          </table:table-cell>
          <table:table-cell office:value-type="float" office:value="2066.852" calcext:value-type="float">
            <text:p>2066.852</text:p>
          </table:table-cell>
          <table:table-cell office:value-type="float" office:value="1657.832" calcext:value-type="float">
            <text:p>1657.832</text:p>
          </table:table-cell>
          <table:table-cell office:value-type="float" office:value="584.3553" calcext:value-type="float">
            <text:p>584.3553</text:p>
          </table:table-cell>
          <table:table-cell office:value-type="float" office:value="578.6521" calcext:value-type="float">
            <text:p>578.6521</text:p>
          </table:table-cell>
          <table:table-cell office:value-type="float" office:value="142.7215" calcext:value-type="float">
            <text:p>142.7215</text:p>
          </table:table-cell>
          <table:table-cell office:value-type="float" office:value="35.6716" calcext:value-type="float">
            <text:p>35.6716</text:p>
          </table:table-cell>
          <table:table-cell office:value-type="float" office:value="0" calcext:value-type="float">
            <text:p>0</text:p>
          </table:table-cell>
          <table:table-cell office:value-type="float" office:value="-0.03743238" calcext:value-type="float">
            <text:p>-0.03743238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393.112" calcext:value-type="float">
            <text:p>1393.112</text:p>
          </table:table-cell>
          <table:table-cell office:value-type="float" office:value="-526.9973" calcext:value-type="float">
            <text:p>-526.9973</text:p>
          </table:table-cell>
          <table:table-cell office:value-type="float" office:value="866.1148" calcext:value-type="float">
            <text:p>866.1148</text:p>
          </table:table-cell>
          <table:table-cell office:value-type="float" office:value="-362.3784" calcext:value-type="float">
            <text:p>-362.3784</text:p>
          </table:table-cell>
          <table:table-cell office:value-type="float" office:value="0" calcext:value-type="float">
            <text:p>0</text:p>
          </table:table-cell>
          <table:table-cell office:value-type="float" office:value="19.58073" calcext:value-type="float">
            <text:p>19.58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7" calcext:value-type="float">
            <text:p>8082007</text:p>
          </table:table-cell>
          <table:table-cell office:value-type="float" office:value="225.4927" calcext:value-type="float">
            <text:p>225.4927</text:p>
          </table:table-cell>
          <table:table-cell office:value-type="float" office:value="13408.17" calcext:value-type="float">
            <text:p>13408.17</text:p>
          </table:table-cell>
          <table:table-cell office:value-type="float" office:value="0" calcext:value-type="float">
            <text:p>0</text:p>
          </table:table-cell>
          <table:table-cell office:value-type="float" office:value="7.680334" calcext:value-type="float">
            <text:p>7.680334</text:p>
          </table:table-cell>
          <table:table-cell office:value-type="float" office:value="-457.315" calcext:value-type="float">
            <text:p>-457.315</text:p>
          </table:table-cell>
          <table:table-cell office:value-type="float" office:value="1358.204" calcext:value-type="float">
            <text:p>1358.204</text:p>
          </table:table-cell>
          <table:table-cell office:value-type="float" office:value="-106.6546" calcext:value-type="float">
            <text:p>-106.6546</text:p>
          </table:table-cell>
          <table:table-cell office:value-type="float" office:value="102.4192" calcext:value-type="float">
            <text:p>102.4192</text:p>
          </table:table-cell>
          <table:table-cell office:value-type="float" office:value="1.251752" calcext:value-type="float">
            <text:p>1.251752</text:p>
          </table:table-cell>
          <table:table-cell office:value-type="float" office:value="0.03679207" calcext:value-type="float">
            <text:p>0.03679207</text:p>
          </table:table-cell>
          <table:table-cell office:value-type="float" office:value="1.015563" calcext:value-type="float">
            <text:p>1.015563</text:p>
          </table:table-cell>
          <table:table-cell office:value-type="float" office:value="0.06205742" calcext:value-type="float">
            <text:p>0.06205742</text:p>
          </table:table-cell>
          <table:table-cell office:value-type="float" office:value="0.005751027" calcext:value-type="float">
            <text:p>0.005751027</text:p>
          </table:table-cell>
          <table:table-cell office:value-type="float" office:value="0.5985462" calcext:value-type="float">
            <text:p>0.5985462</text:p>
          </table:table-cell>
          <table:table-cell office:value-type="float" office:value="370" calcext:value-type="float">
            <text:p>370</text:p>
          </table:table-cell>
          <table:table-cell office:value-type="float" office:value="534.2192" calcext:value-type="float">
            <text:p>534.2192</text:p>
          </table:table-cell>
          <table:table-cell office:value-type="float" office:value="0" calcext:value-type="float">
            <text:p>0</text:p>
          </table:table-cell>
          <table:table-cell office:value-type="float" office:value="370.5056" calcext:value-type="float">
            <text:p>370.5056</text:p>
          </table:table-cell>
          <table:table-cell office:value-type="float" office:value="1307.702" calcext:value-type="float">
            <text:p>1307.702</text:p>
          </table:table-cell>
          <table:table-cell office:value-type="float" office:value="1584.048" calcext:value-type="float">
            <text:p>1584.048</text:p>
          </table:table-cell>
          <table:table-cell office:value-type="float" office:value="1233.274" calcext:value-type="float">
            <text:p>1233.274</text:p>
          </table:table-cell>
          <table:table-cell office:value-type="float" office:value="732.1221" calcext:value-type="float">
            <text:p>732.1221</text:p>
          </table:table-cell>
          <table:table-cell office:value-type="float" office:value="1103.702" calcext:value-type="float">
            <text:p>1103.702</text:p>
          </table:table-cell>
          <table:table-cell office:value-type="float" office:value="410.0662" calcext:value-type="float">
            <text:p>410.0662</text:p>
          </table:table-cell>
          <table:table-cell office:value-type="float" office:value="1825.034" calcext:value-type="float">
            <text:p>1825.034</text:p>
          </table:table-cell>
          <table:table-cell office:value-type="float" office:value="2066.79" calcext:value-type="float">
            <text:p>2066.79</text:p>
          </table:table-cell>
          <table:table-cell office:value-type="float" office:value="1657.797" calcext:value-type="float">
            <text:p>1657.797</text:p>
          </table:table-cell>
          <table:table-cell office:value-type="float" office:value="584.3436" calcext:value-type="float">
            <text:p>584.3436</text:p>
          </table:table-cell>
          <table:table-cell office:value-type="float" office:value="578.6375" calcext:value-type="float">
            <text:p>578.6375</text:p>
          </table:table-cell>
          <table:table-cell office:value-type="float" office:value="142.7215" calcext:value-type="float">
            <text:p>142.7215</text:p>
          </table:table-cell>
          <table:table-cell office:value-type="float" office:value="35.6716" calcext:value-type="float">
            <text:p>35.6716</text:p>
          </table:table-cell>
          <table:table-cell office:value-type="float" office:value="0" calcext:value-type="float">
            <text:p>0</text:p>
          </table:table-cell>
          <table:table-cell office:value-type="float" office:value="-0.03752578" calcext:value-type="float">
            <text:p>-0.03752578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426.342" calcext:value-type="float">
            <text:p>1426.342</text:p>
          </table:table-cell>
          <table:table-cell office:value-type="float" office:value="-539.8567" calcext:value-type="float">
            <text:p>-539.8567</text:p>
          </table:table-cell>
          <table:table-cell office:value-type="float" office:value="886.4854" calcext:value-type="float">
            <text:p>886.4854</text:p>
          </table:table-cell>
          <table:table-cell office:value-type="float" office:value="-364.2089" calcext:value-type="float">
            <text:p>-364.2089</text:p>
          </table:table-cell>
          <table:table-cell office:value-type="float" office:value="0" calcext:value-type="float">
            <text:p>0</text:p>
          </table:table-cell>
          <table:table-cell office:value-type="float" office:value="19.36588" calcext:value-type="float">
            <text:p>19.36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7" calcext:value-type="float">
            <text:p>9082007</text:p>
          </table:table-cell>
          <table:table-cell office:value-type="float" office:value="224.992" calcext:value-type="float">
            <text:p>224.992</text:p>
          </table:table-cell>
          <table:table-cell office:value-type="float" office:value="13407.59" calcext:value-type="float">
            <text:p>13407.59</text:p>
          </table:table-cell>
          <table:table-cell office:value-type="float" office:value="0" calcext:value-type="float">
            <text:p>0</text:p>
          </table:table-cell>
          <table:table-cell office:value-type="float" office:value="8.533593" calcext:value-type="float">
            <text:p>8.533593</text:p>
          </table:table-cell>
          <table:table-cell office:value-type="float" office:value="-460.0652" calcext:value-type="float">
            <text:p>-460.0652</text:p>
          </table:table-cell>
          <table:table-cell office:value-type="float" office:value="1369.308" calcext:value-type="float">
            <text:p>1369.308</text:p>
          </table:table-cell>
          <table:table-cell office:value-type="float" office:value="-107.407" calcext:value-type="float">
            <text:p>-107.407</text:p>
          </table:table-cell>
          <table:table-cell office:value-type="float" office:value="102.0234" calcext:value-type="float">
            <text:p>102.0234</text:p>
          </table:table-cell>
          <table:table-cell office:value-type="float" office:value="1.230609" calcext:value-type="float">
            <text:p>1.230609</text:p>
          </table:table-cell>
          <table:table-cell office:value-type="float" office:value="0.03708593" calcext:value-type="float">
            <text:p>0.03708593</text:p>
          </table:table-cell>
          <table:table-cell office:value-type="float" office:value="1.015563" calcext:value-type="float">
            <text:p>1.015563</text:p>
          </table:table-cell>
          <table:table-cell office:value-type="float" office:value="0.06205742" calcext:value-type="float">
            <text:p>0.06205742</text:p>
          </table:table-cell>
          <table:table-cell office:value-type="float" office:value="0.005751027" calcext:value-type="float">
            <text:p>0.005751027</text:p>
          </table:table-cell>
          <table:table-cell office:value-type="float" office:value="0.5975879" calcext:value-type="float">
            <text:p>0.5975879</text:p>
          </table:table-cell>
          <table:table-cell office:value-type="float" office:value="370" calcext:value-type="float">
            <text:p>370</text:p>
          </table:table-cell>
          <table:table-cell office:value-type="float" office:value="555.2205" calcext:value-type="float">
            <text:p>555.2205</text:p>
          </table:table-cell>
          <table:table-cell office:value-type="float" office:value="0" calcext:value-type="float">
            <text:p>0</text:p>
          </table:table-cell>
          <table:table-cell office:value-type="float" office:value="370.651" calcext:value-type="float">
            <text:p>370.651</text:p>
          </table:table-cell>
          <table:table-cell office:value-type="float" office:value="1307.345" calcext:value-type="float">
            <text:p>1307.345</text:p>
          </table:table-cell>
          <table:table-cell office:value-type="float" office:value="1583.521" calcext:value-type="float">
            <text:p>1583.521</text:p>
          </table:table-cell>
          <table:table-cell office:value-type="float" office:value="1233.239" calcext:value-type="float">
            <text:p>1233.239</text:p>
          </table:table-cell>
          <table:table-cell office:value-type="float" office:value="732.1365" calcext:value-type="float">
            <text:p>732.1365</text:p>
          </table:table-cell>
          <table:table-cell office:value-type="float" office:value="1103.626" calcext:value-type="float">
            <text:p>1103.626</text:p>
          </table:table-cell>
          <table:table-cell office:value-type="float" office:value="410.0412" calcext:value-type="float">
            <text:p>410.0412</text:p>
          </table:table-cell>
          <table:table-cell office:value-type="float" office:value="1824.957" calcext:value-type="float">
            <text:p>1824.957</text:p>
          </table:table-cell>
          <table:table-cell office:value-type="float" office:value="2066.728" calcext:value-type="float">
            <text:p>2066.728</text:p>
          </table:table-cell>
          <table:table-cell office:value-type="float" office:value="1657.763" calcext:value-type="float">
            <text:p>1657.763</text:p>
          </table:table-cell>
          <table:table-cell office:value-type="float" office:value="584.3323" calcext:value-type="float">
            <text:p>584.3323</text:p>
          </table:table-cell>
          <table:table-cell office:value-type="float" office:value="578.6234" calcext:value-type="float">
            <text:p>578.6234</text:p>
          </table:table-cell>
          <table:table-cell office:value-type="float" office:value="142.7215" calcext:value-type="float">
            <text:p>142.7215</text:p>
          </table:table-cell>
          <table:table-cell office:value-type="float" office:value="35.6716" calcext:value-type="float">
            <text:p>35.6716</text:p>
          </table:table-cell>
          <table:table-cell office:value-type="float" office:value="0" calcext:value-type="float">
            <text:p>0</text:p>
          </table:table-cell>
          <table:table-cell office:value-type="float" office:value="-0.03759433" calcext:value-type="float">
            <text:p>-0.03759433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460.43" calcext:value-type="float">
            <text:p>1460.43</text:p>
          </table:table-cell>
          <table:table-cell office:value-type="float" office:value="-550.957" calcext:value-type="float">
            <text:p>-550.957</text:p>
          </table:table-cell>
          <table:table-cell office:value-type="float" office:value="909.4731" calcext:value-type="float">
            <text:p>909.4731</text:p>
          </table:table-cell>
          <table:table-cell office:value-type="float" office:value="-366.038" calcext:value-type="float">
            <text:p>-366.038</text:p>
          </table:table-cell>
          <table:table-cell office:value-type="float" office:value="0" calcext:value-type="float">
            <text:p>0</text:p>
          </table:table-cell>
          <table:table-cell office:value-type="float" office:value="19.1987" calcext:value-type="float">
            <text:p>19.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7" calcext:value-type="float">
            <text:p>10082007</text:p>
          </table:table-cell>
          <table:table-cell office:value-type="float" office:value="224.6159" calcext:value-type="float">
            <text:p>224.6159</text:p>
          </table:table-cell>
          <table:table-cell office:value-type="float" office:value="13407.07" calcext:value-type="float">
            <text:p>13407.07</text:p>
          </table:table-cell>
          <table:table-cell office:value-type="float" office:value="0" calcext:value-type="float">
            <text:p>0</text:p>
          </table:table-cell>
          <table:table-cell office:value-type="float" office:value="9.266823" calcext:value-type="float">
            <text:p>9.266823</text:p>
          </table:table-cell>
          <table:table-cell office:value-type="float" office:value="-462.4048" calcext:value-type="float">
            <text:p>-462.4048</text:p>
          </table:table-cell>
          <table:table-cell office:value-type="float" office:value="1377.698" calcext:value-type="float">
            <text:p>1377.698</text:p>
          </table:table-cell>
          <table:table-cell office:value-type="float" office:value="-108.0304" calcext:value-type="float">
            <text:p>-108.0304</text:p>
          </table:table-cell>
          <table:table-cell office:value-type="float" office:value="101.6251" calcext:value-type="float">
            <text:p>101.6251</text:p>
          </table:table-cell>
          <table:table-cell office:value-type="float" office:value="1.213399" calcext:value-type="float">
            <text:p>1.213399</text:p>
          </table:table-cell>
          <table:table-cell office:value-type="float" office:value="0.03751925" calcext:value-type="float">
            <text:p>0.03751925</text:p>
          </table:table-cell>
          <table:table-cell office:value-type="float" office:value="1.015563" calcext:value-type="float">
            <text:p>1.015563</text:p>
          </table:table-cell>
          <table:table-cell office:value-type="float" office:value="0.06205742" calcext:value-type="float">
            <text:p>0.06205742</text:p>
          </table:table-cell>
          <table:table-cell office:value-type="float" office:value="0.005751027" calcext:value-type="float">
            <text:p>0.005751027</text:p>
          </table:table-cell>
          <table:table-cell office:value-type="float" office:value="0.5967517" calcext:value-type="float">
            <text:p>0.5967517</text:p>
          </table:table-cell>
          <table:table-cell office:value-type="float" office:value="370" calcext:value-type="float">
            <text:p>370</text:p>
          </table:table-cell>
          <table:table-cell office:value-type="float" office:value="578.0226" calcext:value-type="float">
            <text:p>578.0226</text:p>
          </table:table-cell>
          <table:table-cell office:value-type="float" office:value="0" calcext:value-type="float">
            <text:p>0</text:p>
          </table:table-cell>
          <table:table-cell office:value-type="float" office:value="370.775" calcext:value-type="float">
            <text:p>370.775</text:p>
          </table:table-cell>
          <table:table-cell office:value-type="float" office:value="1307.08" calcext:value-type="float">
            <text:p>1307.08</text:p>
          </table:table-cell>
          <table:table-cell office:value-type="float" office:value="1583.094" calcext:value-type="float">
            <text:p>1583.094</text:p>
          </table:table-cell>
          <table:table-cell office:value-type="float" office:value="1233.201" calcext:value-type="float">
            <text:p>1233.201</text:p>
          </table:table-cell>
          <table:table-cell office:value-type="float" office:value="732.1536" calcext:value-type="float">
            <text:p>732.1536</text:p>
          </table:table-cell>
          <table:table-cell office:value-type="float" office:value="1103.554" calcext:value-type="float">
            <text:p>1103.554</text:p>
          </table:table-cell>
          <table:table-cell office:value-type="float" office:value="410.017" calcext:value-type="float">
            <text:p>410.017</text:p>
          </table:table-cell>
          <table:table-cell office:value-type="float" office:value="1824.879" calcext:value-type="float">
            <text:p>1824.879</text:p>
          </table:table-cell>
          <table:table-cell office:value-type="float" office:value="2066.668" calcext:value-type="float">
            <text:p>2066.668</text:p>
          </table:table-cell>
          <table:table-cell office:value-type="float" office:value="1657.729" calcext:value-type="float">
            <text:p>1657.729</text:p>
          </table:table-cell>
          <table:table-cell office:value-type="float" office:value="584.321" calcext:value-type="float">
            <text:p>584.321</text:p>
          </table:table-cell>
          <table:table-cell office:value-type="float" office:value="578.6098" calcext:value-type="float">
            <text:p>578.6098</text:p>
          </table:table-cell>
          <table:table-cell office:value-type="float" office:value="142.7215" calcext:value-type="float">
            <text:p>142.7215</text:p>
          </table:table-cell>
          <table:table-cell office:value-type="float" office:value="35.6716" calcext:value-type="float">
            <text:p>35.6716</text:p>
          </table:table-cell>
          <table:table-cell office:value-type="float" office:value="0" calcext:value-type="float">
            <text:p>0</text:p>
          </table:table-cell>
          <table:table-cell office:value-type="float" office:value="-0.03762187" calcext:value-type="float">
            <text:p>-0.03762187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494.398" calcext:value-type="float">
            <text:p>1494.398</text:p>
          </table:table-cell>
          <table:table-cell office:value-type="float" office:value="-560.4335" calcext:value-type="float">
            <text:p>-560.4335</text:p>
          </table:table-cell>
          <table:table-cell office:value-type="float" office:value="933.965" calcext:value-type="float">
            <text:p>933.965</text:p>
          </table:table-cell>
          <table:table-cell office:value-type="float" office:value="-367.5754" calcext:value-type="float">
            <text:p>-367.5754</text:p>
          </table:table-cell>
          <table:table-cell office:value-type="float" office:value="0" calcext:value-type="float">
            <text:p>0</text:p>
          </table:table-cell>
          <table:table-cell office:value-type="float" office:value="19.01999" calcext:value-type="float">
            <text:p>19.0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7" calcext:value-type="float">
            <text:p>11082007</text:p>
          </table:table-cell>
          <table:table-cell office:value-type="float" office:value="224.1578" calcext:value-type="float">
            <text:p>224.1578</text:p>
          </table:table-cell>
          <table:table-cell office:value-type="float" office:value="13406.61" calcext:value-type="float">
            <text:p>13406.61</text:p>
          </table:table-cell>
          <table:table-cell office:value-type="float" office:value="0" calcext:value-type="float">
            <text:p>0</text:p>
          </table:table-cell>
          <table:table-cell office:value-type="float" office:value="9.958343" calcext:value-type="float">
            <text:p>9.958343</text:p>
          </table:table-cell>
          <table:table-cell office:value-type="float" office:value="-463.9501" calcext:value-type="float">
            <text:p>-463.9501</text:p>
          </table:table-cell>
          <table:table-cell office:value-type="float" office:value="1376.584" calcext:value-type="float">
            <text:p>1376.584</text:p>
          </table:table-cell>
          <table:table-cell office:value-type="float" office:value="-108.6143" calcext:value-type="float">
            <text:p>-108.6143</text:p>
          </table:table-cell>
          <table:table-cell office:value-type="float" office:value="101.2437" calcext:value-type="float">
            <text:p>101.2437</text:p>
          </table:table-cell>
          <table:table-cell office:value-type="float" office:value="1.188857" calcext:value-type="float">
            <text:p>1.188857</text:p>
          </table:table-cell>
          <table:table-cell office:value-type="float" office:value="0.03775123" calcext:value-type="float">
            <text:p>0.03775123</text:p>
          </table:table-cell>
          <table:table-cell office:value-type="float" office:value="1.017663" calcext:value-type="float">
            <text:p>1.017663</text:p>
          </table:table-cell>
          <table:table-cell office:value-type="float" office:value="0.0622014" calcext:value-type="float">
            <text:p>0.0622014</text:p>
          </table:table-cell>
          <table:table-cell office:value-type="float" office:value="0.005944228" calcext:value-type="float">
            <text:p>0.005944228</text:p>
          </table:table-cell>
          <table:table-cell office:value-type="float" office:value="0.6091054" calcext:value-type="float">
            <text:p>0.6091054</text:p>
          </table:table-cell>
          <table:table-cell office:value-type="float" office:value="370" calcext:value-type="float">
            <text:p>370</text:p>
          </table:table-cell>
          <table:table-cell office:value-type="float" office:value="599.7472" calcext:value-type="float">
            <text:p>599.7472</text:p>
          </table:table-cell>
          <table:table-cell office:value-type="float" office:value="0" calcext:value-type="float">
            <text:p>0</text:p>
          </table:table-cell>
          <table:table-cell office:value-type="float" office:value="370.8222" calcext:value-type="float">
            <text:p>370.8222</text:p>
          </table:table-cell>
          <table:table-cell office:value-type="float" office:value="1306.827" calcext:value-type="float">
            <text:p>1306.827</text:p>
          </table:table-cell>
          <table:table-cell office:value-type="float" office:value="1582.698" calcext:value-type="float">
            <text:p>1582.698</text:p>
          </table:table-cell>
          <table:table-cell office:value-type="float" office:value="1233.169" calcext:value-type="float">
            <text:p>1233.169</text:p>
          </table:table-cell>
          <table:table-cell office:value-type="float" office:value="732.1634" calcext:value-type="float">
            <text:p>732.1634</text:p>
          </table:table-cell>
          <table:table-cell office:value-type="float" office:value="1103.487" calcext:value-type="float">
            <text:p>1103.487</text:p>
          </table:table-cell>
          <table:table-cell office:value-type="float" office:value="409.9952" calcext:value-type="float">
            <text:p>409.9952</text:p>
          </table:table-cell>
          <table:table-cell office:value-type="float" office:value="1824.803" calcext:value-type="float">
            <text:p>1824.803</text:p>
          </table:table-cell>
          <table:table-cell office:value-type="float" office:value="2066.618" calcext:value-type="float">
            <text:p>2066.618</text:p>
          </table:table-cell>
          <table:table-cell office:value-type="float" office:value="1657.695" calcext:value-type="float">
            <text:p>1657.695</text:p>
          </table:table-cell>
          <table:table-cell office:value-type="float" office:value="584.3098" calcext:value-type="float">
            <text:p>584.3098</text:p>
          </table:table-cell>
          <table:table-cell office:value-type="float" office:value="578.5963" calcext:value-type="float">
            <text:p>578.5963</text:p>
          </table:table-cell>
          <table:table-cell office:value-type="float" office:value="142.7215" calcext:value-type="float">
            <text:p>142.7215</text:p>
          </table:table-cell>
          <table:table-cell office:value-type="float" office:value="35.6716" calcext:value-type="float">
            <text:p>35.6716</text:p>
          </table:table-cell>
          <table:table-cell office:value-type="float" office:value="0" calcext:value-type="float">
            <text:p>0</text:p>
          </table:table-cell>
          <table:table-cell office:value-type="float" office:value="-0.03766615" calcext:value-type="float">
            <text:p>-0.03766615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527.078" calcext:value-type="float">
            <text:p>1527.078</text:p>
          </table:table-cell>
          <table:table-cell office:value-type="float" office:value="-570.4368" calcext:value-type="float">
            <text:p>-570.4368</text:p>
          </table:table-cell>
          <table:table-cell office:value-type="float" office:value="956.6409" calcext:value-type="float">
            <text:p>956.6409</text:p>
          </table:table-cell>
          <table:table-cell office:value-type="float" office:value="-369.0983" calcext:value-type="float">
            <text:p>-369.0983</text:p>
          </table:table-cell>
          <table:table-cell office:value-type="float" office:value="0" calcext:value-type="float">
            <text:p>0</text:p>
          </table:table-cell>
          <table:table-cell office:value-type="float" office:value="19.56801" calcext:value-type="float">
            <text:p>19.56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7" calcext:value-type="float">
            <text:p>12082007</text:p>
          </table:table-cell>
          <table:table-cell office:value-type="float" office:value="223.6" calcext:value-type="float">
            <text:p>223.6</text:p>
          </table:table-cell>
          <table:table-cell office:value-type="float" office:value="13406.13" calcext:value-type="float">
            <text:p>13406.13</text:p>
          </table:table-cell>
          <table:table-cell office:value-type="float" office:value="0" calcext:value-type="float">
            <text:p>0</text:p>
          </table:table-cell>
          <table:table-cell office:value-type="float" office:value="10.60712" calcext:value-type="float">
            <text:p>10.60712</text:p>
          </table:table-cell>
          <table:table-cell office:value-type="float" office:value="-466.5379" calcext:value-type="float">
            <text:p>-466.5379</text:p>
          </table:table-cell>
          <table:table-cell office:value-type="float" office:value="1385.364" calcext:value-type="float">
            <text:p>1385.364</text:p>
          </table:table-cell>
          <table:table-cell office:value-type="float" office:value="-109.1562" calcext:value-type="float">
            <text:p>-109.1562</text:p>
          </table:table-cell>
          <table:table-cell office:value-type="float" office:value="101.1224" calcext:value-type="float">
            <text:p>101.1224</text:p>
          </table:table-cell>
          <table:table-cell office:value-type="float" office:value="1.173401" calcext:value-type="float">
            <text:p>1.173401</text:p>
          </table:table-cell>
          <table:table-cell office:value-type="float" office:value="0.03792007" calcext:value-type="float">
            <text:p>0.03792007</text:p>
          </table:table-cell>
          <table:table-cell office:value-type="float" office:value="1.017663" calcext:value-type="float">
            <text:p>1.017663</text:p>
          </table:table-cell>
          <table:table-cell office:value-type="float" office:value="0.0622014" calcext:value-type="float">
            <text:p>0.0622014</text:p>
          </table:table-cell>
          <table:table-cell office:value-type="float" office:value="0.005944228" calcext:value-type="float">
            <text:p>0.005944228</text:p>
          </table:table-cell>
          <table:table-cell office:value-type="float" office:value="0.607658" calcext:value-type="float">
            <text:p>0.607658</text:p>
          </table:table-cell>
          <table:table-cell office:value-type="float" office:value="370" calcext:value-type="float">
            <text:p>370</text:p>
          </table:table-cell>
          <table:table-cell office:value-type="float" office:value="612.7733" calcext:value-type="float">
            <text:p>612.7733</text:p>
          </table:table-cell>
          <table:table-cell office:value-type="float" office:value="0" calcext:value-type="float">
            <text:p>0</text:p>
          </table:table-cell>
          <table:table-cell office:value-type="float" office:value="370.8568" calcext:value-type="float">
            <text:p>370.8568</text:p>
          </table:table-cell>
          <table:table-cell office:value-type="float" office:value="1306.496" calcext:value-type="float">
            <text:p>1306.496</text:p>
          </table:table-cell>
          <table:table-cell office:value-type="float" office:value="1582.276" calcext:value-type="float">
            <text:p>1582.276</text:p>
          </table:table-cell>
          <table:table-cell office:value-type="float" office:value="1233.136" calcext:value-type="float">
            <text:p>1233.136</text:p>
          </table:table-cell>
          <table:table-cell office:value-type="float" office:value="732.1661" calcext:value-type="float">
            <text:p>732.1661</text:p>
          </table:table-cell>
          <table:table-cell office:value-type="float" office:value="1103.424" calcext:value-type="float">
            <text:p>1103.424</text:p>
          </table:table-cell>
          <table:table-cell office:value-type="float" office:value="409.9739" calcext:value-type="float">
            <text:p>409.9739</text:p>
          </table:table-cell>
          <table:table-cell office:value-type="float" office:value="1824.728" calcext:value-type="float">
            <text:p>1824.728</text:p>
          </table:table-cell>
          <table:table-cell office:value-type="float" office:value="2066.568" calcext:value-type="float">
            <text:p>2066.568</text:p>
          </table:table-cell>
          <table:table-cell office:value-type="float" office:value="1657.66" calcext:value-type="float">
            <text:p>1657.66</text:p>
          </table:table-cell>
          <table:table-cell office:value-type="float" office:value="584.2986" calcext:value-type="float">
            <text:p>584.2986</text:p>
          </table:table-cell>
          <table:table-cell office:value-type="float" office:value="578.5828" calcext:value-type="float">
            <text:p>578.5828</text:p>
          </table:table-cell>
          <table:table-cell office:value-type="float" office:value="142.7215" calcext:value-type="float">
            <text:p>142.7215</text:p>
          </table:table-cell>
          <table:table-cell office:value-type="float" office:value="35.6716" calcext:value-type="float">
            <text:p>35.6716</text:p>
          </table:table-cell>
          <table:table-cell office:value-type="float" office:value="0" calcext:value-type="float">
            <text:p>0</text:p>
          </table:table-cell>
          <table:table-cell office:value-type="float" office:value="-0.0377864" calcext:value-type="float">
            <text:p>-0.0377864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552.03" calcext:value-type="float">
            <text:p>1552.03</text:p>
          </table:table-cell>
          <table:table-cell office:value-type="float" office:value="-580.354" calcext:value-type="float">
            <text:p>-580.354</text:p>
          </table:table-cell>
          <table:table-cell office:value-type="float" office:value="971.6764" calcext:value-type="float">
            <text:p>971.6764</text:p>
          </table:table-cell>
          <table:table-cell office:value-type="float" office:value="-370.6949" calcext:value-type="float">
            <text:p>-370.6949</text:p>
          </table:table-cell>
          <table:table-cell office:value-type="float" office:value="0" calcext:value-type="float">
            <text:p>0</text:p>
          </table:table-cell>
          <table:table-cell office:value-type="float" office:value="19.11946" calcext:value-type="float">
            <text:p>19.1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7" calcext:value-type="float">
            <text:p>13082007</text:p>
          </table:table-cell>
          <table:table-cell office:value-type="float" office:value="223.1223" calcext:value-type="float">
            <text:p>223.1223</text:p>
          </table:table-cell>
          <table:table-cell office:value-type="float" office:value="13405.68" calcext:value-type="float">
            <text:p>13405.68</text:p>
          </table:table-cell>
          <table:table-cell office:value-type="float" office:value="0" calcext:value-type="float">
            <text:p>0</text:p>
          </table:table-cell>
          <table:table-cell office:value-type="float" office:value="11.23411" calcext:value-type="float">
            <text:p>11.23411</text:p>
          </table:table-cell>
          <table:table-cell office:value-type="float" office:value="-468.7094" calcext:value-type="float">
            <text:p>-468.7094</text:p>
          </table:table-cell>
          <table:table-cell office:value-type="float" office:value="1393.536" calcext:value-type="float">
            <text:p>1393.536</text:p>
          </table:table-cell>
          <table:table-cell office:value-type="float" office:value="-109.674" calcext:value-type="float">
            <text:p>-109.674</text:p>
          </table:table-cell>
          <table:table-cell office:value-type="float" office:value="100.9213" calcext:value-type="float">
            <text:p>100.9213</text:p>
          </table:table-cell>
          <table:table-cell office:value-type="float" office:value="1.157963" calcext:value-type="float">
            <text:p>1.157963</text:p>
          </table:table-cell>
          <table:table-cell office:value-type="float" office:value="0.03826992" calcext:value-type="float">
            <text:p>0.03826992</text:p>
          </table:table-cell>
          <table:table-cell office:value-type="float" office:value="1.017663" calcext:value-type="float">
            <text:p>1.017663</text:p>
          </table:table-cell>
          <table:table-cell office:value-type="float" office:value="0.0622014" calcext:value-type="float">
            <text:p>0.0622014</text:p>
          </table:table-cell>
          <table:table-cell office:value-type="float" office:value="0.005944228" calcext:value-type="float">
            <text:p>0.005944228</text:p>
          </table:table-cell>
          <table:table-cell office:value-type="float" office:value="0.6063907" calcext:value-type="float">
            <text:p>0.6063907</text:p>
          </table:table-cell>
          <table:table-cell office:value-type="float" office:value="370" calcext:value-type="float">
            <text:p>370</text:p>
          </table:table-cell>
          <table:table-cell office:value-type="float" office:value="632.2959" calcext:value-type="float">
            <text:p>632.2959</text:p>
          </table:table-cell>
          <table:table-cell office:value-type="float" office:value="0" calcext:value-type="float">
            <text:p>0</text:p>
          </table:table-cell>
          <table:table-cell office:value-type="float" office:value="370.9368" calcext:value-type="float">
            <text:p>370.9368</text:p>
          </table:table-cell>
          <table:table-cell office:value-type="float" office:value="1306.201" calcext:value-type="float">
            <text:p>1306.201</text:p>
          </table:table-cell>
          <table:table-cell office:value-type="float" office:value="1581.869" calcext:value-type="float">
            <text:p>1581.869</text:p>
          </table:table-cell>
          <table:table-cell office:value-type="float" office:value="1233.1" calcext:value-type="float">
            <text:p>1233.1</text:p>
          </table:table-cell>
          <table:table-cell office:value-type="float" office:value="732.1671" calcext:value-type="float">
            <text:p>732.1671</text:p>
          </table:table-cell>
          <table:table-cell office:value-type="float" office:value="1103.361" calcext:value-type="float">
            <text:p>1103.361</text:p>
          </table:table-cell>
          <table:table-cell office:value-type="float" office:value="409.9531" calcext:value-type="float">
            <text:p>409.9531</text:p>
          </table:table-cell>
          <table:table-cell office:value-type="float" office:value="1824.663" calcext:value-type="float">
            <text:p>1824.663</text:p>
          </table:table-cell>
          <table:table-cell office:value-type="float" office:value="2066.518" calcext:value-type="float">
            <text:p>2066.518</text:p>
          </table:table-cell>
          <table:table-cell office:value-type="float" office:value="1657.626" calcext:value-type="float">
            <text:p>1657.626</text:p>
          </table:table-cell>
          <table:table-cell office:value-type="float" office:value="584.2874" calcext:value-type="float">
            <text:p>584.2874</text:p>
          </table:table-cell>
          <table:table-cell office:value-type="float" office:value="578.5694" calcext:value-type="float">
            <text:p>578.5694</text:p>
          </table:table-cell>
          <table:table-cell office:value-type="float" office:value="142.7215" calcext:value-type="float">
            <text:p>142.7215</text:p>
          </table:table-cell>
          <table:table-cell office:value-type="float" office:value="35.6716" calcext:value-type="float">
            <text:p>35.6716</text:p>
          </table:table-cell>
          <table:table-cell office:value-type="float" office:value="0" calcext:value-type="float">
            <text:p>0</text:p>
          </table:table-cell>
          <table:table-cell office:value-type="float" office:value="-0.03781329" calcext:value-type="float">
            <text:p>-0.03781329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582.272" calcext:value-type="float">
            <text:p>1582.272</text:p>
          </table:table-cell>
          <table:table-cell office:value-type="float" office:value="-589.4384" calcext:value-type="float">
            <text:p>-589.4384</text:p>
          </table:table-cell>
          <table:table-cell office:value-type="float" office:value="992.8332" calcext:value-type="float">
            <text:p>992.8332</text:p>
          </table:table-cell>
          <table:table-cell office:value-type="float" office:value="-372.175" calcext:value-type="float">
            <text:p>-372.175</text:p>
          </table:table-cell>
          <table:table-cell office:value-type="float" office:value="0" calcext:value-type="float">
            <text:p>0</text:p>
          </table:table-cell>
          <table:table-cell office:value-type="float" office:value="18.94532" calcext:value-type="float">
            <text:p>18.94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7" calcext:value-type="float">
            <text:p>14082007</text:p>
          </table:table-cell>
          <table:table-cell office:value-type="float" office:value="222.679" calcext:value-type="float">
            <text:p>222.679</text:p>
          </table:table-cell>
          <table:table-cell office:value-type="float" office:value="13405.24" calcext:value-type="float">
            <text:p>13405.24</text:p>
          </table:table-cell>
          <table:table-cell office:value-type="float" office:value="0" calcext:value-type="float">
            <text:p>0</text:p>
          </table:table-cell>
          <table:table-cell office:value-type="float" office:value="11.82059" calcext:value-type="float">
            <text:p>11.82059</text:p>
          </table:table-cell>
          <table:table-cell office:value-type="float" office:value="-470.6254" calcext:value-type="float">
            <text:p>-470.6254</text:p>
          </table:table-cell>
          <table:table-cell office:value-type="float" office:value="1399.116" calcext:value-type="float">
            <text:p>1399.116</text:p>
          </table:table-cell>
          <table:table-cell office:value-type="float" office:value="-110.1553" calcext:value-type="float">
            <text:p>-110.1553</text:p>
          </table:table-cell>
          <table:table-cell office:value-type="float" office:value="100.707" calcext:value-type="float">
            <text:p>100.707</text:p>
          </table:table-cell>
          <table:table-cell office:value-type="float" office:value="1.143704" calcext:value-type="float">
            <text:p>1.143704</text:p>
          </table:table-cell>
          <table:table-cell office:value-type="float" office:value="0.03870936" calcext:value-type="float">
            <text:p>0.03870936</text:p>
          </table:table-cell>
          <table:table-cell office:value-type="float" office:value="1.017663" calcext:value-type="float">
            <text:p>1.017663</text:p>
          </table:table-cell>
          <table:table-cell office:value-type="float" office:value="0.06220141" calcext:value-type="float">
            <text:p>0.06220141</text:p>
          </table:table-cell>
          <table:table-cell office:value-type="float" office:value="0.005944228" calcext:value-type="float">
            <text:p>0.005944228</text:p>
          </table:table-cell>
          <table:table-cell office:value-type="float" office:value="0.6052659" calcext:value-type="float">
            <text:p>0.6052659</text:p>
          </table:table-cell>
          <table:table-cell office:value-type="float" office:value="370" calcext:value-type="float">
            <text:p>370</text:p>
          </table:table-cell>
          <table:table-cell office:value-type="float" office:value="643.4951" calcext:value-type="float">
            <text:p>643.4951</text:p>
          </table:table-cell>
          <table:table-cell office:value-type="float" office:value="0" calcext:value-type="float">
            <text:p>0</text:p>
          </table:table-cell>
          <table:table-cell office:value-type="float" office:value="371.0189" calcext:value-type="float">
            <text:p>371.0189</text:p>
          </table:table-cell>
          <table:table-cell office:value-type="float" office:value="1305.927" calcext:value-type="float">
            <text:p>1305.927</text:p>
          </table:table-cell>
          <table:table-cell office:value-type="float" office:value="1581.482" calcext:value-type="float">
            <text:p>1581.482</text:p>
          </table:table-cell>
          <table:table-cell office:value-type="float" office:value="1233.069" calcext:value-type="float">
            <text:p>1233.069</text:p>
          </table:table-cell>
          <table:table-cell office:value-type="float" office:value="732.1641" calcext:value-type="float">
            <text:p>732.1641</text:p>
          </table:table-cell>
          <table:table-cell office:value-type="float" office:value="1103.3" calcext:value-type="float">
            <text:p>1103.3</text:p>
          </table:table-cell>
          <table:table-cell office:value-type="float" office:value="409.9326" calcext:value-type="float">
            <text:p>409.9326</text:p>
          </table:table-cell>
          <table:table-cell office:value-type="float" office:value="1824.601" calcext:value-type="float">
            <text:p>1824.601</text:p>
          </table:table-cell>
          <table:table-cell office:value-type="float" office:value="2066.469" calcext:value-type="float">
            <text:p>2066.469</text:p>
          </table:table-cell>
          <table:table-cell office:value-type="float" office:value="1657.592" calcext:value-type="float">
            <text:p>1657.592</text:p>
          </table:table-cell>
          <table:table-cell office:value-type="float" office:value="584.2761" calcext:value-type="float">
            <text:p>584.2761</text:p>
          </table:table-cell>
          <table:table-cell office:value-type="float" office:value="578.556" calcext:value-type="float">
            <text:p>578.556</text:p>
          </table:table-cell>
          <table:table-cell office:value-type="float" office:value="142.7215" calcext:value-type="float">
            <text:p>142.7215</text:p>
          </table:table-cell>
          <table:table-cell office:value-type="float" office:value="35.67159" calcext:value-type="float">
            <text:p>35.67159</text:p>
          </table:table-cell>
          <table:table-cell office:value-type="float" office:value="0" calcext:value-type="float">
            <text:p>0</text:p>
          </table:table-cell>
          <table:table-cell office:value-type="float" office:value="-0.03782855" calcext:value-type="float">
            <text:p>-0.03782855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602.807" calcext:value-type="float">
            <text:p>1602.807</text:p>
          </table:table-cell>
          <table:table-cell office:value-type="float" office:value="-597.3734" calcext:value-type="float">
            <text:p>-597.3734</text:p>
          </table:table-cell>
          <table:table-cell office:value-type="float" office:value="1005.434" calcext:value-type="float">
            <text:p>1005.434</text:p>
          </table:table-cell>
          <table:table-cell office:value-type="float" office:value="-373.5639" calcext:value-type="float">
            <text:p>-373.5639</text:p>
          </table:table-cell>
          <table:table-cell office:value-type="float" office:value="0" calcext:value-type="float">
            <text:p>0</text:p>
          </table:table-cell>
          <table:table-cell office:value-type="float" office:value="18.8994" calcext:value-type="float">
            <text:p>18.8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7" calcext:value-type="float">
            <text:p>15082007</text:p>
          </table:table-cell>
          <table:table-cell office:value-type="float" office:value="222.1037" calcext:value-type="float">
            <text:p>222.1037</text:p>
          </table:table-cell>
          <table:table-cell office:value-type="float" office:value="13404.46" calcext:value-type="float">
            <text:p>13404.46</text:p>
          </table:table-cell>
          <table:table-cell office:value-type="float" office:value="0" calcext:value-type="float">
            <text:p>0</text:p>
          </table:table-cell>
          <table:table-cell office:value-type="float" office:value="12.38616" calcext:value-type="float">
            <text:p>12.38616</text:p>
          </table:table-cell>
          <table:table-cell office:value-type="float" office:value="-472.0513" calcext:value-type="float">
            <text:p>-472.0513</text:p>
          </table:table-cell>
          <table:table-cell office:value-type="float" office:value="1398.76" calcext:value-type="float">
            <text:p>1398.76</text:p>
          </table:table-cell>
          <table:table-cell office:value-type="float" office:value="-110.619" calcext:value-type="float">
            <text:p>-110.619</text:p>
          </table:table-cell>
          <table:table-cell office:value-type="float" office:value="100.596" calcext:value-type="float">
            <text:p>100.596</text:p>
          </table:table-cell>
          <table:table-cell office:value-type="float" office:value="1.123794" calcext:value-type="float">
            <text:p>1.123794</text:p>
          </table:table-cell>
          <table:table-cell office:value-type="float" office:value="0.03880183" calcext:value-type="float">
            <text:p>0.03880183</text:p>
          </table:table-cell>
          <table:table-cell office:value-type="float" office:value="1.405162" calcext:value-type="float">
            <text:p>1.405162</text:p>
          </table:table-cell>
          <table:table-cell office:value-type="float" office:value="0.0622849" calcext:value-type="float">
            <text:p>0.0622849</text:p>
          </table:table-cell>
          <table:table-cell office:value-type="float" office:value="0.006079246" calcext:value-type="float">
            <text:p>0.006079246</text:p>
          </table:table-cell>
          <table:table-cell office:value-type="float" office:value="0.6143144" calcext:value-type="float">
            <text:p>0.6143144</text:p>
          </table:table-cell>
          <table:table-cell office:value-type="float" office:value="370" calcext:value-type="float">
            <text:p>370</text:p>
          </table:table-cell>
          <table:table-cell office:value-type="float" office:value="656.3328" calcext:value-type="float">
            <text:p>656.3328</text:p>
          </table:table-cell>
          <table:table-cell office:value-type="float" office:value="0" calcext:value-type="float">
            <text:p>0</text:p>
          </table:table-cell>
          <table:table-cell office:value-type="float" office:value="371.1637" calcext:value-type="float">
            <text:p>371.1637</text:p>
          </table:table-cell>
          <table:table-cell office:value-type="float" office:value="1305.622" calcext:value-type="float">
            <text:p>1305.622</text:p>
          </table:table-cell>
          <table:table-cell office:value-type="float" office:value="1580.987" calcext:value-type="float">
            <text:p>1580.987</text:p>
          </table:table-cell>
          <table:table-cell office:value-type="float" office:value="1233.033" calcext:value-type="float">
            <text:p>1233.033</text:p>
          </table:table-cell>
          <table:table-cell office:value-type="float" office:value="731.9447" calcext:value-type="float">
            <text:p>731.9447</text:p>
          </table:table-cell>
          <table:table-cell office:value-type="float" office:value="1103.156" calcext:value-type="float">
            <text:p>1103.156</text:p>
          </table:table-cell>
          <table:table-cell office:value-type="float" office:value="409.9401" calcext:value-type="float">
            <text:p>409.9401</text:p>
          </table:table-cell>
          <table:table-cell office:value-type="float" office:value="1824.518" calcext:value-type="float">
            <text:p>1824.518</text:p>
          </table:table-cell>
          <table:table-cell office:value-type="float" office:value="2066.384" calcext:value-type="float">
            <text:p>2066.384</text:p>
          </table:table-cell>
          <table:table-cell office:value-type="float" office:value="1657.524" calcext:value-type="float">
            <text:p>1657.524</text:p>
          </table:table-cell>
          <table:table-cell office:value-type="float" office:value="584.2548" calcext:value-type="float">
            <text:p>584.2548</text:p>
          </table:table-cell>
          <table:table-cell office:value-type="float" office:value="578.5248" calcext:value-type="float">
            <text:p>578.5248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4" calcext:value-type="float">
            <text:p>35.67014</text:p>
          </table:table-cell>
          <table:table-cell office:value-type="float" office:value="0" calcext:value-type="float">
            <text:p>0</text:p>
          </table:table-cell>
          <table:table-cell office:value-type="float" office:value="-0.03789539" calcext:value-type="float">
            <text:p>-0.03789539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623.65" calcext:value-type="float">
            <text:p>1623.65</text:p>
          </table:table-cell>
          <table:table-cell office:value-type="float" office:value="-604.0544" calcext:value-type="float">
            <text:p>-604.0544</text:p>
          </table:table-cell>
          <table:table-cell office:value-type="float" office:value="1019.596" calcext:value-type="float">
            <text:p>1019.596</text:p>
          </table:table-cell>
          <table:table-cell office:value-type="float" office:value="-375.0269" calcext:value-type="float">
            <text:p>-375.0269</text:p>
          </table:table-cell>
          <table:table-cell office:value-type="float" office:value="0" calcext:value-type="float">
            <text:p>0</text:p>
          </table:table-cell>
          <table:table-cell office:value-type="float" office:value="19.39088" calcext:value-type="float">
            <text:p>19.39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7" calcext:value-type="float">
            <text:p>16082007</text:p>
          </table:table-cell>
          <table:table-cell office:value-type="float" office:value="221.583" calcext:value-type="float">
            <text:p>221.583</text:p>
          </table:table-cell>
          <table:table-cell office:value-type="float" office:value="13404.04" calcext:value-type="float">
            <text:p>13404.04</text:p>
          </table:table-cell>
          <table:table-cell office:value-type="float" office:value="0" calcext:value-type="float">
            <text:p>0</text:p>
          </table:table-cell>
          <table:table-cell office:value-type="float" office:value="12.93531" calcext:value-type="float">
            <text:p>12.93531</text:p>
          </table:table-cell>
          <table:table-cell office:value-type="float" office:value="-474.1891" calcext:value-type="float">
            <text:p>-474.1891</text:p>
          </table:table-cell>
          <table:table-cell office:value-type="float" office:value="1406.639" calcext:value-type="float">
            <text:p>1406.639</text:p>
          </table:table-cell>
          <table:table-cell office:value-type="float" office:value="-111.0683" calcext:value-type="float">
            <text:p>-111.0683</text:p>
          </table:table-cell>
          <table:table-cell office:value-type="float" office:value="100.4671" calcext:value-type="float">
            <text:p>100.4671</text:p>
          </table:table-cell>
          <table:table-cell office:value-type="float" office:value="1.110158" calcext:value-type="float">
            <text:p>1.110158</text:p>
          </table:table-cell>
          <table:table-cell office:value-type="float" office:value="0.0389379" calcext:value-type="float">
            <text:p>0.0389379</text:p>
          </table:table-cell>
          <table:table-cell office:value-type="float" office:value="1.405162" calcext:value-type="float">
            <text:p>1.405162</text:p>
          </table:table-cell>
          <table:table-cell office:value-type="float" office:value="0.0622849" calcext:value-type="float">
            <text:p>0.0622849</text:p>
          </table:table-cell>
          <table:table-cell office:value-type="float" office:value="0.006079246" calcext:value-type="float">
            <text:p>0.006079246</text:p>
          </table:table-cell>
          <table:table-cell office:value-type="float" office:value="0.6127831" calcext:value-type="float">
            <text:p>0.6127831</text:p>
          </table:table-cell>
          <table:table-cell office:value-type="float" office:value="370" calcext:value-type="float">
            <text:p>370</text:p>
          </table:table-cell>
          <table:table-cell office:value-type="float" office:value="680.5681" calcext:value-type="float">
            <text:p>680.5681</text:p>
          </table:table-cell>
          <table:table-cell office:value-type="float" office:value="0" calcext:value-type="float">
            <text:p>0</text:p>
          </table:table-cell>
          <table:table-cell office:value-type="float" office:value="371.195" calcext:value-type="float">
            <text:p>371.195</text:p>
          </table:table-cell>
          <table:table-cell office:value-type="float" office:value="1305.344" calcext:value-type="float">
            <text:p>1305.344</text:p>
          </table:table-cell>
          <table:table-cell office:value-type="float" office:value="1580.607" calcext:value-type="float">
            <text:p>1580.607</text:p>
          </table:table-cell>
          <table:table-cell office:value-type="float" office:value="1232.992" calcext:value-type="float">
            <text:p>1232.992</text:p>
          </table:table-cell>
          <table:table-cell office:value-type="float" office:value="731.9366" calcext:value-type="float">
            <text:p>731.9366</text:p>
          </table:table-cell>
          <table:table-cell office:value-type="float" office:value="1103.096" calcext:value-type="float">
            <text:p>1103.096</text:p>
          </table:table-cell>
          <table:table-cell office:value-type="float" office:value="409.9198" calcext:value-type="float">
            <text:p>409.9198</text:p>
          </table:table-cell>
          <table:table-cell office:value-type="float" office:value="1824.457" calcext:value-type="float">
            <text:p>1824.457</text:p>
          </table:table-cell>
          <table:table-cell office:value-type="float" office:value="2066.335" calcext:value-type="float">
            <text:p>2066.335</text:p>
          </table:table-cell>
          <table:table-cell office:value-type="float" office:value="1657.49" calcext:value-type="float">
            <text:p>1657.49</text:p>
          </table:table-cell>
          <table:table-cell office:value-type="float" office:value="584.2436" calcext:value-type="float">
            <text:p>584.2436</text:p>
          </table:table-cell>
          <table:table-cell office:value-type="float" office:value="578.5112" calcext:value-type="float">
            <text:p>578.5112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4" calcext:value-type="float">
            <text:p>35.67014</text:p>
          </table:table-cell>
          <table:table-cell office:value-type="float" office:value="0" calcext:value-type="float">
            <text:p>0</text:p>
          </table:table-cell>
          <table:table-cell office:value-type="float" office:value="-0.03795663" calcext:value-type="float">
            <text:p>-0.03795663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657.453" calcext:value-type="float">
            <text:p>1657.453</text:p>
          </table:table-cell>
          <table:table-cell office:value-type="float" office:value="-611.9496" calcext:value-type="float">
            <text:p>-611.9496</text:p>
          </table:table-cell>
          <table:table-cell office:value-type="float" office:value="1045.503" calcext:value-type="float">
            <text:p>1045.503</text:p>
          </table:table-cell>
          <table:table-cell office:value-type="float" office:value="-376.44" calcext:value-type="float">
            <text:p>-376.44</text:p>
          </table:table-cell>
          <table:table-cell office:value-type="float" office:value="0" calcext:value-type="float">
            <text:p>0</text:p>
          </table:table-cell>
          <table:table-cell office:value-type="float" office:value="19.11451" calcext:value-type="float">
            <text:p>19.1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7" calcext:value-type="float">
            <text:p>17082007</text:p>
          </table:table-cell>
          <table:table-cell office:value-type="float" office:value="221.1092" calcext:value-type="float">
            <text:p>221.1092</text:p>
          </table:table-cell>
          <table:table-cell office:value-type="float" office:value="13403.62" calcext:value-type="float">
            <text:p>13403.62</text:p>
          </table:table-cell>
          <table:table-cell office:value-type="float" office:value="0" calcext:value-type="float">
            <text:p>0</text:p>
          </table:table-cell>
          <table:table-cell office:value-type="float" office:value="13.48659" calcext:value-type="float">
            <text:p>13.48659</text:p>
          </table:table-cell>
          <table:table-cell office:value-type="float" office:value="-476.1599" calcext:value-type="float">
            <text:p>-476.1599</text:p>
          </table:table-cell>
          <table:table-cell office:value-type="float" office:value="1413.604" calcext:value-type="float">
            <text:p>1413.604</text:p>
          </table:table-cell>
          <table:table-cell office:value-type="float" office:value="-111.5178" calcext:value-type="float">
            <text:p>-111.5178</text:p>
          </table:table-cell>
          <table:table-cell office:value-type="float" office:value="100.282" calcext:value-type="float">
            <text:p>100.282</text:p>
          </table:table-cell>
          <table:table-cell office:value-type="float" office:value="1.095713" calcext:value-type="float">
            <text:p>1.095713</text:p>
          </table:table-cell>
          <table:table-cell office:value-type="float" office:value="0.03921057" calcext:value-type="float">
            <text:p>0.03921057</text:p>
          </table:table-cell>
          <table:table-cell office:value-type="float" office:value="1.405162" calcext:value-type="float">
            <text:p>1.405162</text:p>
          </table:table-cell>
          <table:table-cell office:value-type="float" office:value="0.0622849" calcext:value-type="float">
            <text:p>0.0622849</text:p>
          </table:table-cell>
          <table:table-cell office:value-type="float" office:value="0.006079246" calcext:value-type="float">
            <text:p>0.006079246</text:p>
          </table:table-cell>
          <table:table-cell office:value-type="float" office:value="0.6114143" calcext:value-type="float">
            <text:p>0.6114143</text:p>
          </table:table-cell>
          <table:table-cell office:value-type="float" office:value="370" calcext:value-type="float">
            <text:p>370</text:p>
          </table:table-cell>
          <table:table-cell office:value-type="float" office:value="702.3016" calcext:value-type="float">
            <text:p>702.3016</text:p>
          </table:table-cell>
          <table:table-cell office:value-type="float" office:value="0" calcext:value-type="float">
            <text:p>0</text:p>
          </table:table-cell>
          <table:table-cell office:value-type="float" office:value="371.272" calcext:value-type="float">
            <text:p>371.272</text:p>
          </table:table-cell>
          <table:table-cell office:value-type="float" office:value="1305.062" calcext:value-type="float">
            <text:p>1305.062</text:p>
          </table:table-cell>
          <table:table-cell office:value-type="float" office:value="1580.231" calcext:value-type="float">
            <text:p>1580.231</text:p>
          </table:table-cell>
          <table:table-cell office:value-type="float" office:value="1232.947" calcext:value-type="float">
            <text:p>1232.947</text:p>
          </table:table-cell>
          <table:table-cell office:value-type="float" office:value="731.9294" calcext:value-type="float">
            <text:p>731.9294</text:p>
          </table:table-cell>
          <table:table-cell office:value-type="float" office:value="1103.038" calcext:value-type="float">
            <text:p>1103.038</text:p>
          </table:table-cell>
          <table:table-cell office:value-type="float" office:value="409.8994" calcext:value-type="float">
            <text:p>409.8994</text:p>
          </table:table-cell>
          <table:table-cell office:value-type="float" office:value="1824.397" calcext:value-type="float">
            <text:p>1824.397</text:p>
          </table:table-cell>
          <table:table-cell office:value-type="float" office:value="2066.286" calcext:value-type="float">
            <text:p>2066.286</text:p>
          </table:table-cell>
          <table:table-cell office:value-type="float" office:value="1657.455" calcext:value-type="float">
            <text:p>1657.455</text:p>
          </table:table-cell>
          <table:table-cell office:value-type="float" office:value="584.2323" calcext:value-type="float">
            <text:p>584.2323</text:p>
          </table:table-cell>
          <table:table-cell office:value-type="float" office:value="578.4977" calcext:value-type="float">
            <text:p>578.4977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4" calcext:value-type="float">
            <text:p>35.67014</text:p>
          </table:table-cell>
          <table:table-cell office:value-type="float" office:value="0" calcext:value-type="float">
            <text:p>0</text:p>
          </table:table-cell>
          <table:table-cell office:value-type="float" office:value="-0.03798648" calcext:value-type="float">
            <text:p>-0.03798648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689.978" calcext:value-type="float">
            <text:p>1689.978</text:p>
          </table:table-cell>
          <table:table-cell office:value-type="float" office:value="-621.2405" calcext:value-type="float">
            <text:p>-621.2405</text:p>
          </table:table-cell>
          <table:table-cell office:value-type="float" office:value="1068.737" calcext:value-type="float">
            <text:p>1068.737</text:p>
          </table:table-cell>
          <table:table-cell office:value-type="float" office:value="-377.8087" calcext:value-type="float">
            <text:p>-377.8087</text:p>
          </table:table-cell>
          <table:table-cell office:value-type="float" office:value="0" calcext:value-type="float">
            <text:p>0</text:p>
          </table:table-cell>
          <table:table-cell office:value-type="float" office:value="18.9589" calcext:value-type="float">
            <text:p>18.9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7" calcext:value-type="float">
            <text:p>18082007</text:p>
          </table:table-cell>
          <table:table-cell office:value-type="float" office:value="220.6342" calcext:value-type="float">
            <text:p>220.6342</text:p>
          </table:table-cell>
          <table:table-cell office:value-type="float" office:value="13403.18" calcext:value-type="float">
            <text:p>13403.18</text:p>
          </table:table-cell>
          <table:table-cell office:value-type="float" office:value="0" calcext:value-type="float">
            <text:p>0</text:p>
          </table:table-cell>
          <table:table-cell office:value-type="float" office:value="14.0502" calcext:value-type="float">
            <text:p>14.0502</text:p>
          </table:table-cell>
          <table:table-cell office:value-type="float" office:value="-478.1342" calcext:value-type="float">
            <text:p>-478.1342</text:p>
          </table:table-cell>
          <table:table-cell office:value-type="float" office:value="1421.407" calcext:value-type="float">
            <text:p>1421.407</text:p>
          </table:table-cell>
          <table:table-cell office:value-type="float" office:value="-111.9788" calcext:value-type="float">
            <text:p>-111.9788</text:p>
          </table:table-cell>
          <table:table-cell office:value-type="float" office:value="100.0629" calcext:value-type="float">
            <text:p>100.0629</text:p>
          </table:table-cell>
          <table:table-cell office:value-type="float" office:value="1.081348" calcext:value-type="float">
            <text:p>1.081348</text:p>
          </table:table-cell>
          <table:table-cell office:value-type="float" office:value="0.03950415" calcext:value-type="float">
            <text:p>0.03950415</text:p>
          </table:table-cell>
          <table:table-cell office:value-type="float" office:value="1.405162" calcext:value-type="float">
            <text:p>1.405162</text:p>
          </table:table-cell>
          <table:table-cell office:value-type="float" office:value="0.0622849" calcext:value-type="float">
            <text:p>0.0622849</text:p>
          </table:table-cell>
          <table:table-cell office:value-type="float" office:value="0.006079246" calcext:value-type="float">
            <text:p>0.006079246</text:p>
          </table:table-cell>
          <table:table-cell office:value-type="float" office:value="0.6101741" calcext:value-type="float">
            <text:p>0.6101741</text:p>
          </table:table-cell>
          <table:table-cell office:value-type="float" office:value="370" calcext:value-type="float">
            <text:p>370</text:p>
          </table:table-cell>
          <table:table-cell office:value-type="float" office:value="724.929" calcext:value-type="float">
            <text:p>724.929</text:p>
          </table:table-cell>
          <table:table-cell office:value-type="float" office:value="0" calcext:value-type="float">
            <text:p>0</text:p>
          </table:table-cell>
          <table:table-cell office:value-type="float" office:value="371.3648" calcext:value-type="float">
            <text:p>371.3648</text:p>
          </table:table-cell>
          <table:table-cell office:value-type="float" office:value="1304.766" calcext:value-type="float">
            <text:p>1304.766</text:p>
          </table:table-cell>
          <table:table-cell office:value-type="float" office:value="1579.837" calcext:value-type="float">
            <text:p>1579.837</text:p>
          </table:table-cell>
          <table:table-cell office:value-type="float" office:value="1232.906" calcext:value-type="float">
            <text:p>1232.906</text:p>
          </table:table-cell>
          <table:table-cell office:value-type="float" office:value="731.9198" calcext:value-type="float">
            <text:p>731.9198</text:p>
          </table:table-cell>
          <table:table-cell office:value-type="float" office:value="1102.976" calcext:value-type="float">
            <text:p>1102.976</text:p>
          </table:table-cell>
          <table:table-cell office:value-type="float" office:value="409.8788" calcext:value-type="float">
            <text:p>409.8788</text:p>
          </table:table-cell>
          <table:table-cell office:value-type="float" office:value="1824.338" calcext:value-type="float">
            <text:p>1824.338</text:p>
          </table:table-cell>
          <table:table-cell office:value-type="float" office:value="2066.237" calcext:value-type="float">
            <text:p>2066.237</text:p>
          </table:table-cell>
          <table:table-cell office:value-type="float" office:value="1657.421" calcext:value-type="float">
            <text:p>1657.421</text:p>
          </table:table-cell>
          <table:table-cell office:value-type="float" office:value="584.2211" calcext:value-type="float">
            <text:p>584.2211</text:p>
          </table:table-cell>
          <table:table-cell office:value-type="float" office:value="578.4841" calcext:value-type="float">
            <text:p>578.4841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4" calcext:value-type="float">
            <text:p>35.67014</text:p>
          </table:table-cell>
          <table:table-cell office:value-type="float" office:value="0" calcext:value-type="float">
            <text:p>0</text:p>
          </table:table-cell>
          <table:table-cell office:value-type="float" office:value="-0.0380087" calcext:value-type="float">
            <text:p>-0.0380087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722.754" calcext:value-type="float">
            <text:p>1722.754</text:p>
          </table:table-cell>
          <table:table-cell office:value-type="float" office:value="-629.8905" calcext:value-type="float">
            <text:p>-629.8905</text:p>
          </table:table-cell>
          <table:table-cell office:value-type="float" office:value="1092.863" calcext:value-type="float">
            <text:p>1092.863</text:p>
          </table:table-cell>
          <table:table-cell office:value-type="float" office:value="-379.2055" calcext:value-type="float">
            <text:p>-379.2055</text:p>
          </table:table-cell>
          <table:table-cell office:value-type="float" office:value="0" calcext:value-type="float">
            <text:p>0</text:p>
          </table:table-cell>
          <table:table-cell office:value-type="float" office:value="18.83783" calcext:value-type="float">
            <text:p>18.8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7" calcext:value-type="float">
            <text:p>19082007</text:p>
          </table:table-cell>
          <table:table-cell office:value-type="float" office:value="220.1956" calcext:value-type="float">
            <text:p>220.1956</text:p>
          </table:table-cell>
          <table:table-cell office:value-type="float" office:value="13402.75" calcext:value-type="float">
            <text:p>13402.75</text:p>
          </table:table-cell>
          <table:table-cell office:value-type="float" office:value="0" calcext:value-type="float">
            <text:p>0</text:p>
          </table:table-cell>
          <table:table-cell office:value-type="float" office:value="14.60242" calcext:value-type="float">
            <text:p>14.60242</text:p>
          </table:table-cell>
          <table:table-cell office:value-type="float" office:value="-480.025" calcext:value-type="float">
            <text:p>-480.025</text:p>
          </table:table-cell>
          <table:table-cell office:value-type="float" office:value="1428.277" calcext:value-type="float">
            <text:p>1428.277</text:p>
          </table:table-cell>
          <table:table-cell office:value-type="float" office:value="-112.4299" calcext:value-type="float">
            <text:p>-112.4299</text:p>
          </table:table-cell>
          <table:table-cell office:value-type="float" office:value="99.83231" calcext:value-type="float">
            <text:p>99.83231</text:p>
          </table:table-cell>
          <table:table-cell office:value-type="float" office:value="1.067271" calcext:value-type="float">
            <text:p>1.067271</text:p>
          </table:table-cell>
          <table:table-cell office:value-type="float" office:value="0.03981643" calcext:value-type="float">
            <text:p>0.03981643</text:p>
          </table:table-cell>
          <table:table-cell office:value-type="float" office:value="1.405162" calcext:value-type="float">
            <text:p>1.405162</text:p>
          </table:table-cell>
          <table:table-cell office:value-type="float" office:value="0.0622849" calcext:value-type="float">
            <text:p>0.0622849</text:p>
          </table:table-cell>
          <table:table-cell office:value-type="float" office:value="0.006079246" calcext:value-type="float">
            <text:p>0.006079246</text:p>
          </table:table-cell>
          <table:table-cell office:value-type="float" office:value="0.6090354" calcext:value-type="float">
            <text:p>0.6090354</text:p>
          </table:table-cell>
          <table:table-cell office:value-type="float" office:value="370" calcext:value-type="float">
            <text:p>370</text:p>
          </table:table-cell>
          <table:table-cell office:value-type="float" office:value="743.8483" calcext:value-type="float">
            <text:p>743.8483</text:p>
          </table:table-cell>
          <table:table-cell office:value-type="float" office:value="0" calcext:value-type="float">
            <text:p>0</text:p>
          </table:table-cell>
          <table:table-cell office:value-type="float" office:value="371.4626" calcext:value-type="float">
            <text:p>371.4626</text:p>
          </table:table-cell>
          <table:table-cell office:value-type="float" office:value="1304.487" calcext:value-type="float">
            <text:p>1304.487</text:p>
          </table:table-cell>
          <table:table-cell office:value-type="float" office:value="1579.461" calcext:value-type="float">
            <text:p>1579.461</text:p>
          </table:table-cell>
          <table:table-cell office:value-type="float" office:value="1232.866" calcext:value-type="float">
            <text:p>1232.866</text:p>
          </table:table-cell>
          <table:table-cell office:value-type="float" office:value="731.9097" calcext:value-type="float">
            <text:p>731.9097</text:p>
          </table:table-cell>
          <table:table-cell office:value-type="float" office:value="1102.916" calcext:value-type="float">
            <text:p>1102.916</text:p>
          </table:table-cell>
          <table:table-cell office:value-type="float" office:value="409.8586" calcext:value-type="float">
            <text:p>409.8586</text:p>
          </table:table-cell>
          <table:table-cell office:value-type="float" office:value="1824.278" calcext:value-type="float">
            <text:p>1824.278</text:p>
          </table:table-cell>
          <table:table-cell office:value-type="float" office:value="2066.187" calcext:value-type="float">
            <text:p>2066.187</text:p>
          </table:table-cell>
          <table:table-cell office:value-type="float" office:value="1657.387" calcext:value-type="float">
            <text:p>1657.387</text:p>
          </table:table-cell>
          <table:table-cell office:value-type="float" office:value="584.21" calcext:value-type="float">
            <text:p>584.21</text:p>
          </table:table-cell>
          <table:table-cell office:value-type="float" office:value="578.4705" calcext:value-type="float">
            <text:p>578.4705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4" calcext:value-type="float">
            <text:p>35.67014</text:p>
          </table:table-cell>
          <table:table-cell office:value-type="float" office:value="0" calcext:value-type="float">
            <text:p>0</text:p>
          </table:table-cell>
          <table:table-cell office:value-type="float" office:value="-0.03802384" calcext:value-type="float">
            <text:p>-0.03802384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752.156" calcext:value-type="float">
            <text:p>1752.156</text:p>
          </table:table-cell>
          <table:table-cell office:value-type="float" office:value="-638.9427" calcext:value-type="float">
            <text:p>-638.9427</text:p>
          </table:table-cell>
          <table:table-cell office:value-type="float" office:value="1113.213" calcext:value-type="float">
            <text:p>1113.213</text:p>
          </table:table-cell>
          <table:table-cell office:value-type="float" office:value="-380.5382" calcext:value-type="float">
            <text:p>-380.5382</text:p>
          </table:table-cell>
          <table:table-cell office:value-type="float" office:value="0" calcext:value-type="float">
            <text:p>0</text:p>
          </table:table-cell>
          <table:table-cell office:value-type="float" office:value="18.73196" calcext:value-type="float">
            <text:p>18.73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7" calcext:value-type="float">
            <text:p>20082007</text:p>
          </table:table-cell>
          <table:table-cell office:value-type="float" office:value="219.7948" calcext:value-type="float">
            <text:p>219.7948</text:p>
          </table:table-cell>
          <table:table-cell office:value-type="float" office:value="13402.32" calcext:value-type="float">
            <text:p>13402.32</text:p>
          </table:table-cell>
          <table:table-cell office:value-type="float" office:value="0" calcext:value-type="float">
            <text:p>0</text:p>
          </table:table-cell>
          <table:table-cell office:value-type="float" office:value="15.2117" calcext:value-type="float">
            <text:p>15.2117</text:p>
          </table:table-cell>
          <table:table-cell office:value-type="float" office:value="-481.9874" calcext:value-type="float">
            <text:p>-481.9874</text:p>
          </table:table-cell>
          <table:table-cell office:value-type="float" office:value="1434.075" calcext:value-type="float">
            <text:p>1434.075</text:p>
          </table:table-cell>
          <table:table-cell office:value-type="float" office:value="-112.9276" calcext:value-type="float">
            <text:p>-112.9276</text:p>
          </table:table-cell>
          <table:table-cell office:value-type="float" office:value="99.54603" calcext:value-type="float">
            <text:p>99.54603</text:p>
          </table:table-cell>
          <table:table-cell office:value-type="float" office:value="1.052228" calcext:value-type="float">
            <text:p>1.052228</text:p>
          </table:table-cell>
          <table:table-cell office:value-type="float" office:value="0.04023489" calcext:value-type="float">
            <text:p>0.04023489</text:p>
          </table:table-cell>
          <table:table-cell office:value-type="float" office:value="1.405162" calcext:value-type="float">
            <text:p>1.405162</text:p>
          </table:table-cell>
          <table:table-cell office:value-type="float" office:value="0.0622849" calcext:value-type="float">
            <text:p>0.0622849</text:p>
          </table:table-cell>
          <table:table-cell office:value-type="float" office:value="0.006079246" calcext:value-type="float">
            <text:p>0.006079246</text:p>
          </table:table-cell>
          <table:table-cell office:value-type="float" office:value="0.6079777" calcext:value-type="float">
            <text:p>0.6079777</text:p>
          </table:table-cell>
          <table:table-cell office:value-type="float" office:value="370" calcext:value-type="float">
            <text:p>370</text:p>
          </table:table-cell>
          <table:table-cell office:value-type="float" office:value="762.4513" calcext:value-type="float">
            <text:p>762.4513</text:p>
          </table:table-cell>
          <table:table-cell office:value-type="float" office:value="0" calcext:value-type="float">
            <text:p>0</text:p>
          </table:table-cell>
          <table:table-cell office:value-type="float" office:value="371.5681" calcext:value-type="float">
            <text:p>371.5681</text:p>
          </table:table-cell>
          <table:table-cell office:value-type="float" office:value="1304.224" calcext:value-type="float">
            <text:p>1304.224</text:p>
          </table:table-cell>
          <table:table-cell office:value-type="float" office:value="1579.085" calcext:value-type="float">
            <text:p>1579.085</text:p>
          </table:table-cell>
          <table:table-cell office:value-type="float" office:value="1232.826" calcext:value-type="float">
            <text:p>1232.826</text:p>
          </table:table-cell>
          <table:table-cell office:value-type="float" office:value="731.9055" calcext:value-type="float">
            <text:p>731.9055</text:p>
          </table:table-cell>
          <table:table-cell office:value-type="float" office:value="1102.856" calcext:value-type="float">
            <text:p>1102.856</text:p>
          </table:table-cell>
          <table:table-cell office:value-type="float" office:value="409.8391" calcext:value-type="float">
            <text:p>409.8391</text:p>
          </table:table-cell>
          <table:table-cell office:value-type="float" office:value="1824.219" calcext:value-type="float">
            <text:p>1824.219</text:p>
          </table:table-cell>
          <table:table-cell office:value-type="float" office:value="2066.139" calcext:value-type="float">
            <text:p>2066.139</text:p>
          </table:table-cell>
          <table:table-cell office:value-type="float" office:value="1657.354" calcext:value-type="float">
            <text:p>1657.354</text:p>
          </table:table-cell>
          <table:table-cell office:value-type="float" office:value="584.199" calcext:value-type="float">
            <text:p>584.199</text:p>
          </table:table-cell>
          <table:table-cell office:value-type="float" office:value="578.4573" calcext:value-type="float">
            <text:p>578.4573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3" calcext:value-type="float">
            <text:p>35.67013</text:p>
          </table:table-cell>
          <table:table-cell office:value-type="float" office:value="0" calcext:value-type="float">
            <text:p>0</text:p>
          </table:table-cell>
          <table:table-cell office:value-type="float" office:value="-0.0380401" calcext:value-type="float">
            <text:p>-0.0380401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783.008" calcext:value-type="float">
            <text:p>1783.008</text:p>
          </table:table-cell>
          <table:table-cell office:value-type="float" office:value="-649.7417" calcext:value-type="float">
            <text:p>-649.7417</text:p>
          </table:table-cell>
          <table:table-cell office:value-type="float" office:value="1133.266" calcext:value-type="float">
            <text:p>1133.266</text:p>
          </table:table-cell>
          <table:table-cell office:value-type="float" office:value="-381.8999" calcext:value-type="float">
            <text:p>-381.8999</text:p>
          </table:table-cell>
          <table:table-cell office:value-type="float" office:value="0" calcext:value-type="float">
            <text:p>0</text:p>
          </table:table-cell>
          <table:table-cell office:value-type="float" office:value="18.62862" calcext:value-type="float">
            <text:p>18.6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7" calcext:value-type="float">
            <text:p>21082007</text:p>
          </table:table-cell>
          <table:table-cell office:value-type="float" office:value="219.4494" calcext:value-type="float">
            <text:p>219.4494</text:p>
          </table:table-cell>
          <table:table-cell office:value-type="float" office:value="13401.84" calcext:value-type="float">
            <text:p>13401.84</text:p>
          </table:table-cell>
          <table:table-cell office:value-type="float" office:value="0" calcext:value-type="float">
            <text:p>0</text:p>
          </table:table-cell>
          <table:table-cell office:value-type="float" office:value="15.95739" calcext:value-type="float">
            <text:p>15.95739</text:p>
          </table:table-cell>
          <table:table-cell office:value-type="float" office:value="-484.176" calcext:value-type="float">
            <text:p>-484.176</text:p>
          </table:table-cell>
          <table:table-cell office:value-type="float" office:value="1441.82" calcext:value-type="float">
            <text:p>1441.82</text:p>
          </table:table-cell>
          <table:table-cell office:value-type="float" office:value="-113.5365" calcext:value-type="float">
            <text:p>-113.5365</text:p>
          </table:table-cell>
          <table:table-cell office:value-type="float" office:value="99.08069" calcext:value-type="float">
            <text:p>99.08069</text:p>
          </table:table-cell>
          <table:table-cell office:value-type="float" office:value="1.033453" calcext:value-type="float">
            <text:p>1.033453</text:p>
          </table:table-cell>
          <table:table-cell office:value-type="float" office:value="0.04071447" calcext:value-type="float">
            <text:p>0.04071447</text:p>
          </table:table-cell>
          <table:table-cell office:value-type="float" office:value="1.405162" calcext:value-type="float">
            <text:p>1.405162</text:p>
          </table:table-cell>
          <table:table-cell office:value-type="float" office:value="0.0622849" calcext:value-type="float">
            <text:p>0.0622849</text:p>
          </table:table-cell>
          <table:table-cell office:value-type="float" office:value="0.006079246" calcext:value-type="float">
            <text:p>0.006079246</text:p>
          </table:table-cell>
          <table:table-cell office:value-type="float" office:value="0.6069822" calcext:value-type="float">
            <text:p>0.6069822</text:p>
          </table:table-cell>
          <table:table-cell office:value-type="float" office:value="370" calcext:value-type="float">
            <text:p>370</text:p>
          </table:table-cell>
          <table:table-cell office:value-type="float" office:value="776.8601" calcext:value-type="float">
            <text:p>776.8601</text:p>
          </table:table-cell>
          <table:table-cell office:value-type="float" office:value="0" calcext:value-type="float">
            <text:p>0</text:p>
          </table:table-cell>
          <table:table-cell office:value-type="float" office:value="371.7105" calcext:value-type="float">
            <text:p>371.7105</text:p>
          </table:table-cell>
          <table:table-cell office:value-type="float" office:value="1303.959" calcext:value-type="float">
            <text:p>1303.959</text:p>
          </table:table-cell>
          <table:table-cell office:value-type="float" office:value="1578.68" calcext:value-type="float">
            <text:p>1578.68</text:p>
          </table:table-cell>
          <table:table-cell office:value-type="float" office:value="1232.788" calcext:value-type="float">
            <text:p>1232.788</text:p>
          </table:table-cell>
          <table:table-cell office:value-type="float" office:value="731.907" calcext:value-type="float">
            <text:p>731.907</text:p>
          </table:table-cell>
          <table:table-cell office:value-type="float" office:value="1102.797" calcext:value-type="float">
            <text:p>1102.797</text:p>
          </table:table-cell>
          <table:table-cell office:value-type="float" office:value="409.8203" calcext:value-type="float">
            <text:p>409.8203</text:p>
          </table:table-cell>
          <table:table-cell office:value-type="float" office:value="1824.161" calcext:value-type="float">
            <text:p>1824.161</text:p>
          </table:table-cell>
          <table:table-cell office:value-type="float" office:value="2066.091" calcext:value-type="float">
            <text:p>2066.091</text:p>
          </table:table-cell>
          <table:table-cell office:value-type="float" office:value="1657.321" calcext:value-type="float">
            <text:p>1657.321</text:p>
          </table:table-cell>
          <table:table-cell office:value-type="float" office:value="584.1884" calcext:value-type="float">
            <text:p>584.1884</text:p>
          </table:table-cell>
          <table:table-cell office:value-type="float" office:value="578.4445" calcext:value-type="float">
            <text:p>578.4445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3" calcext:value-type="float">
            <text:p>35.67013</text:p>
          </table:table-cell>
          <table:table-cell office:value-type="float" office:value="0" calcext:value-type="float">
            <text:p>0</text:p>
          </table:table-cell>
          <table:table-cell office:value-type="float" office:value="-0.03807279" calcext:value-type="float">
            <text:p>-0.03807279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812.842" calcext:value-type="float">
            <text:p>1812.842</text:p>
          </table:table-cell>
          <table:table-cell office:value-type="float" office:value="-663.5999" calcext:value-type="float">
            <text:p>-663.5999</text:p>
          </table:table-cell>
          <table:table-cell office:value-type="float" office:value="1149.242" calcext:value-type="float">
            <text:p>1149.242</text:p>
          </table:table-cell>
          <table:table-cell office:value-type="float" office:value="-383.3745" calcext:value-type="float">
            <text:p>-383.3745</text:p>
          </table:table-cell>
          <table:table-cell office:value-type="float" office:value="0" calcext:value-type="float">
            <text:p>0</text:p>
          </table:table-cell>
          <table:table-cell office:value-type="float" office:value="18.52359" calcext:value-type="float">
            <text:p>18.5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7" calcext:value-type="float">
            <text:p>22082007</text:p>
          </table:table-cell>
          <table:table-cell office:value-type="float" office:value="219.1884" calcext:value-type="float">
            <text:p>219.1884</text:p>
          </table:table-cell>
          <table:table-cell office:value-type="float" office:value="13401.32" calcext:value-type="float">
            <text:p>13401.32</text:p>
          </table:table-cell>
          <table:table-cell office:value-type="float" office:value="0" calcext:value-type="float">
            <text:p>0</text:p>
          </table:table-cell>
          <table:table-cell office:value-type="float" office:value="16.81801" calcext:value-type="float">
            <text:p>16.81801</text:p>
          </table:table-cell>
          <table:table-cell office:value-type="float" office:value="-486.5312" calcext:value-type="float">
            <text:p>-486.5312</text:p>
          </table:table-cell>
          <table:table-cell office:value-type="float" office:value="1449.88" calcext:value-type="float">
            <text:p>1449.88</text:p>
          </table:table-cell>
          <table:table-cell office:value-type="float" office:value="-114.2313" calcext:value-type="float">
            <text:p>-114.2313</text:p>
          </table:table-cell>
          <table:table-cell office:value-type="float" office:value="98.50766" calcext:value-type="float">
            <text:p>98.50766</text:p>
          </table:table-cell>
          <table:table-cell office:value-type="float" office:value="1.013821" calcext:value-type="float">
            <text:p>1.013821</text:p>
          </table:table-cell>
          <table:table-cell office:value-type="float" office:value="0.04134711" calcext:value-type="float">
            <text:p>0.04134711</text:p>
          </table:table-cell>
          <table:table-cell office:value-type="float" office:value="1.405162" calcext:value-type="float">
            <text:p>1.405162</text:p>
          </table:table-cell>
          <table:table-cell office:value-type="float" office:value="0.0622849" calcext:value-type="float">
            <text:p>0.0622849</text:p>
          </table:table-cell>
          <table:table-cell office:value-type="float" office:value="0.006079246" calcext:value-type="float">
            <text:p>0.006079246</text:p>
          </table:table-cell>
          <table:table-cell office:value-type="float" office:value="0.6060268" calcext:value-type="float">
            <text:p>0.6060268</text:p>
          </table:table-cell>
          <table:table-cell office:value-type="float" office:value="370" calcext:value-type="float">
            <text:p>370</text:p>
          </table:table-cell>
          <table:table-cell office:value-type="float" office:value="788.1143" calcext:value-type="float">
            <text:p>788.1143</text:p>
          </table:table-cell>
          <table:table-cell office:value-type="float" office:value="0" calcext:value-type="float">
            <text:p>0</text:p>
          </table:table-cell>
          <table:table-cell office:value-type="float" office:value="371.8716" calcext:value-type="float">
            <text:p>371.8716</text:p>
          </table:table-cell>
          <table:table-cell office:value-type="float" office:value="1303.713" calcext:value-type="float">
            <text:p>1303.713</text:p>
          </table:table-cell>
          <table:table-cell office:value-type="float" office:value="1578.262" calcext:value-type="float">
            <text:p>1578.262</text:p>
          </table:table-cell>
          <table:table-cell office:value-type="float" office:value="1232.754" calcext:value-type="float">
            <text:p>1232.754</text:p>
          </table:table-cell>
          <table:table-cell office:value-type="float" office:value="731.9178" calcext:value-type="float">
            <text:p>731.9178</text:p>
          </table:table-cell>
          <table:table-cell office:value-type="float" office:value="1102.743" calcext:value-type="float">
            <text:p>1102.743</text:p>
          </table:table-cell>
          <table:table-cell office:value-type="float" office:value="409.8016" calcext:value-type="float">
            <text:p>409.8016</text:p>
          </table:table-cell>
          <table:table-cell office:value-type="float" office:value="1824.101" calcext:value-type="float">
            <text:p>1824.101</text:p>
          </table:table-cell>
          <table:table-cell office:value-type="float" office:value="2066.044" calcext:value-type="float">
            <text:p>2066.044</text:p>
          </table:table-cell>
          <table:table-cell office:value-type="float" office:value="1657.289" calcext:value-type="float">
            <text:p>1657.289</text:p>
          </table:table-cell>
          <table:table-cell office:value-type="float" office:value="584.1779" calcext:value-type="float">
            <text:p>584.1779</text:p>
          </table:table-cell>
          <table:table-cell office:value-type="float" office:value="578.4319" calcext:value-type="float">
            <text:p>578.4319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3" calcext:value-type="float">
            <text:p>35.67013</text:p>
          </table:table-cell>
          <table:table-cell office:value-type="float" office:value="0" calcext:value-type="float">
            <text:p>0</text:p>
          </table:table-cell>
          <table:table-cell office:value-type="float" office:value="-0.03811503" calcext:value-type="float">
            <text:p>-0.03811503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839.17" calcext:value-type="float">
            <text:p>1839.17</text:p>
          </table:table-cell>
          <table:table-cell office:value-type="float" office:value="-677.0306" calcext:value-type="float">
            <text:p>-677.0306</text:p>
          </table:table-cell>
          <table:table-cell office:value-type="float" office:value="1162.14" calcext:value-type="float">
            <text:p>1162.14</text:p>
          </table:table-cell>
          <table:table-cell office:value-type="float" office:value="-384.9238" calcext:value-type="float">
            <text:p>-384.9238</text:p>
          </table:table-cell>
          <table:table-cell office:value-type="float" office:value="0" calcext:value-type="float">
            <text:p>0</text:p>
          </table:table-cell>
          <table:table-cell office:value-type="float" office:value="18.41333" calcext:value-type="float">
            <text:p>18.4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7" calcext:value-type="float">
            <text:p>23082007</text:p>
          </table:table-cell>
          <table:table-cell office:value-type="float" office:value="219.0466" calcext:value-type="float">
            <text:p>219.0466</text:p>
          </table:table-cell>
          <table:table-cell office:value-type="float" office:value="13400.81" calcext:value-type="float">
            <text:p>13400.81</text:p>
          </table:table-cell>
          <table:table-cell office:value-type="float" office:value="0" calcext:value-type="float">
            <text:p>0</text:p>
          </table:table-cell>
          <table:table-cell office:value-type="float" office:value="17.68791" calcext:value-type="float">
            <text:p>17.68791</text:p>
          </table:table-cell>
          <table:table-cell office:value-type="float" office:value="-488.7555" calcext:value-type="float">
            <text:p>-488.7555</text:p>
          </table:table-cell>
          <table:table-cell office:value-type="float" office:value="1457.496" calcext:value-type="float">
            <text:p>1457.496</text:p>
          </table:table-cell>
          <table:table-cell office:value-type="float" office:value="-114.9006" calcext:value-type="float">
            <text:p>-114.9006</text:p>
          </table:table-cell>
          <table:table-cell office:value-type="float" office:value="97.9631" calcext:value-type="float">
            <text:p>97.9631</text:p>
          </table:table-cell>
          <table:table-cell office:value-type="float" office:value="0.9969074" calcext:value-type="float">
            <text:p>0.9969074</text:p>
          </table:table-cell>
          <table:table-cell office:value-type="float" office:value="0.04219861" calcext:value-type="float">
            <text:p>0.04219861</text:p>
          </table:table-cell>
          <table:table-cell office:value-type="float" office:value="1.405162" calcext:value-type="float">
            <text:p>1.405162</text:p>
          </table:table-cell>
          <table:table-cell office:value-type="float" office:value="0.0622849" calcext:value-type="float">
            <text:p>0.0622849</text:p>
          </table:table-cell>
          <table:table-cell office:value-type="float" office:value="0.006079246" calcext:value-type="float">
            <text:p>0.006079246</text:p>
          </table:table-cell>
          <table:table-cell office:value-type="float" office:value="0.6050938" calcext:value-type="float">
            <text:p>0.6050938</text:p>
          </table:table-cell>
          <table:table-cell office:value-type="float" office:value="370" calcext:value-type="float">
            <text:p>370</text:p>
          </table:table-cell>
          <table:table-cell office:value-type="float" office:value="803.087" calcext:value-type="float">
            <text:p>803.087</text:p>
          </table:table-cell>
          <table:table-cell office:value-type="float" office:value="0" calcext:value-type="float">
            <text:p>0</text:p>
          </table:table-cell>
          <table:table-cell office:value-type="float" office:value="372.0034" calcext:value-type="float">
            <text:p>372.0034</text:p>
          </table:table-cell>
          <table:table-cell office:value-type="float" office:value="1303.506" calcext:value-type="float">
            <text:p>1303.506</text:p>
          </table:table-cell>
          <table:table-cell office:value-type="float" office:value="1577.906" calcext:value-type="float">
            <text:p>1577.906</text:p>
          </table:table-cell>
          <table:table-cell office:value-type="float" office:value="1232.729" calcext:value-type="float">
            <text:p>1232.729</text:p>
          </table:table-cell>
          <table:table-cell office:value-type="float" office:value="731.9359" calcext:value-type="float">
            <text:p>731.9359</text:p>
          </table:table-cell>
          <table:table-cell office:value-type="float" office:value="1102.73" calcext:value-type="float">
            <text:p>1102.73</text:p>
          </table:table-cell>
          <table:table-cell office:value-type="float" office:value="409.7833" calcext:value-type="float">
            <text:p>409.7833</text:p>
          </table:table-cell>
          <table:table-cell office:value-type="float" office:value="1824.042" calcext:value-type="float">
            <text:p>1824.042</text:p>
          </table:table-cell>
          <table:table-cell office:value-type="float" office:value="2065.997" calcext:value-type="float">
            <text:p>2065.997</text:p>
          </table:table-cell>
          <table:table-cell office:value-type="float" office:value="1657.257" calcext:value-type="float">
            <text:p>1657.257</text:p>
          </table:table-cell>
          <table:table-cell office:value-type="float" office:value="584.1678" calcext:value-type="float">
            <text:p>584.1678</text:p>
          </table:table-cell>
          <table:table-cell office:value-type="float" office:value="578.4196" calcext:value-type="float">
            <text:p>578.4196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3" calcext:value-type="float">
            <text:p>35.67013</text:p>
          </table:table-cell>
          <table:table-cell office:value-type="float" office:value="0" calcext:value-type="float">
            <text:p>0</text:p>
          </table:table-cell>
          <table:table-cell office:value-type="float" office:value="-0.03815138" calcext:value-type="float">
            <text:p>-0.03815138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867.714" calcext:value-type="float">
            <text:p>1867.714</text:p>
          </table:table-cell>
          <table:table-cell office:value-type="float" office:value="-689.0629" calcext:value-type="float">
            <text:p>-689.0629</text:p>
          </table:table-cell>
          <table:table-cell office:value-type="float" office:value="1178.651" calcext:value-type="float">
            <text:p>1178.651</text:p>
          </table:table-cell>
          <table:table-cell office:value-type="float" office:value="-386.3501" calcext:value-type="float">
            <text:p>-386.3501</text:p>
          </table:table-cell>
          <table:table-cell office:value-type="float" office:value="0" calcext:value-type="float">
            <text:p>0</text:p>
          </table:table-cell>
          <table:table-cell office:value-type="float" office:value="18.28455" calcext:value-type="float">
            <text:p>18.28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7" calcext:value-type="float">
            <text:p>24082007</text:p>
          </table:table-cell>
          <table:table-cell office:value-type="float" office:value="218.763" calcext:value-type="float">
            <text:p>218.763</text:p>
          </table:table-cell>
          <table:table-cell office:value-type="float" office:value="13400.41" calcext:value-type="float">
            <text:p>13400.41</text:p>
          </table:table-cell>
          <table:table-cell office:value-type="float" office:value="0" calcext:value-type="float">
            <text:p>0</text:p>
          </table:table-cell>
          <table:table-cell office:value-type="float" office:value="18.5076" calcext:value-type="float">
            <text:p>18.5076</text:p>
          </table:table-cell>
          <table:table-cell office:value-type="float" office:value="-489.9205" calcext:value-type="float">
            <text:p>-489.9205</text:p>
          </table:table-cell>
          <table:table-cell office:value-type="float" office:value="1457.368" calcext:value-type="float">
            <text:p>1457.368</text:p>
          </table:table-cell>
          <table:table-cell office:value-type="float" office:value="-115.5315" calcext:value-type="float">
            <text:p>-115.5315</text:p>
          </table:table-cell>
          <table:table-cell office:value-type="float" office:value="97.44181" calcext:value-type="float">
            <text:p>97.44181</text:p>
          </table:table-cell>
          <table:table-cell office:value-type="float" office:value="0.9760196" calcext:value-type="float">
            <text:p>0.9760196</text:p>
          </table:table-cell>
          <table:table-cell office:value-type="float" office:value="0.04220458" calcext:value-type="float">
            <text:p>0.04220458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6186362" calcext:value-type="float">
            <text:p>0.6186362</text:p>
          </table:table-cell>
          <table:table-cell office:value-type="float" office:value="370" calcext:value-type="float">
            <text:p>370</text:p>
          </table:table-cell>
          <table:table-cell office:value-type="float" office:value="815.0876" calcext:value-type="float">
            <text:p>815.0876</text:p>
          </table:table-cell>
          <table:table-cell office:value-type="float" office:value="0" calcext:value-type="float">
            <text:p>0</text:p>
          </table:table-cell>
          <table:table-cell office:value-type="float" office:value="372.0394" calcext:value-type="float">
            <text:p>372.0394</text:p>
          </table:table-cell>
          <table:table-cell office:value-type="float" office:value="1303.288" calcext:value-type="float">
            <text:p>1303.288</text:p>
          </table:table-cell>
          <table:table-cell office:value-type="float" office:value="1577.606" calcext:value-type="float">
            <text:p>1577.606</text:p>
          </table:table-cell>
          <table:table-cell office:value-type="float" office:value="1232.7" calcext:value-type="float">
            <text:p>1232.7</text:p>
          </table:table-cell>
          <table:table-cell office:value-type="float" office:value="731.9631" calcext:value-type="float">
            <text:p>731.9631</text:p>
          </table:table-cell>
          <table:table-cell office:value-type="float" office:value="1102.72" calcext:value-type="float">
            <text:p>1102.72</text:p>
          </table:table-cell>
          <table:table-cell office:value-type="float" office:value="409.7654" calcext:value-type="float">
            <text:p>409.7654</text:p>
          </table:table-cell>
          <table:table-cell office:value-type="float" office:value="1823.983" calcext:value-type="float">
            <text:p>1823.983</text:p>
          </table:table-cell>
          <table:table-cell office:value-type="float" office:value="2065.951" calcext:value-type="float">
            <text:p>2065.951</text:p>
          </table:table-cell>
          <table:table-cell office:value-type="float" office:value="1657.225" calcext:value-type="float">
            <text:p>1657.225</text:p>
          </table:table-cell>
          <table:table-cell office:value-type="float" office:value="584.1579" calcext:value-type="float">
            <text:p>584.1579</text:p>
          </table:table-cell>
          <table:table-cell office:value-type="float" office:value="578.4077" calcext:value-type="float">
            <text:p>578.4077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3" calcext:value-type="float">
            <text:p>35.67013</text:p>
          </table:table-cell>
          <table:table-cell office:value-type="float" office:value="0" calcext:value-type="float">
            <text:p>0</text:p>
          </table:table-cell>
          <table:table-cell office:value-type="float" office:value="-0.03822261" calcext:value-type="float">
            <text:p>-0.03822261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890.504" calcext:value-type="float">
            <text:p>1890.504</text:p>
          </table:table-cell>
          <table:table-cell office:value-type="float" office:value="-699.3104" calcext:value-type="float">
            <text:p>-699.3104</text:p>
          </table:table-cell>
          <table:table-cell office:value-type="float" office:value="1191.193" calcext:value-type="float">
            <text:p>1191.193</text:p>
          </table:table-cell>
          <table:table-cell office:value-type="float" office:value="-387.7801" calcext:value-type="float">
            <text:p>-387.7801</text:p>
          </table:table-cell>
          <table:table-cell office:value-type="float" office:value="0" calcext:value-type="float">
            <text:p>0</text:p>
          </table:table-cell>
          <table:table-cell office:value-type="float" office:value="19.16339" calcext:value-type="float">
            <text:p>19.16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7" calcext:value-type="float">
            <text:p>25082007</text:p>
          </table:table-cell>
          <table:table-cell office:value-type="float" office:value="218.4274" calcext:value-type="float">
            <text:p>218.4274</text:p>
          </table:table-cell>
          <table:table-cell office:value-type="float" office:value="13399.99" calcext:value-type="float">
            <text:p>13399.99</text:p>
          </table:table-cell>
          <table:table-cell office:value-type="float" office:value="0" calcext:value-type="float">
            <text:p>0</text:p>
          </table:table-cell>
          <table:table-cell office:value-type="float" office:value="19.32316" calcext:value-type="float">
            <text:p>19.32316</text:p>
          </table:table-cell>
          <table:table-cell office:value-type="float" office:value="-492.1337" calcext:value-type="float">
            <text:p>-492.1337</text:p>
          </table:table-cell>
          <table:table-cell office:value-type="float" office:value="1464.43" calcext:value-type="float">
            <text:p>1464.43</text:p>
          </table:table-cell>
          <table:table-cell office:value-type="float" office:value="-116.1594" calcext:value-type="float">
            <text:p>-116.1594</text:p>
          </table:table-cell>
          <table:table-cell office:value-type="float" office:value="97.19824" calcext:value-type="float">
            <text:p>97.19824</text:p>
          </table:table-cell>
          <table:table-cell office:value-type="float" office:value="0.9622599" calcext:value-type="float">
            <text:p>0.9622599</text:p>
          </table:table-cell>
          <table:table-cell office:value-type="float" office:value="0.0419253" calcext:value-type="float">
            <text:p>0.0419253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6168362" calcext:value-type="float">
            <text:p>0.6168362</text:p>
          </table:table-cell>
          <table:table-cell office:value-type="float" office:value="370" calcext:value-type="float">
            <text:p>370</text:p>
          </table:table-cell>
          <table:table-cell office:value-type="float" office:value="828.5516" calcext:value-type="float">
            <text:p>828.5516</text:p>
          </table:table-cell>
          <table:table-cell office:value-type="float" office:value="0" calcext:value-type="float">
            <text:p>0</text:p>
          </table:table-cell>
          <table:table-cell office:value-type="float" office:value="372.0715" calcext:value-type="float">
            <text:p>372.0715</text:p>
          </table:table-cell>
          <table:table-cell office:value-type="float" office:value="1302.992" calcext:value-type="float">
            <text:p>1302.992</text:p>
          </table:table-cell>
          <table:table-cell office:value-type="float" office:value="1577.313" calcext:value-type="float">
            <text:p>1577.313</text:p>
          </table:table-cell>
          <table:table-cell office:value-type="float" office:value="1232.676" calcext:value-type="float">
            <text:p>1232.676</text:p>
          </table:table-cell>
          <table:table-cell office:value-type="float" office:value="731.991" calcext:value-type="float">
            <text:p>731.991</text:p>
          </table:table-cell>
          <table:table-cell office:value-type="float" office:value="1102.71" calcext:value-type="float">
            <text:p>1102.71</text:p>
          </table:table-cell>
          <table:table-cell office:value-type="float" office:value="409.7486" calcext:value-type="float">
            <text:p>409.7486</text:p>
          </table:table-cell>
          <table:table-cell office:value-type="float" office:value="1823.925" calcext:value-type="float">
            <text:p>1823.925</text:p>
          </table:table-cell>
          <table:table-cell office:value-type="float" office:value="2065.906" calcext:value-type="float">
            <text:p>2065.906</text:p>
          </table:table-cell>
          <table:table-cell office:value-type="float" office:value="1657.194" calcext:value-type="float">
            <text:p>1657.194</text:p>
          </table:table-cell>
          <table:table-cell office:value-type="float" office:value="584.1481" calcext:value-type="float">
            <text:p>584.1481</text:p>
          </table:table-cell>
          <table:table-cell office:value-type="float" office:value="578.396" calcext:value-type="float">
            <text:p>578.396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2" calcext:value-type="float">
            <text:p>35.67012</text:p>
          </table:table-cell>
          <table:table-cell office:value-type="float" office:value="0" calcext:value-type="float">
            <text:p>0</text:p>
          </table:table-cell>
          <table:table-cell office:value-type="float" office:value="-0.03848002" calcext:value-type="float">
            <text:p>-0.03848002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915.999" calcext:value-type="float">
            <text:p>1915.999</text:p>
          </table:table-cell>
          <table:table-cell office:value-type="float" office:value="-709.7739" calcext:value-type="float">
            <text:p>-709.7739</text:p>
          </table:table-cell>
          <table:table-cell office:value-type="float" office:value="1206.225" calcext:value-type="float">
            <text:p>1206.225</text:p>
          </table:table-cell>
          <table:table-cell office:value-type="float" office:value="-389.2718" calcext:value-type="float">
            <text:p>-389.2718</text:p>
          </table:table-cell>
          <table:table-cell office:value-type="float" office:value="0" calcext:value-type="float">
            <text:p>0</text:p>
          </table:table-cell>
          <table:table-cell office:value-type="float" office:value="19.06817" calcext:value-type="float">
            <text:p>19.0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7" calcext:value-type="float">
            <text:p>26082007</text:p>
          </table:table-cell>
          <table:table-cell office:value-type="float" office:value="218.1505" calcext:value-type="float">
            <text:p>218.1505</text:p>
          </table:table-cell>
          <table:table-cell office:value-type="float" office:value="13399.56" calcext:value-type="float">
            <text:p>13399.56</text:p>
          </table:table-cell>
          <table:table-cell office:value-type="float" office:value="0" calcext:value-type="float">
            <text:p>0</text:p>
          </table:table-cell>
          <table:table-cell office:value-type="float" office:value="20.13833" calcext:value-type="float">
            <text:p>20.13833</text:p>
          </table:table-cell>
          <table:table-cell office:value-type="float" office:value="-494.7956" calcext:value-type="float">
            <text:p>-494.7956</text:p>
          </table:table-cell>
          <table:table-cell office:value-type="float" office:value="1472.45" calcext:value-type="float">
            <text:p>1472.45</text:p>
          </table:table-cell>
          <table:table-cell office:value-type="float" office:value="-116.7886" calcext:value-type="float">
            <text:p>-116.7886</text:p>
          </table:table-cell>
          <table:table-cell office:value-type="float" office:value="97.05777" calcext:value-type="float">
            <text:p>97.05777</text:p>
          </table:table-cell>
          <table:table-cell office:value-type="float" office:value="0.9489999" calcext:value-type="float">
            <text:p>0.9489999</text:p>
          </table:table-cell>
          <table:table-cell office:value-type="float" office:value="0.04235687" calcext:value-type="float">
            <text:p>0.04235687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6151481" calcext:value-type="float">
            <text:p>0.6151481</text:p>
          </table:table-cell>
          <table:table-cell office:value-type="float" office:value="370" calcext:value-type="float">
            <text:p>370</text:p>
          </table:table-cell>
          <table:table-cell office:value-type="float" office:value="843.2739" calcext:value-type="float">
            <text:p>843.2739</text:p>
          </table:table-cell>
          <table:table-cell office:value-type="float" office:value="0" calcext:value-type="float">
            <text:p>0</text:p>
          </table:table-cell>
          <table:table-cell office:value-type="float" office:value="372.1128" calcext:value-type="float">
            <text:p>372.1128</text:p>
          </table:table-cell>
          <table:table-cell office:value-type="float" office:value="1302.713" calcext:value-type="float">
            <text:p>1302.713</text:p>
          </table:table-cell>
          <table:table-cell office:value-type="float" office:value="1577.024" calcext:value-type="float">
            <text:p>1577.024</text:p>
          </table:table-cell>
          <table:table-cell office:value-type="float" office:value="1232.659" calcext:value-type="float">
            <text:p>1232.659</text:p>
          </table:table-cell>
          <table:table-cell office:value-type="float" office:value="732.0217" calcext:value-type="float">
            <text:p>732.0217</text:p>
          </table:table-cell>
          <table:table-cell office:value-type="float" office:value="1102.701" calcext:value-type="float">
            <text:p>1102.701</text:p>
          </table:table-cell>
          <table:table-cell office:value-type="float" office:value="409.733" calcext:value-type="float">
            <text:p>409.733</text:p>
          </table:table-cell>
          <table:table-cell office:value-type="float" office:value="1823.868" calcext:value-type="float">
            <text:p>1823.868</text:p>
          </table:table-cell>
          <table:table-cell office:value-type="float" office:value="2065.861" calcext:value-type="float">
            <text:p>2065.861</text:p>
          </table:table-cell>
          <table:table-cell office:value-type="float" office:value="1657.163" calcext:value-type="float">
            <text:p>1657.163</text:p>
          </table:table-cell>
          <table:table-cell office:value-type="float" office:value="584.1387" calcext:value-type="float">
            <text:p>584.1387</text:p>
          </table:table-cell>
          <table:table-cell office:value-type="float" office:value="578.3846" calcext:value-type="float">
            <text:p>578.3846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2" calcext:value-type="float">
            <text:p>35.67012</text:p>
          </table:table-cell>
          <table:table-cell office:value-type="float" office:value="0" calcext:value-type="float">
            <text:p>0</text:p>
          </table:table-cell>
          <table:table-cell office:value-type="float" office:value="-0.03857707" calcext:value-type="float">
            <text:p>-0.03857707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943.644" calcext:value-type="float">
            <text:p>1943.644</text:p>
          </table:table-cell>
          <table:table-cell office:value-type="float" office:value="-720.6782" calcext:value-type="float">
            <text:p>-720.6782</text:p>
          </table:table-cell>
          <table:table-cell office:value-type="float" office:value="1222.966" calcext:value-type="float">
            <text:p>1222.966</text:p>
          </table:table-cell>
          <table:table-cell office:value-type="float" office:value="-390.7207" calcext:value-type="float">
            <text:p>-390.7207</text:p>
          </table:table-cell>
          <table:table-cell office:value-type="float" office:value="0" calcext:value-type="float">
            <text:p>0</text:p>
          </table:table-cell>
          <table:table-cell office:value-type="float" office:value="18.48285" calcext:value-type="float">
            <text:p>18.48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7" calcext:value-type="float">
            <text:p>27082007</text:p>
          </table:table-cell>
          <table:table-cell office:value-type="float" office:value="217.9544" calcext:value-type="float">
            <text:p>217.9544</text:p>
          </table:table-cell>
          <table:table-cell office:value-type="float" office:value="13399.12" calcext:value-type="float">
            <text:p>13399.12</text:p>
          </table:table-cell>
          <table:table-cell office:value-type="float" office:value="0" calcext:value-type="float">
            <text:p>0</text:p>
          </table:table-cell>
          <table:table-cell office:value-type="float" office:value="20.97495" calcext:value-type="float">
            <text:p>20.97495</text:p>
          </table:table-cell>
          <table:table-cell office:value-type="float" office:value="-497.0584" calcext:value-type="float">
            <text:p>-497.0584</text:p>
          </table:table-cell>
          <table:table-cell office:value-type="float" office:value="1479.879" calcext:value-type="float">
            <text:p>1479.879</text:p>
          </table:table-cell>
          <table:table-cell office:value-type="float" office:value="-117.4358" calcext:value-type="float">
            <text:p>-117.4358</text:p>
          </table:table-cell>
          <table:table-cell office:value-type="float" office:value="96.84934" calcext:value-type="float">
            <text:p>96.84934</text:p>
          </table:table-cell>
          <table:table-cell office:value-type="float" office:value="0.9354979" calcext:value-type="float">
            <text:p>0.9354979</text:p>
          </table:table-cell>
          <table:table-cell office:value-type="float" office:value="0.04300661" calcext:value-type="float">
            <text:p>0.04300661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6135522" calcext:value-type="float">
            <text:p>0.6135522</text:p>
          </table:table-cell>
          <table:table-cell office:value-type="float" office:value="370" calcext:value-type="float">
            <text:p>370</text:p>
          </table:table-cell>
          <table:table-cell office:value-type="float" office:value="856.6176" calcext:value-type="float">
            <text:p>856.6176</text:p>
          </table:table-cell>
          <table:table-cell office:value-type="float" office:value="0" calcext:value-type="float">
            <text:p>0</text:p>
          </table:table-cell>
          <table:table-cell office:value-type="float" office:value="372.2022" calcext:value-type="float">
            <text:p>372.2022</text:p>
          </table:table-cell>
          <table:table-cell office:value-type="float" office:value="1302.441" calcext:value-type="float">
            <text:p>1302.441</text:p>
          </table:table-cell>
          <table:table-cell office:value-type="float" office:value="1576.732" calcext:value-type="float">
            <text:p>1576.732</text:p>
          </table:table-cell>
          <table:table-cell office:value-type="float" office:value="1232.647" calcext:value-type="float">
            <text:p>1232.647</text:p>
          </table:table-cell>
          <table:table-cell office:value-type="float" office:value="732.0585" calcext:value-type="float">
            <text:p>732.0585</text:p>
          </table:table-cell>
          <table:table-cell office:value-type="float" office:value="1102.693" calcext:value-type="float">
            <text:p>1102.693</text:p>
          </table:table-cell>
          <table:table-cell office:value-type="float" office:value="409.7181" calcext:value-type="float">
            <text:p>409.7181</text:p>
          </table:table-cell>
          <table:table-cell office:value-type="float" office:value="1823.811" calcext:value-type="float">
            <text:p>1823.811</text:p>
          </table:table-cell>
          <table:table-cell office:value-type="float" office:value="2065.816" calcext:value-type="float">
            <text:p>2065.816</text:p>
          </table:table-cell>
          <table:table-cell office:value-type="float" office:value="1657.133" calcext:value-type="float">
            <text:p>1657.133</text:p>
          </table:table-cell>
          <table:table-cell office:value-type="float" office:value="584.1293" calcext:value-type="float">
            <text:p>584.1293</text:p>
          </table:table-cell>
          <table:table-cell office:value-type="float" office:value="578.3733" calcext:value-type="float">
            <text:p>578.3733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2" calcext:value-type="float">
            <text:p>35.67012</text:p>
          </table:table-cell>
          <table:table-cell office:value-type="float" office:value="0" calcext:value-type="float">
            <text:p>0</text:p>
          </table:table-cell>
          <table:table-cell office:value-type="float" office:value="-0.03861064" calcext:value-type="float">
            <text:p>-0.03861064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969.668" calcext:value-type="float">
            <text:p>1969.668</text:p>
          </table:table-cell>
          <table:table-cell office:value-type="float" office:value="-731.7571" calcext:value-type="float">
            <text:p>-731.7571</text:p>
          </table:table-cell>
          <table:table-cell office:value-type="float" office:value="1237.91" calcext:value-type="float">
            <text:p>1237.91</text:p>
          </table:table-cell>
          <table:table-cell office:value-type="float" office:value="-392.1187" calcext:value-type="float">
            <text:p>-392.1187</text:p>
          </table:table-cell>
          <table:table-cell office:value-type="float" office:value="0" calcext:value-type="float">
            <text:p>0</text:p>
          </table:table-cell>
          <table:table-cell office:value-type="float" office:value="18.26394" calcext:value-type="float">
            <text:p>18.26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7" calcext:value-type="float">
            <text:p>28082007</text:p>
          </table:table-cell>
          <table:table-cell office:value-type="float" office:value="217.8584" calcext:value-type="float">
            <text:p>217.8584</text:p>
          </table:table-cell>
          <table:table-cell office:value-type="float" office:value="13398.68" calcext:value-type="float">
            <text:p>13398.68</text:p>
          </table:table-cell>
          <table:table-cell office:value-type="float" office:value="0" calcext:value-type="float">
            <text:p>0</text:p>
          </table:table-cell>
          <table:table-cell office:value-type="float" office:value="21.80977" calcext:value-type="float">
            <text:p>21.80977</text:p>
          </table:table-cell>
          <table:table-cell office:value-type="float" office:value="-499.1483" calcext:value-type="float">
            <text:p>-499.1483</text:p>
          </table:table-cell>
          <table:table-cell office:value-type="float" office:value="1485.283" calcext:value-type="float">
            <text:p>1485.283</text:p>
          </table:table-cell>
          <table:table-cell office:value-type="float" office:value="-118.0805" calcext:value-type="float">
            <text:p>-118.0805</text:p>
          </table:table-cell>
          <table:table-cell office:value-type="float" office:value="96.54666" calcext:value-type="float">
            <text:p>96.54666</text:p>
          </table:table-cell>
          <table:table-cell office:value-type="float" office:value="0.9223875" calcext:value-type="float">
            <text:p>0.9223875</text:p>
          </table:table-cell>
          <table:table-cell office:value-type="float" office:value="0.04379071" calcext:value-type="float">
            <text:p>0.04379071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6120268" calcext:value-type="float">
            <text:p>0.6120268</text:p>
          </table:table-cell>
          <table:table-cell office:value-type="float" office:value="370" calcext:value-type="float">
            <text:p>370</text:p>
          </table:table-cell>
          <table:table-cell office:value-type="float" office:value="871.8175" calcext:value-type="float">
            <text:p>871.8175</text:p>
          </table:table-cell>
          <table:table-cell office:value-type="float" office:value="0" calcext:value-type="float">
            <text:p>0</text:p>
          </table:table-cell>
          <table:table-cell office:value-type="float" office:value="372.3155" calcext:value-type="float">
            <text:p>372.3155</text:p>
          </table:table-cell>
          <table:table-cell office:value-type="float" office:value="1302.212" calcext:value-type="float">
            <text:p>1302.212</text:p>
          </table:table-cell>
          <table:table-cell office:value-type="float" office:value="1576.459" calcext:value-type="float">
            <text:p>1576.459</text:p>
          </table:table-cell>
          <table:table-cell office:value-type="float" office:value="1232.643" calcext:value-type="float">
            <text:p>1232.643</text:p>
          </table:table-cell>
          <table:table-cell office:value-type="float" office:value="732.0997" calcext:value-type="float">
            <text:p>732.0997</text:p>
          </table:table-cell>
          <table:table-cell office:value-type="float" office:value="1102.685" calcext:value-type="float">
            <text:p>1102.685</text:p>
          </table:table-cell>
          <table:table-cell office:value-type="float" office:value="409.7039" calcext:value-type="float">
            <text:p>409.7039</text:p>
          </table:table-cell>
          <table:table-cell office:value-type="float" office:value="1823.755" calcext:value-type="float">
            <text:p>1823.755</text:p>
          </table:table-cell>
          <table:table-cell office:value-type="float" office:value="2065.772" calcext:value-type="float">
            <text:p>2065.772</text:p>
          </table:table-cell>
          <table:table-cell office:value-type="float" office:value="1657.103" calcext:value-type="float">
            <text:p>1657.103</text:p>
          </table:table-cell>
          <table:table-cell office:value-type="float" office:value="584.1201" calcext:value-type="float">
            <text:p>584.1201</text:p>
          </table:table-cell>
          <table:table-cell office:value-type="float" office:value="578.3623" calcext:value-type="float">
            <text:p>578.3623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2" calcext:value-type="float">
            <text:p>35.67012</text:p>
          </table:table-cell>
          <table:table-cell office:value-type="float" office:value="0" calcext:value-type="float">
            <text:p>0</text:p>
          </table:table-cell>
          <table:table-cell office:value-type="float" office:value="-0.03862752" calcext:value-type="float">
            <text:p>-0.03862752</text:p>
          </table:table-cell>
          <table:table-cell office:value-type="float" office:value="0" calcext:value-type="float">
            <text:p>0</text:p>
          </table:table-cell>
          <table:table-cell office:value-type="float" office:value="7.262506" calcext:value-type="float">
            <text:p>7.262506</text:p>
          </table:table-cell>
          <table:table-cell office:value-type="float" office:value="1997.283" calcext:value-type="float">
            <text:p>1997.283</text:p>
          </table:table-cell>
          <table:table-cell office:value-type="float" office:value="-742.741" calcext:value-type="float">
            <text:p>-742.741</text:p>
          </table:table-cell>
          <table:table-cell office:value-type="float" office:value="1254.542" calcext:value-type="float">
            <text:p>1254.542</text:p>
          </table:table-cell>
          <table:table-cell office:value-type="float" office:value="-393.4067" calcext:value-type="float">
            <text:p>-393.4067</text:p>
          </table:table-cell>
          <table:table-cell office:value-type="float" office:value="0" calcext:value-type="float">
            <text:p>0</text:p>
          </table:table-cell>
          <table:table-cell office:value-type="float" office:value="18.10494" calcext:value-type="float">
            <text:p>18.1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7" calcext:value-type="float">
            <text:p>29082007</text:p>
          </table:table-cell>
          <table:table-cell office:value-type="float" office:value="217.9815" calcext:value-type="float">
            <text:p>217.9815</text:p>
          </table:table-cell>
          <table:table-cell office:value-type="float" office:value="13398.21" calcext:value-type="float">
            <text:p>13398.21</text:p>
          </table:table-cell>
          <table:table-cell office:value-type="float" office:value="0" calcext:value-type="float">
            <text:p>0</text:p>
          </table:table-cell>
          <table:table-cell office:value-type="float" office:value="22.8906" calcext:value-type="float">
            <text:p>22.8906</text:p>
          </table:table-cell>
          <table:table-cell office:value-type="float" office:value="-501.3314" calcext:value-type="float">
            <text:p>-501.3314</text:p>
          </table:table-cell>
          <table:table-cell office:value-type="float" office:value="1492.405" calcext:value-type="float">
            <text:p>1492.405</text:p>
          </table:table-cell>
          <table:table-cell office:value-type="float" office:value="-118.798" calcext:value-type="float">
            <text:p>-118.798</text:p>
          </table:table-cell>
          <table:table-cell office:value-type="float" office:value="96.07479" calcext:value-type="float">
            <text:p>96.07479</text:p>
          </table:table-cell>
          <table:table-cell office:value-type="float" office:value="1.061655" calcext:value-type="float">
            <text:p>1.061655</text:p>
          </table:table-cell>
          <table:table-cell office:value-type="float" office:value="0.04470729" calcext:value-type="float">
            <text:p>0.04470729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6105481" calcext:value-type="float">
            <text:p>0.6105481</text:p>
          </table:table-cell>
          <table:table-cell office:value-type="float" office:value="370" calcext:value-type="float">
            <text:p>370</text:p>
          </table:table-cell>
          <table:table-cell office:value-type="float" office:value="884.7444" calcext:value-type="float">
            <text:p>884.7444</text:p>
          </table:table-cell>
          <table:table-cell office:value-type="float" office:value="0" calcext:value-type="float">
            <text:p>0</text:p>
          </table:table-cell>
          <table:table-cell office:value-type="float" office:value="372.4474" calcext:value-type="float">
            <text:p>372.4474</text:p>
          </table:table-cell>
          <table:table-cell office:value-type="float" office:value="1302.009" calcext:value-type="float">
            <text:p>1302.009</text:p>
          </table:table-cell>
          <table:table-cell office:value-type="float" office:value="1576.164" calcext:value-type="float">
            <text:p>1576.164</text:p>
          </table:table-cell>
          <table:table-cell office:value-type="float" office:value="1232.643" calcext:value-type="float">
            <text:p>1232.643</text:p>
          </table:table-cell>
          <table:table-cell office:value-type="float" office:value="732.1483" calcext:value-type="float">
            <text:p>732.1483</text:p>
          </table:table-cell>
          <table:table-cell office:value-type="float" office:value="1102.678" calcext:value-type="float">
            <text:p>1102.678</text:p>
          </table:table-cell>
          <table:table-cell office:value-type="float" office:value="409.6903" calcext:value-type="float">
            <text:p>409.6903</text:p>
          </table:table-cell>
          <table:table-cell office:value-type="float" office:value="1823.699" calcext:value-type="float">
            <text:p>1823.699</text:p>
          </table:table-cell>
          <table:table-cell office:value-type="float" office:value="2065.729" calcext:value-type="float">
            <text:p>2065.729</text:p>
          </table:table-cell>
          <table:table-cell office:value-type="float" office:value="1657.073" calcext:value-type="float">
            <text:p>1657.073</text:p>
          </table:table-cell>
          <table:table-cell office:value-type="float" office:value="584.1111" calcext:value-type="float">
            <text:p>584.1111</text:p>
          </table:table-cell>
          <table:table-cell office:value-type="float" office:value="578.3514" calcext:value-type="float">
            <text:p>578.3514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2" calcext:value-type="float">
            <text:p>35.67012</text:p>
          </table:table-cell>
          <table:table-cell office:value-type="float" office:value="0" calcext:value-type="float">
            <text:p>0</text:p>
          </table:table-cell>
          <table:table-cell office:value-type="float" office:value="-0.03865724" calcext:value-type="float">
            <text:p>-0.03865724</text:p>
          </table:table-cell>
          <table:table-cell office:value-type="float" office:value="0" calcext:value-type="float">
            <text:p>0</text:p>
          </table:table-cell>
          <table:table-cell office:value-type="float" office:value="7.251848" calcext:value-type="float">
            <text:p>7.251848</text:p>
          </table:table-cell>
          <table:table-cell office:value-type="float" office:value="2024.265" calcext:value-type="float">
            <text:p>2024.265</text:p>
          </table:table-cell>
          <table:table-cell office:value-type="float" office:value="-755.3445" calcext:value-type="float">
            <text:p>-755.3445</text:p>
          </table:table-cell>
          <table:table-cell office:value-type="float" office:value="1268.921" calcext:value-type="float">
            <text:p>1268.921</text:p>
          </table:table-cell>
          <table:table-cell office:value-type="float" office:value="-394.7405" calcext:value-type="float">
            <text:p>-394.7405</text:p>
          </table:table-cell>
          <table:table-cell office:value-type="float" office:value="0" calcext:value-type="float">
            <text:p>0</text:p>
          </table:table-cell>
          <table:table-cell office:value-type="float" office:value="17.97459" calcext:value-type="float">
            <text:p>17.97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7" calcext:value-type="float">
            <text:p>30082007</text:p>
          </table:table-cell>
          <table:table-cell office:value-type="float" office:value="217.9227" calcext:value-type="float">
            <text:p>217.9227</text:p>
          </table:table-cell>
          <table:table-cell office:value-type="float" office:value="13397.77" calcext:value-type="float">
            <text:p>13397.77</text:p>
          </table:table-cell>
          <table:table-cell office:value-type="float" office:value="0" calcext:value-type="float">
            <text:p>0</text:p>
          </table:table-cell>
          <table:table-cell office:value-type="float" office:value="23.78187" calcext:value-type="float">
            <text:p>23.78187</text:p>
          </table:table-cell>
          <table:table-cell office:value-type="float" office:value="-503.3781" calcext:value-type="float">
            <text:p>-503.3781</text:p>
          </table:table-cell>
          <table:table-cell office:value-type="float" office:value="1499.097" calcext:value-type="float">
            <text:p>1499.097</text:p>
          </table:table-cell>
          <table:table-cell office:value-type="float" office:value="-119.4895" calcext:value-type="float">
            <text:p>-119.4895</text:p>
          </table:table-cell>
          <table:table-cell office:value-type="float" office:value="95.78085" calcext:value-type="float">
            <text:p>95.78085</text:p>
          </table:table-cell>
          <table:table-cell office:value-type="float" office:value="1.043134" calcext:value-type="float">
            <text:p>1.043134</text:p>
          </table:table-cell>
          <table:table-cell office:value-type="float" office:value="0.04552" calcext:value-type="float">
            <text:p>0.04552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6090925" calcext:value-type="float">
            <text:p>0.6090925</text:p>
          </table:table-cell>
          <table:table-cell office:value-type="float" office:value="370" calcext:value-type="float">
            <text:p>370</text:p>
          </table:table-cell>
          <table:table-cell office:value-type="float" office:value="899.632" calcext:value-type="float">
            <text:p>899.632</text:p>
          </table:table-cell>
          <table:table-cell office:value-type="float" office:value="0" calcext:value-type="float">
            <text:p>0</text:p>
          </table:table-cell>
          <table:table-cell office:value-type="float" office:value="372.4869" calcext:value-type="float">
            <text:p>372.4869</text:p>
          </table:table-cell>
          <table:table-cell office:value-type="float" office:value="1301.86" calcext:value-type="float">
            <text:p>1301.86</text:p>
          </table:table-cell>
          <table:table-cell office:value-type="float" office:value="1575.906" calcext:value-type="float">
            <text:p>1575.906</text:p>
          </table:table-cell>
          <table:table-cell office:value-type="float" office:value="1232.647" calcext:value-type="float">
            <text:p>1232.647</text:p>
          </table:table-cell>
          <table:table-cell office:value-type="float" office:value="732.2003" calcext:value-type="float">
            <text:p>732.2003</text:p>
          </table:table-cell>
          <table:table-cell office:value-type="float" office:value="1102.67" calcext:value-type="float">
            <text:p>1102.67</text:p>
          </table:table-cell>
          <table:table-cell office:value-type="float" office:value="409.6768" calcext:value-type="float">
            <text:p>409.6768</text:p>
          </table:table-cell>
          <table:table-cell office:value-type="float" office:value="1823.644" calcext:value-type="float">
            <text:p>1823.644</text:p>
          </table:table-cell>
          <table:table-cell office:value-type="float" office:value="2065.686" calcext:value-type="float">
            <text:p>2065.686</text:p>
          </table:table-cell>
          <table:table-cell office:value-type="float" office:value="1657.043" calcext:value-type="float">
            <text:p>1657.043</text:p>
          </table:table-cell>
          <table:table-cell office:value-type="float" office:value="584.1024" calcext:value-type="float">
            <text:p>584.1024</text:p>
          </table:table-cell>
          <table:table-cell office:value-type="float" office:value="578.3408" calcext:value-type="float">
            <text:p>578.3408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2" calcext:value-type="float">
            <text:p>35.67012</text:p>
          </table:table-cell>
          <table:table-cell office:value-type="float" office:value="0" calcext:value-type="float">
            <text:p>0</text:p>
          </table:table-cell>
          <table:table-cell office:value-type="float" office:value="-0.03868008" calcext:value-type="float">
            <text:p>-0.03868008</text:p>
          </table:table-cell>
          <table:table-cell office:value-type="float" office:value="0" calcext:value-type="float">
            <text:p>0</text:p>
          </table:table-cell>
          <table:table-cell office:value-type="float" office:value="7.251848" calcext:value-type="float">
            <text:p>7.251848</text:p>
          </table:table-cell>
          <table:table-cell office:value-type="float" office:value="2050.401" calcext:value-type="float">
            <text:p>2050.401</text:p>
          </table:table-cell>
          <table:table-cell office:value-type="float" office:value="-765.2461" calcext:value-type="float">
            <text:p>-765.2461</text:p>
          </table:table-cell>
          <table:table-cell office:value-type="float" office:value="1285.155" calcext:value-type="float">
            <text:p>1285.155</text:p>
          </table:table-cell>
          <table:table-cell office:value-type="float" office:value="-396.043" calcext:value-type="float">
            <text:p>-396.043</text:p>
          </table:table-cell>
          <table:table-cell office:value-type="float" office:value="0" calcext:value-type="float">
            <text:p>0</text:p>
          </table:table-cell>
          <table:table-cell office:value-type="float" office:value="17.9227" calcext:value-type="float">
            <text:p>17.9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7" calcext:value-type="float">
            <text:p>31082007</text:p>
          </table:table-cell>
          <table:table-cell office:value-type="float" office:value="218.248" calcext:value-type="float">
            <text:p>218.248</text:p>
          </table:table-cell>
          <table:table-cell office:value-type="float" office:value="13397.36" calcext:value-type="float">
            <text:p>13397.36</text:p>
          </table:table-cell>
          <table:table-cell office:value-type="float" office:value="0" calcext:value-type="float">
            <text:p>0</text:p>
          </table:table-cell>
          <table:table-cell office:value-type="float" office:value="24.91342" calcext:value-type="float">
            <text:p>24.91342</text:p>
          </table:table-cell>
          <table:table-cell office:value-type="float" office:value="-505.3315" calcext:value-type="float">
            <text:p>-505.3315</text:p>
          </table:table-cell>
          <table:table-cell office:value-type="float" office:value="1504.199" calcext:value-type="float">
            <text:p>1504.199</text:p>
          </table:table-cell>
          <table:table-cell office:value-type="float" office:value="-120.1402" calcext:value-type="float">
            <text:p>-120.1402</text:p>
          </table:table-cell>
          <table:table-cell office:value-type="float" office:value="95.45862" calcext:value-type="float">
            <text:p>95.45862</text:p>
          </table:table-cell>
          <table:table-cell office:value-type="float" office:value="1.316675" calcext:value-type="float">
            <text:p>1.316675</text:p>
          </table:table-cell>
          <table:table-cell office:value-type="float" office:value="0.04669974" calcext:value-type="float">
            <text:p>0.04669974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607649" calcext:value-type="float">
            <text:p>0.607649</text:p>
          </table:table-cell>
          <table:table-cell office:value-type="float" office:value="370" calcext:value-type="float">
            <text:p>370</text:p>
          </table:table-cell>
          <table:table-cell office:value-type="float" office:value="911.6193" calcext:value-type="float">
            <text:p>911.6193</text:p>
          </table:table-cell>
          <table:table-cell office:value-type="float" office:value="0" calcext:value-type="float">
            <text:p>0</text:p>
          </table:table-cell>
          <table:table-cell office:value-type="float" office:value="372.5555" calcext:value-type="float">
            <text:p>372.5555</text:p>
          </table:table-cell>
          <table:table-cell office:value-type="float" office:value="1301.745" calcext:value-type="float">
            <text:p>1301.745</text:p>
          </table:table-cell>
          <table:table-cell office:value-type="float" office:value="1575.692" calcext:value-type="float">
            <text:p>1575.692</text:p>
          </table:table-cell>
          <table:table-cell office:value-type="float" office:value="1232.662" calcext:value-type="float">
            <text:p>1232.662</text:p>
          </table:table-cell>
          <table:table-cell office:value-type="float" office:value="732.2525" calcext:value-type="float">
            <text:p>732.2525</text:p>
          </table:table-cell>
          <table:table-cell office:value-type="float" office:value="1102.664" calcext:value-type="float">
            <text:p>1102.664</text:p>
          </table:table-cell>
          <table:table-cell office:value-type="float" office:value="409.6644" calcext:value-type="float">
            <text:p>409.6644</text:p>
          </table:table-cell>
          <table:table-cell office:value-type="float" office:value="1823.59" calcext:value-type="float">
            <text:p>1823.59</text:p>
          </table:table-cell>
          <table:table-cell office:value-type="float" office:value="2065.644" calcext:value-type="float">
            <text:p>2065.644</text:p>
          </table:table-cell>
          <table:table-cell office:value-type="float" office:value="1657.014" calcext:value-type="float">
            <text:p>1657.014</text:p>
          </table:table-cell>
          <table:table-cell office:value-type="float" office:value="584.0938" calcext:value-type="float">
            <text:p>584.0938</text:p>
          </table:table-cell>
          <table:table-cell office:value-type="float" office:value="578.3303" calcext:value-type="float">
            <text:p>578.3303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2" calcext:value-type="float">
            <text:p>35.67012</text:p>
          </table:table-cell>
          <table:table-cell office:value-type="float" office:value="0" calcext:value-type="float">
            <text:p>0</text:p>
          </table:table-cell>
          <table:table-cell office:value-type="float" office:value="-0.0386942" calcext:value-type="float">
            <text:p>-0.0386942</text:p>
          </table:table-cell>
          <table:table-cell office:value-type="float" office:value="0" calcext:value-type="float">
            <text:p>0</text:p>
          </table:table-cell>
          <table:table-cell office:value-type="float" office:value="7.232067" calcext:value-type="float">
            <text:p>7.232067</text:p>
          </table:table-cell>
          <table:table-cell office:value-type="float" office:value="2073.099" calcext:value-type="float">
            <text:p>2073.099</text:p>
          </table:table-cell>
          <table:table-cell office:value-type="float" office:value="-774.6728" calcext:value-type="float">
            <text:p>-774.6728</text:p>
          </table:table-cell>
          <table:table-cell office:value-type="float" office:value="1298.426" calcext:value-type="float">
            <text:p>1298.426</text:p>
          </table:table-cell>
          <table:table-cell office:value-type="float" office:value="-397.1741" calcext:value-type="float">
            <text:p>-397.1741</text:p>
          </table:table-cell>
          <table:table-cell office:value-type="float" office:value="0" calcext:value-type="float">
            <text:p>0</text:p>
          </table:table-cell>
          <table:table-cell office:value-type="float" office:value="17.75154" calcext:value-type="float">
            <text:p>17.75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7" calcext:value-type="float">
            <text:p>1092007</text:p>
          </table:table-cell>
          <table:table-cell office:value-type="float" office:value="219.0162" calcext:value-type="float">
            <text:p>219.0162</text:p>
          </table:table-cell>
          <table:table-cell office:value-type="float" office:value="13396.96" calcext:value-type="float">
            <text:p>13396.96</text:p>
          </table:table-cell>
          <table:table-cell office:value-type="float" office:value="0" calcext:value-type="float">
            <text:p>0</text:p>
          </table:table-cell>
          <table:table-cell office:value-type="float" office:value="26.40731" calcext:value-type="float">
            <text:p>26.40731</text:p>
          </table:table-cell>
          <table:table-cell office:value-type="float" office:value="-507.1561" calcext:value-type="float">
            <text:p>-507.1561</text:p>
          </table:table-cell>
          <table:table-cell office:value-type="float" office:value="1509.445" calcext:value-type="float">
            <text:p>1509.445</text:p>
          </table:table-cell>
          <table:table-cell office:value-type="float" office:value="-120.7909" calcext:value-type="float">
            <text:p>-120.7909</text:p>
          </table:table-cell>
          <table:table-cell office:value-type="float" office:value="95.03435" calcext:value-type="float">
            <text:p>95.03435</text:p>
          </table:table-cell>
          <table:table-cell office:value-type="float" office:value="1.952881" calcext:value-type="float">
            <text:p>1.952881</text:p>
          </table:table-cell>
          <table:table-cell office:value-type="float" office:value="0.04807768" calcext:value-type="float">
            <text:p>0.04807768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6061973" calcext:value-type="float">
            <text:p>0.6061973</text:p>
          </table:table-cell>
          <table:table-cell office:value-type="float" office:value="370" calcext:value-type="float">
            <text:p>370</text:p>
          </table:table-cell>
          <table:table-cell office:value-type="float" office:value="922.3547" calcext:value-type="float">
            <text:p>922.3547</text:p>
          </table:table-cell>
          <table:table-cell office:value-type="float" office:value="0" calcext:value-type="float">
            <text:p>0</text:p>
          </table:table-cell>
          <table:table-cell office:value-type="float" office:value="372.6564" calcext:value-type="float">
            <text:p>372.6564</text:p>
          </table:table-cell>
          <table:table-cell office:value-type="float" office:value="1301.645" calcext:value-type="float">
            <text:p>1301.645</text:p>
          </table:table-cell>
          <table:table-cell office:value-type="float" office:value="1575.494" calcext:value-type="float">
            <text:p>1575.494</text:p>
          </table:table-cell>
          <table:table-cell office:value-type="float" office:value="1232.681" calcext:value-type="float">
            <text:p>1232.681</text:p>
          </table:table-cell>
          <table:table-cell office:value-type="float" office:value="732.3136" calcext:value-type="float">
            <text:p>732.3136</text:p>
          </table:table-cell>
          <table:table-cell office:value-type="float" office:value="1102.661" calcext:value-type="float">
            <text:p>1102.661</text:p>
          </table:table-cell>
          <table:table-cell office:value-type="float" office:value="409.653" calcext:value-type="float">
            <text:p>409.653</text:p>
          </table:table-cell>
          <table:table-cell office:value-type="float" office:value="1823.537" calcext:value-type="float">
            <text:p>1823.537</text:p>
          </table:table-cell>
          <table:table-cell office:value-type="float" office:value="2065.601" calcext:value-type="float">
            <text:p>2065.601</text:p>
          </table:table-cell>
          <table:table-cell office:value-type="float" office:value="1656.984" calcext:value-type="float">
            <text:p>1656.984</text:p>
          </table:table-cell>
          <table:table-cell office:value-type="float" office:value="584.0859" calcext:value-type="float">
            <text:p>584.0859</text:p>
          </table:table-cell>
          <table:table-cell office:value-type="float" office:value="578.3199" calcext:value-type="float">
            <text:p>578.3199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2" calcext:value-type="float">
            <text:p>35.67012</text:p>
          </table:table-cell>
          <table:table-cell office:value-type="float" office:value="0" calcext:value-type="float">
            <text:p>0</text:p>
          </table:table-cell>
          <table:table-cell office:value-type="float" office:value="-0.03870761" calcext:value-type="float">
            <text:p>-0.03870761</text:p>
          </table:table-cell>
          <table:table-cell office:value-type="float" office:value="0" calcext:value-type="float">
            <text:p>0</text:p>
          </table:table-cell>
          <table:table-cell office:value-type="float" office:value="7.187799" calcext:value-type="float">
            <text:p>7.187799</text:p>
          </table:table-cell>
          <table:table-cell office:value-type="float" office:value="2094.296" calcext:value-type="float">
            <text:p>2094.296</text:p>
          </table:table-cell>
          <table:table-cell office:value-type="float" office:value="-783.9675" calcext:value-type="float">
            <text:p>-783.9675</text:p>
          </table:table-cell>
          <table:table-cell office:value-type="float" office:value="1310.329" calcext:value-type="float">
            <text:p>1310.329</text:p>
          </table:table-cell>
          <table:table-cell office:value-type="float" office:value="-398.2117" calcext:value-type="float">
            <text:p>-398.2117</text:p>
          </table:table-cell>
          <table:table-cell office:value-type="float" office:value="0" calcext:value-type="float">
            <text:p>0</text:p>
          </table:table-cell>
          <table:table-cell office:value-type="float" office:value="17.61535" calcext:value-type="float">
            <text:p>17.6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7" calcext:value-type="float">
            <text:p>2092007</text:p>
          </table:table-cell>
          <table:table-cell office:value-type="float" office:value="221.5058" calcext:value-type="float">
            <text:p>221.5058</text:p>
          </table:table-cell>
          <table:table-cell office:value-type="float" office:value="13396.52" calcext:value-type="float">
            <text:p>13396.52</text:p>
          </table:table-cell>
          <table:table-cell office:value-type="float" office:value="0" calcext:value-type="float">
            <text:p>0</text:p>
          </table:table-cell>
          <table:table-cell office:value-type="float" office:value="29.67085" calcext:value-type="float">
            <text:p>29.67085</text:p>
          </table:table-cell>
          <table:table-cell office:value-type="float" office:value="-509.0909" calcext:value-type="float">
            <text:p>-509.0909</text:p>
          </table:table-cell>
          <table:table-cell office:value-type="float" office:value="1514.919" calcext:value-type="float">
            <text:p>1514.919</text:p>
          </table:table-cell>
          <table:table-cell office:value-type="float" office:value="-121.5035" calcext:value-type="float">
            <text:p>-121.5035</text:p>
          </table:table-cell>
          <table:table-cell office:value-type="float" office:value="94.45477" calcext:value-type="float">
            <text:p>94.45477</text:p>
          </table:table-cell>
          <table:table-cell office:value-type="float" office:value="4.284276" calcext:value-type="float">
            <text:p>4.284276</text:p>
          </table:table-cell>
          <table:table-cell office:value-type="float" office:value="0.04944587" calcext:value-type="float">
            <text:p>0.04944587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6047081" calcext:value-type="float">
            <text:p>0.6047081</text:p>
          </table:table-cell>
          <table:table-cell office:value-type="float" office:value="370" calcext:value-type="float">
            <text:p>370</text:p>
          </table:table-cell>
          <table:table-cell office:value-type="float" office:value="928.8251" calcext:value-type="float">
            <text:p>928.8251</text:p>
          </table:table-cell>
          <table:table-cell office:value-type="float" office:value="0" calcext:value-type="float">
            <text:p>0</text:p>
          </table:table-cell>
          <table:table-cell office:value-type="float" office:value="372.7844" calcext:value-type="float">
            <text:p>372.7844</text:p>
          </table:table-cell>
          <table:table-cell office:value-type="float" office:value="1301.525" calcext:value-type="float">
            <text:p>1301.525</text:p>
          </table:table-cell>
          <table:table-cell office:value-type="float" office:value="1575.276" calcext:value-type="float">
            <text:p>1575.276</text:p>
          </table:table-cell>
          <table:table-cell office:value-type="float" office:value="1232.702" calcext:value-type="float">
            <text:p>1232.702</text:p>
          </table:table-cell>
          <table:table-cell office:value-type="float" office:value="732.3796" calcext:value-type="float">
            <text:p>732.3796</text:p>
          </table:table-cell>
          <table:table-cell office:value-type="float" office:value="1102.657" calcext:value-type="float">
            <text:p>1102.657</text:p>
          </table:table-cell>
          <table:table-cell office:value-type="float" office:value="409.6425" calcext:value-type="float">
            <text:p>409.6425</text:p>
          </table:table-cell>
          <table:table-cell office:value-type="float" office:value="1823.485" calcext:value-type="float">
            <text:p>1823.485</text:p>
          </table:table-cell>
          <table:table-cell office:value-type="float" office:value="2065.56" calcext:value-type="float">
            <text:p>2065.56</text:p>
          </table:table-cell>
          <table:table-cell office:value-type="float" office:value="1656.956" calcext:value-type="float">
            <text:p>1656.956</text:p>
          </table:table-cell>
          <table:table-cell office:value-type="float" office:value="584.0786" calcext:value-type="float">
            <text:p>584.0786</text:p>
          </table:table-cell>
          <table:table-cell office:value-type="float" office:value="578.3096" calcext:value-type="float">
            <text:p>578.3096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1" calcext:value-type="float">
            <text:p>35.67011</text:p>
          </table:table-cell>
          <table:table-cell office:value-type="float" office:value="0" calcext:value-type="float">
            <text:p>0</text:p>
          </table:table-cell>
          <table:table-cell office:value-type="float" office:value="-0.03872576" calcext:value-type="float">
            <text:p>-0.03872576</text:p>
          </table:table-cell>
          <table:table-cell office:value-type="float" office:value="0" calcext:value-type="float">
            <text:p>0</text:p>
          </table:table-cell>
          <table:table-cell office:value-type="float" office:value="7.046458" calcext:value-type="float">
            <text:p>7.046458</text:p>
          </table:table-cell>
          <table:table-cell office:value-type="float" office:value="2113.27" calcext:value-type="float">
            <text:p>2113.27</text:p>
          </table:table-cell>
          <table:table-cell office:value-type="float" office:value="-795.2563" calcext:value-type="float">
            <text:p>-795.2563</text:p>
          </table:table-cell>
          <table:table-cell office:value-type="float" office:value="1318.014" calcext:value-type="float">
            <text:p>1318.014</text:p>
          </table:table-cell>
          <table:table-cell office:value-type="float" office:value="-399.3129" calcext:value-type="float">
            <text:p>-399.3129</text:p>
          </table:table-cell>
          <table:table-cell office:value-type="float" office:value="0" calcext:value-type="float">
            <text:p>0</text:p>
          </table:table-cell>
          <table:table-cell office:value-type="float" office:value="17.4936" calcext:value-type="float">
            <text:p>17.4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7" calcext:value-type="float">
            <text:p>3092007</text:p>
          </table:table-cell>
          <table:table-cell office:value-type="float" office:value="226.002" calcext:value-type="float">
            <text:p>226.002</text:p>
          </table:table-cell>
          <table:table-cell office:value-type="float" office:value="13396.06" calcext:value-type="float">
            <text:p>13396.06</text:p>
          </table:table-cell>
          <table:table-cell office:value-type="float" office:value="0" calcext:value-type="float">
            <text:p>0</text:p>
          </table:table-cell>
          <table:table-cell office:value-type="float" office:value="34.97791" calcext:value-type="float">
            <text:p>34.97791</text:p>
          </table:table-cell>
          <table:table-cell office:value-type="float" office:value="-511.1428" calcext:value-type="float">
            <text:p>-511.1428</text:p>
          </table:table-cell>
          <table:table-cell office:value-type="float" office:value="1520.922" calcext:value-type="float">
            <text:p>1520.922</text:p>
          </table:table-cell>
          <table:table-cell office:value-type="float" office:value="-122.2656" calcext:value-type="float">
            <text:p>-122.2656</text:p>
          </table:table-cell>
          <table:table-cell office:value-type="float" office:value="93.80862" calcext:value-type="float">
            <text:p>93.80862</text:p>
          </table:table-cell>
          <table:table-cell office:value-type="float" office:value="8.606585" calcext:value-type="float">
            <text:p>8.606585</text:p>
          </table:table-cell>
          <table:table-cell office:value-type="float" office:value="0.05086581" calcext:value-type="float">
            <text:p>0.05086581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6031498" calcext:value-type="float">
            <text:p>0.6031498</text:p>
          </table:table-cell>
          <table:table-cell office:value-type="float" office:value="370" calcext:value-type="float">
            <text:p>370</text:p>
          </table:table-cell>
          <table:table-cell office:value-type="float" office:value="931.5775" calcext:value-type="float">
            <text:p>931.5775</text:p>
          </table:table-cell>
          <table:table-cell office:value-type="float" office:value="0" calcext:value-type="float">
            <text:p>0</text:p>
          </table:table-cell>
          <table:table-cell office:value-type="float" office:value="372.9209" calcext:value-type="float">
            <text:p>372.9209</text:p>
          </table:table-cell>
          <table:table-cell office:value-type="float" office:value="1301.401" calcext:value-type="float">
            <text:p>1301.401</text:p>
          </table:table-cell>
          <table:table-cell office:value-type="float" office:value="1575.041" calcext:value-type="float">
            <text:p>1575.041</text:p>
          </table:table-cell>
          <table:table-cell office:value-type="float" office:value="1232.725" calcext:value-type="float">
            <text:p>1232.725</text:p>
          </table:table-cell>
          <table:table-cell office:value-type="float" office:value="732.4494" calcext:value-type="float">
            <text:p>732.4494</text:p>
          </table:table-cell>
          <table:table-cell office:value-type="float" office:value="1102.649" calcext:value-type="float">
            <text:p>1102.649</text:p>
          </table:table-cell>
          <table:table-cell office:value-type="float" office:value="409.6317" calcext:value-type="float">
            <text:p>409.6317</text:p>
          </table:table-cell>
          <table:table-cell office:value-type="float" office:value="1823.433" calcext:value-type="float">
            <text:p>1823.433</text:p>
          </table:table-cell>
          <table:table-cell office:value-type="float" office:value="2065.518" calcext:value-type="float">
            <text:p>2065.518</text:p>
          </table:table-cell>
          <table:table-cell office:value-type="float" office:value="1656.927" calcext:value-type="float">
            <text:p>1656.927</text:p>
          </table:table-cell>
          <table:table-cell office:value-type="float" office:value="584.0713" calcext:value-type="float">
            <text:p>584.0713</text:p>
          </table:table-cell>
          <table:table-cell office:value-type="float" office:value="578.2994" calcext:value-type="float">
            <text:p>578.2994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1" calcext:value-type="float">
            <text:p>35.67011</text:p>
          </table:table-cell>
          <table:table-cell office:value-type="float" office:value="0" calcext:value-type="float">
            <text:p>0</text:p>
          </table:table-cell>
          <table:table-cell office:value-type="float" office:value="-0.03875081" calcext:value-type="float">
            <text:p>-0.03875081</text:p>
          </table:table-cell>
          <table:table-cell office:value-type="float" office:value="0" calcext:value-type="float">
            <text:p>0</text:p>
          </table:table-cell>
          <table:table-cell office:value-type="float" office:value="6.896011" calcext:value-type="float">
            <text:p>6.896011</text:p>
          </table:table-cell>
          <table:table-cell office:value-type="float" office:value="2129.648" calcext:value-type="float">
            <text:p>2129.648</text:p>
          </table:table-cell>
          <table:table-cell office:value-type="float" office:value="-807.5908" calcext:value-type="float">
            <text:p>-807.5908</text:p>
          </table:table-cell>
          <table:table-cell office:value-type="float" office:value="1322.057" calcext:value-type="float">
            <text:p>1322.057</text:p>
          </table:table-cell>
          <table:table-cell office:value-type="float" office:value="-400.4734" calcext:value-type="float">
            <text:p>-400.4734</text:p>
          </table:table-cell>
          <table:table-cell office:value-type="float" office:value="0" calcext:value-type="float">
            <text:p>0</text:p>
          </table:table-cell>
          <table:table-cell office:value-type="float" office:value="17.36322" calcext:value-type="float">
            <text:p>17.36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7" calcext:value-type="float">
            <text:p>4092007</text:p>
          </table:table-cell>
          <table:table-cell office:value-type="float" office:value="231.4034" calcext:value-type="float">
            <text:p>231.4034</text:p>
          </table:table-cell>
          <table:table-cell office:value-type="float" office:value="13395.59" calcext:value-type="float">
            <text:p>13395.59</text:p>
          </table:table-cell>
          <table:table-cell office:value-type="float" office:value="0" calcext:value-type="float">
            <text:p>0</text:p>
          </table:table-cell>
          <table:table-cell office:value-type="float" office:value="41.174" calcext:value-type="float">
            <text:p>41.174</text:p>
          </table:table-cell>
          <table:table-cell office:value-type="float" office:value="-513.2111" calcext:value-type="float">
            <text:p>-513.2111</text:p>
          </table:table-cell>
          <table:table-cell office:value-type="float" office:value="1526.718" calcext:value-type="float">
            <text:p>1526.718</text:p>
          </table:table-cell>
          <table:table-cell office:value-type="float" office:value="-123.0432" calcext:value-type="float">
            <text:p>-123.0432</text:p>
          </table:table-cell>
          <table:table-cell office:value-type="float" office:value="93.14862" calcext:value-type="float">
            <text:p>93.14862</text:p>
          </table:table-cell>
          <table:table-cell office:value-type="float" office:value="13.8034" calcext:value-type="float">
            <text:p>13.8034</text:p>
          </table:table-cell>
          <table:table-cell office:value-type="float" office:value="0.05236514" calcext:value-type="float">
            <text:p>0.05236514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6014884" calcext:value-type="float">
            <text:p>0.6014884</text:p>
          </table:table-cell>
          <table:table-cell office:value-type="float" office:value="370" calcext:value-type="float">
            <text:p>370</text:p>
          </table:table-cell>
          <table:table-cell office:value-type="float" office:value="933.8622" calcext:value-type="float">
            <text:p>933.8622</text:p>
          </table:table-cell>
          <table:table-cell office:value-type="float" office:value="0" calcext:value-type="float">
            <text:p>0</text:p>
          </table:table-cell>
          <table:table-cell office:value-type="float" office:value="373.0662" calcext:value-type="float">
            <text:p>373.0662</text:p>
          </table:table-cell>
          <table:table-cell office:value-type="float" office:value="1301.285" calcext:value-type="float">
            <text:p>1301.285</text:p>
          </table:table-cell>
          <table:table-cell office:value-type="float" office:value="1574.813" calcext:value-type="float">
            <text:p>1574.813</text:p>
          </table:table-cell>
          <table:table-cell office:value-type="float" office:value="1232.749" calcext:value-type="float">
            <text:p>1232.749</text:p>
          </table:table-cell>
          <table:table-cell office:value-type="float" office:value="732.5225" calcext:value-type="float">
            <text:p>732.5225</text:p>
          </table:table-cell>
          <table:table-cell office:value-type="float" office:value="1102.641" calcext:value-type="float">
            <text:p>1102.641</text:p>
          </table:table-cell>
          <table:table-cell office:value-type="float" office:value="409.6213" calcext:value-type="float">
            <text:p>409.6213</text:p>
          </table:table-cell>
          <table:table-cell office:value-type="float" office:value="1823.38" calcext:value-type="float">
            <text:p>1823.38</text:p>
          </table:table-cell>
          <table:table-cell office:value-type="float" office:value="2065.477" calcext:value-type="float">
            <text:p>2065.477</text:p>
          </table:table-cell>
          <table:table-cell office:value-type="float" office:value="1656.899" calcext:value-type="float">
            <text:p>1656.899</text:p>
          </table:table-cell>
          <table:table-cell office:value-type="float" office:value="584.0641" calcext:value-type="float">
            <text:p>584.0641</text:p>
          </table:table-cell>
          <table:table-cell office:value-type="float" office:value="578.2894" calcext:value-type="float">
            <text:p>578.2894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1" calcext:value-type="float">
            <text:p>35.67011</text:p>
          </table:table-cell>
          <table:table-cell office:value-type="float" office:value="0" calcext:value-type="float">
            <text:p>0</text:p>
          </table:table-cell>
          <table:table-cell office:value-type="float" office:value="-0.03877436" calcext:value-type="float">
            <text:p>-0.03877436</text:p>
          </table:table-cell>
          <table:table-cell office:value-type="float" office:value="0" calcext:value-type="float">
            <text:p>0</text:p>
          </table:table-cell>
          <table:table-cell office:value-type="float" office:value="6.755133" calcext:value-type="float">
            <text:p>6.755133</text:p>
          </table:table-cell>
          <table:table-cell office:value-type="float" office:value="2145.125" calcext:value-type="float">
            <text:p>2145.125</text:p>
          </table:table-cell>
          <table:table-cell office:value-type="float" office:value="-819.4856" calcext:value-type="float">
            <text:p>-819.4856</text:p>
          </table:table-cell>
          <table:table-cell office:value-type="float" office:value="1325.639" calcext:value-type="float">
            <text:p>1325.639</text:p>
          </table:table-cell>
          <table:table-cell office:value-type="float" office:value="-401.6243" calcext:value-type="float">
            <text:p>-401.6243</text:p>
          </table:table-cell>
          <table:table-cell office:value-type="float" office:value="0" calcext:value-type="float">
            <text:p>0</text:p>
          </table:table-cell>
          <table:table-cell office:value-type="float" office:value="17.22167" calcext:value-type="float">
            <text:p>17.2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7" calcext:value-type="float">
            <text:p>5092007</text:p>
          </table:table-cell>
          <table:table-cell office:value-type="float" office:value="235.7728" calcext:value-type="float">
            <text:p>235.7728</text:p>
          </table:table-cell>
          <table:table-cell office:value-type="float" office:value="13395.13" calcext:value-type="float">
            <text:p>13395.13</text:p>
          </table:table-cell>
          <table:table-cell office:value-type="float" office:value="0" calcext:value-type="float">
            <text:p>0</text:p>
          </table:table-cell>
          <table:table-cell office:value-type="float" office:value="46.32139" calcext:value-type="float">
            <text:p>46.32139</text:p>
          </table:table-cell>
          <table:table-cell office:value-type="float" office:value="-515.1631" calcext:value-type="float">
            <text:p>-515.1631</text:p>
          </table:table-cell>
          <table:table-cell office:value-type="float" office:value="1531.737" calcext:value-type="float">
            <text:p>1531.737</text:p>
          </table:table-cell>
          <table:table-cell office:value-type="float" office:value="-123.7" calcext:value-type="float">
            <text:p>-123.7</text:p>
          </table:table-cell>
          <table:table-cell office:value-type="float" office:value="92.53912" calcext:value-type="float">
            <text:p>92.53912</text:p>
          </table:table-cell>
          <table:table-cell office:value-type="float" office:value="18.11084" calcext:value-type="float">
            <text:p>18.11084</text:p>
          </table:table-cell>
          <table:table-cell office:value-type="float" office:value="0.05389481" calcext:value-type="float">
            <text:p>0.05389481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5996906" calcext:value-type="float">
            <text:p>0.5996906</text:p>
          </table:table-cell>
          <table:table-cell office:value-type="float" office:value="370" calcext:value-type="float">
            <text:p>370</text:p>
          </table:table-cell>
          <table:table-cell office:value-type="float" office:value="936.8558" calcext:value-type="float">
            <text:p>936.8558</text:p>
          </table:table-cell>
          <table:table-cell office:value-type="float" office:value="0" calcext:value-type="float">
            <text:p>0</text:p>
          </table:table-cell>
          <table:table-cell office:value-type="float" office:value="373.1952" calcext:value-type="float">
            <text:p>373.1952</text:p>
          </table:table-cell>
          <table:table-cell office:value-type="float" office:value="1301.139" calcext:value-type="float">
            <text:p>1301.139</text:p>
          </table:table-cell>
          <table:table-cell office:value-type="float" office:value="1574.565" calcext:value-type="float">
            <text:p>1574.565</text:p>
          </table:table-cell>
          <table:table-cell office:value-type="float" office:value="1232.755" calcext:value-type="float">
            <text:p>1232.755</text:p>
          </table:table-cell>
          <table:table-cell office:value-type="float" office:value="732.5683" calcext:value-type="float">
            <text:p>732.5683</text:p>
          </table:table-cell>
          <table:table-cell office:value-type="float" office:value="1102.619" calcext:value-type="float">
            <text:p>1102.619</text:p>
          </table:table-cell>
          <table:table-cell office:value-type="float" office:value="409.6071" calcext:value-type="float">
            <text:p>409.6071</text:p>
          </table:table-cell>
          <table:table-cell office:value-type="float" office:value="1823.323" calcext:value-type="float">
            <text:p>1823.323</text:p>
          </table:table-cell>
          <table:table-cell office:value-type="float" office:value="2065.433" calcext:value-type="float">
            <text:p>2065.433</text:p>
          </table:table-cell>
          <table:table-cell office:value-type="float" office:value="1656.869" calcext:value-type="float">
            <text:p>1656.869</text:p>
          </table:table-cell>
          <table:table-cell office:value-type="float" office:value="584.056" calcext:value-type="float">
            <text:p>584.056</text:p>
          </table:table-cell>
          <table:table-cell office:value-type="float" office:value="578.2766" calcext:value-type="float">
            <text:p>578.2766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1" calcext:value-type="float">
            <text:p>35.67011</text:p>
          </table:table-cell>
          <table:table-cell office:value-type="float" office:value="0" calcext:value-type="float">
            <text:p>0</text:p>
          </table:table-cell>
          <table:table-cell office:value-type="float" office:value="-0.03879625" calcext:value-type="float">
            <text:p>-0.03879625</text:p>
          </table:table-cell>
          <table:table-cell office:value-type="float" office:value="0" calcext:value-type="float">
            <text:p>0</text:p>
          </table:table-cell>
          <table:table-cell office:value-type="float" office:value="6.645457" calcext:value-type="float">
            <text:p>6.645457</text:p>
          </table:table-cell>
          <table:table-cell office:value-type="float" office:value="2159.719" calcext:value-type="float">
            <text:p>2159.719</text:p>
          </table:table-cell>
          <table:table-cell office:value-type="float" office:value="-829.7881" calcext:value-type="float">
            <text:p>-829.7881</text:p>
          </table:table-cell>
          <table:table-cell office:value-type="float" office:value="1329.931" calcext:value-type="float">
            <text:p>1329.931</text:p>
          </table:table-cell>
          <table:table-cell office:value-type="float" office:value="-402.7578" calcext:value-type="float">
            <text:p>-402.7578</text:p>
          </table:table-cell>
          <table:table-cell office:value-type="float" office:value="0" calcext:value-type="float">
            <text:p>0</text:p>
          </table:table-cell>
          <table:table-cell office:value-type="float" office:value="17.05807" calcext:value-type="float">
            <text:p>17.05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7" calcext:value-type="float">
            <text:p>6092007</text:p>
          </table:table-cell>
          <table:table-cell office:value-type="float" office:value="235.4603" calcext:value-type="float">
            <text:p>235.4603</text:p>
          </table:table-cell>
          <table:table-cell office:value-type="float" office:value="13394.67" calcext:value-type="float">
            <text:p>13394.67</text:p>
          </table:table-cell>
          <table:table-cell office:value-type="float" office:value="0" calcext:value-type="float">
            <text:p>0</text:p>
          </table:table-cell>
          <table:table-cell office:value-type="float" office:value="46.79002" calcext:value-type="float">
            <text:p>46.79002</text:p>
          </table:table-cell>
          <table:table-cell office:value-type="float" office:value="-516.8502" calcext:value-type="float">
            <text:p>-516.8502</text:p>
          </table:table-cell>
          <table:table-cell office:value-type="float" office:value="1536.088" calcext:value-type="float">
            <text:p>1536.088</text:p>
          </table:table-cell>
          <table:table-cell office:value-type="float" office:value="-124.06" calcext:value-type="float">
            <text:p>-124.06</text:p>
          </table:table-cell>
          <table:table-cell office:value-type="float" office:value="92.00615" calcext:value-type="float">
            <text:p>92.00615</text:p>
          </table:table-cell>
          <table:table-cell office:value-type="float" office:value="18.1076" calcext:value-type="float">
            <text:p>18.1076</text:p>
          </table:table-cell>
          <table:table-cell office:value-type="float" office:value="0.05541184" calcext:value-type="float">
            <text:p>0.05541184</text:p>
          </table:table-cell>
          <table:table-cell office:value-type="float" office:value="1.407171" calcext:value-type="float">
            <text:p>1.407171</text:p>
          </table:table-cell>
          <table:table-cell office:value-type="float" office:value="0.06239798" calcext:value-type="float">
            <text:p>0.06239798</text:p>
          </table:table-cell>
          <table:table-cell office:value-type="float" office:value="0.006225973" calcext:value-type="float">
            <text:p>0.006225973</text:p>
          </table:table-cell>
          <table:table-cell office:value-type="float" office:value="0.5977284" calcext:value-type="float">
            <text:p>0.5977284</text:p>
          </table:table-cell>
          <table:table-cell office:value-type="float" office:value="370" calcext:value-type="float">
            <text:p>370</text:p>
          </table:table-cell>
          <table:table-cell office:value-type="float" office:value="943.2444" calcext:value-type="float">
            <text:p>943.2444</text:p>
          </table:table-cell>
          <table:table-cell office:value-type="float" office:value="0" calcext:value-type="float">
            <text:p>0</text:p>
          </table:table-cell>
          <table:table-cell office:value-type="float" office:value="373.2852" calcext:value-type="float">
            <text:p>373.2852</text:p>
          </table:table-cell>
          <table:table-cell office:value-type="float" office:value="1300.916" calcext:value-type="float">
            <text:p>1300.916</text:p>
          </table:table-cell>
          <table:table-cell office:value-type="float" office:value="1574.261" calcext:value-type="float">
            <text:p>1574.261</text:p>
          </table:table-cell>
          <table:table-cell office:value-type="float" office:value="1232.703" calcext:value-type="float">
            <text:p>1232.703</text:p>
          </table:table-cell>
          <table:table-cell office:value-type="float" office:value="732.5447" calcext:value-type="float">
            <text:p>732.5447</text:p>
          </table:table-cell>
          <table:table-cell office:value-type="float" office:value="1102.565" calcext:value-type="float">
            <text:p>1102.565</text:p>
          </table:table-cell>
          <table:table-cell office:value-type="float" office:value="409.582" calcext:value-type="float">
            <text:p>409.582</text:p>
          </table:table-cell>
          <table:table-cell office:value-type="float" office:value="1823.259" calcext:value-type="float">
            <text:p>1823.259</text:p>
          </table:table-cell>
          <table:table-cell office:value-type="float" office:value="2065.381" calcext:value-type="float">
            <text:p>2065.381</text:p>
          </table:table-cell>
          <table:table-cell office:value-type="float" office:value="1656.834" calcext:value-type="float">
            <text:p>1656.834</text:p>
          </table:table-cell>
          <table:table-cell office:value-type="float" office:value="584.045" calcext:value-type="float">
            <text:p>584.045</text:p>
          </table:table-cell>
          <table:table-cell office:value-type="float" office:value="578.2591" calcext:value-type="float">
            <text:p>578.2591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701" calcext:value-type="float">
            <text:p>35.6701</text:p>
          </table:table-cell>
          <table:table-cell office:value-type="float" office:value="0" calcext:value-type="float">
            <text:p>0</text:p>
          </table:table-cell>
          <table:table-cell office:value-type="float" office:value="-0.03882058" calcext:value-type="float">
            <text:p>-0.03882058</text:p>
          </table:table-cell>
          <table:table-cell office:value-type="float" office:value="0" calcext:value-type="float">
            <text:p>0</text:p>
          </table:table-cell>
          <table:table-cell office:value-type="float" office:value="6.645457" calcext:value-type="float">
            <text:p>6.645457</text:p>
          </table:table-cell>
          <table:table-cell office:value-type="float" office:value="2173.341" calcext:value-type="float">
            <text:p>2173.341</text:p>
          </table:table-cell>
          <table:table-cell office:value-type="float" office:value="-835.6932" calcext:value-type="float">
            <text:p>-835.6932</text:p>
          </table:table-cell>
          <table:table-cell office:value-type="float" office:value="1337.648" calcext:value-type="float">
            <text:p>1337.648</text:p>
          </table:table-cell>
          <table:table-cell office:value-type="float" office:value="-403.9029" calcext:value-type="float">
            <text:p>-403.9029</text:p>
          </table:table-cell>
          <table:table-cell office:value-type="float" office:value="0" calcext:value-type="float">
            <text:p>0</text:p>
          </table:table-cell>
          <table:table-cell office:value-type="float" office:value="16.87126" calcext:value-type="float">
            <text:p>16.87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7" calcext:value-type="float">
            <text:p>7092007</text:p>
          </table:table-cell>
          <table:table-cell office:value-type="float" office:value="234.9813" calcext:value-type="float">
            <text:p>234.9813</text:p>
          </table:table-cell>
          <table:table-cell office:value-type="float" office:value="13394.24" calcext:value-type="float">
            <text:p>13394.24</text:p>
          </table:table-cell>
          <table:table-cell office:value-type="float" office:value="0" calcext:value-type="float">
            <text:p>0</text:p>
          </table:table-cell>
          <table:table-cell office:value-type="float" office:value="47.28647" calcext:value-type="float">
            <text:p>47.28647</text:p>
          </table:table-cell>
          <table:table-cell office:value-type="float" office:value="-518.1011" calcext:value-type="float">
            <text:p>-518.1011</text:p>
          </table:table-cell>
          <table:table-cell office:value-type="float" office:value="1532.719" calcext:value-type="float">
            <text:p>1532.719</text:p>
          </table:table-cell>
          <table:table-cell office:value-type="float" office:value="-124.4344" calcext:value-type="float">
            <text:p>-124.4344</text:p>
          </table:table-cell>
          <table:table-cell office:value-type="float" office:value="91.85239" calcext:value-type="float">
            <text:p>91.85239</text:p>
          </table:table-cell>
          <table:table-cell office:value-type="float" office:value="18.07617" calcext:value-type="float">
            <text:p>18.07617</text:p>
          </table:table-cell>
          <table:table-cell office:value-type="float" office:value="0.05596275" calcext:value-type="float">
            <text:p>0.05596275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6" calcext:value-type="float">
            <text:p>0.06250996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46.9971" calcext:value-type="float">
            <text:p>946.9971</text:p>
          </table:table-cell>
          <table:table-cell office:value-type="float" office:value="0" calcext:value-type="float">
            <text:p>0</text:p>
          </table:table-cell>
          <table:table-cell office:value-type="float" office:value="373.3012" calcext:value-type="float">
            <text:p>373.3012</text:p>
          </table:table-cell>
          <table:table-cell office:value-type="float" office:value="1300.64" calcext:value-type="float">
            <text:p>1300.64</text:p>
          </table:table-cell>
          <table:table-cell office:value-type="float" office:value="1573.984" calcext:value-type="float">
            <text:p>1573.984</text:p>
          </table:table-cell>
          <table:table-cell office:value-type="float" office:value="1232.662" calcext:value-type="float">
            <text:p>1232.662</text:p>
          </table:table-cell>
          <table:table-cell office:value-type="float" office:value="732.5074" calcext:value-type="float">
            <text:p>732.5074</text:p>
          </table:table-cell>
          <table:table-cell office:value-type="float" office:value="1102.512" calcext:value-type="float">
            <text:p>1102.512</text:p>
          </table:table-cell>
          <table:table-cell office:value-type="float" office:value="409.5598" calcext:value-type="float">
            <text:p>409.5598</text:p>
          </table:table-cell>
          <table:table-cell office:value-type="float" office:value="1823.192" calcext:value-type="float">
            <text:p>1823.192</text:p>
          </table:table-cell>
          <table:table-cell office:value-type="float" office:value="2065.326" calcext:value-type="float">
            <text:p>2065.326</text:p>
          </table:table-cell>
          <table:table-cell office:value-type="float" office:value="1656.797" calcext:value-type="float">
            <text:p>1656.797</text:p>
          </table:table-cell>
          <table:table-cell office:value-type="float" office:value="584.033" calcext:value-type="float">
            <text:p>584.033</text:p>
          </table:table-cell>
          <table:table-cell office:value-type="float" office:value="578.2417" calcext:value-type="float">
            <text:p>578.2417</text:p>
          </table:table-cell>
          <table:table-cell office:value-type="float" office:value="142.7169" calcext:value-type="float">
            <text:p>142.7169</text:p>
          </table:table-cell>
          <table:table-cell office:value-type="float" office:value="35.66998" calcext:value-type="float">
            <text:p>35.66998</text:p>
          </table:table-cell>
          <table:table-cell office:value-type="float" office:value="0" calcext:value-type="float">
            <text:p>0</text:p>
          </table:table-cell>
          <table:table-cell office:value-type="float" office:value="-0.03883837" calcext:value-type="float">
            <text:p>-0.03883837</text:p>
          </table:table-cell>
          <table:table-cell office:value-type="float" office:value="0" calcext:value-type="float">
            <text:p>0</text:p>
          </table:table-cell>
          <table:table-cell office:value-type="float" office:value="6.645457" calcext:value-type="float">
            <text:p>6.645457</text:p>
          </table:table-cell>
          <table:table-cell office:value-type="float" office:value="2182.762" calcext:value-type="float">
            <text:p>2182.762</text:p>
          </table:table-cell>
          <table:table-cell office:value-type="float" office:value="-840.4429" calcext:value-type="float">
            <text:p>-840.4429</text:p>
          </table:table-cell>
          <table:table-cell office:value-type="float" office:value="1342.32" calcext:value-type="float">
            <text:p>1342.32</text:p>
          </table:table-cell>
          <table:table-cell office:value-type="float" office:value="-405.1974" calcext:value-type="float">
            <text:p>-405.1974</text:p>
          </table:table-cell>
          <table:table-cell office:value-type="float" office:value="0" calcext:value-type="float">
            <text:p>0</text:p>
          </table:table-cell>
          <table:table-cell office:value-type="float" office:value="17.28349" calcext:value-type="float">
            <text:p>17.28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7" calcext:value-type="float">
            <text:p>8092007</text:p>
          </table:table-cell>
          <table:table-cell office:value-type="float" office:value="234.531" calcext:value-type="float">
            <text:p>234.531</text:p>
          </table:table-cell>
          <table:table-cell office:value-type="float" office:value="13393.85" calcext:value-type="float">
            <text:p>13393.85</text:p>
          </table:table-cell>
          <table:table-cell office:value-type="float" office:value="0" calcext:value-type="float">
            <text:p>0</text:p>
          </table:table-cell>
          <table:table-cell office:value-type="float" office:value="47.8178" calcext:value-type="float">
            <text:p>47.8178</text:p>
          </table:table-cell>
          <table:table-cell office:value-type="float" office:value="-519.3855" calcext:value-type="float">
            <text:p>-519.3855</text:p>
          </table:table-cell>
          <table:table-cell office:value-type="float" office:value="1535.035" calcext:value-type="float">
            <text:p>1535.035</text:p>
          </table:table-cell>
          <table:table-cell office:value-type="float" office:value="-124.8133" calcext:value-type="float">
            <text:p>-124.8133</text:p>
          </table:table-cell>
          <table:table-cell office:value-type="float" office:value="91.88582" calcext:value-type="float">
            <text:p>91.88582</text:p>
          </table:table-cell>
          <table:table-cell office:value-type="float" office:value="18.05275" calcext:value-type="float">
            <text:p>18.05275</text:p>
          </table:table-cell>
          <table:table-cell office:value-type="float" office:value="0.05618083" calcext:value-type="float">
            <text:p>0.05618083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6" calcext:value-type="float">
            <text:p>0.06250996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52.4508" calcext:value-type="float">
            <text:p>952.4508</text:p>
          </table:table-cell>
          <table:table-cell office:value-type="float" office:value="0" calcext:value-type="float">
            <text:p>0</text:p>
          </table:table-cell>
          <table:table-cell office:value-type="float" office:value="373.3296" calcext:value-type="float">
            <text:p>373.3296</text:p>
          </table:table-cell>
          <table:table-cell office:value-type="float" office:value="1300.381" calcext:value-type="float">
            <text:p>1300.381</text:p>
          </table:table-cell>
          <table:table-cell office:value-type="float" office:value="1573.657" calcext:value-type="float">
            <text:p>1573.657</text:p>
          </table:table-cell>
          <table:table-cell office:value-type="float" office:value="1232.631" calcext:value-type="float">
            <text:p>1232.631</text:p>
          </table:table-cell>
          <table:table-cell office:value-type="float" office:value="732.5041" calcext:value-type="float">
            <text:p>732.5041</text:p>
          </table:table-cell>
          <table:table-cell office:value-type="float" office:value="1102.476" calcext:value-type="float">
            <text:p>1102.476</text:p>
          </table:table-cell>
          <table:table-cell office:value-type="float" office:value="409.5474" calcext:value-type="float">
            <text:p>409.5474</text:p>
          </table:table-cell>
          <table:table-cell office:value-type="float" office:value="1823.13" calcext:value-type="float">
            <text:p>1823.13</text:p>
          </table:table-cell>
          <table:table-cell office:value-type="float" office:value="2065.275" calcext:value-type="float">
            <text:p>2065.275</text:p>
          </table:table-cell>
          <table:table-cell office:value-type="float" office:value="1656.763" calcext:value-type="float">
            <text:p>1656.763</text:p>
          </table:table-cell>
          <table:table-cell office:value-type="float" office:value="584.0245" calcext:value-type="float">
            <text:p>584.0245</text:p>
          </table:table-cell>
          <table:table-cell office:value-type="float" office:value="578.228" calcext:value-type="float">
            <text:p>578.228</text:p>
          </table:table-cell>
          <table:table-cell office:value-type="float" office:value="142.7169" calcext:value-type="float">
            <text:p>142.7169</text:p>
          </table:table-cell>
          <table:table-cell office:value-type="float" office:value="35.66997" calcext:value-type="float">
            <text:p>35.66997</text:p>
          </table:table-cell>
          <table:table-cell office:value-type="float" office:value="0" calcext:value-type="float">
            <text:p>0</text:p>
          </table:table-cell>
          <table:table-cell office:value-type="float" office:value="-0.03895876" calcext:value-type="float">
            <text:p>-0.03895876</text:p>
          </table:table-cell>
          <table:table-cell office:value-type="float" office:value="0" calcext:value-type="float">
            <text:p>0</text:p>
          </table:table-cell>
          <table:table-cell office:value-type="float" office:value="6.645457" calcext:value-type="float">
            <text:p>6.645457</text:p>
          </table:table-cell>
          <table:table-cell office:value-type="float" office:value="2193.268" calcext:value-type="float">
            <text:p>2193.268</text:p>
          </table:table-cell>
          <table:table-cell office:value-type="float" office:value="-844.6033" calcext:value-type="float">
            <text:p>-844.6033</text:p>
          </table:table-cell>
          <table:table-cell office:value-type="float" office:value="1348.665" calcext:value-type="float">
            <text:p>1348.665</text:p>
          </table:table-cell>
          <table:table-cell office:value-type="float" office:value="-406.4875" calcext:value-type="float">
            <text:p>-406.4875</text:p>
          </table:table-cell>
          <table:table-cell office:value-type="float" office:value="0" calcext:value-type="float">
            <text:p>0</text:p>
          </table:table-cell>
          <table:table-cell office:value-type="float" office:value="17.66103" calcext:value-type="float">
            <text:p>17.66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7" calcext:value-type="float">
            <text:p>9092007</text:p>
          </table:table-cell>
          <table:table-cell office:value-type="float" office:value="234.1843" calcext:value-type="float">
            <text:p>234.1843</text:p>
          </table:table-cell>
          <table:table-cell office:value-type="float" office:value="13393.5" calcext:value-type="float">
            <text:p>13393.5</text:p>
          </table:table-cell>
          <table:table-cell office:value-type="float" office:value="0" calcext:value-type="float">
            <text:p>0</text:p>
          </table:table-cell>
          <table:table-cell office:value-type="float" office:value="48.36219" calcext:value-type="float">
            <text:p>48.36219</text:p>
          </table:table-cell>
          <table:table-cell office:value-type="float" office:value="-521.1671" calcext:value-type="float">
            <text:p>-521.1671</text:p>
          </table:table-cell>
          <table:table-cell office:value-type="float" office:value="1540.176" calcext:value-type="float">
            <text:p>1540.176</text:p>
          </table:table-cell>
          <table:table-cell office:value-type="float" office:value="-125.1843" calcext:value-type="float">
            <text:p>-125.1843</text:p>
          </table:table-cell>
          <table:table-cell office:value-type="float" office:value="91.90855" calcext:value-type="float">
            <text:p>91.90855</text:p>
          </table:table-cell>
          <table:table-cell office:value-type="float" office:value="18.02951" calcext:value-type="float">
            <text:p>18.02951</text:p>
          </table:table-cell>
          <table:table-cell office:value-type="float" office:value="0.05650831" calcext:value-type="float">
            <text:p>0.05650831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6" calcext:value-type="float">
            <text:p>0.06250996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57.0807" calcext:value-type="float">
            <text:p>957.0807</text:p>
          </table:table-cell>
          <table:table-cell office:value-type="float" office:value="0" calcext:value-type="float">
            <text:p>0</text:p>
          </table:table-cell>
          <table:table-cell office:value-type="float" office:value="373.357" calcext:value-type="float">
            <text:p>373.357</text:p>
          </table:table-cell>
          <table:table-cell office:value-type="float" office:value="1300.169" calcext:value-type="float">
            <text:p>1300.169</text:p>
          </table:table-cell>
          <table:table-cell office:value-type="float" office:value="1573.372" calcext:value-type="float">
            <text:p>1573.372</text:p>
          </table:table-cell>
          <table:table-cell office:value-type="float" office:value="1232.612" calcext:value-type="float">
            <text:p>1232.612</text:p>
          </table:table-cell>
          <table:table-cell office:value-type="float" office:value="732.5043" calcext:value-type="float">
            <text:p>732.5043</text:p>
          </table:table-cell>
          <table:table-cell office:value-type="float" office:value="1102.448" calcext:value-type="float">
            <text:p>1102.448</text:p>
          </table:table-cell>
          <table:table-cell office:value-type="float" office:value="409.5492" calcext:value-type="float">
            <text:p>409.5492</text:p>
          </table:table-cell>
          <table:table-cell office:value-type="float" office:value="1823.07" calcext:value-type="float">
            <text:p>1823.07</text:p>
          </table:table-cell>
          <table:table-cell office:value-type="float" office:value="2065.224" calcext:value-type="float">
            <text:p>2065.224</text:p>
          </table:table-cell>
          <table:table-cell office:value-type="float" office:value="1656.728" calcext:value-type="float">
            <text:p>1656.728</text:p>
          </table:table-cell>
          <table:table-cell office:value-type="float" office:value="584.0212" calcext:value-type="float">
            <text:p>584.0212</text:p>
          </table:table-cell>
          <table:table-cell office:value-type="float" office:value="578.2137" calcext:value-type="float">
            <text:p>578.2137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7" calcext:value-type="float">
            <text:p>35.66997</text:p>
          </table:table-cell>
          <table:table-cell office:value-type="float" office:value="0" calcext:value-type="float">
            <text:p>0</text:p>
          </table:table-cell>
          <table:table-cell office:value-type="float" office:value="-0.03900737" calcext:value-type="float">
            <text:p>-0.03900737</text:p>
          </table:table-cell>
          <table:table-cell office:value-type="float" office:value="0" calcext:value-type="float">
            <text:p>0</text:p>
          </table:table-cell>
          <table:table-cell office:value-type="float" office:value="6.645457" calcext:value-type="float">
            <text:p>6.645457</text:p>
          </table:table-cell>
          <table:table-cell office:value-type="float" office:value="2203.573" calcext:value-type="float">
            <text:p>2203.573</text:p>
          </table:table-cell>
          <table:table-cell office:value-type="float" office:value="-848.8784" calcext:value-type="float">
            <text:p>-848.8784</text:p>
          </table:table-cell>
          <table:table-cell office:value-type="float" office:value="1354.695" calcext:value-type="float">
            <text:p>1354.695</text:p>
          </table:table-cell>
          <table:table-cell office:value-type="float" office:value="-407.66" calcext:value-type="float">
            <text:p>-407.66</text:p>
          </table:table-cell>
          <table:table-cell office:value-type="float" office:value="0" calcext:value-type="float">
            <text:p>0</text:p>
          </table:table-cell>
          <table:table-cell office:value-type="float" office:value="17.41938" calcext:value-type="float">
            <text:p>17.4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7" calcext:value-type="float">
            <text:p>10092007</text:p>
          </table:table-cell>
          <table:table-cell office:value-type="float" office:value="233.8626" calcext:value-type="float">
            <text:p>233.8626</text:p>
          </table:table-cell>
          <table:table-cell office:value-type="float" office:value="13393.15" calcext:value-type="float">
            <text:p>13393.15</text:p>
          </table:table-cell>
          <table:table-cell office:value-type="float" office:value="0" calcext:value-type="float">
            <text:p>0</text:p>
          </table:table-cell>
          <table:table-cell office:value-type="float" office:value="48.89212" calcext:value-type="float">
            <text:p>48.89212</text:p>
          </table:table-cell>
          <table:table-cell office:value-type="float" office:value="-522.9732" calcext:value-type="float">
            <text:p>-522.9732</text:p>
          </table:table-cell>
          <table:table-cell office:value-type="float" office:value="1544.661" calcext:value-type="float">
            <text:p>1544.661</text:p>
          </table:table-cell>
          <table:table-cell office:value-type="float" office:value="-125.5533" calcext:value-type="float">
            <text:p>-125.5533</text:p>
          </table:table-cell>
          <table:table-cell office:value-type="float" office:value="91.89668" calcext:value-type="float">
            <text:p>91.89668</text:p>
          </table:table-cell>
          <table:table-cell office:value-type="float" office:value="18.01424" calcext:value-type="float">
            <text:p>18.01424</text:p>
          </table:table-cell>
          <table:table-cell office:value-type="float" office:value="0.05695125" calcext:value-type="float">
            <text:p>0.05695125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6" calcext:value-type="float">
            <text:p>0.06250996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59.6517" calcext:value-type="float">
            <text:p>959.6517</text:p>
          </table:table-cell>
          <table:table-cell office:value-type="float" office:value="0" calcext:value-type="float">
            <text:p>0</text:p>
          </table:table-cell>
          <table:table-cell office:value-type="float" office:value="373.395" calcext:value-type="float">
            <text:p>373.395</text:p>
          </table:table-cell>
          <table:table-cell office:value-type="float" office:value="1299.958" calcext:value-type="float">
            <text:p>1299.958</text:p>
          </table:table-cell>
          <table:table-cell office:value-type="float" office:value="1573.096" calcext:value-type="float">
            <text:p>1573.096</text:p>
          </table:table-cell>
          <table:table-cell office:value-type="float" office:value="1232.594" calcext:value-type="float">
            <text:p>1232.594</text:p>
          </table:table-cell>
          <table:table-cell office:value-type="float" office:value="732.5042" calcext:value-type="float">
            <text:p>732.5042</text:p>
          </table:table-cell>
          <table:table-cell office:value-type="float" office:value="1102.425" calcext:value-type="float">
            <text:p>1102.425</text:p>
          </table:table-cell>
          <table:table-cell office:value-type="float" office:value="409.5533" calcext:value-type="float">
            <text:p>409.5533</text:p>
          </table:table-cell>
          <table:table-cell office:value-type="float" office:value="1823.012" calcext:value-type="float">
            <text:p>1823.012</text:p>
          </table:table-cell>
          <table:table-cell office:value-type="float" office:value="2065.173" calcext:value-type="float">
            <text:p>2065.173</text:p>
          </table:table-cell>
          <table:table-cell office:value-type="float" office:value="1656.694" calcext:value-type="float">
            <text:p>1656.694</text:p>
          </table:table-cell>
          <table:table-cell office:value-type="float" office:value="584.0105" calcext:value-type="float">
            <text:p>584.0105</text:p>
          </table:table-cell>
          <table:table-cell office:value-type="float" office:value="578.1992" calcext:value-type="float">
            <text:p>578.1992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7" calcext:value-type="float">
            <text:p>35.66997</text:p>
          </table:table-cell>
          <table:table-cell office:value-type="float" office:value="0" calcext:value-type="float">
            <text:p>0</text:p>
          </table:table-cell>
          <table:table-cell office:value-type="float" office:value="-0.03903434" calcext:value-type="float">
            <text:p>-0.03903434</text:p>
          </table:table-cell>
          <table:table-cell office:value-type="float" office:value="0" calcext:value-type="float">
            <text:p>0</text:p>
          </table:table-cell>
          <table:table-cell office:value-type="float" office:value="6.645452" calcext:value-type="float">
            <text:p>6.645452</text:p>
          </table:table-cell>
          <table:table-cell office:value-type="float" office:value="2212.231" calcext:value-type="float">
            <text:p>2212.231</text:p>
          </table:table-cell>
          <table:table-cell office:value-type="float" office:value="-853.5264" calcext:value-type="float">
            <text:p>-853.5264</text:p>
          </table:table-cell>
          <table:table-cell office:value-type="float" office:value="1358.705" calcext:value-type="float">
            <text:p>1358.705</text:p>
          </table:table-cell>
          <table:table-cell office:value-type="float" office:value="-408.7868" calcext:value-type="float">
            <text:p>-408.7868</text:p>
          </table:table-cell>
          <table:table-cell office:value-type="float" office:value="0" calcext:value-type="float">
            <text:p>0</text:p>
          </table:table-cell>
          <table:table-cell office:value-type="float" office:value="17.1048" calcext:value-type="float">
            <text:p>17.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7" calcext:value-type="float">
            <text:p>11092007</text:p>
          </table:table-cell>
          <table:table-cell office:value-type="float" office:value="233.698" calcext:value-type="float">
            <text:p>233.698</text:p>
          </table:table-cell>
          <table:table-cell office:value-type="float" office:value="13392.79" calcext:value-type="float">
            <text:p>13392.79</text:p>
          </table:table-cell>
          <table:table-cell office:value-type="float" office:value="0" calcext:value-type="float">
            <text:p>0</text:p>
          </table:table-cell>
          <table:table-cell office:value-type="float" office:value="49.57296" calcext:value-type="float">
            <text:p>49.57296</text:p>
          </table:table-cell>
          <table:table-cell office:value-type="float" office:value="-524.7119" calcext:value-type="float">
            <text:p>-524.7119</text:p>
          </table:table-cell>
          <table:table-cell office:value-type="float" office:value="1549.032" calcext:value-type="float">
            <text:p>1549.032</text:p>
          </table:table-cell>
          <table:table-cell office:value-type="float" office:value="-125.9154" calcext:value-type="float">
            <text:p>-125.9154</text:p>
          </table:table-cell>
          <table:table-cell office:value-type="float" office:value="91.80133" calcext:value-type="float">
            <text:p>91.80133</text:p>
          </table:table-cell>
          <table:table-cell office:value-type="float" office:value="18.15445" calcext:value-type="float">
            <text:p>18.15445</text:p>
          </table:table-cell>
          <table:table-cell office:value-type="float" office:value="0.0574857" calcext:value-type="float">
            <text:p>0.0574857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6" calcext:value-type="float">
            <text:p>0.06250996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60.5452" calcext:value-type="float">
            <text:p>960.5452</text:p>
          </table:table-cell>
          <table:table-cell office:value-type="float" office:value="0" calcext:value-type="float">
            <text:p>0</text:p>
          </table:table-cell>
          <table:table-cell office:value-type="float" office:value="373.4764" calcext:value-type="float">
            <text:p>373.4764</text:p>
          </table:table-cell>
          <table:table-cell office:value-type="float" office:value="1299.711" calcext:value-type="float">
            <text:p>1299.711</text:p>
          </table:table-cell>
          <table:table-cell office:value-type="float" office:value="1572.795" calcext:value-type="float">
            <text:p>1572.795</text:p>
          </table:table-cell>
          <table:table-cell office:value-type="float" office:value="1232.571" calcext:value-type="float">
            <text:p>1232.571</text:p>
          </table:table-cell>
          <table:table-cell office:value-type="float" office:value="732.4997" calcext:value-type="float">
            <text:p>732.4997</text:p>
          </table:table-cell>
          <table:table-cell office:value-type="float" office:value="1102.399" calcext:value-type="float">
            <text:p>1102.399</text:p>
          </table:table-cell>
          <table:table-cell office:value-type="float" office:value="409.5569" calcext:value-type="float">
            <text:p>409.5569</text:p>
          </table:table-cell>
          <table:table-cell office:value-type="float" office:value="1822.965" calcext:value-type="float">
            <text:p>1822.965</text:p>
          </table:table-cell>
          <table:table-cell office:value-type="float" office:value="2065.123" calcext:value-type="float">
            <text:p>2065.123</text:p>
          </table:table-cell>
          <table:table-cell office:value-type="float" office:value="1656.66" calcext:value-type="float">
            <text:p>1656.66</text:p>
          </table:table-cell>
          <table:table-cell office:value-type="float" office:value="583.9996" calcext:value-type="float">
            <text:p>583.9996</text:p>
          </table:table-cell>
          <table:table-cell office:value-type="float" office:value="578.1852" calcext:value-type="float">
            <text:p>578.1852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7" calcext:value-type="float">
            <text:p>35.66997</text:p>
          </table:table-cell>
          <table:table-cell office:value-type="float" office:value="0" calcext:value-type="float">
            <text:p>0</text:p>
          </table:table-cell>
          <table:table-cell office:value-type="float" office:value="-0.03905525" calcext:value-type="float">
            <text:p>-0.03905525</text:p>
          </table:table-cell>
          <table:table-cell office:value-type="float" office:value="0" calcext:value-type="float">
            <text:p>0</text:p>
          </table:table-cell>
          <table:table-cell office:value-type="float" office:value="6.638421" calcext:value-type="float">
            <text:p>6.638421</text:p>
          </table:table-cell>
          <table:table-cell office:value-type="float" office:value="2219.416" calcext:value-type="float">
            <text:p>2219.416</text:p>
          </table:table-cell>
          <table:table-cell office:value-type="float" office:value="-858.4374" calcext:value-type="float">
            <text:p>-858.4374</text:p>
          </table:table-cell>
          <table:table-cell office:value-type="float" office:value="1360.979" calcext:value-type="float">
            <text:p>1360.979</text:p>
          </table:table-cell>
          <table:table-cell office:value-type="float" office:value="-409.9194" calcext:value-type="float">
            <text:p>-409.9194</text:p>
          </table:table-cell>
          <table:table-cell office:value-type="float" office:value="0" calcext:value-type="float">
            <text:p>0</text:p>
          </table:table-cell>
          <table:table-cell office:value-type="float" office:value="16.8563" calcext:value-type="float">
            <text:p>16.8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7" calcext:value-type="float">
            <text:p>12092007</text:p>
          </table:table-cell>
          <table:table-cell office:value-type="float" office:value="233.9693" calcext:value-type="float">
            <text:p>233.9693</text:p>
          </table:table-cell>
          <table:table-cell office:value-type="float" office:value="13392.38" calcext:value-type="float">
            <text:p>13392.38</text:p>
          </table:table-cell>
          <table:table-cell office:value-type="float" office:value="0" calcext:value-type="float">
            <text:p>0</text:p>
          </table:table-cell>
          <table:table-cell office:value-type="float" office:value="50.77973" calcext:value-type="float">
            <text:p>50.77973</text:p>
          </table:table-cell>
          <table:table-cell office:value-type="float" office:value="-526.4987" calcext:value-type="float">
            <text:p>-526.4987</text:p>
          </table:table-cell>
          <table:table-cell office:value-type="float" office:value="1553.171" calcext:value-type="float">
            <text:p>1553.171</text:p>
          </table:table-cell>
          <table:table-cell office:value-type="float" office:value="-126.2741" calcext:value-type="float">
            <text:p>-126.2741</text:p>
          </table:table-cell>
          <table:table-cell office:value-type="float" office:value="91.67299" calcext:value-type="float">
            <text:p>91.67299</text:p>
          </table:table-cell>
          <table:table-cell office:value-type="float" office:value="18.82985" calcext:value-type="float">
            <text:p>18.82985</text:p>
          </table:table-cell>
          <table:table-cell office:value-type="float" office:value="0.0580005" calcext:value-type="float">
            <text:p>0.0580005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6" calcext:value-type="float">
            <text:p>0.06250996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59.2093" calcext:value-type="float">
            <text:p>959.2093</text:p>
          </table:table-cell>
          <table:table-cell office:value-type="float" office:value="0" calcext:value-type="float">
            <text:p>0</text:p>
          </table:table-cell>
          <table:table-cell office:value-type="float" office:value="373.572" calcext:value-type="float">
            <text:p>373.572</text:p>
          </table:table-cell>
          <table:table-cell office:value-type="float" office:value="1299.397" calcext:value-type="float">
            <text:p>1299.397</text:p>
          </table:table-cell>
          <table:table-cell office:value-type="float" office:value="1572.445" calcext:value-type="float">
            <text:p>1572.445</text:p>
          </table:table-cell>
          <table:table-cell office:value-type="float" office:value="1232.531" calcext:value-type="float">
            <text:p>1232.531</text:p>
          </table:table-cell>
          <table:table-cell office:value-type="float" office:value="732.4874" calcext:value-type="float">
            <text:p>732.4874</text:p>
          </table:table-cell>
          <table:table-cell office:value-type="float" office:value="1102.366" calcext:value-type="float">
            <text:p>1102.366</text:p>
          </table:table-cell>
          <table:table-cell office:value-type="float" office:value="409.5583" calcext:value-type="float">
            <text:p>409.5583</text:p>
          </table:table-cell>
          <table:table-cell office:value-type="float" office:value="1822.917" calcext:value-type="float">
            <text:p>1822.917</text:p>
          </table:table-cell>
          <table:table-cell office:value-type="float" office:value="2065.074" calcext:value-type="float">
            <text:p>2065.074</text:p>
          </table:table-cell>
          <table:table-cell office:value-type="float" office:value="1656.626" calcext:value-type="float">
            <text:p>1656.626</text:p>
          </table:table-cell>
          <table:table-cell office:value-type="float" office:value="583.9888" calcext:value-type="float">
            <text:p>583.9888</text:p>
          </table:table-cell>
          <table:table-cell office:value-type="float" office:value="578.1724" calcext:value-type="float">
            <text:p>578.1724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6" calcext:value-type="float">
            <text:p>35.66996</text:p>
          </table:table-cell>
          <table:table-cell office:value-type="float" office:value="0" calcext:value-type="float">
            <text:p>0</text:p>
          </table:table-cell>
          <table:table-cell office:value-type="float" office:value="-0.03908275" calcext:value-type="float">
            <text:p>-0.03908275</text:p>
          </table:table-cell>
          <table:table-cell office:value-type="float" office:value="0" calcext:value-type="float">
            <text:p>0</text:p>
          </table:table-cell>
          <table:table-cell office:value-type="float" office:value="6.606648" calcext:value-type="float">
            <text:p>6.606648</text:p>
          </table:table-cell>
          <table:table-cell office:value-type="float" office:value="2224.799" calcext:value-type="float">
            <text:p>2224.799</text:p>
          </table:table-cell>
          <table:table-cell office:value-type="float" office:value="-863.7318" calcext:value-type="float">
            <text:p>-863.7318</text:p>
          </table:table-cell>
          <table:table-cell office:value-type="float" office:value="1361.067" calcext:value-type="float">
            <text:p>1361.067</text:p>
          </table:table-cell>
          <table:table-cell office:value-type="float" office:value="-411.1665" calcext:value-type="float">
            <text:p>-411.1665</text:p>
          </table:table-cell>
          <table:table-cell office:value-type="float" office:value="0" calcext:value-type="float">
            <text:p>0</text:p>
          </table:table-cell>
          <table:table-cell office:value-type="float" office:value="16.66798" calcext:value-type="float">
            <text:p>16.66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7" calcext:value-type="float">
            <text:p>13092007</text:p>
          </table:table-cell>
          <table:table-cell office:value-type="float" office:value="233.9449" calcext:value-type="float">
            <text:p>233.9449</text:p>
          </table:table-cell>
          <table:table-cell office:value-type="float" office:value="13391.97" calcext:value-type="float">
            <text:p>13391.97</text:p>
          </table:table-cell>
          <table:table-cell office:value-type="float" office:value="0" calcext:value-type="float">
            <text:p>0</text:p>
          </table:table-cell>
          <table:table-cell office:value-type="float" office:value="51.68203" calcext:value-type="float">
            <text:p>51.68203</text:p>
          </table:table-cell>
          <table:table-cell office:value-type="float" office:value="-528.2698" calcext:value-type="float">
            <text:p>-528.2698</text:p>
          </table:table-cell>
          <table:table-cell office:value-type="float" office:value="1557.627" calcext:value-type="float">
            <text:p>1557.627</text:p>
          </table:table-cell>
          <table:table-cell office:value-type="float" office:value="-126.6333" calcext:value-type="float">
            <text:p>-126.6333</text:p>
          </table:table-cell>
          <table:table-cell office:value-type="float" office:value="91.57406" calcext:value-type="float">
            <text:p>91.57406</text:p>
          </table:table-cell>
          <table:table-cell office:value-type="float" office:value="19.22919" calcext:value-type="float">
            <text:p>19.22919</text:p>
          </table:table-cell>
          <table:table-cell office:value-type="float" office:value="0.0585641" calcext:value-type="float">
            <text:p>0.0585641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6" calcext:value-type="float">
            <text:p>0.06250996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58.3948" calcext:value-type="float">
            <text:p>958.3948</text:p>
          </table:table-cell>
          <table:table-cell office:value-type="float" office:value="0" calcext:value-type="float">
            <text:p>0</text:p>
          </table:table-cell>
          <table:table-cell office:value-type="float" office:value="373.6714" calcext:value-type="float">
            <text:p>373.6714</text:p>
          </table:table-cell>
          <table:table-cell office:value-type="float" office:value="1299.095" calcext:value-type="float">
            <text:p>1299.095</text:p>
          </table:table-cell>
          <table:table-cell office:value-type="float" office:value="1572.081" calcext:value-type="float">
            <text:p>1572.081</text:p>
          </table:table-cell>
          <table:table-cell office:value-type="float" office:value="1232.488" calcext:value-type="float">
            <text:p>1232.488</text:p>
          </table:table-cell>
          <table:table-cell office:value-type="float" office:value="732.4666" calcext:value-type="float">
            <text:p>732.4666</text:p>
          </table:table-cell>
          <table:table-cell office:value-type="float" office:value="1102.327" calcext:value-type="float">
            <text:p>1102.327</text:p>
          </table:table-cell>
          <table:table-cell office:value-type="float" office:value="409.555" calcext:value-type="float">
            <text:p>409.555</text:p>
          </table:table-cell>
          <table:table-cell office:value-type="float" office:value="1822.869" calcext:value-type="float">
            <text:p>1822.869</text:p>
          </table:table-cell>
          <table:table-cell office:value-type="float" office:value="2065.025" calcext:value-type="float">
            <text:p>2065.025</text:p>
          </table:table-cell>
          <table:table-cell office:value-type="float" office:value="1656.593" calcext:value-type="float">
            <text:p>1656.593</text:p>
          </table:table-cell>
          <table:table-cell office:value-type="float" office:value="583.978" calcext:value-type="float">
            <text:p>583.978</text:p>
          </table:table-cell>
          <table:table-cell office:value-type="float" office:value="578.1529" calcext:value-type="float">
            <text:p>578.1529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6" calcext:value-type="float">
            <text:p>35.66996</text:p>
          </table:table-cell>
          <table:table-cell office:value-type="float" office:value="0" calcext:value-type="float">
            <text:p>0</text:p>
          </table:table-cell>
          <table:table-cell office:value-type="float" office:value="-0.03909929" calcext:value-type="float">
            <text:p>-0.03909929</text:p>
          </table:table-cell>
          <table:table-cell office:value-type="float" office:value="0" calcext:value-type="float">
            <text:p>0</text:p>
          </table:table-cell>
          <table:table-cell office:value-type="float" office:value="6.587191" calcext:value-type="float">
            <text:p>6.587191</text:p>
          </table:table-cell>
          <table:table-cell office:value-type="float" office:value="2229.533" calcext:value-type="float">
            <text:p>2229.533</text:p>
          </table:table-cell>
          <table:table-cell office:value-type="float" office:value="-867.8666" calcext:value-type="float">
            <text:p>-867.8666</text:p>
          </table:table-cell>
          <table:table-cell office:value-type="float" office:value="1361.666" calcext:value-type="float">
            <text:p>1361.666</text:p>
          </table:table-cell>
          <table:table-cell office:value-type="float" office:value="-412.4129" calcext:value-type="float">
            <text:p>-412.4129</text:p>
          </table:table-cell>
          <table:table-cell office:value-type="float" office:value="0" calcext:value-type="float">
            <text:p>0</text:p>
          </table:table-cell>
          <table:table-cell office:value-type="float" office:value="16.49843" calcext:value-type="float">
            <text:p>16.49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7" calcext:value-type="float">
            <text:p>14092007</text:p>
          </table:table-cell>
          <table:table-cell office:value-type="float" office:value="234.115" calcext:value-type="float">
            <text:p>234.115</text:p>
          </table:table-cell>
          <table:table-cell office:value-type="float" office:value="13391.59" calcext:value-type="float">
            <text:p>13391.59</text:p>
          </table:table-cell>
          <table:table-cell office:value-type="float" office:value="0" calcext:value-type="float">
            <text:p>0</text:p>
          </table:table-cell>
          <table:table-cell office:value-type="float" office:value="52.68214" calcext:value-type="float">
            <text:p>52.68214</text:p>
          </table:table-cell>
          <table:table-cell office:value-type="float" office:value="-529.8625" calcext:value-type="float">
            <text:p>-529.8625</text:p>
          </table:table-cell>
          <table:table-cell office:value-type="float" office:value="1561.049" calcext:value-type="float">
            <text:p>1561.049</text:p>
          </table:table-cell>
          <table:table-cell office:value-type="float" office:value="-126.9882" calcext:value-type="float">
            <text:p>-126.9882</text:p>
          </table:table-cell>
          <table:table-cell office:value-type="float" office:value="91.50929" calcext:value-type="float">
            <text:p>91.50929</text:p>
          </table:table-cell>
          <table:table-cell office:value-type="float" office:value="19.72805" calcext:value-type="float">
            <text:p>19.72805</text:p>
          </table:table-cell>
          <table:table-cell office:value-type="float" office:value="0.05918607" calcext:value-type="float">
            <text:p>0.05918607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6" calcext:value-type="float">
            <text:p>0.06250996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56.88" calcext:value-type="float">
            <text:p>956.88</text:p>
          </table:table-cell>
          <table:table-cell office:value-type="float" office:value="0" calcext:value-type="float">
            <text:p>0</text:p>
          </table:table-cell>
          <table:table-cell office:value-type="float" office:value="373.753" calcext:value-type="float">
            <text:p>373.753</text:p>
          </table:table-cell>
          <table:table-cell office:value-type="float" office:value="1298.857" calcext:value-type="float">
            <text:p>1298.857</text:p>
          </table:table-cell>
          <table:table-cell office:value-type="float" office:value="1571.777" calcext:value-type="float">
            <text:p>1571.777</text:p>
          </table:table-cell>
          <table:table-cell office:value-type="float" office:value="1232.454" calcext:value-type="float">
            <text:p>1232.454</text:p>
          </table:table-cell>
          <table:table-cell office:value-type="float" office:value="732.4504" calcext:value-type="float">
            <text:p>732.4504</text:p>
          </table:table-cell>
          <table:table-cell office:value-type="float" office:value="1102.291" calcext:value-type="float">
            <text:p>1102.291</text:p>
          </table:table-cell>
          <table:table-cell office:value-type="float" office:value="409.553" calcext:value-type="float">
            <text:p>409.553</text:p>
          </table:table-cell>
          <table:table-cell office:value-type="float" office:value="1822.82" calcext:value-type="float">
            <text:p>1822.82</text:p>
          </table:table-cell>
          <table:table-cell office:value-type="float" office:value="2064.976" calcext:value-type="float">
            <text:p>2064.976</text:p>
          </table:table-cell>
          <table:table-cell office:value-type="float" office:value="1656.559" calcext:value-type="float">
            <text:p>1656.559</text:p>
          </table:table-cell>
          <table:table-cell office:value-type="float" office:value="583.9672" calcext:value-type="float">
            <text:p>583.9672</text:p>
          </table:table-cell>
          <table:table-cell office:value-type="float" office:value="578.1354" calcext:value-type="float">
            <text:p>578.1354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6" calcext:value-type="float">
            <text:p>35.66996</text:p>
          </table:table-cell>
          <table:table-cell office:value-type="float" office:value="0" calcext:value-type="float">
            <text:p>0</text:p>
          </table:table-cell>
          <table:table-cell office:value-type="float" office:value="-0.03910607" calcext:value-type="float">
            <text:p>-0.03910607</text:p>
          </table:table-cell>
          <table:table-cell office:value-type="float" office:value="0" calcext:value-type="float">
            <text:p>0</text:p>
          </table:table-cell>
          <table:table-cell office:value-type="float" office:value="6.563089" calcext:value-type="float">
            <text:p>6.563089</text:p>
          </table:table-cell>
          <table:table-cell office:value-type="float" office:value="2232.407" calcext:value-type="float">
            <text:p>2232.407</text:p>
          </table:table-cell>
          <table:table-cell office:value-type="float" office:value="-871.0149" calcext:value-type="float">
            <text:p>-871.0149</text:p>
          </table:table-cell>
          <table:table-cell office:value-type="float" office:value="1361.392" calcext:value-type="float">
            <text:p>1361.392</text:p>
          </table:table-cell>
          <table:table-cell office:value-type="float" office:value="-413.5336" calcext:value-type="float">
            <text:p>-413.5336</text:p>
          </table:table-cell>
          <table:table-cell office:value-type="float" office:value="0" calcext:value-type="float">
            <text:p>0</text:p>
          </table:table-cell>
          <table:table-cell office:value-type="float" office:value="16.38014" calcext:value-type="float">
            <text:p>16.38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7" calcext:value-type="float">
            <text:p>15092007</text:p>
          </table:table-cell>
          <table:table-cell office:value-type="float" office:value="234.0163" calcext:value-type="float">
            <text:p>234.0163</text:p>
          </table:table-cell>
          <table:table-cell office:value-type="float" office:value="13391.27" calcext:value-type="float">
            <text:p>13391.27</text:p>
          </table:table-cell>
          <table:table-cell office:value-type="float" office:value="0" calcext:value-type="float">
            <text:p>0</text:p>
          </table:table-cell>
          <table:table-cell office:value-type="float" office:value="53.36943" calcext:value-type="float">
            <text:p>53.36943</text:p>
          </table:table-cell>
          <table:table-cell office:value-type="float" office:value="-531.3723" calcext:value-type="float">
            <text:p>-531.3723</text:p>
          </table:table-cell>
          <table:table-cell office:value-type="float" office:value="1564.332" calcext:value-type="float">
            <text:p>1564.332</text:p>
          </table:table-cell>
          <table:table-cell office:value-type="float" office:value="-127.3386" calcext:value-type="float">
            <text:p>-127.3386</text:p>
          </table:table-cell>
          <table:table-cell office:value-type="float" office:value="91.48357" calcext:value-type="float">
            <text:p>91.48357</text:p>
          </table:table-cell>
          <table:table-cell office:value-type="float" office:value="19.89864" calcext:value-type="float">
            <text:p>19.89864</text:p>
          </table:table-cell>
          <table:table-cell office:value-type="float" office:value="0.05977546" calcext:value-type="float">
            <text:p>0.05977546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6" calcext:value-type="float">
            <text:p>0.06250996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55.8788" calcext:value-type="float">
            <text:p>955.8788</text:p>
          </table:table-cell>
          <table:table-cell office:value-type="float" office:value="0" calcext:value-type="float">
            <text:p>0</text:p>
          </table:table-cell>
          <table:table-cell office:value-type="float" office:value="373.7831" calcext:value-type="float">
            <text:p>373.7831</text:p>
          </table:table-cell>
          <table:table-cell office:value-type="float" office:value="1298.685" calcext:value-type="float">
            <text:p>1298.685</text:p>
          </table:table-cell>
          <table:table-cell office:value-type="float" office:value="1571.536" calcext:value-type="float">
            <text:p>1571.536</text:p>
          </table:table-cell>
          <table:table-cell office:value-type="float" office:value="1232.433" calcext:value-type="float">
            <text:p>1232.433</text:p>
          </table:table-cell>
          <table:table-cell office:value-type="float" office:value="732.4438" calcext:value-type="float">
            <text:p>732.4438</text:p>
          </table:table-cell>
          <table:table-cell office:value-type="float" office:value="1102.265" calcext:value-type="float">
            <text:p>1102.265</text:p>
          </table:table-cell>
          <table:table-cell office:value-type="float" office:value="409.5537" calcext:value-type="float">
            <text:p>409.5537</text:p>
          </table:table-cell>
          <table:table-cell office:value-type="float" office:value="1822.772" calcext:value-type="float">
            <text:p>1822.772</text:p>
          </table:table-cell>
          <table:table-cell office:value-type="float" office:value="2064.927" calcext:value-type="float">
            <text:p>2064.927</text:p>
          </table:table-cell>
          <table:table-cell office:value-type="float" office:value="1656.525" calcext:value-type="float">
            <text:p>1656.525</text:p>
          </table:table-cell>
          <table:table-cell office:value-type="float" office:value="583.9588" calcext:value-type="float">
            <text:p>583.9588</text:p>
          </table:table-cell>
          <table:table-cell office:value-type="float" office:value="578.1211" calcext:value-type="float">
            <text:p>578.1211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6" calcext:value-type="float">
            <text:p>35.66996</text:p>
          </table:table-cell>
          <table:table-cell office:value-type="float" office:value="0" calcext:value-type="float">
            <text:p>0</text:p>
          </table:table-cell>
          <table:table-cell office:value-type="float" office:value="-0.03910932" calcext:value-type="float">
            <text:p>-0.03910932</text:p>
          </table:table-cell>
          <table:table-cell office:value-type="float" office:value="0" calcext:value-type="float">
            <text:p>0</text:p>
          </table:table-cell>
          <table:table-cell office:value-type="float" office:value="6.554711" calcext:value-type="float">
            <text:p>6.554711</text:p>
          </table:table-cell>
          <table:table-cell office:value-type="float" office:value="2234.882" calcext:value-type="float">
            <text:p>2234.882</text:p>
          </table:table-cell>
          <table:table-cell office:value-type="float" office:value="-873.3337" calcext:value-type="float">
            <text:p>-873.3337</text:p>
          </table:table-cell>
          <table:table-cell office:value-type="float" office:value="1361.548" calcext:value-type="float">
            <text:p>1361.548</text:p>
          </table:table-cell>
          <table:table-cell office:value-type="float" office:value="-414.5648" calcext:value-type="float">
            <text:p>-414.5648</text:p>
          </table:table-cell>
          <table:table-cell office:value-type="float" office:value="0" calcext:value-type="float">
            <text:p>0</text:p>
          </table:table-cell>
          <table:table-cell office:value-type="float" office:value="16.25105" calcext:value-type="float">
            <text:p>16.25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7" calcext:value-type="float">
            <text:p>16092007</text:p>
          </table:table-cell>
          <table:table-cell office:value-type="float" office:value="234.0886" calcext:value-type="float">
            <text:p>234.0886</text:p>
          </table:table-cell>
          <table:table-cell office:value-type="float" office:value="13390.96" calcext:value-type="float">
            <text:p>13390.96</text:p>
          </table:table-cell>
          <table:table-cell office:value-type="float" office:value="0" calcext:value-type="float">
            <text:p>0</text:p>
          </table:table-cell>
          <table:table-cell office:value-type="float" office:value="54.24256" calcext:value-type="float">
            <text:p>54.24256</text:p>
          </table:table-cell>
          <table:table-cell office:value-type="float" office:value="-532.767" calcext:value-type="float">
            <text:p>-532.767</text:p>
          </table:table-cell>
          <table:table-cell office:value-type="float" office:value="1566.323" calcext:value-type="float">
            <text:p>1566.323</text:p>
          </table:table-cell>
          <table:table-cell office:value-type="float" office:value="-127.6851" calcext:value-type="float">
            <text:p>-127.6851</text:p>
          </table:table-cell>
          <table:table-cell office:value-type="float" office:value="91.46832" calcext:value-type="float">
            <text:p>91.46832</text:p>
          </table:table-cell>
          <table:table-cell office:value-type="float" office:value="20.2547" calcext:value-type="float">
            <text:p>20.2547</text:p>
          </table:table-cell>
          <table:table-cell office:value-type="float" office:value="0.06025514" calcext:value-type="float">
            <text:p>0.06025514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54.3043" calcext:value-type="float">
            <text:p>954.3043</text:p>
          </table:table-cell>
          <table:table-cell office:value-type="float" office:value="0" calcext:value-type="float">
            <text:p>0</text:p>
          </table:table-cell>
          <table:table-cell office:value-type="float" office:value="373.8016" calcext:value-type="float">
            <text:p>373.8016</text:p>
          </table:table-cell>
          <table:table-cell office:value-type="float" office:value="1298.506" calcext:value-type="float">
            <text:p>1298.506</text:p>
          </table:table-cell>
          <table:table-cell office:value-type="float" office:value="1571.298" calcext:value-type="float">
            <text:p>1571.298</text:p>
          </table:table-cell>
          <table:table-cell office:value-type="float" office:value="1232.411" calcext:value-type="float">
            <text:p>1232.411</text:p>
          </table:table-cell>
          <table:table-cell office:value-type="float" office:value="732.4395" calcext:value-type="float">
            <text:p>732.4395</text:p>
          </table:table-cell>
          <table:table-cell office:value-type="float" office:value="1102.242" calcext:value-type="float">
            <text:p>1102.242</text:p>
          </table:table-cell>
          <table:table-cell office:value-type="float" office:value="409.5549" calcext:value-type="float">
            <text:p>409.5549</text:p>
          </table:table-cell>
          <table:table-cell office:value-type="float" office:value="1822.726" calcext:value-type="float">
            <text:p>1822.726</text:p>
          </table:table-cell>
          <table:table-cell office:value-type="float" office:value="2064.878" calcext:value-type="float">
            <text:p>2064.878</text:p>
          </table:table-cell>
          <table:table-cell office:value-type="float" office:value="1656.491" calcext:value-type="float">
            <text:p>1656.491</text:p>
          </table:table-cell>
          <table:table-cell office:value-type="float" office:value="583.9528" calcext:value-type="float">
            <text:p>583.9528</text:p>
          </table:table-cell>
          <table:table-cell office:value-type="float" office:value="578.1061" calcext:value-type="float">
            <text:p>578.1061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6" calcext:value-type="float">
            <text:p>35.66996</text:p>
          </table:table-cell>
          <table:table-cell office:value-type="float" office:value="0" calcext:value-type="float">
            <text:p>0</text:p>
          </table:table-cell>
          <table:table-cell office:value-type="float" office:value="-0.03911278" calcext:value-type="float">
            <text:p>-0.03911278</text:p>
          </table:table-cell>
          <table:table-cell office:value-type="float" office:value="0" calcext:value-type="float">
            <text:p>0</text:p>
          </table:table-cell>
          <table:table-cell office:value-type="float" office:value="6.538829" calcext:value-type="float">
            <text:p>6.538829</text:p>
          </table:table-cell>
          <table:table-cell office:value-type="float" office:value="2236.695" calcext:value-type="float">
            <text:p>2236.695</text:p>
          </table:table-cell>
          <table:table-cell office:value-type="float" office:value="-875.6796" calcext:value-type="float">
            <text:p>-875.6796</text:p>
          </table:table-cell>
          <table:table-cell office:value-type="float" office:value="1361.015" calcext:value-type="float">
            <text:p>1361.015</text:p>
          </table:table-cell>
          <table:table-cell office:value-type="float" office:value="-415.6031" calcext:value-type="float">
            <text:p>-415.6031</text:p>
          </table:table-cell>
          <table:table-cell office:value-type="float" office:value="0" calcext:value-type="float">
            <text:p>0</text:p>
          </table:table-cell>
          <table:table-cell office:value-type="float" office:value="16.23665" calcext:value-type="float">
            <text:p>16.23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7" calcext:value-type="float">
            <text:p>17092007</text:p>
          </table:table-cell>
          <table:table-cell office:value-type="float" office:value="234.009" calcext:value-type="float">
            <text:p>234.009</text:p>
          </table:table-cell>
          <table:table-cell office:value-type="float" office:value="13390.64" calcext:value-type="float">
            <text:p>13390.64</text:p>
          </table:table-cell>
          <table:table-cell office:value-type="float" office:value="0" calcext:value-type="float">
            <text:p>0</text:p>
          </table:table-cell>
          <table:table-cell office:value-type="float" office:value="55.03732" calcext:value-type="float">
            <text:p>55.03732</text:p>
          </table:table-cell>
          <table:table-cell office:value-type="float" office:value="-534.3546" calcext:value-type="float">
            <text:p>-534.3546</text:p>
          </table:table-cell>
          <table:table-cell office:value-type="float" office:value="1570.122" calcext:value-type="float">
            <text:p>1570.122</text:p>
          </table:table-cell>
          <table:table-cell office:value-type="float" office:value="-128.0254" calcext:value-type="float">
            <text:p>-128.0254</text:p>
          </table:table-cell>
          <table:table-cell office:value-type="float" office:value="91.46201" calcext:value-type="float">
            <text:p>91.46201</text:p>
          </table:table-cell>
          <table:table-cell office:value-type="float" office:value="20.52832" calcext:value-type="float">
            <text:p>20.52832</text:p>
          </table:table-cell>
          <table:table-cell office:value-type="float" office:value="0.06075631" calcext:value-type="float">
            <text:p>0.06075631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53.6987" calcext:value-type="float">
            <text:p>953.6987</text:p>
          </table:table-cell>
          <table:table-cell office:value-type="float" office:value="0" calcext:value-type="float">
            <text:p>0</text:p>
          </table:table-cell>
          <table:table-cell office:value-type="float" office:value="373.8153" calcext:value-type="float">
            <text:p>373.8153</text:p>
          </table:table-cell>
          <table:table-cell office:value-type="float" office:value="1298.29" calcext:value-type="float">
            <text:p>1298.29</text:p>
          </table:table-cell>
          <table:table-cell office:value-type="float" office:value="1571.031" calcext:value-type="float">
            <text:p>1571.031</text:p>
          </table:table-cell>
          <table:table-cell office:value-type="float" office:value="1232.377" calcext:value-type="float">
            <text:p>1232.377</text:p>
          </table:table-cell>
          <table:table-cell office:value-type="float" office:value="732.4307" calcext:value-type="float">
            <text:p>732.4307</text:p>
          </table:table-cell>
          <table:table-cell office:value-type="float" office:value="1102.217" calcext:value-type="float">
            <text:p>1102.217</text:p>
          </table:table-cell>
          <table:table-cell office:value-type="float" office:value="409.5554" calcext:value-type="float">
            <text:p>409.5554</text:p>
          </table:table-cell>
          <table:table-cell office:value-type="float" office:value="1822.691" calcext:value-type="float">
            <text:p>1822.691</text:p>
          </table:table-cell>
          <table:table-cell office:value-type="float" office:value="2064.829" calcext:value-type="float">
            <text:p>2064.829</text:p>
          </table:table-cell>
          <table:table-cell office:value-type="float" office:value="1656.458" calcext:value-type="float">
            <text:p>1656.458</text:p>
          </table:table-cell>
          <table:table-cell office:value-type="float" office:value="583.9504" calcext:value-type="float">
            <text:p>583.9504</text:p>
          </table:table-cell>
          <table:table-cell office:value-type="float" office:value="578.0922" calcext:value-type="float">
            <text:p>578.0922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5" calcext:value-type="float">
            <text:p>35.66995</text:p>
          </table:table-cell>
          <table:table-cell office:value-type="float" office:value="0" calcext:value-type="float">
            <text:p>0</text:p>
          </table:table-cell>
          <table:table-cell office:value-type="float" office:value="-0.03911847" calcext:value-type="float">
            <text:p>-0.03911847</text:p>
          </table:table-cell>
          <table:table-cell office:value-type="float" office:value="0" calcext:value-type="float">
            <text:p>0</text:p>
          </table:table-cell>
          <table:table-cell office:value-type="float" office:value="6.528112" calcext:value-type="float">
            <text:p>6.528112</text:p>
          </table:table-cell>
          <table:table-cell office:value-type="float" office:value="2239.44" calcext:value-type="float">
            <text:p>2239.44</text:p>
          </table:table-cell>
          <table:table-cell office:value-type="float" office:value="-877.7872" calcext:value-type="float">
            <text:p>-877.7872</text:p>
          </table:table-cell>
          <table:table-cell office:value-type="float" office:value="1361.653" calcext:value-type="float">
            <text:p>1361.653</text:p>
          </table:table-cell>
          <table:table-cell office:value-type="float" office:value="-416.7244" calcext:value-type="float">
            <text:p>-416.7244</text:p>
          </table:table-cell>
          <table:table-cell office:value-type="float" office:value="0" calcext:value-type="float">
            <text:p>0</text:p>
          </table:table-cell>
          <table:table-cell office:value-type="float" office:value="16.10513" calcext:value-type="float">
            <text:p>16.10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7" calcext:value-type="float">
            <text:p>18092007</text:p>
          </table:table-cell>
          <table:table-cell office:value-type="float" office:value="233.9134" calcext:value-type="float">
            <text:p>233.9134</text:p>
          </table:table-cell>
          <table:table-cell office:value-type="float" office:value="13390.33" calcext:value-type="float">
            <text:p>13390.33</text:p>
          </table:table-cell>
          <table:table-cell office:value-type="float" office:value="0" calcext:value-type="float">
            <text:p>0</text:p>
          </table:table-cell>
          <table:table-cell office:value-type="float" office:value="55.77887" calcext:value-type="float">
            <text:p>55.77887</text:p>
          </table:table-cell>
          <table:table-cell office:value-type="float" office:value="-535.8516" calcext:value-type="float">
            <text:p>-535.8516</text:p>
          </table:table-cell>
          <table:table-cell office:value-type="float" office:value="1573.101" calcext:value-type="float">
            <text:p>1573.101</text:p>
          </table:table-cell>
          <table:table-cell office:value-type="float" office:value="-128.3615" calcext:value-type="float">
            <text:p>-128.3615</text:p>
          </table:table-cell>
          <table:table-cell office:value-type="float" office:value="91.44952" calcext:value-type="float">
            <text:p>91.44952</text:p>
          </table:table-cell>
          <table:table-cell office:value-type="float" office:value="20.74907" calcext:value-type="float">
            <text:p>20.74907</text:p>
          </table:table-cell>
          <table:table-cell office:value-type="float" office:value="0.06125213" calcext:value-type="float">
            <text:p>0.06125213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52.5982" calcext:value-type="float">
            <text:p>952.5982</text:p>
          </table:table-cell>
          <table:table-cell office:value-type="float" office:value="0" calcext:value-type="float">
            <text:p>0</text:p>
          </table:table-cell>
          <table:table-cell office:value-type="float" office:value="373.8337" calcext:value-type="float">
            <text:p>373.8337</text:p>
          </table:table-cell>
          <table:table-cell office:value-type="float" office:value="1298.098" calcext:value-type="float">
            <text:p>1298.098</text:p>
          </table:table-cell>
          <table:table-cell office:value-type="float" office:value="1570.784" calcext:value-type="float">
            <text:p>1570.784</text:p>
          </table:table-cell>
          <table:table-cell office:value-type="float" office:value="1232.353" calcext:value-type="float">
            <text:p>1232.353</text:p>
          </table:table-cell>
          <table:table-cell office:value-type="float" office:value="732.4149" calcext:value-type="float">
            <text:p>732.4149</text:p>
          </table:table-cell>
          <table:table-cell office:value-type="float" office:value="1102.191" calcext:value-type="float">
            <text:p>1102.191</text:p>
          </table:table-cell>
          <table:table-cell office:value-type="float" office:value="409.5551" calcext:value-type="float">
            <text:p>409.5551</text:p>
          </table:table-cell>
          <table:table-cell office:value-type="float" office:value="1822.656" calcext:value-type="float">
            <text:p>1822.656</text:p>
          </table:table-cell>
          <table:table-cell office:value-type="float" office:value="2064.781" calcext:value-type="float">
            <text:p>2064.781</text:p>
          </table:table-cell>
          <table:table-cell office:value-type="float" office:value="1656.424" calcext:value-type="float">
            <text:p>1656.424</text:p>
          </table:table-cell>
          <table:table-cell office:value-type="float" office:value="583.9457" calcext:value-type="float">
            <text:p>583.9457</text:p>
          </table:table-cell>
          <table:table-cell office:value-type="float" office:value="578.0773" calcext:value-type="float">
            <text:p>578.0773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5" calcext:value-type="float">
            <text:p>35.66995</text:p>
          </table:table-cell>
          <table:table-cell office:value-type="float" office:value="0" calcext:value-type="float">
            <text:p>0</text:p>
          </table:table-cell>
          <table:table-cell office:value-type="float" office:value="-0.03912233" calcext:value-type="float">
            <text:p>-0.03912233</text:p>
          </table:table-cell>
          <table:table-cell office:value-type="float" office:value="0" calcext:value-type="float">
            <text:p>0</text:p>
          </table:table-cell>
          <table:table-cell office:value-type="float" office:value="6.519377" calcext:value-type="float">
            <text:p>6.519377</text:p>
          </table:table-cell>
          <table:table-cell office:value-type="float" office:value="2241.27" calcext:value-type="float">
            <text:p>2241.27</text:p>
          </table:table-cell>
          <table:table-cell office:value-type="float" office:value="-879.5679" calcext:value-type="float">
            <text:p>-879.5679</text:p>
          </table:table-cell>
          <table:table-cell office:value-type="float" office:value="1361.702" calcext:value-type="float">
            <text:p>1361.702</text:p>
          </table:table-cell>
          <table:table-cell office:value-type="float" office:value="-417.7998" calcext:value-type="float">
            <text:p>-417.7998</text:p>
          </table:table-cell>
          <table:table-cell office:value-type="float" office:value="0" calcext:value-type="float">
            <text:p>0</text:p>
          </table:table-cell>
          <table:table-cell office:value-type="float" office:value="16.01132" calcext:value-type="float">
            <text:p>16.0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7" calcext:value-type="float">
            <text:p>19092007</text:p>
          </table:table-cell>
          <table:table-cell office:value-type="float" office:value="233.7955" calcext:value-type="float">
            <text:p>233.7955</text:p>
          </table:table-cell>
          <table:table-cell office:value-type="float" office:value="13390.03" calcext:value-type="float">
            <text:p>13390.03</text:p>
          </table:table-cell>
          <table:table-cell office:value-type="float" office:value="0" calcext:value-type="float">
            <text:p>0</text:p>
          </table:table-cell>
          <table:table-cell office:value-type="float" office:value="56.52142" calcext:value-type="float">
            <text:p>56.52142</text:p>
          </table:table-cell>
          <table:table-cell office:value-type="float" office:value="-537.3988" calcext:value-type="float">
            <text:p>-537.3988</text:p>
          </table:table-cell>
          <table:table-cell office:value-type="float" office:value="1576.707" calcext:value-type="float">
            <text:p>1576.707</text:p>
          </table:table-cell>
          <table:table-cell office:value-type="float" office:value="-128.6916" calcext:value-type="float">
            <text:p>-128.6916</text:p>
          </table:table-cell>
          <table:table-cell office:value-type="float" office:value="91.4373" calcext:value-type="float">
            <text:p>91.4373</text:p>
          </table:table-cell>
          <table:table-cell office:value-type="float" office:value="20.96449" calcext:value-type="float">
            <text:p>20.96449</text:p>
          </table:table-cell>
          <table:table-cell office:value-type="float" office:value="0.06176117" calcext:value-type="float">
            <text:p>0.06176117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51.6925" calcext:value-type="float">
            <text:p>951.6925</text:p>
          </table:table-cell>
          <table:table-cell office:value-type="float" office:value="0" calcext:value-type="float">
            <text:p>0</text:p>
          </table:table-cell>
          <table:table-cell office:value-type="float" office:value="373.848" calcext:value-type="float">
            <text:p>373.848</text:p>
          </table:table-cell>
          <table:table-cell office:value-type="float" office:value="1297.893" calcext:value-type="float">
            <text:p>1297.893</text:p>
          </table:table-cell>
          <table:table-cell office:value-type="float" office:value="1570.532" calcext:value-type="float">
            <text:p>1570.532</text:p>
          </table:table-cell>
          <table:table-cell office:value-type="float" office:value="1232.336" calcext:value-type="float">
            <text:p>1232.336</text:p>
          </table:table-cell>
          <table:table-cell office:value-type="float" office:value="732.397" calcext:value-type="float">
            <text:p>732.397</text:p>
          </table:table-cell>
          <table:table-cell office:value-type="float" office:value="1102.165" calcext:value-type="float">
            <text:p>1102.165</text:p>
          </table:table-cell>
          <table:table-cell office:value-type="float" office:value="409.5547" calcext:value-type="float">
            <text:p>409.5547</text:p>
          </table:table-cell>
          <table:table-cell office:value-type="float" office:value="1822.621" calcext:value-type="float">
            <text:p>1822.621</text:p>
          </table:table-cell>
          <table:table-cell office:value-type="float" office:value="2064.732" calcext:value-type="float">
            <text:p>2064.732</text:p>
          </table:table-cell>
          <table:table-cell office:value-type="float" office:value="1656.391" calcext:value-type="float">
            <text:p>1656.391</text:p>
          </table:table-cell>
          <table:table-cell office:value-type="float" office:value="583.9369" calcext:value-type="float">
            <text:p>583.9369</text:p>
          </table:table-cell>
          <table:table-cell office:value-type="float" office:value="578.0621" calcext:value-type="float">
            <text:p>578.0621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5" calcext:value-type="float">
            <text:p>35.66995</text:p>
          </table:table-cell>
          <table:table-cell office:value-type="float" office:value="0" calcext:value-type="float">
            <text:p>0</text:p>
          </table:table-cell>
          <table:table-cell office:value-type="float" office:value="-0.03912717" calcext:value-type="float">
            <text:p>-0.03912717</text:p>
          </table:table-cell>
          <table:table-cell office:value-type="float" office:value="0" calcext:value-type="float">
            <text:p>0</text:p>
          </table:table-cell>
          <table:table-cell office:value-type="float" office:value="6.511399" calcext:value-type="float">
            <text:p>6.511399</text:p>
          </table:table-cell>
          <table:table-cell office:value-type="float" office:value="2243.212" calcext:value-type="float">
            <text:p>2243.212</text:p>
          </table:table-cell>
          <table:table-cell office:value-type="float" office:value="-881.2103" calcext:value-type="float">
            <text:p>-881.2103</text:p>
          </table:table-cell>
          <table:table-cell office:value-type="float" office:value="1362.002" calcext:value-type="float">
            <text:p>1362.002</text:p>
          </table:table-cell>
          <table:table-cell office:value-type="float" office:value="-418.8958" calcext:value-type="float">
            <text:p>-418.8958</text:p>
          </table:table-cell>
          <table:table-cell office:value-type="float" office:value="0" calcext:value-type="float">
            <text:p>0</text:p>
          </table:table-cell>
          <table:table-cell office:value-type="float" office:value="15.87938" calcext:value-type="float">
            <text:p>15.87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7" calcext:value-type="float">
            <text:p>20092007</text:p>
          </table:table-cell>
          <table:table-cell office:value-type="float" office:value="233.4612" calcext:value-type="float">
            <text:p>233.4612</text:p>
          </table:table-cell>
          <table:table-cell office:value-type="float" office:value="13389.7" calcext:value-type="float">
            <text:p>13389.7</text:p>
          </table:table-cell>
          <table:table-cell office:value-type="float" office:value="0" calcext:value-type="float">
            <text:p>0</text:p>
          </table:table-cell>
          <table:table-cell office:value-type="float" office:value="57.07313" calcext:value-type="float">
            <text:p>57.07313</text:p>
          </table:table-cell>
          <table:table-cell office:value-type="float" office:value="-538.9799" calcext:value-type="float">
            <text:p>-538.9799</text:p>
          </table:table-cell>
          <table:table-cell office:value-type="float" office:value="1580.592" calcext:value-type="float">
            <text:p>1580.592</text:p>
          </table:table-cell>
          <table:table-cell office:value-type="float" office:value="-129.0168" calcext:value-type="float">
            <text:p>-129.0168</text:p>
          </table:table-cell>
          <table:table-cell office:value-type="float" office:value="91.3909" calcext:value-type="float">
            <text:p>91.3909</text:p>
          </table:table-cell>
          <table:table-cell office:value-type="float" office:value="21.00795" calcext:value-type="float">
            <text:p>21.00795</text:p>
          </table:table-cell>
          <table:table-cell office:value-type="float" office:value="0.06233767" calcext:value-type="float">
            <text:p>0.06233767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50.6081" calcext:value-type="float">
            <text:p>950.6081</text:p>
          </table:table-cell>
          <table:table-cell office:value-type="float" office:value="0" calcext:value-type="float">
            <text:p>0</text:p>
          </table:table-cell>
          <table:table-cell office:value-type="float" office:value="373.8785" calcext:value-type="float">
            <text:p>373.8785</text:p>
          </table:table-cell>
          <table:table-cell office:value-type="float" office:value="1297.656" calcext:value-type="float">
            <text:p>1297.656</text:p>
          </table:table-cell>
          <table:table-cell office:value-type="float" office:value="1570.253" calcext:value-type="float">
            <text:p>1570.253</text:p>
          </table:table-cell>
          <table:table-cell office:value-type="float" office:value="1232.311" calcext:value-type="float">
            <text:p>1232.311</text:p>
          </table:table-cell>
          <table:table-cell office:value-type="float" office:value="732.3723" calcext:value-type="float">
            <text:p>732.3723</text:p>
          </table:table-cell>
          <table:table-cell office:value-type="float" office:value="1102.136" calcext:value-type="float">
            <text:p>1102.136</text:p>
          </table:table-cell>
          <table:table-cell office:value-type="float" office:value="409.5528" calcext:value-type="float">
            <text:p>409.5528</text:p>
          </table:table-cell>
          <table:table-cell office:value-type="float" office:value="1822.585" calcext:value-type="float">
            <text:p>1822.585</text:p>
          </table:table-cell>
          <table:table-cell office:value-type="float" office:value="2064.685" calcext:value-type="float">
            <text:p>2064.685</text:p>
          </table:table-cell>
          <table:table-cell office:value-type="float" office:value="1656.358" calcext:value-type="float">
            <text:p>1656.358</text:p>
          </table:table-cell>
          <table:table-cell office:value-type="float" office:value="583.9283" calcext:value-type="float">
            <text:p>583.9283</text:p>
          </table:table-cell>
          <table:table-cell office:value-type="float" office:value="578.0466" calcext:value-type="float">
            <text:p>578.0466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5" calcext:value-type="float">
            <text:p>35.66995</text:p>
          </table:table-cell>
          <table:table-cell office:value-type="float" office:value="0" calcext:value-type="float">
            <text:p>0</text:p>
          </table:table-cell>
          <table:table-cell office:value-type="float" office:value="-0.03913424" calcext:value-type="float">
            <text:p>-0.03913424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4.697" calcext:value-type="float">
            <text:p>2244.697</text:p>
          </table:table-cell>
          <table:table-cell office:value-type="float" office:value="-882.5198" calcext:value-type="float">
            <text:p>-882.5198</text:p>
          </table:table-cell>
          <table:table-cell office:value-type="float" office:value="1362.177" calcext:value-type="float">
            <text:p>1362.177</text:p>
          </table:table-cell>
          <table:table-cell office:value-type="float" office:value="-420.0369" calcext:value-type="float">
            <text:p>-420.0369</text:p>
          </table:table-cell>
          <table:table-cell office:value-type="float" office:value="0" calcext:value-type="float">
            <text:p>0</text:p>
          </table:table-cell>
          <table:table-cell office:value-type="float" office:value="15.75792" calcext:value-type="float">
            <text:p>15.75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7" calcext:value-type="float">
            <text:p>21092007</text:p>
          </table:table-cell>
          <table:table-cell office:value-type="float" office:value="233.1388" calcext:value-type="float">
            <text:p>233.1388</text:p>
          </table:table-cell>
          <table:table-cell office:value-type="float" office:value="13389.37" calcext:value-type="float">
            <text:p>13389.37</text:p>
          </table:table-cell>
          <table:table-cell office:value-type="float" office:value="0" calcext:value-type="float">
            <text:p>0</text:p>
          </table:table-cell>
          <table:table-cell office:value-type="float" office:value="57.56191" calcext:value-type="float">
            <text:p>57.56191</text:p>
          </table:table-cell>
          <table:table-cell office:value-type="float" office:value="-540.4818" calcext:value-type="float">
            <text:p>-540.4818</text:p>
          </table:table-cell>
          <table:table-cell office:value-type="float" office:value="1584.152" calcext:value-type="float">
            <text:p>1584.152</text:p>
          </table:table-cell>
          <table:table-cell office:value-type="float" office:value="-129.3367" calcext:value-type="float">
            <text:p>-129.3367</text:p>
          </table:table-cell>
          <table:table-cell office:value-type="float" office:value="91.27798" calcext:value-type="float">
            <text:p>91.27798</text:p>
          </table:table-cell>
          <table:table-cell office:value-type="float" office:value="20.99952" calcext:value-type="float">
            <text:p>20.99952</text:p>
          </table:table-cell>
          <table:table-cell office:value-type="float" office:value="0.06294508" calcext:value-type="float">
            <text:p>0.06294508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49.2188" calcext:value-type="float">
            <text:p>949.2188</text:p>
          </table:table-cell>
          <table:table-cell office:value-type="float" office:value="0" calcext:value-type="float">
            <text:p>0</text:p>
          </table:table-cell>
          <table:table-cell office:value-type="float" office:value="373.9498" calcext:value-type="float">
            <text:p>373.9498</text:p>
          </table:table-cell>
          <table:table-cell office:value-type="float" office:value="1297.427" calcext:value-type="float">
            <text:p>1297.427</text:p>
          </table:table-cell>
          <table:table-cell office:value-type="float" office:value="1569.985" calcext:value-type="float">
            <text:p>1569.985</text:p>
          </table:table-cell>
          <table:table-cell office:value-type="float" office:value="1232.285" calcext:value-type="float">
            <text:p>1232.285</text:p>
          </table:table-cell>
          <table:table-cell office:value-type="float" office:value="732.3517" calcext:value-type="float">
            <text:p>732.3517</text:p>
          </table:table-cell>
          <table:table-cell office:value-type="float" office:value="1102.105" calcext:value-type="float">
            <text:p>1102.105</text:p>
          </table:table-cell>
          <table:table-cell office:value-type="float" office:value="409.5501" calcext:value-type="float">
            <text:p>409.5501</text:p>
          </table:table-cell>
          <table:table-cell office:value-type="float" office:value="1822.549" calcext:value-type="float">
            <text:p>1822.549</text:p>
          </table:table-cell>
          <table:table-cell office:value-type="float" office:value="2064.643" calcext:value-type="float">
            <text:p>2064.643</text:p>
          </table:table-cell>
          <table:table-cell office:value-type="float" office:value="1656.325" calcext:value-type="float">
            <text:p>1656.325</text:p>
          </table:table-cell>
          <table:table-cell office:value-type="float" office:value="583.9174" calcext:value-type="float">
            <text:p>583.9174</text:p>
          </table:table-cell>
          <table:table-cell office:value-type="float" office:value="578.0327" calcext:value-type="float">
            <text:p>578.0327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4" calcext:value-type="float">
            <text:p>35.66994</text:p>
          </table:table-cell>
          <table:table-cell office:value-type="float" office:value="0" calcext:value-type="float">
            <text:p>0</text:p>
          </table:table-cell>
          <table:table-cell office:value-type="float" office:value="-0.03913985" calcext:value-type="float">
            <text:p>-0.03913985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5.677" calcext:value-type="float">
            <text:p>2245.677</text:p>
          </table:table-cell>
          <table:table-cell office:value-type="float" office:value="-883.7039" calcext:value-type="float">
            <text:p>-883.7039</text:p>
          </table:table-cell>
          <table:table-cell office:value-type="float" office:value="1361.973" calcext:value-type="float">
            <text:p>1361.973</text:p>
          </table:table-cell>
          <table:table-cell office:value-type="float" office:value="-421.1042" calcext:value-type="float">
            <text:p>-421.1042</text:p>
          </table:table-cell>
          <table:table-cell office:value-type="float" office:value="0" calcext:value-type="float">
            <text:p>0</text:p>
          </table:table-cell>
          <table:table-cell office:value-type="float" office:value="15.63936" calcext:value-type="float">
            <text:p>15.63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7" calcext:value-type="float">
            <text:p>22092007</text:p>
          </table:table-cell>
          <table:table-cell office:value-type="float" office:value="232.6773" calcext:value-type="float">
            <text:p>232.6773</text:p>
          </table:table-cell>
          <table:table-cell office:value-type="float" office:value="13389.05" calcext:value-type="float">
            <text:p>13389.05</text:p>
          </table:table-cell>
          <table:table-cell office:value-type="float" office:value="0" calcext:value-type="float">
            <text:p>0</text:p>
          </table:table-cell>
          <table:table-cell office:value-type="float" office:value="58.04474" calcext:value-type="float">
            <text:p>58.04474</text:p>
          </table:table-cell>
          <table:table-cell office:value-type="float" office:value="-542.016" calcext:value-type="float">
            <text:p>-542.016</text:p>
          </table:table-cell>
          <table:table-cell office:value-type="float" office:value="1586.391" calcext:value-type="float">
            <text:p>1586.391</text:p>
          </table:table-cell>
          <table:table-cell office:value-type="float" office:value="-129.6535" calcext:value-type="float">
            <text:p>-129.6535</text:p>
          </table:table-cell>
          <table:table-cell office:value-type="float" office:value="91.27557" calcext:value-type="float">
            <text:p>91.27557</text:p>
          </table:table-cell>
          <table:table-cell office:value-type="float" office:value="20.95484" calcext:value-type="float">
            <text:p>20.95484</text:p>
          </table:table-cell>
          <table:table-cell office:value-type="float" office:value="0.06341183" calcext:value-type="float">
            <text:p>0.06341183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47.4759" calcext:value-type="float">
            <text:p>947.4759</text:p>
          </table:table-cell>
          <table:table-cell office:value-type="float" office:value="0" calcext:value-type="float">
            <text:p>0</text:p>
          </table:table-cell>
          <table:table-cell office:value-type="float" office:value="373.9594" calcext:value-type="float">
            <text:p>373.9594</text:p>
          </table:table-cell>
          <table:table-cell office:value-type="float" office:value="1297.186" calcext:value-type="float">
            <text:p>1297.186</text:p>
          </table:table-cell>
          <table:table-cell office:value-type="float" office:value="1569.708" calcext:value-type="float">
            <text:p>1569.708</text:p>
          </table:table-cell>
          <table:table-cell office:value-type="float" office:value="1232.248" calcext:value-type="float">
            <text:p>1232.248</text:p>
          </table:table-cell>
          <table:table-cell office:value-type="float" office:value="732.3307" calcext:value-type="float">
            <text:p>732.3307</text:p>
          </table:table-cell>
          <table:table-cell office:value-type="float" office:value="1102.072" calcext:value-type="float">
            <text:p>1102.072</text:p>
          </table:table-cell>
          <table:table-cell office:value-type="float" office:value="409.5465" calcext:value-type="float">
            <text:p>409.5465</text:p>
          </table:table-cell>
          <table:table-cell office:value-type="float" office:value="1822.513" calcext:value-type="float">
            <text:p>1822.513</text:p>
          </table:table-cell>
          <table:table-cell office:value-type="float" office:value="2064.607" calcext:value-type="float">
            <text:p>2064.607</text:p>
          </table:table-cell>
          <table:table-cell office:value-type="float" office:value="1656.292" calcext:value-type="float">
            <text:p>1656.292</text:p>
          </table:table-cell>
          <table:table-cell office:value-type="float" office:value="583.9103" calcext:value-type="float">
            <text:p>583.9103</text:p>
          </table:table-cell>
          <table:table-cell office:value-type="float" office:value="578.0161" calcext:value-type="float">
            <text:p>578.0161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4" calcext:value-type="float">
            <text:p>35.66994</text:p>
          </table:table-cell>
          <table:table-cell office:value-type="float" office:value="0" calcext:value-type="float">
            <text:p>0</text:p>
          </table:table-cell>
          <table:table-cell office:value-type="float" office:value="-0.03914747" calcext:value-type="float">
            <text:p>-0.03914747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6.29" calcext:value-type="float">
            <text:p>2246.29</text:p>
          </table:table-cell>
          <table:table-cell office:value-type="float" office:value="-884.8477" calcext:value-type="float">
            <text:p>-884.8477</text:p>
          </table:table-cell>
          <table:table-cell office:value-type="float" office:value="1361.442" calcext:value-type="float">
            <text:p>1361.442</text:p>
          </table:table-cell>
          <table:table-cell office:value-type="float" office:value="-422.2952" calcext:value-type="float">
            <text:p>-422.2952</text:p>
          </table:table-cell>
          <table:table-cell office:value-type="float" office:value="0" calcext:value-type="float">
            <text:p>0</text:p>
          </table:table-cell>
          <table:table-cell office:value-type="float" office:value="15.60901" calcext:value-type="float">
            <text:p>15.6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7" calcext:value-type="float">
            <text:p>23092007</text:p>
          </table:table-cell>
          <table:table-cell office:value-type="float" office:value="232.3522" calcext:value-type="float">
            <text:p>232.3522</text:p>
          </table:table-cell>
          <table:table-cell office:value-type="float" office:value="13388.75" calcext:value-type="float">
            <text:p>13388.75</text:p>
          </table:table-cell>
          <table:table-cell office:value-type="float" office:value="0" calcext:value-type="float">
            <text:p>0</text:p>
          </table:table-cell>
          <table:table-cell office:value-type="float" office:value="58.52864" calcext:value-type="float">
            <text:p>58.52864</text:p>
          </table:table-cell>
          <table:table-cell office:value-type="float" office:value="-543.5108" calcext:value-type="float">
            <text:p>-543.5108</text:p>
          </table:table-cell>
          <table:table-cell office:value-type="float" office:value="1590.966" calcext:value-type="float">
            <text:p>1590.966</text:p>
          </table:table-cell>
          <table:table-cell office:value-type="float" office:value="-129.964" calcext:value-type="float">
            <text:p>-129.964</text:p>
          </table:table-cell>
          <table:table-cell office:value-type="float" office:value="91.24523" calcext:value-type="float">
            <text:p>91.24523</text:p>
          </table:table-cell>
          <table:table-cell office:value-type="float" office:value="20.93112" calcext:value-type="float">
            <text:p>20.93112</text:p>
          </table:table-cell>
          <table:table-cell office:value-type="float" office:value="0.06394854" calcext:value-type="float">
            <text:p>0.06394854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45.5836" calcext:value-type="float">
            <text:p>945.5836</text:p>
          </table:table-cell>
          <table:table-cell office:value-type="float" office:value="0" calcext:value-type="float">
            <text:p>0</text:p>
          </table:table-cell>
          <table:table-cell office:value-type="float" office:value="373.9901" calcext:value-type="float">
            <text:p>373.9901</text:p>
          </table:table-cell>
          <table:table-cell office:value-type="float" office:value="1297.004" calcext:value-type="float">
            <text:p>1297.004</text:p>
          </table:table-cell>
          <table:table-cell office:value-type="float" office:value="1569.462" calcext:value-type="float">
            <text:p>1569.462</text:p>
          </table:table-cell>
          <table:table-cell office:value-type="float" office:value="1232.221" calcext:value-type="float">
            <text:p>1232.221</text:p>
          </table:table-cell>
          <table:table-cell office:value-type="float" office:value="732.3107" calcext:value-type="float">
            <text:p>732.3107</text:p>
          </table:table-cell>
          <table:table-cell office:value-type="float" office:value="1102.039" calcext:value-type="float">
            <text:p>1102.039</text:p>
          </table:table-cell>
          <table:table-cell office:value-type="float" office:value="409.5424" calcext:value-type="float">
            <text:p>409.5424</text:p>
          </table:table-cell>
          <table:table-cell office:value-type="float" office:value="1822.476" calcext:value-type="float">
            <text:p>1822.476</text:p>
          </table:table-cell>
          <table:table-cell office:value-type="float" office:value="2064.572" calcext:value-type="float">
            <text:p>2064.572</text:p>
          </table:table-cell>
          <table:table-cell office:value-type="float" office:value="1656.259" calcext:value-type="float">
            <text:p>1656.259</text:p>
          </table:table-cell>
          <table:table-cell office:value-type="float" office:value="583.9066" calcext:value-type="float">
            <text:p>583.9066</text:p>
          </table:table-cell>
          <table:table-cell office:value-type="float" office:value="578.0035" calcext:value-type="float">
            <text:p>578.0035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4" calcext:value-type="float">
            <text:p>35.66994</text:p>
          </table:table-cell>
          <table:table-cell office:value-type="float" office:value="0" calcext:value-type="float">
            <text:p>0</text:p>
          </table:table-cell>
          <table:table-cell office:value-type="float" office:value="-0.03915107" calcext:value-type="float">
            <text:p>-0.03915107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6.669" calcext:value-type="float">
            <text:p>2246.669</text:p>
          </table:table-cell>
          <table:table-cell office:value-type="float" office:value="-885.9645" calcext:value-type="float">
            <text:p>-885.9645</text:p>
          </table:table-cell>
          <table:table-cell office:value-type="float" office:value="1360.705" calcext:value-type="float">
            <text:p>1360.705</text:p>
          </table:table-cell>
          <table:table-cell office:value-type="float" office:value="-423.3466" calcext:value-type="float">
            <text:p>-423.3466</text:p>
          </table:table-cell>
          <table:table-cell office:value-type="float" office:value="0" calcext:value-type="float">
            <text:p>0</text:p>
          </table:table-cell>
          <table:table-cell office:value-type="float" office:value="15.4735" calcext:value-type="float">
            <text:p>15.4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7" calcext:value-type="float">
            <text:p>24092007</text:p>
          </table:table-cell>
          <table:table-cell office:value-type="float" office:value="232.1982" calcext:value-type="float">
            <text:p>232.1982</text:p>
          </table:table-cell>
          <table:table-cell office:value-type="float" office:value="13388.47" calcext:value-type="float">
            <text:p>13388.47</text:p>
          </table:table-cell>
          <table:table-cell office:value-type="float" office:value="0" calcext:value-type="float">
            <text:p>0</text:p>
          </table:table-cell>
          <table:table-cell office:value-type="float" office:value="58.9971" calcext:value-type="float">
            <text:p>58.9971</text:p>
          </table:table-cell>
          <table:table-cell office:value-type="float" office:value="-544.7686" calcext:value-type="float">
            <text:p>-544.7686</text:p>
          </table:table-cell>
          <table:table-cell office:value-type="float" office:value="1593.918" calcext:value-type="float">
            <text:p>1593.918</text:p>
          </table:table-cell>
          <table:table-cell office:value-type="float" office:value="-130.273" calcext:value-type="float">
            <text:p>-130.273</text:p>
          </table:table-cell>
          <table:table-cell office:value-type="float" office:value="91.17024" calcext:value-type="float">
            <text:p>91.17024</text:p>
          </table:table-cell>
          <table:table-cell office:value-type="float" office:value="20.92392" calcext:value-type="float">
            <text:p>20.92392</text:p>
          </table:table-cell>
          <table:table-cell office:value-type="float" office:value="0.06458221" calcext:value-type="float">
            <text:p>0.06458221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43.8033" calcext:value-type="float">
            <text:p>943.8033</text:p>
          </table:table-cell>
          <table:table-cell office:value-type="float" office:value="0" calcext:value-type="float">
            <text:p>0</text:p>
          </table:table-cell>
          <table:table-cell office:value-type="float" office:value="374.0449" calcext:value-type="float">
            <text:p>374.0449</text:p>
          </table:table-cell>
          <table:table-cell office:value-type="float" office:value="1296.877" calcext:value-type="float">
            <text:p>1296.877</text:p>
          </table:table-cell>
          <table:table-cell office:value-type="float" office:value="1569.284" calcext:value-type="float">
            <text:p>1569.284</text:p>
          </table:table-cell>
          <table:table-cell office:value-type="float" office:value="1232.211" calcext:value-type="float">
            <text:p>1232.211</text:p>
          </table:table-cell>
          <table:table-cell office:value-type="float" office:value="732.3076" calcext:value-type="float">
            <text:p>732.3076</text:p>
          </table:table-cell>
          <table:table-cell office:value-type="float" office:value="1102.012" calcext:value-type="float">
            <text:p>1102.012</text:p>
          </table:table-cell>
          <table:table-cell office:value-type="float" office:value="409.54" calcext:value-type="float">
            <text:p>409.54</text:p>
          </table:table-cell>
          <table:table-cell office:value-type="float" office:value="1822.44" calcext:value-type="float">
            <text:p>1822.44</text:p>
          </table:table-cell>
          <table:table-cell office:value-type="float" office:value="2064.536" calcext:value-type="float">
            <text:p>2064.536</text:p>
          </table:table-cell>
          <table:table-cell office:value-type="float" office:value="1656.226" calcext:value-type="float">
            <text:p>1656.226</text:p>
          </table:table-cell>
          <table:table-cell office:value-type="float" office:value="583.8968" calcext:value-type="float">
            <text:p>583.8968</text:p>
          </table:table-cell>
          <table:table-cell office:value-type="float" office:value="577.9877" calcext:value-type="float">
            <text:p>577.9877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4" calcext:value-type="float">
            <text:p>35.66994</text:p>
          </table:table-cell>
          <table:table-cell office:value-type="float" office:value="0" calcext:value-type="float">
            <text:p>0</text:p>
          </table:table-cell>
          <table:table-cell office:value-type="float" office:value="-0.03915257" calcext:value-type="float">
            <text:p>-0.03915257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6.874" calcext:value-type="float">
            <text:p>2246.874</text:p>
          </table:table-cell>
          <table:table-cell office:value-type="float" office:value="-887.0162" calcext:value-type="float">
            <text:p>-887.0162</text:p>
          </table:table-cell>
          <table:table-cell office:value-type="float" office:value="1359.857" calcext:value-type="float">
            <text:p>1359.857</text:p>
          </table:table-cell>
          <table:table-cell office:value-type="float" office:value="-424.1789" calcext:value-type="float">
            <text:p>-424.1789</text:p>
          </table:table-cell>
          <table:table-cell office:value-type="float" office:value="0" calcext:value-type="float">
            <text:p>0</text:p>
          </table:table-cell>
          <table:table-cell office:value-type="float" office:value="15.35336" calcext:value-type="float">
            <text:p>15.35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7" calcext:value-type="float">
            <text:p>25092007</text:p>
          </table:table-cell>
          <table:table-cell office:value-type="float" office:value="232.0729" calcext:value-type="float">
            <text:p>232.0729</text:p>
          </table:table-cell>
          <table:table-cell office:value-type="float" office:value="13388.2" calcext:value-type="float">
            <text:p>13388.2</text:p>
          </table:table-cell>
          <table:table-cell office:value-type="float" office:value="0" calcext:value-type="float">
            <text:p>0</text:p>
          </table:table-cell>
          <table:table-cell office:value-type="float" office:value="59.45502" calcext:value-type="float">
            <text:p>59.45502</text:p>
          </table:table-cell>
          <table:table-cell office:value-type="float" office:value="-545.9666" calcext:value-type="float">
            <text:p>-545.9666</text:p>
          </table:table-cell>
          <table:table-cell office:value-type="float" office:value="1596.59" calcext:value-type="float">
            <text:p>1596.59</text:p>
          </table:table-cell>
          <table:table-cell office:value-type="float" office:value="-130.5804" calcext:value-type="float">
            <text:p>-130.5804</text:p>
          </table:table-cell>
          <table:table-cell office:value-type="float" office:value="91.08038" calcext:value-type="float">
            <text:p>91.08038</text:p>
          </table:table-cell>
          <table:table-cell office:value-type="float" office:value="20.91871" calcext:value-type="float">
            <text:p>20.91871</text:p>
          </table:table-cell>
          <table:table-cell office:value-type="float" office:value="0.06520156" calcext:value-type="float">
            <text:p>0.06520156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42.02" calcext:value-type="float">
            <text:p>942.02</text:p>
          </table:table-cell>
          <table:table-cell office:value-type="float" office:value="0" calcext:value-type="float">
            <text:p>0</text:p>
          </table:table-cell>
          <table:table-cell office:value-type="float" office:value="374.1088" calcext:value-type="float">
            <text:p>374.1088</text:p>
          </table:table-cell>
          <table:table-cell office:value-type="float" office:value="1296.75" calcext:value-type="float">
            <text:p>1296.75</text:p>
          </table:table-cell>
          <table:table-cell office:value-type="float" office:value="1569.117" calcext:value-type="float">
            <text:p>1569.117</text:p>
          </table:table-cell>
          <table:table-cell office:value-type="float" office:value="1232.208" calcext:value-type="float">
            <text:p>1232.208</text:p>
          </table:table-cell>
          <table:table-cell office:value-type="float" office:value="732.3092" calcext:value-type="float">
            <text:p>732.3092</text:p>
          </table:table-cell>
          <table:table-cell office:value-type="float" office:value="1101.988" calcext:value-type="float">
            <text:p>1101.988</text:p>
          </table:table-cell>
          <table:table-cell office:value-type="float" office:value="409.5381" calcext:value-type="float">
            <text:p>409.5381</text:p>
          </table:table-cell>
          <table:table-cell office:value-type="float" office:value="1822.405" calcext:value-type="float">
            <text:p>1822.405</text:p>
          </table:table-cell>
          <table:table-cell office:value-type="float" office:value="2064.501" calcext:value-type="float">
            <text:p>2064.501</text:p>
          </table:table-cell>
          <table:table-cell office:value-type="float" office:value="1656.194" calcext:value-type="float">
            <text:p>1656.194</text:p>
          </table:table-cell>
          <table:table-cell office:value-type="float" office:value="583.8859" calcext:value-type="float">
            <text:p>583.8859</text:p>
          </table:table-cell>
          <table:table-cell office:value-type="float" office:value="577.9684" calcext:value-type="float">
            <text:p>577.9684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4" calcext:value-type="float">
            <text:p>35.66994</text:p>
          </table:table-cell>
          <table:table-cell office:value-type="float" office:value="0" calcext:value-type="float">
            <text:p>0</text:p>
          </table:table-cell>
          <table:table-cell office:value-type="float" office:value="-0.03915385" calcext:value-type="float">
            <text:p>-0.03915385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6.965" calcext:value-type="float">
            <text:p>2246.965</text:p>
          </table:table-cell>
          <table:table-cell office:value-type="float" office:value="-888.0106" calcext:value-type="float">
            <text:p>-888.0106</text:p>
          </table:table-cell>
          <table:table-cell office:value-type="float" office:value="1358.954" calcext:value-type="float">
            <text:p>1358.954</text:p>
          </table:table-cell>
          <table:table-cell office:value-type="float" office:value="-424.965" calcext:value-type="float">
            <text:p>-424.965</text:p>
          </table:table-cell>
          <table:table-cell office:value-type="float" office:value="0" calcext:value-type="float">
            <text:p>0</text:p>
          </table:table-cell>
          <table:table-cell office:value-type="float" office:value="15.24152" calcext:value-type="float">
            <text:p>15.24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7" calcext:value-type="float">
            <text:p>26092007</text:p>
          </table:table-cell>
          <table:table-cell office:value-type="float" office:value="231.9246" calcext:value-type="float">
            <text:p>231.9246</text:p>
          </table:table-cell>
          <table:table-cell office:value-type="float" office:value="13387.92" calcext:value-type="float">
            <text:p>13387.92</text:p>
          </table:table-cell>
          <table:table-cell office:value-type="float" office:value="0" calcext:value-type="float">
            <text:p>0</text:p>
          </table:table-cell>
          <table:table-cell office:value-type="float" office:value="59.90844" calcext:value-type="float">
            <text:p>59.90844</text:p>
          </table:table-cell>
          <table:table-cell office:value-type="float" office:value="-547.177" calcext:value-type="float">
            <text:p>-547.177</text:p>
          </table:table-cell>
          <table:table-cell office:value-type="float" office:value="1599.141" calcext:value-type="float">
            <text:p>1599.141</text:p>
          </table:table-cell>
          <table:table-cell office:value-type="float" office:value="-130.8842" calcext:value-type="float">
            <text:p>-130.8842</text:p>
          </table:table-cell>
          <table:table-cell office:value-type="float" office:value="90.9641" calcext:value-type="float">
            <text:p>90.9641</text:p>
          </table:table-cell>
          <table:table-cell office:value-type="float" office:value="20.91308" calcext:value-type="float">
            <text:p>20.91308</text:p>
          </table:table-cell>
          <table:table-cell office:value-type="float" office:value="0.06579321" calcext:value-type="float">
            <text:p>0.06579321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40.2173" calcext:value-type="float">
            <text:p>940.2173</text:p>
          </table:table-cell>
          <table:table-cell office:value-type="float" office:value="0" calcext:value-type="float">
            <text:p>0</text:p>
          </table:table-cell>
          <table:table-cell office:value-type="float" office:value="374.176" calcext:value-type="float">
            <text:p>374.176</text:p>
          </table:table-cell>
          <table:table-cell office:value-type="float" office:value="1296.602" calcext:value-type="float">
            <text:p>1296.602</text:p>
          </table:table-cell>
          <table:table-cell office:value-type="float" office:value="1568.937" calcext:value-type="float">
            <text:p>1568.937</text:p>
          </table:table-cell>
          <table:table-cell office:value-type="float" office:value="1232.202" calcext:value-type="float">
            <text:p>1232.202</text:p>
          </table:table-cell>
          <table:table-cell office:value-type="float" office:value="732.3101" calcext:value-type="float">
            <text:p>732.3101</text:p>
          </table:table-cell>
          <table:table-cell office:value-type="float" office:value="1101.963" calcext:value-type="float">
            <text:p>1101.963</text:p>
          </table:table-cell>
          <table:table-cell office:value-type="float" office:value="409.5362" calcext:value-type="float">
            <text:p>409.5362</text:p>
          </table:table-cell>
          <table:table-cell office:value-type="float" office:value="1822.371" calcext:value-type="float">
            <text:p>1822.371</text:p>
          </table:table-cell>
          <table:table-cell office:value-type="float" office:value="2064.466" calcext:value-type="float">
            <text:p>2064.466</text:p>
          </table:table-cell>
          <table:table-cell office:value-type="float" office:value="1656.162" calcext:value-type="float">
            <text:p>1656.162</text:p>
          </table:table-cell>
          <table:table-cell office:value-type="float" office:value="583.8751" calcext:value-type="float">
            <text:p>583.8751</text:p>
          </table:table-cell>
          <table:table-cell office:value-type="float" office:value="577.951" calcext:value-type="float">
            <text:p>577.951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4" calcext:value-type="float">
            <text:p>35.66994</text:p>
          </table:table-cell>
          <table:table-cell office:value-type="float" office:value="0" calcext:value-type="float">
            <text:p>0</text:p>
          </table:table-cell>
          <table:table-cell office:value-type="float" office:value="-0.03915557" calcext:value-type="float">
            <text:p>-0.03915557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88.9448" calcext:value-type="float">
            <text:p>-888.9448</text:p>
          </table:table-cell>
          <table:table-cell office:value-type="float" office:value="1358.058" calcext:value-type="float">
            <text:p>1358.058</text:p>
          </table:table-cell>
          <table:table-cell office:value-type="float" office:value="-425.7733" calcext:value-type="float">
            <text:p>-425.7733</text:p>
          </table:table-cell>
          <table:table-cell office:value-type="float" office:value="0" calcext:value-type="float">
            <text:p>0</text:p>
          </table:table-cell>
          <table:table-cell office:value-type="float" office:value="15.13344" calcext:value-type="float">
            <text:p>15.13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7" calcext:value-type="float">
            <text:p>27092007</text:p>
          </table:table-cell>
          <table:table-cell office:value-type="float" office:value="231.6919" calcext:value-type="float">
            <text:p>231.6919</text:p>
          </table:table-cell>
          <table:table-cell office:value-type="float" office:value="13387.62" calcext:value-type="float">
            <text:p>13387.62</text:p>
          </table:table-cell>
          <table:table-cell office:value-type="float" office:value="0" calcext:value-type="float">
            <text:p>0</text:p>
          </table:table-cell>
          <table:table-cell office:value-type="float" office:value="60.35531" calcext:value-type="float">
            <text:p>60.35531</text:p>
          </table:table-cell>
          <table:table-cell office:value-type="float" office:value="-548.4714" calcext:value-type="float">
            <text:p>-548.4714</text:p>
          </table:table-cell>
          <table:table-cell office:value-type="float" office:value="1601.732" calcext:value-type="float">
            <text:p>1601.732</text:p>
          </table:table-cell>
          <table:table-cell office:value-type="float" office:value="-131.185" calcext:value-type="float">
            <text:p>-131.185</text:p>
          </table:table-cell>
          <table:table-cell office:value-type="float" office:value="90.80298" calcext:value-type="float">
            <text:p>90.80298</text:p>
          </table:table-cell>
          <table:table-cell office:value-type="float" office:value="20.90664" calcext:value-type="float">
            <text:p>20.90664</text:p>
          </table:table-cell>
          <table:table-cell office:value-type="float" office:value="0.06635316" calcext:value-type="float">
            <text:p>0.06635316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38.3398" calcext:value-type="float">
            <text:p>938.3398</text:p>
          </table:table-cell>
          <table:table-cell office:value-type="float" office:value="0" calcext:value-type="float">
            <text:p>0</text:p>
          </table:table-cell>
          <table:table-cell office:value-type="float" office:value="374.2466" calcext:value-type="float">
            <text:p>374.2466</text:p>
          </table:table-cell>
          <table:table-cell office:value-type="float" office:value="1296.408" calcext:value-type="float">
            <text:p>1296.408</text:p>
          </table:table-cell>
          <table:table-cell office:value-type="float" office:value="1568.722" calcext:value-type="float">
            <text:p>1568.722</text:p>
          </table:table-cell>
          <table:table-cell office:value-type="float" office:value="1232.181" calcext:value-type="float">
            <text:p>1232.181</text:p>
          </table:table-cell>
          <table:table-cell office:value-type="float" office:value="732.3032" calcext:value-type="float">
            <text:p>732.3032</text:p>
          </table:table-cell>
          <table:table-cell office:value-type="float" office:value="1101.934" calcext:value-type="float">
            <text:p>1101.934</text:p>
          </table:table-cell>
          <table:table-cell office:value-type="float" office:value="409.5333" calcext:value-type="float">
            <text:p>409.5333</text:p>
          </table:table-cell>
          <table:table-cell office:value-type="float" office:value="1822.337" calcext:value-type="float">
            <text:p>1822.337</text:p>
          </table:table-cell>
          <table:table-cell office:value-type="float" office:value="2064.431" calcext:value-type="float">
            <text:p>2064.431</text:p>
          </table:table-cell>
          <table:table-cell office:value-type="float" office:value="1656.13" calcext:value-type="float">
            <text:p>1656.13</text:p>
          </table:table-cell>
          <table:table-cell office:value-type="float" office:value="583.8652" calcext:value-type="float">
            <text:p>583.8652</text:p>
          </table:table-cell>
          <table:table-cell office:value-type="float" office:value="577.9328" calcext:value-type="float">
            <text:p>577.9328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3" calcext:value-type="float">
            <text:p>35.66993</text:p>
          </table:table-cell>
          <table:table-cell office:value-type="float" office:value="0" calcext:value-type="float">
            <text:p>0</text:p>
          </table:table-cell>
          <table:table-cell office:value-type="float" office:value="-0.03915879" calcext:value-type="float">
            <text:p>-0.03915879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89.8356" calcext:value-type="float">
            <text:p>-889.8356</text:p>
          </table:table-cell>
          <table:table-cell office:value-type="float" office:value="1357.167" calcext:value-type="float">
            <text:p>1357.167</text:p>
          </table:table-cell>
          <table:table-cell office:value-type="float" office:value="-426.6744" calcext:value-type="float">
            <text:p>-426.6744</text:p>
          </table:table-cell>
          <table:table-cell office:value-type="float" office:value="0" calcext:value-type="float">
            <text:p>0</text:p>
          </table:table-cell>
          <table:table-cell office:value-type="float" office:value="15.03312" calcext:value-type="float">
            <text:p>15.03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7" calcext:value-type="float">
            <text:p>28092007</text:p>
          </table:table-cell>
          <table:table-cell office:value-type="float" office:value="231.397" calcext:value-type="float">
            <text:p>231.397</text:p>
          </table:table-cell>
          <table:table-cell office:value-type="float" office:value="13387.31" calcext:value-type="float">
            <text:p>13387.31</text:p>
          </table:table-cell>
          <table:table-cell office:value-type="float" office:value="0" calcext:value-type="float">
            <text:p>0</text:p>
          </table:table-cell>
          <table:table-cell office:value-type="float" office:value="60.79371" calcext:value-type="float">
            <text:p>60.79371</text:p>
          </table:table-cell>
          <table:table-cell office:value-type="float" office:value="-549.8356" calcext:value-type="float">
            <text:p>-549.8356</text:p>
          </table:table-cell>
          <table:table-cell office:value-type="float" office:value="1604.892" calcext:value-type="float">
            <text:p>1604.892</text:p>
          </table:table-cell>
          <table:table-cell office:value-type="float" office:value="-131.483" calcext:value-type="float">
            <text:p>-131.483</text:p>
          </table:table-cell>
          <table:table-cell office:value-type="float" office:value="90.62376" calcext:value-type="float">
            <text:p>90.62376</text:p>
          </table:table-cell>
          <table:table-cell office:value-type="float" office:value="20.90106" calcext:value-type="float">
            <text:p>20.90106</text:p>
          </table:table-cell>
          <table:table-cell office:value-type="float" office:value="0.06690634" calcext:value-type="float">
            <text:p>0.06690634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36.4374" calcext:value-type="float">
            <text:p>936.4374</text:p>
          </table:table-cell>
          <table:table-cell office:value-type="float" office:value="0" calcext:value-type="float">
            <text:p>0</text:p>
          </table:table-cell>
          <table:table-cell office:value-type="float" office:value="374.3222" calcext:value-type="float">
            <text:p>374.3222</text:p>
          </table:table-cell>
          <table:table-cell office:value-type="float" office:value="1296.186" calcext:value-type="float">
            <text:p>1296.186</text:p>
          </table:table-cell>
          <table:table-cell office:value-type="float" office:value="1568.474" calcext:value-type="float">
            <text:p>1568.474</text:p>
          </table:table-cell>
          <table:table-cell office:value-type="float" office:value="1232.153" calcext:value-type="float">
            <text:p>1232.153</text:p>
          </table:table-cell>
          <table:table-cell office:value-type="float" office:value="732.2839" calcext:value-type="float">
            <text:p>732.2839</text:p>
          </table:table-cell>
          <table:table-cell office:value-type="float" office:value="1101.902" calcext:value-type="float">
            <text:p>1101.902</text:p>
          </table:table-cell>
          <table:table-cell office:value-type="float" office:value="409.5291" calcext:value-type="float">
            <text:p>409.5291</text:p>
          </table:table-cell>
          <table:table-cell office:value-type="float" office:value="1822.302" calcext:value-type="float">
            <text:p>1822.302</text:p>
          </table:table-cell>
          <table:table-cell office:value-type="float" office:value="2064.396" calcext:value-type="float">
            <text:p>2064.396</text:p>
          </table:table-cell>
          <table:table-cell office:value-type="float" office:value="1656.099" calcext:value-type="float">
            <text:p>1656.099</text:p>
          </table:table-cell>
          <table:table-cell office:value-type="float" office:value="583.8544" calcext:value-type="float">
            <text:p>583.8544</text:p>
          </table:table-cell>
          <table:table-cell office:value-type="float" office:value="577.9136" calcext:value-type="float">
            <text:p>577.9136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3" calcext:value-type="float">
            <text:p>35.66993</text:p>
          </table:table-cell>
          <table:table-cell office:value-type="float" office:value="0" calcext:value-type="float">
            <text:p>0</text:p>
          </table:table-cell>
          <table:table-cell office:value-type="float" office:value="-0.03916326" calcext:value-type="float">
            <text:p>-0.03916326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0.6886" calcext:value-type="float">
            <text:p>-890.6886</text:p>
          </table:table-cell>
          <table:table-cell office:value-type="float" office:value="1356.314" calcext:value-type="float">
            <text:p>1356.314</text:p>
          </table:table-cell>
          <table:table-cell office:value-type="float" office:value="-427.6478" calcext:value-type="float">
            <text:p>-427.6478</text:p>
          </table:table-cell>
          <table:table-cell office:value-type="float" office:value="0" calcext:value-type="float">
            <text:p>0</text:p>
          </table:table-cell>
          <table:table-cell office:value-type="float" office:value="14.93371" calcext:value-type="float">
            <text:p>14.93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7" calcext:value-type="float">
            <text:p>29092007</text:p>
          </table:table-cell>
          <table:table-cell office:value-type="float" office:value="231.1362" calcext:value-type="float">
            <text:p>231.1362</text:p>
          </table:table-cell>
          <table:table-cell office:value-type="float" office:value="13386.99" calcext:value-type="float">
            <text:p>13386.99</text:p>
          </table:table-cell>
          <table:table-cell office:value-type="float" office:value="0" calcext:value-type="float">
            <text:p>0</text:p>
          </table:table-cell>
          <table:table-cell office:value-type="float" office:value="61.23" calcext:value-type="float">
            <text:p>61.23</text:p>
          </table:table-cell>
          <table:table-cell office:value-type="float" office:value="-551.1617" calcext:value-type="float">
            <text:p>-551.1617</text:p>
          </table:table-cell>
          <table:table-cell office:value-type="float" office:value="1608.014" calcext:value-type="float">
            <text:p>1608.014</text:p>
          </table:table-cell>
          <table:table-cell office:value-type="float" office:value="-131.7772" calcext:value-type="float">
            <text:p>-131.7772</text:p>
          </table:table-cell>
          <table:table-cell office:value-type="float" office:value="90.46367" calcext:value-type="float">
            <text:p>90.46367</text:p>
          </table:table-cell>
          <table:table-cell office:value-type="float" office:value="20.89688" calcext:value-type="float">
            <text:p>20.89688</text:p>
          </table:table-cell>
          <table:table-cell office:value-type="float" office:value="0.06747882" calcext:value-type="float">
            <text:p>0.06747882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34.6159" calcext:value-type="float">
            <text:p>934.6159</text:p>
          </table:table-cell>
          <table:table-cell office:value-type="float" office:value="0" calcext:value-type="float">
            <text:p>0</text:p>
          </table:table-cell>
          <table:table-cell office:value-type="float" office:value="374.3987" calcext:value-type="float">
            <text:p>374.3987</text:p>
          </table:table-cell>
          <table:table-cell office:value-type="float" office:value="1295.988" calcext:value-type="float">
            <text:p>1295.988</text:p>
          </table:table-cell>
          <table:table-cell office:value-type="float" office:value="1568.239" calcext:value-type="float">
            <text:p>1568.239</text:p>
          </table:table-cell>
          <table:table-cell office:value-type="float" office:value="1232.126" calcext:value-type="float">
            <text:p>1232.126</text:p>
          </table:table-cell>
          <table:table-cell office:value-type="float" office:value="732.2634" calcext:value-type="float">
            <text:p>732.2634</text:p>
          </table:table-cell>
          <table:table-cell office:value-type="float" office:value="1101.867" calcext:value-type="float">
            <text:p>1101.867</text:p>
          </table:table-cell>
          <table:table-cell office:value-type="float" office:value="409.5238" calcext:value-type="float">
            <text:p>409.5238</text:p>
          </table:table-cell>
          <table:table-cell office:value-type="float" office:value="1822.268" calcext:value-type="float">
            <text:p>1822.268</text:p>
          </table:table-cell>
          <table:table-cell office:value-type="float" office:value="2064.363" calcext:value-type="float">
            <text:p>2064.363</text:p>
          </table:table-cell>
          <table:table-cell office:value-type="float" office:value="1656.067" calcext:value-type="float">
            <text:p>1656.067</text:p>
          </table:table-cell>
          <table:table-cell office:value-type="float" office:value="583.8459" calcext:value-type="float">
            <text:p>583.8459</text:p>
          </table:table-cell>
          <table:table-cell office:value-type="float" office:value="577.8954" calcext:value-type="float">
            <text:p>577.8954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3" calcext:value-type="float">
            <text:p>35.66993</text:p>
          </table:table-cell>
          <table:table-cell office:value-type="float" office:value="0" calcext:value-type="float">
            <text:p>0</text:p>
          </table:table-cell>
          <table:table-cell office:value-type="float" office:value="-0.03916679" calcext:value-type="float">
            <text:p>-0.03916679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1.4888" calcext:value-type="float">
            <text:p>-891.4888</text:p>
          </table:table-cell>
          <table:table-cell office:value-type="float" office:value="1355.514" calcext:value-type="float">
            <text:p>1355.514</text:p>
          </table:table-cell>
          <table:table-cell office:value-type="float" office:value="-428.5841" calcext:value-type="float">
            <text:p>-428.5841</text:p>
          </table:table-cell>
          <table:table-cell office:value-type="float" office:value="0" calcext:value-type="float">
            <text:p>0</text:p>
          </table:table-cell>
          <table:table-cell office:value-type="float" office:value="14.83015" calcext:value-type="float">
            <text:p>14.8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7" calcext:value-type="float">
            <text:p>30092007</text:p>
          </table:table-cell>
          <table:table-cell office:value-type="float" office:value="230.879" calcext:value-type="float">
            <text:p>230.879</text:p>
          </table:table-cell>
          <table:table-cell office:value-type="float" office:value="13386.68" calcext:value-type="float">
            <text:p>13386.68</text:p>
          </table:table-cell>
          <table:table-cell office:value-type="float" office:value="0" calcext:value-type="float">
            <text:p>0</text:p>
          </table:table-cell>
          <table:table-cell office:value-type="float" office:value="61.6618" calcext:value-type="float">
            <text:p>61.6618</text:p>
          </table:table-cell>
          <table:table-cell office:value-type="float" office:value="-552.4704" calcext:value-type="float">
            <text:p>-552.4704</text:p>
          </table:table-cell>
          <table:table-cell office:value-type="float" office:value="1610.727" calcext:value-type="float">
            <text:p>1610.727</text:p>
          </table:table-cell>
          <table:table-cell office:value-type="float" office:value="-132.0683" calcext:value-type="float">
            <text:p>-132.0683</text:p>
          </table:table-cell>
          <table:table-cell office:value-type="float" office:value="90.29531" calcext:value-type="float">
            <text:p>90.29531</text:p>
          </table:table-cell>
          <table:table-cell office:value-type="float" office:value="20.89229" calcext:value-type="float">
            <text:p>20.89229</text:p>
          </table:table-cell>
          <table:table-cell office:value-type="float" office:value="0.06806559" calcext:value-type="float">
            <text:p>0.06806559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32.8521" calcext:value-type="float">
            <text:p>932.8521</text:p>
          </table:table-cell>
          <table:table-cell office:value-type="float" office:value="0" calcext:value-type="float">
            <text:p>0</text:p>
          </table:table-cell>
          <table:table-cell office:value-type="float" office:value="374.4731" calcext:value-type="float">
            <text:p>374.4731</text:p>
          </table:table-cell>
          <table:table-cell office:value-type="float" office:value="1295.787" calcext:value-type="float">
            <text:p>1295.787</text:p>
          </table:table-cell>
          <table:table-cell office:value-type="float" office:value="1568.01" calcext:value-type="float">
            <text:p>1568.01</text:p>
          </table:table-cell>
          <table:table-cell office:value-type="float" office:value="1232.1" calcext:value-type="float">
            <text:p>1232.1</text:p>
          </table:table-cell>
          <table:table-cell office:value-type="float" office:value="732.244" calcext:value-type="float">
            <text:p>732.244</text:p>
          </table:table-cell>
          <table:table-cell office:value-type="float" office:value="1101.832" calcext:value-type="float">
            <text:p>1101.832</text:p>
          </table:table-cell>
          <table:table-cell office:value-type="float" office:value="409.5176" calcext:value-type="float">
            <text:p>409.5176</text:p>
          </table:table-cell>
          <table:table-cell office:value-type="float" office:value="1822.232" calcext:value-type="float">
            <text:p>1822.232</text:p>
          </table:table-cell>
          <table:table-cell office:value-type="float" office:value="2064.329" calcext:value-type="float">
            <text:p>2064.329</text:p>
          </table:table-cell>
          <table:table-cell office:value-type="float" office:value="1656.036" calcext:value-type="float">
            <text:p>1656.036</text:p>
          </table:table-cell>
          <table:table-cell office:value-type="float" office:value="583.8397" calcext:value-type="float">
            <text:p>583.8397</text:p>
          </table:table-cell>
          <table:table-cell office:value-type="float" office:value="577.8771" calcext:value-type="float">
            <text:p>577.8771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3" calcext:value-type="float">
            <text:p>35.66993</text:p>
          </table:table-cell>
          <table:table-cell office:value-type="float" office:value="0" calcext:value-type="float">
            <text:p>0</text:p>
          </table:table-cell>
          <table:table-cell office:value-type="float" office:value="-0.0391707" calcext:value-type="float">
            <text:p>-0.0391707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2.2467" calcext:value-type="float">
            <text:p>-892.2467</text:p>
          </table:table-cell>
          <table:table-cell office:value-type="float" office:value="1354.756" calcext:value-type="float">
            <text:p>1354.756</text:p>
          </table:table-cell>
          <table:table-cell office:value-type="float" office:value="-429.508" calcext:value-type="float">
            <text:p>-429.508</text:p>
          </table:table-cell>
          <table:table-cell office:value-type="float" office:value="0" calcext:value-type="float">
            <text:p>0</text:p>
          </table:table-cell>
          <table:table-cell office:value-type="float" office:value="14.72953" calcext:value-type="float">
            <text:p>14.7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7" calcext:value-type="float">
            <text:p>1102007</text:p>
          </table:table-cell>
          <table:table-cell office:value-type="float" office:value="230.5429" calcext:value-type="float">
            <text:p>230.5429</text:p>
          </table:table-cell>
          <table:table-cell office:value-type="float" office:value="13386.34" calcext:value-type="float">
            <text:p>13386.34</text:p>
          </table:table-cell>
          <table:table-cell office:value-type="float" office:value="0" calcext:value-type="float">
            <text:p>0</text:p>
          </table:table-cell>
          <table:table-cell office:value-type="float" office:value="62.08287" calcext:value-type="float">
            <text:p>62.08287</text:p>
          </table:table-cell>
          <table:table-cell office:value-type="float" office:value="-553.8554" calcext:value-type="float">
            <text:p>-553.8554</text:p>
          </table:table-cell>
          <table:table-cell office:value-type="float" office:value="1613.741" calcext:value-type="float">
            <text:p>1613.741</text:p>
          </table:table-cell>
          <table:table-cell office:value-type="float" office:value="-132.3578" calcext:value-type="float">
            <text:p>-132.3578</text:p>
          </table:table-cell>
          <table:table-cell office:value-type="float" office:value="90.09754" calcext:value-type="float">
            <text:p>90.09754</text:p>
          </table:table-cell>
          <table:table-cell office:value-type="float" office:value="20.88755" calcext:value-type="float">
            <text:p>20.88755</text:p>
          </table:table-cell>
          <table:table-cell office:value-type="float" office:value="0.06865045" calcext:value-type="float">
            <text:p>0.06865045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31.0492" calcext:value-type="float">
            <text:p>931.0492</text:p>
          </table:table-cell>
          <table:table-cell office:value-type="float" office:value="0" calcext:value-type="float">
            <text:p>0</text:p>
          </table:table-cell>
          <table:table-cell office:value-type="float" office:value="374.5501" calcext:value-type="float">
            <text:p>374.5501</text:p>
          </table:table-cell>
          <table:table-cell office:value-type="float" office:value="1295.547" calcext:value-type="float">
            <text:p>1295.547</text:p>
          </table:table-cell>
          <table:table-cell office:value-type="float" office:value="1567.745" calcext:value-type="float">
            <text:p>1567.745</text:p>
          </table:table-cell>
          <table:table-cell office:value-type="float" office:value="1232.063" calcext:value-type="float">
            <text:p>1232.063</text:p>
          </table:table-cell>
          <table:table-cell office:value-type="float" office:value="732.2196" calcext:value-type="float">
            <text:p>732.2196</text:p>
          </table:table-cell>
          <table:table-cell office:value-type="float" office:value="1101.792" calcext:value-type="float">
            <text:p>1101.792</text:p>
          </table:table-cell>
          <table:table-cell office:value-type="float" office:value="409.5108" calcext:value-type="float">
            <text:p>409.5108</text:p>
          </table:table-cell>
          <table:table-cell office:value-type="float" office:value="1822.196" calcext:value-type="float">
            <text:p>1822.196</text:p>
          </table:table-cell>
          <table:table-cell office:value-type="float" office:value="2064.295" calcext:value-type="float">
            <text:p>2064.295</text:p>
          </table:table-cell>
          <table:table-cell office:value-type="float" office:value="1656.004" calcext:value-type="float">
            <text:p>1656.004</text:p>
          </table:table-cell>
          <table:table-cell office:value-type="float" office:value="583.8289" calcext:value-type="float">
            <text:p>583.8289</text:p>
          </table:table-cell>
          <table:table-cell office:value-type="float" office:value="577.8582" calcext:value-type="float">
            <text:p>577.8582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3" calcext:value-type="float">
            <text:p>35.66993</text:p>
          </table:table-cell>
          <table:table-cell office:value-type="float" office:value="0" calcext:value-type="float">
            <text:p>0</text:p>
          </table:table-cell>
          <table:table-cell office:value-type="float" office:value="-0.03917742" calcext:value-type="float">
            <text:p>-0.03917742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2.9716" calcext:value-type="float">
            <text:p>-892.9716</text:p>
          </table:table-cell>
          <table:table-cell office:value-type="float" office:value="1354.031" calcext:value-type="float">
            <text:p>1354.031</text:p>
          </table:table-cell>
          <table:table-cell office:value-type="float" office:value="-430.519" calcext:value-type="float">
            <text:p>-430.519</text:p>
          </table:table-cell>
          <table:table-cell office:value-type="float" office:value="0" calcext:value-type="float">
            <text:p>0</text:p>
          </table:table-cell>
          <table:table-cell office:value-type="float" office:value="14.6357" calcext:value-type="float">
            <text:p>14.6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7" calcext:value-type="float">
            <text:p>2102007</text:p>
          </table:table-cell>
          <table:table-cell office:value-type="float" office:value="230.2304" calcext:value-type="float">
            <text:p>230.2304</text:p>
          </table:table-cell>
          <table:table-cell office:value-type="float" office:value="13385.99" calcext:value-type="float">
            <text:p>13385.99</text:p>
          </table:table-cell>
          <table:table-cell office:value-type="float" office:value="0" calcext:value-type="float">
            <text:p>0</text:p>
          </table:table-cell>
          <table:table-cell office:value-type="float" office:value="62.57576" calcext:value-type="float">
            <text:p>62.57576</text:p>
          </table:table-cell>
          <table:table-cell office:value-type="float" office:value="-555.2854" calcext:value-type="float">
            <text:p>-555.2854</text:p>
          </table:table-cell>
          <table:table-cell office:value-type="float" office:value="1618.063" calcext:value-type="float">
            <text:p>1618.063</text:p>
          </table:table-cell>
          <table:table-cell office:value-type="float" office:value="-132.6259" calcext:value-type="float">
            <text:p>-132.6259</text:p>
          </table:table-cell>
          <table:table-cell office:value-type="float" office:value="89.88356" calcext:value-type="float">
            <text:p>89.88356</text:p>
          </table:table-cell>
          <table:table-cell office:value-type="float" office:value="20.88353" calcext:value-type="float">
            <text:p>20.88353</text:p>
          </table:table-cell>
          <table:table-cell office:value-type="float" office:value="0.06923681" calcext:value-type="float">
            <text:p>0.06923681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29.2366" calcext:value-type="float">
            <text:p>929.2366</text:p>
          </table:table-cell>
          <table:table-cell office:value-type="float" office:value="0" calcext:value-type="float">
            <text:p>0</text:p>
          </table:table-cell>
          <table:table-cell office:value-type="float" office:value="374.716" calcext:value-type="float">
            <text:p>374.716</text:p>
          </table:table-cell>
          <table:table-cell office:value-type="float" office:value="1295.281" calcext:value-type="float">
            <text:p>1295.281</text:p>
          </table:table-cell>
          <table:table-cell office:value-type="float" office:value="1567.455" calcext:value-type="float">
            <text:p>1567.455</text:p>
          </table:table-cell>
          <table:table-cell office:value-type="float" office:value="1232.015" calcext:value-type="float">
            <text:p>1232.015</text:p>
          </table:table-cell>
          <table:table-cell office:value-type="float" office:value="732.1818" calcext:value-type="float">
            <text:p>732.1818</text:p>
          </table:table-cell>
          <table:table-cell office:value-type="float" office:value="1101.746" calcext:value-type="float">
            <text:p>1101.746</text:p>
          </table:table-cell>
          <table:table-cell office:value-type="float" office:value="409.5023" calcext:value-type="float">
            <text:p>409.5023</text:p>
          </table:table-cell>
          <table:table-cell office:value-type="float" office:value="1822.158" calcext:value-type="float">
            <text:p>1822.158</text:p>
          </table:table-cell>
          <table:table-cell office:value-type="float" office:value="2064.261" calcext:value-type="float">
            <text:p>2064.261</text:p>
          </table:table-cell>
          <table:table-cell office:value-type="float" office:value="1655.973" calcext:value-type="float">
            <text:p>1655.973</text:p>
          </table:table-cell>
          <table:table-cell office:value-type="float" office:value="583.8181" calcext:value-type="float">
            <text:p>583.8181</text:p>
          </table:table-cell>
          <table:table-cell office:value-type="float" office:value="577.8394" calcext:value-type="float">
            <text:p>577.8394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3" calcext:value-type="float">
            <text:p>35.66993</text:p>
          </table:table-cell>
          <table:table-cell office:value-type="float" office:value="0" calcext:value-type="float">
            <text:p>0</text:p>
          </table:table-cell>
          <table:table-cell office:value-type="float" office:value="-0.03918684" calcext:value-type="float">
            <text:p>-0.03918684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3.6547" calcext:value-type="float">
            <text:p>-893.6547</text:p>
          </table:table-cell>
          <table:table-cell office:value-type="float" office:value="1353.348" calcext:value-type="float">
            <text:p>1353.348</text:p>
          </table:table-cell>
          <table:table-cell office:value-type="float" office:value="-431.5947" calcext:value-type="float">
            <text:p>-431.5947</text:p>
          </table:table-cell>
          <table:table-cell office:value-type="float" office:value="0" calcext:value-type="float">
            <text:p>0</text:p>
          </table:table-cell>
          <table:table-cell office:value-type="float" office:value="14.5421" calcext:value-type="float">
            <text:p>14.5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7" calcext:value-type="float">
            <text:p>3102007</text:p>
          </table:table-cell>
          <table:table-cell office:value-type="float" office:value="229.9215" calcext:value-type="float">
            <text:p>229.9215</text:p>
          </table:table-cell>
          <table:table-cell office:value-type="float" office:value="13385.63" calcext:value-type="float">
            <text:p>13385.63</text:p>
          </table:table-cell>
          <table:table-cell office:value-type="float" office:value="0" calcext:value-type="float">
            <text:p>0</text:p>
          </table:table-cell>
          <table:table-cell office:value-type="float" office:value="63.01863" calcext:value-type="float">
            <text:p>63.01863</text:p>
          </table:table-cell>
          <table:table-cell office:value-type="float" office:value="-556.6754" calcext:value-type="float">
            <text:p>-556.6754</text:p>
          </table:table-cell>
          <table:table-cell office:value-type="float" office:value="1620.617" calcext:value-type="float">
            <text:p>1620.617</text:p>
          </table:table-cell>
          <table:table-cell office:value-type="float" office:value="-132.9004" calcext:value-type="float">
            <text:p>-132.9004</text:p>
          </table:table-cell>
          <table:table-cell office:value-type="float" office:value="89.70363" calcext:value-type="float">
            <text:p>89.70363</text:p>
          </table:table-cell>
          <table:table-cell office:value-type="float" office:value="20.88142" calcext:value-type="float">
            <text:p>20.88142</text:p>
          </table:table-cell>
          <table:table-cell office:value-type="float" office:value="0.0698479" calcext:value-type="float">
            <text:p>0.0698479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27.4969" calcext:value-type="float">
            <text:p>927.4969</text:p>
          </table:table-cell>
          <table:table-cell office:value-type="float" office:value="0" calcext:value-type="float">
            <text:p>0</text:p>
          </table:table-cell>
          <table:table-cell office:value-type="float" office:value="374.8381" calcext:value-type="float">
            <text:p>374.8381</text:p>
          </table:table-cell>
          <table:table-cell office:value-type="float" office:value="1295.048" calcext:value-type="float">
            <text:p>1295.048</text:p>
          </table:table-cell>
          <table:table-cell office:value-type="float" office:value="1567.182" calcext:value-type="float">
            <text:p>1567.182</text:p>
          </table:table-cell>
          <table:table-cell office:value-type="float" office:value="1231.968" calcext:value-type="float">
            <text:p>1231.968</text:p>
          </table:table-cell>
          <table:table-cell office:value-type="float" office:value="732.1398" calcext:value-type="float">
            <text:p>732.1398</text:p>
          </table:table-cell>
          <table:table-cell office:value-type="float" office:value="1101.695" calcext:value-type="float">
            <text:p>1101.695</text:p>
          </table:table-cell>
          <table:table-cell office:value-type="float" office:value="409.492" calcext:value-type="float">
            <text:p>409.492</text:p>
          </table:table-cell>
          <table:table-cell office:value-type="float" office:value="1822.119" calcext:value-type="float">
            <text:p>1822.119</text:p>
          </table:table-cell>
          <table:table-cell office:value-type="float" office:value="2064.227" calcext:value-type="float">
            <text:p>2064.227</text:p>
          </table:table-cell>
          <table:table-cell office:value-type="float" office:value="1655.941" calcext:value-type="float">
            <text:p>1655.941</text:p>
          </table:table-cell>
          <table:table-cell office:value-type="float" office:value="583.8134" calcext:value-type="float">
            <text:p>583.8134</text:p>
          </table:table-cell>
          <table:table-cell office:value-type="float" office:value="577.8207" calcext:value-type="float">
            <text:p>577.8207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92" calcext:value-type="float">
            <text:p>35.66992</text:p>
          </table:table-cell>
          <table:table-cell office:value-type="float" office:value="0" calcext:value-type="float">
            <text:p>0</text:p>
          </table:table-cell>
          <table:table-cell office:value-type="float" office:value="-0.03919255" calcext:value-type="float">
            <text:p>-0.03919255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4.292" calcext:value-type="float">
            <text:p>-894.292</text:p>
          </table:table-cell>
          <table:table-cell office:value-type="float" office:value="1352.71" calcext:value-type="float">
            <text:p>1352.71</text:p>
          </table:table-cell>
          <table:table-cell office:value-type="float" office:value="-432.6173" calcext:value-type="float">
            <text:p>-432.6173</text:p>
          </table:table-cell>
          <table:table-cell office:value-type="float" office:value="0" calcext:value-type="float">
            <text:p>0</text:p>
          </table:table-cell>
          <table:table-cell office:value-type="float" office:value="14.44197" calcext:value-type="float">
            <text:p>14.44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7" calcext:value-type="float">
            <text:p>4102007</text:p>
          </table:table-cell>
          <table:table-cell office:value-type="float" office:value="229.7318" calcext:value-type="float">
            <text:p>229.7318</text:p>
          </table:table-cell>
          <table:table-cell office:value-type="float" office:value="13385.33" calcext:value-type="float">
            <text:p>13385.33</text:p>
          </table:table-cell>
          <table:table-cell office:value-type="float" office:value="0" calcext:value-type="float">
            <text:p>0</text:p>
          </table:table-cell>
          <table:table-cell office:value-type="float" office:value="63.4229" calcext:value-type="float">
            <text:p>63.4229</text:p>
          </table:table-cell>
          <table:table-cell office:value-type="float" office:value="-557.8684" calcext:value-type="float">
            <text:p>-557.8684</text:p>
          </table:table-cell>
          <table:table-cell office:value-type="float" office:value="1623.546" calcext:value-type="float">
            <text:p>1623.546</text:p>
          </table:table-cell>
          <table:table-cell office:value-type="float" office:value="-133.1807" calcext:value-type="float">
            <text:p>-133.1807</text:p>
          </table:table-cell>
          <table:table-cell office:value-type="float" office:value="89.5956" calcext:value-type="float">
            <text:p>89.5956</text:p>
          </table:table-cell>
          <table:table-cell office:value-type="float" office:value="20.87296" calcext:value-type="float">
            <text:p>20.87296</text:p>
          </table:table-cell>
          <table:table-cell office:value-type="float" office:value="0.07057194" calcext:value-type="float">
            <text:p>0.07057194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25.9855" calcext:value-type="float">
            <text:p>925.9855</text:p>
          </table:table-cell>
          <table:table-cell office:value-type="float" office:value="0" calcext:value-type="float">
            <text:p>0</text:p>
          </table:table-cell>
          <table:table-cell office:value-type="float" office:value="374.9112" calcext:value-type="float">
            <text:p>374.9112</text:p>
          </table:table-cell>
          <table:table-cell office:value-type="float" office:value="1294.915" calcext:value-type="float">
            <text:p>1294.915</text:p>
          </table:table-cell>
          <table:table-cell office:value-type="float" office:value="1566.995" calcext:value-type="float">
            <text:p>1566.995</text:p>
          </table:table-cell>
          <table:table-cell office:value-type="float" office:value="1231.946" calcext:value-type="float">
            <text:p>1231.946</text:p>
          </table:table-cell>
          <table:table-cell office:value-type="float" office:value="732.1115" calcext:value-type="float">
            <text:p>732.1115</text:p>
          </table:table-cell>
          <table:table-cell office:value-type="float" office:value="1101.654" calcext:value-type="float">
            <text:p>1101.654</text:p>
          </table:table-cell>
          <table:table-cell office:value-type="float" office:value="409.4831" calcext:value-type="float">
            <text:p>409.4831</text:p>
          </table:table-cell>
          <table:table-cell office:value-type="float" office:value="1822.08" calcext:value-type="float">
            <text:p>1822.08</text:p>
          </table:table-cell>
          <table:table-cell office:value-type="float" office:value="2064.192" calcext:value-type="float">
            <text:p>2064.192</text:p>
          </table:table-cell>
          <table:table-cell office:value-type="float" office:value="1655.91" calcext:value-type="float">
            <text:p>1655.91</text:p>
          </table:table-cell>
          <table:table-cell office:value-type="float" office:value="583.8038" calcext:value-type="float">
            <text:p>583.8038</text:p>
          </table:table-cell>
          <table:table-cell office:value-type="float" office:value="577.8027" calcext:value-type="float">
            <text:p>577.8027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2" calcext:value-type="float">
            <text:p>35.66992</text:p>
          </table:table-cell>
          <table:table-cell office:value-type="float" office:value="0" calcext:value-type="float">
            <text:p>0</text:p>
          </table:table-cell>
          <table:table-cell office:value-type="float" office:value="-0.03919429" calcext:value-type="float">
            <text:p>-0.03919429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4.8776" calcext:value-type="float">
            <text:p>-894.8776</text:p>
          </table:table-cell>
          <table:table-cell office:value-type="float" office:value="1352.125" calcext:value-type="float">
            <text:p>1352.125</text:p>
          </table:table-cell>
          <table:table-cell office:value-type="float" office:value="-433.4366" calcext:value-type="float">
            <text:p>-433.4366</text:p>
          </table:table-cell>
          <table:table-cell office:value-type="float" office:value="0" calcext:value-type="float">
            <text:p>0</text:p>
          </table:table-cell>
          <table:table-cell office:value-type="float" office:value="14.33865" calcext:value-type="float">
            <text:p>14.33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7" calcext:value-type="float">
            <text:p>5102007</text:p>
          </table:table-cell>
          <table:table-cell office:value-type="float" office:value="229.6255" calcext:value-type="float">
            <text:p>229.6255</text:p>
          </table:table-cell>
          <table:table-cell office:value-type="float" office:value="13385.07" calcext:value-type="float">
            <text:p>13385.07</text:p>
          </table:table-cell>
          <table:table-cell office:value-type="float" office:value="0" calcext:value-type="float">
            <text:p>0</text:p>
          </table:table-cell>
          <table:table-cell office:value-type="float" office:value="63.82161" calcext:value-type="float">
            <text:p>63.82161</text:p>
          </table:table-cell>
          <table:table-cell office:value-type="float" office:value="-558.9368" calcext:value-type="float">
            <text:p>-558.9368</text:p>
          </table:table-cell>
          <table:table-cell office:value-type="float" office:value="1626.7" calcext:value-type="float">
            <text:p>1626.7</text:p>
          </table:table-cell>
          <table:table-cell office:value-type="float" office:value="-133.4588" calcext:value-type="float">
            <text:p>-133.4588</text:p>
          </table:table-cell>
          <table:table-cell office:value-type="float" office:value="89.49702" calcext:value-type="float">
            <text:p>89.49702</text:p>
          </table:table-cell>
          <table:table-cell office:value-type="float" office:value="20.86512" calcext:value-type="float">
            <text:p>20.86512</text:p>
          </table:table-cell>
          <table:table-cell office:value-type="float" office:value="0.07138398" calcext:value-type="float">
            <text:p>0.07138398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24.627" calcext:value-type="float">
            <text:p>924.627</text:p>
          </table:table-cell>
          <table:table-cell office:value-type="float" office:value="0" calcext:value-type="float">
            <text:p>0</text:p>
          </table:table-cell>
          <table:table-cell office:value-type="float" office:value="374.9755" calcext:value-type="float">
            <text:p>374.9755</text:p>
          </table:table-cell>
          <table:table-cell office:value-type="float" office:value="1294.814" calcext:value-type="float">
            <text:p>1294.814</text:p>
          </table:table-cell>
          <table:table-cell office:value-type="float" office:value="1566.86" calcext:value-type="float">
            <text:p>1566.86</text:p>
          </table:table-cell>
          <table:table-cell office:value-type="float" office:value="1231.938" calcext:value-type="float">
            <text:p>1231.938</text:p>
          </table:table-cell>
          <table:table-cell office:value-type="float" office:value="732.1012" calcext:value-type="float">
            <text:p>732.1012</text:p>
          </table:table-cell>
          <table:table-cell office:value-type="float" office:value="1101.621" calcext:value-type="float">
            <text:p>1101.621</text:p>
          </table:table-cell>
          <table:table-cell office:value-type="float" office:value="409.4761" calcext:value-type="float">
            <text:p>409.4761</text:p>
          </table:table-cell>
          <table:table-cell office:value-type="float" office:value="1822.042" calcext:value-type="float">
            <text:p>1822.042</text:p>
          </table:table-cell>
          <table:table-cell office:value-type="float" office:value="2064.158" calcext:value-type="float">
            <text:p>2064.158</text:p>
          </table:table-cell>
          <table:table-cell office:value-type="float" office:value="1655.878" calcext:value-type="float">
            <text:p>1655.878</text:p>
          </table:table-cell>
          <table:table-cell office:value-type="float" office:value="583.7947" calcext:value-type="float">
            <text:p>583.7947</text:p>
          </table:table-cell>
          <table:table-cell office:value-type="float" office:value="577.7842" calcext:value-type="float">
            <text:p>577.7842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2" calcext:value-type="float">
            <text:p>35.66992</text:p>
          </table:table-cell>
          <table:table-cell office:value-type="float" office:value="0" calcext:value-type="float">
            <text:p>0</text:p>
          </table:table-cell>
          <table:table-cell office:value-type="float" office:value="-0.03919516" calcext:value-type="float">
            <text:p>-0.03919516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5.4401" calcext:value-type="float">
            <text:p>-895.4401</text:p>
          </table:table-cell>
          <table:table-cell office:value-type="float" office:value="1351.562" calcext:value-type="float">
            <text:p>1351.562</text:p>
          </table:table-cell>
          <table:table-cell office:value-type="float" office:value="-434.1344" calcext:value-type="float">
            <text:p>-434.1344</text:p>
          </table:table-cell>
          <table:table-cell office:value-type="float" office:value="0" calcext:value-type="float">
            <text:p>0</text:p>
          </table:table-cell>
          <table:table-cell office:value-type="float" office:value="14.23424" calcext:value-type="float">
            <text:p>14.23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7" calcext:value-type="float">
            <text:p>6102007</text:p>
          </table:table-cell>
          <table:table-cell office:value-type="float" office:value="229.5985" calcext:value-type="float">
            <text:p>229.5985</text:p>
          </table:table-cell>
          <table:table-cell office:value-type="float" office:value="13384.82" calcext:value-type="float">
            <text:p>13384.82</text:p>
          </table:table-cell>
          <table:table-cell office:value-type="float" office:value="0" calcext:value-type="float">
            <text:p>0</text:p>
          </table:table-cell>
          <table:table-cell office:value-type="float" office:value="64.22552" calcext:value-type="float">
            <text:p>64.22552</text:p>
          </table:table-cell>
          <table:table-cell office:value-type="float" office:value="-559.9028" calcext:value-type="float">
            <text:p>-559.9028</text:p>
          </table:table-cell>
          <table:table-cell office:value-type="float" office:value="1628.407" calcext:value-type="float">
            <text:p>1628.407</text:p>
          </table:table-cell>
          <table:table-cell office:value-type="float" office:value="-133.7309" calcext:value-type="float">
            <text:p>-133.7309</text:p>
          </table:table-cell>
          <table:table-cell office:value-type="float" office:value="89.39079" calcext:value-type="float">
            <text:p>89.39079</text:p>
          </table:table-cell>
          <table:table-cell office:value-type="float" office:value="20.8632" calcext:value-type="float">
            <text:p>20.8632</text:p>
          </table:table-cell>
          <table:table-cell office:value-type="float" office:value="0.072146" calcext:value-type="float">
            <text:p>0.072146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23.3967" calcext:value-type="float">
            <text:p>923.3967</text:p>
          </table:table-cell>
          <table:table-cell office:value-type="float" office:value="0" calcext:value-type="float">
            <text:p>0</text:p>
          </table:table-cell>
          <table:table-cell office:value-type="float" office:value="375.0402" calcext:value-type="float">
            <text:p>375.0402</text:p>
          </table:table-cell>
          <table:table-cell office:value-type="float" office:value="1294.735" calcext:value-type="float">
            <text:p>1294.735</text:p>
          </table:table-cell>
          <table:table-cell office:value-type="float" office:value="1566.744" calcext:value-type="float">
            <text:p>1566.744</text:p>
          </table:table-cell>
          <table:table-cell office:value-type="float" office:value="1231.94" calcext:value-type="float">
            <text:p>1231.94</text:p>
          </table:table-cell>
          <table:table-cell office:value-type="float" office:value="732.1154" calcext:value-type="float">
            <text:p>732.1154</text:p>
          </table:table-cell>
          <table:table-cell office:value-type="float" office:value="1101.594" calcext:value-type="float">
            <text:p>1101.594</text:p>
          </table:table-cell>
          <table:table-cell office:value-type="float" office:value="409.4727" calcext:value-type="float">
            <text:p>409.4727</text:p>
          </table:table-cell>
          <table:table-cell office:value-type="float" office:value="1822.007" calcext:value-type="float">
            <text:p>1822.007</text:p>
          </table:table-cell>
          <table:table-cell office:value-type="float" office:value="2064.124" calcext:value-type="float">
            <text:p>2064.124</text:p>
          </table:table-cell>
          <table:table-cell office:value-type="float" office:value="1655.846" calcext:value-type="float">
            <text:p>1655.846</text:p>
          </table:table-cell>
          <table:table-cell office:value-type="float" office:value="583.7893" calcext:value-type="float">
            <text:p>583.7893</text:p>
          </table:table-cell>
          <table:table-cell office:value-type="float" office:value="577.7657" calcext:value-type="float">
            <text:p>577.7657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2" calcext:value-type="float">
            <text:p>35.66992</text:p>
          </table:table-cell>
          <table:table-cell office:value-type="float" office:value="0" calcext:value-type="float">
            <text:p>0</text:p>
          </table:table-cell>
          <table:table-cell office:value-type="float" office:value="-0.03919583" calcext:value-type="float">
            <text:p>-0.03919583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5.9676" calcext:value-type="float">
            <text:p>-895.9676</text:p>
          </table:table-cell>
          <table:table-cell office:value-type="float" office:value="1351.035" calcext:value-type="float">
            <text:p>1351.035</text:p>
          </table:table-cell>
          <table:table-cell office:value-type="float" office:value="-434.7386" calcext:value-type="float">
            <text:p>-434.7386</text:p>
          </table:table-cell>
          <table:table-cell office:value-type="float" office:value="0" calcext:value-type="float">
            <text:p>0</text:p>
          </table:table-cell>
          <table:table-cell office:value-type="float" office:value="14.13203" calcext:value-type="float">
            <text:p>14.13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7" calcext:value-type="float">
            <text:p>7102007</text:p>
          </table:table-cell>
          <table:table-cell office:value-type="float" office:value="229.5023" calcext:value-type="float">
            <text:p>229.5023</text:p>
          </table:table-cell>
          <table:table-cell office:value-type="float" office:value="13384.56" calcext:value-type="float">
            <text:p>13384.56</text:p>
          </table:table-cell>
          <table:table-cell office:value-type="float" office:value="0" calcext:value-type="float">
            <text:p>0</text:p>
          </table:table-cell>
          <table:table-cell office:value-type="float" office:value="64.61958" calcext:value-type="float">
            <text:p>64.61958</text:p>
          </table:table-cell>
          <table:table-cell office:value-type="float" office:value="-560.9325" calcext:value-type="float">
            <text:p>-560.9325</text:p>
          </table:table-cell>
          <table:table-cell office:value-type="float" office:value="1630.166" calcext:value-type="float">
            <text:p>1630.166</text:p>
          </table:table-cell>
          <table:table-cell office:value-type="float" office:value="-134.0011" calcext:value-type="float">
            <text:p>-134.0011</text:p>
          </table:table-cell>
          <table:table-cell office:value-type="float" office:value="89.25345" calcext:value-type="float">
            <text:p>89.25345</text:p>
          </table:table-cell>
          <table:table-cell office:value-type="float" office:value="20.86057" calcext:value-type="float">
            <text:p>20.86057</text:p>
          </table:table-cell>
          <table:table-cell office:value-type="float" office:value="0.07288847" calcext:value-type="float">
            <text:p>0.07288847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22.1267" calcext:value-type="float">
            <text:p>922.1267</text:p>
          </table:table-cell>
          <table:table-cell office:value-type="float" office:value="0" calcext:value-type="float">
            <text:p>0</text:p>
          </table:table-cell>
          <table:table-cell office:value-type="float" office:value="375.1071" calcext:value-type="float">
            <text:p>375.1071</text:p>
          </table:table-cell>
          <table:table-cell office:value-type="float" office:value="1294.614" calcext:value-type="float">
            <text:p>1294.614</text:p>
          </table:table-cell>
          <table:table-cell office:value-type="float" office:value="1566.601" calcext:value-type="float">
            <text:p>1566.601</text:p>
          </table:table-cell>
          <table:table-cell office:value-type="float" office:value="1231.935" calcext:value-type="float">
            <text:p>1231.935</text:p>
          </table:table-cell>
          <table:table-cell office:value-type="float" office:value="732.1188" calcext:value-type="float">
            <text:p>732.1188</text:p>
          </table:table-cell>
          <table:table-cell office:value-type="float" office:value="1101.566" calcext:value-type="float">
            <text:p>1101.566</text:p>
          </table:table-cell>
          <table:table-cell office:value-type="float" office:value="409.4699" calcext:value-type="float">
            <text:p>409.4699</text:p>
          </table:table-cell>
          <table:table-cell office:value-type="float" office:value="1821.971" calcext:value-type="float">
            <text:p>1821.971</text:p>
          </table:table-cell>
          <table:table-cell office:value-type="float" office:value="2064.09" calcext:value-type="float">
            <text:p>2064.09</text:p>
          </table:table-cell>
          <table:table-cell office:value-type="float" office:value="1655.815" calcext:value-type="float">
            <text:p>1655.815</text:p>
          </table:table-cell>
          <table:table-cell office:value-type="float" office:value="583.7805" calcext:value-type="float">
            <text:p>583.7805</text:p>
          </table:table-cell>
          <table:table-cell office:value-type="float" office:value="577.7473" calcext:value-type="float">
            <text:p>577.7473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2" calcext:value-type="float">
            <text:p>35.66992</text:p>
          </table:table-cell>
          <table:table-cell office:value-type="float" office:value="0" calcext:value-type="float">
            <text:p>0</text:p>
          </table:table-cell>
          <table:table-cell office:value-type="float" office:value="-0.03919696" calcext:value-type="float">
            <text:p>-0.03919696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6.4616" calcext:value-type="float">
            <text:p>-896.4616</text:p>
          </table:table-cell>
          <table:table-cell office:value-type="float" office:value="1350.541" calcext:value-type="float">
            <text:p>1350.541</text:p>
          </table:table-cell>
          <table:table-cell office:value-type="float" office:value="-435.4152" calcext:value-type="float">
            <text:p>-435.4152</text:p>
          </table:table-cell>
          <table:table-cell office:value-type="float" office:value="0" calcext:value-type="float">
            <text:p>0</text:p>
          </table:table-cell>
          <table:table-cell office:value-type="float" office:value="14.03696" calcext:value-type="float">
            <text:p>14.03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7" calcext:value-type="float">
            <text:p>8102007</text:p>
          </table:table-cell>
          <table:table-cell office:value-type="float" office:value="229.318" calcext:value-type="float">
            <text:p>229.318</text:p>
          </table:table-cell>
          <table:table-cell office:value-type="float" office:value="13384.27" calcext:value-type="float">
            <text:p>13384.27</text:p>
          </table:table-cell>
          <table:table-cell office:value-type="float" office:value="0" calcext:value-type="float">
            <text:p>0</text:p>
          </table:table-cell>
          <table:table-cell office:value-type="float" office:value="65.00858" calcext:value-type="float">
            <text:p>65.00858</text:p>
          </table:table-cell>
          <table:table-cell office:value-type="float" office:value="-562.0599" calcext:value-type="float">
            <text:p>-562.0599</text:p>
          </table:table-cell>
          <table:table-cell office:value-type="float" office:value="1632.488" calcext:value-type="float">
            <text:p>1632.488</text:p>
          </table:table-cell>
          <table:table-cell office:value-type="float" office:value="-134.2682" calcext:value-type="float">
            <text:p>-134.2682</text:p>
          </table:table-cell>
          <table:table-cell office:value-type="float" office:value="89.08664" calcext:value-type="float">
            <text:p>89.08664</text:p>
          </table:table-cell>
          <table:table-cell office:value-type="float" office:value="20.85845" calcext:value-type="float">
            <text:p>20.85845</text:p>
          </table:table-cell>
          <table:table-cell office:value-type="float" office:value="0.07358685" calcext:value-type="float">
            <text:p>0.07358685</text:p>
          </table:table-cell>
          <table:table-cell office:value-type="float" office:value="1.445533" calcext:value-type="float">
            <text:p>1.445533</text:p>
          </table:table-cell>
          <table:table-cell office:value-type="float" office:value="0.06250998" calcext:value-type="float">
            <text:p>0.06250998</text:p>
          </table:table-cell>
          <table:table-cell office:value-type="float" office:value="0.006325949" calcext:value-type="float">
            <text:p>0.006325949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20.7812" calcext:value-type="float">
            <text:p>920.7812</text:p>
          </table:table-cell>
          <table:table-cell office:value-type="float" office:value="0" calcext:value-type="float">
            <text:p>0</text:p>
          </table:table-cell>
          <table:table-cell office:value-type="float" office:value="375.1807" calcext:value-type="float">
            <text:p>375.1807</text:p>
          </table:table-cell>
          <table:table-cell office:value-type="float" office:value="1294.447" calcext:value-type="float">
            <text:p>1294.447</text:p>
          </table:table-cell>
          <table:table-cell office:value-type="float" office:value="1566.415" calcext:value-type="float">
            <text:p>1566.415</text:p>
          </table:table-cell>
          <table:table-cell office:value-type="float" office:value="1231.915" calcext:value-type="float">
            <text:p>1231.915</text:p>
          </table:table-cell>
          <table:table-cell office:value-type="float" office:value="732.1047" calcext:value-type="float">
            <text:p>732.1047</text:p>
          </table:table-cell>
          <table:table-cell office:value-type="float" office:value="1101.533" calcext:value-type="float">
            <text:p>1101.533</text:p>
          </table:table-cell>
          <table:table-cell office:value-type="float" office:value="409.4632" calcext:value-type="float">
            <text:p>409.4632</text:p>
          </table:table-cell>
          <table:table-cell office:value-type="float" office:value="1821.936" calcext:value-type="float">
            <text:p>1821.936</text:p>
          </table:table-cell>
          <table:table-cell office:value-type="float" office:value="2064.057" calcext:value-type="float">
            <text:p>2064.057</text:p>
          </table:table-cell>
          <table:table-cell office:value-type="float" office:value="1655.792" calcext:value-type="float">
            <text:p>1655.792</text:p>
          </table:table-cell>
          <table:table-cell office:value-type="float" office:value="583.7713" calcext:value-type="float">
            <text:p>583.7713</text:p>
          </table:table-cell>
          <table:table-cell office:value-type="float" office:value="577.7297" calcext:value-type="float">
            <text:p>577.7297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1" calcext:value-type="float">
            <text:p>35.66991</text:p>
          </table:table-cell>
          <table:table-cell office:value-type="float" office:value="0" calcext:value-type="float">
            <text:p>0</text:p>
          </table:table-cell>
          <table:table-cell office:value-type="float" office:value="-0.0391993" calcext:value-type="float">
            <text:p>-0.0391993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6.9344" calcext:value-type="float">
            <text:p>-896.9344</text:p>
          </table:table-cell>
          <table:table-cell office:value-type="float" office:value="1350.068" calcext:value-type="float">
            <text:p>1350.068</text:p>
          </table:table-cell>
          <table:table-cell office:value-type="float" office:value="-436.2" calcext:value-type="float">
            <text:p>-436.2</text:p>
          </table:table-cell>
          <table:table-cell office:value-type="float" office:value="0" calcext:value-type="float">
            <text:p>0</text:p>
          </table:table-cell>
          <table:table-cell office:value-type="float" office:value="13.94858" calcext:value-type="float">
            <text:p>13.94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7" calcext:value-type="float">
            <text:p>9102007</text:p>
          </table:table-cell>
          <table:table-cell office:value-type="float" office:value="228.9738" calcext:value-type="float">
            <text:p>228.9738</text:p>
          </table:table-cell>
          <table:table-cell office:value-type="float" office:value="13384" calcext:value-type="float">
            <text:p>13384</text:p>
          </table:table-cell>
          <table:table-cell office:value-type="float" office:value="0" calcext:value-type="float">
            <text:p>0</text:p>
          </table:table-cell>
          <table:table-cell office:value-type="float" office:value="65.39333" calcext:value-type="float">
            <text:p>65.39333</text:p>
          </table:table-cell>
          <table:table-cell office:value-type="float" office:value="-563.2171" calcext:value-type="float">
            <text:p>-563.2171</text:p>
          </table:table-cell>
          <table:table-cell office:value-type="float" office:value="1633.351" calcext:value-type="float">
            <text:p>1633.351</text:p>
          </table:table-cell>
          <table:table-cell office:value-type="float" office:value="-134.5315" calcext:value-type="float">
            <text:p>-134.5315</text:p>
          </table:table-cell>
          <table:table-cell office:value-type="float" office:value="89.02773" calcext:value-type="float">
            <text:p>89.02773</text:p>
          </table:table-cell>
          <table:table-cell office:value-type="float" office:value="20.8169" calcext:value-type="float">
            <text:p>20.8169</text:p>
          </table:table-cell>
          <table:table-cell office:value-type="float" office:value="0.07418869" calcext:value-type="float">
            <text:p>0.07418869</text:p>
          </table:table-cell>
          <table:table-cell office:value-type="float" office:value="1.445562" calcext:value-type="float">
            <text:p>1.445562</text:p>
          </table:table-cell>
          <table:table-cell office:value-type="float" office:value="0.06254015" calcext:value-type="float">
            <text:p>0.06254015</text:p>
          </table:table-cell>
          <table:table-cell office:value-type="float" office:value="0.006329136" calcext:value-type="float">
            <text:p>0.006329136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19.4264" calcext:value-type="float">
            <text:p>919.4264</text:p>
          </table:table-cell>
          <table:table-cell office:value-type="float" office:value="0" calcext:value-type="float">
            <text:p>0</text:p>
          </table:table-cell>
          <table:table-cell office:value-type="float" office:value="375.1906" calcext:value-type="float">
            <text:p>375.1906</text:p>
          </table:table-cell>
          <table:table-cell office:value-type="float" office:value="1294.277" calcext:value-type="float">
            <text:p>1294.277</text:p>
          </table:table-cell>
          <table:table-cell office:value-type="float" office:value="1566.205" calcext:value-type="float">
            <text:p>1566.205</text:p>
          </table:table-cell>
          <table:table-cell office:value-type="float" office:value="1231.888" calcext:value-type="float">
            <text:p>1231.888</text:p>
          </table:table-cell>
          <table:table-cell office:value-type="float" office:value="732.0829" calcext:value-type="float">
            <text:p>732.0829</text:p>
          </table:table-cell>
          <table:table-cell office:value-type="float" office:value="1101.496" calcext:value-type="float">
            <text:p>1101.496</text:p>
          </table:table-cell>
          <table:table-cell office:value-type="float" office:value="409.4548" calcext:value-type="float">
            <text:p>409.4548</text:p>
          </table:table-cell>
          <table:table-cell office:value-type="float" office:value="1821.9" calcext:value-type="float">
            <text:p>1821.9</text:p>
          </table:table-cell>
          <table:table-cell office:value-type="float" office:value="2064.025" calcext:value-type="float">
            <text:p>2064.025</text:p>
          </table:table-cell>
          <table:table-cell office:value-type="float" office:value="1655.772" calcext:value-type="float">
            <text:p>1655.772</text:p>
          </table:table-cell>
          <table:table-cell office:value-type="float" office:value="583.7632" calcext:value-type="float">
            <text:p>583.7632</text:p>
          </table:table-cell>
          <table:table-cell office:value-type="float" office:value="577.7141" calcext:value-type="float">
            <text:p>577.7141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1" calcext:value-type="float">
            <text:p>35.66991</text:p>
          </table:table-cell>
          <table:table-cell office:value-type="float" office:value="0" calcext:value-type="float">
            <text:p>0</text:p>
          </table:table-cell>
          <table:table-cell office:value-type="float" office:value="-0.03920212" calcext:value-type="float">
            <text:p>-0.03920212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7.3704" calcext:value-type="float">
            <text:p>-897.3704</text:p>
          </table:table-cell>
          <table:table-cell office:value-type="float" office:value="1349.632" calcext:value-type="float">
            <text:p>1349.632</text:p>
          </table:table-cell>
          <table:table-cell office:value-type="float" office:value="-437.139" calcext:value-type="float">
            <text:p>-437.139</text:p>
          </table:table-cell>
          <table:table-cell office:value-type="float" office:value="0" calcext:value-type="float">
            <text:p>0</text:p>
          </table:table-cell>
          <table:table-cell office:value-type="float" office:value="13.97841" calcext:value-type="float">
            <text:p>13.97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7" calcext:value-type="float">
            <text:p>10102007</text:p>
          </table:table-cell>
          <table:table-cell office:value-type="float" office:value="228.6129" calcext:value-type="float">
            <text:p>228.6129</text:p>
          </table:table-cell>
          <table:table-cell office:value-type="float" office:value="13383.73" calcext:value-type="float">
            <text:p>13383.73</text:p>
          </table:table-cell>
          <table:table-cell office:value-type="float" office:value="0" calcext:value-type="float">
            <text:p>0</text:p>
          </table:table-cell>
          <table:table-cell office:value-type="float" office:value="65.7704" calcext:value-type="float">
            <text:p>65.7704</text:p>
          </table:table-cell>
          <table:table-cell office:value-type="float" office:value="-564.0636" calcext:value-type="float">
            <text:p>-564.0636</text:p>
          </table:table-cell>
          <table:table-cell office:value-type="float" office:value="1633.519" calcext:value-type="float">
            <text:p>1633.519</text:p>
          </table:table-cell>
          <table:table-cell office:value-type="float" office:value="-134.792" calcext:value-type="float">
            <text:p>-134.792</text:p>
          </table:table-cell>
          <table:table-cell office:value-type="float" office:value="89.03156" calcext:value-type="float">
            <text:p>89.03156</text:p>
          </table:table-cell>
          <table:table-cell office:value-type="float" office:value="20.77535" calcext:value-type="float">
            <text:p>20.77535</text:p>
          </table:table-cell>
          <table:table-cell office:value-type="float" office:value="0.07444137" calcext:value-type="float">
            <text:p>0.07444137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282" calcext:value-type="float">
            <text:p>0.06256282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18.4012" calcext:value-type="float">
            <text:p>918.4012</text:p>
          </table:table-cell>
          <table:table-cell office:value-type="float" office:value="0" calcext:value-type="float">
            <text:p>0</text:p>
          </table:table-cell>
          <table:table-cell office:value-type="float" office:value="375.1991" calcext:value-type="float">
            <text:p>375.1991</text:p>
          </table:table-cell>
          <table:table-cell office:value-type="float" office:value="1294.09" calcext:value-type="float">
            <text:p>1294.09</text:p>
          </table:table-cell>
          <table:table-cell office:value-type="float" office:value="1566.005" calcext:value-type="float">
            <text:p>1566.005</text:p>
          </table:table-cell>
          <table:table-cell office:value-type="float" office:value="1231.861" calcext:value-type="float">
            <text:p>1231.861</text:p>
          </table:table-cell>
          <table:table-cell office:value-type="float" office:value="732.0588" calcext:value-type="float">
            <text:p>732.0588</text:p>
          </table:table-cell>
          <table:table-cell office:value-type="float" office:value="1101.458" calcext:value-type="float">
            <text:p>1101.458</text:p>
          </table:table-cell>
          <table:table-cell office:value-type="float" office:value="409.4449" calcext:value-type="float">
            <text:p>409.4449</text:p>
          </table:table-cell>
          <table:table-cell office:value-type="float" office:value="1821.864" calcext:value-type="float">
            <text:p>1821.864</text:p>
          </table:table-cell>
          <table:table-cell office:value-type="float" office:value="2063.992" calcext:value-type="float">
            <text:p>2063.992</text:p>
          </table:table-cell>
          <table:table-cell office:value-type="float" office:value="1655.753" calcext:value-type="float">
            <text:p>1655.753</text:p>
          </table:table-cell>
          <table:table-cell office:value-type="float" office:value="583.7565" calcext:value-type="float">
            <text:p>583.7565</text:p>
          </table:table-cell>
          <table:table-cell office:value-type="float" office:value="577.6971" calcext:value-type="float">
            <text:p>577.6971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1" calcext:value-type="float">
            <text:p>35.66991</text:p>
          </table:table-cell>
          <table:table-cell office:value-type="float" office:value="0" calcext:value-type="float">
            <text:p>0</text:p>
          </table:table-cell>
          <table:table-cell office:value-type="float" office:value="-0.03922605" calcext:value-type="float">
            <text:p>-0.03922605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7.7858" calcext:value-type="float">
            <text:p>-897.7858</text:p>
          </table:table-cell>
          <table:table-cell office:value-type="float" office:value="1349.217" calcext:value-type="float">
            <text:p>1349.217</text:p>
          </table:table-cell>
          <table:table-cell office:value-type="float" office:value="-438.0853" calcext:value-type="float">
            <text:p>-438.0853</text:p>
          </table:table-cell>
          <table:table-cell office:value-type="float" office:value="0" calcext:value-type="float">
            <text:p>0</text:p>
          </table:table-cell>
          <table:table-cell office:value-type="float" office:value="14.32833" calcext:value-type="float">
            <text:p>14.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7" calcext:value-type="float">
            <text:p>11102007</text:p>
          </table:table-cell>
          <table:table-cell office:value-type="float" office:value="228.3387" calcext:value-type="float">
            <text:p>228.3387</text:p>
          </table:table-cell>
          <table:table-cell office:value-type="float" office:value="13383.48" calcext:value-type="float">
            <text:p>13383.48</text:p>
          </table:table-cell>
          <table:table-cell office:value-type="float" office:value="0" calcext:value-type="float">
            <text:p>0</text:p>
          </table:table-cell>
          <table:table-cell office:value-type="float" office:value="66.14423" calcext:value-type="float">
            <text:p>66.14423</text:p>
          </table:table-cell>
          <table:table-cell office:value-type="float" office:value="-565.4769" calcext:value-type="float">
            <text:p>-565.4769</text:p>
          </table:table-cell>
          <table:table-cell office:value-type="float" office:value="1636.839" calcext:value-type="float">
            <text:p>1636.839</text:p>
          </table:table-cell>
          <table:table-cell office:value-type="float" office:value="-135.0494" calcext:value-type="float">
            <text:p>-135.0494</text:p>
          </table:table-cell>
          <table:table-cell office:value-type="float" office:value="89.02603" calcext:value-type="float">
            <text:p>89.02603</text:p>
          </table:table-cell>
          <table:table-cell office:value-type="float" office:value="20.7417" calcext:value-type="float">
            <text:p>20.7417</text:p>
          </table:table-cell>
          <table:table-cell office:value-type="float" office:value="0.0748022" calcext:value-type="float">
            <text:p>0.0748022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282" calcext:value-type="float">
            <text:p>0.06256282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16.826" calcext:value-type="float">
            <text:p>916.826</text:p>
          </table:table-cell>
          <table:table-cell office:value-type="float" office:value="0" calcext:value-type="float">
            <text:p>0</text:p>
          </table:table-cell>
          <table:table-cell office:value-type="float" office:value="375.213" calcext:value-type="float">
            <text:p>375.213</text:p>
          </table:table-cell>
          <table:table-cell office:value-type="float" office:value="1293.948" calcext:value-type="float">
            <text:p>1293.948</text:p>
          </table:table-cell>
          <table:table-cell office:value-type="float" office:value="1565.834" calcext:value-type="float">
            <text:p>1565.834</text:p>
          </table:table-cell>
          <table:table-cell office:value-type="float" office:value="1231.843" calcext:value-type="float">
            <text:p>1231.843</text:p>
          </table:table-cell>
          <table:table-cell office:value-type="float" office:value="732.0467" calcext:value-type="float">
            <text:p>732.0467</text:p>
          </table:table-cell>
          <table:table-cell office:value-type="float" office:value="1101.423" calcext:value-type="float">
            <text:p>1101.423</text:p>
          </table:table-cell>
          <table:table-cell office:value-type="float" office:value="409.4361" calcext:value-type="float">
            <text:p>409.4361</text:p>
          </table:table-cell>
          <table:table-cell office:value-type="float" office:value="1821.827" calcext:value-type="float">
            <text:p>1821.827</text:p>
          </table:table-cell>
          <table:table-cell office:value-type="float" office:value="2063.959" calcext:value-type="float">
            <text:p>2063.959</text:p>
          </table:table-cell>
          <table:table-cell office:value-type="float" office:value="1655.733" calcext:value-type="float">
            <text:p>1655.733</text:p>
          </table:table-cell>
          <table:table-cell office:value-type="float" office:value="583.7471" calcext:value-type="float">
            <text:p>583.7471</text:p>
          </table:table-cell>
          <table:table-cell office:value-type="float" office:value="577.6807" calcext:value-type="float">
            <text:p>577.6807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1" calcext:value-type="float">
            <text:p>35.66991</text:p>
          </table:table-cell>
          <table:table-cell office:value-type="float" office:value="0" calcext:value-type="float">
            <text:p>0</text:p>
          </table:table-cell>
          <table:table-cell office:value-type="float" office:value="-0.03923113" calcext:value-type="float">
            <text:p>-0.03923113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8.1804" calcext:value-type="float">
            <text:p>-898.1804</text:p>
          </table:table-cell>
          <table:table-cell office:value-type="float" office:value="1348.822" calcext:value-type="float">
            <text:p>1348.822</text:p>
          </table:table-cell>
          <table:table-cell office:value-type="float" office:value="-438.9187" calcext:value-type="float">
            <text:p>-438.9187</text:p>
          </table:table-cell>
          <table:table-cell office:value-type="float" office:value="0" calcext:value-type="float">
            <text:p>0</text:p>
          </table:table-cell>
          <table:table-cell office:value-type="float" office:value="13.99483" calcext:value-type="float">
            <text:p>13.99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7" calcext:value-type="float">
            <text:p>12102007</text:p>
          </table:table-cell>
          <table:table-cell office:value-type="float" office:value="228.0989" calcext:value-type="float">
            <text:p>228.0989</text:p>
          </table:table-cell>
          <table:table-cell office:value-type="float" office:value="13383.25" calcext:value-type="float">
            <text:p>13383.25</text:p>
          </table:table-cell>
          <table:table-cell office:value-type="float" office:value="0" calcext:value-type="float">
            <text:p>0</text:p>
          </table:table-cell>
          <table:table-cell office:value-type="float" office:value="66.51884" calcext:value-type="float">
            <text:p>66.51884</text:p>
          </table:table-cell>
          <table:table-cell office:value-type="float" office:value="-566.5565" calcext:value-type="float">
            <text:p>-566.5565</text:p>
          </table:table-cell>
          <table:table-cell office:value-type="float" office:value="1638.204" calcext:value-type="float">
            <text:p>1638.204</text:p>
          </table:table-cell>
          <table:table-cell office:value-type="float" office:value="-135.3028" calcext:value-type="float">
            <text:p>-135.3028</text:p>
          </table:table-cell>
          <table:table-cell office:value-type="float" office:value="89.01163" calcext:value-type="float">
            <text:p>89.01163</text:p>
          </table:table-cell>
          <table:table-cell office:value-type="float" office:value="20.70619" calcext:value-type="float">
            <text:p>20.70619</text:p>
          </table:table-cell>
          <table:table-cell office:value-type="float" office:value="0.0751638" calcext:value-type="float">
            <text:p>0.0751638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294" calcext:value-type="float">
            <text:p>0.06256294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15.601" calcext:value-type="float">
            <text:p>915.601</text:p>
          </table:table-cell>
          <table:table-cell office:value-type="float" office:value="0" calcext:value-type="float">
            <text:p>0</text:p>
          </table:table-cell>
          <table:table-cell office:value-type="float" office:value="375.2286" calcext:value-type="float">
            <text:p>375.2286</text:p>
          </table:table-cell>
          <table:table-cell office:value-type="float" office:value="1293.834" calcext:value-type="float">
            <text:p>1293.834</text:p>
          </table:table-cell>
          <table:table-cell office:value-type="float" office:value="1565.673" calcext:value-type="float">
            <text:p>1565.673</text:p>
          </table:table-cell>
          <table:table-cell office:value-type="float" office:value="1231.827" calcext:value-type="float">
            <text:p>1231.827</text:p>
          </table:table-cell>
          <table:table-cell office:value-type="float" office:value="732.0358" calcext:value-type="float">
            <text:p>732.0358</text:p>
          </table:table-cell>
          <table:table-cell office:value-type="float" office:value="1101.391" calcext:value-type="float">
            <text:p>1101.391</text:p>
          </table:table-cell>
          <table:table-cell office:value-type="float" office:value="409.4288" calcext:value-type="float">
            <text:p>409.4288</text:p>
          </table:table-cell>
          <table:table-cell office:value-type="float" office:value="1821.791" calcext:value-type="float">
            <text:p>1821.791</text:p>
          </table:table-cell>
          <table:table-cell office:value-type="float" office:value="2063.926" calcext:value-type="float">
            <text:p>2063.926</text:p>
          </table:table-cell>
          <table:table-cell office:value-type="float" office:value="1655.714" calcext:value-type="float">
            <text:p>1655.714</text:p>
          </table:table-cell>
          <table:table-cell office:value-type="float" office:value="583.7397" calcext:value-type="float">
            <text:p>583.7397</text:p>
          </table:table-cell>
          <table:table-cell office:value-type="float" office:value="577.665" calcext:value-type="float">
            <text:p>577.665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1" calcext:value-type="float">
            <text:p>35.66991</text:p>
          </table:table-cell>
          <table:table-cell office:value-type="float" office:value="0" calcext:value-type="float">
            <text:p>0</text:p>
          </table:table-cell>
          <table:table-cell office:value-type="float" office:value="-0.03923208" calcext:value-type="float">
            <text:p>-0.03923208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8.5347" calcext:value-type="float">
            <text:p>-898.5347</text:p>
          </table:table-cell>
          <table:table-cell office:value-type="float" office:value="1348.468" calcext:value-type="float">
            <text:p>1348.468</text:p>
          </table:table-cell>
          <table:table-cell office:value-type="float" office:value="-439.7059" calcext:value-type="float">
            <text:p>-439.7059</text:p>
          </table:table-cell>
          <table:table-cell office:value-type="float" office:value="0" calcext:value-type="float">
            <text:p>0</text:p>
          </table:table-cell>
          <table:table-cell office:value-type="float" office:value="13.94523" calcext:value-type="float">
            <text:p>13.94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7" calcext:value-type="float">
            <text:p>13102007</text:p>
          </table:table-cell>
          <table:table-cell office:value-type="float" office:value="227.8481" calcext:value-type="float">
            <text:p>227.8481</text:p>
          </table:table-cell>
          <table:table-cell office:value-type="float" office:value="13383.01" calcext:value-type="float">
            <text:p>13383.01</text:p>
          </table:table-cell>
          <table:table-cell office:value-type="float" office:value="0" calcext:value-type="float">
            <text:p>0</text:p>
          </table:table-cell>
          <table:table-cell office:value-type="float" office:value="66.88638" calcext:value-type="float">
            <text:p>66.88638</text:p>
          </table:table-cell>
          <table:table-cell office:value-type="float" office:value="-567.5893" calcext:value-type="float">
            <text:p>-567.5893</text:p>
          </table:table-cell>
          <table:table-cell office:value-type="float" office:value="1639.284" calcext:value-type="float">
            <text:p>1639.284</text:p>
          </table:table-cell>
          <table:table-cell office:value-type="float" office:value="-135.5541" calcext:value-type="float">
            <text:p>-135.5541</text:p>
          </table:table-cell>
          <table:table-cell office:value-type="float" office:value="89.01028" calcext:value-type="float">
            <text:p>89.01028</text:p>
          </table:table-cell>
          <table:table-cell office:value-type="float" office:value="20.67068" calcext:value-type="float">
            <text:p>20.67068</text:p>
          </table:table-cell>
          <table:table-cell office:value-type="float" office:value="0.07542153" calcext:value-type="float">
            <text:p>0.07542153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" calcext:value-type="float">
            <text:p>0.062563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14.4366" calcext:value-type="float">
            <text:p>914.4366</text:p>
          </table:table-cell>
          <table:table-cell office:value-type="float" office:value="0" calcext:value-type="float">
            <text:p>0</text:p>
          </table:table-cell>
          <table:table-cell office:value-type="float" office:value="375.241" calcext:value-type="float">
            <text:p>375.241</text:p>
          </table:table-cell>
          <table:table-cell office:value-type="float" office:value="1293.709" calcext:value-type="float">
            <text:p>1293.709</text:p>
          </table:table-cell>
          <table:table-cell office:value-type="float" office:value="1565.509" calcext:value-type="float">
            <text:p>1565.509</text:p>
          </table:table-cell>
          <table:table-cell office:value-type="float" office:value="1231.813" calcext:value-type="float">
            <text:p>1231.813</text:p>
          </table:table-cell>
          <table:table-cell office:value-type="float" office:value="732.0246" calcext:value-type="float">
            <text:p>732.0246</text:p>
          </table:table-cell>
          <table:table-cell office:value-type="float" office:value="1101.36" calcext:value-type="float">
            <text:p>1101.36</text:p>
          </table:table-cell>
          <table:table-cell office:value-type="float" office:value="409.4234" calcext:value-type="float">
            <text:p>409.4234</text:p>
          </table:table-cell>
          <table:table-cell office:value-type="float" office:value="1821.755" calcext:value-type="float">
            <text:p>1821.755</text:p>
          </table:table-cell>
          <table:table-cell office:value-type="float" office:value="2063.893" calcext:value-type="float">
            <text:p>2063.893</text:p>
          </table:table-cell>
          <table:table-cell office:value-type="float" office:value="1655.694" calcext:value-type="float">
            <text:p>1655.694</text:p>
          </table:table-cell>
          <table:table-cell office:value-type="float" office:value="583.7341" calcext:value-type="float">
            <text:p>583.7341</text:p>
          </table:table-cell>
          <table:table-cell office:value-type="float" office:value="577.6478" calcext:value-type="float">
            <text:p>577.6478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1" calcext:value-type="float">
            <text:p>35.66991</text:p>
          </table:table-cell>
          <table:table-cell office:value-type="float" office:value="0" calcext:value-type="float">
            <text:p>0</text:p>
          </table:table-cell>
          <table:table-cell office:value-type="float" office:value="-0.03923322" calcext:value-type="float">
            <text:p>-0.03923322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8.8688" calcext:value-type="float">
            <text:p>-898.8688</text:p>
          </table:table-cell>
          <table:table-cell office:value-type="float" office:value="1348.134" calcext:value-type="float">
            <text:p>1348.134</text:p>
          </table:table-cell>
          <table:table-cell office:value-type="float" office:value="-440.4954" calcext:value-type="float">
            <text:p>-440.4954</text:p>
          </table:table-cell>
          <table:table-cell office:value-type="float" office:value="0" calcext:value-type="float">
            <text:p>0</text:p>
          </table:table-cell>
          <table:table-cell office:value-type="float" office:value="13.94643" calcext:value-type="float">
            <text:p>13.94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7" calcext:value-type="float">
            <text:p>14102007</text:p>
          </table:table-cell>
          <table:table-cell office:value-type="float" office:value="227.6368" calcext:value-type="float">
            <text:p>227.6368</text:p>
          </table:table-cell>
          <table:table-cell office:value-type="float" office:value="13382.79" calcext:value-type="float">
            <text:p>13382.79</text:p>
          </table:table-cell>
          <table:table-cell office:value-type="float" office:value="0" calcext:value-type="float">
            <text:p>0</text:p>
          </table:table-cell>
          <table:table-cell office:value-type="float" office:value="67.24535" calcext:value-type="float">
            <text:p>67.24535</text:p>
          </table:table-cell>
          <table:table-cell office:value-type="float" office:value="-568.6629" calcext:value-type="float">
            <text:p>-568.6629</text:p>
          </table:table-cell>
          <table:table-cell office:value-type="float" office:value="1642.007" calcext:value-type="float">
            <text:p>1642.007</text:p>
          </table:table-cell>
          <table:table-cell office:value-type="float" office:value="-135.8039" calcext:value-type="float">
            <text:p>-135.8039</text:p>
          </table:table-cell>
          <table:table-cell office:value-type="float" office:value="88.9967" calcext:value-type="float">
            <text:p>88.9967</text:p>
          </table:table-cell>
          <table:table-cell office:value-type="float" office:value="20.6383" calcext:value-type="float">
            <text:p>20.6383</text:p>
          </table:table-cell>
          <table:table-cell office:value-type="float" office:value="0.075701" calcext:value-type="float">
            <text:p>0.075701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" calcext:value-type="float">
            <text:p>0.062563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13.2448" calcext:value-type="float">
            <text:p>913.2448</text:p>
          </table:table-cell>
          <table:table-cell office:value-type="float" office:value="0" calcext:value-type="float">
            <text:p>0</text:p>
          </table:table-cell>
          <table:table-cell office:value-type="float" office:value="375.261" calcext:value-type="float">
            <text:p>375.261</text:p>
          </table:table-cell>
          <table:table-cell office:value-type="float" office:value="1293.605" calcext:value-type="float">
            <text:p>1293.605</text:p>
          </table:table-cell>
          <table:table-cell office:value-type="float" office:value="1565.36" calcext:value-type="float">
            <text:p>1565.36</text:p>
          </table:table-cell>
          <table:table-cell office:value-type="float" office:value="1231.797" calcext:value-type="float">
            <text:p>1231.797</text:p>
          </table:table-cell>
          <table:table-cell office:value-type="float" office:value="732.0206" calcext:value-type="float">
            <text:p>732.0206</text:p>
          </table:table-cell>
          <table:table-cell office:value-type="float" office:value="1101.33" calcext:value-type="float">
            <text:p>1101.33</text:p>
          </table:table-cell>
          <table:table-cell office:value-type="float" office:value="409.4186" calcext:value-type="float">
            <text:p>409.4186</text:p>
          </table:table-cell>
          <table:table-cell office:value-type="float" office:value="1821.719" calcext:value-type="float">
            <text:p>1821.719</text:p>
          </table:table-cell>
          <table:table-cell office:value-type="float" office:value="2063.86" calcext:value-type="float">
            <text:p>2063.86</text:p>
          </table:table-cell>
          <table:table-cell office:value-type="float" office:value="1655.675" calcext:value-type="float">
            <text:p>1655.675</text:p>
          </table:table-cell>
          <table:table-cell office:value-type="float" office:value="583.7254" calcext:value-type="float">
            <text:p>583.7254</text:p>
          </table:table-cell>
          <table:table-cell office:value-type="float" office:value="577.6307" calcext:value-type="float">
            <text:p>577.6307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1" calcext:value-type="float">
            <text:p>35.66991</text:p>
          </table:table-cell>
          <table:table-cell office:value-type="float" office:value="0" calcext:value-type="float">
            <text:p>0</text:p>
          </table:table-cell>
          <table:table-cell office:value-type="float" office:value="-0.03923392" calcext:value-type="float">
            <text:p>-0.03923392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9.1618" calcext:value-type="float">
            <text:p>-899.1618</text:p>
          </table:table-cell>
          <table:table-cell office:value-type="float" office:value="1347.841" calcext:value-type="float">
            <text:p>1347.841</text:p>
          </table:table-cell>
          <table:table-cell office:value-type="float" office:value="-441.2268" calcext:value-type="float">
            <text:p>-441.2268</text:p>
          </table:table-cell>
          <table:table-cell office:value-type="float" office:value="0" calcext:value-type="float">
            <text:p>0</text:p>
          </table:table-cell>
          <table:table-cell office:value-type="float" office:value="13.84715" calcext:value-type="float">
            <text:p>13.84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7" calcext:value-type="float">
            <text:p>15102007</text:p>
          </table:table-cell>
          <table:table-cell office:value-type="float" office:value="227.491" calcext:value-type="float">
            <text:p>227.491</text:p>
          </table:table-cell>
          <table:table-cell office:value-type="float" office:value="13382.58" calcext:value-type="float">
            <text:p>13382.58</text:p>
          </table:table-cell>
          <table:table-cell office:value-type="float" office:value="0" calcext:value-type="float">
            <text:p>0</text:p>
          </table:table-cell>
          <table:table-cell office:value-type="float" office:value="67.60321" calcext:value-type="float">
            <text:p>67.60321</text:p>
          </table:table-cell>
          <table:table-cell office:value-type="float" office:value="-569.6519" calcext:value-type="float">
            <text:p>-569.6519</text:p>
          </table:table-cell>
          <table:table-cell office:value-type="float" office:value="1644.636" calcext:value-type="float">
            <text:p>1644.636</text:p>
          </table:table-cell>
          <table:table-cell office:value-type="float" office:value="-136.0517" calcext:value-type="float">
            <text:p>-136.0517</text:p>
          </table:table-cell>
          <table:table-cell office:value-type="float" office:value="88.972" calcext:value-type="float">
            <text:p>88.972</text:p>
          </table:table-cell>
          <table:table-cell office:value-type="float" office:value="20.61097" calcext:value-type="float">
            <text:p>20.61097</text:p>
          </table:table-cell>
          <table:table-cell office:value-type="float" office:value="0.07599577" calcext:value-type="float">
            <text:p>0.07599577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" calcext:value-type="float">
            <text:p>0.062563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12.1496" calcext:value-type="float">
            <text:p>912.1496</text:p>
          </table:table-cell>
          <table:table-cell office:value-type="float" office:value="0" calcext:value-type="float">
            <text:p>0</text:p>
          </table:table-cell>
          <table:table-cell office:value-type="float" office:value="375.2859" calcext:value-type="float">
            <text:p>375.2859</text:p>
          </table:table-cell>
          <table:table-cell office:value-type="float" office:value="1293.528" calcext:value-type="float">
            <text:p>1293.528</text:p>
          </table:table-cell>
          <table:table-cell office:value-type="float" office:value="1565.234" calcext:value-type="float">
            <text:p>1565.234</text:p>
          </table:table-cell>
          <table:table-cell office:value-type="float" office:value="1231.786" calcext:value-type="float">
            <text:p>1231.786</text:p>
          </table:table-cell>
          <table:table-cell office:value-type="float" office:value="732.0244" calcext:value-type="float">
            <text:p>732.0244</text:p>
          </table:table-cell>
          <table:table-cell office:value-type="float" office:value="1101.3" calcext:value-type="float">
            <text:p>1101.3</text:p>
          </table:table-cell>
          <table:table-cell office:value-type="float" office:value="409.4142" calcext:value-type="float">
            <text:p>409.4142</text:p>
          </table:table-cell>
          <table:table-cell office:value-type="float" office:value="1821.685" calcext:value-type="float">
            <text:p>1821.685</text:p>
          </table:table-cell>
          <table:table-cell office:value-type="float" office:value="2063.828" calcext:value-type="float">
            <text:p>2063.828</text:p>
          </table:table-cell>
          <table:table-cell office:value-type="float" office:value="1655.655" calcext:value-type="float">
            <text:p>1655.655</text:p>
          </table:table-cell>
          <table:table-cell office:value-type="float" office:value="583.7178" calcext:value-type="float">
            <text:p>583.7178</text:p>
          </table:table-cell>
          <table:table-cell office:value-type="float" office:value="577.6157" calcext:value-type="float">
            <text:p>577.6157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" calcext:value-type="float">
            <text:p>35.6699</text:p>
          </table:table-cell>
          <table:table-cell office:value-type="float" office:value="0" calcext:value-type="float">
            <text:p>0</text:p>
          </table:table-cell>
          <table:table-cell office:value-type="float" office:value="-0.0392343" calcext:value-type="float">
            <text:p>-0.0392343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9.4344" calcext:value-type="float">
            <text:p>-899.4344</text:p>
          </table:table-cell>
          <table:table-cell office:value-type="float" office:value="1347.568" calcext:value-type="float">
            <text:p>1347.568</text:p>
          </table:table-cell>
          <table:table-cell office:value-type="float" office:value="-441.8808" calcext:value-type="float">
            <text:p>-441.8808</text:p>
          </table:table-cell>
          <table:table-cell office:value-type="float" office:value="0" calcext:value-type="float">
            <text:p>0</text:p>
          </table:table-cell>
          <table:table-cell office:value-type="float" office:value="13.7486" calcext:value-type="float">
            <text:p>13.7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7" calcext:value-type="float">
            <text:p>16102007</text:p>
          </table:table-cell>
          <table:table-cell office:value-type="float" office:value="227.414" calcext:value-type="float">
            <text:p>227.414</text:p>
          </table:table-cell>
          <table:table-cell office:value-type="float" office:value="13382.39" calcext:value-type="float">
            <text:p>13382.39</text:p>
          </table:table-cell>
          <table:table-cell office:value-type="float" office:value="0" calcext:value-type="float">
            <text:p>0</text:p>
          </table:table-cell>
          <table:table-cell office:value-type="float" office:value="67.95835" calcext:value-type="float">
            <text:p>67.95835</text:p>
          </table:table-cell>
          <table:table-cell office:value-type="float" office:value="-570.5477" calcext:value-type="float">
            <text:p>-570.5477</text:p>
          </table:table-cell>
          <table:table-cell office:value-type="float" office:value="1646.635" calcext:value-type="float">
            <text:p>1646.635</text:p>
          </table:table-cell>
          <table:table-cell office:value-type="float" office:value="-136.2969" calcext:value-type="float">
            <text:p>-136.2969</text:p>
          </table:table-cell>
          <table:table-cell office:value-type="float" office:value="88.94194" calcext:value-type="float">
            <text:p>88.94194</text:p>
          </table:table-cell>
          <table:table-cell office:value-type="float" office:value="20.58549" calcext:value-type="float">
            <text:p>20.58549</text:p>
          </table:table-cell>
          <table:table-cell office:value-type="float" office:value="0.07630916" calcext:value-type="float">
            <text:p>0.07630916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" calcext:value-type="float">
            <text:p>0.062563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11.1587" calcext:value-type="float">
            <text:p>911.1587</text:p>
          </table:table-cell>
          <table:table-cell office:value-type="float" office:value="0" calcext:value-type="float">
            <text:p>0</text:p>
          </table:table-cell>
          <table:table-cell office:value-type="float" office:value="375.3132" calcext:value-type="float">
            <text:p>375.3132</text:p>
          </table:table-cell>
          <table:table-cell office:value-type="float" office:value="1293.483" calcext:value-type="float">
            <text:p>1293.483</text:p>
          </table:table-cell>
          <table:table-cell office:value-type="float" office:value="1565.127" calcext:value-type="float">
            <text:p>1565.127</text:p>
          </table:table-cell>
          <table:table-cell office:value-type="float" office:value="1231.787" calcext:value-type="float">
            <text:p>1231.787</text:p>
          </table:table-cell>
          <table:table-cell office:value-type="float" office:value="732.0366" calcext:value-type="float">
            <text:p>732.0366</text:p>
          </table:table-cell>
          <table:table-cell office:value-type="float" office:value="1101.28" calcext:value-type="float">
            <text:p>1101.28</text:p>
          </table:table-cell>
          <table:table-cell office:value-type="float" office:value="409.4109" calcext:value-type="float">
            <text:p>409.4109</text:p>
          </table:table-cell>
          <table:table-cell office:value-type="float" office:value="1821.652" calcext:value-type="float">
            <text:p>1821.652</text:p>
          </table:table-cell>
          <table:table-cell office:value-type="float" office:value="2063.795" calcext:value-type="float">
            <text:p>2063.795</text:p>
          </table:table-cell>
          <table:table-cell office:value-type="float" office:value="1655.641" calcext:value-type="float">
            <text:p>1655.641</text:p>
          </table:table-cell>
          <table:table-cell office:value-type="float" office:value="583.7089" calcext:value-type="float">
            <text:p>583.7089</text:p>
          </table:table-cell>
          <table:table-cell office:value-type="float" office:value="577.5991" calcext:value-type="float">
            <text:p>577.5991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" calcext:value-type="float">
            <text:p>35.6699</text:p>
          </table:table-cell>
          <table:table-cell office:value-type="float" office:value="0" calcext:value-type="float">
            <text:p>0</text:p>
          </table:table-cell>
          <table:table-cell office:value-type="float" office:value="-0.03923457" calcext:value-type="float">
            <text:p>-0.03923457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9.6871" calcext:value-type="float">
            <text:p>-899.6871</text:p>
          </table:table-cell>
          <table:table-cell office:value-type="float" office:value="1347.315" calcext:value-type="float">
            <text:p>1347.315</text:p>
          </table:table-cell>
          <table:table-cell office:value-type="float" office:value="-442.4457" calcext:value-type="float">
            <text:p>-442.4457</text:p>
          </table:table-cell>
          <table:table-cell office:value-type="float" office:value="0" calcext:value-type="float">
            <text:p>0</text:p>
          </table:table-cell>
          <table:table-cell office:value-type="float" office:value="13.65207" calcext:value-type="float">
            <text:p>13.65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7" calcext:value-type="float">
            <text:p>17102007</text:p>
          </table:table-cell>
          <table:table-cell office:value-type="float" office:value="227.2671" calcext:value-type="float">
            <text:p>227.2671</text:p>
          </table:table-cell>
          <table:table-cell office:value-type="float" office:value="13382.21" calcext:value-type="float">
            <text:p>13382.21</text:p>
          </table:table-cell>
          <table:table-cell office:value-type="float" office:value="0" calcext:value-type="float">
            <text:p>0</text:p>
          </table:table-cell>
          <table:table-cell office:value-type="float" office:value="68.30978" calcext:value-type="float">
            <text:p>68.30978</text:p>
          </table:table-cell>
          <table:table-cell office:value-type="float" office:value="-571.4882" calcext:value-type="float">
            <text:p>-571.4882</text:p>
          </table:table-cell>
          <table:table-cell office:value-type="float" office:value="1648.274" calcext:value-type="float">
            <text:p>1648.274</text:p>
          </table:table-cell>
          <table:table-cell office:value-type="float" office:value="-136.5387" calcext:value-type="float">
            <text:p>-136.5387</text:p>
          </table:table-cell>
          <table:table-cell office:value-type="float" office:value="88.91859" calcext:value-type="float">
            <text:p>88.91859</text:p>
          </table:table-cell>
          <table:table-cell office:value-type="float" office:value="20.54592" calcext:value-type="float">
            <text:p>20.54592</text:p>
          </table:table-cell>
          <table:table-cell office:value-type="float" office:value="0.07663921" calcext:value-type="float">
            <text:p>0.07663921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" calcext:value-type="float">
            <text:p>0.062563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10.1324" calcext:value-type="float">
            <text:p>910.1324</text:p>
          </table:table-cell>
          <table:table-cell office:value-type="float" office:value="0" calcext:value-type="float">
            <text:p>0</text:p>
          </table:table-cell>
          <table:table-cell office:value-type="float" office:value="375.3301" calcext:value-type="float">
            <text:p>375.3301</text:p>
          </table:table-cell>
          <table:table-cell office:value-type="float" office:value="1293.406" calcext:value-type="float">
            <text:p>1293.406</text:p>
          </table:table-cell>
          <table:table-cell office:value-type="float" office:value="1565.003" calcext:value-type="float">
            <text:p>1565.003</text:p>
          </table:table-cell>
          <table:table-cell office:value-type="float" office:value="1231.785" calcext:value-type="float">
            <text:p>1231.785</text:p>
          </table:table-cell>
          <table:table-cell office:value-type="float" office:value="732.0478" calcext:value-type="float">
            <text:p>732.0478</text:p>
          </table:table-cell>
          <table:table-cell office:value-type="float" office:value="1101.26" calcext:value-type="float">
            <text:p>1101.26</text:p>
          </table:table-cell>
          <table:table-cell office:value-type="float" office:value="409.4078" calcext:value-type="float">
            <text:p>409.4078</text:p>
          </table:table-cell>
          <table:table-cell office:value-type="float" office:value="1821.628" calcext:value-type="float">
            <text:p>1821.628</text:p>
          </table:table-cell>
          <table:table-cell office:value-type="float" office:value="2063.763" calcext:value-type="float">
            <text:p>2063.763</text:p>
          </table:table-cell>
          <table:table-cell office:value-type="float" office:value="1655.626" calcext:value-type="float">
            <text:p>1655.626</text:p>
          </table:table-cell>
          <table:table-cell office:value-type="float" office:value="583.7023" calcext:value-type="float">
            <text:p>583.7023</text:p>
          </table:table-cell>
          <table:table-cell office:value-type="float" office:value="577.5828" calcext:value-type="float">
            <text:p>577.5828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" calcext:value-type="float">
            <text:p>35.6699</text:p>
          </table:table-cell>
          <table:table-cell office:value-type="float" office:value="0" calcext:value-type="float">
            <text:p>0</text:p>
          </table:table-cell>
          <table:table-cell office:value-type="float" office:value="-0.039235" calcext:value-type="float">
            <text:p>-0.039235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899.9332" calcext:value-type="float">
            <text:p>-899.9332</text:p>
          </table:table-cell>
          <table:table-cell office:value-type="float" office:value="1347.069" calcext:value-type="float">
            <text:p>1347.069</text:p>
          </table:table-cell>
          <table:table-cell office:value-type="float" office:value="-443.0767" calcext:value-type="float">
            <text:p>-443.0767</text:p>
          </table:table-cell>
          <table:table-cell office:value-type="float" office:value="0" calcext:value-type="float">
            <text:p>0</text:p>
          </table:table-cell>
          <table:table-cell office:value-type="float" office:value="13.57312" calcext:value-type="float">
            <text:p>13.57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7" calcext:value-type="float">
            <text:p>18102007</text:p>
          </table:table-cell>
          <table:table-cell office:value-type="float" office:value="227.0698" calcext:value-type="float">
            <text:p>227.0698</text:p>
          </table:table-cell>
          <table:table-cell office:value-type="float" office:value="13382.01" calcext:value-type="float">
            <text:p>13382.01</text:p>
          </table:table-cell>
          <table:table-cell office:value-type="float" office:value="0" calcext:value-type="float">
            <text:p>0</text:p>
          </table:table-cell>
          <table:table-cell office:value-type="float" office:value="68.64848" calcext:value-type="float">
            <text:p>68.64848</text:p>
          </table:table-cell>
          <table:table-cell office:value-type="float" office:value="-572.4746" calcext:value-type="float">
            <text:p>-572.4746</text:p>
          </table:table-cell>
          <table:table-cell office:value-type="float" office:value="1651.049" calcext:value-type="float">
            <text:p>1651.049</text:p>
          </table:table-cell>
          <table:table-cell office:value-type="float" office:value="-136.7798" calcext:value-type="float">
            <text:p>-136.7798</text:p>
          </table:table-cell>
          <table:table-cell office:value-type="float" office:value="88.88239" calcext:value-type="float">
            <text:p>88.88239</text:p>
          </table:table-cell>
          <table:table-cell office:value-type="float" office:value="20.51329" calcext:value-type="float">
            <text:p>20.51329</text:p>
          </table:table-cell>
          <table:table-cell office:value-type="float" office:value="0.07700353" calcext:value-type="float">
            <text:p>0.07700353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" calcext:value-type="float">
            <text:p>0.062563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09.0694" calcext:value-type="float">
            <text:p>909.0694</text:p>
          </table:table-cell>
          <table:table-cell office:value-type="float" office:value="0" calcext:value-type="float">
            <text:p>0</text:p>
          </table:table-cell>
          <table:table-cell office:value-type="float" office:value="375.3517" calcext:value-type="float">
            <text:p>375.3517</text:p>
          </table:table-cell>
          <table:table-cell office:value-type="float" office:value="1293.299" calcext:value-type="float">
            <text:p>1293.299</text:p>
          </table:table-cell>
          <table:table-cell office:value-type="float" office:value="1564.861" calcext:value-type="float">
            <text:p>1564.861</text:p>
          </table:table-cell>
          <table:table-cell office:value-type="float" office:value="1231.768" calcext:value-type="float">
            <text:p>1231.768</text:p>
          </table:table-cell>
          <table:table-cell office:value-type="float" office:value="732.0525" calcext:value-type="float">
            <text:p>732.0525</text:p>
          </table:table-cell>
          <table:table-cell office:value-type="float" office:value="1101.235" calcext:value-type="float">
            <text:p>1101.235</text:p>
          </table:table-cell>
          <table:table-cell office:value-type="float" office:value="409.404" calcext:value-type="float">
            <text:p>409.404</text:p>
          </table:table-cell>
          <table:table-cell office:value-type="float" office:value="1821.607" calcext:value-type="float">
            <text:p>1821.607</text:p>
          </table:table-cell>
          <table:table-cell office:value-type="float" office:value="2063.732" calcext:value-type="float">
            <text:p>2063.732</text:p>
          </table:table-cell>
          <table:table-cell office:value-type="float" office:value="1655.607" calcext:value-type="float">
            <text:p>1655.607</text:p>
          </table:table-cell>
          <table:table-cell office:value-type="float" office:value="583.6938" calcext:value-type="float">
            <text:p>583.6938</text:p>
          </table:table-cell>
          <table:table-cell office:value-type="float" office:value="577.5664" calcext:value-type="float">
            <text:p>577.5664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" calcext:value-type="float">
            <text:p>35.6699</text:p>
          </table:table-cell>
          <table:table-cell office:value-type="float" office:value="0" calcext:value-type="float">
            <text:p>0</text:p>
          </table:table-cell>
          <table:table-cell office:value-type="float" office:value="-0.03923551" calcext:value-type="float">
            <text:p>-0.03923551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0.1734" calcext:value-type="float">
            <text:p>-900.1734</text:p>
          </table:table-cell>
          <table:table-cell office:value-type="float" office:value="1346.829" calcext:value-type="float">
            <text:p>1346.829</text:p>
          </table:table-cell>
          <table:table-cell office:value-type="float" office:value="-443.7586" calcext:value-type="float">
            <text:p>-443.7586</text:p>
          </table:table-cell>
          <table:table-cell office:value-type="float" office:value="0" calcext:value-type="float">
            <text:p>0</text:p>
          </table:table-cell>
          <table:table-cell office:value-type="float" office:value="13.49652" calcext:value-type="float">
            <text:p>13.49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7" calcext:value-type="float">
            <text:p>19102007</text:p>
          </table:table-cell>
          <table:table-cell office:value-type="float" office:value="226.9492" calcext:value-type="float">
            <text:p>226.9492</text:p>
          </table:table-cell>
          <table:table-cell office:value-type="float" office:value="13381.82" calcext:value-type="float">
            <text:p>13381.82</text:p>
          </table:table-cell>
          <table:table-cell office:value-type="float" office:value="0" calcext:value-type="float">
            <text:p>0</text:p>
          </table:table-cell>
          <table:table-cell office:value-type="float" office:value="68.98013" calcext:value-type="float">
            <text:p>68.98013</text:p>
          </table:table-cell>
          <table:table-cell office:value-type="float" office:value="-573.3681" calcext:value-type="float">
            <text:p>-573.3681</text:p>
          </table:table-cell>
          <table:table-cell office:value-type="float" office:value="1653.015" calcext:value-type="float">
            <text:p>1653.015</text:p>
          </table:table-cell>
          <table:table-cell office:value-type="float" office:value="-137.0176" calcext:value-type="float">
            <text:p>-137.0176</text:p>
          </table:table-cell>
          <table:table-cell office:value-type="float" office:value="88.81821" calcext:value-type="float">
            <text:p>88.81821</text:p>
          </table:table-cell>
          <table:table-cell office:value-type="float" office:value="20.49967" calcext:value-type="float">
            <text:p>20.49967</text:p>
          </table:table-cell>
          <table:table-cell office:value-type="float" office:value="0.07743271" calcext:value-type="float">
            <text:p>0.07743271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" calcext:value-type="float">
            <text:p>0.062563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08.1069" calcext:value-type="float">
            <text:p>908.1069</text:p>
          </table:table-cell>
          <table:table-cell office:value-type="float" office:value="0" calcext:value-type="float">
            <text:p>0</text:p>
          </table:table-cell>
          <table:table-cell office:value-type="float" office:value="375.3862" calcext:value-type="float">
            <text:p>375.3862</text:p>
          </table:table-cell>
          <table:table-cell office:value-type="float" office:value="1293.217" calcext:value-type="float">
            <text:p>1293.217</text:p>
          </table:table-cell>
          <table:table-cell office:value-type="float" office:value="1564.735" calcext:value-type="float">
            <text:p>1564.735</text:p>
          </table:table-cell>
          <table:table-cell office:value-type="float" office:value="1231.759" calcext:value-type="float">
            <text:p>1231.759</text:p>
          </table:table-cell>
          <table:table-cell office:value-type="float" office:value="732.0596" calcext:value-type="float">
            <text:p>732.0596</text:p>
          </table:table-cell>
          <table:table-cell office:value-type="float" office:value="1101.212" calcext:value-type="float">
            <text:p>1101.212</text:p>
          </table:table-cell>
          <table:table-cell office:value-type="float" office:value="409.3999" calcext:value-type="float">
            <text:p>409.3999</text:p>
          </table:table-cell>
          <table:table-cell office:value-type="float" office:value="1821.586" calcext:value-type="float">
            <text:p>1821.586</text:p>
          </table:table-cell>
          <table:table-cell office:value-type="float" office:value="2063.702" calcext:value-type="float">
            <text:p>2063.702</text:p>
          </table:table-cell>
          <table:table-cell office:value-type="float" office:value="1655.588" calcext:value-type="float">
            <text:p>1655.588</text:p>
          </table:table-cell>
          <table:table-cell office:value-type="float" office:value="583.6862" calcext:value-type="float">
            <text:p>583.6862</text:p>
          </table:table-cell>
          <table:table-cell office:value-type="float" office:value="577.5505" calcext:value-type="float">
            <text:p>577.5505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" calcext:value-type="float">
            <text:p>35.6699</text:p>
          </table:table-cell>
          <table:table-cell office:value-type="float" office:value="0" calcext:value-type="float">
            <text:p>0</text:p>
          </table:table-cell>
          <table:table-cell office:value-type="float" office:value="-0.03923591" calcext:value-type="float">
            <text:p>-0.03923591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0.408" calcext:value-type="float">
            <text:p>-900.408</text:p>
          </table:table-cell>
          <table:table-cell office:value-type="float" office:value="1346.594" calcext:value-type="float">
            <text:p>1346.594</text:p>
          </table:table-cell>
          <table:table-cell office:value-type="float" office:value="-444.3482" calcext:value-type="float">
            <text:p>-444.3482</text:p>
          </table:table-cell>
          <table:table-cell office:value-type="float" office:value="0" calcext:value-type="float">
            <text:p>0</text:p>
          </table:table-cell>
          <table:table-cell office:value-type="float" office:value="13.4206" calcext:value-type="float">
            <text:p>13.4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7" calcext:value-type="float">
            <text:p>20102007</text:p>
          </table:table-cell>
          <table:table-cell office:value-type="float" office:value="226.8135" calcext:value-type="float">
            <text:p>226.8135</text:p>
          </table:table-cell>
          <table:table-cell office:value-type="float" office:value="13381.62" calcext:value-type="float">
            <text:p>13381.62</text:p>
          </table:table-cell>
          <table:table-cell office:value-type="float" office:value="0" calcext:value-type="float">
            <text:p>0</text:p>
          </table:table-cell>
          <table:table-cell office:value-type="float" office:value="69.30696" calcext:value-type="float">
            <text:p>69.30696</text:p>
          </table:table-cell>
          <table:table-cell office:value-type="float" office:value="-574.2659" calcext:value-type="float">
            <text:p>-574.2659</text:p>
          </table:table-cell>
          <table:table-cell office:value-type="float" office:value="1654.921" calcext:value-type="float">
            <text:p>1654.921</text:p>
          </table:table-cell>
          <table:table-cell office:value-type="float" office:value="-137.2527" calcext:value-type="float">
            <text:p>-137.2527</text:p>
          </table:table-cell>
          <table:table-cell office:value-type="float" office:value="88.73447" calcext:value-type="float">
            <text:p>88.73447</text:p>
          </table:table-cell>
          <table:table-cell office:value-type="float" office:value="20.49118" calcext:value-type="float">
            <text:p>20.49118</text:p>
          </table:table-cell>
          <table:table-cell office:value-type="float" office:value="0.07787865" calcext:value-type="float">
            <text:p>0.07787865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" calcext:value-type="float">
            <text:p>0.062563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07.1478" calcext:value-type="float">
            <text:p>907.1478</text:p>
          </table:table-cell>
          <table:table-cell office:value-type="float" office:value="0" calcext:value-type="float">
            <text:p>0</text:p>
          </table:table-cell>
          <table:table-cell office:value-type="float" office:value="375.4301" calcext:value-type="float">
            <text:p>375.4301</text:p>
          </table:table-cell>
          <table:table-cell office:value-type="float" office:value="1293.113" calcext:value-type="float">
            <text:p>1293.113</text:p>
          </table:table-cell>
          <table:table-cell office:value-type="float" office:value="1564.598" calcext:value-type="float">
            <text:p>1564.598</text:p>
          </table:table-cell>
          <table:table-cell office:value-type="float" office:value="1231.745" calcext:value-type="float">
            <text:p>1231.745</text:p>
          </table:table-cell>
          <table:table-cell office:value-type="float" office:value="732.0646" calcext:value-type="float">
            <text:p>732.0646</text:p>
          </table:table-cell>
          <table:table-cell office:value-type="float" office:value="1101.189" calcext:value-type="float">
            <text:p>1101.189</text:p>
          </table:table-cell>
          <table:table-cell office:value-type="float" office:value="409.3956" calcext:value-type="float">
            <text:p>409.3956</text:p>
          </table:table-cell>
          <table:table-cell office:value-type="float" office:value="1821.565" calcext:value-type="float">
            <text:p>1821.565</text:p>
          </table:table-cell>
          <table:table-cell office:value-type="float" office:value="2063.671" calcext:value-type="float">
            <text:p>2063.671</text:p>
          </table:table-cell>
          <table:table-cell office:value-type="float" office:value="1655.57" calcext:value-type="float">
            <text:p>1655.57</text:p>
          </table:table-cell>
          <table:table-cell office:value-type="float" office:value="583.6798" calcext:value-type="float">
            <text:p>583.6798</text:p>
          </table:table-cell>
          <table:table-cell office:value-type="float" office:value="577.5333" calcext:value-type="float">
            <text:p>577.5333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9" calcext:value-type="float">
            <text:p>35.6699</text:p>
          </table:table-cell>
          <table:table-cell office:value-type="float" office:value="0" calcext:value-type="float">
            <text:p>0</text:p>
          </table:table-cell>
          <table:table-cell office:value-type="float" office:value="-0.03923646" calcext:value-type="float">
            <text:p>-0.03923646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0.6307" calcext:value-type="float">
            <text:p>-900.6307</text:p>
          </table:table-cell>
          <table:table-cell office:value-type="float" office:value="1346.372" calcext:value-type="float">
            <text:p>1346.372</text:p>
          </table:table-cell>
          <table:table-cell office:value-type="float" office:value="-444.9518" calcext:value-type="float">
            <text:p>-444.9518</text:p>
          </table:table-cell>
          <table:table-cell office:value-type="float" office:value="0" calcext:value-type="float">
            <text:p>0</text:p>
          </table:table-cell>
          <table:table-cell office:value-type="float" office:value="13.35378" calcext:value-type="float">
            <text:p>13.35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7" calcext:value-type="float">
            <text:p>21102007</text:p>
          </table:table-cell>
          <table:table-cell office:value-type="float" office:value="226.6284" calcext:value-type="float">
            <text:p>226.6284</text:p>
          </table:table-cell>
          <table:table-cell office:value-type="float" office:value="13381.41" calcext:value-type="float">
            <text:p>13381.41</text:p>
          </table:table-cell>
          <table:table-cell office:value-type="float" office:value="0" calcext:value-type="float">
            <text:p>0</text:p>
          </table:table-cell>
          <table:table-cell office:value-type="float" office:value="69.62804" calcext:value-type="float">
            <text:p>69.62804</text:p>
          </table:table-cell>
          <table:table-cell office:value-type="float" office:value="-575.2128" calcext:value-type="float">
            <text:p>-575.2128</text:p>
          </table:table-cell>
          <table:table-cell office:value-type="float" office:value="1657.052" calcext:value-type="float">
            <text:p>1657.052</text:p>
          </table:table-cell>
          <table:table-cell office:value-type="float" office:value="-137.4855" calcext:value-type="float">
            <text:p>-137.4855</text:p>
          </table:table-cell>
          <table:table-cell office:value-type="float" office:value="88.6406" calcext:value-type="float">
            <text:p>88.6406</text:p>
          </table:table-cell>
          <table:table-cell office:value-type="float" office:value="20.48271" calcext:value-type="float">
            <text:p>20.48271</text:p>
          </table:table-cell>
          <table:table-cell office:value-type="float" office:value="0.07829669" calcext:value-type="float">
            <text:p>0.07829669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" calcext:value-type="float">
            <text:p>0.062563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06.1456" calcext:value-type="float">
            <text:p>906.1456</text:p>
          </table:table-cell>
          <table:table-cell office:value-type="float" office:value="0" calcext:value-type="float">
            <text:p>0</text:p>
          </table:table-cell>
          <table:table-cell office:value-type="float" office:value="375.4808" calcext:value-type="float">
            <text:p>375.4808</text:p>
          </table:table-cell>
          <table:table-cell office:value-type="float" office:value="1292.977" calcext:value-type="float">
            <text:p>1292.977</text:p>
          </table:table-cell>
          <table:table-cell office:value-type="float" office:value="1564.445" calcext:value-type="float">
            <text:p>1564.445</text:p>
          </table:table-cell>
          <table:table-cell office:value-type="float" office:value="1231.723" calcext:value-type="float">
            <text:p>1231.723</text:p>
          </table:table-cell>
          <table:table-cell office:value-type="float" office:value="732.0627" calcext:value-type="float">
            <text:p>732.0627</text:p>
          </table:table-cell>
          <table:table-cell office:value-type="float" office:value="1101.161" calcext:value-type="float">
            <text:p>1101.161</text:p>
          </table:table-cell>
          <table:table-cell office:value-type="float" office:value="409.3906" calcext:value-type="float">
            <text:p>409.3906</text:p>
          </table:table-cell>
          <table:table-cell office:value-type="float" office:value="1821.543" calcext:value-type="float">
            <text:p>1821.543</text:p>
          </table:table-cell>
          <table:table-cell office:value-type="float" office:value="2063.64" calcext:value-type="float">
            <text:p>2063.64</text:p>
          </table:table-cell>
          <table:table-cell office:value-type="float" office:value="1655.552" calcext:value-type="float">
            <text:p>1655.552</text:p>
          </table:table-cell>
          <table:table-cell office:value-type="float" office:value="583.6694" calcext:value-type="float">
            <text:p>583.6694</text:p>
          </table:table-cell>
          <table:table-cell office:value-type="float" office:value="577.5187" calcext:value-type="float">
            <text:p>577.5187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9" calcext:value-type="float">
            <text:p>35.6699</text:p>
          </table:table-cell>
          <table:table-cell office:value-type="float" office:value="0" calcext:value-type="float">
            <text:p>0</text:p>
          </table:table-cell>
          <table:table-cell office:value-type="float" office:value="-0.03923719" calcext:value-type="float">
            <text:p>-0.03923719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0.8534" calcext:value-type="float">
            <text:p>-900.8534</text:p>
          </table:table-cell>
          <table:table-cell office:value-type="float" office:value="1346.149" calcext:value-type="float">
            <text:p>1346.149</text:p>
          </table:table-cell>
          <table:table-cell office:value-type="float" office:value="-445.6099" calcext:value-type="float">
            <text:p>-445.6099</text:p>
          </table:table-cell>
          <table:table-cell office:value-type="float" office:value="0" calcext:value-type="float">
            <text:p>0</text:p>
          </table:table-cell>
          <table:table-cell office:value-type="float" office:value="13.29065" calcext:value-type="float">
            <text:p>13.29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7" calcext:value-type="float">
            <text:p>22102007</text:p>
          </table:table-cell>
          <table:table-cell office:value-type="float" office:value="226.364" calcext:value-type="float">
            <text:p>226.364</text:p>
          </table:table-cell>
          <table:table-cell office:value-type="float" office:value="13381.2" calcext:value-type="float">
            <text:p>13381.2</text:p>
          </table:table-cell>
          <table:table-cell office:value-type="float" office:value="0" calcext:value-type="float">
            <text:p>0</text:p>
          </table:table-cell>
          <table:table-cell office:value-type="float" office:value="69.95132" calcext:value-type="float">
            <text:p>69.95132</text:p>
          </table:table-cell>
          <table:table-cell office:value-type="float" office:value="-576.1306" calcext:value-type="float">
            <text:p>-576.1306</text:p>
          </table:table-cell>
          <table:table-cell office:value-type="float" office:value="1656.908" calcext:value-type="float">
            <text:p>1656.908</text:p>
          </table:table-cell>
          <table:table-cell office:value-type="float" office:value="-137.7141" calcext:value-type="float">
            <text:p>-137.7141</text:p>
          </table:table-cell>
          <table:table-cell office:value-type="float" office:value="88.6189" calcext:value-type="float">
            <text:p>88.6189</text:p>
          </table:table-cell>
          <table:table-cell office:value-type="float" office:value="20.43026" calcext:value-type="float">
            <text:p>20.43026</text:p>
          </table:table-cell>
          <table:table-cell office:value-type="float" office:value="0.07861579" calcext:value-type="float">
            <text:p>0.07861579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05.1787" calcext:value-type="float">
            <text:p>905.1787</text:p>
          </table:table-cell>
          <table:table-cell office:value-type="float" office:value="0" calcext:value-type="float">
            <text:p>0</text:p>
          </table:table-cell>
          <table:table-cell office:value-type="float" office:value="375.5037" calcext:value-type="float">
            <text:p>375.5037</text:p>
          </table:table-cell>
          <table:table-cell office:value-type="float" office:value="1292.845" calcext:value-type="float">
            <text:p>1292.845</text:p>
          </table:table-cell>
          <table:table-cell office:value-type="float" office:value="1564.287" calcext:value-type="float">
            <text:p>1564.287</text:p>
          </table:table-cell>
          <table:table-cell office:value-type="float" office:value="1231.702" calcext:value-type="float">
            <text:p>1231.702</text:p>
          </table:table-cell>
          <table:table-cell office:value-type="float" office:value="732.0574" calcext:value-type="float">
            <text:p>732.0574</text:p>
          </table:table-cell>
          <table:table-cell office:value-type="float" office:value="1101.13" calcext:value-type="float">
            <text:p>1101.13</text:p>
          </table:table-cell>
          <table:table-cell office:value-type="float" office:value="409.385" calcext:value-type="float">
            <text:p>409.385</text:p>
          </table:table-cell>
          <table:table-cell office:value-type="float" office:value="1821.522" calcext:value-type="float">
            <text:p>1821.522</text:p>
          </table:table-cell>
          <table:table-cell office:value-type="float" office:value="2063.61" calcext:value-type="float">
            <text:p>2063.61</text:p>
          </table:table-cell>
          <table:table-cell office:value-type="float" office:value="1655.535" calcext:value-type="float">
            <text:p>1655.535</text:p>
          </table:table-cell>
          <table:table-cell office:value-type="float" office:value="583.6632" calcext:value-type="float">
            <text:p>583.6632</text:p>
          </table:table-cell>
          <table:table-cell office:value-type="float" office:value="577.5049" calcext:value-type="float">
            <text:p>577.5049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9" calcext:value-type="float">
            <text:p>35.6699</text:p>
          </table:table-cell>
          <table:table-cell office:value-type="float" office:value="0" calcext:value-type="float">
            <text:p>0</text:p>
          </table:table-cell>
          <table:table-cell office:value-type="float" office:value="-0.03923789" calcext:value-type="float">
            <text:p>-0.03923789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0754" calcext:value-type="float">
            <text:p>-901.0754</text:p>
          </table:table-cell>
          <table:table-cell office:value-type="float" office:value="1345.927" calcext:value-type="float">
            <text:p>1345.927</text:p>
          </table:table-cell>
          <table:table-cell office:value-type="float" office:value="-446.3409" calcext:value-type="float">
            <text:p>-446.3409</text:p>
          </table:table-cell>
          <table:table-cell office:value-type="float" office:value="0" calcext:value-type="float">
            <text:p>0</text:p>
          </table:table-cell>
          <table:table-cell office:value-type="float" office:value="13.32869" calcext:value-type="float">
            <text:p>13.32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7" calcext:value-type="float">
            <text:p>23102007</text:p>
          </table:table-cell>
          <table:table-cell office:value-type="float" office:value="226.0199" calcext:value-type="float">
            <text:p>226.0199</text:p>
          </table:table-cell>
          <table:table-cell office:value-type="float" office:value="13380.99" calcext:value-type="float">
            <text:p>13380.99</text:p>
          </table:table-cell>
          <table:table-cell office:value-type="float" office:value="0" calcext:value-type="float">
            <text:p>0</text:p>
          </table:table-cell>
          <table:table-cell office:value-type="float" office:value="70.2718" calcext:value-type="float">
            <text:p>70.2718</text:p>
          </table:table-cell>
          <table:table-cell office:value-type="float" office:value="-577.2255" calcext:value-type="float">
            <text:p>-577.2255</text:p>
          </table:table-cell>
          <table:table-cell office:value-type="float" office:value="1659.384" calcext:value-type="float">
            <text:p>1659.384</text:p>
          </table:table-cell>
          <table:table-cell office:value-type="float" office:value="-137.9393" calcext:value-type="float">
            <text:p>-137.9393</text:p>
          </table:table-cell>
          <table:table-cell office:value-type="float" office:value="88.63736" calcext:value-type="float">
            <text:p>88.63736</text:p>
          </table:table-cell>
          <table:table-cell office:value-type="float" office:value="20.35306" calcext:value-type="float">
            <text:p>20.35306</text:p>
          </table:table-cell>
          <table:table-cell office:value-type="float" office:value="0.07890228" calcext:value-type="float">
            <text:p>0.07890228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04.0396" calcext:value-type="float">
            <text:p>904.0396</text:p>
          </table:table-cell>
          <table:table-cell office:value-type="float" office:value="0" calcext:value-type="float">
            <text:p>0</text:p>
          </table:table-cell>
          <table:table-cell office:value-type="float" office:value="375.5059" calcext:value-type="float">
            <text:p>375.5059</text:p>
          </table:table-cell>
          <table:table-cell office:value-type="float" office:value="1292.701" calcext:value-type="float">
            <text:p>1292.701</text:p>
          </table:table-cell>
          <table:table-cell office:value-type="float" office:value="1564.122" calcext:value-type="float">
            <text:p>1564.122</text:p>
          </table:table-cell>
          <table:table-cell office:value-type="float" office:value="1231.675" calcext:value-type="float">
            <text:p>1231.675</text:p>
          </table:table-cell>
          <table:table-cell office:value-type="float" office:value="732.0476" calcext:value-type="float">
            <text:p>732.0476</text:p>
          </table:table-cell>
          <table:table-cell office:value-type="float" office:value="1101.099" calcext:value-type="float">
            <text:p>1101.099</text:p>
          </table:table-cell>
          <table:table-cell office:value-type="float" office:value="409.3788" calcext:value-type="float">
            <text:p>409.3788</text:p>
          </table:table-cell>
          <table:table-cell office:value-type="float" office:value="1821.5" calcext:value-type="float">
            <text:p>1821.5</text:p>
          </table:table-cell>
          <table:table-cell office:value-type="float" office:value="2063.579" calcext:value-type="float">
            <text:p>2063.579</text:p>
          </table:table-cell>
          <table:table-cell office:value-type="float" office:value="1655.52" calcext:value-type="float">
            <text:p>1655.52</text:p>
          </table:table-cell>
          <table:table-cell office:value-type="float" office:value="583.6556" calcext:value-type="float">
            <text:p>583.6556</text:p>
          </table:table-cell>
          <table:table-cell office:value-type="float" office:value="577.4903" calcext:value-type="float">
            <text:p>577.4903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9" calcext:value-type="float">
            <text:p>35.66989</text:p>
          </table:table-cell>
          <table:table-cell office:value-type="float" office:value="0" calcext:value-type="float">
            <text:p>0</text:p>
          </table:table-cell>
          <table:table-cell office:value-type="float" office:value="-0.03923889" calcext:value-type="float">
            <text:p>-0.03923889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2922" calcext:value-type="float">
            <text:p>-901.2922</text:p>
          </table:table-cell>
          <table:table-cell office:value-type="float" office:value="1345.71" calcext:value-type="float">
            <text:p>1345.71</text:p>
          </table:table-cell>
          <table:table-cell office:value-type="float" office:value="-447.148" calcext:value-type="float">
            <text:p>-447.148</text:p>
          </table:table-cell>
          <table:table-cell office:value-type="float" office:value="0" calcext:value-type="float">
            <text:p>0</text:p>
          </table:table-cell>
          <table:table-cell office:value-type="float" office:value="13.26266" calcext:value-type="float">
            <text:p>13.26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7" calcext:value-type="float">
            <text:p>24102007</text:p>
          </table:table-cell>
          <table:table-cell office:value-type="float" office:value="225.7699" calcext:value-type="float">
            <text:p>225.7699</text:p>
          </table:table-cell>
          <table:table-cell office:value-type="float" office:value="13380.79" calcext:value-type="float">
            <text:p>13380.79</text:p>
          </table:table-cell>
          <table:table-cell office:value-type="float" office:value="0" calcext:value-type="float">
            <text:p>0</text:p>
          </table:table-cell>
          <table:table-cell office:value-type="float" office:value="70.58662" calcext:value-type="float">
            <text:p>70.58662</text:p>
          </table:table-cell>
          <table:table-cell office:value-type="float" office:value="-578.2271" calcext:value-type="float">
            <text:p>-578.2271</text:p>
          </table:table-cell>
          <table:table-cell office:value-type="float" office:value="1662.476" calcext:value-type="float">
            <text:p>1662.476</text:p>
          </table:table-cell>
          <table:table-cell office:value-type="float" office:value="-138.1622" calcext:value-type="float">
            <text:p>-138.1622</text:p>
          </table:table-cell>
          <table:table-cell office:value-type="float" office:value="88.6256" calcext:value-type="float">
            <text:p>88.6256</text:p>
          </table:table-cell>
          <table:table-cell office:value-type="float" office:value="20.30254" calcext:value-type="float">
            <text:p>20.30254</text:p>
          </table:table-cell>
          <table:table-cell office:value-type="float" office:value="0.07921549" calcext:value-type="float">
            <text:p>0.07921549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02.999" calcext:value-type="float">
            <text:p>902.999</text:p>
          </table:table-cell>
          <table:table-cell office:value-type="float" office:value="0" calcext:value-type="float">
            <text:p>0</text:p>
          </table:table-cell>
          <table:table-cell office:value-type="float" office:value="375.5222" calcext:value-type="float">
            <text:p>375.5222</text:p>
          </table:table-cell>
          <table:table-cell office:value-type="float" office:value="1292.593" calcext:value-type="float">
            <text:p>1292.593</text:p>
          </table:table-cell>
          <table:table-cell office:value-type="float" office:value="1563.979" calcext:value-type="float">
            <text:p>1563.979</text:p>
          </table:table-cell>
          <table:table-cell office:value-type="float" office:value="1231.65" calcext:value-type="float">
            <text:p>1231.65</text:p>
          </table:table-cell>
          <table:table-cell office:value-type="float" office:value="732.0394" calcext:value-type="float">
            <text:p>732.0394</text:p>
          </table:table-cell>
          <table:table-cell office:value-type="float" office:value="1101.067" calcext:value-type="float">
            <text:p>1101.067</text:p>
          </table:table-cell>
          <table:table-cell office:value-type="float" office:value="409.3722" calcext:value-type="float">
            <text:p>409.3722</text:p>
          </table:table-cell>
          <table:table-cell office:value-type="float" office:value="1821.474" calcext:value-type="float">
            <text:p>1821.474</text:p>
          </table:table-cell>
          <table:table-cell office:value-type="float" office:value="2063.548" calcext:value-type="float">
            <text:p>2063.548</text:p>
          </table:table-cell>
          <table:table-cell office:value-type="float" office:value="1655.502" calcext:value-type="float">
            <text:p>1655.502</text:p>
          </table:table-cell>
          <table:table-cell office:value-type="float" office:value="583.6499" calcext:value-type="float">
            <text:p>583.6499</text:p>
          </table:table-cell>
          <table:table-cell office:value-type="float" office:value="577.475" calcext:value-type="float">
            <text:p>577.475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9" calcext:value-type="float">
            <text:p>35.66989</text:p>
          </table:table-cell>
          <table:table-cell office:value-type="float" office:value="0" calcext:value-type="float">
            <text:p>0</text:p>
          </table:table-cell>
          <table:table-cell office:value-type="float" office:value="-0.03923946" calcext:value-type="float">
            <text:p>-0.03923946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509" calcext:value-type="float">
            <text:p>-901.509</text:p>
          </table:table-cell>
          <table:table-cell office:value-type="float" office:value="1345.493" calcext:value-type="float">
            <text:p>1345.493</text:p>
          </table:table-cell>
          <table:table-cell office:value-type="float" office:value="-447.8517" calcext:value-type="float">
            <text:p>-447.8517</text:p>
          </table:table-cell>
          <table:table-cell office:value-type="float" office:value="0" calcext:value-type="float">
            <text:p>0</text:p>
          </table:table-cell>
          <table:table-cell office:value-type="float" office:value="13.18394" calcext:value-type="float">
            <text:p>13.18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7" calcext:value-type="float">
            <text:p>25102007</text:p>
          </table:table-cell>
          <table:table-cell office:value-type="float" office:value="225.6537" calcext:value-type="float">
            <text:p>225.6537</text:p>
          </table:table-cell>
          <table:table-cell office:value-type="float" office:value="13380.62" calcext:value-type="float">
            <text:p>13380.62</text:p>
          </table:table-cell>
          <table:table-cell office:value-type="float" office:value="0" calcext:value-type="float">
            <text:p>0</text:p>
          </table:table-cell>
          <table:table-cell office:value-type="float" office:value="70.90308" calcext:value-type="float">
            <text:p>70.90308</text:p>
          </table:table-cell>
          <table:table-cell office:value-type="float" office:value="-579.0693" calcext:value-type="float">
            <text:p>-579.0693</text:p>
          </table:table-cell>
          <table:table-cell office:value-type="float" office:value="1664.588" calcext:value-type="float">
            <text:p>1664.588</text:p>
          </table:table-cell>
          <table:table-cell office:value-type="float" office:value="-138.3804" calcext:value-type="float">
            <text:p>-138.3804</text:p>
          </table:table-cell>
          <table:table-cell office:value-type="float" office:value="88.58968" calcext:value-type="float">
            <text:p>88.58968</text:p>
          </table:table-cell>
          <table:table-cell office:value-type="float" office:value="20.26773" calcext:value-type="float">
            <text:p>20.26773</text:p>
          </table:table-cell>
          <table:table-cell office:value-type="float" office:value="0.07955557" calcext:value-type="float">
            <text:p>0.07955557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02.1217" calcext:value-type="float">
            <text:p>902.1217</text:p>
          </table:table-cell>
          <table:table-cell office:value-type="float" office:value="0" calcext:value-type="float">
            <text:p>0</text:p>
          </table:table-cell>
          <table:table-cell office:value-type="float" office:value="375.5467" calcext:value-type="float">
            <text:p>375.5467</text:p>
          </table:table-cell>
          <table:table-cell office:value-type="float" office:value="1292.54" calcext:value-type="float">
            <text:p>1292.54</text:p>
          </table:table-cell>
          <table:table-cell office:value-type="float" office:value="1563.871" calcext:value-type="float">
            <text:p>1563.871</text:p>
          </table:table-cell>
          <table:table-cell office:value-type="float" office:value="1231.642" calcext:value-type="float">
            <text:p>1231.642</text:p>
          </table:table-cell>
          <table:table-cell office:value-type="float" office:value="732.0445" calcext:value-type="float">
            <text:p>732.0445</text:p>
          </table:table-cell>
          <table:table-cell office:value-type="float" office:value="1101.043" calcext:value-type="float">
            <text:p>1101.043</text:p>
          </table:table-cell>
          <table:table-cell office:value-type="float" office:value="409.3665" calcext:value-type="float">
            <text:p>409.3665</text:p>
          </table:table-cell>
          <table:table-cell office:value-type="float" office:value="1821.452" calcext:value-type="float">
            <text:p>1821.452</text:p>
          </table:table-cell>
          <table:table-cell office:value-type="float" office:value="2063.517" calcext:value-type="float">
            <text:p>2063.517</text:p>
          </table:table-cell>
          <table:table-cell office:value-type="float" office:value="1655.489" calcext:value-type="float">
            <text:p>1655.489</text:p>
          </table:table-cell>
          <table:table-cell office:value-type="float" office:value="583.6428" calcext:value-type="float">
            <text:p>583.6428</text:p>
          </table:table-cell>
          <table:table-cell office:value-type="float" office:value="577.4609" calcext:value-type="float">
            <text:p>577.4609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9" calcext:value-type="float">
            <text:p>35.66989</text:p>
          </table:table-cell>
          <table:table-cell office:value-type="float" office:value="0" calcext:value-type="float">
            <text:p>0</text:p>
          </table:table-cell>
          <table:table-cell office:value-type="float" office:value="-0.03923966" calcext:value-type="float">
            <text:p>-0.03923966</text:p>
          </table:table-cell>
          <table:table-cell office:value-type="float" office:value="0" calcext:value-type="float">
            <text:p>0</text:p>
          </table:table-cell>
          <table:table-cell office:value-type="float" office:value="6.50945" calcext:value-type="float">
            <text:p>6.50945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7258" calcext:value-type="float">
            <text:p>-901.7258</text:p>
          </table:table-cell>
          <table:table-cell office:value-type="float" office:value="1345.277" calcext:value-type="float">
            <text:p>1345.277</text:p>
          </table:table-cell>
          <table:table-cell office:value-type="float" office:value="-448.4023" calcext:value-type="float">
            <text:p>-448.4023</text:p>
          </table:table-cell>
          <table:table-cell office:value-type="float" office:value="0" calcext:value-type="float">
            <text:p>0</text:p>
          </table:table-cell>
          <table:table-cell office:value-type="float" office:value="13.10733" calcext:value-type="float">
            <text:p>13.10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7" calcext:value-type="float">
            <text:p>26102007</text:p>
          </table:table-cell>
          <table:table-cell office:value-type="float" office:value="1001.868" calcext:value-type="float">
            <text:p>1001.868</text:p>
          </table:table-cell>
          <table:table-cell office:value-type="float" office:value="13380.46" calcext:value-type="float">
            <text:p>13380.46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79.8579" calcext:value-type="float">
            <text:p>-579.8579</text:p>
          </table:table-cell>
          <table:table-cell office:value-type="float" office:value="1679.421" calcext:value-type="float">
            <text:p>1679.421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52712" calcext:value-type="float">
            <text:p>88.52712</text:p>
          </table:table-cell>
          <table:table-cell office:value-type="float" office:value="748.627" calcext:value-type="float">
            <text:p>748.627</text:p>
          </table:table-cell>
          <table:table-cell office:value-type="float" office:value="0.07995817" calcext:value-type="float">
            <text:p>0.07995817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01.3188" calcext:value-type="float">
            <text:p>901.3188</text:p>
          </table:table-cell>
          <table:table-cell office:value-type="float" office:value="0" calcext:value-type="float">
            <text:p>0</text:p>
          </table:table-cell>
          <table:table-cell office:value-type="float" office:value="380.1335" calcext:value-type="float">
            <text:p>380.1335</text:p>
          </table:table-cell>
          <table:table-cell office:value-type="float" office:value="1303.742" calcext:value-type="float">
            <text:p>1303.742</text:p>
          </table:table-cell>
          <table:table-cell office:value-type="float" office:value="1570.592" calcext:value-type="float">
            <text:p>1570.592</text:p>
          </table:table-cell>
          <table:table-cell office:value-type="float" office:value="1239.989" calcext:value-type="float">
            <text:p>1239.989</text:p>
          </table:table-cell>
          <table:table-cell office:value-type="float" office:value="740.8084" calcext:value-type="float">
            <text:p>740.8084</text:p>
          </table:table-cell>
          <table:table-cell office:value-type="float" office:value="1103.145" calcext:value-type="float">
            <text:p>1103.145</text:p>
          </table:table-cell>
          <table:table-cell office:value-type="float" office:value="410.5612" calcext:value-type="float">
            <text:p>410.5612</text:p>
          </table:table-cell>
          <table:table-cell office:value-type="float" office:value="1822.569" calcext:value-type="float">
            <text:p>1822.569</text:p>
          </table:table-cell>
          <table:table-cell office:value-type="float" office:value="2064.982" calcext:value-type="float">
            <text:p>2064.982</text:p>
          </table:table-cell>
          <table:table-cell office:value-type="float" office:value="1656.483" calcext:value-type="float">
            <text:p>1656.483</text:p>
          </table:table-cell>
          <table:table-cell office:value-type="float" office:value="584.1413" calcext:value-type="float">
            <text:p>584.1413</text:p>
          </table:table-cell>
          <table:table-cell office:value-type="float" office:value="578.1651" calcext:value-type="float">
            <text:p>578.1651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9" calcext:value-type="float">
            <text:p>35.66989</text:p>
          </table:table-cell>
          <table:table-cell office:value-type="float" office:value="0" calcext:value-type="float">
            <text:p>0</text:p>
          </table:table-cell>
          <table:table-cell office:value-type="float" office:value="-0.03923977" calcext:value-type="float">
            <text:p>-0.03923977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48.8927" calcext:value-type="float">
            <text:p>-448.8927</text:p>
          </table:table-cell>
          <table:table-cell office:value-type="float" office:value="0" calcext:value-type="float">
            <text:p>0</text:p>
          </table:table-cell>
          <table:table-cell office:value-type="float" office:value="12.90872" calcext:value-type="float">
            <text:p>12.9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7" calcext:value-type="float">
            <text:p>27102007</text:p>
          </table:table-cell>
          <table:table-cell office:value-type="float" office:value="1001.464" calcext:value-type="float">
            <text:p>1001.464</text:p>
          </table:table-cell>
          <table:table-cell office:value-type="float" office:value="13380.29" calcext:value-type="float">
            <text:p>13380.29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80.4468" calcext:value-type="float">
            <text:p>-580.4468</text:p>
          </table:table-cell>
          <table:table-cell office:value-type="float" office:value="1680.405" calcext:value-type="float">
            <text:p>1680.405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4677" calcext:value-type="float">
            <text:p>88.4677</text:p>
          </table:table-cell>
          <table:table-cell office:value-type="float" office:value="748.6173" calcext:value-type="float">
            <text:p>748.6173</text:p>
          </table:table-cell>
          <table:table-cell office:value-type="float" office:value="0.08039345" calcext:value-type="float">
            <text:p>0.08039345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00.7303" calcext:value-type="float">
            <text:p>900.7303</text:p>
          </table:table-cell>
          <table:table-cell office:value-type="float" office:value="0" calcext:value-type="float">
            <text:p>0</text:p>
          </table:table-cell>
          <table:table-cell office:value-type="float" office:value="380.1364" calcext:value-type="float">
            <text:p>380.1364</text:p>
          </table:table-cell>
          <table:table-cell office:value-type="float" office:value="1303.612" calcext:value-type="float">
            <text:p>1303.612</text:p>
          </table:table-cell>
          <table:table-cell office:value-type="float" office:value="1570.445" calcext:value-type="float">
            <text:p>1570.445</text:p>
          </table:table-cell>
          <table:table-cell office:value-type="float" office:value="1239.938" calcext:value-type="float">
            <text:p>1239.938</text:p>
          </table:table-cell>
          <table:table-cell office:value-type="float" office:value="740.7496" calcext:value-type="float">
            <text:p>740.7496</text:p>
          </table:table-cell>
          <table:table-cell office:value-type="float" office:value="1103.111" calcext:value-type="float">
            <text:p>1103.111</text:p>
          </table:table-cell>
          <table:table-cell office:value-type="float" office:value="410.545" calcext:value-type="float">
            <text:p>410.545</text:p>
          </table:table-cell>
          <table:table-cell office:value-type="float" office:value="1822.54" calcext:value-type="float">
            <text:p>1822.54</text:p>
          </table:table-cell>
          <table:table-cell office:value-type="float" office:value="2064.943" calcext:value-type="float">
            <text:p>2064.943</text:p>
          </table:table-cell>
          <table:table-cell office:value-type="float" office:value="1656.46" calcext:value-type="float">
            <text:p>1656.46</text:p>
          </table:table-cell>
          <table:table-cell office:value-type="float" office:value="584.129" calcext:value-type="float">
            <text:p>584.129</text:p>
          </table:table-cell>
          <table:table-cell office:value-type="float" office:value="578.1456" calcext:value-type="float">
            <text:p>578.1456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9" calcext:value-type="float">
            <text:p>35.66989</text:p>
          </table:table-cell>
          <table:table-cell office:value-type="float" office:value="0" calcext:value-type="float">
            <text:p>0</text:p>
          </table:table-cell>
          <table:table-cell office:value-type="float" office:value="-0.03923995" calcext:value-type="float">
            <text:p>-0.0392399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49.407" calcext:value-type="float">
            <text:p>-449.407</text:p>
          </table:table-cell>
          <table:table-cell office:value-type="float" office:value="0" calcext:value-type="float">
            <text:p>0</text:p>
          </table:table-cell>
          <table:table-cell office:value-type="float" office:value="12.83417" calcext:value-type="float">
            <text:p>12.83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7" calcext:value-type="float">
            <text:p>28102007</text:p>
          </table:table-cell>
          <table:table-cell office:value-type="float" office:value="1000.938" calcext:value-type="float">
            <text:p>1000.938</text:p>
          </table:table-cell>
          <table:table-cell office:value-type="float" office:value="13380.12" calcext:value-type="float">
            <text:p>13380.12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81.1365" calcext:value-type="float">
            <text:p>-581.1365</text:p>
          </table:table-cell>
          <table:table-cell office:value-type="float" office:value="1681.693" calcext:value-type="float">
            <text:p>1681.693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37804" calcext:value-type="float">
            <text:p>88.37804</text:p>
          </table:table-cell>
          <table:table-cell office:value-type="float" office:value="748.6011" calcext:value-type="float">
            <text:p>748.6011</text:p>
          </table:table-cell>
          <table:table-cell office:value-type="float" office:value="0.08085012" calcext:value-type="float">
            <text:p>0.08085012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900.0411" calcext:value-type="float">
            <text:p>900.0411</text:p>
          </table:table-cell>
          <table:table-cell office:value-type="float" office:value="0" calcext:value-type="float">
            <text:p>0</text:p>
          </table:table-cell>
          <table:table-cell office:value-type="float" office:value="380.1458" calcext:value-type="float">
            <text:p>380.1458</text:p>
          </table:table-cell>
          <table:table-cell office:value-type="float" office:value="1303.417" calcext:value-type="float">
            <text:p>1303.417</text:p>
          </table:table-cell>
          <table:table-cell office:value-type="float" office:value="1570.256" calcext:value-type="float">
            <text:p>1570.256</text:p>
          </table:table-cell>
          <table:table-cell office:value-type="float" office:value="1239.87" calcext:value-type="float">
            <text:p>1239.87</text:p>
          </table:table-cell>
          <table:table-cell office:value-type="float" office:value="740.6831" calcext:value-type="float">
            <text:p>740.6831</text:p>
          </table:table-cell>
          <table:table-cell office:value-type="float" office:value="1103.073" calcext:value-type="float">
            <text:p>1103.073</text:p>
          </table:table-cell>
          <table:table-cell office:value-type="float" office:value="410.5281" calcext:value-type="float">
            <text:p>410.5281</text:p>
          </table:table-cell>
          <table:table-cell office:value-type="float" office:value="1822.51" calcext:value-type="float">
            <text:p>1822.51</text:p>
          </table:table-cell>
          <table:table-cell office:value-type="float" office:value="2064.911" calcext:value-type="float">
            <text:p>2064.911</text:p>
          </table:table-cell>
          <table:table-cell office:value-type="float" office:value="1656.436" calcext:value-type="float">
            <text:p>1656.436</text:p>
          </table:table-cell>
          <table:table-cell office:value-type="float" office:value="584.1165" calcext:value-type="float">
            <text:p>584.1165</text:p>
          </table:table-cell>
          <table:table-cell office:value-type="float" office:value="578.1259" calcext:value-type="float">
            <text:p>578.1259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9" calcext:value-type="float">
            <text:p>35.66989</text:p>
          </table:table-cell>
          <table:table-cell office:value-type="float" office:value="0" calcext:value-type="float">
            <text:p>0</text:p>
          </table:table-cell>
          <table:table-cell office:value-type="float" office:value="-0.03924068" calcext:value-type="float">
            <text:p>-0.03924068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50.0518" calcext:value-type="float">
            <text:p>-450.0518</text:p>
          </table:table-cell>
          <table:table-cell office:value-type="float" office:value="0" calcext:value-type="float">
            <text:p>0</text:p>
          </table:table-cell>
          <table:table-cell office:value-type="float" office:value="12.79023" calcext:value-type="float">
            <text:p>12.79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7" calcext:value-type="float">
            <text:p>29102007</text:p>
          </table:table-cell>
          <table:table-cell office:value-type="float" office:value="1000.375" calcext:value-type="float">
            <text:p>1000.375</text:p>
          </table:table-cell>
          <table:table-cell office:value-type="float" office:value="13379.94" calcext:value-type="float">
            <text:p>13379.94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81.8863" calcext:value-type="float">
            <text:p>-581.8863</text:p>
          </table:table-cell>
          <table:table-cell office:value-type="float" office:value="1684.142" calcext:value-type="float">
            <text:p>1684.142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32944" calcext:value-type="float">
            <text:p>88.32944</text:p>
          </table:table-cell>
          <table:table-cell office:value-type="float" office:value="748.5948" calcext:value-type="float">
            <text:p>748.5948</text:p>
          </table:table-cell>
          <table:table-cell office:value-type="float" office:value="0.08128846" calcext:value-type="float">
            <text:p>0.08128846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99.2917" calcext:value-type="float">
            <text:p>899.2917</text:p>
          </table:table-cell>
          <table:table-cell office:value-type="float" office:value="0" calcext:value-type="float">
            <text:p>0</text:p>
          </table:table-cell>
          <table:table-cell office:value-type="float" office:value="380.1623" calcext:value-type="float">
            <text:p>380.1623</text:p>
          </table:table-cell>
          <table:table-cell office:value-type="float" office:value="1303.205" calcext:value-type="float">
            <text:p>1303.205</text:p>
          </table:table-cell>
          <table:table-cell office:value-type="float" office:value="1570.044" calcext:value-type="float">
            <text:p>1570.044</text:p>
          </table:table-cell>
          <table:table-cell office:value-type="float" office:value="1239.791" calcext:value-type="float">
            <text:p>1239.791</text:p>
          </table:table-cell>
          <table:table-cell office:value-type="float" office:value="740.6066" calcext:value-type="float">
            <text:p>740.6066</text:p>
          </table:table-cell>
          <table:table-cell office:value-type="float" office:value="1103.029" calcext:value-type="float">
            <text:p>1103.029</text:p>
          </table:table-cell>
          <table:table-cell office:value-type="float" office:value="410.5099" calcext:value-type="float">
            <text:p>410.5099</text:p>
          </table:table-cell>
          <table:table-cell office:value-type="float" office:value="1822.479" calcext:value-type="float">
            <text:p>1822.479</text:p>
          </table:table-cell>
          <table:table-cell office:value-type="float" office:value="2064.884" calcext:value-type="float">
            <text:p>2064.884</text:p>
          </table:table-cell>
          <table:table-cell office:value-type="float" office:value="1656.413" calcext:value-type="float">
            <text:p>1656.413</text:p>
          </table:table-cell>
          <table:table-cell office:value-type="float" office:value="584.104" calcext:value-type="float">
            <text:p>584.104</text:p>
          </table:table-cell>
          <table:table-cell office:value-type="float" office:value="578.1063" calcext:value-type="float">
            <text:p>578.1063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8" calcext:value-type="float">
            <text:p>35.66988</text:p>
          </table:table-cell>
          <table:table-cell office:value-type="float" office:value="0" calcext:value-type="float">
            <text:p>0</text:p>
          </table:table-cell>
          <table:table-cell office:value-type="float" office:value="-0.03924131" calcext:value-type="float">
            <text:p>-0.03924131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50.7496" calcext:value-type="float">
            <text:p>-450.7496</text:p>
          </table:table-cell>
          <table:table-cell office:value-type="float" office:value="0" calcext:value-type="float">
            <text:p>0</text:p>
          </table:table-cell>
          <table:table-cell office:value-type="float" office:value="12.73908" calcext:value-type="float">
            <text:p>12.73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7" calcext:value-type="float">
            <text:p>30102007</text:p>
          </table:table-cell>
          <table:table-cell office:value-type="float" office:value="999.7711" calcext:value-type="float">
            <text:p>999.7711</text:p>
          </table:table-cell>
          <table:table-cell office:value-type="float" office:value="13379.75" calcext:value-type="float">
            <text:p>13379.75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82.6711" calcext:value-type="float">
            <text:p>-582.6711</text:p>
          </table:table-cell>
          <table:table-cell office:value-type="float" office:value="1685.566" calcext:value-type="float">
            <text:p>1685.566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2824" calcext:value-type="float">
            <text:p>88.2824</text:p>
          </table:table-cell>
          <table:table-cell office:value-type="float" office:value="748.5858" calcext:value-type="float">
            <text:p>748.5858</text:p>
          </table:table-cell>
          <table:table-cell office:value-type="float" office:value="0.08168259" calcext:value-type="float">
            <text:p>0.08168259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98.5073" calcext:value-type="float">
            <text:p>898.5073</text:p>
          </table:table-cell>
          <table:table-cell office:value-type="float" office:value="0" calcext:value-type="float">
            <text:p>0</text:p>
          </table:table-cell>
          <table:table-cell office:value-type="float" office:value="380.1823" calcext:value-type="float">
            <text:p>380.1823</text:p>
          </table:table-cell>
          <table:table-cell office:value-type="float" office:value="1302.976" calcext:value-type="float">
            <text:p>1302.976</text:p>
          </table:table-cell>
          <table:table-cell office:value-type="float" office:value="1569.818" calcext:value-type="float">
            <text:p>1569.818</text:p>
          </table:table-cell>
          <table:table-cell office:value-type="float" office:value="1239.707" calcext:value-type="float">
            <text:p>1239.707</text:p>
          </table:table-cell>
          <table:table-cell office:value-type="float" office:value="740.5266" calcext:value-type="float">
            <text:p>740.5266</text:p>
          </table:table-cell>
          <table:table-cell office:value-type="float" office:value="1102.982" calcext:value-type="float">
            <text:p>1102.982</text:p>
          </table:table-cell>
          <table:table-cell office:value-type="float" office:value="410.4911" calcext:value-type="float">
            <text:p>410.4911</text:p>
          </table:table-cell>
          <table:table-cell office:value-type="float" office:value="1822.447" calcext:value-type="float">
            <text:p>1822.447</text:p>
          </table:table-cell>
          <table:table-cell office:value-type="float" office:value="2064.856" calcext:value-type="float">
            <text:p>2064.856</text:p>
          </table:table-cell>
          <table:table-cell office:value-type="float" office:value="1656.39" calcext:value-type="float">
            <text:p>1656.39</text:p>
          </table:table-cell>
          <table:table-cell office:value-type="float" office:value="584.0916" calcext:value-type="float">
            <text:p>584.0916</text:p>
          </table:table-cell>
          <table:table-cell office:value-type="float" office:value="578.0867" calcext:value-type="float">
            <text:p>578.0867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8" calcext:value-type="float">
            <text:p>35.66988</text:p>
          </table:table-cell>
          <table:table-cell office:value-type="float" office:value="0" calcext:value-type="float">
            <text:p>0</text:p>
          </table:table-cell>
          <table:table-cell office:value-type="float" office:value="-0.03924214" calcext:value-type="float">
            <text:p>-0.03924214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51.488" calcext:value-type="float">
            <text:p>-451.488</text:p>
          </table:table-cell>
          <table:table-cell office:value-type="float" office:value="0" calcext:value-type="float">
            <text:p>0</text:p>
          </table:table-cell>
          <table:table-cell office:value-type="float" office:value="12.69317" calcext:value-type="float">
            <text:p>12.69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7" calcext:value-type="float">
            <text:p>31102007</text:p>
          </table:table-cell>
          <table:table-cell office:value-type="float" office:value="999.0856" calcext:value-type="float">
            <text:p>999.0856</text:p>
          </table:table-cell>
          <table:table-cell office:value-type="float" office:value="13379.54" calcext:value-type="float">
            <text:p>13379.54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83.5412" calcext:value-type="float">
            <text:p>-583.5412</text:p>
          </table:table-cell>
          <table:table-cell office:value-type="float" office:value="1687.46" calcext:value-type="float">
            <text:p>1687.46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2446" calcext:value-type="float">
            <text:p>88.2446</text:p>
          </table:table-cell>
          <table:table-cell office:value-type="float" office:value="748.576" calcext:value-type="float">
            <text:p>748.576</text:p>
          </table:table-cell>
          <table:table-cell office:value-type="float" office:value="0.08204276" calcext:value-type="float">
            <text:p>0.08204276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97.6376" calcext:value-type="float">
            <text:p>897.6376</text:p>
          </table:table-cell>
          <table:table-cell office:value-type="float" office:value="0" calcext:value-type="float">
            <text:p>0</text:p>
          </table:table-cell>
          <table:table-cell office:value-type="float" office:value="380.2062" calcext:value-type="float">
            <text:p>380.2062</text:p>
          </table:table-cell>
          <table:table-cell office:value-type="float" office:value="1302.703" calcext:value-type="float">
            <text:p>1302.703</text:p>
          </table:table-cell>
          <table:table-cell office:value-type="float" office:value="1569.558" calcext:value-type="float">
            <text:p>1569.558</text:p>
          </table:table-cell>
          <table:table-cell office:value-type="float" office:value="1239.606" calcext:value-type="float">
            <text:p>1239.606</text:p>
          </table:table-cell>
          <table:table-cell office:value-type="float" office:value="740.4358" calcext:value-type="float">
            <text:p>740.4358</text:p>
          </table:table-cell>
          <table:table-cell office:value-type="float" office:value="1102.93" calcext:value-type="float">
            <text:p>1102.93</text:p>
          </table:table-cell>
          <table:table-cell office:value-type="float" office:value="410.4712" calcext:value-type="float">
            <text:p>410.4712</text:p>
          </table:table-cell>
          <table:table-cell office:value-type="float" office:value="1822.415" calcext:value-type="float">
            <text:p>1822.415</text:p>
          </table:table-cell>
          <table:table-cell office:value-type="float" office:value="2064.825" calcext:value-type="float">
            <text:p>2064.825</text:p>
          </table:table-cell>
          <table:table-cell office:value-type="float" office:value="1656.366" calcext:value-type="float">
            <text:p>1656.366</text:p>
          </table:table-cell>
          <table:table-cell office:value-type="float" office:value="584.0792" calcext:value-type="float">
            <text:p>584.0792</text:p>
          </table:table-cell>
          <table:table-cell office:value-type="float" office:value="578.0703" calcext:value-type="float">
            <text:p>578.0703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8" calcext:value-type="float">
            <text:p>35.66988</text:p>
          </table:table-cell>
          <table:table-cell office:value-type="float" office:value="0" calcext:value-type="float">
            <text:p>0</text:p>
          </table:table-cell>
          <table:table-cell office:value-type="float" office:value="-0.03924354" calcext:value-type="float">
            <text:p>-0.03924354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52.3186" calcext:value-type="float">
            <text:p>-452.3186</text:p>
          </table:table-cell>
          <table:table-cell office:value-type="float" office:value="0" calcext:value-type="float">
            <text:p>0</text:p>
          </table:table-cell>
          <table:table-cell office:value-type="float" office:value="12.65416" calcext:value-type="float">
            <text:p>12.65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7" calcext:value-type="float">
            <text:p>1112007</text:p>
          </table:table-cell>
          <table:table-cell office:value-type="float" office:value="998.3309" calcext:value-type="float">
            <text:p>998.3309</text:p>
          </table:table-cell>
          <table:table-cell office:value-type="float" office:value="13379.31" calcext:value-type="float">
            <text:p>13379.31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84.4885" calcext:value-type="float">
            <text:p>-584.4885</text:p>
          </table:table-cell>
          <table:table-cell office:value-type="float" office:value="1691.44" calcext:value-type="float">
            <text:p>1691.44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22528" calcext:value-type="float">
            <text:p>88.22528</text:p>
          </table:table-cell>
          <table:table-cell office:value-type="float" office:value="748.5665" calcext:value-type="float">
            <text:p>748.5665</text:p>
          </table:table-cell>
          <table:table-cell office:value-type="float" office:value="0.08238995" calcext:value-type="float">
            <text:p>0.08238995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96.6907" calcext:value-type="float">
            <text:p>896.6907</text:p>
          </table:table-cell>
          <table:table-cell office:value-type="float" office:value="0" calcext:value-type="float">
            <text:p>0</text:p>
          </table:table-cell>
          <table:table-cell office:value-type="float" office:value="380.2359" calcext:value-type="float">
            <text:p>380.2359</text:p>
          </table:table-cell>
          <table:table-cell office:value-type="float" office:value="1302.397" calcext:value-type="float">
            <text:p>1302.397</text:p>
          </table:table-cell>
          <table:table-cell office:value-type="float" office:value="1569.28" calcext:value-type="float">
            <text:p>1569.28</text:p>
          </table:table-cell>
          <table:table-cell office:value-type="float" office:value="1239.486" calcext:value-type="float">
            <text:p>1239.486</text:p>
          </table:table-cell>
          <table:table-cell office:value-type="float" office:value="740.3322" calcext:value-type="float">
            <text:p>740.3322</text:p>
          </table:table-cell>
          <table:table-cell office:value-type="float" office:value="1102.873" calcext:value-type="float">
            <text:p>1102.873</text:p>
          </table:table-cell>
          <table:table-cell office:value-type="float" office:value="410.4499" calcext:value-type="float">
            <text:p>410.4499</text:p>
          </table:table-cell>
          <table:table-cell office:value-type="float" office:value="1822.383" calcext:value-type="float">
            <text:p>1822.383</text:p>
          </table:table-cell>
          <table:table-cell office:value-type="float" office:value="2064.785" calcext:value-type="float">
            <text:p>2064.785</text:p>
          </table:table-cell>
          <table:table-cell office:value-type="float" office:value="1656.343" calcext:value-type="float">
            <text:p>1656.343</text:p>
          </table:table-cell>
          <table:table-cell office:value-type="float" office:value="584.0668" calcext:value-type="float">
            <text:p>584.0668</text:p>
          </table:table-cell>
          <table:table-cell office:value-type="float" office:value="578.0567" calcext:value-type="float">
            <text:p>578.0567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8" calcext:value-type="float">
            <text:p>35.66988</text:p>
          </table:table-cell>
          <table:table-cell office:value-type="float" office:value="0" calcext:value-type="float">
            <text:p>0</text:p>
          </table:table-cell>
          <table:table-cell office:value-type="float" office:value="-0.0392455" calcext:value-type="float">
            <text:p>-0.03924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53.2311" calcext:value-type="float">
            <text:p>-453.2311</text:p>
          </table:table-cell>
          <table:table-cell office:value-type="float" office:value="0" calcext:value-type="float">
            <text:p>0</text:p>
          </table:table-cell>
          <table:table-cell office:value-type="float" office:value="12.61737" calcext:value-type="float">
            <text:p>12.6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7" calcext:value-type="float">
            <text:p>2112007</text:p>
          </table:table-cell>
          <table:table-cell office:value-type="float" office:value="997.6207" calcext:value-type="float">
            <text:p>997.6207</text:p>
          </table:table-cell>
          <table:table-cell office:value-type="float" office:value="13379.07" calcext:value-type="float">
            <text:p>13379.07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85.3985" calcext:value-type="float">
            <text:p>-585.3985</text:p>
          </table:table-cell>
          <table:table-cell office:value-type="float" office:value="1693.658" calcext:value-type="float">
            <text:p>1693.658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21623" calcext:value-type="float">
            <text:p>88.21623</text:p>
          </table:table-cell>
          <table:table-cell office:value-type="float" office:value="748.5601" calcext:value-type="float">
            <text:p>748.5601</text:p>
          </table:table-cell>
          <table:table-cell office:value-type="float" office:value="0.0827304" calcext:value-type="float">
            <text:p>0.0827304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95.7809" calcext:value-type="float">
            <text:p>895.7809</text:p>
          </table:table-cell>
          <table:table-cell office:value-type="float" office:value="0" calcext:value-type="float">
            <text:p>0</text:p>
          </table:table-cell>
          <table:table-cell office:value-type="float" office:value="380.2678" calcext:value-type="float">
            <text:p>380.2678</text:p>
          </table:table-cell>
          <table:table-cell office:value-type="float" office:value="1302.119" calcext:value-type="float">
            <text:p>1302.119</text:p>
          </table:table-cell>
          <table:table-cell office:value-type="float" office:value="1569.017" calcext:value-type="float">
            <text:p>1569.017</text:p>
          </table:table-cell>
          <table:table-cell office:value-type="float" office:value="1239.37" calcext:value-type="float">
            <text:p>1239.37</text:p>
          </table:table-cell>
          <table:table-cell office:value-type="float" office:value="740.23" calcext:value-type="float">
            <text:p>740.23</text:p>
          </table:table-cell>
          <table:table-cell office:value-type="float" office:value="1102.817" calcext:value-type="float">
            <text:p>1102.817</text:p>
          </table:table-cell>
          <table:table-cell office:value-type="float" office:value="410.4281" calcext:value-type="float">
            <text:p>410.4281</text:p>
          </table:table-cell>
          <table:table-cell office:value-type="float" office:value="1822.339" calcext:value-type="float">
            <text:p>1822.339</text:p>
          </table:table-cell>
          <table:table-cell office:value-type="float" office:value="2064.744" calcext:value-type="float">
            <text:p>2064.744</text:p>
          </table:table-cell>
          <table:table-cell office:value-type="float" office:value="1656.32" calcext:value-type="float">
            <text:p>1656.32</text:p>
          </table:table-cell>
          <table:table-cell office:value-type="float" office:value="584.0544" calcext:value-type="float">
            <text:p>584.0544</text:p>
          </table:table-cell>
          <table:table-cell office:value-type="float" office:value="578.0432" calcext:value-type="float">
            <text:p>578.0432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7" calcext:value-type="float">
            <text:p>35.66987</text:p>
          </table:table-cell>
          <table:table-cell office:value-type="float" office:value="0" calcext:value-type="float">
            <text:p>0</text:p>
          </table:table-cell>
          <table:table-cell office:value-type="float" office:value="-0.03924683" calcext:value-type="float">
            <text:p>-0.03924683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54.0905" calcext:value-type="float">
            <text:p>-454.0905</text:p>
          </table:table-cell>
          <table:table-cell office:value-type="float" office:value="0" calcext:value-type="float">
            <text:p>0</text:p>
          </table:table-cell>
          <table:table-cell office:value-type="float" office:value="12.56791" calcext:value-type="float">
            <text:p>12.56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7" calcext:value-type="float">
            <text:p>3112007</text:p>
          </table:table-cell>
          <table:table-cell office:value-type="float" office:value="996.889" calcext:value-type="float">
            <text:p>996.889</text:p>
          </table:table-cell>
          <table:table-cell office:value-type="float" office:value="13378.84" calcext:value-type="float">
            <text:p>13378.84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86.3201" calcext:value-type="float">
            <text:p>-586.3201</text:p>
          </table:table-cell>
          <table:table-cell office:value-type="float" office:value="1696.076" calcext:value-type="float">
            <text:p>1696.076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21364" calcext:value-type="float">
            <text:p>88.21364</text:p>
          </table:table-cell>
          <table:table-cell office:value-type="float" office:value="748.5539" calcext:value-type="float">
            <text:p>748.5539</text:p>
          </table:table-cell>
          <table:table-cell office:value-type="float" office:value="0.08306691" calcext:value-type="float">
            <text:p>0.08306691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94.8597" calcext:value-type="float">
            <text:p>894.8597</text:p>
          </table:table-cell>
          <table:table-cell office:value-type="float" office:value="0" calcext:value-type="float">
            <text:p>0</text:p>
          </table:table-cell>
          <table:table-cell office:value-type="float" office:value="380.3009" calcext:value-type="float">
            <text:p>380.3009</text:p>
          </table:table-cell>
          <table:table-cell office:value-type="float" office:value="1301.83" calcext:value-type="float">
            <text:p>1301.83</text:p>
          </table:table-cell>
          <table:table-cell office:value-type="float" office:value="1568.753" calcext:value-type="float">
            <text:p>1568.753</text:p>
          </table:table-cell>
          <table:table-cell office:value-type="float" office:value="1239.246" calcext:value-type="float">
            <text:p>1239.246</text:p>
          </table:table-cell>
          <table:table-cell office:value-type="float" office:value="740.1261" calcext:value-type="float">
            <text:p>740.1261</text:p>
          </table:table-cell>
          <table:table-cell office:value-type="float" office:value="1102.76" calcext:value-type="float">
            <text:p>1102.76</text:p>
          </table:table-cell>
          <table:table-cell office:value-type="float" office:value="410.4061" calcext:value-type="float">
            <text:p>410.4061</text:p>
          </table:table-cell>
          <table:table-cell office:value-type="float" office:value="1822.293" calcext:value-type="float">
            <text:p>1822.293</text:p>
          </table:table-cell>
          <table:table-cell office:value-type="float" office:value="2064.703" calcext:value-type="float">
            <text:p>2064.703</text:p>
          </table:table-cell>
          <table:table-cell office:value-type="float" office:value="1656.296" calcext:value-type="float">
            <text:p>1656.296</text:p>
          </table:table-cell>
          <table:table-cell office:value-type="float" office:value="584.042" calcext:value-type="float">
            <text:p>584.042</text:p>
          </table:table-cell>
          <table:table-cell office:value-type="float" office:value="578.0296" calcext:value-type="float">
            <text:p>578.0296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7" calcext:value-type="float">
            <text:p>35.66987</text:p>
          </table:table-cell>
          <table:table-cell office:value-type="float" office:value="0" calcext:value-type="float">
            <text:p>0</text:p>
          </table:table-cell>
          <table:table-cell office:value-type="float" office:value="-0.03924834" calcext:value-type="float">
            <text:p>-0.03924834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54.9699" calcext:value-type="float">
            <text:p>-454.9699</text:p>
          </table:table-cell>
          <table:table-cell office:value-type="float" office:value="0" calcext:value-type="float">
            <text:p>0</text:p>
          </table:table-cell>
          <table:table-cell office:value-type="float" office:value="12.52739" calcext:value-type="float">
            <text:p>12.5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7" calcext:value-type="float">
            <text:p>4112007</text:p>
          </table:table-cell>
          <table:table-cell office:value-type="float" office:value="996.1437" calcext:value-type="float">
            <text:p>996.1437</text:p>
          </table:table-cell>
          <table:table-cell office:value-type="float" office:value="13378.6" calcext:value-type="float">
            <text:p>13378.6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87.2587" calcext:value-type="float">
            <text:p>-587.2587</text:p>
          </table:table-cell>
          <table:table-cell office:value-type="float" office:value="1698.808" calcext:value-type="float">
            <text:p>1698.808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22223" calcext:value-type="float">
            <text:p>88.22223</text:p>
          </table:table-cell>
          <table:table-cell office:value-type="float" office:value="748.5483" calcext:value-type="float">
            <text:p>748.5483</text:p>
          </table:table-cell>
          <table:table-cell office:value-type="float" office:value="0.08340403" calcext:value-type="float">
            <text:p>0.08340403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93.9214" calcext:value-type="float">
            <text:p>893.9214</text:p>
          </table:table-cell>
          <table:table-cell office:value-type="float" office:value="0" calcext:value-type="float">
            <text:p>0</text:p>
          </table:table-cell>
          <table:table-cell office:value-type="float" office:value="380.3367" calcext:value-type="float">
            <text:p>380.3367</text:p>
          </table:table-cell>
          <table:table-cell office:value-type="float" office:value="1301.538" calcext:value-type="float">
            <text:p>1301.538</text:p>
          </table:table-cell>
          <table:table-cell office:value-type="float" office:value="1568.488" calcext:value-type="float">
            <text:p>1568.488</text:p>
          </table:table-cell>
          <table:table-cell office:value-type="float" office:value="1239.118" calcext:value-type="float">
            <text:p>1239.118</text:p>
          </table:table-cell>
          <table:table-cell office:value-type="float" office:value="740.0148" calcext:value-type="float">
            <text:p>740.0148</text:p>
          </table:table-cell>
          <table:table-cell office:value-type="float" office:value="1102.702" calcext:value-type="float">
            <text:p>1102.702</text:p>
          </table:table-cell>
          <table:table-cell office:value-type="float" office:value="410.3839" calcext:value-type="float">
            <text:p>410.3839</text:p>
          </table:table-cell>
          <table:table-cell office:value-type="float" office:value="1822.248" calcext:value-type="float">
            <text:p>1822.248</text:p>
          </table:table-cell>
          <table:table-cell office:value-type="float" office:value="2064.662" calcext:value-type="float">
            <text:p>2064.662</text:p>
          </table:table-cell>
          <table:table-cell office:value-type="float" office:value="1656.272" calcext:value-type="float">
            <text:p>1656.272</text:p>
          </table:table-cell>
          <table:table-cell office:value-type="float" office:value="584.0295" calcext:value-type="float">
            <text:p>584.0295</text:p>
          </table:table-cell>
          <table:table-cell office:value-type="float" office:value="578.0162" calcext:value-type="float">
            <text:p>578.0162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7" calcext:value-type="float">
            <text:p>35.66987</text:p>
          </table:table-cell>
          <table:table-cell office:value-type="float" office:value="0" calcext:value-type="float">
            <text:p>0</text:p>
          </table:table-cell>
          <table:table-cell office:value-type="float" office:value="-0.03924987" calcext:value-type="float">
            <text:p>-0.03924987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55.8656" calcext:value-type="float">
            <text:p>-455.8656</text:p>
          </table:table-cell>
          <table:table-cell office:value-type="float" office:value="0" calcext:value-type="float">
            <text:p>0</text:p>
          </table:table-cell>
          <table:table-cell office:value-type="float" office:value="12.4853" calcext:value-type="float">
            <text:p>12.4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7" calcext:value-type="float">
            <text:p>5112007</text:p>
          </table:table-cell>
          <table:table-cell office:value-type="float" office:value="995.3679" calcext:value-type="float">
            <text:p>995.3679</text:p>
          </table:table-cell>
          <table:table-cell office:value-type="float" office:value="13378.36" calcext:value-type="float">
            <text:p>13378.36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88.2239" calcext:value-type="float">
            <text:p>-588.2239</text:p>
          </table:table-cell>
          <table:table-cell office:value-type="float" office:value="1700.694" calcext:value-type="float">
            <text:p>1700.694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23443" calcext:value-type="float">
            <text:p>88.23443</text:p>
          </table:table-cell>
          <table:table-cell office:value-type="float" office:value="748.5419" calcext:value-type="float">
            <text:p>748.5419</text:p>
          </table:table-cell>
          <table:table-cell office:value-type="float" office:value="0.08373658" calcext:value-type="float">
            <text:p>0.08373658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92.9565" calcext:value-type="float">
            <text:p>892.9565</text:p>
          </table:table-cell>
          <table:table-cell office:value-type="float" office:value="0" calcext:value-type="float">
            <text:p>0</text:p>
          </table:table-cell>
          <table:table-cell office:value-type="float" office:value="380.3736" calcext:value-type="float">
            <text:p>380.3736</text:p>
          </table:table-cell>
          <table:table-cell office:value-type="float" office:value="1301.233" calcext:value-type="float">
            <text:p>1301.233</text:p>
          </table:table-cell>
          <table:table-cell office:value-type="float" office:value="1568.21" calcext:value-type="float">
            <text:p>1568.21</text:p>
          </table:table-cell>
          <table:table-cell office:value-type="float" office:value="1238.99" calcext:value-type="float">
            <text:p>1238.99</text:p>
          </table:table-cell>
          <table:table-cell office:value-type="float" office:value="739.8995" calcext:value-type="float">
            <text:p>739.8995</text:p>
          </table:table-cell>
          <table:table-cell office:value-type="float" office:value="1102.643" calcext:value-type="float">
            <text:p>1102.643</text:p>
          </table:table-cell>
          <table:table-cell office:value-type="float" office:value="410.3612" calcext:value-type="float">
            <text:p>410.3612</text:p>
          </table:table-cell>
          <table:table-cell office:value-type="float" office:value="1822.202" calcext:value-type="float">
            <text:p>1822.202</text:p>
          </table:table-cell>
          <table:table-cell office:value-type="float" office:value="2064.621" calcext:value-type="float">
            <text:p>2064.621</text:p>
          </table:table-cell>
          <table:table-cell office:value-type="float" office:value="1656.248" calcext:value-type="float">
            <text:p>1656.248</text:p>
          </table:table-cell>
          <table:table-cell office:value-type="float" office:value="584.0171" calcext:value-type="float">
            <text:p>584.0171</text:p>
          </table:table-cell>
          <table:table-cell office:value-type="float" office:value="578.0029" calcext:value-type="float">
            <text:p>578.0029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6" calcext:value-type="float">
            <text:p>35.66986</text:p>
          </table:table-cell>
          <table:table-cell office:value-type="float" office:value="0" calcext:value-type="float">
            <text:p>0</text:p>
          </table:table-cell>
          <table:table-cell office:value-type="float" office:value="-0.03925168" calcext:value-type="float">
            <text:p>-0.03925168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56.7933" calcext:value-type="float">
            <text:p>-456.7933</text:p>
          </table:table-cell>
          <table:table-cell office:value-type="float" office:value="0" calcext:value-type="float">
            <text:p>0</text:p>
          </table:table-cell>
          <table:table-cell office:value-type="float" office:value="12.44799" calcext:value-type="float">
            <text:p>12.44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7" calcext:value-type="float">
            <text:p>6112007</text:p>
          </table:table-cell>
          <table:table-cell office:value-type="float" office:value="994.5153" calcext:value-type="float">
            <text:p>994.5153</text:p>
          </table:table-cell>
          <table:table-cell office:value-type="float" office:value="13378.11" calcext:value-type="float">
            <text:p>13378.11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89.269" calcext:value-type="float">
            <text:p>-589.269</text:p>
          </table:table-cell>
          <table:table-cell office:value-type="float" office:value="1703.533" calcext:value-type="float">
            <text:p>1703.533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26618" calcext:value-type="float">
            <text:p>88.26618</text:p>
          </table:table-cell>
          <table:table-cell office:value-type="float" office:value="748.5359" calcext:value-type="float">
            <text:p>748.5359</text:p>
          </table:table-cell>
          <table:table-cell office:value-type="float" office:value="0.08406698" calcext:value-type="float">
            <text:p>0.08406698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91.9118" calcext:value-type="float">
            <text:p>891.9118</text:p>
          </table:table-cell>
          <table:table-cell office:value-type="float" office:value="0" calcext:value-type="float">
            <text:p>0</text:p>
          </table:table-cell>
          <table:table-cell office:value-type="float" office:value="380.4124" calcext:value-type="float">
            <text:p>380.4124</text:p>
          </table:table-cell>
          <table:table-cell office:value-type="float" office:value="1300.889" calcext:value-type="float">
            <text:p>1300.889</text:p>
          </table:table-cell>
          <table:table-cell office:value-type="float" office:value="1567.903" calcext:value-type="float">
            <text:p>1567.903</text:p>
          </table:table-cell>
          <table:table-cell office:value-type="float" office:value="1238.849" calcext:value-type="float">
            <text:p>1238.849</text:p>
          </table:table-cell>
          <table:table-cell office:value-type="float" office:value="739.7766" calcext:value-type="float">
            <text:p>739.7766</text:p>
          </table:table-cell>
          <table:table-cell office:value-type="float" office:value="1102.581" calcext:value-type="float">
            <text:p>1102.581</text:p>
          </table:table-cell>
          <table:table-cell office:value-type="float" office:value="410.3379" calcext:value-type="float">
            <text:p>410.3379</text:p>
          </table:table-cell>
          <table:table-cell office:value-type="float" office:value="1822.156" calcext:value-type="float">
            <text:p>1822.156</text:p>
          </table:table-cell>
          <table:table-cell office:value-type="float" office:value="2064.579" calcext:value-type="float">
            <text:p>2064.579</text:p>
          </table:table-cell>
          <table:table-cell office:value-type="float" office:value="1656.225" calcext:value-type="float">
            <text:p>1656.225</text:p>
          </table:table-cell>
          <table:table-cell office:value-type="float" office:value="584.0048" calcext:value-type="float">
            <text:p>584.0048</text:p>
          </table:table-cell>
          <table:table-cell office:value-type="float" office:value="577.9897" calcext:value-type="float">
            <text:p>577.9897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6" calcext:value-type="float">
            <text:p>35.66986</text:p>
          </table:table-cell>
          <table:table-cell office:value-type="float" office:value="0" calcext:value-type="float">
            <text:p>0</text:p>
          </table:table-cell>
          <table:table-cell office:value-type="float" office:value="-0.0392543" calcext:value-type="float">
            <text:p>-0.0392543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57.8109" calcext:value-type="float">
            <text:p>-457.8109</text:p>
          </table:table-cell>
          <table:table-cell office:value-type="float" office:value="0" calcext:value-type="float">
            <text:p>0</text:p>
          </table:table-cell>
          <table:table-cell office:value-type="float" office:value="12.41805" calcext:value-type="float">
            <text:p>12.4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7" calcext:value-type="float">
            <text:p>7112007</text:p>
          </table:table-cell>
          <table:table-cell office:value-type="float" office:value="993.6025" calcext:value-type="float">
            <text:p>993.6025</text:p>
          </table:table-cell>
          <table:table-cell office:value-type="float" office:value="13377.86" calcext:value-type="float">
            <text:p>13377.86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90.3802" calcext:value-type="float">
            <text:p>-590.3802</text:p>
          </table:table-cell>
          <table:table-cell office:value-type="float" office:value="1705.582" calcext:value-type="float">
            <text:p>1705.582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33659" calcext:value-type="float">
            <text:p>88.33659</text:p>
          </table:table-cell>
          <table:table-cell office:value-type="float" office:value="673.6777" calcext:value-type="float">
            <text:p>673.6777</text:p>
          </table:table-cell>
          <table:table-cell office:value-type="float" office:value="0.08446158" calcext:value-type="float">
            <text:p>0.08446158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90.801" calcext:value-type="float">
            <text:p>890.801</text:p>
          </table:table-cell>
          <table:table-cell office:value-type="float" office:value="0" calcext:value-type="float">
            <text:p>0</text:p>
          </table:table-cell>
          <table:table-cell office:value-type="float" office:value="373.3856" calcext:value-type="float">
            <text:p>373.3856</text:p>
          </table:table-cell>
          <table:table-cell office:value-type="float" office:value="1294.397" calcext:value-type="float">
            <text:p>1294.397</text:p>
          </table:table-cell>
          <table:table-cell office:value-type="float" office:value="1565.715" calcext:value-type="float">
            <text:p>1565.715</text:p>
          </table:table-cell>
          <table:table-cell office:value-type="float" office:value="1269.728" calcext:value-type="float">
            <text:p>1269.728</text:p>
          </table:table-cell>
          <table:table-cell office:value-type="float" office:value="758.6183" calcext:value-type="float">
            <text:p>758.6183</text:p>
          </table:table-cell>
          <table:table-cell office:value-type="float" office:value="1142.428" calcext:value-type="float">
            <text:p>1142.428</text:p>
          </table:table-cell>
          <table:table-cell office:value-type="float" office:value="410.3123" calcext:value-type="float">
            <text:p>410.3123</text:p>
          </table:table-cell>
          <table:table-cell office:value-type="float" office:value="1822.11" calcext:value-type="float">
            <text:p>1822.11</text:p>
          </table:table-cell>
          <table:table-cell office:value-type="float" office:value="2064.538" calcext:value-type="float">
            <text:p>2064.538</text:p>
          </table:table-cell>
          <table:table-cell office:value-type="float" office:value="1656.201" calcext:value-type="float">
            <text:p>1656.201</text:p>
          </table:table-cell>
          <table:table-cell office:value-type="float" office:value="583.9924" calcext:value-type="float">
            <text:p>583.9924</text:p>
          </table:table-cell>
          <table:table-cell office:value-type="float" office:value="577.9766" calcext:value-type="float">
            <text:p>577.9766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6" calcext:value-type="float">
            <text:p>35.66986</text:p>
          </table:table-cell>
          <table:table-cell office:value-type="float" office:value="0" calcext:value-type="float">
            <text:p>0</text:p>
          </table:table-cell>
          <table:table-cell office:value-type="float" office:value="-0.03925738" calcext:value-type="float">
            <text:p>-0.03925738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58.8889" calcext:value-type="float">
            <text:p>-458.8889</text:p>
          </table:table-cell>
          <table:table-cell office:value-type="float" office:value="0" calcext:value-type="float">
            <text:p>0</text:p>
          </table:table-cell>
          <table:table-cell office:value-type="float" office:value="12.38497" calcext:value-type="float">
            <text:p>12.38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992.7436" calcext:value-type="float">
            <text:p>992.7436</text:p>
          </table:table-cell>
          <table:table-cell office:value-type="float" office:value="13377.64" calcext:value-type="float">
            <text:p>13377.64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91.4452" calcext:value-type="float">
            <text:p>-591.4452</text:p>
          </table:table-cell>
          <table:table-cell office:value-type="float" office:value="1710.17" calcext:value-type="float">
            <text:p>1710.17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4341" calcext:value-type="float">
            <text:p>88.4341</text:p>
          </table:table-cell>
          <table:table-cell office:value-type="float" office:value="673.6763" calcext:value-type="float">
            <text:p>673.6763</text:p>
          </table:table-cell>
          <table:table-cell office:value-type="float" office:value="0.08492038" calcext:value-type="float">
            <text:p>0.08492038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89.7365" calcext:value-type="float">
            <text:p>889.7365</text:p>
          </table:table-cell>
          <table:table-cell office:value-type="float" office:value="0" calcext:value-type="float">
            <text:p>0</text:p>
          </table:table-cell>
          <table:table-cell office:value-type="float" office:value="373.4186" calcext:value-type="float">
            <text:p>373.4186</text:p>
          </table:table-cell>
          <table:table-cell office:value-type="float" office:value="1294.106" calcext:value-type="float">
            <text:p>1294.106</text:p>
          </table:table-cell>
          <table:table-cell office:value-type="float" office:value="1565.416" calcext:value-type="float">
            <text:p>1565.416</text:p>
          </table:table-cell>
          <table:table-cell office:value-type="float" office:value="1269.569" calcext:value-type="float">
            <text:p>1269.569</text:p>
          </table:table-cell>
          <table:table-cell office:value-type="float" office:value="758.4843" calcext:value-type="float">
            <text:p>758.4843</text:p>
          </table:table-cell>
          <table:table-cell office:value-type="float" office:value="1142.358" calcext:value-type="float">
            <text:p>1142.358</text:p>
          </table:table-cell>
          <table:table-cell office:value-type="float" office:value="410.2863" calcext:value-type="float">
            <text:p>410.2863</text:p>
          </table:table-cell>
          <table:table-cell office:value-type="float" office:value="1822.063" calcext:value-type="float">
            <text:p>1822.063</text:p>
          </table:table-cell>
          <table:table-cell office:value-type="float" office:value="2064.497" calcext:value-type="float">
            <text:p>2064.497</text:p>
          </table:table-cell>
          <table:table-cell office:value-type="float" office:value="1656.177" calcext:value-type="float">
            <text:p>1656.177</text:p>
          </table:table-cell>
          <table:table-cell office:value-type="float" office:value="583.98" calcext:value-type="float">
            <text:p>583.98</text:p>
          </table:table-cell>
          <table:table-cell office:value-type="float" office:value="577.9635" calcext:value-type="float">
            <text:p>577.9635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85" calcext:value-type="float">
            <text:p>35.66985</text:p>
          </table:table-cell>
          <table:table-cell office:value-type="float" office:value="0" calcext:value-type="float">
            <text:p>0</text:p>
          </table:table-cell>
          <table:table-cell office:value-type="float" office:value="-0.03925886" calcext:value-type="float">
            <text:p>-0.03925886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59.9" calcext:value-type="float">
            <text:p>-459.9</text:p>
          </table:table-cell>
          <table:table-cell office:value-type="float" office:value="0" calcext:value-type="float">
            <text:p>0</text:p>
          </table:table-cell>
          <table:table-cell office:value-type="float" office:value="12.32874" calcext:value-type="float">
            <text:p>12.3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7" calcext:value-type="float">
            <text:p>9112007</text:p>
          </table:table-cell>
          <table:table-cell office:value-type="float" office:value="991.9733" calcext:value-type="float">
            <text:p>991.9733</text:p>
          </table:table-cell>
          <table:table-cell office:value-type="float" office:value="13377.44" calcext:value-type="float">
            <text:p>13377.44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92.3909" calcext:value-type="float">
            <text:p>-592.3909</text:p>
          </table:table-cell>
          <table:table-cell office:value-type="float" office:value="1711.881" calcext:value-type="float">
            <text:p>1711.881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51512" calcext:value-type="float">
            <text:p>88.51512</text:p>
          </table:table-cell>
          <table:table-cell office:value-type="float" office:value="673.6747" calcext:value-type="float">
            <text:p>673.6747</text:p>
          </table:table-cell>
          <table:table-cell office:value-type="float" office:value="0.08539031" calcext:value-type="float">
            <text:p>0.08539031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88.7913" calcext:value-type="float">
            <text:p>888.7913</text:p>
          </table:table-cell>
          <table:table-cell office:value-type="float" office:value="0" calcext:value-type="float">
            <text:p>0</text:p>
          </table:table-cell>
          <table:table-cell office:value-type="float" office:value="373.4473" calcext:value-type="float">
            <text:p>373.4473</text:p>
          </table:table-cell>
          <table:table-cell office:value-type="float" office:value="1293.855" calcext:value-type="float">
            <text:p>1293.855</text:p>
          </table:table-cell>
          <table:table-cell office:value-type="float" office:value="1565.16" calcext:value-type="float">
            <text:p>1565.16</text:p>
          </table:table-cell>
          <table:table-cell office:value-type="float" office:value="1269.434" calcext:value-type="float">
            <text:p>1269.434</text:p>
          </table:table-cell>
          <table:table-cell office:value-type="float" office:value="758.3607" calcext:value-type="float">
            <text:p>758.3607</text:p>
          </table:table-cell>
          <table:table-cell office:value-type="float" office:value="1142.291" calcext:value-type="float">
            <text:p>1142.291</text:p>
          </table:table-cell>
          <table:table-cell office:value-type="float" office:value="410.2631" calcext:value-type="float">
            <text:p>410.2631</text:p>
          </table:table-cell>
          <table:table-cell office:value-type="float" office:value="1822.017" calcext:value-type="float">
            <text:p>1822.017</text:p>
          </table:table-cell>
          <table:table-cell office:value-type="float" office:value="2064.455" calcext:value-type="float">
            <text:p>2064.455</text:p>
          </table:table-cell>
          <table:table-cell office:value-type="float" office:value="1656.153" calcext:value-type="float">
            <text:p>1656.153</text:p>
          </table:table-cell>
          <table:table-cell office:value-type="float" office:value="583.9676" calcext:value-type="float">
            <text:p>583.9676</text:p>
          </table:table-cell>
          <table:table-cell office:value-type="float" office:value="577.9506" calcext:value-type="float">
            <text:p>577.9506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5" calcext:value-type="float">
            <text:p>35.66985</text:p>
          </table:table-cell>
          <table:table-cell office:value-type="float" office:value="0" calcext:value-type="float">
            <text:p>0</text:p>
          </table:table-cell>
          <table:table-cell office:value-type="float" office:value="-0.03925974" calcext:value-type="float">
            <text:p>-0.03925974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60.7966" calcext:value-type="float">
            <text:p>-460.7966</text:p>
          </table:table-cell>
          <table:table-cell office:value-type="float" office:value="0" calcext:value-type="float">
            <text:p>0</text:p>
          </table:table-cell>
          <table:table-cell office:value-type="float" office:value="12.27847" calcext:value-type="float">
            <text:p>12.27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7" calcext:value-type="float">
            <text:p>10112007</text:p>
          </table:table-cell>
          <table:table-cell office:value-type="float" office:value="991.1602" calcext:value-type="float">
            <text:p>991.1602</text:p>
          </table:table-cell>
          <table:table-cell office:value-type="float" office:value="13377.25" calcext:value-type="float">
            <text:p>13377.25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93.366" calcext:value-type="float">
            <text:p>-593.366</text:p>
          </table:table-cell>
          <table:table-cell office:value-type="float" office:value="1714.921" calcext:value-type="float">
            <text:p>1714.921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61746" calcext:value-type="float">
            <text:p>88.61746</text:p>
          </table:table-cell>
          <table:table-cell office:value-type="float" office:value="673.6732" calcext:value-type="float">
            <text:p>673.6732</text:p>
          </table:table-cell>
          <table:table-cell office:value-type="float" office:value="0.08588388" calcext:value-type="float">
            <text:p>0.08588388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87.8166" calcext:value-type="float">
            <text:p>887.8166</text:p>
          </table:table-cell>
          <table:table-cell office:value-type="float" office:value="0" calcext:value-type="float">
            <text:p>0</text:p>
          </table:table-cell>
          <table:table-cell office:value-type="float" office:value="373.4751" calcext:value-type="float">
            <text:p>373.4751</text:p>
          </table:table-cell>
          <table:table-cell office:value-type="float" office:value="1293.587" calcext:value-type="float">
            <text:p>1293.587</text:p>
          </table:table-cell>
          <table:table-cell office:value-type="float" office:value="1564.893" calcext:value-type="float">
            <text:p>1564.893</text:p>
          </table:table-cell>
          <table:table-cell office:value-type="float" office:value="1269.286" calcext:value-type="float">
            <text:p>1269.286</text:p>
          </table:table-cell>
          <table:table-cell office:value-type="float" office:value="758.2379" calcext:value-type="float">
            <text:p>758.2379</text:p>
          </table:table-cell>
          <table:table-cell office:value-type="float" office:value="1142.225" calcext:value-type="float">
            <text:p>1142.225</text:p>
          </table:table-cell>
          <table:table-cell office:value-type="float" office:value="410.2406" calcext:value-type="float">
            <text:p>410.2406</text:p>
          </table:table-cell>
          <table:table-cell office:value-type="float" office:value="1821.972" calcext:value-type="float">
            <text:p>1821.972</text:p>
          </table:table-cell>
          <table:table-cell office:value-type="float" office:value="2064.413" calcext:value-type="float">
            <text:p>2064.413</text:p>
          </table:table-cell>
          <table:table-cell office:value-type="float" office:value="1656.13" calcext:value-type="float">
            <text:p>1656.13</text:p>
          </table:table-cell>
          <table:table-cell office:value-type="float" office:value="583.9553" calcext:value-type="float">
            <text:p>583.9553</text:p>
          </table:table-cell>
          <table:table-cell office:value-type="float" office:value="577.9376" calcext:value-type="float">
            <text:p>577.9376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5" calcext:value-type="float">
            <text:p>35.66985</text:p>
          </table:table-cell>
          <table:table-cell office:value-type="float" office:value="0" calcext:value-type="float">
            <text:p>0</text:p>
          </table:table-cell>
          <table:table-cell office:value-type="float" office:value="-0.03926074" calcext:value-type="float">
            <text:p>-0.03926074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61.7324" calcext:value-type="float">
            <text:p>-461.7324</text:p>
          </table:table-cell>
          <table:table-cell office:value-type="float" office:value="0" calcext:value-type="float">
            <text:p>0</text:p>
          </table:table-cell>
          <table:table-cell office:value-type="float" office:value="12.23745" calcext:value-type="float">
            <text:p>12.23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7" calcext:value-type="float">
            <text:p>11112007</text:p>
          </table:table-cell>
          <table:table-cell office:value-type="float" office:value="990.3386" calcext:value-type="float">
            <text:p>990.3386</text:p>
          </table:table-cell>
          <table:table-cell office:value-type="float" office:value="13377.06" calcext:value-type="float">
            <text:p>13377.06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94.3476" calcext:value-type="float">
            <text:p>-594.3476</text:p>
          </table:table-cell>
          <table:table-cell office:value-type="float" office:value="1717.582" calcext:value-type="float">
            <text:p>1717.582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73322" calcext:value-type="float">
            <text:p>88.73322</text:p>
          </table:table-cell>
          <table:table-cell office:value-type="float" office:value="673.672" calcext:value-type="float">
            <text:p>673.672</text:p>
          </table:table-cell>
          <table:table-cell office:value-type="float" office:value="0.08639102" calcext:value-type="float">
            <text:p>0.08639102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86.8355" calcext:value-type="float">
            <text:p>886.8355</text:p>
          </table:table-cell>
          <table:table-cell office:value-type="float" office:value="0" calcext:value-type="float">
            <text:p>0</text:p>
          </table:table-cell>
          <table:table-cell office:value-type="float" office:value="373.503" calcext:value-type="float">
            <text:p>373.503</text:p>
          </table:table-cell>
          <table:table-cell office:value-type="float" office:value="1293.321" calcext:value-type="float">
            <text:p>1293.321</text:p>
          </table:table-cell>
          <table:table-cell office:value-type="float" office:value="1564.624" calcext:value-type="float">
            <text:p>1564.624</text:p>
          </table:table-cell>
          <table:table-cell office:value-type="float" office:value="1269.139" calcext:value-type="float">
            <text:p>1269.139</text:p>
          </table:table-cell>
          <table:table-cell office:value-type="float" office:value="758.1104" calcext:value-type="float">
            <text:p>758.1104</text:p>
          </table:table-cell>
          <table:table-cell office:value-type="float" office:value="1142.158" calcext:value-type="float">
            <text:p>1142.158</text:p>
          </table:table-cell>
          <table:table-cell office:value-type="float" office:value="410.2184" calcext:value-type="float">
            <text:p>410.2184</text:p>
          </table:table-cell>
          <table:table-cell office:value-type="float" office:value="1821.926" calcext:value-type="float">
            <text:p>1821.926</text:p>
          </table:table-cell>
          <table:table-cell office:value-type="float" office:value="2064.372" calcext:value-type="float">
            <text:p>2064.372</text:p>
          </table:table-cell>
          <table:table-cell office:value-type="float" office:value="1656.106" calcext:value-type="float">
            <text:p>1656.106</text:p>
          </table:table-cell>
          <table:table-cell office:value-type="float" office:value="583.9429" calcext:value-type="float">
            <text:p>583.9429</text:p>
          </table:table-cell>
          <table:table-cell office:value-type="float" office:value="577.9248" calcext:value-type="float">
            <text:p>577.9248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5" calcext:value-type="float">
            <text:p>35.66985</text:p>
          </table:table-cell>
          <table:table-cell office:value-type="float" office:value="0" calcext:value-type="float">
            <text:p>0</text:p>
          </table:table-cell>
          <table:table-cell office:value-type="float" office:value="-0.03926162" calcext:value-type="float">
            <text:p>-0.03926162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62.6705" calcext:value-type="float">
            <text:p>-462.6705</text:p>
          </table:table-cell>
          <table:table-cell office:value-type="float" office:value="0" calcext:value-type="float">
            <text:p>0</text:p>
          </table:table-cell>
          <table:table-cell office:value-type="float" office:value="12.19352" calcext:value-type="float">
            <text:p>12.19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7" calcext:value-type="float">
            <text:p>12112007</text:p>
          </table:table-cell>
          <table:table-cell office:value-type="float" office:value="989.4645" calcext:value-type="float">
            <text:p>989.4645</text:p>
          </table:table-cell>
          <table:table-cell office:value-type="float" office:value="13376.88" calcext:value-type="float">
            <text:p>13376.88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95.3699" calcext:value-type="float">
            <text:p>-595.3699</text:p>
          </table:table-cell>
          <table:table-cell office:value-type="float" office:value="1719.4" calcext:value-type="float">
            <text:p>1719.4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8.86928" calcext:value-type="float">
            <text:p>88.86928</text:p>
          </table:table-cell>
          <table:table-cell office:value-type="float" office:value="673.6693" calcext:value-type="float">
            <text:p>673.6693</text:p>
          </table:table-cell>
          <table:table-cell office:value-type="float" office:value="0.08690816" calcext:value-type="float">
            <text:p>0.08690816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85.8137" calcext:value-type="float">
            <text:p>885.8137</text:p>
          </table:table-cell>
          <table:table-cell office:value-type="float" office:value="0" calcext:value-type="float">
            <text:p>0</text:p>
          </table:table-cell>
          <table:table-cell office:value-type="float" office:value="373.5311" calcext:value-type="float">
            <text:p>373.5311</text:p>
          </table:table-cell>
          <table:table-cell office:value-type="float" office:value="1293.033" calcext:value-type="float">
            <text:p>1293.033</text:p>
          </table:table-cell>
          <table:table-cell office:value-type="float" office:value="1564.338" calcext:value-type="float">
            <text:p>1564.338</text:p>
          </table:table-cell>
          <table:table-cell office:value-type="float" office:value="1268.985" calcext:value-type="float">
            <text:p>1268.985</text:p>
          </table:table-cell>
          <table:table-cell office:value-type="float" office:value="757.9803" calcext:value-type="float">
            <text:p>757.9803</text:p>
          </table:table-cell>
          <table:table-cell office:value-type="float" office:value="1142.09" calcext:value-type="float">
            <text:p>1142.09</text:p>
          </table:table-cell>
          <table:table-cell office:value-type="float" office:value="410.1966" calcext:value-type="float">
            <text:p>410.1966</text:p>
          </table:table-cell>
          <table:table-cell office:value-type="float" office:value="1821.881" calcext:value-type="float">
            <text:p>1821.881</text:p>
          </table:table-cell>
          <table:table-cell office:value-type="float" office:value="2064.33" calcext:value-type="float">
            <text:p>2064.33</text:p>
          </table:table-cell>
          <table:table-cell office:value-type="float" office:value="1656.082" calcext:value-type="float">
            <text:p>1656.082</text:p>
          </table:table-cell>
          <table:table-cell office:value-type="float" office:value="583.9306" calcext:value-type="float">
            <text:p>583.9306</text:p>
          </table:table-cell>
          <table:table-cell office:value-type="float" office:value="577.912" calcext:value-type="float">
            <text:p>577.912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4" calcext:value-type="float">
            <text:p>35.66984</text:p>
          </table:table-cell>
          <table:table-cell office:value-type="float" office:value="0" calcext:value-type="float">
            <text:p>0</text:p>
          </table:table-cell>
          <table:table-cell office:value-type="float" office:value="-0.0392627" calcext:value-type="float">
            <text:p>-0.0392627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63.6569" calcext:value-type="float">
            <text:p>-463.6569</text:p>
          </table:table-cell>
          <table:table-cell office:value-type="float" office:value="0" calcext:value-type="float">
            <text:p>0</text:p>
          </table:table-cell>
          <table:table-cell office:value-type="float" office:value="12.15692" calcext:value-type="float">
            <text:p>12.15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7" calcext:value-type="float">
            <text:p>13112007</text:p>
          </table:table-cell>
          <table:table-cell office:value-type="float" office:value="988.4802" calcext:value-type="float">
            <text:p>988.4802</text:p>
          </table:table-cell>
          <table:table-cell office:value-type="float" office:value="13376.69" calcext:value-type="float">
            <text:p>13376.69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96.5001" calcext:value-type="float">
            <text:p>-596.5001</text:p>
          </table:table-cell>
          <table:table-cell office:value-type="float" office:value="1722.46" calcext:value-type="float">
            <text:p>1722.46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9.05505" calcext:value-type="float">
            <text:p>89.05505</text:p>
          </table:table-cell>
          <table:table-cell office:value-type="float" office:value="673.6595" calcext:value-type="float">
            <text:p>673.6595</text:p>
          </table:table-cell>
          <table:table-cell office:value-type="float" office:value="0.08744531" calcext:value-type="float">
            <text:p>0.08744531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84.6841" calcext:value-type="float">
            <text:p>884.6841</text:p>
          </table:table-cell>
          <table:table-cell office:value-type="float" office:value="0" calcext:value-type="float">
            <text:p>0</text:p>
          </table:table-cell>
          <table:table-cell office:value-type="float" office:value="373.5591" calcext:value-type="float">
            <text:p>373.5591</text:p>
          </table:table-cell>
          <table:table-cell office:value-type="float" office:value="1292.713" calcext:value-type="float">
            <text:p>1292.713</text:p>
          </table:table-cell>
          <table:table-cell office:value-type="float" office:value="1564.009" calcext:value-type="float">
            <text:p>1564.009</text:p>
          </table:table-cell>
          <table:table-cell office:value-type="float" office:value="1268.811" calcext:value-type="float">
            <text:p>1268.811</text:p>
          </table:table-cell>
          <table:table-cell office:value-type="float" office:value="757.8347" calcext:value-type="float">
            <text:p>757.8347</text:p>
          </table:table-cell>
          <table:table-cell office:value-type="float" office:value="1142.018" calcext:value-type="float">
            <text:p>1142.018</text:p>
          </table:table-cell>
          <table:table-cell office:value-type="float" office:value="410.1743" calcext:value-type="float">
            <text:p>410.1743</text:p>
          </table:table-cell>
          <table:table-cell office:value-type="float" office:value="1821.836" calcext:value-type="float">
            <text:p>1821.836</text:p>
          </table:table-cell>
          <table:table-cell office:value-type="float" office:value="2064.289" calcext:value-type="float">
            <text:p>2064.289</text:p>
          </table:table-cell>
          <table:table-cell office:value-type="float" office:value="1656.058" calcext:value-type="float">
            <text:p>1656.058</text:p>
          </table:table-cell>
          <table:table-cell office:value-type="float" office:value="583.9183" calcext:value-type="float">
            <text:p>583.9183</text:p>
          </table:table-cell>
          <table:table-cell office:value-type="float" office:value="577.8993" calcext:value-type="float">
            <text:p>577.8993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4" calcext:value-type="float">
            <text:p>35.66984</text:p>
          </table:table-cell>
          <table:table-cell office:value-type="float" office:value="0" calcext:value-type="float">
            <text:p>0</text:p>
          </table:table-cell>
          <table:table-cell office:value-type="float" office:value="-0.0392641" calcext:value-type="float">
            <text:p>-0.0392641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64.7536" calcext:value-type="float">
            <text:p>-464.7536</text:p>
          </table:table-cell>
          <table:table-cell office:value-type="float" office:value="0" calcext:value-type="float">
            <text:p>0</text:p>
          </table:table-cell>
          <table:table-cell office:value-type="float" office:value="12.12504" calcext:value-type="float">
            <text:p>12.1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7" calcext:value-type="float">
            <text:p>14112007</text:p>
          </table:table-cell>
          <table:table-cell office:value-type="float" office:value="987.4081" calcext:value-type="float">
            <text:p>987.4081</text:p>
          </table:table-cell>
          <table:table-cell office:value-type="float" office:value="13376.49" calcext:value-type="float">
            <text:p>13376.49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97.7134" calcext:value-type="float">
            <text:p>-597.7134</text:p>
          </table:table-cell>
          <table:table-cell office:value-type="float" office:value="1726.113" calcext:value-type="float">
            <text:p>1726.113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9.27933" calcext:value-type="float">
            <text:p>89.27933</text:p>
          </table:table-cell>
          <table:table-cell office:value-type="float" office:value="673.642" calcext:value-type="float">
            <text:p>673.642</text:p>
          </table:table-cell>
          <table:table-cell office:value-type="float" office:value="0.08797414" calcext:value-type="float">
            <text:p>0.08797414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83.4713" calcext:value-type="float">
            <text:p>883.4713</text:p>
          </table:table-cell>
          <table:table-cell office:value-type="float" office:value="0" calcext:value-type="float">
            <text:p>0</text:p>
          </table:table-cell>
          <table:table-cell office:value-type="float" office:value="373.5823" calcext:value-type="float">
            <text:p>373.5823</text:p>
          </table:table-cell>
          <table:table-cell office:value-type="float" office:value="1292.366" calcext:value-type="float">
            <text:p>1292.366</text:p>
          </table:table-cell>
          <table:table-cell office:value-type="float" office:value="1563.658" calcext:value-type="float">
            <text:p>1563.658</text:p>
          </table:table-cell>
          <table:table-cell office:value-type="float" office:value="1268.626" calcext:value-type="float">
            <text:p>1268.626</text:p>
          </table:table-cell>
          <table:table-cell office:value-type="float" office:value="757.6769" calcext:value-type="float">
            <text:p>757.6769</text:p>
          </table:table-cell>
          <table:table-cell office:value-type="float" office:value="1141.941" calcext:value-type="float">
            <text:p>1141.941</text:p>
          </table:table-cell>
          <table:table-cell office:value-type="float" office:value="410.1517" calcext:value-type="float">
            <text:p>410.1517</text:p>
          </table:table-cell>
          <table:table-cell office:value-type="float" office:value="1821.791" calcext:value-type="float">
            <text:p>1821.791</text:p>
          </table:table-cell>
          <table:table-cell office:value-type="float" office:value="2064.248" calcext:value-type="float">
            <text:p>2064.248</text:p>
          </table:table-cell>
          <table:table-cell office:value-type="float" office:value="1656.035" calcext:value-type="float">
            <text:p>1656.035</text:p>
          </table:table-cell>
          <table:table-cell office:value-type="float" office:value="583.906" calcext:value-type="float">
            <text:p>583.906</text:p>
          </table:table-cell>
          <table:table-cell office:value-type="float" office:value="577.8867" calcext:value-type="float">
            <text:p>577.8867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4" calcext:value-type="float">
            <text:p>35.66984</text:p>
          </table:table-cell>
          <table:table-cell office:value-type="float" office:value="0" calcext:value-type="float">
            <text:p>0</text:p>
          </table:table-cell>
          <table:table-cell office:value-type="float" office:value="-0.0392659" calcext:value-type="float">
            <text:p>-0.0392659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65.9357" calcext:value-type="float">
            <text:p>-465.9357</text:p>
          </table:table-cell>
          <table:table-cell office:value-type="float" office:value="0" calcext:value-type="float">
            <text:p>0</text:p>
          </table:table-cell>
          <table:table-cell office:value-type="float" office:value="12.09562" calcext:value-type="float">
            <text:p>12.09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7" calcext:value-type="float">
            <text:p>15112007</text:p>
          </table:table-cell>
          <table:table-cell office:value-type="float" office:value="986.2791" calcext:value-type="float">
            <text:p>986.2791</text:p>
          </table:table-cell>
          <table:table-cell office:value-type="float" office:value="13376.29" calcext:value-type="float">
            <text:p>13376.29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598.9837" calcext:value-type="float">
            <text:p>-598.9837</text:p>
          </table:table-cell>
          <table:table-cell office:value-type="float" office:value="1730.049" calcext:value-type="float">
            <text:p>1730.049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9.51532" calcext:value-type="float">
            <text:p>89.51532</text:p>
          </table:table-cell>
          <table:table-cell office:value-type="float" office:value="673.6313" calcext:value-type="float">
            <text:p>673.6313</text:p>
          </table:table-cell>
          <table:table-cell office:value-type="float" office:value="0.08850791" calcext:value-type="float">
            <text:p>0.08850791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82.2015" calcext:value-type="float">
            <text:p>882.2015</text:p>
          </table:table-cell>
          <table:table-cell office:value-type="float" office:value="0" calcext:value-type="float">
            <text:p>0</text:p>
          </table:table-cell>
          <table:table-cell office:value-type="float" office:value="373.6026" calcext:value-type="float">
            <text:p>373.6026</text:p>
          </table:table-cell>
          <table:table-cell office:value-type="float" office:value="1292.004" calcext:value-type="float">
            <text:p>1292.004</text:p>
          </table:table-cell>
          <table:table-cell office:value-type="float" office:value="1563.291" calcext:value-type="float">
            <text:p>1563.291</text:p>
          </table:table-cell>
          <table:table-cell office:value-type="float" office:value="1268.424" calcext:value-type="float">
            <text:p>1268.424</text:p>
          </table:table-cell>
          <table:table-cell office:value-type="float" office:value="757.511" calcext:value-type="float">
            <text:p>757.511</text:p>
          </table:table-cell>
          <table:table-cell office:value-type="float" office:value="1141.862" calcext:value-type="float">
            <text:p>1141.862</text:p>
          </table:table-cell>
          <table:table-cell office:value-type="float" office:value="410.1288" calcext:value-type="float">
            <text:p>410.1288</text:p>
          </table:table-cell>
          <table:table-cell office:value-type="float" office:value="1821.746" calcext:value-type="float">
            <text:p>1821.746</text:p>
          </table:table-cell>
          <table:table-cell office:value-type="float" office:value="2064.207" calcext:value-type="float">
            <text:p>2064.207</text:p>
          </table:table-cell>
          <table:table-cell office:value-type="float" office:value="1656.011" calcext:value-type="float">
            <text:p>1656.011</text:p>
          </table:table-cell>
          <table:table-cell office:value-type="float" office:value="583.8938" calcext:value-type="float">
            <text:p>583.8938</text:p>
          </table:table-cell>
          <table:table-cell office:value-type="float" office:value="577.8741" calcext:value-type="float">
            <text:p>577.8741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3" calcext:value-type="float">
            <text:p>35.66983</text:p>
          </table:table-cell>
          <table:table-cell office:value-type="float" office:value="0" calcext:value-type="float">
            <text:p>0</text:p>
          </table:table-cell>
          <table:table-cell office:value-type="float" office:value="-0.03926812" calcext:value-type="float">
            <text:p>-0.03926812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67.1792" calcext:value-type="float">
            <text:p>-467.1792</text:p>
          </table:table-cell>
          <table:table-cell office:value-type="float" office:value="0" calcext:value-type="float">
            <text:p>0</text:p>
          </table:table-cell>
          <table:table-cell office:value-type="float" office:value="12.06538" calcext:value-type="float">
            <text:p>12.06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7" calcext:value-type="float">
            <text:p>16112007</text:p>
          </table:table-cell>
          <table:table-cell office:value-type="float" office:value="985.1396" calcext:value-type="float">
            <text:p>985.1396</text:p>
          </table:table-cell>
          <table:table-cell office:value-type="float" office:value="13376.1" calcext:value-type="float">
            <text:p>13376.1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00.2712" calcext:value-type="float">
            <text:p>-600.2712</text:p>
          </table:table-cell>
          <table:table-cell office:value-type="float" office:value="1734.021" calcext:value-type="float">
            <text:p>1734.021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9.75507" calcext:value-type="float">
            <text:p>89.75507</text:p>
          </table:table-cell>
          <table:table-cell office:value-type="float" office:value="673.6259" calcext:value-type="float">
            <text:p>673.6259</text:p>
          </table:table-cell>
          <table:table-cell office:value-type="float" office:value="0.08907671" calcext:value-type="float">
            <text:p>0.08907671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80.9146" calcext:value-type="float">
            <text:p>880.9146</text:p>
          </table:table-cell>
          <table:table-cell office:value-type="float" office:value="0" calcext:value-type="float">
            <text:p>0</text:p>
          </table:table-cell>
          <table:table-cell office:value-type="float" office:value="373.6318" calcext:value-type="float">
            <text:p>373.6318</text:p>
          </table:table-cell>
          <table:table-cell office:value-type="float" office:value="1291.645" calcext:value-type="float">
            <text:p>1291.645</text:p>
          </table:table-cell>
          <table:table-cell office:value-type="float" office:value="1562.917" calcext:value-type="float">
            <text:p>1562.917</text:p>
          </table:table-cell>
          <table:table-cell office:value-type="float" office:value="1268.214" calcext:value-type="float">
            <text:p>1268.214</text:p>
          </table:table-cell>
          <table:table-cell office:value-type="float" office:value="757.3368" calcext:value-type="float">
            <text:p>757.3368</text:p>
          </table:table-cell>
          <table:table-cell office:value-type="float" office:value="1141.779" calcext:value-type="float">
            <text:p>1141.779</text:p>
          </table:table-cell>
          <table:table-cell office:value-type="float" office:value="410.1056" calcext:value-type="float">
            <text:p>410.1056</text:p>
          </table:table-cell>
          <table:table-cell office:value-type="float" office:value="1821.7" calcext:value-type="float">
            <text:p>1821.7</text:p>
          </table:table-cell>
          <table:table-cell office:value-type="float" office:value="2064.166" calcext:value-type="float">
            <text:p>2064.166</text:p>
          </table:table-cell>
          <table:table-cell office:value-type="float" office:value="1655.988" calcext:value-type="float">
            <text:p>1655.988</text:p>
          </table:table-cell>
          <table:table-cell office:value-type="float" office:value="583.8816" calcext:value-type="float">
            <text:p>583.8816</text:p>
          </table:table-cell>
          <table:table-cell office:value-type="float" office:value="577.8616" calcext:value-type="float">
            <text:p>577.8616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3" calcext:value-type="float">
            <text:p>35.66983</text:p>
          </table:table-cell>
          <table:table-cell office:value-type="float" office:value="0" calcext:value-type="float">
            <text:p>0</text:p>
          </table:table-cell>
          <table:table-cell office:value-type="float" office:value="-0.03927019" calcext:value-type="float">
            <text:p>-0.03927019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68.4344" calcext:value-type="float">
            <text:p>-468.4344</text:p>
          </table:table-cell>
          <table:table-cell office:value-type="float" office:value="0" calcext:value-type="float">
            <text:p>0</text:p>
          </table:table-cell>
          <table:table-cell office:value-type="float" office:value="12.02804" calcext:value-type="float">
            <text:p>12.0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7" calcext:value-type="float">
            <text:p>17112007</text:p>
          </table:table-cell>
          <table:table-cell office:value-type="float" office:value="984.0132" calcext:value-type="float">
            <text:p>984.0132</text:p>
          </table:table-cell>
          <table:table-cell office:value-type="float" office:value="13375.91" calcext:value-type="float">
            <text:p>13375.91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01.5449" calcext:value-type="float">
            <text:p>-601.5449</text:p>
          </table:table-cell>
          <table:table-cell office:value-type="float" office:value="1737.199" calcext:value-type="float">
            <text:p>1737.199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89.99332" calcext:value-type="float">
            <text:p>89.99332</text:p>
          </table:table-cell>
          <table:table-cell office:value-type="float" office:value="673.6209" calcext:value-type="float">
            <text:p>673.6209</text:p>
          </table:table-cell>
          <table:table-cell office:value-type="float" office:value="0.08965927" calcext:value-type="float">
            <text:p>0.08965927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79.6415" calcext:value-type="float">
            <text:p>879.6415</text:p>
          </table:table-cell>
          <table:table-cell office:value-type="float" office:value="0" calcext:value-type="float">
            <text:p>0</text:p>
          </table:table-cell>
          <table:table-cell office:value-type="float" office:value="373.6638" calcext:value-type="float">
            <text:p>373.6638</text:p>
          </table:table-cell>
          <table:table-cell office:value-type="float" office:value="1291.297" calcext:value-type="float">
            <text:p>1291.297</text:p>
          </table:table-cell>
          <table:table-cell office:value-type="float" office:value="1562.551" calcext:value-type="float">
            <text:p>1562.551</text:p>
          </table:table-cell>
          <table:table-cell office:value-type="float" office:value="1268.001" calcext:value-type="float">
            <text:p>1268.001</text:p>
          </table:table-cell>
          <table:table-cell office:value-type="float" office:value="757.1614" calcext:value-type="float">
            <text:p>757.1614</text:p>
          </table:table-cell>
          <table:table-cell office:value-type="float" office:value="1141.696" calcext:value-type="float">
            <text:p>1141.696</text:p>
          </table:table-cell>
          <table:table-cell office:value-type="float" office:value="410.0825" calcext:value-type="float">
            <text:p>410.0825</text:p>
          </table:table-cell>
          <table:table-cell office:value-type="float" office:value="1821.655" calcext:value-type="float">
            <text:p>1821.655</text:p>
          </table:table-cell>
          <table:table-cell office:value-type="float" office:value="2064.124" calcext:value-type="float">
            <text:p>2064.124</text:p>
          </table:table-cell>
          <table:table-cell office:value-type="float" office:value="1655.964" calcext:value-type="float">
            <text:p>1655.964</text:p>
          </table:table-cell>
          <table:table-cell office:value-type="float" office:value="583.8694" calcext:value-type="float">
            <text:p>583.8694</text:p>
          </table:table-cell>
          <table:table-cell office:value-type="float" office:value="577.8492" calcext:value-type="float">
            <text:p>577.8492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3" calcext:value-type="float">
            <text:p>35.66983</text:p>
          </table:table-cell>
          <table:table-cell office:value-type="float" office:value="0" calcext:value-type="float">
            <text:p>0</text:p>
          </table:table-cell>
          <table:table-cell office:value-type="float" office:value="-0.03927197" calcext:value-type="float">
            <text:p>-0.03927197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69.673" calcext:value-type="float">
            <text:p>-469.673</text:p>
          </table:table-cell>
          <table:table-cell office:value-type="float" office:value="0" calcext:value-type="float">
            <text:p>0</text:p>
          </table:table-cell>
          <table:table-cell office:value-type="float" office:value="11.98765" calcext:value-type="float">
            <text:p>11.98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7" calcext:value-type="float">
            <text:p>18112007</text:p>
          </table:table-cell>
          <table:table-cell office:value-type="float" office:value="982.9056" calcext:value-type="float">
            <text:p>982.9056</text:p>
          </table:table-cell>
          <table:table-cell office:value-type="float" office:value="13375.72" calcext:value-type="float">
            <text:p>13375.72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02.8065" calcext:value-type="float">
            <text:p>-602.8065</text:p>
          </table:table-cell>
          <table:table-cell office:value-type="float" office:value="1741.372" calcext:value-type="float">
            <text:p>1741.372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0.23663" calcext:value-type="float">
            <text:p>90.23663</text:p>
          </table:table-cell>
          <table:table-cell office:value-type="float" office:value="673.6135" calcext:value-type="float">
            <text:p>673.6135</text:p>
          </table:table-cell>
          <table:table-cell office:value-type="float" office:value="0.09026553" calcext:value-type="float">
            <text:p>0.09026553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78.3805" calcext:value-type="float">
            <text:p>878.3805</text:p>
          </table:table-cell>
          <table:table-cell office:value-type="float" office:value="0" calcext:value-type="float">
            <text:p>0</text:p>
          </table:table-cell>
          <table:table-cell office:value-type="float" office:value="373.6979" calcext:value-type="float">
            <text:p>373.6979</text:p>
          </table:table-cell>
          <table:table-cell office:value-type="float" office:value="1290.965" calcext:value-type="float">
            <text:p>1290.965</text:p>
          </table:table-cell>
          <table:table-cell office:value-type="float" office:value="1562.197" calcext:value-type="float">
            <text:p>1562.197</text:p>
          </table:table-cell>
          <table:table-cell office:value-type="float" office:value="1267.786" calcext:value-type="float">
            <text:p>1267.786</text:p>
          </table:table-cell>
          <table:table-cell office:value-type="float" office:value="756.9824" calcext:value-type="float">
            <text:p>756.9824</text:p>
          </table:table-cell>
          <table:table-cell office:value-type="float" office:value="1141.61" calcext:value-type="float">
            <text:p>1141.61</text:p>
          </table:table-cell>
          <table:table-cell office:value-type="float" office:value="410.0595" calcext:value-type="float">
            <text:p>410.0595</text:p>
          </table:table-cell>
          <table:table-cell office:value-type="float" office:value="1821.609" calcext:value-type="float">
            <text:p>1821.609</text:p>
          </table:table-cell>
          <table:table-cell office:value-type="float" office:value="2064.083" calcext:value-type="float">
            <text:p>2064.083</text:p>
          </table:table-cell>
          <table:table-cell office:value-type="float" office:value="1655.94" calcext:value-type="float">
            <text:p>1655.94</text:p>
          </table:table-cell>
          <table:table-cell office:value-type="float" office:value="583.8572" calcext:value-type="float">
            <text:p>583.8572</text:p>
          </table:table-cell>
          <table:table-cell office:value-type="float" office:value="577.8368" calcext:value-type="float">
            <text:p>577.8368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2" calcext:value-type="float">
            <text:p>35.66982</text:p>
          </table:table-cell>
          <table:table-cell office:value-type="float" office:value="0" calcext:value-type="float">
            <text:p>0</text:p>
          </table:table-cell>
          <table:table-cell office:value-type="float" office:value="-0.03927332" calcext:value-type="float">
            <text:p>-0.03927332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70.8915" calcext:value-type="float">
            <text:p>-470.8915</text:p>
          </table:table-cell>
          <table:table-cell office:value-type="float" office:value="0" calcext:value-type="float">
            <text:p>0</text:p>
          </table:table-cell>
          <table:table-cell office:value-type="float" office:value="11.93894" calcext:value-type="float">
            <text:p>11.93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7" calcext:value-type="float">
            <text:p>19112007</text:p>
          </table:table-cell>
          <table:table-cell office:value-type="float" office:value="981.966" calcext:value-type="float">
            <text:p>981.966</text:p>
          </table:table-cell>
          <table:table-cell office:value-type="float" office:value="13375.55" calcext:value-type="float">
            <text:p>13375.55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03.9078" calcext:value-type="float">
            <text:p>-603.9078</text:p>
          </table:table-cell>
          <table:table-cell office:value-type="float" office:value="1745.993" calcext:value-type="float">
            <text:p>1745.993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0.42504" calcext:value-type="float">
            <text:p>90.42504</text:p>
          </table:table-cell>
          <table:table-cell office:value-type="float" office:value="673.6115" calcext:value-type="float">
            <text:p>673.6115</text:p>
          </table:table-cell>
          <table:table-cell office:value-type="float" office:value="0.09089812" calcext:value-type="float">
            <text:p>0.09089812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77.2798" calcext:value-type="float">
            <text:p>877.2798</text:p>
          </table:table-cell>
          <table:table-cell office:value-type="float" office:value="0" calcext:value-type="float">
            <text:p>0</text:p>
          </table:table-cell>
          <table:table-cell office:value-type="float" office:value="373.7278" calcext:value-type="float">
            <text:p>373.7278</text:p>
          </table:table-cell>
          <table:table-cell office:value-type="float" office:value="1290.707" calcext:value-type="float">
            <text:p>1290.707</text:p>
          </table:table-cell>
          <table:table-cell office:value-type="float" office:value="1561.897" calcext:value-type="float">
            <text:p>1561.897</text:p>
          </table:table-cell>
          <table:table-cell office:value-type="float" office:value="1267.605" calcext:value-type="float">
            <text:p>1267.605</text:p>
          </table:table-cell>
          <table:table-cell office:value-type="float" office:value="756.8231" calcext:value-type="float">
            <text:p>756.8231</text:p>
          </table:table-cell>
          <table:table-cell office:value-type="float" office:value="1141.53" calcext:value-type="float">
            <text:p>1141.53</text:p>
          </table:table-cell>
          <table:table-cell office:value-type="float" office:value="410.0375" calcext:value-type="float">
            <text:p>410.0375</text:p>
          </table:table-cell>
          <table:table-cell office:value-type="float" office:value="1821.564" calcext:value-type="float">
            <text:p>1821.564</text:p>
          </table:table-cell>
          <table:table-cell office:value-type="float" office:value="2064.042" calcext:value-type="float">
            <text:p>2064.042</text:p>
          </table:table-cell>
          <table:table-cell office:value-type="float" office:value="1655.917" calcext:value-type="float">
            <text:p>1655.917</text:p>
          </table:table-cell>
          <table:table-cell office:value-type="float" office:value="583.8451" calcext:value-type="float">
            <text:p>583.8451</text:p>
          </table:table-cell>
          <table:table-cell office:value-type="float" office:value="577.8245" calcext:value-type="float">
            <text:p>577.8245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2" calcext:value-type="float">
            <text:p>35.66982</text:p>
          </table:table-cell>
          <table:table-cell office:value-type="float" office:value="0" calcext:value-type="float">
            <text:p>0</text:p>
          </table:table-cell>
          <table:table-cell office:value-type="float" office:value="-0.03927391" calcext:value-type="float">
            <text:p>-0.03927391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71.9295" calcext:value-type="float">
            <text:p>-471.9295</text:p>
          </table:table-cell>
          <table:table-cell office:value-type="float" office:value="0" calcext:value-type="float">
            <text:p>0</text:p>
          </table:table-cell>
          <table:table-cell office:value-type="float" office:value="11.87266" calcext:value-type="float">
            <text:p>11.87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7" calcext:value-type="float">
            <text:p>20112007</text:p>
          </table:table-cell>
          <table:table-cell office:value-type="float" office:value="981.1561" calcext:value-type="float">
            <text:p>981.1561</text:p>
          </table:table-cell>
          <table:table-cell office:value-type="float" office:value="13375.41" calcext:value-type="float">
            <text:p>13375.41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04.8594" calcext:value-type="float">
            <text:p>-604.8594</text:p>
          </table:table-cell>
          <table:table-cell office:value-type="float" office:value="1747.658" calcext:value-type="float">
            <text:p>1747.658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0.56636" calcext:value-type="float">
            <text:p>90.56636</text:p>
          </table:table-cell>
          <table:table-cell office:value-type="float" office:value="673.6102" calcext:value-type="float">
            <text:p>673.6102</text:p>
          </table:table-cell>
          <table:table-cell office:value-type="float" office:value="0.09152798" calcext:value-type="float">
            <text:p>0.09152798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76.3289" calcext:value-type="float">
            <text:p>876.3289</text:p>
          </table:table-cell>
          <table:table-cell office:value-type="float" office:value="0" calcext:value-type="float">
            <text:p>0</text:p>
          </table:table-cell>
          <table:table-cell office:value-type="float" office:value="373.7593" calcext:value-type="float">
            <text:p>373.7593</text:p>
          </table:table-cell>
          <table:table-cell office:value-type="float" office:value="1290.49" calcext:value-type="float">
            <text:p>1290.49</text:p>
          </table:table-cell>
          <table:table-cell office:value-type="float" office:value="1561.649" calcext:value-type="float">
            <text:p>1561.649</text:p>
          </table:table-cell>
          <table:table-cell office:value-type="float" office:value="1267.444" calcext:value-type="float">
            <text:p>1267.444</text:p>
          </table:table-cell>
          <table:table-cell office:value-type="float" office:value="756.6839" calcext:value-type="float">
            <text:p>756.6839</text:p>
          </table:table-cell>
          <table:table-cell office:value-type="float" office:value="1141.459" calcext:value-type="float">
            <text:p>1141.459</text:p>
          </table:table-cell>
          <table:table-cell office:value-type="float" office:value="410.0173" calcext:value-type="float">
            <text:p>410.0173</text:p>
          </table:table-cell>
          <table:table-cell office:value-type="float" office:value="1821.525" calcext:value-type="float">
            <text:p>1821.525</text:p>
          </table:table-cell>
          <table:table-cell office:value-type="float" office:value="2064.001" calcext:value-type="float">
            <text:p>2064.001</text:p>
          </table:table-cell>
          <table:table-cell office:value-type="float" office:value="1655.893" calcext:value-type="float">
            <text:p>1655.893</text:p>
          </table:table-cell>
          <table:table-cell office:value-type="float" office:value="583.8329" calcext:value-type="float">
            <text:p>583.8329</text:p>
          </table:table-cell>
          <table:table-cell office:value-type="float" office:value="577.8123" calcext:value-type="float">
            <text:p>577.8123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2" calcext:value-type="float">
            <text:p>35.66982</text:p>
          </table:table-cell>
          <table:table-cell office:value-type="float" office:value="0" calcext:value-type="float">
            <text:p>0</text:p>
          </table:table-cell>
          <table:table-cell office:value-type="float" office:value="-0.03927434" calcext:value-type="float">
            <text:p>-0.03927434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72.8261" calcext:value-type="float">
            <text:p>-472.8261</text:p>
          </table:table-cell>
          <table:table-cell office:value-type="float" office:value="0" calcext:value-type="float">
            <text:p>0</text:p>
          </table:table-cell>
          <table:table-cell office:value-type="float" office:value="11.81594" calcext:value-type="float">
            <text:p>11.8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7" calcext:value-type="float">
            <text:p>21112007</text:p>
          </table:table-cell>
          <table:table-cell office:value-type="float" office:value="980.2902" calcext:value-type="float">
            <text:p>980.2902</text:p>
          </table:table-cell>
          <table:table-cell office:value-type="float" office:value="13375.27" calcext:value-type="float">
            <text:p>13375.27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05.8508" calcext:value-type="float">
            <text:p>-605.8508</text:p>
          </table:table-cell>
          <table:table-cell office:value-type="float" office:value="1750.409" calcext:value-type="float">
            <text:p>1750.409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0.72146" calcext:value-type="float">
            <text:p>90.72146</text:p>
          </table:table-cell>
          <table:table-cell office:value-type="float" office:value="673.6087" calcext:value-type="float">
            <text:p>673.6087</text:p>
          </table:table-cell>
          <table:table-cell office:value-type="float" office:value="0.09217175" calcext:value-type="float">
            <text:p>0.09217175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75.3381" calcext:value-type="float">
            <text:p>875.3381</text:p>
          </table:table-cell>
          <table:table-cell office:value-type="float" office:value="0" calcext:value-type="float">
            <text:p>0</text:p>
          </table:table-cell>
          <table:table-cell office:value-type="float" office:value="373.7895" calcext:value-type="float">
            <text:p>373.7895</text:p>
          </table:table-cell>
          <table:table-cell office:value-type="float" office:value="1290.248" calcext:value-type="float">
            <text:p>1290.248</text:p>
          </table:table-cell>
          <table:table-cell office:value-type="float" office:value="1561.373" calcext:value-type="float">
            <text:p>1561.373</text:p>
          </table:table-cell>
          <table:table-cell office:value-type="float" office:value="1267.28" calcext:value-type="float">
            <text:p>1267.28</text:p>
          </table:table-cell>
          <table:table-cell office:value-type="float" office:value="756.5415" calcext:value-type="float">
            <text:p>756.5415</text:p>
          </table:table-cell>
          <table:table-cell office:value-type="float" office:value="1141.39" calcext:value-type="float">
            <text:p>1141.39</text:p>
          </table:table-cell>
          <table:table-cell office:value-type="float" office:value="409.9979" calcext:value-type="float">
            <text:p>409.9979</text:p>
          </table:table-cell>
          <table:table-cell office:value-type="float" office:value="1821.493" calcext:value-type="float">
            <text:p>1821.493</text:p>
          </table:table-cell>
          <table:table-cell office:value-type="float" office:value="2063.96" calcext:value-type="float">
            <text:p>2063.96</text:p>
          </table:table-cell>
          <table:table-cell office:value-type="float" office:value="1655.87" calcext:value-type="float">
            <text:p>1655.87</text:p>
          </table:table-cell>
          <table:table-cell office:value-type="float" office:value="583.8208" calcext:value-type="float">
            <text:p>583.8208</text:p>
          </table:table-cell>
          <table:table-cell office:value-type="float" office:value="577.8001" calcext:value-type="float">
            <text:p>577.8001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2" calcext:value-type="float">
            <text:p>35.66982</text:p>
          </table:table-cell>
          <table:table-cell office:value-type="float" office:value="0" calcext:value-type="float">
            <text:p>0</text:p>
          </table:table-cell>
          <table:table-cell office:value-type="float" office:value="-0.03927488" calcext:value-type="float">
            <text:p>-0.03927488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73.7753" calcext:value-type="float">
            <text:p>-473.7753</text:p>
          </table:table-cell>
          <table:table-cell office:value-type="float" office:value="0" calcext:value-type="float">
            <text:p>0</text:p>
          </table:table-cell>
          <table:table-cell office:value-type="float" office:value="11.77259" calcext:value-type="float">
            <text:p>11.77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7" calcext:value-type="float">
            <text:p>22112007</text:p>
          </table:table-cell>
          <table:table-cell office:value-type="float" office:value="979.377" calcext:value-type="float">
            <text:p>979.377</text:p>
          </table:table-cell>
          <table:table-cell office:value-type="float" office:value="13375.12" calcext:value-type="float">
            <text:p>13375.12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06.8869" calcext:value-type="float">
            <text:p>-606.8869</text:p>
          </table:table-cell>
          <table:table-cell office:value-type="float" office:value="1752.954" calcext:value-type="float">
            <text:p>1752.954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0.88973" calcext:value-type="float">
            <text:p>90.88973</text:p>
          </table:table-cell>
          <table:table-cell office:value-type="float" office:value="673.6068" calcext:value-type="float">
            <text:p>673.6068</text:p>
          </table:table-cell>
          <table:table-cell office:value-type="float" office:value="0.09282643" calcext:value-type="float">
            <text:p>0.09282643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74.3027" calcext:value-type="float">
            <text:p>874.3027</text:p>
          </table:table-cell>
          <table:table-cell office:value-type="float" office:value="0" calcext:value-type="float">
            <text:p>0</text:p>
          </table:table-cell>
          <table:table-cell office:value-type="float" office:value="373.8197" calcext:value-type="float">
            <text:p>373.8197</text:p>
          </table:table-cell>
          <table:table-cell office:value-type="float" office:value="1289.991" calcext:value-type="float">
            <text:p>1289.991</text:p>
          </table:table-cell>
          <table:table-cell office:value-type="float" office:value="1561.083" calcext:value-type="float">
            <text:p>1561.083</text:p>
          </table:table-cell>
          <table:table-cell office:value-type="float" office:value="1267.102" calcext:value-type="float">
            <text:p>1267.102</text:p>
          </table:table-cell>
          <table:table-cell office:value-type="float" office:value="756.392" calcext:value-type="float">
            <text:p>756.392</text:p>
          </table:table-cell>
          <table:table-cell office:value-type="float" office:value="1141.318" calcext:value-type="float">
            <text:p>1141.318</text:p>
          </table:table-cell>
          <table:table-cell office:value-type="float" office:value="409.9786" calcext:value-type="float">
            <text:p>409.9786</text:p>
          </table:table-cell>
          <table:table-cell office:value-type="float" office:value="1821.461" calcext:value-type="float">
            <text:p>1821.461</text:p>
          </table:table-cell>
          <table:table-cell office:value-type="float" office:value="2063.92" calcext:value-type="float">
            <text:p>2063.92</text:p>
          </table:table-cell>
          <table:table-cell office:value-type="float" office:value="1655.847" calcext:value-type="float">
            <text:p>1655.847</text:p>
          </table:table-cell>
          <table:table-cell office:value-type="float" office:value="583.8088" calcext:value-type="float">
            <text:p>583.8088</text:p>
          </table:table-cell>
          <table:table-cell office:value-type="float" office:value="577.788" calcext:value-type="float">
            <text:p>577.788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2" calcext:value-type="float">
            <text:p>35.66982</text:p>
          </table:table-cell>
          <table:table-cell office:value-type="float" office:value="0" calcext:value-type="float">
            <text:p>0</text:p>
          </table:table-cell>
          <table:table-cell office:value-type="float" office:value="-0.03927549" calcext:value-type="float">
            <text:p>-0.03927549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74.7726" calcext:value-type="float">
            <text:p>-474.7726</text:p>
          </table:table-cell>
          <table:table-cell office:value-type="float" office:value="0" calcext:value-type="float">
            <text:p>0</text:p>
          </table:table-cell>
          <table:table-cell office:value-type="float" office:value="11.73143" calcext:value-type="float">
            <text:p>11.7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7" calcext:value-type="float">
            <text:p>23112007</text:p>
          </table:table-cell>
          <table:table-cell office:value-type="float" office:value="978.426" calcext:value-type="float">
            <text:p>978.426</text:p>
          </table:table-cell>
          <table:table-cell office:value-type="float" office:value="13374.98" calcext:value-type="float">
            <text:p>13374.98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07.9172" calcext:value-type="float">
            <text:p>-607.9172</text:p>
          </table:table-cell>
          <table:table-cell office:value-type="float" office:value="1753.769" calcext:value-type="float">
            <text:p>1753.769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1.09399" calcext:value-type="float">
            <text:p>91.09399</text:p>
          </table:table-cell>
          <table:table-cell office:value-type="float" office:value="673.5933" calcext:value-type="float">
            <text:p>673.5933</text:p>
          </table:table-cell>
          <table:table-cell office:value-type="float" office:value="0.09338798" calcext:value-type="float">
            <text:p>0.09338798</text:p>
          </table:table-cell>
          <table:table-cell office:value-type="float" office:value="1.445573" calcext:value-type="float">
            <text:p>1.445573</text:p>
          </table:table-cell>
          <table:table-cell office:value-type="float" office:value="0.06256335" calcext:value-type="float">
            <text:p>0.06256335</text:p>
          </table:table-cell>
          <table:table-cell office:value-type="float" office:value="0.006330363" calcext:value-type="float">
            <text:p>0.006330363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73.2729" calcext:value-type="float">
            <text:p>873.2729</text:p>
          </table:table-cell>
          <table:table-cell office:value-type="float" office:value="0" calcext:value-type="float">
            <text:p>0</text:p>
          </table:table-cell>
          <table:table-cell office:value-type="float" office:value="373.8265" calcext:value-type="float">
            <text:p>373.8265</text:p>
          </table:table-cell>
          <table:table-cell office:value-type="float" office:value="1289.744" calcext:value-type="float">
            <text:p>1289.744</text:p>
          </table:table-cell>
          <table:table-cell office:value-type="float" office:value="1560.792" calcext:value-type="float">
            <text:p>1560.792</text:p>
          </table:table-cell>
          <table:table-cell office:value-type="float" office:value="1266.921" calcext:value-type="float">
            <text:p>1266.921</text:p>
          </table:table-cell>
          <table:table-cell office:value-type="float" office:value="756.2408" calcext:value-type="float">
            <text:p>756.2408</text:p>
          </table:table-cell>
          <table:table-cell office:value-type="float" office:value="1141.242" calcext:value-type="float">
            <text:p>1141.242</text:p>
          </table:table-cell>
          <table:table-cell office:value-type="float" office:value="409.9593" calcext:value-type="float">
            <text:p>409.9593</text:p>
          </table:table-cell>
          <table:table-cell office:value-type="float" office:value="1821.429" calcext:value-type="float">
            <text:p>1821.429</text:p>
          </table:table-cell>
          <table:table-cell office:value-type="float" office:value="2063.879" calcext:value-type="float">
            <text:p>2063.879</text:p>
          </table:table-cell>
          <table:table-cell office:value-type="float" office:value="1655.823" calcext:value-type="float">
            <text:p>1655.823</text:p>
          </table:table-cell>
          <table:table-cell office:value-type="float" office:value="583.7967" calcext:value-type="float">
            <text:p>583.7967</text:p>
          </table:table-cell>
          <table:table-cell office:value-type="float" office:value="577.7759" calcext:value-type="float">
            <text:p>577.7759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1" calcext:value-type="float">
            <text:p>35.66981</text:p>
          </table:table-cell>
          <table:table-cell office:value-type="float" office:value="0" calcext:value-type="float">
            <text:p>0</text:p>
          </table:table-cell>
          <table:table-cell office:value-type="float" office:value="-0.03927598" calcext:value-type="float">
            <text:p>-0.03927598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75.8" calcext:value-type="float">
            <text:p>-475.8</text:p>
          </table:table-cell>
          <table:table-cell office:value-type="float" office:value="0" calcext:value-type="float">
            <text:p>0</text:p>
          </table:table-cell>
          <table:table-cell office:value-type="float" office:value="11.72616" calcext:value-type="float">
            <text:p>11.7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7" calcext:value-type="float">
            <text:p>24112007</text:p>
          </table:table-cell>
          <table:table-cell office:value-type="float" office:value="977.4667" calcext:value-type="float">
            <text:p>977.4667</text:p>
          </table:table-cell>
          <table:table-cell office:value-type="float" office:value="13374.87" calcext:value-type="float">
            <text:p>13374.87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08.5452" calcext:value-type="float">
            <text:p>-608.5452</text:p>
          </table:table-cell>
          <table:table-cell office:value-type="float" office:value="1745.898" calcext:value-type="float">
            <text:p>1745.898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1.34665" calcext:value-type="float">
            <text:p>91.34665</text:p>
          </table:table-cell>
          <table:table-cell office:value-type="float" office:value="673.5559" calcext:value-type="float">
            <text:p>673.5559</text:p>
          </table:table-cell>
          <table:table-cell office:value-type="float" office:value="0.09351685" calcext:value-type="float">
            <text:p>0.09351685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5944" calcext:value-type="float">
            <text:p>0.0625944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72.6443" calcext:value-type="float">
            <text:p>872.6443</text:p>
          </table:table-cell>
          <table:table-cell office:value-type="float" office:value="0" calcext:value-type="float">
            <text:p>0</text:p>
          </table:table-cell>
          <table:table-cell office:value-type="float" office:value="373.8129" calcext:value-type="float">
            <text:p>373.8129</text:p>
          </table:table-cell>
          <table:table-cell office:value-type="float" office:value="1289.502" calcext:value-type="float">
            <text:p>1289.502</text:p>
          </table:table-cell>
          <table:table-cell office:value-type="float" office:value="1560.524" calcext:value-type="float">
            <text:p>1560.524</text:p>
          </table:table-cell>
          <table:table-cell office:value-type="float" office:value="1266.749" calcext:value-type="float">
            <text:p>1266.749</text:p>
          </table:table-cell>
          <table:table-cell office:value-type="float" office:value="756.0963" calcext:value-type="float">
            <text:p>756.0963</text:p>
          </table:table-cell>
          <table:table-cell office:value-type="float" office:value="1141.174" calcext:value-type="float">
            <text:p>1141.174</text:p>
          </table:table-cell>
          <table:table-cell office:value-type="float" office:value="409.94" calcext:value-type="float">
            <text:p>409.94</text:p>
          </table:table-cell>
          <table:table-cell office:value-type="float" office:value="1821.398" calcext:value-type="float">
            <text:p>1821.398</text:p>
          </table:table-cell>
          <table:table-cell office:value-type="float" office:value="2063.847" calcext:value-type="float">
            <text:p>2063.847</text:p>
          </table:table-cell>
          <table:table-cell office:value-type="float" office:value="1655.8" calcext:value-type="float">
            <text:p>1655.8</text:p>
          </table:table-cell>
          <table:table-cell office:value-type="float" office:value="583.7847" calcext:value-type="float">
            <text:p>583.7847</text:p>
          </table:table-cell>
          <table:table-cell office:value-type="float" office:value="577.764" calcext:value-type="float">
            <text:p>577.764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1" calcext:value-type="float">
            <text:p>35.66981</text:p>
          </table:table-cell>
          <table:table-cell office:value-type="float" office:value="0" calcext:value-type="float">
            <text:p>0</text:p>
          </table:table-cell>
          <table:table-cell office:value-type="float" office:value="-0.03927884" calcext:value-type="float">
            <text:p>-0.03927884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76.8245" calcext:value-type="float">
            <text:p>-476.8245</text:p>
          </table:table-cell>
          <table:table-cell office:value-type="float" office:value="0" calcext:value-type="float">
            <text:p>0</text:p>
          </table:table-cell>
          <table:table-cell office:value-type="float" office:value="12.12045" calcext:value-type="float">
            <text:p>12.1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7" calcext:value-type="float">
            <text:p>25112007</text:p>
          </table:table-cell>
          <table:table-cell office:value-type="float" office:value="976.6452" calcext:value-type="float">
            <text:p>976.6452</text:p>
          </table:table-cell>
          <table:table-cell office:value-type="float" office:value="13374.76" calcext:value-type="float">
            <text:p>13374.76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09.2545" calcext:value-type="float">
            <text:p>-609.2545</text:p>
          </table:table-cell>
          <table:table-cell office:value-type="float" office:value="1748.54" calcext:value-type="float">
            <text:p>1748.54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1.54408" calcext:value-type="float">
            <text:p>91.54408</text:p>
          </table:table-cell>
          <table:table-cell office:value-type="float" office:value="673.5471" calcext:value-type="float">
            <text:p>673.5471</text:p>
          </table:table-cell>
          <table:table-cell office:value-type="float" office:value="0.09362395" calcext:value-type="float">
            <text:p>0.09362395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5944" calcext:value-type="float">
            <text:p>0.0625944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71.9351" calcext:value-type="float">
            <text:p>871.9351</text:p>
          </table:table-cell>
          <table:table-cell office:value-type="float" office:value="0" calcext:value-type="float">
            <text:p>0</text:p>
          </table:table-cell>
          <table:table-cell office:value-type="float" office:value="373.8094" calcext:value-type="float">
            <text:p>373.8094</text:p>
          </table:table-cell>
          <table:table-cell office:value-type="float" office:value="1289.299" calcext:value-type="float">
            <text:p>1289.299</text:p>
          </table:table-cell>
          <table:table-cell office:value-type="float" office:value="1560.287" calcext:value-type="float">
            <text:p>1560.287</text:p>
          </table:table-cell>
          <table:table-cell office:value-type="float" office:value="1266.589" calcext:value-type="float">
            <text:p>1266.589</text:p>
          </table:table-cell>
          <table:table-cell office:value-type="float" office:value="755.9586" calcext:value-type="float">
            <text:p>755.9586</text:p>
          </table:table-cell>
          <table:table-cell office:value-type="float" office:value="1141.114" calcext:value-type="float">
            <text:p>1141.114</text:p>
          </table:table-cell>
          <table:table-cell office:value-type="float" office:value="409.9224" calcext:value-type="float">
            <text:p>409.9224</text:p>
          </table:table-cell>
          <table:table-cell office:value-type="float" office:value="1821.368" calcext:value-type="float">
            <text:p>1821.368</text:p>
          </table:table-cell>
          <table:table-cell office:value-type="float" office:value="2063.819" calcext:value-type="float">
            <text:p>2063.819</text:p>
          </table:table-cell>
          <table:table-cell office:value-type="float" office:value="1655.777" calcext:value-type="float">
            <text:p>1655.777</text:p>
          </table:table-cell>
          <table:table-cell office:value-type="float" office:value="583.7727" calcext:value-type="float">
            <text:p>583.7727</text:p>
          </table:table-cell>
          <table:table-cell office:value-type="float" office:value="577.7521" calcext:value-type="float">
            <text:p>577.7521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" calcext:value-type="float">
            <text:p>35.6698</text:p>
          </table:table-cell>
          <table:table-cell office:value-type="float" office:value="0" calcext:value-type="float">
            <text:p>0</text:p>
          </table:table-cell>
          <table:table-cell office:value-type="float" office:value="-0.03928374" calcext:value-type="float">
            <text:p>-0.03928374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77.7076" calcext:value-type="float">
            <text:p>-477.7076</text:p>
          </table:table-cell>
          <table:table-cell office:value-type="float" office:value="0" calcext:value-type="float">
            <text:p>0</text:p>
          </table:table-cell>
          <table:table-cell office:value-type="float" office:value="12.29544" calcext:value-type="float">
            <text:p>12.29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7" calcext:value-type="float">
            <text:p>26112007</text:p>
          </table:table-cell>
          <table:table-cell office:value-type="float" office:value="975.7975" calcext:value-type="float">
            <text:p>975.7975</text:p>
          </table:table-cell>
          <table:table-cell office:value-type="float" office:value="13374.65" calcext:value-type="float">
            <text:p>13374.65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0.2442" calcext:value-type="float">
            <text:p>-610.2442</text:p>
          </table:table-cell>
          <table:table-cell office:value-type="float" office:value="1751.095" calcext:value-type="float">
            <text:p>1751.095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1.75169" calcext:value-type="float">
            <text:p>91.75169</text:p>
          </table:table-cell>
          <table:table-cell office:value-type="float" office:value="673.526" calcext:value-type="float">
            <text:p>673.526</text:p>
          </table:table-cell>
          <table:table-cell office:value-type="float" office:value="0.09372671" calcext:value-type="float">
            <text:p>0.09372671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59467" calcext:value-type="float">
            <text:p>0.06259467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70.9455" calcext:value-type="float">
            <text:p>870.9455</text:p>
          </table:table-cell>
          <table:table-cell office:value-type="float" office:value="0" calcext:value-type="float">
            <text:p>0</text:p>
          </table:table-cell>
          <table:table-cell office:value-type="float" office:value="373.7984" calcext:value-type="float">
            <text:p>373.7984</text:p>
          </table:table-cell>
          <table:table-cell office:value-type="float" office:value="1289.085" calcext:value-type="float">
            <text:p>1289.085</text:p>
          </table:table-cell>
          <table:table-cell office:value-type="float" office:value="1560.051" calcext:value-type="float">
            <text:p>1560.051</text:p>
          </table:table-cell>
          <table:table-cell office:value-type="float" office:value="1266.432" calcext:value-type="float">
            <text:p>1266.432</text:p>
          </table:table-cell>
          <table:table-cell office:value-type="float" office:value="755.8259" calcext:value-type="float">
            <text:p>755.8259</text:p>
          </table:table-cell>
          <table:table-cell office:value-type="float" office:value="1141.056" calcext:value-type="float">
            <text:p>1141.056</text:p>
          </table:table-cell>
          <table:table-cell office:value-type="float" office:value="409.9057" calcext:value-type="float">
            <text:p>409.9057</text:p>
          </table:table-cell>
          <table:table-cell office:value-type="float" office:value="1821.339" calcext:value-type="float">
            <text:p>1821.339</text:p>
          </table:table-cell>
          <table:table-cell office:value-type="float" office:value="2063.791" calcext:value-type="float">
            <text:p>2063.791</text:p>
          </table:table-cell>
          <table:table-cell office:value-type="float" office:value="1655.755" calcext:value-type="float">
            <text:p>1655.755</text:p>
          </table:table-cell>
          <table:table-cell office:value-type="float" office:value="583.7609" calcext:value-type="float">
            <text:p>583.7609</text:p>
          </table:table-cell>
          <table:table-cell office:value-type="float" office:value="577.7403" calcext:value-type="float">
            <text:p>577.7403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" calcext:value-type="float">
            <text:p>35.6698</text:p>
          </table:table-cell>
          <table:table-cell office:value-type="float" office:value="0" calcext:value-type="float">
            <text:p>0</text:p>
          </table:table-cell>
          <table:table-cell office:value-type="float" office:value="-0.03928483" calcext:value-type="float">
            <text:p>-0.03928483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78.6087" calcext:value-type="float">
            <text:p>-478.6087</text:p>
          </table:table-cell>
          <table:table-cell office:value-type="float" office:value="0" calcext:value-type="float">
            <text:p>0</text:p>
          </table:table-cell>
          <table:table-cell office:value-type="float" office:value="12.20976" calcext:value-type="float">
            <text:p>12.2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7" calcext:value-type="float">
            <text:p>27112007</text:p>
          </table:table-cell>
          <table:table-cell office:value-type="float" office:value="975.1652" calcext:value-type="float">
            <text:p>975.1652</text:p>
          </table:table-cell>
          <table:table-cell office:value-type="float" office:value="13374.56" calcext:value-type="float">
            <text:p>13374.56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1.1792" calcext:value-type="float">
            <text:p>-611.1792</text:p>
          </table:table-cell>
          <table:table-cell office:value-type="float" office:value="1753.928" calcext:value-type="float">
            <text:p>1753.928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1.87335" calcext:value-type="float">
            <text:p>91.87335</text:p>
          </table:table-cell>
          <table:table-cell office:value-type="float" office:value="673.5314" calcext:value-type="float">
            <text:p>673.5314</text:p>
          </table:table-cell>
          <table:table-cell office:value-type="float" office:value="0.0938789" calcext:value-type="float">
            <text:p>0.0938789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59924" calcext:value-type="float">
            <text:p>0.06259924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70.0106" calcext:value-type="float">
            <text:p>870.0106</text:p>
          </table:table-cell>
          <table:table-cell office:value-type="float" office:value="0" calcext:value-type="float">
            <text:p>0</text:p>
          </table:table-cell>
          <table:table-cell office:value-type="float" office:value="373.8094" calcext:value-type="float">
            <text:p>373.8094</text:p>
          </table:table-cell>
          <table:table-cell office:value-type="float" office:value="1288.953" calcext:value-type="float">
            <text:p>1288.953</text:p>
          </table:table-cell>
          <table:table-cell office:value-type="float" office:value="1559.872" calcext:value-type="float">
            <text:p>1559.872</text:p>
          </table:table-cell>
          <table:table-cell office:value-type="float" office:value="1266.298" calcext:value-type="float">
            <text:p>1266.298</text:p>
          </table:table-cell>
          <table:table-cell office:value-type="float" office:value="755.7009" calcext:value-type="float">
            <text:p>755.7009</text:p>
          </table:table-cell>
          <table:table-cell office:value-type="float" office:value="1140.997" calcext:value-type="float">
            <text:p>1140.997</text:p>
          </table:table-cell>
          <table:table-cell office:value-type="float" office:value="409.8877" calcext:value-type="float">
            <text:p>409.8877</text:p>
          </table:table-cell>
          <table:table-cell office:value-type="float" office:value="1821.311" calcext:value-type="float">
            <text:p>1821.311</text:p>
          </table:table-cell>
          <table:table-cell office:value-type="float" office:value="2063.763" calcext:value-type="float">
            <text:p>2063.763</text:p>
          </table:table-cell>
          <table:table-cell office:value-type="float" office:value="1655.732" calcext:value-type="float">
            <text:p>1655.732</text:p>
          </table:table-cell>
          <table:table-cell office:value-type="float" office:value="583.749" calcext:value-type="float">
            <text:p>583.749</text:p>
          </table:table-cell>
          <table:table-cell office:value-type="float" office:value="577.7286" calcext:value-type="float">
            <text:p>577.7286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" calcext:value-type="float">
            <text:p>35.6698</text:p>
          </table:table-cell>
          <table:table-cell office:value-type="float" office:value="0" calcext:value-type="float">
            <text:p>0</text:p>
          </table:table-cell>
          <table:table-cell office:value-type="float" office:value="-0.03928502" calcext:value-type="float">
            <text:p>-0.03928502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79.2968" calcext:value-type="float">
            <text:p>-479.2968</text:p>
          </table:table-cell>
          <table:table-cell office:value-type="float" office:value="0" calcext:value-type="float">
            <text:p>0</text:p>
          </table:table-cell>
          <table:table-cell office:value-type="float" office:value="11.9643" calcext:value-type="float">
            <text:p>11.9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7" calcext:value-type="float">
            <text:p>28112007</text:p>
          </table:table-cell>
          <table:table-cell office:value-type="float" office:value="974.7203" calcext:value-type="float">
            <text:p>974.7203</text:p>
          </table:table-cell>
          <table:table-cell office:value-type="float" office:value="13374.46" calcext:value-type="float">
            <text:p>13374.46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1.7274" calcext:value-type="float">
            <text:p>-611.7274</text:p>
          </table:table-cell>
          <table:table-cell office:value-type="float" office:value="1755.805" calcext:value-type="float">
            <text:p>1755.805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1.93205" calcext:value-type="float">
            <text:p>91.93205</text:p>
          </table:table-cell>
          <table:table-cell office:value-type="float" office:value="673.5315" calcext:value-type="float">
            <text:p>673.5315</text:p>
          </table:table-cell>
          <table:table-cell office:value-type="float" office:value="0.09405056" calcext:value-type="float">
            <text:p>0.09405056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02" calcext:value-type="float">
            <text:p>0.0626002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9.4626" calcext:value-type="float">
            <text:p>869.4626</text:p>
          </table:table-cell>
          <table:table-cell office:value-type="float" office:value="0" calcext:value-type="float">
            <text:p>0</text:p>
          </table:table-cell>
          <table:table-cell office:value-type="float" office:value="373.8308" calcext:value-type="float">
            <text:p>373.8308</text:p>
          </table:table-cell>
          <table:table-cell office:value-type="float" office:value="1288.869" calcext:value-type="float">
            <text:p>1288.869</text:p>
          </table:table-cell>
          <table:table-cell office:value-type="float" office:value="1559.749" calcext:value-type="float">
            <text:p>1559.749</text:p>
          </table:table-cell>
          <table:table-cell office:value-type="float" office:value="1266.204" calcext:value-type="float">
            <text:p>1266.204</text:p>
          </table:table-cell>
          <table:table-cell office:value-type="float" office:value="755.605" calcext:value-type="float">
            <text:p>755.605</text:p>
          </table:table-cell>
          <table:table-cell office:value-type="float" office:value="1140.948" calcext:value-type="float">
            <text:p>1140.948</text:p>
          </table:table-cell>
          <table:table-cell office:value-type="float" office:value="409.8726" calcext:value-type="float">
            <text:p>409.8726</text:p>
          </table:table-cell>
          <table:table-cell office:value-type="float" office:value="1821.284" calcext:value-type="float">
            <text:p>1821.284</text:p>
          </table:table-cell>
          <table:table-cell office:value-type="float" office:value="2063.737" calcext:value-type="float">
            <text:p>2063.737</text:p>
          </table:table-cell>
          <table:table-cell office:value-type="float" office:value="1655.71" calcext:value-type="float">
            <text:p>1655.71</text:p>
          </table:table-cell>
          <table:table-cell office:value-type="float" office:value="583.7372" calcext:value-type="float">
            <text:p>583.7372</text:p>
          </table:table-cell>
          <table:table-cell office:value-type="float" office:value="577.7169" calcext:value-type="float">
            <text:p>577.7169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" calcext:value-type="float">
            <text:p>35.6698</text:p>
          </table:table-cell>
          <table:table-cell office:value-type="float" office:value="0" calcext:value-type="float">
            <text:p>0</text:p>
          </table:table-cell>
          <table:table-cell office:value-type="float" office:value="-0.03928502" calcext:value-type="float">
            <text:p>-0.03928502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79.7904" calcext:value-type="float">
            <text:p>-479.7904</text:p>
          </table:table-cell>
          <table:table-cell office:value-type="float" office:value="0" calcext:value-type="float">
            <text:p>0</text:p>
          </table:table-cell>
          <table:table-cell office:value-type="float" office:value="11.90882" calcext:value-type="float">
            <text:p>11.90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7" calcext:value-type="float">
            <text:p>29112007</text:p>
          </table:table-cell>
          <table:table-cell office:value-type="float" office:value="974.373" calcext:value-type="float">
            <text:p>974.373</text:p>
          </table:table-cell>
          <table:table-cell office:value-type="float" office:value="13374.38" calcext:value-type="float">
            <text:p>13374.38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2.1585" calcext:value-type="float">
            <text:p>-612.1585</text:p>
          </table:table-cell>
          <table:table-cell office:value-type="float" office:value="1757.055" calcext:value-type="float">
            <text:p>1757.055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1.96441" calcext:value-type="float">
            <text:p>91.96441</text:p>
          </table:table-cell>
          <table:table-cell office:value-type="float" office:value="673.5319" calcext:value-type="float">
            <text:p>673.5319</text:p>
          </table:table-cell>
          <table:table-cell office:value-type="float" office:value="0.0942066" calcext:value-type="float">
            <text:p>0.0942066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067" calcext:value-type="float">
            <text:p>0.06260067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9.0316" calcext:value-type="float">
            <text:p>869.0316</text:p>
          </table:table-cell>
          <table:table-cell office:value-type="float" office:value="0" calcext:value-type="float">
            <text:p>0</text:p>
          </table:table-cell>
          <table:table-cell office:value-type="float" office:value="373.8514" calcext:value-type="float">
            <text:p>373.8514</text:p>
          </table:table-cell>
          <table:table-cell office:value-type="float" office:value="1288.807" calcext:value-type="float">
            <text:p>1288.807</text:p>
          </table:table-cell>
          <table:table-cell office:value-type="float" office:value="1559.654" calcext:value-type="float">
            <text:p>1559.654</text:p>
          </table:table-cell>
          <table:table-cell office:value-type="float" office:value="1266.133" calcext:value-type="float">
            <text:p>1266.133</text:p>
          </table:table-cell>
          <table:table-cell office:value-type="float" office:value="755.5309" calcext:value-type="float">
            <text:p>755.5309</text:p>
          </table:table-cell>
          <table:table-cell office:value-type="float" office:value="1140.908" calcext:value-type="float">
            <text:p>1140.908</text:p>
          </table:table-cell>
          <table:table-cell office:value-type="float" office:value="409.8592" calcext:value-type="float">
            <text:p>409.8592</text:p>
          </table:table-cell>
          <table:table-cell office:value-type="float" office:value="1821.257" calcext:value-type="float">
            <text:p>1821.257</text:p>
          </table:table-cell>
          <table:table-cell office:value-type="float" office:value="2063.712" calcext:value-type="float">
            <text:p>2063.712</text:p>
          </table:table-cell>
          <table:table-cell office:value-type="float" office:value="1655.688" calcext:value-type="float">
            <text:p>1655.688</text:p>
          </table:table-cell>
          <table:table-cell office:value-type="float" office:value="583.7255" calcext:value-type="float">
            <text:p>583.7255</text:p>
          </table:table-cell>
          <table:table-cell office:value-type="float" office:value="577.7053" calcext:value-type="float">
            <text:p>577.7053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8" calcext:value-type="float">
            <text:p>35.6698</text:p>
          </table:table-cell>
          <table:table-cell office:value-type="float" office:value="0" calcext:value-type="float">
            <text:p>0</text:p>
          </table:table-cell>
          <table:table-cell office:value-type="float" office:value="-0.03928502" calcext:value-type="float">
            <text:p>-0.03928502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0.1819" calcext:value-type="float">
            <text:p>-480.1819</text:p>
          </table:table-cell>
          <table:table-cell office:value-type="float" office:value="0" calcext:value-type="float">
            <text:p>0</text:p>
          </table:table-cell>
          <table:table-cell office:value-type="float" office:value="11.86687" calcext:value-type="float">
            <text:p>11.86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7" calcext:value-type="float">
            <text:p>30112007</text:p>
          </table:table-cell>
          <table:table-cell office:value-type="float" office:value="974.0504" calcext:value-type="float">
            <text:p>974.0504</text:p>
          </table:table-cell>
          <table:table-cell office:value-type="float" office:value="13374.29" calcext:value-type="float">
            <text:p>13374.29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2.5285" calcext:value-type="float">
            <text:p>-612.5285</text:p>
          </table:table-cell>
          <table:table-cell office:value-type="float" office:value="1758.18" calcext:value-type="float">
            <text:p>1758.18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1.98537" calcext:value-type="float">
            <text:p>91.98537</text:p>
          </table:table-cell>
          <table:table-cell office:value-type="float" office:value="673.5321" calcext:value-type="float">
            <text:p>673.5321</text:p>
          </table:table-cell>
          <table:table-cell office:value-type="float" office:value="0.09438342" calcext:value-type="float">
            <text:p>0.09438342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073" calcext:value-type="float">
            <text:p>0.06260073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8.6618" calcext:value-type="float">
            <text:p>868.6618</text:p>
          </table:table-cell>
          <table:table-cell office:value-type="float" office:value="0" calcext:value-type="float">
            <text:p>0</text:p>
          </table:table-cell>
          <table:table-cell office:value-type="float" office:value="373.8679" calcext:value-type="float">
            <text:p>373.8679</text:p>
          </table:table-cell>
          <table:table-cell office:value-type="float" office:value="1288.741" calcext:value-type="float">
            <text:p>1288.741</text:p>
          </table:table-cell>
          <table:table-cell office:value-type="float" office:value="1559.566" calcext:value-type="float">
            <text:p>1559.566</text:p>
          </table:table-cell>
          <table:table-cell office:value-type="float" office:value="1266.072" calcext:value-type="float">
            <text:p>1266.072</text:p>
          </table:table-cell>
          <table:table-cell office:value-type="float" office:value="755.4644" calcext:value-type="float">
            <text:p>755.4644</text:p>
          </table:table-cell>
          <table:table-cell office:value-type="float" office:value="1140.872" calcext:value-type="float">
            <text:p>1140.872</text:p>
          </table:table-cell>
          <table:table-cell office:value-type="float" office:value="409.8471" calcext:value-type="float">
            <text:p>409.8471</text:p>
          </table:table-cell>
          <table:table-cell office:value-type="float" office:value="1821.232" calcext:value-type="float">
            <text:p>1821.232</text:p>
          </table:table-cell>
          <table:table-cell office:value-type="float" office:value="2063.687" calcext:value-type="float">
            <text:p>2063.687</text:p>
          </table:table-cell>
          <table:table-cell office:value-type="float" office:value="1655.666" calcext:value-type="float">
            <text:p>1655.666</text:p>
          </table:table-cell>
          <table:table-cell office:value-type="float" office:value="583.7138" calcext:value-type="float">
            <text:p>583.7138</text:p>
          </table:table-cell>
          <table:table-cell office:value-type="float" office:value="577.6939" calcext:value-type="float">
            <text:p>577.6939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79" calcext:value-type="float">
            <text:p>35.66979</text:p>
          </table:table-cell>
          <table:table-cell office:value-type="float" office:value="0" calcext:value-type="float">
            <text:p>0</text:p>
          </table:table-cell>
          <table:table-cell office:value-type="float" office:value="-0.03928502" calcext:value-type="float">
            <text:p>-0.03928502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0.5449" calcext:value-type="float">
            <text:p>-480.5449</text:p>
          </table:table-cell>
          <table:table-cell office:value-type="float" office:value="0" calcext:value-type="float">
            <text:p>0</text:p>
          </table:table-cell>
          <table:table-cell office:value-type="float" office:value="11.85977" calcext:value-type="float">
            <text:p>11.85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7" calcext:value-type="float">
            <text:p>1122007</text:p>
          </table:table-cell>
          <table:table-cell office:value-type="float" office:value="973.6877" calcext:value-type="float">
            <text:p>973.6877</text:p>
          </table:table-cell>
          <table:table-cell office:value-type="float" office:value="13374.21" calcext:value-type="float">
            <text:p>13374.21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2.9161" calcext:value-type="float">
            <text:p>-612.9161</text:p>
          </table:table-cell>
          <table:table-cell office:value-type="float" office:value="1759.443" calcext:value-type="float">
            <text:p>1759.443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2.01237" calcext:value-type="float">
            <text:p>92.01237</text:p>
          </table:table-cell>
          <table:table-cell office:value-type="float" office:value="673.5279" calcext:value-type="float">
            <text:p>673.5279</text:p>
          </table:table-cell>
          <table:table-cell office:value-type="float" office:value="0.09458955" calcext:value-type="float">
            <text:p>0.09458955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125" calcext:value-type="float">
            <text:p>0.06260125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8.2744" calcext:value-type="float">
            <text:p>868.2744</text:p>
          </table:table-cell>
          <table:table-cell office:value-type="float" office:value="0" calcext:value-type="float">
            <text:p>0</text:p>
          </table:table-cell>
          <table:table-cell office:value-type="float" office:value="373.8804" calcext:value-type="float">
            <text:p>373.8804</text:p>
          </table:table-cell>
          <table:table-cell office:value-type="float" office:value="1288.659" calcext:value-type="float">
            <text:p>1288.659</text:p>
          </table:table-cell>
          <table:table-cell office:value-type="float" office:value="1559.467" calcext:value-type="float">
            <text:p>1559.467</text:p>
          </table:table-cell>
          <table:table-cell office:value-type="float" office:value="1266.005" calcext:value-type="float">
            <text:p>1266.005</text:p>
          </table:table-cell>
          <table:table-cell office:value-type="float" office:value="755.3984" calcext:value-type="float">
            <text:p>755.3984</text:p>
          </table:table-cell>
          <table:table-cell office:value-type="float" office:value="1140.837" calcext:value-type="float">
            <text:p>1140.837</text:p>
          </table:table-cell>
          <table:table-cell office:value-type="float" office:value="409.8365" calcext:value-type="float">
            <text:p>409.8365</text:p>
          </table:table-cell>
          <table:table-cell office:value-type="float" office:value="1821.208" calcext:value-type="float">
            <text:p>1821.208</text:p>
          </table:table-cell>
          <table:table-cell office:value-type="float" office:value="2063.662" calcext:value-type="float">
            <text:p>2063.662</text:p>
          </table:table-cell>
          <table:table-cell office:value-type="float" office:value="1655.645" calcext:value-type="float">
            <text:p>1655.645</text:p>
          </table:table-cell>
          <table:table-cell office:value-type="float" office:value="583.7022" calcext:value-type="float">
            <text:p>583.7022</text:p>
          </table:table-cell>
          <table:table-cell office:value-type="float" office:value="577.6826" calcext:value-type="float">
            <text:p>577.6826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79" calcext:value-type="float">
            <text:p>35.66979</text:p>
          </table:table-cell>
          <table:table-cell office:value-type="float" office:value="0" calcext:value-type="float">
            <text:p>0</text:p>
          </table:table-cell>
          <table:table-cell office:value-type="float" office:value="-0.03928502" calcext:value-type="float">
            <text:p>-0.03928502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0.9439" calcext:value-type="float">
            <text:p>-480.9439</text:p>
          </table:table-cell>
          <table:table-cell office:value-type="float" office:value="0" calcext:value-type="float">
            <text:p>0</text:p>
          </table:table-cell>
          <table:table-cell office:value-type="float" office:value="11.8694" calcext:value-type="float">
            <text:p>11.8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7" calcext:value-type="float">
            <text:p>2122007</text:p>
          </table:table-cell>
          <table:table-cell office:value-type="float" office:value="973.1945" calcext:value-type="float">
            <text:p>973.1945</text:p>
          </table:table-cell>
          <table:table-cell office:value-type="float" office:value="13374.13" calcext:value-type="float">
            <text:p>13374.13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3.4349" calcext:value-type="float">
            <text:p>-613.4349</text:p>
          </table:table-cell>
          <table:table-cell office:value-type="float" office:value="1761.185" calcext:value-type="float">
            <text:p>1761.185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2.08356" calcext:value-type="float">
            <text:p>92.08356</text:p>
          </table:table-cell>
          <table:table-cell office:value-type="float" office:value="673.5124" calcext:value-type="float">
            <text:p>673.5124</text:p>
          </table:table-cell>
          <table:table-cell office:value-type="float" office:value="0.09478424" calcext:value-type="float">
            <text:p>0.09478424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244" calcext:value-type="float">
            <text:p>0.06260244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7.7558" calcext:value-type="float">
            <text:p>867.7558</text:p>
          </table:table-cell>
          <table:table-cell office:value-type="float" office:value="0" calcext:value-type="float">
            <text:p>0</text:p>
          </table:table-cell>
          <table:table-cell office:value-type="float" office:value="373.874" calcext:value-type="float">
            <text:p>373.874</text:p>
          </table:table-cell>
          <table:table-cell office:value-type="float" office:value="1288.544" calcext:value-type="float">
            <text:p>1288.544</text:p>
          </table:table-cell>
          <table:table-cell office:value-type="float" office:value="1559.331" calcext:value-type="float">
            <text:p>1559.331</text:p>
          </table:table-cell>
          <table:table-cell office:value-type="float" office:value="1265.922" calcext:value-type="float">
            <text:p>1265.922</text:p>
          </table:table-cell>
          <table:table-cell office:value-type="float" office:value="755.3198" calcext:value-type="float">
            <text:p>755.3198</text:p>
          </table:table-cell>
          <table:table-cell office:value-type="float" office:value="1140.8" calcext:value-type="float">
            <text:p>1140.8</text:p>
          </table:table-cell>
          <table:table-cell office:value-type="float" office:value="409.8245" calcext:value-type="float">
            <text:p>409.8245</text:p>
          </table:table-cell>
          <table:table-cell office:value-type="float" office:value="1821.183" calcext:value-type="float">
            <text:p>1821.183</text:p>
          </table:table-cell>
          <table:table-cell office:value-type="float" office:value="2063.638" calcext:value-type="float">
            <text:p>2063.638</text:p>
          </table:table-cell>
          <table:table-cell office:value-type="float" office:value="1655.623" calcext:value-type="float">
            <text:p>1655.623</text:p>
          </table:table-cell>
          <table:table-cell office:value-type="float" office:value="583.6949" calcext:value-type="float">
            <text:p>583.6949</text:p>
          </table:table-cell>
          <table:table-cell office:value-type="float" office:value="577.6714" calcext:value-type="float">
            <text:p>577.6714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79" calcext:value-type="float">
            <text:p>35.66979</text:p>
          </table:table-cell>
          <table:table-cell office:value-type="float" office:value="0" calcext:value-type="float">
            <text:p>0</text:p>
          </table:table-cell>
          <table:table-cell office:value-type="float" office:value="-0.03928502" calcext:value-type="float">
            <text:p>-0.03928502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1.4669" calcext:value-type="float">
            <text:p>-481.4669</text:p>
          </table:table-cell>
          <table:table-cell office:value-type="float" office:value="0" calcext:value-type="float">
            <text:p>0</text:p>
          </table:table-cell>
          <table:table-cell office:value-type="float" office:value="11.87461" calcext:value-type="float">
            <text:p>11.87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7" calcext:value-type="float">
            <text:p>3122007</text:p>
          </table:table-cell>
          <table:table-cell office:value-type="float" office:value="972.6931" calcext:value-type="float">
            <text:p>972.6931</text:p>
          </table:table-cell>
          <table:table-cell office:value-type="float" office:value="13374.05" calcext:value-type="float">
            <text:p>13374.05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3.9681" calcext:value-type="float">
            <text:p>-613.9681</text:p>
          </table:table-cell>
          <table:table-cell office:value-type="float" office:value="1762.741" calcext:value-type="float">
            <text:p>1762.741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2.15019" calcext:value-type="float">
            <text:p>92.15019</text:p>
          </table:table-cell>
          <table:table-cell office:value-type="float" office:value="673.5046" calcext:value-type="float">
            <text:p>673.5046</text:p>
          </table:table-cell>
          <table:table-cell office:value-type="float" office:value="0.09498698" calcext:value-type="float">
            <text:p>0.09498698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35" calcext:value-type="float">
            <text:p>0.0626035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7.2228" calcext:value-type="float">
            <text:p>867.2228</text:p>
          </table:table-cell>
          <table:table-cell office:value-type="float" office:value="0" calcext:value-type="float">
            <text:p>0</text:p>
          </table:table-cell>
          <table:table-cell office:value-type="float" office:value="373.8694" calcext:value-type="float">
            <text:p>373.8694</text:p>
          </table:table-cell>
          <table:table-cell office:value-type="float" office:value="1288.428" calcext:value-type="float">
            <text:p>1288.428</text:p>
          </table:table-cell>
          <table:table-cell office:value-type="float" office:value="1559.192" calcext:value-type="float">
            <text:p>1559.192</text:p>
          </table:table-cell>
          <table:table-cell office:value-type="float" office:value="1265.833" calcext:value-type="float">
            <text:p>1265.833</text:p>
          </table:table-cell>
          <table:table-cell office:value-type="float" office:value="755.2319" calcext:value-type="float">
            <text:p>755.2319</text:p>
          </table:table-cell>
          <table:table-cell office:value-type="float" office:value="1140.76" calcext:value-type="float">
            <text:p>1140.76</text:p>
          </table:table-cell>
          <table:table-cell office:value-type="float" office:value="409.8119" calcext:value-type="float">
            <text:p>409.8119</text:p>
          </table:table-cell>
          <table:table-cell office:value-type="float" office:value="1821.159" calcext:value-type="float">
            <text:p>1821.159</text:p>
          </table:table-cell>
          <table:table-cell office:value-type="float" office:value="2063.614" calcext:value-type="float">
            <text:p>2063.614</text:p>
          </table:table-cell>
          <table:table-cell office:value-type="float" office:value="1655.602" calcext:value-type="float">
            <text:p>1655.602</text:p>
          </table:table-cell>
          <table:table-cell office:value-type="float" office:value="583.6894" calcext:value-type="float">
            <text:p>583.6894</text:p>
          </table:table-cell>
          <table:table-cell office:value-type="float" office:value="577.6603" calcext:value-type="float">
            <text:p>577.6603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78" calcext:value-type="float">
            <text:p>35.66978</text:p>
          </table:table-cell>
          <table:table-cell office:value-type="float" office:value="0" calcext:value-type="float">
            <text:p>0</text:p>
          </table:table-cell>
          <table:table-cell office:value-type="float" office:value="-0.03928502" calcext:value-type="float">
            <text:p>-0.03928502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1.9986" calcext:value-type="float">
            <text:p>-481.9986</text:p>
          </table:table-cell>
          <table:table-cell office:value-type="float" office:value="0" calcext:value-type="float">
            <text:p>0</text:p>
          </table:table-cell>
          <table:table-cell office:value-type="float" office:value="11.87455" calcext:value-type="float">
            <text:p>11.87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7" calcext:value-type="float">
            <text:p>4122007</text:p>
          </table:table-cell>
          <table:table-cell office:value-type="float" office:value="972.0768" calcext:value-type="float">
            <text:p>972.0768</text:p>
          </table:table-cell>
          <table:table-cell office:value-type="float" office:value="13373.97" calcext:value-type="float">
            <text:p>13373.97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4.5818" calcext:value-type="float">
            <text:p>-614.5818</text:p>
          </table:table-cell>
          <table:table-cell office:value-type="float" office:value="1763.329" calcext:value-type="float">
            <text:p>1763.329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2.26192" calcext:value-type="float">
            <text:p>92.26192</text:p>
          </table:table-cell>
          <table:table-cell office:value-type="float" office:value="673.4711" calcext:value-type="float">
            <text:p>673.4711</text:p>
          </table:table-cell>
          <table:table-cell office:value-type="float" office:value="0.09517743" calcext:value-type="float">
            <text:p>0.09517743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35" calcext:value-type="float">
            <text:p>0.0626035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6.6093" calcext:value-type="float">
            <text:p>866.6093</text:p>
          </table:table-cell>
          <table:table-cell office:value-type="float" office:value="0" calcext:value-type="float">
            <text:p>0</text:p>
          </table:table-cell>
          <table:table-cell office:value-type="float" office:value="373.8541" calcext:value-type="float">
            <text:p>373.8541</text:p>
          </table:table-cell>
          <table:table-cell office:value-type="float" office:value="1288.278" calcext:value-type="float">
            <text:p>1288.278</text:p>
          </table:table-cell>
          <table:table-cell office:value-type="float" office:value="1559.032" calcext:value-type="float">
            <text:p>1559.032</text:p>
          </table:table-cell>
          <table:table-cell office:value-type="float" office:value="1265.731" calcext:value-type="float">
            <text:p>1265.731</text:p>
          </table:table-cell>
          <table:table-cell office:value-type="float" office:value="755.1395" calcext:value-type="float">
            <text:p>755.1395</text:p>
          </table:table-cell>
          <table:table-cell office:value-type="float" office:value="1140.718" calcext:value-type="float">
            <text:p>1140.718</text:p>
          </table:table-cell>
          <table:table-cell office:value-type="float" office:value="409.7993" calcext:value-type="float">
            <text:p>409.7993</text:p>
          </table:table-cell>
          <table:table-cell office:value-type="float" office:value="1821.134" calcext:value-type="float">
            <text:p>1821.134</text:p>
          </table:table-cell>
          <table:table-cell office:value-type="float" office:value="2063.591" calcext:value-type="float">
            <text:p>2063.591</text:p>
          </table:table-cell>
          <table:table-cell office:value-type="float" office:value="1655.581" calcext:value-type="float">
            <text:p>1655.581</text:p>
          </table:table-cell>
          <table:table-cell office:value-type="float" office:value="583.6841" calcext:value-type="float">
            <text:p>583.6841</text:p>
          </table:table-cell>
          <table:table-cell office:value-type="float" office:value="577.6494" calcext:value-type="float">
            <text:p>577.6494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78" calcext:value-type="float">
            <text:p>35.66978</text:p>
          </table:table-cell>
          <table:table-cell office:value-type="float" office:value="0" calcext:value-type="float">
            <text:p>0</text:p>
          </table:table-cell>
          <table:table-cell office:value-type="float" office:value="-0.03928507" calcext:value-type="float">
            <text:p>-0.03928507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2.6408" calcext:value-type="float">
            <text:p>-482.6408</text:p>
          </table:table-cell>
          <table:table-cell office:value-type="float" office:value="0" calcext:value-type="float">
            <text:p>0</text:p>
          </table:table-cell>
          <table:table-cell office:value-type="float" office:value="11.90392" calcext:value-type="float">
            <text:p>11.90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7" calcext:value-type="float">
            <text:p>5122007</text:p>
          </table:table-cell>
          <table:table-cell office:value-type="float" office:value="971.1999" calcext:value-type="float">
            <text:p>971.1999</text:p>
          </table:table-cell>
          <table:table-cell office:value-type="float" office:value="13373.88" calcext:value-type="float">
            <text:p>13373.88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5.4392" calcext:value-type="float">
            <text:p>-615.4392</text:p>
          </table:table-cell>
          <table:table-cell office:value-type="float" office:value="1767.062" calcext:value-type="float">
            <text:p>1767.062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2.47624" calcext:value-type="float">
            <text:p>92.47624</text:p>
          </table:table-cell>
          <table:table-cell office:value-type="float" office:value="673.4126" calcext:value-type="float">
            <text:p>673.4126</text:p>
          </table:table-cell>
          <table:table-cell office:value-type="float" office:value="0.09536874" calcext:value-type="float">
            <text:p>0.09536874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35" calcext:value-type="float">
            <text:p>0.0626035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5.7521" calcext:value-type="float">
            <text:p>865.7521</text:p>
          </table:table-cell>
          <table:table-cell office:value-type="float" office:value="0" calcext:value-type="float">
            <text:p>0</text:p>
          </table:table-cell>
          <table:table-cell office:value-type="float" office:value="373.8254" calcext:value-type="float">
            <text:p>373.8254</text:p>
          </table:table-cell>
          <table:table-cell office:value-type="float" office:value="1288.05" calcext:value-type="float">
            <text:p>1288.05</text:p>
          </table:table-cell>
          <table:table-cell office:value-type="float" office:value="1558.805" calcext:value-type="float">
            <text:p>1558.805</text:p>
          </table:table-cell>
          <table:table-cell office:value-type="float" office:value="1265.574" calcext:value-type="float">
            <text:p>1265.574</text:p>
          </table:table-cell>
          <table:table-cell office:value-type="float" office:value="755.0241" calcext:value-type="float">
            <text:p>755.0241</text:p>
          </table:table-cell>
          <table:table-cell office:value-type="float" office:value="1140.668" calcext:value-type="float">
            <text:p>1140.668</text:p>
          </table:table-cell>
          <table:table-cell office:value-type="float" office:value="409.7858" calcext:value-type="float">
            <text:p>409.7858</text:p>
          </table:table-cell>
          <table:table-cell office:value-type="float" office:value="1821.11" calcext:value-type="float">
            <text:p>1821.11</text:p>
          </table:table-cell>
          <table:table-cell office:value-type="float" office:value="2063.567" calcext:value-type="float">
            <text:p>2063.567</text:p>
          </table:table-cell>
          <table:table-cell office:value-type="float" office:value="1655.561" calcext:value-type="float">
            <text:p>1655.561</text:p>
          </table:table-cell>
          <table:table-cell office:value-type="float" office:value="583.6789" calcext:value-type="float">
            <text:p>583.6789</text:p>
          </table:table-cell>
          <table:table-cell office:value-type="float" office:value="577.6387" calcext:value-type="float">
            <text:p>577.6387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78" calcext:value-type="float">
            <text:p>35.66978</text:p>
          </table:table-cell>
          <table:table-cell office:value-type="float" office:value="0" calcext:value-type="float">
            <text:p>0</text:p>
          </table:table-cell>
          <table:table-cell office:value-type="float" office:value="-0.03928549" calcext:value-type="float">
            <text:p>-0.03928549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3.545" calcext:value-type="float">
            <text:p>-483.545</text:p>
          </table:table-cell>
          <table:table-cell office:value-type="float" office:value="0" calcext:value-type="float">
            <text:p>0</text:p>
          </table:table-cell>
          <table:table-cell office:value-type="float" office:value="11.94949" calcext:value-type="float">
            <text:p>11.94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7" calcext:value-type="float">
            <text:p>6122007</text:p>
          </table:table-cell>
          <table:table-cell office:value-type="float" office:value="970.5188" calcext:value-type="float">
            <text:p>970.5188</text:p>
          </table:table-cell>
          <table:table-cell office:value-type="float" office:value="13373.8" calcext:value-type="float">
            <text:p>13373.8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6.2166" calcext:value-type="float">
            <text:p>-616.2166</text:p>
          </table:table-cell>
          <table:table-cell office:value-type="float" office:value="1769.514" calcext:value-type="float">
            <text:p>1769.514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2.60217" calcext:value-type="float">
            <text:p>92.60217</text:p>
          </table:table-cell>
          <table:table-cell office:value-type="float" office:value="673.3857" calcext:value-type="float">
            <text:p>673.3857</text:p>
          </table:table-cell>
          <table:table-cell office:value-type="float" office:value="0.09559068" calcext:value-type="float">
            <text:p>0.09559068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502" calcext:value-type="float">
            <text:p>0.06260502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4.975" calcext:value-type="float">
            <text:p>864.975</text:p>
          </table:table-cell>
          <table:table-cell office:value-type="float" office:value="0" calcext:value-type="float">
            <text:p>0</text:p>
          </table:table-cell>
          <table:table-cell office:value-type="float" office:value="373.8148" calcext:value-type="float">
            <text:p>373.8148</text:p>
          </table:table-cell>
          <table:table-cell office:value-type="float" office:value="1287.891" calcext:value-type="float">
            <text:p>1287.891</text:p>
          </table:table-cell>
          <table:table-cell office:value-type="float" office:value="1558.625" calcext:value-type="float">
            <text:p>1558.625</text:p>
          </table:table-cell>
          <table:table-cell office:value-type="float" office:value="1265.445" calcext:value-type="float">
            <text:p>1265.445</text:p>
          </table:table-cell>
          <table:table-cell office:value-type="float" office:value="754.9147" calcext:value-type="float">
            <text:p>754.9147</text:p>
          </table:table-cell>
          <table:table-cell office:value-type="float" office:value="1140.616" calcext:value-type="float">
            <text:p>1140.616</text:p>
          </table:table-cell>
          <table:table-cell office:value-type="float" office:value="409.7717" calcext:value-type="float">
            <text:p>409.7717</text:p>
          </table:table-cell>
          <table:table-cell office:value-type="float" office:value="1821.085" calcext:value-type="float">
            <text:p>1821.085</text:p>
          </table:table-cell>
          <table:table-cell office:value-type="float" office:value="2063.543" calcext:value-type="float">
            <text:p>2063.543</text:p>
          </table:table-cell>
          <table:table-cell office:value-type="float" office:value="1655.54" calcext:value-type="float">
            <text:p>1655.54</text:p>
          </table:table-cell>
          <table:table-cell office:value-type="float" office:value="583.6738" calcext:value-type="float">
            <text:p>583.6738</text:p>
          </table:table-cell>
          <table:table-cell office:value-type="float" office:value="577.6281" calcext:value-type="float">
            <text:p>577.6281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78" calcext:value-type="float">
            <text:p>35.66978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4.2574" calcext:value-type="float">
            <text:p>-484.2574</text:p>
          </table:table-cell>
          <table:table-cell office:value-type="float" office:value="0" calcext:value-type="float">
            <text:p>0</text:p>
          </table:table-cell>
          <table:table-cell office:value-type="float" office:value="11.88309" calcext:value-type="float">
            <text:p>11.88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7" calcext:value-type="float">
            <text:p>7122007</text:p>
          </table:table-cell>
          <table:table-cell office:value-type="float" office:value="969.9696" calcext:value-type="float">
            <text:p>969.9696</text:p>
          </table:table-cell>
          <table:table-cell office:value-type="float" office:value="13373.72" calcext:value-type="float">
            <text:p>13373.72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6.8434" calcext:value-type="float">
            <text:p>-616.8434</text:p>
          </table:table-cell>
          <table:table-cell office:value-type="float" office:value="1771.443" calcext:value-type="float">
            <text:p>1771.443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2.67115" calcext:value-type="float">
            <text:p>92.67115</text:p>
          </table:table-cell>
          <table:table-cell office:value-type="float" office:value="673.3782" calcext:value-type="float">
            <text:p>673.3782</text:p>
          </table:table-cell>
          <table:table-cell office:value-type="float" office:value="0.09583407" calcext:value-type="float">
            <text:p>0.09583407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617" calcext:value-type="float">
            <text:p>0.06260617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4.3484" calcext:value-type="float">
            <text:p>864.3484</text:p>
          </table:table-cell>
          <table:table-cell office:value-type="float" office:value="0" calcext:value-type="float">
            <text:p>0</text:p>
          </table:table-cell>
          <table:table-cell office:value-type="float" office:value="373.8111" calcext:value-type="float">
            <text:p>373.8111</text:p>
          </table:table-cell>
          <table:table-cell office:value-type="float" office:value="1287.769" calcext:value-type="float">
            <text:p>1287.769</text:p>
          </table:table-cell>
          <table:table-cell office:value-type="float" office:value="1558.479" calcext:value-type="float">
            <text:p>1558.479</text:p>
          </table:table-cell>
          <table:table-cell office:value-type="float" office:value="1265.338" calcext:value-type="float">
            <text:p>1265.338</text:p>
          </table:table-cell>
          <table:table-cell office:value-type="float" office:value="754.816" calcext:value-type="float">
            <text:p>754.816</text:p>
          </table:table-cell>
          <table:table-cell office:value-type="float" office:value="1140.569" calcext:value-type="float">
            <text:p>1140.569</text:p>
          </table:table-cell>
          <table:table-cell office:value-type="float" office:value="409.7581" calcext:value-type="float">
            <text:p>409.7581</text:p>
          </table:table-cell>
          <table:table-cell office:value-type="float" office:value="1821.06" calcext:value-type="float">
            <text:p>1821.06</text:p>
          </table:table-cell>
          <table:table-cell office:value-type="float" office:value="2063.52" calcext:value-type="float">
            <text:p>2063.52</text:p>
          </table:table-cell>
          <table:table-cell office:value-type="float" office:value="1655.52" calcext:value-type="float">
            <text:p>1655.52</text:p>
          </table:table-cell>
          <table:table-cell office:value-type="float" office:value="583.6687" calcext:value-type="float">
            <text:p>583.6687</text:p>
          </table:table-cell>
          <table:table-cell office:value-type="float" office:value="577.6177" calcext:value-type="float">
            <text:p>577.6177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77" calcext:value-type="float">
            <text:p>35.66977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4.8403" calcext:value-type="float">
            <text:p>-484.8403</text:p>
          </table:table-cell>
          <table:table-cell office:value-type="float" office:value="0" calcext:value-type="float">
            <text:p>0</text:p>
          </table:table-cell>
          <table:table-cell office:value-type="float" office:value="11.83446" calcext:value-type="float">
            <text:p>11.83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7" calcext:value-type="float">
            <text:p>8122007</text:p>
          </table:table-cell>
          <table:table-cell office:value-type="float" office:value="969.4542" calcext:value-type="float">
            <text:p>969.4542</text:p>
          </table:table-cell>
          <table:table-cell office:value-type="float" office:value="13373.64" calcext:value-type="float">
            <text:p>13373.64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7.4213" calcext:value-type="float">
            <text:p>-617.4213</text:p>
          </table:table-cell>
          <table:table-cell office:value-type="float" office:value="1773.529" calcext:value-type="float">
            <text:p>1773.529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2.73065" calcext:value-type="float">
            <text:p>92.73065</text:p>
          </table:table-cell>
          <table:table-cell office:value-type="float" office:value="673.364" calcext:value-type="float">
            <text:p>673.364</text:p>
          </table:table-cell>
          <table:table-cell office:value-type="float" office:value="0.09610043" calcext:value-type="float">
            <text:p>0.09610043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742" calcext:value-type="float">
            <text:p>0.06260742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3.7708" calcext:value-type="float">
            <text:p>863.7708</text:p>
          </table:table-cell>
          <table:table-cell office:value-type="float" office:value="0" calcext:value-type="float">
            <text:p>0</text:p>
          </table:table-cell>
          <table:table-cell office:value-type="float" office:value="373.8059" calcext:value-type="float">
            <text:p>373.8059</text:p>
          </table:table-cell>
          <table:table-cell office:value-type="float" office:value="1287.655" calcext:value-type="float">
            <text:p>1287.655</text:p>
          </table:table-cell>
          <table:table-cell office:value-type="float" office:value="1558.342" calcext:value-type="float">
            <text:p>1558.342</text:p>
          </table:table-cell>
          <table:table-cell office:value-type="float" office:value="1265.242" calcext:value-type="float">
            <text:p>1265.242</text:p>
          </table:table-cell>
          <table:table-cell office:value-type="float" office:value="754.7273" calcext:value-type="float">
            <text:p>754.7273</text:p>
          </table:table-cell>
          <table:table-cell office:value-type="float" office:value="1140.526" calcext:value-type="float">
            <text:p>1140.526</text:p>
          </table:table-cell>
          <table:table-cell office:value-type="float" office:value="409.7451" calcext:value-type="float">
            <text:p>409.7451</text:p>
          </table:table-cell>
          <table:table-cell office:value-type="float" office:value="1821.035" calcext:value-type="float">
            <text:p>1821.035</text:p>
          </table:table-cell>
          <table:table-cell office:value-type="float" office:value="2063.496" calcext:value-type="float">
            <text:p>2063.496</text:p>
          </table:table-cell>
          <table:table-cell office:value-type="float" office:value="1655.499" calcext:value-type="float">
            <text:p>1655.499</text:p>
          </table:table-cell>
          <table:table-cell office:value-type="float" office:value="583.6638" calcext:value-type="float">
            <text:p>583.6638</text:p>
          </table:table-cell>
          <table:table-cell office:value-type="float" office:value="577.6074" calcext:value-type="float">
            <text:p>577.6074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77" calcext:value-type="float">
            <text:p>35.66977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5.3851" calcext:value-type="float">
            <text:p>-485.3851</text:p>
          </table:table-cell>
          <table:table-cell office:value-type="float" office:value="0" calcext:value-type="float">
            <text:p>0</text:p>
          </table:table-cell>
          <table:table-cell office:value-type="float" office:value="11.79656" calcext:value-type="float">
            <text:p>11.79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7" calcext:value-type="float">
            <text:p>9122007</text:p>
          </table:table-cell>
          <table:table-cell office:value-type="float" office:value="968.9346" calcext:value-type="float">
            <text:p>968.9346</text:p>
          </table:table-cell>
          <table:table-cell office:value-type="float" office:value="13373.56" calcext:value-type="float">
            <text:p>13373.56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7.9919" calcext:value-type="float">
            <text:p>-617.9919</text:p>
          </table:table-cell>
          <table:table-cell office:value-type="float" office:value="1775.201" calcext:value-type="float">
            <text:p>1775.201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2.79461" calcext:value-type="float">
            <text:p>92.79461</text:p>
          </table:table-cell>
          <table:table-cell office:value-type="float" office:value="673.34" calcext:value-type="float">
            <text:p>673.34</text:p>
          </table:table-cell>
          <table:table-cell office:value-type="float" office:value="0.09639104" calcext:value-type="float">
            <text:p>0.09639104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854" calcext:value-type="float">
            <text:p>0.06260854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3.2004" calcext:value-type="float">
            <text:p>863.2004</text:p>
          </table:table-cell>
          <table:table-cell office:value-type="float" office:value="0" calcext:value-type="float">
            <text:p>0</text:p>
          </table:table-cell>
          <table:table-cell office:value-type="float" office:value="373.7983" calcext:value-type="float">
            <text:p>373.7983</text:p>
          </table:table-cell>
          <table:table-cell office:value-type="float" office:value="1287.541" calcext:value-type="float">
            <text:p>1287.541</text:p>
          </table:table-cell>
          <table:table-cell office:value-type="float" office:value="1558.204" calcext:value-type="float">
            <text:p>1558.204</text:p>
          </table:table-cell>
          <table:table-cell office:value-type="float" office:value="1265.153" calcext:value-type="float">
            <text:p>1265.153</text:p>
          </table:table-cell>
          <table:table-cell office:value-type="float" office:value="754.6392" calcext:value-type="float">
            <text:p>754.6392</text:p>
          </table:table-cell>
          <table:table-cell office:value-type="float" office:value="1140.484" calcext:value-type="float">
            <text:p>1140.484</text:p>
          </table:table-cell>
          <table:table-cell office:value-type="float" office:value="409.7324" calcext:value-type="float">
            <text:p>409.7324</text:p>
          </table:table-cell>
          <table:table-cell office:value-type="float" office:value="1821.011" calcext:value-type="float">
            <text:p>1821.011</text:p>
          </table:table-cell>
          <table:table-cell office:value-type="float" office:value="2063.473" calcext:value-type="float">
            <text:p>2063.473</text:p>
          </table:table-cell>
          <table:table-cell office:value-type="float" office:value="1655.479" calcext:value-type="float">
            <text:p>1655.479</text:p>
          </table:table-cell>
          <table:table-cell office:value-type="float" office:value="583.6589" calcext:value-type="float">
            <text:p>583.6589</text:p>
          </table:table-cell>
          <table:table-cell office:value-type="float" office:value="577.5973" calcext:value-type="float">
            <text:p>577.5973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77" calcext:value-type="float">
            <text:p>35.66977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5.9281" calcext:value-type="float">
            <text:p>-485.9281</text:p>
          </table:table-cell>
          <table:table-cell office:value-type="float" office:value="0" calcext:value-type="float">
            <text:p>0</text:p>
          </table:table-cell>
          <table:table-cell office:value-type="float" office:value="11.77001" calcext:value-type="float">
            <text:p>11.77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7" calcext:value-type="float">
            <text:p>10122007</text:p>
          </table:table-cell>
          <table:table-cell office:value-type="float" office:value="968.4069" calcext:value-type="float">
            <text:p>968.4069</text:p>
          </table:table-cell>
          <table:table-cell office:value-type="float" office:value="13373.49" calcext:value-type="float">
            <text:p>13373.49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8.565" calcext:value-type="float">
            <text:p>-618.565</text:p>
          </table:table-cell>
          <table:table-cell office:value-type="float" office:value="1776.931" calcext:value-type="float">
            <text:p>1776.931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2.8578" calcext:value-type="float">
            <text:p>92.8578</text:p>
          </table:table-cell>
          <table:table-cell office:value-type="float" office:value="673.3185" calcext:value-type="float">
            <text:p>673.3185</text:p>
          </table:table-cell>
          <table:table-cell office:value-type="float" office:value="0.09668043" calcext:value-type="float">
            <text:p>0.09668043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861" calcext:value-type="float">
            <text:p>0.06260861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2.6276" calcext:value-type="float">
            <text:p>862.6276</text:p>
          </table:table-cell>
          <table:table-cell office:value-type="float" office:value="0" calcext:value-type="float">
            <text:p>0</text:p>
          </table:table-cell>
          <table:table-cell office:value-type="float" office:value="373.7881" calcext:value-type="float">
            <text:p>373.7881</text:p>
          </table:table-cell>
          <table:table-cell office:value-type="float" office:value="1287.423" calcext:value-type="float">
            <text:p>1287.423</text:p>
          </table:table-cell>
          <table:table-cell office:value-type="float" office:value="1558.065" calcext:value-type="float">
            <text:p>1558.065</text:p>
          </table:table-cell>
          <table:table-cell office:value-type="float" office:value="1265.06" calcext:value-type="float">
            <text:p>1265.06</text:p>
          </table:table-cell>
          <table:table-cell office:value-type="float" office:value="754.551" calcext:value-type="float">
            <text:p>754.551</text:p>
          </table:table-cell>
          <table:table-cell office:value-type="float" office:value="1140.443" calcext:value-type="float">
            <text:p>1140.443</text:p>
          </table:table-cell>
          <table:table-cell office:value-type="float" office:value="409.72" calcext:value-type="float">
            <text:p>409.72</text:p>
          </table:table-cell>
          <table:table-cell office:value-type="float" office:value="1820.987" calcext:value-type="float">
            <text:p>1820.987</text:p>
          </table:table-cell>
          <table:table-cell office:value-type="float" office:value="2063.451" calcext:value-type="float">
            <text:p>2063.451</text:p>
          </table:table-cell>
          <table:table-cell office:value-type="float" office:value="1655.459" calcext:value-type="float">
            <text:p>1655.459</text:p>
          </table:table-cell>
          <table:table-cell office:value-type="float" office:value="583.654" calcext:value-type="float">
            <text:p>583.654</text:p>
          </table:table-cell>
          <table:table-cell office:value-type="float" office:value="577.5873" calcext:value-type="float">
            <text:p>577.5873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77" calcext:value-type="float">
            <text:p>35.66977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6.4788" calcext:value-type="float">
            <text:p>-486.4788</text:p>
          </table:table-cell>
          <table:table-cell office:value-type="float" office:value="0" calcext:value-type="float">
            <text:p>0</text:p>
          </table:table-cell>
          <table:table-cell office:value-type="float" office:value="11.74774" calcext:value-type="float">
            <text:p>11.74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7" calcext:value-type="float">
            <text:p>11122007</text:p>
          </table:table-cell>
          <table:table-cell office:value-type="float" office:value="967.8111" calcext:value-type="float">
            <text:p>967.8111</text:p>
          </table:table-cell>
          <table:table-cell office:value-type="float" office:value="13373.41" calcext:value-type="float">
            <text:p>13373.41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9.1978" calcext:value-type="float">
            <text:p>-619.1978</text:p>
          </table:table-cell>
          <table:table-cell office:value-type="float" office:value="1778.697" calcext:value-type="float">
            <text:p>1778.697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2.95604" calcext:value-type="float">
            <text:p>92.95604</text:p>
          </table:table-cell>
          <table:table-cell office:value-type="float" office:value="673.2694" calcext:value-type="float">
            <text:p>673.2694</text:p>
          </table:table-cell>
          <table:table-cell office:value-type="float" office:value="0.09696907" calcext:value-type="float">
            <text:p>0.09696907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861" calcext:value-type="float">
            <text:p>0.06260861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1.9952" calcext:value-type="float">
            <text:p>861.9952</text:p>
          </table:table-cell>
          <table:table-cell office:value-type="float" office:value="0" calcext:value-type="float">
            <text:p>0</text:p>
          </table:table-cell>
          <table:table-cell office:value-type="float" office:value="373.7713" calcext:value-type="float">
            <text:p>373.7713</text:p>
          </table:table-cell>
          <table:table-cell office:value-type="float" office:value="1287.29" calcext:value-type="float">
            <text:p>1287.29</text:p>
          </table:table-cell>
          <table:table-cell office:value-type="float" office:value="1557.916" calcext:value-type="float">
            <text:p>1557.916</text:p>
          </table:table-cell>
          <table:table-cell office:value-type="float" office:value="1264.963" calcext:value-type="float">
            <text:p>1264.963</text:p>
          </table:table-cell>
          <table:table-cell office:value-type="float" office:value="754.4605" calcext:value-type="float">
            <text:p>754.4605</text:p>
          </table:table-cell>
          <table:table-cell office:value-type="float" office:value="1140.401" calcext:value-type="float">
            <text:p>1140.401</text:p>
          </table:table-cell>
          <table:table-cell office:value-type="float" office:value="409.7076" calcext:value-type="float">
            <text:p>409.7076</text:p>
          </table:table-cell>
          <table:table-cell office:value-type="float" office:value="1820.962" calcext:value-type="float">
            <text:p>1820.962</text:p>
          </table:table-cell>
          <table:table-cell office:value-type="float" office:value="2063.428" calcext:value-type="float">
            <text:p>2063.428</text:p>
          </table:table-cell>
          <table:table-cell office:value-type="float" office:value="1655.439" calcext:value-type="float">
            <text:p>1655.439</text:p>
          </table:table-cell>
          <table:table-cell office:value-type="float" office:value="583.6492" calcext:value-type="float">
            <text:p>583.6492</text:p>
          </table:table-cell>
          <table:table-cell office:value-type="float" office:value="577.5775" calcext:value-type="float">
            <text:p>577.5775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77" calcext:value-type="float">
            <text:p>35.66977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7.0938" calcext:value-type="float">
            <text:p>-487.0938</text:p>
          </table:table-cell>
          <table:table-cell office:value-type="float" office:value="0" calcext:value-type="float">
            <text:p>0</text:p>
          </table:table-cell>
          <table:table-cell office:value-type="float" office:value="11.73135" calcext:value-type="float">
            <text:p>11.7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7" calcext:value-type="float">
            <text:p>12122007</text:p>
          </table:table-cell>
          <table:table-cell office:value-type="float" office:value="967.2634" calcext:value-type="float">
            <text:p>967.2634</text:p>
          </table:table-cell>
          <table:table-cell office:value-type="float" office:value="13373.33" calcext:value-type="float">
            <text:p>13373.33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19.8011" calcext:value-type="float">
            <text:p>-619.8011</text:p>
          </table:table-cell>
          <table:table-cell office:value-type="float" office:value="1780.827" calcext:value-type="float">
            <text:p>1780.827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01907" calcext:value-type="float">
            <text:p>93.01907</text:p>
          </table:table-cell>
          <table:table-cell office:value-type="float" office:value="673.2532" calcext:value-type="float">
            <text:p>673.2532</text:p>
          </table:table-cell>
          <table:table-cell office:value-type="float" office:value="0.09725009" calcext:value-type="float">
            <text:p>0.09725009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861" calcext:value-type="float">
            <text:p>0.06260861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1.392" calcext:value-type="float">
            <text:p>861.392</text:p>
          </table:table-cell>
          <table:table-cell office:value-type="float" office:value="0" calcext:value-type="float">
            <text:p>0</text:p>
          </table:table-cell>
          <table:table-cell office:value-type="float" office:value="373.7598" calcext:value-type="float">
            <text:p>373.7598</text:p>
          </table:table-cell>
          <table:table-cell office:value-type="float" office:value="1287.166" calcext:value-type="float">
            <text:p>1287.166</text:p>
          </table:table-cell>
          <table:table-cell office:value-type="float" office:value="1557.769" calcext:value-type="float">
            <text:p>1557.769</text:p>
          </table:table-cell>
          <table:table-cell office:value-type="float" office:value="1264.865" calcext:value-type="float">
            <text:p>1264.865</text:p>
          </table:table-cell>
          <table:table-cell office:value-type="float" office:value="754.3677" calcext:value-type="float">
            <text:p>754.3677</text:p>
          </table:table-cell>
          <table:table-cell office:value-type="float" office:value="1140.357" calcext:value-type="float">
            <text:p>1140.357</text:p>
          </table:table-cell>
          <table:table-cell office:value-type="float" office:value="409.6951" calcext:value-type="float">
            <text:p>409.6951</text:p>
          </table:table-cell>
          <table:table-cell office:value-type="float" office:value="1820.938" calcext:value-type="float">
            <text:p>1820.938</text:p>
          </table:table-cell>
          <table:table-cell office:value-type="float" office:value="2063.406" calcext:value-type="float">
            <text:p>2063.406</text:p>
          </table:table-cell>
          <table:table-cell office:value-type="float" office:value="1655.419" calcext:value-type="float">
            <text:p>1655.419</text:p>
          </table:table-cell>
          <table:table-cell office:value-type="float" office:value="583.6445" calcext:value-type="float">
            <text:p>583.6445</text:p>
          </table:table-cell>
          <table:table-cell office:value-type="float" office:value="577.5677" calcext:value-type="float">
            <text:p>577.5677</text:p>
          </table:table-cell>
          <table:table-cell office:value-type="float" office:value="142.7165" calcext:value-type="float">
            <text:p>142.7165</text:p>
          </table:table-cell>
          <table:table-cell office:value-type="float" office:value="35.66976" calcext:value-type="float">
            <text:p>35.66976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7.6666" calcext:value-type="float">
            <text:p>-487.6666</text:p>
          </table:table-cell>
          <table:table-cell office:value-type="float" office:value="0" calcext:value-type="float">
            <text:p>0</text:p>
          </table:table-cell>
          <table:table-cell office:value-type="float" office:value="11.70022" calcext:value-type="float">
            <text:p>11.70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7" calcext:value-type="float">
            <text:p>13122007</text:p>
          </table:table-cell>
          <table:table-cell office:value-type="float" office:value="966.8158" calcext:value-type="float">
            <text:p>966.8158</text:p>
          </table:table-cell>
          <table:table-cell office:value-type="float" office:value="13373.25" calcext:value-type="float">
            <text:p>13373.25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0.3313" calcext:value-type="float">
            <text:p>-620.3313</text:p>
          </table:table-cell>
          <table:table-cell office:value-type="float" office:value="1782.675" calcext:value-type="float">
            <text:p>1782.675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04991" calcext:value-type="float">
            <text:p>93.04991</text:p>
          </table:table-cell>
          <table:table-cell office:value-type="float" office:value="673.2401" calcext:value-type="float">
            <text:p>673.2401</text:p>
          </table:table-cell>
          <table:table-cell office:value-type="float" office:value="0.09757777" calcext:value-type="float">
            <text:p>0.09757777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0996" calcext:value-type="float">
            <text:p>0.06260996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0.8622" calcext:value-type="float">
            <text:p>860.8622</text:p>
          </table:table-cell>
          <table:table-cell office:value-type="float" office:value="0" calcext:value-type="float">
            <text:p>0</text:p>
          </table:table-cell>
          <table:table-cell office:value-type="float" office:value="373.7566" calcext:value-type="float">
            <text:p>373.7566</text:p>
          </table:table-cell>
          <table:table-cell office:value-type="float" office:value="1287.073" calcext:value-type="float">
            <text:p>1287.073</text:p>
          </table:table-cell>
          <table:table-cell office:value-type="float" office:value="1557.646" calcext:value-type="float">
            <text:p>1557.646</text:p>
          </table:table-cell>
          <table:table-cell office:value-type="float" office:value="1264.784" calcext:value-type="float">
            <text:p>1264.784</text:p>
          </table:table-cell>
          <table:table-cell office:value-type="float" office:value="754.2863" calcext:value-type="float">
            <text:p>754.2863</text:p>
          </table:table-cell>
          <table:table-cell office:value-type="float" office:value="1140.318" calcext:value-type="float">
            <text:p>1140.318</text:p>
          </table:table-cell>
          <table:table-cell office:value-type="float" office:value="409.683" calcext:value-type="float">
            <text:p>409.683</text:p>
          </table:table-cell>
          <table:table-cell office:value-type="float" office:value="1820.914" calcext:value-type="float">
            <text:p>1820.914</text:p>
          </table:table-cell>
          <table:table-cell office:value-type="float" office:value="2063.384" calcext:value-type="float">
            <text:p>2063.384</text:p>
          </table:table-cell>
          <table:table-cell office:value-type="float" office:value="1655.4" calcext:value-type="float">
            <text:p>1655.4</text:p>
          </table:table-cell>
          <table:table-cell office:value-type="float" office:value="583.6398" calcext:value-type="float">
            <text:p>583.6398</text:p>
          </table:table-cell>
          <table:table-cell office:value-type="float" office:value="577.5581" calcext:value-type="float">
            <text:p>577.5581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76" calcext:value-type="float">
            <text:p>35.66976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8.1386" calcext:value-type="float">
            <text:p>-488.1386</text:p>
          </table:table-cell>
          <table:table-cell office:value-type="float" office:value="0" calcext:value-type="float">
            <text:p>0</text:p>
          </table:table-cell>
          <table:table-cell office:value-type="float" office:value="11.6408" calcext:value-type="float">
            <text:p>11.6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7" calcext:value-type="float">
            <text:p>14122007</text:p>
          </table:table-cell>
          <table:table-cell office:value-type="float" office:value="966.3843" calcext:value-type="float">
            <text:p>966.3843</text:p>
          </table:table-cell>
          <table:table-cell office:value-type="float" office:value="13373.18" calcext:value-type="float">
            <text:p>13373.18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0.8237" calcext:value-type="float">
            <text:p>-620.8237</text:p>
          </table:table-cell>
          <table:table-cell office:value-type="float" office:value="1783.789" calcext:value-type="float">
            <text:p>1783.789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07709" calcext:value-type="float">
            <text:p>93.07709</text:p>
          </table:table-cell>
          <table:table-cell office:value-type="float" office:value="673.2217" calcext:value-type="float">
            <text:p>673.2217</text:p>
          </table:table-cell>
          <table:table-cell office:value-type="float" office:value="0.09792251" calcext:value-type="float">
            <text:p>0.09792251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082" calcext:value-type="float">
            <text:p>0.06261082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60.3702" calcext:value-type="float">
            <text:p>860.3702</text:p>
          </table:table-cell>
          <table:table-cell office:value-type="float" office:value="0" calcext:value-type="float">
            <text:p>0</text:p>
          </table:table-cell>
          <table:table-cell office:value-type="float" office:value="373.7522" calcext:value-type="float">
            <text:p>373.7522</text:p>
          </table:table-cell>
          <table:table-cell office:value-type="float" office:value="1286.984" calcext:value-type="float">
            <text:p>1286.984</text:p>
          </table:table-cell>
          <table:table-cell office:value-type="float" office:value="1557.528" calcext:value-type="float">
            <text:p>1557.528</text:p>
          </table:table-cell>
          <table:table-cell office:value-type="float" office:value="1264.708" calcext:value-type="float">
            <text:p>1264.708</text:p>
          </table:table-cell>
          <table:table-cell office:value-type="float" office:value="754.2108" calcext:value-type="float">
            <text:p>754.2108</text:p>
          </table:table-cell>
          <table:table-cell office:value-type="float" office:value="1140.281" calcext:value-type="float">
            <text:p>1140.281</text:p>
          </table:table-cell>
          <table:table-cell office:value-type="float" office:value="409.6716" calcext:value-type="float">
            <text:p>409.6716</text:p>
          </table:table-cell>
          <table:table-cell office:value-type="float" office:value="1820.892" calcext:value-type="float">
            <text:p>1820.892</text:p>
          </table:table-cell>
          <table:table-cell office:value-type="float" office:value="2063.362" calcext:value-type="float">
            <text:p>2063.362</text:p>
          </table:table-cell>
          <table:table-cell office:value-type="float" office:value="1655.38" calcext:value-type="float">
            <text:p>1655.38</text:p>
          </table:table-cell>
          <table:table-cell office:value-type="float" office:value="583.6351" calcext:value-type="float">
            <text:p>583.6351</text:p>
          </table:table-cell>
          <table:table-cell office:value-type="float" office:value="577.5487" calcext:value-type="float">
            <text:p>577.5487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76" calcext:value-type="float">
            <text:p>35.66976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8.5928" calcext:value-type="float">
            <text:p>-488.5928</text:p>
          </table:table-cell>
          <table:table-cell office:value-type="float" office:value="0" calcext:value-type="float">
            <text:p>0</text:p>
          </table:table-cell>
          <table:table-cell office:value-type="float" office:value="11.60186" calcext:value-type="float">
            <text:p>11.60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7" calcext:value-type="float">
            <text:p>15122007</text:p>
          </table:table-cell>
          <table:table-cell office:value-type="float" office:value="965.7791" calcext:value-type="float">
            <text:p>965.7791</text:p>
          </table:table-cell>
          <table:table-cell office:value-type="float" office:value="13373.11" calcext:value-type="float">
            <text:p>13373.11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1.4542" calcext:value-type="float">
            <text:p>-621.4542</text:p>
          </table:table-cell>
          <table:table-cell office:value-type="float" office:value="1785.227" calcext:value-type="float">
            <text:p>1785.227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19376" calcext:value-type="float">
            <text:p>93.19376</text:p>
          </table:table-cell>
          <table:table-cell office:value-type="float" office:value="673.138" calcext:value-type="float">
            <text:p>673.138</text:p>
          </table:table-cell>
          <table:table-cell office:value-type="float" office:value="0.09824549" calcext:value-type="float">
            <text:p>0.09824549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082" calcext:value-type="float">
            <text:p>0.06261082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9.74" calcext:value-type="float">
            <text:p>859.74</text:p>
          </table:table-cell>
          <table:table-cell office:value-type="float" office:value="0" calcext:value-type="float">
            <text:p>0</text:p>
          </table:table-cell>
          <table:table-cell office:value-type="float" office:value="373.7332" calcext:value-type="float">
            <text:p>373.7332</text:p>
          </table:table-cell>
          <table:table-cell office:value-type="float" office:value="1286.854" calcext:value-type="float">
            <text:p>1286.854</text:p>
          </table:table-cell>
          <table:table-cell office:value-type="float" office:value="1557.385" calcext:value-type="float">
            <text:p>1557.385</text:p>
          </table:table-cell>
          <table:table-cell office:value-type="float" office:value="1264.62" calcext:value-type="float">
            <text:p>1264.62</text:p>
          </table:table-cell>
          <table:table-cell office:value-type="float" office:value="754.1279" calcext:value-type="float">
            <text:p>754.1279</text:p>
          </table:table-cell>
          <table:table-cell office:value-type="float" office:value="1140.243" calcext:value-type="float">
            <text:p>1140.243</text:p>
          </table:table-cell>
          <table:table-cell office:value-type="float" office:value="409.6603" calcext:value-type="float">
            <text:p>409.6603</text:p>
          </table:table-cell>
          <table:table-cell office:value-type="float" office:value="1820.87" calcext:value-type="float">
            <text:p>1820.87</text:p>
          </table:table-cell>
          <table:table-cell office:value-type="float" office:value="2063.34" calcext:value-type="float">
            <text:p>2063.34</text:p>
          </table:table-cell>
          <table:table-cell office:value-type="float" office:value="1655.361" calcext:value-type="float">
            <text:p>1655.361</text:p>
          </table:table-cell>
          <table:table-cell office:value-type="float" office:value="583.6306" calcext:value-type="float">
            <text:p>583.6306</text:p>
          </table:table-cell>
          <table:table-cell office:value-type="float" office:value="577.5393" calcext:value-type="float">
            <text:p>577.5393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75" calcext:value-type="float">
            <text:p>35.66975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9.2101" calcext:value-type="float">
            <text:p>-489.2101</text:p>
          </table:table-cell>
          <table:table-cell office:value-type="float" office:value="0" calcext:value-type="float">
            <text:p>0</text:p>
          </table:table-cell>
          <table:table-cell office:value-type="float" office:value="11.58898" calcext:value-type="float">
            <text:p>11.58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7" calcext:value-type="float">
            <text:p>16122007</text:p>
          </table:table-cell>
          <table:table-cell office:value-type="float" office:value="965.1914" calcext:value-type="float">
            <text:p>965.1914</text:p>
          </table:table-cell>
          <table:table-cell office:value-type="float" office:value="13373.03" calcext:value-type="float">
            <text:p>13373.03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2.0945" calcext:value-type="float">
            <text:p>-622.0945</text:p>
          </table:table-cell>
          <table:table-cell office:value-type="float" office:value="1788.146" calcext:value-type="float">
            <text:p>1788.146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27423" calcext:value-type="float">
            <text:p>93.27423</text:p>
          </table:table-cell>
          <table:table-cell office:value-type="float" office:value="673.1006" calcext:value-type="float">
            <text:p>673.1006</text:p>
          </table:table-cell>
          <table:table-cell office:value-type="float" office:value="0.09857655" calcext:value-type="float">
            <text:p>0.09857655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082" calcext:value-type="float">
            <text:p>0.06261082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9.1" calcext:value-type="float">
            <text:p>859.1</text:p>
          </table:table-cell>
          <table:table-cell office:value-type="float" office:value="0" calcext:value-type="float">
            <text:p>0</text:p>
          </table:table-cell>
          <table:table-cell office:value-type="float" office:value="373.7169" calcext:value-type="float">
            <text:p>373.7169</text:p>
          </table:table-cell>
          <table:table-cell office:value-type="float" office:value="1286.719" calcext:value-type="float">
            <text:p>1286.719</text:p>
          </table:table-cell>
          <table:table-cell office:value-type="float" office:value="1557.234" calcext:value-type="float">
            <text:p>1557.234</text:p>
          </table:table-cell>
          <table:table-cell office:value-type="float" office:value="1264.518" calcext:value-type="float">
            <text:p>1264.518</text:p>
          </table:table-cell>
          <table:table-cell office:value-type="float" office:value="754.0369" calcext:value-type="float">
            <text:p>754.0369</text:p>
          </table:table-cell>
          <table:table-cell office:value-type="float" office:value="1140.2" calcext:value-type="float">
            <text:p>1140.2</text:p>
          </table:table-cell>
          <table:table-cell office:value-type="float" office:value="409.6483" calcext:value-type="float">
            <text:p>409.6483</text:p>
          </table:table-cell>
          <table:table-cell office:value-type="float" office:value="1820.848" calcext:value-type="float">
            <text:p>1820.848</text:p>
          </table:table-cell>
          <table:table-cell office:value-type="float" office:value="2063.318" calcext:value-type="float">
            <text:p>2063.318</text:p>
          </table:table-cell>
          <table:table-cell office:value-type="float" office:value="1655.341" calcext:value-type="float">
            <text:p>1655.341</text:p>
          </table:table-cell>
          <table:table-cell office:value-type="float" office:value="583.6261" calcext:value-type="float">
            <text:p>583.6261</text:p>
          </table:table-cell>
          <table:table-cell office:value-type="float" office:value="577.53" calcext:value-type="float">
            <text:p>577.53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75" calcext:value-type="float">
            <text:p>35.66975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89.8161" calcext:value-type="float">
            <text:p>-489.8161</text:p>
          </table:table-cell>
          <table:table-cell office:value-type="float" office:value="0" calcext:value-type="float">
            <text:p>0</text:p>
          </table:table-cell>
          <table:table-cell office:value-type="float" office:value="11.55518" calcext:value-type="float">
            <text:p>11.55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7" calcext:value-type="float">
            <text:p>17122007</text:p>
          </table:table-cell>
          <table:table-cell office:value-type="float" office:value="964.7446" calcext:value-type="float">
            <text:p>964.7446</text:p>
          </table:table-cell>
          <table:table-cell office:value-type="float" office:value="13372.96" calcext:value-type="float">
            <text:p>13372.96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2.619" calcext:value-type="float">
            <text:p>-622.619</text:p>
          </table:table-cell>
          <table:table-cell office:value-type="float" office:value="1789.53" calcext:value-type="float">
            <text:p>1789.53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30051" calcext:value-type="float">
            <text:p>93.30051</text:p>
          </table:table-cell>
          <table:table-cell office:value-type="float" office:value="673.0801" calcext:value-type="float">
            <text:p>673.0801</text:p>
          </table:table-cell>
          <table:table-cell office:value-type="float" office:value="0.09895279" calcext:value-type="float">
            <text:p>0.09895279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155" calcext:value-type="float">
            <text:p>0.06261155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8.5759" calcext:value-type="float">
            <text:p>858.5759</text:p>
          </table:table-cell>
          <table:table-cell office:value-type="float" office:value="0" calcext:value-type="float">
            <text:p>0</text:p>
          </table:table-cell>
          <table:table-cell office:value-type="float" office:value="373.7154" calcext:value-type="float">
            <text:p>373.7154</text:p>
          </table:table-cell>
          <table:table-cell office:value-type="float" office:value="1286.628" calcext:value-type="float">
            <text:p>1286.628</text:p>
          </table:table-cell>
          <table:table-cell office:value-type="float" office:value="1557.112" calcext:value-type="float">
            <text:p>1557.112</text:p>
          </table:table-cell>
          <table:table-cell office:value-type="float" office:value="1264.438" calcext:value-type="float">
            <text:p>1264.438</text:p>
          </table:table-cell>
          <table:table-cell office:value-type="float" office:value="753.9568" calcext:value-type="float">
            <text:p>753.9568</text:p>
          </table:table-cell>
          <table:table-cell office:value-type="float" office:value="1140.161" calcext:value-type="float">
            <text:p>1140.161</text:p>
          </table:table-cell>
          <table:table-cell office:value-type="float" office:value="409.6367" calcext:value-type="float">
            <text:p>409.6367</text:p>
          </table:table-cell>
          <table:table-cell office:value-type="float" office:value="1820.826" calcext:value-type="float">
            <text:p>1820.826</text:p>
          </table:table-cell>
          <table:table-cell office:value-type="float" office:value="2063.296" calcext:value-type="float">
            <text:p>2063.296</text:p>
          </table:table-cell>
          <table:table-cell office:value-type="float" office:value="1655.322" calcext:value-type="float">
            <text:p>1655.322</text:p>
          </table:table-cell>
          <table:table-cell office:value-type="float" office:value="583.6216" calcext:value-type="float">
            <text:p>583.6216</text:p>
          </table:table-cell>
          <table:table-cell office:value-type="float" office:value="577.5209" calcext:value-type="float">
            <text:p>577.5209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75" calcext:value-type="float">
            <text:p>35.66975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0.2835" calcext:value-type="float">
            <text:p>-490.2835</text:p>
          </table:table-cell>
          <table:table-cell office:value-type="float" office:value="0" calcext:value-type="float">
            <text:p>0</text:p>
          </table:table-cell>
          <table:table-cell office:value-type="float" office:value="11.49853" calcext:value-type="float">
            <text:p>11.49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7" calcext:value-type="float">
            <text:p>18122007</text:p>
          </table:table-cell>
          <table:table-cell office:value-type="float" office:value="964.3358" calcext:value-type="float">
            <text:p>964.3358</text:p>
          </table:table-cell>
          <table:table-cell office:value-type="float" office:value="13372.88" calcext:value-type="float">
            <text:p>13372.88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3.0889" calcext:value-type="float">
            <text:p>-623.0889</text:p>
          </table:table-cell>
          <table:table-cell office:value-type="float" office:value="1790.877" calcext:value-type="float">
            <text:p>1790.877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31377" calcext:value-type="float">
            <text:p>93.31377</text:p>
          </table:table-cell>
          <table:table-cell office:value-type="float" office:value="673.0659" calcext:value-type="float">
            <text:p>673.0659</text:p>
          </table:table-cell>
          <table:table-cell office:value-type="float" office:value="0.09931973" calcext:value-type="float">
            <text:p>0.09931973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156" calcext:value-type="float">
            <text:p>0.06261156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8.1064" calcext:value-type="float">
            <text:p>858.1064</text:p>
          </table:table-cell>
          <table:table-cell office:value-type="float" office:value="0" calcext:value-type="float">
            <text:p>0</text:p>
          </table:table-cell>
          <table:table-cell office:value-type="float" office:value="373.7113" calcext:value-type="float">
            <text:p>373.711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556.999" calcext:value-type="float">
            <text:p>1556.999</text:p>
          </table:table-cell>
          <table:table-cell office:value-type="float" office:value="1264.363" calcext:value-type="float">
            <text:p>1264.363</text:p>
          </table:table-cell>
          <table:table-cell office:value-type="float" office:value="753.8832" calcext:value-type="float">
            <text:p>753.8832</text:p>
          </table:table-cell>
          <table:table-cell office:value-type="float" office:value="1140.125" calcext:value-type="float">
            <text:p>1140.125</text:p>
          </table:table-cell>
          <table:table-cell office:value-type="float" office:value="409.6268" calcext:value-type="float">
            <text:p>409.6268</text:p>
          </table:table-cell>
          <table:table-cell office:value-type="float" office:value="1820.804" calcext:value-type="float">
            <text:p>1820.804</text:p>
          </table:table-cell>
          <table:table-cell office:value-type="float" office:value="2063.274" calcext:value-type="float">
            <text:p>2063.274</text:p>
          </table:table-cell>
          <table:table-cell office:value-type="float" office:value="1655.303" calcext:value-type="float">
            <text:p>1655.303</text:p>
          </table:table-cell>
          <table:table-cell office:value-type="float" office:value="583.6172" calcext:value-type="float">
            <text:p>583.6172</text:p>
          </table:table-cell>
          <table:table-cell office:value-type="float" office:value="577.512" calcext:value-type="float">
            <text:p>577.512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75" calcext:value-type="float">
            <text:p>35.66975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0.7112" calcext:value-type="float">
            <text:p>-490.7112</text:p>
          </table:table-cell>
          <table:table-cell office:value-type="float" office:value="0" calcext:value-type="float">
            <text:p>0</text:p>
          </table:table-cell>
          <table:table-cell office:value-type="float" office:value="11.45447" calcext:value-type="float">
            <text:p>11.45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7" calcext:value-type="float">
            <text:p>19122007</text:p>
          </table:table-cell>
          <table:table-cell office:value-type="float" office:value="963.9513" calcext:value-type="float">
            <text:p>963.9513</text:p>
          </table:table-cell>
          <table:table-cell office:value-type="float" office:value="13372.81" calcext:value-type="float">
            <text:p>13372.81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3.5417" calcext:value-type="float">
            <text:p>-623.5417</text:p>
          </table:table-cell>
          <table:table-cell office:value-type="float" office:value="1792.601" calcext:value-type="float">
            <text:p>1792.601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3242" calcext:value-type="float">
            <text:p>93.3242</text:p>
          </table:table-cell>
          <table:table-cell office:value-type="float" office:value="673.0468" calcext:value-type="float">
            <text:p>673.0468</text:p>
          </table:table-cell>
          <table:table-cell office:value-type="float" office:value="0.0997058" calcext:value-type="float">
            <text:p>0.0997058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221" calcext:value-type="float">
            <text:p>0.06261221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7.654" calcext:value-type="float">
            <text:p>857.654</text:p>
          </table:table-cell>
          <table:table-cell office:value-type="float" office:value="0" calcext:value-type="float">
            <text:p>0</text:p>
          </table:table-cell>
          <table:table-cell office:value-type="float" office:value="373.7089" calcext:value-type="float">
            <text:p>373.7089</text:p>
          </table:table-cell>
          <table:table-cell office:value-type="float" office:value="1286.463" calcext:value-type="float">
            <text:p>1286.463</text:p>
          </table:table-cell>
          <table:table-cell office:value-type="float" office:value="1556.897" calcext:value-type="float">
            <text:p>1556.897</text:p>
          </table:table-cell>
          <table:table-cell office:value-type="float" office:value="1264.295" calcext:value-type="float">
            <text:p>1264.295</text:p>
          </table:table-cell>
          <table:table-cell office:value-type="float" office:value="753.8184" calcext:value-type="float">
            <text:p>753.8184</text:p>
          </table:table-cell>
          <table:table-cell office:value-type="float" office:value="1140.091" calcext:value-type="float">
            <text:p>1140.091</text:p>
          </table:table-cell>
          <table:table-cell office:value-type="float" office:value="409.6191" calcext:value-type="float">
            <text:p>409.6191</text:p>
          </table:table-cell>
          <table:table-cell office:value-type="float" office:value="1820.783" calcext:value-type="float">
            <text:p>1820.783</text:p>
          </table:table-cell>
          <table:table-cell office:value-type="float" office:value="2063.253" calcext:value-type="float">
            <text:p>2063.253</text:p>
          </table:table-cell>
          <table:table-cell office:value-type="float" office:value="1655.284" calcext:value-type="float">
            <text:p>1655.284</text:p>
          </table:table-cell>
          <table:table-cell office:value-type="float" office:value="583.6128" calcext:value-type="float">
            <text:p>583.6128</text:p>
          </table:table-cell>
          <table:table-cell office:value-type="float" office:value="577.5031" calcext:value-type="float">
            <text:p>577.5031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75" calcext:value-type="float">
            <text:p>35.66975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1.114" calcext:value-type="float">
            <text:p>-491.114</text:p>
          </table:table-cell>
          <table:table-cell office:value-type="float" office:value="0" calcext:value-type="float">
            <text:p>0</text:p>
          </table:table-cell>
          <table:table-cell office:value-type="float" office:value="11.40225" calcext:value-type="float">
            <text:p>11.40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7" calcext:value-type="float">
            <text:p>20122007</text:p>
          </table:table-cell>
          <table:table-cell office:value-type="float" office:value="963.5592" calcext:value-type="float">
            <text:p>963.5592</text:p>
          </table:table-cell>
          <table:table-cell office:value-type="float" office:value="13372.74" calcext:value-type="float">
            <text:p>13372.74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3.9915" calcext:value-type="float">
            <text:p>-623.9915</text:p>
          </table:table-cell>
          <table:table-cell office:value-type="float" office:value="1794.125" calcext:value-type="float">
            <text:p>1794.125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34264" calcext:value-type="float">
            <text:p>93.34264</text:p>
          </table:table-cell>
          <table:table-cell office:value-type="float" office:value="673.0118" calcext:value-type="float">
            <text:p>673.0118</text:p>
          </table:table-cell>
          <table:table-cell office:value-type="float" office:value="0.1001174" calcext:value-type="float">
            <text:p>0.1001174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297" calcext:value-type="float">
            <text:p>0.06261297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7.2045" calcext:value-type="float">
            <text:p>857.2045</text:p>
          </table:table-cell>
          <table:table-cell office:value-type="float" office:value="0" calcext:value-type="float">
            <text:p>0</text:p>
          </table:table-cell>
          <table:table-cell office:value-type="float" office:value="373.7089" calcext:value-type="float">
            <text:p>373.7089</text:p>
          </table:table-cell>
          <table:table-cell office:value-type="float" office:value="1286.381" calcext:value-type="float">
            <text:p>1286.381</text:p>
          </table:table-cell>
          <table:table-cell office:value-type="float" office:value="1556.797" calcext:value-type="float">
            <text:p>1556.797</text:p>
          </table:table-cell>
          <table:table-cell office:value-type="float" office:value="1264.231" calcext:value-type="float">
            <text:p>1264.231</text:p>
          </table:table-cell>
          <table:table-cell office:value-type="float" office:value="753.7529" calcext:value-type="float">
            <text:p>753.7529</text:p>
          </table:table-cell>
          <table:table-cell office:value-type="float" office:value="1140.057" calcext:value-type="float">
            <text:p>1140.057</text:p>
          </table:table-cell>
          <table:table-cell office:value-type="float" office:value="409.6118" calcext:value-type="float">
            <text:p>409.6118</text:p>
          </table:table-cell>
          <table:table-cell office:value-type="float" office:value="1820.762" calcext:value-type="float">
            <text:p>1820.762</text:p>
          </table:table-cell>
          <table:table-cell office:value-type="float" office:value="2063.232" calcext:value-type="float">
            <text:p>2063.232</text:p>
          </table:table-cell>
          <table:table-cell office:value-type="float" office:value="1655.265" calcext:value-type="float">
            <text:p>1655.265</text:p>
          </table:table-cell>
          <table:table-cell office:value-type="float" office:value="583.6084" calcext:value-type="float">
            <text:p>583.6084</text:p>
          </table:table-cell>
          <table:table-cell office:value-type="float" office:value="577.4943" calcext:value-type="float">
            <text:p>577.4943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75" calcext:value-type="float">
            <text:p>35.66975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1.5237" calcext:value-type="float">
            <text:p>-491.5237</text:p>
          </table:table-cell>
          <table:table-cell office:value-type="float" office:value="0" calcext:value-type="float">
            <text:p>0</text:p>
          </table:table-cell>
          <table:table-cell office:value-type="float" office:value="11.35918" calcext:value-type="float">
            <text:p>11.35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7" calcext:value-type="float">
            <text:p>21122007</text:p>
          </table:table-cell>
          <table:table-cell office:value-type="float" office:value="963.1682" calcext:value-type="float">
            <text:p>963.1682</text:p>
          </table:table-cell>
          <table:table-cell office:value-type="float" office:value="13372.67" calcext:value-type="float">
            <text:p>13372.67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4.4329" calcext:value-type="float">
            <text:p>-624.4329</text:p>
          </table:table-cell>
          <table:table-cell office:value-type="float" office:value="1794.541" calcext:value-type="float">
            <text:p>1794.541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35727" calcext:value-type="float">
            <text:p>93.35727</text:p>
          </table:table-cell>
          <table:table-cell office:value-type="float" office:value="672.9788" calcext:value-type="float">
            <text:p>672.9788</text:p>
          </table:table-cell>
          <table:table-cell office:value-type="float" office:value="0.1005255" calcext:value-type="float">
            <text:p>0.1005255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316" calcext:value-type="float">
            <text:p>0.06261316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6.7636" calcext:value-type="float">
            <text:p>856.7636</text:p>
          </table:table-cell>
          <table:table-cell office:value-type="float" office:value="0" calcext:value-type="float">
            <text:p>0</text:p>
          </table:table-cell>
          <table:table-cell office:value-type="float" office:value="373.7067" calcext:value-type="float">
            <text:p>373.7067</text:p>
          </table:table-cell>
          <table:table-cell office:value-type="float" office:value="1286.3" calcext:value-type="float">
            <text:p>1286.3</text:p>
          </table:table-cell>
          <table:table-cell office:value-type="float" office:value="1556.696" calcext:value-type="float">
            <text:p>1556.696</text:p>
          </table:table-cell>
          <table:table-cell office:value-type="float" office:value="1264.165" calcext:value-type="float">
            <text:p>1264.165</text:p>
          </table:table-cell>
          <table:table-cell office:value-type="float" office:value="753.6899" calcext:value-type="float">
            <text:p>753.6899</text:p>
          </table:table-cell>
          <table:table-cell office:value-type="float" office:value="1140.024" calcext:value-type="float">
            <text:p>1140.024</text:p>
          </table:table-cell>
          <table:table-cell office:value-type="float" office:value="409.6045" calcext:value-type="float">
            <text:p>409.6045</text:p>
          </table:table-cell>
          <table:table-cell office:value-type="float" office:value="1820.741" calcext:value-type="float">
            <text:p>1820.741</text:p>
          </table:table-cell>
          <table:table-cell office:value-type="float" office:value="2063.211" calcext:value-type="float">
            <text:p>2063.211</text:p>
          </table:table-cell>
          <table:table-cell office:value-type="float" office:value="1655.246" calcext:value-type="float">
            <text:p>1655.246</text:p>
          </table:table-cell>
          <table:table-cell office:value-type="float" office:value="583.6041" calcext:value-type="float">
            <text:p>583.6041</text:p>
          </table:table-cell>
          <table:table-cell office:value-type="float" office:value="577.4856" calcext:value-type="float">
            <text:p>577.4856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74" calcext:value-type="float">
            <text:p>35.66974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1.9308" calcext:value-type="float">
            <text:p>-491.9308</text:p>
          </table:table-cell>
          <table:table-cell office:value-type="float" office:value="0" calcext:value-type="float">
            <text:p>0</text:p>
          </table:table-cell>
          <table:table-cell office:value-type="float" office:value="11.32126" calcext:value-type="float">
            <text:p>11.3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7" calcext:value-type="float">
            <text:p>22122007</text:p>
          </table:table-cell>
          <table:table-cell office:value-type="float" office:value="962.7853" calcext:value-type="float">
            <text:p>962.7853</text:p>
          </table:table-cell>
          <table:table-cell office:value-type="float" office:value="13372.6" calcext:value-type="float">
            <text:p>13372.6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4.875" calcext:value-type="float">
            <text:p>-624.875</text:p>
          </table:table-cell>
          <table:table-cell office:value-type="float" office:value="1796.94" calcext:value-type="float">
            <text:p>1796.94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36335" calcext:value-type="float">
            <text:p>93.36335</text:p>
          </table:table-cell>
          <table:table-cell office:value-type="float" office:value="672.9646" calcext:value-type="float">
            <text:p>672.9646</text:p>
          </table:table-cell>
          <table:table-cell office:value-type="float" office:value="0.1009152" calcext:value-type="float">
            <text:p>0.1009152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316" calcext:value-type="float">
            <text:p>0.06261316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6.3218" calcext:value-type="float">
            <text:p>856.3218</text:p>
          </table:table-cell>
          <table:table-cell office:value-type="float" office:value="0" calcext:value-type="float">
            <text:p>0</text:p>
          </table:table-cell>
          <table:table-cell office:value-type="float" office:value="373.7014" calcext:value-type="float">
            <text:p>373.7014</text:p>
          </table:table-cell>
          <table:table-cell office:value-type="float" office:value="1286.216" calcext:value-type="float">
            <text:p>1286.216</text:p>
          </table:table-cell>
          <table:table-cell office:value-type="float" office:value="1556.589" calcext:value-type="float">
            <text:p>1556.589</text:p>
          </table:table-cell>
          <table:table-cell office:value-type="float" office:value="1264.097" calcext:value-type="float">
            <text:p>1264.097</text:p>
          </table:table-cell>
          <table:table-cell office:value-type="float" office:value="753.6255" calcext:value-type="float">
            <text:p>753.6255</text:p>
          </table:table-cell>
          <table:table-cell office:value-type="float" office:value="1139.99" calcext:value-type="float">
            <text:p>1139.99</text:p>
          </table:table-cell>
          <table:table-cell office:value-type="float" office:value="409.5974" calcext:value-type="float">
            <text:p>409.5974</text:p>
          </table:table-cell>
          <table:table-cell office:value-type="float" office:value="1820.72" calcext:value-type="float">
            <text:p>1820.72</text:p>
          </table:table-cell>
          <table:table-cell office:value-type="float" office:value="2063.19" calcext:value-type="float">
            <text:p>2063.19</text:p>
          </table:table-cell>
          <table:table-cell office:value-type="float" office:value="1655.227" calcext:value-type="float">
            <text:p>1655.227</text:p>
          </table:table-cell>
          <table:table-cell office:value-type="float" office:value="583.5999" calcext:value-type="float">
            <text:p>583.5999</text:p>
          </table:table-cell>
          <table:table-cell office:value-type="float" office:value="577.4771" calcext:value-type="float">
            <text:p>577.4771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74" calcext:value-type="float">
            <text:p>35.66974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2.3331" calcext:value-type="float">
            <text:p>-492.3331</text:p>
          </table:table-cell>
          <table:table-cell office:value-type="float" office:value="0" calcext:value-type="float">
            <text:p>0</text:p>
          </table:table-cell>
          <table:table-cell office:value-type="float" office:value="11.27426" calcext:value-type="float">
            <text:p>11.27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7" calcext:value-type="float">
            <text:p>23122007</text:p>
          </table:table-cell>
          <table:table-cell office:value-type="float" office:value="962.5005" calcext:value-type="float">
            <text:p>962.5005</text:p>
          </table:table-cell>
          <table:table-cell office:value-type="float" office:value="13372.53" calcext:value-type="float">
            <text:p>13372.53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5.2374" calcext:value-type="float">
            <text:p>-625.2374</text:p>
          </table:table-cell>
          <table:table-cell office:value-type="float" office:value="1797.894" calcext:value-type="float">
            <text:p>1797.894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34332" calcext:value-type="float">
            <text:p>93.34332</text:p>
          </table:table-cell>
          <table:table-cell office:value-type="float" office:value="672.9561" calcext:value-type="float">
            <text:p>672.9561</text:p>
          </table:table-cell>
          <table:table-cell office:value-type="float" office:value="0.1013465" calcext:value-type="float">
            <text:p>0.1013465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426" calcext:value-type="float">
            <text:p>0.06261426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5.9598" calcext:value-type="float">
            <text:p>855.9598</text:p>
          </table:table-cell>
          <table:table-cell office:value-type="float" office:value="0" calcext:value-type="float">
            <text:p>0</text:p>
          </table:table-cell>
          <table:table-cell office:value-type="float" office:value="373.707" calcext:value-type="float">
            <text:p>373.707</text:p>
          </table:table-cell>
          <table:table-cell office:value-type="float" office:value="1286.156" calcext:value-type="float">
            <text:p>1286.156</text:p>
          </table:table-cell>
          <table:table-cell office:value-type="float" office:value="1556.517" calcext:value-type="float">
            <text:p>1556.517</text:p>
          </table:table-cell>
          <table:table-cell office:value-type="float" office:value="1264.043" calcext:value-type="float">
            <text:p>1264.043</text:p>
          </table:table-cell>
          <table:table-cell office:value-type="float" office:value="753.5706" calcext:value-type="float">
            <text:p>753.5706</text:p>
          </table:table-cell>
          <table:table-cell office:value-type="float" office:value="1139.964" calcext:value-type="float">
            <text:p>1139.964</text:p>
          </table:table-cell>
          <table:table-cell office:value-type="float" office:value="409.5905" calcext:value-type="float">
            <text:p>409.5905</text:p>
          </table:table-cell>
          <table:table-cell office:value-type="float" office:value="1820.699" calcext:value-type="float">
            <text:p>1820.699</text:p>
          </table:table-cell>
          <table:table-cell office:value-type="float" office:value="2063.169" calcext:value-type="float">
            <text:p>2063.169</text:p>
          </table:table-cell>
          <table:table-cell office:value-type="float" office:value="1655.208" calcext:value-type="float">
            <text:p>1655.208</text:p>
          </table:table-cell>
          <table:table-cell office:value-type="float" office:value="583.5958" calcext:value-type="float">
            <text:p>583.5958</text:p>
          </table:table-cell>
          <table:table-cell office:value-type="float" office:value="577.4688" calcext:value-type="float">
            <text:p>577.4688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74" calcext:value-type="float">
            <text:p>35.66974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2.633" calcext:value-type="float">
            <text:p>-492.633</text:p>
          </table:table-cell>
          <table:table-cell office:value-type="float" office:value="0" calcext:value-type="float">
            <text:p>0</text:p>
          </table:table-cell>
          <table:table-cell office:value-type="float" office:value="11.2129" calcext:value-type="float">
            <text:p>11.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7" calcext:value-type="float">
            <text:p>24122007</text:p>
          </table:table-cell>
          <table:table-cell office:value-type="float" office:value="962.2762" calcext:value-type="float">
            <text:p>962.2762</text:p>
          </table:table-cell>
          <table:table-cell office:value-type="float" office:value="13372.48" calcext:value-type="float">
            <text:p>13372.48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5.538" calcext:value-type="float">
            <text:p>-625.538</text:p>
          </table:table-cell>
          <table:table-cell office:value-type="float" office:value="1799.947" calcext:value-type="float">
            <text:p>1799.947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31406" calcext:value-type="float">
            <text:p>93.31406</text:p>
          </table:table-cell>
          <table:table-cell office:value-type="float" office:value="672.9533" calcext:value-type="float">
            <text:p>672.9533</text:p>
          </table:table-cell>
          <table:table-cell office:value-type="float" office:value="0.1017601" calcext:value-type="float">
            <text:p>0.1017601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483" calcext:value-type="float">
            <text:p>0.06261483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5.6597" calcext:value-type="float">
            <text:p>855.6597</text:p>
          </table:table-cell>
          <table:table-cell office:value-type="float" office:value="0" calcext:value-type="float">
            <text:p>0</text:p>
          </table:table-cell>
          <table:table-cell office:value-type="float" office:value="373.717" calcext:value-type="float">
            <text:p>373.717</text:p>
          </table:table-cell>
          <table:table-cell office:value-type="float" office:value="1286.114" calcext:value-type="float">
            <text:p>1286.114</text:p>
          </table:table-cell>
          <table:table-cell office:value-type="float" office:value="1556.462" calcext:value-type="float">
            <text:p>1556.462</text:p>
          </table:table-cell>
          <table:table-cell office:value-type="float" office:value="1264.002" calcext:value-type="float">
            <text:p>1264.002</text:p>
          </table:table-cell>
          <table:table-cell office:value-type="float" office:value="753.5236" calcext:value-type="float">
            <text:p>753.5236</text:p>
          </table:table-cell>
          <table:table-cell office:value-type="float" office:value="1139.942" calcext:value-type="float">
            <text:p>1139.942</text:p>
          </table:table-cell>
          <table:table-cell office:value-type="float" office:value="409.5844" calcext:value-type="float">
            <text:p>409.5844</text:p>
          </table:table-cell>
          <table:table-cell office:value-type="float" office:value="1820.679" calcext:value-type="float">
            <text:p>1820.679</text:p>
          </table:table-cell>
          <table:table-cell office:value-type="float" office:value="2063.148" calcext:value-type="float">
            <text:p>2063.148</text:p>
          </table:table-cell>
          <table:table-cell office:value-type="float" office:value="1655.19" calcext:value-type="float">
            <text:p>1655.19</text:p>
          </table:table-cell>
          <table:table-cell office:value-type="float" office:value="583.5916" calcext:value-type="float">
            <text:p>583.5916</text:p>
          </table:table-cell>
          <table:table-cell office:value-type="float" office:value="577.4605" calcext:value-type="float">
            <text:p>577.4605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73" calcext:value-type="float">
            <text:p>35.66973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2.8719" calcext:value-type="float">
            <text:p>-492.8719</text:p>
          </table:table-cell>
          <table:table-cell office:value-type="float" office:value="0" calcext:value-type="float">
            <text:p>0</text:p>
          </table:table-cell>
          <table:table-cell office:value-type="float" office:value="11.15287" calcext:value-type="float">
            <text:p>11.15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7" calcext:value-type="float">
            <text:p>25122007</text:p>
          </table:table-cell>
          <table:table-cell office:value-type="float" office:value="962.0852" calcext:value-type="float">
            <text:p>962.0852</text:p>
          </table:table-cell>
          <table:table-cell office:value-type="float" office:value="13372.44" calcext:value-type="float">
            <text:p>13372.44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5.7993" calcext:value-type="float">
            <text:p>-625.7993</text:p>
          </table:table-cell>
          <table:table-cell office:value-type="float" office:value="1800.745" calcext:value-type="float">
            <text:p>1800.745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27885" calcext:value-type="float">
            <text:p>93.27885</text:p>
          </table:table-cell>
          <table:table-cell office:value-type="float" office:value="672.9512" calcext:value-type="float">
            <text:p>672.9512</text:p>
          </table:table-cell>
          <table:table-cell office:value-type="float" office:value="0.1021687" calcext:value-type="float">
            <text:p>0.1021687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489" calcext:value-type="float">
            <text:p>0.06261489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5.3989" calcext:value-type="float">
            <text:p>855.3989</text:p>
          </table:table-cell>
          <table:table-cell office:value-type="float" office:value="0" calcext:value-type="float">
            <text:p>0</text:p>
          </table:table-cell>
          <table:table-cell office:value-type="float" office:value="373.7279" calcext:value-type="float">
            <text:p>373.7279</text:p>
          </table:table-cell>
          <table:table-cell office:value-type="float" office:value="1286.082" calcext:value-type="float">
            <text:p>1286.082</text:p>
          </table:table-cell>
          <table:table-cell office:value-type="float" office:value="1556.414" calcext:value-type="float">
            <text:p>1556.414</text:p>
          </table:table-cell>
          <table:table-cell office:value-type="float" office:value="1263.96" calcext:value-type="float">
            <text:p>1263.96</text:p>
          </table:table-cell>
          <table:table-cell office:value-type="float" office:value="753.4911" calcext:value-type="float">
            <text:p>753.4911</text:p>
          </table:table-cell>
          <table:table-cell office:value-type="float" office:value="1139.924" calcext:value-type="float">
            <text:p>1139.924</text:p>
          </table:table-cell>
          <table:table-cell office:value-type="float" office:value="409.5789" calcext:value-type="float">
            <text:p>409.5789</text:p>
          </table:table-cell>
          <table:table-cell office:value-type="float" office:value="1820.668" calcext:value-type="float">
            <text:p>1820.668</text:p>
          </table:table-cell>
          <table:table-cell office:value-type="float" office:value="2063.128" calcext:value-type="float">
            <text:p>2063.128</text:p>
          </table:table-cell>
          <table:table-cell office:value-type="float" office:value="1655.171" calcext:value-type="float">
            <text:p>1655.171</text:p>
          </table:table-cell>
          <table:table-cell office:value-type="float" office:value="583.5876" calcext:value-type="float">
            <text:p>583.5876</text:p>
          </table:table-cell>
          <table:table-cell office:value-type="float" office:value="577.4524" calcext:value-type="float">
            <text:p>577.4524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74" calcext:value-type="float">
            <text:p>35.66974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3.0787" calcext:value-type="float">
            <text:p>-493.0787</text:p>
          </table:table-cell>
          <table:table-cell office:value-type="float" office:value="0" calcext:value-type="float">
            <text:p>0</text:p>
          </table:table-cell>
          <table:table-cell office:value-type="float" office:value="11.09688" calcext:value-type="float">
            <text:p>11.09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7" calcext:value-type="float">
            <text:p>26122007</text:p>
          </table:table-cell>
          <table:table-cell office:value-type="float" office:value="961.9085" calcext:value-type="float">
            <text:p>961.9085</text:p>
          </table:table-cell>
          <table:table-cell office:value-type="float" office:value="13372.4" calcext:value-type="float">
            <text:p>13372.4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6.039" calcext:value-type="float">
            <text:p>-626.039</text:p>
          </table:table-cell>
          <table:table-cell office:value-type="float" office:value="1800.394" calcext:value-type="float">
            <text:p>1800.394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23963" calcext:value-type="float">
            <text:p>93.23963</text:p>
          </table:table-cell>
          <table:table-cell office:value-type="float" office:value="672.9479" calcext:value-type="float">
            <text:p>672.9479</text:p>
          </table:table-cell>
          <table:table-cell office:value-type="float" office:value="0.102585" calcext:value-type="float">
            <text:p>0.102585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492" calcext:value-type="float">
            <text:p>0.06261492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5.1595" calcext:value-type="float">
            <text:p>855.1595</text:p>
          </table:table-cell>
          <table:table-cell office:value-type="float" office:value="0" calcext:value-type="float">
            <text:p>0</text:p>
          </table:table-cell>
          <table:table-cell office:value-type="float" office:value="373.7371" calcext:value-type="float">
            <text:p>373.7371</text:p>
          </table:table-cell>
          <table:table-cell office:value-type="float" office:value="1286.056" calcext:value-type="float">
            <text:p>1286.056</text:p>
          </table:table-cell>
          <table:table-cell office:value-type="float" office:value="1556.365" calcext:value-type="float">
            <text:p>1556.365</text:p>
          </table:table-cell>
          <table:table-cell office:value-type="float" office:value="1263.921" calcext:value-type="float">
            <text:p>1263.921</text:p>
          </table:table-cell>
          <table:table-cell office:value-type="float" office:value="753.4626" calcext:value-type="float">
            <text:p>753.4626</text:p>
          </table:table-cell>
          <table:table-cell office:value-type="float" office:value="1139.907" calcext:value-type="float">
            <text:p>1139.907</text:p>
          </table:table-cell>
          <table:table-cell office:value-type="float" office:value="409.5738" calcext:value-type="float">
            <text:p>409.5738</text:p>
          </table:table-cell>
          <table:table-cell office:value-type="float" office:value="1820.66" calcext:value-type="float">
            <text:p>1820.66</text:p>
          </table:table-cell>
          <table:table-cell office:value-type="float" office:value="2063.108" calcext:value-type="float">
            <text:p>2063.108</text:p>
          </table:table-cell>
          <table:table-cell office:value-type="float" office:value="1655.153" calcext:value-type="float">
            <text:p>1655.153</text:p>
          </table:table-cell>
          <table:table-cell office:value-type="float" office:value="583.5835" calcext:value-type="float">
            <text:p>583.5835</text:p>
          </table:table-cell>
          <table:table-cell office:value-type="float" office:value="577.4443" calcext:value-type="float">
            <text:p>577.4443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74" calcext:value-type="float">
            <text:p>35.66974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3.2731" calcext:value-type="float">
            <text:p>-493.2731</text:p>
          </table:table-cell>
          <table:table-cell office:value-type="float" office:value="0" calcext:value-type="float">
            <text:p>0</text:p>
          </table:table-cell>
          <table:table-cell office:value-type="float" office:value="11.04825" calcext:value-type="float">
            <text:p>11.0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7" calcext:value-type="float">
            <text:p>27122007</text:p>
          </table:table-cell>
          <table:table-cell office:value-type="float" office:value="961.736" calcext:value-type="float">
            <text:p>961.736</text:p>
          </table:table-cell>
          <table:table-cell office:value-type="float" office:value="13372.36" calcext:value-type="float">
            <text:p>13372.36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6.2736" calcext:value-type="float">
            <text:p>-626.2736</text:p>
          </table:table-cell>
          <table:table-cell office:value-type="float" office:value="1801.841" calcext:value-type="float">
            <text:p>1801.841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19778" calcext:value-type="float">
            <text:p>93.19778</text:p>
          </table:table-cell>
          <table:table-cell office:value-type="float" office:value="672.9457" calcext:value-type="float">
            <text:p>672.9457</text:p>
          </table:table-cell>
          <table:table-cell office:value-type="float" office:value="0.1030084" calcext:value-type="float">
            <text:p>0.1030084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493" calcext:value-type="float">
            <text:p>0.06261493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4.9254" calcext:value-type="float">
            <text:p>854.9254</text:p>
          </table:table-cell>
          <table:table-cell office:value-type="float" office:value="0" calcext:value-type="float">
            <text:p>0</text:p>
          </table:table-cell>
          <table:table-cell office:value-type="float" office:value="373.745" calcext:value-type="float">
            <text:p>373.745</text:p>
          </table:table-cell>
          <table:table-cell office:value-type="float" office:value="1286.032" calcext:value-type="float">
            <text:p>1286.032</text:p>
          </table:table-cell>
          <table:table-cell office:value-type="float" office:value="1556.319" calcext:value-type="float">
            <text:p>1556.319</text:p>
          </table:table-cell>
          <table:table-cell office:value-type="float" office:value="1263.881" calcext:value-type="float">
            <text:p>1263.881</text:p>
          </table:table-cell>
          <table:table-cell office:value-type="float" office:value="753.4353" calcext:value-type="float">
            <text:p>753.4353</text:p>
          </table:table-cell>
          <table:table-cell office:value-type="float" office:value="1139.891" calcext:value-type="float">
            <text:p>1139.891</text:p>
          </table:table-cell>
          <table:table-cell office:value-type="float" office:value="409.5689" calcext:value-type="float">
            <text:p>409.5689</text:p>
          </table:table-cell>
          <table:table-cell office:value-type="float" office:value="1820.653" calcext:value-type="float">
            <text:p>1820.653</text:p>
          </table:table-cell>
          <table:table-cell office:value-type="float" office:value="2063.088" calcext:value-type="float">
            <text:p>2063.088</text:p>
          </table:table-cell>
          <table:table-cell office:value-type="float" office:value="1655.135" calcext:value-type="float">
            <text:p>1655.135</text:p>
          </table:table-cell>
          <table:table-cell office:value-type="float" office:value="583.5796" calcext:value-type="float">
            <text:p>583.5796</text:p>
          </table:table-cell>
          <table:table-cell office:value-type="float" office:value="577.4364" calcext:value-type="float">
            <text:p>577.4364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73" calcext:value-type="float">
            <text:p>35.66973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3.4598" calcext:value-type="float">
            <text:p>-493.4598</text:p>
          </table:table-cell>
          <table:table-cell office:value-type="float" office:value="0" calcext:value-type="float">
            <text:p>0</text:p>
          </table:table-cell>
          <table:table-cell office:value-type="float" office:value="10.99984" calcext:value-type="float">
            <text:p>10.9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7" calcext:value-type="float">
            <text:p>28122007</text:p>
          </table:table-cell>
          <table:table-cell office:value-type="float" office:value="961.5819" calcext:value-type="float">
            <text:p>961.5819</text:p>
          </table:table-cell>
          <table:table-cell office:value-type="float" office:value="13372.32" calcext:value-type="float">
            <text:p>13372.32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6.499" calcext:value-type="float">
            <text:p>-626.499</text:p>
          </table:table-cell>
          <table:table-cell office:value-type="float" office:value="1802.859" calcext:value-type="float">
            <text:p>1802.859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15735" calcext:value-type="float">
            <text:p>93.15735</text:p>
          </table:table-cell>
          <table:table-cell office:value-type="float" office:value="672.9453" calcext:value-type="float">
            <text:p>672.9453</text:p>
          </table:table-cell>
          <table:table-cell office:value-type="float" office:value="0.1034084" calcext:value-type="float">
            <text:p>0.1034084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501" calcext:value-type="float">
            <text:p>0.06261501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4.7004" calcext:value-type="float">
            <text:p>854.7004</text:p>
          </table:table-cell>
          <table:table-cell office:value-type="float" office:value="0" calcext:value-type="float">
            <text:p>0</text:p>
          </table:table-cell>
          <table:table-cell office:value-type="float" office:value="373.7538" calcext:value-type="float">
            <text:p>373.7538</text:p>
          </table:table-cell>
          <table:table-cell office:value-type="float" office:value="1286.012" calcext:value-type="float">
            <text:p>1286.012</text:p>
          </table:table-cell>
          <table:table-cell office:value-type="float" office:value="1556.276" calcext:value-type="float">
            <text:p>1556.276</text:p>
          </table:table-cell>
          <table:table-cell office:value-type="float" office:value="1263.844" calcext:value-type="float">
            <text:p>1263.844</text:p>
          </table:table-cell>
          <table:table-cell office:value-type="float" office:value="753.4086" calcext:value-type="float">
            <text:p>753.4086</text:p>
          </table:table-cell>
          <table:table-cell office:value-type="float" office:value="1139.876" calcext:value-type="float">
            <text:p>1139.876</text:p>
          </table:table-cell>
          <table:table-cell office:value-type="float" office:value="409.5643" calcext:value-type="float">
            <text:p>409.5643</text:p>
          </table:table-cell>
          <table:table-cell office:value-type="float" office:value="1820.646" calcext:value-type="float">
            <text:p>1820.646</text:p>
          </table:table-cell>
          <table:table-cell office:value-type="float" office:value="2063.068" calcext:value-type="float">
            <text:p>2063.068</text:p>
          </table:table-cell>
          <table:table-cell office:value-type="float" office:value="1655.116" calcext:value-type="float">
            <text:p>1655.116</text:p>
          </table:table-cell>
          <table:table-cell office:value-type="float" office:value="583.5757" calcext:value-type="float">
            <text:p>583.5757</text:p>
          </table:table-cell>
          <table:table-cell office:value-type="float" office:value="577.4286" calcext:value-type="float">
            <text:p>577.4286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973" calcext:value-type="float">
            <text:p>35.66973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3.6291" calcext:value-type="float">
            <text:p>-493.6291</text:p>
          </table:table-cell>
          <table:table-cell office:value-type="float" office:value="0" calcext:value-type="float">
            <text:p>0</text:p>
          </table:table-cell>
          <table:table-cell office:value-type="float" office:value="10.9422" calcext:value-type="float">
            <text:p>10.9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7" calcext:value-type="float">
            <text:p>29122007</text:p>
          </table:table-cell>
          <table:table-cell office:value-type="float" office:value="961.4369" calcext:value-type="float">
            <text:p>961.4369</text:p>
          </table:table-cell>
          <table:table-cell office:value-type="float" office:value="13372.28" calcext:value-type="float">
            <text:p>13372.28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6.7121" calcext:value-type="float">
            <text:p>-626.7121</text:p>
          </table:table-cell>
          <table:table-cell office:value-type="float" office:value="1803.519" calcext:value-type="float">
            <text:p>1803.519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11764" calcext:value-type="float">
            <text:p>93.11764</text:p>
          </table:table-cell>
          <table:table-cell office:value-type="float" office:value="672.9437" calcext:value-type="float">
            <text:p>672.9437</text:p>
          </table:table-cell>
          <table:table-cell office:value-type="float" office:value="0.1037899" calcext:value-type="float">
            <text:p>0.1037899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501" calcext:value-type="float">
            <text:p>0.06261501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4.4876" calcext:value-type="float">
            <text:p>854.4876</text:p>
          </table:table-cell>
          <table:table-cell office:value-type="float" office:value="0" calcext:value-type="float">
            <text:p>0</text:p>
          </table:table-cell>
          <table:table-cell office:value-type="float" office:value="373.7627" calcext:value-type="float">
            <text:p>373.7627</text:p>
          </table:table-cell>
          <table:table-cell office:value-type="float" office:value="1285.995" calcext:value-type="float">
            <text:p>1285.995</text:p>
          </table:table-cell>
          <table:table-cell office:value-type="float" office:value="1556.234" calcext:value-type="float">
            <text:p>1556.234</text:p>
          </table:table-cell>
          <table:table-cell office:value-type="float" office:value="1263.807" calcext:value-type="float">
            <text:p>1263.807</text:p>
          </table:table-cell>
          <table:table-cell office:value-type="float" office:value="753.3839" calcext:value-type="float">
            <text:p>753.3839</text:p>
          </table:table-cell>
          <table:table-cell office:value-type="float" office:value="1139.862" calcext:value-type="float">
            <text:p>1139.862</text:p>
          </table:table-cell>
          <table:table-cell office:value-type="float" office:value="409.5599" calcext:value-type="float">
            <text:p>409.5599</text:p>
          </table:table-cell>
          <table:table-cell office:value-type="float" office:value="1820.639" calcext:value-type="float">
            <text:p>1820.639</text:p>
          </table:table-cell>
          <table:table-cell office:value-type="float" office:value="2063.049" calcext:value-type="float">
            <text:p>2063.049</text:p>
          </table:table-cell>
          <table:table-cell office:value-type="float" office:value="1655.098" calcext:value-type="float">
            <text:p>1655.098</text:p>
          </table:table-cell>
          <table:table-cell office:value-type="float" office:value="583.5718" calcext:value-type="float">
            <text:p>583.5718</text:p>
          </table:table-cell>
          <table:table-cell office:value-type="float" office:value="577.4208" calcext:value-type="float">
            <text:p>577.4208</text:p>
          </table:table-cell>
          <table:table-cell office:value-type="float" office:value="142.7169" calcext:value-type="float">
            <text:p>142.7169</text:p>
          </table:table-cell>
          <table:table-cell office:value-type="float" office:value="35.66973" calcext:value-type="float">
            <text:p>35.66973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3.7861" calcext:value-type="float">
            <text:p>-493.7861</text:p>
          </table:table-cell>
          <table:table-cell office:value-type="float" office:value="0" calcext:value-type="float">
            <text:p>0</text:p>
          </table:table-cell>
          <table:table-cell office:value-type="float" office:value="10.88562" calcext:value-type="float">
            <text:p>10.88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7" calcext:value-type="float">
            <text:p>30122007</text:p>
          </table:table-cell>
          <table:table-cell office:value-type="float" office:value="961.3012" calcext:value-type="float">
            <text:p>961.3012</text:p>
          </table:table-cell>
          <table:table-cell office:value-type="float" office:value="13372.24" calcext:value-type="float">
            <text:p>13372.24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6.9154" calcext:value-type="float">
            <text:p>-626.9154</text:p>
          </table:table-cell>
          <table:table-cell office:value-type="float" office:value="1804.101" calcext:value-type="float">
            <text:p>1804.101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07611" calcext:value-type="float">
            <text:p>93.07611</text:p>
          </table:table-cell>
          <table:table-cell office:value-type="float" office:value="672.9438" calcext:value-type="float">
            <text:p>672.9438</text:p>
          </table:table-cell>
          <table:table-cell office:value-type="float" office:value="0.104165" calcext:value-type="float">
            <text:p>0.104165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501" calcext:value-type="float">
            <text:p>0.06261501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4.2847" calcext:value-type="float">
            <text:p>854.2847</text:p>
          </table:table-cell>
          <table:table-cell office:value-type="float" office:value="0" calcext:value-type="float">
            <text:p>0</text:p>
          </table:table-cell>
          <table:table-cell office:value-type="float" office:value="373.7715" calcext:value-type="float">
            <text:p>373.7715</text:p>
          </table:table-cell>
          <table:table-cell office:value-type="float" office:value="1285.98" calcext:value-type="float">
            <text:p>1285.98</text:p>
          </table:table-cell>
          <table:table-cell office:value-type="float" office:value="1556.193" calcext:value-type="float">
            <text:p>1556.193</text:p>
          </table:table-cell>
          <table:table-cell office:value-type="float" office:value="1263.775" calcext:value-type="float">
            <text:p>1263.775</text:p>
          </table:table-cell>
          <table:table-cell office:value-type="float" office:value="753.3604" calcext:value-type="float">
            <text:p>753.3604</text:p>
          </table:table-cell>
          <table:table-cell office:value-type="float" office:value="1139.849" calcext:value-type="float">
            <text:p>1139.849</text:p>
          </table:table-cell>
          <table:table-cell office:value-type="float" office:value="409.5556" calcext:value-type="float">
            <text:p>409.5556</text:p>
          </table:table-cell>
          <table:table-cell office:value-type="float" office:value="1820.632" calcext:value-type="float">
            <text:p>1820.632</text:p>
          </table:table-cell>
          <table:table-cell office:value-type="float" office:value="2063.031" calcext:value-type="float">
            <text:p>2063.031</text:p>
          </table:table-cell>
          <table:table-cell office:value-type="float" office:value="1655.08" calcext:value-type="float">
            <text:p>1655.08</text:p>
          </table:table-cell>
          <table:table-cell office:value-type="float" office:value="583.5681" calcext:value-type="float">
            <text:p>583.5681</text:p>
          </table:table-cell>
          <table:table-cell office:value-type="float" office:value="577.4133" calcext:value-type="float">
            <text:p>577.4133</text:p>
          </table:table-cell>
          <table:table-cell office:value-type="float" office:value="142.7169" calcext:value-type="float">
            <text:p>142.7169</text:p>
          </table:table-cell>
          <table:table-cell office:value-type="float" office:value="35.66974" calcext:value-type="float">
            <text:p>35.66974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3.9348" calcext:value-type="float">
            <text:p>-493.9348</text:p>
          </table:table-cell>
          <table:table-cell office:value-type="float" office:value="0" calcext:value-type="float">
            <text:p>0</text:p>
          </table:table-cell>
          <table:table-cell office:value-type="float" office:value="10.83091" calcext:value-type="float">
            <text:p>10.8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7" calcext:value-type="float">
            <text:p>31122007</text:p>
          </table:table-cell>
          <table:table-cell office:value-type="float" office:value="961.1718" calcext:value-type="float">
            <text:p>961.1718</text:p>
          </table:table-cell>
          <table:table-cell office:value-type="float" office:value="13372.2" calcext:value-type="float">
            <text:p>13372.2</text:p>
          </table:table-cell>
          <table:table-cell office:value-type="float" office:value="0" calcext:value-type="float">
            <text:p>0</text:p>
          </table:table-cell>
          <table:table-cell office:value-type="float" office:value="847.4999" calcext:value-type="float">
            <text:p>847.4999</text:p>
          </table:table-cell>
          <table:table-cell office:value-type="float" office:value="-627.1113" calcext:value-type="float">
            <text:p>-627.1113</text:p>
          </table:table-cell>
          <table:table-cell office:value-type="float" office:value="1805.025" calcext:value-type="float">
            <text:p>1805.025</text:p>
          </table:table-cell>
          <table:table-cell office:value-type="float" office:value="-138.4833" calcext:value-type="float">
            <text:p>-138.4833</text:p>
          </table:table-cell>
          <table:table-cell office:value-type="float" office:value="93.03273" calcext:value-type="float">
            <text:p>93.03273</text:p>
          </table:table-cell>
          <table:table-cell office:value-type="float" office:value="672.9417" calcext:value-type="float">
            <text:p>672.9417</text:p>
          </table:table-cell>
          <table:table-cell office:value-type="float" office:value="0.1045458" calcext:value-type="float">
            <text:p>0.1045458</text:p>
          </table:table-cell>
          <table:table-cell office:value-type="float" office:value="1.446066" calcext:value-type="float">
            <text:p>1.446066</text:p>
          </table:table-cell>
          <table:table-cell office:value-type="float" office:value="0.06261501" calcext:value-type="float">
            <text:p>0.06261501</text:p>
          </table:table-cell>
          <table:table-cell office:value-type="float" office:value="0.00660248" calcext:value-type="float">
            <text:p>0.00660248</text:p>
          </table:table-cell>
          <table:table-cell office:value-type="float" office:value="0.5982445" calcext:value-type="float">
            <text:p>0.5982445</text:p>
          </table:table-cell>
          <table:table-cell office:value-type="float" office:value="370" calcext:value-type="float">
            <text:p>370</text:p>
          </table:table-cell>
          <table:table-cell office:value-type="float" office:value="854.0892" calcext:value-type="float">
            <text:p>854.0892</text:p>
          </table:table-cell>
          <table:table-cell office:value-type="float" office:value="0" calcext:value-type="float">
            <text:p>0</text:p>
          </table:table-cell>
          <table:table-cell office:value-type="float" office:value="373.7805" calcext:value-type="float">
            <text:p>373.7805</text:p>
          </table:table-cell>
          <table:table-cell office:value-type="float" office:value="1285.965" calcext:value-type="float">
            <text:p>1285.965</text:p>
          </table:table-cell>
          <table:table-cell office:value-type="float" office:value="1556.154" calcext:value-type="float">
            <text:p>1556.154</text:p>
          </table:table-cell>
          <table:table-cell office:value-type="float" office:value="1263.744" calcext:value-type="float">
            <text:p>1263.744</text:p>
          </table:table-cell>
          <table:table-cell office:value-type="float" office:value="753.3384" calcext:value-type="float">
            <text:p>753.3384</text:p>
          </table:table-cell>
          <table:table-cell office:value-type="float" office:value="1139.838" calcext:value-type="float">
            <text:p>1139.838</text:p>
          </table:table-cell>
          <table:table-cell office:value-type="float" office:value="409.5514" calcext:value-type="float">
            <text:p>409.5514</text:p>
          </table:table-cell>
          <table:table-cell office:value-type="float" office:value="1820.626" calcext:value-type="float">
            <text:p>1820.626</text:p>
          </table:table-cell>
          <table:table-cell office:value-type="float" office:value="2063.012" calcext:value-type="float">
            <text:p>2063.012</text:p>
          </table:table-cell>
          <table:table-cell office:value-type="float" office:value="1655.063" calcext:value-type="float">
            <text:p>1655.063</text:p>
          </table:table-cell>
          <table:table-cell office:value-type="float" office:value="583.5644" calcext:value-type="float">
            <text:p>583.5644</text:p>
          </table:table-cell>
          <table:table-cell office:value-type="float" office:value="577.4058" calcext:value-type="float">
            <text:p>577.4058</text:p>
          </table:table-cell>
          <table:table-cell office:value-type="float" office:value="142.7169" calcext:value-type="float">
            <text:p>142.7169</text:p>
          </table:table-cell>
          <table:table-cell office:value-type="float" office:value="35.66974" calcext:value-type="float">
            <text:p>35.66974</text:p>
          </table:table-cell>
          <table:table-cell office:value-type="float" office:value="0" calcext:value-type="float">
            <text:p>0</text:p>
          </table:table-cell>
          <table:table-cell office:value-type="float" office:value="-0.03928555" calcext:value-type="float">
            <text:p>-0.03928555</text:p>
          </table:table-cell>
          <table:table-cell office:value-type="float" office:value="498.1134" calcext:value-type="float">
            <text:p>498.1134</text:p>
          </table:table-cell>
          <table:table-cell office:value-type="float" office:value="0" calcext:value-type="float">
            <text:p>0</text:p>
          </table:table-cell>
          <table:table-cell office:value-type="float" office:value="2247.002" calcext:value-type="float">
            <text:p>2247.002</text:p>
          </table:table-cell>
          <table:table-cell office:value-type="float" office:value="-901.8275" calcext:value-type="float">
            <text:p>-901.8275</text:p>
          </table:table-cell>
          <table:table-cell office:value-type="float" office:value="1345.175" calcext:value-type="float">
            <text:p>1345.175</text:p>
          </table:table-cell>
          <table:table-cell office:value-type="float" office:value="-494.078" calcext:value-type="float">
            <text:p>-494.078</text:p>
          </table:table-cell>
          <table:table-cell office:value-type="float" office:value="0" calcext:value-type="float">
            <text:p>0</text:p>
          </table:table-cell>
          <table:table-cell office:value-type="float" office:value="10.77443" calcext:value-type="float">
            <text:p>10.7744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41:17.796148600</dc:date>
    <meta:editing-duration>PT7S</meta:editing-duration>
    <meta:editing-cycles>1</meta:editing-cycles>
    <meta:document-statistic meta:table-count="1" meta:cell-count="16104" meta:object-count="0"/>
    <meta:generator>LibreOffice/6.4.7.2$Linux_X86_64 LibreOffice_project/40$Build-2</meta:generator>
  </office:meta>
</office:document-meta>
</file>